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Exo 2 ExtraLight" svg:font-family="'Exo 2 ExtraLight'" style:font-pitch="variable"/>
    <style:font-face style:name="Exo 2 ExtraLight1" svg:font-family="'Exo 2 ExtraLight'" style:font-adornments="ExtraLight" style:font-pitch="variable"/>
    <style:font-face style:name="FreeSans" svg:font-family="FreeSans" style:font-family-generic="system" style:font-pitch="variable"/>
    <style:font-face style:name="Inconsolata Condensed ExtraLight" svg:font-family="'Inconsolata Condensed ExtraLight'" style:font-adornments="Condensed ExtraLight" style:font-pitch="fixed"/>
    <style:font-face style:name="Inconsolata Condensed ExtraLight1" svg:font-family="'Inconsolata Condensed ExtraLight'" style:font-pitch="variable"/>
    <style:font-face style:name="Inconsolata Condensed ExtraLight2" svg:font-family="'Inconsolata Condensed ExtraLight'" style:font-pitch="fixed"/>
    <style:font-face style:name="Inconsolata Expanded ExtraLight" svg:font-family="'Inconsolata Expanded ExtraLight'" style:font-pitch="variable"/>
    <style:font-face style:name="Inconsolata Expanded ExtraLight1" svg:font-family="'Inconsolata Expanded ExtraLight'" style:font-pitch="fixed"/>
    <style:font-face style:name="Inconsolata Expanded ExtraLight2" svg:font-family="'Inconsolata Expanded ExtraLight'" style:font-adornments="Expanded Extra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  <style:font-face style:name="Source Code Pro ExtraLight" svg:font-family="'Source Code Pro ExtraLight'" style:font-pitch="variable"/>
    <style:font-face style:name="Source Code Pro ExtraLight1" svg:font-family="'Source Code Pro ExtraLight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19cm" svg:height="0.019cm" svg:x="0.7cm" svg:y="0.8cm" svg:viewBox="0 0 20 20" svg:d="M10 20c14 0 14-20 0-20-13 0-13 20 0 20z">
          <text:p/>
        </draw:path>
        <draw:path draw:style-name="gr1" draw:text-style-name="P1" draw:layer="layout" svg:width="0.019cm" svg:height="0.019cm" svg:x="1.2cm" svg:y="0.8cm" svg:viewBox="0 0 20 20" svg:d="M10 20c14 0 14-20 0-20-13 0-13 20 0 20z">
          <text:p/>
        </draw:path>
        <draw:path draw:style-name="gr1" draw:text-style-name="P1" draw:layer="layout" svg:width="0.019cm" svg:height="0.019cm" svg:x="1.7cm" svg:y="0.8cm" svg:viewBox="0 0 20 20" svg:d="M10 20c14 0 14-20 0-20-13 0-13 20 0 20z">
          <text:p/>
        </draw:path>
        <draw:path draw:style-name="gr1" draw:text-style-name="P1" draw:layer="layout" svg:width="0.019cm" svg:height="0.019cm" svg:x="2.2cm" svg:y="0.8cm" svg:viewBox="0 0 20 20" svg:d="M10 20c14 0 14-20 0-20-13 0-13 20 0 20z">
          <text:p/>
        </draw:path>
        <draw:path draw:style-name="gr1" draw:text-style-name="P1" draw:layer="layout" svg:width="0.019cm" svg:height="0.019cm" svg:x="2.7cm" svg:y="0.8cm" svg:viewBox="0 0 20 20" svg:d="M10 20c14 0 14-20 0-20-13 0-13 20 0 20z">
          <text:p/>
        </draw:path>
        <draw:path draw:style-name="gr1" draw:text-style-name="P1" draw:layer="layout" svg:width="0.019cm" svg:height="0.019cm" svg:x="3.2cm" svg:y="0.8cm" svg:viewBox="0 0 20 20" svg:d="M10 20c14 0 14-20 0-20-13 0-13 20 0 20z">
          <text:p/>
        </draw:path>
        <draw:path draw:style-name="gr1" draw:text-style-name="P1" draw:layer="layout" svg:width="0.019cm" svg:height="0.019cm" svg:x="3.7cm" svg:y="0.8cm" svg:viewBox="0 0 20 20" svg:d="M10 20c14 0 14-20 0-20-13 0-13 20 0 20z">
          <text:p/>
        </draw:path>
        <draw:path draw:style-name="gr1" draw:text-style-name="P1" draw:layer="layout" svg:width="0.019cm" svg:height="0.019cm" svg:x="4.2cm" svg:y="0.8cm" svg:viewBox="0 0 20 20" svg:d="M10 20c14 0 14-20 0-20-13 0-13 20 0 20z">
          <text:p/>
        </draw:path>
        <draw:path draw:style-name="gr1" draw:text-style-name="P1" draw:layer="layout" svg:width="0.019cm" svg:height="0.019cm" svg:x="4.7cm" svg:y="0.8cm" svg:viewBox="0 0 20 20" svg:d="M10 20c14 0 14-20 0-20-13 0-13 20 0 20z">
          <text:p/>
        </draw:path>
        <draw:path draw:style-name="gr1" draw:text-style-name="P1" draw:layer="layout" svg:width="0.019cm" svg:height="0.019cm" svg:x="5.2cm" svg:y="0.8cm" svg:viewBox="0 0 20 20" svg:d="M10 20c14 0 14-20 0-20-13 0-13 20 0 20z">
          <text:p/>
        </draw:path>
        <draw:path draw:style-name="gr1" draw:text-style-name="P1" draw:layer="layout" svg:width="0.019cm" svg:height="0.019cm" svg:x="5.7cm" svg:y="0.8cm" svg:viewBox="0 0 20 20" svg:d="M10 20c14 0 14-20 0-20-13 0-13 20 0 20z">
          <text:p/>
        </draw:path>
        <draw:path draw:style-name="gr1" draw:text-style-name="P1" draw:layer="layout" svg:width="0.019cm" svg:height="0.019cm" svg:x="6.2cm" svg:y="0.8cm" svg:viewBox="0 0 20 20" svg:d="M10 20c14 0 14-20 0-20-13 0-13 20 0 20z">
          <text:p/>
        </draw:path>
        <draw:path draw:style-name="gr1" draw:text-style-name="P1" draw:layer="layout" svg:width="0.019cm" svg:height="0.019cm" svg:x="6.7cm" svg:y="0.8cm" svg:viewBox="0 0 20 20" svg:d="M10 20c14 0 14-20 0-20-13 0-13 20 0 20z">
          <text:p/>
        </draw:path>
        <draw:path draw:style-name="gr1" draw:text-style-name="P1" draw:layer="layout" svg:width="0.019cm" svg:height="0.019cm" svg:x="7.2cm" svg:y="0.8cm" svg:viewBox="0 0 20 20" svg:d="M10 20c14 0 14-20 0-20-13 0-13 20 0 20z">
          <text:p/>
        </draw:path>
        <draw:path draw:style-name="gr1" draw:text-style-name="P1" draw:layer="layout" svg:width="0.019cm" svg:height="0.019cm" svg:x="7.7cm" svg:y="0.8cm" svg:viewBox="0 0 20 20" svg:d="M10 20c14 0 14-20 0-20-13 0-13 20 0 20z">
          <text:p/>
        </draw:path>
        <draw:path draw:style-name="gr1" draw:text-style-name="P1" draw:layer="layout" svg:width="0.019cm" svg:height="0.019cm" svg:x="8.2cm" svg:y="0.8cm" svg:viewBox="0 0 20 20" svg:d="M10 20c14 0 14-20 0-20-13 0-13 20 0 20z">
          <text:p/>
        </draw:path>
        <draw:path draw:style-name="gr1" draw:text-style-name="P1" draw:layer="layout" svg:width="0.019cm" svg:height="0.019cm" svg:x="8.701cm" svg:y="0.8cm" svg:viewBox="0 0 20 20" svg:d="M10 20c14 0 14-20 0-20-13 0-13 20 0 20z">
          <text:p/>
        </draw:path>
        <draw:path draw:style-name="gr1" draw:text-style-name="P1" draw:layer="layout" svg:width="0.019cm" svg:height="0.019cm" svg:x="9.201cm" svg:y="0.8cm" svg:viewBox="0 0 20 20" svg:d="M10 20c14 0 14-20 0-20-13 0-13 20 0 20z">
          <text:p/>
        </draw:path>
        <draw:path draw:style-name="gr1" draw:text-style-name="P1" draw:layer="layout" svg:width="0.019cm" svg:height="0.019cm" svg:x="9.701cm" svg:y="0.8cm" svg:viewBox="0 0 20 20" svg:d="M10 20c14 0 14-20 0-20-13 0-13 20 0 20z">
          <text:p/>
        </draw:path>
        <draw:path draw:style-name="gr1" draw:text-style-name="P1" draw:layer="layout" svg:width="0.019cm" svg:height="0.019cm" svg:x="10.201cm" svg:y="0.8cm" svg:viewBox="0 0 20 20" svg:d="M10 20c14 0 14-20 0-20-13 0-13 20 0 20z">
          <text:p/>
        </draw:path>
        <draw:path draw:style-name="gr1" draw:text-style-name="P1" draw:layer="layout" svg:width="0.019cm" svg:height="0.019cm" svg:x="10.701cm" svg:y="0.8cm" svg:viewBox="0 0 20 20" svg:d="M10 20c14 0 14-20 0-20-13 0-13 20 0 20z">
          <text:p/>
        </draw:path>
        <draw:path draw:style-name="gr1" draw:text-style-name="P1" draw:layer="layout" svg:width="0.019cm" svg:height="0.019cm" svg:x="11.201cm" svg:y="0.8cm" svg:viewBox="0 0 20 20" svg:d="M10 20c14 0 14-20 0-20-13 0-13 20 0 20z">
          <text:p/>
        </draw:path>
        <draw:path draw:style-name="gr1" draw:text-style-name="P1" draw:layer="layout" svg:width="0.019cm" svg:height="0.019cm" svg:x="11.701cm" svg:y="0.8cm" svg:viewBox="0 0 20 20" svg:d="M10 20c14 0 14-20 0-20-13 0-13 20 0 20z">
          <text:p/>
        </draw:path>
        <draw:path draw:style-name="gr1" draw:text-style-name="P1" draw:layer="layout" svg:width="0.019cm" svg:height="0.019cm" svg:x="12.201cm" svg:y="0.8cm" svg:viewBox="0 0 20 20" svg:d="M10 20c14 0 14-20 0-20-13 0-13 20 0 20z">
          <text:p/>
        </draw:path>
        <draw:path draw:style-name="gr1" draw:text-style-name="P1" draw:layer="layout" svg:width="0.019cm" svg:height="0.019cm" svg:x="12.701cm" svg:y="0.8cm" svg:viewBox="0 0 20 20" svg:d="M10 20c14 0 14-20 0-20-13 0-13 20 0 20z">
          <text:p/>
        </draw:path>
        <draw:path draw:style-name="gr1" draw:text-style-name="P1" draw:layer="layout" svg:width="0.019cm" svg:height="0.019cm" svg:x="13.201cm" svg:y="0.8cm" svg:viewBox="0 0 20 20" svg:d="M10 20c14 0 14-20 0-20-13 0-13 20 0 20z">
          <text:p/>
        </draw:path>
        <draw:path draw:style-name="gr1" draw:text-style-name="P1" draw:layer="layout" svg:width="0.019cm" svg:height="0.019cm" svg:x="13.701cm" svg:y="0.8cm" svg:viewBox="0 0 20 20" svg:d="M10 20c14 0 14-20 0-20-13 0-13 20 0 20z">
          <text:p/>
        </draw:path>
        <draw:path draw:style-name="gr1" draw:text-style-name="P1" draw:layer="layout" svg:width="0.019cm" svg:height="0.019cm" svg:x="14.201cm" svg:y="0.8cm" svg:viewBox="0 0 20 20" svg:d="M10 20c14 0 14-20 0-20-13 0-13 20 0 20z">
          <text:p/>
        </draw:path>
        <draw:path draw:style-name="gr1" draw:text-style-name="P1" draw:layer="layout" svg:width="0.019cm" svg:height="0.019cm" svg:x="14.701cm" svg:y="0.8cm" svg:viewBox="0 0 20 20" svg:d="M10 20c14 0 14-20 0-20-13 0-13 20 0 20z">
          <text:p/>
        </draw:path>
        <draw:path draw:style-name="gr1" draw:text-style-name="P1" draw:layer="layout" svg:width="0.019cm" svg:height="0.019cm" svg:x="15.201cm" svg:y="0.8cm" svg:viewBox="0 0 20 20" svg:d="M10 20c14 0 14-20 0-20-13 0-13 20 0 20z">
          <text:p/>
        </draw:path>
        <draw:path draw:style-name="gr1" draw:text-style-name="P1" draw:layer="layout" svg:width="0.019cm" svg:height="0.019cm" svg:x="15.701cm" svg:y="0.8cm" svg:viewBox="0 0 20 20" svg:d="M10 20c14 0 14-20 0-20-13 0-13 20 0 20z">
          <text:p/>
        </draw:path>
        <draw:path draw:style-name="gr1" draw:text-style-name="P1" draw:layer="layout" svg:width="0.019cm" svg:height="0.019cm" svg:x="16.201cm" svg:y="0.8cm" svg:viewBox="0 0 20 20" svg:d="M10 20c14 0 14-20 0-20-13 0-13 20 0 20z">
          <text:p/>
        </draw:path>
        <draw:path draw:style-name="gr1" draw:text-style-name="P1" draw:layer="layout" svg:width="0.019cm" svg:height="0.019cm" svg:x="16.7cm" svg:y="0.8cm" svg:viewBox="0 0 20 20" svg:d="M10 20c14 0 14-20 0-20-13 0-13 20 0 20z">
          <text:p/>
        </draw:path>
        <draw:path draw:style-name="gr1" draw:text-style-name="P1" draw:layer="layout" svg:width="0.019cm" svg:height="0.019cm" svg:x="17.2cm" svg:y="0.8cm" svg:viewBox="0 0 20 20" svg:d="M10 20c14 0 14-20 0-20-13 0-13 20 0 20z">
          <text:p/>
        </draw:path>
        <draw:path draw:style-name="gr1" draw:text-style-name="P1" draw:layer="layout" svg:width="0.019cm" svg:height="0.019cm" svg:x="17.7cm" svg:y="0.8cm" svg:viewBox="0 0 20 20" svg:d="M10 20c14 0 14-20 0-20-13 0-13 20 0 20z">
          <text:p/>
        </draw:path>
        <draw:path draw:style-name="gr1" draw:text-style-name="P1" draw:layer="layout" svg:width="0.019cm" svg:height="0.019cm" svg:x="18.2cm" svg:y="0.8cm" svg:viewBox="0 0 20 20" svg:d="M10 20c14 0 14-20 0-20-13 0-13 20 0 20z">
          <text:p/>
        </draw:path>
        <draw:path draw:style-name="gr1" draw:text-style-name="P1" draw:layer="layout" svg:width="0.019cm" svg:height="0.019cm" svg:x="18.7cm" svg:y="0.8cm" svg:viewBox="0 0 20 20" svg:d="M10 20c14 0 14-20 0-20-13 0-13 20 0 20z">
          <text:p/>
        </draw:path>
        <draw:path draw:style-name="gr1" draw:text-style-name="P1" draw:layer="layout" svg:width="0.019cm" svg:height="0.019cm" svg:x="19.2cm" svg:y="0.8cm" svg:viewBox="0 0 20 20" svg:d="M10 20c14 0 14-20 0-20-13 0-13 20 0 20z">
          <text:p/>
        </draw:path>
        <draw:path draw:style-name="gr1" draw:text-style-name="P1" draw:layer="layout" svg:width="0.019cm" svg:height="0.019cm" svg:x="19.7cm" svg:y="0.8cm" svg:viewBox="0 0 20 20" svg:d="M10 20c14 0 14-20 0-20-13 0-13 20 0 20z">
          <text:p/>
        </draw:path>
        <draw:path draw:style-name="gr1" draw:text-style-name="P1" draw:layer="layout" svg:width="0.019cm" svg:height="0.019cm" svg:x="20.2cm" svg:y="0.8cm" svg:viewBox="0 0 20 20" svg:d="M10 20c14 0 14-20 0-20-13 0-13 20 0 20z">
          <text:p/>
        </draw:path>
        <draw:path draw:style-name="gr1" draw:text-style-name="P1" draw:layer="layout" svg:width="0.019cm" svg:height="0.019cm" svg:x="20.7cm" svg:y="0.8cm" svg:viewBox="0 0 20 20" svg:d="M10 20c14 0 14-20 0-20-13 0-13 20 0 20z">
          <text:p/>
        </draw:path>
        <draw:path draw:style-name="gr1" draw:text-style-name="P1" draw:layer="layout" svg:width="0.019cm" svg:height="0.019cm" svg:x="21.2cm" svg:y="0.8cm" svg:viewBox="0 0 20 20" svg:d="M10 20c14 0 14-20 0-20-13 0-13 20 0 20z">
          <text:p/>
        </draw:path>
        <draw:path draw:style-name="gr1" draw:text-style-name="P1" draw:layer="layout" svg:width="0.019cm" svg:height="0.019cm" svg:x="21.7cm" svg:y="0.8cm" svg:viewBox="0 0 20 20" svg:d="M10 20c14 0 14-20 0-20-13 0-13 20 0 20z">
          <text:p/>
        </draw:path>
        <draw:path draw:style-name="gr1" draw:text-style-name="P1" draw:layer="layout" svg:width="0.019cm" svg:height="0.019cm" svg:x="22.2cm" svg:y="0.8cm" svg:viewBox="0 0 20 20" svg:d="M10 20c14 0 14-20 0-20-13 0-13 20 0 20z">
          <text:p/>
        </draw:path>
        <draw:path draw:style-name="gr1" draw:text-style-name="P1" draw:layer="layout" svg:width="0.019cm" svg:height="0.019cm" svg:x="22.7cm" svg:y="0.8cm" svg:viewBox="0 0 20 20" svg:d="M10 20c14 0 14-20 0-20-13 0-13 20 0 20z">
          <text:p/>
        </draw:path>
        <draw:path draw:style-name="gr1" draw:text-style-name="P1" draw:layer="layout" svg:width="0.019cm" svg:height="0.019cm" svg:x="23.2cm" svg:y="0.8cm" svg:viewBox="0 0 20 20" svg:d="M10 20c14 0 14-20 0-20-13 0-13 20 0 20z">
          <text:p/>
        </draw:path>
        <draw:path draw:style-name="gr1" draw:text-style-name="P1" draw:layer="layout" svg:width="0.019cm" svg:height="0.019cm" svg:x="23.7cm" svg:y="0.8cm" svg:viewBox="0 0 20 20" svg:d="M10 20c14 0 14-20 0-20-13 0-13 20 0 20z">
          <text:p/>
        </draw:path>
        <draw:path draw:style-name="gr1" draw:text-style-name="P1" draw:layer="layout" svg:width="0.019cm" svg:height="0.019cm" svg:x="24.2cm" svg:y="0.8cm" svg:viewBox="0 0 20 20" svg:d="M10 20c14 0 14-20 0-20-13 0-13 20 0 20z">
          <text:p/>
        </draw:path>
        <draw:path draw:style-name="gr1" draw:text-style-name="P1" draw:layer="layout" svg:width="0.019cm" svg:height="0.019cm" svg:x="24.701cm" svg:y="0.8cm" svg:viewBox="0 0 20 20" svg:d="M10 20c14 0 14-20 0-20-13 0-13 20 0 20z">
          <text:p/>
        </draw:path>
        <draw:path draw:style-name="gr1" draw:text-style-name="P1" draw:layer="layout" svg:width="0.019cm" svg:height="0.019cm" svg:x="25.201cm" svg:y="0.8cm" svg:viewBox="0 0 20 20" svg:d="M10 20c14 0 14-20 0-20-13 0-13 20 0 20z">
          <text:p/>
        </draw:path>
        <draw:path draw:style-name="gr1" draw:text-style-name="P1" draw:layer="layout" svg:width="0.019cm" svg:height="0.019cm" svg:x="25.701cm" svg:y="0.8cm" svg:viewBox="0 0 20 20" svg:d="M10 20c14 0 14-20 0-20-13 0-13 20 0 20z">
          <text:p/>
        </draw:path>
        <draw:path draw:style-name="gr1" draw:text-style-name="P1" draw:layer="layout" svg:width="0.019cm" svg:height="0.019cm" svg:x="26.201cm" svg:y="0.8cm" svg:viewBox="0 0 20 20" svg:d="M10 20c14 0 14-20 0-20-13 0-13 20 0 20z">
          <text:p/>
        </draw:path>
        <draw:path draw:style-name="gr1" draw:text-style-name="P1" draw:layer="layout" svg:width="0.019cm" svg:height="0.019cm" svg:x="26.701cm" svg:y="0.8cm" svg:viewBox="0 0 20 20" svg:d="M10 20c14 0 14-20 0-20-13 0-13 20 0 20z">
          <text:p/>
        </draw:path>
        <draw:path draw:style-name="gr1" draw:text-style-name="P1" draw:layer="layout" svg:width="0.019cm" svg:height="0.019cm" svg:x="27.201cm" svg:y="0.8cm" svg:viewBox="0 0 20 20" svg:d="M10 20c14 0 14-20 0-20-13 0-13 20 0 20z">
          <text:p/>
        </draw:path>
        <draw:path draw:style-name="gr1" draw:text-style-name="P1" draw:layer="layout" svg:width="0.019cm" svg:height="0.019cm" svg:x="0.7cm" svg:y="0.8cm" svg:viewBox="0 0 20 20" svg:d="M10 20c14 0 14-20 0-20-13 0-13 20 0 20z">
          <text:p/>
        </draw:path>
        <draw:path draw:style-name="gr1" draw:text-style-name="P1" draw:layer="layout" svg:width="0.019cm" svg:height="0.019cm" svg:x="1.2cm" svg:y="0.8cm" svg:viewBox="0 0 20 20" svg:d="M10 20c14 0 14-20 0-20-13 0-13 20 0 20z">
          <text:p/>
        </draw:path>
        <draw:path draw:style-name="gr1" draw:text-style-name="P1" draw:layer="layout" svg:width="0.019cm" svg:height="0.019cm" svg:x="1.7cm" svg:y="0.8cm" svg:viewBox="0 0 20 20" svg:d="M10 20c14 0 14-20 0-20-13 0-13 20 0 20z">
          <text:p/>
        </draw:path>
        <draw:path draw:style-name="gr1" draw:text-style-name="P1" draw:layer="layout" svg:width="0.019cm" svg:height="0.019cm" svg:x="2.2cm" svg:y="0.8cm" svg:viewBox="0 0 20 20" svg:d="M10 20c14 0 14-20 0-20-13 0-13 20 0 20z">
          <text:p/>
        </draw:path>
        <draw:path draw:style-name="gr1" draw:text-style-name="P1" draw:layer="layout" svg:width="0.019cm" svg:height="0.019cm" svg:x="2.7cm" svg:y="0.8cm" svg:viewBox="0 0 20 20" svg:d="M10 20c14 0 14-20 0-20-13 0-13 20 0 20z">
          <text:p/>
        </draw:path>
        <draw:path draw:style-name="gr1" draw:text-style-name="P1" draw:layer="layout" svg:width="0.019cm" svg:height="0.019cm" svg:x="3.2cm" svg:y="0.8cm" svg:viewBox="0 0 20 20" svg:d="M10 20c14 0 14-20 0-20-13 0-13 20 0 20z">
          <text:p/>
        </draw:path>
        <draw:path draw:style-name="gr1" draw:text-style-name="P1" draw:layer="layout" svg:width="0.019cm" svg:height="0.019cm" svg:x="3.7cm" svg:y="0.8cm" svg:viewBox="0 0 20 20" svg:d="M10 20c14 0 14-20 0-20-13 0-13 20 0 20z">
          <text:p/>
        </draw:path>
        <draw:path draw:style-name="gr1" draw:text-style-name="P1" draw:layer="layout" svg:width="0.019cm" svg:height="0.019cm" svg:x="4.2cm" svg:y="0.8cm" svg:viewBox="0 0 20 20" svg:d="M10 20c14 0 14-20 0-20-13 0-13 20 0 20z">
          <text:p/>
        </draw:path>
        <draw:path draw:style-name="gr1" draw:text-style-name="P1" draw:layer="layout" svg:width="0.019cm" svg:height="0.019cm" svg:x="4.7cm" svg:y="0.8cm" svg:viewBox="0 0 20 20" svg:d="M10 20c14 0 14-20 0-20-13 0-13 20 0 20z">
          <text:p/>
        </draw:path>
        <draw:path draw:style-name="gr1" draw:text-style-name="P1" draw:layer="layout" svg:width="0.019cm" svg:height="0.019cm" svg:x="5.2cm" svg:y="0.8cm" svg:viewBox="0 0 20 20" svg:d="M10 20c14 0 14-20 0-20-13 0-13 20 0 20z">
          <text:p/>
        </draw:path>
        <draw:path draw:style-name="gr1" draw:text-style-name="P1" draw:layer="layout" svg:width="0.019cm" svg:height="0.019cm" svg:x="5.7cm" svg:y="0.8cm" svg:viewBox="0 0 20 20" svg:d="M10 20c14 0 14-20 0-20-13 0-13 20 0 20z">
          <text:p/>
        </draw:path>
        <draw:path draw:style-name="gr1" draw:text-style-name="P1" draw:layer="layout" svg:width="0.019cm" svg:height="0.019cm" svg:x="6.2cm" svg:y="0.8cm" svg:viewBox="0 0 20 20" svg:d="M10 20c14 0 14-20 0-20-13 0-13 20 0 20z">
          <text:p/>
        </draw:path>
        <draw:path draw:style-name="gr1" draw:text-style-name="P1" draw:layer="layout" svg:width="0.019cm" svg:height="0.019cm" svg:x="6.7cm" svg:y="0.8cm" svg:viewBox="0 0 20 20" svg:d="M10 20c14 0 14-20 0-20-13 0-13 20 0 20z">
          <text:p/>
        </draw:path>
        <draw:path draw:style-name="gr1" draw:text-style-name="P1" draw:layer="layout" svg:width="0.019cm" svg:height="0.019cm" svg:x="7.2cm" svg:y="0.8cm" svg:viewBox="0 0 20 20" svg:d="M10 20c14 0 14-20 0-20-13 0-13 20 0 20z">
          <text:p/>
        </draw:path>
        <draw:path draw:style-name="gr1" draw:text-style-name="P1" draw:layer="layout" svg:width="0.019cm" svg:height="0.019cm" svg:x="7.7cm" svg:y="0.8cm" svg:viewBox="0 0 20 20" svg:d="M10 20c14 0 14-20 0-20-13 0-13 20 0 20z">
          <text:p/>
        </draw:path>
        <draw:path draw:style-name="gr1" draw:text-style-name="P1" draw:layer="layout" svg:width="0.019cm" svg:height="0.019cm" svg:x="8.2cm" svg:y="0.8cm" svg:viewBox="0 0 20 20" svg:d="M10 20c14 0 14-20 0-20-13 0-13 20 0 20z">
          <text:p/>
        </draw:path>
        <draw:path draw:style-name="gr1" draw:text-style-name="P1" draw:layer="layout" svg:width="0.019cm" svg:height="0.019cm" svg:x="8.701cm" svg:y="0.8cm" svg:viewBox="0 0 20 20" svg:d="M10 20c14 0 14-20 0-20-13 0-13 20 0 20z">
          <text:p/>
        </draw:path>
        <draw:path draw:style-name="gr1" draw:text-style-name="P1" draw:layer="layout" svg:width="0.019cm" svg:height="0.019cm" svg:x="9.201cm" svg:y="0.8cm" svg:viewBox="0 0 20 20" svg:d="M10 20c14 0 14-20 0-20-13 0-13 20 0 20z">
          <text:p/>
        </draw:path>
        <draw:path draw:style-name="gr1" draw:text-style-name="P1" draw:layer="layout" svg:width="0.019cm" svg:height="0.019cm" svg:x="9.701cm" svg:y="0.8cm" svg:viewBox="0 0 20 20" svg:d="M10 20c14 0 14-20 0-20-13 0-13 20 0 20z">
          <text:p/>
        </draw:path>
        <draw:path draw:style-name="gr1" draw:text-style-name="P1" draw:layer="layout" svg:width="0.019cm" svg:height="0.019cm" svg:x="10.201cm" svg:y="0.8cm" svg:viewBox="0 0 20 20" svg:d="M10 20c14 0 14-20 0-20-13 0-13 20 0 20z">
          <text:p/>
        </draw:path>
        <draw:path draw:style-name="gr1" draw:text-style-name="P1" draw:layer="layout" svg:width="0.019cm" svg:height="0.019cm" svg:x="10.701cm" svg:y="0.8cm" svg:viewBox="0 0 20 20" svg:d="M10 20c14 0 14-20 0-20-13 0-13 20 0 20z">
          <text:p/>
        </draw:path>
        <draw:path draw:style-name="gr1" draw:text-style-name="P1" draw:layer="layout" svg:width="0.019cm" svg:height="0.019cm" svg:x="11.201cm" svg:y="0.8cm" svg:viewBox="0 0 20 20" svg:d="M10 20c14 0 14-20 0-20-13 0-13 20 0 20z">
          <text:p/>
        </draw:path>
        <draw:path draw:style-name="gr1" draw:text-style-name="P1" draw:layer="layout" svg:width="0.019cm" svg:height="0.019cm" svg:x="11.701cm" svg:y="0.8cm" svg:viewBox="0 0 20 20" svg:d="M10 20c14 0 14-20 0-20-13 0-13 20 0 20z">
          <text:p/>
        </draw:path>
        <draw:path draw:style-name="gr1" draw:text-style-name="P1" draw:layer="layout" svg:width="0.019cm" svg:height="0.019cm" svg:x="12.201cm" svg:y="0.8cm" svg:viewBox="0 0 20 20" svg:d="M10 20c14 0 14-20 0-20-13 0-13 20 0 20z">
          <text:p/>
        </draw:path>
        <draw:path draw:style-name="gr1" draw:text-style-name="P1" draw:layer="layout" svg:width="0.019cm" svg:height="0.019cm" svg:x="12.701cm" svg:y="0.8cm" svg:viewBox="0 0 20 20" svg:d="M10 20c14 0 14-20 0-20-13 0-13 20 0 20z">
          <text:p/>
        </draw:path>
        <draw:path draw:style-name="gr1" draw:text-style-name="P1" draw:layer="layout" svg:width="0.019cm" svg:height="0.019cm" svg:x="13.201cm" svg:y="0.8cm" svg:viewBox="0 0 20 20" svg:d="M10 20c14 0 14-20 0-20-13 0-13 20 0 20z">
          <text:p/>
        </draw:path>
        <draw:path draw:style-name="gr1" draw:text-style-name="P1" draw:layer="layout" svg:width="0.019cm" svg:height="0.019cm" svg:x="13.701cm" svg:y="0.8cm" svg:viewBox="0 0 20 20" svg:d="M10 20c14 0 14-20 0-20-13 0-13 20 0 20z">
          <text:p/>
        </draw:path>
        <draw:path draw:style-name="gr1" draw:text-style-name="P1" draw:layer="layout" svg:width="0.019cm" svg:height="0.019cm" svg:x="14.201cm" svg:y="0.8cm" svg:viewBox="0 0 20 20" svg:d="M10 20c14 0 14-20 0-20-13 0-13 20 0 20z">
          <text:p/>
        </draw:path>
        <draw:path draw:style-name="gr1" draw:text-style-name="P1" draw:layer="layout" svg:width="0.019cm" svg:height="0.019cm" svg:x="14.701cm" svg:y="0.8cm" svg:viewBox="0 0 20 20" svg:d="M10 20c14 0 14-20 0-20-13 0-13 20 0 20z">
          <text:p/>
        </draw:path>
        <draw:path draw:style-name="gr1" draw:text-style-name="P1" draw:layer="layout" svg:width="0.019cm" svg:height="0.019cm" svg:x="15.201cm" svg:y="0.8cm" svg:viewBox="0 0 20 20" svg:d="M10 20c14 0 14-20 0-20-13 0-13 20 0 20z">
          <text:p/>
        </draw:path>
        <draw:path draw:style-name="gr1" draw:text-style-name="P1" draw:layer="layout" svg:width="0.019cm" svg:height="0.019cm" svg:x="15.701cm" svg:y="0.8cm" svg:viewBox="0 0 20 20" svg:d="M10 20c14 0 14-20 0-20-13 0-13 20 0 20z">
          <text:p/>
        </draw:path>
        <draw:path draw:style-name="gr1" draw:text-style-name="P1" draw:layer="layout" svg:width="0.019cm" svg:height="0.019cm" svg:x="16.201cm" svg:y="0.8cm" svg:viewBox="0 0 20 20" svg:d="M10 20c14 0 14-20 0-20-13 0-13 20 0 20z">
          <text:p/>
        </draw:path>
        <draw:path draw:style-name="gr1" draw:text-style-name="P1" draw:layer="layout" svg:width="0.019cm" svg:height="0.019cm" svg:x="0.701cm" svg:y="1.3cm" svg:viewBox="0 0 20 20" svg:d="M10 20c14 0 14-20 0-20-13 0-13 20 0 20z">
          <text:p/>
        </draw:path>
        <draw:path draw:style-name="gr1" draw:text-style-name="P1" draw:layer="layout" svg:width="0.019cm" svg:height="0.019cm" svg:x="1.201cm" svg:y="1.3cm" svg:viewBox="0 0 20 20" svg:d="M10 20c14 0 14-20 0-20-13 0-13 20 0 20z">
          <text:p/>
        </draw:path>
        <draw:path draw:style-name="gr1" draw:text-style-name="P1" draw:layer="layout" svg:width="0.019cm" svg:height="0.019cm" svg:x="1.701cm" svg:y="1.3cm" svg:viewBox="0 0 20 20" svg:d="M10 20c14 0 14-20 0-20-13 0-13 20 0 20z">
          <text:p/>
        </draw:path>
        <draw:path draw:style-name="gr1" draw:text-style-name="P1" draw:layer="layout" svg:width="0.019cm" svg:height="0.019cm" svg:x="2.201cm" svg:y="1.3cm" svg:viewBox="0 0 20 20" svg:d="M10 20c14 0 14-20 0-20-13 0-13 20 0 20z">
          <text:p/>
        </draw:path>
        <draw:path draw:style-name="gr1" draw:text-style-name="P1" draw:layer="layout" svg:width="0.019cm" svg:height="0.019cm" svg:x="2.701cm" svg:y="1.3cm" svg:viewBox="0 0 20 20" svg:d="M10 20c14 0 14-20 0-20-13 0-13 20 0 20z">
          <text:p/>
        </draw:path>
        <draw:path draw:style-name="gr1" draw:text-style-name="P1" draw:layer="layout" svg:width="0.019cm" svg:height="0.019cm" svg:x="3.201cm" svg:y="1.3cm" svg:viewBox="0 0 20 20" svg:d="M10 20c14 0 14-20 0-20-13 0-13 20 0 20z">
          <text:p/>
        </draw:path>
        <draw:path draw:style-name="gr1" draw:text-style-name="P1" draw:layer="layout" svg:width="0.019cm" svg:height="0.019cm" svg:x="3.701cm" svg:y="1.3cm" svg:viewBox="0 0 20 20" svg:d="M10 20c14 0 14-20 0-20-13 0-13 20 0 20z">
          <text:p/>
        </draw:path>
        <draw:path draw:style-name="gr1" draw:text-style-name="P1" draw:layer="layout" svg:width="0.019cm" svg:height="0.019cm" svg:x="4.201cm" svg:y="1.3cm" svg:viewBox="0 0 20 20" svg:d="M10 20c14 0 14-20 0-20-13 0-13 20 0 20z">
          <text:p/>
        </draw:path>
        <draw:path draw:style-name="gr1" draw:text-style-name="P1" draw:layer="layout" svg:width="0.019cm" svg:height="0.019cm" svg:x="4.701cm" svg:y="1.3cm" svg:viewBox="0 0 20 20" svg:d="M10 20c14 0 14-20 0-20-13 0-13 20 0 20z">
          <text:p/>
        </draw:path>
        <draw:path draw:style-name="gr1" draw:text-style-name="P1" draw:layer="layout" svg:width="0.019cm" svg:height="0.019cm" svg:x="5.201cm" svg:y="1.3cm" svg:viewBox="0 0 20 20" svg:d="M10 20c14 0 14-20 0-20-13 0-13 20 0 20z">
          <text:p/>
        </draw:path>
        <draw:path draw:style-name="gr1" draw:text-style-name="P1" draw:layer="layout" svg:width="0.019cm" svg:height="0.019cm" svg:x="5.701cm" svg:y="1.3cm" svg:viewBox="0 0 20 20" svg:d="M10 20c14 0 14-20 0-20-13 0-13 20 0 20z">
          <text:p/>
        </draw:path>
        <draw:path draw:style-name="gr1" draw:text-style-name="P1" draw:layer="layout" svg:width="0.019cm" svg:height="0.019cm" svg:x="6.201cm" svg:y="1.3cm" svg:viewBox="0 0 20 20" svg:d="M10 20c14 0 14-20 0-20-13 0-13 20 0 20z">
          <text:p/>
        </draw:path>
        <draw:path draw:style-name="gr1" draw:text-style-name="P1" draw:layer="layout" svg:width="0.019cm" svg:height="0.019cm" svg:x="6.701cm" svg:y="1.3cm" svg:viewBox="0 0 20 20" svg:d="M10 20c14 0 14-20 0-20-13 0-13 20 0 20z">
          <text:p/>
        </draw:path>
        <draw:path draw:style-name="gr1" draw:text-style-name="P1" draw:layer="layout" svg:width="0.019cm" svg:height="0.019cm" svg:x="7.201cm" svg:y="1.3cm" svg:viewBox="0 0 20 20" svg:d="M10 20c14 0 14-20 0-20-13 0-13 20 0 20z">
          <text:p/>
        </draw:path>
        <draw:path draw:style-name="gr1" draw:text-style-name="P1" draw:layer="layout" svg:width="0.019cm" svg:height="0.019cm" svg:x="7.701cm" svg:y="1.3cm" svg:viewBox="0 0 20 20" svg:d="M10 20c14 0 14-20 0-20-13 0-13 20 0 20z">
          <text:p/>
        </draw:path>
        <draw:path draw:style-name="gr1" draw:text-style-name="P1" draw:layer="layout" svg:width="0.019cm" svg:height="0.019cm" svg:x="8.201cm" svg:y="1.3cm" svg:viewBox="0 0 20 20" svg:d="M10 20c14 0 14-20 0-20-13 0-13 20 0 20z">
          <text:p/>
        </draw:path>
        <draw:path draw:style-name="gr1" draw:text-style-name="P1" draw:layer="layout" svg:width="0.019cm" svg:height="0.019cm" svg:x="8.702cm" svg:y="1.3cm" svg:viewBox="0 0 20 20" svg:d="M10 20c14 0 14-20 0-20-13 0-13 20 0 20z">
          <text:p/>
        </draw:path>
        <draw:path draw:style-name="gr1" draw:text-style-name="P1" draw:layer="layout" svg:width="0.019cm" svg:height="0.019cm" svg:x="9.202cm" svg:y="1.3cm" svg:viewBox="0 0 20 20" svg:d="M10 20c14 0 14-20 0-20-13 0-13 20 0 20z">
          <text:p/>
        </draw:path>
        <draw:path draw:style-name="gr1" draw:text-style-name="P1" draw:layer="layout" svg:width="0.019cm" svg:height="0.019cm" svg:x="9.702cm" svg:y="1.3cm" svg:viewBox="0 0 20 20" svg:d="M10 20c14 0 14-20 0-20-13 0-13 20 0 20z">
          <text:p/>
        </draw:path>
        <draw:path draw:style-name="gr1" draw:text-style-name="P1" draw:layer="layout" svg:width="0.019cm" svg:height="0.019cm" svg:x="10.202cm" svg:y="1.3cm" svg:viewBox="0 0 20 20" svg:d="M10 20c14 0 14-20 0-20-13 0-13 20 0 20z">
          <text:p/>
        </draw:path>
        <draw:path draw:style-name="gr1" draw:text-style-name="P1" draw:layer="layout" svg:width="0.019cm" svg:height="0.019cm" svg:x="10.702cm" svg:y="1.3cm" svg:viewBox="0 0 20 20" svg:d="M10 20c14 0 14-20 0-20-13 0-13 20 0 20z">
          <text:p/>
        </draw:path>
        <draw:path draw:style-name="gr1" draw:text-style-name="P1" draw:layer="layout" svg:width="0.019cm" svg:height="0.019cm" svg:x="11.202cm" svg:y="1.3cm" svg:viewBox="0 0 20 20" svg:d="M10 20c14 0 14-20 0-20-13 0-13 20 0 20z">
          <text:p/>
        </draw:path>
        <draw:path draw:style-name="gr1" draw:text-style-name="P1" draw:layer="layout" svg:width="0.019cm" svg:height="0.019cm" svg:x="11.702cm" svg:y="1.3cm" svg:viewBox="0 0 20 20" svg:d="M10 20c14 0 14-20 0-20-13 0-13 20 0 20z">
          <text:p/>
        </draw:path>
        <draw:path draw:style-name="gr1" draw:text-style-name="P1" draw:layer="layout" svg:width="0.019cm" svg:height="0.019cm" svg:x="12.202cm" svg:y="1.3cm" svg:viewBox="0 0 20 20" svg:d="M10 20c14 0 14-20 0-20-13 0-13 20 0 20z">
          <text:p/>
        </draw:path>
        <draw:path draw:style-name="gr1" draw:text-style-name="P1" draw:layer="layout" svg:width="0.019cm" svg:height="0.019cm" svg:x="12.702cm" svg:y="1.3cm" svg:viewBox="0 0 20 20" svg:d="M10 20c14 0 14-20 0-20-13 0-13 20 0 20z">
          <text:p/>
        </draw:path>
        <draw:path draw:style-name="gr1" draw:text-style-name="P1" draw:layer="layout" svg:width="0.019cm" svg:height="0.019cm" svg:x="13.202cm" svg:y="1.3cm" svg:viewBox="0 0 20 20" svg:d="M10 20c14 0 14-20 0-20-13 0-13 20 0 20z">
          <text:p/>
        </draw:path>
        <draw:path draw:style-name="gr1" draw:text-style-name="P1" draw:layer="layout" svg:width="0.019cm" svg:height="0.019cm" svg:x="13.702cm" svg:y="1.3cm" svg:viewBox="0 0 20 20" svg:d="M10 20c14 0 14-20 0-20-13 0-13 20 0 20z">
          <text:p/>
        </draw:path>
        <draw:path draw:style-name="gr1" draw:text-style-name="P1" draw:layer="layout" svg:width="0.019cm" svg:height="0.019cm" svg:x="14.202cm" svg:y="1.3cm" svg:viewBox="0 0 20 20" svg:d="M10 20c14 0 14-20 0-20-13 0-13 20 0 20z">
          <text:p/>
        </draw:path>
        <draw:path draw:style-name="gr1" draw:text-style-name="P1" draw:layer="layout" svg:width="0.019cm" svg:height="0.019cm" svg:x="14.702cm" svg:y="1.3cm" svg:viewBox="0 0 20 20" svg:d="M10 20c14 0 14-20 0-20-13 0-13 20 0 20z">
          <text:p/>
        </draw:path>
        <draw:path draw:style-name="gr1" draw:text-style-name="P1" draw:layer="layout" svg:width="0.019cm" svg:height="0.019cm" svg:x="15.202cm" svg:y="1.3cm" svg:viewBox="0 0 20 20" svg:d="M10 20c14 0 14-20 0-20-13 0-13 20 0 20z">
          <text:p/>
        </draw:path>
        <draw:path draw:style-name="gr1" draw:text-style-name="P1" draw:layer="layout" svg:width="0.019cm" svg:height="0.019cm" svg:x="15.702cm" svg:y="1.3cm" svg:viewBox="0 0 20 20" svg:d="M10 20c14 0 14-20 0-20-13 0-13 20 0 20z">
          <text:p/>
        </draw:path>
        <draw:path draw:style-name="gr1" draw:text-style-name="P1" draw:layer="layout" svg:width="0.019cm" svg:height="0.019cm" svg:x="16.202cm" svg:y="1.3cm" svg:viewBox="0 0 20 20" svg:d="M10 20c14 0 14-20 0-20-13 0-13 20 0 20z">
          <text:p/>
        </draw:path>
        <draw:path draw:style-name="gr1" draw:text-style-name="P1" draw:layer="layout" svg:width="0.019cm" svg:height="0.019cm" svg:x="16.701cm" svg:y="1.3cm" svg:viewBox="0 0 20 20" svg:d="M10 20c14 0 14-20 0-20-13 0-13 20 0 20z">
          <text:p/>
        </draw:path>
        <draw:path draw:style-name="gr1" draw:text-style-name="P1" draw:layer="layout" svg:width="0.019cm" svg:height="0.019cm" svg:x="17.201cm" svg:y="1.3cm" svg:viewBox="0 0 20 20" svg:d="M10 20c14 0 14-20 0-20-13 0-13 20 0 20z">
          <text:p/>
        </draw:path>
        <draw:path draw:style-name="gr1" draw:text-style-name="P1" draw:layer="layout" svg:width="0.019cm" svg:height="0.019cm" svg:x="17.701cm" svg:y="1.3cm" svg:viewBox="0 0 20 20" svg:d="M10 20c14 0 14-20 0-20-13 0-13 20 0 20z">
          <text:p/>
        </draw:path>
        <draw:path draw:style-name="gr1" draw:text-style-name="P1" draw:layer="layout" svg:width="0.019cm" svg:height="0.019cm" svg:x="18.201cm" svg:y="1.3cm" svg:viewBox="0 0 20 20" svg:d="M10 20c14 0 14-20 0-20-13 0-13 20 0 20z">
          <text:p/>
        </draw:path>
        <draw:path draw:style-name="gr1" draw:text-style-name="P1" draw:layer="layout" svg:width="0.019cm" svg:height="0.019cm" svg:x="18.701cm" svg:y="1.3cm" svg:viewBox="0 0 20 20" svg:d="M10 20c14 0 14-20 0-20-13 0-13 20 0 20z">
          <text:p/>
        </draw:path>
        <draw:path draw:style-name="gr1" draw:text-style-name="P1" draw:layer="layout" svg:width="0.019cm" svg:height="0.019cm" svg:x="19.201cm" svg:y="1.3cm" svg:viewBox="0 0 20 20" svg:d="M10 20c14 0 14-20 0-20-13 0-13 20 0 20z">
          <text:p/>
        </draw:path>
        <draw:path draw:style-name="gr1" draw:text-style-name="P1" draw:layer="layout" svg:width="0.019cm" svg:height="0.019cm" svg:x="19.701cm" svg:y="1.3cm" svg:viewBox="0 0 20 20" svg:d="M10 20c14 0 14-20 0-20-13 0-13 20 0 20z">
          <text:p/>
        </draw:path>
        <draw:path draw:style-name="gr1" draw:text-style-name="P1" draw:layer="layout" svg:width="0.019cm" svg:height="0.019cm" svg:x="20.201cm" svg:y="1.3cm" svg:viewBox="0 0 20 20" svg:d="M10 20c14 0 14-20 0-20-13 0-13 20 0 20z">
          <text:p/>
        </draw:path>
        <draw:path draw:style-name="gr1" draw:text-style-name="P1" draw:layer="layout" svg:width="0.019cm" svg:height="0.019cm" svg:x="20.701cm" svg:y="1.3cm" svg:viewBox="0 0 20 20" svg:d="M10 20c14 0 14-20 0-20-13 0-13 20 0 20z">
          <text:p/>
        </draw:path>
        <draw:path draw:style-name="gr1" draw:text-style-name="P1" draw:layer="layout" svg:width="0.019cm" svg:height="0.019cm" svg:x="21.201cm" svg:y="1.3cm" svg:viewBox="0 0 20 20" svg:d="M10 20c14 0 14-20 0-20-13 0-13 20 0 20z">
          <text:p/>
        </draw:path>
        <draw:path draw:style-name="gr1" draw:text-style-name="P1" draw:layer="layout" svg:width="0.019cm" svg:height="0.019cm" svg:x="21.701cm" svg:y="1.3cm" svg:viewBox="0 0 20 20" svg:d="M10 20c14 0 14-20 0-20-13 0-13 20 0 20z">
          <text:p/>
        </draw:path>
        <draw:path draw:style-name="gr1" draw:text-style-name="P1" draw:layer="layout" svg:width="0.019cm" svg:height="0.019cm" svg:x="22.201cm" svg:y="1.3cm" svg:viewBox="0 0 20 20" svg:d="M10 20c14 0 14-20 0-20-13 0-13 20 0 20z">
          <text:p/>
        </draw:path>
        <draw:path draw:style-name="gr1" draw:text-style-name="P1" draw:layer="layout" svg:width="0.019cm" svg:height="0.019cm" svg:x="22.701cm" svg:y="1.3cm" svg:viewBox="0 0 20 20" svg:d="M10 20c14 0 14-20 0-20-13 0-13 20 0 20z">
          <text:p/>
        </draw:path>
        <draw:path draw:style-name="gr1" draw:text-style-name="P1" draw:layer="layout" svg:width="0.019cm" svg:height="0.019cm" svg:x="23.201cm" svg:y="1.3cm" svg:viewBox="0 0 20 20" svg:d="M10 20c14 0 14-20 0-20-13 0-13 20 0 20z">
          <text:p/>
        </draw:path>
        <draw:path draw:style-name="gr1" draw:text-style-name="P1" draw:layer="layout" svg:width="0.019cm" svg:height="0.019cm" svg:x="23.701cm" svg:y="1.3cm" svg:viewBox="0 0 20 20" svg:d="M10 20c14 0 14-20 0-20-13 0-13 20 0 20z">
          <text:p/>
        </draw:path>
        <draw:path draw:style-name="gr1" draw:text-style-name="P1" draw:layer="layout" svg:width="0.019cm" svg:height="0.019cm" svg:x="24.201cm" svg:y="1.3cm" svg:viewBox="0 0 20 20" svg:d="M10 20c14 0 14-20 0-20-13 0-13 20 0 20z">
          <text:p/>
        </draw:path>
        <draw:path draw:style-name="gr1" draw:text-style-name="P1" draw:layer="layout" svg:width="0.019cm" svg:height="0.019cm" svg:x="24.702cm" svg:y="1.3cm" svg:viewBox="0 0 20 20" svg:d="M10 20c14 0 14-20 0-20-13 0-13 20 0 20z">
          <text:p/>
        </draw:path>
        <draw:path draw:style-name="gr1" draw:text-style-name="P1" draw:layer="layout" svg:width="0.019cm" svg:height="0.019cm" svg:x="25.202cm" svg:y="1.3cm" svg:viewBox="0 0 20 20" svg:d="M10 20c14 0 14-20 0-20-13 0-13 20 0 20z">
          <text:p/>
        </draw:path>
        <draw:path draw:style-name="gr1" draw:text-style-name="P1" draw:layer="layout" svg:width="0.019cm" svg:height="0.019cm" svg:x="25.702cm" svg:y="1.3cm" svg:viewBox="0 0 20 20" svg:d="M10 20c14 0 14-20 0-20-13 0-13 20 0 20z">
          <text:p/>
        </draw:path>
        <draw:path draw:style-name="gr1" draw:text-style-name="P1" draw:layer="layout" svg:width="0.019cm" svg:height="0.019cm" svg:x="26.202cm" svg:y="1.3cm" svg:viewBox="0 0 20 20" svg:d="M10 20c14 0 14-20 0-20-13 0-13 20 0 20z">
          <text:p/>
        </draw:path>
        <draw:path draw:style-name="gr1" draw:text-style-name="P1" draw:layer="layout" svg:width="0.019cm" svg:height="0.019cm" svg:x="26.702cm" svg:y="1.3cm" svg:viewBox="0 0 20 20" svg:d="M10 20c14 0 14-20 0-20-13 0-13 20 0 20z">
          <text:p/>
        </draw:path>
        <draw:path draw:style-name="gr1" draw:text-style-name="P1" draw:layer="layout" svg:width="0.019cm" svg:height="0.019cm" svg:x="27.202cm" svg:y="1.3cm" svg:viewBox="0 0 20 20" svg:d="M10 20c14 0 14-20 0-20-13 0-13 20 0 20z">
          <text:p/>
        </draw:path>
        <draw:path draw:style-name="gr1" draw:text-style-name="P1" draw:layer="layout" svg:width="0.019cm" svg:height="0.019cm" svg:x="0.701cm" svg:y="1.3cm" svg:viewBox="0 0 20 20" svg:d="M10 20c14 0 14-20 0-20-13 0-13 20 0 20z">
          <text:p/>
        </draw:path>
        <draw:path draw:style-name="gr1" draw:text-style-name="P1" draw:layer="layout" svg:width="0.019cm" svg:height="0.019cm" svg:x="1.201cm" svg:y="1.3cm" svg:viewBox="0 0 20 20" svg:d="M10 20c14 0 14-20 0-20-13 0-13 20 0 20z">
          <text:p/>
        </draw:path>
        <draw:path draw:style-name="gr1" draw:text-style-name="P1" draw:layer="layout" svg:width="0.019cm" svg:height="0.019cm" svg:x="1.701cm" svg:y="1.3cm" svg:viewBox="0 0 20 20" svg:d="M10 20c14 0 14-20 0-20-13 0-13 20 0 20z">
          <text:p/>
        </draw:path>
        <draw:path draw:style-name="gr1" draw:text-style-name="P1" draw:layer="layout" svg:width="0.019cm" svg:height="0.019cm" svg:x="2.201cm" svg:y="1.3cm" svg:viewBox="0 0 20 20" svg:d="M10 20c14 0 14-20 0-20-13 0-13 20 0 20z">
          <text:p/>
        </draw:path>
        <draw:path draw:style-name="gr1" draw:text-style-name="P1" draw:layer="layout" svg:width="0.019cm" svg:height="0.019cm" svg:x="2.701cm" svg:y="1.3cm" svg:viewBox="0 0 20 20" svg:d="M10 20c14 0 14-20 0-20-13 0-13 20 0 20z">
          <text:p/>
        </draw:path>
        <draw:path draw:style-name="gr1" draw:text-style-name="P1" draw:layer="layout" svg:width="0.019cm" svg:height="0.019cm" svg:x="3.201cm" svg:y="1.3cm" svg:viewBox="0 0 20 20" svg:d="M10 20c14 0 14-20 0-20-13 0-13 20 0 20z">
          <text:p/>
        </draw:path>
        <draw:path draw:style-name="gr1" draw:text-style-name="P1" draw:layer="layout" svg:width="0.019cm" svg:height="0.019cm" svg:x="3.701cm" svg:y="1.3cm" svg:viewBox="0 0 20 20" svg:d="M10 20c14 0 14-20 0-20-13 0-13 20 0 20z">
          <text:p/>
        </draw:path>
        <draw:path draw:style-name="gr1" draw:text-style-name="P1" draw:layer="layout" svg:width="0.019cm" svg:height="0.019cm" svg:x="4.201cm" svg:y="1.3cm" svg:viewBox="0 0 20 20" svg:d="M10 20c14 0 14-20 0-20-13 0-13 20 0 20z">
          <text:p/>
        </draw:path>
        <draw:path draw:style-name="gr1" draw:text-style-name="P1" draw:layer="layout" svg:width="0.019cm" svg:height="0.019cm" svg:x="4.701cm" svg:y="1.3cm" svg:viewBox="0 0 20 20" svg:d="M10 20c14 0 14-20 0-20-13 0-13 20 0 20z">
          <text:p/>
        </draw:path>
        <draw:path draw:style-name="gr1" draw:text-style-name="P1" draw:layer="layout" svg:width="0.019cm" svg:height="0.019cm" svg:x="5.201cm" svg:y="1.3cm" svg:viewBox="0 0 20 20" svg:d="M10 20c14 0 14-20 0-20-13 0-13 20 0 20z">
          <text:p/>
        </draw:path>
        <draw:path draw:style-name="gr1" draw:text-style-name="P1" draw:layer="layout" svg:width="0.019cm" svg:height="0.019cm" svg:x="5.701cm" svg:y="1.3cm" svg:viewBox="0 0 20 20" svg:d="M10 20c14 0 14-20 0-20-13 0-13 20 0 20z">
          <text:p/>
        </draw:path>
        <draw:path draw:style-name="gr1" draw:text-style-name="P1" draw:layer="layout" svg:width="0.019cm" svg:height="0.019cm" svg:x="6.201cm" svg:y="1.3cm" svg:viewBox="0 0 20 20" svg:d="M10 20c14 0 14-20 0-20-13 0-13 20 0 20z">
          <text:p/>
        </draw:path>
        <draw:path draw:style-name="gr1" draw:text-style-name="P1" draw:layer="layout" svg:width="0.019cm" svg:height="0.019cm" svg:x="6.701cm" svg:y="1.3cm" svg:viewBox="0 0 20 20" svg:d="M10 20c14 0 14-20 0-20-13 0-13 20 0 20z">
          <text:p/>
        </draw:path>
        <draw:path draw:style-name="gr1" draw:text-style-name="P1" draw:layer="layout" svg:width="0.019cm" svg:height="0.019cm" svg:x="7.201cm" svg:y="1.3cm" svg:viewBox="0 0 20 20" svg:d="M10 20c14 0 14-20 0-20-13 0-13 20 0 20z">
          <text:p/>
        </draw:path>
        <draw:path draw:style-name="gr1" draw:text-style-name="P1" draw:layer="layout" svg:width="0.019cm" svg:height="0.019cm" svg:x="7.701cm" svg:y="1.3cm" svg:viewBox="0 0 20 20" svg:d="M10 20c14 0 14-20 0-20-13 0-13 20 0 20z">
          <text:p/>
        </draw:path>
        <draw:path draw:style-name="gr1" draw:text-style-name="P1" draw:layer="layout" svg:width="0.019cm" svg:height="0.019cm" svg:x="8.201cm" svg:y="1.3cm" svg:viewBox="0 0 20 20" svg:d="M10 20c14 0 14-20 0-20-13 0-13 20 0 20z">
          <text:p/>
        </draw:path>
        <draw:path draw:style-name="gr1" draw:text-style-name="P1" draw:layer="layout" svg:width="0.019cm" svg:height="0.019cm" svg:x="8.702cm" svg:y="1.3cm" svg:viewBox="0 0 20 20" svg:d="M10 20c14 0 14-20 0-20-13 0-13 20 0 20z">
          <text:p/>
        </draw:path>
        <draw:path draw:style-name="gr1" draw:text-style-name="P1" draw:layer="layout" svg:width="0.019cm" svg:height="0.019cm" svg:x="9.202cm" svg:y="1.3cm" svg:viewBox="0 0 20 20" svg:d="M10 20c14 0 14-20 0-20-13 0-13 20 0 20z">
          <text:p/>
        </draw:path>
        <draw:path draw:style-name="gr1" draw:text-style-name="P1" draw:layer="layout" svg:width="0.019cm" svg:height="0.019cm" svg:x="9.702cm" svg:y="1.3cm" svg:viewBox="0 0 20 20" svg:d="M10 20c14 0 14-20 0-20-13 0-13 20 0 20z">
          <text:p/>
        </draw:path>
        <draw:path draw:style-name="gr1" draw:text-style-name="P1" draw:layer="layout" svg:width="0.019cm" svg:height="0.019cm" svg:x="10.202cm" svg:y="1.3cm" svg:viewBox="0 0 20 20" svg:d="M10 20c14 0 14-20 0-20-13 0-13 20 0 20z">
          <text:p/>
        </draw:path>
        <draw:path draw:style-name="gr1" draw:text-style-name="P1" draw:layer="layout" svg:width="0.019cm" svg:height="0.019cm" svg:x="10.702cm" svg:y="1.3cm" svg:viewBox="0 0 20 20" svg:d="M10 20c14 0 14-20 0-20-13 0-13 20 0 20z">
          <text:p/>
        </draw:path>
        <draw:path draw:style-name="gr1" draw:text-style-name="P1" draw:layer="layout" svg:width="0.019cm" svg:height="0.019cm" svg:x="11.202cm" svg:y="1.3cm" svg:viewBox="0 0 20 20" svg:d="M10 20c14 0 14-20 0-20-13 0-13 20 0 20z">
          <text:p/>
        </draw:path>
        <draw:path draw:style-name="gr1" draw:text-style-name="P1" draw:layer="layout" svg:width="0.019cm" svg:height="0.019cm" svg:x="11.702cm" svg:y="1.3cm" svg:viewBox="0 0 20 20" svg:d="M10 20c14 0 14-20 0-20-13 0-13 20 0 20z">
          <text:p/>
        </draw:path>
        <draw:path draw:style-name="gr1" draw:text-style-name="P1" draw:layer="layout" svg:width="0.019cm" svg:height="0.019cm" svg:x="12.202cm" svg:y="1.3cm" svg:viewBox="0 0 20 20" svg:d="M10 20c14 0 14-20 0-20-13 0-13 20 0 20z">
          <text:p/>
        </draw:path>
        <draw:path draw:style-name="gr1" draw:text-style-name="P1" draw:layer="layout" svg:width="0.019cm" svg:height="0.019cm" svg:x="12.702cm" svg:y="1.3cm" svg:viewBox="0 0 20 20" svg:d="M10 20c14 0 14-20 0-20-13 0-13 20 0 20z">
          <text:p/>
        </draw:path>
        <draw:path draw:style-name="gr1" draw:text-style-name="P1" draw:layer="layout" svg:width="0.019cm" svg:height="0.019cm" svg:x="13.202cm" svg:y="1.3cm" svg:viewBox="0 0 20 20" svg:d="M10 20c14 0 14-20 0-20-13 0-13 20 0 20z">
          <text:p/>
        </draw:path>
        <draw:path draw:style-name="gr1" draw:text-style-name="P1" draw:layer="layout" svg:width="0.019cm" svg:height="0.019cm" svg:x="13.702cm" svg:y="1.3cm" svg:viewBox="0 0 20 20" svg:d="M10 20c14 0 14-20 0-20-13 0-13 20 0 20z">
          <text:p/>
        </draw:path>
        <draw:path draw:style-name="gr1" draw:text-style-name="P1" draw:layer="layout" svg:width="0.019cm" svg:height="0.019cm" svg:x="14.202cm" svg:y="1.3cm" svg:viewBox="0 0 20 20" svg:d="M10 20c14 0 14-20 0-20-13 0-13 20 0 20z">
          <text:p/>
        </draw:path>
        <draw:path draw:style-name="gr1" draw:text-style-name="P1" draw:layer="layout" svg:width="0.019cm" svg:height="0.019cm" svg:x="14.702cm" svg:y="1.3cm" svg:viewBox="0 0 20 20" svg:d="M10 20c14 0 14-20 0-20-13 0-13 20 0 20z">
          <text:p/>
        </draw:path>
        <draw:path draw:style-name="gr1" draw:text-style-name="P1" draw:layer="layout" svg:width="0.019cm" svg:height="0.019cm" svg:x="15.202cm" svg:y="1.3cm" svg:viewBox="0 0 20 20" svg:d="M10 20c14 0 14-20 0-20-13 0-13 20 0 20z">
          <text:p/>
        </draw:path>
        <draw:path draw:style-name="gr1" draw:text-style-name="P1" draw:layer="layout" svg:width="0.019cm" svg:height="0.019cm" svg:x="15.702cm" svg:y="1.3cm" svg:viewBox="0 0 20 20" svg:d="M10 20c14 0 14-20 0-20-13 0-13 20 0 20z">
          <text:p/>
        </draw:path>
        <draw:path draw:style-name="gr1" draw:text-style-name="P1" draw:layer="layout" svg:width="0.019cm" svg:height="0.019cm" svg:x="16.202cm" svg:y="1.3cm" svg:viewBox="0 0 20 20" svg:d="M10 20c14 0 14-20 0-20-13 0-13 20 0 20z">
          <text:p/>
        </draw:path>
        <draw:path draw:style-name="gr1" draw:text-style-name="P1" draw:layer="layout" svg:width="0.019cm" svg:height="0.019cm" svg:x="0.701cm" svg:y="1.8cm" svg:viewBox="0 0 20 20" svg:d="M10 20c14 0 14-20 0-20-13 0-13 20 0 20z">
          <text:p/>
        </draw:path>
        <draw:path draw:style-name="gr1" draw:text-style-name="P1" draw:layer="layout" svg:width="0.019cm" svg:height="0.019cm" svg:x="1.201cm" svg:y="1.8cm" svg:viewBox="0 0 20 20" svg:d="M10 20c14 0 14-20 0-20-13 0-13 20 0 20z">
          <text:p/>
        </draw:path>
        <draw:path draw:style-name="gr1" draw:text-style-name="P1" draw:layer="layout" svg:width="0.019cm" svg:height="0.019cm" svg:x="1.701cm" svg:y="1.8cm" svg:viewBox="0 0 20 20" svg:d="M10 20c14 0 14-20 0-20-13 0-13 20 0 20z">
          <text:p/>
        </draw:path>
        <draw:path draw:style-name="gr1" draw:text-style-name="P1" draw:layer="layout" svg:width="0.019cm" svg:height="0.019cm" svg:x="2.201cm" svg:y="1.8cm" svg:viewBox="0 0 20 20" svg:d="M10 20c14 0 14-20 0-20-13 0-13 20 0 20z">
          <text:p/>
        </draw:path>
        <draw:path draw:style-name="gr1" draw:text-style-name="P1" draw:layer="layout" svg:width="0.019cm" svg:height="0.019cm" svg:x="2.701cm" svg:y="1.8cm" svg:viewBox="0 0 20 20" svg:d="M10 20c14 0 14-20 0-20-13 0-13 20 0 20z">
          <text:p/>
        </draw:path>
        <draw:path draw:style-name="gr1" draw:text-style-name="P1" draw:layer="layout" svg:width="0.019cm" svg:height="0.019cm" svg:x="3.201cm" svg:y="1.8cm" svg:viewBox="0 0 20 20" svg:d="M10 20c14 0 14-20 0-20-13 0-13 20 0 20z">
          <text:p/>
        </draw:path>
        <draw:path draw:style-name="gr1" draw:text-style-name="P1" draw:layer="layout" svg:width="0.019cm" svg:height="0.019cm" svg:x="3.701cm" svg:y="1.8cm" svg:viewBox="0 0 20 20" svg:d="M10 20c14 0 14-20 0-20-13 0-13 20 0 20z">
          <text:p/>
        </draw:path>
        <draw:path draw:style-name="gr1" draw:text-style-name="P1" draw:layer="layout" svg:width="0.019cm" svg:height="0.019cm" svg:x="4.201cm" svg:y="1.8cm" svg:viewBox="0 0 20 20" svg:d="M10 20c14 0 14-20 0-20-13 0-13 20 0 20z">
          <text:p/>
        </draw:path>
        <draw:path draw:style-name="gr1" draw:text-style-name="P1" draw:layer="layout" svg:width="0.019cm" svg:height="0.019cm" svg:x="4.701cm" svg:y="1.8cm" svg:viewBox="0 0 20 20" svg:d="M10 20c14 0 14-20 0-20-13 0-13 20 0 20z">
          <text:p/>
        </draw:path>
        <draw:path draw:style-name="gr1" draw:text-style-name="P1" draw:layer="layout" svg:width="0.019cm" svg:height="0.019cm" svg:x="5.201cm" svg:y="1.8cm" svg:viewBox="0 0 20 20" svg:d="M10 20c14 0 14-20 0-20-13 0-13 20 0 20z">
          <text:p/>
        </draw:path>
        <draw:path draw:style-name="gr1" draw:text-style-name="P1" draw:layer="layout" svg:width="0.019cm" svg:height="0.019cm" svg:x="5.701cm" svg:y="1.8cm" svg:viewBox="0 0 20 20" svg:d="M10 20c14 0 14-20 0-20-13 0-13 20 0 20z">
          <text:p/>
        </draw:path>
        <draw:path draw:style-name="gr1" draw:text-style-name="P1" draw:layer="layout" svg:width="0.019cm" svg:height="0.019cm" svg:x="6.201cm" svg:y="1.8cm" svg:viewBox="0 0 20 20" svg:d="M10 20c14 0 14-20 0-20-13 0-13 20 0 20z">
          <text:p/>
        </draw:path>
        <draw:path draw:style-name="gr1" draw:text-style-name="P1" draw:layer="layout" svg:width="0.019cm" svg:height="0.019cm" svg:x="6.701cm" svg:y="1.8cm" svg:viewBox="0 0 20 20" svg:d="M10 20c14 0 14-20 0-20-13 0-13 20 0 20z">
          <text:p/>
        </draw:path>
        <draw:path draw:style-name="gr1" draw:text-style-name="P1" draw:layer="layout" svg:width="0.019cm" svg:height="0.019cm" svg:x="7.201cm" svg:y="1.8cm" svg:viewBox="0 0 20 20" svg:d="M10 20c14 0 14-20 0-20-13 0-13 20 0 20z">
          <text:p/>
        </draw:path>
        <draw:path draw:style-name="gr1" draw:text-style-name="P1" draw:layer="layout" svg:width="0.019cm" svg:height="0.019cm" svg:x="7.701cm" svg:y="1.8cm" svg:viewBox="0 0 20 20" svg:d="M10 20c14 0 14-20 0-20-13 0-13 20 0 20z">
          <text:p/>
        </draw:path>
        <draw:path draw:style-name="gr1" draw:text-style-name="P1" draw:layer="layout" svg:width="0.019cm" svg:height="0.019cm" svg:x="8.201cm" svg:y="1.8cm" svg:viewBox="0 0 20 20" svg:d="M10 20c14 0 14-20 0-20-13 0-13 20 0 20z">
          <text:p/>
        </draw:path>
        <draw:path draw:style-name="gr1" draw:text-style-name="P1" draw:layer="layout" svg:width="0.019cm" svg:height="0.019cm" svg:x="8.702cm" svg:y="1.8cm" svg:viewBox="0 0 20 20" svg:d="M10 20c14 0 14-20 0-20-13 0-13 20 0 20z">
          <text:p/>
        </draw:path>
        <draw:path draw:style-name="gr1" draw:text-style-name="P1" draw:layer="layout" svg:width="0.019cm" svg:height="0.019cm" svg:x="9.202cm" svg:y="1.8cm" svg:viewBox="0 0 20 20" svg:d="M10 20c14 0 14-20 0-20-13 0-13 20 0 20z">
          <text:p/>
        </draw:path>
        <draw:path draw:style-name="gr1" draw:text-style-name="P1" draw:layer="layout" svg:width="0.019cm" svg:height="0.019cm" svg:x="9.702cm" svg:y="1.8cm" svg:viewBox="0 0 20 20" svg:d="M10 20c14 0 14-20 0-20-13 0-13 20 0 20z">
          <text:p/>
        </draw:path>
        <draw:path draw:style-name="gr1" draw:text-style-name="P1" draw:layer="layout" svg:width="0.019cm" svg:height="0.019cm" svg:x="10.202cm" svg:y="1.8cm" svg:viewBox="0 0 20 20" svg:d="M10 20c14 0 14-20 0-20-13 0-13 20 0 20z">
          <text:p/>
        </draw:path>
        <draw:path draw:style-name="gr1" draw:text-style-name="P1" draw:layer="layout" svg:width="0.019cm" svg:height="0.019cm" svg:x="10.702cm" svg:y="1.8cm" svg:viewBox="0 0 20 20" svg:d="M10 20c14 0 14-20 0-20-13 0-13 20 0 20z">
          <text:p/>
        </draw:path>
        <draw:path draw:style-name="gr1" draw:text-style-name="P1" draw:layer="layout" svg:width="0.019cm" svg:height="0.019cm" svg:x="11.202cm" svg:y="1.8cm" svg:viewBox="0 0 20 20" svg:d="M10 20c14 0 14-20 0-20-13 0-13 20 0 20z">
          <text:p/>
        </draw:path>
        <draw:path draw:style-name="gr1" draw:text-style-name="P1" draw:layer="layout" svg:width="0.019cm" svg:height="0.019cm" svg:x="11.702cm" svg:y="1.8cm" svg:viewBox="0 0 20 20" svg:d="M10 20c14 0 14-20 0-20-13 0-13 20 0 20z">
          <text:p/>
        </draw:path>
        <draw:path draw:style-name="gr1" draw:text-style-name="P1" draw:layer="layout" svg:width="0.019cm" svg:height="0.019cm" svg:x="12.202cm" svg:y="1.8cm" svg:viewBox="0 0 20 20" svg:d="M10 20c14 0 14-20 0-20-13 0-13 20 0 20z">
          <text:p/>
        </draw:path>
        <draw:path draw:style-name="gr1" draw:text-style-name="P1" draw:layer="layout" svg:width="0.019cm" svg:height="0.019cm" svg:x="12.702cm" svg:y="1.8cm" svg:viewBox="0 0 20 20" svg:d="M10 20c14 0 14-20 0-20-13 0-13 20 0 20z">
          <text:p/>
        </draw:path>
        <draw:path draw:style-name="gr1" draw:text-style-name="P1" draw:layer="layout" svg:width="0.019cm" svg:height="0.019cm" svg:x="13.202cm" svg:y="1.8cm" svg:viewBox="0 0 20 20" svg:d="M10 20c14 0 14-20 0-20-13 0-13 20 0 20z">
          <text:p/>
        </draw:path>
        <draw:path draw:style-name="gr1" draw:text-style-name="P1" draw:layer="layout" svg:width="0.019cm" svg:height="0.019cm" svg:x="13.702cm" svg:y="1.8cm" svg:viewBox="0 0 20 20" svg:d="M10 20c14 0 14-20 0-20-13 0-13 20 0 20z">
          <text:p/>
        </draw:path>
        <draw:path draw:style-name="gr1" draw:text-style-name="P1" draw:layer="layout" svg:width="0.019cm" svg:height="0.019cm" svg:x="14.202cm" svg:y="1.8cm" svg:viewBox="0 0 20 20" svg:d="M10 20c14 0 14-20 0-20-13 0-13 20 0 20z">
          <text:p/>
        </draw:path>
        <draw:path draw:style-name="gr1" draw:text-style-name="P1" draw:layer="layout" svg:width="0.019cm" svg:height="0.019cm" svg:x="14.702cm" svg:y="1.8cm" svg:viewBox="0 0 20 20" svg:d="M10 20c14 0 14-20 0-20-13 0-13 20 0 20z">
          <text:p/>
        </draw:path>
        <draw:path draw:style-name="gr1" draw:text-style-name="P1" draw:layer="layout" svg:width="0.019cm" svg:height="0.019cm" svg:x="15.202cm" svg:y="1.8cm" svg:viewBox="0 0 20 20" svg:d="M10 20c14 0 14-20 0-20-13 0-13 20 0 20z">
          <text:p/>
        </draw:path>
        <draw:path draw:style-name="gr1" draw:text-style-name="P1" draw:layer="layout" svg:width="0.019cm" svg:height="0.019cm" svg:x="15.702cm" svg:y="1.8cm" svg:viewBox="0 0 20 20" svg:d="M10 20c14 0 14-20 0-20-13 0-13 20 0 20z">
          <text:p/>
        </draw:path>
        <draw:path draw:style-name="gr1" draw:text-style-name="P1" draw:layer="layout" svg:width="0.019cm" svg:height="0.019cm" svg:x="16.202cm" svg:y="1.8cm" svg:viewBox="0 0 20 20" svg:d="M10 20c14 0 14-20 0-20-13 0-13 20 0 20z">
          <text:p/>
        </draw:path>
        <draw:path draw:style-name="gr1" draw:text-style-name="P1" draw:layer="layout" svg:width="0.019cm" svg:height="0.019cm" svg:x="16.701cm" svg:y="1.8cm" svg:viewBox="0 0 20 20" svg:d="M10 20c14 0 14-20 0-20-13 0-13 20 0 20z">
          <text:p/>
        </draw:path>
        <draw:path draw:style-name="gr1" draw:text-style-name="P1" draw:layer="layout" svg:width="0.019cm" svg:height="0.019cm" svg:x="17.201cm" svg:y="1.8cm" svg:viewBox="0 0 20 20" svg:d="M10 20c14 0 14-20 0-20-13 0-13 20 0 20z">
          <text:p/>
        </draw:path>
        <draw:path draw:style-name="gr1" draw:text-style-name="P1" draw:layer="layout" svg:width="0.019cm" svg:height="0.019cm" svg:x="17.701cm" svg:y="1.8cm" svg:viewBox="0 0 20 20" svg:d="M10 20c14 0 14-20 0-20-13 0-13 20 0 20z">
          <text:p/>
        </draw:path>
        <draw:path draw:style-name="gr1" draw:text-style-name="P1" draw:layer="layout" svg:width="0.019cm" svg:height="0.019cm" svg:x="18.201cm" svg:y="1.8cm" svg:viewBox="0 0 20 20" svg:d="M10 20c14 0 14-20 0-20-13 0-13 20 0 20z">
          <text:p/>
        </draw:path>
        <draw:path draw:style-name="gr1" draw:text-style-name="P1" draw:layer="layout" svg:width="0.019cm" svg:height="0.019cm" svg:x="18.701cm" svg:y="1.8cm" svg:viewBox="0 0 20 20" svg:d="M10 20c14 0 14-20 0-20-13 0-13 20 0 20z">
          <text:p/>
        </draw:path>
        <draw:path draw:style-name="gr1" draw:text-style-name="P1" draw:layer="layout" svg:width="0.019cm" svg:height="0.019cm" svg:x="19.201cm" svg:y="1.8cm" svg:viewBox="0 0 20 20" svg:d="M10 20c14 0 14-20 0-20-13 0-13 20 0 20z">
          <text:p/>
        </draw:path>
        <draw:path draw:style-name="gr1" draw:text-style-name="P1" draw:layer="layout" svg:width="0.019cm" svg:height="0.019cm" svg:x="19.701cm" svg:y="1.8cm" svg:viewBox="0 0 20 20" svg:d="M10 20c14 0 14-20 0-20-13 0-13 20 0 20z">
          <text:p/>
        </draw:path>
        <draw:path draw:style-name="gr1" draw:text-style-name="P1" draw:layer="layout" svg:width="0.019cm" svg:height="0.019cm" svg:x="20.201cm" svg:y="1.8cm" svg:viewBox="0 0 20 20" svg:d="M10 20c14 0 14-20 0-20-13 0-13 20 0 20z">
          <text:p/>
        </draw:path>
        <draw:path draw:style-name="gr1" draw:text-style-name="P1" draw:layer="layout" svg:width="0.019cm" svg:height="0.019cm" svg:x="20.701cm" svg:y="1.8cm" svg:viewBox="0 0 20 20" svg:d="M10 20c14 0 14-20 0-20-13 0-13 20 0 20z">
          <text:p/>
        </draw:path>
        <draw:path draw:style-name="gr1" draw:text-style-name="P1" draw:layer="layout" svg:width="0.019cm" svg:height="0.019cm" svg:x="21.201cm" svg:y="1.8cm" svg:viewBox="0 0 20 20" svg:d="M10 20c14 0 14-20 0-20-13 0-13 20 0 20z">
          <text:p/>
        </draw:path>
        <draw:path draw:style-name="gr1" draw:text-style-name="P1" draw:layer="layout" svg:width="0.019cm" svg:height="0.019cm" svg:x="21.701cm" svg:y="1.8cm" svg:viewBox="0 0 20 20" svg:d="M10 20c14 0 14-20 0-20-13 0-13 20 0 20z">
          <text:p/>
        </draw:path>
        <draw:path draw:style-name="gr1" draw:text-style-name="P1" draw:layer="layout" svg:width="0.019cm" svg:height="0.019cm" svg:x="22.201cm" svg:y="1.8cm" svg:viewBox="0 0 20 20" svg:d="M10 20c14 0 14-20 0-20-13 0-13 20 0 20z">
          <text:p/>
        </draw:path>
        <draw:path draw:style-name="gr1" draw:text-style-name="P1" draw:layer="layout" svg:width="0.019cm" svg:height="0.019cm" svg:x="22.701cm" svg:y="1.8cm" svg:viewBox="0 0 20 20" svg:d="M10 20c14 0 14-20 0-20-13 0-13 20 0 20z">
          <text:p/>
        </draw:path>
        <draw:path draw:style-name="gr1" draw:text-style-name="P1" draw:layer="layout" svg:width="0.019cm" svg:height="0.019cm" svg:x="23.201cm" svg:y="1.8cm" svg:viewBox="0 0 20 20" svg:d="M10 20c14 0 14-20 0-20-13 0-13 20 0 20z">
          <text:p/>
        </draw:path>
        <draw:path draw:style-name="gr1" draw:text-style-name="P1" draw:layer="layout" svg:width="0.019cm" svg:height="0.019cm" svg:x="23.701cm" svg:y="1.8cm" svg:viewBox="0 0 20 20" svg:d="M10 20c14 0 14-20 0-20-13 0-13 20 0 20z">
          <text:p/>
        </draw:path>
        <draw:path draw:style-name="gr1" draw:text-style-name="P1" draw:layer="layout" svg:width="0.019cm" svg:height="0.019cm" svg:x="24.201cm" svg:y="1.8cm" svg:viewBox="0 0 20 20" svg:d="M10 20c14 0 14-20 0-20-13 0-13 20 0 20z">
          <text:p/>
        </draw:path>
        <draw:path draw:style-name="gr1" draw:text-style-name="P1" draw:layer="layout" svg:width="0.019cm" svg:height="0.019cm" svg:x="24.702cm" svg:y="1.8cm" svg:viewBox="0 0 20 20" svg:d="M10 20c14 0 14-20 0-20-13 0-13 20 0 20z">
          <text:p/>
        </draw:path>
        <draw:path draw:style-name="gr1" draw:text-style-name="P1" draw:layer="layout" svg:width="0.019cm" svg:height="0.019cm" svg:x="25.202cm" svg:y="1.8cm" svg:viewBox="0 0 20 20" svg:d="M10 20c14 0 14-20 0-20-13 0-13 20 0 20z">
          <text:p/>
        </draw:path>
        <draw:path draw:style-name="gr1" draw:text-style-name="P1" draw:layer="layout" svg:width="0.019cm" svg:height="0.019cm" svg:x="25.702cm" svg:y="1.8cm" svg:viewBox="0 0 20 20" svg:d="M10 20c14 0 14-20 0-20-13 0-13 20 0 20z">
          <text:p/>
        </draw:path>
        <draw:path draw:style-name="gr1" draw:text-style-name="P1" draw:layer="layout" svg:width="0.019cm" svg:height="0.019cm" svg:x="26.202cm" svg:y="1.8cm" svg:viewBox="0 0 20 20" svg:d="M10 20c14 0 14-20 0-20-13 0-13 20 0 20z">
          <text:p/>
        </draw:path>
        <draw:path draw:style-name="gr1" draw:text-style-name="P1" draw:layer="layout" svg:width="0.019cm" svg:height="0.019cm" svg:x="26.702cm" svg:y="1.8cm" svg:viewBox="0 0 20 20" svg:d="M10 20c14 0 14-20 0-20-13 0-13 20 0 20z">
          <text:p/>
        </draw:path>
        <draw:path draw:style-name="gr1" draw:text-style-name="P1" draw:layer="layout" svg:width="0.019cm" svg:height="0.019cm" svg:x="27.202cm" svg:y="1.8cm" svg:viewBox="0 0 20 20" svg:d="M10 20c14 0 14-20 0-20-13 0-13 20 0 20z">
          <text:p/>
        </draw:path>
        <draw:path draw:style-name="gr1" draw:text-style-name="P1" draw:layer="layout" svg:width="0.019cm" svg:height="0.019cm" svg:x="0.701cm" svg:y="1.8cm" svg:viewBox="0 0 20 20" svg:d="M10 20c14 0 14-20 0-20-13 0-13 20 0 20z">
          <text:p/>
        </draw:path>
        <draw:path draw:style-name="gr1" draw:text-style-name="P1" draw:layer="layout" svg:width="0.019cm" svg:height="0.019cm" svg:x="1.201cm" svg:y="1.8cm" svg:viewBox="0 0 20 20" svg:d="M10 20c14 0 14-20 0-20-13 0-13 20 0 20z">
          <text:p/>
        </draw:path>
        <draw:path draw:style-name="gr1" draw:text-style-name="P1" draw:layer="layout" svg:width="0.019cm" svg:height="0.019cm" svg:x="1.701cm" svg:y="1.8cm" svg:viewBox="0 0 20 20" svg:d="M10 20c14 0 14-20 0-20-13 0-13 20 0 20z">
          <text:p/>
        </draw:path>
        <draw:path draw:style-name="gr1" draw:text-style-name="P1" draw:layer="layout" svg:width="0.019cm" svg:height="0.019cm" svg:x="2.201cm" svg:y="1.8cm" svg:viewBox="0 0 20 20" svg:d="M10 20c14 0 14-20 0-20-13 0-13 20 0 20z">
          <text:p/>
        </draw:path>
        <draw:path draw:style-name="gr1" draw:text-style-name="P1" draw:layer="layout" svg:width="0.019cm" svg:height="0.019cm" svg:x="2.701cm" svg:y="1.8cm" svg:viewBox="0 0 20 20" svg:d="M10 20c14 0 14-20 0-20-13 0-13 20 0 20z">
          <text:p/>
        </draw:path>
        <draw:path draw:style-name="gr1" draw:text-style-name="P1" draw:layer="layout" svg:width="0.019cm" svg:height="0.019cm" svg:x="3.201cm" svg:y="1.8cm" svg:viewBox="0 0 20 20" svg:d="M10 20c14 0 14-20 0-20-13 0-13 20 0 20z">
          <text:p/>
        </draw:path>
        <draw:path draw:style-name="gr1" draw:text-style-name="P1" draw:layer="layout" svg:width="0.019cm" svg:height="0.019cm" svg:x="3.701cm" svg:y="1.8cm" svg:viewBox="0 0 20 20" svg:d="M10 20c14 0 14-20 0-20-13 0-13 20 0 20z">
          <text:p/>
        </draw:path>
        <draw:path draw:style-name="gr1" draw:text-style-name="P1" draw:layer="layout" svg:width="0.019cm" svg:height="0.019cm" svg:x="4.201cm" svg:y="1.8cm" svg:viewBox="0 0 20 20" svg:d="M10 20c14 0 14-20 0-20-13 0-13 20 0 20z">
          <text:p/>
        </draw:path>
        <draw:path draw:style-name="gr1" draw:text-style-name="P1" draw:layer="layout" svg:width="0.019cm" svg:height="0.019cm" svg:x="4.701cm" svg:y="1.8cm" svg:viewBox="0 0 20 20" svg:d="M10 20c14 0 14-20 0-20-13 0-13 20 0 20z">
          <text:p/>
        </draw:path>
        <draw:path draw:style-name="gr1" draw:text-style-name="P1" draw:layer="layout" svg:width="0.019cm" svg:height="0.019cm" svg:x="5.201cm" svg:y="1.8cm" svg:viewBox="0 0 20 20" svg:d="M10 20c14 0 14-20 0-20-13 0-13 20 0 20z">
          <text:p/>
        </draw:path>
        <draw:path draw:style-name="gr1" draw:text-style-name="P1" draw:layer="layout" svg:width="0.019cm" svg:height="0.019cm" svg:x="5.701cm" svg:y="1.8cm" svg:viewBox="0 0 20 20" svg:d="M10 20c14 0 14-20 0-20-13 0-13 20 0 20z">
          <text:p/>
        </draw:path>
        <draw:path draw:style-name="gr1" draw:text-style-name="P1" draw:layer="layout" svg:width="0.019cm" svg:height="0.019cm" svg:x="6.201cm" svg:y="1.8cm" svg:viewBox="0 0 20 20" svg:d="M10 20c14 0 14-20 0-20-13 0-13 20 0 20z">
          <text:p/>
        </draw:path>
        <draw:path draw:style-name="gr1" draw:text-style-name="P1" draw:layer="layout" svg:width="0.019cm" svg:height="0.019cm" svg:x="6.701cm" svg:y="1.8cm" svg:viewBox="0 0 20 20" svg:d="M10 20c14 0 14-20 0-20-13 0-13 20 0 20z">
          <text:p/>
        </draw:path>
        <draw:path draw:style-name="gr1" draw:text-style-name="P1" draw:layer="layout" svg:width="0.019cm" svg:height="0.019cm" svg:x="7.201cm" svg:y="1.8cm" svg:viewBox="0 0 20 20" svg:d="M10 20c14 0 14-20 0-20-13 0-13 20 0 20z">
          <text:p/>
        </draw:path>
        <draw:path draw:style-name="gr1" draw:text-style-name="P1" draw:layer="layout" svg:width="0.019cm" svg:height="0.019cm" svg:x="7.701cm" svg:y="1.8cm" svg:viewBox="0 0 20 20" svg:d="M10 20c14 0 14-20 0-20-13 0-13 20 0 20z">
          <text:p/>
        </draw:path>
        <draw:path draw:style-name="gr1" draw:text-style-name="P1" draw:layer="layout" svg:width="0.019cm" svg:height="0.019cm" svg:x="8.201cm" svg:y="1.8cm" svg:viewBox="0 0 20 20" svg:d="M10 20c14 0 14-20 0-20-13 0-13 20 0 20z">
          <text:p/>
        </draw:path>
        <draw:path draw:style-name="gr1" draw:text-style-name="P1" draw:layer="layout" svg:width="0.019cm" svg:height="0.019cm" svg:x="8.702cm" svg:y="1.8cm" svg:viewBox="0 0 20 20" svg:d="M10 20c14 0 14-20 0-20-13 0-13 20 0 20z">
          <text:p/>
        </draw:path>
        <draw:path draw:style-name="gr1" draw:text-style-name="P1" draw:layer="layout" svg:width="0.019cm" svg:height="0.019cm" svg:x="9.202cm" svg:y="1.8cm" svg:viewBox="0 0 20 20" svg:d="M10 20c14 0 14-20 0-20-13 0-13 20 0 20z">
          <text:p/>
        </draw:path>
        <draw:path draw:style-name="gr1" draw:text-style-name="P1" draw:layer="layout" svg:width="0.019cm" svg:height="0.019cm" svg:x="9.702cm" svg:y="1.8cm" svg:viewBox="0 0 20 20" svg:d="M10 20c14 0 14-20 0-20-13 0-13 20 0 20z">
          <text:p/>
        </draw:path>
        <draw:path draw:style-name="gr1" draw:text-style-name="P1" draw:layer="layout" svg:width="0.019cm" svg:height="0.019cm" svg:x="10.202cm" svg:y="1.8cm" svg:viewBox="0 0 20 20" svg:d="M10 20c14 0 14-20 0-20-13 0-13 20 0 20z">
          <text:p/>
        </draw:path>
        <draw:path draw:style-name="gr1" draw:text-style-name="P1" draw:layer="layout" svg:width="0.019cm" svg:height="0.019cm" svg:x="10.702cm" svg:y="1.8cm" svg:viewBox="0 0 20 20" svg:d="M10 20c14 0 14-20 0-20-13 0-13 20 0 20z">
          <text:p/>
        </draw:path>
        <draw:path draw:style-name="gr1" draw:text-style-name="P1" draw:layer="layout" svg:width="0.019cm" svg:height="0.019cm" svg:x="11.202cm" svg:y="1.8cm" svg:viewBox="0 0 20 20" svg:d="M10 20c14 0 14-20 0-20-13 0-13 20 0 20z">
          <text:p/>
        </draw:path>
        <draw:path draw:style-name="gr1" draw:text-style-name="P1" draw:layer="layout" svg:width="0.019cm" svg:height="0.019cm" svg:x="11.702cm" svg:y="1.8cm" svg:viewBox="0 0 20 20" svg:d="M10 20c14 0 14-20 0-20-13 0-13 20 0 20z">
          <text:p/>
        </draw:path>
        <draw:path draw:style-name="gr1" draw:text-style-name="P1" draw:layer="layout" svg:width="0.019cm" svg:height="0.019cm" svg:x="12.202cm" svg:y="1.8cm" svg:viewBox="0 0 20 20" svg:d="M10 20c14 0 14-20 0-20-13 0-13 20 0 20z">
          <text:p/>
        </draw:path>
        <draw:path draw:style-name="gr1" draw:text-style-name="P1" draw:layer="layout" svg:width="0.019cm" svg:height="0.019cm" svg:x="12.702cm" svg:y="1.8cm" svg:viewBox="0 0 20 20" svg:d="M10 20c14 0 14-20 0-20-13 0-13 20 0 20z">
          <text:p/>
        </draw:path>
        <draw:path draw:style-name="gr1" draw:text-style-name="P1" draw:layer="layout" svg:width="0.019cm" svg:height="0.019cm" svg:x="13.202cm" svg:y="1.8cm" svg:viewBox="0 0 20 20" svg:d="M10 20c14 0 14-20 0-20-13 0-13 20 0 20z">
          <text:p/>
        </draw:path>
        <draw:path draw:style-name="gr1" draw:text-style-name="P1" draw:layer="layout" svg:width="0.019cm" svg:height="0.019cm" svg:x="13.702cm" svg:y="1.8cm" svg:viewBox="0 0 20 20" svg:d="M10 20c14 0 14-20 0-20-13 0-13 20 0 20z">
          <text:p/>
        </draw:path>
        <draw:path draw:style-name="gr1" draw:text-style-name="P1" draw:layer="layout" svg:width="0.019cm" svg:height="0.019cm" svg:x="14.202cm" svg:y="1.8cm" svg:viewBox="0 0 20 20" svg:d="M10 20c14 0 14-20 0-20-13 0-13 20 0 20z">
          <text:p/>
        </draw:path>
        <draw:path draw:style-name="gr1" draw:text-style-name="P1" draw:layer="layout" svg:width="0.019cm" svg:height="0.019cm" svg:x="14.702cm" svg:y="1.8cm" svg:viewBox="0 0 20 20" svg:d="M10 20c14 0 14-20 0-20-13 0-13 20 0 20z">
          <text:p/>
        </draw:path>
        <draw:path draw:style-name="gr1" draw:text-style-name="P1" draw:layer="layout" svg:width="0.019cm" svg:height="0.019cm" svg:x="15.202cm" svg:y="1.8cm" svg:viewBox="0 0 20 20" svg:d="M10 20c14 0 14-20 0-20-13 0-13 20 0 20z">
          <text:p/>
        </draw:path>
        <draw:path draw:style-name="gr1" draw:text-style-name="P1" draw:layer="layout" svg:width="0.019cm" svg:height="0.019cm" svg:x="15.702cm" svg:y="1.8cm" svg:viewBox="0 0 20 20" svg:d="M10 20c14 0 14-20 0-20-13 0-13 20 0 20z">
          <text:p/>
        </draw:path>
        <draw:path draw:style-name="gr1" draw:text-style-name="P1" draw:layer="layout" svg:width="0.019cm" svg:height="0.019cm" svg:x="16.202cm" svg:y="1.8cm" svg:viewBox="0 0 20 20" svg:d="M10 20c14 0 14-20 0-20-13 0-13 20 0 20z">
          <text:p/>
        </draw:path>
        <draw:path draw:style-name="gr1" draw:text-style-name="P1" draw:layer="layout" svg:width="0.019cm" svg:height="0.019cm" svg:x="0.702cm" svg:y="2.3cm" svg:viewBox="0 0 20 20" svg:d="M10 20c14 0 14-20 0-20-13 0-13 20 0 20z">
          <text:p/>
        </draw:path>
        <draw:path draw:style-name="gr1" draw:text-style-name="P1" draw:layer="layout" svg:width="0.019cm" svg:height="0.019cm" svg:x="1.202cm" svg:y="2.3cm" svg:viewBox="0 0 20 20" svg:d="M10 20c14 0 14-20 0-20-13 0-13 20 0 20z">
          <text:p/>
        </draw:path>
        <draw:path draw:style-name="gr1" draw:text-style-name="P1" draw:layer="layout" svg:width="0.019cm" svg:height="0.019cm" svg:x="1.702cm" svg:y="2.3cm" svg:viewBox="0 0 20 20" svg:d="M10 20c14 0 14-20 0-20-13 0-13 20 0 20z">
          <text:p/>
        </draw:path>
        <draw:path draw:style-name="gr1" draw:text-style-name="P1" draw:layer="layout" svg:width="0.019cm" svg:height="0.019cm" svg:x="2.202cm" svg:y="2.3cm" svg:viewBox="0 0 20 20" svg:d="M10 20c14 0 14-20 0-20-13 0-13 20 0 20z">
          <text:p/>
        </draw:path>
        <draw:path draw:style-name="gr1" draw:text-style-name="P1" draw:layer="layout" svg:width="0.019cm" svg:height="0.019cm" svg:x="2.702cm" svg:y="2.3cm" svg:viewBox="0 0 20 20" svg:d="M10 20c14 0 14-20 0-20-13 0-13 20 0 20z">
          <text:p/>
        </draw:path>
        <draw:path draw:style-name="gr1" draw:text-style-name="P1" draw:layer="layout" svg:width="0.019cm" svg:height="0.019cm" svg:x="3.202cm" svg:y="2.3cm" svg:viewBox="0 0 20 20" svg:d="M10 20c14 0 14-20 0-20-13 0-13 20 0 20z">
          <text:p/>
        </draw:path>
        <draw:path draw:style-name="gr1" draw:text-style-name="P1" draw:layer="layout" svg:width="0.019cm" svg:height="0.019cm" svg:x="3.702cm" svg:y="2.3cm" svg:viewBox="0 0 20 20" svg:d="M10 20c14 0 14-20 0-20-13 0-13 20 0 20z">
          <text:p/>
        </draw:path>
        <draw:path draw:style-name="gr1" draw:text-style-name="P1" draw:layer="layout" svg:width="0.019cm" svg:height="0.019cm" svg:x="4.202cm" svg:y="2.3cm" svg:viewBox="0 0 20 20" svg:d="M10 20c14 0 14-20 0-20-13 0-13 20 0 20z">
          <text:p/>
        </draw:path>
        <draw:path draw:style-name="gr1" draw:text-style-name="P1" draw:layer="layout" svg:width="0.019cm" svg:height="0.019cm" svg:x="4.702cm" svg:y="2.3cm" svg:viewBox="0 0 20 20" svg:d="M10 20c14 0 14-20 0-20-13 0-13 20 0 20z">
          <text:p/>
        </draw:path>
        <draw:path draw:style-name="gr1" draw:text-style-name="P1" draw:layer="layout" svg:width="0.019cm" svg:height="0.019cm" svg:x="5.202cm" svg:y="2.3cm" svg:viewBox="0 0 20 20" svg:d="M10 20c14 0 14-20 0-20-13 0-13 20 0 20z">
          <text:p/>
        </draw:path>
        <draw:path draw:style-name="gr1" draw:text-style-name="P1" draw:layer="layout" svg:width="0.019cm" svg:height="0.019cm" svg:x="5.702cm" svg:y="2.3cm" svg:viewBox="0 0 20 20" svg:d="M10 20c14 0 14-20 0-20-13 0-13 20 0 20z">
          <text:p/>
        </draw:path>
        <draw:path draw:style-name="gr1" draw:text-style-name="P1" draw:layer="layout" svg:width="0.019cm" svg:height="0.019cm" svg:x="6.202cm" svg:y="2.3cm" svg:viewBox="0 0 20 20" svg:d="M10 20c14 0 14-20 0-20-13 0-13 20 0 20z">
          <text:p/>
        </draw:path>
        <draw:path draw:style-name="gr1" draw:text-style-name="P1" draw:layer="layout" svg:width="0.019cm" svg:height="0.019cm" svg:x="6.702cm" svg:y="2.3cm" svg:viewBox="0 0 20 20" svg:d="M10 20c14 0 14-20 0-20-13 0-13 20 0 20z">
          <text:p/>
        </draw:path>
        <draw:path draw:style-name="gr1" draw:text-style-name="P1" draw:layer="layout" svg:width="0.019cm" svg:height="0.019cm" svg:x="7.202cm" svg:y="2.3cm" svg:viewBox="0 0 20 20" svg:d="M10 20c14 0 14-20 0-20-13 0-13 20 0 20z">
          <text:p/>
        </draw:path>
        <draw:path draw:style-name="gr1" draw:text-style-name="P1" draw:layer="layout" svg:width="0.019cm" svg:height="0.019cm" svg:x="7.702cm" svg:y="2.3cm" svg:viewBox="0 0 20 20" svg:d="M10 20c14 0 14-20 0-20-13 0-13 20 0 20z">
          <text:p/>
        </draw:path>
        <draw:path draw:style-name="gr1" draw:text-style-name="P1" draw:layer="layout" svg:width="0.019cm" svg:height="0.019cm" svg:x="8.202cm" svg:y="2.3cm" svg:viewBox="0 0 20 20" svg:d="M10 20c14 0 14-20 0-20-13 0-13 20 0 20z">
          <text:p/>
        </draw:path>
        <draw:path draw:style-name="gr1" draw:text-style-name="P1" draw:layer="layout" svg:width="0.019cm" svg:height="0.019cm" svg:x="8.703cm" svg:y="2.3cm" svg:viewBox="0 0 20 20" svg:d="M10 20c14 0 14-20 0-20-13 0-13 20 0 20z">
          <text:p/>
        </draw:path>
        <draw:path draw:style-name="gr1" draw:text-style-name="P1" draw:layer="layout" svg:width="0.019cm" svg:height="0.019cm" svg:x="9.203cm" svg:y="2.3cm" svg:viewBox="0 0 20 20" svg:d="M10 20c14 0 14-20 0-20-13 0-13 20 0 20z">
          <text:p/>
        </draw:path>
        <draw:path draw:style-name="gr1" draw:text-style-name="P1" draw:layer="layout" svg:width="0.019cm" svg:height="0.019cm" svg:x="9.703cm" svg:y="2.3cm" svg:viewBox="0 0 20 20" svg:d="M10 20c14 0 14-20 0-20-13 0-13 20 0 20z">
          <text:p/>
        </draw:path>
        <draw:path draw:style-name="gr1" draw:text-style-name="P1" draw:layer="layout" svg:width="0.019cm" svg:height="0.019cm" svg:x="10.203cm" svg:y="2.3cm" svg:viewBox="0 0 20 20" svg:d="M10 20c14 0 14-20 0-20-13 0-13 20 0 20z">
          <text:p/>
        </draw:path>
        <draw:path draw:style-name="gr1" draw:text-style-name="P1" draw:layer="layout" svg:width="0.019cm" svg:height="0.019cm" svg:x="10.703cm" svg:y="2.3cm" svg:viewBox="0 0 20 20" svg:d="M10 20c14 0 14-20 0-20-13 0-13 20 0 20z">
          <text:p/>
        </draw:path>
        <draw:path draw:style-name="gr1" draw:text-style-name="P1" draw:layer="layout" svg:width="0.019cm" svg:height="0.019cm" svg:x="11.203cm" svg:y="2.3cm" svg:viewBox="0 0 20 20" svg:d="M10 20c14 0 14-20 0-20-13 0-13 20 0 20z">
          <text:p/>
        </draw:path>
        <draw:path draw:style-name="gr1" draw:text-style-name="P1" draw:layer="layout" svg:width="0.019cm" svg:height="0.019cm" svg:x="11.703cm" svg:y="2.3cm" svg:viewBox="0 0 20 20" svg:d="M10 20c14 0 14-20 0-20-13 0-13 20 0 20z">
          <text:p/>
        </draw:path>
        <draw:path draw:style-name="gr1" draw:text-style-name="P1" draw:layer="layout" svg:width="0.019cm" svg:height="0.019cm" svg:x="12.203cm" svg:y="2.3cm" svg:viewBox="0 0 20 20" svg:d="M10 20c14 0 14-20 0-20-13 0-13 20 0 20z">
          <text:p/>
        </draw:path>
        <draw:path draw:style-name="gr1" draw:text-style-name="P1" draw:layer="layout" svg:width="0.019cm" svg:height="0.019cm" svg:x="12.703cm" svg:y="2.3cm" svg:viewBox="0 0 20 20" svg:d="M10 20c14 0 14-20 0-20-13 0-13 20 0 20z">
          <text:p/>
        </draw:path>
        <draw:path draw:style-name="gr1" draw:text-style-name="P1" draw:layer="layout" svg:width="0.019cm" svg:height="0.019cm" svg:x="13.203cm" svg:y="2.3cm" svg:viewBox="0 0 20 20" svg:d="M10 20c14 0 14-20 0-20-13 0-13 20 0 20z">
          <text:p/>
        </draw:path>
        <draw:path draw:style-name="gr1" draw:text-style-name="P1" draw:layer="layout" svg:width="0.019cm" svg:height="0.019cm" svg:x="13.703cm" svg:y="2.3cm" svg:viewBox="0 0 20 20" svg:d="M10 20c14 0 14-20 0-20-13 0-13 20 0 20z">
          <text:p/>
        </draw:path>
        <draw:path draw:style-name="gr1" draw:text-style-name="P1" draw:layer="layout" svg:width="0.019cm" svg:height="0.019cm" svg:x="14.203cm" svg:y="2.3cm" svg:viewBox="0 0 20 20" svg:d="M10 20c14 0 14-20 0-20-13 0-13 20 0 20z">
          <text:p/>
        </draw:path>
        <draw:path draw:style-name="gr1" draw:text-style-name="P1" draw:layer="layout" svg:width="0.019cm" svg:height="0.019cm" svg:x="14.703cm" svg:y="2.3cm" svg:viewBox="0 0 20 20" svg:d="M10 20c14 0 14-20 0-20-13 0-13 20 0 20z">
          <text:p/>
        </draw:path>
        <draw:path draw:style-name="gr1" draw:text-style-name="P1" draw:layer="layout" svg:width="0.019cm" svg:height="0.019cm" svg:x="15.203cm" svg:y="2.3cm" svg:viewBox="0 0 20 20" svg:d="M10 20c14 0 14-20 0-20-13 0-13 20 0 20z">
          <text:p/>
        </draw:path>
        <draw:path draw:style-name="gr1" draw:text-style-name="P1" draw:layer="layout" svg:width="0.019cm" svg:height="0.019cm" svg:x="15.703cm" svg:y="2.3cm" svg:viewBox="0 0 20 20" svg:d="M10 20c14 0 14-20 0-20-13 0-13 20 0 20z">
          <text:p/>
        </draw:path>
        <draw:path draw:style-name="gr1" draw:text-style-name="P1" draw:layer="layout" svg:width="0.019cm" svg:height="0.019cm" svg:x="16.203cm" svg:y="2.3cm" svg:viewBox="0 0 20 20" svg:d="M10 20c14 0 14-20 0-20-13 0-13 20 0 20z">
          <text:p/>
        </draw:path>
        <draw:path draw:style-name="gr1" draw:text-style-name="P1" draw:layer="layout" svg:width="0.019cm" svg:height="0.019cm" svg:x="16.702cm" svg:y="2.3cm" svg:viewBox="0 0 20 20" svg:d="M10 20c14 0 14-20 0-20-13 0-13 20 0 20z">
          <text:p/>
        </draw:path>
        <draw:path draw:style-name="gr1" draw:text-style-name="P1" draw:layer="layout" svg:width="0.019cm" svg:height="0.019cm" svg:x="17.202cm" svg:y="2.3cm" svg:viewBox="0 0 20 20" svg:d="M10 20c14 0 14-20 0-20-13 0-13 20 0 20z">
          <text:p/>
        </draw:path>
        <draw:path draw:style-name="gr1" draw:text-style-name="P1" draw:layer="layout" svg:width="0.019cm" svg:height="0.019cm" svg:x="17.702cm" svg:y="2.3cm" svg:viewBox="0 0 20 20" svg:d="M10 20c14 0 14-20 0-20-13 0-13 20 0 20z">
          <text:p/>
        </draw:path>
        <draw:path draw:style-name="gr1" draw:text-style-name="P1" draw:layer="layout" svg:width="0.019cm" svg:height="0.019cm" svg:x="18.202cm" svg:y="2.3cm" svg:viewBox="0 0 20 20" svg:d="M10 20c14 0 14-20 0-20-13 0-13 20 0 20z">
          <text:p/>
        </draw:path>
        <draw:path draw:style-name="gr1" draw:text-style-name="P1" draw:layer="layout" svg:width="0.019cm" svg:height="0.019cm" svg:x="18.702cm" svg:y="2.3cm" svg:viewBox="0 0 20 20" svg:d="M10 20c14 0 14-20 0-20-13 0-13 20 0 20z">
          <text:p/>
        </draw:path>
        <draw:path draw:style-name="gr1" draw:text-style-name="P1" draw:layer="layout" svg:width="0.019cm" svg:height="0.019cm" svg:x="19.202cm" svg:y="2.3cm" svg:viewBox="0 0 20 20" svg:d="M10 20c14 0 14-20 0-20-13 0-13 20 0 20z">
          <text:p/>
        </draw:path>
        <draw:path draw:style-name="gr1" draw:text-style-name="P1" draw:layer="layout" svg:width="0.019cm" svg:height="0.019cm" svg:x="19.702cm" svg:y="2.3cm" svg:viewBox="0 0 20 20" svg:d="M10 20c14 0 14-20 0-20-13 0-13 20 0 20z">
          <text:p/>
        </draw:path>
        <draw:path draw:style-name="gr1" draw:text-style-name="P1" draw:layer="layout" svg:width="0.019cm" svg:height="0.019cm" svg:x="20.202cm" svg:y="2.3cm" svg:viewBox="0 0 20 20" svg:d="M10 20c14 0 14-20 0-20-13 0-13 20 0 20z">
          <text:p/>
        </draw:path>
        <draw:path draw:style-name="gr1" draw:text-style-name="P1" draw:layer="layout" svg:width="0.019cm" svg:height="0.019cm" svg:x="20.702cm" svg:y="2.3cm" svg:viewBox="0 0 20 20" svg:d="M10 20c14 0 14-20 0-20-13 0-13 20 0 20z">
          <text:p/>
        </draw:path>
        <draw:path draw:style-name="gr1" draw:text-style-name="P1" draw:layer="layout" svg:width="0.019cm" svg:height="0.019cm" svg:x="21.202cm" svg:y="2.3cm" svg:viewBox="0 0 20 20" svg:d="M10 20c14 0 14-20 0-20-13 0-13 20 0 20z">
          <text:p/>
        </draw:path>
        <draw:path draw:style-name="gr1" draw:text-style-name="P1" draw:layer="layout" svg:width="0.019cm" svg:height="0.019cm" svg:x="21.702cm" svg:y="2.3cm" svg:viewBox="0 0 20 20" svg:d="M10 20c14 0 14-20 0-20-13 0-13 20 0 20z">
          <text:p/>
        </draw:path>
        <draw:path draw:style-name="gr1" draw:text-style-name="P1" draw:layer="layout" svg:width="0.019cm" svg:height="0.019cm" svg:x="22.202cm" svg:y="2.3cm" svg:viewBox="0 0 20 20" svg:d="M10 20c14 0 14-20 0-20-13 0-13 20 0 20z">
          <text:p/>
        </draw:path>
        <draw:path draw:style-name="gr1" draw:text-style-name="P1" draw:layer="layout" svg:width="0.019cm" svg:height="0.019cm" svg:x="22.702cm" svg:y="2.3cm" svg:viewBox="0 0 20 20" svg:d="M10 20c14 0 14-20 0-20-13 0-13 20 0 20z">
          <text:p/>
        </draw:path>
        <draw:path draw:style-name="gr1" draw:text-style-name="P1" draw:layer="layout" svg:width="0.019cm" svg:height="0.019cm" svg:x="23.202cm" svg:y="2.3cm" svg:viewBox="0 0 20 20" svg:d="M10 20c14 0 14-20 0-20-13 0-13 20 0 20z">
          <text:p/>
        </draw:path>
        <draw:path draw:style-name="gr1" draw:text-style-name="P1" draw:layer="layout" svg:width="0.019cm" svg:height="0.019cm" svg:x="23.702cm" svg:y="2.3cm" svg:viewBox="0 0 20 20" svg:d="M10 20c14 0 14-20 0-20-13 0-13 20 0 20z">
          <text:p/>
        </draw:path>
        <draw:path draw:style-name="gr1" draw:text-style-name="P1" draw:layer="layout" svg:width="0.019cm" svg:height="0.019cm" svg:x="24.202cm" svg:y="2.3cm" svg:viewBox="0 0 20 20" svg:d="M10 20c14 0 14-20 0-20-13 0-13 20 0 20z">
          <text:p/>
        </draw:path>
        <draw:path draw:style-name="gr1" draw:text-style-name="P1" draw:layer="layout" svg:width="0.019cm" svg:height="0.019cm" svg:x="24.703cm" svg:y="2.3cm" svg:viewBox="0 0 20 20" svg:d="M10 20c14 0 14-20 0-20-13 0-13 20 0 20z">
          <text:p/>
        </draw:path>
        <draw:path draw:style-name="gr1" draw:text-style-name="P1" draw:layer="layout" svg:width="0.019cm" svg:height="0.019cm" svg:x="25.203cm" svg:y="2.3cm" svg:viewBox="0 0 20 20" svg:d="M10 20c14 0 14-20 0-20-13 0-13 20 0 20z">
          <text:p/>
        </draw:path>
        <draw:path draw:style-name="gr1" draw:text-style-name="P1" draw:layer="layout" svg:width="0.019cm" svg:height="0.019cm" svg:x="25.703cm" svg:y="2.3cm" svg:viewBox="0 0 20 20" svg:d="M10 20c14 0 14-20 0-20-13 0-13 20 0 20z">
          <text:p/>
        </draw:path>
        <draw:path draw:style-name="gr1" draw:text-style-name="P1" draw:layer="layout" svg:width="0.019cm" svg:height="0.019cm" svg:x="26.203cm" svg:y="2.3cm" svg:viewBox="0 0 20 20" svg:d="M10 20c14 0 14-20 0-20-13 0-13 20 0 20z">
          <text:p/>
        </draw:path>
        <draw:path draw:style-name="gr1" draw:text-style-name="P1" draw:layer="layout" svg:width="0.019cm" svg:height="0.019cm" svg:x="26.703cm" svg:y="2.3cm" svg:viewBox="0 0 20 20" svg:d="M10 20c14 0 14-20 0-20-13 0-13 20 0 20z">
          <text:p/>
        </draw:path>
        <draw:path draw:style-name="gr1" draw:text-style-name="P1" draw:layer="layout" svg:width="0.019cm" svg:height="0.019cm" svg:x="27.203cm" svg:y="2.3cm" svg:viewBox="0 0 20 20" svg:d="M10 20c14 0 14-20 0-20-13 0-13 20 0 20z">
          <text:p/>
        </draw:path>
        <draw:path draw:style-name="gr1" draw:text-style-name="P1" draw:layer="layout" svg:width="0.019cm" svg:height="0.019cm" svg:x="0.702cm" svg:y="2.3cm" svg:viewBox="0 0 20 20" svg:d="M10 20c14 0 14-20 0-20-13 0-13 20 0 20z">
          <text:p/>
        </draw:path>
        <draw:path draw:style-name="gr1" draw:text-style-name="P1" draw:layer="layout" svg:width="0.019cm" svg:height="0.019cm" svg:x="1.202cm" svg:y="2.3cm" svg:viewBox="0 0 20 20" svg:d="M10 20c14 0 14-20 0-20-13 0-13 20 0 20z">
          <text:p/>
        </draw:path>
        <draw:path draw:style-name="gr1" draw:text-style-name="P1" draw:layer="layout" svg:width="0.019cm" svg:height="0.019cm" svg:x="1.702cm" svg:y="2.3cm" svg:viewBox="0 0 20 20" svg:d="M10 20c14 0 14-20 0-20-13 0-13 20 0 20z">
          <text:p/>
        </draw:path>
        <draw:path draw:style-name="gr1" draw:text-style-name="P1" draw:layer="layout" svg:width="0.019cm" svg:height="0.019cm" svg:x="2.202cm" svg:y="2.3cm" svg:viewBox="0 0 20 20" svg:d="M10 20c14 0 14-20 0-20-13 0-13 20 0 20z">
          <text:p/>
        </draw:path>
        <draw:path draw:style-name="gr1" draw:text-style-name="P1" draw:layer="layout" svg:width="0.019cm" svg:height="0.019cm" svg:x="2.702cm" svg:y="2.3cm" svg:viewBox="0 0 20 20" svg:d="M10 20c14 0 14-20 0-20-13 0-13 20 0 20z">
          <text:p/>
        </draw:path>
        <draw:path draw:style-name="gr1" draw:text-style-name="P1" draw:layer="layout" svg:width="0.019cm" svg:height="0.019cm" svg:x="3.202cm" svg:y="2.3cm" svg:viewBox="0 0 20 20" svg:d="M10 20c14 0 14-20 0-20-13 0-13 20 0 20z">
          <text:p/>
        </draw:path>
        <draw:path draw:style-name="gr1" draw:text-style-name="P1" draw:layer="layout" svg:width="0.019cm" svg:height="0.019cm" svg:x="3.702cm" svg:y="2.3cm" svg:viewBox="0 0 20 20" svg:d="M10 20c14 0 14-20 0-20-13 0-13 20 0 20z">
          <text:p/>
        </draw:path>
        <draw:path draw:style-name="gr1" draw:text-style-name="P1" draw:layer="layout" svg:width="0.019cm" svg:height="0.019cm" svg:x="4.202cm" svg:y="2.3cm" svg:viewBox="0 0 20 20" svg:d="M10 20c14 0 14-20 0-20-13 0-13 20 0 20z">
          <text:p/>
        </draw:path>
        <draw:path draw:style-name="gr1" draw:text-style-name="P1" draw:layer="layout" svg:width="0.019cm" svg:height="0.019cm" svg:x="4.702cm" svg:y="2.3cm" svg:viewBox="0 0 20 20" svg:d="M10 20c14 0 14-20 0-20-13 0-13 20 0 20z">
          <text:p/>
        </draw:path>
        <draw:path draw:style-name="gr1" draw:text-style-name="P1" draw:layer="layout" svg:width="0.019cm" svg:height="0.019cm" svg:x="5.202cm" svg:y="2.3cm" svg:viewBox="0 0 20 20" svg:d="M10 20c14 0 14-20 0-20-13 0-13 20 0 20z">
          <text:p/>
        </draw:path>
        <draw:path draw:style-name="gr1" draw:text-style-name="P1" draw:layer="layout" svg:width="0.019cm" svg:height="0.019cm" svg:x="5.702cm" svg:y="2.3cm" svg:viewBox="0 0 20 20" svg:d="M10 20c14 0 14-20 0-20-13 0-13 20 0 20z">
          <text:p/>
        </draw:path>
        <draw:path draw:style-name="gr1" draw:text-style-name="P1" draw:layer="layout" svg:width="0.019cm" svg:height="0.019cm" svg:x="6.202cm" svg:y="2.3cm" svg:viewBox="0 0 20 20" svg:d="M10 20c14 0 14-20 0-20-13 0-13 20 0 20z">
          <text:p/>
        </draw:path>
        <draw:path draw:style-name="gr1" draw:text-style-name="P1" draw:layer="layout" svg:width="0.019cm" svg:height="0.019cm" svg:x="6.702cm" svg:y="2.3cm" svg:viewBox="0 0 20 20" svg:d="M10 20c14 0 14-20 0-20-13 0-13 20 0 20z">
          <text:p/>
        </draw:path>
        <draw:path draw:style-name="gr1" draw:text-style-name="P1" draw:layer="layout" svg:width="0.019cm" svg:height="0.019cm" svg:x="7.202cm" svg:y="2.3cm" svg:viewBox="0 0 20 20" svg:d="M10 20c14 0 14-20 0-20-13 0-13 20 0 20z">
          <text:p/>
        </draw:path>
        <draw:path draw:style-name="gr1" draw:text-style-name="P1" draw:layer="layout" svg:width="0.019cm" svg:height="0.019cm" svg:x="7.702cm" svg:y="2.3cm" svg:viewBox="0 0 20 20" svg:d="M10 20c14 0 14-20 0-20-13 0-13 20 0 20z">
          <text:p/>
        </draw:path>
        <draw:path draw:style-name="gr1" draw:text-style-name="P1" draw:layer="layout" svg:width="0.019cm" svg:height="0.019cm" svg:x="8.202cm" svg:y="2.3cm" svg:viewBox="0 0 20 20" svg:d="M10 20c14 0 14-20 0-20-13 0-13 20 0 20z">
          <text:p/>
        </draw:path>
        <draw:path draw:style-name="gr1" draw:text-style-name="P1" draw:layer="layout" svg:width="0.019cm" svg:height="0.019cm" svg:x="8.703cm" svg:y="2.3cm" svg:viewBox="0 0 20 20" svg:d="M10 20c14 0 14-20 0-20-13 0-13 20 0 20z">
          <text:p/>
        </draw:path>
        <draw:path draw:style-name="gr1" draw:text-style-name="P1" draw:layer="layout" svg:width="0.019cm" svg:height="0.019cm" svg:x="9.203cm" svg:y="2.3cm" svg:viewBox="0 0 20 20" svg:d="M10 20c14 0 14-20 0-20-13 0-13 20 0 20z">
          <text:p/>
        </draw:path>
        <draw:path draw:style-name="gr1" draw:text-style-name="P1" draw:layer="layout" svg:width="0.019cm" svg:height="0.019cm" svg:x="9.703cm" svg:y="2.3cm" svg:viewBox="0 0 20 20" svg:d="M10 20c14 0 14-20 0-20-13 0-13 20 0 20z">
          <text:p/>
        </draw:path>
        <draw:path draw:style-name="gr1" draw:text-style-name="P1" draw:layer="layout" svg:width="0.019cm" svg:height="0.019cm" svg:x="10.203cm" svg:y="2.3cm" svg:viewBox="0 0 20 20" svg:d="M10 20c14 0 14-20 0-20-13 0-13 20 0 20z">
          <text:p/>
        </draw:path>
        <draw:path draw:style-name="gr1" draw:text-style-name="P1" draw:layer="layout" svg:width="0.019cm" svg:height="0.019cm" svg:x="10.703cm" svg:y="2.3cm" svg:viewBox="0 0 20 20" svg:d="M10 20c14 0 14-20 0-20-13 0-13 20 0 20z">
          <text:p/>
        </draw:path>
        <draw:path draw:style-name="gr1" draw:text-style-name="P1" draw:layer="layout" svg:width="0.019cm" svg:height="0.019cm" svg:x="11.203cm" svg:y="2.3cm" svg:viewBox="0 0 20 20" svg:d="M10 20c14 0 14-20 0-20-13 0-13 20 0 20z">
          <text:p/>
        </draw:path>
        <draw:path draw:style-name="gr1" draw:text-style-name="P1" draw:layer="layout" svg:width="0.019cm" svg:height="0.019cm" svg:x="11.703cm" svg:y="2.3cm" svg:viewBox="0 0 20 20" svg:d="M10 20c14 0 14-20 0-20-13 0-13 20 0 20z">
          <text:p/>
        </draw:path>
        <draw:path draw:style-name="gr1" draw:text-style-name="P1" draw:layer="layout" svg:width="0.019cm" svg:height="0.019cm" svg:x="12.203cm" svg:y="2.3cm" svg:viewBox="0 0 20 20" svg:d="M10 20c14 0 14-20 0-20-13 0-13 20 0 20z">
          <text:p/>
        </draw:path>
        <draw:path draw:style-name="gr1" draw:text-style-name="P1" draw:layer="layout" svg:width="0.019cm" svg:height="0.019cm" svg:x="12.703cm" svg:y="2.3cm" svg:viewBox="0 0 20 20" svg:d="M10 20c14 0 14-20 0-20-13 0-13 20 0 20z">
          <text:p/>
        </draw:path>
        <draw:path draw:style-name="gr1" draw:text-style-name="P1" draw:layer="layout" svg:width="0.019cm" svg:height="0.019cm" svg:x="13.203cm" svg:y="2.3cm" svg:viewBox="0 0 20 20" svg:d="M10 20c14 0 14-20 0-20-13 0-13 20 0 20z">
          <text:p/>
        </draw:path>
        <draw:path draw:style-name="gr1" draw:text-style-name="P1" draw:layer="layout" svg:width="0.019cm" svg:height="0.019cm" svg:x="13.703cm" svg:y="2.3cm" svg:viewBox="0 0 20 20" svg:d="M10 20c14 0 14-20 0-20-13 0-13 20 0 20z">
          <text:p/>
        </draw:path>
        <draw:path draw:style-name="gr1" draw:text-style-name="P1" draw:layer="layout" svg:width="0.019cm" svg:height="0.019cm" svg:x="14.203cm" svg:y="2.3cm" svg:viewBox="0 0 20 20" svg:d="M10 20c14 0 14-20 0-20-13 0-13 20 0 20z">
          <text:p/>
        </draw:path>
        <draw:path draw:style-name="gr1" draw:text-style-name="P1" draw:layer="layout" svg:width="0.019cm" svg:height="0.019cm" svg:x="14.703cm" svg:y="2.3cm" svg:viewBox="0 0 20 20" svg:d="M10 20c14 0 14-20 0-20-13 0-13 20 0 20z">
          <text:p/>
        </draw:path>
        <draw:path draw:style-name="gr1" draw:text-style-name="P1" draw:layer="layout" svg:width="0.019cm" svg:height="0.019cm" svg:x="15.203cm" svg:y="2.3cm" svg:viewBox="0 0 20 20" svg:d="M10 20c14 0 14-20 0-20-13 0-13 20 0 20z">
          <text:p/>
        </draw:path>
        <draw:path draw:style-name="gr1" draw:text-style-name="P1" draw:layer="layout" svg:width="0.019cm" svg:height="0.019cm" svg:x="15.703cm" svg:y="2.3cm" svg:viewBox="0 0 20 20" svg:d="M10 20c14 0 14-20 0-20-13 0-13 20 0 20z">
          <text:p/>
        </draw:path>
        <draw:path draw:style-name="gr1" draw:text-style-name="P1" draw:layer="layout" svg:width="0.019cm" svg:height="0.019cm" svg:x="16.203cm" svg:y="2.3cm" svg:viewBox="0 0 20 20" svg:d="M10 20c14 0 14-20 0-20-13 0-13 20 0 20z">
          <text:p/>
        </draw:path>
        <draw:path draw:style-name="gr1" draw:text-style-name="P1" draw:layer="layout" svg:width="0.019cm" svg:height="0.019cm" svg:x="0.701cm" svg:y="2.8cm" svg:viewBox="0 0 20 20" svg:d="M10 20c14 0 14-20 0-20-13 0-13 20 0 20z">
          <text:p/>
        </draw:path>
        <draw:path draw:style-name="gr1" draw:text-style-name="P1" draw:layer="layout" svg:width="0.019cm" svg:height="0.019cm" svg:x="1.201cm" svg:y="2.8cm" svg:viewBox="0 0 20 20" svg:d="M10 20c14 0 14-20 0-20-13 0-13 20 0 20z">
          <text:p/>
        </draw:path>
        <draw:path draw:style-name="gr1" draw:text-style-name="P1" draw:layer="layout" svg:width="0.019cm" svg:height="0.019cm" svg:x="1.701cm" svg:y="2.8cm" svg:viewBox="0 0 20 20" svg:d="M10 20c14 0 14-20 0-20-13 0-13 20 0 20z">
          <text:p/>
        </draw:path>
        <draw:path draw:style-name="gr1" draw:text-style-name="P1" draw:layer="layout" svg:width="0.019cm" svg:height="0.019cm" svg:x="2.201cm" svg:y="2.8cm" svg:viewBox="0 0 20 20" svg:d="M10 20c14 0 14-20 0-20-13 0-13 20 0 20z">
          <text:p/>
        </draw:path>
        <draw:path draw:style-name="gr1" draw:text-style-name="P1" draw:layer="layout" svg:width="0.019cm" svg:height="0.019cm" svg:x="2.701cm" svg:y="2.8cm" svg:viewBox="0 0 20 20" svg:d="M10 20c14 0 14-20 0-20-13 0-13 20 0 20z">
          <text:p/>
        </draw:path>
        <draw:path draw:style-name="gr1" draw:text-style-name="P1" draw:layer="layout" svg:width="0.019cm" svg:height="0.019cm" svg:x="3.201cm" svg:y="2.8cm" svg:viewBox="0 0 20 20" svg:d="M10 20c14 0 14-20 0-20-13 0-13 20 0 20z">
          <text:p/>
        </draw:path>
        <draw:path draw:style-name="gr1" draw:text-style-name="P1" draw:layer="layout" svg:width="0.019cm" svg:height="0.019cm" svg:x="3.701cm" svg:y="2.8cm" svg:viewBox="0 0 20 20" svg:d="M10 20c14 0 14-20 0-20-13 0-13 20 0 20z">
          <text:p/>
        </draw:path>
        <draw:path draw:style-name="gr1" draw:text-style-name="P1" draw:layer="layout" svg:width="0.019cm" svg:height="0.019cm" svg:x="4.201cm" svg:y="2.8cm" svg:viewBox="0 0 20 20" svg:d="M10 20c14 0 14-20 0-20-13 0-13 20 0 20z">
          <text:p/>
        </draw:path>
        <draw:path draw:style-name="gr1" draw:text-style-name="P1" draw:layer="layout" svg:width="0.019cm" svg:height="0.019cm" svg:x="4.701cm" svg:y="2.8cm" svg:viewBox="0 0 20 20" svg:d="M10 20c14 0 14-20 0-20-13 0-13 20 0 20z">
          <text:p/>
        </draw:path>
        <draw:path draw:style-name="gr1" draw:text-style-name="P1" draw:layer="layout" svg:width="0.019cm" svg:height="0.019cm" svg:x="5.201cm" svg:y="2.8cm" svg:viewBox="0 0 20 20" svg:d="M10 20c14 0 14-20 0-20-13 0-13 20 0 20z">
          <text:p/>
        </draw:path>
        <draw:path draw:style-name="gr1" draw:text-style-name="P1" draw:layer="layout" svg:width="0.019cm" svg:height="0.019cm" svg:x="5.701cm" svg:y="2.8cm" svg:viewBox="0 0 20 20" svg:d="M10 20c14 0 14-20 0-20-13 0-13 20 0 20z">
          <text:p/>
        </draw:path>
        <draw:path draw:style-name="gr1" draw:text-style-name="P1" draw:layer="layout" svg:width="0.019cm" svg:height="0.019cm" svg:x="6.201cm" svg:y="2.8cm" svg:viewBox="0 0 20 20" svg:d="M10 20c14 0 14-20 0-20-13 0-13 20 0 20z">
          <text:p/>
        </draw:path>
        <draw:path draw:style-name="gr1" draw:text-style-name="P1" draw:layer="layout" svg:width="0.019cm" svg:height="0.019cm" svg:x="6.701cm" svg:y="2.8cm" svg:viewBox="0 0 20 20" svg:d="M10 20c14 0 14-20 0-20-13 0-13 20 0 20z">
          <text:p/>
        </draw:path>
        <draw:path draw:style-name="gr1" draw:text-style-name="P1" draw:layer="layout" svg:width="0.019cm" svg:height="0.019cm" svg:x="7.201cm" svg:y="2.8cm" svg:viewBox="0 0 20 20" svg:d="M10 20c14 0 14-20 0-20-13 0-13 20 0 20z">
          <text:p/>
        </draw:path>
        <draw:path draw:style-name="gr1" draw:text-style-name="P1" draw:layer="layout" svg:width="0.019cm" svg:height="0.019cm" svg:x="7.701cm" svg:y="2.8cm" svg:viewBox="0 0 20 20" svg:d="M10 20c14 0 14-20 0-20-13 0-13 20 0 20z">
          <text:p/>
        </draw:path>
        <draw:path draw:style-name="gr1" draw:text-style-name="P1" draw:layer="layout" svg:width="0.019cm" svg:height="0.019cm" svg:x="8.201cm" svg:y="2.8cm" svg:viewBox="0 0 20 20" svg:d="M10 20c14 0 14-20 0-20-13 0-13 20 0 20z">
          <text:p/>
        </draw:path>
        <draw:path draw:style-name="gr1" draw:text-style-name="P1" draw:layer="layout" svg:width="0.019cm" svg:height="0.019cm" svg:x="8.702cm" svg:y="2.8cm" svg:viewBox="0 0 20 20" svg:d="M10 20c14 0 14-20 0-20-13 0-13 20 0 20z">
          <text:p/>
        </draw:path>
        <draw:path draw:style-name="gr1" draw:text-style-name="P1" draw:layer="layout" svg:width="0.019cm" svg:height="0.019cm" svg:x="9.202cm" svg:y="2.8cm" svg:viewBox="0 0 20 20" svg:d="M10 20c14 0 14-20 0-20-13 0-13 20 0 20z">
          <text:p/>
        </draw:path>
        <draw:path draw:style-name="gr1" draw:text-style-name="P1" draw:layer="layout" svg:width="0.019cm" svg:height="0.019cm" svg:x="9.702cm" svg:y="2.8cm" svg:viewBox="0 0 20 20" svg:d="M10 20c14 0 14-20 0-20-13 0-13 20 0 20z">
          <text:p/>
        </draw:path>
        <draw:path draw:style-name="gr1" draw:text-style-name="P1" draw:layer="layout" svg:width="0.019cm" svg:height="0.019cm" svg:x="10.202cm" svg:y="2.8cm" svg:viewBox="0 0 20 20" svg:d="M10 20c14 0 14-20 0-20-13 0-13 20 0 20z">
          <text:p/>
        </draw:path>
        <draw:path draw:style-name="gr1" draw:text-style-name="P1" draw:layer="layout" svg:width="0.019cm" svg:height="0.019cm" svg:x="10.702cm" svg:y="2.8cm" svg:viewBox="0 0 20 20" svg:d="M10 20c14 0 14-20 0-20-13 0-13 20 0 20z">
          <text:p/>
        </draw:path>
        <draw:path draw:style-name="gr1" draw:text-style-name="P1" draw:layer="layout" svg:width="0.019cm" svg:height="0.019cm" svg:x="11.202cm" svg:y="2.8cm" svg:viewBox="0 0 20 20" svg:d="M10 20c14 0 14-20 0-20-13 0-13 20 0 20z">
          <text:p/>
        </draw:path>
        <draw:path draw:style-name="gr1" draw:text-style-name="P1" draw:layer="layout" svg:width="0.019cm" svg:height="0.019cm" svg:x="11.702cm" svg:y="2.8cm" svg:viewBox="0 0 20 20" svg:d="M10 20c14 0 14-20 0-20-13 0-13 20 0 20z">
          <text:p/>
        </draw:path>
        <draw:path draw:style-name="gr1" draw:text-style-name="P1" draw:layer="layout" svg:width="0.019cm" svg:height="0.019cm" svg:x="12.202cm" svg:y="2.8cm" svg:viewBox="0 0 20 20" svg:d="M10 20c14 0 14-20 0-20-13 0-13 20 0 20z">
          <text:p/>
        </draw:path>
        <draw:path draw:style-name="gr1" draw:text-style-name="P1" draw:layer="layout" svg:width="0.019cm" svg:height="0.019cm" svg:x="12.702cm" svg:y="2.8cm" svg:viewBox="0 0 20 20" svg:d="M10 20c14 0 14-20 0-20-13 0-13 20 0 20z">
          <text:p/>
        </draw:path>
        <draw:path draw:style-name="gr1" draw:text-style-name="P1" draw:layer="layout" svg:width="0.019cm" svg:height="0.019cm" svg:x="13.202cm" svg:y="2.8cm" svg:viewBox="0 0 20 20" svg:d="M10 20c14 0 14-20 0-20-13 0-13 20 0 20z">
          <text:p/>
        </draw:path>
        <draw:path draw:style-name="gr1" draw:text-style-name="P1" draw:layer="layout" svg:width="0.019cm" svg:height="0.019cm" svg:x="13.702cm" svg:y="2.8cm" svg:viewBox="0 0 20 20" svg:d="M10 20c14 0 14-20 0-20-13 0-13 20 0 20z">
          <text:p/>
        </draw:path>
        <draw:path draw:style-name="gr1" draw:text-style-name="P1" draw:layer="layout" svg:width="0.019cm" svg:height="0.019cm" svg:x="14.202cm" svg:y="2.8cm" svg:viewBox="0 0 20 20" svg:d="M10 20c14 0 14-20 0-20-13 0-13 20 0 20z">
          <text:p/>
        </draw:path>
        <draw:path draw:style-name="gr1" draw:text-style-name="P1" draw:layer="layout" svg:width="0.019cm" svg:height="0.019cm" svg:x="14.702cm" svg:y="2.8cm" svg:viewBox="0 0 20 20" svg:d="M10 20c14 0 14-20 0-20-13 0-13 20 0 20z">
          <text:p/>
        </draw:path>
        <draw:path draw:style-name="gr1" draw:text-style-name="P1" draw:layer="layout" svg:width="0.019cm" svg:height="0.019cm" svg:x="15.202cm" svg:y="2.8cm" svg:viewBox="0 0 20 20" svg:d="M10 20c14 0 14-20 0-20-13 0-13 20 0 20z">
          <text:p/>
        </draw:path>
        <draw:path draw:style-name="gr1" draw:text-style-name="P1" draw:layer="layout" svg:width="0.019cm" svg:height="0.019cm" svg:x="15.702cm" svg:y="2.8cm" svg:viewBox="0 0 20 20" svg:d="M10 20c14 0 14-20 0-20-13 0-13 20 0 20z">
          <text:p/>
        </draw:path>
        <draw:path draw:style-name="gr1" draw:text-style-name="P1" draw:layer="layout" svg:width="0.019cm" svg:height="0.019cm" svg:x="16.202cm" svg:y="2.8cm" svg:viewBox="0 0 20 20" svg:d="M10 20c14 0 14-20 0-20-13 0-13 20 0 20z">
          <text:p/>
        </draw:path>
        <draw:path draw:style-name="gr1" draw:text-style-name="P1" draw:layer="layout" svg:width="0.019cm" svg:height="0.019cm" svg:x="16.701cm" svg:y="2.8cm" svg:viewBox="0 0 20 20" svg:d="M10 20c14 0 14-20 0-20-13 0-13 20 0 20z">
          <text:p/>
        </draw:path>
        <draw:path draw:style-name="gr1" draw:text-style-name="P1" draw:layer="layout" svg:width="0.019cm" svg:height="0.019cm" svg:x="17.201cm" svg:y="2.8cm" svg:viewBox="0 0 20 20" svg:d="M10 20c14 0 14-20 0-20-13 0-13 20 0 20z">
          <text:p/>
        </draw:path>
        <draw:path draw:style-name="gr1" draw:text-style-name="P1" draw:layer="layout" svg:width="0.019cm" svg:height="0.019cm" svg:x="17.701cm" svg:y="2.8cm" svg:viewBox="0 0 20 20" svg:d="M10 20c14 0 14-20 0-20-13 0-13 20 0 20z">
          <text:p/>
        </draw:path>
        <draw:path draw:style-name="gr1" draw:text-style-name="P1" draw:layer="layout" svg:width="0.019cm" svg:height="0.019cm" svg:x="18.201cm" svg:y="2.8cm" svg:viewBox="0 0 20 20" svg:d="M10 20c14 0 14-20 0-20-13 0-13 20 0 20z">
          <text:p/>
        </draw:path>
        <draw:path draw:style-name="gr1" draw:text-style-name="P1" draw:layer="layout" svg:width="0.019cm" svg:height="0.019cm" svg:x="18.701cm" svg:y="2.8cm" svg:viewBox="0 0 20 20" svg:d="M10 20c14 0 14-20 0-20-13 0-13 20 0 20z">
          <text:p/>
        </draw:path>
        <draw:path draw:style-name="gr1" draw:text-style-name="P1" draw:layer="layout" svg:width="0.019cm" svg:height="0.019cm" svg:x="19.201cm" svg:y="2.8cm" svg:viewBox="0 0 20 20" svg:d="M10 20c14 0 14-20 0-20-13 0-13 20 0 20z">
          <text:p/>
        </draw:path>
        <draw:path draw:style-name="gr1" draw:text-style-name="P1" draw:layer="layout" svg:width="0.019cm" svg:height="0.019cm" svg:x="19.701cm" svg:y="2.8cm" svg:viewBox="0 0 20 20" svg:d="M10 20c14 0 14-20 0-20-13 0-13 20 0 20z">
          <text:p/>
        </draw:path>
        <draw:path draw:style-name="gr1" draw:text-style-name="P1" draw:layer="layout" svg:width="0.019cm" svg:height="0.019cm" svg:x="20.201cm" svg:y="2.8cm" svg:viewBox="0 0 20 20" svg:d="M10 20c14 0 14-20 0-20-13 0-13 20 0 20z">
          <text:p/>
        </draw:path>
        <draw:path draw:style-name="gr1" draw:text-style-name="P1" draw:layer="layout" svg:width="0.019cm" svg:height="0.019cm" svg:x="20.701cm" svg:y="2.8cm" svg:viewBox="0 0 20 20" svg:d="M10 20c14 0 14-20 0-20-13 0-13 20 0 20z">
          <text:p/>
        </draw:path>
        <draw:path draw:style-name="gr1" draw:text-style-name="P1" draw:layer="layout" svg:width="0.019cm" svg:height="0.019cm" svg:x="21.201cm" svg:y="2.8cm" svg:viewBox="0 0 20 20" svg:d="M10 20c14 0 14-20 0-20-13 0-13 20 0 20z">
          <text:p/>
        </draw:path>
        <draw:path draw:style-name="gr1" draw:text-style-name="P1" draw:layer="layout" svg:width="0.019cm" svg:height="0.019cm" svg:x="21.701cm" svg:y="2.8cm" svg:viewBox="0 0 20 20" svg:d="M10 20c14 0 14-20 0-20-13 0-13 20 0 20z">
          <text:p/>
        </draw:path>
        <draw:path draw:style-name="gr1" draw:text-style-name="P1" draw:layer="layout" svg:width="0.019cm" svg:height="0.019cm" svg:x="22.201cm" svg:y="2.8cm" svg:viewBox="0 0 20 20" svg:d="M10 20c14 0 14-20 0-20-13 0-13 20 0 20z">
          <text:p/>
        </draw:path>
        <draw:path draw:style-name="gr1" draw:text-style-name="P1" draw:layer="layout" svg:width="0.019cm" svg:height="0.019cm" svg:x="22.701cm" svg:y="2.8cm" svg:viewBox="0 0 20 20" svg:d="M10 20c14 0 14-20 0-20-13 0-13 20 0 20z">
          <text:p/>
        </draw:path>
        <draw:path draw:style-name="gr1" draw:text-style-name="P1" draw:layer="layout" svg:width="0.019cm" svg:height="0.019cm" svg:x="23.201cm" svg:y="2.8cm" svg:viewBox="0 0 20 20" svg:d="M10 20c14 0 14-20 0-20-13 0-13 20 0 20z">
          <text:p/>
        </draw:path>
        <draw:path draw:style-name="gr1" draw:text-style-name="P1" draw:layer="layout" svg:width="0.019cm" svg:height="0.019cm" svg:x="23.701cm" svg:y="2.8cm" svg:viewBox="0 0 20 20" svg:d="M10 20c14 0 14-20 0-20-13 0-13 20 0 20z">
          <text:p/>
        </draw:path>
        <draw:path draw:style-name="gr1" draw:text-style-name="P1" draw:layer="layout" svg:width="0.019cm" svg:height="0.019cm" svg:x="24.201cm" svg:y="2.8cm" svg:viewBox="0 0 20 20" svg:d="M10 20c14 0 14-20 0-20-13 0-13 20 0 20z">
          <text:p/>
        </draw:path>
        <draw:path draw:style-name="gr1" draw:text-style-name="P1" draw:layer="layout" svg:width="0.019cm" svg:height="0.019cm" svg:x="24.702cm" svg:y="2.8cm" svg:viewBox="0 0 20 20" svg:d="M10 20c14 0 14-20 0-20-13 0-13 20 0 20z">
          <text:p/>
        </draw:path>
        <draw:path draw:style-name="gr1" draw:text-style-name="P1" draw:layer="layout" svg:width="0.019cm" svg:height="0.019cm" svg:x="25.202cm" svg:y="2.8cm" svg:viewBox="0 0 20 20" svg:d="M10 20c14 0 14-20 0-20-13 0-13 20 0 20z">
          <text:p/>
        </draw:path>
        <draw:path draw:style-name="gr1" draw:text-style-name="P1" draw:layer="layout" svg:width="0.019cm" svg:height="0.019cm" svg:x="25.702cm" svg:y="2.8cm" svg:viewBox="0 0 20 20" svg:d="M10 20c14 0 14-20 0-20-13 0-13 20 0 20z">
          <text:p/>
        </draw:path>
        <draw:path draw:style-name="gr1" draw:text-style-name="P1" draw:layer="layout" svg:width="0.019cm" svg:height="0.019cm" svg:x="26.202cm" svg:y="2.8cm" svg:viewBox="0 0 20 20" svg:d="M10 20c14 0 14-20 0-20-13 0-13 20 0 20z">
          <text:p/>
        </draw:path>
        <draw:path draw:style-name="gr1" draw:text-style-name="P1" draw:layer="layout" svg:width="0.019cm" svg:height="0.019cm" svg:x="26.702cm" svg:y="2.8cm" svg:viewBox="0 0 20 20" svg:d="M10 20c14 0 14-20 0-20-13 0-13 20 0 20z">
          <text:p/>
        </draw:path>
        <draw:path draw:style-name="gr1" draw:text-style-name="P1" draw:layer="layout" svg:width="0.019cm" svg:height="0.019cm" svg:x="27.202cm" svg:y="2.8cm" svg:viewBox="0 0 20 20" svg:d="M10 20c14 0 14-20 0-20-13 0-13 20 0 20z">
          <text:p/>
        </draw:path>
        <draw:path draw:style-name="gr1" draw:text-style-name="P1" draw:layer="layout" svg:width="0.019cm" svg:height="0.019cm" svg:x="0.701cm" svg:y="2.8cm" svg:viewBox="0 0 20 20" svg:d="M10 20c14 0 14-20 0-20-13 0-13 20 0 20z">
          <text:p/>
        </draw:path>
        <draw:path draw:style-name="gr1" draw:text-style-name="P1" draw:layer="layout" svg:width="0.019cm" svg:height="0.019cm" svg:x="1.201cm" svg:y="2.8cm" svg:viewBox="0 0 20 20" svg:d="M10 20c14 0 14-20 0-20-13 0-13 20 0 20z">
          <text:p/>
        </draw:path>
        <draw:path draw:style-name="gr1" draw:text-style-name="P1" draw:layer="layout" svg:width="0.019cm" svg:height="0.019cm" svg:x="1.701cm" svg:y="2.8cm" svg:viewBox="0 0 20 20" svg:d="M10 20c14 0 14-20 0-20-13 0-13 20 0 20z">
          <text:p/>
        </draw:path>
        <draw:path draw:style-name="gr1" draw:text-style-name="P1" draw:layer="layout" svg:width="0.019cm" svg:height="0.019cm" svg:x="2.201cm" svg:y="2.8cm" svg:viewBox="0 0 20 20" svg:d="M10 20c14 0 14-20 0-20-13 0-13 20 0 20z">
          <text:p/>
        </draw:path>
        <draw:path draw:style-name="gr1" draw:text-style-name="P1" draw:layer="layout" svg:width="0.019cm" svg:height="0.019cm" svg:x="2.701cm" svg:y="2.8cm" svg:viewBox="0 0 20 20" svg:d="M10 20c14 0 14-20 0-20-13 0-13 20 0 20z">
          <text:p/>
        </draw:path>
        <draw:path draw:style-name="gr1" draw:text-style-name="P1" draw:layer="layout" svg:width="0.019cm" svg:height="0.019cm" svg:x="3.201cm" svg:y="2.8cm" svg:viewBox="0 0 20 20" svg:d="M10 20c14 0 14-20 0-20-13 0-13 20 0 20z">
          <text:p/>
        </draw:path>
        <draw:path draw:style-name="gr1" draw:text-style-name="P1" draw:layer="layout" svg:width="0.019cm" svg:height="0.019cm" svg:x="3.701cm" svg:y="2.8cm" svg:viewBox="0 0 20 20" svg:d="M10 20c14 0 14-20 0-20-13 0-13 20 0 20z">
          <text:p/>
        </draw:path>
        <draw:path draw:style-name="gr1" draw:text-style-name="P1" draw:layer="layout" svg:width="0.019cm" svg:height="0.019cm" svg:x="4.201cm" svg:y="2.8cm" svg:viewBox="0 0 20 20" svg:d="M10 20c14 0 14-20 0-20-13 0-13 20 0 20z">
          <text:p/>
        </draw:path>
        <draw:path draw:style-name="gr1" draw:text-style-name="P1" draw:layer="layout" svg:width="0.019cm" svg:height="0.019cm" svg:x="4.701cm" svg:y="2.8cm" svg:viewBox="0 0 20 20" svg:d="M10 20c14 0 14-20 0-20-13 0-13 20 0 20z">
          <text:p/>
        </draw:path>
        <draw:path draw:style-name="gr1" draw:text-style-name="P1" draw:layer="layout" svg:width="0.019cm" svg:height="0.019cm" svg:x="5.201cm" svg:y="2.8cm" svg:viewBox="0 0 20 20" svg:d="M10 20c14 0 14-20 0-20-13 0-13 20 0 20z">
          <text:p/>
        </draw:path>
        <draw:path draw:style-name="gr1" draw:text-style-name="P1" draw:layer="layout" svg:width="0.019cm" svg:height="0.019cm" svg:x="5.701cm" svg:y="2.8cm" svg:viewBox="0 0 20 20" svg:d="M10 20c14 0 14-20 0-20-13 0-13 20 0 20z">
          <text:p/>
        </draw:path>
        <draw:path draw:style-name="gr1" draw:text-style-name="P1" draw:layer="layout" svg:width="0.019cm" svg:height="0.019cm" svg:x="6.201cm" svg:y="2.8cm" svg:viewBox="0 0 20 20" svg:d="M10 20c14 0 14-20 0-20-13 0-13 20 0 20z">
          <text:p/>
        </draw:path>
        <draw:path draw:style-name="gr1" draw:text-style-name="P1" draw:layer="layout" svg:width="0.019cm" svg:height="0.019cm" svg:x="6.701cm" svg:y="2.8cm" svg:viewBox="0 0 20 20" svg:d="M10 20c14 0 14-20 0-20-13 0-13 20 0 20z">
          <text:p/>
        </draw:path>
        <draw:path draw:style-name="gr1" draw:text-style-name="P1" draw:layer="layout" svg:width="0.019cm" svg:height="0.019cm" svg:x="7.201cm" svg:y="2.8cm" svg:viewBox="0 0 20 20" svg:d="M10 20c14 0 14-20 0-20-13 0-13 20 0 20z">
          <text:p/>
        </draw:path>
        <draw:path draw:style-name="gr1" draw:text-style-name="P1" draw:layer="layout" svg:width="0.019cm" svg:height="0.019cm" svg:x="7.701cm" svg:y="2.8cm" svg:viewBox="0 0 20 20" svg:d="M10 20c14 0 14-20 0-20-13 0-13 20 0 20z">
          <text:p/>
        </draw:path>
        <draw:path draw:style-name="gr1" draw:text-style-name="P1" draw:layer="layout" svg:width="0.019cm" svg:height="0.019cm" svg:x="8.201cm" svg:y="2.8cm" svg:viewBox="0 0 20 20" svg:d="M10 20c14 0 14-20 0-20-13 0-13 20 0 20z">
          <text:p/>
        </draw:path>
        <draw:path draw:style-name="gr1" draw:text-style-name="P1" draw:layer="layout" svg:width="0.019cm" svg:height="0.019cm" svg:x="8.702cm" svg:y="2.8cm" svg:viewBox="0 0 20 20" svg:d="M10 20c14 0 14-20 0-20-13 0-13 20 0 20z">
          <text:p/>
        </draw:path>
        <draw:path draw:style-name="gr1" draw:text-style-name="P1" draw:layer="layout" svg:width="0.019cm" svg:height="0.019cm" svg:x="9.202cm" svg:y="2.8cm" svg:viewBox="0 0 20 20" svg:d="M10 20c14 0 14-20 0-20-13 0-13 20 0 20z">
          <text:p/>
        </draw:path>
        <draw:path draw:style-name="gr1" draw:text-style-name="P1" draw:layer="layout" svg:width="0.019cm" svg:height="0.019cm" svg:x="9.702cm" svg:y="2.8cm" svg:viewBox="0 0 20 20" svg:d="M10 20c14 0 14-20 0-20-13 0-13 20 0 20z">
          <text:p/>
        </draw:path>
        <draw:path draw:style-name="gr1" draw:text-style-name="P1" draw:layer="layout" svg:width="0.019cm" svg:height="0.019cm" svg:x="10.202cm" svg:y="2.8cm" svg:viewBox="0 0 20 20" svg:d="M10 20c14 0 14-20 0-20-13 0-13 20 0 20z">
          <text:p/>
        </draw:path>
        <draw:path draw:style-name="gr1" draw:text-style-name="P1" draw:layer="layout" svg:width="0.019cm" svg:height="0.019cm" svg:x="10.702cm" svg:y="2.8cm" svg:viewBox="0 0 20 20" svg:d="M10 20c14 0 14-20 0-20-13 0-13 20 0 20z">
          <text:p/>
        </draw:path>
        <draw:path draw:style-name="gr1" draw:text-style-name="P1" draw:layer="layout" svg:width="0.019cm" svg:height="0.019cm" svg:x="11.202cm" svg:y="2.8cm" svg:viewBox="0 0 20 20" svg:d="M10 20c14 0 14-20 0-20-13 0-13 20 0 20z">
          <text:p/>
        </draw:path>
        <draw:path draw:style-name="gr1" draw:text-style-name="P1" draw:layer="layout" svg:width="0.019cm" svg:height="0.019cm" svg:x="11.702cm" svg:y="2.8cm" svg:viewBox="0 0 20 20" svg:d="M10 20c14 0 14-20 0-20-13 0-13 20 0 20z">
          <text:p/>
        </draw:path>
        <draw:path draw:style-name="gr1" draw:text-style-name="P1" draw:layer="layout" svg:width="0.019cm" svg:height="0.019cm" svg:x="12.202cm" svg:y="2.8cm" svg:viewBox="0 0 20 20" svg:d="M10 20c14 0 14-20 0-20-13 0-13 20 0 20z">
          <text:p/>
        </draw:path>
        <draw:path draw:style-name="gr1" draw:text-style-name="P1" draw:layer="layout" svg:width="0.019cm" svg:height="0.019cm" svg:x="12.702cm" svg:y="2.8cm" svg:viewBox="0 0 20 20" svg:d="M10 20c14 0 14-20 0-20-13 0-13 20 0 20z">
          <text:p/>
        </draw:path>
        <draw:path draw:style-name="gr1" draw:text-style-name="P1" draw:layer="layout" svg:width="0.019cm" svg:height="0.019cm" svg:x="13.202cm" svg:y="2.8cm" svg:viewBox="0 0 20 20" svg:d="M10 20c14 0 14-20 0-20-13 0-13 20 0 20z">
          <text:p/>
        </draw:path>
        <draw:path draw:style-name="gr1" draw:text-style-name="P1" draw:layer="layout" svg:width="0.019cm" svg:height="0.019cm" svg:x="13.702cm" svg:y="2.8cm" svg:viewBox="0 0 20 20" svg:d="M10 20c14 0 14-20 0-20-13 0-13 20 0 20z">
          <text:p/>
        </draw:path>
        <draw:path draw:style-name="gr1" draw:text-style-name="P1" draw:layer="layout" svg:width="0.019cm" svg:height="0.019cm" svg:x="14.202cm" svg:y="2.8cm" svg:viewBox="0 0 20 20" svg:d="M10 20c14 0 14-20 0-20-13 0-13 20 0 20z">
          <text:p/>
        </draw:path>
        <draw:path draw:style-name="gr1" draw:text-style-name="P1" draw:layer="layout" svg:width="0.019cm" svg:height="0.019cm" svg:x="14.702cm" svg:y="2.8cm" svg:viewBox="0 0 20 20" svg:d="M10 20c14 0 14-20 0-20-13 0-13 20 0 20z">
          <text:p/>
        </draw:path>
        <draw:path draw:style-name="gr1" draw:text-style-name="P1" draw:layer="layout" svg:width="0.019cm" svg:height="0.019cm" svg:x="15.202cm" svg:y="2.8cm" svg:viewBox="0 0 20 20" svg:d="M10 20c14 0 14-20 0-20-13 0-13 20 0 20z">
          <text:p/>
        </draw:path>
        <draw:path draw:style-name="gr1" draw:text-style-name="P1" draw:layer="layout" svg:width="0.019cm" svg:height="0.019cm" svg:x="15.702cm" svg:y="2.8cm" svg:viewBox="0 0 20 20" svg:d="M10 20c14 0 14-20 0-20-13 0-13 20 0 20z">
          <text:p/>
        </draw:path>
        <draw:path draw:style-name="gr1" draw:text-style-name="P1" draw:layer="layout" svg:width="0.019cm" svg:height="0.019cm" svg:x="16.202cm" svg:y="2.8cm" svg:viewBox="0 0 20 20" svg:d="M10 20c14 0 14-20 0-20-13 0-13 20 0 20z">
          <text:p/>
        </draw:path>
        <draw:path draw:style-name="gr1" draw:text-style-name="P1" draw:layer="layout" svg:width="0.019cm" svg:height="0.019cm" svg:x="0.702cm" svg:y="3.3cm" svg:viewBox="0 0 20 20" svg:d="M10 20c14 0 14-20 0-20-13 0-13 20 0 20z">
          <text:p/>
        </draw:path>
        <draw:path draw:style-name="gr1" draw:text-style-name="P1" draw:layer="layout" svg:width="0.019cm" svg:height="0.019cm" svg:x="1.202cm" svg:y="3.3cm" svg:viewBox="0 0 20 20" svg:d="M10 20c14 0 14-20 0-20-13 0-13 20 0 20z">
          <text:p/>
        </draw:path>
        <draw:path draw:style-name="gr1" draw:text-style-name="P1" draw:layer="layout" svg:width="0.019cm" svg:height="0.019cm" svg:x="1.702cm" svg:y="3.3cm" svg:viewBox="0 0 20 20" svg:d="M10 20c14 0 14-20 0-20-13 0-13 20 0 20z">
          <text:p/>
        </draw:path>
        <draw:path draw:style-name="gr1" draw:text-style-name="P1" draw:layer="layout" svg:width="0.019cm" svg:height="0.019cm" svg:x="2.202cm" svg:y="3.3cm" svg:viewBox="0 0 20 20" svg:d="M10 20c14 0 14-20 0-20-13 0-13 20 0 20z">
          <text:p/>
        </draw:path>
        <draw:path draw:style-name="gr1" draw:text-style-name="P1" draw:layer="layout" svg:width="0.019cm" svg:height="0.019cm" svg:x="2.702cm" svg:y="3.3cm" svg:viewBox="0 0 20 20" svg:d="M10 20c14 0 14-20 0-20-13 0-13 20 0 20z">
          <text:p/>
        </draw:path>
        <draw:path draw:style-name="gr1" draw:text-style-name="P1" draw:layer="layout" svg:width="0.019cm" svg:height="0.019cm" svg:x="3.202cm" svg:y="3.3cm" svg:viewBox="0 0 20 20" svg:d="M10 20c14 0 14-20 0-20-13 0-13 20 0 20z">
          <text:p/>
        </draw:path>
        <draw:path draw:style-name="gr1" draw:text-style-name="P1" draw:layer="layout" svg:width="0.019cm" svg:height="0.019cm" svg:x="3.702cm" svg:y="3.3cm" svg:viewBox="0 0 20 20" svg:d="M10 20c14 0 14-20 0-20-13 0-13 20 0 20z">
          <text:p/>
        </draw:path>
        <draw:path draw:style-name="gr1" draw:text-style-name="P1" draw:layer="layout" svg:width="0.019cm" svg:height="0.019cm" svg:x="4.202cm" svg:y="3.3cm" svg:viewBox="0 0 20 20" svg:d="M10 20c14 0 14-20 0-20-13 0-13 20 0 20z">
          <text:p/>
        </draw:path>
        <draw:path draw:style-name="gr1" draw:text-style-name="P1" draw:layer="layout" svg:width="0.019cm" svg:height="0.019cm" svg:x="4.702cm" svg:y="3.3cm" svg:viewBox="0 0 20 20" svg:d="M10 20c14 0 14-20 0-20-13 0-13 20 0 20z">
          <text:p/>
        </draw:path>
        <draw:path draw:style-name="gr1" draw:text-style-name="P1" draw:layer="layout" svg:width="0.019cm" svg:height="0.019cm" svg:x="5.202cm" svg:y="3.3cm" svg:viewBox="0 0 20 20" svg:d="M10 20c14 0 14-20 0-20-13 0-13 20 0 20z">
          <text:p/>
        </draw:path>
        <draw:path draw:style-name="gr1" draw:text-style-name="P1" draw:layer="layout" svg:width="0.019cm" svg:height="0.019cm" svg:x="5.702cm" svg:y="3.3cm" svg:viewBox="0 0 20 20" svg:d="M10 20c14 0 14-20 0-20-13 0-13 20 0 20z">
          <text:p/>
        </draw:path>
        <draw:path draw:style-name="gr1" draw:text-style-name="P1" draw:layer="layout" svg:width="0.019cm" svg:height="0.019cm" svg:x="6.202cm" svg:y="3.3cm" svg:viewBox="0 0 20 20" svg:d="M10 20c14 0 14-20 0-20-13 0-13 20 0 20z">
          <text:p/>
        </draw:path>
        <draw:path draw:style-name="gr1" draw:text-style-name="P1" draw:layer="layout" svg:width="0.019cm" svg:height="0.019cm" svg:x="6.702cm" svg:y="3.3cm" svg:viewBox="0 0 20 20" svg:d="M10 20c14 0 14-20 0-20-13 0-13 20 0 20z">
          <text:p/>
        </draw:path>
        <draw:path draw:style-name="gr1" draw:text-style-name="P1" draw:layer="layout" svg:width="0.019cm" svg:height="0.019cm" svg:x="7.202cm" svg:y="3.3cm" svg:viewBox="0 0 20 20" svg:d="M10 20c14 0 14-20 0-20-13 0-13 20 0 20z">
          <text:p/>
        </draw:path>
        <draw:path draw:style-name="gr1" draw:text-style-name="P1" draw:layer="layout" svg:width="0.019cm" svg:height="0.019cm" svg:x="7.702cm" svg:y="3.3cm" svg:viewBox="0 0 20 20" svg:d="M10 20c14 0 14-20 0-20-13 0-13 20 0 20z">
          <text:p/>
        </draw:path>
        <draw:path draw:style-name="gr1" draw:text-style-name="P1" draw:layer="layout" svg:width="0.019cm" svg:height="0.019cm" svg:x="8.202cm" svg:y="3.3cm" svg:viewBox="0 0 20 20" svg:d="M10 20c14 0 14-20 0-20-13 0-13 20 0 20z">
          <text:p/>
        </draw:path>
        <draw:path draw:style-name="gr1" draw:text-style-name="P1" draw:layer="layout" svg:width="0.019cm" svg:height="0.019cm" svg:x="8.703cm" svg:y="3.3cm" svg:viewBox="0 0 20 20" svg:d="M10 20c14 0 14-20 0-20-13 0-13 20 0 20z">
          <text:p/>
        </draw:path>
        <draw:path draw:style-name="gr1" draw:text-style-name="P1" draw:layer="layout" svg:width="0.019cm" svg:height="0.019cm" svg:x="9.203cm" svg:y="3.3cm" svg:viewBox="0 0 20 20" svg:d="M10 20c14 0 14-20 0-20-13 0-13 20 0 20z">
          <text:p/>
        </draw:path>
        <draw:path draw:style-name="gr1" draw:text-style-name="P1" draw:layer="layout" svg:width="0.019cm" svg:height="0.019cm" svg:x="9.703cm" svg:y="3.3cm" svg:viewBox="0 0 20 20" svg:d="M10 20c14 0 14-20 0-20-13 0-13 20 0 20z">
          <text:p/>
        </draw:path>
        <draw:path draw:style-name="gr1" draw:text-style-name="P1" draw:layer="layout" svg:width="0.019cm" svg:height="0.019cm" svg:x="10.203cm" svg:y="3.3cm" svg:viewBox="0 0 20 20" svg:d="M10 20c14 0 14-20 0-20-13 0-13 20 0 20z">
          <text:p/>
        </draw:path>
        <draw:path draw:style-name="gr1" draw:text-style-name="P1" draw:layer="layout" svg:width="0.019cm" svg:height="0.019cm" svg:x="10.703cm" svg:y="3.3cm" svg:viewBox="0 0 20 20" svg:d="M10 20c14 0 14-20 0-20-13 0-13 20 0 20z">
          <text:p/>
        </draw:path>
        <draw:path draw:style-name="gr1" draw:text-style-name="P1" draw:layer="layout" svg:width="0.019cm" svg:height="0.019cm" svg:x="11.203cm" svg:y="3.3cm" svg:viewBox="0 0 20 20" svg:d="M10 20c14 0 14-20 0-20-13 0-13 20 0 20z">
          <text:p/>
        </draw:path>
        <draw:path draw:style-name="gr1" draw:text-style-name="P1" draw:layer="layout" svg:width="0.019cm" svg:height="0.019cm" svg:x="11.703cm" svg:y="3.3cm" svg:viewBox="0 0 20 20" svg:d="M10 20c14 0 14-20 0-20-13 0-13 20 0 20z">
          <text:p/>
        </draw:path>
        <draw:path draw:style-name="gr1" draw:text-style-name="P1" draw:layer="layout" svg:width="0.019cm" svg:height="0.019cm" svg:x="12.203cm" svg:y="3.3cm" svg:viewBox="0 0 20 20" svg:d="M10 20c14 0 14-20 0-20-13 0-13 20 0 20z">
          <text:p/>
        </draw:path>
        <draw:path draw:style-name="gr1" draw:text-style-name="P1" draw:layer="layout" svg:width="0.019cm" svg:height="0.019cm" svg:x="12.703cm" svg:y="3.3cm" svg:viewBox="0 0 20 20" svg:d="M10 20c14 0 14-20 0-20-13 0-13 20 0 20z">
          <text:p/>
        </draw:path>
        <draw:path draw:style-name="gr1" draw:text-style-name="P1" draw:layer="layout" svg:width="0.019cm" svg:height="0.019cm" svg:x="13.203cm" svg:y="3.3cm" svg:viewBox="0 0 20 20" svg:d="M10 20c14 0 14-20 0-20-13 0-13 20 0 20z">
          <text:p/>
        </draw:path>
        <draw:path draw:style-name="gr1" draw:text-style-name="P1" draw:layer="layout" svg:width="0.019cm" svg:height="0.019cm" svg:x="13.703cm" svg:y="3.3cm" svg:viewBox="0 0 20 20" svg:d="M10 20c14 0 14-20 0-20-13 0-13 20 0 20z">
          <text:p/>
        </draw:path>
        <draw:path draw:style-name="gr1" draw:text-style-name="P1" draw:layer="layout" svg:width="0.019cm" svg:height="0.019cm" svg:x="14.203cm" svg:y="3.3cm" svg:viewBox="0 0 20 20" svg:d="M10 20c14 0 14-20 0-20-13 0-13 20 0 20z">
          <text:p/>
        </draw:path>
        <draw:path draw:style-name="gr1" draw:text-style-name="P1" draw:layer="layout" svg:width="0.019cm" svg:height="0.019cm" svg:x="14.703cm" svg:y="3.3cm" svg:viewBox="0 0 20 20" svg:d="M10 20c14 0 14-20 0-20-13 0-13 20 0 20z">
          <text:p/>
        </draw:path>
        <draw:path draw:style-name="gr1" draw:text-style-name="P1" draw:layer="layout" svg:width="0.019cm" svg:height="0.019cm" svg:x="15.203cm" svg:y="3.3cm" svg:viewBox="0 0 20 20" svg:d="M10 20c14 0 14-20 0-20-13 0-13 20 0 20z">
          <text:p/>
        </draw:path>
        <draw:path draw:style-name="gr1" draw:text-style-name="P1" draw:layer="layout" svg:width="0.019cm" svg:height="0.019cm" svg:x="15.703cm" svg:y="3.3cm" svg:viewBox="0 0 20 20" svg:d="M10 20c14 0 14-20 0-20-13 0-13 20 0 20z">
          <text:p/>
        </draw:path>
        <draw:path draw:style-name="gr1" draw:text-style-name="P1" draw:layer="layout" svg:width="0.019cm" svg:height="0.019cm" svg:x="16.203cm" svg:y="3.3cm" svg:viewBox="0 0 20 20" svg:d="M10 20c14 0 14-20 0-20-13 0-13 20 0 20z">
          <text:p/>
        </draw:path>
        <draw:path draw:style-name="gr1" draw:text-style-name="P1" draw:layer="layout" svg:width="0.019cm" svg:height="0.019cm" svg:x="16.702cm" svg:y="3.3cm" svg:viewBox="0 0 20 20" svg:d="M10 20c14 0 14-20 0-20-13 0-13 20 0 20z">
          <text:p/>
        </draw:path>
        <draw:path draw:style-name="gr1" draw:text-style-name="P1" draw:layer="layout" svg:width="0.019cm" svg:height="0.019cm" svg:x="17.202cm" svg:y="3.3cm" svg:viewBox="0 0 20 20" svg:d="M10 20c14 0 14-20 0-20-13 0-13 20 0 20z">
          <text:p/>
        </draw:path>
        <draw:path draw:style-name="gr1" draw:text-style-name="P1" draw:layer="layout" svg:width="0.019cm" svg:height="0.019cm" svg:x="17.702cm" svg:y="3.3cm" svg:viewBox="0 0 20 20" svg:d="M10 20c14 0 14-20 0-20-13 0-13 20 0 20z">
          <text:p/>
        </draw:path>
        <draw:path draw:style-name="gr1" draw:text-style-name="P1" draw:layer="layout" svg:width="0.019cm" svg:height="0.019cm" svg:x="18.202cm" svg:y="3.3cm" svg:viewBox="0 0 20 20" svg:d="M10 20c14 0 14-20 0-20-13 0-13 20 0 20z">
          <text:p/>
        </draw:path>
        <draw:path draw:style-name="gr1" draw:text-style-name="P1" draw:layer="layout" svg:width="0.019cm" svg:height="0.019cm" svg:x="18.702cm" svg:y="3.3cm" svg:viewBox="0 0 20 20" svg:d="M10 20c14 0 14-20 0-20-13 0-13 20 0 20z">
          <text:p/>
        </draw:path>
        <draw:path draw:style-name="gr1" draw:text-style-name="P1" draw:layer="layout" svg:width="0.019cm" svg:height="0.019cm" svg:x="19.202cm" svg:y="3.3cm" svg:viewBox="0 0 20 20" svg:d="M10 20c14 0 14-20 0-20-13 0-13 20 0 20z">
          <text:p/>
        </draw:path>
        <draw:path draw:style-name="gr1" draw:text-style-name="P1" draw:layer="layout" svg:width="0.019cm" svg:height="0.019cm" svg:x="19.702cm" svg:y="3.3cm" svg:viewBox="0 0 20 20" svg:d="M10 20c14 0 14-20 0-20-13 0-13 20 0 20z">
          <text:p/>
        </draw:path>
        <draw:path draw:style-name="gr1" draw:text-style-name="P1" draw:layer="layout" svg:width="0.019cm" svg:height="0.019cm" svg:x="20.202cm" svg:y="3.3cm" svg:viewBox="0 0 20 20" svg:d="M10 20c14 0 14-20 0-20-13 0-13 20 0 20z">
          <text:p/>
        </draw:path>
        <draw:path draw:style-name="gr1" draw:text-style-name="P1" draw:layer="layout" svg:width="0.019cm" svg:height="0.019cm" svg:x="20.702cm" svg:y="3.3cm" svg:viewBox="0 0 20 20" svg:d="M10 20c14 0 14-20 0-20-13 0-13 20 0 20z">
          <text:p/>
        </draw:path>
        <draw:path draw:style-name="gr1" draw:text-style-name="P1" draw:layer="layout" svg:width="0.019cm" svg:height="0.019cm" svg:x="21.202cm" svg:y="3.3cm" svg:viewBox="0 0 20 20" svg:d="M10 20c14 0 14-20 0-20-13 0-13 20 0 20z">
          <text:p/>
        </draw:path>
        <draw:path draw:style-name="gr1" draw:text-style-name="P1" draw:layer="layout" svg:width="0.019cm" svg:height="0.019cm" svg:x="21.702cm" svg:y="3.3cm" svg:viewBox="0 0 20 20" svg:d="M10 20c14 0 14-20 0-20-13 0-13 20 0 20z">
          <text:p/>
        </draw:path>
        <draw:path draw:style-name="gr1" draw:text-style-name="P1" draw:layer="layout" svg:width="0.019cm" svg:height="0.019cm" svg:x="22.202cm" svg:y="3.3cm" svg:viewBox="0 0 20 20" svg:d="M10 20c14 0 14-20 0-20-13 0-13 20 0 20z">
          <text:p/>
        </draw:path>
        <draw:path draw:style-name="gr1" draw:text-style-name="P1" draw:layer="layout" svg:width="0.019cm" svg:height="0.019cm" svg:x="22.702cm" svg:y="3.3cm" svg:viewBox="0 0 20 20" svg:d="M10 20c14 0 14-20 0-20-13 0-13 20 0 20z">
          <text:p/>
        </draw:path>
        <draw:path draw:style-name="gr1" draw:text-style-name="P1" draw:layer="layout" svg:width="0.019cm" svg:height="0.019cm" svg:x="23.202cm" svg:y="3.3cm" svg:viewBox="0 0 20 20" svg:d="M10 20c14 0 14-20 0-20-13 0-13 20 0 20z">
          <text:p/>
        </draw:path>
        <draw:path draw:style-name="gr1" draw:text-style-name="P1" draw:layer="layout" svg:width="0.019cm" svg:height="0.019cm" svg:x="23.702cm" svg:y="3.3cm" svg:viewBox="0 0 20 20" svg:d="M10 20c14 0 14-20 0-20-13 0-13 20 0 20z">
          <text:p/>
        </draw:path>
        <draw:path draw:style-name="gr1" draw:text-style-name="P1" draw:layer="layout" svg:width="0.019cm" svg:height="0.019cm" svg:x="24.202cm" svg:y="3.3cm" svg:viewBox="0 0 20 20" svg:d="M10 20c14 0 14-20 0-20-13 0-13 20 0 20z">
          <text:p/>
        </draw:path>
        <draw:path draw:style-name="gr1" draw:text-style-name="P1" draw:layer="layout" svg:width="0.019cm" svg:height="0.019cm" svg:x="24.703cm" svg:y="3.3cm" svg:viewBox="0 0 20 20" svg:d="M10 20c14 0 14-20 0-20-13 0-13 20 0 20z">
          <text:p/>
        </draw:path>
        <draw:path draw:style-name="gr1" draw:text-style-name="P1" draw:layer="layout" svg:width="0.019cm" svg:height="0.019cm" svg:x="25.203cm" svg:y="3.3cm" svg:viewBox="0 0 20 20" svg:d="M10 20c14 0 14-20 0-20-13 0-13 20 0 20z">
          <text:p/>
        </draw:path>
        <draw:path draw:style-name="gr1" draw:text-style-name="P1" draw:layer="layout" svg:width="0.019cm" svg:height="0.019cm" svg:x="25.703cm" svg:y="3.3cm" svg:viewBox="0 0 20 20" svg:d="M10 20c14 0 14-20 0-20-13 0-13 20 0 20z">
          <text:p/>
        </draw:path>
        <draw:path draw:style-name="gr1" draw:text-style-name="P1" draw:layer="layout" svg:width="0.019cm" svg:height="0.019cm" svg:x="26.203cm" svg:y="3.3cm" svg:viewBox="0 0 20 20" svg:d="M10 20c14 0 14-20 0-20-13 0-13 20 0 20z">
          <text:p/>
        </draw:path>
        <draw:path draw:style-name="gr1" draw:text-style-name="P1" draw:layer="layout" svg:width="0.019cm" svg:height="0.019cm" svg:x="26.703cm" svg:y="3.3cm" svg:viewBox="0 0 20 20" svg:d="M10 20c14 0 14-20 0-20-13 0-13 20 0 20z">
          <text:p/>
        </draw:path>
        <draw:path draw:style-name="gr1" draw:text-style-name="P1" draw:layer="layout" svg:width="0.019cm" svg:height="0.019cm" svg:x="27.203cm" svg:y="3.3cm" svg:viewBox="0 0 20 20" svg:d="M10 20c14 0 14-20 0-20-13 0-13 20 0 20z">
          <text:p/>
        </draw:path>
        <draw:path draw:style-name="gr1" draw:text-style-name="P1" draw:layer="layout" svg:width="0.019cm" svg:height="0.019cm" svg:x="0.702cm" svg:y="3.3cm" svg:viewBox="0 0 20 20" svg:d="M10 20c14 0 14-20 0-20-13 0-13 20 0 20z">
          <text:p/>
        </draw:path>
        <draw:path draw:style-name="gr1" draw:text-style-name="P1" draw:layer="layout" svg:width="0.019cm" svg:height="0.019cm" svg:x="1.202cm" svg:y="3.3cm" svg:viewBox="0 0 20 20" svg:d="M10 20c14 0 14-20 0-20-13 0-13 20 0 20z">
          <text:p/>
        </draw:path>
        <draw:path draw:style-name="gr1" draw:text-style-name="P1" draw:layer="layout" svg:width="0.019cm" svg:height="0.019cm" svg:x="1.702cm" svg:y="3.3cm" svg:viewBox="0 0 20 20" svg:d="M10 20c14 0 14-20 0-20-13 0-13 20 0 20z">
          <text:p/>
        </draw:path>
        <draw:path draw:style-name="gr1" draw:text-style-name="P1" draw:layer="layout" svg:width="0.019cm" svg:height="0.019cm" svg:x="2.202cm" svg:y="3.3cm" svg:viewBox="0 0 20 20" svg:d="M10 20c14 0 14-20 0-20-13 0-13 20 0 20z">
          <text:p/>
        </draw:path>
        <draw:path draw:style-name="gr1" draw:text-style-name="P1" draw:layer="layout" svg:width="0.019cm" svg:height="0.019cm" svg:x="2.702cm" svg:y="3.3cm" svg:viewBox="0 0 20 20" svg:d="M10 20c14 0 14-20 0-20-13 0-13 20 0 20z">
          <text:p/>
        </draw:path>
        <draw:path draw:style-name="gr1" draw:text-style-name="P1" draw:layer="layout" svg:width="0.019cm" svg:height="0.019cm" svg:x="3.202cm" svg:y="3.3cm" svg:viewBox="0 0 20 20" svg:d="M10 20c14 0 14-20 0-20-13 0-13 20 0 20z">
          <text:p/>
        </draw:path>
        <draw:path draw:style-name="gr1" draw:text-style-name="P1" draw:layer="layout" svg:width="0.019cm" svg:height="0.019cm" svg:x="3.702cm" svg:y="3.3cm" svg:viewBox="0 0 20 20" svg:d="M10 20c14 0 14-20 0-20-13 0-13 20 0 20z">
          <text:p/>
        </draw:path>
        <draw:path draw:style-name="gr1" draw:text-style-name="P1" draw:layer="layout" svg:width="0.019cm" svg:height="0.019cm" svg:x="4.202cm" svg:y="3.3cm" svg:viewBox="0 0 20 20" svg:d="M10 20c14 0 14-20 0-20-13 0-13 20 0 20z">
          <text:p/>
        </draw:path>
        <draw:path draw:style-name="gr1" draw:text-style-name="P1" draw:layer="layout" svg:width="0.019cm" svg:height="0.019cm" svg:x="4.702cm" svg:y="3.3cm" svg:viewBox="0 0 20 20" svg:d="M10 20c14 0 14-20 0-20-13 0-13 20 0 20z">
          <text:p/>
        </draw:path>
        <draw:path draw:style-name="gr1" draw:text-style-name="P1" draw:layer="layout" svg:width="0.019cm" svg:height="0.019cm" svg:x="5.202cm" svg:y="3.3cm" svg:viewBox="0 0 20 20" svg:d="M10 20c14 0 14-20 0-20-13 0-13 20 0 20z">
          <text:p/>
        </draw:path>
        <draw:path draw:style-name="gr1" draw:text-style-name="P1" draw:layer="layout" svg:width="0.019cm" svg:height="0.019cm" svg:x="5.702cm" svg:y="3.3cm" svg:viewBox="0 0 20 20" svg:d="M10 20c14 0 14-20 0-20-13 0-13 20 0 20z">
          <text:p/>
        </draw:path>
        <draw:path draw:style-name="gr1" draw:text-style-name="P1" draw:layer="layout" svg:width="0.019cm" svg:height="0.019cm" svg:x="6.202cm" svg:y="3.3cm" svg:viewBox="0 0 20 20" svg:d="M10 20c14 0 14-20 0-20-13 0-13 20 0 20z">
          <text:p/>
        </draw:path>
        <draw:path draw:style-name="gr1" draw:text-style-name="P1" draw:layer="layout" svg:width="0.019cm" svg:height="0.019cm" svg:x="6.702cm" svg:y="3.3cm" svg:viewBox="0 0 20 20" svg:d="M10 20c14 0 14-20 0-20-13 0-13 20 0 20z">
          <text:p/>
        </draw:path>
        <draw:path draw:style-name="gr1" draw:text-style-name="P1" draw:layer="layout" svg:width="0.019cm" svg:height="0.019cm" svg:x="7.202cm" svg:y="3.3cm" svg:viewBox="0 0 20 20" svg:d="M10 20c14 0 14-20 0-20-13 0-13 20 0 20z">
          <text:p/>
        </draw:path>
        <draw:path draw:style-name="gr1" draw:text-style-name="P1" draw:layer="layout" svg:width="0.019cm" svg:height="0.019cm" svg:x="7.702cm" svg:y="3.3cm" svg:viewBox="0 0 20 20" svg:d="M10 20c14 0 14-20 0-20-13 0-13 20 0 20z">
          <text:p/>
        </draw:path>
        <draw:path draw:style-name="gr1" draw:text-style-name="P1" draw:layer="layout" svg:width="0.019cm" svg:height="0.019cm" svg:x="8.202cm" svg:y="3.3cm" svg:viewBox="0 0 20 20" svg:d="M10 20c14 0 14-20 0-20-13 0-13 20 0 20z">
          <text:p/>
        </draw:path>
        <draw:path draw:style-name="gr1" draw:text-style-name="P1" draw:layer="layout" svg:width="0.019cm" svg:height="0.019cm" svg:x="8.703cm" svg:y="3.3cm" svg:viewBox="0 0 20 20" svg:d="M10 20c14 0 14-20 0-20-13 0-13 20 0 20z">
          <text:p/>
        </draw:path>
        <draw:path draw:style-name="gr1" draw:text-style-name="P1" draw:layer="layout" svg:width="0.019cm" svg:height="0.019cm" svg:x="9.203cm" svg:y="3.3cm" svg:viewBox="0 0 20 20" svg:d="M10 20c14 0 14-20 0-20-13 0-13 20 0 20z">
          <text:p/>
        </draw:path>
        <draw:path draw:style-name="gr1" draw:text-style-name="P1" draw:layer="layout" svg:width="0.019cm" svg:height="0.019cm" svg:x="9.703cm" svg:y="3.3cm" svg:viewBox="0 0 20 20" svg:d="M10 20c14 0 14-20 0-20-13 0-13 20 0 20z">
          <text:p/>
        </draw:path>
        <draw:path draw:style-name="gr1" draw:text-style-name="P1" draw:layer="layout" svg:width="0.019cm" svg:height="0.019cm" svg:x="10.203cm" svg:y="3.3cm" svg:viewBox="0 0 20 20" svg:d="M10 20c14 0 14-20 0-20-13 0-13 20 0 20z">
          <text:p/>
        </draw:path>
        <draw:path draw:style-name="gr1" draw:text-style-name="P1" draw:layer="layout" svg:width="0.019cm" svg:height="0.019cm" svg:x="10.703cm" svg:y="3.3cm" svg:viewBox="0 0 20 20" svg:d="M10 20c14 0 14-20 0-20-13 0-13 20 0 20z">
          <text:p/>
        </draw:path>
        <draw:path draw:style-name="gr1" draw:text-style-name="P1" draw:layer="layout" svg:width="0.019cm" svg:height="0.019cm" svg:x="11.203cm" svg:y="3.3cm" svg:viewBox="0 0 20 20" svg:d="M10 20c14 0 14-20 0-20-13 0-13 20 0 20z">
          <text:p/>
        </draw:path>
        <draw:path draw:style-name="gr1" draw:text-style-name="P1" draw:layer="layout" svg:width="0.019cm" svg:height="0.019cm" svg:x="11.703cm" svg:y="3.3cm" svg:viewBox="0 0 20 20" svg:d="M10 20c14 0 14-20 0-20-13 0-13 20 0 20z">
          <text:p/>
        </draw:path>
        <draw:path draw:style-name="gr1" draw:text-style-name="P1" draw:layer="layout" svg:width="0.019cm" svg:height="0.019cm" svg:x="12.203cm" svg:y="3.3cm" svg:viewBox="0 0 20 20" svg:d="M10 20c14 0 14-20 0-20-13 0-13 20 0 20z">
          <text:p/>
        </draw:path>
        <draw:path draw:style-name="gr1" draw:text-style-name="P1" draw:layer="layout" svg:width="0.019cm" svg:height="0.019cm" svg:x="12.703cm" svg:y="3.3cm" svg:viewBox="0 0 20 20" svg:d="M10 20c14 0 14-20 0-20-13 0-13 20 0 20z">
          <text:p/>
        </draw:path>
        <draw:path draw:style-name="gr1" draw:text-style-name="P1" draw:layer="layout" svg:width="0.019cm" svg:height="0.019cm" svg:x="13.203cm" svg:y="3.3cm" svg:viewBox="0 0 20 20" svg:d="M10 20c14 0 14-20 0-20-13 0-13 20 0 20z">
          <text:p/>
        </draw:path>
        <draw:path draw:style-name="gr1" draw:text-style-name="P1" draw:layer="layout" svg:width="0.019cm" svg:height="0.019cm" svg:x="13.703cm" svg:y="3.3cm" svg:viewBox="0 0 20 20" svg:d="M10 20c14 0 14-20 0-20-13 0-13 20 0 20z">
          <text:p/>
        </draw:path>
        <draw:path draw:style-name="gr1" draw:text-style-name="P1" draw:layer="layout" svg:width="0.019cm" svg:height="0.019cm" svg:x="14.203cm" svg:y="3.3cm" svg:viewBox="0 0 20 20" svg:d="M10 20c14 0 14-20 0-20-13 0-13 20 0 20z">
          <text:p/>
        </draw:path>
        <draw:path draw:style-name="gr1" draw:text-style-name="P1" draw:layer="layout" svg:width="0.019cm" svg:height="0.019cm" svg:x="14.703cm" svg:y="3.3cm" svg:viewBox="0 0 20 20" svg:d="M10 20c14 0 14-20 0-20-13 0-13 20 0 20z">
          <text:p/>
        </draw:path>
        <draw:path draw:style-name="gr1" draw:text-style-name="P1" draw:layer="layout" svg:width="0.019cm" svg:height="0.019cm" svg:x="15.203cm" svg:y="3.3cm" svg:viewBox="0 0 20 20" svg:d="M10 20c14 0 14-20 0-20-13 0-13 20 0 20z">
          <text:p/>
        </draw:path>
        <draw:path draw:style-name="gr1" draw:text-style-name="P1" draw:layer="layout" svg:width="0.019cm" svg:height="0.019cm" svg:x="15.703cm" svg:y="3.3cm" svg:viewBox="0 0 20 20" svg:d="M10 20c14 0 14-20 0-20-13 0-13 20 0 20z">
          <text:p/>
        </draw:path>
        <draw:path draw:style-name="gr1" draw:text-style-name="P1" draw:layer="layout" svg:width="0.019cm" svg:height="0.019cm" svg:x="16.203cm" svg:y="3.3cm" svg:viewBox="0 0 20 20" svg:d="M10 20c14 0 14-20 0-20-13 0-13 20 0 20z">
          <text:p/>
        </draw:path>
        <draw:path draw:style-name="gr1" draw:text-style-name="P1" draw:layer="layout" svg:width="0.019cm" svg:height="0.019cm" svg:x="0.702cm" svg:y="3.8cm" svg:viewBox="0 0 20 20" svg:d="M10 20c14 0 14-20 0-20-13 0-13 20 0 20z">
          <text:p/>
        </draw:path>
        <draw:path draw:style-name="gr1" draw:text-style-name="P1" draw:layer="layout" svg:width="0.019cm" svg:height="0.019cm" svg:x="1.202cm" svg:y="3.8cm" svg:viewBox="0 0 20 20" svg:d="M10 20c14 0 14-20 0-20-13 0-13 20 0 20z">
          <text:p/>
        </draw:path>
        <draw:path draw:style-name="gr1" draw:text-style-name="P1" draw:layer="layout" svg:width="0.019cm" svg:height="0.019cm" svg:x="1.702cm" svg:y="3.8cm" svg:viewBox="0 0 20 20" svg:d="M10 20c14 0 14-20 0-20-13 0-13 20 0 20z">
          <text:p/>
        </draw:path>
        <draw:path draw:style-name="gr1" draw:text-style-name="P1" draw:layer="layout" svg:width="0.019cm" svg:height="0.019cm" svg:x="2.202cm" svg:y="3.8cm" svg:viewBox="0 0 20 20" svg:d="M10 20c14 0 14-20 0-20-13 0-13 20 0 20z">
          <text:p/>
        </draw:path>
        <draw:path draw:style-name="gr1" draw:text-style-name="P1" draw:layer="layout" svg:width="0.019cm" svg:height="0.019cm" svg:x="2.702cm" svg:y="3.8cm" svg:viewBox="0 0 20 20" svg:d="M10 20c14 0 14-20 0-20-13 0-13 20 0 20z">
          <text:p/>
        </draw:path>
        <draw:path draw:style-name="gr1" draw:text-style-name="P1" draw:layer="layout" svg:width="0.019cm" svg:height="0.019cm" svg:x="3.202cm" svg:y="3.8cm" svg:viewBox="0 0 20 20" svg:d="M10 20c14 0 14-20 0-20-13 0-13 20 0 20z">
          <text:p/>
        </draw:path>
        <draw:path draw:style-name="gr1" draw:text-style-name="P1" draw:layer="layout" svg:width="0.019cm" svg:height="0.019cm" svg:x="3.702cm" svg:y="3.8cm" svg:viewBox="0 0 20 20" svg:d="M10 20c14 0 14-20 0-20-13 0-13 20 0 20z">
          <text:p/>
        </draw:path>
        <draw:path draw:style-name="gr1" draw:text-style-name="P1" draw:layer="layout" svg:width="0.019cm" svg:height="0.019cm" svg:x="4.202cm" svg:y="3.8cm" svg:viewBox="0 0 20 20" svg:d="M10 20c14 0 14-20 0-20-13 0-13 20 0 20z">
          <text:p/>
        </draw:path>
        <draw:path draw:style-name="gr1" draw:text-style-name="P1" draw:layer="layout" svg:width="0.019cm" svg:height="0.019cm" svg:x="4.702cm" svg:y="3.8cm" svg:viewBox="0 0 20 20" svg:d="M10 20c14 0 14-20 0-20-13 0-13 20 0 20z">
          <text:p/>
        </draw:path>
        <draw:path draw:style-name="gr1" draw:text-style-name="P1" draw:layer="layout" svg:width="0.019cm" svg:height="0.019cm" svg:x="5.202cm" svg:y="3.8cm" svg:viewBox="0 0 20 20" svg:d="M10 20c14 0 14-20 0-20-13 0-13 20 0 20z">
          <text:p/>
        </draw:path>
        <draw:path draw:style-name="gr1" draw:text-style-name="P1" draw:layer="layout" svg:width="0.019cm" svg:height="0.019cm" svg:x="5.702cm" svg:y="3.8cm" svg:viewBox="0 0 20 20" svg:d="M10 20c14 0 14-20 0-20-13 0-13 20 0 20z">
          <text:p/>
        </draw:path>
        <draw:path draw:style-name="gr1" draw:text-style-name="P1" draw:layer="layout" svg:width="0.019cm" svg:height="0.019cm" svg:x="6.202cm" svg:y="3.8cm" svg:viewBox="0 0 20 20" svg:d="M10 20c14 0 14-20 0-20-13 0-13 20 0 20z">
          <text:p/>
        </draw:path>
        <draw:path draw:style-name="gr1" draw:text-style-name="P1" draw:layer="layout" svg:width="0.019cm" svg:height="0.019cm" svg:x="6.702cm" svg:y="3.8cm" svg:viewBox="0 0 20 20" svg:d="M10 20c14 0 14-20 0-20-13 0-13 20 0 20z">
          <text:p/>
        </draw:path>
        <draw:path draw:style-name="gr1" draw:text-style-name="P1" draw:layer="layout" svg:width="0.019cm" svg:height="0.019cm" svg:x="7.202cm" svg:y="3.8cm" svg:viewBox="0 0 20 20" svg:d="M10 20c14 0 14-20 0-20-13 0-13 20 0 20z">
          <text:p/>
        </draw:path>
        <draw:path draw:style-name="gr1" draw:text-style-name="P1" draw:layer="layout" svg:width="0.019cm" svg:height="0.019cm" svg:x="7.702cm" svg:y="3.8cm" svg:viewBox="0 0 20 20" svg:d="M10 20c14 0 14-20 0-20-13 0-13 20 0 20z">
          <text:p/>
        </draw:path>
        <draw:path draw:style-name="gr1" draw:text-style-name="P1" draw:layer="layout" svg:width="0.019cm" svg:height="0.019cm" svg:x="8.202cm" svg:y="3.8cm" svg:viewBox="0 0 20 20" svg:d="M10 20c14 0 14-20 0-20-13 0-13 20 0 20z">
          <text:p/>
        </draw:path>
        <draw:path draw:style-name="gr1" draw:text-style-name="P1" draw:layer="layout" svg:width="0.019cm" svg:height="0.019cm" svg:x="8.703cm" svg:y="3.8cm" svg:viewBox="0 0 20 20" svg:d="M10 20c14 0 14-20 0-20-13 0-13 20 0 20z">
          <text:p/>
        </draw:path>
        <draw:path draw:style-name="gr1" draw:text-style-name="P1" draw:layer="layout" svg:width="0.019cm" svg:height="0.019cm" svg:x="9.203cm" svg:y="3.8cm" svg:viewBox="0 0 20 20" svg:d="M10 20c14 0 14-20 0-20-13 0-13 20 0 20z">
          <text:p/>
        </draw:path>
        <draw:path draw:style-name="gr1" draw:text-style-name="P1" draw:layer="layout" svg:width="0.019cm" svg:height="0.019cm" svg:x="9.703cm" svg:y="3.8cm" svg:viewBox="0 0 20 20" svg:d="M10 20c14 0 14-20 0-20-13 0-13 20 0 20z">
          <text:p/>
        </draw:path>
        <draw:path draw:style-name="gr1" draw:text-style-name="P1" draw:layer="layout" svg:width="0.019cm" svg:height="0.019cm" svg:x="10.203cm" svg:y="3.8cm" svg:viewBox="0 0 20 20" svg:d="M10 20c14 0 14-20 0-20-13 0-13 20 0 20z">
          <text:p/>
        </draw:path>
        <draw:path draw:style-name="gr1" draw:text-style-name="P1" draw:layer="layout" svg:width="0.019cm" svg:height="0.019cm" svg:x="10.703cm" svg:y="3.8cm" svg:viewBox="0 0 20 20" svg:d="M10 20c14 0 14-20 0-20-13 0-13 20 0 20z">
          <text:p/>
        </draw:path>
        <draw:path draw:style-name="gr1" draw:text-style-name="P1" draw:layer="layout" svg:width="0.019cm" svg:height="0.019cm" svg:x="11.203cm" svg:y="3.8cm" svg:viewBox="0 0 20 20" svg:d="M10 20c14 0 14-20 0-20-13 0-13 20 0 20z">
          <text:p/>
        </draw:path>
        <draw:path draw:style-name="gr1" draw:text-style-name="P1" draw:layer="layout" svg:width="0.019cm" svg:height="0.019cm" svg:x="11.703cm" svg:y="3.8cm" svg:viewBox="0 0 20 20" svg:d="M10 20c14 0 14-20 0-20-13 0-13 20 0 20z">
          <text:p/>
        </draw:path>
        <draw:path draw:style-name="gr1" draw:text-style-name="P1" draw:layer="layout" svg:width="0.019cm" svg:height="0.019cm" svg:x="12.203cm" svg:y="3.8cm" svg:viewBox="0 0 20 20" svg:d="M10 20c14 0 14-20 0-20-13 0-13 20 0 20z">
          <text:p/>
        </draw:path>
        <draw:path draw:style-name="gr1" draw:text-style-name="P1" draw:layer="layout" svg:width="0.019cm" svg:height="0.019cm" svg:x="12.703cm" svg:y="3.8cm" svg:viewBox="0 0 20 20" svg:d="M10 20c14 0 14-20 0-20-13 0-13 20 0 20z">
          <text:p/>
        </draw:path>
        <draw:path draw:style-name="gr1" draw:text-style-name="P1" draw:layer="layout" svg:width="0.019cm" svg:height="0.019cm" svg:x="13.203cm" svg:y="3.8cm" svg:viewBox="0 0 20 20" svg:d="M10 20c14 0 14-20 0-20-13 0-13 20 0 20z">
          <text:p/>
        </draw:path>
        <draw:path draw:style-name="gr1" draw:text-style-name="P1" draw:layer="layout" svg:width="0.019cm" svg:height="0.019cm" svg:x="13.703cm" svg:y="3.8cm" svg:viewBox="0 0 20 20" svg:d="M10 20c14 0 14-20 0-20-13 0-13 20 0 20z">
          <text:p/>
        </draw:path>
        <draw:path draw:style-name="gr1" draw:text-style-name="P1" draw:layer="layout" svg:width="0.019cm" svg:height="0.019cm" svg:x="14.203cm" svg:y="3.8cm" svg:viewBox="0 0 20 20" svg:d="M10 20c14 0 14-20 0-20-13 0-13 20 0 20z">
          <text:p/>
        </draw:path>
        <draw:path draw:style-name="gr1" draw:text-style-name="P1" draw:layer="layout" svg:width="0.019cm" svg:height="0.019cm" svg:x="14.703cm" svg:y="3.8cm" svg:viewBox="0 0 20 20" svg:d="M10 20c14 0 14-20 0-20-13 0-13 20 0 20z">
          <text:p/>
        </draw:path>
        <draw:path draw:style-name="gr1" draw:text-style-name="P1" draw:layer="layout" svg:width="0.019cm" svg:height="0.019cm" svg:x="15.203cm" svg:y="3.8cm" svg:viewBox="0 0 20 20" svg:d="M10 20c14 0 14-20 0-20-13 0-13 20 0 20z">
          <text:p/>
        </draw:path>
        <draw:path draw:style-name="gr1" draw:text-style-name="P1" draw:layer="layout" svg:width="0.019cm" svg:height="0.019cm" svg:x="15.703cm" svg:y="3.8cm" svg:viewBox="0 0 20 20" svg:d="M10 20c14 0 14-20 0-20-13 0-13 20 0 20z">
          <text:p/>
        </draw:path>
        <draw:path draw:style-name="gr1" draw:text-style-name="P1" draw:layer="layout" svg:width="0.019cm" svg:height="0.019cm" svg:x="16.203cm" svg:y="3.8cm" svg:viewBox="0 0 20 20" svg:d="M10 20c14 0 14-20 0-20-13 0-13 20 0 20z">
          <text:p/>
        </draw:path>
        <draw:path draw:style-name="gr1" draw:text-style-name="P1" draw:layer="layout" svg:width="0.019cm" svg:height="0.019cm" svg:x="16.702cm" svg:y="3.8cm" svg:viewBox="0 0 20 20" svg:d="M10 20c14 0 14-20 0-20-13 0-13 20 0 20z">
          <text:p/>
        </draw:path>
        <draw:path draw:style-name="gr1" draw:text-style-name="P1" draw:layer="layout" svg:width="0.019cm" svg:height="0.019cm" svg:x="17.202cm" svg:y="3.8cm" svg:viewBox="0 0 20 20" svg:d="M10 20c14 0 14-20 0-20-13 0-13 20 0 20z">
          <text:p/>
        </draw:path>
        <draw:path draw:style-name="gr1" draw:text-style-name="P1" draw:layer="layout" svg:width="0.019cm" svg:height="0.019cm" svg:x="17.702cm" svg:y="3.8cm" svg:viewBox="0 0 20 20" svg:d="M10 20c14 0 14-20 0-20-13 0-13 20 0 20z">
          <text:p/>
        </draw:path>
        <draw:path draw:style-name="gr1" draw:text-style-name="P1" draw:layer="layout" svg:width="0.019cm" svg:height="0.019cm" svg:x="18.202cm" svg:y="3.8cm" svg:viewBox="0 0 20 20" svg:d="M10 20c14 0 14-20 0-20-13 0-13 20 0 20z">
          <text:p/>
        </draw:path>
        <draw:path draw:style-name="gr1" draw:text-style-name="P1" draw:layer="layout" svg:width="0.019cm" svg:height="0.019cm" svg:x="18.702cm" svg:y="3.8cm" svg:viewBox="0 0 20 20" svg:d="M10 20c14 0 14-20 0-20-13 0-13 20 0 20z">
          <text:p/>
        </draw:path>
        <draw:path draw:style-name="gr1" draw:text-style-name="P1" draw:layer="layout" svg:width="0.019cm" svg:height="0.019cm" svg:x="19.202cm" svg:y="3.8cm" svg:viewBox="0 0 20 20" svg:d="M10 20c14 0 14-20 0-20-13 0-13 20 0 20z">
          <text:p/>
        </draw:path>
        <draw:path draw:style-name="gr1" draw:text-style-name="P1" draw:layer="layout" svg:width="0.019cm" svg:height="0.019cm" svg:x="19.702cm" svg:y="3.8cm" svg:viewBox="0 0 20 20" svg:d="M10 20c14 0 14-20 0-20-13 0-13 20 0 20z">
          <text:p/>
        </draw:path>
        <draw:path draw:style-name="gr1" draw:text-style-name="P1" draw:layer="layout" svg:width="0.019cm" svg:height="0.019cm" svg:x="20.202cm" svg:y="3.8cm" svg:viewBox="0 0 20 20" svg:d="M10 20c14 0 14-20 0-20-13 0-13 20 0 20z">
          <text:p/>
        </draw:path>
        <draw:path draw:style-name="gr1" draw:text-style-name="P1" draw:layer="layout" svg:width="0.019cm" svg:height="0.019cm" svg:x="20.702cm" svg:y="3.8cm" svg:viewBox="0 0 20 20" svg:d="M10 20c14 0 14-20 0-20-13 0-13 20 0 20z">
          <text:p/>
        </draw:path>
        <draw:path draw:style-name="gr1" draw:text-style-name="P1" draw:layer="layout" svg:width="0.019cm" svg:height="0.019cm" svg:x="21.202cm" svg:y="3.8cm" svg:viewBox="0 0 20 20" svg:d="M10 20c14 0 14-20 0-20-13 0-13 20 0 20z">
          <text:p/>
        </draw:path>
        <draw:path draw:style-name="gr1" draw:text-style-name="P1" draw:layer="layout" svg:width="0.019cm" svg:height="0.019cm" svg:x="21.702cm" svg:y="3.8cm" svg:viewBox="0 0 20 20" svg:d="M10 20c14 0 14-20 0-20-13 0-13 20 0 20z">
          <text:p/>
        </draw:path>
        <draw:path draw:style-name="gr1" draw:text-style-name="P1" draw:layer="layout" svg:width="0.019cm" svg:height="0.019cm" svg:x="22.202cm" svg:y="3.8cm" svg:viewBox="0 0 20 20" svg:d="M10 20c14 0 14-20 0-20-13 0-13 20 0 20z">
          <text:p/>
        </draw:path>
        <draw:path draw:style-name="gr1" draw:text-style-name="P1" draw:layer="layout" svg:width="0.019cm" svg:height="0.019cm" svg:x="22.702cm" svg:y="3.8cm" svg:viewBox="0 0 20 20" svg:d="M10 20c14 0 14-20 0-20-13 0-13 20 0 20z">
          <text:p/>
        </draw:path>
        <draw:path draw:style-name="gr1" draw:text-style-name="P1" draw:layer="layout" svg:width="0.019cm" svg:height="0.019cm" svg:x="23.202cm" svg:y="3.8cm" svg:viewBox="0 0 20 20" svg:d="M10 20c14 0 14-20 0-20-13 0-13 20 0 20z">
          <text:p/>
        </draw:path>
        <draw:path draw:style-name="gr1" draw:text-style-name="P1" draw:layer="layout" svg:width="0.019cm" svg:height="0.019cm" svg:x="23.702cm" svg:y="3.8cm" svg:viewBox="0 0 20 20" svg:d="M10 20c14 0 14-20 0-20-13 0-13 20 0 20z">
          <text:p/>
        </draw:path>
        <draw:path draw:style-name="gr1" draw:text-style-name="P1" draw:layer="layout" svg:width="0.019cm" svg:height="0.019cm" svg:x="24.202cm" svg:y="3.8cm" svg:viewBox="0 0 20 20" svg:d="M10 20c14 0 14-20 0-20-13 0-13 20 0 20z">
          <text:p/>
        </draw:path>
        <draw:path draw:style-name="gr1" draw:text-style-name="P1" draw:layer="layout" svg:width="0.019cm" svg:height="0.019cm" svg:x="24.703cm" svg:y="3.8cm" svg:viewBox="0 0 20 20" svg:d="M10 20c14 0 14-20 0-20-13 0-13 20 0 20z">
          <text:p/>
        </draw:path>
        <draw:path draw:style-name="gr1" draw:text-style-name="P1" draw:layer="layout" svg:width="0.019cm" svg:height="0.019cm" svg:x="25.203cm" svg:y="3.8cm" svg:viewBox="0 0 20 20" svg:d="M10 20c14 0 14-20 0-20-13 0-13 20 0 20z">
          <text:p/>
        </draw:path>
        <draw:path draw:style-name="gr1" draw:text-style-name="P1" draw:layer="layout" svg:width="0.019cm" svg:height="0.019cm" svg:x="25.703cm" svg:y="3.8cm" svg:viewBox="0 0 20 20" svg:d="M10 20c14 0 14-20 0-20-13 0-13 20 0 20z">
          <text:p/>
        </draw:path>
        <draw:path draw:style-name="gr1" draw:text-style-name="P1" draw:layer="layout" svg:width="0.019cm" svg:height="0.019cm" svg:x="26.203cm" svg:y="3.8cm" svg:viewBox="0 0 20 20" svg:d="M10 20c14 0 14-20 0-20-13 0-13 20 0 20z">
          <text:p/>
        </draw:path>
        <draw:path draw:style-name="gr1" draw:text-style-name="P1" draw:layer="layout" svg:width="0.019cm" svg:height="0.019cm" svg:x="26.703cm" svg:y="3.8cm" svg:viewBox="0 0 20 20" svg:d="M10 20c14 0 14-20 0-20-13 0-13 20 0 20z">
          <text:p/>
        </draw:path>
        <draw:path draw:style-name="gr1" draw:text-style-name="P1" draw:layer="layout" svg:width="0.019cm" svg:height="0.019cm" svg:x="27.203cm" svg:y="3.8cm" svg:viewBox="0 0 20 20" svg:d="M10 20c14 0 14-20 0-20-13 0-13 20 0 20z">
          <text:p/>
        </draw:path>
        <draw:path draw:style-name="gr1" draw:text-style-name="P1" draw:layer="layout" svg:width="0.019cm" svg:height="0.019cm" svg:x="0.702cm" svg:y="3.8cm" svg:viewBox="0 0 20 20" svg:d="M10 20c14 0 14-20 0-20-13 0-13 20 0 20z">
          <text:p/>
        </draw:path>
        <draw:path draw:style-name="gr1" draw:text-style-name="P1" draw:layer="layout" svg:width="0.019cm" svg:height="0.019cm" svg:x="1.202cm" svg:y="3.8cm" svg:viewBox="0 0 20 20" svg:d="M10 20c14 0 14-20 0-20-13 0-13 20 0 20z">
          <text:p/>
        </draw:path>
        <draw:path draw:style-name="gr1" draw:text-style-name="P1" draw:layer="layout" svg:width="0.019cm" svg:height="0.019cm" svg:x="1.702cm" svg:y="3.8cm" svg:viewBox="0 0 20 20" svg:d="M10 20c14 0 14-20 0-20-13 0-13 20 0 20z">
          <text:p/>
        </draw:path>
        <draw:path draw:style-name="gr1" draw:text-style-name="P1" draw:layer="layout" svg:width="0.019cm" svg:height="0.019cm" svg:x="2.202cm" svg:y="3.8cm" svg:viewBox="0 0 20 20" svg:d="M10 20c14 0 14-20 0-20-13 0-13 20 0 20z">
          <text:p/>
        </draw:path>
        <draw:path draw:style-name="gr1" draw:text-style-name="P1" draw:layer="layout" svg:width="0.019cm" svg:height="0.019cm" svg:x="2.702cm" svg:y="3.8cm" svg:viewBox="0 0 20 20" svg:d="M10 20c14 0 14-20 0-20-13 0-13 20 0 20z">
          <text:p/>
        </draw:path>
        <draw:path draw:style-name="gr1" draw:text-style-name="P1" draw:layer="layout" svg:width="0.019cm" svg:height="0.019cm" svg:x="3.202cm" svg:y="3.8cm" svg:viewBox="0 0 20 20" svg:d="M10 20c14 0 14-20 0-20-13 0-13 20 0 20z">
          <text:p/>
        </draw:path>
        <draw:path draw:style-name="gr1" draw:text-style-name="P1" draw:layer="layout" svg:width="0.019cm" svg:height="0.019cm" svg:x="3.702cm" svg:y="3.8cm" svg:viewBox="0 0 20 20" svg:d="M10 20c14 0 14-20 0-20-13 0-13 20 0 20z">
          <text:p/>
        </draw:path>
        <draw:path draw:style-name="gr1" draw:text-style-name="P1" draw:layer="layout" svg:width="0.019cm" svg:height="0.019cm" svg:x="4.202cm" svg:y="3.8cm" svg:viewBox="0 0 20 20" svg:d="M10 20c14 0 14-20 0-20-13 0-13 20 0 20z">
          <text:p/>
        </draw:path>
        <draw:path draw:style-name="gr1" draw:text-style-name="P1" draw:layer="layout" svg:width="0.019cm" svg:height="0.019cm" svg:x="4.702cm" svg:y="3.8cm" svg:viewBox="0 0 20 20" svg:d="M10 20c14 0 14-20 0-20-13 0-13 20 0 20z">
          <text:p/>
        </draw:path>
        <draw:path draw:style-name="gr1" draw:text-style-name="P1" draw:layer="layout" svg:width="0.019cm" svg:height="0.019cm" svg:x="5.202cm" svg:y="3.8cm" svg:viewBox="0 0 20 20" svg:d="M10 20c14 0 14-20 0-20-13 0-13 20 0 20z">
          <text:p/>
        </draw:path>
        <draw:path draw:style-name="gr1" draw:text-style-name="P1" draw:layer="layout" svg:width="0.019cm" svg:height="0.019cm" svg:x="5.702cm" svg:y="3.8cm" svg:viewBox="0 0 20 20" svg:d="M10 20c14 0 14-20 0-20-13 0-13 20 0 20z">
          <text:p/>
        </draw:path>
        <draw:path draw:style-name="gr1" draw:text-style-name="P1" draw:layer="layout" svg:width="0.019cm" svg:height="0.019cm" svg:x="6.202cm" svg:y="3.8cm" svg:viewBox="0 0 20 20" svg:d="M10 20c14 0 14-20 0-20-13 0-13 20 0 20z">
          <text:p/>
        </draw:path>
        <draw:path draw:style-name="gr1" draw:text-style-name="P1" draw:layer="layout" svg:width="0.019cm" svg:height="0.019cm" svg:x="6.702cm" svg:y="3.8cm" svg:viewBox="0 0 20 20" svg:d="M10 20c14 0 14-20 0-20-13 0-13 20 0 20z">
          <text:p/>
        </draw:path>
        <draw:path draw:style-name="gr1" draw:text-style-name="P1" draw:layer="layout" svg:width="0.019cm" svg:height="0.019cm" svg:x="7.202cm" svg:y="3.8cm" svg:viewBox="0 0 20 20" svg:d="M10 20c14 0 14-20 0-20-13 0-13 20 0 20z">
          <text:p/>
        </draw:path>
        <draw:path draw:style-name="gr1" draw:text-style-name="P1" draw:layer="layout" svg:width="0.019cm" svg:height="0.019cm" svg:x="7.702cm" svg:y="3.8cm" svg:viewBox="0 0 20 20" svg:d="M10 20c14 0 14-20 0-20-13 0-13 20 0 20z">
          <text:p/>
        </draw:path>
        <draw:path draw:style-name="gr1" draw:text-style-name="P1" draw:layer="layout" svg:width="0.019cm" svg:height="0.019cm" svg:x="8.202cm" svg:y="3.8cm" svg:viewBox="0 0 20 20" svg:d="M10 20c14 0 14-20 0-20-13 0-13 20 0 20z">
          <text:p/>
        </draw:path>
        <draw:path draw:style-name="gr1" draw:text-style-name="P1" draw:layer="layout" svg:width="0.019cm" svg:height="0.019cm" svg:x="8.703cm" svg:y="3.8cm" svg:viewBox="0 0 20 20" svg:d="M10 20c14 0 14-20 0-20-13 0-13 20 0 20z">
          <text:p/>
        </draw:path>
        <draw:path draw:style-name="gr1" draw:text-style-name="P1" draw:layer="layout" svg:width="0.019cm" svg:height="0.019cm" svg:x="9.203cm" svg:y="3.8cm" svg:viewBox="0 0 20 20" svg:d="M10 20c14 0 14-20 0-20-13 0-13 20 0 20z">
          <text:p/>
        </draw:path>
        <draw:path draw:style-name="gr1" draw:text-style-name="P1" draw:layer="layout" svg:width="0.019cm" svg:height="0.019cm" svg:x="9.703cm" svg:y="3.8cm" svg:viewBox="0 0 20 20" svg:d="M10 20c14 0 14-20 0-20-13 0-13 20 0 20z">
          <text:p/>
        </draw:path>
        <draw:path draw:style-name="gr1" draw:text-style-name="P1" draw:layer="layout" svg:width="0.019cm" svg:height="0.019cm" svg:x="10.203cm" svg:y="3.8cm" svg:viewBox="0 0 20 20" svg:d="M10 20c14 0 14-20 0-20-13 0-13 20 0 20z">
          <text:p/>
        </draw:path>
        <draw:path draw:style-name="gr1" draw:text-style-name="P1" draw:layer="layout" svg:width="0.019cm" svg:height="0.019cm" svg:x="10.703cm" svg:y="3.8cm" svg:viewBox="0 0 20 20" svg:d="M10 20c14 0 14-20 0-20-13 0-13 20 0 20z">
          <text:p/>
        </draw:path>
        <draw:path draw:style-name="gr1" draw:text-style-name="P1" draw:layer="layout" svg:width="0.019cm" svg:height="0.019cm" svg:x="11.203cm" svg:y="3.8cm" svg:viewBox="0 0 20 20" svg:d="M10 20c14 0 14-20 0-20-13 0-13 20 0 20z">
          <text:p/>
        </draw:path>
        <draw:path draw:style-name="gr1" draw:text-style-name="P1" draw:layer="layout" svg:width="0.019cm" svg:height="0.019cm" svg:x="11.703cm" svg:y="3.8cm" svg:viewBox="0 0 20 20" svg:d="M10 20c14 0 14-20 0-20-13 0-13 20 0 20z">
          <text:p/>
        </draw:path>
        <draw:path draw:style-name="gr1" draw:text-style-name="P1" draw:layer="layout" svg:width="0.019cm" svg:height="0.019cm" svg:x="12.203cm" svg:y="3.8cm" svg:viewBox="0 0 20 20" svg:d="M10 20c14 0 14-20 0-20-13 0-13 20 0 20z">
          <text:p/>
        </draw:path>
        <draw:path draw:style-name="gr1" draw:text-style-name="P1" draw:layer="layout" svg:width="0.019cm" svg:height="0.019cm" svg:x="12.703cm" svg:y="3.8cm" svg:viewBox="0 0 20 20" svg:d="M10 20c14 0 14-20 0-20-13 0-13 20 0 20z">
          <text:p/>
        </draw:path>
        <draw:path draw:style-name="gr1" draw:text-style-name="P1" draw:layer="layout" svg:width="0.019cm" svg:height="0.019cm" svg:x="13.203cm" svg:y="3.8cm" svg:viewBox="0 0 20 20" svg:d="M10 20c14 0 14-20 0-20-13 0-13 20 0 20z">
          <text:p/>
        </draw:path>
        <draw:path draw:style-name="gr1" draw:text-style-name="P1" draw:layer="layout" svg:width="0.019cm" svg:height="0.019cm" svg:x="13.703cm" svg:y="3.8cm" svg:viewBox="0 0 20 20" svg:d="M10 20c14 0 14-20 0-20-13 0-13 20 0 20z">
          <text:p/>
        </draw:path>
        <draw:path draw:style-name="gr1" draw:text-style-name="P1" draw:layer="layout" svg:width="0.019cm" svg:height="0.019cm" svg:x="14.203cm" svg:y="3.8cm" svg:viewBox="0 0 20 20" svg:d="M10 20c14 0 14-20 0-20-13 0-13 20 0 20z">
          <text:p/>
        </draw:path>
        <draw:path draw:style-name="gr1" draw:text-style-name="P1" draw:layer="layout" svg:width="0.019cm" svg:height="0.019cm" svg:x="14.703cm" svg:y="3.8cm" svg:viewBox="0 0 20 20" svg:d="M10 20c14 0 14-20 0-20-13 0-13 20 0 20z">
          <text:p/>
        </draw:path>
        <draw:path draw:style-name="gr1" draw:text-style-name="P1" draw:layer="layout" svg:width="0.019cm" svg:height="0.019cm" svg:x="15.203cm" svg:y="3.8cm" svg:viewBox="0 0 20 20" svg:d="M10 20c14 0 14-20 0-20-13 0-13 20 0 20z">
          <text:p/>
        </draw:path>
        <draw:path draw:style-name="gr1" draw:text-style-name="P1" draw:layer="layout" svg:width="0.019cm" svg:height="0.019cm" svg:x="15.703cm" svg:y="3.8cm" svg:viewBox="0 0 20 20" svg:d="M10 20c14 0 14-20 0-20-13 0-13 20 0 20z">
          <text:p/>
        </draw:path>
        <draw:path draw:style-name="gr1" draw:text-style-name="P1" draw:layer="layout" svg:width="0.019cm" svg:height="0.019cm" svg:x="16.203cm" svg:y="3.8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6.703cm" svg:y="4.3cm" svg:viewBox="0 0 20 20" svg:d="M10 20c14 0 14-20 0-20-13 0-13 20 0 20z">
          <text:p/>
        </draw:path>
        <draw:path draw:style-name="gr1" draw:text-style-name="P1" draw:layer="layout" svg:width="0.019cm" svg:height="0.019cm" svg:x="17.203cm" svg:y="4.3cm" svg:viewBox="0 0 20 20" svg:d="M10 20c14 0 14-20 0-20-13 0-13 20 0 20z">
          <text:p/>
        </draw:path>
        <draw:path draw:style-name="gr1" draw:text-style-name="P1" draw:layer="layout" svg:width="0.019cm" svg:height="0.019cm" svg:x="17.703cm" svg:y="4.3cm" svg:viewBox="0 0 20 20" svg:d="M10 20c14 0 14-20 0-20-13 0-13 20 0 20z">
          <text:p/>
        </draw:path>
        <draw:path draw:style-name="gr1" draw:text-style-name="P1" draw:layer="layout" svg:width="0.019cm" svg:height="0.019cm" svg:x="18.203cm" svg:y="4.3cm" svg:viewBox="0 0 20 20" svg:d="M10 20c14 0 14-20 0-20-13 0-13 20 0 20z">
          <text:p/>
        </draw:path>
        <draw:path draw:style-name="gr1" draw:text-style-name="P1" draw:layer="layout" svg:width="0.019cm" svg:height="0.019cm" svg:x="18.703cm" svg:y="4.3cm" svg:viewBox="0 0 20 20" svg:d="M10 20c14 0 14-20 0-20-13 0-13 20 0 20z">
          <text:p/>
        </draw:path>
        <draw:path draw:style-name="gr1" draw:text-style-name="P1" draw:layer="layout" svg:width="0.019cm" svg:height="0.019cm" svg:x="19.203cm" svg:y="4.3cm" svg:viewBox="0 0 20 20" svg:d="M10 20c14 0 14-20 0-20-13 0-13 20 0 20z">
          <text:p/>
        </draw:path>
        <draw:path draw:style-name="gr1" draw:text-style-name="P1" draw:layer="layout" svg:width="0.019cm" svg:height="0.019cm" svg:x="19.703cm" svg:y="4.3cm" svg:viewBox="0 0 20 20" svg:d="M10 20c14 0 14-20 0-20-13 0-13 20 0 20z">
          <text:p/>
        </draw:path>
        <draw:path draw:style-name="gr1" draw:text-style-name="P1" draw:layer="layout" svg:width="0.019cm" svg:height="0.019cm" svg:x="20.203cm" svg:y="4.3cm" svg:viewBox="0 0 20 20" svg:d="M10 20c14 0 14-20 0-20-13 0-13 20 0 20z">
          <text:p/>
        </draw:path>
        <draw:path draw:style-name="gr1" draw:text-style-name="P1" draw:layer="layout" svg:width="0.019cm" svg:height="0.019cm" svg:x="20.703cm" svg:y="4.3cm" svg:viewBox="0 0 20 20" svg:d="M10 20c14 0 14-20 0-20-13 0-13 20 0 20z">
          <text:p/>
        </draw:path>
        <draw:path draw:style-name="gr1" draw:text-style-name="P1" draw:layer="layout" svg:width="0.019cm" svg:height="0.019cm" svg:x="21.203cm" svg:y="4.3cm" svg:viewBox="0 0 20 20" svg:d="M10 20c14 0 14-20 0-20-13 0-13 20 0 20z">
          <text:p/>
        </draw:path>
        <draw:path draw:style-name="gr1" draw:text-style-name="P1" draw:layer="layout" svg:width="0.019cm" svg:height="0.019cm" svg:x="21.703cm" svg:y="4.3cm" svg:viewBox="0 0 20 20" svg:d="M10 20c14 0 14-20 0-20-13 0-13 20 0 20z">
          <text:p/>
        </draw:path>
        <draw:path draw:style-name="gr1" draw:text-style-name="P1" draw:layer="layout" svg:width="0.019cm" svg:height="0.019cm" svg:x="22.203cm" svg:y="4.3cm" svg:viewBox="0 0 20 20" svg:d="M10 20c14 0 14-20 0-20-13 0-13 20 0 20z">
          <text:p/>
        </draw:path>
        <draw:path draw:style-name="gr1" draw:text-style-name="P1" draw:layer="layout" svg:width="0.019cm" svg:height="0.019cm" svg:x="22.703cm" svg:y="4.3cm" svg:viewBox="0 0 20 20" svg:d="M10 20c14 0 14-20 0-20-13 0-13 20 0 20z">
          <text:p/>
        </draw:path>
        <draw:path draw:style-name="gr1" draw:text-style-name="P1" draw:layer="layout" svg:width="0.019cm" svg:height="0.019cm" svg:x="23.203cm" svg:y="4.3cm" svg:viewBox="0 0 20 20" svg:d="M10 20c14 0 14-20 0-20-13 0-13 20 0 20z">
          <text:p/>
        </draw:path>
        <draw:path draw:style-name="gr1" draw:text-style-name="P1" draw:layer="layout" svg:width="0.019cm" svg:height="0.019cm" svg:x="23.703cm" svg:y="4.3cm" svg:viewBox="0 0 20 20" svg:d="M10 20c14 0 14-20 0-20-13 0-13 20 0 20z">
          <text:p/>
        </draw:path>
        <draw:path draw:style-name="gr1" draw:text-style-name="P1" draw:layer="layout" svg:width="0.019cm" svg:height="0.019cm" svg:x="24.203cm" svg:y="4.3cm" svg:viewBox="0 0 20 20" svg:d="M10 20c14 0 14-20 0-20-13 0-13 20 0 20z">
          <text:p/>
        </draw:path>
        <draw:path draw:style-name="gr1" draw:text-style-name="P1" draw:layer="layout" svg:width="0.019cm" svg:height="0.019cm" svg:x="24.704cm" svg:y="4.3cm" svg:viewBox="0 0 20 20" svg:d="M10 20c14 0 14-20 0-20-13 0-13 20 0 20z">
          <text:p/>
        </draw:path>
        <draw:path draw:style-name="gr1" draw:text-style-name="P1" draw:layer="layout" svg:width="0.019cm" svg:height="0.019cm" svg:x="25.204cm" svg:y="4.3cm" svg:viewBox="0 0 20 20" svg:d="M10 20c14 0 14-20 0-20-13 0-13 20 0 20z">
          <text:p/>
        </draw:path>
        <draw:path draw:style-name="gr1" draw:text-style-name="P1" draw:layer="layout" svg:width="0.019cm" svg:height="0.019cm" svg:x="25.704cm" svg:y="4.3cm" svg:viewBox="0 0 20 20" svg:d="M10 20c14 0 14-20 0-20-13 0-13 20 0 20z">
          <text:p/>
        </draw:path>
        <draw:path draw:style-name="gr1" draw:text-style-name="P1" draw:layer="layout" svg:width="0.019cm" svg:height="0.019cm" svg:x="26.204cm" svg:y="4.3cm" svg:viewBox="0 0 20 20" svg:d="M10 20c14 0 14-20 0-20-13 0-13 20 0 20z">
          <text:p/>
        </draw:path>
        <draw:path draw:style-name="gr1" draw:text-style-name="P1" draw:layer="layout" svg:width="0.019cm" svg:height="0.019cm" svg:x="26.704cm" svg:y="4.3cm" svg:viewBox="0 0 20 20" svg:d="M10 20c14 0 14-20 0-20-13 0-13 20 0 20z">
          <text:p/>
        </draw:path>
        <draw:path draw:style-name="gr1" draw:text-style-name="P1" draw:layer="layout" svg:width="0.019cm" svg:height="0.019cm" svg:x="27.204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0.701cm" svg:y="4.3cm" svg:viewBox="0 0 20 20" svg:d="M10 20c14 0 14-20 0-20-13 0-13 20 0 20z">
          <text:p/>
        </draw:path>
        <draw:path draw:style-name="gr1" draw:text-style-name="P1" draw:layer="layout" svg:width="0.019cm" svg:height="0.019cm" svg:x="1.201cm" svg:y="4.3cm" svg:viewBox="0 0 20 20" svg:d="M10 20c14 0 14-20 0-20-13 0-13 20 0 20z">
          <text:p/>
        </draw:path>
        <draw:path draw:style-name="gr1" draw:text-style-name="P1" draw:layer="layout" svg:width="0.019cm" svg:height="0.019cm" svg:x="1.701cm" svg:y="4.3cm" svg:viewBox="0 0 20 20" svg:d="M10 20c14 0 14-20 0-20-13 0-13 20 0 20z">
          <text:p/>
        </draw:path>
        <draw:path draw:style-name="gr1" draw:text-style-name="P1" draw:layer="layout" svg:width="0.019cm" svg:height="0.019cm" svg:x="2.201cm" svg:y="4.3cm" svg:viewBox="0 0 20 20" svg:d="M10 20c14 0 14-20 0-20-13 0-13 20 0 20z">
          <text:p/>
        </draw:path>
        <draw:path draw:style-name="gr1" draw:text-style-name="P1" draw:layer="layout" svg:width="0.019cm" svg:height="0.019cm" svg:x="2.701cm" svg:y="4.3cm" svg:viewBox="0 0 20 20" svg:d="M10 20c14 0 14-20 0-20-13 0-13 20 0 20z">
          <text:p/>
        </draw:path>
        <draw:path draw:style-name="gr1" draw:text-style-name="P1" draw:layer="layout" svg:width="0.019cm" svg:height="0.019cm" svg:x="3.201cm" svg:y="4.3cm" svg:viewBox="0 0 20 20" svg:d="M10 20c14 0 14-20 0-20-13 0-13 20 0 20z">
          <text:p/>
        </draw:path>
        <draw:path draw:style-name="gr1" draw:text-style-name="P1" draw:layer="layout" svg:width="0.019cm" svg:height="0.019cm" svg:x="3.701cm" svg:y="4.3cm" svg:viewBox="0 0 20 20" svg:d="M10 20c14 0 14-20 0-20-13 0-13 20 0 20z">
          <text:p/>
        </draw:path>
        <draw:path draw:style-name="gr1" draw:text-style-name="P1" draw:layer="layout" svg:width="0.019cm" svg:height="0.019cm" svg:x="4.201cm" svg:y="4.3cm" svg:viewBox="0 0 20 20" svg:d="M10 20c14 0 14-20 0-20-13 0-13 20 0 20z">
          <text:p/>
        </draw:path>
        <draw:path draw:style-name="gr1" draw:text-style-name="P1" draw:layer="layout" svg:width="0.019cm" svg:height="0.019cm" svg:x="4.701cm" svg:y="4.3cm" svg:viewBox="0 0 20 20" svg:d="M10 20c14 0 14-20 0-20-13 0-13 20 0 20z">
          <text:p/>
        </draw:path>
        <draw:path draw:style-name="gr1" draw:text-style-name="P1" draw:layer="layout" svg:width="0.019cm" svg:height="0.019cm" svg:x="5.201cm" svg:y="4.3cm" svg:viewBox="0 0 20 20" svg:d="M10 20c14 0 14-20 0-20-13 0-13 20 0 20z">
          <text:p/>
        </draw:path>
        <draw:path draw:style-name="gr1" draw:text-style-name="P1" draw:layer="layout" svg:width="0.019cm" svg:height="0.019cm" svg:x="5.701cm" svg:y="4.3cm" svg:viewBox="0 0 20 20" svg:d="M10 20c14 0 14-20 0-20-13 0-13 20 0 20z">
          <text:p/>
        </draw:path>
        <draw:path draw:style-name="gr1" draw:text-style-name="P1" draw:layer="layout" svg:width="0.019cm" svg:height="0.019cm" svg:x="6.201cm" svg:y="4.3cm" svg:viewBox="0 0 20 20" svg:d="M10 20c14 0 14-20 0-20-13 0-13 20 0 20z">
          <text:p/>
        </draw:path>
        <draw:path draw:style-name="gr1" draw:text-style-name="P1" draw:layer="layout" svg:width="0.019cm" svg:height="0.019cm" svg:x="6.701cm" svg:y="4.3cm" svg:viewBox="0 0 20 20" svg:d="M10 20c14 0 14-20 0-20-13 0-13 20 0 20z">
          <text:p/>
        </draw:path>
        <draw:path draw:style-name="gr1" draw:text-style-name="P1" draw:layer="layout" svg:width="0.019cm" svg:height="0.019cm" svg:x="7.201cm" svg:y="4.3cm" svg:viewBox="0 0 20 20" svg:d="M10 20c14 0 14-20 0-20-13 0-13 20 0 20z">
          <text:p/>
        </draw:path>
        <draw:path draw:style-name="gr1" draw:text-style-name="P1" draw:layer="layout" svg:width="0.019cm" svg:height="0.019cm" svg:x="7.701cm" svg:y="4.3cm" svg:viewBox="0 0 20 20" svg:d="M10 20c14 0 14-20 0-20-13 0-13 20 0 20z">
          <text:p/>
        </draw:path>
        <draw:path draw:style-name="gr1" draw:text-style-name="P1" draw:layer="layout" svg:width="0.019cm" svg:height="0.019cm" svg:x="8.201cm" svg:y="4.3cm" svg:viewBox="0 0 20 20" svg:d="M10 20c14 0 14-20 0-20-13 0-13 20 0 20z">
          <text:p/>
        </draw:path>
        <draw:path draw:style-name="gr1" draw:text-style-name="P1" draw:layer="layout" svg:width="0.019cm" svg:height="0.019cm" svg:x="8.702cm" svg:y="4.3cm" svg:viewBox="0 0 20 20" svg:d="M10 20c14 0 14-20 0-20-13 0-13 20 0 20z">
          <text:p/>
        </draw:path>
        <draw:path draw:style-name="gr1" draw:text-style-name="P1" draw:layer="layout" svg:width="0.019cm" svg:height="0.019cm" svg:x="9.202cm" svg:y="4.3cm" svg:viewBox="0 0 20 20" svg:d="M10 20c14 0 14-20 0-20-13 0-13 20 0 20z">
          <text:p/>
        </draw:path>
        <draw:path draw:style-name="gr1" draw:text-style-name="P1" draw:layer="layout" svg:width="0.019cm" svg:height="0.019cm" svg:x="9.702cm" svg:y="4.3cm" svg:viewBox="0 0 20 20" svg:d="M10 20c14 0 14-20 0-20-13 0-13 20 0 20z">
          <text:p/>
        </draw:path>
        <draw:path draw:style-name="gr1" draw:text-style-name="P1" draw:layer="layout" svg:width="0.019cm" svg:height="0.019cm" svg:x="10.202cm" svg:y="4.3cm" svg:viewBox="0 0 20 20" svg:d="M10 20c14 0 14-20 0-20-13 0-13 20 0 20z">
          <text:p/>
        </draw:path>
        <draw:path draw:style-name="gr1" draw:text-style-name="P1" draw:layer="layout" svg:width="0.019cm" svg:height="0.019cm" svg:x="10.702cm" svg:y="4.3cm" svg:viewBox="0 0 20 20" svg:d="M10 20c14 0 14-20 0-20-13 0-13 20 0 20z">
          <text:p/>
        </draw:path>
        <draw:path draw:style-name="gr1" draw:text-style-name="P1" draw:layer="layout" svg:width="0.019cm" svg:height="0.019cm" svg:x="11.202cm" svg:y="4.3cm" svg:viewBox="0 0 20 20" svg:d="M10 20c14 0 14-20 0-20-13 0-13 20 0 20z">
          <text:p/>
        </draw:path>
        <draw:path draw:style-name="gr1" draw:text-style-name="P1" draw:layer="layout" svg:width="0.019cm" svg:height="0.019cm" svg:x="11.702cm" svg:y="4.3cm" svg:viewBox="0 0 20 20" svg:d="M10 20c14 0 14-20 0-20-13 0-13 20 0 20z">
          <text:p/>
        </draw:path>
        <draw:path draw:style-name="gr1" draw:text-style-name="P1" draw:layer="layout" svg:width="0.019cm" svg:height="0.019cm" svg:x="12.202cm" svg:y="4.3cm" svg:viewBox="0 0 20 20" svg:d="M10 20c14 0 14-20 0-20-13 0-13 20 0 20z">
          <text:p/>
        </draw:path>
        <draw:path draw:style-name="gr1" draw:text-style-name="P1" draw:layer="layout" svg:width="0.019cm" svg:height="0.019cm" svg:x="12.702cm" svg:y="4.3cm" svg:viewBox="0 0 20 20" svg:d="M10 20c14 0 14-20 0-20-13 0-13 20 0 20z">
          <text:p/>
        </draw:path>
        <draw:path draw:style-name="gr1" draw:text-style-name="P1" draw:layer="layout" svg:width="0.019cm" svg:height="0.019cm" svg:x="13.202cm" svg:y="4.3cm" svg:viewBox="0 0 20 20" svg:d="M10 20c14 0 14-20 0-20-13 0-13 20 0 20z">
          <text:p/>
        </draw:path>
        <draw:path draw:style-name="gr1" draw:text-style-name="P1" draw:layer="layout" svg:width="0.019cm" svg:height="0.019cm" svg:x="13.702cm" svg:y="4.3cm" svg:viewBox="0 0 20 20" svg:d="M10 20c14 0 14-20 0-20-13 0-13 20 0 20z">
          <text:p/>
        </draw:path>
        <draw:path draw:style-name="gr1" draw:text-style-name="P1" draw:layer="layout" svg:width="0.019cm" svg:height="0.019cm" svg:x="14.202cm" svg:y="4.3cm" svg:viewBox="0 0 20 20" svg:d="M10 20c14 0 14-20 0-20-13 0-13 20 0 20z">
          <text:p/>
        </draw:path>
        <draw:path draw:style-name="gr1" draw:text-style-name="P1" draw:layer="layout" svg:width="0.019cm" svg:height="0.019cm" svg:x="14.702cm" svg:y="4.3cm" svg:viewBox="0 0 20 20" svg:d="M10 20c14 0 14-20 0-20-13 0-13 20 0 20z">
          <text:p/>
        </draw:path>
        <draw:path draw:style-name="gr1" draw:text-style-name="P1" draw:layer="layout" svg:width="0.019cm" svg:height="0.019cm" svg:x="15.202cm" svg:y="4.3cm" svg:viewBox="0 0 20 20" svg:d="M10 20c14 0 14-20 0-20-13 0-13 20 0 20z">
          <text:p/>
        </draw:path>
        <draw:path draw:style-name="gr1" draw:text-style-name="P1" draw:layer="layout" svg:width="0.019cm" svg:height="0.019cm" svg:x="15.702cm" svg:y="4.3cm" svg:viewBox="0 0 20 20" svg:d="M10 20c14 0 14-20 0-20-13 0-13 20 0 20z">
          <text:p/>
        </draw:path>
        <draw:path draw:style-name="gr1" draw:text-style-name="P1" draw:layer="layout" svg:width="0.019cm" svg:height="0.019cm" svg:x="16.202cm" svg:y="4.3cm" svg:viewBox="0 0 20 20" svg:d="M10 20c14 0 14-20 0-20-13 0-13 20 0 20z">
          <text:p/>
        </draw:path>
        <draw:path draw:style-name="gr1" draw:text-style-name="P1" draw:layer="layout" svg:width="0.019cm" svg:height="0.019cm" svg:x="16.701cm" svg:y="4.3cm" svg:viewBox="0 0 20 20" svg:d="M10 20c14 0 14-20 0-20-13 0-13 20 0 20z">
          <text:p/>
        </draw:path>
        <draw:path draw:style-name="gr1" draw:text-style-name="P1" draw:layer="layout" svg:width="0.019cm" svg:height="0.019cm" svg:x="17.201cm" svg:y="4.3cm" svg:viewBox="0 0 20 20" svg:d="M10 20c14 0 14-20 0-20-13 0-13 20 0 20z">
          <text:p/>
        </draw:path>
        <draw:path draw:style-name="gr1" draw:text-style-name="P1" draw:layer="layout" svg:width="0.019cm" svg:height="0.019cm" svg:x="17.701cm" svg:y="4.3cm" svg:viewBox="0 0 20 20" svg:d="M10 20c14 0 14-20 0-20-13 0-13 20 0 20z">
          <text:p/>
        </draw:path>
        <draw:path draw:style-name="gr1" draw:text-style-name="P1" draw:layer="layout" svg:width="0.019cm" svg:height="0.019cm" svg:x="18.201cm" svg:y="4.3cm" svg:viewBox="0 0 20 20" svg:d="M10 20c14 0 14-20 0-20-13 0-13 20 0 20z">
          <text:p/>
        </draw:path>
        <draw:path draw:style-name="gr1" draw:text-style-name="P1" draw:layer="layout" svg:width="0.019cm" svg:height="0.019cm" svg:x="18.701cm" svg:y="4.3cm" svg:viewBox="0 0 20 20" svg:d="M10 20c14 0 14-20 0-20-13 0-13 20 0 20z">
          <text:p/>
        </draw:path>
        <draw:path draw:style-name="gr1" draw:text-style-name="P1" draw:layer="layout" svg:width="0.019cm" svg:height="0.019cm" svg:x="19.201cm" svg:y="4.3cm" svg:viewBox="0 0 20 20" svg:d="M10 20c14 0 14-20 0-20-13 0-13 20 0 20z">
          <text:p/>
        </draw:path>
        <draw:path draw:style-name="gr1" draw:text-style-name="P1" draw:layer="layout" svg:width="0.019cm" svg:height="0.019cm" svg:x="19.701cm" svg:y="4.3cm" svg:viewBox="0 0 20 20" svg:d="M10 20c14 0 14-20 0-20-13 0-13 20 0 20z">
          <text:p/>
        </draw:path>
        <draw:path draw:style-name="gr1" draw:text-style-name="P1" draw:layer="layout" svg:width="0.019cm" svg:height="0.019cm" svg:x="20.201cm" svg:y="4.3cm" svg:viewBox="0 0 20 20" svg:d="M10 20c14 0 14-20 0-20-13 0-13 20 0 20z">
          <text:p/>
        </draw:path>
        <draw:path draw:style-name="gr1" draw:text-style-name="P1" draw:layer="layout" svg:width="0.019cm" svg:height="0.019cm" svg:x="20.701cm" svg:y="4.3cm" svg:viewBox="0 0 20 20" svg:d="M10 20c14 0 14-20 0-20-13 0-13 20 0 20z">
          <text:p/>
        </draw:path>
        <draw:path draw:style-name="gr1" draw:text-style-name="P1" draw:layer="layout" svg:width="0.019cm" svg:height="0.019cm" svg:x="21.201cm" svg:y="4.3cm" svg:viewBox="0 0 20 20" svg:d="M10 20c14 0 14-20 0-20-13 0-13 20 0 20z">
          <text:p/>
        </draw:path>
        <draw:path draw:style-name="gr1" draw:text-style-name="P1" draw:layer="layout" svg:width="0.019cm" svg:height="0.019cm" svg:x="21.701cm" svg:y="4.3cm" svg:viewBox="0 0 20 20" svg:d="M10 20c14 0 14-20 0-20-13 0-13 20 0 20z">
          <text:p/>
        </draw:path>
        <draw:path draw:style-name="gr1" draw:text-style-name="P1" draw:layer="layout" svg:width="0.019cm" svg:height="0.019cm" svg:x="22.201cm" svg:y="4.3cm" svg:viewBox="0 0 20 20" svg:d="M10 20c14 0 14-20 0-20-13 0-13 20 0 20z">
          <text:p/>
        </draw:path>
        <draw:path draw:style-name="gr1" draw:text-style-name="P1" draw:layer="layout" svg:width="0.019cm" svg:height="0.019cm" svg:x="22.701cm" svg:y="4.3cm" svg:viewBox="0 0 20 20" svg:d="M10 20c14 0 14-20 0-20-13 0-13 20 0 20z">
          <text:p/>
        </draw:path>
        <draw:path draw:style-name="gr1" draw:text-style-name="P1" draw:layer="layout" svg:width="0.019cm" svg:height="0.019cm" svg:x="23.201cm" svg:y="4.3cm" svg:viewBox="0 0 20 20" svg:d="M10 20c14 0 14-20 0-20-13 0-13 20 0 20z">
          <text:p/>
        </draw:path>
        <draw:path draw:style-name="gr1" draw:text-style-name="P1" draw:layer="layout" svg:width="0.019cm" svg:height="0.019cm" svg:x="23.701cm" svg:y="4.3cm" svg:viewBox="0 0 20 20" svg:d="M10 20c14 0 14-20 0-20-13 0-13 20 0 20z">
          <text:p/>
        </draw:path>
        <draw:path draw:style-name="gr1" draw:text-style-name="P1" draw:layer="layout" svg:width="0.019cm" svg:height="0.019cm" svg:x="24.201cm" svg:y="4.3cm" svg:viewBox="0 0 20 20" svg:d="M10 20c14 0 14-20 0-20-13 0-13 20 0 20z">
          <text:p/>
        </draw:path>
        <draw:path draw:style-name="gr1" draw:text-style-name="P1" draw:layer="layout" svg:width="0.019cm" svg:height="0.019cm" svg:x="24.702cm" svg:y="4.3cm" svg:viewBox="0 0 20 20" svg:d="M10 20c14 0 14-20 0-20-13 0-13 20 0 20z">
          <text:p/>
        </draw:path>
        <draw:path draw:style-name="gr1" draw:text-style-name="P1" draw:layer="layout" svg:width="0.019cm" svg:height="0.019cm" svg:x="25.202cm" svg:y="4.3cm" svg:viewBox="0 0 20 20" svg:d="M10 20c14 0 14-20 0-20-13 0-13 20 0 20z">
          <text:p/>
        </draw:path>
        <draw:path draw:style-name="gr1" draw:text-style-name="P1" draw:layer="layout" svg:width="0.019cm" svg:height="0.019cm" svg:x="25.702cm" svg:y="4.3cm" svg:viewBox="0 0 20 20" svg:d="M10 20c14 0 14-20 0-20-13 0-13 20 0 20z">
          <text:p/>
        </draw:path>
        <draw:path draw:style-name="gr1" draw:text-style-name="P1" draw:layer="layout" svg:width="0.019cm" svg:height="0.019cm" svg:x="26.202cm" svg:y="4.3cm" svg:viewBox="0 0 20 20" svg:d="M10 20c14 0 14-20 0-20-13 0-13 20 0 20z">
          <text:p/>
        </draw:path>
        <draw:path draw:style-name="gr1" draw:text-style-name="P1" draw:layer="layout" svg:width="0.019cm" svg:height="0.019cm" svg:x="26.702cm" svg:y="4.3cm" svg:viewBox="0 0 20 20" svg:d="M10 20c14 0 14-20 0-20-13 0-13 20 0 20z">
          <text:p/>
        </draw:path>
        <draw:path draw:style-name="gr1" draw:text-style-name="P1" draw:layer="layout" svg:width="0.019cm" svg:height="0.019cm" svg:x="27.202cm" svg:y="4.3cm" svg:viewBox="0 0 20 20" svg:d="M10 20c14 0 14-20 0-20-13 0-13 20 0 20z">
          <text:p/>
        </draw:path>
        <draw:path draw:style-name="gr1" draw:text-style-name="P1" draw:layer="layout" svg:width="0.019cm" svg:height="0.019cm" svg:x="0.701cm" svg:y="4.3cm" svg:viewBox="0 0 20 20" svg:d="M10 20c14 0 14-20 0-20-13 0-13 20 0 20z">
          <text:p/>
        </draw:path>
        <draw:path draw:style-name="gr1" draw:text-style-name="P1" draw:layer="layout" svg:width="0.019cm" svg:height="0.019cm" svg:x="1.201cm" svg:y="4.3cm" svg:viewBox="0 0 20 20" svg:d="M10 20c14 0 14-20 0-20-13 0-13 20 0 20z">
          <text:p/>
        </draw:path>
        <draw:path draw:style-name="gr1" draw:text-style-name="P1" draw:layer="layout" svg:width="0.019cm" svg:height="0.019cm" svg:x="1.701cm" svg:y="4.3cm" svg:viewBox="0 0 20 20" svg:d="M10 20c14 0 14-20 0-20-13 0-13 20 0 20z">
          <text:p/>
        </draw:path>
        <draw:path draw:style-name="gr1" draw:text-style-name="P1" draw:layer="layout" svg:width="0.019cm" svg:height="0.019cm" svg:x="2.201cm" svg:y="4.3cm" svg:viewBox="0 0 20 20" svg:d="M10 20c14 0 14-20 0-20-13 0-13 20 0 20z">
          <text:p/>
        </draw:path>
        <draw:path draw:style-name="gr1" draw:text-style-name="P1" draw:layer="layout" svg:width="0.019cm" svg:height="0.019cm" svg:x="2.701cm" svg:y="4.3cm" svg:viewBox="0 0 20 20" svg:d="M10 20c14 0 14-20 0-20-13 0-13 20 0 20z">
          <text:p/>
        </draw:path>
        <draw:path draw:style-name="gr1" draw:text-style-name="P1" draw:layer="layout" svg:width="0.019cm" svg:height="0.019cm" svg:x="3.201cm" svg:y="4.3cm" svg:viewBox="0 0 20 20" svg:d="M10 20c14 0 14-20 0-20-13 0-13 20 0 20z">
          <text:p/>
        </draw:path>
        <draw:path draw:style-name="gr1" draw:text-style-name="P1" draw:layer="layout" svg:width="0.019cm" svg:height="0.019cm" svg:x="3.701cm" svg:y="4.3cm" svg:viewBox="0 0 20 20" svg:d="M10 20c14 0 14-20 0-20-13 0-13 20 0 20z">
          <text:p/>
        </draw:path>
        <draw:path draw:style-name="gr1" draw:text-style-name="P1" draw:layer="layout" svg:width="0.019cm" svg:height="0.019cm" svg:x="4.201cm" svg:y="4.3cm" svg:viewBox="0 0 20 20" svg:d="M10 20c14 0 14-20 0-20-13 0-13 20 0 20z">
          <text:p/>
        </draw:path>
        <draw:path draw:style-name="gr1" draw:text-style-name="P1" draw:layer="layout" svg:width="0.019cm" svg:height="0.019cm" svg:x="4.701cm" svg:y="4.3cm" svg:viewBox="0 0 20 20" svg:d="M10 20c14 0 14-20 0-20-13 0-13 20 0 20z">
          <text:p/>
        </draw:path>
        <draw:path draw:style-name="gr1" draw:text-style-name="P1" draw:layer="layout" svg:width="0.019cm" svg:height="0.019cm" svg:x="5.201cm" svg:y="4.3cm" svg:viewBox="0 0 20 20" svg:d="M10 20c14 0 14-20 0-20-13 0-13 20 0 20z">
          <text:p/>
        </draw:path>
        <draw:path draw:style-name="gr1" draw:text-style-name="P1" draw:layer="layout" svg:width="0.019cm" svg:height="0.019cm" svg:x="5.701cm" svg:y="4.3cm" svg:viewBox="0 0 20 20" svg:d="M10 20c14 0 14-20 0-20-13 0-13 20 0 20z">
          <text:p/>
        </draw:path>
        <draw:path draw:style-name="gr1" draw:text-style-name="P1" draw:layer="layout" svg:width="0.019cm" svg:height="0.019cm" svg:x="6.201cm" svg:y="4.3cm" svg:viewBox="0 0 20 20" svg:d="M10 20c14 0 14-20 0-20-13 0-13 20 0 20z">
          <text:p/>
        </draw:path>
        <draw:path draw:style-name="gr1" draw:text-style-name="P1" draw:layer="layout" svg:width="0.019cm" svg:height="0.019cm" svg:x="6.701cm" svg:y="4.3cm" svg:viewBox="0 0 20 20" svg:d="M10 20c14 0 14-20 0-20-13 0-13 20 0 20z">
          <text:p/>
        </draw:path>
        <draw:path draw:style-name="gr1" draw:text-style-name="P1" draw:layer="layout" svg:width="0.019cm" svg:height="0.019cm" svg:x="7.201cm" svg:y="4.3cm" svg:viewBox="0 0 20 20" svg:d="M10 20c14 0 14-20 0-20-13 0-13 20 0 20z">
          <text:p/>
        </draw:path>
        <draw:path draw:style-name="gr1" draw:text-style-name="P1" draw:layer="layout" svg:width="0.019cm" svg:height="0.019cm" svg:x="7.701cm" svg:y="4.3cm" svg:viewBox="0 0 20 20" svg:d="M10 20c14 0 14-20 0-20-13 0-13 20 0 20z">
          <text:p/>
        </draw:path>
        <draw:path draw:style-name="gr1" draw:text-style-name="P1" draw:layer="layout" svg:width="0.019cm" svg:height="0.019cm" svg:x="8.201cm" svg:y="4.3cm" svg:viewBox="0 0 20 20" svg:d="M10 20c14 0 14-20 0-20-13 0-13 20 0 20z">
          <text:p/>
        </draw:path>
        <draw:path draw:style-name="gr1" draw:text-style-name="P1" draw:layer="layout" svg:width="0.019cm" svg:height="0.019cm" svg:x="8.702cm" svg:y="4.3cm" svg:viewBox="0 0 20 20" svg:d="M10 20c14 0 14-20 0-20-13 0-13 20 0 20z">
          <text:p/>
        </draw:path>
        <draw:path draw:style-name="gr1" draw:text-style-name="P1" draw:layer="layout" svg:width="0.019cm" svg:height="0.019cm" svg:x="9.202cm" svg:y="4.3cm" svg:viewBox="0 0 20 20" svg:d="M10 20c14 0 14-20 0-20-13 0-13 20 0 20z">
          <text:p/>
        </draw:path>
        <draw:path draw:style-name="gr1" draw:text-style-name="P1" draw:layer="layout" svg:width="0.019cm" svg:height="0.019cm" svg:x="9.702cm" svg:y="4.3cm" svg:viewBox="0 0 20 20" svg:d="M10 20c14 0 14-20 0-20-13 0-13 20 0 20z">
          <text:p/>
        </draw:path>
        <draw:path draw:style-name="gr1" draw:text-style-name="P1" draw:layer="layout" svg:width="0.019cm" svg:height="0.019cm" svg:x="10.202cm" svg:y="4.3cm" svg:viewBox="0 0 20 20" svg:d="M10 20c14 0 14-20 0-20-13 0-13 20 0 20z">
          <text:p/>
        </draw:path>
        <draw:path draw:style-name="gr1" draw:text-style-name="P1" draw:layer="layout" svg:width="0.019cm" svg:height="0.019cm" svg:x="10.702cm" svg:y="4.3cm" svg:viewBox="0 0 20 20" svg:d="M10 20c14 0 14-20 0-20-13 0-13 20 0 20z">
          <text:p/>
        </draw:path>
        <draw:path draw:style-name="gr1" draw:text-style-name="P1" draw:layer="layout" svg:width="0.019cm" svg:height="0.019cm" svg:x="11.202cm" svg:y="4.3cm" svg:viewBox="0 0 20 20" svg:d="M10 20c14 0 14-20 0-20-13 0-13 20 0 20z">
          <text:p/>
        </draw:path>
        <draw:path draw:style-name="gr1" draw:text-style-name="P1" draw:layer="layout" svg:width="0.019cm" svg:height="0.019cm" svg:x="11.702cm" svg:y="4.3cm" svg:viewBox="0 0 20 20" svg:d="M10 20c14 0 14-20 0-20-13 0-13 20 0 20z">
          <text:p/>
        </draw:path>
        <draw:path draw:style-name="gr1" draw:text-style-name="P1" draw:layer="layout" svg:width="0.019cm" svg:height="0.019cm" svg:x="12.202cm" svg:y="4.3cm" svg:viewBox="0 0 20 20" svg:d="M10 20c14 0 14-20 0-20-13 0-13 20 0 20z">
          <text:p/>
        </draw:path>
        <draw:path draw:style-name="gr1" draw:text-style-name="P1" draw:layer="layout" svg:width="0.019cm" svg:height="0.019cm" svg:x="12.702cm" svg:y="4.3cm" svg:viewBox="0 0 20 20" svg:d="M10 20c14 0 14-20 0-20-13 0-13 20 0 20z">
          <text:p/>
        </draw:path>
        <draw:path draw:style-name="gr1" draw:text-style-name="P1" draw:layer="layout" svg:width="0.019cm" svg:height="0.019cm" svg:x="13.202cm" svg:y="4.3cm" svg:viewBox="0 0 20 20" svg:d="M10 20c14 0 14-20 0-20-13 0-13 20 0 20z">
          <text:p/>
        </draw:path>
        <draw:path draw:style-name="gr1" draw:text-style-name="P1" draw:layer="layout" svg:width="0.019cm" svg:height="0.019cm" svg:x="13.702cm" svg:y="4.3cm" svg:viewBox="0 0 20 20" svg:d="M10 20c14 0 14-20 0-20-13 0-13 20 0 20z">
          <text:p/>
        </draw:path>
        <draw:path draw:style-name="gr1" draw:text-style-name="P1" draw:layer="layout" svg:width="0.019cm" svg:height="0.019cm" svg:x="14.202cm" svg:y="4.3cm" svg:viewBox="0 0 20 20" svg:d="M10 20c14 0 14-20 0-20-13 0-13 20 0 20z">
          <text:p/>
        </draw:path>
        <draw:path draw:style-name="gr1" draw:text-style-name="P1" draw:layer="layout" svg:width="0.019cm" svg:height="0.019cm" svg:x="14.702cm" svg:y="4.3cm" svg:viewBox="0 0 20 20" svg:d="M10 20c14 0 14-20 0-20-13 0-13 20 0 20z">
          <text:p/>
        </draw:path>
        <draw:path draw:style-name="gr1" draw:text-style-name="P1" draw:layer="layout" svg:width="0.019cm" svg:height="0.019cm" svg:x="15.202cm" svg:y="4.3cm" svg:viewBox="0 0 20 20" svg:d="M10 20c14 0 14-20 0-20-13 0-13 20 0 20z">
          <text:p/>
        </draw:path>
        <draw:path draw:style-name="gr1" draw:text-style-name="P1" draw:layer="layout" svg:width="0.019cm" svg:height="0.019cm" svg:x="15.702cm" svg:y="4.3cm" svg:viewBox="0 0 20 20" svg:d="M10 20c14 0 14-20 0-20-13 0-13 20 0 20z">
          <text:p/>
        </draw:path>
        <draw:path draw:style-name="gr1" draw:text-style-name="P1" draw:layer="layout" svg:width="0.019cm" svg:height="0.019cm" svg:x="16.202cm" svg:y="4.3cm" svg:viewBox="0 0 20 20" svg:d="M10 20c14 0 14-20 0-20-13 0-13 20 0 20z">
          <text:p/>
        </draw:path>
        <draw:path draw:style-name="gr1" draw:text-style-name="P1" draw:layer="layout" svg:width="0.019cm" svg:height="0.019cm" svg:x="0.702cm" svg:y="4.8cm" svg:viewBox="0 0 20 20" svg:d="M10 20c14 0 14-20 0-20-13 0-13 20 0 20z">
          <text:p/>
        </draw:path>
        <draw:path draw:style-name="gr1" draw:text-style-name="P1" draw:layer="layout" svg:width="0.019cm" svg:height="0.019cm" svg:x="1.202cm" svg:y="4.8cm" svg:viewBox="0 0 20 20" svg:d="M10 20c14 0 14-20 0-20-13 0-13 20 0 20z">
          <text:p/>
        </draw:path>
        <draw:path draw:style-name="gr1" draw:text-style-name="P1" draw:layer="layout" svg:width="0.019cm" svg:height="0.019cm" svg:x="1.702cm" svg:y="4.8cm" svg:viewBox="0 0 20 20" svg:d="M10 20c14 0 14-20 0-20-13 0-13 20 0 20z">
          <text:p/>
        </draw:path>
        <draw:path draw:style-name="gr1" draw:text-style-name="P1" draw:layer="layout" svg:width="0.019cm" svg:height="0.019cm" svg:x="2.202cm" svg:y="4.8cm" svg:viewBox="0 0 20 20" svg:d="M10 20c14 0 14-20 0-20-13 0-13 20 0 20z">
          <text:p/>
        </draw:path>
        <draw:path draw:style-name="gr1" draw:text-style-name="P1" draw:layer="layout" svg:width="0.019cm" svg:height="0.019cm" svg:x="2.702cm" svg:y="4.8cm" svg:viewBox="0 0 20 20" svg:d="M10 20c14 0 14-20 0-20-13 0-13 20 0 20z">
          <text:p/>
        </draw:path>
        <draw:path draw:style-name="gr1" draw:text-style-name="P1" draw:layer="layout" svg:width="0.019cm" svg:height="0.019cm" svg:x="3.202cm" svg:y="4.8cm" svg:viewBox="0 0 20 20" svg:d="M10 20c14 0 14-20 0-20-13 0-13 20 0 20z">
          <text:p/>
        </draw:path>
        <draw:path draw:style-name="gr1" draw:text-style-name="P1" draw:layer="layout" svg:width="0.019cm" svg:height="0.019cm" svg:x="3.702cm" svg:y="4.8cm" svg:viewBox="0 0 20 20" svg:d="M10 20c14 0 14-20 0-20-13 0-13 20 0 20z">
          <text:p/>
        </draw:path>
        <draw:path draw:style-name="gr1" draw:text-style-name="P1" draw:layer="layout" svg:width="0.019cm" svg:height="0.019cm" svg:x="4.202cm" svg:y="4.8cm" svg:viewBox="0 0 20 20" svg:d="M10 20c14 0 14-20 0-20-13 0-13 20 0 20z">
          <text:p/>
        </draw:path>
        <draw:path draw:style-name="gr1" draw:text-style-name="P1" draw:layer="layout" svg:width="0.019cm" svg:height="0.019cm" svg:x="4.702cm" svg:y="4.8cm" svg:viewBox="0 0 20 20" svg:d="M10 20c14 0 14-20 0-20-13 0-13 20 0 20z">
          <text:p/>
        </draw:path>
        <draw:path draw:style-name="gr1" draw:text-style-name="P1" draw:layer="layout" svg:width="0.019cm" svg:height="0.019cm" svg:x="5.202cm" svg:y="4.8cm" svg:viewBox="0 0 20 20" svg:d="M10 20c14 0 14-20 0-20-13 0-13 20 0 20z">
          <text:p/>
        </draw:path>
        <draw:path draw:style-name="gr1" draw:text-style-name="P1" draw:layer="layout" svg:width="0.019cm" svg:height="0.019cm" svg:x="5.702cm" svg:y="4.8cm" svg:viewBox="0 0 20 20" svg:d="M10 20c14 0 14-20 0-20-13 0-13 20 0 20z">
          <text:p/>
        </draw:path>
        <draw:path draw:style-name="gr1" draw:text-style-name="P1" draw:layer="layout" svg:width="0.019cm" svg:height="0.019cm" svg:x="6.202cm" svg:y="4.8cm" svg:viewBox="0 0 20 20" svg:d="M10 20c14 0 14-20 0-20-13 0-13 20 0 20z">
          <text:p/>
        </draw:path>
        <draw:path draw:style-name="gr1" draw:text-style-name="P1" draw:layer="layout" svg:width="0.019cm" svg:height="0.019cm" svg:x="6.702cm" svg:y="4.8cm" svg:viewBox="0 0 20 20" svg:d="M10 20c14 0 14-20 0-20-13 0-13 20 0 20z">
          <text:p/>
        </draw:path>
        <draw:path draw:style-name="gr1" draw:text-style-name="P1" draw:layer="layout" svg:width="0.019cm" svg:height="0.019cm" svg:x="7.202cm" svg:y="4.8cm" svg:viewBox="0 0 20 20" svg:d="M10 20c14 0 14-20 0-20-13 0-13 20 0 20z">
          <text:p/>
        </draw:path>
        <draw:path draw:style-name="gr1" draw:text-style-name="P1" draw:layer="layout" svg:width="0.019cm" svg:height="0.019cm" svg:x="7.702cm" svg:y="4.8cm" svg:viewBox="0 0 20 20" svg:d="M10 20c14 0 14-20 0-20-13 0-13 20 0 20z">
          <text:p/>
        </draw:path>
        <draw:path draw:style-name="gr1" draw:text-style-name="P1" draw:layer="layout" svg:width="0.019cm" svg:height="0.019cm" svg:x="8.202cm" svg:y="4.8cm" svg:viewBox="0 0 20 20" svg:d="M10 20c14 0 14-20 0-20-13 0-13 20 0 20z">
          <text:p/>
        </draw:path>
        <draw:path draw:style-name="gr1" draw:text-style-name="P1" draw:layer="layout" svg:width="0.019cm" svg:height="0.019cm" svg:x="8.703cm" svg:y="4.8cm" svg:viewBox="0 0 20 20" svg:d="M10 20c14 0 14-20 0-20-13 0-13 20 0 20z">
          <text:p/>
        </draw:path>
        <draw:path draw:style-name="gr1" draw:text-style-name="P1" draw:layer="layout" svg:width="0.019cm" svg:height="0.019cm" svg:x="9.203cm" svg:y="4.8cm" svg:viewBox="0 0 20 20" svg:d="M10 20c14 0 14-20 0-20-13 0-13 20 0 20z">
          <text:p/>
        </draw:path>
        <draw:path draw:style-name="gr1" draw:text-style-name="P1" draw:layer="layout" svg:width="0.019cm" svg:height="0.019cm" svg:x="9.703cm" svg:y="4.8cm" svg:viewBox="0 0 20 20" svg:d="M10 20c14 0 14-20 0-20-13 0-13 20 0 20z">
          <text:p/>
        </draw:path>
        <draw:path draw:style-name="gr1" draw:text-style-name="P1" draw:layer="layout" svg:width="0.019cm" svg:height="0.019cm" svg:x="10.203cm" svg:y="4.8cm" svg:viewBox="0 0 20 20" svg:d="M10 20c14 0 14-20 0-20-13 0-13 20 0 20z">
          <text:p/>
        </draw:path>
        <draw:path draw:style-name="gr1" draw:text-style-name="P1" draw:layer="layout" svg:width="0.019cm" svg:height="0.019cm" svg:x="10.703cm" svg:y="4.8cm" svg:viewBox="0 0 20 20" svg:d="M10 20c14 0 14-20 0-20-13 0-13 20 0 20z">
          <text:p/>
        </draw:path>
        <draw:path draw:style-name="gr1" draw:text-style-name="P1" draw:layer="layout" svg:width="0.019cm" svg:height="0.019cm" svg:x="11.203cm" svg:y="4.8cm" svg:viewBox="0 0 20 20" svg:d="M10 20c14 0 14-20 0-20-13 0-13 20 0 20z">
          <text:p/>
        </draw:path>
        <draw:path draw:style-name="gr1" draw:text-style-name="P1" draw:layer="layout" svg:width="0.019cm" svg:height="0.019cm" svg:x="11.703cm" svg:y="4.8cm" svg:viewBox="0 0 20 20" svg:d="M10 20c14 0 14-20 0-20-13 0-13 20 0 20z">
          <text:p/>
        </draw:path>
        <draw:path draw:style-name="gr1" draw:text-style-name="P1" draw:layer="layout" svg:width="0.019cm" svg:height="0.019cm" svg:x="12.203cm" svg:y="4.8cm" svg:viewBox="0 0 20 20" svg:d="M10 20c14 0 14-20 0-20-13 0-13 20 0 20z">
          <text:p/>
        </draw:path>
        <draw:path draw:style-name="gr1" draw:text-style-name="P1" draw:layer="layout" svg:width="0.019cm" svg:height="0.019cm" svg:x="12.703cm" svg:y="4.8cm" svg:viewBox="0 0 20 20" svg:d="M10 20c14 0 14-20 0-20-13 0-13 20 0 20z">
          <text:p/>
        </draw:path>
        <draw:path draw:style-name="gr1" draw:text-style-name="P1" draw:layer="layout" svg:width="0.019cm" svg:height="0.019cm" svg:x="13.203cm" svg:y="4.8cm" svg:viewBox="0 0 20 20" svg:d="M10 20c14 0 14-20 0-20-13 0-13 20 0 20z">
          <text:p/>
        </draw:path>
        <draw:path draw:style-name="gr1" draw:text-style-name="P1" draw:layer="layout" svg:width="0.019cm" svg:height="0.019cm" svg:x="13.703cm" svg:y="4.8cm" svg:viewBox="0 0 20 20" svg:d="M10 20c14 0 14-20 0-20-13 0-13 20 0 20z">
          <text:p/>
        </draw:path>
        <draw:path draw:style-name="gr1" draw:text-style-name="P1" draw:layer="layout" svg:width="0.019cm" svg:height="0.019cm" svg:x="14.203cm" svg:y="4.8cm" svg:viewBox="0 0 20 20" svg:d="M10 20c14 0 14-20 0-20-13 0-13 20 0 20z">
          <text:p/>
        </draw:path>
        <draw:path draw:style-name="gr1" draw:text-style-name="P1" draw:layer="layout" svg:width="0.019cm" svg:height="0.019cm" svg:x="14.703cm" svg:y="4.8cm" svg:viewBox="0 0 20 20" svg:d="M10 20c14 0 14-20 0-20-13 0-13 20 0 20z">
          <text:p/>
        </draw:path>
        <draw:path draw:style-name="gr1" draw:text-style-name="P1" draw:layer="layout" svg:width="0.019cm" svg:height="0.019cm" svg:x="15.203cm" svg:y="4.8cm" svg:viewBox="0 0 20 20" svg:d="M10 20c14 0 14-20 0-20-13 0-13 20 0 20z">
          <text:p/>
        </draw:path>
        <draw:path draw:style-name="gr1" draw:text-style-name="P1" draw:layer="layout" svg:width="0.019cm" svg:height="0.019cm" svg:x="15.703cm" svg:y="4.8cm" svg:viewBox="0 0 20 20" svg:d="M10 20c14 0 14-20 0-20-13 0-13 20 0 20z">
          <text:p/>
        </draw:path>
        <draw:path draw:style-name="gr1" draw:text-style-name="P1" draw:layer="layout" svg:width="0.019cm" svg:height="0.019cm" svg:x="16.203cm" svg:y="4.8cm" svg:viewBox="0 0 20 20" svg:d="M10 20c14 0 14-20 0-20-13 0-13 20 0 20z">
          <text:p/>
        </draw:path>
        <draw:path draw:style-name="gr1" draw:text-style-name="P1" draw:layer="layout" svg:width="0.019cm" svg:height="0.019cm" svg:x="16.702cm" svg:y="4.8cm" svg:viewBox="0 0 20 20" svg:d="M10 20c14 0 14-20 0-20-13 0-13 20 0 20z">
          <text:p/>
        </draw:path>
        <draw:path draw:style-name="gr1" draw:text-style-name="P1" draw:layer="layout" svg:width="0.019cm" svg:height="0.019cm" svg:x="17.202cm" svg:y="4.8cm" svg:viewBox="0 0 20 20" svg:d="M10 20c14 0 14-20 0-20-13 0-13 20 0 20z">
          <text:p/>
        </draw:path>
        <draw:path draw:style-name="gr1" draw:text-style-name="P1" draw:layer="layout" svg:width="0.019cm" svg:height="0.019cm" svg:x="17.702cm" svg:y="4.8cm" svg:viewBox="0 0 20 20" svg:d="M10 20c14 0 14-20 0-20-13 0-13 20 0 20z">
          <text:p/>
        </draw:path>
        <draw:path draw:style-name="gr1" draw:text-style-name="P1" draw:layer="layout" svg:width="0.019cm" svg:height="0.019cm" svg:x="18.202cm" svg:y="4.8cm" svg:viewBox="0 0 20 20" svg:d="M10 20c14 0 14-20 0-20-13 0-13 20 0 20z">
          <text:p/>
        </draw:path>
        <draw:path draw:style-name="gr1" draw:text-style-name="P1" draw:layer="layout" svg:width="0.019cm" svg:height="0.019cm" svg:x="18.702cm" svg:y="4.8cm" svg:viewBox="0 0 20 20" svg:d="M10 20c14 0 14-20 0-20-13 0-13 20 0 20z">
          <text:p/>
        </draw:path>
        <draw:path draw:style-name="gr1" draw:text-style-name="P1" draw:layer="layout" svg:width="0.019cm" svg:height="0.019cm" svg:x="19.202cm" svg:y="4.8cm" svg:viewBox="0 0 20 20" svg:d="M10 20c14 0 14-20 0-20-13 0-13 20 0 20z">
          <text:p/>
        </draw:path>
        <draw:path draw:style-name="gr1" draw:text-style-name="P1" draw:layer="layout" svg:width="0.019cm" svg:height="0.019cm" svg:x="19.702cm" svg:y="4.8cm" svg:viewBox="0 0 20 20" svg:d="M10 20c14 0 14-20 0-20-13 0-13 20 0 20z">
          <text:p/>
        </draw:path>
        <draw:path draw:style-name="gr1" draw:text-style-name="P1" draw:layer="layout" svg:width="0.019cm" svg:height="0.019cm" svg:x="20.202cm" svg:y="4.8cm" svg:viewBox="0 0 20 20" svg:d="M10 20c14 0 14-20 0-20-13 0-13 20 0 20z">
          <text:p/>
        </draw:path>
        <draw:path draw:style-name="gr1" draw:text-style-name="P1" draw:layer="layout" svg:width="0.019cm" svg:height="0.019cm" svg:x="20.702cm" svg:y="4.8cm" svg:viewBox="0 0 20 20" svg:d="M10 20c14 0 14-20 0-20-13 0-13 20 0 20z">
          <text:p/>
        </draw:path>
        <draw:path draw:style-name="gr1" draw:text-style-name="P1" draw:layer="layout" svg:width="0.019cm" svg:height="0.019cm" svg:x="21.202cm" svg:y="4.8cm" svg:viewBox="0 0 20 20" svg:d="M10 20c14 0 14-20 0-20-13 0-13 20 0 20z">
          <text:p/>
        </draw:path>
        <draw:path draw:style-name="gr1" draw:text-style-name="P1" draw:layer="layout" svg:width="0.019cm" svg:height="0.019cm" svg:x="21.702cm" svg:y="4.8cm" svg:viewBox="0 0 20 20" svg:d="M10 20c14 0 14-20 0-20-13 0-13 20 0 20z">
          <text:p/>
        </draw:path>
        <draw:path draw:style-name="gr1" draw:text-style-name="P1" draw:layer="layout" svg:width="0.019cm" svg:height="0.019cm" svg:x="22.202cm" svg:y="4.8cm" svg:viewBox="0 0 20 20" svg:d="M10 20c14 0 14-20 0-20-13 0-13 20 0 20z">
          <text:p/>
        </draw:path>
        <draw:path draw:style-name="gr1" draw:text-style-name="P1" draw:layer="layout" svg:width="0.019cm" svg:height="0.019cm" svg:x="22.702cm" svg:y="4.8cm" svg:viewBox="0 0 20 20" svg:d="M10 20c14 0 14-20 0-20-13 0-13 20 0 20z">
          <text:p/>
        </draw:path>
        <draw:path draw:style-name="gr1" draw:text-style-name="P1" draw:layer="layout" svg:width="0.019cm" svg:height="0.019cm" svg:x="23.202cm" svg:y="4.8cm" svg:viewBox="0 0 20 20" svg:d="M10 20c14 0 14-20 0-20-13 0-13 20 0 20z">
          <text:p/>
        </draw:path>
        <draw:path draw:style-name="gr1" draw:text-style-name="P1" draw:layer="layout" svg:width="0.019cm" svg:height="0.019cm" svg:x="23.702cm" svg:y="4.8cm" svg:viewBox="0 0 20 20" svg:d="M10 20c14 0 14-20 0-20-13 0-13 20 0 20z">
          <text:p/>
        </draw:path>
        <draw:path draw:style-name="gr1" draw:text-style-name="P1" draw:layer="layout" svg:width="0.019cm" svg:height="0.019cm" svg:x="24.202cm" svg:y="4.8cm" svg:viewBox="0 0 20 20" svg:d="M10 20c14 0 14-20 0-20-13 0-13 20 0 20z">
          <text:p/>
        </draw:path>
        <draw:path draw:style-name="gr1" draw:text-style-name="P1" draw:layer="layout" svg:width="0.019cm" svg:height="0.019cm" svg:x="24.703cm" svg:y="4.8cm" svg:viewBox="0 0 20 20" svg:d="M10 20c14 0 14-20 0-20-13 0-13 20 0 20z">
          <text:p/>
        </draw:path>
        <draw:path draw:style-name="gr1" draw:text-style-name="P1" draw:layer="layout" svg:width="0.019cm" svg:height="0.019cm" svg:x="25.203cm" svg:y="4.8cm" svg:viewBox="0 0 20 20" svg:d="M10 20c14 0 14-20 0-20-13 0-13 20 0 20z">
          <text:p/>
        </draw:path>
        <draw:path draw:style-name="gr1" draw:text-style-name="P1" draw:layer="layout" svg:width="0.019cm" svg:height="0.019cm" svg:x="25.703cm" svg:y="4.8cm" svg:viewBox="0 0 20 20" svg:d="M10 20c14 0 14-20 0-20-13 0-13 20 0 20z">
          <text:p/>
        </draw:path>
        <draw:path draw:style-name="gr1" draw:text-style-name="P1" draw:layer="layout" svg:width="0.019cm" svg:height="0.019cm" svg:x="26.203cm" svg:y="4.8cm" svg:viewBox="0 0 20 20" svg:d="M10 20c14 0 14-20 0-20-13 0-13 20 0 20z">
          <text:p/>
        </draw:path>
        <draw:path draw:style-name="gr1" draw:text-style-name="P1" draw:layer="layout" svg:width="0.019cm" svg:height="0.019cm" svg:x="26.703cm" svg:y="4.8cm" svg:viewBox="0 0 20 20" svg:d="M10 20c14 0 14-20 0-20-13 0-13 20 0 20z">
          <text:p/>
        </draw:path>
        <draw:path draw:style-name="gr1" draw:text-style-name="P1" draw:layer="layout" svg:width="0.019cm" svg:height="0.019cm" svg:x="27.203cm" svg:y="4.8cm" svg:viewBox="0 0 20 20" svg:d="M10 20c14 0 14-20 0-20-13 0-13 20 0 20z">
          <text:p/>
        </draw:path>
        <draw:path draw:style-name="gr1" draw:text-style-name="P1" draw:layer="layout" svg:width="0.019cm" svg:height="0.019cm" svg:x="0.702cm" svg:y="4.8cm" svg:viewBox="0 0 20 20" svg:d="M10 20c14 0 14-20 0-20-13 0-13 20 0 20z">
          <text:p/>
        </draw:path>
        <draw:path draw:style-name="gr1" draw:text-style-name="P1" draw:layer="layout" svg:width="0.019cm" svg:height="0.019cm" svg:x="1.202cm" svg:y="4.8cm" svg:viewBox="0 0 20 20" svg:d="M10 20c14 0 14-20 0-20-13 0-13 20 0 20z">
          <text:p/>
        </draw:path>
        <draw:path draw:style-name="gr1" draw:text-style-name="P1" draw:layer="layout" svg:width="0.019cm" svg:height="0.019cm" svg:x="1.702cm" svg:y="4.8cm" svg:viewBox="0 0 20 20" svg:d="M10 20c14 0 14-20 0-20-13 0-13 20 0 20z">
          <text:p/>
        </draw:path>
        <draw:path draw:style-name="gr1" draw:text-style-name="P1" draw:layer="layout" svg:width="0.019cm" svg:height="0.019cm" svg:x="2.202cm" svg:y="4.8cm" svg:viewBox="0 0 20 20" svg:d="M10 20c14 0 14-20 0-20-13 0-13 20 0 20z">
          <text:p/>
        </draw:path>
        <draw:path draw:style-name="gr1" draw:text-style-name="P1" draw:layer="layout" svg:width="0.019cm" svg:height="0.019cm" svg:x="2.702cm" svg:y="4.8cm" svg:viewBox="0 0 20 20" svg:d="M10 20c14 0 14-20 0-20-13 0-13 20 0 20z">
          <text:p/>
        </draw:path>
        <draw:path draw:style-name="gr1" draw:text-style-name="P1" draw:layer="layout" svg:width="0.019cm" svg:height="0.019cm" svg:x="3.202cm" svg:y="4.8cm" svg:viewBox="0 0 20 20" svg:d="M10 20c14 0 14-20 0-20-13 0-13 20 0 20z">
          <text:p/>
        </draw:path>
        <draw:path draw:style-name="gr1" draw:text-style-name="P1" draw:layer="layout" svg:width="0.019cm" svg:height="0.019cm" svg:x="3.702cm" svg:y="4.8cm" svg:viewBox="0 0 20 20" svg:d="M10 20c14 0 14-20 0-20-13 0-13 20 0 20z">
          <text:p/>
        </draw:path>
        <draw:path draw:style-name="gr1" draw:text-style-name="P1" draw:layer="layout" svg:width="0.019cm" svg:height="0.019cm" svg:x="4.202cm" svg:y="4.8cm" svg:viewBox="0 0 20 20" svg:d="M10 20c14 0 14-20 0-20-13 0-13 20 0 20z">
          <text:p/>
        </draw:path>
        <draw:path draw:style-name="gr1" draw:text-style-name="P1" draw:layer="layout" svg:width="0.019cm" svg:height="0.019cm" svg:x="4.702cm" svg:y="4.8cm" svg:viewBox="0 0 20 20" svg:d="M10 20c14 0 14-20 0-20-13 0-13 20 0 20z">
          <text:p/>
        </draw:path>
        <draw:path draw:style-name="gr1" draw:text-style-name="P1" draw:layer="layout" svg:width="0.019cm" svg:height="0.019cm" svg:x="5.202cm" svg:y="4.8cm" svg:viewBox="0 0 20 20" svg:d="M10 20c14 0 14-20 0-20-13 0-13 20 0 20z">
          <text:p/>
        </draw:path>
        <draw:path draw:style-name="gr1" draw:text-style-name="P1" draw:layer="layout" svg:width="0.019cm" svg:height="0.019cm" svg:x="5.702cm" svg:y="4.8cm" svg:viewBox="0 0 20 20" svg:d="M10 20c14 0 14-20 0-20-13 0-13 20 0 20z">
          <text:p/>
        </draw:path>
        <draw:path draw:style-name="gr1" draw:text-style-name="P1" draw:layer="layout" svg:width="0.019cm" svg:height="0.019cm" svg:x="6.202cm" svg:y="4.8cm" svg:viewBox="0 0 20 20" svg:d="M10 20c14 0 14-20 0-20-13 0-13 20 0 20z">
          <text:p/>
        </draw:path>
        <draw:path draw:style-name="gr1" draw:text-style-name="P1" draw:layer="layout" svg:width="0.019cm" svg:height="0.019cm" svg:x="6.702cm" svg:y="4.8cm" svg:viewBox="0 0 20 20" svg:d="M10 20c14 0 14-20 0-20-13 0-13 20 0 20z">
          <text:p/>
        </draw:path>
        <draw:path draw:style-name="gr1" draw:text-style-name="P1" draw:layer="layout" svg:width="0.019cm" svg:height="0.019cm" svg:x="7.202cm" svg:y="4.8cm" svg:viewBox="0 0 20 20" svg:d="M10 20c14 0 14-20 0-20-13 0-13 20 0 20z">
          <text:p/>
        </draw:path>
        <draw:path draw:style-name="gr1" draw:text-style-name="P1" draw:layer="layout" svg:width="0.019cm" svg:height="0.019cm" svg:x="7.702cm" svg:y="4.8cm" svg:viewBox="0 0 20 20" svg:d="M10 20c14 0 14-20 0-20-13 0-13 20 0 20z">
          <text:p/>
        </draw:path>
        <draw:path draw:style-name="gr1" draw:text-style-name="P1" draw:layer="layout" svg:width="0.019cm" svg:height="0.019cm" svg:x="8.202cm" svg:y="4.8cm" svg:viewBox="0 0 20 20" svg:d="M10 20c14 0 14-20 0-20-13 0-13 20 0 20z">
          <text:p/>
        </draw:path>
        <draw:path draw:style-name="gr1" draw:text-style-name="P1" draw:layer="layout" svg:width="0.019cm" svg:height="0.019cm" svg:x="8.703cm" svg:y="4.8cm" svg:viewBox="0 0 20 20" svg:d="M10 20c14 0 14-20 0-20-13 0-13 20 0 20z">
          <text:p/>
        </draw:path>
        <draw:path draw:style-name="gr1" draw:text-style-name="P1" draw:layer="layout" svg:width="0.019cm" svg:height="0.019cm" svg:x="9.203cm" svg:y="4.8cm" svg:viewBox="0 0 20 20" svg:d="M10 20c14 0 14-20 0-20-13 0-13 20 0 20z">
          <text:p/>
        </draw:path>
        <draw:path draw:style-name="gr1" draw:text-style-name="P1" draw:layer="layout" svg:width="0.019cm" svg:height="0.019cm" svg:x="9.703cm" svg:y="4.8cm" svg:viewBox="0 0 20 20" svg:d="M10 20c14 0 14-20 0-20-13 0-13 20 0 20z">
          <text:p/>
        </draw:path>
        <draw:path draw:style-name="gr1" draw:text-style-name="P1" draw:layer="layout" svg:width="0.019cm" svg:height="0.019cm" svg:x="10.203cm" svg:y="4.8cm" svg:viewBox="0 0 20 20" svg:d="M10 20c14 0 14-20 0-20-13 0-13 20 0 20z">
          <text:p/>
        </draw:path>
        <draw:path draw:style-name="gr1" draw:text-style-name="P1" draw:layer="layout" svg:width="0.019cm" svg:height="0.019cm" svg:x="10.703cm" svg:y="4.8cm" svg:viewBox="0 0 20 20" svg:d="M10 20c14 0 14-20 0-20-13 0-13 20 0 20z">
          <text:p/>
        </draw:path>
        <draw:path draw:style-name="gr1" draw:text-style-name="P1" draw:layer="layout" svg:width="0.019cm" svg:height="0.019cm" svg:x="11.203cm" svg:y="4.8cm" svg:viewBox="0 0 20 20" svg:d="M10 20c14 0 14-20 0-20-13 0-13 20 0 20z">
          <text:p/>
        </draw:path>
        <draw:path draw:style-name="gr1" draw:text-style-name="P1" draw:layer="layout" svg:width="0.019cm" svg:height="0.019cm" svg:x="11.703cm" svg:y="4.8cm" svg:viewBox="0 0 20 20" svg:d="M10 20c14 0 14-20 0-20-13 0-13 20 0 20z">
          <text:p/>
        </draw:path>
        <draw:path draw:style-name="gr1" draw:text-style-name="P1" draw:layer="layout" svg:width="0.019cm" svg:height="0.019cm" svg:x="12.203cm" svg:y="4.8cm" svg:viewBox="0 0 20 20" svg:d="M10 20c14 0 14-20 0-20-13 0-13 20 0 20z">
          <text:p/>
        </draw:path>
        <draw:path draw:style-name="gr1" draw:text-style-name="P1" draw:layer="layout" svg:width="0.019cm" svg:height="0.019cm" svg:x="12.703cm" svg:y="4.8cm" svg:viewBox="0 0 20 20" svg:d="M10 20c14 0 14-20 0-20-13 0-13 20 0 20z">
          <text:p/>
        </draw:path>
        <draw:path draw:style-name="gr1" draw:text-style-name="P1" draw:layer="layout" svg:width="0.019cm" svg:height="0.019cm" svg:x="13.203cm" svg:y="4.8cm" svg:viewBox="0 0 20 20" svg:d="M10 20c14 0 14-20 0-20-13 0-13 20 0 20z">
          <text:p/>
        </draw:path>
        <draw:path draw:style-name="gr1" draw:text-style-name="P1" draw:layer="layout" svg:width="0.019cm" svg:height="0.019cm" svg:x="13.703cm" svg:y="4.8cm" svg:viewBox="0 0 20 20" svg:d="M10 20c14 0 14-20 0-20-13 0-13 20 0 20z">
          <text:p/>
        </draw:path>
        <draw:path draw:style-name="gr1" draw:text-style-name="P1" draw:layer="layout" svg:width="0.019cm" svg:height="0.019cm" svg:x="14.203cm" svg:y="4.8cm" svg:viewBox="0 0 20 20" svg:d="M10 20c14 0 14-20 0-20-13 0-13 20 0 20z">
          <text:p/>
        </draw:path>
        <draw:path draw:style-name="gr1" draw:text-style-name="P1" draw:layer="layout" svg:width="0.019cm" svg:height="0.019cm" svg:x="14.703cm" svg:y="4.8cm" svg:viewBox="0 0 20 20" svg:d="M10 20c14 0 14-20 0-20-13 0-13 20 0 20z">
          <text:p/>
        </draw:path>
        <draw:path draw:style-name="gr1" draw:text-style-name="P1" draw:layer="layout" svg:width="0.019cm" svg:height="0.019cm" svg:x="15.203cm" svg:y="4.8cm" svg:viewBox="0 0 20 20" svg:d="M10 20c14 0 14-20 0-20-13 0-13 20 0 20z">
          <text:p/>
        </draw:path>
        <draw:path draw:style-name="gr1" draw:text-style-name="P1" draw:layer="layout" svg:width="0.019cm" svg:height="0.019cm" svg:x="15.703cm" svg:y="4.8cm" svg:viewBox="0 0 20 20" svg:d="M10 20c14 0 14-20 0-20-13 0-13 20 0 20z">
          <text:p/>
        </draw:path>
        <draw:path draw:style-name="gr1" draw:text-style-name="P1" draw:layer="layout" svg:width="0.019cm" svg:height="0.019cm" svg:x="16.203cm" svg:y="4.8cm" svg:viewBox="0 0 20 20" svg:d="M10 20c14 0 14-20 0-20-13 0-13 20 0 20z">
          <text:p/>
        </draw:path>
        <draw:path draw:style-name="gr1" draw:text-style-name="P1" draw:layer="layout" svg:width="0.019cm" svg:height="0.019cm" svg:x="0.702cm" svg:y="5.3cm" svg:viewBox="0 0 20 20" svg:d="M10 20c14 0 14-20 0-20-13 0-13 20 0 20z">
          <text:p/>
        </draw:path>
        <draw:path draw:style-name="gr1" draw:text-style-name="P1" draw:layer="layout" svg:width="0.019cm" svg:height="0.019cm" svg:x="1.202cm" svg:y="5.3cm" svg:viewBox="0 0 20 20" svg:d="M10 20c14 0 14-20 0-20-13 0-13 20 0 20z">
          <text:p/>
        </draw:path>
        <draw:path draw:style-name="gr1" draw:text-style-name="P1" draw:layer="layout" svg:width="0.019cm" svg:height="0.019cm" svg:x="1.702cm" svg:y="5.3cm" svg:viewBox="0 0 20 20" svg:d="M10 20c14 0 14-20 0-20-13 0-13 20 0 20z">
          <text:p/>
        </draw:path>
        <draw:path draw:style-name="gr1" draw:text-style-name="P1" draw:layer="layout" svg:width="0.019cm" svg:height="0.019cm" svg:x="2.202cm" svg:y="5.3cm" svg:viewBox="0 0 20 20" svg:d="M10 20c14 0 14-20 0-20-13 0-13 20 0 20z">
          <text:p/>
        </draw:path>
        <draw:path draw:style-name="gr1" draw:text-style-name="P1" draw:layer="layout" svg:width="0.019cm" svg:height="0.019cm" svg:x="2.702cm" svg:y="5.3cm" svg:viewBox="0 0 20 20" svg:d="M10 20c14 0 14-20 0-20-13 0-13 20 0 20z">
          <text:p/>
        </draw:path>
        <draw:path draw:style-name="gr1" draw:text-style-name="P1" draw:layer="layout" svg:width="0.019cm" svg:height="0.019cm" svg:x="3.202cm" svg:y="5.3cm" svg:viewBox="0 0 20 20" svg:d="M10 20c14 0 14-20 0-20-13 0-13 20 0 20z">
          <text:p/>
        </draw:path>
        <draw:path draw:style-name="gr1" draw:text-style-name="P1" draw:layer="layout" svg:width="0.019cm" svg:height="0.019cm" svg:x="3.702cm" svg:y="5.3cm" svg:viewBox="0 0 20 20" svg:d="M10 20c14 0 14-20 0-20-13 0-13 20 0 20z">
          <text:p/>
        </draw:path>
        <draw:path draw:style-name="gr1" draw:text-style-name="P1" draw:layer="layout" svg:width="0.019cm" svg:height="0.019cm" svg:x="4.202cm" svg:y="5.3cm" svg:viewBox="0 0 20 20" svg:d="M10 20c14 0 14-20 0-20-13 0-13 20 0 20z">
          <text:p/>
        </draw:path>
        <draw:path draw:style-name="gr1" draw:text-style-name="P1" draw:layer="layout" svg:width="0.019cm" svg:height="0.019cm" svg:x="4.702cm" svg:y="5.3cm" svg:viewBox="0 0 20 20" svg:d="M10 20c14 0 14-20 0-20-13 0-13 20 0 20z">
          <text:p/>
        </draw:path>
        <draw:path draw:style-name="gr1" draw:text-style-name="P1" draw:layer="layout" svg:width="0.019cm" svg:height="0.019cm" svg:x="5.202cm" svg:y="5.3cm" svg:viewBox="0 0 20 20" svg:d="M10 20c14 0 14-20 0-20-13 0-13 20 0 20z">
          <text:p/>
        </draw:path>
        <draw:path draw:style-name="gr1" draw:text-style-name="P1" draw:layer="layout" svg:width="0.019cm" svg:height="0.019cm" svg:x="5.702cm" svg:y="5.3cm" svg:viewBox="0 0 20 20" svg:d="M10 20c14 0 14-20 0-20-13 0-13 20 0 20z">
          <text:p/>
        </draw:path>
        <draw:path draw:style-name="gr1" draw:text-style-name="P1" draw:layer="layout" svg:width="0.019cm" svg:height="0.019cm" svg:x="6.202cm" svg:y="5.3cm" svg:viewBox="0 0 20 20" svg:d="M10 20c14 0 14-20 0-20-13 0-13 20 0 20z">
          <text:p/>
        </draw:path>
        <draw:path draw:style-name="gr1" draw:text-style-name="P1" draw:layer="layout" svg:width="0.019cm" svg:height="0.019cm" svg:x="6.702cm" svg:y="5.3cm" svg:viewBox="0 0 20 20" svg:d="M10 20c14 0 14-20 0-20-13 0-13 20 0 20z">
          <text:p/>
        </draw:path>
        <draw:path draw:style-name="gr1" draw:text-style-name="P1" draw:layer="layout" svg:width="0.019cm" svg:height="0.019cm" svg:x="7.202cm" svg:y="5.3cm" svg:viewBox="0 0 20 20" svg:d="M10 20c14 0 14-20 0-20-13 0-13 20 0 20z">
          <text:p/>
        </draw:path>
        <draw:path draw:style-name="gr1" draw:text-style-name="P1" draw:layer="layout" svg:width="0.019cm" svg:height="0.019cm" svg:x="7.702cm" svg:y="5.3cm" svg:viewBox="0 0 20 20" svg:d="M10 20c14 0 14-20 0-20-13 0-13 20 0 20z">
          <text:p/>
        </draw:path>
        <draw:path draw:style-name="gr1" draw:text-style-name="P1" draw:layer="layout" svg:width="0.019cm" svg:height="0.019cm" svg:x="8.202cm" svg:y="5.3cm" svg:viewBox="0 0 20 20" svg:d="M10 20c14 0 14-20 0-20-13 0-13 20 0 20z">
          <text:p/>
        </draw:path>
        <draw:path draw:style-name="gr1" draw:text-style-name="P1" draw:layer="layout" svg:width="0.019cm" svg:height="0.019cm" svg:x="8.703cm" svg:y="5.3cm" svg:viewBox="0 0 20 20" svg:d="M10 20c14 0 14-20 0-20-13 0-13 20 0 20z">
          <text:p/>
        </draw:path>
        <draw:path draw:style-name="gr1" draw:text-style-name="P1" draw:layer="layout" svg:width="0.019cm" svg:height="0.019cm" svg:x="9.203cm" svg:y="5.3cm" svg:viewBox="0 0 20 20" svg:d="M10 20c14 0 14-20 0-20-13 0-13 20 0 20z">
          <text:p/>
        </draw:path>
        <draw:path draw:style-name="gr1" draw:text-style-name="P1" draw:layer="layout" svg:width="0.019cm" svg:height="0.019cm" svg:x="9.703cm" svg:y="5.3cm" svg:viewBox="0 0 20 20" svg:d="M10 20c14 0 14-20 0-20-13 0-13 20 0 20z">
          <text:p/>
        </draw:path>
        <draw:path draw:style-name="gr1" draw:text-style-name="P1" draw:layer="layout" svg:width="0.019cm" svg:height="0.019cm" svg:x="10.203cm" svg:y="5.3cm" svg:viewBox="0 0 20 20" svg:d="M10 20c14 0 14-20 0-20-13 0-13 20 0 20z">
          <text:p/>
        </draw:path>
        <draw:path draw:style-name="gr1" draw:text-style-name="P1" draw:layer="layout" svg:width="0.019cm" svg:height="0.019cm" svg:x="10.703cm" svg:y="5.3cm" svg:viewBox="0 0 20 20" svg:d="M10 20c14 0 14-20 0-20-13 0-13 20 0 20z">
          <text:p/>
        </draw:path>
        <draw:path draw:style-name="gr1" draw:text-style-name="P1" draw:layer="layout" svg:width="0.019cm" svg:height="0.019cm" svg:x="11.203cm" svg:y="5.3cm" svg:viewBox="0 0 20 20" svg:d="M10 20c14 0 14-20 0-20-13 0-13 20 0 20z">
          <text:p/>
        </draw:path>
        <draw:path draw:style-name="gr1" draw:text-style-name="P1" draw:layer="layout" svg:width="0.019cm" svg:height="0.019cm" svg:x="11.703cm" svg:y="5.3cm" svg:viewBox="0 0 20 20" svg:d="M10 20c14 0 14-20 0-20-13 0-13 20 0 20z">
          <text:p/>
        </draw:path>
        <draw:path draw:style-name="gr1" draw:text-style-name="P1" draw:layer="layout" svg:width="0.019cm" svg:height="0.019cm" svg:x="12.203cm" svg:y="5.3cm" svg:viewBox="0 0 20 20" svg:d="M10 20c14 0 14-20 0-20-13 0-13 20 0 20z">
          <text:p/>
        </draw:path>
        <draw:path draw:style-name="gr1" draw:text-style-name="P1" draw:layer="layout" svg:width="0.019cm" svg:height="0.019cm" svg:x="12.703cm" svg:y="5.3cm" svg:viewBox="0 0 20 20" svg:d="M10 20c14 0 14-20 0-20-13 0-13 20 0 20z">
          <text:p/>
        </draw:path>
        <draw:path draw:style-name="gr1" draw:text-style-name="P1" draw:layer="layout" svg:width="0.019cm" svg:height="0.019cm" svg:x="13.203cm" svg:y="5.3cm" svg:viewBox="0 0 20 20" svg:d="M10 20c14 0 14-20 0-20-13 0-13 20 0 20z">
          <text:p/>
        </draw:path>
        <draw:path draw:style-name="gr1" draw:text-style-name="P1" draw:layer="layout" svg:width="0.019cm" svg:height="0.019cm" svg:x="13.703cm" svg:y="5.3cm" svg:viewBox="0 0 20 20" svg:d="M10 20c14 0 14-20 0-20-13 0-13 20 0 20z">
          <text:p/>
        </draw:path>
        <draw:path draw:style-name="gr1" draw:text-style-name="P1" draw:layer="layout" svg:width="0.019cm" svg:height="0.019cm" svg:x="14.203cm" svg:y="5.3cm" svg:viewBox="0 0 20 20" svg:d="M10 20c14 0 14-20 0-20-13 0-13 20 0 20z">
          <text:p/>
        </draw:path>
        <draw:path draw:style-name="gr1" draw:text-style-name="P1" draw:layer="layout" svg:width="0.019cm" svg:height="0.019cm" svg:x="14.703cm" svg:y="5.3cm" svg:viewBox="0 0 20 20" svg:d="M10 20c14 0 14-20 0-20-13 0-13 20 0 20z">
          <text:p/>
        </draw:path>
        <draw:path draw:style-name="gr1" draw:text-style-name="P1" draw:layer="layout" svg:width="0.019cm" svg:height="0.019cm" svg:x="15.203cm" svg:y="5.3cm" svg:viewBox="0 0 20 20" svg:d="M10 20c14 0 14-20 0-20-13 0-13 20 0 20z">
          <text:p/>
        </draw:path>
        <draw:path draw:style-name="gr1" draw:text-style-name="P1" draw:layer="layout" svg:width="0.019cm" svg:height="0.019cm" svg:x="15.703cm" svg:y="5.3cm" svg:viewBox="0 0 20 20" svg:d="M10 20c14 0 14-20 0-20-13 0-13 20 0 20z">
          <text:p/>
        </draw:path>
        <draw:path draw:style-name="gr1" draw:text-style-name="P1" draw:layer="layout" svg:width="0.019cm" svg:height="0.019cm" svg:x="16.203cm" svg:y="5.3cm" svg:viewBox="0 0 20 20" svg:d="M10 20c14 0 14-20 0-20-13 0-13 20 0 20z">
          <text:p/>
        </draw:path>
        <draw:path draw:style-name="gr1" draw:text-style-name="P1" draw:layer="layout" svg:width="0.019cm" svg:height="0.019cm" svg:x="16.702cm" svg:y="5.3cm" svg:viewBox="0 0 20 20" svg:d="M10 20c14 0 14-20 0-20-13 0-13 20 0 20z">
          <text:p/>
        </draw:path>
        <draw:path draw:style-name="gr1" draw:text-style-name="P1" draw:layer="layout" svg:width="0.019cm" svg:height="0.019cm" svg:x="17.202cm" svg:y="5.3cm" svg:viewBox="0 0 20 20" svg:d="M10 20c14 0 14-20 0-20-13 0-13 20 0 20z">
          <text:p/>
        </draw:path>
        <draw:path draw:style-name="gr1" draw:text-style-name="P1" draw:layer="layout" svg:width="0.019cm" svg:height="0.019cm" svg:x="17.702cm" svg:y="5.3cm" svg:viewBox="0 0 20 20" svg:d="M10 20c14 0 14-20 0-20-13 0-13 20 0 20z">
          <text:p/>
        </draw:path>
        <draw:path draw:style-name="gr1" draw:text-style-name="P1" draw:layer="layout" svg:width="0.019cm" svg:height="0.019cm" svg:x="18.202cm" svg:y="5.3cm" svg:viewBox="0 0 20 20" svg:d="M10 20c14 0 14-20 0-20-13 0-13 20 0 20z">
          <text:p/>
        </draw:path>
        <draw:path draw:style-name="gr1" draw:text-style-name="P1" draw:layer="layout" svg:width="0.019cm" svg:height="0.019cm" svg:x="18.702cm" svg:y="5.3cm" svg:viewBox="0 0 20 20" svg:d="M10 20c14 0 14-20 0-20-13 0-13 20 0 20z">
          <text:p/>
        </draw:path>
        <draw:path draw:style-name="gr1" draw:text-style-name="P1" draw:layer="layout" svg:width="0.019cm" svg:height="0.019cm" svg:x="19.202cm" svg:y="5.3cm" svg:viewBox="0 0 20 20" svg:d="M10 20c14 0 14-20 0-20-13 0-13 20 0 20z">
          <text:p/>
        </draw:path>
        <draw:path draw:style-name="gr1" draw:text-style-name="P1" draw:layer="layout" svg:width="0.019cm" svg:height="0.019cm" svg:x="19.702cm" svg:y="5.3cm" svg:viewBox="0 0 20 20" svg:d="M10 20c14 0 14-20 0-20-13 0-13 20 0 20z">
          <text:p/>
        </draw:path>
        <draw:path draw:style-name="gr1" draw:text-style-name="P1" draw:layer="layout" svg:width="0.019cm" svg:height="0.019cm" svg:x="20.202cm" svg:y="5.3cm" svg:viewBox="0 0 20 20" svg:d="M10 20c14 0 14-20 0-20-13 0-13 20 0 20z">
          <text:p/>
        </draw:path>
        <draw:path draw:style-name="gr1" draw:text-style-name="P1" draw:layer="layout" svg:width="0.019cm" svg:height="0.019cm" svg:x="20.702cm" svg:y="5.3cm" svg:viewBox="0 0 20 20" svg:d="M10 20c14 0 14-20 0-20-13 0-13 20 0 20z">
          <text:p/>
        </draw:path>
        <draw:path draw:style-name="gr1" draw:text-style-name="P1" draw:layer="layout" svg:width="0.019cm" svg:height="0.019cm" svg:x="21.202cm" svg:y="5.3cm" svg:viewBox="0 0 20 20" svg:d="M10 20c14 0 14-20 0-20-13 0-13 20 0 20z">
          <text:p/>
        </draw:path>
        <draw:path draw:style-name="gr1" draw:text-style-name="P1" draw:layer="layout" svg:width="0.019cm" svg:height="0.019cm" svg:x="21.702cm" svg:y="5.3cm" svg:viewBox="0 0 20 20" svg:d="M10 20c14 0 14-20 0-20-13 0-13 20 0 20z">
          <text:p/>
        </draw:path>
        <draw:path draw:style-name="gr1" draw:text-style-name="P1" draw:layer="layout" svg:width="0.019cm" svg:height="0.019cm" svg:x="22.202cm" svg:y="5.3cm" svg:viewBox="0 0 20 20" svg:d="M10 20c14 0 14-20 0-20-13 0-13 20 0 20z">
          <text:p/>
        </draw:path>
        <draw:path draw:style-name="gr1" draw:text-style-name="P1" draw:layer="layout" svg:width="0.019cm" svg:height="0.019cm" svg:x="22.702cm" svg:y="5.3cm" svg:viewBox="0 0 20 20" svg:d="M10 20c14 0 14-20 0-20-13 0-13 20 0 20z">
          <text:p/>
        </draw:path>
        <draw:path draw:style-name="gr1" draw:text-style-name="P1" draw:layer="layout" svg:width="0.019cm" svg:height="0.019cm" svg:x="23.202cm" svg:y="5.3cm" svg:viewBox="0 0 20 20" svg:d="M10 20c14 0 14-20 0-20-13 0-13 20 0 20z">
          <text:p/>
        </draw:path>
        <draw:path draw:style-name="gr1" draw:text-style-name="P1" draw:layer="layout" svg:width="0.019cm" svg:height="0.019cm" svg:x="23.702cm" svg:y="5.3cm" svg:viewBox="0 0 20 20" svg:d="M10 20c14 0 14-20 0-20-13 0-13 20 0 20z">
          <text:p/>
        </draw:path>
        <draw:path draw:style-name="gr1" draw:text-style-name="P1" draw:layer="layout" svg:width="0.019cm" svg:height="0.019cm" svg:x="24.202cm" svg:y="5.3cm" svg:viewBox="0 0 20 20" svg:d="M10 20c14 0 14-20 0-20-13 0-13 20 0 20z">
          <text:p/>
        </draw:path>
        <draw:path draw:style-name="gr1" draw:text-style-name="P1" draw:layer="layout" svg:width="0.019cm" svg:height="0.019cm" svg:x="24.703cm" svg:y="5.3cm" svg:viewBox="0 0 20 20" svg:d="M10 20c14 0 14-20 0-20-13 0-13 20 0 20z">
          <text:p/>
        </draw:path>
        <draw:path draw:style-name="gr1" draw:text-style-name="P1" draw:layer="layout" svg:width="0.019cm" svg:height="0.019cm" svg:x="25.203cm" svg:y="5.3cm" svg:viewBox="0 0 20 20" svg:d="M10 20c14 0 14-20 0-20-13 0-13 20 0 20z">
          <text:p/>
        </draw:path>
        <draw:path draw:style-name="gr1" draw:text-style-name="P1" draw:layer="layout" svg:width="0.019cm" svg:height="0.019cm" svg:x="25.703cm" svg:y="5.3cm" svg:viewBox="0 0 20 20" svg:d="M10 20c14 0 14-20 0-20-13 0-13 20 0 20z">
          <text:p/>
        </draw:path>
        <draw:path draw:style-name="gr1" draw:text-style-name="P1" draw:layer="layout" svg:width="0.019cm" svg:height="0.019cm" svg:x="26.203cm" svg:y="5.3cm" svg:viewBox="0 0 20 20" svg:d="M10 20c14 0 14-20 0-20-13 0-13 20 0 20z">
          <text:p/>
        </draw:path>
        <draw:path draw:style-name="gr1" draw:text-style-name="P1" draw:layer="layout" svg:width="0.019cm" svg:height="0.019cm" svg:x="26.703cm" svg:y="5.3cm" svg:viewBox="0 0 20 20" svg:d="M10 20c14 0 14-20 0-20-13 0-13 20 0 20z">
          <text:p/>
        </draw:path>
        <draw:path draw:style-name="gr1" draw:text-style-name="P1" draw:layer="layout" svg:width="0.019cm" svg:height="0.019cm" svg:x="27.203cm" svg:y="5.3cm" svg:viewBox="0 0 20 20" svg:d="M10 20c14 0 14-20 0-20-13 0-13 20 0 20z">
          <text:p/>
        </draw:path>
        <draw:path draw:style-name="gr1" draw:text-style-name="P1" draw:layer="layout" svg:width="0.019cm" svg:height="0.019cm" svg:x="0.702cm" svg:y="5.3cm" svg:viewBox="0 0 20 20" svg:d="M10 20c14 0 14-20 0-20-13 0-13 20 0 20z">
          <text:p/>
        </draw:path>
        <draw:path draw:style-name="gr1" draw:text-style-name="P1" draw:layer="layout" svg:width="0.019cm" svg:height="0.019cm" svg:x="1.202cm" svg:y="5.3cm" svg:viewBox="0 0 20 20" svg:d="M10 20c14 0 14-20 0-20-13 0-13 20 0 20z">
          <text:p/>
        </draw:path>
        <draw:path draw:style-name="gr1" draw:text-style-name="P1" draw:layer="layout" svg:width="0.019cm" svg:height="0.019cm" svg:x="1.702cm" svg:y="5.3cm" svg:viewBox="0 0 20 20" svg:d="M10 20c14 0 14-20 0-20-13 0-13 20 0 20z">
          <text:p/>
        </draw:path>
        <draw:path draw:style-name="gr1" draw:text-style-name="P1" draw:layer="layout" svg:width="0.019cm" svg:height="0.019cm" svg:x="2.202cm" svg:y="5.3cm" svg:viewBox="0 0 20 20" svg:d="M10 20c14 0 14-20 0-20-13 0-13 20 0 20z">
          <text:p/>
        </draw:path>
        <draw:path draw:style-name="gr1" draw:text-style-name="P1" draw:layer="layout" svg:width="0.019cm" svg:height="0.019cm" svg:x="2.702cm" svg:y="5.3cm" svg:viewBox="0 0 20 20" svg:d="M10 20c14 0 14-20 0-20-13 0-13 20 0 20z">
          <text:p/>
        </draw:path>
        <draw:path draw:style-name="gr1" draw:text-style-name="P1" draw:layer="layout" svg:width="0.019cm" svg:height="0.019cm" svg:x="3.202cm" svg:y="5.3cm" svg:viewBox="0 0 20 20" svg:d="M10 20c14 0 14-20 0-20-13 0-13 20 0 20z">
          <text:p/>
        </draw:path>
        <draw:path draw:style-name="gr1" draw:text-style-name="P1" draw:layer="layout" svg:width="0.019cm" svg:height="0.019cm" svg:x="3.702cm" svg:y="5.3cm" svg:viewBox="0 0 20 20" svg:d="M10 20c14 0 14-20 0-20-13 0-13 20 0 20z">
          <text:p/>
        </draw:path>
        <draw:path draw:style-name="gr1" draw:text-style-name="P1" draw:layer="layout" svg:width="0.019cm" svg:height="0.019cm" svg:x="4.202cm" svg:y="5.3cm" svg:viewBox="0 0 20 20" svg:d="M10 20c14 0 14-20 0-20-13 0-13 20 0 20z">
          <text:p/>
        </draw:path>
        <draw:path draw:style-name="gr1" draw:text-style-name="P1" draw:layer="layout" svg:width="0.019cm" svg:height="0.019cm" svg:x="4.702cm" svg:y="5.3cm" svg:viewBox="0 0 20 20" svg:d="M10 20c14 0 14-20 0-20-13 0-13 20 0 20z">
          <text:p/>
        </draw:path>
        <draw:path draw:style-name="gr1" draw:text-style-name="P1" draw:layer="layout" svg:width="0.019cm" svg:height="0.019cm" svg:x="5.202cm" svg:y="5.3cm" svg:viewBox="0 0 20 20" svg:d="M10 20c14 0 14-20 0-20-13 0-13 20 0 20z">
          <text:p/>
        </draw:path>
        <draw:path draw:style-name="gr1" draw:text-style-name="P1" draw:layer="layout" svg:width="0.019cm" svg:height="0.019cm" svg:x="5.702cm" svg:y="5.3cm" svg:viewBox="0 0 20 20" svg:d="M10 20c14 0 14-20 0-20-13 0-13 20 0 20z">
          <text:p/>
        </draw:path>
        <draw:path draw:style-name="gr1" draw:text-style-name="P1" draw:layer="layout" svg:width="0.019cm" svg:height="0.019cm" svg:x="6.202cm" svg:y="5.3cm" svg:viewBox="0 0 20 20" svg:d="M10 20c14 0 14-20 0-20-13 0-13 20 0 20z">
          <text:p/>
        </draw:path>
        <draw:path draw:style-name="gr1" draw:text-style-name="P1" draw:layer="layout" svg:width="0.019cm" svg:height="0.019cm" svg:x="6.702cm" svg:y="5.3cm" svg:viewBox="0 0 20 20" svg:d="M10 20c14 0 14-20 0-20-13 0-13 20 0 20z">
          <text:p/>
        </draw:path>
        <draw:path draw:style-name="gr1" draw:text-style-name="P1" draw:layer="layout" svg:width="0.019cm" svg:height="0.019cm" svg:x="7.202cm" svg:y="5.3cm" svg:viewBox="0 0 20 20" svg:d="M10 20c14 0 14-20 0-20-13 0-13 20 0 20z">
          <text:p/>
        </draw:path>
        <draw:path draw:style-name="gr1" draw:text-style-name="P1" draw:layer="layout" svg:width="0.019cm" svg:height="0.019cm" svg:x="7.702cm" svg:y="5.3cm" svg:viewBox="0 0 20 20" svg:d="M10 20c14 0 14-20 0-20-13 0-13 20 0 20z">
          <text:p/>
        </draw:path>
        <draw:path draw:style-name="gr1" draw:text-style-name="P1" draw:layer="layout" svg:width="0.019cm" svg:height="0.019cm" svg:x="8.202cm" svg:y="5.3cm" svg:viewBox="0 0 20 20" svg:d="M10 20c14 0 14-20 0-20-13 0-13 20 0 20z">
          <text:p/>
        </draw:path>
        <draw:path draw:style-name="gr1" draw:text-style-name="P1" draw:layer="layout" svg:width="0.019cm" svg:height="0.019cm" svg:x="8.703cm" svg:y="5.3cm" svg:viewBox="0 0 20 20" svg:d="M10 20c14 0 14-20 0-20-13 0-13 20 0 20z">
          <text:p/>
        </draw:path>
        <draw:path draw:style-name="gr1" draw:text-style-name="P1" draw:layer="layout" svg:width="0.019cm" svg:height="0.019cm" svg:x="9.203cm" svg:y="5.3cm" svg:viewBox="0 0 20 20" svg:d="M10 20c14 0 14-20 0-20-13 0-13 20 0 20z">
          <text:p/>
        </draw:path>
        <draw:path draw:style-name="gr1" draw:text-style-name="P1" draw:layer="layout" svg:width="0.019cm" svg:height="0.019cm" svg:x="9.703cm" svg:y="5.3cm" svg:viewBox="0 0 20 20" svg:d="M10 20c14 0 14-20 0-20-13 0-13 20 0 20z">
          <text:p/>
        </draw:path>
        <draw:path draw:style-name="gr1" draw:text-style-name="P1" draw:layer="layout" svg:width="0.019cm" svg:height="0.019cm" svg:x="10.203cm" svg:y="5.3cm" svg:viewBox="0 0 20 20" svg:d="M10 20c14 0 14-20 0-20-13 0-13 20 0 20z">
          <text:p/>
        </draw:path>
        <draw:path draw:style-name="gr1" draw:text-style-name="P1" draw:layer="layout" svg:width="0.019cm" svg:height="0.019cm" svg:x="10.703cm" svg:y="5.3cm" svg:viewBox="0 0 20 20" svg:d="M10 20c14 0 14-20 0-20-13 0-13 20 0 20z">
          <text:p/>
        </draw:path>
        <draw:path draw:style-name="gr1" draw:text-style-name="P1" draw:layer="layout" svg:width="0.019cm" svg:height="0.019cm" svg:x="11.203cm" svg:y="5.3cm" svg:viewBox="0 0 20 20" svg:d="M10 20c14 0 14-20 0-20-13 0-13 20 0 20z">
          <text:p/>
        </draw:path>
        <draw:path draw:style-name="gr1" draw:text-style-name="P1" draw:layer="layout" svg:width="0.019cm" svg:height="0.019cm" svg:x="11.703cm" svg:y="5.3cm" svg:viewBox="0 0 20 20" svg:d="M10 20c14 0 14-20 0-20-13 0-13 20 0 20z">
          <text:p/>
        </draw:path>
        <draw:path draw:style-name="gr1" draw:text-style-name="P1" draw:layer="layout" svg:width="0.019cm" svg:height="0.019cm" svg:x="12.203cm" svg:y="5.3cm" svg:viewBox="0 0 20 20" svg:d="M10 20c14 0 14-20 0-20-13 0-13 20 0 20z">
          <text:p/>
        </draw:path>
        <draw:path draw:style-name="gr1" draw:text-style-name="P1" draw:layer="layout" svg:width="0.019cm" svg:height="0.019cm" svg:x="12.703cm" svg:y="5.3cm" svg:viewBox="0 0 20 20" svg:d="M10 20c14 0 14-20 0-20-13 0-13 20 0 20z">
          <text:p/>
        </draw:path>
        <draw:path draw:style-name="gr1" draw:text-style-name="P1" draw:layer="layout" svg:width="0.019cm" svg:height="0.019cm" svg:x="13.203cm" svg:y="5.3cm" svg:viewBox="0 0 20 20" svg:d="M10 20c14 0 14-20 0-20-13 0-13 20 0 20z">
          <text:p/>
        </draw:path>
        <draw:path draw:style-name="gr1" draw:text-style-name="P1" draw:layer="layout" svg:width="0.019cm" svg:height="0.019cm" svg:x="13.703cm" svg:y="5.3cm" svg:viewBox="0 0 20 20" svg:d="M10 20c14 0 14-20 0-20-13 0-13 20 0 20z">
          <text:p/>
        </draw:path>
        <draw:path draw:style-name="gr1" draw:text-style-name="P1" draw:layer="layout" svg:width="0.019cm" svg:height="0.019cm" svg:x="14.203cm" svg:y="5.3cm" svg:viewBox="0 0 20 20" svg:d="M10 20c14 0 14-20 0-20-13 0-13 20 0 20z">
          <text:p/>
        </draw:path>
        <draw:path draw:style-name="gr1" draw:text-style-name="P1" draw:layer="layout" svg:width="0.019cm" svg:height="0.019cm" svg:x="14.703cm" svg:y="5.3cm" svg:viewBox="0 0 20 20" svg:d="M10 20c14 0 14-20 0-20-13 0-13 20 0 20z">
          <text:p/>
        </draw:path>
        <draw:path draw:style-name="gr1" draw:text-style-name="P1" draw:layer="layout" svg:width="0.019cm" svg:height="0.019cm" svg:x="15.203cm" svg:y="5.3cm" svg:viewBox="0 0 20 20" svg:d="M10 20c14 0 14-20 0-20-13 0-13 20 0 20z">
          <text:p/>
        </draw:path>
        <draw:path draw:style-name="gr1" draw:text-style-name="P1" draw:layer="layout" svg:width="0.019cm" svg:height="0.019cm" svg:x="15.703cm" svg:y="5.3cm" svg:viewBox="0 0 20 20" svg:d="M10 20c14 0 14-20 0-20-13 0-13 20 0 20z">
          <text:p/>
        </draw:path>
        <draw:path draw:style-name="gr1" draw:text-style-name="P1" draw:layer="layout" svg:width="0.019cm" svg:height="0.019cm" svg:x="16.203cm" svg:y="5.3cm" svg:viewBox="0 0 20 20" svg:d="M10 20c14 0 14-20 0-20-13 0-13 20 0 20z">
          <text:p/>
        </draw:path>
        <draw:path draw:style-name="gr1" draw:text-style-name="P1" draw:layer="layout" svg:width="0.019cm" svg:height="0.019cm" svg:x="0.703cm" svg:y="5.8cm" svg:viewBox="0 0 20 20" svg:d="M10 20c14 0 14-20 0-20-13 0-13 20 0 20z">
          <text:p/>
        </draw:path>
        <draw:path draw:style-name="gr1" draw:text-style-name="P1" draw:layer="layout" svg:width="0.019cm" svg:height="0.019cm" svg:x="1.203cm" svg:y="5.8cm" svg:viewBox="0 0 20 20" svg:d="M10 20c14 0 14-20 0-20-13 0-13 20 0 20z">
          <text:p/>
        </draw:path>
        <draw:path draw:style-name="gr1" draw:text-style-name="P1" draw:layer="layout" svg:width="0.019cm" svg:height="0.019cm" svg:x="1.703cm" svg:y="5.8cm" svg:viewBox="0 0 20 20" svg:d="M10 20c14 0 14-20 0-20-13 0-13 20 0 20z">
          <text:p/>
        </draw:path>
        <draw:path draw:style-name="gr1" draw:text-style-name="P1" draw:layer="layout" svg:width="0.019cm" svg:height="0.019cm" svg:x="2.203cm" svg:y="5.8cm" svg:viewBox="0 0 20 20" svg:d="M10 20c14 0 14-20 0-20-13 0-13 20 0 20z">
          <text:p/>
        </draw:path>
        <draw:path draw:style-name="gr1" draw:text-style-name="P1" draw:layer="layout" svg:width="0.019cm" svg:height="0.019cm" svg:x="2.703cm" svg:y="5.8cm" svg:viewBox="0 0 20 20" svg:d="M10 20c14 0 14-20 0-20-13 0-13 20 0 20z">
          <text:p/>
        </draw:path>
        <draw:path draw:style-name="gr1" draw:text-style-name="P1" draw:layer="layout" svg:width="0.019cm" svg:height="0.019cm" svg:x="3.203cm" svg:y="5.8cm" svg:viewBox="0 0 20 20" svg:d="M10 20c14 0 14-20 0-20-13 0-13 20 0 20z">
          <text:p/>
        </draw:path>
        <draw:path draw:style-name="gr1" draw:text-style-name="P1" draw:layer="layout" svg:width="0.019cm" svg:height="0.019cm" svg:x="3.703cm" svg:y="5.8cm" svg:viewBox="0 0 20 20" svg:d="M10 20c14 0 14-20 0-20-13 0-13 20 0 20z">
          <text:p/>
        </draw:path>
        <draw:path draw:style-name="gr1" draw:text-style-name="P1" draw:layer="layout" svg:width="0.019cm" svg:height="0.019cm" svg:x="4.203cm" svg:y="5.8cm" svg:viewBox="0 0 20 20" svg:d="M10 20c14 0 14-20 0-20-13 0-13 20 0 20z">
          <text:p/>
        </draw:path>
        <draw:path draw:style-name="gr1" draw:text-style-name="P1" draw:layer="layout" svg:width="0.019cm" svg:height="0.019cm" svg:x="4.703cm" svg:y="5.8cm" svg:viewBox="0 0 20 20" svg:d="M10 20c14 0 14-20 0-20-13 0-13 20 0 20z">
          <text:p/>
        </draw:path>
        <draw:path draw:style-name="gr1" draw:text-style-name="P1" draw:layer="layout" svg:width="0.019cm" svg:height="0.019cm" svg:x="5.203cm" svg:y="5.8cm" svg:viewBox="0 0 20 20" svg:d="M10 20c14 0 14-20 0-20-13 0-13 20 0 20z">
          <text:p/>
        </draw:path>
        <draw:path draw:style-name="gr1" draw:text-style-name="P1" draw:layer="layout" svg:width="0.019cm" svg:height="0.019cm" svg:x="5.703cm" svg:y="5.8cm" svg:viewBox="0 0 20 20" svg:d="M10 20c14 0 14-20 0-20-13 0-13 20 0 20z">
          <text:p/>
        </draw:path>
        <draw:path draw:style-name="gr1" draw:text-style-name="P1" draw:layer="layout" svg:width="0.019cm" svg:height="0.019cm" svg:x="6.203cm" svg:y="5.8cm" svg:viewBox="0 0 20 20" svg:d="M10 20c14 0 14-20 0-20-13 0-13 20 0 20z">
          <text:p/>
        </draw:path>
        <draw:path draw:style-name="gr1" draw:text-style-name="P1" draw:layer="layout" svg:width="0.019cm" svg:height="0.019cm" svg:x="6.703cm" svg:y="5.8cm" svg:viewBox="0 0 20 20" svg:d="M10 20c14 0 14-20 0-20-13 0-13 20 0 20z">
          <text:p/>
        </draw:path>
        <draw:path draw:style-name="gr1" draw:text-style-name="P1" draw:layer="layout" svg:width="0.019cm" svg:height="0.019cm" svg:x="7.203cm" svg:y="5.8cm" svg:viewBox="0 0 20 20" svg:d="M10 20c14 0 14-20 0-20-13 0-13 20 0 20z">
          <text:p/>
        </draw:path>
        <draw:path draw:style-name="gr1" draw:text-style-name="P1" draw:layer="layout" svg:width="0.019cm" svg:height="0.019cm" svg:x="7.703cm" svg:y="5.8cm" svg:viewBox="0 0 20 20" svg:d="M10 20c14 0 14-20 0-20-13 0-13 20 0 20z">
          <text:p/>
        </draw:path>
        <draw:path draw:style-name="gr1" draw:text-style-name="P1" draw:layer="layout" svg:width="0.019cm" svg:height="0.019cm" svg:x="8.203cm" svg:y="5.8cm" svg:viewBox="0 0 20 20" svg:d="M10 20c14 0 14-20 0-20-13 0-13 20 0 20z">
          <text:p/>
        </draw:path>
        <draw:path draw:style-name="gr1" draw:text-style-name="P1" draw:layer="layout" svg:width="0.019cm" svg:height="0.019cm" svg:x="8.704cm" svg:y="5.8cm" svg:viewBox="0 0 20 20" svg:d="M10 20c14 0 14-20 0-20-13 0-13 20 0 20z">
          <text:p/>
        </draw:path>
        <draw:path draw:style-name="gr1" draw:text-style-name="P1" draw:layer="layout" svg:width="0.019cm" svg:height="0.019cm" svg:x="9.204cm" svg:y="5.8cm" svg:viewBox="0 0 20 20" svg:d="M10 20c14 0 14-20 0-20-13 0-13 20 0 20z">
          <text:p/>
        </draw:path>
        <draw:path draw:style-name="gr1" draw:text-style-name="P1" draw:layer="layout" svg:width="0.019cm" svg:height="0.019cm" svg:x="9.704cm" svg:y="5.8cm" svg:viewBox="0 0 20 20" svg:d="M10 20c14 0 14-20 0-20-13 0-13 20 0 20z">
          <text:p/>
        </draw:path>
        <draw:path draw:style-name="gr1" draw:text-style-name="P1" draw:layer="layout" svg:width="0.019cm" svg:height="0.019cm" svg:x="10.204cm" svg:y="5.8cm" svg:viewBox="0 0 20 20" svg:d="M10 20c14 0 14-20 0-20-13 0-13 20 0 20z">
          <text:p/>
        </draw:path>
        <draw:path draw:style-name="gr1" draw:text-style-name="P1" draw:layer="layout" svg:width="0.019cm" svg:height="0.019cm" svg:x="10.704cm" svg:y="5.8cm" svg:viewBox="0 0 20 20" svg:d="M10 20c14 0 14-20 0-20-13 0-13 20 0 20z">
          <text:p/>
        </draw:path>
        <draw:path draw:style-name="gr1" draw:text-style-name="P1" draw:layer="layout" svg:width="0.019cm" svg:height="0.019cm" svg:x="11.204cm" svg:y="5.8cm" svg:viewBox="0 0 20 20" svg:d="M10 20c14 0 14-20 0-20-13 0-13 20 0 20z">
          <text:p/>
        </draw:path>
        <draw:path draw:style-name="gr1" draw:text-style-name="P1" draw:layer="layout" svg:width="0.019cm" svg:height="0.019cm" svg:x="11.704cm" svg:y="5.8cm" svg:viewBox="0 0 20 20" svg:d="M10 20c14 0 14-20 0-20-13 0-13 20 0 20z">
          <text:p/>
        </draw:path>
        <draw:path draw:style-name="gr1" draw:text-style-name="P1" draw:layer="layout" svg:width="0.019cm" svg:height="0.019cm" svg:x="12.204cm" svg:y="5.8cm" svg:viewBox="0 0 20 20" svg:d="M10 20c14 0 14-20 0-20-13 0-13 20 0 20z">
          <text:p/>
        </draw:path>
        <draw:path draw:style-name="gr1" draw:text-style-name="P1" draw:layer="layout" svg:width="0.019cm" svg:height="0.019cm" svg:x="12.704cm" svg:y="5.8cm" svg:viewBox="0 0 20 20" svg:d="M10 20c14 0 14-20 0-20-13 0-13 20 0 20z">
          <text:p/>
        </draw:path>
        <draw:path draw:style-name="gr1" draw:text-style-name="P1" draw:layer="layout" svg:width="0.019cm" svg:height="0.019cm" svg:x="13.204cm" svg:y="5.8cm" svg:viewBox="0 0 20 20" svg:d="M10 20c14 0 14-20 0-20-13 0-13 20 0 20z">
          <text:p/>
        </draw:path>
        <draw:path draw:style-name="gr1" draw:text-style-name="P1" draw:layer="layout" svg:width="0.019cm" svg:height="0.019cm" svg:x="13.704cm" svg:y="5.8cm" svg:viewBox="0 0 20 20" svg:d="M10 20c14 0 14-20 0-20-13 0-13 20 0 20z">
          <text:p/>
        </draw:path>
        <draw:path draw:style-name="gr1" draw:text-style-name="P1" draw:layer="layout" svg:width="0.019cm" svg:height="0.019cm" svg:x="14.204cm" svg:y="5.8cm" svg:viewBox="0 0 20 20" svg:d="M10 20c14 0 14-20 0-20-13 0-13 20 0 20z">
          <text:p/>
        </draw:path>
        <draw:path draw:style-name="gr1" draw:text-style-name="P1" draw:layer="layout" svg:width="0.019cm" svg:height="0.019cm" svg:x="14.704cm" svg:y="5.8cm" svg:viewBox="0 0 20 20" svg:d="M10 20c14 0 14-20 0-20-13 0-13 20 0 20z">
          <text:p/>
        </draw:path>
        <draw:path draw:style-name="gr1" draw:text-style-name="P1" draw:layer="layout" svg:width="0.019cm" svg:height="0.019cm" svg:x="15.204cm" svg:y="5.8cm" svg:viewBox="0 0 20 20" svg:d="M10 20c14 0 14-20 0-20-13 0-13 20 0 20z">
          <text:p/>
        </draw:path>
        <draw:path draw:style-name="gr1" draw:text-style-name="P1" draw:layer="layout" svg:width="0.019cm" svg:height="0.019cm" svg:x="15.704cm" svg:y="5.8cm" svg:viewBox="0 0 20 20" svg:d="M10 20c14 0 14-20 0-20-13 0-13 20 0 20z">
          <text:p/>
        </draw:path>
        <draw:path draw:style-name="gr1" draw:text-style-name="P1" draw:layer="layout" svg:width="0.019cm" svg:height="0.019cm" svg:x="16.204cm" svg:y="5.8cm" svg:viewBox="0 0 20 20" svg:d="M10 20c14 0 14-20 0-20-13 0-13 20 0 20z">
          <text:p/>
        </draw:path>
        <draw:path draw:style-name="gr1" draw:text-style-name="P1" draw:layer="layout" svg:width="0.019cm" svg:height="0.019cm" svg:x="16.703cm" svg:y="5.8cm" svg:viewBox="0 0 20 20" svg:d="M10 20c14 0 14-20 0-20-13 0-13 20 0 20z">
          <text:p/>
        </draw:path>
        <draw:path draw:style-name="gr1" draw:text-style-name="P1" draw:layer="layout" svg:width="0.019cm" svg:height="0.019cm" svg:x="17.203cm" svg:y="5.8cm" svg:viewBox="0 0 20 20" svg:d="M10 20c14 0 14-20 0-20-13 0-13 20 0 20z">
          <text:p/>
        </draw:path>
        <draw:path draw:style-name="gr1" draw:text-style-name="P1" draw:layer="layout" svg:width="0.019cm" svg:height="0.019cm" svg:x="17.703cm" svg:y="5.8cm" svg:viewBox="0 0 20 20" svg:d="M10 20c14 0 14-20 0-20-13 0-13 20 0 20z">
          <text:p/>
        </draw:path>
        <draw:path draw:style-name="gr1" draw:text-style-name="P1" draw:layer="layout" svg:width="0.019cm" svg:height="0.019cm" svg:x="18.203cm" svg:y="5.8cm" svg:viewBox="0 0 20 20" svg:d="M10 20c14 0 14-20 0-20-13 0-13 20 0 20z">
          <text:p/>
        </draw:path>
        <draw:path draw:style-name="gr1" draw:text-style-name="P1" draw:layer="layout" svg:width="0.019cm" svg:height="0.019cm" svg:x="18.703cm" svg:y="5.8cm" svg:viewBox="0 0 20 20" svg:d="M10 20c14 0 14-20 0-20-13 0-13 20 0 20z">
          <text:p/>
        </draw:path>
        <draw:path draw:style-name="gr1" draw:text-style-name="P1" draw:layer="layout" svg:width="0.019cm" svg:height="0.019cm" svg:x="19.203cm" svg:y="5.8cm" svg:viewBox="0 0 20 20" svg:d="M10 20c14 0 14-20 0-20-13 0-13 20 0 20z">
          <text:p/>
        </draw:path>
        <draw:path draw:style-name="gr1" draw:text-style-name="P1" draw:layer="layout" svg:width="0.019cm" svg:height="0.019cm" svg:x="19.703cm" svg:y="5.8cm" svg:viewBox="0 0 20 20" svg:d="M10 20c14 0 14-20 0-20-13 0-13 20 0 20z">
          <text:p/>
        </draw:path>
        <draw:path draw:style-name="gr1" draw:text-style-name="P1" draw:layer="layout" svg:width="0.019cm" svg:height="0.019cm" svg:x="20.203cm" svg:y="5.8cm" svg:viewBox="0 0 20 20" svg:d="M10 20c14 0 14-20 0-20-13 0-13 20 0 20z">
          <text:p/>
        </draw:path>
        <draw:path draw:style-name="gr1" draw:text-style-name="P1" draw:layer="layout" svg:width="0.019cm" svg:height="0.019cm" svg:x="20.703cm" svg:y="5.8cm" svg:viewBox="0 0 20 20" svg:d="M10 20c14 0 14-20 0-20-13 0-13 20 0 20z">
          <text:p/>
        </draw:path>
        <draw:path draw:style-name="gr1" draw:text-style-name="P1" draw:layer="layout" svg:width="0.019cm" svg:height="0.019cm" svg:x="21.203cm" svg:y="5.8cm" svg:viewBox="0 0 20 20" svg:d="M10 20c14 0 14-20 0-20-13 0-13 20 0 20z">
          <text:p/>
        </draw:path>
        <draw:path draw:style-name="gr1" draw:text-style-name="P1" draw:layer="layout" svg:width="0.019cm" svg:height="0.019cm" svg:x="21.703cm" svg:y="5.8cm" svg:viewBox="0 0 20 20" svg:d="M10 20c14 0 14-20 0-20-13 0-13 20 0 20z">
          <text:p/>
        </draw:path>
        <draw:path draw:style-name="gr1" draw:text-style-name="P1" draw:layer="layout" svg:width="0.019cm" svg:height="0.019cm" svg:x="22.203cm" svg:y="5.8cm" svg:viewBox="0 0 20 20" svg:d="M10 20c14 0 14-20 0-20-13 0-13 20 0 20z">
          <text:p/>
        </draw:path>
        <draw:path draw:style-name="gr1" draw:text-style-name="P1" draw:layer="layout" svg:width="0.019cm" svg:height="0.019cm" svg:x="22.703cm" svg:y="5.8cm" svg:viewBox="0 0 20 20" svg:d="M10 20c14 0 14-20 0-20-13 0-13 20 0 20z">
          <text:p/>
        </draw:path>
        <draw:path draw:style-name="gr1" draw:text-style-name="P1" draw:layer="layout" svg:width="0.019cm" svg:height="0.019cm" svg:x="23.203cm" svg:y="5.8cm" svg:viewBox="0 0 20 20" svg:d="M10 20c14 0 14-20 0-20-13 0-13 20 0 20z">
          <text:p/>
        </draw:path>
        <draw:path draw:style-name="gr1" draw:text-style-name="P1" draw:layer="layout" svg:width="0.019cm" svg:height="0.019cm" svg:x="23.703cm" svg:y="5.8cm" svg:viewBox="0 0 20 20" svg:d="M10 20c14 0 14-20 0-20-13 0-13 20 0 20z">
          <text:p/>
        </draw:path>
        <draw:path draw:style-name="gr1" draw:text-style-name="P1" draw:layer="layout" svg:width="0.019cm" svg:height="0.019cm" svg:x="24.203cm" svg:y="5.8cm" svg:viewBox="0 0 20 20" svg:d="M10 20c14 0 14-20 0-20-13 0-13 20 0 20z">
          <text:p/>
        </draw:path>
        <draw:path draw:style-name="gr1" draw:text-style-name="P1" draw:layer="layout" svg:width="0.019cm" svg:height="0.019cm" svg:x="24.704cm" svg:y="5.8cm" svg:viewBox="0 0 20 20" svg:d="M10 20c14 0 14-20 0-20-13 0-13 20 0 20z">
          <text:p/>
        </draw:path>
        <draw:path draw:style-name="gr1" draw:text-style-name="P1" draw:layer="layout" svg:width="0.019cm" svg:height="0.019cm" svg:x="25.204cm" svg:y="5.8cm" svg:viewBox="0 0 20 20" svg:d="M10 20c14 0 14-20 0-20-13 0-13 20 0 20z">
          <text:p/>
        </draw:path>
        <draw:path draw:style-name="gr1" draw:text-style-name="P1" draw:layer="layout" svg:width="0.019cm" svg:height="0.019cm" svg:x="25.704cm" svg:y="5.8cm" svg:viewBox="0 0 20 20" svg:d="M10 20c14 0 14-20 0-20-13 0-13 20 0 20z">
          <text:p/>
        </draw:path>
        <draw:path draw:style-name="gr1" draw:text-style-name="P1" draw:layer="layout" svg:width="0.019cm" svg:height="0.019cm" svg:x="26.204cm" svg:y="5.8cm" svg:viewBox="0 0 20 20" svg:d="M10 20c14 0 14-20 0-20-13 0-13 20 0 20z">
          <text:p/>
        </draw:path>
        <draw:path draw:style-name="gr1" draw:text-style-name="P1" draw:layer="layout" svg:width="0.019cm" svg:height="0.019cm" svg:x="26.704cm" svg:y="5.8cm" svg:viewBox="0 0 20 20" svg:d="M10 20c14 0 14-20 0-20-13 0-13 20 0 20z">
          <text:p/>
        </draw:path>
        <draw:path draw:style-name="gr1" draw:text-style-name="P1" draw:layer="layout" svg:width="0.019cm" svg:height="0.019cm" svg:x="27.204cm" svg:y="5.8cm" svg:viewBox="0 0 20 20" svg:d="M10 20c14 0 14-20 0-20-13 0-13 20 0 20z">
          <text:p/>
        </draw:path>
        <draw:path draw:style-name="gr1" draw:text-style-name="P1" draw:layer="layout" svg:width="0.019cm" svg:height="0.019cm" svg:x="0.703cm" svg:y="5.8cm" svg:viewBox="0 0 20 20" svg:d="M10 20c14 0 14-20 0-20-13 0-13 20 0 20z">
          <text:p/>
        </draw:path>
        <draw:path draw:style-name="gr1" draw:text-style-name="P1" draw:layer="layout" svg:width="0.019cm" svg:height="0.019cm" svg:x="1.203cm" svg:y="5.8cm" svg:viewBox="0 0 20 20" svg:d="M10 20c14 0 14-20 0-20-13 0-13 20 0 20z">
          <text:p/>
        </draw:path>
        <draw:path draw:style-name="gr1" draw:text-style-name="P1" draw:layer="layout" svg:width="0.019cm" svg:height="0.019cm" svg:x="1.703cm" svg:y="5.8cm" svg:viewBox="0 0 20 20" svg:d="M10 20c14 0 14-20 0-20-13 0-13 20 0 20z">
          <text:p/>
        </draw:path>
        <draw:path draw:style-name="gr1" draw:text-style-name="P1" draw:layer="layout" svg:width="0.019cm" svg:height="0.019cm" svg:x="2.203cm" svg:y="5.8cm" svg:viewBox="0 0 20 20" svg:d="M10 20c14 0 14-20 0-20-13 0-13 20 0 20z">
          <text:p/>
        </draw:path>
        <draw:path draw:style-name="gr1" draw:text-style-name="P1" draw:layer="layout" svg:width="0.019cm" svg:height="0.019cm" svg:x="2.703cm" svg:y="5.8cm" svg:viewBox="0 0 20 20" svg:d="M10 20c14 0 14-20 0-20-13 0-13 20 0 20z">
          <text:p/>
        </draw:path>
        <draw:path draw:style-name="gr1" draw:text-style-name="P1" draw:layer="layout" svg:width="0.019cm" svg:height="0.019cm" svg:x="3.203cm" svg:y="5.8cm" svg:viewBox="0 0 20 20" svg:d="M10 20c14 0 14-20 0-20-13 0-13 20 0 20z">
          <text:p/>
        </draw:path>
        <draw:path draw:style-name="gr1" draw:text-style-name="P1" draw:layer="layout" svg:width="0.019cm" svg:height="0.019cm" svg:x="3.703cm" svg:y="5.8cm" svg:viewBox="0 0 20 20" svg:d="M10 20c14 0 14-20 0-20-13 0-13 20 0 20z">
          <text:p/>
        </draw:path>
        <draw:path draw:style-name="gr1" draw:text-style-name="P1" draw:layer="layout" svg:width="0.019cm" svg:height="0.019cm" svg:x="4.203cm" svg:y="5.8cm" svg:viewBox="0 0 20 20" svg:d="M10 20c14 0 14-20 0-20-13 0-13 20 0 20z">
          <text:p/>
        </draw:path>
        <draw:path draw:style-name="gr1" draw:text-style-name="P1" draw:layer="layout" svg:width="0.019cm" svg:height="0.019cm" svg:x="4.703cm" svg:y="5.8cm" svg:viewBox="0 0 20 20" svg:d="M10 20c14 0 14-20 0-20-13 0-13 20 0 20z">
          <text:p/>
        </draw:path>
        <draw:path draw:style-name="gr1" draw:text-style-name="P1" draw:layer="layout" svg:width="0.019cm" svg:height="0.019cm" svg:x="5.203cm" svg:y="5.8cm" svg:viewBox="0 0 20 20" svg:d="M10 20c14 0 14-20 0-20-13 0-13 20 0 20z">
          <text:p/>
        </draw:path>
        <draw:path draw:style-name="gr1" draw:text-style-name="P1" draw:layer="layout" svg:width="0.019cm" svg:height="0.019cm" svg:x="5.703cm" svg:y="5.8cm" svg:viewBox="0 0 20 20" svg:d="M10 20c14 0 14-20 0-20-13 0-13 20 0 20z">
          <text:p/>
        </draw:path>
        <draw:path draw:style-name="gr1" draw:text-style-name="P1" draw:layer="layout" svg:width="0.019cm" svg:height="0.019cm" svg:x="6.203cm" svg:y="5.8cm" svg:viewBox="0 0 20 20" svg:d="M10 20c14 0 14-20 0-20-13 0-13 20 0 20z">
          <text:p/>
        </draw:path>
        <draw:path draw:style-name="gr1" draw:text-style-name="P1" draw:layer="layout" svg:width="0.019cm" svg:height="0.019cm" svg:x="6.703cm" svg:y="5.8cm" svg:viewBox="0 0 20 20" svg:d="M10 20c14 0 14-20 0-20-13 0-13 20 0 20z">
          <text:p/>
        </draw:path>
        <draw:path draw:style-name="gr1" draw:text-style-name="P1" draw:layer="layout" svg:width="0.019cm" svg:height="0.019cm" svg:x="7.203cm" svg:y="5.8cm" svg:viewBox="0 0 20 20" svg:d="M10 20c14 0 14-20 0-20-13 0-13 20 0 20z">
          <text:p/>
        </draw:path>
        <draw:path draw:style-name="gr1" draw:text-style-name="P1" draw:layer="layout" svg:width="0.019cm" svg:height="0.019cm" svg:x="7.703cm" svg:y="5.8cm" svg:viewBox="0 0 20 20" svg:d="M10 20c14 0 14-20 0-20-13 0-13 20 0 20z">
          <text:p/>
        </draw:path>
        <draw:path draw:style-name="gr1" draw:text-style-name="P1" draw:layer="layout" svg:width="0.019cm" svg:height="0.019cm" svg:x="8.203cm" svg:y="5.8cm" svg:viewBox="0 0 20 20" svg:d="M10 20c14 0 14-20 0-20-13 0-13 20 0 20z">
          <text:p/>
        </draw:path>
        <draw:path draw:style-name="gr1" draw:text-style-name="P1" draw:layer="layout" svg:width="0.019cm" svg:height="0.019cm" svg:x="8.704cm" svg:y="5.8cm" svg:viewBox="0 0 20 20" svg:d="M10 20c14 0 14-20 0-20-13 0-13 20 0 20z">
          <text:p/>
        </draw:path>
        <draw:path draw:style-name="gr1" draw:text-style-name="P1" draw:layer="layout" svg:width="0.019cm" svg:height="0.019cm" svg:x="9.204cm" svg:y="5.8cm" svg:viewBox="0 0 20 20" svg:d="M10 20c14 0 14-20 0-20-13 0-13 20 0 20z">
          <text:p/>
        </draw:path>
        <draw:path draw:style-name="gr1" draw:text-style-name="P1" draw:layer="layout" svg:width="0.019cm" svg:height="0.019cm" svg:x="9.704cm" svg:y="5.8cm" svg:viewBox="0 0 20 20" svg:d="M10 20c14 0 14-20 0-20-13 0-13 20 0 20z">
          <text:p/>
        </draw:path>
        <draw:path draw:style-name="gr1" draw:text-style-name="P1" draw:layer="layout" svg:width="0.019cm" svg:height="0.019cm" svg:x="10.204cm" svg:y="5.8cm" svg:viewBox="0 0 20 20" svg:d="M10 20c14 0 14-20 0-20-13 0-13 20 0 20z">
          <text:p/>
        </draw:path>
        <draw:path draw:style-name="gr1" draw:text-style-name="P1" draw:layer="layout" svg:width="0.019cm" svg:height="0.019cm" svg:x="10.704cm" svg:y="5.8cm" svg:viewBox="0 0 20 20" svg:d="M10 20c14 0 14-20 0-20-13 0-13 20 0 20z">
          <text:p/>
        </draw:path>
        <draw:path draw:style-name="gr1" draw:text-style-name="P1" draw:layer="layout" svg:width="0.019cm" svg:height="0.019cm" svg:x="11.204cm" svg:y="5.8cm" svg:viewBox="0 0 20 20" svg:d="M10 20c14 0 14-20 0-20-13 0-13 20 0 20z">
          <text:p/>
        </draw:path>
        <draw:path draw:style-name="gr1" draw:text-style-name="P1" draw:layer="layout" svg:width="0.019cm" svg:height="0.019cm" svg:x="11.704cm" svg:y="5.8cm" svg:viewBox="0 0 20 20" svg:d="M10 20c14 0 14-20 0-20-13 0-13 20 0 20z">
          <text:p/>
        </draw:path>
        <draw:path draw:style-name="gr1" draw:text-style-name="P1" draw:layer="layout" svg:width="0.019cm" svg:height="0.019cm" svg:x="12.204cm" svg:y="5.8cm" svg:viewBox="0 0 20 20" svg:d="M10 20c14 0 14-20 0-20-13 0-13 20 0 20z">
          <text:p/>
        </draw:path>
        <draw:path draw:style-name="gr1" draw:text-style-name="P1" draw:layer="layout" svg:width="0.019cm" svg:height="0.019cm" svg:x="12.704cm" svg:y="5.8cm" svg:viewBox="0 0 20 20" svg:d="M10 20c14 0 14-20 0-20-13 0-13 20 0 20z">
          <text:p/>
        </draw:path>
        <draw:path draw:style-name="gr1" draw:text-style-name="P1" draw:layer="layout" svg:width="0.019cm" svg:height="0.019cm" svg:x="13.204cm" svg:y="5.8cm" svg:viewBox="0 0 20 20" svg:d="M10 20c14 0 14-20 0-20-13 0-13 20 0 20z">
          <text:p/>
        </draw:path>
        <draw:path draw:style-name="gr1" draw:text-style-name="P1" draw:layer="layout" svg:width="0.019cm" svg:height="0.019cm" svg:x="13.704cm" svg:y="5.8cm" svg:viewBox="0 0 20 20" svg:d="M10 20c14 0 14-20 0-20-13 0-13 20 0 20z">
          <text:p/>
        </draw:path>
        <draw:path draw:style-name="gr1" draw:text-style-name="P1" draw:layer="layout" svg:width="0.019cm" svg:height="0.019cm" svg:x="14.204cm" svg:y="5.8cm" svg:viewBox="0 0 20 20" svg:d="M10 20c14 0 14-20 0-20-13 0-13 20 0 20z">
          <text:p/>
        </draw:path>
        <draw:path draw:style-name="gr1" draw:text-style-name="P1" draw:layer="layout" svg:width="0.019cm" svg:height="0.019cm" svg:x="14.704cm" svg:y="5.8cm" svg:viewBox="0 0 20 20" svg:d="M10 20c14 0 14-20 0-20-13 0-13 20 0 20z">
          <text:p/>
        </draw:path>
        <draw:path draw:style-name="gr1" draw:text-style-name="P1" draw:layer="layout" svg:width="0.019cm" svg:height="0.019cm" svg:x="15.204cm" svg:y="5.8cm" svg:viewBox="0 0 20 20" svg:d="M10 20c14 0 14-20 0-20-13 0-13 20 0 20z">
          <text:p/>
        </draw:path>
        <draw:path draw:style-name="gr1" draw:text-style-name="P1" draw:layer="layout" svg:width="0.019cm" svg:height="0.019cm" svg:x="15.704cm" svg:y="5.8cm" svg:viewBox="0 0 20 20" svg:d="M10 20c14 0 14-20 0-20-13 0-13 20 0 20z">
          <text:p/>
        </draw:path>
        <draw:path draw:style-name="gr1" draw:text-style-name="P1" draw:layer="layout" svg:width="0.019cm" svg:height="0.019cm" svg:x="16.204cm" svg:y="5.8cm" svg:viewBox="0 0 20 20" svg:d="M10 20c14 0 14-20 0-20-13 0-13 20 0 20z">
          <text:p/>
        </draw:path>
        <draw:path draw:style-name="gr1" draw:text-style-name="P1" draw:layer="layout" svg:width="0.019cm" svg:height="0.019cm" svg:x="0.702cm" svg:y="6.3cm" svg:viewBox="0 0 20 20" svg:d="M10 20c14 0 14-20 0-20-13 0-13 20 0 20z">
          <text:p/>
        </draw:path>
        <draw:path draw:style-name="gr1" draw:text-style-name="P1" draw:layer="layout" svg:width="0.019cm" svg:height="0.019cm" svg:x="1.202cm" svg:y="6.3cm" svg:viewBox="0 0 20 20" svg:d="M10 20c14 0 14-20 0-20-13 0-13 20 0 20z">
          <text:p/>
        </draw:path>
        <draw:path draw:style-name="gr1" draw:text-style-name="P1" draw:layer="layout" svg:width="0.019cm" svg:height="0.019cm" svg:x="1.702cm" svg:y="6.3cm" svg:viewBox="0 0 20 20" svg:d="M10 20c14 0 14-20 0-20-13 0-13 20 0 20z">
          <text:p/>
        </draw:path>
        <draw:path draw:style-name="gr1" draw:text-style-name="P1" draw:layer="layout" svg:width="0.019cm" svg:height="0.019cm" svg:x="2.202cm" svg:y="6.3cm" svg:viewBox="0 0 20 20" svg:d="M10 20c14 0 14-20 0-20-13 0-13 20 0 20z">
          <text:p/>
        </draw:path>
        <draw:path draw:style-name="gr1" draw:text-style-name="P1" draw:layer="layout" svg:width="0.019cm" svg:height="0.019cm" svg:x="2.702cm" svg:y="6.3cm" svg:viewBox="0 0 20 20" svg:d="M10 20c14 0 14-20 0-20-13 0-13 20 0 20z">
          <text:p/>
        </draw:path>
        <draw:path draw:style-name="gr1" draw:text-style-name="P1" draw:layer="layout" svg:width="0.019cm" svg:height="0.019cm" svg:x="3.202cm" svg:y="6.3cm" svg:viewBox="0 0 20 20" svg:d="M10 20c14 0 14-20 0-20-13 0-13 20 0 20z">
          <text:p/>
        </draw:path>
        <draw:path draw:style-name="gr1" draw:text-style-name="P1" draw:layer="layout" svg:width="0.019cm" svg:height="0.019cm" svg:x="3.702cm" svg:y="6.3cm" svg:viewBox="0 0 20 20" svg:d="M10 20c14 0 14-20 0-20-13 0-13 20 0 20z">
          <text:p/>
        </draw:path>
        <draw:path draw:style-name="gr1" draw:text-style-name="P1" draw:layer="layout" svg:width="0.019cm" svg:height="0.019cm" svg:x="4.202cm" svg:y="6.3cm" svg:viewBox="0 0 20 20" svg:d="M10 20c14 0 14-20 0-20-13 0-13 20 0 20z">
          <text:p/>
        </draw:path>
        <draw:path draw:style-name="gr1" draw:text-style-name="P1" draw:layer="layout" svg:width="0.019cm" svg:height="0.019cm" svg:x="4.702cm" svg:y="6.3cm" svg:viewBox="0 0 20 20" svg:d="M10 20c14 0 14-20 0-20-13 0-13 20 0 20z">
          <text:p/>
        </draw:path>
        <draw:path draw:style-name="gr1" draw:text-style-name="P1" draw:layer="layout" svg:width="0.019cm" svg:height="0.019cm" svg:x="5.202cm" svg:y="6.3cm" svg:viewBox="0 0 20 20" svg:d="M10 20c14 0 14-20 0-20-13 0-13 20 0 20z">
          <text:p/>
        </draw:path>
        <draw:path draw:style-name="gr1" draw:text-style-name="P1" draw:layer="layout" svg:width="0.019cm" svg:height="0.019cm" svg:x="5.702cm" svg:y="6.3cm" svg:viewBox="0 0 20 20" svg:d="M10 20c14 0 14-20 0-20-13 0-13 20 0 20z">
          <text:p/>
        </draw:path>
        <draw:path draw:style-name="gr1" draw:text-style-name="P1" draw:layer="layout" svg:width="0.019cm" svg:height="0.019cm" svg:x="6.202cm" svg:y="6.3cm" svg:viewBox="0 0 20 20" svg:d="M10 20c14 0 14-20 0-20-13 0-13 20 0 20z">
          <text:p/>
        </draw:path>
        <draw:path draw:style-name="gr1" draw:text-style-name="P1" draw:layer="layout" svg:width="0.019cm" svg:height="0.019cm" svg:x="6.702cm" svg:y="6.3cm" svg:viewBox="0 0 20 20" svg:d="M10 20c14 0 14-20 0-20-13 0-13 20 0 20z">
          <text:p/>
        </draw:path>
        <draw:path draw:style-name="gr1" draw:text-style-name="P1" draw:layer="layout" svg:width="0.019cm" svg:height="0.019cm" svg:x="7.202cm" svg:y="6.3cm" svg:viewBox="0 0 20 20" svg:d="M10 20c14 0 14-20 0-20-13 0-13 20 0 20z">
          <text:p/>
        </draw:path>
        <draw:path draw:style-name="gr1" draw:text-style-name="P1" draw:layer="layout" svg:width="0.019cm" svg:height="0.019cm" svg:x="7.702cm" svg:y="6.3cm" svg:viewBox="0 0 20 20" svg:d="M10 20c14 0 14-20 0-20-13 0-13 20 0 20z">
          <text:p/>
        </draw:path>
        <draw:path draw:style-name="gr1" draw:text-style-name="P1" draw:layer="layout" svg:width="0.019cm" svg:height="0.019cm" svg:x="8.202cm" svg:y="6.3cm" svg:viewBox="0 0 20 20" svg:d="M10 20c14 0 14-20 0-20-13 0-13 20 0 20z">
          <text:p/>
        </draw:path>
        <draw:path draw:style-name="gr1" draw:text-style-name="P1" draw:layer="layout" svg:width="0.019cm" svg:height="0.019cm" svg:x="8.703cm" svg:y="6.3cm" svg:viewBox="0 0 20 20" svg:d="M10 20c14 0 14-20 0-20-13 0-13 20 0 20z">
          <text:p/>
        </draw:path>
        <draw:path draw:style-name="gr1" draw:text-style-name="P1" draw:layer="layout" svg:width="0.019cm" svg:height="0.019cm" svg:x="9.203cm" svg:y="6.3cm" svg:viewBox="0 0 20 20" svg:d="M10 20c14 0 14-20 0-20-13 0-13 20 0 20z">
          <text:p/>
        </draw:path>
        <draw:path draw:style-name="gr1" draw:text-style-name="P1" draw:layer="layout" svg:width="0.019cm" svg:height="0.019cm" svg:x="9.703cm" svg:y="6.3cm" svg:viewBox="0 0 20 20" svg:d="M10 20c14 0 14-20 0-20-13 0-13 20 0 20z">
          <text:p/>
        </draw:path>
        <draw:path draw:style-name="gr1" draw:text-style-name="P1" draw:layer="layout" svg:width="0.019cm" svg:height="0.019cm" svg:x="10.203cm" svg:y="6.3cm" svg:viewBox="0 0 20 20" svg:d="M10 20c14 0 14-20 0-20-13 0-13 20 0 20z">
          <text:p/>
        </draw:path>
        <draw:path draw:style-name="gr1" draw:text-style-name="P1" draw:layer="layout" svg:width="0.019cm" svg:height="0.019cm" svg:x="10.703cm" svg:y="6.3cm" svg:viewBox="0 0 20 20" svg:d="M10 20c14 0 14-20 0-20-13 0-13 20 0 20z">
          <text:p/>
        </draw:path>
        <draw:path draw:style-name="gr1" draw:text-style-name="P1" draw:layer="layout" svg:width="0.019cm" svg:height="0.019cm" svg:x="11.203cm" svg:y="6.3cm" svg:viewBox="0 0 20 20" svg:d="M10 20c14 0 14-20 0-20-13 0-13 20 0 20z">
          <text:p/>
        </draw:path>
        <draw:path draw:style-name="gr1" draw:text-style-name="P1" draw:layer="layout" svg:width="0.019cm" svg:height="0.019cm" svg:x="11.703cm" svg:y="6.3cm" svg:viewBox="0 0 20 20" svg:d="M10 20c14 0 14-20 0-20-13 0-13 20 0 20z">
          <text:p/>
        </draw:path>
        <draw:path draw:style-name="gr1" draw:text-style-name="P1" draw:layer="layout" svg:width="0.019cm" svg:height="0.019cm" svg:x="12.203cm" svg:y="6.3cm" svg:viewBox="0 0 20 20" svg:d="M10 20c14 0 14-20 0-20-13 0-13 20 0 20z">
          <text:p/>
        </draw:path>
        <draw:path draw:style-name="gr1" draw:text-style-name="P1" draw:layer="layout" svg:width="0.019cm" svg:height="0.019cm" svg:x="12.703cm" svg:y="6.3cm" svg:viewBox="0 0 20 20" svg:d="M10 20c14 0 14-20 0-20-13 0-13 20 0 20z">
          <text:p/>
        </draw:path>
        <draw:path draw:style-name="gr1" draw:text-style-name="P1" draw:layer="layout" svg:width="0.019cm" svg:height="0.019cm" svg:x="13.203cm" svg:y="6.3cm" svg:viewBox="0 0 20 20" svg:d="M10 20c14 0 14-20 0-20-13 0-13 20 0 20z">
          <text:p/>
        </draw:path>
        <draw:path draw:style-name="gr1" draw:text-style-name="P1" draw:layer="layout" svg:width="0.019cm" svg:height="0.019cm" svg:x="13.703cm" svg:y="6.3cm" svg:viewBox="0 0 20 20" svg:d="M10 20c14 0 14-20 0-20-13 0-13 20 0 20z">
          <text:p/>
        </draw:path>
        <draw:path draw:style-name="gr1" draw:text-style-name="P1" draw:layer="layout" svg:width="0.019cm" svg:height="0.019cm" svg:x="14.203cm" svg:y="6.3cm" svg:viewBox="0 0 20 20" svg:d="M10 20c14 0 14-20 0-20-13 0-13 20 0 20z">
          <text:p/>
        </draw:path>
        <draw:path draw:style-name="gr1" draw:text-style-name="P1" draw:layer="layout" svg:width="0.019cm" svg:height="0.019cm" svg:x="14.703cm" svg:y="6.3cm" svg:viewBox="0 0 20 20" svg:d="M10 20c14 0 14-20 0-20-13 0-13 20 0 20z">
          <text:p/>
        </draw:path>
        <draw:path draw:style-name="gr1" draw:text-style-name="P1" draw:layer="layout" svg:width="0.019cm" svg:height="0.019cm" svg:x="15.203cm" svg:y="6.3cm" svg:viewBox="0 0 20 20" svg:d="M10 20c14 0 14-20 0-20-13 0-13 20 0 20z">
          <text:p/>
        </draw:path>
        <draw:path draw:style-name="gr1" draw:text-style-name="P1" draw:layer="layout" svg:width="0.019cm" svg:height="0.019cm" svg:x="15.703cm" svg:y="6.3cm" svg:viewBox="0 0 20 20" svg:d="M10 20c14 0 14-20 0-20-13 0-13 20 0 20z">
          <text:p/>
        </draw:path>
        <draw:path draw:style-name="gr1" draw:text-style-name="P1" draw:layer="layout" svg:width="0.019cm" svg:height="0.019cm" svg:x="16.203cm" svg:y="6.3cm" svg:viewBox="0 0 20 20" svg:d="M10 20c14 0 14-20 0-20-13 0-13 20 0 20z">
          <text:p/>
        </draw:path>
        <draw:path draw:style-name="gr1" draw:text-style-name="P1" draw:layer="layout" svg:width="0.019cm" svg:height="0.019cm" svg:x="16.702cm" svg:y="6.3cm" svg:viewBox="0 0 20 20" svg:d="M10 20c14 0 14-20 0-20-13 0-13 20 0 20z">
          <text:p/>
        </draw:path>
        <draw:path draw:style-name="gr1" draw:text-style-name="P1" draw:layer="layout" svg:width="0.019cm" svg:height="0.019cm" svg:x="17.202cm" svg:y="6.3cm" svg:viewBox="0 0 20 20" svg:d="M10 20c14 0 14-20 0-20-13 0-13 20 0 20z">
          <text:p/>
        </draw:path>
        <draw:path draw:style-name="gr1" draw:text-style-name="P1" draw:layer="layout" svg:width="0.019cm" svg:height="0.019cm" svg:x="17.702cm" svg:y="6.3cm" svg:viewBox="0 0 20 20" svg:d="M10 20c14 0 14-20 0-20-13 0-13 20 0 20z">
          <text:p/>
        </draw:path>
        <draw:path draw:style-name="gr1" draw:text-style-name="P1" draw:layer="layout" svg:width="0.019cm" svg:height="0.019cm" svg:x="18.202cm" svg:y="6.3cm" svg:viewBox="0 0 20 20" svg:d="M10 20c14 0 14-20 0-20-13 0-13 20 0 20z">
          <text:p/>
        </draw:path>
        <draw:path draw:style-name="gr1" draw:text-style-name="P1" draw:layer="layout" svg:width="0.019cm" svg:height="0.019cm" svg:x="18.702cm" svg:y="6.3cm" svg:viewBox="0 0 20 20" svg:d="M10 20c14 0 14-20 0-20-13 0-13 20 0 20z">
          <text:p/>
        </draw:path>
        <draw:path draw:style-name="gr1" draw:text-style-name="P1" draw:layer="layout" svg:width="0.019cm" svg:height="0.019cm" svg:x="19.202cm" svg:y="6.3cm" svg:viewBox="0 0 20 20" svg:d="M10 20c14 0 14-20 0-20-13 0-13 20 0 20z">
          <text:p/>
        </draw:path>
        <draw:path draw:style-name="gr1" draw:text-style-name="P1" draw:layer="layout" svg:width="0.019cm" svg:height="0.019cm" svg:x="19.702cm" svg:y="6.3cm" svg:viewBox="0 0 20 20" svg:d="M10 20c14 0 14-20 0-20-13 0-13 20 0 20z">
          <text:p/>
        </draw:path>
        <draw:path draw:style-name="gr1" draw:text-style-name="P1" draw:layer="layout" svg:width="0.019cm" svg:height="0.019cm" svg:x="20.202cm" svg:y="6.3cm" svg:viewBox="0 0 20 20" svg:d="M10 20c14 0 14-20 0-20-13 0-13 20 0 20z">
          <text:p/>
        </draw:path>
        <draw:path draw:style-name="gr1" draw:text-style-name="P1" draw:layer="layout" svg:width="0.019cm" svg:height="0.019cm" svg:x="20.702cm" svg:y="6.3cm" svg:viewBox="0 0 20 20" svg:d="M10 20c14 0 14-20 0-20-13 0-13 20 0 20z">
          <text:p/>
        </draw:path>
        <draw:path draw:style-name="gr1" draw:text-style-name="P1" draw:layer="layout" svg:width="0.019cm" svg:height="0.019cm" svg:x="21.202cm" svg:y="6.3cm" svg:viewBox="0 0 20 20" svg:d="M10 20c14 0 14-20 0-20-13 0-13 20 0 20z">
          <text:p/>
        </draw:path>
        <draw:path draw:style-name="gr1" draw:text-style-name="P1" draw:layer="layout" svg:width="0.019cm" svg:height="0.019cm" svg:x="21.702cm" svg:y="6.3cm" svg:viewBox="0 0 20 20" svg:d="M10 20c14 0 14-20 0-20-13 0-13 20 0 20z">
          <text:p/>
        </draw:path>
        <draw:path draw:style-name="gr1" draw:text-style-name="P1" draw:layer="layout" svg:width="0.019cm" svg:height="0.019cm" svg:x="22.202cm" svg:y="6.3cm" svg:viewBox="0 0 20 20" svg:d="M10 20c14 0 14-20 0-20-13 0-13 20 0 20z">
          <text:p/>
        </draw:path>
        <draw:path draw:style-name="gr1" draw:text-style-name="P1" draw:layer="layout" svg:width="0.019cm" svg:height="0.019cm" svg:x="22.702cm" svg:y="6.3cm" svg:viewBox="0 0 20 20" svg:d="M10 20c14 0 14-20 0-20-13 0-13 20 0 20z">
          <text:p/>
        </draw:path>
        <draw:path draw:style-name="gr1" draw:text-style-name="P1" draw:layer="layout" svg:width="0.019cm" svg:height="0.019cm" svg:x="23.202cm" svg:y="6.3cm" svg:viewBox="0 0 20 20" svg:d="M10 20c14 0 14-20 0-20-13 0-13 20 0 20z">
          <text:p/>
        </draw:path>
        <draw:path draw:style-name="gr1" draw:text-style-name="P1" draw:layer="layout" svg:width="0.019cm" svg:height="0.019cm" svg:x="23.702cm" svg:y="6.3cm" svg:viewBox="0 0 20 20" svg:d="M10 20c14 0 14-20 0-20-13 0-13 20 0 20z">
          <text:p/>
        </draw:path>
        <draw:path draw:style-name="gr1" draw:text-style-name="P1" draw:layer="layout" svg:width="0.019cm" svg:height="0.019cm" svg:x="24.202cm" svg:y="6.3cm" svg:viewBox="0 0 20 20" svg:d="M10 20c14 0 14-20 0-20-13 0-13 20 0 20z">
          <text:p/>
        </draw:path>
        <draw:path draw:style-name="gr1" draw:text-style-name="P1" draw:layer="layout" svg:width="0.019cm" svg:height="0.019cm" svg:x="24.703cm" svg:y="6.3cm" svg:viewBox="0 0 20 20" svg:d="M10 20c14 0 14-20 0-20-13 0-13 20 0 20z">
          <text:p/>
        </draw:path>
        <draw:path draw:style-name="gr1" draw:text-style-name="P1" draw:layer="layout" svg:width="0.019cm" svg:height="0.019cm" svg:x="25.203cm" svg:y="6.3cm" svg:viewBox="0 0 20 20" svg:d="M10 20c14 0 14-20 0-20-13 0-13 20 0 20z">
          <text:p/>
        </draw:path>
        <draw:path draw:style-name="gr1" draw:text-style-name="P1" draw:layer="layout" svg:width="0.019cm" svg:height="0.019cm" svg:x="25.703cm" svg:y="6.3cm" svg:viewBox="0 0 20 20" svg:d="M10 20c14 0 14-20 0-20-13 0-13 20 0 20z">
          <text:p/>
        </draw:path>
        <draw:path draw:style-name="gr1" draw:text-style-name="P1" draw:layer="layout" svg:width="0.019cm" svg:height="0.019cm" svg:x="26.203cm" svg:y="6.3cm" svg:viewBox="0 0 20 20" svg:d="M10 20c14 0 14-20 0-20-13 0-13 20 0 20z">
          <text:p/>
        </draw:path>
        <draw:path draw:style-name="gr1" draw:text-style-name="P1" draw:layer="layout" svg:width="0.019cm" svg:height="0.019cm" svg:x="26.703cm" svg:y="6.3cm" svg:viewBox="0 0 20 20" svg:d="M10 20c14 0 14-20 0-20-13 0-13 20 0 20z">
          <text:p/>
        </draw:path>
        <draw:path draw:style-name="gr1" draw:text-style-name="P1" draw:layer="layout" svg:width="0.019cm" svg:height="0.019cm" svg:x="27.203cm" svg:y="6.3cm" svg:viewBox="0 0 20 20" svg:d="M10 20c14 0 14-20 0-20-13 0-13 20 0 20z">
          <text:p/>
        </draw:path>
        <draw:path draw:style-name="gr1" draw:text-style-name="P1" draw:layer="layout" svg:width="0.019cm" svg:height="0.019cm" svg:x="0.702cm" svg:y="6.3cm" svg:viewBox="0 0 20 20" svg:d="M10 20c14 0 14-20 0-20-13 0-13 20 0 20z">
          <text:p/>
        </draw:path>
        <draw:path draw:style-name="gr1" draw:text-style-name="P1" draw:layer="layout" svg:width="0.019cm" svg:height="0.019cm" svg:x="1.202cm" svg:y="6.3cm" svg:viewBox="0 0 20 20" svg:d="M10 20c14 0 14-20 0-20-13 0-13 20 0 20z">
          <text:p/>
        </draw:path>
        <draw:path draw:style-name="gr1" draw:text-style-name="P1" draw:layer="layout" svg:width="0.019cm" svg:height="0.019cm" svg:x="1.702cm" svg:y="6.3cm" svg:viewBox="0 0 20 20" svg:d="M10 20c14 0 14-20 0-20-13 0-13 20 0 20z">
          <text:p/>
        </draw:path>
        <draw:path draw:style-name="gr1" draw:text-style-name="P1" draw:layer="layout" svg:width="0.019cm" svg:height="0.019cm" svg:x="2.202cm" svg:y="6.3cm" svg:viewBox="0 0 20 20" svg:d="M10 20c14 0 14-20 0-20-13 0-13 20 0 20z">
          <text:p/>
        </draw:path>
        <draw:path draw:style-name="gr1" draw:text-style-name="P1" draw:layer="layout" svg:width="0.019cm" svg:height="0.019cm" svg:x="2.702cm" svg:y="6.3cm" svg:viewBox="0 0 20 20" svg:d="M10 20c14 0 14-20 0-20-13 0-13 20 0 20z">
          <text:p/>
        </draw:path>
        <draw:path draw:style-name="gr1" draw:text-style-name="P1" draw:layer="layout" svg:width="0.019cm" svg:height="0.019cm" svg:x="3.202cm" svg:y="6.3cm" svg:viewBox="0 0 20 20" svg:d="M10 20c14 0 14-20 0-20-13 0-13 20 0 20z">
          <text:p/>
        </draw:path>
        <draw:path draw:style-name="gr1" draw:text-style-name="P1" draw:layer="layout" svg:width="0.019cm" svg:height="0.019cm" svg:x="3.702cm" svg:y="6.3cm" svg:viewBox="0 0 20 20" svg:d="M10 20c14 0 14-20 0-20-13 0-13 20 0 20z">
          <text:p/>
        </draw:path>
        <draw:path draw:style-name="gr1" draw:text-style-name="P1" draw:layer="layout" svg:width="0.019cm" svg:height="0.019cm" svg:x="4.202cm" svg:y="6.3cm" svg:viewBox="0 0 20 20" svg:d="M10 20c14 0 14-20 0-20-13 0-13 20 0 20z">
          <text:p/>
        </draw:path>
        <draw:path draw:style-name="gr1" draw:text-style-name="P1" draw:layer="layout" svg:width="0.019cm" svg:height="0.019cm" svg:x="4.702cm" svg:y="6.3cm" svg:viewBox="0 0 20 20" svg:d="M10 20c14 0 14-20 0-20-13 0-13 20 0 20z">
          <text:p/>
        </draw:path>
        <draw:path draw:style-name="gr1" draw:text-style-name="P1" draw:layer="layout" svg:width="0.019cm" svg:height="0.019cm" svg:x="5.202cm" svg:y="6.3cm" svg:viewBox="0 0 20 20" svg:d="M10 20c14 0 14-20 0-20-13 0-13 20 0 20z">
          <text:p/>
        </draw:path>
        <draw:path draw:style-name="gr1" draw:text-style-name="P1" draw:layer="layout" svg:width="0.019cm" svg:height="0.019cm" svg:x="5.702cm" svg:y="6.3cm" svg:viewBox="0 0 20 20" svg:d="M10 20c14 0 14-20 0-20-13 0-13 20 0 20z">
          <text:p/>
        </draw:path>
        <draw:path draw:style-name="gr1" draw:text-style-name="P1" draw:layer="layout" svg:width="0.019cm" svg:height="0.019cm" svg:x="6.202cm" svg:y="6.3cm" svg:viewBox="0 0 20 20" svg:d="M10 20c14 0 14-20 0-20-13 0-13 20 0 20z">
          <text:p/>
        </draw:path>
        <draw:path draw:style-name="gr1" draw:text-style-name="P1" draw:layer="layout" svg:width="0.019cm" svg:height="0.019cm" svg:x="6.702cm" svg:y="6.3cm" svg:viewBox="0 0 20 20" svg:d="M10 20c14 0 14-20 0-20-13 0-13 20 0 20z">
          <text:p/>
        </draw:path>
        <draw:path draw:style-name="gr1" draw:text-style-name="P1" draw:layer="layout" svg:width="0.019cm" svg:height="0.019cm" svg:x="7.202cm" svg:y="6.3cm" svg:viewBox="0 0 20 20" svg:d="M10 20c14 0 14-20 0-20-13 0-13 20 0 20z">
          <text:p/>
        </draw:path>
        <draw:path draw:style-name="gr1" draw:text-style-name="P1" draw:layer="layout" svg:width="0.019cm" svg:height="0.019cm" svg:x="7.702cm" svg:y="6.3cm" svg:viewBox="0 0 20 20" svg:d="M10 20c14 0 14-20 0-20-13 0-13 20 0 20z">
          <text:p/>
        </draw:path>
        <draw:path draw:style-name="gr1" draw:text-style-name="P1" draw:layer="layout" svg:width="0.019cm" svg:height="0.019cm" svg:x="8.202cm" svg:y="6.3cm" svg:viewBox="0 0 20 20" svg:d="M10 20c14 0 14-20 0-20-13 0-13 20 0 20z">
          <text:p/>
        </draw:path>
        <draw:path draw:style-name="gr1" draw:text-style-name="P1" draw:layer="layout" svg:width="0.019cm" svg:height="0.019cm" svg:x="8.703cm" svg:y="6.3cm" svg:viewBox="0 0 20 20" svg:d="M10 20c14 0 14-20 0-20-13 0-13 20 0 20z">
          <text:p/>
        </draw:path>
        <draw:path draw:style-name="gr1" draw:text-style-name="P1" draw:layer="layout" svg:width="0.019cm" svg:height="0.019cm" svg:x="9.203cm" svg:y="6.3cm" svg:viewBox="0 0 20 20" svg:d="M10 20c14 0 14-20 0-20-13 0-13 20 0 20z">
          <text:p/>
        </draw:path>
        <draw:path draw:style-name="gr1" draw:text-style-name="P1" draw:layer="layout" svg:width="0.019cm" svg:height="0.019cm" svg:x="9.703cm" svg:y="6.3cm" svg:viewBox="0 0 20 20" svg:d="M10 20c14 0 14-20 0-20-13 0-13 20 0 20z">
          <text:p/>
        </draw:path>
        <draw:path draw:style-name="gr1" draw:text-style-name="P1" draw:layer="layout" svg:width="0.019cm" svg:height="0.019cm" svg:x="10.203cm" svg:y="6.3cm" svg:viewBox="0 0 20 20" svg:d="M10 20c14 0 14-20 0-20-13 0-13 20 0 20z">
          <text:p/>
        </draw:path>
        <draw:path draw:style-name="gr1" draw:text-style-name="P1" draw:layer="layout" svg:width="0.019cm" svg:height="0.019cm" svg:x="10.703cm" svg:y="6.3cm" svg:viewBox="0 0 20 20" svg:d="M10 20c14 0 14-20 0-20-13 0-13 20 0 20z">
          <text:p/>
        </draw:path>
        <draw:path draw:style-name="gr1" draw:text-style-name="P1" draw:layer="layout" svg:width="0.019cm" svg:height="0.019cm" svg:x="11.203cm" svg:y="6.3cm" svg:viewBox="0 0 20 20" svg:d="M10 20c14 0 14-20 0-20-13 0-13 20 0 20z">
          <text:p/>
        </draw:path>
        <draw:path draw:style-name="gr1" draw:text-style-name="P1" draw:layer="layout" svg:width="0.019cm" svg:height="0.019cm" svg:x="11.703cm" svg:y="6.3cm" svg:viewBox="0 0 20 20" svg:d="M10 20c14 0 14-20 0-20-13 0-13 20 0 20z">
          <text:p/>
        </draw:path>
        <draw:path draw:style-name="gr1" draw:text-style-name="P1" draw:layer="layout" svg:width="0.019cm" svg:height="0.019cm" svg:x="12.203cm" svg:y="6.3cm" svg:viewBox="0 0 20 20" svg:d="M10 20c14 0 14-20 0-20-13 0-13 20 0 20z">
          <text:p/>
        </draw:path>
        <draw:path draw:style-name="gr1" draw:text-style-name="P1" draw:layer="layout" svg:width="0.019cm" svg:height="0.019cm" svg:x="12.703cm" svg:y="6.3cm" svg:viewBox="0 0 20 20" svg:d="M10 20c14 0 14-20 0-20-13 0-13 20 0 20z">
          <text:p/>
        </draw:path>
        <draw:path draw:style-name="gr1" draw:text-style-name="P1" draw:layer="layout" svg:width="0.019cm" svg:height="0.019cm" svg:x="13.203cm" svg:y="6.3cm" svg:viewBox="0 0 20 20" svg:d="M10 20c14 0 14-20 0-20-13 0-13 20 0 20z">
          <text:p/>
        </draw:path>
        <draw:path draw:style-name="gr1" draw:text-style-name="P1" draw:layer="layout" svg:width="0.019cm" svg:height="0.019cm" svg:x="13.703cm" svg:y="6.3cm" svg:viewBox="0 0 20 20" svg:d="M10 20c14 0 14-20 0-20-13 0-13 20 0 20z">
          <text:p/>
        </draw:path>
        <draw:path draw:style-name="gr1" draw:text-style-name="P1" draw:layer="layout" svg:width="0.019cm" svg:height="0.019cm" svg:x="14.203cm" svg:y="6.3cm" svg:viewBox="0 0 20 20" svg:d="M10 20c14 0 14-20 0-20-13 0-13 20 0 20z">
          <text:p/>
        </draw:path>
        <draw:path draw:style-name="gr1" draw:text-style-name="P1" draw:layer="layout" svg:width="0.019cm" svg:height="0.019cm" svg:x="14.703cm" svg:y="6.3cm" svg:viewBox="0 0 20 20" svg:d="M10 20c14 0 14-20 0-20-13 0-13 20 0 20z">
          <text:p/>
        </draw:path>
        <draw:path draw:style-name="gr1" draw:text-style-name="P1" draw:layer="layout" svg:width="0.019cm" svg:height="0.019cm" svg:x="15.203cm" svg:y="6.3cm" svg:viewBox="0 0 20 20" svg:d="M10 20c14 0 14-20 0-20-13 0-13 20 0 20z">
          <text:p/>
        </draw:path>
        <draw:path draw:style-name="gr1" draw:text-style-name="P1" draw:layer="layout" svg:width="0.019cm" svg:height="0.019cm" svg:x="15.703cm" svg:y="6.3cm" svg:viewBox="0 0 20 20" svg:d="M10 20c14 0 14-20 0-20-13 0-13 20 0 20z">
          <text:p/>
        </draw:path>
        <draw:path draw:style-name="gr1" draw:text-style-name="P1" draw:layer="layout" svg:width="0.019cm" svg:height="0.019cm" svg:x="16.203cm" svg:y="6.3cm" svg:viewBox="0 0 20 20" svg:d="M10 20c14 0 14-20 0-20-13 0-13 20 0 20z">
          <text:p/>
        </draw:path>
        <draw:path draw:style-name="gr1" draw:text-style-name="P1" draw:layer="layout" svg:width="0.019cm" svg:height="0.019cm" svg:x="0.703cm" svg:y="6.8cm" svg:viewBox="0 0 20 20" svg:d="M10 20c14 0 14-20 0-20-13 0-13 20 0 20z">
          <text:p/>
        </draw:path>
        <draw:path draw:style-name="gr1" draw:text-style-name="P1" draw:layer="layout" svg:width="0.019cm" svg:height="0.019cm" svg:x="1.203cm" svg:y="6.8cm" svg:viewBox="0 0 20 20" svg:d="M10 20c14 0 14-20 0-20-13 0-13 20 0 20z">
          <text:p/>
        </draw:path>
        <draw:path draw:style-name="gr1" draw:text-style-name="P1" draw:layer="layout" svg:width="0.019cm" svg:height="0.019cm" svg:x="1.703cm" svg:y="6.8cm" svg:viewBox="0 0 20 20" svg:d="M10 20c14 0 14-20 0-20-13 0-13 20 0 20z">
          <text:p/>
        </draw:path>
        <draw:path draw:style-name="gr1" draw:text-style-name="P1" draw:layer="layout" svg:width="0.019cm" svg:height="0.019cm" svg:x="2.203cm" svg:y="6.8cm" svg:viewBox="0 0 20 20" svg:d="M10 20c14 0 14-20 0-20-13 0-13 20 0 20z">
          <text:p/>
        </draw:path>
        <draw:path draw:style-name="gr1" draw:text-style-name="P1" draw:layer="layout" svg:width="0.019cm" svg:height="0.019cm" svg:x="2.703cm" svg:y="6.8cm" svg:viewBox="0 0 20 20" svg:d="M10 20c14 0 14-20 0-20-13 0-13 20 0 20z">
          <text:p/>
        </draw:path>
        <draw:path draw:style-name="gr1" draw:text-style-name="P1" draw:layer="layout" svg:width="0.019cm" svg:height="0.019cm" svg:x="3.203cm" svg:y="6.8cm" svg:viewBox="0 0 20 20" svg:d="M10 20c14 0 14-20 0-20-13 0-13 20 0 20z">
          <text:p/>
        </draw:path>
        <draw:path draw:style-name="gr1" draw:text-style-name="P1" draw:layer="layout" svg:width="0.019cm" svg:height="0.019cm" svg:x="3.703cm" svg:y="6.8cm" svg:viewBox="0 0 20 20" svg:d="M10 20c14 0 14-20 0-20-13 0-13 20 0 20z">
          <text:p/>
        </draw:path>
        <draw:path draw:style-name="gr1" draw:text-style-name="P1" draw:layer="layout" svg:width="0.019cm" svg:height="0.019cm" svg:x="4.203cm" svg:y="6.8cm" svg:viewBox="0 0 20 20" svg:d="M10 20c14 0 14-20 0-20-13 0-13 20 0 20z">
          <text:p/>
        </draw:path>
        <draw:path draw:style-name="gr1" draw:text-style-name="P1" draw:layer="layout" svg:width="0.019cm" svg:height="0.019cm" svg:x="4.703cm" svg:y="6.8cm" svg:viewBox="0 0 20 20" svg:d="M10 20c14 0 14-20 0-20-13 0-13 20 0 20z">
          <text:p/>
        </draw:path>
        <draw:path draw:style-name="gr1" draw:text-style-name="P1" draw:layer="layout" svg:width="0.019cm" svg:height="0.019cm" svg:x="5.203cm" svg:y="6.8cm" svg:viewBox="0 0 20 20" svg:d="M10 20c14 0 14-20 0-20-13 0-13 20 0 20z">
          <text:p/>
        </draw:path>
        <draw:path draw:style-name="gr1" draw:text-style-name="P1" draw:layer="layout" svg:width="0.019cm" svg:height="0.019cm" svg:x="5.703cm" svg:y="6.8cm" svg:viewBox="0 0 20 20" svg:d="M10 20c14 0 14-20 0-20-13 0-13 20 0 20z">
          <text:p/>
        </draw:path>
        <draw:path draw:style-name="gr1" draw:text-style-name="P1" draw:layer="layout" svg:width="0.019cm" svg:height="0.019cm" svg:x="6.203cm" svg:y="6.8cm" svg:viewBox="0 0 20 20" svg:d="M10 20c14 0 14-20 0-20-13 0-13 20 0 20z">
          <text:p/>
        </draw:path>
        <draw:path draw:style-name="gr1" draw:text-style-name="P1" draw:layer="layout" svg:width="0.019cm" svg:height="0.019cm" svg:x="6.703cm" svg:y="6.8cm" svg:viewBox="0 0 20 20" svg:d="M10 20c14 0 14-20 0-20-13 0-13 20 0 20z">
          <text:p/>
        </draw:path>
        <draw:path draw:style-name="gr1" draw:text-style-name="P1" draw:layer="layout" svg:width="0.019cm" svg:height="0.019cm" svg:x="7.203cm" svg:y="6.8cm" svg:viewBox="0 0 20 20" svg:d="M10 20c14 0 14-20 0-20-13 0-13 20 0 20z">
          <text:p/>
        </draw:path>
        <draw:path draw:style-name="gr1" draw:text-style-name="P1" draw:layer="layout" svg:width="0.019cm" svg:height="0.019cm" svg:x="7.703cm" svg:y="6.8cm" svg:viewBox="0 0 20 20" svg:d="M10 20c14 0 14-20 0-20-13 0-13 20 0 20z">
          <text:p/>
        </draw:path>
        <draw:path draw:style-name="gr1" draw:text-style-name="P1" draw:layer="layout" svg:width="0.019cm" svg:height="0.019cm" svg:x="8.203cm" svg:y="6.8cm" svg:viewBox="0 0 20 20" svg:d="M10 20c14 0 14-20 0-20-13 0-13 20 0 20z">
          <text:p/>
        </draw:path>
        <draw:path draw:style-name="gr1" draw:text-style-name="P1" draw:layer="layout" svg:width="0.019cm" svg:height="0.019cm" svg:x="8.704cm" svg:y="6.8cm" svg:viewBox="0 0 20 20" svg:d="M10 20c14 0 14-20 0-20-13 0-13 20 0 20z">
          <text:p/>
        </draw:path>
        <draw:path draw:style-name="gr1" draw:text-style-name="P1" draw:layer="layout" svg:width="0.019cm" svg:height="0.019cm" svg:x="9.204cm" svg:y="6.8cm" svg:viewBox="0 0 20 20" svg:d="M10 20c14 0 14-20 0-20-13 0-13 20 0 20z">
          <text:p/>
        </draw:path>
        <draw:path draw:style-name="gr1" draw:text-style-name="P1" draw:layer="layout" svg:width="0.019cm" svg:height="0.019cm" svg:x="9.704cm" svg:y="6.8cm" svg:viewBox="0 0 20 20" svg:d="M10 20c14 0 14-20 0-20-13 0-13 20 0 20z">
          <text:p/>
        </draw:path>
        <draw:path draw:style-name="gr1" draw:text-style-name="P1" draw:layer="layout" svg:width="0.019cm" svg:height="0.019cm" svg:x="10.204cm" svg:y="6.8cm" svg:viewBox="0 0 20 20" svg:d="M10 20c14 0 14-20 0-20-13 0-13 20 0 20z">
          <text:p/>
        </draw:path>
        <draw:path draw:style-name="gr1" draw:text-style-name="P1" draw:layer="layout" svg:width="0.019cm" svg:height="0.019cm" svg:x="10.704cm" svg:y="6.8cm" svg:viewBox="0 0 20 20" svg:d="M10 20c14 0 14-20 0-20-13 0-13 20 0 20z">
          <text:p/>
        </draw:path>
        <draw:path draw:style-name="gr1" draw:text-style-name="P1" draw:layer="layout" svg:width="0.019cm" svg:height="0.019cm" svg:x="11.204cm" svg:y="6.8cm" svg:viewBox="0 0 20 20" svg:d="M10 20c14 0 14-20 0-20-13 0-13 20 0 20z">
          <text:p/>
        </draw:path>
        <draw:path draw:style-name="gr1" draw:text-style-name="P1" draw:layer="layout" svg:width="0.019cm" svg:height="0.019cm" svg:x="11.704cm" svg:y="6.8cm" svg:viewBox="0 0 20 20" svg:d="M10 20c14 0 14-20 0-20-13 0-13 20 0 20z">
          <text:p/>
        </draw:path>
        <draw:path draw:style-name="gr1" draw:text-style-name="P1" draw:layer="layout" svg:width="0.019cm" svg:height="0.019cm" svg:x="12.204cm" svg:y="6.8cm" svg:viewBox="0 0 20 20" svg:d="M10 20c14 0 14-20 0-20-13 0-13 20 0 20z">
          <text:p/>
        </draw:path>
        <draw:path draw:style-name="gr1" draw:text-style-name="P1" draw:layer="layout" svg:width="0.019cm" svg:height="0.019cm" svg:x="12.704cm" svg:y="6.8cm" svg:viewBox="0 0 20 20" svg:d="M10 20c14 0 14-20 0-20-13 0-13 20 0 20z">
          <text:p/>
        </draw:path>
        <draw:path draw:style-name="gr1" draw:text-style-name="P1" draw:layer="layout" svg:width="0.019cm" svg:height="0.019cm" svg:x="13.204cm" svg:y="6.8cm" svg:viewBox="0 0 20 20" svg:d="M10 20c14 0 14-20 0-20-13 0-13 20 0 20z">
          <text:p/>
        </draw:path>
        <draw:path draw:style-name="gr1" draw:text-style-name="P1" draw:layer="layout" svg:width="0.019cm" svg:height="0.019cm" svg:x="13.704cm" svg:y="6.8cm" svg:viewBox="0 0 20 20" svg:d="M10 20c14 0 14-20 0-20-13 0-13 20 0 20z">
          <text:p/>
        </draw:path>
        <draw:path draw:style-name="gr1" draw:text-style-name="P1" draw:layer="layout" svg:width="0.019cm" svg:height="0.019cm" svg:x="14.204cm" svg:y="6.8cm" svg:viewBox="0 0 20 20" svg:d="M10 20c14 0 14-20 0-20-13 0-13 20 0 20z">
          <text:p/>
        </draw:path>
        <draw:path draw:style-name="gr1" draw:text-style-name="P1" draw:layer="layout" svg:width="0.019cm" svg:height="0.019cm" svg:x="14.704cm" svg:y="6.8cm" svg:viewBox="0 0 20 20" svg:d="M10 20c14 0 14-20 0-20-13 0-13 20 0 20z">
          <text:p/>
        </draw:path>
        <draw:path draw:style-name="gr1" draw:text-style-name="P1" draw:layer="layout" svg:width="0.019cm" svg:height="0.019cm" svg:x="15.204cm" svg:y="6.8cm" svg:viewBox="0 0 20 20" svg:d="M10 20c14 0 14-20 0-20-13 0-13 20 0 20z">
          <text:p/>
        </draw:path>
        <draw:path draw:style-name="gr1" draw:text-style-name="P1" draw:layer="layout" svg:width="0.019cm" svg:height="0.019cm" svg:x="15.704cm" svg:y="6.8cm" svg:viewBox="0 0 20 20" svg:d="M10 20c14 0 14-20 0-20-13 0-13 20 0 20z">
          <text:p/>
        </draw:path>
        <draw:path draw:style-name="gr1" draw:text-style-name="P1" draw:layer="layout" svg:width="0.019cm" svg:height="0.019cm" svg:x="16.204cm" svg:y="6.8cm" svg:viewBox="0 0 20 20" svg:d="M10 20c14 0 14-20 0-20-13 0-13 20 0 20z">
          <text:p/>
        </draw:path>
        <draw:path draw:style-name="gr1" draw:text-style-name="P1" draw:layer="layout" svg:width="0.019cm" svg:height="0.019cm" svg:x="16.703cm" svg:y="6.8cm" svg:viewBox="0 0 20 20" svg:d="M10 20c14 0 14-20 0-20-13 0-13 20 0 20z">
          <text:p/>
        </draw:path>
        <draw:path draw:style-name="gr1" draw:text-style-name="P1" draw:layer="layout" svg:width="0.019cm" svg:height="0.019cm" svg:x="17.203cm" svg:y="6.8cm" svg:viewBox="0 0 20 20" svg:d="M10 20c14 0 14-20 0-20-13 0-13 20 0 20z">
          <text:p/>
        </draw:path>
        <draw:path draw:style-name="gr1" draw:text-style-name="P1" draw:layer="layout" svg:width="0.019cm" svg:height="0.019cm" svg:x="17.703cm" svg:y="6.8cm" svg:viewBox="0 0 20 20" svg:d="M10 20c14 0 14-20 0-20-13 0-13 20 0 20z">
          <text:p/>
        </draw:path>
        <draw:path draw:style-name="gr1" draw:text-style-name="P1" draw:layer="layout" svg:width="0.019cm" svg:height="0.019cm" svg:x="18.203cm" svg:y="6.8cm" svg:viewBox="0 0 20 20" svg:d="M10 20c14 0 14-20 0-20-13 0-13 20 0 20z">
          <text:p/>
        </draw:path>
        <draw:path draw:style-name="gr1" draw:text-style-name="P1" draw:layer="layout" svg:width="0.019cm" svg:height="0.019cm" svg:x="18.703cm" svg:y="6.8cm" svg:viewBox="0 0 20 20" svg:d="M10 20c14 0 14-20 0-20-13 0-13 20 0 20z">
          <text:p/>
        </draw:path>
        <draw:path draw:style-name="gr1" draw:text-style-name="P1" draw:layer="layout" svg:width="0.019cm" svg:height="0.019cm" svg:x="19.203cm" svg:y="6.8cm" svg:viewBox="0 0 20 20" svg:d="M10 20c14 0 14-20 0-20-13 0-13 20 0 20z">
          <text:p/>
        </draw:path>
        <draw:path draw:style-name="gr1" draw:text-style-name="P1" draw:layer="layout" svg:width="0.019cm" svg:height="0.019cm" svg:x="19.703cm" svg:y="6.8cm" svg:viewBox="0 0 20 20" svg:d="M10 20c14 0 14-20 0-20-13 0-13 20 0 20z">
          <text:p/>
        </draw:path>
        <draw:path draw:style-name="gr1" draw:text-style-name="P1" draw:layer="layout" svg:width="0.019cm" svg:height="0.019cm" svg:x="20.203cm" svg:y="6.8cm" svg:viewBox="0 0 20 20" svg:d="M10 20c14 0 14-20 0-20-13 0-13 20 0 20z">
          <text:p/>
        </draw:path>
        <draw:path draw:style-name="gr1" draw:text-style-name="P1" draw:layer="layout" svg:width="0.019cm" svg:height="0.019cm" svg:x="20.703cm" svg:y="6.8cm" svg:viewBox="0 0 20 20" svg:d="M10 20c14 0 14-20 0-20-13 0-13 20 0 20z">
          <text:p/>
        </draw:path>
        <draw:path draw:style-name="gr1" draw:text-style-name="P1" draw:layer="layout" svg:width="0.019cm" svg:height="0.019cm" svg:x="21.203cm" svg:y="6.8cm" svg:viewBox="0 0 20 20" svg:d="M10 20c14 0 14-20 0-20-13 0-13 20 0 20z">
          <text:p/>
        </draw:path>
        <draw:path draw:style-name="gr1" draw:text-style-name="P1" draw:layer="layout" svg:width="0.019cm" svg:height="0.019cm" svg:x="21.703cm" svg:y="6.8cm" svg:viewBox="0 0 20 20" svg:d="M10 20c14 0 14-20 0-20-13 0-13 20 0 20z">
          <text:p/>
        </draw:path>
        <draw:path draw:style-name="gr1" draw:text-style-name="P1" draw:layer="layout" svg:width="0.019cm" svg:height="0.019cm" svg:x="22.203cm" svg:y="6.8cm" svg:viewBox="0 0 20 20" svg:d="M10 20c14 0 14-20 0-20-13 0-13 20 0 20z">
          <text:p/>
        </draw:path>
        <draw:path draw:style-name="gr1" draw:text-style-name="P1" draw:layer="layout" svg:width="0.019cm" svg:height="0.019cm" svg:x="22.703cm" svg:y="6.8cm" svg:viewBox="0 0 20 20" svg:d="M10 20c14 0 14-20 0-20-13 0-13 20 0 20z">
          <text:p/>
        </draw:path>
        <draw:path draw:style-name="gr1" draw:text-style-name="P1" draw:layer="layout" svg:width="0.019cm" svg:height="0.019cm" svg:x="23.203cm" svg:y="6.8cm" svg:viewBox="0 0 20 20" svg:d="M10 20c14 0 14-20 0-20-13 0-13 20 0 20z">
          <text:p/>
        </draw:path>
        <draw:path draw:style-name="gr1" draw:text-style-name="P1" draw:layer="layout" svg:width="0.019cm" svg:height="0.019cm" svg:x="23.703cm" svg:y="6.8cm" svg:viewBox="0 0 20 20" svg:d="M10 20c14 0 14-20 0-20-13 0-13 20 0 20z">
          <text:p/>
        </draw:path>
        <draw:path draw:style-name="gr1" draw:text-style-name="P1" draw:layer="layout" svg:width="0.019cm" svg:height="0.019cm" svg:x="24.203cm" svg:y="6.8cm" svg:viewBox="0 0 20 20" svg:d="M10 20c14 0 14-20 0-20-13 0-13 20 0 20z">
          <text:p/>
        </draw:path>
        <draw:path draw:style-name="gr1" draw:text-style-name="P1" draw:layer="layout" svg:width="0.019cm" svg:height="0.019cm" svg:x="24.704cm" svg:y="6.8cm" svg:viewBox="0 0 20 20" svg:d="M10 20c14 0 14-20 0-20-13 0-13 20 0 20z">
          <text:p/>
        </draw:path>
        <draw:path draw:style-name="gr1" draw:text-style-name="P1" draw:layer="layout" svg:width="0.019cm" svg:height="0.019cm" svg:x="25.204cm" svg:y="6.8cm" svg:viewBox="0 0 20 20" svg:d="M10 20c14 0 14-20 0-20-13 0-13 20 0 20z">
          <text:p/>
        </draw:path>
        <draw:path draw:style-name="gr1" draw:text-style-name="P1" draw:layer="layout" svg:width="0.019cm" svg:height="0.019cm" svg:x="25.704cm" svg:y="6.8cm" svg:viewBox="0 0 20 20" svg:d="M10 20c14 0 14-20 0-20-13 0-13 20 0 20z">
          <text:p/>
        </draw:path>
        <draw:path draw:style-name="gr1" draw:text-style-name="P1" draw:layer="layout" svg:width="0.019cm" svg:height="0.019cm" svg:x="26.204cm" svg:y="6.8cm" svg:viewBox="0 0 20 20" svg:d="M10 20c14 0 14-20 0-20-13 0-13 20 0 20z">
          <text:p/>
        </draw:path>
        <draw:path draw:style-name="gr1" draw:text-style-name="P1" draw:layer="layout" svg:width="0.019cm" svg:height="0.019cm" svg:x="26.704cm" svg:y="6.8cm" svg:viewBox="0 0 20 20" svg:d="M10 20c14 0 14-20 0-20-13 0-13 20 0 20z">
          <text:p/>
        </draw:path>
        <draw:path draw:style-name="gr1" draw:text-style-name="P1" draw:layer="layout" svg:width="0.019cm" svg:height="0.019cm" svg:x="27.204cm" svg:y="6.8cm" svg:viewBox="0 0 20 20" svg:d="M10 20c14 0 14-20 0-20-13 0-13 20 0 20z">
          <text:p/>
        </draw:path>
        <draw:path draw:style-name="gr1" draw:text-style-name="P1" draw:layer="layout" svg:width="0.019cm" svg:height="0.019cm" svg:x="0.703cm" svg:y="6.8cm" svg:viewBox="0 0 20 20" svg:d="M10 20c14 0 14-20 0-20-13 0-13 20 0 20z">
          <text:p/>
        </draw:path>
        <draw:path draw:style-name="gr1" draw:text-style-name="P1" draw:layer="layout" svg:width="0.019cm" svg:height="0.019cm" svg:x="1.203cm" svg:y="6.8cm" svg:viewBox="0 0 20 20" svg:d="M10 20c14 0 14-20 0-20-13 0-13 20 0 20z">
          <text:p/>
        </draw:path>
        <draw:path draw:style-name="gr1" draw:text-style-name="P1" draw:layer="layout" svg:width="0.019cm" svg:height="0.019cm" svg:x="1.703cm" svg:y="6.8cm" svg:viewBox="0 0 20 20" svg:d="M10 20c14 0 14-20 0-20-13 0-13 20 0 20z">
          <text:p/>
        </draw:path>
        <draw:path draw:style-name="gr1" draw:text-style-name="P1" draw:layer="layout" svg:width="0.019cm" svg:height="0.019cm" svg:x="2.203cm" svg:y="6.8cm" svg:viewBox="0 0 20 20" svg:d="M10 20c14 0 14-20 0-20-13 0-13 20 0 20z">
          <text:p/>
        </draw:path>
        <draw:path draw:style-name="gr1" draw:text-style-name="P1" draw:layer="layout" svg:width="0.019cm" svg:height="0.019cm" svg:x="2.703cm" svg:y="6.8cm" svg:viewBox="0 0 20 20" svg:d="M10 20c14 0 14-20 0-20-13 0-13 20 0 20z">
          <text:p/>
        </draw:path>
        <draw:path draw:style-name="gr1" draw:text-style-name="P1" draw:layer="layout" svg:width="0.019cm" svg:height="0.019cm" svg:x="3.203cm" svg:y="6.8cm" svg:viewBox="0 0 20 20" svg:d="M10 20c14 0 14-20 0-20-13 0-13 20 0 20z">
          <text:p/>
        </draw:path>
        <draw:path draw:style-name="gr1" draw:text-style-name="P1" draw:layer="layout" svg:width="0.019cm" svg:height="0.019cm" svg:x="3.703cm" svg:y="6.8cm" svg:viewBox="0 0 20 20" svg:d="M10 20c14 0 14-20 0-20-13 0-13 20 0 20z">
          <text:p/>
        </draw:path>
        <draw:path draw:style-name="gr1" draw:text-style-name="P1" draw:layer="layout" svg:width="0.019cm" svg:height="0.019cm" svg:x="4.203cm" svg:y="6.8cm" svg:viewBox="0 0 20 20" svg:d="M10 20c14 0 14-20 0-20-13 0-13 20 0 20z">
          <text:p/>
        </draw:path>
        <draw:path draw:style-name="gr1" draw:text-style-name="P1" draw:layer="layout" svg:width="0.019cm" svg:height="0.019cm" svg:x="4.703cm" svg:y="6.8cm" svg:viewBox="0 0 20 20" svg:d="M10 20c14 0 14-20 0-20-13 0-13 20 0 20z">
          <text:p/>
        </draw:path>
        <draw:path draw:style-name="gr1" draw:text-style-name="P1" draw:layer="layout" svg:width="0.019cm" svg:height="0.019cm" svg:x="5.203cm" svg:y="6.8cm" svg:viewBox="0 0 20 20" svg:d="M10 20c14 0 14-20 0-20-13 0-13 20 0 20z">
          <text:p/>
        </draw:path>
        <draw:path draw:style-name="gr1" draw:text-style-name="P1" draw:layer="layout" svg:width="0.019cm" svg:height="0.019cm" svg:x="5.703cm" svg:y="6.8cm" svg:viewBox="0 0 20 20" svg:d="M10 20c14 0 14-20 0-20-13 0-13 20 0 20z">
          <text:p/>
        </draw:path>
        <draw:path draw:style-name="gr1" draw:text-style-name="P1" draw:layer="layout" svg:width="0.019cm" svg:height="0.019cm" svg:x="6.203cm" svg:y="6.8cm" svg:viewBox="0 0 20 20" svg:d="M10 20c14 0 14-20 0-20-13 0-13 20 0 20z">
          <text:p/>
        </draw:path>
        <draw:path draw:style-name="gr1" draw:text-style-name="P1" draw:layer="layout" svg:width="0.019cm" svg:height="0.019cm" svg:x="6.703cm" svg:y="6.8cm" svg:viewBox="0 0 20 20" svg:d="M10 20c14 0 14-20 0-20-13 0-13 20 0 20z">
          <text:p/>
        </draw:path>
        <draw:path draw:style-name="gr1" draw:text-style-name="P1" draw:layer="layout" svg:width="0.019cm" svg:height="0.019cm" svg:x="7.203cm" svg:y="6.8cm" svg:viewBox="0 0 20 20" svg:d="M10 20c14 0 14-20 0-20-13 0-13 20 0 20z">
          <text:p/>
        </draw:path>
        <draw:path draw:style-name="gr1" draw:text-style-name="P1" draw:layer="layout" svg:width="0.019cm" svg:height="0.019cm" svg:x="7.703cm" svg:y="6.8cm" svg:viewBox="0 0 20 20" svg:d="M10 20c14 0 14-20 0-20-13 0-13 20 0 20z">
          <text:p/>
        </draw:path>
        <draw:path draw:style-name="gr1" draw:text-style-name="P1" draw:layer="layout" svg:width="0.019cm" svg:height="0.019cm" svg:x="8.203cm" svg:y="6.8cm" svg:viewBox="0 0 20 20" svg:d="M10 20c14 0 14-20 0-20-13 0-13 20 0 20z">
          <text:p/>
        </draw:path>
        <draw:path draw:style-name="gr1" draw:text-style-name="P1" draw:layer="layout" svg:width="0.019cm" svg:height="0.019cm" svg:x="8.704cm" svg:y="6.8cm" svg:viewBox="0 0 20 20" svg:d="M10 20c14 0 14-20 0-20-13 0-13 20 0 20z">
          <text:p/>
        </draw:path>
        <draw:path draw:style-name="gr1" draw:text-style-name="P1" draw:layer="layout" svg:width="0.019cm" svg:height="0.019cm" svg:x="9.204cm" svg:y="6.8cm" svg:viewBox="0 0 20 20" svg:d="M10 20c14 0 14-20 0-20-13 0-13 20 0 20z">
          <text:p/>
        </draw:path>
        <draw:path draw:style-name="gr1" draw:text-style-name="P1" draw:layer="layout" svg:width="0.019cm" svg:height="0.019cm" svg:x="9.704cm" svg:y="6.8cm" svg:viewBox="0 0 20 20" svg:d="M10 20c14 0 14-20 0-20-13 0-13 20 0 20z">
          <text:p/>
        </draw:path>
        <draw:path draw:style-name="gr1" draw:text-style-name="P1" draw:layer="layout" svg:width="0.019cm" svg:height="0.019cm" svg:x="10.204cm" svg:y="6.8cm" svg:viewBox="0 0 20 20" svg:d="M10 20c14 0 14-20 0-20-13 0-13 20 0 20z">
          <text:p/>
        </draw:path>
        <draw:path draw:style-name="gr1" draw:text-style-name="P1" draw:layer="layout" svg:width="0.019cm" svg:height="0.019cm" svg:x="10.704cm" svg:y="6.8cm" svg:viewBox="0 0 20 20" svg:d="M10 20c14 0 14-20 0-20-13 0-13 20 0 20z">
          <text:p/>
        </draw:path>
        <draw:path draw:style-name="gr1" draw:text-style-name="P1" draw:layer="layout" svg:width="0.019cm" svg:height="0.019cm" svg:x="11.204cm" svg:y="6.8cm" svg:viewBox="0 0 20 20" svg:d="M10 20c14 0 14-20 0-20-13 0-13 20 0 20z">
          <text:p/>
        </draw:path>
        <draw:path draw:style-name="gr1" draw:text-style-name="P1" draw:layer="layout" svg:width="0.019cm" svg:height="0.019cm" svg:x="11.704cm" svg:y="6.8cm" svg:viewBox="0 0 20 20" svg:d="M10 20c14 0 14-20 0-20-13 0-13 20 0 20z">
          <text:p/>
        </draw:path>
        <draw:path draw:style-name="gr1" draw:text-style-name="P1" draw:layer="layout" svg:width="0.019cm" svg:height="0.019cm" svg:x="12.204cm" svg:y="6.8cm" svg:viewBox="0 0 20 20" svg:d="M10 20c14 0 14-20 0-20-13 0-13 20 0 20z">
          <text:p/>
        </draw:path>
        <draw:path draw:style-name="gr1" draw:text-style-name="P1" draw:layer="layout" svg:width="0.019cm" svg:height="0.019cm" svg:x="12.704cm" svg:y="6.8cm" svg:viewBox="0 0 20 20" svg:d="M10 20c14 0 14-20 0-20-13 0-13 20 0 20z">
          <text:p/>
        </draw:path>
        <draw:path draw:style-name="gr1" draw:text-style-name="P1" draw:layer="layout" svg:width="0.019cm" svg:height="0.019cm" svg:x="13.204cm" svg:y="6.8cm" svg:viewBox="0 0 20 20" svg:d="M10 20c14 0 14-20 0-20-13 0-13 20 0 20z">
          <text:p/>
        </draw:path>
        <draw:path draw:style-name="gr1" draw:text-style-name="P1" draw:layer="layout" svg:width="0.019cm" svg:height="0.019cm" svg:x="13.704cm" svg:y="6.8cm" svg:viewBox="0 0 20 20" svg:d="M10 20c14 0 14-20 0-20-13 0-13 20 0 20z">
          <text:p/>
        </draw:path>
        <draw:path draw:style-name="gr1" draw:text-style-name="P1" draw:layer="layout" svg:width="0.019cm" svg:height="0.019cm" svg:x="14.204cm" svg:y="6.8cm" svg:viewBox="0 0 20 20" svg:d="M10 20c14 0 14-20 0-20-13 0-13 20 0 20z">
          <text:p/>
        </draw:path>
        <draw:path draw:style-name="gr1" draw:text-style-name="P1" draw:layer="layout" svg:width="0.019cm" svg:height="0.019cm" svg:x="14.704cm" svg:y="6.8cm" svg:viewBox="0 0 20 20" svg:d="M10 20c14 0 14-20 0-20-13 0-13 20 0 20z">
          <text:p/>
        </draw:path>
        <draw:path draw:style-name="gr1" draw:text-style-name="P1" draw:layer="layout" svg:width="0.019cm" svg:height="0.019cm" svg:x="15.204cm" svg:y="6.8cm" svg:viewBox="0 0 20 20" svg:d="M10 20c14 0 14-20 0-20-13 0-13 20 0 20z">
          <text:p/>
        </draw:path>
        <draw:path draw:style-name="gr1" draw:text-style-name="P1" draw:layer="layout" svg:width="0.019cm" svg:height="0.019cm" svg:x="15.704cm" svg:y="6.8cm" svg:viewBox="0 0 20 20" svg:d="M10 20c14 0 14-20 0-20-13 0-13 20 0 20z">
          <text:p/>
        </draw:path>
        <draw:path draw:style-name="gr1" draw:text-style-name="P1" draw:layer="layout" svg:width="0.019cm" svg:height="0.019cm" svg:x="16.204cm" svg:y="6.8cm" svg:viewBox="0 0 20 20" svg:d="M10 20c14 0 14-20 0-20-13 0-13 20 0 20z">
          <text:p/>
        </draw:path>
        <draw:path draw:style-name="gr1" draw:text-style-name="P1" draw:layer="layout" svg:width="0.019cm" svg:height="0.019cm" svg:x="0.703cm" svg:y="7.3cm" svg:viewBox="0 0 20 20" svg:d="M10 20c14 0 14-20 0-20-13 0-13 20 0 20z">
          <text:p/>
        </draw:path>
        <draw:path draw:style-name="gr1" draw:text-style-name="P1" draw:layer="layout" svg:width="0.019cm" svg:height="0.019cm" svg:x="1.203cm" svg:y="7.3cm" svg:viewBox="0 0 20 20" svg:d="M10 20c14 0 14-20 0-20-13 0-13 20 0 20z">
          <text:p/>
        </draw:path>
        <draw:path draw:style-name="gr1" draw:text-style-name="P1" draw:layer="layout" svg:width="0.019cm" svg:height="0.019cm" svg:x="1.703cm" svg:y="7.3cm" svg:viewBox="0 0 20 20" svg:d="M10 20c14 0 14-20 0-20-13 0-13 20 0 20z">
          <text:p/>
        </draw:path>
        <draw:path draw:style-name="gr1" draw:text-style-name="P1" draw:layer="layout" svg:width="0.019cm" svg:height="0.019cm" svg:x="2.203cm" svg:y="7.3cm" svg:viewBox="0 0 20 20" svg:d="M10 20c14 0 14-20 0-20-13 0-13 20 0 20z">
          <text:p/>
        </draw:path>
        <draw:path draw:style-name="gr1" draw:text-style-name="P1" draw:layer="layout" svg:width="0.019cm" svg:height="0.019cm" svg:x="2.703cm" svg:y="7.3cm" svg:viewBox="0 0 20 20" svg:d="M10 20c14 0 14-20 0-20-13 0-13 20 0 20z">
          <text:p/>
        </draw:path>
        <draw:path draw:style-name="gr1" draw:text-style-name="P1" draw:layer="layout" svg:width="0.019cm" svg:height="0.019cm" svg:x="3.203cm" svg:y="7.3cm" svg:viewBox="0 0 20 20" svg:d="M10 20c14 0 14-20 0-20-13 0-13 20 0 20z">
          <text:p/>
        </draw:path>
        <draw:path draw:style-name="gr1" draw:text-style-name="P1" draw:layer="layout" svg:width="0.019cm" svg:height="0.019cm" svg:x="3.703cm" svg:y="7.3cm" svg:viewBox="0 0 20 20" svg:d="M10 20c14 0 14-20 0-20-13 0-13 20 0 20z">
          <text:p/>
        </draw:path>
        <draw:path draw:style-name="gr1" draw:text-style-name="P1" draw:layer="layout" svg:width="0.019cm" svg:height="0.019cm" svg:x="4.203cm" svg:y="7.3cm" svg:viewBox="0 0 20 20" svg:d="M10 20c14 0 14-20 0-20-13 0-13 20 0 20z">
          <text:p/>
        </draw:path>
        <draw:path draw:style-name="gr1" draw:text-style-name="P1" draw:layer="layout" svg:width="0.019cm" svg:height="0.019cm" svg:x="4.703cm" svg:y="7.3cm" svg:viewBox="0 0 20 20" svg:d="M10 20c14 0 14-20 0-20-13 0-13 20 0 20z">
          <text:p/>
        </draw:path>
        <draw:path draw:style-name="gr1" draw:text-style-name="P1" draw:layer="layout" svg:width="0.019cm" svg:height="0.019cm" svg:x="5.203cm" svg:y="7.3cm" svg:viewBox="0 0 20 20" svg:d="M10 20c14 0 14-20 0-20-13 0-13 20 0 20z">
          <text:p/>
        </draw:path>
        <draw:path draw:style-name="gr1" draw:text-style-name="P1" draw:layer="layout" svg:width="0.019cm" svg:height="0.019cm" svg:x="5.703cm" svg:y="7.3cm" svg:viewBox="0 0 20 20" svg:d="M10 20c14 0 14-20 0-20-13 0-13 20 0 20z">
          <text:p/>
        </draw:path>
        <draw:path draw:style-name="gr1" draw:text-style-name="P1" draw:layer="layout" svg:width="0.019cm" svg:height="0.019cm" svg:x="6.203cm" svg:y="7.3cm" svg:viewBox="0 0 20 20" svg:d="M10 20c14 0 14-20 0-20-13 0-13 20 0 20z">
          <text:p/>
        </draw:path>
        <draw:path draw:style-name="gr1" draw:text-style-name="P1" draw:layer="layout" svg:width="0.019cm" svg:height="0.019cm" svg:x="6.703cm" svg:y="7.3cm" svg:viewBox="0 0 20 20" svg:d="M10 20c14 0 14-20 0-20-13 0-13 20 0 20z">
          <text:p/>
        </draw:path>
        <draw:path draw:style-name="gr1" draw:text-style-name="P1" draw:layer="layout" svg:width="0.019cm" svg:height="0.019cm" svg:x="7.203cm" svg:y="7.3cm" svg:viewBox="0 0 20 20" svg:d="M10 20c14 0 14-20 0-20-13 0-13 20 0 20z">
          <text:p/>
        </draw:path>
        <draw:path draw:style-name="gr1" draw:text-style-name="P1" draw:layer="layout" svg:width="0.019cm" svg:height="0.019cm" svg:x="7.703cm" svg:y="7.3cm" svg:viewBox="0 0 20 20" svg:d="M10 20c14 0 14-20 0-20-13 0-13 20 0 20z">
          <text:p/>
        </draw:path>
        <draw:path draw:style-name="gr1" draw:text-style-name="P1" draw:layer="layout" svg:width="0.019cm" svg:height="0.019cm" svg:x="8.203cm" svg:y="7.3cm" svg:viewBox="0 0 20 20" svg:d="M10 20c14 0 14-20 0-20-13 0-13 20 0 20z">
          <text:p/>
        </draw:path>
        <draw:path draw:style-name="gr1" draw:text-style-name="P1" draw:layer="layout" svg:width="0.019cm" svg:height="0.019cm" svg:x="8.704cm" svg:y="7.3cm" svg:viewBox="0 0 20 20" svg:d="M10 20c14 0 14-20 0-20-13 0-13 20 0 20z">
          <text:p/>
        </draw:path>
        <draw:path draw:style-name="gr1" draw:text-style-name="P1" draw:layer="layout" svg:width="0.019cm" svg:height="0.019cm" svg:x="9.204cm" svg:y="7.3cm" svg:viewBox="0 0 20 20" svg:d="M10 20c14 0 14-20 0-20-13 0-13 20 0 20z">
          <text:p/>
        </draw:path>
        <draw:path draw:style-name="gr1" draw:text-style-name="P1" draw:layer="layout" svg:width="0.019cm" svg:height="0.019cm" svg:x="9.704cm" svg:y="7.3cm" svg:viewBox="0 0 20 20" svg:d="M10 20c14 0 14-20 0-20-13 0-13 20 0 20z">
          <text:p/>
        </draw:path>
        <draw:path draw:style-name="gr1" draw:text-style-name="P1" draw:layer="layout" svg:width="0.019cm" svg:height="0.019cm" svg:x="10.204cm" svg:y="7.3cm" svg:viewBox="0 0 20 20" svg:d="M10 20c14 0 14-20 0-20-13 0-13 20 0 20z">
          <text:p/>
        </draw:path>
        <draw:path draw:style-name="gr1" draw:text-style-name="P1" draw:layer="layout" svg:width="0.019cm" svg:height="0.019cm" svg:x="10.704cm" svg:y="7.3cm" svg:viewBox="0 0 20 20" svg:d="M10 20c14 0 14-20 0-20-13 0-13 20 0 20z">
          <text:p/>
        </draw:path>
        <draw:path draw:style-name="gr1" draw:text-style-name="P1" draw:layer="layout" svg:width="0.019cm" svg:height="0.019cm" svg:x="11.204cm" svg:y="7.3cm" svg:viewBox="0 0 20 20" svg:d="M10 20c14 0 14-20 0-20-13 0-13 20 0 20z">
          <text:p/>
        </draw:path>
        <draw:path draw:style-name="gr1" draw:text-style-name="P1" draw:layer="layout" svg:width="0.019cm" svg:height="0.019cm" svg:x="11.704cm" svg:y="7.3cm" svg:viewBox="0 0 20 20" svg:d="M10 20c14 0 14-20 0-20-13 0-13 20 0 20z">
          <text:p/>
        </draw:path>
        <draw:path draw:style-name="gr1" draw:text-style-name="P1" draw:layer="layout" svg:width="0.019cm" svg:height="0.019cm" svg:x="12.204cm" svg:y="7.3cm" svg:viewBox="0 0 20 20" svg:d="M10 20c14 0 14-20 0-20-13 0-13 20 0 20z">
          <text:p/>
        </draw:path>
        <draw:path draw:style-name="gr1" draw:text-style-name="P1" draw:layer="layout" svg:width="0.019cm" svg:height="0.019cm" svg:x="12.704cm" svg:y="7.3cm" svg:viewBox="0 0 20 20" svg:d="M10 20c14 0 14-20 0-20-13 0-13 20 0 20z">
          <text:p/>
        </draw:path>
        <draw:path draw:style-name="gr1" draw:text-style-name="P1" draw:layer="layout" svg:width="0.019cm" svg:height="0.019cm" svg:x="13.204cm" svg:y="7.3cm" svg:viewBox="0 0 20 20" svg:d="M10 20c14 0 14-20 0-20-13 0-13 20 0 20z">
          <text:p/>
        </draw:path>
        <draw:path draw:style-name="gr1" draw:text-style-name="P1" draw:layer="layout" svg:width="0.019cm" svg:height="0.019cm" svg:x="13.704cm" svg:y="7.3cm" svg:viewBox="0 0 20 20" svg:d="M10 20c14 0 14-20 0-20-13 0-13 20 0 20z">
          <text:p/>
        </draw:path>
        <draw:path draw:style-name="gr1" draw:text-style-name="P1" draw:layer="layout" svg:width="0.019cm" svg:height="0.019cm" svg:x="14.204cm" svg:y="7.3cm" svg:viewBox="0 0 20 20" svg:d="M10 20c14 0 14-20 0-20-13 0-13 20 0 20z">
          <text:p/>
        </draw:path>
        <draw:path draw:style-name="gr1" draw:text-style-name="P1" draw:layer="layout" svg:width="0.019cm" svg:height="0.019cm" svg:x="14.704cm" svg:y="7.3cm" svg:viewBox="0 0 20 20" svg:d="M10 20c14 0 14-20 0-20-13 0-13 20 0 20z">
          <text:p/>
        </draw:path>
        <draw:path draw:style-name="gr1" draw:text-style-name="P1" draw:layer="layout" svg:width="0.019cm" svg:height="0.019cm" svg:x="15.204cm" svg:y="7.3cm" svg:viewBox="0 0 20 20" svg:d="M10 20c14 0 14-20 0-20-13 0-13 20 0 20z">
          <text:p/>
        </draw:path>
        <draw:path draw:style-name="gr1" draw:text-style-name="P1" draw:layer="layout" svg:width="0.019cm" svg:height="0.019cm" svg:x="15.704cm" svg:y="7.3cm" svg:viewBox="0 0 20 20" svg:d="M10 20c14 0 14-20 0-20-13 0-13 20 0 20z">
          <text:p/>
        </draw:path>
        <draw:path draw:style-name="gr1" draw:text-style-name="P1" draw:layer="layout" svg:width="0.019cm" svg:height="0.019cm" svg:x="16.204cm" svg:y="7.3cm" svg:viewBox="0 0 20 20" svg:d="M10 20c14 0 14-20 0-20-13 0-13 20 0 20z">
          <text:p/>
        </draw:path>
        <draw:path draw:style-name="gr1" draw:text-style-name="P1" draw:layer="layout" svg:width="0.019cm" svg:height="0.019cm" svg:x="16.703cm" svg:y="7.3cm" svg:viewBox="0 0 20 20" svg:d="M10 20c14 0 14-20 0-20-13 0-13 20 0 20z">
          <text:p/>
        </draw:path>
        <draw:path draw:style-name="gr1" draw:text-style-name="P1" draw:layer="layout" svg:width="0.019cm" svg:height="0.019cm" svg:x="17.203cm" svg:y="7.3cm" svg:viewBox="0 0 20 20" svg:d="M10 20c14 0 14-20 0-20-13 0-13 20 0 20z">
          <text:p/>
        </draw:path>
        <draw:path draw:style-name="gr1" draw:text-style-name="P1" draw:layer="layout" svg:width="0.019cm" svg:height="0.019cm" svg:x="17.703cm" svg:y="7.3cm" svg:viewBox="0 0 20 20" svg:d="M10 20c14 0 14-20 0-20-13 0-13 20 0 20z">
          <text:p/>
        </draw:path>
        <draw:path draw:style-name="gr1" draw:text-style-name="P1" draw:layer="layout" svg:width="0.019cm" svg:height="0.019cm" svg:x="18.203cm" svg:y="7.3cm" svg:viewBox="0 0 20 20" svg:d="M10 20c14 0 14-20 0-20-13 0-13 20 0 20z">
          <text:p/>
        </draw:path>
        <draw:path draw:style-name="gr1" draw:text-style-name="P1" draw:layer="layout" svg:width="0.019cm" svg:height="0.019cm" svg:x="18.703cm" svg:y="7.3cm" svg:viewBox="0 0 20 20" svg:d="M10 20c14 0 14-20 0-20-13 0-13 20 0 20z">
          <text:p/>
        </draw:path>
        <draw:path draw:style-name="gr1" draw:text-style-name="P1" draw:layer="layout" svg:width="0.019cm" svg:height="0.019cm" svg:x="19.203cm" svg:y="7.3cm" svg:viewBox="0 0 20 20" svg:d="M10 20c14 0 14-20 0-20-13 0-13 20 0 20z">
          <text:p/>
        </draw:path>
        <draw:path draw:style-name="gr1" draw:text-style-name="P1" draw:layer="layout" svg:width="0.019cm" svg:height="0.019cm" svg:x="19.703cm" svg:y="7.3cm" svg:viewBox="0 0 20 20" svg:d="M10 20c14 0 14-20 0-20-13 0-13 20 0 20z">
          <text:p/>
        </draw:path>
        <draw:path draw:style-name="gr1" draw:text-style-name="P1" draw:layer="layout" svg:width="0.019cm" svg:height="0.019cm" svg:x="20.203cm" svg:y="7.3cm" svg:viewBox="0 0 20 20" svg:d="M10 20c14 0 14-20 0-20-13 0-13 20 0 20z">
          <text:p/>
        </draw:path>
        <draw:path draw:style-name="gr1" draw:text-style-name="P1" draw:layer="layout" svg:width="0.019cm" svg:height="0.019cm" svg:x="20.703cm" svg:y="7.3cm" svg:viewBox="0 0 20 20" svg:d="M10 20c14 0 14-20 0-20-13 0-13 20 0 20z">
          <text:p/>
        </draw:path>
        <draw:path draw:style-name="gr1" draw:text-style-name="P1" draw:layer="layout" svg:width="0.019cm" svg:height="0.019cm" svg:x="21.203cm" svg:y="7.3cm" svg:viewBox="0 0 20 20" svg:d="M10 20c14 0 14-20 0-20-13 0-13 20 0 20z">
          <text:p/>
        </draw:path>
        <draw:path draw:style-name="gr1" draw:text-style-name="P1" draw:layer="layout" svg:width="0.019cm" svg:height="0.019cm" svg:x="21.703cm" svg:y="7.3cm" svg:viewBox="0 0 20 20" svg:d="M10 20c14 0 14-20 0-20-13 0-13 20 0 20z">
          <text:p/>
        </draw:path>
        <draw:path draw:style-name="gr1" draw:text-style-name="P1" draw:layer="layout" svg:width="0.019cm" svg:height="0.019cm" svg:x="22.203cm" svg:y="7.3cm" svg:viewBox="0 0 20 20" svg:d="M10 20c14 0 14-20 0-20-13 0-13 20 0 20z">
          <text:p/>
        </draw:path>
        <draw:path draw:style-name="gr1" draw:text-style-name="P1" draw:layer="layout" svg:width="0.019cm" svg:height="0.019cm" svg:x="22.703cm" svg:y="7.3cm" svg:viewBox="0 0 20 20" svg:d="M10 20c14 0 14-20 0-20-13 0-13 20 0 20z">
          <text:p/>
        </draw:path>
        <draw:path draw:style-name="gr1" draw:text-style-name="P1" draw:layer="layout" svg:width="0.019cm" svg:height="0.019cm" svg:x="23.203cm" svg:y="7.3cm" svg:viewBox="0 0 20 20" svg:d="M10 20c14 0 14-20 0-20-13 0-13 20 0 20z">
          <text:p/>
        </draw:path>
        <draw:path draw:style-name="gr1" draw:text-style-name="P1" draw:layer="layout" svg:width="0.019cm" svg:height="0.019cm" svg:x="23.703cm" svg:y="7.3cm" svg:viewBox="0 0 20 20" svg:d="M10 20c14 0 14-20 0-20-13 0-13 20 0 20z">
          <text:p/>
        </draw:path>
        <draw:path draw:style-name="gr1" draw:text-style-name="P1" draw:layer="layout" svg:width="0.019cm" svg:height="0.019cm" svg:x="24.203cm" svg:y="7.3cm" svg:viewBox="0 0 20 20" svg:d="M10 20c14 0 14-20 0-20-13 0-13 20 0 20z">
          <text:p/>
        </draw:path>
        <draw:path draw:style-name="gr1" draw:text-style-name="P1" draw:layer="layout" svg:width="0.019cm" svg:height="0.019cm" svg:x="24.704cm" svg:y="7.3cm" svg:viewBox="0 0 20 20" svg:d="M10 20c14 0 14-20 0-20-13 0-13 20 0 20z">
          <text:p/>
        </draw:path>
        <draw:path draw:style-name="gr1" draw:text-style-name="P1" draw:layer="layout" svg:width="0.019cm" svg:height="0.019cm" svg:x="25.204cm" svg:y="7.3cm" svg:viewBox="0 0 20 20" svg:d="M10 20c14 0 14-20 0-20-13 0-13 20 0 20z">
          <text:p/>
        </draw:path>
        <draw:path draw:style-name="gr1" draw:text-style-name="P1" draw:layer="layout" svg:width="0.019cm" svg:height="0.019cm" svg:x="25.704cm" svg:y="7.3cm" svg:viewBox="0 0 20 20" svg:d="M10 20c14 0 14-20 0-20-13 0-13 20 0 20z">
          <text:p/>
        </draw:path>
        <draw:path draw:style-name="gr1" draw:text-style-name="P1" draw:layer="layout" svg:width="0.019cm" svg:height="0.019cm" svg:x="26.204cm" svg:y="7.3cm" svg:viewBox="0 0 20 20" svg:d="M10 20c14 0 14-20 0-20-13 0-13 20 0 20z">
          <text:p/>
        </draw:path>
        <draw:path draw:style-name="gr1" draw:text-style-name="P1" draw:layer="layout" svg:width="0.019cm" svg:height="0.019cm" svg:x="26.704cm" svg:y="7.3cm" svg:viewBox="0 0 20 20" svg:d="M10 20c14 0 14-20 0-20-13 0-13 20 0 20z">
          <text:p/>
        </draw:path>
        <draw:path draw:style-name="gr1" draw:text-style-name="P1" draw:layer="layout" svg:width="0.019cm" svg:height="0.019cm" svg:x="27.204cm" svg:y="7.3cm" svg:viewBox="0 0 20 20" svg:d="M10 20c14 0 14-20 0-20-13 0-13 20 0 20z">
          <text:p/>
        </draw:path>
        <draw:path draw:style-name="gr1" draw:text-style-name="P1" draw:layer="layout" svg:width="0.019cm" svg:height="0.019cm" svg:x="0.703cm" svg:y="7.3cm" svg:viewBox="0 0 20 20" svg:d="M10 20c14 0 14-20 0-20-13 0-13 20 0 20z">
          <text:p/>
        </draw:path>
        <draw:path draw:style-name="gr1" draw:text-style-name="P1" draw:layer="layout" svg:width="0.019cm" svg:height="0.019cm" svg:x="1.203cm" svg:y="7.3cm" svg:viewBox="0 0 20 20" svg:d="M10 20c14 0 14-20 0-20-13 0-13 20 0 20z">
          <text:p/>
        </draw:path>
        <draw:path draw:style-name="gr1" draw:text-style-name="P1" draw:layer="layout" svg:width="0.019cm" svg:height="0.019cm" svg:x="1.703cm" svg:y="7.3cm" svg:viewBox="0 0 20 20" svg:d="M10 20c14 0 14-20 0-20-13 0-13 20 0 20z">
          <text:p/>
        </draw:path>
        <draw:path draw:style-name="gr1" draw:text-style-name="P1" draw:layer="layout" svg:width="0.019cm" svg:height="0.019cm" svg:x="2.203cm" svg:y="7.3cm" svg:viewBox="0 0 20 20" svg:d="M10 20c14 0 14-20 0-20-13 0-13 20 0 20z">
          <text:p/>
        </draw:path>
        <draw:path draw:style-name="gr1" draw:text-style-name="P1" draw:layer="layout" svg:width="0.019cm" svg:height="0.019cm" svg:x="2.703cm" svg:y="7.3cm" svg:viewBox="0 0 20 20" svg:d="M10 20c14 0 14-20 0-20-13 0-13 20 0 20z">
          <text:p/>
        </draw:path>
        <draw:path draw:style-name="gr1" draw:text-style-name="P1" draw:layer="layout" svg:width="0.019cm" svg:height="0.019cm" svg:x="3.203cm" svg:y="7.3cm" svg:viewBox="0 0 20 20" svg:d="M10 20c14 0 14-20 0-20-13 0-13 20 0 20z">
          <text:p/>
        </draw:path>
        <draw:path draw:style-name="gr1" draw:text-style-name="P1" draw:layer="layout" svg:width="0.019cm" svg:height="0.019cm" svg:x="3.703cm" svg:y="7.3cm" svg:viewBox="0 0 20 20" svg:d="M10 20c14 0 14-20 0-20-13 0-13 20 0 20z">
          <text:p/>
        </draw:path>
        <draw:path draw:style-name="gr1" draw:text-style-name="P1" draw:layer="layout" svg:width="0.019cm" svg:height="0.019cm" svg:x="4.203cm" svg:y="7.3cm" svg:viewBox="0 0 20 20" svg:d="M10 20c14 0 14-20 0-20-13 0-13 20 0 20z">
          <text:p/>
        </draw:path>
        <draw:path draw:style-name="gr1" draw:text-style-name="P1" draw:layer="layout" svg:width="0.019cm" svg:height="0.019cm" svg:x="4.703cm" svg:y="7.3cm" svg:viewBox="0 0 20 20" svg:d="M10 20c14 0 14-20 0-20-13 0-13 20 0 20z">
          <text:p/>
        </draw:path>
        <draw:path draw:style-name="gr1" draw:text-style-name="P1" draw:layer="layout" svg:width="0.019cm" svg:height="0.019cm" svg:x="5.203cm" svg:y="7.3cm" svg:viewBox="0 0 20 20" svg:d="M10 20c14 0 14-20 0-20-13 0-13 20 0 20z">
          <text:p/>
        </draw:path>
        <draw:path draw:style-name="gr1" draw:text-style-name="P1" draw:layer="layout" svg:width="0.019cm" svg:height="0.019cm" svg:x="5.703cm" svg:y="7.3cm" svg:viewBox="0 0 20 20" svg:d="M10 20c14 0 14-20 0-20-13 0-13 20 0 20z">
          <text:p/>
        </draw:path>
        <draw:path draw:style-name="gr1" draw:text-style-name="P1" draw:layer="layout" svg:width="0.019cm" svg:height="0.019cm" svg:x="6.203cm" svg:y="7.3cm" svg:viewBox="0 0 20 20" svg:d="M10 20c14 0 14-20 0-20-13 0-13 20 0 20z">
          <text:p/>
        </draw:path>
        <draw:path draw:style-name="gr1" draw:text-style-name="P1" draw:layer="layout" svg:width="0.019cm" svg:height="0.019cm" svg:x="6.703cm" svg:y="7.3cm" svg:viewBox="0 0 20 20" svg:d="M10 20c14 0 14-20 0-20-13 0-13 20 0 20z">
          <text:p/>
        </draw:path>
        <draw:path draw:style-name="gr1" draw:text-style-name="P1" draw:layer="layout" svg:width="0.019cm" svg:height="0.019cm" svg:x="7.203cm" svg:y="7.3cm" svg:viewBox="0 0 20 20" svg:d="M10 20c14 0 14-20 0-20-13 0-13 20 0 20z">
          <text:p/>
        </draw:path>
        <draw:path draw:style-name="gr1" draw:text-style-name="P1" draw:layer="layout" svg:width="0.019cm" svg:height="0.019cm" svg:x="7.703cm" svg:y="7.3cm" svg:viewBox="0 0 20 20" svg:d="M10 20c14 0 14-20 0-20-13 0-13 20 0 20z">
          <text:p/>
        </draw:path>
        <draw:path draw:style-name="gr1" draw:text-style-name="P1" draw:layer="layout" svg:width="0.019cm" svg:height="0.019cm" svg:x="8.203cm" svg:y="7.3cm" svg:viewBox="0 0 20 20" svg:d="M10 20c14 0 14-20 0-20-13 0-13 20 0 20z">
          <text:p/>
        </draw:path>
        <draw:path draw:style-name="gr1" draw:text-style-name="P1" draw:layer="layout" svg:width="0.019cm" svg:height="0.019cm" svg:x="8.704cm" svg:y="7.3cm" svg:viewBox="0 0 20 20" svg:d="M10 20c14 0 14-20 0-20-13 0-13 20 0 20z">
          <text:p/>
        </draw:path>
        <draw:path draw:style-name="gr1" draw:text-style-name="P1" draw:layer="layout" svg:width="0.019cm" svg:height="0.019cm" svg:x="9.204cm" svg:y="7.3cm" svg:viewBox="0 0 20 20" svg:d="M10 20c14 0 14-20 0-20-13 0-13 20 0 20z">
          <text:p/>
        </draw:path>
        <draw:path draw:style-name="gr1" draw:text-style-name="P1" draw:layer="layout" svg:width="0.019cm" svg:height="0.019cm" svg:x="9.704cm" svg:y="7.3cm" svg:viewBox="0 0 20 20" svg:d="M10 20c14 0 14-20 0-20-13 0-13 20 0 20z">
          <text:p/>
        </draw:path>
        <draw:path draw:style-name="gr1" draw:text-style-name="P1" draw:layer="layout" svg:width="0.019cm" svg:height="0.019cm" svg:x="10.204cm" svg:y="7.3cm" svg:viewBox="0 0 20 20" svg:d="M10 20c14 0 14-20 0-20-13 0-13 20 0 20z">
          <text:p/>
        </draw:path>
        <draw:path draw:style-name="gr1" draw:text-style-name="P1" draw:layer="layout" svg:width="0.019cm" svg:height="0.019cm" svg:x="10.704cm" svg:y="7.3cm" svg:viewBox="0 0 20 20" svg:d="M10 20c14 0 14-20 0-20-13 0-13 20 0 20z">
          <text:p/>
        </draw:path>
        <draw:path draw:style-name="gr1" draw:text-style-name="P1" draw:layer="layout" svg:width="0.019cm" svg:height="0.019cm" svg:x="11.204cm" svg:y="7.3cm" svg:viewBox="0 0 20 20" svg:d="M10 20c14 0 14-20 0-20-13 0-13 20 0 20z">
          <text:p/>
        </draw:path>
        <draw:path draw:style-name="gr1" draw:text-style-name="P1" draw:layer="layout" svg:width="0.019cm" svg:height="0.019cm" svg:x="11.704cm" svg:y="7.3cm" svg:viewBox="0 0 20 20" svg:d="M10 20c14 0 14-20 0-20-13 0-13 20 0 20z">
          <text:p/>
        </draw:path>
        <draw:path draw:style-name="gr1" draw:text-style-name="P1" draw:layer="layout" svg:width="0.019cm" svg:height="0.019cm" svg:x="12.204cm" svg:y="7.3cm" svg:viewBox="0 0 20 20" svg:d="M10 20c14 0 14-20 0-20-13 0-13 20 0 20z">
          <text:p/>
        </draw:path>
        <draw:path draw:style-name="gr1" draw:text-style-name="P1" draw:layer="layout" svg:width="0.019cm" svg:height="0.019cm" svg:x="12.704cm" svg:y="7.3cm" svg:viewBox="0 0 20 20" svg:d="M10 20c14 0 14-20 0-20-13 0-13 20 0 20z">
          <text:p/>
        </draw:path>
        <draw:path draw:style-name="gr1" draw:text-style-name="P1" draw:layer="layout" svg:width="0.019cm" svg:height="0.019cm" svg:x="13.204cm" svg:y="7.3cm" svg:viewBox="0 0 20 20" svg:d="M10 20c14 0 14-20 0-20-13 0-13 20 0 20z">
          <text:p/>
        </draw:path>
        <draw:path draw:style-name="gr1" draw:text-style-name="P1" draw:layer="layout" svg:width="0.019cm" svg:height="0.019cm" svg:x="13.704cm" svg:y="7.3cm" svg:viewBox="0 0 20 20" svg:d="M10 20c14 0 14-20 0-20-13 0-13 20 0 20z">
          <text:p/>
        </draw:path>
        <draw:path draw:style-name="gr1" draw:text-style-name="P1" draw:layer="layout" svg:width="0.019cm" svg:height="0.019cm" svg:x="14.204cm" svg:y="7.3cm" svg:viewBox="0 0 20 20" svg:d="M10 20c14 0 14-20 0-20-13 0-13 20 0 20z">
          <text:p/>
        </draw:path>
        <draw:path draw:style-name="gr1" draw:text-style-name="P1" draw:layer="layout" svg:width="0.019cm" svg:height="0.019cm" svg:x="14.704cm" svg:y="7.3cm" svg:viewBox="0 0 20 20" svg:d="M10 20c14 0 14-20 0-20-13 0-13 20 0 20z">
          <text:p/>
        </draw:path>
        <draw:path draw:style-name="gr1" draw:text-style-name="P1" draw:layer="layout" svg:width="0.019cm" svg:height="0.019cm" svg:x="15.204cm" svg:y="7.3cm" svg:viewBox="0 0 20 20" svg:d="M10 20c14 0 14-20 0-20-13 0-13 20 0 20z">
          <text:p/>
        </draw:path>
        <draw:path draw:style-name="gr1" draw:text-style-name="P1" draw:layer="layout" svg:width="0.019cm" svg:height="0.019cm" svg:x="15.704cm" svg:y="7.3cm" svg:viewBox="0 0 20 20" svg:d="M10 20c14 0 14-20 0-20-13 0-13 20 0 20z">
          <text:p/>
        </draw:path>
        <draw:path draw:style-name="gr1" draw:text-style-name="P1" draw:layer="layout" svg:width="0.019cm" svg:height="0.019cm" svg:x="16.204cm" svg:y="7.3cm" svg:viewBox="0 0 20 20" svg:d="M10 20c14 0 14-20 0-20-13 0-13 20 0 20z">
          <text:p/>
        </draw:path>
        <draw:path draw:style-name="gr1" draw:text-style-name="P1" draw:layer="layout" svg:width="0.019cm" svg:height="0.019cm" svg:x="0.704cm" svg:y="7.8cm" svg:viewBox="0 0 20 20" svg:d="M10 20c14 0 14-20 0-20-13 0-13 20 0 20z">
          <text:p/>
        </draw:path>
        <draw:path draw:style-name="gr1" draw:text-style-name="P1" draw:layer="layout" svg:width="0.019cm" svg:height="0.019cm" svg:x="1.204cm" svg:y="7.8cm" svg:viewBox="0 0 20 20" svg:d="M10 20c14 0 14-20 0-20-13 0-13 20 0 20z">
          <text:p/>
        </draw:path>
        <draw:path draw:style-name="gr1" draw:text-style-name="P1" draw:layer="layout" svg:width="0.019cm" svg:height="0.019cm" svg:x="1.704cm" svg:y="7.8cm" svg:viewBox="0 0 20 20" svg:d="M10 20c14 0 14-20 0-20-13 0-13 20 0 20z">
          <text:p/>
        </draw:path>
        <draw:path draw:style-name="gr1" draw:text-style-name="P1" draw:layer="layout" svg:width="0.019cm" svg:height="0.019cm" svg:x="2.204cm" svg:y="7.8cm" svg:viewBox="0 0 20 20" svg:d="M10 20c14 0 14-20 0-20-13 0-13 20 0 20z">
          <text:p/>
        </draw:path>
        <draw:path draw:style-name="gr1" draw:text-style-name="P1" draw:layer="layout" svg:width="0.019cm" svg:height="0.019cm" svg:x="2.704cm" svg:y="7.8cm" svg:viewBox="0 0 20 20" svg:d="M10 20c14 0 14-20 0-20-13 0-13 20 0 20z">
          <text:p/>
        </draw:path>
        <draw:path draw:style-name="gr1" draw:text-style-name="P1" draw:layer="layout" svg:width="0.019cm" svg:height="0.019cm" svg:x="3.204cm" svg:y="7.8cm" svg:viewBox="0 0 20 20" svg:d="M10 20c14 0 14-20 0-20-13 0-13 20 0 20z">
          <text:p/>
        </draw:path>
        <draw:path draw:style-name="gr1" draw:text-style-name="P1" draw:layer="layout" svg:width="0.019cm" svg:height="0.019cm" svg:x="3.704cm" svg:y="7.8cm" svg:viewBox="0 0 20 20" svg:d="M10 20c14 0 14-20 0-20-13 0-13 20 0 20z">
          <text:p/>
        </draw:path>
        <draw:path draw:style-name="gr1" draw:text-style-name="P1" draw:layer="layout" svg:width="0.019cm" svg:height="0.019cm" svg:x="4.204cm" svg:y="7.8cm" svg:viewBox="0 0 20 20" svg:d="M10 20c14 0 14-20 0-20-13 0-13 20 0 20z">
          <text:p/>
        </draw:path>
        <draw:path draw:style-name="gr1" draw:text-style-name="P1" draw:layer="layout" svg:width="0.019cm" svg:height="0.019cm" svg:x="4.704cm" svg:y="7.8cm" svg:viewBox="0 0 20 20" svg:d="M10 20c14 0 14-20 0-20-13 0-13 20 0 20z">
          <text:p/>
        </draw:path>
        <draw:path draw:style-name="gr1" draw:text-style-name="P1" draw:layer="layout" svg:width="0.019cm" svg:height="0.019cm" svg:x="5.204cm" svg:y="7.8cm" svg:viewBox="0 0 20 20" svg:d="M10 20c14 0 14-20 0-20-13 0-13 20 0 20z">
          <text:p/>
        </draw:path>
        <draw:path draw:style-name="gr1" draw:text-style-name="P1" draw:layer="layout" svg:width="0.019cm" svg:height="0.019cm" svg:x="5.704cm" svg:y="7.8cm" svg:viewBox="0 0 20 20" svg:d="M10 20c14 0 14-20 0-20-13 0-13 20 0 20z">
          <text:p/>
        </draw:path>
        <draw:path draw:style-name="gr1" draw:text-style-name="P1" draw:layer="layout" svg:width="0.019cm" svg:height="0.019cm" svg:x="6.204cm" svg:y="7.8cm" svg:viewBox="0 0 20 20" svg:d="M10 20c14 0 14-20 0-20-13 0-13 20 0 20z">
          <text:p/>
        </draw:path>
        <draw:path draw:style-name="gr1" draw:text-style-name="P1" draw:layer="layout" svg:width="0.019cm" svg:height="0.019cm" svg:x="6.704cm" svg:y="7.8cm" svg:viewBox="0 0 20 20" svg:d="M10 20c14 0 14-20 0-20-13 0-13 20 0 20z">
          <text:p/>
        </draw:path>
        <draw:path draw:style-name="gr1" draw:text-style-name="P1" draw:layer="layout" svg:width="0.019cm" svg:height="0.019cm" svg:x="7.204cm" svg:y="7.8cm" svg:viewBox="0 0 20 20" svg:d="M10 20c14 0 14-20 0-20-13 0-13 20 0 20z">
          <text:p/>
        </draw:path>
        <draw:path draw:style-name="gr1" draw:text-style-name="P1" draw:layer="layout" svg:width="0.019cm" svg:height="0.019cm" svg:x="7.704cm" svg:y="7.8cm" svg:viewBox="0 0 20 20" svg:d="M10 20c14 0 14-20 0-20-13 0-13 20 0 20z">
          <text:p/>
        </draw:path>
        <draw:path draw:style-name="gr1" draw:text-style-name="P1" draw:layer="layout" svg:width="0.019cm" svg:height="0.019cm" svg:x="8.204cm" svg:y="7.8cm" svg:viewBox="0 0 20 20" svg:d="M10 20c14 0 14-20 0-20-13 0-13 20 0 20z">
          <text:p/>
        </draw:path>
        <draw:path draw:style-name="gr1" draw:text-style-name="P1" draw:layer="layout" svg:width="0.019cm" svg:height="0.019cm" svg:x="8.705cm" svg:y="7.8cm" svg:viewBox="0 0 20 20" svg:d="M10 20c14 0 14-20 0-20-13 0-13 20 0 20z">
          <text:p/>
        </draw:path>
        <draw:path draw:style-name="gr1" draw:text-style-name="P1" draw:layer="layout" svg:width="0.019cm" svg:height="0.019cm" svg:x="9.205cm" svg:y="7.8cm" svg:viewBox="0 0 20 20" svg:d="M10 20c14 0 14-20 0-20-13 0-13 20 0 20z">
          <text:p/>
        </draw:path>
        <draw:path draw:style-name="gr1" draw:text-style-name="P1" draw:layer="layout" svg:width="0.019cm" svg:height="0.019cm" svg:x="9.705cm" svg:y="7.8cm" svg:viewBox="0 0 20 20" svg:d="M10 20c14 0 14-20 0-20-13 0-13 20 0 20z">
          <text:p/>
        </draw:path>
        <draw:path draw:style-name="gr1" draw:text-style-name="P1" draw:layer="layout" svg:width="0.019cm" svg:height="0.019cm" svg:x="10.205cm" svg:y="7.8cm" svg:viewBox="0 0 20 20" svg:d="M10 20c14 0 14-20 0-20-13 0-13 20 0 20z">
          <text:p/>
        </draw:path>
        <draw:path draw:style-name="gr1" draw:text-style-name="P1" draw:layer="layout" svg:width="0.019cm" svg:height="0.019cm" svg:x="10.705cm" svg:y="7.8cm" svg:viewBox="0 0 20 20" svg:d="M10 20c14 0 14-20 0-20-13 0-13 20 0 20z">
          <text:p/>
        </draw:path>
        <draw:path draw:style-name="gr1" draw:text-style-name="P1" draw:layer="layout" svg:width="0.019cm" svg:height="0.019cm" svg:x="11.205cm" svg:y="7.8cm" svg:viewBox="0 0 20 20" svg:d="M10 20c14 0 14-20 0-20-13 0-13 20 0 20z">
          <text:p/>
        </draw:path>
        <draw:path draw:style-name="gr1" draw:text-style-name="P1" draw:layer="layout" svg:width="0.019cm" svg:height="0.019cm" svg:x="11.705cm" svg:y="7.8cm" svg:viewBox="0 0 20 20" svg:d="M10 20c14 0 14-20 0-20-13 0-13 20 0 20z">
          <text:p/>
        </draw:path>
        <draw:path draw:style-name="gr1" draw:text-style-name="P1" draw:layer="layout" svg:width="0.019cm" svg:height="0.019cm" svg:x="12.205cm" svg:y="7.8cm" svg:viewBox="0 0 20 20" svg:d="M10 20c14 0 14-20 0-20-13 0-13 20 0 20z">
          <text:p/>
        </draw:path>
        <draw:path draw:style-name="gr1" draw:text-style-name="P1" draw:layer="layout" svg:width="0.019cm" svg:height="0.019cm" svg:x="12.705cm" svg:y="7.8cm" svg:viewBox="0 0 20 20" svg:d="M10 20c14 0 14-20 0-20-13 0-13 20 0 20z">
          <text:p/>
        </draw:path>
        <draw:path draw:style-name="gr1" draw:text-style-name="P1" draw:layer="layout" svg:width="0.019cm" svg:height="0.019cm" svg:x="13.205cm" svg:y="7.8cm" svg:viewBox="0 0 20 20" svg:d="M10 20c14 0 14-20 0-20-13 0-13 20 0 20z">
          <text:p/>
        </draw:path>
        <draw:path draw:style-name="gr1" draw:text-style-name="P1" draw:layer="layout" svg:width="0.019cm" svg:height="0.019cm" svg:x="13.705cm" svg:y="7.8cm" svg:viewBox="0 0 20 20" svg:d="M10 20c14 0 14-20 0-20-13 0-13 20 0 20z">
          <text:p/>
        </draw:path>
        <draw:path draw:style-name="gr1" draw:text-style-name="P1" draw:layer="layout" svg:width="0.019cm" svg:height="0.019cm" svg:x="14.205cm" svg:y="7.8cm" svg:viewBox="0 0 20 20" svg:d="M10 20c14 0 14-20 0-20-13 0-13 20 0 20z">
          <text:p/>
        </draw:path>
        <draw:path draw:style-name="gr1" draw:text-style-name="P1" draw:layer="layout" svg:width="0.019cm" svg:height="0.019cm" svg:x="14.705cm" svg:y="7.8cm" svg:viewBox="0 0 20 20" svg:d="M10 20c14 0 14-20 0-20-13 0-13 20 0 20z">
          <text:p/>
        </draw:path>
        <draw:path draw:style-name="gr1" draw:text-style-name="P1" draw:layer="layout" svg:width="0.019cm" svg:height="0.019cm" svg:x="15.205cm" svg:y="7.8cm" svg:viewBox="0 0 20 20" svg:d="M10 20c14 0 14-20 0-20-13 0-13 20 0 20z">
          <text:p/>
        </draw:path>
        <draw:path draw:style-name="gr1" draw:text-style-name="P1" draw:layer="layout" svg:width="0.019cm" svg:height="0.019cm" svg:x="15.705cm" svg:y="7.8cm" svg:viewBox="0 0 20 20" svg:d="M10 20c14 0 14-20 0-20-13 0-13 20 0 20z">
          <text:p/>
        </draw:path>
        <draw:path draw:style-name="gr1" draw:text-style-name="P1" draw:layer="layout" svg:width="0.019cm" svg:height="0.019cm" svg:x="16.205cm" svg:y="7.8cm" svg:viewBox="0 0 20 20" svg:d="M10 20c14 0 14-20 0-20-13 0-13 20 0 20z">
          <text:p/>
        </draw:path>
        <draw:path draw:style-name="gr1" draw:text-style-name="P1" draw:layer="layout" svg:width="0.019cm" svg:height="0.019cm" svg:x="16.704cm" svg:y="7.8cm" svg:viewBox="0 0 20 20" svg:d="M10 20c14 0 14-20 0-20-13 0-13 20 0 20z">
          <text:p/>
        </draw:path>
        <draw:path draw:style-name="gr1" draw:text-style-name="P1" draw:layer="layout" svg:width="0.019cm" svg:height="0.019cm" svg:x="17.204cm" svg:y="7.8cm" svg:viewBox="0 0 20 20" svg:d="M10 20c14 0 14-20 0-20-13 0-13 20 0 20z">
          <text:p/>
        </draw:path>
        <draw:path draw:style-name="gr1" draw:text-style-name="P1" draw:layer="layout" svg:width="0.019cm" svg:height="0.019cm" svg:x="17.704cm" svg:y="7.8cm" svg:viewBox="0 0 20 20" svg:d="M10 20c14 0 14-20 0-20-13 0-13 20 0 20z">
          <text:p/>
        </draw:path>
        <draw:path draw:style-name="gr1" draw:text-style-name="P1" draw:layer="layout" svg:width="0.019cm" svg:height="0.019cm" svg:x="18.204cm" svg:y="7.8cm" svg:viewBox="0 0 20 20" svg:d="M10 20c14 0 14-20 0-20-13 0-13 20 0 20z">
          <text:p/>
        </draw:path>
        <draw:path draw:style-name="gr1" draw:text-style-name="P1" draw:layer="layout" svg:width="0.019cm" svg:height="0.019cm" svg:x="18.704cm" svg:y="7.8cm" svg:viewBox="0 0 20 20" svg:d="M10 20c14 0 14-20 0-20-13 0-13 20 0 20z">
          <text:p/>
        </draw:path>
        <draw:path draw:style-name="gr1" draw:text-style-name="P1" draw:layer="layout" svg:width="0.019cm" svg:height="0.019cm" svg:x="19.204cm" svg:y="7.8cm" svg:viewBox="0 0 20 20" svg:d="M10 20c14 0 14-20 0-20-13 0-13 20 0 20z">
          <text:p/>
        </draw:path>
        <draw:path draw:style-name="gr1" draw:text-style-name="P1" draw:layer="layout" svg:width="0.019cm" svg:height="0.019cm" svg:x="19.704cm" svg:y="7.8cm" svg:viewBox="0 0 20 20" svg:d="M10 20c14 0 14-20 0-20-13 0-13 20 0 20z">
          <text:p/>
        </draw:path>
        <draw:path draw:style-name="gr1" draw:text-style-name="P1" draw:layer="layout" svg:width="0.019cm" svg:height="0.019cm" svg:x="20.204cm" svg:y="7.8cm" svg:viewBox="0 0 20 20" svg:d="M10 20c14 0 14-20 0-20-13 0-13 20 0 20z">
          <text:p/>
        </draw:path>
        <draw:path draw:style-name="gr1" draw:text-style-name="P1" draw:layer="layout" svg:width="0.019cm" svg:height="0.019cm" svg:x="20.704cm" svg:y="7.8cm" svg:viewBox="0 0 20 20" svg:d="M10 20c14 0 14-20 0-20-13 0-13 20 0 20z">
          <text:p/>
        </draw:path>
        <draw:path draw:style-name="gr1" draw:text-style-name="P1" draw:layer="layout" svg:width="0.019cm" svg:height="0.019cm" svg:x="21.204cm" svg:y="7.8cm" svg:viewBox="0 0 20 20" svg:d="M10 20c14 0 14-20 0-20-13 0-13 20 0 20z">
          <text:p/>
        </draw:path>
        <draw:path draw:style-name="gr1" draw:text-style-name="P1" draw:layer="layout" svg:width="0.019cm" svg:height="0.019cm" svg:x="21.704cm" svg:y="7.8cm" svg:viewBox="0 0 20 20" svg:d="M10 20c14 0 14-20 0-20-13 0-13 20 0 20z">
          <text:p/>
        </draw:path>
        <draw:path draw:style-name="gr1" draw:text-style-name="P1" draw:layer="layout" svg:width="0.019cm" svg:height="0.019cm" svg:x="22.204cm" svg:y="7.8cm" svg:viewBox="0 0 20 20" svg:d="M10 20c14 0 14-20 0-20-13 0-13 20 0 20z">
          <text:p/>
        </draw:path>
        <draw:path draw:style-name="gr1" draw:text-style-name="P1" draw:layer="layout" svg:width="0.019cm" svg:height="0.019cm" svg:x="22.704cm" svg:y="7.8cm" svg:viewBox="0 0 20 20" svg:d="M10 20c14 0 14-20 0-20-13 0-13 20 0 20z">
          <text:p/>
        </draw:path>
        <draw:path draw:style-name="gr1" draw:text-style-name="P1" draw:layer="layout" svg:width="0.019cm" svg:height="0.019cm" svg:x="23.204cm" svg:y="7.8cm" svg:viewBox="0 0 20 20" svg:d="M10 20c14 0 14-20 0-20-13 0-13 20 0 20z">
          <text:p/>
        </draw:path>
        <draw:path draw:style-name="gr1" draw:text-style-name="P1" draw:layer="layout" svg:width="0.019cm" svg:height="0.019cm" svg:x="23.704cm" svg:y="7.8cm" svg:viewBox="0 0 20 20" svg:d="M10 20c14 0 14-20 0-20-13 0-13 20 0 20z">
          <text:p/>
        </draw:path>
        <draw:path draw:style-name="gr1" draw:text-style-name="P1" draw:layer="layout" svg:width="0.019cm" svg:height="0.019cm" svg:x="24.204cm" svg:y="7.8cm" svg:viewBox="0 0 20 20" svg:d="M10 20c14 0 14-20 0-20-13 0-13 20 0 20z">
          <text:p/>
        </draw:path>
        <draw:path draw:style-name="gr1" draw:text-style-name="P1" draw:layer="layout" svg:width="0.019cm" svg:height="0.019cm" svg:x="24.705cm" svg:y="7.8cm" svg:viewBox="0 0 20 20" svg:d="M10 20c14 0 14-20 0-20-13 0-13 20 0 20z">
          <text:p/>
        </draw:path>
        <draw:path draw:style-name="gr1" draw:text-style-name="P1" draw:layer="layout" svg:width="0.019cm" svg:height="0.019cm" svg:x="25.205cm" svg:y="7.8cm" svg:viewBox="0 0 20 20" svg:d="M10 20c14 0 14-20 0-20-13 0-13 20 0 20z">
          <text:p/>
        </draw:path>
        <draw:path draw:style-name="gr1" draw:text-style-name="P1" draw:layer="layout" svg:width="0.019cm" svg:height="0.019cm" svg:x="25.705cm" svg:y="7.8cm" svg:viewBox="0 0 20 20" svg:d="M10 20c14 0 14-20 0-20-13 0-13 20 0 20z">
          <text:p/>
        </draw:path>
        <draw:path draw:style-name="gr1" draw:text-style-name="P1" draw:layer="layout" svg:width="0.019cm" svg:height="0.019cm" svg:x="26.205cm" svg:y="7.8cm" svg:viewBox="0 0 20 20" svg:d="M10 20c14 0 14-20 0-20-13 0-13 20 0 20z">
          <text:p/>
        </draw:path>
        <draw:path draw:style-name="gr1" draw:text-style-name="P1" draw:layer="layout" svg:width="0.019cm" svg:height="0.019cm" svg:x="26.705cm" svg:y="7.8cm" svg:viewBox="0 0 20 20" svg:d="M10 20c14 0 14-20 0-20-13 0-13 20 0 20z">
          <text:p/>
        </draw:path>
        <draw:path draw:style-name="gr1" draw:text-style-name="P1" draw:layer="layout" svg:width="0.019cm" svg:height="0.019cm" svg:x="27.205cm" svg:y="7.8cm" svg:viewBox="0 0 20 20" svg:d="M10 20c14 0 14-20 0-20-13 0-13 20 0 20z">
          <text:p/>
        </draw:path>
        <draw:path draw:style-name="gr1" draw:text-style-name="P1" draw:layer="layout" svg:width="0.019cm" svg:height="0.019cm" svg:x="0.704cm" svg:y="7.8cm" svg:viewBox="0 0 20 20" svg:d="M10 20c14 0 14-20 0-20-13 0-13 20 0 20z">
          <text:p/>
        </draw:path>
        <draw:path draw:style-name="gr1" draw:text-style-name="P1" draw:layer="layout" svg:width="0.019cm" svg:height="0.019cm" svg:x="1.204cm" svg:y="7.8cm" svg:viewBox="0 0 20 20" svg:d="M10 20c14 0 14-20 0-20-13 0-13 20 0 20z">
          <text:p/>
        </draw:path>
        <draw:path draw:style-name="gr1" draw:text-style-name="P1" draw:layer="layout" svg:width="0.019cm" svg:height="0.019cm" svg:x="1.704cm" svg:y="7.8cm" svg:viewBox="0 0 20 20" svg:d="M10 20c14 0 14-20 0-20-13 0-13 20 0 20z">
          <text:p/>
        </draw:path>
        <draw:path draw:style-name="gr1" draw:text-style-name="P1" draw:layer="layout" svg:width="0.019cm" svg:height="0.019cm" svg:x="2.204cm" svg:y="7.8cm" svg:viewBox="0 0 20 20" svg:d="M10 20c14 0 14-20 0-20-13 0-13 20 0 20z">
          <text:p/>
        </draw:path>
        <draw:path draw:style-name="gr1" draw:text-style-name="P1" draw:layer="layout" svg:width="0.019cm" svg:height="0.019cm" svg:x="2.704cm" svg:y="7.8cm" svg:viewBox="0 0 20 20" svg:d="M10 20c14 0 14-20 0-20-13 0-13 20 0 20z">
          <text:p/>
        </draw:path>
        <draw:path draw:style-name="gr1" draw:text-style-name="P1" draw:layer="layout" svg:width="0.019cm" svg:height="0.019cm" svg:x="3.204cm" svg:y="7.8cm" svg:viewBox="0 0 20 20" svg:d="M10 20c14 0 14-20 0-20-13 0-13 20 0 20z">
          <text:p/>
        </draw:path>
        <draw:path draw:style-name="gr1" draw:text-style-name="P1" draw:layer="layout" svg:width="0.019cm" svg:height="0.019cm" svg:x="3.704cm" svg:y="7.8cm" svg:viewBox="0 0 20 20" svg:d="M10 20c14 0 14-20 0-20-13 0-13 20 0 20z">
          <text:p/>
        </draw:path>
        <draw:path draw:style-name="gr1" draw:text-style-name="P1" draw:layer="layout" svg:width="0.019cm" svg:height="0.019cm" svg:x="4.204cm" svg:y="7.8cm" svg:viewBox="0 0 20 20" svg:d="M10 20c14 0 14-20 0-20-13 0-13 20 0 20z">
          <text:p/>
        </draw:path>
        <draw:path draw:style-name="gr1" draw:text-style-name="P1" draw:layer="layout" svg:width="0.019cm" svg:height="0.019cm" svg:x="4.704cm" svg:y="7.8cm" svg:viewBox="0 0 20 20" svg:d="M10 20c14 0 14-20 0-20-13 0-13 20 0 20z">
          <text:p/>
        </draw:path>
        <draw:path draw:style-name="gr1" draw:text-style-name="P1" draw:layer="layout" svg:width="0.019cm" svg:height="0.019cm" svg:x="5.204cm" svg:y="7.8cm" svg:viewBox="0 0 20 20" svg:d="M10 20c14 0 14-20 0-20-13 0-13 20 0 20z">
          <text:p/>
        </draw:path>
        <draw:path draw:style-name="gr1" draw:text-style-name="P1" draw:layer="layout" svg:width="0.019cm" svg:height="0.019cm" svg:x="5.704cm" svg:y="7.8cm" svg:viewBox="0 0 20 20" svg:d="M10 20c14 0 14-20 0-20-13 0-13 20 0 20z">
          <text:p/>
        </draw:path>
        <draw:path draw:style-name="gr1" draw:text-style-name="P1" draw:layer="layout" svg:width="0.019cm" svg:height="0.019cm" svg:x="6.204cm" svg:y="7.8cm" svg:viewBox="0 0 20 20" svg:d="M10 20c14 0 14-20 0-20-13 0-13 20 0 20z">
          <text:p/>
        </draw:path>
        <draw:path draw:style-name="gr1" draw:text-style-name="P1" draw:layer="layout" svg:width="0.019cm" svg:height="0.019cm" svg:x="6.704cm" svg:y="7.8cm" svg:viewBox="0 0 20 20" svg:d="M10 20c14 0 14-20 0-20-13 0-13 20 0 20z">
          <text:p/>
        </draw:path>
        <draw:path draw:style-name="gr1" draw:text-style-name="P1" draw:layer="layout" svg:width="0.019cm" svg:height="0.019cm" svg:x="7.204cm" svg:y="7.8cm" svg:viewBox="0 0 20 20" svg:d="M10 20c14 0 14-20 0-20-13 0-13 20 0 20z">
          <text:p/>
        </draw:path>
        <draw:path draw:style-name="gr1" draw:text-style-name="P1" draw:layer="layout" svg:width="0.019cm" svg:height="0.019cm" svg:x="7.704cm" svg:y="7.8cm" svg:viewBox="0 0 20 20" svg:d="M10 20c14 0 14-20 0-20-13 0-13 20 0 20z">
          <text:p/>
        </draw:path>
        <draw:path draw:style-name="gr1" draw:text-style-name="P1" draw:layer="layout" svg:width="0.019cm" svg:height="0.019cm" svg:x="8.204cm" svg:y="7.8cm" svg:viewBox="0 0 20 20" svg:d="M10 20c14 0 14-20 0-20-13 0-13 20 0 20z">
          <text:p/>
        </draw:path>
        <draw:path draw:style-name="gr1" draw:text-style-name="P1" draw:layer="layout" svg:width="0.019cm" svg:height="0.019cm" svg:x="8.705cm" svg:y="7.8cm" svg:viewBox="0 0 20 20" svg:d="M10 20c14 0 14-20 0-20-13 0-13 20 0 20z">
          <text:p/>
        </draw:path>
        <draw:path draw:style-name="gr1" draw:text-style-name="P1" draw:layer="layout" svg:width="0.019cm" svg:height="0.019cm" svg:x="9.205cm" svg:y="7.8cm" svg:viewBox="0 0 20 20" svg:d="M10 20c14 0 14-20 0-20-13 0-13 20 0 20z">
          <text:p/>
        </draw:path>
        <draw:path draw:style-name="gr1" draw:text-style-name="P1" draw:layer="layout" svg:width="0.019cm" svg:height="0.019cm" svg:x="9.705cm" svg:y="7.8cm" svg:viewBox="0 0 20 20" svg:d="M10 20c14 0 14-20 0-20-13 0-13 20 0 20z">
          <text:p/>
        </draw:path>
        <draw:path draw:style-name="gr1" draw:text-style-name="P1" draw:layer="layout" svg:width="0.019cm" svg:height="0.019cm" svg:x="10.205cm" svg:y="7.8cm" svg:viewBox="0 0 20 20" svg:d="M10 20c14 0 14-20 0-20-13 0-13 20 0 20z">
          <text:p/>
        </draw:path>
        <draw:path draw:style-name="gr1" draw:text-style-name="P1" draw:layer="layout" svg:width="0.019cm" svg:height="0.019cm" svg:x="10.705cm" svg:y="7.8cm" svg:viewBox="0 0 20 20" svg:d="M10 20c14 0 14-20 0-20-13 0-13 20 0 20z">
          <text:p/>
        </draw:path>
        <draw:path draw:style-name="gr1" draw:text-style-name="P1" draw:layer="layout" svg:width="0.019cm" svg:height="0.019cm" svg:x="11.205cm" svg:y="7.8cm" svg:viewBox="0 0 20 20" svg:d="M10 20c14 0 14-20 0-20-13 0-13 20 0 20z">
          <text:p/>
        </draw:path>
        <draw:path draw:style-name="gr1" draw:text-style-name="P1" draw:layer="layout" svg:width="0.019cm" svg:height="0.019cm" svg:x="11.705cm" svg:y="7.8cm" svg:viewBox="0 0 20 20" svg:d="M10 20c14 0 14-20 0-20-13 0-13 20 0 20z">
          <text:p/>
        </draw:path>
        <draw:path draw:style-name="gr1" draw:text-style-name="P1" draw:layer="layout" svg:width="0.019cm" svg:height="0.019cm" svg:x="12.205cm" svg:y="7.8cm" svg:viewBox="0 0 20 20" svg:d="M10 20c14 0 14-20 0-20-13 0-13 20 0 20z">
          <text:p/>
        </draw:path>
        <draw:path draw:style-name="gr1" draw:text-style-name="P1" draw:layer="layout" svg:width="0.019cm" svg:height="0.019cm" svg:x="12.705cm" svg:y="7.8cm" svg:viewBox="0 0 20 20" svg:d="M10 20c14 0 14-20 0-20-13 0-13 20 0 20z">
          <text:p/>
        </draw:path>
        <draw:path draw:style-name="gr1" draw:text-style-name="P1" draw:layer="layout" svg:width="0.019cm" svg:height="0.019cm" svg:x="13.205cm" svg:y="7.8cm" svg:viewBox="0 0 20 20" svg:d="M10 20c14 0 14-20 0-20-13 0-13 20 0 20z">
          <text:p/>
        </draw:path>
        <draw:path draw:style-name="gr1" draw:text-style-name="P1" draw:layer="layout" svg:width="0.019cm" svg:height="0.019cm" svg:x="13.705cm" svg:y="7.8cm" svg:viewBox="0 0 20 20" svg:d="M10 20c14 0 14-20 0-20-13 0-13 20 0 20z">
          <text:p/>
        </draw:path>
        <draw:path draw:style-name="gr1" draw:text-style-name="P1" draw:layer="layout" svg:width="0.019cm" svg:height="0.019cm" svg:x="14.205cm" svg:y="7.8cm" svg:viewBox="0 0 20 20" svg:d="M10 20c14 0 14-20 0-20-13 0-13 20 0 20z">
          <text:p/>
        </draw:path>
        <draw:path draw:style-name="gr1" draw:text-style-name="P1" draw:layer="layout" svg:width="0.019cm" svg:height="0.019cm" svg:x="14.705cm" svg:y="7.8cm" svg:viewBox="0 0 20 20" svg:d="M10 20c14 0 14-20 0-20-13 0-13 20 0 20z">
          <text:p/>
        </draw:path>
        <draw:path draw:style-name="gr1" draw:text-style-name="P1" draw:layer="layout" svg:width="0.019cm" svg:height="0.019cm" svg:x="15.205cm" svg:y="7.8cm" svg:viewBox="0 0 20 20" svg:d="M10 20c14 0 14-20 0-20-13 0-13 20 0 20z">
          <text:p/>
        </draw:path>
        <draw:path draw:style-name="gr1" draw:text-style-name="P1" draw:layer="layout" svg:width="0.019cm" svg:height="0.019cm" svg:x="15.705cm" svg:y="7.8cm" svg:viewBox="0 0 20 20" svg:d="M10 20c14 0 14-20 0-20-13 0-13 20 0 20z">
          <text:p/>
        </draw:path>
        <draw:path draw:style-name="gr1" draw:text-style-name="P1" draw:layer="layout" svg:width="0.019cm" svg:height="0.019cm" svg:x="16.205cm" svg:y="7.8cm" svg:viewBox="0 0 20 20" svg:d="M10 20c14 0 14-20 0-20-13 0-13 20 0 20z">
          <text:p/>
        </draw:path>
        <draw:path draw:style-name="gr1" draw:text-style-name="P1" draw:layer="layout" svg:width="0.019cm" svg:height="0.019cm" svg:x="0.701cm" svg:y="8.3cm" svg:viewBox="0 0 20 20" svg:d="M10 20c14 0 14-20 0-20-13 0-13 20 0 20z">
          <text:p/>
        </draw:path>
        <draw:path draw:style-name="gr1" draw:text-style-name="P1" draw:layer="layout" svg:width="0.019cm" svg:height="0.019cm" svg:x="1.201cm" svg:y="8.3cm" svg:viewBox="0 0 20 20" svg:d="M10 20c14 0 14-20 0-20-13 0-13 20 0 20z">
          <text:p/>
        </draw:path>
        <draw:path draw:style-name="gr1" draw:text-style-name="P1" draw:layer="layout" svg:width="0.019cm" svg:height="0.019cm" svg:x="1.701cm" svg:y="8.3cm" svg:viewBox="0 0 20 20" svg:d="M10 20c14 0 14-20 0-20-13 0-13 20 0 20z">
          <text:p/>
        </draw:path>
        <draw:path draw:style-name="gr1" draw:text-style-name="P1" draw:layer="layout" svg:width="0.019cm" svg:height="0.019cm" svg:x="2.201cm" svg:y="8.3cm" svg:viewBox="0 0 20 20" svg:d="M10 20c14 0 14-20 0-20-13 0-13 20 0 20z">
          <text:p/>
        </draw:path>
        <draw:path draw:style-name="gr1" draw:text-style-name="P1" draw:layer="layout" svg:width="0.019cm" svg:height="0.019cm" svg:x="2.701cm" svg:y="8.3cm" svg:viewBox="0 0 20 20" svg:d="M10 20c14 0 14-20 0-20-13 0-13 20 0 20z">
          <text:p/>
        </draw:path>
        <draw:path draw:style-name="gr1" draw:text-style-name="P1" draw:layer="layout" svg:width="0.019cm" svg:height="0.019cm" svg:x="3.201cm" svg:y="8.3cm" svg:viewBox="0 0 20 20" svg:d="M10 20c14 0 14-20 0-20-13 0-13 20 0 20z">
          <text:p/>
        </draw:path>
        <draw:path draw:style-name="gr1" draw:text-style-name="P1" draw:layer="layout" svg:width="0.019cm" svg:height="0.019cm" svg:x="3.701cm" svg:y="8.3cm" svg:viewBox="0 0 20 20" svg:d="M10 20c14 0 14-20 0-20-13 0-13 20 0 20z">
          <text:p/>
        </draw:path>
        <draw:path draw:style-name="gr1" draw:text-style-name="P1" draw:layer="layout" svg:width="0.019cm" svg:height="0.019cm" svg:x="4.201cm" svg:y="8.3cm" svg:viewBox="0 0 20 20" svg:d="M10 20c14 0 14-20 0-20-13 0-13 20 0 20z">
          <text:p/>
        </draw:path>
        <draw:path draw:style-name="gr1" draw:text-style-name="P1" draw:layer="layout" svg:width="0.019cm" svg:height="0.019cm" svg:x="4.701cm" svg:y="8.3cm" svg:viewBox="0 0 20 20" svg:d="M10 20c14 0 14-20 0-20-13 0-13 20 0 20z">
          <text:p/>
        </draw:path>
        <draw:path draw:style-name="gr1" draw:text-style-name="P1" draw:layer="layout" svg:width="0.019cm" svg:height="0.019cm" svg:x="5.201cm" svg:y="8.3cm" svg:viewBox="0 0 20 20" svg:d="M10 20c14 0 14-20 0-20-13 0-13 20 0 20z">
          <text:p/>
        </draw:path>
        <draw:path draw:style-name="gr1" draw:text-style-name="P1" draw:layer="layout" svg:width="0.019cm" svg:height="0.019cm" svg:x="5.701cm" svg:y="8.3cm" svg:viewBox="0 0 20 20" svg:d="M10 20c14 0 14-20 0-20-13 0-13 20 0 20z">
          <text:p/>
        </draw:path>
        <draw:path draw:style-name="gr1" draw:text-style-name="P1" draw:layer="layout" svg:width="0.019cm" svg:height="0.019cm" svg:x="6.201cm" svg:y="8.3cm" svg:viewBox="0 0 20 20" svg:d="M10 20c14 0 14-20 0-20-13 0-13 20 0 20z">
          <text:p/>
        </draw:path>
        <draw:path draw:style-name="gr1" draw:text-style-name="P1" draw:layer="layout" svg:width="0.019cm" svg:height="0.019cm" svg:x="6.701cm" svg:y="8.3cm" svg:viewBox="0 0 20 20" svg:d="M10 20c14 0 14-20 0-20-13 0-13 20 0 20z">
          <text:p/>
        </draw:path>
        <draw:path draw:style-name="gr1" draw:text-style-name="P1" draw:layer="layout" svg:width="0.019cm" svg:height="0.019cm" svg:x="7.201cm" svg:y="8.3cm" svg:viewBox="0 0 20 20" svg:d="M10 20c14 0 14-20 0-20-13 0-13 20 0 20z">
          <text:p/>
        </draw:path>
        <draw:path draw:style-name="gr1" draw:text-style-name="P1" draw:layer="layout" svg:width="0.019cm" svg:height="0.019cm" svg:x="7.701cm" svg:y="8.3cm" svg:viewBox="0 0 20 20" svg:d="M10 20c14 0 14-20 0-20-13 0-13 20 0 20z">
          <text:p/>
        </draw:path>
        <draw:path draw:style-name="gr1" draw:text-style-name="P1" draw:layer="layout" svg:width="0.019cm" svg:height="0.019cm" svg:x="8.201cm" svg:y="8.3cm" svg:viewBox="0 0 20 20" svg:d="M10 20c14 0 14-20 0-20-13 0-13 20 0 20z">
          <text:p/>
        </draw:path>
        <draw:path draw:style-name="gr1" draw:text-style-name="P1" draw:layer="layout" svg:width="0.019cm" svg:height="0.019cm" svg:x="8.702cm" svg:y="8.3cm" svg:viewBox="0 0 20 20" svg:d="M10 20c14 0 14-20 0-20-13 0-13 20 0 20z">
          <text:p/>
        </draw:path>
        <draw:path draw:style-name="gr1" draw:text-style-name="P1" draw:layer="layout" svg:width="0.019cm" svg:height="0.019cm" svg:x="9.202cm" svg:y="8.3cm" svg:viewBox="0 0 20 20" svg:d="M10 20c14 0 14-20 0-20-13 0-13 20 0 20z">
          <text:p/>
        </draw:path>
        <draw:path draw:style-name="gr1" draw:text-style-name="P1" draw:layer="layout" svg:width="0.019cm" svg:height="0.019cm" svg:x="9.702cm" svg:y="8.3cm" svg:viewBox="0 0 20 20" svg:d="M10 20c14 0 14-20 0-20-13 0-13 20 0 20z">
          <text:p/>
        </draw:path>
        <draw:path draw:style-name="gr1" draw:text-style-name="P1" draw:layer="layout" svg:width="0.019cm" svg:height="0.019cm" svg:x="10.202cm" svg:y="8.3cm" svg:viewBox="0 0 20 20" svg:d="M10 20c14 0 14-20 0-20-13 0-13 20 0 20z">
          <text:p/>
        </draw:path>
        <draw:path draw:style-name="gr1" draw:text-style-name="P1" draw:layer="layout" svg:width="0.019cm" svg:height="0.019cm" svg:x="10.702cm" svg:y="8.3cm" svg:viewBox="0 0 20 20" svg:d="M10 20c14 0 14-20 0-20-13 0-13 20 0 20z">
          <text:p/>
        </draw:path>
        <draw:path draw:style-name="gr1" draw:text-style-name="P1" draw:layer="layout" svg:width="0.019cm" svg:height="0.019cm" svg:x="11.202cm" svg:y="8.3cm" svg:viewBox="0 0 20 20" svg:d="M10 20c14 0 14-20 0-20-13 0-13 20 0 20z">
          <text:p/>
        </draw:path>
        <draw:path draw:style-name="gr1" draw:text-style-name="P1" draw:layer="layout" svg:width="0.019cm" svg:height="0.019cm" svg:x="11.702cm" svg:y="8.3cm" svg:viewBox="0 0 20 20" svg:d="M10 20c14 0 14-20 0-20-13 0-13 20 0 20z">
          <text:p/>
        </draw:path>
        <draw:path draw:style-name="gr1" draw:text-style-name="P1" draw:layer="layout" svg:width="0.019cm" svg:height="0.019cm" svg:x="12.202cm" svg:y="8.3cm" svg:viewBox="0 0 20 20" svg:d="M10 20c14 0 14-20 0-20-13 0-13 20 0 20z">
          <text:p/>
        </draw:path>
        <draw:path draw:style-name="gr1" draw:text-style-name="P1" draw:layer="layout" svg:width="0.019cm" svg:height="0.019cm" svg:x="12.702cm" svg:y="8.3cm" svg:viewBox="0 0 20 20" svg:d="M10 20c14 0 14-20 0-20-13 0-13 20 0 20z">
          <text:p/>
        </draw:path>
        <draw:path draw:style-name="gr1" draw:text-style-name="P1" draw:layer="layout" svg:width="0.019cm" svg:height="0.019cm" svg:x="13.202cm" svg:y="8.3cm" svg:viewBox="0 0 20 20" svg:d="M10 20c14 0 14-20 0-20-13 0-13 20 0 20z">
          <text:p/>
        </draw:path>
        <draw:path draw:style-name="gr1" draw:text-style-name="P1" draw:layer="layout" svg:width="0.019cm" svg:height="0.019cm" svg:x="13.702cm" svg:y="8.3cm" svg:viewBox="0 0 20 20" svg:d="M10 20c14 0 14-20 0-20-13 0-13 20 0 20z">
          <text:p/>
        </draw:path>
        <draw:path draw:style-name="gr1" draw:text-style-name="P1" draw:layer="layout" svg:width="0.019cm" svg:height="0.019cm" svg:x="14.202cm" svg:y="8.3cm" svg:viewBox="0 0 20 20" svg:d="M10 20c14 0 14-20 0-20-13 0-13 20 0 20z">
          <text:p/>
        </draw:path>
        <draw:path draw:style-name="gr1" draw:text-style-name="P1" draw:layer="layout" svg:width="0.019cm" svg:height="0.019cm" svg:x="14.702cm" svg:y="8.3cm" svg:viewBox="0 0 20 20" svg:d="M10 20c14 0 14-20 0-20-13 0-13 20 0 20z">
          <text:p/>
        </draw:path>
        <draw:path draw:style-name="gr1" draw:text-style-name="P1" draw:layer="layout" svg:width="0.019cm" svg:height="0.019cm" svg:x="15.202cm" svg:y="8.3cm" svg:viewBox="0 0 20 20" svg:d="M10 20c14 0 14-20 0-20-13 0-13 20 0 20z">
          <text:p/>
        </draw:path>
        <draw:path draw:style-name="gr1" draw:text-style-name="P1" draw:layer="layout" svg:width="0.019cm" svg:height="0.019cm" svg:x="15.702cm" svg:y="8.3cm" svg:viewBox="0 0 20 20" svg:d="M10 20c14 0 14-20 0-20-13 0-13 20 0 20z">
          <text:p/>
        </draw:path>
        <draw:path draw:style-name="gr1" draw:text-style-name="P1" draw:layer="layout" svg:width="0.019cm" svg:height="0.019cm" svg:x="16.202cm" svg:y="8.3cm" svg:viewBox="0 0 20 20" svg:d="M10 20c14 0 14-20 0-20-13 0-13 20 0 20z">
          <text:p/>
        </draw:path>
        <draw:path draw:style-name="gr1" draw:text-style-name="P1" draw:layer="layout" svg:width="0.019cm" svg:height="0.019cm" svg:x="16.701cm" svg:y="8.3cm" svg:viewBox="0 0 20 20" svg:d="M10 20c14 0 14-20 0-20-13 0-13 20 0 20z">
          <text:p/>
        </draw:path>
        <draw:path draw:style-name="gr1" draw:text-style-name="P1" draw:layer="layout" svg:width="0.019cm" svg:height="0.019cm" svg:x="17.201cm" svg:y="8.3cm" svg:viewBox="0 0 20 20" svg:d="M10 20c14 0 14-20 0-20-13 0-13 20 0 20z">
          <text:p/>
        </draw:path>
        <draw:path draw:style-name="gr1" draw:text-style-name="P1" draw:layer="layout" svg:width="0.019cm" svg:height="0.019cm" svg:x="17.701cm" svg:y="8.3cm" svg:viewBox="0 0 20 20" svg:d="M10 20c14 0 14-20 0-20-13 0-13 20 0 20z">
          <text:p/>
        </draw:path>
        <draw:path draw:style-name="gr1" draw:text-style-name="P1" draw:layer="layout" svg:width="0.019cm" svg:height="0.019cm" svg:x="18.201cm" svg:y="8.3cm" svg:viewBox="0 0 20 20" svg:d="M10 20c14 0 14-20 0-20-13 0-13 20 0 20z">
          <text:p/>
        </draw:path>
        <draw:path draw:style-name="gr1" draw:text-style-name="P1" draw:layer="layout" svg:width="0.019cm" svg:height="0.019cm" svg:x="18.701cm" svg:y="8.3cm" svg:viewBox="0 0 20 20" svg:d="M10 20c14 0 14-20 0-20-13 0-13 20 0 20z">
          <text:p/>
        </draw:path>
        <draw:path draw:style-name="gr1" draw:text-style-name="P1" draw:layer="layout" svg:width="0.019cm" svg:height="0.019cm" svg:x="19.201cm" svg:y="8.3cm" svg:viewBox="0 0 20 20" svg:d="M10 20c14 0 14-20 0-20-13 0-13 20 0 20z">
          <text:p/>
        </draw:path>
        <draw:path draw:style-name="gr1" draw:text-style-name="P1" draw:layer="layout" svg:width="0.019cm" svg:height="0.019cm" svg:x="19.701cm" svg:y="8.3cm" svg:viewBox="0 0 20 20" svg:d="M10 20c14 0 14-20 0-20-13 0-13 20 0 20z">
          <text:p/>
        </draw:path>
        <draw:path draw:style-name="gr1" draw:text-style-name="P1" draw:layer="layout" svg:width="0.019cm" svg:height="0.019cm" svg:x="20.201cm" svg:y="8.3cm" svg:viewBox="0 0 20 20" svg:d="M10 20c14 0 14-20 0-20-13 0-13 20 0 20z">
          <text:p/>
        </draw:path>
        <draw:path draw:style-name="gr1" draw:text-style-name="P1" draw:layer="layout" svg:width="0.019cm" svg:height="0.019cm" svg:x="20.701cm" svg:y="8.3cm" svg:viewBox="0 0 20 20" svg:d="M10 20c14 0 14-20 0-20-13 0-13 20 0 20z">
          <text:p/>
        </draw:path>
        <draw:path draw:style-name="gr1" draw:text-style-name="P1" draw:layer="layout" svg:width="0.019cm" svg:height="0.019cm" svg:x="21.201cm" svg:y="8.3cm" svg:viewBox="0 0 20 20" svg:d="M10 20c14 0 14-20 0-20-13 0-13 20 0 20z">
          <text:p/>
        </draw:path>
        <draw:path draw:style-name="gr1" draw:text-style-name="P1" draw:layer="layout" svg:width="0.019cm" svg:height="0.019cm" svg:x="21.701cm" svg:y="8.3cm" svg:viewBox="0 0 20 20" svg:d="M10 20c14 0 14-20 0-20-13 0-13 20 0 20z">
          <text:p/>
        </draw:path>
        <draw:path draw:style-name="gr1" draw:text-style-name="P1" draw:layer="layout" svg:width="0.019cm" svg:height="0.019cm" svg:x="22.201cm" svg:y="8.3cm" svg:viewBox="0 0 20 20" svg:d="M10 20c14 0 14-20 0-20-13 0-13 20 0 20z">
          <text:p/>
        </draw:path>
        <draw:path draw:style-name="gr1" draw:text-style-name="P1" draw:layer="layout" svg:width="0.019cm" svg:height="0.019cm" svg:x="22.701cm" svg:y="8.3cm" svg:viewBox="0 0 20 20" svg:d="M10 20c14 0 14-20 0-20-13 0-13 20 0 20z">
          <text:p/>
        </draw:path>
        <draw:path draw:style-name="gr1" draw:text-style-name="P1" draw:layer="layout" svg:width="0.019cm" svg:height="0.019cm" svg:x="23.201cm" svg:y="8.3cm" svg:viewBox="0 0 20 20" svg:d="M10 20c14 0 14-20 0-20-13 0-13 20 0 20z">
          <text:p/>
        </draw:path>
        <draw:path draw:style-name="gr1" draw:text-style-name="P1" draw:layer="layout" svg:width="0.019cm" svg:height="0.019cm" svg:x="23.701cm" svg:y="8.3cm" svg:viewBox="0 0 20 20" svg:d="M10 20c14 0 14-20 0-20-13 0-13 20 0 20z">
          <text:p/>
        </draw:path>
        <draw:path draw:style-name="gr1" draw:text-style-name="P1" draw:layer="layout" svg:width="0.019cm" svg:height="0.019cm" svg:x="24.201cm" svg:y="8.3cm" svg:viewBox="0 0 20 20" svg:d="M10 20c14 0 14-20 0-20-13 0-13 20 0 20z">
          <text:p/>
        </draw:path>
        <draw:path draw:style-name="gr1" draw:text-style-name="P1" draw:layer="layout" svg:width="0.019cm" svg:height="0.019cm" svg:x="24.702cm" svg:y="8.3cm" svg:viewBox="0 0 20 20" svg:d="M10 20c14 0 14-20 0-20-13 0-13 20 0 20z">
          <text:p/>
        </draw:path>
        <draw:path draw:style-name="gr1" draw:text-style-name="P1" draw:layer="layout" svg:width="0.019cm" svg:height="0.019cm" svg:x="25.202cm" svg:y="8.3cm" svg:viewBox="0 0 20 20" svg:d="M10 20c14 0 14-20 0-20-13 0-13 20 0 20z">
          <text:p/>
        </draw:path>
        <draw:path draw:style-name="gr1" draw:text-style-name="P1" draw:layer="layout" svg:width="0.019cm" svg:height="0.019cm" svg:x="25.702cm" svg:y="8.3cm" svg:viewBox="0 0 20 20" svg:d="M10 20c14 0 14-20 0-20-13 0-13 20 0 20z">
          <text:p/>
        </draw:path>
        <draw:path draw:style-name="gr1" draw:text-style-name="P1" draw:layer="layout" svg:width="0.019cm" svg:height="0.019cm" svg:x="26.202cm" svg:y="8.3cm" svg:viewBox="0 0 20 20" svg:d="M10 20c14 0 14-20 0-20-13 0-13 20 0 20z">
          <text:p/>
        </draw:path>
        <draw:path draw:style-name="gr1" draw:text-style-name="P1" draw:layer="layout" svg:width="0.019cm" svg:height="0.019cm" svg:x="26.702cm" svg:y="8.3cm" svg:viewBox="0 0 20 20" svg:d="M10 20c14 0 14-20 0-20-13 0-13 20 0 20z">
          <text:p/>
        </draw:path>
        <draw:path draw:style-name="gr1" draw:text-style-name="P1" draw:layer="layout" svg:width="0.019cm" svg:height="0.019cm" svg:x="27.202cm" svg:y="8.3cm" svg:viewBox="0 0 20 20" svg:d="M10 20c14 0 14-20 0-20-13 0-13 20 0 20z">
          <text:p/>
        </draw:path>
        <draw:path draw:style-name="gr1" draw:text-style-name="P1" draw:layer="layout" svg:width="0.019cm" svg:height="0.019cm" svg:x="0.701cm" svg:y="8.3cm" svg:viewBox="0 0 20 20" svg:d="M10 20c14 0 14-20 0-20-13 0-13 20 0 20z">
          <text:p/>
        </draw:path>
        <draw:path draw:style-name="gr1" draw:text-style-name="P1" draw:layer="layout" svg:width="0.019cm" svg:height="0.019cm" svg:x="1.201cm" svg:y="8.3cm" svg:viewBox="0 0 20 20" svg:d="M10 20c14 0 14-20 0-20-13 0-13 20 0 20z">
          <text:p/>
        </draw:path>
        <draw:path draw:style-name="gr1" draw:text-style-name="P1" draw:layer="layout" svg:width="0.019cm" svg:height="0.019cm" svg:x="1.701cm" svg:y="8.3cm" svg:viewBox="0 0 20 20" svg:d="M10 20c14 0 14-20 0-20-13 0-13 20 0 20z">
          <text:p/>
        </draw:path>
        <draw:path draw:style-name="gr1" draw:text-style-name="P1" draw:layer="layout" svg:width="0.019cm" svg:height="0.019cm" svg:x="2.201cm" svg:y="8.3cm" svg:viewBox="0 0 20 20" svg:d="M10 20c14 0 14-20 0-20-13 0-13 20 0 20z">
          <text:p/>
        </draw:path>
        <draw:path draw:style-name="gr1" draw:text-style-name="P1" draw:layer="layout" svg:width="0.019cm" svg:height="0.019cm" svg:x="2.701cm" svg:y="8.3cm" svg:viewBox="0 0 20 20" svg:d="M10 20c14 0 14-20 0-20-13 0-13 20 0 20z">
          <text:p/>
        </draw:path>
        <draw:path draw:style-name="gr1" draw:text-style-name="P1" draw:layer="layout" svg:width="0.019cm" svg:height="0.019cm" svg:x="3.201cm" svg:y="8.3cm" svg:viewBox="0 0 20 20" svg:d="M10 20c14 0 14-20 0-20-13 0-13 20 0 20z">
          <text:p/>
        </draw:path>
        <draw:path draw:style-name="gr1" draw:text-style-name="P1" draw:layer="layout" svg:width="0.019cm" svg:height="0.019cm" svg:x="3.701cm" svg:y="8.3cm" svg:viewBox="0 0 20 20" svg:d="M10 20c14 0 14-20 0-20-13 0-13 20 0 20z">
          <text:p/>
        </draw:path>
        <draw:path draw:style-name="gr1" draw:text-style-name="P1" draw:layer="layout" svg:width="0.019cm" svg:height="0.019cm" svg:x="4.201cm" svg:y="8.3cm" svg:viewBox="0 0 20 20" svg:d="M10 20c14 0 14-20 0-20-13 0-13 20 0 20z">
          <text:p/>
        </draw:path>
        <draw:path draw:style-name="gr1" draw:text-style-name="P1" draw:layer="layout" svg:width="0.019cm" svg:height="0.019cm" svg:x="4.701cm" svg:y="8.3cm" svg:viewBox="0 0 20 20" svg:d="M10 20c14 0 14-20 0-20-13 0-13 20 0 20z">
          <text:p/>
        </draw:path>
        <draw:path draw:style-name="gr1" draw:text-style-name="P1" draw:layer="layout" svg:width="0.019cm" svg:height="0.019cm" svg:x="5.201cm" svg:y="8.3cm" svg:viewBox="0 0 20 20" svg:d="M10 20c14 0 14-20 0-20-13 0-13 20 0 20z">
          <text:p/>
        </draw:path>
        <draw:path draw:style-name="gr1" draw:text-style-name="P1" draw:layer="layout" svg:width="0.019cm" svg:height="0.019cm" svg:x="5.701cm" svg:y="8.3cm" svg:viewBox="0 0 20 20" svg:d="M10 20c14 0 14-20 0-20-13 0-13 20 0 20z">
          <text:p/>
        </draw:path>
        <draw:path draw:style-name="gr1" draw:text-style-name="P1" draw:layer="layout" svg:width="0.019cm" svg:height="0.019cm" svg:x="6.201cm" svg:y="8.3cm" svg:viewBox="0 0 20 20" svg:d="M10 20c14 0 14-20 0-20-13 0-13 20 0 20z">
          <text:p/>
        </draw:path>
        <draw:path draw:style-name="gr1" draw:text-style-name="P1" draw:layer="layout" svg:width="0.019cm" svg:height="0.019cm" svg:x="6.701cm" svg:y="8.3cm" svg:viewBox="0 0 20 20" svg:d="M10 20c14 0 14-20 0-20-13 0-13 20 0 20z">
          <text:p/>
        </draw:path>
        <draw:path draw:style-name="gr1" draw:text-style-name="P1" draw:layer="layout" svg:width="0.019cm" svg:height="0.019cm" svg:x="7.201cm" svg:y="8.3cm" svg:viewBox="0 0 20 20" svg:d="M10 20c14 0 14-20 0-20-13 0-13 20 0 20z">
          <text:p/>
        </draw:path>
        <draw:path draw:style-name="gr1" draw:text-style-name="P1" draw:layer="layout" svg:width="0.019cm" svg:height="0.019cm" svg:x="7.701cm" svg:y="8.3cm" svg:viewBox="0 0 20 20" svg:d="M10 20c14 0 14-20 0-20-13 0-13 20 0 20z">
          <text:p/>
        </draw:path>
        <draw:path draw:style-name="gr1" draw:text-style-name="P1" draw:layer="layout" svg:width="0.019cm" svg:height="0.019cm" svg:x="8.201cm" svg:y="8.3cm" svg:viewBox="0 0 20 20" svg:d="M10 20c14 0 14-20 0-20-13 0-13 20 0 20z">
          <text:p/>
        </draw:path>
        <draw:path draw:style-name="gr1" draw:text-style-name="P1" draw:layer="layout" svg:width="0.019cm" svg:height="0.019cm" svg:x="8.702cm" svg:y="8.3cm" svg:viewBox="0 0 20 20" svg:d="M10 20c14 0 14-20 0-20-13 0-13 20 0 20z">
          <text:p/>
        </draw:path>
        <draw:path draw:style-name="gr1" draw:text-style-name="P1" draw:layer="layout" svg:width="0.019cm" svg:height="0.019cm" svg:x="9.202cm" svg:y="8.3cm" svg:viewBox="0 0 20 20" svg:d="M10 20c14 0 14-20 0-20-13 0-13 20 0 20z">
          <text:p/>
        </draw:path>
        <draw:path draw:style-name="gr1" draw:text-style-name="P1" draw:layer="layout" svg:width="0.019cm" svg:height="0.019cm" svg:x="9.702cm" svg:y="8.3cm" svg:viewBox="0 0 20 20" svg:d="M10 20c14 0 14-20 0-20-13 0-13 20 0 20z">
          <text:p/>
        </draw:path>
        <draw:path draw:style-name="gr1" draw:text-style-name="P1" draw:layer="layout" svg:width="0.019cm" svg:height="0.019cm" svg:x="10.202cm" svg:y="8.3cm" svg:viewBox="0 0 20 20" svg:d="M10 20c14 0 14-20 0-20-13 0-13 20 0 20z">
          <text:p/>
        </draw:path>
        <draw:path draw:style-name="gr1" draw:text-style-name="P1" draw:layer="layout" svg:width="0.019cm" svg:height="0.019cm" svg:x="10.702cm" svg:y="8.3cm" svg:viewBox="0 0 20 20" svg:d="M10 20c14 0 14-20 0-20-13 0-13 20 0 20z">
          <text:p/>
        </draw:path>
        <draw:path draw:style-name="gr1" draw:text-style-name="P1" draw:layer="layout" svg:width="0.019cm" svg:height="0.019cm" svg:x="11.202cm" svg:y="8.3cm" svg:viewBox="0 0 20 20" svg:d="M10 20c14 0 14-20 0-20-13 0-13 20 0 20z">
          <text:p/>
        </draw:path>
        <draw:path draw:style-name="gr1" draw:text-style-name="P1" draw:layer="layout" svg:width="0.019cm" svg:height="0.019cm" svg:x="11.702cm" svg:y="8.3cm" svg:viewBox="0 0 20 20" svg:d="M10 20c14 0 14-20 0-20-13 0-13 20 0 20z">
          <text:p/>
        </draw:path>
        <draw:path draw:style-name="gr1" draw:text-style-name="P1" draw:layer="layout" svg:width="0.019cm" svg:height="0.019cm" svg:x="12.202cm" svg:y="8.3cm" svg:viewBox="0 0 20 20" svg:d="M10 20c14 0 14-20 0-20-13 0-13 20 0 20z">
          <text:p/>
        </draw:path>
        <draw:path draw:style-name="gr1" draw:text-style-name="P1" draw:layer="layout" svg:width="0.019cm" svg:height="0.019cm" svg:x="12.702cm" svg:y="8.3cm" svg:viewBox="0 0 20 20" svg:d="M10 20c14 0 14-20 0-20-13 0-13 20 0 20z">
          <text:p/>
        </draw:path>
        <draw:path draw:style-name="gr1" draw:text-style-name="P1" draw:layer="layout" svg:width="0.019cm" svg:height="0.019cm" svg:x="13.202cm" svg:y="8.3cm" svg:viewBox="0 0 20 20" svg:d="M10 20c14 0 14-20 0-20-13 0-13 20 0 20z">
          <text:p/>
        </draw:path>
        <draw:path draw:style-name="gr1" draw:text-style-name="P1" draw:layer="layout" svg:width="0.019cm" svg:height="0.019cm" svg:x="13.702cm" svg:y="8.3cm" svg:viewBox="0 0 20 20" svg:d="M10 20c14 0 14-20 0-20-13 0-13 20 0 20z">
          <text:p/>
        </draw:path>
        <draw:path draw:style-name="gr1" draw:text-style-name="P1" draw:layer="layout" svg:width="0.019cm" svg:height="0.019cm" svg:x="14.202cm" svg:y="8.3cm" svg:viewBox="0 0 20 20" svg:d="M10 20c14 0 14-20 0-20-13 0-13 20 0 20z">
          <text:p/>
        </draw:path>
        <draw:path draw:style-name="gr1" draw:text-style-name="P1" draw:layer="layout" svg:width="0.019cm" svg:height="0.019cm" svg:x="14.702cm" svg:y="8.3cm" svg:viewBox="0 0 20 20" svg:d="M10 20c14 0 14-20 0-20-13 0-13 20 0 20z">
          <text:p/>
        </draw:path>
        <draw:path draw:style-name="gr1" draw:text-style-name="P1" draw:layer="layout" svg:width="0.019cm" svg:height="0.019cm" svg:x="15.202cm" svg:y="8.3cm" svg:viewBox="0 0 20 20" svg:d="M10 20c14 0 14-20 0-20-13 0-13 20 0 20z">
          <text:p/>
        </draw:path>
        <draw:path draw:style-name="gr1" draw:text-style-name="P1" draw:layer="layout" svg:width="0.019cm" svg:height="0.019cm" svg:x="15.702cm" svg:y="8.3cm" svg:viewBox="0 0 20 20" svg:d="M10 20c14 0 14-20 0-20-13 0-13 20 0 20z">
          <text:p/>
        </draw:path>
        <draw:path draw:style-name="gr1" draw:text-style-name="P1" draw:layer="layout" svg:width="0.019cm" svg:height="0.019cm" svg:x="16.202cm" svg:y="8.3cm" svg:viewBox="0 0 20 20" svg:d="M10 20c14 0 14-20 0-20-13 0-13 20 0 20z">
          <text:p/>
        </draw:path>
        <draw:path draw:style-name="gr1" draw:text-style-name="P1" draw:layer="layout" svg:width="0.019cm" svg:height="0.019cm" svg:x="0.702cm" svg:y="8.8cm" svg:viewBox="0 0 20 20" svg:d="M10 20c14 0 14-20 0-20-13 0-13 20 0 20z">
          <text:p/>
        </draw:path>
        <draw:path draw:style-name="gr1" draw:text-style-name="P1" draw:layer="layout" svg:width="0.019cm" svg:height="0.019cm" svg:x="1.202cm" svg:y="8.8cm" svg:viewBox="0 0 20 20" svg:d="M10 20c14 0 14-20 0-20-13 0-13 20 0 20z">
          <text:p/>
        </draw:path>
        <draw:path draw:style-name="gr1" draw:text-style-name="P1" draw:layer="layout" svg:width="0.019cm" svg:height="0.019cm" svg:x="1.702cm" svg:y="8.8cm" svg:viewBox="0 0 20 20" svg:d="M10 20c14 0 14-20 0-20-13 0-13 20 0 20z">
          <text:p/>
        </draw:path>
        <draw:path draw:style-name="gr1" draw:text-style-name="P1" draw:layer="layout" svg:width="0.019cm" svg:height="0.019cm" svg:x="2.202cm" svg:y="8.8cm" svg:viewBox="0 0 20 20" svg:d="M10 20c14 0 14-20 0-20-13 0-13 20 0 20z">
          <text:p/>
        </draw:path>
        <draw:path draw:style-name="gr1" draw:text-style-name="P1" draw:layer="layout" svg:width="0.019cm" svg:height="0.019cm" svg:x="2.702cm" svg:y="8.8cm" svg:viewBox="0 0 20 20" svg:d="M10 20c14 0 14-20 0-20-13 0-13 20 0 20z">
          <text:p/>
        </draw:path>
        <draw:path draw:style-name="gr1" draw:text-style-name="P1" draw:layer="layout" svg:width="0.019cm" svg:height="0.019cm" svg:x="3.202cm" svg:y="8.8cm" svg:viewBox="0 0 20 20" svg:d="M10 20c14 0 14-20 0-20-13 0-13 20 0 20z">
          <text:p/>
        </draw:path>
        <draw:path draw:style-name="gr1" draw:text-style-name="P1" draw:layer="layout" svg:width="0.019cm" svg:height="0.019cm" svg:x="3.702cm" svg:y="8.8cm" svg:viewBox="0 0 20 20" svg:d="M10 20c14 0 14-20 0-20-13 0-13 20 0 20z">
          <text:p/>
        </draw:path>
        <draw:path draw:style-name="gr1" draw:text-style-name="P1" draw:layer="layout" svg:width="0.019cm" svg:height="0.019cm" svg:x="4.202cm" svg:y="8.8cm" svg:viewBox="0 0 20 20" svg:d="M10 20c14 0 14-20 0-20-13 0-13 20 0 20z">
          <text:p/>
        </draw:path>
        <draw:path draw:style-name="gr1" draw:text-style-name="P1" draw:layer="layout" svg:width="0.019cm" svg:height="0.019cm" svg:x="4.702cm" svg:y="8.8cm" svg:viewBox="0 0 20 20" svg:d="M10 20c14 0 14-20 0-20-13 0-13 20 0 20z">
          <text:p/>
        </draw:path>
        <draw:path draw:style-name="gr1" draw:text-style-name="P1" draw:layer="layout" svg:width="0.019cm" svg:height="0.019cm" svg:x="5.202cm" svg:y="8.8cm" svg:viewBox="0 0 20 20" svg:d="M10 20c14 0 14-20 0-20-13 0-13 20 0 20z">
          <text:p/>
        </draw:path>
        <draw:path draw:style-name="gr1" draw:text-style-name="P1" draw:layer="layout" svg:width="0.019cm" svg:height="0.019cm" svg:x="5.702cm" svg:y="8.8cm" svg:viewBox="0 0 20 20" svg:d="M10 20c14 0 14-20 0-20-13 0-13 20 0 20z">
          <text:p/>
        </draw:path>
        <draw:path draw:style-name="gr1" draw:text-style-name="P1" draw:layer="layout" svg:width="0.019cm" svg:height="0.019cm" svg:x="6.202cm" svg:y="8.8cm" svg:viewBox="0 0 20 20" svg:d="M10 20c14 0 14-20 0-20-13 0-13 20 0 20z">
          <text:p/>
        </draw:path>
        <draw:path draw:style-name="gr1" draw:text-style-name="P1" draw:layer="layout" svg:width="0.019cm" svg:height="0.019cm" svg:x="6.702cm" svg:y="8.8cm" svg:viewBox="0 0 20 20" svg:d="M10 20c14 0 14-20 0-20-13 0-13 20 0 20z">
          <text:p/>
        </draw:path>
        <draw:path draw:style-name="gr1" draw:text-style-name="P1" draw:layer="layout" svg:width="0.019cm" svg:height="0.019cm" svg:x="7.202cm" svg:y="8.8cm" svg:viewBox="0 0 20 20" svg:d="M10 20c14 0 14-20 0-20-13 0-13 20 0 20z">
          <text:p/>
        </draw:path>
        <draw:path draw:style-name="gr1" draw:text-style-name="P1" draw:layer="layout" svg:width="0.019cm" svg:height="0.019cm" svg:x="7.702cm" svg:y="8.8cm" svg:viewBox="0 0 20 20" svg:d="M10 20c14 0 14-20 0-20-13 0-13 20 0 20z">
          <text:p/>
        </draw:path>
        <draw:path draw:style-name="gr1" draw:text-style-name="P1" draw:layer="layout" svg:width="0.019cm" svg:height="0.019cm" svg:x="8.202cm" svg:y="8.8cm" svg:viewBox="0 0 20 20" svg:d="M10 20c14 0 14-20 0-20-13 0-13 20 0 20z">
          <text:p/>
        </draw:path>
        <draw:path draw:style-name="gr1" draw:text-style-name="P1" draw:layer="layout" svg:width="0.019cm" svg:height="0.019cm" svg:x="8.703cm" svg:y="8.8cm" svg:viewBox="0 0 20 20" svg:d="M10 20c14 0 14-20 0-20-13 0-13 20 0 20z">
          <text:p/>
        </draw:path>
        <draw:path draw:style-name="gr1" draw:text-style-name="P1" draw:layer="layout" svg:width="0.019cm" svg:height="0.019cm" svg:x="9.203cm" svg:y="8.8cm" svg:viewBox="0 0 20 20" svg:d="M10 20c14 0 14-20 0-20-13 0-13 20 0 20z">
          <text:p/>
        </draw:path>
        <draw:path draw:style-name="gr1" draw:text-style-name="P1" draw:layer="layout" svg:width="0.019cm" svg:height="0.019cm" svg:x="9.703cm" svg:y="8.8cm" svg:viewBox="0 0 20 20" svg:d="M10 20c14 0 14-20 0-20-13 0-13 20 0 20z">
          <text:p/>
        </draw:path>
        <draw:path draw:style-name="gr1" draw:text-style-name="P1" draw:layer="layout" svg:width="0.019cm" svg:height="0.019cm" svg:x="10.203cm" svg:y="8.8cm" svg:viewBox="0 0 20 20" svg:d="M10 20c14 0 14-20 0-20-13 0-13 20 0 20z">
          <text:p/>
        </draw:path>
        <draw:path draw:style-name="gr1" draw:text-style-name="P1" draw:layer="layout" svg:width="0.019cm" svg:height="0.019cm" svg:x="10.703cm" svg:y="8.8cm" svg:viewBox="0 0 20 20" svg:d="M10 20c14 0 14-20 0-20-13 0-13 20 0 20z">
          <text:p/>
        </draw:path>
        <draw:path draw:style-name="gr1" draw:text-style-name="P1" draw:layer="layout" svg:width="0.019cm" svg:height="0.019cm" svg:x="11.203cm" svg:y="8.8cm" svg:viewBox="0 0 20 20" svg:d="M10 20c14 0 14-20 0-20-13 0-13 20 0 20z">
          <text:p/>
        </draw:path>
        <draw:path draw:style-name="gr1" draw:text-style-name="P1" draw:layer="layout" svg:width="0.019cm" svg:height="0.019cm" svg:x="11.703cm" svg:y="8.8cm" svg:viewBox="0 0 20 20" svg:d="M10 20c14 0 14-20 0-20-13 0-13 20 0 20z">
          <text:p/>
        </draw:path>
        <draw:path draw:style-name="gr1" draw:text-style-name="P1" draw:layer="layout" svg:width="0.019cm" svg:height="0.019cm" svg:x="12.203cm" svg:y="8.8cm" svg:viewBox="0 0 20 20" svg:d="M10 20c14 0 14-20 0-20-13 0-13 20 0 20z">
          <text:p/>
        </draw:path>
        <draw:path draw:style-name="gr1" draw:text-style-name="P1" draw:layer="layout" svg:width="0.019cm" svg:height="0.019cm" svg:x="12.703cm" svg:y="8.8cm" svg:viewBox="0 0 20 20" svg:d="M10 20c14 0 14-20 0-20-13 0-13 20 0 20z">
          <text:p/>
        </draw:path>
        <draw:path draw:style-name="gr1" draw:text-style-name="P1" draw:layer="layout" svg:width="0.019cm" svg:height="0.019cm" svg:x="13.203cm" svg:y="8.8cm" svg:viewBox="0 0 20 20" svg:d="M10 20c14 0 14-20 0-20-13 0-13 20 0 20z">
          <text:p/>
        </draw:path>
        <draw:path draw:style-name="gr1" draw:text-style-name="P1" draw:layer="layout" svg:width="0.019cm" svg:height="0.019cm" svg:x="13.703cm" svg:y="8.8cm" svg:viewBox="0 0 20 20" svg:d="M10 20c14 0 14-20 0-20-13 0-13 20 0 20z">
          <text:p/>
        </draw:path>
        <draw:path draw:style-name="gr1" draw:text-style-name="P1" draw:layer="layout" svg:width="0.019cm" svg:height="0.019cm" svg:x="14.203cm" svg:y="8.8cm" svg:viewBox="0 0 20 20" svg:d="M10 20c14 0 14-20 0-20-13 0-13 20 0 20z">
          <text:p/>
        </draw:path>
        <draw:path draw:style-name="gr1" draw:text-style-name="P1" draw:layer="layout" svg:width="0.019cm" svg:height="0.019cm" svg:x="14.703cm" svg:y="8.8cm" svg:viewBox="0 0 20 20" svg:d="M10 20c14 0 14-20 0-20-13 0-13 20 0 20z">
          <text:p/>
        </draw:path>
        <draw:path draw:style-name="gr1" draw:text-style-name="P1" draw:layer="layout" svg:width="0.019cm" svg:height="0.019cm" svg:x="15.203cm" svg:y="8.8cm" svg:viewBox="0 0 20 20" svg:d="M10 20c14 0 14-20 0-20-13 0-13 20 0 20z">
          <text:p/>
        </draw:path>
        <draw:path draw:style-name="gr1" draw:text-style-name="P1" draw:layer="layout" svg:width="0.019cm" svg:height="0.019cm" svg:x="15.703cm" svg:y="8.8cm" svg:viewBox="0 0 20 20" svg:d="M10 20c14 0 14-20 0-20-13 0-13 20 0 20z">
          <text:p/>
        </draw:path>
        <draw:path draw:style-name="gr1" draw:text-style-name="P1" draw:layer="layout" svg:width="0.019cm" svg:height="0.019cm" svg:x="16.203cm" svg:y="8.8cm" svg:viewBox="0 0 20 20" svg:d="M10 20c14 0 14-20 0-20-13 0-13 20 0 20z">
          <text:p/>
        </draw:path>
        <draw:path draw:style-name="gr1" draw:text-style-name="P1" draw:layer="layout" svg:width="0.019cm" svg:height="0.019cm" svg:x="16.702cm" svg:y="8.8cm" svg:viewBox="0 0 20 20" svg:d="M10 20c14 0 14-20 0-20-13 0-13 20 0 20z">
          <text:p/>
        </draw:path>
        <draw:path draw:style-name="gr1" draw:text-style-name="P1" draw:layer="layout" svg:width="0.019cm" svg:height="0.019cm" svg:x="17.202cm" svg:y="8.8cm" svg:viewBox="0 0 20 20" svg:d="M10 20c14 0 14-20 0-20-13 0-13 20 0 20z">
          <text:p/>
        </draw:path>
        <draw:path draw:style-name="gr1" draw:text-style-name="P1" draw:layer="layout" svg:width="0.019cm" svg:height="0.019cm" svg:x="17.702cm" svg:y="8.8cm" svg:viewBox="0 0 20 20" svg:d="M10 20c14 0 14-20 0-20-13 0-13 20 0 20z">
          <text:p/>
        </draw:path>
        <draw:path draw:style-name="gr1" draw:text-style-name="P1" draw:layer="layout" svg:width="0.019cm" svg:height="0.019cm" svg:x="18.202cm" svg:y="8.8cm" svg:viewBox="0 0 20 20" svg:d="M10 20c14 0 14-20 0-20-13 0-13 20 0 20z">
          <text:p/>
        </draw:path>
        <draw:path draw:style-name="gr1" draw:text-style-name="P1" draw:layer="layout" svg:width="0.019cm" svg:height="0.019cm" svg:x="18.702cm" svg:y="8.8cm" svg:viewBox="0 0 20 20" svg:d="M10 20c14 0 14-20 0-20-13 0-13 20 0 20z">
          <text:p/>
        </draw:path>
        <draw:path draw:style-name="gr1" draw:text-style-name="P1" draw:layer="layout" svg:width="0.019cm" svg:height="0.019cm" svg:x="19.202cm" svg:y="8.8cm" svg:viewBox="0 0 20 20" svg:d="M10 20c14 0 14-20 0-20-13 0-13 20 0 20z">
          <text:p/>
        </draw:path>
        <draw:path draw:style-name="gr1" draw:text-style-name="P1" draw:layer="layout" svg:width="0.019cm" svg:height="0.019cm" svg:x="19.702cm" svg:y="8.8cm" svg:viewBox="0 0 20 20" svg:d="M10 20c14 0 14-20 0-20-13 0-13 20 0 20z">
          <text:p/>
        </draw:path>
        <draw:path draw:style-name="gr1" draw:text-style-name="P1" draw:layer="layout" svg:width="0.019cm" svg:height="0.019cm" svg:x="20.202cm" svg:y="8.8cm" svg:viewBox="0 0 20 20" svg:d="M10 20c14 0 14-20 0-20-13 0-13 20 0 20z">
          <text:p/>
        </draw:path>
        <draw:path draw:style-name="gr1" draw:text-style-name="P1" draw:layer="layout" svg:width="0.019cm" svg:height="0.019cm" svg:x="20.702cm" svg:y="8.8cm" svg:viewBox="0 0 20 20" svg:d="M10 20c14 0 14-20 0-20-13 0-13 20 0 20z">
          <text:p/>
        </draw:path>
        <draw:path draw:style-name="gr1" draw:text-style-name="P1" draw:layer="layout" svg:width="0.019cm" svg:height="0.019cm" svg:x="21.202cm" svg:y="8.8cm" svg:viewBox="0 0 20 20" svg:d="M10 20c14 0 14-20 0-20-13 0-13 20 0 20z">
          <text:p/>
        </draw:path>
        <draw:path draw:style-name="gr1" draw:text-style-name="P1" draw:layer="layout" svg:width="0.019cm" svg:height="0.019cm" svg:x="21.702cm" svg:y="8.8cm" svg:viewBox="0 0 20 20" svg:d="M10 20c14 0 14-20 0-20-13 0-13 20 0 20z">
          <text:p/>
        </draw:path>
        <draw:path draw:style-name="gr1" draw:text-style-name="P1" draw:layer="layout" svg:width="0.019cm" svg:height="0.019cm" svg:x="22.202cm" svg:y="8.8cm" svg:viewBox="0 0 20 20" svg:d="M10 20c14 0 14-20 0-20-13 0-13 20 0 20z">
          <text:p/>
        </draw:path>
        <draw:path draw:style-name="gr1" draw:text-style-name="P1" draw:layer="layout" svg:width="0.019cm" svg:height="0.019cm" svg:x="22.702cm" svg:y="8.8cm" svg:viewBox="0 0 20 20" svg:d="M10 20c14 0 14-20 0-20-13 0-13 20 0 20z">
          <text:p/>
        </draw:path>
        <draw:path draw:style-name="gr1" draw:text-style-name="P1" draw:layer="layout" svg:width="0.019cm" svg:height="0.019cm" svg:x="23.202cm" svg:y="8.8cm" svg:viewBox="0 0 20 20" svg:d="M10 20c14 0 14-20 0-20-13 0-13 20 0 20z">
          <text:p/>
        </draw:path>
        <draw:path draw:style-name="gr1" draw:text-style-name="P1" draw:layer="layout" svg:width="0.019cm" svg:height="0.019cm" svg:x="23.702cm" svg:y="8.8cm" svg:viewBox="0 0 20 20" svg:d="M10 20c14 0 14-20 0-20-13 0-13 20 0 20z">
          <text:p/>
        </draw:path>
        <draw:path draw:style-name="gr1" draw:text-style-name="P1" draw:layer="layout" svg:width="0.019cm" svg:height="0.019cm" svg:x="24.202cm" svg:y="8.8cm" svg:viewBox="0 0 20 20" svg:d="M10 20c14 0 14-20 0-20-13 0-13 20 0 20z">
          <text:p/>
        </draw:path>
        <draw:path draw:style-name="gr1" draw:text-style-name="P1" draw:layer="layout" svg:width="0.019cm" svg:height="0.019cm" svg:x="24.703cm" svg:y="8.8cm" svg:viewBox="0 0 20 20" svg:d="M10 20c14 0 14-20 0-20-13 0-13 20 0 20z">
          <text:p/>
        </draw:path>
        <draw:path draw:style-name="gr1" draw:text-style-name="P1" draw:layer="layout" svg:width="0.019cm" svg:height="0.019cm" svg:x="25.203cm" svg:y="8.8cm" svg:viewBox="0 0 20 20" svg:d="M10 20c14 0 14-20 0-20-13 0-13 20 0 20z">
          <text:p/>
        </draw:path>
        <draw:path draw:style-name="gr1" draw:text-style-name="P1" draw:layer="layout" svg:width="0.019cm" svg:height="0.019cm" svg:x="25.703cm" svg:y="8.8cm" svg:viewBox="0 0 20 20" svg:d="M10 20c14 0 14-20 0-20-13 0-13 20 0 20z">
          <text:p/>
        </draw:path>
        <draw:path draw:style-name="gr1" draw:text-style-name="P1" draw:layer="layout" svg:width="0.019cm" svg:height="0.019cm" svg:x="26.203cm" svg:y="8.8cm" svg:viewBox="0 0 20 20" svg:d="M10 20c14 0 14-20 0-20-13 0-13 20 0 20z">
          <text:p/>
        </draw:path>
        <draw:path draw:style-name="gr1" draw:text-style-name="P1" draw:layer="layout" svg:width="0.019cm" svg:height="0.019cm" svg:x="26.703cm" svg:y="8.8cm" svg:viewBox="0 0 20 20" svg:d="M10 20c14 0 14-20 0-20-13 0-13 20 0 20z">
          <text:p/>
        </draw:path>
        <draw:path draw:style-name="gr1" draw:text-style-name="P1" draw:layer="layout" svg:width="0.019cm" svg:height="0.019cm" svg:x="27.203cm" svg:y="8.8cm" svg:viewBox="0 0 20 20" svg:d="M10 20c14 0 14-20 0-20-13 0-13 20 0 20z">
          <text:p/>
        </draw:path>
        <draw:path draw:style-name="gr1" draw:text-style-name="P1" draw:layer="layout" svg:width="0.019cm" svg:height="0.019cm" svg:x="0.702cm" svg:y="8.8cm" svg:viewBox="0 0 20 20" svg:d="M10 20c14 0 14-20 0-20-13 0-13 20 0 20z">
          <text:p/>
        </draw:path>
        <draw:path draw:style-name="gr1" draw:text-style-name="P1" draw:layer="layout" svg:width="0.019cm" svg:height="0.019cm" svg:x="1.202cm" svg:y="8.8cm" svg:viewBox="0 0 20 20" svg:d="M10 20c14 0 14-20 0-20-13 0-13 20 0 20z">
          <text:p/>
        </draw:path>
        <draw:path draw:style-name="gr1" draw:text-style-name="P1" draw:layer="layout" svg:width="0.019cm" svg:height="0.019cm" svg:x="1.702cm" svg:y="8.8cm" svg:viewBox="0 0 20 20" svg:d="M10 20c14 0 14-20 0-20-13 0-13 20 0 20z">
          <text:p/>
        </draw:path>
        <draw:path draw:style-name="gr1" draw:text-style-name="P1" draw:layer="layout" svg:width="0.019cm" svg:height="0.019cm" svg:x="2.202cm" svg:y="8.8cm" svg:viewBox="0 0 20 20" svg:d="M10 20c14 0 14-20 0-20-13 0-13 20 0 20z">
          <text:p/>
        </draw:path>
        <draw:path draw:style-name="gr1" draw:text-style-name="P1" draw:layer="layout" svg:width="0.019cm" svg:height="0.019cm" svg:x="2.702cm" svg:y="8.8cm" svg:viewBox="0 0 20 20" svg:d="M10 20c14 0 14-20 0-20-13 0-13 20 0 20z">
          <text:p/>
        </draw:path>
        <draw:path draw:style-name="gr1" draw:text-style-name="P1" draw:layer="layout" svg:width="0.019cm" svg:height="0.019cm" svg:x="3.202cm" svg:y="8.8cm" svg:viewBox="0 0 20 20" svg:d="M10 20c14 0 14-20 0-20-13 0-13 20 0 20z">
          <text:p/>
        </draw:path>
        <draw:path draw:style-name="gr1" draw:text-style-name="P1" draw:layer="layout" svg:width="0.019cm" svg:height="0.019cm" svg:x="3.702cm" svg:y="8.8cm" svg:viewBox="0 0 20 20" svg:d="M10 20c14 0 14-20 0-20-13 0-13 20 0 20z">
          <text:p/>
        </draw:path>
        <draw:path draw:style-name="gr1" draw:text-style-name="P1" draw:layer="layout" svg:width="0.019cm" svg:height="0.019cm" svg:x="4.202cm" svg:y="8.8cm" svg:viewBox="0 0 20 20" svg:d="M10 20c14 0 14-20 0-20-13 0-13 20 0 20z">
          <text:p/>
        </draw:path>
        <draw:path draw:style-name="gr1" draw:text-style-name="P1" draw:layer="layout" svg:width="0.019cm" svg:height="0.019cm" svg:x="4.702cm" svg:y="8.8cm" svg:viewBox="0 0 20 20" svg:d="M10 20c14 0 14-20 0-20-13 0-13 20 0 20z">
          <text:p/>
        </draw:path>
        <draw:path draw:style-name="gr1" draw:text-style-name="P1" draw:layer="layout" svg:width="0.019cm" svg:height="0.019cm" svg:x="5.202cm" svg:y="8.8cm" svg:viewBox="0 0 20 20" svg:d="M10 20c14 0 14-20 0-20-13 0-13 20 0 20z">
          <text:p/>
        </draw:path>
        <draw:path draw:style-name="gr1" draw:text-style-name="P1" draw:layer="layout" svg:width="0.019cm" svg:height="0.019cm" svg:x="5.702cm" svg:y="8.8cm" svg:viewBox="0 0 20 20" svg:d="M10 20c14 0 14-20 0-20-13 0-13 20 0 20z">
          <text:p/>
        </draw:path>
        <draw:path draw:style-name="gr1" draw:text-style-name="P1" draw:layer="layout" svg:width="0.019cm" svg:height="0.019cm" svg:x="6.202cm" svg:y="8.8cm" svg:viewBox="0 0 20 20" svg:d="M10 20c14 0 14-20 0-20-13 0-13 20 0 20z">
          <text:p/>
        </draw:path>
        <draw:path draw:style-name="gr1" draw:text-style-name="P1" draw:layer="layout" svg:width="0.019cm" svg:height="0.019cm" svg:x="6.702cm" svg:y="8.8cm" svg:viewBox="0 0 20 20" svg:d="M10 20c14 0 14-20 0-20-13 0-13 20 0 20z">
          <text:p/>
        </draw:path>
        <draw:path draw:style-name="gr1" draw:text-style-name="P1" draw:layer="layout" svg:width="0.019cm" svg:height="0.019cm" svg:x="7.202cm" svg:y="8.8cm" svg:viewBox="0 0 20 20" svg:d="M10 20c14 0 14-20 0-20-13 0-13 20 0 20z">
          <text:p/>
        </draw:path>
        <draw:path draw:style-name="gr1" draw:text-style-name="P1" draw:layer="layout" svg:width="0.019cm" svg:height="0.019cm" svg:x="7.702cm" svg:y="8.8cm" svg:viewBox="0 0 20 20" svg:d="M10 20c14 0 14-20 0-20-13 0-13 20 0 20z">
          <text:p/>
        </draw:path>
        <draw:path draw:style-name="gr1" draw:text-style-name="P1" draw:layer="layout" svg:width="0.019cm" svg:height="0.019cm" svg:x="8.202cm" svg:y="8.8cm" svg:viewBox="0 0 20 20" svg:d="M10 20c14 0 14-20 0-20-13 0-13 20 0 20z">
          <text:p/>
        </draw:path>
        <draw:path draw:style-name="gr1" draw:text-style-name="P1" draw:layer="layout" svg:width="0.019cm" svg:height="0.019cm" svg:x="8.703cm" svg:y="8.8cm" svg:viewBox="0 0 20 20" svg:d="M10 20c14 0 14-20 0-20-13 0-13 20 0 20z">
          <text:p/>
        </draw:path>
        <draw:path draw:style-name="gr1" draw:text-style-name="P1" draw:layer="layout" svg:width="0.019cm" svg:height="0.019cm" svg:x="9.203cm" svg:y="8.8cm" svg:viewBox="0 0 20 20" svg:d="M10 20c14 0 14-20 0-20-13 0-13 20 0 20z">
          <text:p/>
        </draw:path>
        <draw:path draw:style-name="gr1" draw:text-style-name="P1" draw:layer="layout" svg:width="0.019cm" svg:height="0.019cm" svg:x="9.703cm" svg:y="8.8cm" svg:viewBox="0 0 20 20" svg:d="M10 20c14 0 14-20 0-20-13 0-13 20 0 20z">
          <text:p/>
        </draw:path>
        <draw:path draw:style-name="gr1" draw:text-style-name="P1" draw:layer="layout" svg:width="0.019cm" svg:height="0.019cm" svg:x="10.203cm" svg:y="8.8cm" svg:viewBox="0 0 20 20" svg:d="M10 20c14 0 14-20 0-20-13 0-13 20 0 20z">
          <text:p/>
        </draw:path>
        <draw:path draw:style-name="gr1" draw:text-style-name="P1" draw:layer="layout" svg:width="0.019cm" svg:height="0.019cm" svg:x="10.703cm" svg:y="8.8cm" svg:viewBox="0 0 20 20" svg:d="M10 20c14 0 14-20 0-20-13 0-13 20 0 20z">
          <text:p/>
        </draw:path>
        <draw:path draw:style-name="gr1" draw:text-style-name="P1" draw:layer="layout" svg:width="0.019cm" svg:height="0.019cm" svg:x="11.203cm" svg:y="8.8cm" svg:viewBox="0 0 20 20" svg:d="M10 20c14 0 14-20 0-20-13 0-13 20 0 20z">
          <text:p/>
        </draw:path>
        <draw:path draw:style-name="gr1" draw:text-style-name="P1" draw:layer="layout" svg:width="0.019cm" svg:height="0.019cm" svg:x="11.703cm" svg:y="8.8cm" svg:viewBox="0 0 20 20" svg:d="M10 20c14 0 14-20 0-20-13 0-13 20 0 20z">
          <text:p/>
        </draw:path>
        <draw:path draw:style-name="gr1" draw:text-style-name="P1" draw:layer="layout" svg:width="0.019cm" svg:height="0.019cm" svg:x="12.203cm" svg:y="8.8cm" svg:viewBox="0 0 20 20" svg:d="M10 20c14 0 14-20 0-20-13 0-13 20 0 20z">
          <text:p/>
        </draw:path>
        <draw:path draw:style-name="gr1" draw:text-style-name="P1" draw:layer="layout" svg:width="0.019cm" svg:height="0.019cm" svg:x="12.703cm" svg:y="8.8cm" svg:viewBox="0 0 20 20" svg:d="M10 20c14 0 14-20 0-20-13 0-13 20 0 20z">
          <text:p/>
        </draw:path>
        <draw:path draw:style-name="gr1" draw:text-style-name="P1" draw:layer="layout" svg:width="0.019cm" svg:height="0.019cm" svg:x="13.203cm" svg:y="8.8cm" svg:viewBox="0 0 20 20" svg:d="M10 20c14 0 14-20 0-20-13 0-13 20 0 20z">
          <text:p/>
        </draw:path>
        <draw:path draw:style-name="gr1" draw:text-style-name="P1" draw:layer="layout" svg:width="0.019cm" svg:height="0.019cm" svg:x="13.703cm" svg:y="8.8cm" svg:viewBox="0 0 20 20" svg:d="M10 20c14 0 14-20 0-20-13 0-13 20 0 20z">
          <text:p/>
        </draw:path>
        <draw:path draw:style-name="gr1" draw:text-style-name="P1" draw:layer="layout" svg:width="0.019cm" svg:height="0.019cm" svg:x="14.203cm" svg:y="8.8cm" svg:viewBox="0 0 20 20" svg:d="M10 20c14 0 14-20 0-20-13 0-13 20 0 20z">
          <text:p/>
        </draw:path>
        <draw:path draw:style-name="gr1" draw:text-style-name="P1" draw:layer="layout" svg:width="0.019cm" svg:height="0.019cm" svg:x="14.703cm" svg:y="8.8cm" svg:viewBox="0 0 20 20" svg:d="M10 20c14 0 14-20 0-20-13 0-13 20 0 20z">
          <text:p/>
        </draw:path>
        <draw:path draw:style-name="gr1" draw:text-style-name="P1" draw:layer="layout" svg:width="0.019cm" svg:height="0.019cm" svg:x="15.203cm" svg:y="8.8cm" svg:viewBox="0 0 20 20" svg:d="M10 20c14 0 14-20 0-20-13 0-13 20 0 20z">
          <text:p/>
        </draw:path>
        <draw:path draw:style-name="gr1" draw:text-style-name="P1" draw:layer="layout" svg:width="0.019cm" svg:height="0.019cm" svg:x="15.703cm" svg:y="8.8cm" svg:viewBox="0 0 20 20" svg:d="M10 20c14 0 14-20 0-20-13 0-13 20 0 20z">
          <text:p/>
        </draw:path>
        <draw:path draw:style-name="gr1" draw:text-style-name="P1" draw:layer="layout" svg:width="0.019cm" svg:height="0.019cm" svg:x="16.203cm" svg:y="8.8cm" svg:viewBox="0 0 20 20" svg:d="M10 20c14 0 14-20 0-20-13 0-13 20 0 20z">
          <text:p/>
        </draw:path>
        <draw:path draw:style-name="gr1" draw:text-style-name="P1" draw:layer="layout" svg:width="0.019cm" svg:height="0.019cm" svg:x="0.702cm" svg:y="9.3cm" svg:viewBox="0 0 20 20" svg:d="M10 20c14 0 14-20 0-20-13 0-13 20 0 20z">
          <text:p/>
        </draw:path>
        <draw:path draw:style-name="gr1" draw:text-style-name="P1" draw:layer="layout" svg:width="0.019cm" svg:height="0.019cm" svg:x="1.202cm" svg:y="9.3cm" svg:viewBox="0 0 20 20" svg:d="M10 20c14 0 14-20 0-20-13 0-13 20 0 20z">
          <text:p/>
        </draw:path>
        <draw:path draw:style-name="gr1" draw:text-style-name="P1" draw:layer="layout" svg:width="0.019cm" svg:height="0.019cm" svg:x="1.702cm" svg:y="9.3cm" svg:viewBox="0 0 20 20" svg:d="M10 20c14 0 14-20 0-20-13 0-13 20 0 20z">
          <text:p/>
        </draw:path>
        <draw:path draw:style-name="gr1" draw:text-style-name="P1" draw:layer="layout" svg:width="0.019cm" svg:height="0.019cm" svg:x="2.202cm" svg:y="9.3cm" svg:viewBox="0 0 20 20" svg:d="M10 20c14 0 14-20 0-20-13 0-13 20 0 20z">
          <text:p/>
        </draw:path>
        <draw:path draw:style-name="gr1" draw:text-style-name="P1" draw:layer="layout" svg:width="0.019cm" svg:height="0.019cm" svg:x="2.702cm" svg:y="9.3cm" svg:viewBox="0 0 20 20" svg:d="M10 20c14 0 14-20 0-20-13 0-13 20 0 20z">
          <text:p/>
        </draw:path>
        <draw:path draw:style-name="gr1" draw:text-style-name="P1" draw:layer="layout" svg:width="0.019cm" svg:height="0.019cm" svg:x="3.202cm" svg:y="9.3cm" svg:viewBox="0 0 20 20" svg:d="M10 20c14 0 14-20 0-20-13 0-13 20 0 20z">
          <text:p/>
        </draw:path>
        <draw:path draw:style-name="gr1" draw:text-style-name="P1" draw:layer="layout" svg:width="0.019cm" svg:height="0.019cm" svg:x="3.702cm" svg:y="9.3cm" svg:viewBox="0 0 20 20" svg:d="M10 20c14 0 14-20 0-20-13 0-13 20 0 20z">
          <text:p/>
        </draw:path>
        <draw:path draw:style-name="gr1" draw:text-style-name="P1" draw:layer="layout" svg:width="0.019cm" svg:height="0.019cm" svg:x="4.202cm" svg:y="9.3cm" svg:viewBox="0 0 20 20" svg:d="M10 20c14 0 14-20 0-20-13 0-13 20 0 20z">
          <text:p/>
        </draw:path>
        <draw:path draw:style-name="gr1" draw:text-style-name="P1" draw:layer="layout" svg:width="0.019cm" svg:height="0.019cm" svg:x="4.702cm" svg:y="9.3cm" svg:viewBox="0 0 20 20" svg:d="M10 20c14 0 14-20 0-20-13 0-13 20 0 20z">
          <text:p/>
        </draw:path>
        <draw:path draw:style-name="gr1" draw:text-style-name="P1" draw:layer="layout" svg:width="0.019cm" svg:height="0.019cm" svg:x="5.202cm" svg:y="9.3cm" svg:viewBox="0 0 20 20" svg:d="M10 20c14 0 14-20 0-20-13 0-13 20 0 20z">
          <text:p/>
        </draw:path>
        <draw:path draw:style-name="gr1" draw:text-style-name="P1" draw:layer="layout" svg:width="0.019cm" svg:height="0.019cm" svg:x="5.702cm" svg:y="9.3cm" svg:viewBox="0 0 20 20" svg:d="M10 20c14 0 14-20 0-20-13 0-13 20 0 20z">
          <text:p/>
        </draw:path>
        <draw:path draw:style-name="gr1" draw:text-style-name="P1" draw:layer="layout" svg:width="0.019cm" svg:height="0.019cm" svg:x="6.202cm" svg:y="9.3cm" svg:viewBox="0 0 20 20" svg:d="M10 20c14 0 14-20 0-20-13 0-13 20 0 20z">
          <text:p/>
        </draw:path>
        <draw:path draw:style-name="gr1" draw:text-style-name="P1" draw:layer="layout" svg:width="0.019cm" svg:height="0.019cm" svg:x="6.702cm" svg:y="9.3cm" svg:viewBox="0 0 20 20" svg:d="M10 20c14 0 14-20 0-20-13 0-13 20 0 20z">
          <text:p/>
        </draw:path>
        <draw:path draw:style-name="gr1" draw:text-style-name="P1" draw:layer="layout" svg:width="0.019cm" svg:height="0.019cm" svg:x="7.202cm" svg:y="9.3cm" svg:viewBox="0 0 20 20" svg:d="M10 20c14 0 14-20 0-20-13 0-13 20 0 20z">
          <text:p/>
        </draw:path>
        <draw:path draw:style-name="gr1" draw:text-style-name="P1" draw:layer="layout" svg:width="0.019cm" svg:height="0.019cm" svg:x="7.702cm" svg:y="9.3cm" svg:viewBox="0 0 20 20" svg:d="M10 20c14 0 14-20 0-20-13 0-13 20 0 20z">
          <text:p/>
        </draw:path>
        <draw:path draw:style-name="gr1" draw:text-style-name="P1" draw:layer="layout" svg:width="0.019cm" svg:height="0.019cm" svg:x="8.202cm" svg:y="9.3cm" svg:viewBox="0 0 20 20" svg:d="M10 20c14 0 14-20 0-20-13 0-13 20 0 20z">
          <text:p/>
        </draw:path>
        <draw:path draw:style-name="gr1" draw:text-style-name="P1" draw:layer="layout" svg:width="0.019cm" svg:height="0.019cm" svg:x="8.703cm" svg:y="9.3cm" svg:viewBox="0 0 20 20" svg:d="M10 20c14 0 14-20 0-20-13 0-13 20 0 20z">
          <text:p/>
        </draw:path>
        <draw:path draw:style-name="gr1" draw:text-style-name="P1" draw:layer="layout" svg:width="0.019cm" svg:height="0.019cm" svg:x="9.203cm" svg:y="9.3cm" svg:viewBox="0 0 20 20" svg:d="M10 20c14 0 14-20 0-20-13 0-13 20 0 20z">
          <text:p/>
        </draw:path>
        <draw:path draw:style-name="gr1" draw:text-style-name="P1" draw:layer="layout" svg:width="0.019cm" svg:height="0.019cm" svg:x="9.703cm" svg:y="9.3cm" svg:viewBox="0 0 20 20" svg:d="M10 20c14 0 14-20 0-20-13 0-13 20 0 20z">
          <text:p/>
        </draw:path>
        <draw:path draw:style-name="gr1" draw:text-style-name="P1" draw:layer="layout" svg:width="0.019cm" svg:height="0.019cm" svg:x="10.203cm" svg:y="9.3cm" svg:viewBox="0 0 20 20" svg:d="M10 20c14 0 14-20 0-20-13 0-13 20 0 20z">
          <text:p/>
        </draw:path>
        <draw:path draw:style-name="gr1" draw:text-style-name="P1" draw:layer="layout" svg:width="0.019cm" svg:height="0.019cm" svg:x="10.703cm" svg:y="9.3cm" svg:viewBox="0 0 20 20" svg:d="M10 20c14 0 14-20 0-20-13 0-13 20 0 20z">
          <text:p/>
        </draw:path>
        <draw:path draw:style-name="gr1" draw:text-style-name="P1" draw:layer="layout" svg:width="0.019cm" svg:height="0.019cm" svg:x="11.203cm" svg:y="9.3cm" svg:viewBox="0 0 20 20" svg:d="M10 20c14 0 14-20 0-20-13 0-13 20 0 20z">
          <text:p/>
        </draw:path>
        <draw:path draw:style-name="gr1" draw:text-style-name="P1" draw:layer="layout" svg:width="0.019cm" svg:height="0.019cm" svg:x="11.703cm" svg:y="9.3cm" svg:viewBox="0 0 20 20" svg:d="M10 20c14 0 14-20 0-20-13 0-13 20 0 20z">
          <text:p/>
        </draw:path>
        <draw:path draw:style-name="gr1" draw:text-style-name="P1" draw:layer="layout" svg:width="0.019cm" svg:height="0.019cm" svg:x="12.203cm" svg:y="9.3cm" svg:viewBox="0 0 20 20" svg:d="M10 20c14 0 14-20 0-20-13 0-13 20 0 20z">
          <text:p/>
        </draw:path>
        <draw:path draw:style-name="gr1" draw:text-style-name="P1" draw:layer="layout" svg:width="0.019cm" svg:height="0.019cm" svg:x="12.703cm" svg:y="9.3cm" svg:viewBox="0 0 20 20" svg:d="M10 20c14 0 14-20 0-20-13 0-13 20 0 20z">
          <text:p/>
        </draw:path>
        <draw:path draw:style-name="gr1" draw:text-style-name="P1" draw:layer="layout" svg:width="0.019cm" svg:height="0.019cm" svg:x="14.703cm" svg:y="9.3cm" svg:viewBox="0 0 20 20" svg:d="M10 20c14 0 14-20 0-20-13 0-13 20 0 20z">
          <text:p/>
        </draw:path>
        <draw:path draw:style-name="gr1" draw:text-style-name="P1" draw:layer="layout" svg:width="0.019cm" svg:height="0.019cm" svg:x="15.203cm" svg:y="9.3cm" svg:viewBox="0 0 20 20" svg:d="M10 20c14 0 14-20 0-20-13 0-13 20 0 20z">
          <text:p/>
        </draw:path>
        <draw:path draw:style-name="gr1" draw:text-style-name="P1" draw:layer="layout" svg:width="0.019cm" svg:height="0.019cm" svg:x="15.703cm" svg:y="9.3cm" svg:viewBox="0 0 20 20" svg:d="M10 20c14 0 14-20 0-20-13 0-13 20 0 20z">
          <text:p/>
        </draw:path>
        <draw:path draw:style-name="gr1" draw:text-style-name="P1" draw:layer="layout" svg:width="0.019cm" svg:height="0.019cm" svg:x="16.203cm" svg:y="9.3cm" svg:viewBox="0 0 20 20" svg:d="M10 20c14 0 14-20 0-20-13 0-13 20 0 20z">
          <text:p/>
        </draw:path>
        <draw:path draw:style-name="gr1" draw:text-style-name="P1" draw:layer="layout" svg:width="0.019cm" svg:height="0.019cm" svg:x="16.702cm" svg:y="9.3cm" svg:viewBox="0 0 20 20" svg:d="M10 20c14 0 14-20 0-20-13 0-13 20 0 20z">
          <text:p/>
        </draw:path>
        <draw:path draw:style-name="gr1" draw:text-style-name="P1" draw:layer="layout" svg:width="0.019cm" svg:height="0.019cm" svg:x="17.202cm" svg:y="9.3cm" svg:viewBox="0 0 20 20" svg:d="M10 20c14 0 14-20 0-20-13 0-13 20 0 20z">
          <text:p/>
        </draw:path>
        <draw:path draw:style-name="gr1" draw:text-style-name="P1" draw:layer="layout" svg:width="0.019cm" svg:height="0.019cm" svg:x="17.702cm" svg:y="9.3cm" svg:viewBox="0 0 20 20" svg:d="M10 20c14 0 14-20 0-20-13 0-13 20 0 20z">
          <text:p/>
        </draw:path>
        <draw:path draw:style-name="gr1" draw:text-style-name="P1" draw:layer="layout" svg:width="0.019cm" svg:height="0.019cm" svg:x="18.202cm" svg:y="9.3cm" svg:viewBox="0 0 20 20" svg:d="M10 20c14 0 14-20 0-20-13 0-13 20 0 20z">
          <text:p/>
        </draw:path>
        <draw:path draw:style-name="gr1" draw:text-style-name="P1" draw:layer="layout" svg:width="0.019cm" svg:height="0.019cm" svg:x="18.702cm" svg:y="9.3cm" svg:viewBox="0 0 20 20" svg:d="M10 20c14 0 14-20 0-20-13 0-13 20 0 20z">
          <text:p/>
        </draw:path>
        <draw:path draw:style-name="gr1" draw:text-style-name="P1" draw:layer="layout" svg:width="0.019cm" svg:height="0.019cm" svg:x="19.202cm" svg:y="9.3cm" svg:viewBox="0 0 20 20" svg:d="M10 20c14 0 14-20 0-20-13 0-13 20 0 20z">
          <text:p/>
        </draw:path>
        <draw:path draw:style-name="gr1" draw:text-style-name="P1" draw:layer="layout" svg:width="0.019cm" svg:height="0.019cm" svg:x="19.702cm" svg:y="9.3cm" svg:viewBox="0 0 20 20" svg:d="M10 20c14 0 14-20 0-20-13 0-13 20 0 20z">
          <text:p/>
        </draw:path>
        <draw:path draw:style-name="gr1" draw:text-style-name="P1" draw:layer="layout" svg:width="0.019cm" svg:height="0.019cm" svg:x="20.202cm" svg:y="9.3cm" svg:viewBox="0 0 20 20" svg:d="M10 20c14 0 14-20 0-20-13 0-13 20 0 20z">
          <text:p/>
        </draw:path>
        <draw:path draw:style-name="gr1" draw:text-style-name="P1" draw:layer="layout" svg:width="0.019cm" svg:height="0.019cm" svg:x="20.702cm" svg:y="9.3cm" svg:viewBox="0 0 20 20" svg:d="M10 20c14 0 14-20 0-20-13 0-13 20 0 20z">
          <text:p/>
        </draw:path>
        <draw:path draw:style-name="gr1" draw:text-style-name="P1" draw:layer="layout" svg:width="0.019cm" svg:height="0.019cm" svg:x="21.202cm" svg:y="9.3cm" svg:viewBox="0 0 20 20" svg:d="M10 20c14 0 14-20 0-20-13 0-13 20 0 20z">
          <text:p/>
        </draw:path>
        <draw:path draw:style-name="gr1" draw:text-style-name="P1" draw:layer="layout" svg:width="0.019cm" svg:height="0.019cm" svg:x="21.702cm" svg:y="9.3cm" svg:viewBox="0 0 20 20" svg:d="M10 20c14 0 14-20 0-20-13 0-13 20 0 20z">
          <text:p/>
        </draw:path>
        <draw:path draw:style-name="gr1" draw:text-style-name="P1" draw:layer="layout" svg:width="0.019cm" svg:height="0.019cm" svg:x="22.202cm" svg:y="9.3cm" svg:viewBox="0 0 20 20" svg:d="M10 20c14 0 14-20 0-20-13 0-13 20 0 20z">
          <text:p/>
        </draw:path>
        <draw:path draw:style-name="gr1" draw:text-style-name="P1" draw:layer="layout" svg:width="0.019cm" svg:height="0.019cm" svg:x="22.702cm" svg:y="9.3cm" svg:viewBox="0 0 20 20" svg:d="M10 20c14 0 14-20 0-20-13 0-13 20 0 20z">
          <text:p/>
        </draw:path>
        <draw:path draw:style-name="gr1" draw:text-style-name="P1" draw:layer="layout" svg:width="0.019cm" svg:height="0.019cm" svg:x="23.202cm" svg:y="9.3cm" svg:viewBox="0 0 20 20" svg:d="M10 20c14 0 14-20 0-20-13 0-13 20 0 20z">
          <text:p/>
        </draw:path>
        <draw:path draw:style-name="gr1" draw:text-style-name="P1" draw:layer="layout" svg:width="0.019cm" svg:height="0.019cm" svg:x="23.702cm" svg:y="9.3cm" svg:viewBox="0 0 20 20" svg:d="M10 20c14 0 14-20 0-20-13 0-13 20 0 20z">
          <text:p/>
        </draw:path>
        <draw:path draw:style-name="gr1" draw:text-style-name="P1" draw:layer="layout" svg:width="0.019cm" svg:height="0.019cm" svg:x="24.202cm" svg:y="9.3cm" svg:viewBox="0 0 20 20" svg:d="M10 20c14 0 14-20 0-20-13 0-13 20 0 20z">
          <text:p/>
        </draw:path>
        <draw:path draw:style-name="gr1" draw:text-style-name="P1" draw:layer="layout" svg:width="0.019cm" svg:height="0.019cm" svg:x="24.703cm" svg:y="9.3cm" svg:viewBox="0 0 20 20" svg:d="M10 20c14 0 14-20 0-20-13 0-13 20 0 20z">
          <text:p/>
        </draw:path>
        <draw:path draw:style-name="gr1" draw:text-style-name="P1" draw:layer="layout" svg:width="0.019cm" svg:height="0.019cm" svg:x="25.203cm" svg:y="9.3cm" svg:viewBox="0 0 20 20" svg:d="M10 20c14 0 14-20 0-20-13 0-13 20 0 20z">
          <text:p/>
        </draw:path>
        <draw:path draw:style-name="gr1" draw:text-style-name="P1" draw:layer="layout" svg:width="0.019cm" svg:height="0.019cm" svg:x="25.703cm" svg:y="9.3cm" svg:viewBox="0 0 20 20" svg:d="M10 20c14 0 14-20 0-20-13 0-13 20 0 20z">
          <text:p/>
        </draw:path>
        <draw:path draw:style-name="gr1" draw:text-style-name="P1" draw:layer="layout" svg:width="0.019cm" svg:height="0.019cm" svg:x="26.203cm" svg:y="9.3cm" svg:viewBox="0 0 20 20" svg:d="M10 20c14 0 14-20 0-20-13 0-13 20 0 20z">
          <text:p/>
        </draw:path>
        <draw:path draw:style-name="gr1" draw:text-style-name="P1" draw:layer="layout" svg:width="0.019cm" svg:height="0.019cm" svg:x="26.703cm" svg:y="9.3cm" svg:viewBox="0 0 20 20" svg:d="M10 20c14 0 14-20 0-20-13 0-13 20 0 20z">
          <text:p/>
        </draw:path>
        <draw:path draw:style-name="gr1" draw:text-style-name="P1" draw:layer="layout" svg:width="0.019cm" svg:height="0.019cm" svg:x="27.203cm" svg:y="9.3cm" svg:viewBox="0 0 20 20" svg:d="M10 20c14 0 14-20 0-20-13 0-13 20 0 20z">
          <text:p/>
        </draw:path>
        <draw:path draw:style-name="gr1" draw:text-style-name="P1" draw:layer="layout" svg:width="0.019cm" svg:height="0.019cm" svg:x="0.702cm" svg:y="9.3cm" svg:viewBox="0 0 20 20" svg:d="M10 20c14 0 14-20 0-20-13 0-13 20 0 20z">
          <text:p/>
        </draw:path>
        <draw:path draw:style-name="gr1" draw:text-style-name="P1" draw:layer="layout" svg:width="0.019cm" svg:height="0.019cm" svg:x="1.202cm" svg:y="9.3cm" svg:viewBox="0 0 20 20" svg:d="M10 20c14 0 14-20 0-20-13 0-13 20 0 20z">
          <text:p/>
        </draw:path>
        <draw:path draw:style-name="gr1" draw:text-style-name="P1" draw:layer="layout" svg:width="0.019cm" svg:height="0.019cm" svg:x="1.702cm" svg:y="9.3cm" svg:viewBox="0 0 20 20" svg:d="M10 20c14 0 14-20 0-20-13 0-13 20 0 20z">
          <text:p/>
        </draw:path>
        <draw:path draw:style-name="gr1" draw:text-style-name="P1" draw:layer="layout" svg:width="0.019cm" svg:height="0.019cm" svg:x="2.202cm" svg:y="9.3cm" svg:viewBox="0 0 20 20" svg:d="M10 20c14 0 14-20 0-20-13 0-13 20 0 20z">
          <text:p/>
        </draw:path>
        <draw:path draw:style-name="gr1" draw:text-style-name="P1" draw:layer="layout" svg:width="0.019cm" svg:height="0.019cm" svg:x="2.702cm" svg:y="9.3cm" svg:viewBox="0 0 20 20" svg:d="M10 20c14 0 14-20 0-20-13 0-13 20 0 20z">
          <text:p/>
        </draw:path>
        <draw:path draw:style-name="gr1" draw:text-style-name="P1" draw:layer="layout" svg:width="0.019cm" svg:height="0.019cm" svg:x="3.202cm" svg:y="9.3cm" svg:viewBox="0 0 20 20" svg:d="M10 20c14 0 14-20 0-20-13 0-13 20 0 20z">
          <text:p/>
        </draw:path>
        <draw:path draw:style-name="gr1" draw:text-style-name="P1" draw:layer="layout" svg:width="0.019cm" svg:height="0.019cm" svg:x="3.702cm" svg:y="9.3cm" svg:viewBox="0 0 20 20" svg:d="M10 20c14 0 14-20 0-20-13 0-13 20 0 20z">
          <text:p/>
        </draw:path>
        <draw:path draw:style-name="gr1" draw:text-style-name="P1" draw:layer="layout" svg:width="0.019cm" svg:height="0.019cm" svg:x="4.202cm" svg:y="9.3cm" svg:viewBox="0 0 20 20" svg:d="M10 20c14 0 14-20 0-20-13 0-13 20 0 20z">
          <text:p/>
        </draw:path>
        <draw:path draw:style-name="gr1" draw:text-style-name="P1" draw:layer="layout" svg:width="0.019cm" svg:height="0.019cm" svg:x="4.702cm" svg:y="9.3cm" svg:viewBox="0 0 20 20" svg:d="M10 20c14 0 14-20 0-20-13 0-13 20 0 20z">
          <text:p/>
        </draw:path>
        <draw:path draw:style-name="gr1" draw:text-style-name="P1" draw:layer="layout" svg:width="0.019cm" svg:height="0.019cm" svg:x="5.202cm" svg:y="9.3cm" svg:viewBox="0 0 20 20" svg:d="M10 20c14 0 14-20 0-20-13 0-13 20 0 20z">
          <text:p/>
        </draw:path>
        <draw:path draw:style-name="gr1" draw:text-style-name="P1" draw:layer="layout" svg:width="0.019cm" svg:height="0.019cm" svg:x="5.702cm" svg:y="9.3cm" svg:viewBox="0 0 20 20" svg:d="M10 20c14 0 14-20 0-20-13 0-13 20 0 20z">
          <text:p/>
        </draw:path>
        <draw:path draw:style-name="gr1" draw:text-style-name="P1" draw:layer="layout" svg:width="0.019cm" svg:height="0.019cm" svg:x="6.202cm" svg:y="9.3cm" svg:viewBox="0 0 20 20" svg:d="M10 20c14 0 14-20 0-20-13 0-13 20 0 20z">
          <text:p/>
        </draw:path>
        <draw:path draw:style-name="gr1" draw:text-style-name="P1" draw:layer="layout" svg:width="0.019cm" svg:height="0.019cm" svg:x="6.702cm" svg:y="9.3cm" svg:viewBox="0 0 20 20" svg:d="M10 20c14 0 14-20 0-20-13 0-13 20 0 20z">
          <text:p/>
        </draw:path>
        <draw:path draw:style-name="gr1" draw:text-style-name="P1" draw:layer="layout" svg:width="0.019cm" svg:height="0.019cm" svg:x="7.202cm" svg:y="9.3cm" svg:viewBox="0 0 20 20" svg:d="M10 20c14 0 14-20 0-20-13 0-13 20 0 20z">
          <text:p/>
        </draw:path>
        <draw:path draw:style-name="gr1" draw:text-style-name="P1" draw:layer="layout" svg:width="0.019cm" svg:height="0.019cm" svg:x="7.702cm" svg:y="9.3cm" svg:viewBox="0 0 20 20" svg:d="M10 20c14 0 14-20 0-20-13 0-13 20 0 20z">
          <text:p/>
        </draw:path>
        <draw:path draw:style-name="gr1" draw:text-style-name="P1" draw:layer="layout" svg:width="0.019cm" svg:height="0.019cm" svg:x="8.202cm" svg:y="9.3cm" svg:viewBox="0 0 20 20" svg:d="M10 20c14 0 14-20 0-20-13 0-13 20 0 20z">
          <text:p/>
        </draw:path>
        <draw:path draw:style-name="gr1" draw:text-style-name="P1" draw:layer="layout" svg:width="0.019cm" svg:height="0.019cm" svg:x="8.703cm" svg:y="9.3cm" svg:viewBox="0 0 20 20" svg:d="M10 20c14 0 14-20 0-20-13 0-13 20 0 20z">
          <text:p/>
        </draw:path>
        <draw:path draw:style-name="gr1" draw:text-style-name="P1" draw:layer="layout" svg:width="0.019cm" svg:height="0.019cm" svg:x="9.203cm" svg:y="9.3cm" svg:viewBox="0 0 20 20" svg:d="M10 20c14 0 14-20 0-20-13 0-13 20 0 20z">
          <text:p/>
        </draw:path>
        <draw:path draw:style-name="gr1" draw:text-style-name="P1" draw:layer="layout" svg:width="0.019cm" svg:height="0.019cm" svg:x="9.703cm" svg:y="9.3cm" svg:viewBox="0 0 20 20" svg:d="M10 20c14 0 14-20 0-20-13 0-13 20 0 20z">
          <text:p/>
        </draw:path>
        <draw:path draw:style-name="gr1" draw:text-style-name="P1" draw:layer="layout" svg:width="0.019cm" svg:height="0.019cm" svg:x="10.203cm" svg:y="9.3cm" svg:viewBox="0 0 20 20" svg:d="M10 20c14 0 14-20 0-20-13 0-13 20 0 20z">
          <text:p/>
        </draw:path>
        <draw:path draw:style-name="gr1" draw:text-style-name="P1" draw:layer="layout" svg:width="0.019cm" svg:height="0.019cm" svg:x="10.703cm" svg:y="9.3cm" svg:viewBox="0 0 20 20" svg:d="M10 20c14 0 14-20 0-20-13 0-13 20 0 20z">
          <text:p/>
        </draw:path>
        <draw:path draw:style-name="gr1" draw:text-style-name="P1" draw:layer="layout" svg:width="0.019cm" svg:height="0.019cm" svg:x="11.203cm" svg:y="9.3cm" svg:viewBox="0 0 20 20" svg:d="M10 20c14 0 14-20 0-20-13 0-13 20 0 20z">
          <text:p/>
        </draw:path>
        <draw:path draw:style-name="gr1" draw:text-style-name="P1" draw:layer="layout" svg:width="0.019cm" svg:height="0.019cm" svg:x="11.703cm" svg:y="9.3cm" svg:viewBox="0 0 20 20" svg:d="M10 20c14 0 14-20 0-20-13 0-13 20 0 20z">
          <text:p/>
        </draw:path>
        <draw:path draw:style-name="gr1" draw:text-style-name="P1" draw:layer="layout" svg:width="0.019cm" svg:height="0.019cm" svg:x="12.203cm" svg:y="9.3cm" svg:viewBox="0 0 20 20" svg:d="M10 20c14 0 14-20 0-20-13 0-13 20 0 20z">
          <text:p/>
        </draw:path>
        <draw:path draw:style-name="gr1" draw:text-style-name="P1" draw:layer="layout" svg:width="0.019cm" svg:height="0.019cm" svg:x="12.703cm" svg:y="9.3cm" svg:viewBox="0 0 20 20" svg:d="M10 20c14 0 14-20 0-20-13 0-13 20 0 20z">
          <text:p/>
        </draw:path>
        <draw:path draw:style-name="gr1" draw:text-style-name="P1" draw:layer="layout" svg:width="0.019cm" svg:height="0.019cm" svg:x="14.703cm" svg:y="9.3cm" svg:viewBox="0 0 20 20" svg:d="M10 20c14 0 14-20 0-20-13 0-13 20 0 20z">
          <text:p/>
        </draw:path>
        <draw:path draw:style-name="gr1" draw:text-style-name="P1" draw:layer="layout" svg:width="0.019cm" svg:height="0.019cm" svg:x="15.203cm" svg:y="9.3cm" svg:viewBox="0 0 20 20" svg:d="M10 20c14 0 14-20 0-20-13 0-13 20 0 20z">
          <text:p/>
        </draw:path>
        <draw:path draw:style-name="gr1" draw:text-style-name="P1" draw:layer="layout" svg:width="0.019cm" svg:height="0.019cm" svg:x="15.703cm" svg:y="9.3cm" svg:viewBox="0 0 20 20" svg:d="M10 20c14 0 14-20 0-20-13 0-13 20 0 20z">
          <text:p/>
        </draw:path>
        <draw:path draw:style-name="gr1" draw:text-style-name="P1" draw:layer="layout" svg:width="0.019cm" svg:height="0.019cm" svg:x="16.203cm" svg:y="9.3cm" svg:viewBox="0 0 20 20" svg:d="M10 20c14 0 14-20 0-20-13 0-13 20 0 20z">
          <text:p/>
        </draw:path>
        <draw:path draw:style-name="gr1" draw:text-style-name="P1" draw:layer="layout" svg:width="0.019cm" svg:height="0.019cm" svg:x="0.703cm" svg:y="9.8cm" svg:viewBox="0 0 20 20" svg:d="M10 20c14 0 14-20 0-20-13 0-13 20 0 20z">
          <text:p/>
        </draw:path>
        <draw:path draw:style-name="gr1" draw:text-style-name="P1" draw:layer="layout" svg:width="0.019cm" svg:height="0.019cm" svg:x="1.203cm" svg:y="9.8cm" svg:viewBox="0 0 20 20" svg:d="M10 20c14 0 14-20 0-20-13 0-13 20 0 20z">
          <text:p/>
        </draw:path>
        <draw:path draw:style-name="gr1" draw:text-style-name="P1" draw:layer="layout" svg:width="0.019cm" svg:height="0.019cm" svg:x="1.703cm" svg:y="9.8cm" svg:viewBox="0 0 20 20" svg:d="M10 20c14 0 14-20 0-20-13 0-13 20 0 20z">
          <text:p/>
        </draw:path>
        <draw:path draw:style-name="gr1" draw:text-style-name="P1" draw:layer="layout" svg:width="0.019cm" svg:height="0.019cm" svg:x="2.203cm" svg:y="9.8cm" svg:viewBox="0 0 20 20" svg:d="M10 20c14 0 14-20 0-20-13 0-13 20 0 20z">
          <text:p/>
        </draw:path>
        <draw:path draw:style-name="gr1" draw:text-style-name="P1" draw:layer="layout" svg:width="0.019cm" svg:height="0.019cm" svg:x="2.703cm" svg:y="9.8cm" svg:viewBox="0 0 20 20" svg:d="M10 20c14 0 14-20 0-20-13 0-13 20 0 20z">
          <text:p/>
        </draw:path>
        <draw:path draw:style-name="gr1" draw:text-style-name="P1" draw:layer="layout" svg:width="0.019cm" svg:height="0.019cm" svg:x="3.203cm" svg:y="9.8cm" svg:viewBox="0 0 20 20" svg:d="M10 20c14 0 14-20 0-20-13 0-13 20 0 20z">
          <text:p/>
        </draw:path>
        <draw:path draw:style-name="gr1" draw:text-style-name="P1" draw:layer="layout" svg:width="0.019cm" svg:height="0.019cm" svg:x="3.703cm" svg:y="9.8cm" svg:viewBox="0 0 20 20" svg:d="M10 20c14 0 14-20 0-20-13 0-13 20 0 20z">
          <text:p/>
        </draw:path>
        <draw:path draw:style-name="gr1" draw:text-style-name="P1" draw:layer="layout" svg:width="0.019cm" svg:height="0.019cm" svg:x="4.203cm" svg:y="9.8cm" svg:viewBox="0 0 20 20" svg:d="M10 20c14 0 14-20 0-20-13 0-13 20 0 20z">
          <text:p/>
        </draw:path>
        <draw:path draw:style-name="gr1" draw:text-style-name="P1" draw:layer="layout" svg:width="0.019cm" svg:height="0.019cm" svg:x="4.703cm" svg:y="9.8cm" svg:viewBox="0 0 20 20" svg:d="M10 20c14 0 14-20 0-20-13 0-13 20 0 20z">
          <text:p/>
        </draw:path>
        <draw:path draw:style-name="gr1" draw:text-style-name="P1" draw:layer="layout" svg:width="0.019cm" svg:height="0.019cm" svg:x="5.203cm" svg:y="9.8cm" svg:viewBox="0 0 20 20" svg:d="M10 20c14 0 14-20 0-20-13 0-13 20 0 20z">
          <text:p/>
        </draw:path>
        <draw:path draw:style-name="gr1" draw:text-style-name="P1" draw:layer="layout" svg:width="0.019cm" svg:height="0.019cm" svg:x="5.703cm" svg:y="9.8cm" svg:viewBox="0 0 20 20" svg:d="M10 20c14 0 14-20 0-20-13 0-13 20 0 20z">
          <text:p/>
        </draw:path>
        <draw:path draw:style-name="gr1" draw:text-style-name="P1" draw:layer="layout" svg:width="0.019cm" svg:height="0.019cm" svg:x="6.203cm" svg:y="9.8cm" svg:viewBox="0 0 20 20" svg:d="M10 20c14 0 14-20 0-20-13 0-13 20 0 20z">
          <text:p/>
        </draw:path>
        <draw:path draw:style-name="gr1" draw:text-style-name="P1" draw:layer="layout" svg:width="0.019cm" svg:height="0.019cm" svg:x="6.703cm" svg:y="9.8cm" svg:viewBox="0 0 20 20" svg:d="M10 20c14 0 14-20 0-20-13 0-13 20 0 20z">
          <text:p/>
        </draw:path>
        <draw:path draw:style-name="gr1" draw:text-style-name="P1" draw:layer="layout" svg:width="0.019cm" svg:height="0.019cm" svg:x="7.203cm" svg:y="9.8cm" svg:viewBox="0 0 20 20" svg:d="M10 20c14 0 14-20 0-20-13 0-13 20 0 20z">
          <text:p/>
        </draw:path>
        <draw:path draw:style-name="gr1" draw:text-style-name="P1" draw:layer="layout" svg:width="0.019cm" svg:height="0.019cm" svg:x="7.703cm" svg:y="9.8cm" svg:viewBox="0 0 20 20" svg:d="M10 20c14 0 14-20 0-20-13 0-13 20 0 20z">
          <text:p/>
        </draw:path>
        <draw:path draw:style-name="gr1" draw:text-style-name="P1" draw:layer="layout" svg:width="0.019cm" svg:height="0.019cm" svg:x="8.203cm" svg:y="9.8cm" svg:viewBox="0 0 20 20" svg:d="M10 20c14 0 14-20 0-20-13 0-13 20 0 20z">
          <text:p/>
        </draw:path>
        <draw:path draw:style-name="gr1" draw:text-style-name="P1" draw:layer="layout" svg:width="0.019cm" svg:height="0.019cm" svg:x="8.704cm" svg:y="9.8cm" svg:viewBox="0 0 20 20" svg:d="M10 20c14 0 14-20 0-20-13 0-13 20 0 20z">
          <text:p/>
        </draw:path>
        <draw:path draw:style-name="gr1" draw:text-style-name="P1" draw:layer="layout" svg:width="0.019cm" svg:height="0.019cm" svg:x="9.204cm" svg:y="9.8cm" svg:viewBox="0 0 20 20" svg:d="M10 20c14 0 14-20 0-20-13 0-13 20 0 20z">
          <text:p/>
        </draw:path>
        <draw:path draw:style-name="gr1" draw:text-style-name="P1" draw:layer="layout" svg:width="0.019cm" svg:height="0.019cm" svg:x="9.704cm" svg:y="9.8cm" svg:viewBox="0 0 20 20" svg:d="M10 20c14 0 14-20 0-20-13 0-13 20 0 20z">
          <text:p/>
        </draw:path>
        <draw:path draw:style-name="gr1" draw:text-style-name="P1" draw:layer="layout" svg:width="0.019cm" svg:height="0.019cm" svg:x="10.204cm" svg:y="9.8cm" svg:viewBox="0 0 20 20" svg:d="M10 20c14 0 14-20 0-20-13 0-13 20 0 20z">
          <text:p/>
        </draw:path>
        <draw:path draw:style-name="gr1" draw:text-style-name="P1" draw:layer="layout" svg:width="0.019cm" svg:height="0.019cm" svg:x="10.704cm" svg:y="9.8cm" svg:viewBox="0 0 20 20" svg:d="M10 20c14 0 14-20 0-20-13 0-13 20 0 20z">
          <text:p/>
        </draw:path>
        <draw:path draw:style-name="gr1" draw:text-style-name="P1" draw:layer="layout" svg:width="0.019cm" svg:height="0.019cm" svg:x="11.204cm" svg:y="9.8cm" svg:viewBox="0 0 20 20" svg:d="M10 20c14 0 14-20 0-20-13 0-13 20 0 20z">
          <text:p/>
        </draw:path>
        <draw:path draw:style-name="gr1" draw:text-style-name="P1" draw:layer="layout" svg:width="0.019cm" svg:height="0.019cm" svg:x="11.704cm" svg:y="9.8cm" svg:viewBox="0 0 20 20" svg:d="M10 20c14 0 14-20 0-20-13 0-13 20 0 20z">
          <text:p/>
        </draw:path>
        <draw:path draw:style-name="gr1" draw:text-style-name="P1" draw:layer="layout" svg:width="0.019cm" svg:height="0.019cm" svg:x="12.204cm" svg:y="9.8cm" svg:viewBox="0 0 20 20" svg:d="M10 20c14 0 14-20 0-20-13 0-13 20 0 20z">
          <text:p/>
        </draw:path>
        <draw:path draw:style-name="gr1" draw:text-style-name="P1" draw:layer="layout" svg:width="0.019cm" svg:height="0.019cm" svg:x="12.704cm" svg:y="9.8cm" svg:viewBox="0 0 20 20" svg:d="M10 20c14 0 14-20 0-20-13 0-13 20 0 20z">
          <text:p/>
        </draw:path>
        <draw:path draw:style-name="gr1" draw:text-style-name="P1" draw:layer="layout" svg:width="0.019cm" svg:height="0.019cm" svg:x="14.704cm" svg:y="9.8cm" svg:viewBox="0 0 20 20" svg:d="M10 20c14 0 14-20 0-20-13 0-13 20 0 20z">
          <text:p/>
        </draw:path>
        <draw:path draw:style-name="gr1" draw:text-style-name="P1" draw:layer="layout" svg:width="0.019cm" svg:height="0.019cm" svg:x="15.204cm" svg:y="9.8cm" svg:viewBox="0 0 20 20" svg:d="M10 20c14 0 14-20 0-20-13 0-13 20 0 20z">
          <text:p/>
        </draw:path>
        <draw:path draw:style-name="gr1" draw:text-style-name="P1" draw:layer="layout" svg:width="0.019cm" svg:height="0.019cm" svg:x="15.704cm" svg:y="9.8cm" svg:viewBox="0 0 20 20" svg:d="M10 20c14 0 14-20 0-20-13 0-13 20 0 20z">
          <text:p/>
        </draw:path>
        <draw:path draw:style-name="gr1" draw:text-style-name="P1" draw:layer="layout" svg:width="0.019cm" svg:height="0.019cm" svg:x="16.204cm" svg:y="9.8cm" svg:viewBox="0 0 20 20" svg:d="M10 20c14 0 14-20 0-20-13 0-13 20 0 20z">
          <text:p/>
        </draw:path>
        <draw:path draw:style-name="gr1" draw:text-style-name="P1" draw:layer="layout" svg:width="0.019cm" svg:height="0.019cm" svg:x="16.703cm" svg:y="9.8cm" svg:viewBox="0 0 20 20" svg:d="M10 20c14 0 14-20 0-20-13 0-13 20 0 20z">
          <text:p/>
        </draw:path>
        <draw:path draw:style-name="gr1" draw:text-style-name="P1" draw:layer="layout" svg:width="0.019cm" svg:height="0.019cm" svg:x="17.203cm" svg:y="9.8cm" svg:viewBox="0 0 20 20" svg:d="M10 20c14 0 14-20 0-20-13 0-13 20 0 20z">
          <text:p/>
        </draw:path>
        <draw:path draw:style-name="gr1" draw:text-style-name="P1" draw:layer="layout" svg:width="0.019cm" svg:height="0.019cm" svg:x="17.703cm" svg:y="9.8cm" svg:viewBox="0 0 20 20" svg:d="M10 20c14 0 14-20 0-20-13 0-13 20 0 20z">
          <text:p/>
        </draw:path>
        <draw:path draw:style-name="gr1" draw:text-style-name="P1" draw:layer="layout" svg:width="0.019cm" svg:height="0.019cm" svg:x="18.203cm" svg:y="9.8cm" svg:viewBox="0 0 20 20" svg:d="M10 20c14 0 14-20 0-20-13 0-13 20 0 20z">
          <text:p/>
        </draw:path>
        <draw:path draw:style-name="gr1" draw:text-style-name="P1" draw:layer="layout" svg:width="0.019cm" svg:height="0.019cm" svg:x="18.703cm" svg:y="9.8cm" svg:viewBox="0 0 20 20" svg:d="M10 20c14 0 14-20 0-20-13 0-13 20 0 20z">
          <text:p/>
        </draw:path>
        <draw:path draw:style-name="gr1" draw:text-style-name="P1" draw:layer="layout" svg:width="0.019cm" svg:height="0.019cm" svg:x="19.203cm" svg:y="9.8cm" svg:viewBox="0 0 20 20" svg:d="M10 20c14 0 14-20 0-20-13 0-13 20 0 20z">
          <text:p/>
        </draw:path>
        <draw:path draw:style-name="gr1" draw:text-style-name="P1" draw:layer="layout" svg:width="0.019cm" svg:height="0.019cm" svg:x="19.703cm" svg:y="9.8cm" svg:viewBox="0 0 20 20" svg:d="M10 20c14 0 14-20 0-20-13 0-13 20 0 20z">
          <text:p/>
        </draw:path>
        <draw:path draw:style-name="gr1" draw:text-style-name="P1" draw:layer="layout" svg:width="0.019cm" svg:height="0.019cm" svg:x="20.203cm" svg:y="9.8cm" svg:viewBox="0 0 20 20" svg:d="M10 20c14 0 14-20 0-20-13 0-13 20 0 20z">
          <text:p/>
        </draw:path>
        <draw:path draw:style-name="gr1" draw:text-style-name="P1" draw:layer="layout" svg:width="0.019cm" svg:height="0.019cm" svg:x="20.703cm" svg:y="9.8cm" svg:viewBox="0 0 20 20" svg:d="M10 20c14 0 14-20 0-20-13 0-13 20 0 20z">
          <text:p/>
        </draw:path>
        <draw:path draw:style-name="gr1" draw:text-style-name="P1" draw:layer="layout" svg:width="0.019cm" svg:height="0.019cm" svg:x="21.203cm" svg:y="9.8cm" svg:viewBox="0 0 20 20" svg:d="M10 20c14 0 14-20 0-20-13 0-13 20 0 20z">
          <text:p/>
        </draw:path>
        <draw:path draw:style-name="gr1" draw:text-style-name="P1" draw:layer="layout" svg:width="0.019cm" svg:height="0.019cm" svg:x="21.703cm" svg:y="9.8cm" svg:viewBox="0 0 20 20" svg:d="M10 20c14 0 14-20 0-20-13 0-13 20 0 20z">
          <text:p/>
        </draw:path>
        <draw:path draw:style-name="gr1" draw:text-style-name="P1" draw:layer="layout" svg:width="0.019cm" svg:height="0.019cm" svg:x="22.203cm" svg:y="9.8cm" svg:viewBox="0 0 20 20" svg:d="M10 20c14 0 14-20 0-20-13 0-13 20 0 20z">
          <text:p/>
        </draw:path>
        <draw:path draw:style-name="gr1" draw:text-style-name="P1" draw:layer="layout" svg:width="0.019cm" svg:height="0.019cm" svg:x="22.703cm" svg:y="9.8cm" svg:viewBox="0 0 20 20" svg:d="M10 20c14 0 14-20 0-20-13 0-13 20 0 20z">
          <text:p/>
        </draw:path>
        <draw:path draw:style-name="gr1" draw:text-style-name="P1" draw:layer="layout" svg:width="0.019cm" svg:height="0.019cm" svg:x="23.203cm" svg:y="9.8cm" svg:viewBox="0 0 20 20" svg:d="M10 20c14 0 14-20 0-20-13 0-13 20 0 20z">
          <text:p/>
        </draw:path>
        <draw:path draw:style-name="gr1" draw:text-style-name="P1" draw:layer="layout" svg:width="0.019cm" svg:height="0.019cm" svg:x="23.703cm" svg:y="9.8cm" svg:viewBox="0 0 20 20" svg:d="M10 20c14 0 14-20 0-20-13 0-13 20 0 20z">
          <text:p/>
        </draw:path>
        <draw:path draw:style-name="gr1" draw:text-style-name="P1" draw:layer="layout" svg:width="0.019cm" svg:height="0.019cm" svg:x="24.203cm" svg:y="9.8cm" svg:viewBox="0 0 20 20" svg:d="M10 20c14 0 14-20 0-20-13 0-13 20 0 20z">
          <text:p/>
        </draw:path>
        <draw:path draw:style-name="gr1" draw:text-style-name="P1" draw:layer="layout" svg:width="0.019cm" svg:height="0.019cm" svg:x="24.704cm" svg:y="9.8cm" svg:viewBox="0 0 20 20" svg:d="M10 20c14 0 14-20 0-20-13 0-13 20 0 20z">
          <text:p/>
        </draw:path>
        <draw:path draw:style-name="gr1" draw:text-style-name="P1" draw:layer="layout" svg:width="0.019cm" svg:height="0.019cm" svg:x="25.204cm" svg:y="9.8cm" svg:viewBox="0 0 20 20" svg:d="M10 20c14 0 14-20 0-20-13 0-13 20 0 20z">
          <text:p/>
        </draw:path>
        <draw:path draw:style-name="gr1" draw:text-style-name="P1" draw:layer="layout" svg:width="0.019cm" svg:height="0.019cm" svg:x="25.704cm" svg:y="9.8cm" svg:viewBox="0 0 20 20" svg:d="M10 20c14 0 14-20 0-20-13 0-13 20 0 20z">
          <text:p/>
        </draw:path>
        <draw:path draw:style-name="gr1" draw:text-style-name="P1" draw:layer="layout" svg:width="0.019cm" svg:height="0.019cm" svg:x="26.204cm" svg:y="9.8cm" svg:viewBox="0 0 20 20" svg:d="M10 20c14 0 14-20 0-20-13 0-13 20 0 20z">
          <text:p/>
        </draw:path>
        <draw:path draw:style-name="gr1" draw:text-style-name="P1" draw:layer="layout" svg:width="0.019cm" svg:height="0.019cm" svg:x="26.704cm" svg:y="9.8cm" svg:viewBox="0 0 20 20" svg:d="M10 20c14 0 14-20 0-20-13 0-13 20 0 20z">
          <text:p/>
        </draw:path>
        <draw:path draw:style-name="gr1" draw:text-style-name="P1" draw:layer="layout" svg:width="0.019cm" svg:height="0.019cm" svg:x="27.204cm" svg:y="9.8cm" svg:viewBox="0 0 20 20" svg:d="M10 20c14 0 14-20 0-20-13 0-13 20 0 20z">
          <text:p/>
        </draw:path>
        <draw:path draw:style-name="gr1" draw:text-style-name="P1" draw:layer="layout" svg:width="0.019cm" svg:height="0.019cm" svg:x="0.703cm" svg:y="9.8cm" svg:viewBox="0 0 20 20" svg:d="M10 20c14 0 14-20 0-20-13 0-13 20 0 20z">
          <text:p/>
        </draw:path>
        <draw:path draw:style-name="gr1" draw:text-style-name="P1" draw:layer="layout" svg:width="0.019cm" svg:height="0.019cm" svg:x="1.203cm" svg:y="9.8cm" svg:viewBox="0 0 20 20" svg:d="M10 20c14 0 14-20 0-20-13 0-13 20 0 20z">
          <text:p/>
        </draw:path>
        <draw:path draw:style-name="gr1" draw:text-style-name="P1" draw:layer="layout" svg:width="0.019cm" svg:height="0.019cm" svg:x="1.703cm" svg:y="9.8cm" svg:viewBox="0 0 20 20" svg:d="M10 20c14 0 14-20 0-20-13 0-13 20 0 20z">
          <text:p/>
        </draw:path>
        <draw:path draw:style-name="gr1" draw:text-style-name="P1" draw:layer="layout" svg:width="0.019cm" svg:height="0.019cm" svg:x="2.203cm" svg:y="9.8cm" svg:viewBox="0 0 20 20" svg:d="M10 20c14 0 14-20 0-20-13 0-13 20 0 20z">
          <text:p/>
        </draw:path>
        <draw:path draw:style-name="gr1" draw:text-style-name="P1" draw:layer="layout" svg:width="0.019cm" svg:height="0.019cm" svg:x="2.703cm" svg:y="9.8cm" svg:viewBox="0 0 20 20" svg:d="M10 20c14 0 14-20 0-20-13 0-13 20 0 20z">
          <text:p/>
        </draw:path>
        <draw:path draw:style-name="gr1" draw:text-style-name="P1" draw:layer="layout" svg:width="0.019cm" svg:height="0.019cm" svg:x="3.203cm" svg:y="9.8cm" svg:viewBox="0 0 20 20" svg:d="M10 20c14 0 14-20 0-20-13 0-13 20 0 20z">
          <text:p/>
        </draw:path>
        <draw:path draw:style-name="gr1" draw:text-style-name="P1" draw:layer="layout" svg:width="0.019cm" svg:height="0.019cm" svg:x="3.703cm" svg:y="9.8cm" svg:viewBox="0 0 20 20" svg:d="M10 20c14 0 14-20 0-20-13 0-13 20 0 20z">
          <text:p/>
        </draw:path>
        <draw:path draw:style-name="gr1" draw:text-style-name="P1" draw:layer="layout" svg:width="0.019cm" svg:height="0.019cm" svg:x="4.203cm" svg:y="9.8cm" svg:viewBox="0 0 20 20" svg:d="M10 20c14 0 14-20 0-20-13 0-13 20 0 20z">
          <text:p/>
        </draw:path>
        <draw:path draw:style-name="gr1" draw:text-style-name="P1" draw:layer="layout" svg:width="0.019cm" svg:height="0.019cm" svg:x="4.703cm" svg:y="9.8cm" svg:viewBox="0 0 20 20" svg:d="M10 20c14 0 14-20 0-20-13 0-13 20 0 20z">
          <text:p/>
        </draw:path>
        <draw:path draw:style-name="gr1" draw:text-style-name="P1" draw:layer="layout" svg:width="0.019cm" svg:height="0.019cm" svg:x="5.203cm" svg:y="9.8cm" svg:viewBox="0 0 20 20" svg:d="M10 20c14 0 14-20 0-20-13 0-13 20 0 20z">
          <text:p/>
        </draw:path>
        <draw:path draw:style-name="gr1" draw:text-style-name="P1" draw:layer="layout" svg:width="0.019cm" svg:height="0.019cm" svg:x="5.703cm" svg:y="9.8cm" svg:viewBox="0 0 20 20" svg:d="M10 20c14 0 14-20 0-20-13 0-13 20 0 20z">
          <text:p/>
        </draw:path>
        <draw:path draw:style-name="gr1" draw:text-style-name="P1" draw:layer="layout" svg:width="0.019cm" svg:height="0.019cm" svg:x="6.203cm" svg:y="9.8cm" svg:viewBox="0 0 20 20" svg:d="M10 20c14 0 14-20 0-20-13 0-13 20 0 20z">
          <text:p/>
        </draw:path>
        <draw:path draw:style-name="gr1" draw:text-style-name="P1" draw:layer="layout" svg:width="0.019cm" svg:height="0.019cm" svg:x="6.703cm" svg:y="9.8cm" svg:viewBox="0 0 20 20" svg:d="M10 20c14 0 14-20 0-20-13 0-13 20 0 20z">
          <text:p/>
        </draw:path>
        <draw:path draw:style-name="gr1" draw:text-style-name="P1" draw:layer="layout" svg:width="0.019cm" svg:height="0.019cm" svg:x="7.203cm" svg:y="9.8cm" svg:viewBox="0 0 20 20" svg:d="M10 20c14 0 14-20 0-20-13 0-13 20 0 20z">
          <text:p/>
        </draw:path>
        <draw:path draw:style-name="gr1" draw:text-style-name="P1" draw:layer="layout" svg:width="0.019cm" svg:height="0.019cm" svg:x="7.703cm" svg:y="9.8cm" svg:viewBox="0 0 20 20" svg:d="M10 20c14 0 14-20 0-20-13 0-13 20 0 20z">
          <text:p/>
        </draw:path>
        <draw:path draw:style-name="gr1" draw:text-style-name="P1" draw:layer="layout" svg:width="0.019cm" svg:height="0.019cm" svg:x="8.203cm" svg:y="9.8cm" svg:viewBox="0 0 20 20" svg:d="M10 20c14 0 14-20 0-20-13 0-13 20 0 20z">
          <text:p/>
        </draw:path>
        <draw:path draw:style-name="gr1" draw:text-style-name="P1" draw:layer="layout" svg:width="0.019cm" svg:height="0.019cm" svg:x="8.704cm" svg:y="9.8cm" svg:viewBox="0 0 20 20" svg:d="M10 20c14 0 14-20 0-20-13 0-13 20 0 20z">
          <text:p/>
        </draw:path>
        <draw:path draw:style-name="gr1" draw:text-style-name="P1" draw:layer="layout" svg:width="0.019cm" svg:height="0.019cm" svg:x="9.204cm" svg:y="9.8cm" svg:viewBox="0 0 20 20" svg:d="M10 20c14 0 14-20 0-20-13 0-13 20 0 20z">
          <text:p/>
        </draw:path>
        <draw:path draw:style-name="gr1" draw:text-style-name="P1" draw:layer="layout" svg:width="0.019cm" svg:height="0.019cm" svg:x="9.704cm" svg:y="9.8cm" svg:viewBox="0 0 20 20" svg:d="M10 20c14 0 14-20 0-20-13 0-13 20 0 20z">
          <text:p/>
        </draw:path>
        <draw:path draw:style-name="gr1" draw:text-style-name="P1" draw:layer="layout" svg:width="0.019cm" svg:height="0.019cm" svg:x="10.204cm" svg:y="9.8cm" svg:viewBox="0 0 20 20" svg:d="M10 20c14 0 14-20 0-20-13 0-13 20 0 20z">
          <text:p/>
        </draw:path>
        <draw:path draw:style-name="gr1" draw:text-style-name="P1" draw:layer="layout" svg:width="0.019cm" svg:height="0.019cm" svg:x="10.704cm" svg:y="9.8cm" svg:viewBox="0 0 20 20" svg:d="M10 20c14 0 14-20 0-20-13 0-13 20 0 20z">
          <text:p/>
        </draw:path>
        <draw:path draw:style-name="gr1" draw:text-style-name="P1" draw:layer="layout" svg:width="0.019cm" svg:height="0.019cm" svg:x="11.204cm" svg:y="9.8cm" svg:viewBox="0 0 20 20" svg:d="M10 20c14 0 14-20 0-20-13 0-13 20 0 20z">
          <text:p/>
        </draw:path>
        <draw:path draw:style-name="gr1" draw:text-style-name="P1" draw:layer="layout" svg:width="0.019cm" svg:height="0.019cm" svg:x="11.704cm" svg:y="9.8cm" svg:viewBox="0 0 20 20" svg:d="M10 20c14 0 14-20 0-20-13 0-13 20 0 20z">
          <text:p/>
        </draw:path>
        <draw:path draw:style-name="gr1" draw:text-style-name="P1" draw:layer="layout" svg:width="0.019cm" svg:height="0.019cm" svg:x="12.204cm" svg:y="9.8cm" svg:viewBox="0 0 20 20" svg:d="M10 20c14 0 14-20 0-20-13 0-13 20 0 20z">
          <text:p/>
        </draw:path>
        <draw:path draw:style-name="gr1" draw:text-style-name="P1" draw:layer="layout" svg:width="0.019cm" svg:height="0.019cm" svg:x="12.704cm" svg:y="9.8cm" svg:viewBox="0 0 20 20" svg:d="M10 20c14 0 14-20 0-20-13 0-13 20 0 20z">
          <text:p/>
        </draw:path>
        <draw:path draw:style-name="gr1" draw:text-style-name="P1" draw:layer="layout" svg:width="0.019cm" svg:height="0.019cm" svg:x="14.704cm" svg:y="9.8cm" svg:viewBox="0 0 20 20" svg:d="M10 20c14 0 14-20 0-20-13 0-13 20 0 20z">
          <text:p/>
        </draw:path>
        <draw:path draw:style-name="gr1" draw:text-style-name="P1" draw:layer="layout" svg:width="0.019cm" svg:height="0.019cm" svg:x="15.204cm" svg:y="9.8cm" svg:viewBox="0 0 20 20" svg:d="M10 20c14 0 14-20 0-20-13 0-13 20 0 20z">
          <text:p/>
        </draw:path>
        <draw:path draw:style-name="gr1" draw:text-style-name="P1" draw:layer="layout" svg:width="0.019cm" svg:height="0.019cm" svg:x="15.704cm" svg:y="9.8cm" svg:viewBox="0 0 20 20" svg:d="M10 20c14 0 14-20 0-20-13 0-13 20 0 20z">
          <text:p/>
        </draw:path>
        <draw:path draw:style-name="gr1" draw:text-style-name="P1" draw:layer="layout" svg:width="0.019cm" svg:height="0.019cm" svg:x="16.204cm" svg:y="9.8cm" svg:viewBox="0 0 20 20" svg:d="M10 20c14 0 14-20 0-20-13 0-13 20 0 20z">
          <text:p/>
        </draw:path>
        <draw:path draw:style-name="gr1" draw:text-style-name="P1" draw:layer="layout" svg:width="0.019cm" svg:height="0.019cm" svg:x="0.702cm" svg:y="10.3cm" svg:viewBox="0 0 20 20" svg:d="M10 20c14 0 14-20 0-20-13 0-13 20 0 20z">
          <text:p/>
        </draw:path>
        <draw:path draw:style-name="gr1" draw:text-style-name="P1" draw:layer="layout" svg:width="0.019cm" svg:height="0.019cm" svg:x="1.202cm" svg:y="10.3cm" svg:viewBox="0 0 20 20" svg:d="M10 20c14 0 14-20 0-20-13 0-13 20 0 20z">
          <text:p/>
        </draw:path>
        <draw:path draw:style-name="gr1" draw:text-style-name="P1" draw:layer="layout" svg:width="0.019cm" svg:height="0.019cm" svg:x="1.702cm" svg:y="10.3cm" svg:viewBox="0 0 20 20" svg:d="M10 20c14 0 14-20 0-20-13 0-13 20 0 20z">
          <text:p/>
        </draw:path>
        <draw:path draw:style-name="gr1" draw:text-style-name="P1" draw:layer="layout" svg:width="0.019cm" svg:height="0.019cm" svg:x="2.202cm" svg:y="10.3cm" svg:viewBox="0 0 20 20" svg:d="M10 20c14 0 14-20 0-20-13 0-13 20 0 20z">
          <text:p/>
        </draw:path>
        <draw:path draw:style-name="gr1" draw:text-style-name="P1" draw:layer="layout" svg:width="0.019cm" svg:height="0.019cm" svg:x="2.702cm" svg:y="10.3cm" svg:viewBox="0 0 20 20" svg:d="M10 20c14 0 14-20 0-20-13 0-13 20 0 20z">
          <text:p/>
        </draw:path>
        <draw:path draw:style-name="gr1" draw:text-style-name="P1" draw:layer="layout" svg:width="0.019cm" svg:height="0.019cm" svg:x="3.202cm" svg:y="10.3cm" svg:viewBox="0 0 20 20" svg:d="M10 20c14 0 14-20 0-20-13 0-13 20 0 20z">
          <text:p/>
        </draw:path>
        <draw:path draw:style-name="gr1" draw:text-style-name="P1" draw:layer="layout" svg:width="0.019cm" svg:height="0.019cm" svg:x="3.702cm" svg:y="10.3cm" svg:viewBox="0 0 20 20" svg:d="M10 20c14 0 14-20 0-20-13 0-13 20 0 20z">
          <text:p/>
        </draw:path>
        <draw:path draw:style-name="gr1" draw:text-style-name="P1" draw:layer="layout" svg:width="0.019cm" svg:height="0.019cm" svg:x="4.202cm" svg:y="10.3cm" svg:viewBox="0 0 20 20" svg:d="M10 20c14 0 14-20 0-20-13 0-13 20 0 20z">
          <text:p/>
        </draw:path>
        <draw:path draw:style-name="gr1" draw:text-style-name="P1" draw:layer="layout" svg:width="0.019cm" svg:height="0.019cm" svg:x="4.702cm" svg:y="10.3cm" svg:viewBox="0 0 20 20" svg:d="M10 20c14 0 14-20 0-20-13 0-13 20 0 20z">
          <text:p/>
        </draw:path>
        <draw:path draw:style-name="gr1" draw:text-style-name="P1" draw:layer="layout" svg:width="0.019cm" svg:height="0.019cm" svg:x="5.202cm" svg:y="10.3cm" svg:viewBox="0 0 20 20" svg:d="M10 20c14 0 14-20 0-20-13 0-13 20 0 20z">
          <text:p/>
        </draw:path>
        <draw:path draw:style-name="gr1" draw:text-style-name="P1" draw:layer="layout" svg:width="0.019cm" svg:height="0.019cm" svg:x="5.702cm" svg:y="10.3cm" svg:viewBox="0 0 20 20" svg:d="M10 20c14 0 14-20 0-20-13 0-13 20 0 20z">
          <text:p/>
        </draw:path>
        <draw:path draw:style-name="gr1" draw:text-style-name="P1" draw:layer="layout" svg:width="0.019cm" svg:height="0.019cm" svg:x="6.202cm" svg:y="10.3cm" svg:viewBox="0 0 20 20" svg:d="M10 20c14 0 14-20 0-20-13 0-13 20 0 20z">
          <text:p/>
        </draw:path>
        <draw:path draw:style-name="gr1" draw:text-style-name="P1" draw:layer="layout" svg:width="0.019cm" svg:height="0.019cm" svg:x="6.702cm" svg:y="10.3cm" svg:viewBox="0 0 20 20" svg:d="M10 20c14 0 14-20 0-20-13 0-13 20 0 20z">
          <text:p/>
        </draw:path>
        <draw:path draw:style-name="gr1" draw:text-style-name="P1" draw:layer="layout" svg:width="0.019cm" svg:height="0.019cm" svg:x="7.202cm" svg:y="10.3cm" svg:viewBox="0 0 20 20" svg:d="M10 20c14 0 14-20 0-20-13 0-13 20 0 20z">
          <text:p/>
        </draw:path>
        <draw:path draw:style-name="gr1" draw:text-style-name="P1" draw:layer="layout" svg:width="0.019cm" svg:height="0.019cm" svg:x="7.702cm" svg:y="10.3cm" svg:viewBox="0 0 20 20" svg:d="M10 20c14 0 14-20 0-20-13 0-13 20 0 20z">
          <text:p/>
        </draw:path>
        <draw:path draw:style-name="gr1" draw:text-style-name="P1" draw:layer="layout" svg:width="0.019cm" svg:height="0.019cm" svg:x="8.202cm" svg:y="10.3cm" svg:viewBox="0 0 20 20" svg:d="M10 20c14 0 14-20 0-20-13 0-13 20 0 20z">
          <text:p/>
        </draw:path>
        <draw:path draw:style-name="gr1" draw:text-style-name="P1" draw:layer="layout" svg:width="0.019cm" svg:height="0.019cm" svg:x="8.703cm" svg:y="10.3cm" svg:viewBox="0 0 20 20" svg:d="M10 20c14 0 14-20 0-20-13 0-13 20 0 20z">
          <text:p/>
        </draw:path>
        <draw:path draw:style-name="gr1" draw:text-style-name="P1" draw:layer="layout" svg:width="0.019cm" svg:height="0.019cm" svg:x="9.203cm" svg:y="10.3cm" svg:viewBox="0 0 20 20" svg:d="M10 20c14 0 14-20 0-20-13 0-13 20 0 20z">
          <text:p/>
        </draw:path>
        <draw:path draw:style-name="gr1" draw:text-style-name="P1" draw:layer="layout" svg:width="0.019cm" svg:height="0.019cm" svg:x="9.703cm" svg:y="10.3cm" svg:viewBox="0 0 20 20" svg:d="M10 20c14 0 14-20 0-20-13 0-13 20 0 20z">
          <text:p/>
        </draw:path>
        <draw:path draw:style-name="gr1" draw:text-style-name="P1" draw:layer="layout" svg:width="0.019cm" svg:height="0.019cm" svg:x="10.203cm" svg:y="10.3cm" svg:viewBox="0 0 20 20" svg:d="M10 20c14 0 14-20 0-20-13 0-13 20 0 20z">
          <text:p/>
        </draw:path>
        <draw:path draw:style-name="gr1" draw:text-style-name="P1" draw:layer="layout" svg:width="0.019cm" svg:height="0.019cm" svg:x="10.703cm" svg:y="10.3cm" svg:viewBox="0 0 20 20" svg:d="M10 20c14 0 14-20 0-20-13 0-13 20 0 20z">
          <text:p/>
        </draw:path>
        <draw:path draw:style-name="gr1" draw:text-style-name="P1" draw:layer="layout" svg:width="0.019cm" svg:height="0.019cm" svg:x="11.203cm" svg:y="10.3cm" svg:viewBox="0 0 20 20" svg:d="M10 20c14 0 14-20 0-20-13 0-13 20 0 20z">
          <text:p/>
        </draw:path>
        <draw:path draw:style-name="gr1" draw:text-style-name="P1" draw:layer="layout" svg:width="0.019cm" svg:height="0.019cm" svg:x="11.703cm" svg:y="10.3cm" svg:viewBox="0 0 20 20" svg:d="M10 20c14 0 14-20 0-20-13 0-13 20 0 20z">
          <text:p/>
        </draw:path>
        <draw:path draw:style-name="gr1" draw:text-style-name="P1" draw:layer="layout" svg:width="0.019cm" svg:height="0.019cm" svg:x="12.203cm" svg:y="10.3cm" svg:viewBox="0 0 20 20" svg:d="M10 20c14 0 14-20 0-20-13 0-13 20 0 20z">
          <text:p/>
        </draw:path>
        <draw:path draw:style-name="gr1" draw:text-style-name="P1" draw:layer="layout" svg:width="0.019cm" svg:height="0.019cm" svg:x="12.703cm" svg:y="10.3cm" svg:viewBox="0 0 20 20" svg:d="M10 20c14 0 14-20 0-20-13 0-13 20 0 20z">
          <text:p/>
        </draw:path>
        <draw:path draw:style-name="gr1" draw:text-style-name="P1" draw:layer="layout" svg:width="0.019cm" svg:height="0.019cm" svg:x="14.703cm" svg:y="10.3cm" svg:viewBox="0 0 20 20" svg:d="M10 20c14 0 14-20 0-20-13 0-13 20 0 20z">
          <text:p/>
        </draw:path>
        <draw:path draw:style-name="gr1" draw:text-style-name="P1" draw:layer="layout" svg:width="0.019cm" svg:height="0.019cm" svg:x="15.203cm" svg:y="10.3cm" svg:viewBox="0 0 20 20" svg:d="M10 20c14 0 14-20 0-20-13 0-13 20 0 20z">
          <text:p/>
        </draw:path>
        <draw:path draw:style-name="gr1" draw:text-style-name="P1" draw:layer="layout" svg:width="0.019cm" svg:height="0.019cm" svg:x="15.703cm" svg:y="10.3cm" svg:viewBox="0 0 20 20" svg:d="M10 20c14 0 14-20 0-20-13 0-13 20 0 20z">
          <text:p/>
        </draw:path>
        <draw:path draw:style-name="gr1" draw:text-style-name="P1" draw:layer="layout" svg:width="0.019cm" svg:height="0.019cm" svg:x="16.203cm" svg:y="10.3cm" svg:viewBox="0 0 20 20" svg:d="M10 20c14 0 14-20 0-20-13 0-13 20 0 20z">
          <text:p/>
        </draw:path>
        <draw:path draw:style-name="gr1" draw:text-style-name="P1" draw:layer="layout" svg:width="0.019cm" svg:height="0.019cm" svg:x="16.702cm" svg:y="10.3cm" svg:viewBox="0 0 20 20" svg:d="M10 20c14 0 14-20 0-20-13 0-13 20 0 20z">
          <text:p/>
        </draw:path>
        <draw:path draw:style-name="gr1" draw:text-style-name="P1" draw:layer="layout" svg:width="0.019cm" svg:height="0.019cm" svg:x="17.202cm" svg:y="10.3cm" svg:viewBox="0 0 20 20" svg:d="M10 20c14 0 14-20 0-20-13 0-13 20 0 20z">
          <text:p/>
        </draw:path>
        <draw:path draw:style-name="gr1" draw:text-style-name="P1" draw:layer="layout" svg:width="0.019cm" svg:height="0.019cm" svg:x="17.702cm" svg:y="10.3cm" svg:viewBox="0 0 20 20" svg:d="M10 20c14 0 14-20 0-20-13 0-13 20 0 20z">
          <text:p/>
        </draw:path>
        <draw:path draw:style-name="gr1" draw:text-style-name="P1" draw:layer="layout" svg:width="0.019cm" svg:height="0.019cm" svg:x="18.202cm" svg:y="10.3cm" svg:viewBox="0 0 20 20" svg:d="M10 20c14 0 14-20 0-20-13 0-13 20 0 20z">
          <text:p/>
        </draw:path>
        <draw:path draw:style-name="gr1" draw:text-style-name="P1" draw:layer="layout" svg:width="0.019cm" svg:height="0.019cm" svg:x="18.702cm" svg:y="10.3cm" svg:viewBox="0 0 20 20" svg:d="M10 20c14 0 14-20 0-20-13 0-13 20 0 20z">
          <text:p/>
        </draw:path>
        <draw:path draw:style-name="gr1" draw:text-style-name="P1" draw:layer="layout" svg:width="0.019cm" svg:height="0.019cm" svg:x="19.202cm" svg:y="10.3cm" svg:viewBox="0 0 20 20" svg:d="M10 20c14 0 14-20 0-20-13 0-13 20 0 20z">
          <text:p/>
        </draw:path>
        <draw:path draw:style-name="gr1" draw:text-style-name="P1" draw:layer="layout" svg:width="0.019cm" svg:height="0.019cm" svg:x="19.702cm" svg:y="10.3cm" svg:viewBox="0 0 20 20" svg:d="M10 20c14 0 14-20 0-20-13 0-13 20 0 20z">
          <text:p/>
        </draw:path>
        <draw:path draw:style-name="gr1" draw:text-style-name="P1" draw:layer="layout" svg:width="0.019cm" svg:height="0.019cm" svg:x="20.202cm" svg:y="10.3cm" svg:viewBox="0 0 20 20" svg:d="M10 20c14 0 14-20 0-20-13 0-13 20 0 20z">
          <text:p/>
        </draw:path>
        <draw:path draw:style-name="gr1" draw:text-style-name="P1" draw:layer="layout" svg:width="0.019cm" svg:height="0.019cm" svg:x="20.702cm" svg:y="10.3cm" svg:viewBox="0 0 20 20" svg:d="M10 20c14 0 14-20 0-20-13 0-13 20 0 20z">
          <text:p/>
        </draw:path>
        <draw:path draw:style-name="gr1" draw:text-style-name="P1" draw:layer="layout" svg:width="0.019cm" svg:height="0.019cm" svg:x="21.202cm" svg:y="10.3cm" svg:viewBox="0 0 20 20" svg:d="M10 20c14 0 14-20 0-20-13 0-13 20 0 20z">
          <text:p/>
        </draw:path>
        <draw:path draw:style-name="gr1" draw:text-style-name="P1" draw:layer="layout" svg:width="0.019cm" svg:height="0.019cm" svg:x="21.702cm" svg:y="10.3cm" svg:viewBox="0 0 20 20" svg:d="M10 20c14 0 14-20 0-20-13 0-13 20 0 20z">
          <text:p/>
        </draw:path>
        <draw:path draw:style-name="gr1" draw:text-style-name="P1" draw:layer="layout" svg:width="0.019cm" svg:height="0.019cm" svg:x="22.202cm" svg:y="10.3cm" svg:viewBox="0 0 20 20" svg:d="M10 20c14 0 14-20 0-20-13 0-13 20 0 20z">
          <text:p/>
        </draw:path>
        <draw:path draw:style-name="gr1" draw:text-style-name="P1" draw:layer="layout" svg:width="0.019cm" svg:height="0.019cm" svg:x="22.702cm" svg:y="10.3cm" svg:viewBox="0 0 20 20" svg:d="M10 20c14 0 14-20 0-20-13 0-13 20 0 20z">
          <text:p/>
        </draw:path>
        <draw:path draw:style-name="gr1" draw:text-style-name="P1" draw:layer="layout" svg:width="0.019cm" svg:height="0.019cm" svg:x="23.202cm" svg:y="10.3cm" svg:viewBox="0 0 20 20" svg:d="M10 20c14 0 14-20 0-20-13 0-13 20 0 20z">
          <text:p/>
        </draw:path>
        <draw:path draw:style-name="gr1" draw:text-style-name="P1" draw:layer="layout" svg:width="0.019cm" svg:height="0.019cm" svg:x="23.702cm" svg:y="10.3cm" svg:viewBox="0 0 20 20" svg:d="M10 20c14 0 14-20 0-20-13 0-13 20 0 20z">
          <text:p/>
        </draw:path>
        <draw:path draw:style-name="gr1" draw:text-style-name="P1" draw:layer="layout" svg:width="0.019cm" svg:height="0.019cm" svg:x="24.202cm" svg:y="10.3cm" svg:viewBox="0 0 20 20" svg:d="M10 20c14 0 14-20 0-20-13 0-13 20 0 20z">
          <text:p/>
        </draw:path>
        <draw:path draw:style-name="gr1" draw:text-style-name="P1" draw:layer="layout" svg:width="0.019cm" svg:height="0.019cm" svg:x="24.703cm" svg:y="10.3cm" svg:viewBox="0 0 20 20" svg:d="M10 20c14 0 14-20 0-20-13 0-13 20 0 20z">
          <text:p/>
        </draw:path>
        <draw:path draw:style-name="gr1" draw:text-style-name="P1" draw:layer="layout" svg:width="0.019cm" svg:height="0.019cm" svg:x="25.203cm" svg:y="10.3cm" svg:viewBox="0 0 20 20" svg:d="M10 20c14 0 14-20 0-20-13 0-13 20 0 20z">
          <text:p/>
        </draw:path>
        <draw:path draw:style-name="gr1" draw:text-style-name="P1" draw:layer="layout" svg:width="0.019cm" svg:height="0.019cm" svg:x="25.703cm" svg:y="10.3cm" svg:viewBox="0 0 20 20" svg:d="M10 20c14 0 14-20 0-20-13 0-13 20 0 20z">
          <text:p/>
        </draw:path>
        <draw:path draw:style-name="gr1" draw:text-style-name="P1" draw:layer="layout" svg:width="0.019cm" svg:height="0.019cm" svg:x="26.203cm" svg:y="10.3cm" svg:viewBox="0 0 20 20" svg:d="M10 20c14 0 14-20 0-20-13 0-13 20 0 20z">
          <text:p/>
        </draw:path>
        <draw:path draw:style-name="gr1" draw:text-style-name="P1" draw:layer="layout" svg:width="0.019cm" svg:height="0.019cm" svg:x="26.703cm" svg:y="10.3cm" svg:viewBox="0 0 20 20" svg:d="M10 20c14 0 14-20 0-20-13 0-13 20 0 20z">
          <text:p/>
        </draw:path>
        <draw:path draw:style-name="gr1" draw:text-style-name="P1" draw:layer="layout" svg:width="0.019cm" svg:height="0.019cm" svg:x="27.203cm" svg:y="10.3cm" svg:viewBox="0 0 20 20" svg:d="M10 20c14 0 14-20 0-20-13 0-13 20 0 20z">
          <text:p/>
        </draw:path>
        <draw:path draw:style-name="gr1" draw:text-style-name="P1" draw:layer="layout" svg:width="0.019cm" svg:height="0.019cm" svg:x="0.702cm" svg:y="10.3cm" svg:viewBox="0 0 20 20" svg:d="M10 20c14 0 14-20 0-20-13 0-13 20 0 20z">
          <text:p/>
        </draw:path>
        <draw:path draw:style-name="gr1" draw:text-style-name="P1" draw:layer="layout" svg:width="0.019cm" svg:height="0.019cm" svg:x="1.202cm" svg:y="10.3cm" svg:viewBox="0 0 20 20" svg:d="M10 20c14 0 14-20 0-20-13 0-13 20 0 20z">
          <text:p/>
        </draw:path>
        <draw:path draw:style-name="gr1" draw:text-style-name="P1" draw:layer="layout" svg:width="0.019cm" svg:height="0.019cm" svg:x="1.702cm" svg:y="10.3cm" svg:viewBox="0 0 20 20" svg:d="M10 20c14 0 14-20 0-20-13 0-13 20 0 20z">
          <text:p/>
        </draw:path>
        <draw:path draw:style-name="gr1" draw:text-style-name="P1" draw:layer="layout" svg:width="0.019cm" svg:height="0.019cm" svg:x="2.202cm" svg:y="10.3cm" svg:viewBox="0 0 20 20" svg:d="M10 20c14 0 14-20 0-20-13 0-13 20 0 20z">
          <text:p/>
        </draw:path>
        <draw:path draw:style-name="gr1" draw:text-style-name="P1" draw:layer="layout" svg:width="0.019cm" svg:height="0.019cm" svg:x="2.702cm" svg:y="10.3cm" svg:viewBox="0 0 20 20" svg:d="M10 20c14 0 14-20 0-20-13 0-13 20 0 20z">
          <text:p/>
        </draw:path>
        <draw:path draw:style-name="gr1" draw:text-style-name="P1" draw:layer="layout" svg:width="0.019cm" svg:height="0.019cm" svg:x="3.202cm" svg:y="10.3cm" svg:viewBox="0 0 20 20" svg:d="M10 20c14 0 14-20 0-20-13 0-13 20 0 20z">
          <text:p/>
        </draw:path>
        <draw:path draw:style-name="gr1" draw:text-style-name="P1" draw:layer="layout" svg:width="0.019cm" svg:height="0.019cm" svg:x="3.702cm" svg:y="10.3cm" svg:viewBox="0 0 20 20" svg:d="M10 20c14 0 14-20 0-20-13 0-13 20 0 20z">
          <text:p/>
        </draw:path>
        <draw:path draw:style-name="gr1" draw:text-style-name="P1" draw:layer="layout" svg:width="0.019cm" svg:height="0.019cm" svg:x="4.202cm" svg:y="10.3cm" svg:viewBox="0 0 20 20" svg:d="M10 20c14 0 14-20 0-20-13 0-13 20 0 20z">
          <text:p/>
        </draw:path>
        <draw:path draw:style-name="gr1" draw:text-style-name="P1" draw:layer="layout" svg:width="0.019cm" svg:height="0.019cm" svg:x="4.702cm" svg:y="10.3cm" svg:viewBox="0 0 20 20" svg:d="M10 20c14 0 14-20 0-20-13 0-13 20 0 20z">
          <text:p/>
        </draw:path>
        <draw:path draw:style-name="gr1" draw:text-style-name="P1" draw:layer="layout" svg:width="0.019cm" svg:height="0.019cm" svg:x="5.202cm" svg:y="10.3cm" svg:viewBox="0 0 20 20" svg:d="M10 20c14 0 14-20 0-20-13 0-13 20 0 20z">
          <text:p/>
        </draw:path>
        <draw:path draw:style-name="gr1" draw:text-style-name="P1" draw:layer="layout" svg:width="0.019cm" svg:height="0.019cm" svg:x="5.702cm" svg:y="10.3cm" svg:viewBox="0 0 20 20" svg:d="M10 20c14 0 14-20 0-20-13 0-13 20 0 20z">
          <text:p/>
        </draw:path>
        <draw:path draw:style-name="gr1" draw:text-style-name="P1" draw:layer="layout" svg:width="0.019cm" svg:height="0.019cm" svg:x="6.202cm" svg:y="10.3cm" svg:viewBox="0 0 20 20" svg:d="M10 20c14 0 14-20 0-20-13 0-13 20 0 20z">
          <text:p/>
        </draw:path>
        <draw:path draw:style-name="gr1" draw:text-style-name="P1" draw:layer="layout" svg:width="0.019cm" svg:height="0.019cm" svg:x="6.702cm" svg:y="10.3cm" svg:viewBox="0 0 20 20" svg:d="M10 20c14 0 14-20 0-20-13 0-13 20 0 20z">
          <text:p/>
        </draw:path>
        <draw:path draw:style-name="gr1" draw:text-style-name="P1" draw:layer="layout" svg:width="0.019cm" svg:height="0.019cm" svg:x="7.202cm" svg:y="10.3cm" svg:viewBox="0 0 20 20" svg:d="M10 20c14 0 14-20 0-20-13 0-13 20 0 20z">
          <text:p/>
        </draw:path>
        <draw:path draw:style-name="gr1" draw:text-style-name="P1" draw:layer="layout" svg:width="0.019cm" svg:height="0.019cm" svg:x="7.702cm" svg:y="10.3cm" svg:viewBox="0 0 20 20" svg:d="M10 20c14 0 14-20 0-20-13 0-13 20 0 20z">
          <text:p/>
        </draw:path>
        <draw:path draw:style-name="gr1" draw:text-style-name="P1" draw:layer="layout" svg:width="0.019cm" svg:height="0.019cm" svg:x="8.202cm" svg:y="10.3cm" svg:viewBox="0 0 20 20" svg:d="M10 20c14 0 14-20 0-20-13 0-13 20 0 20z">
          <text:p/>
        </draw:path>
        <draw:path draw:style-name="gr1" draw:text-style-name="P1" draw:layer="layout" svg:width="0.019cm" svg:height="0.019cm" svg:x="8.703cm" svg:y="10.3cm" svg:viewBox="0 0 20 20" svg:d="M10 20c14 0 14-20 0-20-13 0-13 20 0 20z">
          <text:p/>
        </draw:path>
        <draw:path draw:style-name="gr1" draw:text-style-name="P1" draw:layer="layout" svg:width="0.019cm" svg:height="0.019cm" svg:x="9.203cm" svg:y="10.3cm" svg:viewBox="0 0 20 20" svg:d="M10 20c14 0 14-20 0-20-13 0-13 20 0 20z">
          <text:p/>
        </draw:path>
        <draw:path draw:style-name="gr1" draw:text-style-name="P1" draw:layer="layout" svg:width="0.019cm" svg:height="0.019cm" svg:x="9.703cm" svg:y="10.3cm" svg:viewBox="0 0 20 20" svg:d="M10 20c14 0 14-20 0-20-13 0-13 20 0 20z">
          <text:p/>
        </draw:path>
        <draw:path draw:style-name="gr1" draw:text-style-name="P1" draw:layer="layout" svg:width="0.019cm" svg:height="0.019cm" svg:x="10.203cm" svg:y="10.3cm" svg:viewBox="0 0 20 20" svg:d="M10 20c14 0 14-20 0-20-13 0-13 20 0 20z">
          <text:p/>
        </draw:path>
        <draw:path draw:style-name="gr1" draw:text-style-name="P1" draw:layer="layout" svg:width="0.019cm" svg:height="0.019cm" svg:x="10.703cm" svg:y="10.3cm" svg:viewBox="0 0 20 20" svg:d="M10 20c14 0 14-20 0-20-13 0-13 20 0 20z">
          <text:p/>
        </draw:path>
        <draw:path draw:style-name="gr1" draw:text-style-name="P1" draw:layer="layout" svg:width="0.019cm" svg:height="0.019cm" svg:x="11.203cm" svg:y="10.3cm" svg:viewBox="0 0 20 20" svg:d="M10 20c14 0 14-20 0-20-13 0-13 20 0 20z">
          <text:p/>
        </draw:path>
        <draw:path draw:style-name="gr1" draw:text-style-name="P1" draw:layer="layout" svg:width="0.019cm" svg:height="0.019cm" svg:x="11.703cm" svg:y="10.3cm" svg:viewBox="0 0 20 20" svg:d="M10 20c14 0 14-20 0-20-13 0-13 20 0 20z">
          <text:p/>
        </draw:path>
        <draw:path draw:style-name="gr1" draw:text-style-name="P1" draw:layer="layout" svg:width="0.019cm" svg:height="0.019cm" svg:x="12.203cm" svg:y="10.3cm" svg:viewBox="0 0 20 20" svg:d="M10 20c14 0 14-20 0-20-13 0-13 20 0 20z">
          <text:p/>
        </draw:path>
        <draw:path draw:style-name="gr1" draw:text-style-name="P1" draw:layer="layout" svg:width="0.019cm" svg:height="0.019cm" svg:x="12.703cm" svg:y="10.3cm" svg:viewBox="0 0 20 20" svg:d="M10 20c14 0 14-20 0-20-13 0-13 20 0 20z">
          <text:p/>
        </draw:path>
        <draw:path draw:style-name="gr1" draw:text-style-name="P1" draw:layer="layout" svg:width="0.019cm" svg:height="0.019cm" svg:x="14.703cm" svg:y="10.3cm" svg:viewBox="0 0 20 20" svg:d="M10 20c14 0 14-20 0-20-13 0-13 20 0 20z">
          <text:p/>
        </draw:path>
        <draw:path draw:style-name="gr1" draw:text-style-name="P1" draw:layer="layout" svg:width="0.019cm" svg:height="0.019cm" svg:x="15.203cm" svg:y="10.3cm" svg:viewBox="0 0 20 20" svg:d="M10 20c14 0 14-20 0-20-13 0-13 20 0 20z">
          <text:p/>
        </draw:path>
        <draw:path draw:style-name="gr1" draw:text-style-name="P1" draw:layer="layout" svg:width="0.019cm" svg:height="0.019cm" svg:x="15.703cm" svg:y="10.3cm" svg:viewBox="0 0 20 20" svg:d="M10 20c14 0 14-20 0-20-13 0-13 20 0 20z">
          <text:p/>
        </draw:path>
        <draw:path draw:style-name="gr1" draw:text-style-name="P1" draw:layer="layout" svg:width="0.019cm" svg:height="0.019cm" svg:x="16.203cm" svg:y="10.3cm" svg:viewBox="0 0 20 20" svg:d="M10 20c14 0 14-20 0-20-13 0-13 20 0 20z">
          <text:p/>
        </draw:path>
        <draw:path draw:style-name="gr1" draw:text-style-name="P1" draw:layer="layout" svg:width="0.019cm" svg:height="0.019cm" svg:x="0.703cm" svg:y="10.8cm" svg:viewBox="0 0 20 20" svg:d="M10 20c14 0 14-20 0-20-13 0-13 20 0 20z">
          <text:p/>
        </draw:path>
        <draw:path draw:style-name="gr1" draw:text-style-name="P1" draw:layer="layout" svg:width="0.019cm" svg:height="0.019cm" svg:x="1.203cm" svg:y="10.8cm" svg:viewBox="0 0 20 20" svg:d="M10 20c14 0 14-20 0-20-13 0-13 20 0 20z">
          <text:p/>
        </draw:path>
        <draw:path draw:style-name="gr1" draw:text-style-name="P1" draw:layer="layout" svg:width="0.019cm" svg:height="0.019cm" svg:x="1.703cm" svg:y="10.8cm" svg:viewBox="0 0 20 20" svg:d="M10 20c14 0 14-20 0-20-13 0-13 20 0 20z">
          <text:p/>
        </draw:path>
        <draw:path draw:style-name="gr1" draw:text-style-name="P1" draw:layer="layout" svg:width="0.019cm" svg:height="0.019cm" svg:x="2.203cm" svg:y="10.8cm" svg:viewBox="0 0 20 20" svg:d="M10 20c14 0 14-20 0-20-13 0-13 20 0 20z">
          <text:p/>
        </draw:path>
        <draw:path draw:style-name="gr1" draw:text-style-name="P1" draw:layer="layout" svg:width="0.019cm" svg:height="0.019cm" svg:x="2.703cm" svg:y="10.8cm" svg:viewBox="0 0 20 20" svg:d="M10 20c14 0 14-20 0-20-13 0-13 20 0 20z">
          <text:p/>
        </draw:path>
        <draw:path draw:style-name="gr1" draw:text-style-name="P1" draw:layer="layout" svg:width="0.019cm" svg:height="0.019cm" svg:x="3.203cm" svg:y="10.8cm" svg:viewBox="0 0 20 20" svg:d="M10 20c14 0 14-20 0-20-13 0-13 20 0 20z">
          <text:p/>
        </draw:path>
        <draw:path draw:style-name="gr1" draw:text-style-name="P1" draw:layer="layout" svg:width="0.019cm" svg:height="0.019cm" svg:x="3.703cm" svg:y="10.8cm" svg:viewBox="0 0 20 20" svg:d="M10 20c14 0 14-20 0-20-13 0-13 20 0 20z">
          <text:p/>
        </draw:path>
        <draw:path draw:style-name="gr1" draw:text-style-name="P1" draw:layer="layout" svg:width="0.019cm" svg:height="0.019cm" svg:x="4.203cm" svg:y="10.8cm" svg:viewBox="0 0 20 20" svg:d="M10 20c14 0 14-20 0-20-13 0-13 20 0 20z">
          <text:p/>
        </draw:path>
        <draw:path draw:style-name="gr1" draw:text-style-name="P1" draw:layer="layout" svg:width="0.019cm" svg:height="0.019cm" svg:x="4.703cm" svg:y="10.8cm" svg:viewBox="0 0 20 20" svg:d="M10 20c14 0 14-20 0-20-13 0-13 20 0 20z">
          <text:p/>
        </draw:path>
        <draw:path draw:style-name="gr1" draw:text-style-name="P1" draw:layer="layout" svg:width="0.019cm" svg:height="0.019cm" svg:x="5.203cm" svg:y="10.8cm" svg:viewBox="0 0 20 20" svg:d="M10 20c14 0 14-20 0-20-13 0-13 20 0 20z">
          <text:p/>
        </draw:path>
        <draw:path draw:style-name="gr1" draw:text-style-name="P1" draw:layer="layout" svg:width="0.019cm" svg:height="0.019cm" svg:x="5.703cm" svg:y="10.8cm" svg:viewBox="0 0 20 20" svg:d="M10 20c14 0 14-20 0-20-13 0-13 20 0 20z">
          <text:p/>
        </draw:path>
        <draw:path draw:style-name="gr1" draw:text-style-name="P1" draw:layer="layout" svg:width="0.019cm" svg:height="0.019cm" svg:x="6.203cm" svg:y="10.8cm" svg:viewBox="0 0 20 20" svg:d="M10 20c14 0 14-20 0-20-13 0-13 20 0 20z">
          <text:p/>
        </draw:path>
        <draw:path draw:style-name="gr1" draw:text-style-name="P1" draw:layer="layout" svg:width="0.019cm" svg:height="0.019cm" svg:x="6.703cm" svg:y="10.8cm" svg:viewBox="0 0 20 20" svg:d="M10 20c14 0 14-20 0-20-13 0-13 20 0 20z">
          <text:p/>
        </draw:path>
        <draw:path draw:style-name="gr1" draw:text-style-name="P1" draw:layer="layout" svg:width="0.019cm" svg:height="0.019cm" svg:x="7.203cm" svg:y="10.8cm" svg:viewBox="0 0 20 20" svg:d="M10 20c14 0 14-20 0-20-13 0-13 20 0 20z">
          <text:p/>
        </draw:path>
        <draw:path draw:style-name="gr1" draw:text-style-name="P1" draw:layer="layout" svg:width="0.019cm" svg:height="0.019cm" svg:x="7.703cm" svg:y="10.8cm" svg:viewBox="0 0 20 20" svg:d="M10 20c14 0 14-20 0-20-13 0-13 20 0 20z">
          <text:p/>
        </draw:path>
        <draw:path draw:style-name="gr1" draw:text-style-name="P1" draw:layer="layout" svg:width="0.019cm" svg:height="0.019cm" svg:x="8.203cm" svg:y="10.8cm" svg:viewBox="0 0 20 20" svg:d="M10 20c14 0 14-20 0-20-13 0-13 20 0 20z">
          <text:p/>
        </draw:path>
        <draw:path draw:style-name="gr1" draw:text-style-name="P1" draw:layer="layout" svg:width="0.019cm" svg:height="0.019cm" svg:x="8.704cm" svg:y="10.8cm" svg:viewBox="0 0 20 20" svg:d="M10 20c14 0 14-20 0-20-13 0-13 20 0 20z">
          <text:p/>
        </draw:path>
        <draw:path draw:style-name="gr1" draw:text-style-name="P1" draw:layer="layout" svg:width="0.019cm" svg:height="0.019cm" svg:x="9.204cm" svg:y="10.8cm" svg:viewBox="0 0 20 20" svg:d="M10 20c14 0 14-20 0-20-13 0-13 20 0 20z">
          <text:p/>
        </draw:path>
        <draw:path draw:style-name="gr1" draw:text-style-name="P1" draw:layer="layout" svg:width="0.019cm" svg:height="0.019cm" svg:x="9.704cm" svg:y="10.8cm" svg:viewBox="0 0 20 20" svg:d="M10 20c14 0 14-20 0-20-13 0-13 20 0 20z">
          <text:p/>
        </draw:path>
        <draw:path draw:style-name="gr1" draw:text-style-name="P1" draw:layer="layout" svg:width="0.019cm" svg:height="0.019cm" svg:x="10.204cm" svg:y="10.8cm" svg:viewBox="0 0 20 20" svg:d="M10 20c14 0 14-20 0-20-13 0-13 20 0 20z">
          <text:p/>
        </draw:path>
        <draw:path draw:style-name="gr1" draw:text-style-name="P1" draw:layer="layout" svg:width="0.019cm" svg:height="0.019cm" svg:x="10.704cm" svg:y="10.8cm" svg:viewBox="0 0 20 20" svg:d="M10 20c14 0 14-20 0-20-13 0-13 20 0 20z">
          <text:p/>
        </draw:path>
        <draw:path draw:style-name="gr1" draw:text-style-name="P1" draw:layer="layout" svg:width="0.019cm" svg:height="0.019cm" svg:x="11.204cm" svg:y="10.8cm" svg:viewBox="0 0 20 20" svg:d="M10 20c14 0 14-20 0-20-13 0-13 20 0 20z">
          <text:p/>
        </draw:path>
        <draw:path draw:style-name="gr1" draw:text-style-name="P1" draw:layer="layout" svg:width="0.019cm" svg:height="0.019cm" svg:x="11.704cm" svg:y="10.8cm" svg:viewBox="0 0 20 20" svg:d="M10 20c14 0 14-20 0-20-13 0-13 20 0 20z">
          <text:p/>
        </draw:path>
        <draw:path draw:style-name="gr1" draw:text-style-name="P1" draw:layer="layout" svg:width="0.019cm" svg:height="0.019cm" svg:x="12.204cm" svg:y="10.8cm" svg:viewBox="0 0 20 20" svg:d="M10 20c14 0 14-20 0-20-13 0-13 20 0 20z">
          <text:p/>
        </draw:path>
        <draw:path draw:style-name="gr1" draw:text-style-name="P1" draw:layer="layout" svg:width="0.019cm" svg:height="0.019cm" svg:x="12.704cm" svg:y="10.8cm" svg:viewBox="0 0 20 20" svg:d="M10 20c14 0 14-20 0-20-13 0-13 20 0 20z">
          <text:p/>
        </draw:path>
        <draw:path draw:style-name="gr1" draw:text-style-name="P1" draw:layer="layout" svg:width="0.019cm" svg:height="0.019cm" svg:x="13.204cm" svg:y="10.8cm" svg:viewBox="0 0 20 20" svg:d="M10 20c14 0 14-20 0-20-13 0-13 20 0 20z">
          <text:p/>
        </draw:path>
        <draw:path draw:style-name="gr1" draw:text-style-name="P1" draw:layer="layout" svg:width="0.019cm" svg:height="0.019cm" svg:x="13.704cm" svg:y="10.8cm" svg:viewBox="0 0 20 20" svg:d="M10 20c14 0 14-20 0-20-13 0-13 20 0 20z">
          <text:p/>
        </draw:path>
        <draw:path draw:style-name="gr1" draw:text-style-name="P1" draw:layer="layout" svg:width="0.019cm" svg:height="0.019cm" svg:x="14.204cm" svg:y="10.8cm" svg:viewBox="0 0 20 20" svg:d="M10 20c14 0 14-20 0-20-13 0-13 20 0 20z">
          <text:p/>
        </draw:path>
        <draw:path draw:style-name="gr1" draw:text-style-name="P1" draw:layer="layout" svg:width="0.019cm" svg:height="0.019cm" svg:x="14.704cm" svg:y="10.8cm" svg:viewBox="0 0 20 20" svg:d="M10 20c14 0 14-20 0-20-13 0-13 20 0 20z">
          <text:p/>
        </draw:path>
        <draw:path draw:style-name="gr1" draw:text-style-name="P1" draw:layer="layout" svg:width="0.019cm" svg:height="0.019cm" svg:x="15.204cm" svg:y="10.8cm" svg:viewBox="0 0 20 20" svg:d="M10 20c14 0 14-20 0-20-13 0-13 20 0 20z">
          <text:p/>
        </draw:path>
        <draw:path draw:style-name="gr1" draw:text-style-name="P1" draw:layer="layout" svg:width="0.019cm" svg:height="0.019cm" svg:x="15.704cm" svg:y="10.8cm" svg:viewBox="0 0 20 20" svg:d="M10 20c14 0 14-20 0-20-13 0-13 20 0 20z">
          <text:p/>
        </draw:path>
        <draw:path draw:style-name="gr1" draw:text-style-name="P1" draw:layer="layout" svg:width="0.019cm" svg:height="0.019cm" svg:x="16.204cm" svg:y="10.8cm" svg:viewBox="0 0 20 20" svg:d="M10 20c14 0 14-20 0-20-13 0-13 20 0 20z">
          <text:p/>
        </draw:path>
        <draw:path draw:style-name="gr1" draw:text-style-name="P1" draw:layer="layout" svg:width="0.019cm" svg:height="0.019cm" svg:x="16.703cm" svg:y="10.8cm" svg:viewBox="0 0 20 20" svg:d="M10 20c14 0 14-20 0-20-13 0-13 20 0 20z">
          <text:p/>
        </draw:path>
        <draw:path draw:style-name="gr1" draw:text-style-name="P1" draw:layer="layout" svg:width="0.019cm" svg:height="0.019cm" svg:x="17.203cm" svg:y="10.8cm" svg:viewBox="0 0 20 20" svg:d="M10 20c14 0 14-20 0-20-13 0-13 20 0 20z">
          <text:p/>
        </draw:path>
        <draw:path draw:style-name="gr1" draw:text-style-name="P1" draw:layer="layout" svg:width="0.019cm" svg:height="0.019cm" svg:x="17.703cm" svg:y="10.8cm" svg:viewBox="0 0 20 20" svg:d="M10 20c14 0 14-20 0-20-13 0-13 20 0 20z">
          <text:p/>
        </draw:path>
        <draw:path draw:style-name="gr1" draw:text-style-name="P1" draw:layer="layout" svg:width="0.019cm" svg:height="0.019cm" svg:x="18.203cm" svg:y="10.8cm" svg:viewBox="0 0 20 20" svg:d="M10 20c14 0 14-20 0-20-13 0-13 20 0 20z">
          <text:p/>
        </draw:path>
        <draw:path draw:style-name="gr1" draw:text-style-name="P1" draw:layer="layout" svg:width="0.019cm" svg:height="0.019cm" svg:x="18.703cm" svg:y="10.8cm" svg:viewBox="0 0 20 20" svg:d="M10 20c14 0 14-20 0-20-13 0-13 20 0 20z">
          <text:p/>
        </draw:path>
        <draw:path draw:style-name="gr1" draw:text-style-name="P1" draw:layer="layout" svg:width="0.019cm" svg:height="0.019cm" svg:x="19.203cm" svg:y="10.8cm" svg:viewBox="0 0 20 20" svg:d="M10 20c14 0 14-20 0-20-13 0-13 20 0 20z">
          <text:p/>
        </draw:path>
        <draw:path draw:style-name="gr1" draw:text-style-name="P1" draw:layer="layout" svg:width="0.019cm" svg:height="0.019cm" svg:x="19.703cm" svg:y="10.8cm" svg:viewBox="0 0 20 20" svg:d="M10 20c14 0 14-20 0-20-13 0-13 20 0 20z">
          <text:p/>
        </draw:path>
        <draw:path draw:style-name="gr1" draw:text-style-name="P1" draw:layer="layout" svg:width="0.019cm" svg:height="0.019cm" svg:x="20.203cm" svg:y="10.8cm" svg:viewBox="0 0 20 20" svg:d="M10 20c14 0 14-20 0-20-13 0-13 20 0 20z">
          <text:p/>
        </draw:path>
        <draw:path draw:style-name="gr1" draw:text-style-name="P1" draw:layer="layout" svg:width="0.019cm" svg:height="0.019cm" svg:x="20.703cm" svg:y="10.8cm" svg:viewBox="0 0 20 20" svg:d="M10 20c14 0 14-20 0-20-13 0-13 20 0 20z">
          <text:p/>
        </draw:path>
        <draw:path draw:style-name="gr1" draw:text-style-name="P1" draw:layer="layout" svg:width="0.019cm" svg:height="0.019cm" svg:x="21.203cm" svg:y="10.8cm" svg:viewBox="0 0 20 20" svg:d="M10 20c14 0 14-20 0-20-13 0-13 20 0 20z">
          <text:p/>
        </draw:path>
        <draw:path draw:style-name="gr1" draw:text-style-name="P1" draw:layer="layout" svg:width="0.019cm" svg:height="0.019cm" svg:x="21.703cm" svg:y="10.8cm" svg:viewBox="0 0 20 20" svg:d="M10 20c14 0 14-20 0-20-13 0-13 20 0 20z">
          <text:p/>
        </draw:path>
        <draw:path draw:style-name="gr1" draw:text-style-name="P1" draw:layer="layout" svg:width="0.019cm" svg:height="0.019cm" svg:x="22.203cm" svg:y="10.8cm" svg:viewBox="0 0 20 20" svg:d="M10 20c14 0 14-20 0-20-13 0-13 20 0 20z">
          <text:p/>
        </draw:path>
        <draw:path draw:style-name="gr1" draw:text-style-name="P1" draw:layer="layout" svg:width="0.019cm" svg:height="0.019cm" svg:x="22.703cm" svg:y="10.8cm" svg:viewBox="0 0 20 20" svg:d="M10 20c14 0 14-20 0-20-13 0-13 20 0 20z">
          <text:p/>
        </draw:path>
        <draw:path draw:style-name="gr1" draw:text-style-name="P1" draw:layer="layout" svg:width="0.019cm" svg:height="0.019cm" svg:x="23.203cm" svg:y="10.8cm" svg:viewBox="0 0 20 20" svg:d="M10 20c14 0 14-20 0-20-13 0-13 20 0 20z">
          <text:p/>
        </draw:path>
        <draw:path draw:style-name="gr1" draw:text-style-name="P1" draw:layer="layout" svg:width="0.019cm" svg:height="0.019cm" svg:x="23.703cm" svg:y="10.8cm" svg:viewBox="0 0 20 20" svg:d="M10 20c14 0 14-20 0-20-13 0-13 20 0 20z">
          <text:p/>
        </draw:path>
        <draw:path draw:style-name="gr1" draw:text-style-name="P1" draw:layer="layout" svg:width="0.019cm" svg:height="0.019cm" svg:x="24.203cm" svg:y="10.8cm" svg:viewBox="0 0 20 20" svg:d="M10 20c14 0 14-20 0-20-13 0-13 20 0 20z">
          <text:p/>
        </draw:path>
        <draw:path draw:style-name="gr1" draw:text-style-name="P1" draw:layer="layout" svg:width="0.019cm" svg:height="0.019cm" svg:x="24.704cm" svg:y="10.8cm" svg:viewBox="0 0 20 20" svg:d="M10 20c14 0 14-20 0-20-13 0-13 20 0 20z">
          <text:p/>
        </draw:path>
        <draw:path draw:style-name="gr1" draw:text-style-name="P1" draw:layer="layout" svg:width="0.019cm" svg:height="0.019cm" svg:x="25.204cm" svg:y="10.8cm" svg:viewBox="0 0 20 20" svg:d="M10 20c14 0 14-20 0-20-13 0-13 20 0 20z">
          <text:p/>
        </draw:path>
        <draw:path draw:style-name="gr1" draw:text-style-name="P1" draw:layer="layout" svg:width="0.019cm" svg:height="0.019cm" svg:x="25.704cm" svg:y="10.8cm" svg:viewBox="0 0 20 20" svg:d="M10 20c14 0 14-20 0-20-13 0-13 20 0 20z">
          <text:p/>
        </draw:path>
        <draw:path draw:style-name="gr1" draw:text-style-name="P1" draw:layer="layout" svg:width="0.019cm" svg:height="0.019cm" svg:x="26.204cm" svg:y="10.8cm" svg:viewBox="0 0 20 20" svg:d="M10 20c14 0 14-20 0-20-13 0-13 20 0 20z">
          <text:p/>
        </draw:path>
        <draw:path draw:style-name="gr1" draw:text-style-name="P1" draw:layer="layout" svg:width="0.019cm" svg:height="0.019cm" svg:x="26.704cm" svg:y="10.8cm" svg:viewBox="0 0 20 20" svg:d="M10 20c14 0 14-20 0-20-13 0-13 20 0 20z">
          <text:p/>
        </draw:path>
        <draw:path draw:style-name="gr1" draw:text-style-name="P1" draw:layer="layout" svg:width="0.019cm" svg:height="0.019cm" svg:x="27.204cm" svg:y="10.8cm" svg:viewBox="0 0 20 20" svg:d="M10 20c14 0 14-20 0-20-13 0-13 20 0 20z">
          <text:p/>
        </draw:path>
        <draw:path draw:style-name="gr1" draw:text-style-name="P1" draw:layer="layout" svg:width="0.019cm" svg:height="0.019cm" svg:x="0.703cm" svg:y="10.8cm" svg:viewBox="0 0 20 20" svg:d="M10 20c14 0 14-20 0-20-13 0-13 20 0 20z">
          <text:p/>
        </draw:path>
        <draw:path draw:style-name="gr1" draw:text-style-name="P1" draw:layer="layout" svg:width="0.019cm" svg:height="0.019cm" svg:x="1.203cm" svg:y="10.8cm" svg:viewBox="0 0 20 20" svg:d="M10 20c14 0 14-20 0-20-13 0-13 20 0 20z">
          <text:p/>
        </draw:path>
        <draw:path draw:style-name="gr1" draw:text-style-name="P1" draw:layer="layout" svg:width="0.019cm" svg:height="0.019cm" svg:x="1.703cm" svg:y="10.8cm" svg:viewBox="0 0 20 20" svg:d="M10 20c14 0 14-20 0-20-13 0-13 20 0 20z">
          <text:p/>
        </draw:path>
        <draw:path draw:style-name="gr1" draw:text-style-name="P1" draw:layer="layout" svg:width="0.019cm" svg:height="0.019cm" svg:x="2.203cm" svg:y="10.8cm" svg:viewBox="0 0 20 20" svg:d="M10 20c14 0 14-20 0-20-13 0-13 20 0 20z">
          <text:p/>
        </draw:path>
        <draw:path draw:style-name="gr1" draw:text-style-name="P1" draw:layer="layout" svg:width="0.019cm" svg:height="0.019cm" svg:x="2.703cm" svg:y="10.8cm" svg:viewBox="0 0 20 20" svg:d="M10 20c14 0 14-20 0-20-13 0-13 20 0 20z">
          <text:p/>
        </draw:path>
        <draw:path draw:style-name="gr1" draw:text-style-name="P1" draw:layer="layout" svg:width="0.019cm" svg:height="0.019cm" svg:x="3.203cm" svg:y="10.8cm" svg:viewBox="0 0 20 20" svg:d="M10 20c14 0 14-20 0-20-13 0-13 20 0 20z">
          <text:p/>
        </draw:path>
        <draw:path draw:style-name="gr1" draw:text-style-name="P1" draw:layer="layout" svg:width="0.019cm" svg:height="0.019cm" svg:x="3.703cm" svg:y="10.8cm" svg:viewBox="0 0 20 20" svg:d="M10 20c14 0 14-20 0-20-13 0-13 20 0 20z">
          <text:p/>
        </draw:path>
        <draw:path draw:style-name="gr1" draw:text-style-name="P1" draw:layer="layout" svg:width="0.019cm" svg:height="0.019cm" svg:x="4.203cm" svg:y="10.8cm" svg:viewBox="0 0 20 20" svg:d="M10 20c14 0 14-20 0-20-13 0-13 20 0 20z">
          <text:p/>
        </draw:path>
        <draw:path draw:style-name="gr1" draw:text-style-name="P1" draw:layer="layout" svg:width="0.019cm" svg:height="0.019cm" svg:x="4.703cm" svg:y="10.8cm" svg:viewBox="0 0 20 20" svg:d="M10 20c14 0 14-20 0-20-13 0-13 20 0 20z">
          <text:p/>
        </draw:path>
        <draw:path draw:style-name="gr1" draw:text-style-name="P1" draw:layer="layout" svg:width="0.019cm" svg:height="0.019cm" svg:x="5.203cm" svg:y="10.8cm" svg:viewBox="0 0 20 20" svg:d="M10 20c14 0 14-20 0-20-13 0-13 20 0 20z">
          <text:p/>
        </draw:path>
        <draw:path draw:style-name="gr1" draw:text-style-name="P1" draw:layer="layout" svg:width="0.019cm" svg:height="0.019cm" svg:x="5.703cm" svg:y="10.8cm" svg:viewBox="0 0 20 20" svg:d="M10 20c14 0 14-20 0-20-13 0-13 20 0 20z">
          <text:p/>
        </draw:path>
        <draw:path draw:style-name="gr1" draw:text-style-name="P1" draw:layer="layout" svg:width="0.019cm" svg:height="0.019cm" svg:x="6.203cm" svg:y="10.8cm" svg:viewBox="0 0 20 20" svg:d="M10 20c14 0 14-20 0-20-13 0-13 20 0 20z">
          <text:p/>
        </draw:path>
        <draw:path draw:style-name="gr1" draw:text-style-name="P1" draw:layer="layout" svg:width="0.019cm" svg:height="0.019cm" svg:x="6.703cm" svg:y="10.8cm" svg:viewBox="0 0 20 20" svg:d="M10 20c14 0 14-20 0-20-13 0-13 20 0 20z">
          <text:p/>
        </draw:path>
        <draw:path draw:style-name="gr1" draw:text-style-name="P1" draw:layer="layout" svg:width="0.019cm" svg:height="0.019cm" svg:x="7.203cm" svg:y="10.8cm" svg:viewBox="0 0 20 20" svg:d="M10 20c14 0 14-20 0-20-13 0-13 20 0 20z">
          <text:p/>
        </draw:path>
        <draw:path draw:style-name="gr1" draw:text-style-name="P1" draw:layer="layout" svg:width="0.019cm" svg:height="0.019cm" svg:x="7.703cm" svg:y="10.8cm" svg:viewBox="0 0 20 20" svg:d="M10 20c14 0 14-20 0-20-13 0-13 20 0 20z">
          <text:p/>
        </draw:path>
        <draw:path draw:style-name="gr1" draw:text-style-name="P1" draw:layer="layout" svg:width="0.019cm" svg:height="0.019cm" svg:x="8.203cm" svg:y="10.8cm" svg:viewBox="0 0 20 20" svg:d="M10 20c14 0 14-20 0-20-13 0-13 20 0 20z">
          <text:p/>
        </draw:path>
        <draw:path draw:style-name="gr1" draw:text-style-name="P1" draw:layer="layout" svg:width="0.019cm" svg:height="0.019cm" svg:x="8.704cm" svg:y="10.8cm" svg:viewBox="0 0 20 20" svg:d="M10 20c14 0 14-20 0-20-13 0-13 20 0 20z">
          <text:p/>
        </draw:path>
        <draw:path draw:style-name="gr1" draw:text-style-name="P1" draw:layer="layout" svg:width="0.019cm" svg:height="0.019cm" svg:x="9.204cm" svg:y="10.8cm" svg:viewBox="0 0 20 20" svg:d="M10 20c14 0 14-20 0-20-13 0-13 20 0 20z">
          <text:p/>
        </draw:path>
        <draw:path draw:style-name="gr1" draw:text-style-name="P1" draw:layer="layout" svg:width="0.019cm" svg:height="0.019cm" svg:x="9.704cm" svg:y="10.8cm" svg:viewBox="0 0 20 20" svg:d="M10 20c14 0 14-20 0-20-13 0-13 20 0 20z">
          <text:p/>
        </draw:path>
        <draw:path draw:style-name="gr1" draw:text-style-name="P1" draw:layer="layout" svg:width="0.019cm" svg:height="0.019cm" svg:x="10.204cm" svg:y="10.8cm" svg:viewBox="0 0 20 20" svg:d="M10 20c14 0 14-20 0-20-13 0-13 20 0 20z">
          <text:p/>
        </draw:path>
        <draw:path draw:style-name="gr1" draw:text-style-name="P1" draw:layer="layout" svg:width="0.019cm" svg:height="0.019cm" svg:x="10.704cm" svg:y="10.8cm" svg:viewBox="0 0 20 20" svg:d="M10 20c14 0 14-20 0-20-13 0-13 20 0 20z">
          <text:p/>
        </draw:path>
        <draw:path draw:style-name="gr1" draw:text-style-name="P1" draw:layer="layout" svg:width="0.019cm" svg:height="0.019cm" svg:x="11.204cm" svg:y="10.8cm" svg:viewBox="0 0 20 20" svg:d="M10 20c14 0 14-20 0-20-13 0-13 20 0 20z">
          <text:p/>
        </draw:path>
        <draw:path draw:style-name="gr1" draw:text-style-name="P1" draw:layer="layout" svg:width="0.019cm" svg:height="0.019cm" svg:x="11.704cm" svg:y="10.8cm" svg:viewBox="0 0 20 20" svg:d="M10 20c14 0 14-20 0-20-13 0-13 20 0 20z">
          <text:p/>
        </draw:path>
        <draw:path draw:style-name="gr1" draw:text-style-name="P1" draw:layer="layout" svg:width="0.019cm" svg:height="0.019cm" svg:x="12.204cm" svg:y="10.8cm" svg:viewBox="0 0 20 20" svg:d="M10 20c14 0 14-20 0-20-13 0-13 20 0 20z">
          <text:p/>
        </draw:path>
        <draw:path draw:style-name="gr1" draw:text-style-name="P1" draw:layer="layout" svg:width="0.019cm" svg:height="0.019cm" svg:x="12.704cm" svg:y="10.8cm" svg:viewBox="0 0 20 20" svg:d="M10 20c14 0 14-20 0-20-13 0-13 20 0 20z">
          <text:p/>
        </draw:path>
        <draw:path draw:style-name="gr1" draw:text-style-name="P1" draw:layer="layout" svg:width="0.019cm" svg:height="0.019cm" svg:x="13.204cm" svg:y="10.8cm" svg:viewBox="0 0 20 20" svg:d="M10 20c14 0 14-20 0-20-13 0-13 20 0 20z">
          <text:p/>
        </draw:path>
        <draw:path draw:style-name="gr1" draw:text-style-name="P1" draw:layer="layout" svg:width="0.019cm" svg:height="0.019cm" svg:x="13.704cm" svg:y="10.8cm" svg:viewBox="0 0 20 20" svg:d="M10 20c14 0 14-20 0-20-13 0-13 20 0 20z">
          <text:p/>
        </draw:path>
        <draw:path draw:style-name="gr1" draw:text-style-name="P1" draw:layer="layout" svg:width="0.019cm" svg:height="0.019cm" svg:x="14.204cm" svg:y="10.8cm" svg:viewBox="0 0 20 20" svg:d="M10 20c14 0 14-20 0-20-13 0-13 20 0 20z">
          <text:p/>
        </draw:path>
        <draw:path draw:style-name="gr1" draw:text-style-name="P1" draw:layer="layout" svg:width="0.019cm" svg:height="0.019cm" svg:x="14.704cm" svg:y="10.8cm" svg:viewBox="0 0 20 20" svg:d="M10 20c14 0 14-20 0-20-13 0-13 20 0 20z">
          <text:p/>
        </draw:path>
        <draw:path draw:style-name="gr1" draw:text-style-name="P1" draw:layer="layout" svg:width="0.019cm" svg:height="0.019cm" svg:x="15.204cm" svg:y="10.8cm" svg:viewBox="0 0 20 20" svg:d="M10 20c14 0 14-20 0-20-13 0-13 20 0 20z">
          <text:p/>
        </draw:path>
        <draw:path draw:style-name="gr1" draw:text-style-name="P1" draw:layer="layout" svg:width="0.019cm" svg:height="0.019cm" svg:x="15.704cm" svg:y="10.8cm" svg:viewBox="0 0 20 20" svg:d="M10 20c14 0 14-20 0-20-13 0-13 20 0 20z">
          <text:p/>
        </draw:path>
        <draw:path draw:style-name="gr1" draw:text-style-name="P1" draw:layer="layout" svg:width="0.019cm" svg:height="0.019cm" svg:x="16.204cm" svg:y="10.8cm" svg:viewBox="0 0 20 20" svg:d="M10 20c14 0 14-20 0-20-13 0-13 20 0 20z">
          <text:p/>
        </draw:path>
        <draw:path draw:style-name="gr1" draw:text-style-name="P1" draw:layer="layout" svg:width="0.019cm" svg:height="0.019cm" svg:x="0.703cm" svg:y="11.3cm" svg:viewBox="0 0 20 20" svg:d="M10 20c14 0 14-20 0-20-13 0-13 20 0 20z">
          <text:p/>
        </draw:path>
        <draw:path draw:style-name="gr1" draw:text-style-name="P1" draw:layer="layout" svg:width="0.019cm" svg:height="0.019cm" svg:x="1.203cm" svg:y="11.3cm" svg:viewBox="0 0 20 20" svg:d="M10 20c14 0 14-20 0-20-13 0-13 20 0 20z">
          <text:p/>
        </draw:path>
        <draw:path draw:style-name="gr1" draw:text-style-name="P1" draw:layer="layout" svg:width="0.019cm" svg:height="0.019cm" svg:x="1.703cm" svg:y="11.3cm" svg:viewBox="0 0 20 20" svg:d="M10 20c14 0 14-20 0-20-13 0-13 20 0 20z">
          <text:p/>
        </draw:path>
        <draw:path draw:style-name="gr1" draw:text-style-name="P1" draw:layer="layout" svg:width="0.019cm" svg:height="0.019cm" svg:x="2.203cm" svg:y="11.3cm" svg:viewBox="0 0 20 20" svg:d="M10 20c14 0 14-20 0-20-13 0-13 20 0 20z">
          <text:p/>
        </draw:path>
        <draw:path draw:style-name="gr1" draw:text-style-name="P1" draw:layer="layout" svg:width="0.019cm" svg:height="0.019cm" svg:x="2.703cm" svg:y="11.3cm" svg:viewBox="0 0 20 20" svg:d="M10 20c14 0 14-20 0-20-13 0-13 20 0 20z">
          <text:p/>
        </draw:path>
        <draw:path draw:style-name="gr1" draw:text-style-name="P1" draw:layer="layout" svg:width="0.019cm" svg:height="0.019cm" svg:x="3.203cm" svg:y="11.3cm" svg:viewBox="0 0 20 20" svg:d="M10 20c14 0 14-20 0-20-13 0-13 20 0 20z">
          <text:p/>
        </draw:path>
        <draw:path draw:style-name="gr1" draw:text-style-name="P1" draw:layer="layout" svg:width="0.019cm" svg:height="0.019cm" svg:x="3.703cm" svg:y="11.3cm" svg:viewBox="0 0 20 20" svg:d="M10 20c14 0 14-20 0-20-13 0-13 20 0 20z">
          <text:p/>
        </draw:path>
        <draw:path draw:style-name="gr1" draw:text-style-name="P1" draw:layer="layout" svg:width="0.019cm" svg:height="0.019cm" svg:x="4.203cm" svg:y="11.3cm" svg:viewBox="0 0 20 20" svg:d="M10 20c14 0 14-20 0-20-13 0-13 20 0 20z">
          <text:p/>
        </draw:path>
        <draw:path draw:style-name="gr1" draw:text-style-name="P1" draw:layer="layout" svg:width="0.019cm" svg:height="0.019cm" svg:x="4.703cm" svg:y="11.3cm" svg:viewBox="0 0 20 20" svg:d="M10 20c14 0 14-20 0-20-13 0-13 20 0 20z">
          <text:p/>
        </draw:path>
        <draw:path draw:style-name="gr1" draw:text-style-name="P1" draw:layer="layout" svg:width="0.019cm" svg:height="0.019cm" svg:x="5.203cm" svg:y="11.3cm" svg:viewBox="0 0 20 20" svg:d="M10 20c14 0 14-20 0-20-13 0-13 20 0 20z">
          <text:p/>
        </draw:path>
        <draw:path draw:style-name="gr1" draw:text-style-name="P1" draw:layer="layout" svg:width="0.019cm" svg:height="0.019cm" svg:x="5.703cm" svg:y="11.3cm" svg:viewBox="0 0 20 20" svg:d="M10 20c14 0 14-20 0-20-13 0-13 20 0 20z">
          <text:p/>
        </draw:path>
        <draw:path draw:style-name="gr1" draw:text-style-name="P1" draw:layer="layout" svg:width="0.019cm" svg:height="0.019cm" svg:x="6.203cm" svg:y="11.3cm" svg:viewBox="0 0 20 20" svg:d="M10 20c14 0 14-20 0-20-13 0-13 20 0 20z">
          <text:p/>
        </draw:path>
        <draw:path draw:style-name="gr1" draw:text-style-name="P1" draw:layer="layout" svg:width="0.019cm" svg:height="0.019cm" svg:x="6.703cm" svg:y="11.3cm" svg:viewBox="0 0 20 20" svg:d="M10 20c14 0 14-20 0-20-13 0-13 20 0 20z">
          <text:p/>
        </draw:path>
        <draw:path draw:style-name="gr1" draw:text-style-name="P1" draw:layer="layout" svg:width="0.019cm" svg:height="0.019cm" svg:x="7.203cm" svg:y="11.3cm" svg:viewBox="0 0 20 20" svg:d="M10 20c14 0 14-20 0-20-13 0-13 20 0 20z">
          <text:p/>
        </draw:path>
        <draw:path draw:style-name="gr1" draw:text-style-name="P1" draw:layer="layout" svg:width="0.019cm" svg:height="0.019cm" svg:x="7.703cm" svg:y="11.3cm" svg:viewBox="0 0 20 20" svg:d="M10 20c14 0 14-20 0-20-13 0-13 20 0 20z">
          <text:p/>
        </draw:path>
        <draw:path draw:style-name="gr1" draw:text-style-name="P1" draw:layer="layout" svg:width="0.019cm" svg:height="0.019cm" svg:x="8.203cm" svg:y="11.3cm" svg:viewBox="0 0 20 20" svg:d="M10 20c14 0 14-20 0-20-13 0-13 20 0 20z">
          <text:p/>
        </draw:path>
        <draw:path draw:style-name="gr1" draw:text-style-name="P1" draw:layer="layout" svg:width="0.019cm" svg:height="0.019cm" svg:x="8.704cm" svg:y="11.3cm" svg:viewBox="0 0 20 20" svg:d="M10 20c14 0 14-20 0-20-13 0-13 20 0 20z">
          <text:p/>
        </draw:path>
        <draw:path draw:style-name="gr1" draw:text-style-name="P1" draw:layer="layout" svg:width="0.019cm" svg:height="0.019cm" svg:x="9.204cm" svg:y="11.3cm" svg:viewBox="0 0 20 20" svg:d="M10 20c14 0 14-20 0-20-13 0-13 20 0 20z">
          <text:p/>
        </draw:path>
        <draw:path draw:style-name="gr1" draw:text-style-name="P1" draw:layer="layout" svg:width="0.019cm" svg:height="0.019cm" svg:x="9.704cm" svg:y="11.3cm" svg:viewBox="0 0 20 20" svg:d="M10 20c14 0 14-20 0-20-13 0-13 20 0 20z">
          <text:p/>
        </draw:path>
        <draw:path draw:style-name="gr1" draw:text-style-name="P1" draw:layer="layout" svg:width="0.019cm" svg:height="0.019cm" svg:x="10.204cm" svg:y="11.3cm" svg:viewBox="0 0 20 20" svg:d="M10 20c14 0 14-20 0-20-13 0-13 20 0 20z">
          <text:p/>
        </draw:path>
        <draw:path draw:style-name="gr1" draw:text-style-name="P1" draw:layer="layout" svg:width="0.019cm" svg:height="0.019cm" svg:x="10.704cm" svg:y="11.3cm" svg:viewBox="0 0 20 20" svg:d="M10 20c14 0 14-20 0-20-13 0-13 20 0 20z">
          <text:p/>
        </draw:path>
        <draw:path draw:style-name="gr1" draw:text-style-name="P1" draw:layer="layout" svg:width="0.019cm" svg:height="0.019cm" svg:x="11.204cm" svg:y="11.3cm" svg:viewBox="0 0 20 20" svg:d="M10 20c14 0 14-20 0-20-13 0-13 20 0 20z">
          <text:p/>
        </draw:path>
        <draw:path draw:style-name="gr1" draw:text-style-name="P1" draw:layer="layout" svg:width="0.019cm" svg:height="0.019cm" svg:x="11.704cm" svg:y="11.3cm" svg:viewBox="0 0 20 20" svg:d="M10 20c14 0 14-20 0-20-13 0-13 20 0 20z">
          <text:p/>
        </draw:path>
        <draw:path draw:style-name="gr1" draw:text-style-name="P1" draw:layer="layout" svg:width="0.019cm" svg:height="0.019cm" svg:x="12.204cm" svg:y="11.3cm" svg:viewBox="0 0 20 20" svg:d="M10 20c14 0 14-20 0-20-13 0-13 20 0 20z">
          <text:p/>
        </draw:path>
        <draw:path draw:style-name="gr1" draw:text-style-name="P1" draw:layer="layout" svg:width="0.019cm" svg:height="0.019cm" svg:x="12.704cm" svg:y="11.3cm" svg:viewBox="0 0 20 20" svg:d="M10 20c14 0 14-20 0-20-13 0-13 20 0 20z">
          <text:p/>
        </draw:path>
        <draw:path draw:style-name="gr1" draw:text-style-name="P1" draw:layer="layout" svg:width="0.019cm" svg:height="0.019cm" svg:x="13.204cm" svg:y="11.3cm" svg:viewBox="0 0 20 20" svg:d="M10 20c14 0 14-20 0-20-13 0-13 20 0 20z">
          <text:p/>
        </draw:path>
        <draw:path draw:style-name="gr1" draw:text-style-name="P1" draw:layer="layout" svg:width="0.019cm" svg:height="0.019cm" svg:x="13.704cm" svg:y="11.3cm" svg:viewBox="0 0 20 20" svg:d="M10 20c14 0 14-20 0-20-13 0-13 20 0 20z">
          <text:p/>
        </draw:path>
        <draw:path draw:style-name="gr1" draw:text-style-name="P1" draw:layer="layout" svg:width="0.019cm" svg:height="0.019cm" svg:x="14.204cm" svg:y="11.3cm" svg:viewBox="0 0 20 20" svg:d="M10 20c14 0 14-20 0-20-13 0-13 20 0 20z">
          <text:p/>
        </draw:path>
        <draw:path draw:style-name="gr1" draw:text-style-name="P1" draw:layer="layout" svg:width="0.019cm" svg:height="0.019cm" svg:x="14.704cm" svg:y="11.3cm" svg:viewBox="0 0 20 20" svg:d="M10 20c14 0 14-20 0-20-13 0-13 20 0 20z">
          <text:p/>
        </draw:path>
        <draw:path draw:style-name="gr1" draw:text-style-name="P1" draw:layer="layout" svg:width="0.019cm" svg:height="0.019cm" svg:x="15.204cm" svg:y="11.3cm" svg:viewBox="0 0 20 20" svg:d="M10 20c14 0 14-20 0-20-13 0-13 20 0 20z">
          <text:p/>
        </draw:path>
        <draw:path draw:style-name="gr1" draw:text-style-name="P1" draw:layer="layout" svg:width="0.019cm" svg:height="0.019cm" svg:x="15.704cm" svg:y="11.3cm" svg:viewBox="0 0 20 20" svg:d="M10 20c14 0 14-20 0-20-13 0-13 20 0 20z">
          <text:p/>
        </draw:path>
        <draw:path draw:style-name="gr1" draw:text-style-name="P1" draw:layer="layout" svg:width="0.019cm" svg:height="0.019cm" svg:x="16.204cm" svg:y="11.3cm" svg:viewBox="0 0 20 20" svg:d="M10 20c14 0 14-20 0-20-13 0-13 20 0 20z">
          <text:p/>
        </draw:path>
        <draw:path draw:style-name="gr1" draw:text-style-name="P1" draw:layer="layout" svg:width="0.019cm" svg:height="0.019cm" svg:x="16.703cm" svg:y="11.3cm" svg:viewBox="0 0 20 20" svg:d="M10 20c14 0 14-20 0-20-13 0-13 20 0 20z">
          <text:p/>
        </draw:path>
        <draw:path draw:style-name="gr1" draw:text-style-name="P1" draw:layer="layout" svg:width="0.019cm" svg:height="0.019cm" svg:x="17.203cm" svg:y="11.3cm" svg:viewBox="0 0 20 20" svg:d="M10 20c14 0 14-20 0-20-13 0-13 20 0 20z">
          <text:p/>
        </draw:path>
        <draw:path draw:style-name="gr1" draw:text-style-name="P1" draw:layer="layout" svg:width="0.019cm" svg:height="0.019cm" svg:x="17.703cm" svg:y="11.3cm" svg:viewBox="0 0 20 20" svg:d="M10 20c14 0 14-20 0-20-13 0-13 20 0 20z">
          <text:p/>
        </draw:path>
        <draw:path draw:style-name="gr1" draw:text-style-name="P1" draw:layer="layout" svg:width="0.019cm" svg:height="0.019cm" svg:x="18.203cm" svg:y="11.3cm" svg:viewBox="0 0 20 20" svg:d="M10 20c14 0 14-20 0-20-13 0-13 20 0 20z">
          <text:p/>
        </draw:path>
        <draw:path draw:style-name="gr1" draw:text-style-name="P1" draw:layer="layout" svg:width="0.019cm" svg:height="0.019cm" svg:x="18.703cm" svg:y="11.3cm" svg:viewBox="0 0 20 20" svg:d="M10 20c14 0 14-20 0-20-13 0-13 20 0 20z">
          <text:p/>
        </draw:path>
        <draw:path draw:style-name="gr1" draw:text-style-name="P1" draw:layer="layout" svg:width="0.019cm" svg:height="0.019cm" svg:x="19.203cm" svg:y="11.3cm" svg:viewBox="0 0 20 20" svg:d="M10 20c14 0 14-20 0-20-13 0-13 20 0 20z">
          <text:p/>
        </draw:path>
        <draw:path draw:style-name="gr1" draw:text-style-name="P1" draw:layer="layout" svg:width="0.019cm" svg:height="0.019cm" svg:x="19.703cm" svg:y="11.3cm" svg:viewBox="0 0 20 20" svg:d="M10 20c14 0 14-20 0-20-13 0-13 20 0 20z">
          <text:p/>
        </draw:path>
        <draw:path draw:style-name="gr1" draw:text-style-name="P1" draw:layer="layout" svg:width="0.019cm" svg:height="0.019cm" svg:x="20.203cm" svg:y="11.3cm" svg:viewBox="0 0 20 20" svg:d="M10 20c14 0 14-20 0-20-13 0-13 20 0 20z">
          <text:p/>
        </draw:path>
        <draw:path draw:style-name="gr1" draw:text-style-name="P1" draw:layer="layout" svg:width="0.019cm" svg:height="0.019cm" svg:x="20.703cm" svg:y="11.3cm" svg:viewBox="0 0 20 20" svg:d="M10 20c14 0 14-20 0-20-13 0-13 20 0 20z">
          <text:p/>
        </draw:path>
        <draw:path draw:style-name="gr1" draw:text-style-name="P1" draw:layer="layout" svg:width="0.019cm" svg:height="0.019cm" svg:x="21.203cm" svg:y="11.3cm" svg:viewBox="0 0 20 20" svg:d="M10 20c14 0 14-20 0-20-13 0-13 20 0 20z">
          <text:p/>
        </draw:path>
        <draw:path draw:style-name="gr1" draw:text-style-name="P1" draw:layer="layout" svg:width="0.019cm" svg:height="0.019cm" svg:x="21.703cm" svg:y="11.3cm" svg:viewBox="0 0 20 20" svg:d="M10 20c14 0 14-20 0-20-13 0-13 20 0 20z">
          <text:p/>
        </draw:path>
        <draw:path draw:style-name="gr1" draw:text-style-name="P1" draw:layer="layout" svg:width="0.019cm" svg:height="0.019cm" svg:x="22.203cm" svg:y="11.3cm" svg:viewBox="0 0 20 20" svg:d="M10 20c14 0 14-20 0-20-13 0-13 20 0 20z">
          <text:p/>
        </draw:path>
        <draw:path draw:style-name="gr1" draw:text-style-name="P1" draw:layer="layout" svg:width="0.019cm" svg:height="0.019cm" svg:x="22.703cm" svg:y="11.3cm" svg:viewBox="0 0 20 20" svg:d="M10 20c14 0 14-20 0-20-13 0-13 20 0 20z">
          <text:p/>
        </draw:path>
        <draw:path draw:style-name="gr1" draw:text-style-name="P1" draw:layer="layout" svg:width="0.019cm" svg:height="0.019cm" svg:x="23.203cm" svg:y="11.3cm" svg:viewBox="0 0 20 20" svg:d="M10 20c14 0 14-20 0-20-13 0-13 20 0 20z">
          <text:p/>
        </draw:path>
        <draw:path draw:style-name="gr1" draw:text-style-name="P1" draw:layer="layout" svg:width="0.019cm" svg:height="0.019cm" svg:x="23.703cm" svg:y="11.3cm" svg:viewBox="0 0 20 20" svg:d="M10 20c14 0 14-20 0-20-13 0-13 20 0 20z">
          <text:p/>
        </draw:path>
        <draw:path draw:style-name="gr1" draw:text-style-name="P1" draw:layer="layout" svg:width="0.019cm" svg:height="0.019cm" svg:x="24.203cm" svg:y="11.3cm" svg:viewBox="0 0 20 20" svg:d="M10 20c14 0 14-20 0-20-13 0-13 20 0 20z">
          <text:p/>
        </draw:path>
        <draw:path draw:style-name="gr1" draw:text-style-name="P1" draw:layer="layout" svg:width="0.019cm" svg:height="0.019cm" svg:x="24.704cm" svg:y="11.3cm" svg:viewBox="0 0 20 20" svg:d="M10 20c14 0 14-20 0-20-13 0-13 20 0 20z">
          <text:p/>
        </draw:path>
        <draw:path draw:style-name="gr1" draw:text-style-name="P1" draw:layer="layout" svg:width="0.019cm" svg:height="0.019cm" svg:x="25.204cm" svg:y="11.3cm" svg:viewBox="0 0 20 20" svg:d="M10 20c14 0 14-20 0-20-13 0-13 20 0 20z">
          <text:p/>
        </draw:path>
        <draw:path draw:style-name="gr1" draw:text-style-name="P1" draw:layer="layout" svg:width="0.019cm" svg:height="0.019cm" svg:x="25.704cm" svg:y="11.3cm" svg:viewBox="0 0 20 20" svg:d="M10 20c14 0 14-20 0-20-13 0-13 20 0 20z">
          <text:p/>
        </draw:path>
        <draw:path draw:style-name="gr1" draw:text-style-name="P1" draw:layer="layout" svg:width="0.019cm" svg:height="0.019cm" svg:x="26.204cm" svg:y="11.3cm" svg:viewBox="0 0 20 20" svg:d="M10 20c14 0 14-20 0-20-13 0-13 20 0 20z">
          <text:p/>
        </draw:path>
        <draw:path draw:style-name="gr1" draw:text-style-name="P1" draw:layer="layout" svg:width="0.019cm" svg:height="0.019cm" svg:x="26.704cm" svg:y="11.3cm" svg:viewBox="0 0 20 20" svg:d="M10 20c14 0 14-20 0-20-13 0-13 20 0 20z">
          <text:p/>
        </draw:path>
        <draw:path draw:style-name="gr1" draw:text-style-name="P1" draw:layer="layout" svg:width="0.019cm" svg:height="0.019cm" svg:x="27.204cm" svg:y="11.3cm" svg:viewBox="0 0 20 20" svg:d="M10 20c14 0 14-20 0-20-13 0-13 20 0 20z">
          <text:p/>
        </draw:path>
        <draw:path draw:style-name="gr1" draw:text-style-name="P1" draw:layer="layout" svg:width="0.019cm" svg:height="0.019cm" svg:x="0.703cm" svg:y="11.3cm" svg:viewBox="0 0 20 20" svg:d="M10 20c14 0 14-20 0-20-13 0-13 20 0 20z">
          <text:p/>
        </draw:path>
        <draw:path draw:style-name="gr1" draw:text-style-name="P1" draw:layer="layout" svg:width="0.019cm" svg:height="0.019cm" svg:x="1.203cm" svg:y="11.3cm" svg:viewBox="0 0 20 20" svg:d="M10 20c14 0 14-20 0-20-13 0-13 20 0 20z">
          <text:p/>
        </draw:path>
        <draw:path draw:style-name="gr1" draw:text-style-name="P1" draw:layer="layout" svg:width="0.019cm" svg:height="0.019cm" svg:x="1.703cm" svg:y="11.3cm" svg:viewBox="0 0 20 20" svg:d="M10 20c14 0 14-20 0-20-13 0-13 20 0 20z">
          <text:p/>
        </draw:path>
        <draw:path draw:style-name="gr1" draw:text-style-name="P1" draw:layer="layout" svg:width="0.019cm" svg:height="0.019cm" svg:x="2.203cm" svg:y="11.3cm" svg:viewBox="0 0 20 20" svg:d="M10 20c14 0 14-20 0-20-13 0-13 20 0 20z">
          <text:p/>
        </draw:path>
        <draw:path draw:style-name="gr1" draw:text-style-name="P1" draw:layer="layout" svg:width="0.019cm" svg:height="0.019cm" svg:x="2.703cm" svg:y="11.3cm" svg:viewBox="0 0 20 20" svg:d="M10 20c14 0 14-20 0-20-13 0-13 20 0 20z">
          <text:p/>
        </draw:path>
        <draw:path draw:style-name="gr1" draw:text-style-name="P1" draw:layer="layout" svg:width="0.019cm" svg:height="0.019cm" svg:x="3.203cm" svg:y="11.3cm" svg:viewBox="0 0 20 20" svg:d="M10 20c14 0 14-20 0-20-13 0-13 20 0 20z">
          <text:p/>
        </draw:path>
        <draw:path draw:style-name="gr1" draw:text-style-name="P1" draw:layer="layout" svg:width="0.019cm" svg:height="0.019cm" svg:x="3.703cm" svg:y="11.3cm" svg:viewBox="0 0 20 20" svg:d="M10 20c14 0 14-20 0-20-13 0-13 20 0 20z">
          <text:p/>
        </draw:path>
        <draw:path draw:style-name="gr1" draw:text-style-name="P1" draw:layer="layout" svg:width="0.019cm" svg:height="0.019cm" svg:x="4.203cm" svg:y="11.3cm" svg:viewBox="0 0 20 20" svg:d="M10 20c14 0 14-20 0-20-13 0-13 20 0 20z">
          <text:p/>
        </draw:path>
        <draw:path draw:style-name="gr1" draw:text-style-name="P1" draw:layer="layout" svg:width="0.019cm" svg:height="0.019cm" svg:x="4.703cm" svg:y="11.3cm" svg:viewBox="0 0 20 20" svg:d="M10 20c14 0 14-20 0-20-13 0-13 20 0 20z">
          <text:p/>
        </draw:path>
        <draw:path draw:style-name="gr1" draw:text-style-name="P1" draw:layer="layout" svg:width="0.019cm" svg:height="0.019cm" svg:x="5.203cm" svg:y="11.3cm" svg:viewBox="0 0 20 20" svg:d="M10 20c14 0 14-20 0-20-13 0-13 20 0 20z">
          <text:p/>
        </draw:path>
        <draw:path draw:style-name="gr1" draw:text-style-name="P1" draw:layer="layout" svg:width="0.019cm" svg:height="0.019cm" svg:x="5.703cm" svg:y="11.3cm" svg:viewBox="0 0 20 20" svg:d="M10 20c14 0 14-20 0-20-13 0-13 20 0 20z">
          <text:p/>
        </draw:path>
        <draw:path draw:style-name="gr1" draw:text-style-name="P1" draw:layer="layout" svg:width="0.019cm" svg:height="0.019cm" svg:x="6.203cm" svg:y="11.3cm" svg:viewBox="0 0 20 20" svg:d="M10 20c14 0 14-20 0-20-13 0-13 20 0 20z">
          <text:p/>
        </draw:path>
        <draw:path draw:style-name="gr1" draw:text-style-name="P1" draw:layer="layout" svg:width="0.019cm" svg:height="0.019cm" svg:x="6.703cm" svg:y="11.3cm" svg:viewBox="0 0 20 20" svg:d="M10 20c14 0 14-20 0-20-13 0-13 20 0 20z">
          <text:p/>
        </draw:path>
        <draw:path draw:style-name="gr1" draw:text-style-name="P1" draw:layer="layout" svg:width="0.019cm" svg:height="0.019cm" svg:x="7.203cm" svg:y="11.3cm" svg:viewBox="0 0 20 20" svg:d="M10 20c14 0 14-20 0-20-13 0-13 20 0 20z">
          <text:p/>
        </draw:path>
        <draw:path draw:style-name="gr1" draw:text-style-name="P1" draw:layer="layout" svg:width="0.019cm" svg:height="0.019cm" svg:x="7.703cm" svg:y="11.3cm" svg:viewBox="0 0 20 20" svg:d="M10 20c14 0 14-20 0-20-13 0-13 20 0 20z">
          <text:p/>
        </draw:path>
        <draw:path draw:style-name="gr1" draw:text-style-name="P1" draw:layer="layout" svg:width="0.019cm" svg:height="0.019cm" svg:x="8.203cm" svg:y="11.3cm" svg:viewBox="0 0 20 20" svg:d="M10 20c14 0 14-20 0-20-13 0-13 20 0 20z">
          <text:p/>
        </draw:path>
        <draw:path draw:style-name="gr1" draw:text-style-name="P1" draw:layer="layout" svg:width="0.019cm" svg:height="0.019cm" svg:x="8.704cm" svg:y="11.3cm" svg:viewBox="0 0 20 20" svg:d="M10 20c14 0 14-20 0-20-13 0-13 20 0 20z">
          <text:p/>
        </draw:path>
        <draw:path draw:style-name="gr1" draw:text-style-name="P1" draw:layer="layout" svg:width="0.019cm" svg:height="0.019cm" svg:x="9.204cm" svg:y="11.3cm" svg:viewBox="0 0 20 20" svg:d="M10 20c14 0 14-20 0-20-13 0-13 20 0 20z">
          <text:p/>
        </draw:path>
        <draw:path draw:style-name="gr1" draw:text-style-name="P1" draw:layer="layout" svg:width="0.019cm" svg:height="0.019cm" svg:x="9.704cm" svg:y="11.3cm" svg:viewBox="0 0 20 20" svg:d="M10 20c14 0 14-20 0-20-13 0-13 20 0 20z">
          <text:p/>
        </draw:path>
        <draw:path draw:style-name="gr1" draw:text-style-name="P1" draw:layer="layout" svg:width="0.019cm" svg:height="0.019cm" svg:x="10.204cm" svg:y="11.3cm" svg:viewBox="0 0 20 20" svg:d="M10 20c14 0 14-20 0-20-13 0-13 20 0 20z">
          <text:p/>
        </draw:path>
        <draw:path draw:style-name="gr1" draw:text-style-name="P1" draw:layer="layout" svg:width="0.019cm" svg:height="0.019cm" svg:x="10.704cm" svg:y="11.3cm" svg:viewBox="0 0 20 20" svg:d="M10 20c14 0 14-20 0-20-13 0-13 20 0 20z">
          <text:p/>
        </draw:path>
        <draw:path draw:style-name="gr1" draw:text-style-name="P1" draw:layer="layout" svg:width="0.019cm" svg:height="0.019cm" svg:x="11.204cm" svg:y="11.3cm" svg:viewBox="0 0 20 20" svg:d="M10 20c14 0 14-20 0-20-13 0-13 20 0 20z">
          <text:p/>
        </draw:path>
        <draw:path draw:style-name="gr1" draw:text-style-name="P1" draw:layer="layout" svg:width="0.019cm" svg:height="0.019cm" svg:x="11.704cm" svg:y="11.3cm" svg:viewBox="0 0 20 20" svg:d="M10 20c14 0 14-20 0-20-13 0-13 20 0 20z">
          <text:p/>
        </draw:path>
        <draw:path draw:style-name="gr1" draw:text-style-name="P1" draw:layer="layout" svg:width="0.019cm" svg:height="0.019cm" svg:x="12.204cm" svg:y="11.3cm" svg:viewBox="0 0 20 20" svg:d="M10 20c14 0 14-20 0-20-13 0-13 20 0 20z">
          <text:p/>
        </draw:path>
        <draw:path draw:style-name="gr1" draw:text-style-name="P1" draw:layer="layout" svg:width="0.019cm" svg:height="0.019cm" svg:x="12.704cm" svg:y="11.3cm" svg:viewBox="0 0 20 20" svg:d="M10 20c14 0 14-20 0-20-13 0-13 20 0 20z">
          <text:p/>
        </draw:path>
        <draw:path draw:style-name="gr1" draw:text-style-name="P1" draw:layer="layout" svg:width="0.019cm" svg:height="0.019cm" svg:x="13.204cm" svg:y="11.3cm" svg:viewBox="0 0 20 20" svg:d="M10 20c14 0 14-20 0-20-13 0-13 20 0 20z">
          <text:p/>
        </draw:path>
        <draw:path draw:style-name="gr1" draw:text-style-name="P1" draw:layer="layout" svg:width="0.019cm" svg:height="0.019cm" svg:x="13.704cm" svg:y="11.3cm" svg:viewBox="0 0 20 20" svg:d="M10 20c14 0 14-20 0-20-13 0-13 20 0 20z">
          <text:p/>
        </draw:path>
        <draw:path draw:style-name="gr1" draw:text-style-name="P1" draw:layer="layout" svg:width="0.019cm" svg:height="0.019cm" svg:x="14.204cm" svg:y="11.3cm" svg:viewBox="0 0 20 20" svg:d="M10 20c14 0 14-20 0-20-13 0-13 20 0 20z">
          <text:p/>
        </draw:path>
        <draw:path draw:style-name="gr1" draw:text-style-name="P1" draw:layer="layout" svg:width="0.019cm" svg:height="0.019cm" svg:x="14.704cm" svg:y="11.3cm" svg:viewBox="0 0 20 20" svg:d="M10 20c14 0 14-20 0-20-13 0-13 20 0 20z">
          <text:p/>
        </draw:path>
        <draw:path draw:style-name="gr1" draw:text-style-name="P1" draw:layer="layout" svg:width="0.019cm" svg:height="0.019cm" svg:x="15.204cm" svg:y="11.3cm" svg:viewBox="0 0 20 20" svg:d="M10 20c14 0 14-20 0-20-13 0-13 20 0 20z">
          <text:p/>
        </draw:path>
        <draw:path draw:style-name="gr1" draw:text-style-name="P1" draw:layer="layout" svg:width="0.019cm" svg:height="0.019cm" svg:x="15.704cm" svg:y="11.3cm" svg:viewBox="0 0 20 20" svg:d="M10 20c14 0 14-20 0-20-13 0-13 20 0 20z">
          <text:p/>
        </draw:path>
        <draw:path draw:style-name="gr1" draw:text-style-name="P1" draw:layer="layout" svg:width="0.019cm" svg:height="0.019cm" svg:x="16.204cm" svg:y="11.3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6.704cm" svg:y="11.8cm" svg:viewBox="0 0 20 20" svg:d="M10 20c14 0 14-20 0-20-13 0-13 20 0 20z">
          <text:p/>
        </draw:path>
        <draw:path draw:style-name="gr1" draw:text-style-name="P1" draw:layer="layout" svg:width="0.019cm" svg:height="0.019cm" svg:x="17.204cm" svg:y="11.8cm" svg:viewBox="0 0 20 20" svg:d="M10 20c14 0 14-20 0-20-13 0-13 20 0 20z">
          <text:p/>
        </draw:path>
        <draw:path draw:style-name="gr1" draw:text-style-name="P1" draw:layer="layout" svg:width="0.019cm" svg:height="0.019cm" svg:x="17.704cm" svg:y="11.8cm" svg:viewBox="0 0 20 20" svg:d="M10 20c14 0 14-20 0-20-13 0-13 20 0 20z">
          <text:p/>
        </draw:path>
        <draw:path draw:style-name="gr1" draw:text-style-name="P1" draw:layer="layout" svg:width="0.019cm" svg:height="0.019cm" svg:x="18.204cm" svg:y="11.8cm" svg:viewBox="0 0 20 20" svg:d="M10 20c14 0 14-20 0-20-13 0-13 20 0 20z">
          <text:p/>
        </draw:path>
        <draw:path draw:style-name="gr1" draw:text-style-name="P1" draw:layer="layout" svg:width="0.019cm" svg:height="0.019cm" svg:x="18.704cm" svg:y="11.8cm" svg:viewBox="0 0 20 20" svg:d="M10 20c14 0 14-20 0-20-13 0-13 20 0 20z">
          <text:p/>
        </draw:path>
        <draw:path draw:style-name="gr1" draw:text-style-name="P1" draw:layer="layout" svg:width="0.019cm" svg:height="0.019cm" svg:x="19.204cm" svg:y="11.8cm" svg:viewBox="0 0 20 20" svg:d="M10 20c14 0 14-20 0-20-13 0-13 20 0 20z">
          <text:p/>
        </draw:path>
        <draw:path draw:style-name="gr1" draw:text-style-name="P1" draw:layer="layout" svg:width="0.019cm" svg:height="0.019cm" svg:x="19.704cm" svg:y="11.8cm" svg:viewBox="0 0 20 20" svg:d="M10 20c14 0 14-20 0-20-13 0-13 20 0 20z">
          <text:p/>
        </draw:path>
        <draw:path draw:style-name="gr1" draw:text-style-name="P1" draw:layer="layout" svg:width="0.019cm" svg:height="0.019cm" svg:x="20.204cm" svg:y="11.8cm" svg:viewBox="0 0 20 20" svg:d="M10 20c14 0 14-20 0-20-13 0-13 20 0 20z">
          <text:p/>
        </draw:path>
        <draw:path draw:style-name="gr1" draw:text-style-name="P1" draw:layer="layout" svg:width="0.019cm" svg:height="0.019cm" svg:x="20.704cm" svg:y="11.8cm" svg:viewBox="0 0 20 20" svg:d="M10 20c14 0 14-20 0-20-13 0-13 20 0 20z">
          <text:p/>
        </draw:path>
        <draw:path draw:style-name="gr1" draw:text-style-name="P1" draw:layer="layout" svg:width="0.019cm" svg:height="0.019cm" svg:x="21.204cm" svg:y="11.8cm" svg:viewBox="0 0 20 20" svg:d="M10 20c14 0 14-20 0-20-13 0-13 20 0 20z">
          <text:p/>
        </draw:path>
        <draw:path draw:style-name="gr1" draw:text-style-name="P1" draw:layer="layout" svg:width="0.019cm" svg:height="0.019cm" svg:x="21.704cm" svg:y="11.8cm" svg:viewBox="0 0 20 20" svg:d="M10 20c14 0 14-20 0-20-13 0-13 20 0 20z">
          <text:p/>
        </draw:path>
        <draw:path draw:style-name="gr1" draw:text-style-name="P1" draw:layer="layout" svg:width="0.019cm" svg:height="0.019cm" svg:x="22.204cm" svg:y="11.8cm" svg:viewBox="0 0 20 20" svg:d="M10 20c14 0 14-20 0-20-13 0-13 20 0 20z">
          <text:p/>
        </draw:path>
        <draw:path draw:style-name="gr1" draw:text-style-name="P1" draw:layer="layout" svg:width="0.019cm" svg:height="0.019cm" svg:x="22.704cm" svg:y="11.8cm" svg:viewBox="0 0 20 20" svg:d="M10 20c14 0 14-20 0-20-13 0-13 20 0 20z">
          <text:p/>
        </draw:path>
        <draw:path draw:style-name="gr1" draw:text-style-name="P1" draw:layer="layout" svg:width="0.019cm" svg:height="0.019cm" svg:x="23.204cm" svg:y="11.8cm" svg:viewBox="0 0 20 20" svg:d="M10 20c14 0 14-20 0-20-13 0-13 20 0 20z">
          <text:p/>
        </draw:path>
        <draw:path draw:style-name="gr1" draw:text-style-name="P1" draw:layer="layout" svg:width="0.019cm" svg:height="0.019cm" svg:x="23.704cm" svg:y="11.8cm" svg:viewBox="0 0 20 20" svg:d="M10 20c14 0 14-20 0-20-13 0-13 20 0 20z">
          <text:p/>
        </draw:path>
        <draw:path draw:style-name="gr1" draw:text-style-name="P1" draw:layer="layout" svg:width="0.019cm" svg:height="0.019cm" svg:x="24.204cm" svg:y="11.8cm" svg:viewBox="0 0 20 20" svg:d="M10 20c14 0 14-20 0-20-13 0-13 20 0 20z">
          <text:p/>
        </draw:path>
        <draw:path draw:style-name="gr1" draw:text-style-name="P1" draw:layer="layout" svg:width="0.019cm" svg:height="0.019cm" svg:x="24.705cm" svg:y="11.8cm" svg:viewBox="0 0 20 20" svg:d="M10 20c14 0 14-20 0-20-13 0-13 20 0 20z">
          <text:p/>
        </draw:path>
        <draw:path draw:style-name="gr1" draw:text-style-name="P1" draw:layer="layout" svg:width="0.019cm" svg:height="0.019cm" svg:x="25.205cm" svg:y="11.8cm" svg:viewBox="0 0 20 20" svg:d="M10 20c14 0 14-20 0-20-13 0-13 20 0 20z">
          <text:p/>
        </draw:path>
        <draw:path draw:style-name="gr1" draw:text-style-name="P1" draw:layer="layout" svg:width="0.019cm" svg:height="0.019cm" svg:x="25.705cm" svg:y="11.8cm" svg:viewBox="0 0 20 20" svg:d="M10 20c14 0 14-20 0-20-13 0-13 20 0 20z">
          <text:p/>
        </draw:path>
        <draw:path draw:style-name="gr1" draw:text-style-name="P1" draw:layer="layout" svg:width="0.019cm" svg:height="0.019cm" svg:x="26.205cm" svg:y="11.8cm" svg:viewBox="0 0 20 20" svg:d="M10 20c14 0 14-20 0-20-13 0-13 20 0 20z">
          <text:p/>
        </draw:path>
        <draw:path draw:style-name="gr1" draw:text-style-name="P1" draw:layer="layout" svg:width="0.019cm" svg:height="0.019cm" svg:x="26.705cm" svg:y="11.8cm" svg:viewBox="0 0 20 20" svg:d="M10 20c14 0 14-20 0-20-13 0-13 20 0 20z">
          <text:p/>
        </draw:path>
        <draw:path draw:style-name="gr1" draw:text-style-name="P1" draw:layer="layout" svg:width="0.019cm" svg:height="0.019cm" svg:x="27.205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0.702cm" svg:y="11.8cm" svg:viewBox="0 0 20 20" svg:d="M10 20c14 0 14-20 0-20-13 0-13 20 0 20z">
          <text:p/>
        </draw:path>
        <draw:path draw:style-name="gr1" draw:text-style-name="P1" draw:layer="layout" svg:width="0.019cm" svg:height="0.019cm" svg:x="1.202cm" svg:y="11.8cm" svg:viewBox="0 0 20 20" svg:d="M10 20c14 0 14-20 0-20-13 0-13 20 0 20z">
          <text:p/>
        </draw:path>
        <draw:path draw:style-name="gr1" draw:text-style-name="P1" draw:layer="layout" svg:width="0.019cm" svg:height="0.019cm" svg:x="1.702cm" svg:y="11.8cm" svg:viewBox="0 0 20 20" svg:d="M10 20c14 0 14-20 0-20-13 0-13 20 0 20z">
          <text:p/>
        </draw:path>
        <draw:path draw:style-name="gr1" draw:text-style-name="P1" draw:layer="layout" svg:width="0.019cm" svg:height="0.019cm" svg:x="2.202cm" svg:y="11.8cm" svg:viewBox="0 0 20 20" svg:d="M10 20c14 0 14-20 0-20-13 0-13 20 0 20z">
          <text:p/>
        </draw:path>
        <draw:path draw:style-name="gr1" draw:text-style-name="P1" draw:layer="layout" svg:width="0.019cm" svg:height="0.019cm" svg:x="2.702cm" svg:y="11.8cm" svg:viewBox="0 0 20 20" svg:d="M10 20c14 0 14-20 0-20-13 0-13 20 0 20z">
          <text:p/>
        </draw:path>
        <draw:path draw:style-name="gr1" draw:text-style-name="P1" draw:layer="layout" svg:width="0.019cm" svg:height="0.019cm" svg:x="3.202cm" svg:y="11.8cm" svg:viewBox="0 0 20 20" svg:d="M10 20c14 0 14-20 0-20-13 0-13 20 0 20z">
          <text:p/>
        </draw:path>
        <draw:path draw:style-name="gr1" draw:text-style-name="P1" draw:layer="layout" svg:width="0.019cm" svg:height="0.019cm" svg:x="3.702cm" svg:y="11.8cm" svg:viewBox="0 0 20 20" svg:d="M10 20c14 0 14-20 0-20-13 0-13 20 0 20z">
          <text:p/>
        </draw:path>
        <draw:path draw:style-name="gr1" draw:text-style-name="P1" draw:layer="layout" svg:width="0.019cm" svg:height="0.019cm" svg:x="4.202cm" svg:y="11.8cm" svg:viewBox="0 0 20 20" svg:d="M10 20c14 0 14-20 0-20-13 0-13 20 0 20z">
          <text:p/>
        </draw:path>
        <draw:path draw:style-name="gr1" draw:text-style-name="P1" draw:layer="layout" svg:width="0.019cm" svg:height="0.019cm" svg:x="4.702cm" svg:y="11.8cm" svg:viewBox="0 0 20 20" svg:d="M10 20c14 0 14-20 0-20-13 0-13 20 0 20z">
          <text:p/>
        </draw:path>
        <draw:path draw:style-name="gr1" draw:text-style-name="P1" draw:layer="layout" svg:width="0.019cm" svg:height="0.019cm" svg:x="5.202cm" svg:y="11.8cm" svg:viewBox="0 0 20 20" svg:d="M10 20c14 0 14-20 0-20-13 0-13 20 0 20z">
          <text:p/>
        </draw:path>
        <draw:path draw:style-name="gr1" draw:text-style-name="P1" draw:layer="layout" svg:width="0.019cm" svg:height="0.019cm" svg:x="5.702cm" svg:y="11.8cm" svg:viewBox="0 0 20 20" svg:d="M10 20c14 0 14-20 0-20-13 0-13 20 0 20z">
          <text:p/>
        </draw:path>
        <draw:path draw:style-name="gr1" draw:text-style-name="P1" draw:layer="layout" svg:width="0.019cm" svg:height="0.019cm" svg:x="6.202cm" svg:y="11.8cm" svg:viewBox="0 0 20 20" svg:d="M10 20c14 0 14-20 0-20-13 0-13 20 0 20z">
          <text:p/>
        </draw:path>
        <draw:path draw:style-name="gr1" draw:text-style-name="P1" draw:layer="layout" svg:width="0.019cm" svg:height="0.019cm" svg:x="6.702cm" svg:y="11.8cm" svg:viewBox="0 0 20 20" svg:d="M10 20c14 0 14-20 0-20-13 0-13 20 0 20z">
          <text:p/>
        </draw:path>
        <draw:path draw:style-name="gr1" draw:text-style-name="P1" draw:layer="layout" svg:width="0.019cm" svg:height="0.019cm" svg:x="7.202cm" svg:y="11.8cm" svg:viewBox="0 0 20 20" svg:d="M10 20c14 0 14-20 0-20-13 0-13 20 0 20z">
          <text:p/>
        </draw:path>
        <draw:path draw:style-name="gr1" draw:text-style-name="P1" draw:layer="layout" svg:width="0.019cm" svg:height="0.019cm" svg:x="7.702cm" svg:y="11.8cm" svg:viewBox="0 0 20 20" svg:d="M10 20c14 0 14-20 0-20-13 0-13 20 0 20z">
          <text:p/>
        </draw:path>
        <draw:path draw:style-name="gr1" draw:text-style-name="P1" draw:layer="layout" svg:width="0.019cm" svg:height="0.019cm" svg:x="8.202cm" svg:y="11.8cm" svg:viewBox="0 0 20 20" svg:d="M10 20c14 0 14-20 0-20-13 0-13 20 0 20z">
          <text:p/>
        </draw:path>
        <draw:path draw:style-name="gr1" draw:text-style-name="P1" draw:layer="layout" svg:width="0.019cm" svg:height="0.019cm" svg:x="8.703cm" svg:y="11.8cm" svg:viewBox="0 0 20 20" svg:d="M10 20c14 0 14-20 0-20-13 0-13 20 0 20z">
          <text:p/>
        </draw:path>
        <draw:path draw:style-name="gr1" draw:text-style-name="P1" draw:layer="layout" svg:width="0.019cm" svg:height="0.019cm" svg:x="9.203cm" svg:y="11.8cm" svg:viewBox="0 0 20 20" svg:d="M10 20c14 0 14-20 0-20-13 0-13 20 0 20z">
          <text:p/>
        </draw:path>
        <draw:path draw:style-name="gr1" draw:text-style-name="P1" draw:layer="layout" svg:width="0.019cm" svg:height="0.019cm" svg:x="9.703cm" svg:y="11.8cm" svg:viewBox="0 0 20 20" svg:d="M10 20c14 0 14-20 0-20-13 0-13 20 0 20z">
          <text:p/>
        </draw:path>
        <draw:path draw:style-name="gr1" draw:text-style-name="P1" draw:layer="layout" svg:width="0.019cm" svg:height="0.019cm" svg:x="10.203cm" svg:y="11.8cm" svg:viewBox="0 0 20 20" svg:d="M10 20c14 0 14-20 0-20-13 0-13 20 0 20z">
          <text:p/>
        </draw:path>
        <draw:path draw:style-name="gr1" draw:text-style-name="P1" draw:layer="layout" svg:width="0.019cm" svg:height="0.019cm" svg:x="10.703cm" svg:y="11.8cm" svg:viewBox="0 0 20 20" svg:d="M10 20c14 0 14-20 0-20-13 0-13 20 0 20z">
          <text:p/>
        </draw:path>
        <draw:path draw:style-name="gr1" draw:text-style-name="P1" draw:layer="layout" svg:width="0.019cm" svg:height="0.019cm" svg:x="11.203cm" svg:y="11.8cm" svg:viewBox="0 0 20 20" svg:d="M10 20c14 0 14-20 0-20-13 0-13 20 0 20z">
          <text:p/>
        </draw:path>
        <draw:path draw:style-name="gr1" draw:text-style-name="P1" draw:layer="layout" svg:width="0.019cm" svg:height="0.019cm" svg:x="11.703cm" svg:y="11.8cm" svg:viewBox="0 0 20 20" svg:d="M10 20c14 0 14-20 0-20-13 0-13 20 0 20z">
          <text:p/>
        </draw:path>
        <draw:path draw:style-name="gr1" draw:text-style-name="P1" draw:layer="layout" svg:width="0.019cm" svg:height="0.019cm" svg:x="12.203cm" svg:y="11.8cm" svg:viewBox="0 0 20 20" svg:d="M10 20c14 0 14-20 0-20-13 0-13 20 0 20z">
          <text:p/>
        </draw:path>
        <draw:path draw:style-name="gr1" draw:text-style-name="P1" draw:layer="layout" svg:width="0.019cm" svg:height="0.019cm" svg:x="12.703cm" svg:y="11.8cm" svg:viewBox="0 0 20 20" svg:d="M10 20c14 0 14-20 0-20-13 0-13 20 0 20z">
          <text:p/>
        </draw:path>
        <draw:path draw:style-name="gr1" draw:text-style-name="P1" draw:layer="layout" svg:width="0.019cm" svg:height="0.019cm" svg:x="13.203cm" svg:y="11.8cm" svg:viewBox="0 0 20 20" svg:d="M10 20c14 0 14-20 0-20-13 0-13 20 0 20z">
          <text:p/>
        </draw:path>
        <draw:path draw:style-name="gr1" draw:text-style-name="P1" draw:layer="layout" svg:width="0.019cm" svg:height="0.019cm" svg:x="13.703cm" svg:y="11.8cm" svg:viewBox="0 0 20 20" svg:d="M10 20c14 0 14-20 0-20-13 0-13 20 0 20z">
          <text:p/>
        </draw:path>
        <draw:path draw:style-name="gr1" draw:text-style-name="P1" draw:layer="layout" svg:width="0.019cm" svg:height="0.019cm" svg:x="14.203cm" svg:y="11.8cm" svg:viewBox="0 0 20 20" svg:d="M10 20c14 0 14-20 0-20-13 0-13 20 0 20z">
          <text:p/>
        </draw:path>
        <draw:path draw:style-name="gr1" draw:text-style-name="P1" draw:layer="layout" svg:width="0.019cm" svg:height="0.019cm" svg:x="14.703cm" svg:y="11.8cm" svg:viewBox="0 0 20 20" svg:d="M10 20c14 0 14-20 0-20-13 0-13 20 0 20z">
          <text:p/>
        </draw:path>
        <draw:path draw:style-name="gr1" draw:text-style-name="P1" draw:layer="layout" svg:width="0.019cm" svg:height="0.019cm" svg:x="15.203cm" svg:y="11.8cm" svg:viewBox="0 0 20 20" svg:d="M10 20c14 0 14-20 0-20-13 0-13 20 0 20z">
          <text:p/>
        </draw:path>
        <draw:path draw:style-name="gr1" draw:text-style-name="P1" draw:layer="layout" svg:width="0.019cm" svg:height="0.019cm" svg:x="15.703cm" svg:y="11.8cm" svg:viewBox="0 0 20 20" svg:d="M10 20c14 0 14-20 0-20-13 0-13 20 0 20z">
          <text:p/>
        </draw:path>
        <draw:path draw:style-name="gr1" draw:text-style-name="P1" draw:layer="layout" svg:width="0.019cm" svg:height="0.019cm" svg:x="16.203cm" svg:y="11.8cm" svg:viewBox="0 0 20 20" svg:d="M10 20c14 0 14-20 0-20-13 0-13 20 0 20z">
          <text:p/>
        </draw:path>
        <draw:path draw:style-name="gr1" draw:text-style-name="P1" draw:layer="layout" svg:width="0.019cm" svg:height="0.019cm" svg:x="16.702cm" svg:y="11.8cm" svg:viewBox="0 0 20 20" svg:d="M10 20c14 0 14-20 0-20-13 0-13 20 0 20z">
          <text:p/>
        </draw:path>
        <draw:path draw:style-name="gr1" draw:text-style-name="P1" draw:layer="layout" svg:width="0.019cm" svg:height="0.019cm" svg:x="17.202cm" svg:y="11.8cm" svg:viewBox="0 0 20 20" svg:d="M10 20c14 0 14-20 0-20-13 0-13 20 0 20z">
          <text:p/>
        </draw:path>
        <draw:path draw:style-name="gr1" draw:text-style-name="P1" draw:layer="layout" svg:width="0.019cm" svg:height="0.019cm" svg:x="17.702cm" svg:y="11.8cm" svg:viewBox="0 0 20 20" svg:d="M10 20c14 0 14-20 0-20-13 0-13 20 0 20z">
          <text:p/>
        </draw:path>
        <draw:path draw:style-name="gr1" draw:text-style-name="P1" draw:layer="layout" svg:width="0.019cm" svg:height="0.019cm" svg:x="18.202cm" svg:y="11.8cm" svg:viewBox="0 0 20 20" svg:d="M10 20c14 0 14-20 0-20-13 0-13 20 0 20z">
          <text:p/>
        </draw:path>
        <draw:path draw:style-name="gr1" draw:text-style-name="P1" draw:layer="layout" svg:width="0.019cm" svg:height="0.019cm" svg:x="18.702cm" svg:y="11.8cm" svg:viewBox="0 0 20 20" svg:d="M10 20c14 0 14-20 0-20-13 0-13 20 0 20z">
          <text:p/>
        </draw:path>
        <draw:path draw:style-name="gr1" draw:text-style-name="P1" draw:layer="layout" svg:width="0.019cm" svg:height="0.019cm" svg:x="19.202cm" svg:y="11.8cm" svg:viewBox="0 0 20 20" svg:d="M10 20c14 0 14-20 0-20-13 0-13 20 0 20z">
          <text:p/>
        </draw:path>
        <draw:path draw:style-name="gr1" draw:text-style-name="P1" draw:layer="layout" svg:width="0.019cm" svg:height="0.019cm" svg:x="19.702cm" svg:y="11.8cm" svg:viewBox="0 0 20 20" svg:d="M10 20c14 0 14-20 0-20-13 0-13 20 0 20z">
          <text:p/>
        </draw:path>
        <draw:path draw:style-name="gr1" draw:text-style-name="P1" draw:layer="layout" svg:width="0.019cm" svg:height="0.019cm" svg:x="20.202cm" svg:y="11.8cm" svg:viewBox="0 0 20 20" svg:d="M10 20c14 0 14-20 0-20-13 0-13 20 0 20z">
          <text:p/>
        </draw:path>
        <draw:path draw:style-name="gr1" draw:text-style-name="P1" draw:layer="layout" svg:width="0.019cm" svg:height="0.019cm" svg:x="20.702cm" svg:y="11.8cm" svg:viewBox="0 0 20 20" svg:d="M10 20c14 0 14-20 0-20-13 0-13 20 0 20z">
          <text:p/>
        </draw:path>
        <draw:path draw:style-name="gr1" draw:text-style-name="P1" draw:layer="layout" svg:width="0.019cm" svg:height="0.019cm" svg:x="21.202cm" svg:y="11.8cm" svg:viewBox="0 0 20 20" svg:d="M10 20c14 0 14-20 0-20-13 0-13 20 0 20z">
          <text:p/>
        </draw:path>
        <draw:path draw:style-name="gr1" draw:text-style-name="P1" draw:layer="layout" svg:width="0.019cm" svg:height="0.019cm" svg:x="21.702cm" svg:y="11.8cm" svg:viewBox="0 0 20 20" svg:d="M10 20c14 0 14-20 0-20-13 0-13 20 0 20z">
          <text:p/>
        </draw:path>
        <draw:path draw:style-name="gr1" draw:text-style-name="P1" draw:layer="layout" svg:width="0.019cm" svg:height="0.019cm" svg:x="22.202cm" svg:y="11.8cm" svg:viewBox="0 0 20 20" svg:d="M10 20c14 0 14-20 0-20-13 0-13 20 0 20z">
          <text:p/>
        </draw:path>
        <draw:path draw:style-name="gr1" draw:text-style-name="P1" draw:layer="layout" svg:width="0.019cm" svg:height="0.019cm" svg:x="22.702cm" svg:y="11.8cm" svg:viewBox="0 0 20 20" svg:d="M10 20c14 0 14-20 0-20-13 0-13 20 0 20z">
          <text:p/>
        </draw:path>
        <draw:path draw:style-name="gr1" draw:text-style-name="P1" draw:layer="layout" svg:width="0.019cm" svg:height="0.019cm" svg:x="23.202cm" svg:y="11.8cm" svg:viewBox="0 0 20 20" svg:d="M10 20c14 0 14-20 0-20-13 0-13 20 0 20z">
          <text:p/>
        </draw:path>
        <draw:path draw:style-name="gr1" draw:text-style-name="P1" draw:layer="layout" svg:width="0.019cm" svg:height="0.019cm" svg:x="23.702cm" svg:y="11.8cm" svg:viewBox="0 0 20 20" svg:d="M10 20c14 0 14-20 0-20-13 0-13 20 0 20z">
          <text:p/>
        </draw:path>
        <draw:path draw:style-name="gr1" draw:text-style-name="P1" draw:layer="layout" svg:width="0.019cm" svg:height="0.019cm" svg:x="24.202cm" svg:y="11.8cm" svg:viewBox="0 0 20 20" svg:d="M10 20c14 0 14-20 0-20-13 0-13 20 0 20z">
          <text:p/>
        </draw:path>
        <draw:path draw:style-name="gr1" draw:text-style-name="P1" draw:layer="layout" svg:width="0.019cm" svg:height="0.019cm" svg:x="24.703cm" svg:y="11.8cm" svg:viewBox="0 0 20 20" svg:d="M10 20c14 0 14-20 0-20-13 0-13 20 0 20z">
          <text:p/>
        </draw:path>
        <draw:path draw:style-name="gr1" draw:text-style-name="P1" draw:layer="layout" svg:width="0.019cm" svg:height="0.019cm" svg:x="25.203cm" svg:y="11.8cm" svg:viewBox="0 0 20 20" svg:d="M10 20c14 0 14-20 0-20-13 0-13 20 0 20z">
          <text:p/>
        </draw:path>
        <draw:path draw:style-name="gr1" draw:text-style-name="P1" draw:layer="layout" svg:width="0.019cm" svg:height="0.019cm" svg:x="25.703cm" svg:y="11.8cm" svg:viewBox="0 0 20 20" svg:d="M10 20c14 0 14-20 0-20-13 0-13 20 0 20z">
          <text:p/>
        </draw:path>
        <draw:path draw:style-name="gr1" draw:text-style-name="P1" draw:layer="layout" svg:width="0.019cm" svg:height="0.019cm" svg:x="26.203cm" svg:y="11.8cm" svg:viewBox="0 0 20 20" svg:d="M10 20c14 0 14-20 0-20-13 0-13 20 0 20z">
          <text:p/>
        </draw:path>
        <draw:path draw:style-name="gr1" draw:text-style-name="P1" draw:layer="layout" svg:width="0.019cm" svg:height="0.019cm" svg:x="26.703cm" svg:y="11.8cm" svg:viewBox="0 0 20 20" svg:d="M10 20c14 0 14-20 0-20-13 0-13 20 0 20z">
          <text:p/>
        </draw:path>
        <draw:path draw:style-name="gr1" draw:text-style-name="P1" draw:layer="layout" svg:width="0.019cm" svg:height="0.019cm" svg:x="27.203cm" svg:y="11.8cm" svg:viewBox="0 0 20 20" svg:d="M10 20c14 0 14-20 0-20-13 0-13 20 0 20z">
          <text:p/>
        </draw:path>
        <draw:path draw:style-name="gr1" draw:text-style-name="P1" draw:layer="layout" svg:width="0.019cm" svg:height="0.019cm" svg:x="0.702cm" svg:y="11.8cm" svg:viewBox="0 0 20 20" svg:d="M10 20c14 0 14-20 0-20-13 0-13 20 0 20z">
          <text:p/>
        </draw:path>
        <draw:path draw:style-name="gr1" draw:text-style-name="P1" draw:layer="layout" svg:width="0.019cm" svg:height="0.019cm" svg:x="1.202cm" svg:y="11.8cm" svg:viewBox="0 0 20 20" svg:d="M10 20c14 0 14-20 0-20-13 0-13 20 0 20z">
          <text:p/>
        </draw:path>
        <draw:path draw:style-name="gr1" draw:text-style-name="P1" draw:layer="layout" svg:width="0.019cm" svg:height="0.019cm" svg:x="1.702cm" svg:y="11.8cm" svg:viewBox="0 0 20 20" svg:d="M10 20c14 0 14-20 0-20-13 0-13 20 0 20z">
          <text:p/>
        </draw:path>
        <draw:path draw:style-name="gr1" draw:text-style-name="P1" draw:layer="layout" svg:width="0.019cm" svg:height="0.019cm" svg:x="2.202cm" svg:y="11.8cm" svg:viewBox="0 0 20 20" svg:d="M10 20c14 0 14-20 0-20-13 0-13 20 0 20z">
          <text:p/>
        </draw:path>
        <draw:path draw:style-name="gr1" draw:text-style-name="P1" draw:layer="layout" svg:width="0.019cm" svg:height="0.019cm" svg:x="2.702cm" svg:y="11.8cm" svg:viewBox="0 0 20 20" svg:d="M10 20c14 0 14-20 0-20-13 0-13 20 0 20z">
          <text:p/>
        </draw:path>
        <draw:path draw:style-name="gr1" draw:text-style-name="P1" draw:layer="layout" svg:width="0.019cm" svg:height="0.019cm" svg:x="3.202cm" svg:y="11.8cm" svg:viewBox="0 0 20 20" svg:d="M10 20c14 0 14-20 0-20-13 0-13 20 0 20z">
          <text:p/>
        </draw:path>
        <draw:path draw:style-name="gr1" draw:text-style-name="P1" draw:layer="layout" svg:width="0.019cm" svg:height="0.019cm" svg:x="3.702cm" svg:y="11.8cm" svg:viewBox="0 0 20 20" svg:d="M10 20c14 0 14-20 0-20-13 0-13 20 0 20z">
          <text:p/>
        </draw:path>
        <draw:path draw:style-name="gr1" draw:text-style-name="P1" draw:layer="layout" svg:width="0.019cm" svg:height="0.019cm" svg:x="4.202cm" svg:y="11.8cm" svg:viewBox="0 0 20 20" svg:d="M10 20c14 0 14-20 0-20-13 0-13 20 0 20z">
          <text:p/>
        </draw:path>
        <draw:path draw:style-name="gr1" draw:text-style-name="P1" draw:layer="layout" svg:width="0.019cm" svg:height="0.019cm" svg:x="4.702cm" svg:y="11.8cm" svg:viewBox="0 0 20 20" svg:d="M10 20c14 0 14-20 0-20-13 0-13 20 0 20z">
          <text:p/>
        </draw:path>
        <draw:path draw:style-name="gr1" draw:text-style-name="P1" draw:layer="layout" svg:width="0.019cm" svg:height="0.019cm" svg:x="5.202cm" svg:y="11.8cm" svg:viewBox="0 0 20 20" svg:d="M10 20c14 0 14-20 0-20-13 0-13 20 0 20z">
          <text:p/>
        </draw:path>
        <draw:path draw:style-name="gr1" draw:text-style-name="P1" draw:layer="layout" svg:width="0.019cm" svg:height="0.019cm" svg:x="5.702cm" svg:y="11.8cm" svg:viewBox="0 0 20 20" svg:d="M10 20c14 0 14-20 0-20-13 0-13 20 0 20z">
          <text:p/>
        </draw:path>
        <draw:path draw:style-name="gr1" draw:text-style-name="P1" draw:layer="layout" svg:width="0.019cm" svg:height="0.019cm" svg:x="6.202cm" svg:y="11.8cm" svg:viewBox="0 0 20 20" svg:d="M10 20c14 0 14-20 0-20-13 0-13 20 0 20z">
          <text:p/>
        </draw:path>
        <draw:path draw:style-name="gr1" draw:text-style-name="P1" draw:layer="layout" svg:width="0.019cm" svg:height="0.019cm" svg:x="6.702cm" svg:y="11.8cm" svg:viewBox="0 0 20 20" svg:d="M10 20c14 0 14-20 0-20-13 0-13 20 0 20z">
          <text:p/>
        </draw:path>
        <draw:path draw:style-name="gr1" draw:text-style-name="P1" draw:layer="layout" svg:width="0.019cm" svg:height="0.019cm" svg:x="7.202cm" svg:y="11.8cm" svg:viewBox="0 0 20 20" svg:d="M10 20c14 0 14-20 0-20-13 0-13 20 0 20z">
          <text:p/>
        </draw:path>
        <draw:path draw:style-name="gr1" draw:text-style-name="P1" draw:layer="layout" svg:width="0.019cm" svg:height="0.019cm" svg:x="7.702cm" svg:y="11.8cm" svg:viewBox="0 0 20 20" svg:d="M10 20c14 0 14-20 0-20-13 0-13 20 0 20z">
          <text:p/>
        </draw:path>
        <draw:path draw:style-name="gr1" draw:text-style-name="P1" draw:layer="layout" svg:width="0.019cm" svg:height="0.019cm" svg:x="8.202cm" svg:y="11.8cm" svg:viewBox="0 0 20 20" svg:d="M10 20c14 0 14-20 0-20-13 0-13 20 0 20z">
          <text:p/>
        </draw:path>
        <draw:path draw:style-name="gr1" draw:text-style-name="P1" draw:layer="layout" svg:width="0.019cm" svg:height="0.019cm" svg:x="8.703cm" svg:y="11.8cm" svg:viewBox="0 0 20 20" svg:d="M10 20c14 0 14-20 0-20-13 0-13 20 0 20z">
          <text:p/>
        </draw:path>
        <draw:path draw:style-name="gr1" draw:text-style-name="P1" draw:layer="layout" svg:width="0.019cm" svg:height="0.019cm" svg:x="9.203cm" svg:y="11.8cm" svg:viewBox="0 0 20 20" svg:d="M10 20c14 0 14-20 0-20-13 0-13 20 0 20z">
          <text:p/>
        </draw:path>
        <draw:path draw:style-name="gr1" draw:text-style-name="P1" draw:layer="layout" svg:width="0.019cm" svg:height="0.019cm" svg:x="9.703cm" svg:y="11.8cm" svg:viewBox="0 0 20 20" svg:d="M10 20c14 0 14-20 0-20-13 0-13 20 0 20z">
          <text:p/>
        </draw:path>
        <draw:path draw:style-name="gr1" draw:text-style-name="P1" draw:layer="layout" svg:width="0.019cm" svg:height="0.019cm" svg:x="10.203cm" svg:y="11.8cm" svg:viewBox="0 0 20 20" svg:d="M10 20c14 0 14-20 0-20-13 0-13 20 0 20z">
          <text:p/>
        </draw:path>
        <draw:path draw:style-name="gr1" draw:text-style-name="P1" draw:layer="layout" svg:width="0.019cm" svg:height="0.019cm" svg:x="10.703cm" svg:y="11.8cm" svg:viewBox="0 0 20 20" svg:d="M10 20c14 0 14-20 0-20-13 0-13 20 0 20z">
          <text:p/>
        </draw:path>
        <draw:path draw:style-name="gr1" draw:text-style-name="P1" draw:layer="layout" svg:width="0.019cm" svg:height="0.019cm" svg:x="11.203cm" svg:y="11.8cm" svg:viewBox="0 0 20 20" svg:d="M10 20c14 0 14-20 0-20-13 0-13 20 0 20z">
          <text:p/>
        </draw:path>
        <draw:path draw:style-name="gr1" draw:text-style-name="P1" draw:layer="layout" svg:width="0.019cm" svg:height="0.019cm" svg:x="11.703cm" svg:y="11.8cm" svg:viewBox="0 0 20 20" svg:d="M10 20c14 0 14-20 0-20-13 0-13 20 0 20z">
          <text:p/>
        </draw:path>
        <draw:path draw:style-name="gr1" draw:text-style-name="P1" draw:layer="layout" svg:width="0.019cm" svg:height="0.019cm" svg:x="12.203cm" svg:y="11.8cm" svg:viewBox="0 0 20 20" svg:d="M10 20c14 0 14-20 0-20-13 0-13 20 0 20z">
          <text:p/>
        </draw:path>
        <draw:path draw:style-name="gr1" draw:text-style-name="P1" draw:layer="layout" svg:width="0.019cm" svg:height="0.019cm" svg:x="12.703cm" svg:y="11.8cm" svg:viewBox="0 0 20 20" svg:d="M10 20c14 0 14-20 0-20-13 0-13 20 0 20z">
          <text:p/>
        </draw:path>
        <draw:path draw:style-name="gr1" draw:text-style-name="P1" draw:layer="layout" svg:width="0.019cm" svg:height="0.019cm" svg:x="13.203cm" svg:y="11.8cm" svg:viewBox="0 0 20 20" svg:d="M10 20c14 0 14-20 0-20-13 0-13 20 0 20z">
          <text:p/>
        </draw:path>
        <draw:path draw:style-name="gr1" draw:text-style-name="P1" draw:layer="layout" svg:width="0.019cm" svg:height="0.019cm" svg:x="13.703cm" svg:y="11.8cm" svg:viewBox="0 0 20 20" svg:d="M10 20c14 0 14-20 0-20-13 0-13 20 0 20z">
          <text:p/>
        </draw:path>
        <draw:path draw:style-name="gr1" draw:text-style-name="P1" draw:layer="layout" svg:width="0.019cm" svg:height="0.019cm" svg:x="14.203cm" svg:y="11.8cm" svg:viewBox="0 0 20 20" svg:d="M10 20c14 0 14-20 0-20-13 0-13 20 0 20z">
          <text:p/>
        </draw:path>
        <draw:path draw:style-name="gr1" draw:text-style-name="P1" draw:layer="layout" svg:width="0.019cm" svg:height="0.019cm" svg:x="14.703cm" svg:y="11.8cm" svg:viewBox="0 0 20 20" svg:d="M10 20c14 0 14-20 0-20-13 0-13 20 0 20z">
          <text:p/>
        </draw:path>
        <draw:path draw:style-name="gr1" draw:text-style-name="P1" draw:layer="layout" svg:width="0.019cm" svg:height="0.019cm" svg:x="15.203cm" svg:y="11.8cm" svg:viewBox="0 0 20 20" svg:d="M10 20c14 0 14-20 0-20-13 0-13 20 0 20z">
          <text:p/>
        </draw:path>
        <draw:path draw:style-name="gr1" draw:text-style-name="P1" draw:layer="layout" svg:width="0.019cm" svg:height="0.019cm" svg:x="15.703cm" svg:y="11.8cm" svg:viewBox="0 0 20 20" svg:d="M10 20c14 0 14-20 0-20-13 0-13 20 0 20z">
          <text:p/>
        </draw:path>
        <draw:path draw:style-name="gr1" draw:text-style-name="P1" draw:layer="layout" svg:width="0.019cm" svg:height="0.019cm" svg:x="16.203cm" svg:y="11.8cm" svg:viewBox="0 0 20 20" svg:d="M10 20c14 0 14-20 0-20-13 0-13 20 0 20z">
          <text:p/>
        </draw:path>
        <draw:path draw:style-name="gr1" draw:text-style-name="P1" draw:layer="layout" svg:width="0.019cm" svg:height="0.019cm" svg:x="0.703cm" svg:y="12.3cm" svg:viewBox="0 0 20 20" svg:d="M10 20c14 0 14-20 0-20-13 0-13 20 0 20z">
          <text:p/>
        </draw:path>
        <draw:path draw:style-name="gr1" draw:text-style-name="P1" draw:layer="layout" svg:width="0.019cm" svg:height="0.019cm" svg:x="1.203cm" svg:y="12.3cm" svg:viewBox="0 0 20 20" svg:d="M10 20c14 0 14-20 0-20-13 0-13 20 0 20z">
          <text:p/>
        </draw:path>
        <draw:path draw:style-name="gr1" draw:text-style-name="P1" draw:layer="layout" svg:width="0.019cm" svg:height="0.019cm" svg:x="1.703cm" svg:y="12.3cm" svg:viewBox="0 0 20 20" svg:d="M10 20c14 0 14-20 0-20-13 0-13 20 0 20z">
          <text:p/>
        </draw:path>
        <draw:path draw:style-name="gr1" draw:text-style-name="P1" draw:layer="layout" svg:width="0.019cm" svg:height="0.019cm" svg:x="2.203cm" svg:y="12.3cm" svg:viewBox="0 0 20 20" svg:d="M10 20c14 0 14-20 0-20-13 0-13 20 0 20z">
          <text:p/>
        </draw:path>
        <draw:path draw:style-name="gr1" draw:text-style-name="P1" draw:layer="layout" svg:width="0.019cm" svg:height="0.019cm" svg:x="2.703cm" svg:y="12.3cm" svg:viewBox="0 0 20 20" svg:d="M10 20c14 0 14-20 0-20-13 0-13 20 0 20z">
          <text:p/>
        </draw:path>
        <draw:path draw:style-name="gr1" draw:text-style-name="P1" draw:layer="layout" svg:width="0.019cm" svg:height="0.019cm" svg:x="3.203cm" svg:y="12.3cm" svg:viewBox="0 0 20 20" svg:d="M10 20c14 0 14-20 0-20-13 0-13 20 0 20z">
          <text:p/>
        </draw:path>
        <draw:path draw:style-name="gr1" draw:text-style-name="P1" draw:layer="layout" svg:width="0.019cm" svg:height="0.019cm" svg:x="3.703cm" svg:y="12.3cm" svg:viewBox="0 0 20 20" svg:d="M10 20c14 0 14-20 0-20-13 0-13 20 0 20z">
          <text:p/>
        </draw:path>
        <draw:path draw:style-name="gr1" draw:text-style-name="P1" draw:layer="layout" svg:width="0.019cm" svg:height="0.019cm" svg:x="4.203cm" svg:y="12.3cm" svg:viewBox="0 0 20 20" svg:d="M10 20c14 0 14-20 0-20-13 0-13 20 0 20z">
          <text:p/>
        </draw:path>
        <draw:path draw:style-name="gr1" draw:text-style-name="P1" draw:layer="layout" svg:width="0.019cm" svg:height="0.019cm" svg:x="4.703cm" svg:y="12.3cm" svg:viewBox="0 0 20 20" svg:d="M10 20c14 0 14-20 0-20-13 0-13 20 0 20z">
          <text:p/>
        </draw:path>
        <draw:path draw:style-name="gr1" draw:text-style-name="P1" draw:layer="layout" svg:width="0.019cm" svg:height="0.019cm" svg:x="5.203cm" svg:y="12.3cm" svg:viewBox="0 0 20 20" svg:d="M10 20c14 0 14-20 0-20-13 0-13 20 0 20z">
          <text:p/>
        </draw:path>
        <draw:path draw:style-name="gr1" draw:text-style-name="P1" draw:layer="layout" svg:width="0.019cm" svg:height="0.019cm" svg:x="5.703cm" svg:y="12.3cm" svg:viewBox="0 0 20 20" svg:d="M10 20c14 0 14-20 0-20-13 0-13 20 0 20z">
          <text:p/>
        </draw:path>
        <draw:path draw:style-name="gr1" draw:text-style-name="P1" draw:layer="layout" svg:width="0.019cm" svg:height="0.019cm" svg:x="6.203cm" svg:y="12.3cm" svg:viewBox="0 0 20 20" svg:d="M10 20c14 0 14-20 0-20-13 0-13 20 0 20z">
          <text:p/>
        </draw:path>
        <draw:path draw:style-name="gr1" draw:text-style-name="P1" draw:layer="layout" svg:width="0.019cm" svg:height="0.019cm" svg:x="6.703cm" svg:y="12.3cm" svg:viewBox="0 0 20 20" svg:d="M10 20c14 0 14-20 0-20-13 0-13 20 0 20z">
          <text:p/>
        </draw:path>
        <draw:path draw:style-name="gr1" draw:text-style-name="P1" draw:layer="layout" svg:width="0.019cm" svg:height="0.019cm" svg:x="7.203cm" svg:y="12.3cm" svg:viewBox="0 0 20 20" svg:d="M10 20c14 0 14-20 0-20-13 0-13 20 0 20z">
          <text:p/>
        </draw:path>
        <draw:path draw:style-name="gr1" draw:text-style-name="P1" draw:layer="layout" svg:width="0.019cm" svg:height="0.019cm" svg:x="7.703cm" svg:y="12.3cm" svg:viewBox="0 0 20 20" svg:d="M10 20c14 0 14-20 0-20-13 0-13 20 0 20z">
          <text:p/>
        </draw:path>
        <draw:path draw:style-name="gr1" draw:text-style-name="P1" draw:layer="layout" svg:width="0.019cm" svg:height="0.019cm" svg:x="8.203cm" svg:y="12.3cm" svg:viewBox="0 0 20 20" svg:d="M10 20c14 0 14-20 0-20-13 0-13 20 0 20z">
          <text:p/>
        </draw:path>
        <draw:path draw:style-name="gr1" draw:text-style-name="P1" draw:layer="layout" svg:width="0.019cm" svg:height="0.019cm" svg:x="8.704cm" svg:y="12.3cm" svg:viewBox="0 0 20 20" svg:d="M10 20c14 0 14-20 0-20-13 0-13 20 0 20z">
          <text:p/>
        </draw:path>
        <draw:path draw:style-name="gr1" draw:text-style-name="P1" draw:layer="layout" svg:width="0.019cm" svg:height="0.019cm" svg:x="9.204cm" svg:y="12.3cm" svg:viewBox="0 0 20 20" svg:d="M10 20c14 0 14-20 0-20-13 0-13 20 0 20z">
          <text:p/>
        </draw:path>
        <draw:path draw:style-name="gr1" draw:text-style-name="P1" draw:layer="layout" svg:width="0.019cm" svg:height="0.019cm" svg:x="9.704cm" svg:y="12.3cm" svg:viewBox="0 0 20 20" svg:d="M10 20c14 0 14-20 0-20-13 0-13 20 0 20z">
          <text:p/>
        </draw:path>
        <draw:path draw:style-name="gr1" draw:text-style-name="P1" draw:layer="layout" svg:width="0.019cm" svg:height="0.019cm" svg:x="10.204cm" svg:y="12.3cm" svg:viewBox="0 0 20 20" svg:d="M10 20c14 0 14-20 0-20-13 0-13 20 0 20z">
          <text:p/>
        </draw:path>
        <draw:path draw:style-name="gr1" draw:text-style-name="P1" draw:layer="layout" svg:width="0.019cm" svg:height="0.019cm" svg:x="10.704cm" svg:y="12.3cm" svg:viewBox="0 0 20 20" svg:d="M10 20c14 0 14-20 0-20-13 0-13 20 0 20z">
          <text:p/>
        </draw:path>
        <draw:path draw:style-name="gr1" draw:text-style-name="P1" draw:layer="layout" svg:width="0.019cm" svg:height="0.019cm" svg:x="11.204cm" svg:y="12.3cm" svg:viewBox="0 0 20 20" svg:d="M10 20c14 0 14-20 0-20-13 0-13 20 0 20z">
          <text:p/>
        </draw:path>
        <draw:path draw:style-name="gr1" draw:text-style-name="P1" draw:layer="layout" svg:width="0.019cm" svg:height="0.019cm" svg:x="11.704cm" svg:y="12.3cm" svg:viewBox="0 0 20 20" svg:d="M10 20c14 0 14-20 0-20-13 0-13 20 0 20z">
          <text:p/>
        </draw:path>
        <draw:path draw:style-name="gr1" draw:text-style-name="P1" draw:layer="layout" svg:width="0.019cm" svg:height="0.019cm" svg:x="12.204cm" svg:y="12.3cm" svg:viewBox="0 0 20 20" svg:d="M10 20c14 0 14-20 0-20-13 0-13 20 0 20z">
          <text:p/>
        </draw:path>
        <draw:path draw:style-name="gr1" draw:text-style-name="P1" draw:layer="layout" svg:width="0.019cm" svg:height="0.019cm" svg:x="12.704cm" svg:y="12.3cm" svg:viewBox="0 0 20 20" svg:d="M10 20c14 0 14-20 0-20-13 0-13 20 0 20z">
          <text:p/>
        </draw:path>
        <draw:path draw:style-name="gr1" draw:text-style-name="P1" draw:layer="layout" svg:width="0.019cm" svg:height="0.019cm" svg:x="13.204cm" svg:y="12.3cm" svg:viewBox="0 0 20 20" svg:d="M10 20c14 0 14-20 0-20-13 0-13 20 0 20z">
          <text:p/>
        </draw:path>
        <draw:path draw:style-name="gr1" draw:text-style-name="P1" draw:layer="layout" svg:width="0.019cm" svg:height="0.019cm" svg:x="13.704cm" svg:y="12.3cm" svg:viewBox="0 0 20 20" svg:d="M10 20c14 0 14-20 0-20-13 0-13 20 0 20z">
          <text:p/>
        </draw:path>
        <draw:path draw:style-name="gr1" draw:text-style-name="P1" draw:layer="layout" svg:width="0.019cm" svg:height="0.019cm" svg:x="14.204cm" svg:y="12.3cm" svg:viewBox="0 0 20 20" svg:d="M10 20c14 0 14-20 0-20-13 0-13 20 0 20z">
          <text:p/>
        </draw:path>
        <draw:path draw:style-name="gr1" draw:text-style-name="P1" draw:layer="layout" svg:width="0.019cm" svg:height="0.019cm" svg:x="14.704cm" svg:y="12.3cm" svg:viewBox="0 0 20 20" svg:d="M10 20c14 0 14-20 0-20-13 0-13 20 0 20z">
          <text:p/>
        </draw:path>
        <draw:path draw:style-name="gr1" draw:text-style-name="P1" draw:layer="layout" svg:width="0.019cm" svg:height="0.019cm" svg:x="15.204cm" svg:y="12.3cm" svg:viewBox="0 0 20 20" svg:d="M10 20c14 0 14-20 0-20-13 0-13 20 0 20z">
          <text:p/>
        </draw:path>
        <draw:path draw:style-name="gr1" draw:text-style-name="P1" draw:layer="layout" svg:width="0.019cm" svg:height="0.019cm" svg:x="15.704cm" svg:y="12.3cm" svg:viewBox="0 0 20 20" svg:d="M10 20c14 0 14-20 0-20-13 0-13 20 0 20z">
          <text:p/>
        </draw:path>
        <draw:path draw:style-name="gr1" draw:text-style-name="P1" draw:layer="layout" svg:width="0.019cm" svg:height="0.019cm" svg:x="16.204cm" svg:y="12.3cm" svg:viewBox="0 0 20 20" svg:d="M10 20c14 0 14-20 0-20-13 0-13 20 0 20z">
          <text:p/>
        </draw:path>
        <draw:path draw:style-name="gr1" draw:text-style-name="P1" draw:layer="layout" svg:width="0.019cm" svg:height="0.019cm" svg:x="16.703cm" svg:y="12.3cm" svg:viewBox="0 0 20 20" svg:d="M10 20c14 0 14-20 0-20-13 0-13 20 0 20z">
          <text:p/>
        </draw:path>
        <draw:path draw:style-name="gr1" draw:text-style-name="P1" draw:layer="layout" svg:width="0.019cm" svg:height="0.019cm" svg:x="17.203cm" svg:y="12.3cm" svg:viewBox="0 0 20 20" svg:d="M10 20c14 0 14-20 0-20-13 0-13 20 0 20z">
          <text:p/>
        </draw:path>
        <draw:path draw:style-name="gr1" draw:text-style-name="P1" draw:layer="layout" svg:width="0.019cm" svg:height="0.019cm" svg:x="17.703cm" svg:y="12.3cm" svg:viewBox="0 0 20 20" svg:d="M10 20c14 0 14-20 0-20-13 0-13 20 0 20z">
          <text:p/>
        </draw:path>
        <draw:path draw:style-name="gr1" draw:text-style-name="P1" draw:layer="layout" svg:width="0.019cm" svg:height="0.019cm" svg:x="18.203cm" svg:y="12.3cm" svg:viewBox="0 0 20 20" svg:d="M10 20c14 0 14-20 0-20-13 0-13 20 0 20z">
          <text:p/>
        </draw:path>
        <draw:path draw:style-name="gr1" draw:text-style-name="P1" draw:layer="layout" svg:width="0.019cm" svg:height="0.019cm" svg:x="18.703cm" svg:y="12.3cm" svg:viewBox="0 0 20 20" svg:d="M10 20c14 0 14-20 0-20-13 0-13 20 0 20z">
          <text:p/>
        </draw:path>
        <draw:path draw:style-name="gr1" draw:text-style-name="P1" draw:layer="layout" svg:width="0.019cm" svg:height="0.019cm" svg:x="19.203cm" svg:y="12.3cm" svg:viewBox="0 0 20 20" svg:d="M10 20c14 0 14-20 0-20-13 0-13 20 0 20z">
          <text:p/>
        </draw:path>
        <draw:path draw:style-name="gr1" draw:text-style-name="P1" draw:layer="layout" svg:width="0.019cm" svg:height="0.019cm" svg:x="19.703cm" svg:y="12.3cm" svg:viewBox="0 0 20 20" svg:d="M10 20c14 0 14-20 0-20-13 0-13 20 0 20z">
          <text:p/>
        </draw:path>
        <draw:path draw:style-name="gr1" draw:text-style-name="P1" draw:layer="layout" svg:width="0.019cm" svg:height="0.019cm" svg:x="20.203cm" svg:y="12.3cm" svg:viewBox="0 0 20 20" svg:d="M10 20c14 0 14-20 0-20-13 0-13 20 0 20z">
          <text:p/>
        </draw:path>
        <draw:path draw:style-name="gr1" draw:text-style-name="P1" draw:layer="layout" svg:width="0.019cm" svg:height="0.019cm" svg:x="20.703cm" svg:y="12.3cm" svg:viewBox="0 0 20 20" svg:d="M10 20c14 0 14-20 0-20-13 0-13 20 0 20z">
          <text:p/>
        </draw:path>
        <draw:path draw:style-name="gr1" draw:text-style-name="P1" draw:layer="layout" svg:width="0.019cm" svg:height="0.019cm" svg:x="21.203cm" svg:y="12.3cm" svg:viewBox="0 0 20 20" svg:d="M10 20c14 0 14-20 0-20-13 0-13 20 0 20z">
          <text:p/>
        </draw:path>
        <draw:path draw:style-name="gr1" draw:text-style-name="P1" draw:layer="layout" svg:width="0.019cm" svg:height="0.019cm" svg:x="21.703cm" svg:y="12.3cm" svg:viewBox="0 0 20 20" svg:d="M10 20c14 0 14-20 0-20-13 0-13 20 0 20z">
          <text:p/>
        </draw:path>
        <draw:path draw:style-name="gr1" draw:text-style-name="P1" draw:layer="layout" svg:width="0.019cm" svg:height="0.019cm" svg:x="22.203cm" svg:y="12.3cm" svg:viewBox="0 0 20 20" svg:d="M10 20c14 0 14-20 0-20-13 0-13 20 0 20z">
          <text:p/>
        </draw:path>
        <draw:path draw:style-name="gr1" draw:text-style-name="P1" draw:layer="layout" svg:width="0.019cm" svg:height="0.019cm" svg:x="22.703cm" svg:y="12.3cm" svg:viewBox="0 0 20 20" svg:d="M10 20c14 0 14-20 0-20-13 0-13 20 0 20z">
          <text:p/>
        </draw:path>
        <draw:path draw:style-name="gr1" draw:text-style-name="P1" draw:layer="layout" svg:width="0.019cm" svg:height="0.019cm" svg:x="23.203cm" svg:y="12.3cm" svg:viewBox="0 0 20 20" svg:d="M10 20c14 0 14-20 0-20-13 0-13 20 0 20z">
          <text:p/>
        </draw:path>
        <draw:path draw:style-name="gr1" draw:text-style-name="P1" draw:layer="layout" svg:width="0.019cm" svg:height="0.019cm" svg:x="23.703cm" svg:y="12.3cm" svg:viewBox="0 0 20 20" svg:d="M10 20c14 0 14-20 0-20-13 0-13 20 0 20z">
          <text:p/>
        </draw:path>
        <draw:path draw:style-name="gr1" draw:text-style-name="P1" draw:layer="layout" svg:width="0.019cm" svg:height="0.019cm" svg:x="24.203cm" svg:y="12.3cm" svg:viewBox="0 0 20 20" svg:d="M10 20c14 0 14-20 0-20-13 0-13 20 0 20z">
          <text:p/>
        </draw:path>
        <draw:path draw:style-name="gr1" draw:text-style-name="P1" draw:layer="layout" svg:width="0.019cm" svg:height="0.019cm" svg:x="24.704cm" svg:y="12.3cm" svg:viewBox="0 0 20 20" svg:d="M10 20c14 0 14-20 0-20-13 0-13 20 0 20z">
          <text:p/>
        </draw:path>
        <draw:path draw:style-name="gr1" draw:text-style-name="P1" draw:layer="layout" svg:width="0.019cm" svg:height="0.019cm" svg:x="25.204cm" svg:y="12.3cm" svg:viewBox="0 0 20 20" svg:d="M10 20c14 0 14-20 0-20-13 0-13 20 0 20z">
          <text:p/>
        </draw:path>
        <draw:path draw:style-name="gr1" draw:text-style-name="P1" draw:layer="layout" svg:width="0.019cm" svg:height="0.019cm" svg:x="25.704cm" svg:y="12.3cm" svg:viewBox="0 0 20 20" svg:d="M10 20c14 0 14-20 0-20-13 0-13 20 0 20z">
          <text:p/>
        </draw:path>
        <draw:path draw:style-name="gr1" draw:text-style-name="P1" draw:layer="layout" svg:width="0.019cm" svg:height="0.019cm" svg:x="26.204cm" svg:y="12.3cm" svg:viewBox="0 0 20 20" svg:d="M10 20c14 0 14-20 0-20-13 0-13 20 0 20z">
          <text:p/>
        </draw:path>
        <draw:path draw:style-name="gr1" draw:text-style-name="P1" draw:layer="layout" svg:width="0.019cm" svg:height="0.019cm" svg:x="26.704cm" svg:y="12.3cm" svg:viewBox="0 0 20 20" svg:d="M10 20c14 0 14-20 0-20-13 0-13 20 0 20z">
          <text:p/>
        </draw:path>
        <draw:path draw:style-name="gr1" draw:text-style-name="P1" draw:layer="layout" svg:width="0.019cm" svg:height="0.019cm" svg:x="27.204cm" svg:y="12.3cm" svg:viewBox="0 0 20 20" svg:d="M10 20c14 0 14-20 0-20-13 0-13 20 0 20z">
          <text:p/>
        </draw:path>
        <draw:path draw:style-name="gr1" draw:text-style-name="P1" draw:layer="layout" svg:width="0.019cm" svg:height="0.019cm" svg:x="0.703cm" svg:y="12.3cm" svg:viewBox="0 0 20 20" svg:d="M10 20c14 0 14-20 0-20-13 0-13 20 0 20z">
          <text:p/>
        </draw:path>
        <draw:path draw:style-name="gr1" draw:text-style-name="P1" draw:layer="layout" svg:width="0.019cm" svg:height="0.019cm" svg:x="1.203cm" svg:y="12.3cm" svg:viewBox="0 0 20 20" svg:d="M10 20c14 0 14-20 0-20-13 0-13 20 0 20z">
          <text:p/>
        </draw:path>
        <draw:path draw:style-name="gr1" draw:text-style-name="P1" draw:layer="layout" svg:width="0.019cm" svg:height="0.019cm" svg:x="1.703cm" svg:y="12.3cm" svg:viewBox="0 0 20 20" svg:d="M10 20c14 0 14-20 0-20-13 0-13 20 0 20z">
          <text:p/>
        </draw:path>
        <draw:path draw:style-name="gr1" draw:text-style-name="P1" draw:layer="layout" svg:width="0.019cm" svg:height="0.019cm" svg:x="2.203cm" svg:y="12.3cm" svg:viewBox="0 0 20 20" svg:d="M10 20c14 0 14-20 0-20-13 0-13 20 0 20z">
          <text:p/>
        </draw:path>
        <draw:path draw:style-name="gr1" draw:text-style-name="P1" draw:layer="layout" svg:width="0.019cm" svg:height="0.019cm" svg:x="2.703cm" svg:y="12.3cm" svg:viewBox="0 0 20 20" svg:d="M10 20c14 0 14-20 0-20-13 0-13 20 0 20z">
          <text:p/>
        </draw:path>
        <draw:path draw:style-name="gr1" draw:text-style-name="P1" draw:layer="layout" svg:width="0.019cm" svg:height="0.019cm" svg:x="3.203cm" svg:y="12.3cm" svg:viewBox="0 0 20 20" svg:d="M10 20c14 0 14-20 0-20-13 0-13 20 0 20z">
          <text:p/>
        </draw:path>
        <draw:path draw:style-name="gr1" draw:text-style-name="P1" draw:layer="layout" svg:width="0.019cm" svg:height="0.019cm" svg:x="3.703cm" svg:y="12.3cm" svg:viewBox="0 0 20 20" svg:d="M10 20c14 0 14-20 0-20-13 0-13 20 0 20z">
          <text:p/>
        </draw:path>
        <draw:path draw:style-name="gr1" draw:text-style-name="P1" draw:layer="layout" svg:width="0.019cm" svg:height="0.019cm" svg:x="4.203cm" svg:y="12.3cm" svg:viewBox="0 0 20 20" svg:d="M10 20c14 0 14-20 0-20-13 0-13 20 0 20z">
          <text:p/>
        </draw:path>
        <draw:path draw:style-name="gr1" draw:text-style-name="P1" draw:layer="layout" svg:width="0.019cm" svg:height="0.019cm" svg:x="4.703cm" svg:y="12.3cm" svg:viewBox="0 0 20 20" svg:d="M10 20c14 0 14-20 0-20-13 0-13 20 0 20z">
          <text:p/>
        </draw:path>
        <draw:path draw:style-name="gr1" draw:text-style-name="P1" draw:layer="layout" svg:width="0.019cm" svg:height="0.019cm" svg:x="5.203cm" svg:y="12.3cm" svg:viewBox="0 0 20 20" svg:d="M10 20c14 0 14-20 0-20-13 0-13 20 0 20z">
          <text:p/>
        </draw:path>
        <draw:path draw:style-name="gr1" draw:text-style-name="P1" draw:layer="layout" svg:width="0.019cm" svg:height="0.019cm" svg:x="5.703cm" svg:y="12.3cm" svg:viewBox="0 0 20 20" svg:d="M10 20c14 0 14-20 0-20-13 0-13 20 0 20z">
          <text:p/>
        </draw:path>
        <draw:path draw:style-name="gr1" draw:text-style-name="P1" draw:layer="layout" svg:width="0.019cm" svg:height="0.019cm" svg:x="6.203cm" svg:y="12.3cm" svg:viewBox="0 0 20 20" svg:d="M10 20c14 0 14-20 0-20-13 0-13 20 0 20z">
          <text:p/>
        </draw:path>
        <draw:path draw:style-name="gr1" draw:text-style-name="P1" draw:layer="layout" svg:width="0.019cm" svg:height="0.019cm" svg:x="6.703cm" svg:y="12.3cm" svg:viewBox="0 0 20 20" svg:d="M10 20c14 0 14-20 0-20-13 0-13 20 0 20z">
          <text:p/>
        </draw:path>
        <draw:path draw:style-name="gr1" draw:text-style-name="P1" draw:layer="layout" svg:width="0.019cm" svg:height="0.019cm" svg:x="7.203cm" svg:y="12.3cm" svg:viewBox="0 0 20 20" svg:d="M10 20c14 0 14-20 0-20-13 0-13 20 0 20z">
          <text:p/>
        </draw:path>
        <draw:path draw:style-name="gr1" draw:text-style-name="P1" draw:layer="layout" svg:width="0.019cm" svg:height="0.019cm" svg:x="7.703cm" svg:y="12.3cm" svg:viewBox="0 0 20 20" svg:d="M10 20c14 0 14-20 0-20-13 0-13 20 0 20z">
          <text:p/>
        </draw:path>
        <draw:path draw:style-name="gr1" draw:text-style-name="P1" draw:layer="layout" svg:width="0.019cm" svg:height="0.019cm" svg:x="8.203cm" svg:y="12.3cm" svg:viewBox="0 0 20 20" svg:d="M10 20c14 0 14-20 0-20-13 0-13 20 0 20z">
          <text:p/>
        </draw:path>
        <draw:path draw:style-name="gr1" draw:text-style-name="P1" draw:layer="layout" svg:width="0.019cm" svg:height="0.019cm" svg:x="8.704cm" svg:y="12.3cm" svg:viewBox="0 0 20 20" svg:d="M10 20c14 0 14-20 0-20-13 0-13 20 0 20z">
          <text:p/>
        </draw:path>
        <draw:path draw:style-name="gr1" draw:text-style-name="P1" draw:layer="layout" svg:width="0.019cm" svg:height="0.019cm" svg:x="9.204cm" svg:y="12.3cm" svg:viewBox="0 0 20 20" svg:d="M10 20c14 0 14-20 0-20-13 0-13 20 0 20z">
          <text:p/>
        </draw:path>
        <draw:path draw:style-name="gr1" draw:text-style-name="P1" draw:layer="layout" svg:width="0.019cm" svg:height="0.019cm" svg:x="9.704cm" svg:y="12.3cm" svg:viewBox="0 0 20 20" svg:d="M10 20c14 0 14-20 0-20-13 0-13 20 0 20z">
          <text:p/>
        </draw:path>
        <draw:path draw:style-name="gr1" draw:text-style-name="P1" draw:layer="layout" svg:width="0.019cm" svg:height="0.019cm" svg:x="10.204cm" svg:y="12.3cm" svg:viewBox="0 0 20 20" svg:d="M10 20c14 0 14-20 0-20-13 0-13 20 0 20z">
          <text:p/>
        </draw:path>
        <draw:path draw:style-name="gr1" draw:text-style-name="P1" draw:layer="layout" svg:width="0.019cm" svg:height="0.019cm" svg:x="10.704cm" svg:y="12.3cm" svg:viewBox="0 0 20 20" svg:d="M10 20c14 0 14-20 0-20-13 0-13 20 0 20z">
          <text:p/>
        </draw:path>
        <draw:path draw:style-name="gr1" draw:text-style-name="P1" draw:layer="layout" svg:width="0.019cm" svg:height="0.019cm" svg:x="11.204cm" svg:y="12.3cm" svg:viewBox="0 0 20 20" svg:d="M10 20c14 0 14-20 0-20-13 0-13 20 0 20z">
          <text:p/>
        </draw:path>
        <draw:path draw:style-name="gr1" draw:text-style-name="P1" draw:layer="layout" svg:width="0.019cm" svg:height="0.019cm" svg:x="11.704cm" svg:y="12.3cm" svg:viewBox="0 0 20 20" svg:d="M10 20c14 0 14-20 0-20-13 0-13 20 0 20z">
          <text:p/>
        </draw:path>
        <draw:path draw:style-name="gr1" draw:text-style-name="P1" draw:layer="layout" svg:width="0.019cm" svg:height="0.019cm" svg:x="12.204cm" svg:y="12.3cm" svg:viewBox="0 0 20 20" svg:d="M10 20c14 0 14-20 0-20-13 0-13 20 0 20z">
          <text:p/>
        </draw:path>
        <draw:path draw:style-name="gr1" draw:text-style-name="P1" draw:layer="layout" svg:width="0.019cm" svg:height="0.019cm" svg:x="12.704cm" svg:y="12.3cm" svg:viewBox="0 0 20 20" svg:d="M10 20c14 0 14-20 0-20-13 0-13 20 0 20z">
          <text:p/>
        </draw:path>
        <draw:path draw:style-name="gr1" draw:text-style-name="P1" draw:layer="layout" svg:width="0.019cm" svg:height="0.019cm" svg:x="13.204cm" svg:y="12.3cm" svg:viewBox="0 0 20 20" svg:d="M10 20c14 0 14-20 0-20-13 0-13 20 0 20z">
          <text:p/>
        </draw:path>
        <draw:path draw:style-name="gr1" draw:text-style-name="P1" draw:layer="layout" svg:width="0.019cm" svg:height="0.019cm" svg:x="13.704cm" svg:y="12.3cm" svg:viewBox="0 0 20 20" svg:d="M10 20c14 0 14-20 0-20-13 0-13 20 0 20z">
          <text:p/>
        </draw:path>
        <draw:path draw:style-name="gr1" draw:text-style-name="P1" draw:layer="layout" svg:width="0.019cm" svg:height="0.019cm" svg:x="14.204cm" svg:y="12.3cm" svg:viewBox="0 0 20 20" svg:d="M10 20c14 0 14-20 0-20-13 0-13 20 0 20z">
          <text:p/>
        </draw:path>
        <draw:path draw:style-name="gr1" draw:text-style-name="P1" draw:layer="layout" svg:width="0.019cm" svg:height="0.019cm" svg:x="14.704cm" svg:y="12.3cm" svg:viewBox="0 0 20 20" svg:d="M10 20c14 0 14-20 0-20-13 0-13 20 0 20z">
          <text:p/>
        </draw:path>
        <draw:path draw:style-name="gr1" draw:text-style-name="P1" draw:layer="layout" svg:width="0.019cm" svg:height="0.019cm" svg:x="15.204cm" svg:y="12.3cm" svg:viewBox="0 0 20 20" svg:d="M10 20c14 0 14-20 0-20-13 0-13 20 0 20z">
          <text:p/>
        </draw:path>
        <draw:path draw:style-name="gr1" draw:text-style-name="P1" draw:layer="layout" svg:width="0.019cm" svg:height="0.019cm" svg:x="15.704cm" svg:y="12.3cm" svg:viewBox="0 0 20 20" svg:d="M10 20c14 0 14-20 0-20-13 0-13 20 0 20z">
          <text:p/>
        </draw:path>
        <draw:path draw:style-name="gr1" draw:text-style-name="P1" draw:layer="layout" svg:width="0.019cm" svg:height="0.019cm" svg:x="16.204cm" svg:y="12.3cm" svg:viewBox="0 0 20 20" svg:d="M10 20c14 0 14-20 0-20-13 0-13 20 0 20z">
          <text:p/>
        </draw:path>
        <draw:path draw:style-name="gr1" draw:text-style-name="P1" draw:layer="layout" svg:width="0.019cm" svg:height="0.019cm" svg:x="0.703cm" svg:y="12.8cm" svg:viewBox="0 0 20 20" svg:d="M10 20c14 0 14-20 0-20-13 0-13 20 0 20z">
          <text:p/>
        </draw:path>
        <draw:path draw:style-name="gr1" draw:text-style-name="P1" draw:layer="layout" svg:width="0.019cm" svg:height="0.019cm" svg:x="1.203cm" svg:y="12.8cm" svg:viewBox="0 0 20 20" svg:d="M10 20c14 0 14-20 0-20-13 0-13 20 0 20z">
          <text:p/>
        </draw:path>
        <draw:path draw:style-name="gr1" draw:text-style-name="P1" draw:layer="layout" svg:width="0.019cm" svg:height="0.019cm" svg:x="1.703cm" svg:y="12.8cm" svg:viewBox="0 0 20 20" svg:d="M10 20c14 0 14-20 0-20-13 0-13 20 0 20z">
          <text:p/>
        </draw:path>
        <draw:path draw:style-name="gr1" draw:text-style-name="P1" draw:layer="layout" svg:width="0.019cm" svg:height="0.019cm" svg:x="2.203cm" svg:y="12.8cm" svg:viewBox="0 0 20 20" svg:d="M10 20c14 0 14-20 0-20-13 0-13 20 0 20z">
          <text:p/>
        </draw:path>
        <draw:path draw:style-name="gr1" draw:text-style-name="P1" draw:layer="layout" svg:width="0.019cm" svg:height="0.019cm" svg:x="2.703cm" svg:y="12.8cm" svg:viewBox="0 0 20 20" svg:d="M10 20c14 0 14-20 0-20-13 0-13 20 0 20z">
          <text:p/>
        </draw:path>
        <draw:path draw:style-name="gr1" draw:text-style-name="P1" draw:layer="layout" svg:width="0.019cm" svg:height="0.019cm" svg:x="3.203cm" svg:y="12.8cm" svg:viewBox="0 0 20 20" svg:d="M10 20c14 0 14-20 0-20-13 0-13 20 0 20z">
          <text:p/>
        </draw:path>
        <draw:path draw:style-name="gr1" draw:text-style-name="P1" draw:layer="layout" svg:width="0.019cm" svg:height="0.019cm" svg:x="3.703cm" svg:y="12.8cm" svg:viewBox="0 0 20 20" svg:d="M10 20c14 0 14-20 0-20-13 0-13 20 0 20z">
          <text:p/>
        </draw:path>
        <draw:path draw:style-name="gr1" draw:text-style-name="P1" draw:layer="layout" svg:width="0.019cm" svg:height="0.019cm" svg:x="4.203cm" svg:y="12.8cm" svg:viewBox="0 0 20 20" svg:d="M10 20c14 0 14-20 0-20-13 0-13 20 0 20z">
          <text:p/>
        </draw:path>
        <draw:path draw:style-name="gr1" draw:text-style-name="P1" draw:layer="layout" svg:width="0.019cm" svg:height="0.019cm" svg:x="4.703cm" svg:y="12.8cm" svg:viewBox="0 0 20 20" svg:d="M10 20c14 0 14-20 0-20-13 0-13 20 0 20z">
          <text:p/>
        </draw:path>
        <draw:path draw:style-name="gr1" draw:text-style-name="P1" draw:layer="layout" svg:width="0.019cm" svg:height="0.019cm" svg:x="5.203cm" svg:y="12.8cm" svg:viewBox="0 0 20 20" svg:d="M10 20c14 0 14-20 0-20-13 0-13 20 0 20z">
          <text:p/>
        </draw:path>
        <draw:path draw:style-name="gr1" draw:text-style-name="P1" draw:layer="layout" svg:width="0.019cm" svg:height="0.019cm" svg:x="5.703cm" svg:y="12.8cm" svg:viewBox="0 0 20 20" svg:d="M10 20c14 0 14-20 0-20-13 0-13 20 0 20z">
          <text:p/>
        </draw:path>
        <draw:path draw:style-name="gr1" draw:text-style-name="P1" draw:layer="layout" svg:width="0.019cm" svg:height="0.019cm" svg:x="6.203cm" svg:y="12.8cm" svg:viewBox="0 0 20 20" svg:d="M10 20c14 0 14-20 0-20-13 0-13 20 0 20z">
          <text:p/>
        </draw:path>
        <draw:path draw:style-name="gr1" draw:text-style-name="P1" draw:layer="layout" svg:width="0.019cm" svg:height="0.019cm" svg:x="6.703cm" svg:y="12.8cm" svg:viewBox="0 0 20 20" svg:d="M10 20c14 0 14-20 0-20-13 0-13 20 0 20z">
          <text:p/>
        </draw:path>
        <draw:path draw:style-name="gr1" draw:text-style-name="P1" draw:layer="layout" svg:width="0.019cm" svg:height="0.019cm" svg:x="7.203cm" svg:y="12.8cm" svg:viewBox="0 0 20 20" svg:d="M10 20c14 0 14-20 0-20-13 0-13 20 0 20z">
          <text:p/>
        </draw:path>
        <draw:path draw:style-name="gr1" draw:text-style-name="P1" draw:layer="layout" svg:width="0.019cm" svg:height="0.019cm" svg:x="7.703cm" svg:y="12.8cm" svg:viewBox="0 0 20 20" svg:d="M10 20c14 0 14-20 0-20-13 0-13 20 0 20z">
          <text:p/>
        </draw:path>
        <draw:path draw:style-name="gr1" draw:text-style-name="P1" draw:layer="layout" svg:width="0.019cm" svg:height="0.019cm" svg:x="8.203cm" svg:y="12.8cm" svg:viewBox="0 0 20 20" svg:d="M10 20c14 0 14-20 0-20-13 0-13 20 0 20z">
          <text:p/>
        </draw:path>
        <draw:path draw:style-name="gr1" draw:text-style-name="P1" draw:layer="layout" svg:width="0.019cm" svg:height="0.019cm" svg:x="8.704cm" svg:y="12.8cm" svg:viewBox="0 0 20 20" svg:d="M10 20c14 0 14-20 0-20-13 0-13 20 0 20z">
          <text:p/>
        </draw:path>
        <draw:path draw:style-name="gr1" draw:text-style-name="P1" draw:layer="layout" svg:width="0.019cm" svg:height="0.019cm" svg:x="9.204cm" svg:y="12.8cm" svg:viewBox="0 0 20 20" svg:d="M10 20c14 0 14-20 0-20-13 0-13 20 0 20z">
          <text:p/>
        </draw:path>
        <draw:path draw:style-name="gr1" draw:text-style-name="P1" draw:layer="layout" svg:width="0.019cm" svg:height="0.019cm" svg:x="9.704cm" svg:y="12.8cm" svg:viewBox="0 0 20 20" svg:d="M10 20c14 0 14-20 0-20-13 0-13 20 0 20z">
          <text:p/>
        </draw:path>
        <draw:path draw:style-name="gr1" draw:text-style-name="P1" draw:layer="layout" svg:width="0.019cm" svg:height="0.019cm" svg:x="10.204cm" svg:y="12.8cm" svg:viewBox="0 0 20 20" svg:d="M10 20c14 0 14-20 0-20-13 0-13 20 0 20z">
          <text:p/>
        </draw:path>
        <draw:path draw:style-name="gr1" draw:text-style-name="P1" draw:layer="layout" svg:width="0.019cm" svg:height="0.019cm" svg:x="10.704cm" svg:y="12.8cm" svg:viewBox="0 0 20 20" svg:d="M10 20c14 0 14-20 0-20-13 0-13 20 0 20z">
          <text:p/>
        </draw:path>
        <draw:path draw:style-name="gr1" draw:text-style-name="P1" draw:layer="layout" svg:width="0.019cm" svg:height="0.019cm" svg:x="11.204cm" svg:y="12.8cm" svg:viewBox="0 0 20 20" svg:d="M10 20c14 0 14-20 0-20-13 0-13 20 0 20z">
          <text:p/>
        </draw:path>
        <draw:path draw:style-name="gr1" draw:text-style-name="P1" draw:layer="layout" svg:width="0.019cm" svg:height="0.019cm" svg:x="11.704cm" svg:y="12.8cm" svg:viewBox="0 0 20 20" svg:d="M10 20c14 0 14-20 0-20-13 0-13 20 0 20z">
          <text:p/>
        </draw:path>
        <draw:path draw:style-name="gr1" draw:text-style-name="P1" draw:layer="layout" svg:width="0.019cm" svg:height="0.019cm" svg:x="12.204cm" svg:y="12.8cm" svg:viewBox="0 0 20 20" svg:d="M10 20c14 0 14-20 0-20-13 0-13 20 0 20z">
          <text:p/>
        </draw:path>
        <draw:path draw:style-name="gr1" draw:text-style-name="P1" draw:layer="layout" svg:width="0.019cm" svg:height="0.019cm" svg:x="12.704cm" svg:y="12.8cm" svg:viewBox="0 0 20 20" svg:d="M10 20c14 0 14-20 0-20-13 0-13 20 0 20z">
          <text:p/>
        </draw:path>
        <draw:path draw:style-name="gr1" draw:text-style-name="P1" draw:layer="layout" svg:width="0.019cm" svg:height="0.019cm" svg:x="13.204cm" svg:y="12.8cm" svg:viewBox="0 0 20 20" svg:d="M10 20c14 0 14-20 0-20-13 0-13 20 0 20z">
          <text:p/>
        </draw:path>
        <draw:path draw:style-name="gr1" draw:text-style-name="P1" draw:layer="layout" svg:width="0.019cm" svg:height="0.019cm" svg:x="13.704cm" svg:y="12.8cm" svg:viewBox="0 0 20 20" svg:d="M10 20c14 0 14-20 0-20-13 0-13 20 0 20z">
          <text:p/>
        </draw:path>
        <draw:path draw:style-name="gr1" draw:text-style-name="P1" draw:layer="layout" svg:width="0.019cm" svg:height="0.019cm" svg:x="14.204cm" svg:y="12.8cm" svg:viewBox="0 0 20 20" svg:d="M10 20c14 0 14-20 0-20-13 0-13 20 0 20z">
          <text:p/>
        </draw:path>
        <draw:path draw:style-name="gr1" draw:text-style-name="P1" draw:layer="layout" svg:width="0.019cm" svg:height="0.019cm" svg:x="14.704cm" svg:y="12.8cm" svg:viewBox="0 0 20 20" svg:d="M10 20c14 0 14-20 0-20-13 0-13 20 0 20z">
          <text:p/>
        </draw:path>
        <draw:path draw:style-name="gr1" draw:text-style-name="P1" draw:layer="layout" svg:width="0.019cm" svg:height="0.019cm" svg:x="15.204cm" svg:y="12.8cm" svg:viewBox="0 0 20 20" svg:d="M10 20c14 0 14-20 0-20-13 0-13 20 0 20z">
          <text:p/>
        </draw:path>
        <draw:path draw:style-name="gr1" draw:text-style-name="P1" draw:layer="layout" svg:width="0.019cm" svg:height="0.019cm" svg:x="15.704cm" svg:y="12.8cm" svg:viewBox="0 0 20 20" svg:d="M10 20c14 0 14-20 0-20-13 0-13 20 0 20z">
          <text:p/>
        </draw:path>
        <draw:path draw:style-name="gr1" draw:text-style-name="P1" draw:layer="layout" svg:width="0.019cm" svg:height="0.019cm" svg:x="16.204cm" svg:y="12.8cm" svg:viewBox="0 0 20 20" svg:d="M10 20c14 0 14-20 0-20-13 0-13 20 0 20z">
          <text:p/>
        </draw:path>
        <draw:path draw:style-name="gr1" draw:text-style-name="P1" draw:layer="layout" svg:width="0.019cm" svg:height="0.019cm" svg:x="16.703cm" svg:y="12.8cm" svg:viewBox="0 0 20 20" svg:d="M10 20c14 0 14-20 0-20-13 0-13 20 0 20z">
          <text:p/>
        </draw:path>
        <draw:path draw:style-name="gr1" draw:text-style-name="P1" draw:layer="layout" svg:width="0.019cm" svg:height="0.019cm" svg:x="17.203cm" svg:y="12.8cm" svg:viewBox="0 0 20 20" svg:d="M10 20c14 0 14-20 0-20-13 0-13 20 0 20z">
          <text:p/>
        </draw:path>
        <draw:path draw:style-name="gr1" draw:text-style-name="P1" draw:layer="layout" svg:width="0.019cm" svg:height="0.019cm" svg:x="17.703cm" svg:y="12.8cm" svg:viewBox="0 0 20 20" svg:d="M10 20c14 0 14-20 0-20-13 0-13 20 0 20z">
          <text:p/>
        </draw:path>
        <draw:path draw:style-name="gr1" draw:text-style-name="P1" draw:layer="layout" svg:width="0.019cm" svg:height="0.019cm" svg:x="18.203cm" svg:y="12.8cm" svg:viewBox="0 0 20 20" svg:d="M10 20c14 0 14-20 0-20-13 0-13 20 0 20z">
          <text:p/>
        </draw:path>
        <draw:path draw:style-name="gr1" draw:text-style-name="P1" draw:layer="layout" svg:width="0.019cm" svg:height="0.019cm" svg:x="18.703cm" svg:y="12.8cm" svg:viewBox="0 0 20 20" svg:d="M10 20c14 0 14-20 0-20-13 0-13 20 0 20z">
          <text:p/>
        </draw:path>
        <draw:path draw:style-name="gr1" draw:text-style-name="P1" draw:layer="layout" svg:width="0.019cm" svg:height="0.019cm" svg:x="19.203cm" svg:y="12.8cm" svg:viewBox="0 0 20 20" svg:d="M10 20c14 0 14-20 0-20-13 0-13 20 0 20z">
          <text:p/>
        </draw:path>
        <draw:path draw:style-name="gr1" draw:text-style-name="P1" draw:layer="layout" svg:width="0.019cm" svg:height="0.019cm" svg:x="19.703cm" svg:y="12.8cm" svg:viewBox="0 0 20 20" svg:d="M10 20c14 0 14-20 0-20-13 0-13 20 0 20z">
          <text:p/>
        </draw:path>
        <draw:path draw:style-name="gr1" draw:text-style-name="P1" draw:layer="layout" svg:width="0.019cm" svg:height="0.019cm" svg:x="20.203cm" svg:y="12.8cm" svg:viewBox="0 0 20 20" svg:d="M10 20c14 0 14-20 0-20-13 0-13 20 0 20z">
          <text:p/>
        </draw:path>
        <draw:path draw:style-name="gr1" draw:text-style-name="P1" draw:layer="layout" svg:width="0.019cm" svg:height="0.019cm" svg:x="20.703cm" svg:y="12.8cm" svg:viewBox="0 0 20 20" svg:d="M10 20c14 0 14-20 0-20-13 0-13 20 0 20z">
          <text:p/>
        </draw:path>
        <draw:path draw:style-name="gr1" draw:text-style-name="P1" draw:layer="layout" svg:width="0.019cm" svg:height="0.019cm" svg:x="21.203cm" svg:y="12.8cm" svg:viewBox="0 0 20 20" svg:d="M10 20c14 0 14-20 0-20-13 0-13 20 0 20z">
          <text:p/>
        </draw:path>
        <draw:path draw:style-name="gr1" draw:text-style-name="P1" draw:layer="layout" svg:width="0.019cm" svg:height="0.019cm" svg:x="21.703cm" svg:y="12.8cm" svg:viewBox="0 0 20 20" svg:d="M10 20c14 0 14-20 0-20-13 0-13 20 0 20z">
          <text:p/>
        </draw:path>
        <draw:path draw:style-name="gr1" draw:text-style-name="P1" draw:layer="layout" svg:width="0.019cm" svg:height="0.019cm" svg:x="22.203cm" svg:y="12.8cm" svg:viewBox="0 0 20 20" svg:d="M10 20c14 0 14-20 0-20-13 0-13 20 0 20z">
          <text:p/>
        </draw:path>
        <draw:path draw:style-name="gr1" draw:text-style-name="P1" draw:layer="layout" svg:width="0.019cm" svg:height="0.019cm" svg:x="22.703cm" svg:y="12.8cm" svg:viewBox="0 0 20 20" svg:d="M10 20c14 0 14-20 0-20-13 0-13 20 0 20z">
          <text:p/>
        </draw:path>
        <draw:path draw:style-name="gr1" draw:text-style-name="P1" draw:layer="layout" svg:width="0.019cm" svg:height="0.019cm" svg:x="23.203cm" svg:y="12.8cm" svg:viewBox="0 0 20 20" svg:d="M10 20c14 0 14-20 0-20-13 0-13 20 0 20z">
          <text:p/>
        </draw:path>
        <draw:path draw:style-name="gr1" draw:text-style-name="P1" draw:layer="layout" svg:width="0.019cm" svg:height="0.019cm" svg:x="23.703cm" svg:y="12.8cm" svg:viewBox="0 0 20 20" svg:d="M10 20c14 0 14-20 0-20-13 0-13 20 0 20z">
          <text:p/>
        </draw:path>
        <draw:path draw:style-name="gr1" draw:text-style-name="P1" draw:layer="layout" svg:width="0.019cm" svg:height="0.019cm" svg:x="24.203cm" svg:y="12.8cm" svg:viewBox="0 0 20 20" svg:d="M10 20c14 0 14-20 0-20-13 0-13 20 0 20z">
          <text:p/>
        </draw:path>
        <draw:path draw:style-name="gr1" draw:text-style-name="P1" draw:layer="layout" svg:width="0.019cm" svg:height="0.019cm" svg:x="24.704cm" svg:y="12.8cm" svg:viewBox="0 0 20 20" svg:d="M10 20c14 0 14-20 0-20-13 0-13 20 0 20z">
          <text:p/>
        </draw:path>
        <draw:path draw:style-name="gr1" draw:text-style-name="P1" draw:layer="layout" svg:width="0.019cm" svg:height="0.019cm" svg:x="25.204cm" svg:y="12.8cm" svg:viewBox="0 0 20 20" svg:d="M10 20c14 0 14-20 0-20-13 0-13 20 0 20z">
          <text:p/>
        </draw:path>
        <draw:path draw:style-name="gr1" draw:text-style-name="P1" draw:layer="layout" svg:width="0.019cm" svg:height="0.019cm" svg:x="25.704cm" svg:y="12.8cm" svg:viewBox="0 0 20 20" svg:d="M10 20c14 0 14-20 0-20-13 0-13 20 0 20z">
          <text:p/>
        </draw:path>
        <draw:path draw:style-name="gr1" draw:text-style-name="P1" draw:layer="layout" svg:width="0.019cm" svg:height="0.019cm" svg:x="26.204cm" svg:y="12.8cm" svg:viewBox="0 0 20 20" svg:d="M10 20c14 0 14-20 0-20-13 0-13 20 0 20z">
          <text:p/>
        </draw:path>
        <draw:path draw:style-name="gr1" draw:text-style-name="P1" draw:layer="layout" svg:width="0.019cm" svg:height="0.019cm" svg:x="26.704cm" svg:y="12.8cm" svg:viewBox="0 0 20 20" svg:d="M10 20c14 0 14-20 0-20-13 0-13 20 0 20z">
          <text:p/>
        </draw:path>
        <draw:path draw:style-name="gr1" draw:text-style-name="P1" draw:layer="layout" svg:width="0.019cm" svg:height="0.019cm" svg:x="27.204cm" svg:y="12.8cm" svg:viewBox="0 0 20 20" svg:d="M10 20c14 0 14-20 0-20-13 0-13 20 0 20z">
          <text:p/>
        </draw:path>
        <draw:path draw:style-name="gr1" draw:text-style-name="P1" draw:layer="layout" svg:width="0.019cm" svg:height="0.019cm" svg:x="0.703cm" svg:y="12.8cm" svg:viewBox="0 0 20 20" svg:d="M10 20c14 0 14-20 0-20-13 0-13 20 0 20z">
          <text:p/>
        </draw:path>
        <draw:path draw:style-name="gr1" draw:text-style-name="P1" draw:layer="layout" svg:width="0.019cm" svg:height="0.019cm" svg:x="1.203cm" svg:y="12.8cm" svg:viewBox="0 0 20 20" svg:d="M10 20c14 0 14-20 0-20-13 0-13 20 0 20z">
          <text:p/>
        </draw:path>
        <draw:path draw:style-name="gr1" draw:text-style-name="P1" draw:layer="layout" svg:width="0.019cm" svg:height="0.019cm" svg:x="1.703cm" svg:y="12.8cm" svg:viewBox="0 0 20 20" svg:d="M10 20c14 0 14-20 0-20-13 0-13 20 0 20z">
          <text:p/>
        </draw:path>
        <draw:path draw:style-name="gr1" draw:text-style-name="P1" draw:layer="layout" svg:width="0.019cm" svg:height="0.019cm" svg:x="2.203cm" svg:y="12.8cm" svg:viewBox="0 0 20 20" svg:d="M10 20c14 0 14-20 0-20-13 0-13 20 0 20z">
          <text:p/>
        </draw:path>
        <draw:path draw:style-name="gr1" draw:text-style-name="P1" draw:layer="layout" svg:width="0.019cm" svg:height="0.019cm" svg:x="2.703cm" svg:y="12.8cm" svg:viewBox="0 0 20 20" svg:d="M10 20c14 0 14-20 0-20-13 0-13 20 0 20z">
          <text:p/>
        </draw:path>
        <draw:path draw:style-name="gr1" draw:text-style-name="P1" draw:layer="layout" svg:width="0.019cm" svg:height="0.019cm" svg:x="3.203cm" svg:y="12.8cm" svg:viewBox="0 0 20 20" svg:d="M10 20c14 0 14-20 0-20-13 0-13 20 0 20z">
          <text:p/>
        </draw:path>
        <draw:path draw:style-name="gr1" draw:text-style-name="P1" draw:layer="layout" svg:width="0.019cm" svg:height="0.019cm" svg:x="3.703cm" svg:y="12.8cm" svg:viewBox="0 0 20 20" svg:d="M10 20c14 0 14-20 0-20-13 0-13 20 0 20z">
          <text:p/>
        </draw:path>
        <draw:path draw:style-name="gr1" draw:text-style-name="P1" draw:layer="layout" svg:width="0.019cm" svg:height="0.019cm" svg:x="4.203cm" svg:y="12.8cm" svg:viewBox="0 0 20 20" svg:d="M10 20c14 0 14-20 0-20-13 0-13 20 0 20z">
          <text:p/>
        </draw:path>
        <draw:path draw:style-name="gr1" draw:text-style-name="P1" draw:layer="layout" svg:width="0.019cm" svg:height="0.019cm" svg:x="4.703cm" svg:y="12.8cm" svg:viewBox="0 0 20 20" svg:d="M10 20c14 0 14-20 0-20-13 0-13 20 0 20z">
          <text:p/>
        </draw:path>
        <draw:path draw:style-name="gr1" draw:text-style-name="P1" draw:layer="layout" svg:width="0.019cm" svg:height="0.019cm" svg:x="5.203cm" svg:y="12.8cm" svg:viewBox="0 0 20 20" svg:d="M10 20c14 0 14-20 0-20-13 0-13 20 0 20z">
          <text:p/>
        </draw:path>
        <draw:path draw:style-name="gr1" draw:text-style-name="P1" draw:layer="layout" svg:width="0.019cm" svg:height="0.019cm" svg:x="5.703cm" svg:y="12.8cm" svg:viewBox="0 0 20 20" svg:d="M10 20c14 0 14-20 0-20-13 0-13 20 0 20z">
          <text:p/>
        </draw:path>
        <draw:path draw:style-name="gr1" draw:text-style-name="P1" draw:layer="layout" svg:width="0.019cm" svg:height="0.019cm" svg:x="6.203cm" svg:y="12.8cm" svg:viewBox="0 0 20 20" svg:d="M10 20c14 0 14-20 0-20-13 0-13 20 0 20z">
          <text:p/>
        </draw:path>
        <draw:path draw:style-name="gr1" draw:text-style-name="P1" draw:layer="layout" svg:width="0.019cm" svg:height="0.019cm" svg:x="6.703cm" svg:y="12.8cm" svg:viewBox="0 0 20 20" svg:d="M10 20c14 0 14-20 0-20-13 0-13 20 0 20z">
          <text:p/>
        </draw:path>
        <draw:path draw:style-name="gr1" draw:text-style-name="P1" draw:layer="layout" svg:width="0.019cm" svg:height="0.019cm" svg:x="7.203cm" svg:y="12.8cm" svg:viewBox="0 0 20 20" svg:d="M10 20c14 0 14-20 0-20-13 0-13 20 0 20z">
          <text:p/>
        </draw:path>
        <draw:path draw:style-name="gr1" draw:text-style-name="P1" draw:layer="layout" svg:width="0.019cm" svg:height="0.019cm" svg:x="7.703cm" svg:y="12.8cm" svg:viewBox="0 0 20 20" svg:d="M10 20c14 0 14-20 0-20-13 0-13 20 0 20z">
          <text:p/>
        </draw:path>
        <draw:path draw:style-name="gr1" draw:text-style-name="P1" draw:layer="layout" svg:width="0.019cm" svg:height="0.019cm" svg:x="8.203cm" svg:y="12.8cm" svg:viewBox="0 0 20 20" svg:d="M10 20c14 0 14-20 0-20-13 0-13 20 0 20z">
          <text:p/>
        </draw:path>
        <draw:path draw:style-name="gr1" draw:text-style-name="P1" draw:layer="layout" svg:width="0.019cm" svg:height="0.019cm" svg:x="8.704cm" svg:y="12.8cm" svg:viewBox="0 0 20 20" svg:d="M10 20c14 0 14-20 0-20-13 0-13 20 0 20z">
          <text:p/>
        </draw:path>
        <draw:path draw:style-name="gr1" draw:text-style-name="P1" draw:layer="layout" svg:width="0.019cm" svg:height="0.019cm" svg:x="9.204cm" svg:y="12.8cm" svg:viewBox="0 0 20 20" svg:d="M10 20c14 0 14-20 0-20-13 0-13 20 0 20z">
          <text:p/>
        </draw:path>
        <draw:path draw:style-name="gr1" draw:text-style-name="P1" draw:layer="layout" svg:width="0.019cm" svg:height="0.019cm" svg:x="9.704cm" svg:y="12.8cm" svg:viewBox="0 0 20 20" svg:d="M10 20c14 0 14-20 0-20-13 0-13 20 0 20z">
          <text:p/>
        </draw:path>
        <draw:path draw:style-name="gr1" draw:text-style-name="P1" draw:layer="layout" svg:width="0.019cm" svg:height="0.019cm" svg:x="10.204cm" svg:y="12.8cm" svg:viewBox="0 0 20 20" svg:d="M10 20c14 0 14-20 0-20-13 0-13 20 0 20z">
          <text:p/>
        </draw:path>
        <draw:path draw:style-name="gr1" draw:text-style-name="P1" draw:layer="layout" svg:width="0.019cm" svg:height="0.019cm" svg:x="10.704cm" svg:y="12.8cm" svg:viewBox="0 0 20 20" svg:d="M10 20c14 0 14-20 0-20-13 0-13 20 0 20z">
          <text:p/>
        </draw:path>
        <draw:path draw:style-name="gr1" draw:text-style-name="P1" draw:layer="layout" svg:width="0.019cm" svg:height="0.019cm" svg:x="11.204cm" svg:y="12.8cm" svg:viewBox="0 0 20 20" svg:d="M10 20c14 0 14-20 0-20-13 0-13 20 0 20z">
          <text:p/>
        </draw:path>
        <draw:path draw:style-name="gr1" draw:text-style-name="P1" draw:layer="layout" svg:width="0.019cm" svg:height="0.019cm" svg:x="11.704cm" svg:y="12.8cm" svg:viewBox="0 0 20 20" svg:d="M10 20c14 0 14-20 0-20-13 0-13 20 0 20z">
          <text:p/>
        </draw:path>
        <draw:path draw:style-name="gr1" draw:text-style-name="P1" draw:layer="layout" svg:width="0.019cm" svg:height="0.019cm" svg:x="12.204cm" svg:y="12.8cm" svg:viewBox="0 0 20 20" svg:d="M10 20c14 0 14-20 0-20-13 0-13 20 0 20z">
          <text:p/>
        </draw:path>
        <draw:path draw:style-name="gr1" draw:text-style-name="P1" draw:layer="layout" svg:width="0.019cm" svg:height="0.019cm" svg:x="12.704cm" svg:y="12.8cm" svg:viewBox="0 0 20 20" svg:d="M10 20c14 0 14-20 0-20-13 0-13 20 0 20z">
          <text:p/>
        </draw:path>
        <draw:path draw:style-name="gr1" draw:text-style-name="P1" draw:layer="layout" svg:width="0.019cm" svg:height="0.019cm" svg:x="13.204cm" svg:y="12.8cm" svg:viewBox="0 0 20 20" svg:d="M10 20c14 0 14-20 0-20-13 0-13 20 0 20z">
          <text:p/>
        </draw:path>
        <draw:path draw:style-name="gr1" draw:text-style-name="P1" draw:layer="layout" svg:width="0.019cm" svg:height="0.019cm" svg:x="13.704cm" svg:y="12.8cm" svg:viewBox="0 0 20 20" svg:d="M10 20c14 0 14-20 0-20-13 0-13 20 0 20z">
          <text:p/>
        </draw:path>
        <draw:path draw:style-name="gr1" draw:text-style-name="P1" draw:layer="layout" svg:width="0.019cm" svg:height="0.019cm" svg:x="14.204cm" svg:y="12.8cm" svg:viewBox="0 0 20 20" svg:d="M10 20c14 0 14-20 0-20-13 0-13 20 0 20z">
          <text:p/>
        </draw:path>
        <draw:path draw:style-name="gr1" draw:text-style-name="P1" draw:layer="layout" svg:width="0.019cm" svg:height="0.019cm" svg:x="14.704cm" svg:y="12.8cm" svg:viewBox="0 0 20 20" svg:d="M10 20c14 0 14-20 0-20-13 0-13 20 0 20z">
          <text:p/>
        </draw:path>
        <draw:path draw:style-name="gr1" draw:text-style-name="P1" draw:layer="layout" svg:width="0.019cm" svg:height="0.019cm" svg:x="15.204cm" svg:y="12.8cm" svg:viewBox="0 0 20 20" svg:d="M10 20c14 0 14-20 0-20-13 0-13 20 0 20z">
          <text:p/>
        </draw:path>
        <draw:path draw:style-name="gr1" draw:text-style-name="P1" draw:layer="layout" svg:width="0.019cm" svg:height="0.019cm" svg:x="15.704cm" svg:y="12.8cm" svg:viewBox="0 0 20 20" svg:d="M10 20c14 0 14-20 0-20-13 0-13 20 0 20z">
          <text:p/>
        </draw:path>
        <draw:path draw:style-name="gr1" draw:text-style-name="P1" draw:layer="layout" svg:width="0.019cm" svg:height="0.019cm" svg:x="16.204cm" svg:y="12.8cm" svg:viewBox="0 0 20 20" svg:d="M10 20c14 0 14-20 0-20-13 0-13 20 0 20z">
          <text:p/>
        </draw:path>
        <draw:path draw:style-name="gr1" draw:text-style-name="P1" draw:layer="layout" svg:width="0.019cm" svg:height="0.019cm" svg:x="0.704cm" svg:y="13.3cm" svg:viewBox="0 0 20 20" svg:d="M10 20c14 0 14-20 0-20-13 0-13 20 0 20z">
          <text:p/>
        </draw:path>
        <draw:path draw:style-name="gr1" draw:text-style-name="P1" draw:layer="layout" svg:width="0.019cm" svg:height="0.019cm" svg:x="1.204cm" svg:y="13.3cm" svg:viewBox="0 0 20 20" svg:d="M10 20c14 0 14-20 0-20-13 0-13 20 0 20z">
          <text:p/>
        </draw:path>
        <draw:path draw:style-name="gr1" draw:text-style-name="P1" draw:layer="layout" svg:width="0.019cm" svg:height="0.019cm" svg:x="1.704cm" svg:y="13.3cm" svg:viewBox="0 0 20 20" svg:d="M10 20c14 0 14-20 0-20-13 0-13 20 0 20z">
          <text:p/>
        </draw:path>
        <draw:path draw:style-name="gr1" draw:text-style-name="P1" draw:layer="layout" svg:width="0.019cm" svg:height="0.019cm" svg:x="2.204cm" svg:y="13.3cm" svg:viewBox="0 0 20 20" svg:d="M10 20c14 0 14-20 0-20-13 0-13 20 0 20z">
          <text:p/>
        </draw:path>
        <draw:path draw:style-name="gr1" draw:text-style-name="P1" draw:layer="layout" svg:width="0.019cm" svg:height="0.019cm" svg:x="2.704cm" svg:y="13.3cm" svg:viewBox="0 0 20 20" svg:d="M10 20c14 0 14-20 0-20-13 0-13 20 0 20z">
          <text:p/>
        </draw:path>
        <draw:path draw:style-name="gr1" draw:text-style-name="P1" draw:layer="layout" svg:width="0.019cm" svg:height="0.019cm" svg:x="3.204cm" svg:y="13.3cm" svg:viewBox="0 0 20 20" svg:d="M10 20c14 0 14-20 0-20-13 0-13 20 0 20z">
          <text:p/>
        </draw:path>
        <draw:path draw:style-name="gr1" draw:text-style-name="P1" draw:layer="layout" svg:width="0.019cm" svg:height="0.019cm" svg:x="3.704cm" svg:y="13.3cm" svg:viewBox="0 0 20 20" svg:d="M10 20c14 0 14-20 0-20-13 0-13 20 0 20z">
          <text:p/>
        </draw:path>
        <draw:path draw:style-name="gr1" draw:text-style-name="P1" draw:layer="layout" svg:width="0.019cm" svg:height="0.019cm" svg:x="4.204cm" svg:y="13.3cm" svg:viewBox="0 0 20 20" svg:d="M10 20c14 0 14-20 0-20-13 0-13 20 0 20z">
          <text:p/>
        </draw:path>
        <draw:path draw:style-name="gr1" draw:text-style-name="P1" draw:layer="layout" svg:width="0.019cm" svg:height="0.019cm" svg:x="4.704cm" svg:y="13.3cm" svg:viewBox="0 0 20 20" svg:d="M10 20c14 0 14-20 0-20-13 0-13 20 0 20z">
          <text:p/>
        </draw:path>
        <draw:path draw:style-name="gr1" draw:text-style-name="P1" draw:layer="layout" svg:width="0.019cm" svg:height="0.019cm" svg:x="5.204cm" svg:y="13.3cm" svg:viewBox="0 0 20 20" svg:d="M10 20c14 0 14-20 0-20-13 0-13 20 0 20z">
          <text:p/>
        </draw:path>
        <draw:path draw:style-name="gr1" draw:text-style-name="P1" draw:layer="layout" svg:width="0.019cm" svg:height="0.019cm" svg:x="5.704cm" svg:y="13.3cm" svg:viewBox="0 0 20 20" svg:d="M10 20c14 0 14-20 0-20-13 0-13 20 0 20z">
          <text:p/>
        </draw:path>
        <draw:path draw:style-name="gr1" draw:text-style-name="P1" draw:layer="layout" svg:width="0.019cm" svg:height="0.019cm" svg:x="6.204cm" svg:y="13.3cm" svg:viewBox="0 0 20 20" svg:d="M10 20c14 0 14-20 0-20-13 0-13 20 0 20z">
          <text:p/>
        </draw:path>
        <draw:path draw:style-name="gr1" draw:text-style-name="P1" draw:layer="layout" svg:width="0.019cm" svg:height="0.019cm" svg:x="6.704cm" svg:y="13.3cm" svg:viewBox="0 0 20 20" svg:d="M10 20c14 0 14-20 0-20-13 0-13 20 0 20z">
          <text:p/>
        </draw:path>
        <draw:path draw:style-name="gr1" draw:text-style-name="P1" draw:layer="layout" svg:width="0.019cm" svg:height="0.019cm" svg:x="7.204cm" svg:y="13.3cm" svg:viewBox="0 0 20 20" svg:d="M10 20c14 0 14-20 0-20-13 0-13 20 0 20z">
          <text:p/>
        </draw:path>
        <draw:path draw:style-name="gr1" draw:text-style-name="P1" draw:layer="layout" svg:width="0.019cm" svg:height="0.019cm" svg:x="7.704cm" svg:y="13.3cm" svg:viewBox="0 0 20 20" svg:d="M10 20c14 0 14-20 0-20-13 0-13 20 0 20z">
          <text:p/>
        </draw:path>
        <draw:path draw:style-name="gr1" draw:text-style-name="P1" draw:layer="layout" svg:width="0.019cm" svg:height="0.019cm" svg:x="8.204cm" svg:y="13.3cm" svg:viewBox="0 0 20 20" svg:d="M10 20c14 0 14-20 0-20-13 0-13 20 0 20z">
          <text:p/>
        </draw:path>
        <draw:path draw:style-name="gr1" draw:text-style-name="P1" draw:layer="layout" svg:width="0.019cm" svg:height="0.019cm" svg:x="8.705cm" svg:y="13.3cm" svg:viewBox="0 0 20 20" svg:d="M10 20c14 0 14-20 0-20-13 0-13 20 0 20z">
          <text:p/>
        </draw:path>
        <draw:path draw:style-name="gr1" draw:text-style-name="P1" draw:layer="layout" svg:width="0.019cm" svg:height="0.019cm" svg:x="9.205cm" svg:y="13.3cm" svg:viewBox="0 0 20 20" svg:d="M10 20c14 0 14-20 0-20-13 0-13 20 0 20z">
          <text:p/>
        </draw:path>
        <draw:path draw:style-name="gr1" draw:text-style-name="P1" draw:layer="layout" svg:width="0.019cm" svg:height="0.019cm" svg:x="9.705cm" svg:y="13.3cm" svg:viewBox="0 0 20 20" svg:d="M10 20c14 0 14-20 0-20-13 0-13 20 0 20z">
          <text:p/>
        </draw:path>
        <draw:path draw:style-name="gr1" draw:text-style-name="P1" draw:layer="layout" svg:width="0.019cm" svg:height="0.019cm" svg:x="10.205cm" svg:y="13.3cm" svg:viewBox="0 0 20 20" svg:d="M10 20c14 0 14-20 0-20-13 0-13 20 0 20z">
          <text:p/>
        </draw:path>
        <draw:path draw:style-name="gr1" draw:text-style-name="P1" draw:layer="layout" svg:width="0.019cm" svg:height="0.019cm" svg:x="10.705cm" svg:y="13.3cm" svg:viewBox="0 0 20 20" svg:d="M10 20c14 0 14-20 0-20-13 0-13 20 0 20z">
          <text:p/>
        </draw:path>
        <draw:path draw:style-name="gr1" draw:text-style-name="P1" draw:layer="layout" svg:width="0.019cm" svg:height="0.019cm" svg:x="11.205cm" svg:y="13.3cm" svg:viewBox="0 0 20 20" svg:d="M10 20c14 0 14-20 0-20-13 0-13 20 0 20z">
          <text:p/>
        </draw:path>
        <draw:path draw:style-name="gr1" draw:text-style-name="P1" draw:layer="layout" svg:width="0.019cm" svg:height="0.019cm" svg:x="11.705cm" svg:y="13.3cm" svg:viewBox="0 0 20 20" svg:d="M10 20c14 0 14-20 0-20-13 0-13 20 0 20z">
          <text:p/>
        </draw:path>
        <draw:path draw:style-name="gr1" draw:text-style-name="P1" draw:layer="layout" svg:width="0.019cm" svg:height="0.019cm" svg:x="12.205cm" svg:y="13.3cm" svg:viewBox="0 0 20 20" svg:d="M10 20c14 0 14-20 0-20-13 0-13 20 0 20z">
          <text:p/>
        </draw:path>
        <draw:path draw:style-name="gr1" draw:text-style-name="P1" draw:layer="layout" svg:width="0.019cm" svg:height="0.019cm" svg:x="12.705cm" svg:y="13.3cm" svg:viewBox="0 0 20 20" svg:d="M10 20c14 0 14-20 0-20-13 0-13 20 0 20z">
          <text:p/>
        </draw:path>
        <draw:path draw:style-name="gr1" draw:text-style-name="P1" draw:layer="layout" svg:width="0.019cm" svg:height="0.019cm" svg:x="13.205cm" svg:y="13.3cm" svg:viewBox="0 0 20 20" svg:d="M10 20c14 0 14-20 0-20-13 0-13 20 0 20z">
          <text:p/>
        </draw:path>
        <draw:path draw:style-name="gr1" draw:text-style-name="P1" draw:layer="layout" svg:width="0.019cm" svg:height="0.019cm" svg:x="13.705cm" svg:y="13.3cm" svg:viewBox="0 0 20 20" svg:d="M10 20c14 0 14-20 0-20-13 0-13 20 0 20z">
          <text:p/>
        </draw:path>
        <draw:path draw:style-name="gr1" draw:text-style-name="P1" draw:layer="layout" svg:width="0.019cm" svg:height="0.019cm" svg:x="14.205cm" svg:y="13.3cm" svg:viewBox="0 0 20 20" svg:d="M10 20c14 0 14-20 0-20-13 0-13 20 0 20z">
          <text:p/>
        </draw:path>
        <draw:path draw:style-name="gr1" draw:text-style-name="P1" draw:layer="layout" svg:width="0.019cm" svg:height="0.019cm" svg:x="14.705cm" svg:y="13.3cm" svg:viewBox="0 0 20 20" svg:d="M10 20c14 0 14-20 0-20-13 0-13 20 0 20z">
          <text:p/>
        </draw:path>
        <draw:path draw:style-name="gr1" draw:text-style-name="P1" draw:layer="layout" svg:width="0.019cm" svg:height="0.019cm" svg:x="15.205cm" svg:y="13.3cm" svg:viewBox="0 0 20 20" svg:d="M10 20c14 0 14-20 0-20-13 0-13 20 0 20z">
          <text:p/>
        </draw:path>
        <draw:path draw:style-name="gr1" draw:text-style-name="P1" draw:layer="layout" svg:width="0.019cm" svg:height="0.019cm" svg:x="15.705cm" svg:y="13.3cm" svg:viewBox="0 0 20 20" svg:d="M10 20c14 0 14-20 0-20-13 0-13 20 0 20z">
          <text:p/>
        </draw:path>
        <draw:path draw:style-name="gr1" draw:text-style-name="P1" draw:layer="layout" svg:width="0.019cm" svg:height="0.019cm" svg:x="16.205cm" svg:y="13.3cm" svg:viewBox="0 0 20 20" svg:d="M10 20c14 0 14-20 0-20-13 0-13 20 0 20z">
          <text:p/>
        </draw:path>
        <draw:path draw:style-name="gr1" draw:text-style-name="P1" draw:layer="layout" svg:width="0.019cm" svg:height="0.019cm" svg:x="16.704cm" svg:y="13.3cm" svg:viewBox="0 0 20 20" svg:d="M10 20c14 0 14-20 0-20-13 0-13 20 0 20z">
          <text:p/>
        </draw:path>
        <draw:path draw:style-name="gr1" draw:text-style-name="P1" draw:layer="layout" svg:width="0.019cm" svg:height="0.019cm" svg:x="17.204cm" svg:y="13.3cm" svg:viewBox="0 0 20 20" svg:d="M10 20c14 0 14-20 0-20-13 0-13 20 0 20z">
          <text:p/>
        </draw:path>
        <draw:path draw:style-name="gr1" draw:text-style-name="P1" draw:layer="layout" svg:width="0.019cm" svg:height="0.019cm" svg:x="17.704cm" svg:y="13.3cm" svg:viewBox="0 0 20 20" svg:d="M10 20c14 0 14-20 0-20-13 0-13 20 0 20z">
          <text:p/>
        </draw:path>
        <draw:path draw:style-name="gr1" draw:text-style-name="P1" draw:layer="layout" svg:width="0.019cm" svg:height="0.019cm" svg:x="18.204cm" svg:y="13.3cm" svg:viewBox="0 0 20 20" svg:d="M10 20c14 0 14-20 0-20-13 0-13 20 0 20z">
          <text:p/>
        </draw:path>
        <draw:path draw:style-name="gr1" draw:text-style-name="P1" draw:layer="layout" svg:width="0.019cm" svg:height="0.019cm" svg:x="18.704cm" svg:y="13.3cm" svg:viewBox="0 0 20 20" svg:d="M10 20c14 0 14-20 0-20-13 0-13 20 0 20z">
          <text:p/>
        </draw:path>
        <draw:path draw:style-name="gr1" draw:text-style-name="P1" draw:layer="layout" svg:width="0.019cm" svg:height="0.019cm" svg:x="19.204cm" svg:y="13.3cm" svg:viewBox="0 0 20 20" svg:d="M10 20c14 0 14-20 0-20-13 0-13 20 0 20z">
          <text:p/>
        </draw:path>
        <draw:path draw:style-name="gr1" draw:text-style-name="P1" draw:layer="layout" svg:width="0.019cm" svg:height="0.019cm" svg:x="19.704cm" svg:y="13.3cm" svg:viewBox="0 0 20 20" svg:d="M10 20c14 0 14-20 0-20-13 0-13 20 0 20z">
          <text:p/>
        </draw:path>
        <draw:path draw:style-name="gr1" draw:text-style-name="P1" draw:layer="layout" svg:width="0.019cm" svg:height="0.019cm" svg:x="20.204cm" svg:y="13.3cm" svg:viewBox="0 0 20 20" svg:d="M10 20c14 0 14-20 0-20-13 0-13 20 0 20z">
          <text:p/>
        </draw:path>
        <draw:path draw:style-name="gr1" draw:text-style-name="P1" draw:layer="layout" svg:width="0.019cm" svg:height="0.019cm" svg:x="20.704cm" svg:y="13.3cm" svg:viewBox="0 0 20 20" svg:d="M10 20c14 0 14-20 0-20-13 0-13 20 0 20z">
          <text:p/>
        </draw:path>
        <draw:path draw:style-name="gr1" draw:text-style-name="P1" draw:layer="layout" svg:width="0.019cm" svg:height="0.019cm" svg:x="21.204cm" svg:y="13.3cm" svg:viewBox="0 0 20 20" svg:d="M10 20c14 0 14-20 0-20-13 0-13 20 0 20z">
          <text:p/>
        </draw:path>
        <draw:path draw:style-name="gr1" draw:text-style-name="P1" draw:layer="layout" svg:width="0.019cm" svg:height="0.019cm" svg:x="21.704cm" svg:y="13.3cm" svg:viewBox="0 0 20 20" svg:d="M10 20c14 0 14-20 0-20-13 0-13 20 0 20z">
          <text:p/>
        </draw:path>
        <draw:path draw:style-name="gr1" draw:text-style-name="P1" draw:layer="layout" svg:width="0.019cm" svg:height="0.019cm" svg:x="22.204cm" svg:y="13.3cm" svg:viewBox="0 0 20 20" svg:d="M10 20c14 0 14-20 0-20-13 0-13 20 0 20z">
          <text:p/>
        </draw:path>
        <draw:path draw:style-name="gr1" draw:text-style-name="P1" draw:layer="layout" svg:width="0.019cm" svg:height="0.019cm" svg:x="22.704cm" svg:y="13.3cm" svg:viewBox="0 0 20 20" svg:d="M10 20c14 0 14-20 0-20-13 0-13 20 0 20z">
          <text:p/>
        </draw:path>
        <draw:path draw:style-name="gr1" draw:text-style-name="P1" draw:layer="layout" svg:width="0.019cm" svg:height="0.019cm" svg:x="23.204cm" svg:y="13.3cm" svg:viewBox="0 0 20 20" svg:d="M10 20c14 0 14-20 0-20-13 0-13 20 0 20z">
          <text:p/>
        </draw:path>
        <draw:path draw:style-name="gr1" draw:text-style-name="P1" draw:layer="layout" svg:width="0.019cm" svg:height="0.019cm" svg:x="23.704cm" svg:y="13.3cm" svg:viewBox="0 0 20 20" svg:d="M10 20c14 0 14-20 0-20-13 0-13 20 0 20z">
          <text:p/>
        </draw:path>
        <draw:path draw:style-name="gr1" draw:text-style-name="P1" draw:layer="layout" svg:width="0.019cm" svg:height="0.019cm" svg:x="24.204cm" svg:y="13.3cm" svg:viewBox="0 0 20 20" svg:d="M10 20c14 0 14-20 0-20-13 0-13 20 0 20z">
          <text:p/>
        </draw:path>
        <draw:path draw:style-name="gr1" draw:text-style-name="P1" draw:layer="layout" svg:width="0.019cm" svg:height="0.019cm" svg:x="24.705cm" svg:y="13.3cm" svg:viewBox="0 0 20 20" svg:d="M10 20c14 0 14-20 0-20-13 0-13 20 0 20z">
          <text:p/>
        </draw:path>
        <draw:path draw:style-name="gr1" draw:text-style-name="P1" draw:layer="layout" svg:width="0.019cm" svg:height="0.019cm" svg:x="25.205cm" svg:y="13.3cm" svg:viewBox="0 0 20 20" svg:d="M10 20c14 0 14-20 0-20-13 0-13 20 0 20z">
          <text:p/>
        </draw:path>
        <draw:path draw:style-name="gr1" draw:text-style-name="P1" draw:layer="layout" svg:width="0.019cm" svg:height="0.019cm" svg:x="25.705cm" svg:y="13.3cm" svg:viewBox="0 0 20 20" svg:d="M10 20c14 0 14-20 0-20-13 0-13 20 0 20z">
          <text:p/>
        </draw:path>
        <draw:path draw:style-name="gr1" draw:text-style-name="P1" draw:layer="layout" svg:width="0.019cm" svg:height="0.019cm" svg:x="26.205cm" svg:y="13.3cm" svg:viewBox="0 0 20 20" svg:d="M10 20c14 0 14-20 0-20-13 0-13 20 0 20z">
          <text:p/>
        </draw:path>
        <draw:path draw:style-name="gr1" draw:text-style-name="P1" draw:layer="layout" svg:width="0.019cm" svg:height="0.019cm" svg:x="26.705cm" svg:y="13.3cm" svg:viewBox="0 0 20 20" svg:d="M10 20c14 0 14-20 0-20-13 0-13 20 0 20z">
          <text:p/>
        </draw:path>
        <draw:path draw:style-name="gr1" draw:text-style-name="P1" draw:layer="layout" svg:width="0.019cm" svg:height="0.019cm" svg:x="27.205cm" svg:y="13.3cm" svg:viewBox="0 0 20 20" svg:d="M10 20c14 0 14-20 0-20-13 0-13 20 0 20z">
          <text:p/>
        </draw:path>
        <draw:path draw:style-name="gr1" draw:text-style-name="P1" draw:layer="layout" svg:width="0.019cm" svg:height="0.019cm" svg:x="0.704cm" svg:y="13.3cm" svg:viewBox="0 0 20 20" svg:d="M10 20c14 0 14-20 0-20-13 0-13 20 0 20z">
          <text:p/>
        </draw:path>
        <draw:path draw:style-name="gr1" draw:text-style-name="P1" draw:layer="layout" svg:width="0.019cm" svg:height="0.019cm" svg:x="1.204cm" svg:y="13.3cm" svg:viewBox="0 0 20 20" svg:d="M10 20c14 0 14-20 0-20-13 0-13 20 0 20z">
          <text:p/>
        </draw:path>
        <draw:path draw:style-name="gr1" draw:text-style-name="P1" draw:layer="layout" svg:width="0.019cm" svg:height="0.019cm" svg:x="1.704cm" svg:y="13.3cm" svg:viewBox="0 0 20 20" svg:d="M10 20c14 0 14-20 0-20-13 0-13 20 0 20z">
          <text:p/>
        </draw:path>
        <draw:path draw:style-name="gr1" draw:text-style-name="P1" draw:layer="layout" svg:width="0.019cm" svg:height="0.019cm" svg:x="2.204cm" svg:y="13.3cm" svg:viewBox="0 0 20 20" svg:d="M10 20c14 0 14-20 0-20-13 0-13 20 0 20z">
          <text:p/>
        </draw:path>
        <draw:path draw:style-name="gr1" draw:text-style-name="P1" draw:layer="layout" svg:width="0.019cm" svg:height="0.019cm" svg:x="2.704cm" svg:y="13.3cm" svg:viewBox="0 0 20 20" svg:d="M10 20c14 0 14-20 0-20-13 0-13 20 0 20z">
          <text:p/>
        </draw:path>
        <draw:path draw:style-name="gr1" draw:text-style-name="P1" draw:layer="layout" svg:width="0.019cm" svg:height="0.019cm" svg:x="3.204cm" svg:y="13.3cm" svg:viewBox="0 0 20 20" svg:d="M10 20c14 0 14-20 0-20-13 0-13 20 0 20z">
          <text:p/>
        </draw:path>
        <draw:path draw:style-name="gr1" draw:text-style-name="P1" draw:layer="layout" svg:width="0.019cm" svg:height="0.019cm" svg:x="3.704cm" svg:y="13.3cm" svg:viewBox="0 0 20 20" svg:d="M10 20c14 0 14-20 0-20-13 0-13 20 0 20z">
          <text:p/>
        </draw:path>
        <draw:path draw:style-name="gr1" draw:text-style-name="P1" draw:layer="layout" svg:width="0.019cm" svg:height="0.019cm" svg:x="4.204cm" svg:y="13.3cm" svg:viewBox="0 0 20 20" svg:d="M10 20c14 0 14-20 0-20-13 0-13 20 0 20z">
          <text:p/>
        </draw:path>
        <draw:path draw:style-name="gr1" draw:text-style-name="P1" draw:layer="layout" svg:width="0.019cm" svg:height="0.019cm" svg:x="4.704cm" svg:y="13.3cm" svg:viewBox="0 0 20 20" svg:d="M10 20c14 0 14-20 0-20-13 0-13 20 0 20z">
          <text:p/>
        </draw:path>
        <draw:path draw:style-name="gr1" draw:text-style-name="P1" draw:layer="layout" svg:width="0.019cm" svg:height="0.019cm" svg:x="5.204cm" svg:y="13.3cm" svg:viewBox="0 0 20 20" svg:d="M10 20c14 0 14-20 0-20-13 0-13 20 0 20z">
          <text:p/>
        </draw:path>
        <draw:path draw:style-name="gr1" draw:text-style-name="P1" draw:layer="layout" svg:width="0.019cm" svg:height="0.019cm" svg:x="5.704cm" svg:y="13.3cm" svg:viewBox="0 0 20 20" svg:d="M10 20c14 0 14-20 0-20-13 0-13 20 0 20z">
          <text:p/>
        </draw:path>
        <draw:path draw:style-name="gr1" draw:text-style-name="P1" draw:layer="layout" svg:width="0.019cm" svg:height="0.019cm" svg:x="6.204cm" svg:y="13.3cm" svg:viewBox="0 0 20 20" svg:d="M10 20c14 0 14-20 0-20-13 0-13 20 0 20z">
          <text:p/>
        </draw:path>
        <draw:path draw:style-name="gr1" draw:text-style-name="P1" draw:layer="layout" svg:width="0.019cm" svg:height="0.019cm" svg:x="6.704cm" svg:y="13.3cm" svg:viewBox="0 0 20 20" svg:d="M10 20c14 0 14-20 0-20-13 0-13 20 0 20z">
          <text:p/>
        </draw:path>
        <draw:path draw:style-name="gr1" draw:text-style-name="P1" draw:layer="layout" svg:width="0.019cm" svg:height="0.019cm" svg:x="7.204cm" svg:y="13.3cm" svg:viewBox="0 0 20 20" svg:d="M10 20c14 0 14-20 0-20-13 0-13 20 0 20z">
          <text:p/>
        </draw:path>
        <draw:path draw:style-name="gr1" draw:text-style-name="P1" draw:layer="layout" svg:width="0.019cm" svg:height="0.019cm" svg:x="7.704cm" svg:y="13.3cm" svg:viewBox="0 0 20 20" svg:d="M10 20c14 0 14-20 0-20-13 0-13 20 0 20z">
          <text:p/>
        </draw:path>
        <draw:path draw:style-name="gr1" draw:text-style-name="P1" draw:layer="layout" svg:width="0.019cm" svg:height="0.019cm" svg:x="8.204cm" svg:y="13.3cm" svg:viewBox="0 0 20 20" svg:d="M10 20c14 0 14-20 0-20-13 0-13 20 0 20z">
          <text:p/>
        </draw:path>
        <draw:path draw:style-name="gr1" draw:text-style-name="P1" draw:layer="layout" svg:width="0.019cm" svg:height="0.019cm" svg:x="8.705cm" svg:y="13.3cm" svg:viewBox="0 0 20 20" svg:d="M10 20c14 0 14-20 0-20-13 0-13 20 0 20z">
          <text:p/>
        </draw:path>
        <draw:path draw:style-name="gr1" draw:text-style-name="P1" draw:layer="layout" svg:width="0.019cm" svg:height="0.019cm" svg:x="9.205cm" svg:y="13.3cm" svg:viewBox="0 0 20 20" svg:d="M10 20c14 0 14-20 0-20-13 0-13 20 0 20z">
          <text:p/>
        </draw:path>
        <draw:path draw:style-name="gr1" draw:text-style-name="P1" draw:layer="layout" svg:width="0.019cm" svg:height="0.019cm" svg:x="9.705cm" svg:y="13.3cm" svg:viewBox="0 0 20 20" svg:d="M10 20c14 0 14-20 0-20-13 0-13 20 0 20z">
          <text:p/>
        </draw:path>
        <draw:path draw:style-name="gr1" draw:text-style-name="P1" draw:layer="layout" svg:width="0.019cm" svg:height="0.019cm" svg:x="10.205cm" svg:y="13.3cm" svg:viewBox="0 0 20 20" svg:d="M10 20c14 0 14-20 0-20-13 0-13 20 0 20z">
          <text:p/>
        </draw:path>
        <draw:path draw:style-name="gr1" draw:text-style-name="P1" draw:layer="layout" svg:width="0.019cm" svg:height="0.019cm" svg:x="10.705cm" svg:y="13.3cm" svg:viewBox="0 0 20 20" svg:d="M10 20c14 0 14-20 0-20-13 0-13 20 0 20z">
          <text:p/>
        </draw:path>
        <draw:path draw:style-name="gr1" draw:text-style-name="P1" draw:layer="layout" svg:width="0.019cm" svg:height="0.019cm" svg:x="11.205cm" svg:y="13.3cm" svg:viewBox="0 0 20 20" svg:d="M10 20c14 0 14-20 0-20-13 0-13 20 0 20z">
          <text:p/>
        </draw:path>
        <draw:path draw:style-name="gr1" draw:text-style-name="P1" draw:layer="layout" svg:width="0.019cm" svg:height="0.019cm" svg:x="11.705cm" svg:y="13.3cm" svg:viewBox="0 0 20 20" svg:d="M10 20c14 0 14-20 0-20-13 0-13 20 0 20z">
          <text:p/>
        </draw:path>
        <draw:path draw:style-name="gr1" draw:text-style-name="P1" draw:layer="layout" svg:width="0.019cm" svg:height="0.019cm" svg:x="12.205cm" svg:y="13.3cm" svg:viewBox="0 0 20 20" svg:d="M10 20c14 0 14-20 0-20-13 0-13 20 0 20z">
          <text:p/>
        </draw:path>
        <draw:path draw:style-name="gr1" draw:text-style-name="P1" draw:layer="layout" svg:width="0.019cm" svg:height="0.019cm" svg:x="12.705cm" svg:y="13.3cm" svg:viewBox="0 0 20 20" svg:d="M10 20c14 0 14-20 0-20-13 0-13 20 0 20z">
          <text:p/>
        </draw:path>
        <draw:path draw:style-name="gr1" draw:text-style-name="P1" draw:layer="layout" svg:width="0.019cm" svg:height="0.019cm" svg:x="13.205cm" svg:y="13.3cm" svg:viewBox="0 0 20 20" svg:d="M10 20c14 0 14-20 0-20-13 0-13 20 0 20z">
          <text:p/>
        </draw:path>
        <draw:path draw:style-name="gr1" draw:text-style-name="P1" draw:layer="layout" svg:width="0.019cm" svg:height="0.019cm" svg:x="13.705cm" svg:y="13.3cm" svg:viewBox="0 0 20 20" svg:d="M10 20c14 0 14-20 0-20-13 0-13 20 0 20z">
          <text:p/>
        </draw:path>
        <draw:path draw:style-name="gr1" draw:text-style-name="P1" draw:layer="layout" svg:width="0.019cm" svg:height="0.019cm" svg:x="14.205cm" svg:y="13.3cm" svg:viewBox="0 0 20 20" svg:d="M10 20c14 0 14-20 0-20-13 0-13 20 0 20z">
          <text:p/>
        </draw:path>
        <draw:path draw:style-name="gr1" draw:text-style-name="P1" draw:layer="layout" svg:width="0.019cm" svg:height="0.019cm" svg:x="14.705cm" svg:y="13.3cm" svg:viewBox="0 0 20 20" svg:d="M10 20c14 0 14-20 0-20-13 0-13 20 0 20z">
          <text:p/>
        </draw:path>
        <draw:path draw:style-name="gr1" draw:text-style-name="P1" draw:layer="layout" svg:width="0.019cm" svg:height="0.019cm" svg:x="15.205cm" svg:y="13.3cm" svg:viewBox="0 0 20 20" svg:d="M10 20c14 0 14-20 0-20-13 0-13 20 0 20z">
          <text:p/>
        </draw:path>
        <draw:path draw:style-name="gr1" draw:text-style-name="P1" draw:layer="layout" svg:width="0.019cm" svg:height="0.019cm" svg:x="15.705cm" svg:y="13.3cm" svg:viewBox="0 0 20 20" svg:d="M10 20c14 0 14-20 0-20-13 0-13 20 0 20z">
          <text:p/>
        </draw:path>
        <draw:path draw:style-name="gr1" draw:text-style-name="P1" draw:layer="layout" svg:width="0.019cm" svg:height="0.019cm" svg:x="16.205cm" svg:y="13.3cm" svg:viewBox="0 0 20 20" svg:d="M10 20c14 0 14-20 0-20-13 0-13 20 0 20z">
          <text:p/>
        </draw:path>
        <draw:path draw:style-name="gr1" draw:text-style-name="P1" draw:layer="layout" svg:width="0.019cm" svg:height="0.019cm" svg:x="0.703cm" svg:y="13.8cm" svg:viewBox="0 0 20 20" svg:d="M10 20c14 0 14-20 0-20-13 0-13 20 0 20z">
          <text:p/>
        </draw:path>
        <draw:path draw:style-name="gr1" draw:text-style-name="P1" draw:layer="layout" svg:width="0.019cm" svg:height="0.019cm" svg:x="1.203cm" svg:y="13.8cm" svg:viewBox="0 0 20 20" svg:d="M10 20c14 0 14-20 0-20-13 0-13 20 0 20z">
          <text:p/>
        </draw:path>
        <draw:path draw:style-name="gr1" draw:text-style-name="P1" draw:layer="layout" svg:width="0.019cm" svg:height="0.019cm" svg:x="1.703cm" svg:y="13.8cm" svg:viewBox="0 0 20 20" svg:d="M10 20c14 0 14-20 0-20-13 0-13 20 0 20z">
          <text:p/>
        </draw:path>
        <draw:path draw:style-name="gr1" draw:text-style-name="P1" draw:layer="layout" svg:width="0.019cm" svg:height="0.019cm" svg:x="2.203cm" svg:y="13.8cm" svg:viewBox="0 0 20 20" svg:d="M10 20c14 0 14-20 0-20-13 0-13 20 0 20z">
          <text:p/>
        </draw:path>
        <draw:path draw:style-name="gr1" draw:text-style-name="P1" draw:layer="layout" svg:width="0.019cm" svg:height="0.019cm" svg:x="2.703cm" svg:y="13.8cm" svg:viewBox="0 0 20 20" svg:d="M10 20c14 0 14-20 0-20-13 0-13 20 0 20z">
          <text:p/>
        </draw:path>
        <draw:path draw:style-name="gr1" draw:text-style-name="P1" draw:layer="layout" svg:width="0.019cm" svg:height="0.019cm" svg:x="3.203cm" svg:y="13.8cm" svg:viewBox="0 0 20 20" svg:d="M10 20c14 0 14-20 0-20-13 0-13 20 0 20z">
          <text:p/>
        </draw:path>
        <draw:path draw:style-name="gr1" draw:text-style-name="P1" draw:layer="layout" svg:width="0.019cm" svg:height="0.019cm" svg:x="3.703cm" svg:y="13.8cm" svg:viewBox="0 0 20 20" svg:d="M10 20c14 0 14-20 0-20-13 0-13 20 0 20z">
          <text:p/>
        </draw:path>
        <draw:path draw:style-name="gr1" draw:text-style-name="P1" draw:layer="layout" svg:width="0.019cm" svg:height="0.019cm" svg:x="4.203cm" svg:y="13.8cm" svg:viewBox="0 0 20 20" svg:d="M10 20c14 0 14-20 0-20-13 0-13 20 0 20z">
          <text:p/>
        </draw:path>
        <draw:path draw:style-name="gr1" draw:text-style-name="P1" draw:layer="layout" svg:width="0.019cm" svg:height="0.019cm" svg:x="4.703cm" svg:y="13.8cm" svg:viewBox="0 0 20 20" svg:d="M10 20c14 0 14-20 0-20-13 0-13 20 0 20z">
          <text:p/>
        </draw:path>
        <draw:path draw:style-name="gr1" draw:text-style-name="P1" draw:layer="layout" svg:width="0.019cm" svg:height="0.019cm" svg:x="5.203cm" svg:y="13.8cm" svg:viewBox="0 0 20 20" svg:d="M10 20c14 0 14-20 0-20-13 0-13 20 0 20z">
          <text:p/>
        </draw:path>
        <draw:path draw:style-name="gr1" draw:text-style-name="P1" draw:layer="layout" svg:width="0.019cm" svg:height="0.019cm" svg:x="5.703cm" svg:y="13.8cm" svg:viewBox="0 0 20 20" svg:d="M10 20c14 0 14-20 0-20-13 0-13 20 0 20z">
          <text:p/>
        </draw:path>
        <draw:path draw:style-name="gr1" draw:text-style-name="P1" draw:layer="layout" svg:width="0.019cm" svg:height="0.019cm" svg:x="6.203cm" svg:y="13.8cm" svg:viewBox="0 0 20 20" svg:d="M10 20c14 0 14-20 0-20-13 0-13 20 0 20z">
          <text:p/>
        </draw:path>
        <draw:path draw:style-name="gr1" draw:text-style-name="P1" draw:layer="layout" svg:width="0.019cm" svg:height="0.019cm" svg:x="6.703cm" svg:y="13.8cm" svg:viewBox="0 0 20 20" svg:d="M10 20c14 0 14-20 0-20-13 0-13 20 0 20z">
          <text:p/>
        </draw:path>
        <draw:path draw:style-name="gr1" draw:text-style-name="P1" draw:layer="layout" svg:width="0.019cm" svg:height="0.019cm" svg:x="7.203cm" svg:y="13.8cm" svg:viewBox="0 0 20 20" svg:d="M10 20c14 0 14-20 0-20-13 0-13 20 0 20z">
          <text:p/>
        </draw:path>
        <draw:path draw:style-name="gr1" draw:text-style-name="P1" draw:layer="layout" svg:width="0.019cm" svg:height="0.019cm" svg:x="7.703cm" svg:y="13.8cm" svg:viewBox="0 0 20 20" svg:d="M10 20c14 0 14-20 0-20-13 0-13 20 0 20z">
          <text:p/>
        </draw:path>
        <draw:path draw:style-name="gr1" draw:text-style-name="P1" draw:layer="layout" svg:width="0.019cm" svg:height="0.019cm" svg:x="8.203cm" svg:y="13.8cm" svg:viewBox="0 0 20 20" svg:d="M10 20c14 0 14-20 0-20-13 0-13 20 0 20z">
          <text:p/>
        </draw:path>
        <draw:path draw:style-name="gr1" draw:text-style-name="P1" draw:layer="layout" svg:width="0.019cm" svg:height="0.019cm" svg:x="8.704cm" svg:y="13.8cm" svg:viewBox="0 0 20 20" svg:d="M10 20c14 0 14-20 0-20-13 0-13 20 0 20z">
          <text:p/>
        </draw:path>
        <draw:path draw:style-name="gr1" draw:text-style-name="P1" draw:layer="layout" svg:width="0.019cm" svg:height="0.019cm" svg:x="9.204cm" svg:y="13.8cm" svg:viewBox="0 0 20 20" svg:d="M10 20c14 0 14-20 0-20-13 0-13 20 0 20z">
          <text:p/>
        </draw:path>
        <draw:path draw:style-name="gr1" draw:text-style-name="P1" draw:layer="layout" svg:width="0.019cm" svg:height="0.019cm" svg:x="9.704cm" svg:y="13.8cm" svg:viewBox="0 0 20 20" svg:d="M10 20c14 0 14-20 0-20-13 0-13 20 0 20z">
          <text:p/>
        </draw:path>
        <draw:path draw:style-name="gr1" draw:text-style-name="P1" draw:layer="layout" svg:width="0.019cm" svg:height="0.019cm" svg:x="10.204cm" svg:y="13.8cm" svg:viewBox="0 0 20 20" svg:d="M10 20c14 0 14-20 0-20-13 0-13 20 0 20z">
          <text:p/>
        </draw:path>
        <draw:path draw:style-name="gr1" draw:text-style-name="P1" draw:layer="layout" svg:width="0.019cm" svg:height="0.019cm" svg:x="10.704cm" svg:y="13.8cm" svg:viewBox="0 0 20 20" svg:d="M10 20c14 0 14-20 0-20-13 0-13 20 0 20z">
          <text:p/>
        </draw:path>
        <draw:path draw:style-name="gr1" draw:text-style-name="P1" draw:layer="layout" svg:width="0.019cm" svg:height="0.019cm" svg:x="11.204cm" svg:y="13.8cm" svg:viewBox="0 0 20 20" svg:d="M10 20c14 0 14-20 0-20-13 0-13 20 0 20z">
          <text:p/>
        </draw:path>
        <draw:path draw:style-name="gr1" draw:text-style-name="P1" draw:layer="layout" svg:width="0.019cm" svg:height="0.019cm" svg:x="11.704cm" svg:y="13.8cm" svg:viewBox="0 0 20 20" svg:d="M10 20c14 0 14-20 0-20-13 0-13 20 0 20z">
          <text:p/>
        </draw:path>
        <draw:path draw:style-name="gr1" draw:text-style-name="P1" draw:layer="layout" svg:width="0.019cm" svg:height="0.019cm" svg:x="12.204cm" svg:y="13.8cm" svg:viewBox="0 0 20 20" svg:d="M10 20c14 0 14-20 0-20-13 0-13 20 0 20z">
          <text:p/>
        </draw:path>
        <draw:path draw:style-name="gr1" draw:text-style-name="P1" draw:layer="layout" svg:width="0.019cm" svg:height="0.019cm" svg:x="12.704cm" svg:y="13.8cm" svg:viewBox="0 0 20 20" svg:d="M10 20c14 0 14-20 0-20-13 0-13 20 0 20z">
          <text:p/>
        </draw:path>
        <draw:path draw:style-name="gr1" draw:text-style-name="P1" draw:layer="layout" svg:width="0.019cm" svg:height="0.019cm" svg:x="13.204cm" svg:y="13.8cm" svg:viewBox="0 0 20 20" svg:d="M10 20c14 0 14-20 0-20-13 0-13 20 0 20z">
          <text:p/>
        </draw:path>
        <draw:path draw:style-name="gr1" draw:text-style-name="P1" draw:layer="layout" svg:width="0.019cm" svg:height="0.019cm" svg:x="13.704cm" svg:y="13.8cm" svg:viewBox="0 0 20 20" svg:d="M10 20c14 0 14-20 0-20-13 0-13 20 0 20z">
          <text:p/>
        </draw:path>
        <draw:path draw:style-name="gr1" draw:text-style-name="P1" draw:layer="layout" svg:width="0.019cm" svg:height="0.019cm" svg:x="14.204cm" svg:y="13.8cm" svg:viewBox="0 0 20 20" svg:d="M10 20c14 0 14-20 0-20-13 0-13 20 0 20z">
          <text:p/>
        </draw:path>
        <draw:path draw:style-name="gr1" draw:text-style-name="P1" draw:layer="layout" svg:width="0.019cm" svg:height="0.019cm" svg:x="14.704cm" svg:y="13.8cm" svg:viewBox="0 0 20 20" svg:d="M10 20c14 0 14-20 0-20-13 0-13 20 0 20z">
          <text:p/>
        </draw:path>
        <draw:path draw:style-name="gr1" draw:text-style-name="P1" draw:layer="layout" svg:width="0.019cm" svg:height="0.019cm" svg:x="15.204cm" svg:y="13.8cm" svg:viewBox="0 0 20 20" svg:d="M10 20c14 0 14-20 0-20-13 0-13 20 0 20z">
          <text:p/>
        </draw:path>
        <draw:path draw:style-name="gr1" draw:text-style-name="P1" draw:layer="layout" svg:width="0.019cm" svg:height="0.019cm" svg:x="15.704cm" svg:y="13.8cm" svg:viewBox="0 0 20 20" svg:d="M10 20c14 0 14-20 0-20-13 0-13 20 0 20z">
          <text:p/>
        </draw:path>
        <draw:path draw:style-name="gr1" draw:text-style-name="P1" draw:layer="layout" svg:width="0.019cm" svg:height="0.019cm" svg:x="16.204cm" svg:y="13.8cm" svg:viewBox="0 0 20 20" svg:d="M10 20c14 0 14-20 0-20-13 0-13 20 0 20z">
          <text:p/>
        </draw:path>
        <draw:path draw:style-name="gr1" draw:text-style-name="P1" draw:layer="layout" svg:width="0.019cm" svg:height="0.019cm" svg:x="16.703cm" svg:y="13.8cm" svg:viewBox="0 0 20 20" svg:d="M10 20c14 0 14-20 0-20-13 0-13 20 0 20z">
          <text:p/>
        </draw:path>
        <draw:path draw:style-name="gr1" draw:text-style-name="P1" draw:layer="layout" svg:width="0.019cm" svg:height="0.019cm" svg:x="17.203cm" svg:y="13.8cm" svg:viewBox="0 0 20 20" svg:d="M10 20c14 0 14-20 0-20-13 0-13 20 0 20z">
          <text:p/>
        </draw:path>
        <draw:path draw:style-name="gr1" draw:text-style-name="P1" draw:layer="layout" svg:width="0.019cm" svg:height="0.019cm" svg:x="17.703cm" svg:y="13.8cm" svg:viewBox="0 0 20 20" svg:d="M10 20c14 0 14-20 0-20-13 0-13 20 0 20z">
          <text:p/>
        </draw:path>
        <draw:path draw:style-name="gr1" draw:text-style-name="P1" draw:layer="layout" svg:width="0.019cm" svg:height="0.019cm" svg:x="18.203cm" svg:y="13.8cm" svg:viewBox="0 0 20 20" svg:d="M10 20c14 0 14-20 0-20-13 0-13 20 0 20z">
          <text:p/>
        </draw:path>
        <draw:path draw:style-name="gr1" draw:text-style-name="P1" draw:layer="layout" svg:width="0.019cm" svg:height="0.019cm" svg:x="18.703cm" svg:y="13.8cm" svg:viewBox="0 0 20 20" svg:d="M10 20c14 0 14-20 0-20-13 0-13 20 0 20z">
          <text:p/>
        </draw:path>
        <draw:path draw:style-name="gr1" draw:text-style-name="P1" draw:layer="layout" svg:width="0.019cm" svg:height="0.019cm" svg:x="19.203cm" svg:y="13.8cm" svg:viewBox="0 0 20 20" svg:d="M10 20c14 0 14-20 0-20-13 0-13 20 0 20z">
          <text:p/>
        </draw:path>
        <draw:path draw:style-name="gr1" draw:text-style-name="P1" draw:layer="layout" svg:width="0.019cm" svg:height="0.019cm" svg:x="19.703cm" svg:y="13.8cm" svg:viewBox="0 0 20 20" svg:d="M10 20c14 0 14-20 0-20-13 0-13 20 0 20z">
          <text:p/>
        </draw:path>
        <draw:path draw:style-name="gr1" draw:text-style-name="P1" draw:layer="layout" svg:width="0.019cm" svg:height="0.019cm" svg:x="20.203cm" svg:y="13.8cm" svg:viewBox="0 0 20 20" svg:d="M10 20c14 0 14-20 0-20-13 0-13 20 0 20z">
          <text:p/>
        </draw:path>
        <draw:path draw:style-name="gr1" draw:text-style-name="P1" draw:layer="layout" svg:width="0.019cm" svg:height="0.019cm" svg:x="20.703cm" svg:y="13.8cm" svg:viewBox="0 0 20 20" svg:d="M10 20c14 0 14-20 0-20-13 0-13 20 0 20z">
          <text:p/>
        </draw:path>
        <draw:path draw:style-name="gr1" draw:text-style-name="P1" draw:layer="layout" svg:width="0.019cm" svg:height="0.019cm" svg:x="21.203cm" svg:y="13.8cm" svg:viewBox="0 0 20 20" svg:d="M10 20c14 0 14-20 0-20-13 0-13 20 0 20z">
          <text:p/>
        </draw:path>
        <draw:path draw:style-name="gr1" draw:text-style-name="P1" draw:layer="layout" svg:width="0.019cm" svg:height="0.019cm" svg:x="21.703cm" svg:y="13.8cm" svg:viewBox="0 0 20 20" svg:d="M10 20c14 0 14-20 0-20-13 0-13 20 0 20z">
          <text:p/>
        </draw:path>
        <draw:path draw:style-name="gr1" draw:text-style-name="P1" draw:layer="layout" svg:width="0.019cm" svg:height="0.019cm" svg:x="22.203cm" svg:y="13.8cm" svg:viewBox="0 0 20 20" svg:d="M10 20c14 0 14-20 0-20-13 0-13 20 0 20z">
          <text:p/>
        </draw:path>
        <draw:path draw:style-name="gr1" draw:text-style-name="P1" draw:layer="layout" svg:width="0.019cm" svg:height="0.019cm" svg:x="22.703cm" svg:y="13.8cm" svg:viewBox="0 0 20 20" svg:d="M10 20c14 0 14-20 0-20-13 0-13 20 0 20z">
          <text:p/>
        </draw:path>
        <draw:path draw:style-name="gr1" draw:text-style-name="P1" draw:layer="layout" svg:width="0.019cm" svg:height="0.019cm" svg:x="23.203cm" svg:y="13.8cm" svg:viewBox="0 0 20 20" svg:d="M10 20c14 0 14-20 0-20-13 0-13 20 0 20z">
          <text:p/>
        </draw:path>
        <draw:path draw:style-name="gr1" draw:text-style-name="P1" draw:layer="layout" svg:width="0.019cm" svg:height="0.019cm" svg:x="23.703cm" svg:y="13.8cm" svg:viewBox="0 0 20 20" svg:d="M10 20c14 0 14-20 0-20-13 0-13 20 0 20z">
          <text:p/>
        </draw:path>
        <draw:path draw:style-name="gr1" draw:text-style-name="P1" draw:layer="layout" svg:width="0.019cm" svg:height="0.019cm" svg:x="24.203cm" svg:y="13.8cm" svg:viewBox="0 0 20 20" svg:d="M10 20c14 0 14-20 0-20-13 0-13 20 0 20z">
          <text:p/>
        </draw:path>
        <draw:path draw:style-name="gr1" draw:text-style-name="P1" draw:layer="layout" svg:width="0.019cm" svg:height="0.019cm" svg:x="24.704cm" svg:y="13.8cm" svg:viewBox="0 0 20 20" svg:d="M10 20c14 0 14-20 0-20-13 0-13 20 0 20z">
          <text:p/>
        </draw:path>
        <draw:path draw:style-name="gr1" draw:text-style-name="P1" draw:layer="layout" svg:width="0.019cm" svg:height="0.019cm" svg:x="25.204cm" svg:y="13.8cm" svg:viewBox="0 0 20 20" svg:d="M10 20c14 0 14-20 0-20-13 0-13 20 0 20z">
          <text:p/>
        </draw:path>
        <draw:path draw:style-name="gr1" draw:text-style-name="P1" draw:layer="layout" svg:width="0.019cm" svg:height="0.019cm" svg:x="25.704cm" svg:y="13.8cm" svg:viewBox="0 0 20 20" svg:d="M10 20c14 0 14-20 0-20-13 0-13 20 0 20z">
          <text:p/>
        </draw:path>
        <draw:path draw:style-name="gr1" draw:text-style-name="P1" draw:layer="layout" svg:width="0.019cm" svg:height="0.019cm" svg:x="26.204cm" svg:y="13.8cm" svg:viewBox="0 0 20 20" svg:d="M10 20c14 0 14-20 0-20-13 0-13 20 0 20z">
          <text:p/>
        </draw:path>
        <draw:path draw:style-name="gr1" draw:text-style-name="P1" draw:layer="layout" svg:width="0.019cm" svg:height="0.019cm" svg:x="26.704cm" svg:y="13.8cm" svg:viewBox="0 0 20 20" svg:d="M10 20c14 0 14-20 0-20-13 0-13 20 0 20z">
          <text:p/>
        </draw:path>
        <draw:path draw:style-name="gr1" draw:text-style-name="P1" draw:layer="layout" svg:width="0.019cm" svg:height="0.019cm" svg:x="27.204cm" svg:y="13.8cm" svg:viewBox="0 0 20 20" svg:d="M10 20c14 0 14-20 0-20-13 0-13 20 0 20z">
          <text:p/>
        </draw:path>
        <draw:path draw:style-name="gr1" draw:text-style-name="P1" draw:layer="layout" svg:width="0.019cm" svg:height="0.019cm" svg:x="0.703cm" svg:y="13.8cm" svg:viewBox="0 0 20 20" svg:d="M10 20c14 0 14-20 0-20-13 0-13 20 0 20z">
          <text:p/>
        </draw:path>
        <draw:path draw:style-name="gr1" draw:text-style-name="P1" draw:layer="layout" svg:width="0.019cm" svg:height="0.019cm" svg:x="1.203cm" svg:y="13.8cm" svg:viewBox="0 0 20 20" svg:d="M10 20c14 0 14-20 0-20-13 0-13 20 0 20z">
          <text:p/>
        </draw:path>
        <draw:path draw:style-name="gr1" draw:text-style-name="P1" draw:layer="layout" svg:width="0.019cm" svg:height="0.019cm" svg:x="1.703cm" svg:y="13.8cm" svg:viewBox="0 0 20 20" svg:d="M10 20c14 0 14-20 0-20-13 0-13 20 0 20z">
          <text:p/>
        </draw:path>
        <draw:path draw:style-name="gr1" draw:text-style-name="P1" draw:layer="layout" svg:width="0.019cm" svg:height="0.019cm" svg:x="2.203cm" svg:y="13.8cm" svg:viewBox="0 0 20 20" svg:d="M10 20c14 0 14-20 0-20-13 0-13 20 0 20z">
          <text:p/>
        </draw:path>
        <draw:path draw:style-name="gr1" draw:text-style-name="P1" draw:layer="layout" svg:width="0.019cm" svg:height="0.019cm" svg:x="2.703cm" svg:y="13.8cm" svg:viewBox="0 0 20 20" svg:d="M10 20c14 0 14-20 0-20-13 0-13 20 0 20z">
          <text:p/>
        </draw:path>
        <draw:path draw:style-name="gr1" draw:text-style-name="P1" draw:layer="layout" svg:width="0.019cm" svg:height="0.019cm" svg:x="3.203cm" svg:y="13.8cm" svg:viewBox="0 0 20 20" svg:d="M10 20c14 0 14-20 0-20-13 0-13 20 0 20z">
          <text:p/>
        </draw:path>
        <draw:path draw:style-name="gr1" draw:text-style-name="P1" draw:layer="layout" svg:width="0.019cm" svg:height="0.019cm" svg:x="3.703cm" svg:y="13.8cm" svg:viewBox="0 0 20 20" svg:d="M10 20c14 0 14-20 0-20-13 0-13 20 0 20z">
          <text:p/>
        </draw:path>
        <draw:path draw:style-name="gr1" draw:text-style-name="P1" draw:layer="layout" svg:width="0.019cm" svg:height="0.019cm" svg:x="4.203cm" svg:y="13.8cm" svg:viewBox="0 0 20 20" svg:d="M10 20c14 0 14-20 0-20-13 0-13 20 0 20z">
          <text:p/>
        </draw:path>
        <draw:path draw:style-name="gr1" draw:text-style-name="P1" draw:layer="layout" svg:width="0.019cm" svg:height="0.019cm" svg:x="4.703cm" svg:y="13.8cm" svg:viewBox="0 0 20 20" svg:d="M10 20c14 0 14-20 0-20-13 0-13 20 0 20z">
          <text:p/>
        </draw:path>
        <draw:path draw:style-name="gr1" draw:text-style-name="P1" draw:layer="layout" svg:width="0.019cm" svg:height="0.019cm" svg:x="5.203cm" svg:y="13.8cm" svg:viewBox="0 0 20 20" svg:d="M10 20c14 0 14-20 0-20-13 0-13 20 0 20z">
          <text:p/>
        </draw:path>
        <draw:path draw:style-name="gr1" draw:text-style-name="P1" draw:layer="layout" svg:width="0.019cm" svg:height="0.019cm" svg:x="5.703cm" svg:y="13.8cm" svg:viewBox="0 0 20 20" svg:d="M10 20c14 0 14-20 0-20-13 0-13 20 0 20z">
          <text:p/>
        </draw:path>
        <draw:path draw:style-name="gr1" draw:text-style-name="P1" draw:layer="layout" svg:width="0.019cm" svg:height="0.019cm" svg:x="6.203cm" svg:y="13.8cm" svg:viewBox="0 0 20 20" svg:d="M10 20c14 0 14-20 0-20-13 0-13 20 0 20z">
          <text:p/>
        </draw:path>
        <draw:path draw:style-name="gr1" draw:text-style-name="P1" draw:layer="layout" svg:width="0.019cm" svg:height="0.019cm" svg:x="6.703cm" svg:y="13.8cm" svg:viewBox="0 0 20 20" svg:d="M10 20c14 0 14-20 0-20-13 0-13 20 0 20z">
          <text:p/>
        </draw:path>
        <draw:path draw:style-name="gr1" draw:text-style-name="P1" draw:layer="layout" svg:width="0.019cm" svg:height="0.019cm" svg:x="7.203cm" svg:y="13.8cm" svg:viewBox="0 0 20 20" svg:d="M10 20c14 0 14-20 0-20-13 0-13 20 0 20z">
          <text:p/>
        </draw:path>
        <draw:path draw:style-name="gr1" draw:text-style-name="P1" draw:layer="layout" svg:width="0.019cm" svg:height="0.019cm" svg:x="7.703cm" svg:y="13.8cm" svg:viewBox="0 0 20 20" svg:d="M10 20c14 0 14-20 0-20-13 0-13 20 0 20z">
          <text:p/>
        </draw:path>
        <draw:path draw:style-name="gr1" draw:text-style-name="P1" draw:layer="layout" svg:width="0.019cm" svg:height="0.019cm" svg:x="8.203cm" svg:y="13.8cm" svg:viewBox="0 0 20 20" svg:d="M10 20c14 0 14-20 0-20-13 0-13 20 0 20z">
          <text:p/>
        </draw:path>
        <draw:path draw:style-name="gr1" draw:text-style-name="P1" draw:layer="layout" svg:width="0.019cm" svg:height="0.019cm" svg:x="8.704cm" svg:y="13.8cm" svg:viewBox="0 0 20 20" svg:d="M10 20c14 0 14-20 0-20-13 0-13 20 0 20z">
          <text:p/>
        </draw:path>
        <draw:path draw:style-name="gr1" draw:text-style-name="P1" draw:layer="layout" svg:width="0.019cm" svg:height="0.019cm" svg:x="9.204cm" svg:y="13.8cm" svg:viewBox="0 0 20 20" svg:d="M10 20c14 0 14-20 0-20-13 0-13 20 0 20z">
          <text:p/>
        </draw:path>
        <draw:path draw:style-name="gr1" draw:text-style-name="P1" draw:layer="layout" svg:width="0.019cm" svg:height="0.019cm" svg:x="9.704cm" svg:y="13.8cm" svg:viewBox="0 0 20 20" svg:d="M10 20c14 0 14-20 0-20-13 0-13 20 0 20z">
          <text:p/>
        </draw:path>
        <draw:path draw:style-name="gr1" draw:text-style-name="P1" draw:layer="layout" svg:width="0.019cm" svg:height="0.019cm" svg:x="10.204cm" svg:y="13.8cm" svg:viewBox="0 0 20 20" svg:d="M10 20c14 0 14-20 0-20-13 0-13 20 0 20z">
          <text:p/>
        </draw:path>
        <draw:path draw:style-name="gr1" draw:text-style-name="P1" draw:layer="layout" svg:width="0.019cm" svg:height="0.019cm" svg:x="10.704cm" svg:y="13.8cm" svg:viewBox="0 0 20 20" svg:d="M10 20c14 0 14-20 0-20-13 0-13 20 0 20z">
          <text:p/>
        </draw:path>
        <draw:path draw:style-name="gr1" draw:text-style-name="P1" draw:layer="layout" svg:width="0.019cm" svg:height="0.019cm" svg:x="11.204cm" svg:y="13.8cm" svg:viewBox="0 0 20 20" svg:d="M10 20c14 0 14-20 0-20-13 0-13 20 0 20z">
          <text:p/>
        </draw:path>
        <draw:path draw:style-name="gr1" draw:text-style-name="P1" draw:layer="layout" svg:width="0.019cm" svg:height="0.019cm" svg:x="11.704cm" svg:y="13.8cm" svg:viewBox="0 0 20 20" svg:d="M10 20c14 0 14-20 0-20-13 0-13 20 0 20z">
          <text:p/>
        </draw:path>
        <draw:path draw:style-name="gr1" draw:text-style-name="P1" draw:layer="layout" svg:width="0.019cm" svg:height="0.019cm" svg:x="12.204cm" svg:y="13.8cm" svg:viewBox="0 0 20 20" svg:d="M10 20c14 0 14-20 0-20-13 0-13 20 0 20z">
          <text:p/>
        </draw:path>
        <draw:path draw:style-name="gr1" draw:text-style-name="P1" draw:layer="layout" svg:width="0.019cm" svg:height="0.019cm" svg:x="12.704cm" svg:y="13.8cm" svg:viewBox="0 0 20 20" svg:d="M10 20c14 0 14-20 0-20-13 0-13 20 0 20z">
          <text:p/>
        </draw:path>
        <draw:path draw:style-name="gr1" draw:text-style-name="P1" draw:layer="layout" svg:width="0.019cm" svg:height="0.019cm" svg:x="13.204cm" svg:y="13.8cm" svg:viewBox="0 0 20 20" svg:d="M10 20c14 0 14-20 0-20-13 0-13 20 0 20z">
          <text:p/>
        </draw:path>
        <draw:path draw:style-name="gr1" draw:text-style-name="P1" draw:layer="layout" svg:width="0.019cm" svg:height="0.019cm" svg:x="13.704cm" svg:y="13.8cm" svg:viewBox="0 0 20 20" svg:d="M10 20c14 0 14-20 0-20-13 0-13 20 0 20z">
          <text:p/>
        </draw:path>
        <draw:path draw:style-name="gr1" draw:text-style-name="P1" draw:layer="layout" svg:width="0.019cm" svg:height="0.019cm" svg:x="14.204cm" svg:y="13.8cm" svg:viewBox="0 0 20 20" svg:d="M10 20c14 0 14-20 0-20-13 0-13 20 0 20z">
          <text:p/>
        </draw:path>
        <draw:path draw:style-name="gr1" draw:text-style-name="P1" draw:layer="layout" svg:width="0.019cm" svg:height="0.019cm" svg:x="14.704cm" svg:y="13.8cm" svg:viewBox="0 0 20 20" svg:d="M10 20c14 0 14-20 0-20-13 0-13 20 0 20z">
          <text:p/>
        </draw:path>
        <draw:path draw:style-name="gr1" draw:text-style-name="P1" draw:layer="layout" svg:width="0.019cm" svg:height="0.019cm" svg:x="15.204cm" svg:y="13.8cm" svg:viewBox="0 0 20 20" svg:d="M10 20c14 0 14-20 0-20-13 0-13 20 0 20z">
          <text:p/>
        </draw:path>
        <draw:path draw:style-name="gr1" draw:text-style-name="P1" draw:layer="layout" svg:width="0.019cm" svg:height="0.019cm" svg:x="15.704cm" svg:y="13.8cm" svg:viewBox="0 0 20 20" svg:d="M10 20c14 0 14-20 0-20-13 0-13 20 0 20z">
          <text:p/>
        </draw:path>
        <draw:path draw:style-name="gr1" draw:text-style-name="P1" draw:layer="layout" svg:width="0.019cm" svg:height="0.019cm" svg:x="16.204cm" svg:y="13.8cm" svg:viewBox="0 0 20 20" svg:d="M10 20c14 0 14-20 0-20-13 0-13 20 0 20z">
          <text:p/>
        </draw:path>
        <draw:path draw:style-name="gr1" draw:text-style-name="P1" draw:layer="layout" svg:width="0.019cm" svg:height="0.019cm" svg:x="0.704cm" svg:y="14.3cm" svg:viewBox="0 0 20 20" svg:d="M10 20c14 0 14-20 0-20-13 0-13 20 0 20z">
          <text:p/>
        </draw:path>
        <draw:path draw:style-name="gr1" draw:text-style-name="P1" draw:layer="layout" svg:width="0.019cm" svg:height="0.019cm" svg:x="1.204cm" svg:y="14.3cm" svg:viewBox="0 0 20 20" svg:d="M10 20c14 0 14-20 0-20-13 0-13 20 0 20z">
          <text:p/>
        </draw:path>
        <draw:path draw:style-name="gr1" draw:text-style-name="P1" draw:layer="layout" svg:width="0.019cm" svg:height="0.019cm" svg:x="1.704cm" svg:y="14.3cm" svg:viewBox="0 0 20 20" svg:d="M10 20c14 0 14-20 0-20-13 0-13 20 0 20z">
          <text:p/>
        </draw:path>
        <draw:path draw:style-name="gr1" draw:text-style-name="P1" draw:layer="layout" svg:width="0.019cm" svg:height="0.019cm" svg:x="2.204cm" svg:y="14.3cm" svg:viewBox="0 0 20 20" svg:d="M10 20c14 0 14-20 0-20-13 0-13 20 0 20z">
          <text:p/>
        </draw:path>
        <draw:path draw:style-name="gr1" draw:text-style-name="P1" draw:layer="layout" svg:width="0.019cm" svg:height="0.019cm" svg:x="2.704cm" svg:y="14.3cm" svg:viewBox="0 0 20 20" svg:d="M10 20c14 0 14-20 0-20-13 0-13 20 0 20z">
          <text:p/>
        </draw:path>
        <draw:path draw:style-name="gr1" draw:text-style-name="P1" draw:layer="layout" svg:width="0.019cm" svg:height="0.019cm" svg:x="3.204cm" svg:y="14.3cm" svg:viewBox="0 0 20 20" svg:d="M10 20c14 0 14-20 0-20-13 0-13 20 0 20z">
          <text:p/>
        </draw:path>
        <draw:path draw:style-name="gr1" draw:text-style-name="P1" draw:layer="layout" svg:width="0.019cm" svg:height="0.019cm" svg:x="3.704cm" svg:y="14.3cm" svg:viewBox="0 0 20 20" svg:d="M10 20c14 0 14-20 0-20-13 0-13 20 0 20z">
          <text:p/>
        </draw:path>
        <draw:path draw:style-name="gr1" draw:text-style-name="P1" draw:layer="layout" svg:width="0.019cm" svg:height="0.019cm" svg:x="4.204cm" svg:y="14.3cm" svg:viewBox="0 0 20 20" svg:d="M10 20c14 0 14-20 0-20-13 0-13 20 0 20z">
          <text:p/>
        </draw:path>
        <draw:path draw:style-name="gr1" draw:text-style-name="P1" draw:layer="layout" svg:width="0.019cm" svg:height="0.019cm" svg:x="4.704cm" svg:y="14.3cm" svg:viewBox="0 0 20 20" svg:d="M10 20c14 0 14-20 0-20-13 0-13 20 0 20z">
          <text:p/>
        </draw:path>
        <draw:path draw:style-name="gr1" draw:text-style-name="P1" draw:layer="layout" svg:width="0.019cm" svg:height="0.019cm" svg:x="5.204cm" svg:y="14.3cm" svg:viewBox="0 0 20 20" svg:d="M10 20c14 0 14-20 0-20-13 0-13 20 0 20z">
          <text:p/>
        </draw:path>
        <draw:path draw:style-name="gr1" draw:text-style-name="P1" draw:layer="layout" svg:width="0.019cm" svg:height="0.019cm" svg:x="5.704cm" svg:y="14.3cm" svg:viewBox="0 0 20 20" svg:d="M10 20c14 0 14-20 0-20-13 0-13 20 0 20z">
          <text:p/>
        </draw:path>
        <draw:path draw:style-name="gr1" draw:text-style-name="P1" draw:layer="layout" svg:width="0.019cm" svg:height="0.019cm" svg:x="6.204cm" svg:y="14.3cm" svg:viewBox="0 0 20 20" svg:d="M10 20c14 0 14-20 0-20-13 0-13 20 0 20z">
          <text:p/>
        </draw:path>
        <draw:path draw:style-name="gr1" draw:text-style-name="P1" draw:layer="layout" svg:width="0.019cm" svg:height="0.019cm" svg:x="6.704cm" svg:y="14.3cm" svg:viewBox="0 0 20 20" svg:d="M10 20c14 0 14-20 0-20-13 0-13 20 0 20z">
          <text:p/>
        </draw:path>
        <draw:path draw:style-name="gr1" draw:text-style-name="P1" draw:layer="layout" svg:width="0.019cm" svg:height="0.019cm" svg:x="7.204cm" svg:y="14.3cm" svg:viewBox="0 0 20 20" svg:d="M10 20c14 0 14-20 0-20-13 0-13 20 0 20z">
          <text:p/>
        </draw:path>
        <draw:path draw:style-name="gr1" draw:text-style-name="P1" draw:layer="layout" svg:width="0.019cm" svg:height="0.019cm" svg:x="7.704cm" svg:y="14.3cm" svg:viewBox="0 0 20 20" svg:d="M10 20c14 0 14-20 0-20-13 0-13 20 0 20z">
          <text:p/>
        </draw:path>
        <draw:path draw:style-name="gr1" draw:text-style-name="P1" draw:layer="layout" svg:width="0.019cm" svg:height="0.019cm" svg:x="8.204cm" svg:y="14.3cm" svg:viewBox="0 0 20 20" svg:d="M10 20c14 0 14-20 0-20-13 0-13 20 0 20z">
          <text:p/>
        </draw:path>
        <draw:path draw:style-name="gr1" draw:text-style-name="P1" draw:layer="layout" svg:width="0.019cm" svg:height="0.019cm" svg:x="8.705cm" svg:y="14.3cm" svg:viewBox="0 0 20 20" svg:d="M10 20c14 0 14-20 0-20-13 0-13 20 0 20z">
          <text:p/>
        </draw:path>
        <draw:path draw:style-name="gr1" draw:text-style-name="P1" draw:layer="layout" svg:width="0.019cm" svg:height="0.019cm" svg:x="9.205cm" svg:y="14.3cm" svg:viewBox="0 0 20 20" svg:d="M10 20c14 0 14-20 0-20-13 0-13 20 0 20z">
          <text:p/>
        </draw:path>
        <draw:path draw:style-name="gr1" draw:text-style-name="P1" draw:layer="layout" svg:width="0.019cm" svg:height="0.019cm" svg:x="9.705cm" svg:y="14.3cm" svg:viewBox="0 0 20 20" svg:d="M10 20c14 0 14-20 0-20-13 0-13 20 0 20z">
          <text:p/>
        </draw:path>
        <draw:path draw:style-name="gr1" draw:text-style-name="P1" draw:layer="layout" svg:width="0.019cm" svg:height="0.019cm" svg:x="10.205cm" svg:y="14.3cm" svg:viewBox="0 0 20 20" svg:d="M10 20c14 0 14-20 0-20-13 0-13 20 0 20z">
          <text:p/>
        </draw:path>
        <draw:path draw:style-name="gr1" draw:text-style-name="P1" draw:layer="layout" svg:width="0.019cm" svg:height="0.019cm" svg:x="10.705cm" svg:y="14.3cm" svg:viewBox="0 0 20 20" svg:d="M10 20c14 0 14-20 0-20-13 0-13 20 0 20z">
          <text:p/>
        </draw:path>
        <draw:path draw:style-name="gr1" draw:text-style-name="P1" draw:layer="layout" svg:width="0.019cm" svg:height="0.019cm" svg:x="11.205cm" svg:y="14.3cm" svg:viewBox="0 0 20 20" svg:d="M10 20c14 0 14-20 0-20-13 0-13 20 0 20z">
          <text:p/>
        </draw:path>
        <draw:path draw:style-name="gr1" draw:text-style-name="P1" draw:layer="layout" svg:width="0.019cm" svg:height="0.019cm" svg:x="11.705cm" svg:y="14.3cm" svg:viewBox="0 0 20 20" svg:d="M10 20c14 0 14-20 0-20-13 0-13 20 0 20z">
          <text:p/>
        </draw:path>
        <draw:path draw:style-name="gr1" draw:text-style-name="P1" draw:layer="layout" svg:width="0.019cm" svg:height="0.019cm" svg:x="12.205cm" svg:y="14.3cm" svg:viewBox="0 0 20 20" svg:d="M10 20c14 0 14-20 0-20-13 0-13 20 0 20z">
          <text:p/>
        </draw:path>
        <draw:path draw:style-name="gr1" draw:text-style-name="P1" draw:layer="layout" svg:width="0.019cm" svg:height="0.019cm" svg:x="12.705cm" svg:y="14.3cm" svg:viewBox="0 0 20 20" svg:d="M10 20c14 0 14-20 0-20-13 0-13 20 0 20z">
          <text:p/>
        </draw:path>
        <draw:path draw:style-name="gr1" draw:text-style-name="P1" draw:layer="layout" svg:width="0.019cm" svg:height="0.019cm" svg:x="13.205cm" svg:y="14.3cm" svg:viewBox="0 0 20 20" svg:d="M10 20c14 0 14-20 0-20-13 0-13 20 0 20z">
          <text:p/>
        </draw:path>
        <draw:path draw:style-name="gr1" draw:text-style-name="P1" draw:layer="layout" svg:width="0.019cm" svg:height="0.019cm" svg:x="13.705cm" svg:y="14.3cm" svg:viewBox="0 0 20 20" svg:d="M10 20c14 0 14-20 0-20-13 0-13 20 0 20z">
          <text:p/>
        </draw:path>
        <draw:path draw:style-name="gr1" draw:text-style-name="P1" draw:layer="layout" svg:width="0.019cm" svg:height="0.019cm" svg:x="14.205cm" svg:y="14.3cm" svg:viewBox="0 0 20 20" svg:d="M10 20c14 0 14-20 0-20-13 0-13 20 0 20z">
          <text:p/>
        </draw:path>
        <draw:path draw:style-name="gr1" draw:text-style-name="P1" draw:layer="layout" svg:width="0.019cm" svg:height="0.019cm" svg:x="14.705cm" svg:y="14.3cm" svg:viewBox="0 0 20 20" svg:d="M10 20c14 0 14-20 0-20-13 0-13 20 0 20z">
          <text:p/>
        </draw:path>
        <draw:path draw:style-name="gr1" draw:text-style-name="P1" draw:layer="layout" svg:width="0.019cm" svg:height="0.019cm" svg:x="15.205cm" svg:y="14.3cm" svg:viewBox="0 0 20 20" svg:d="M10 20c14 0 14-20 0-20-13 0-13 20 0 20z">
          <text:p/>
        </draw:path>
        <draw:path draw:style-name="gr1" draw:text-style-name="P1" draw:layer="layout" svg:width="0.019cm" svg:height="0.019cm" svg:x="15.705cm" svg:y="14.3cm" svg:viewBox="0 0 20 20" svg:d="M10 20c14 0 14-20 0-20-13 0-13 20 0 20z">
          <text:p/>
        </draw:path>
        <draw:path draw:style-name="gr1" draw:text-style-name="P1" draw:layer="layout" svg:width="0.019cm" svg:height="0.019cm" svg:x="16.205cm" svg:y="14.3cm" svg:viewBox="0 0 20 20" svg:d="M10 20c14 0 14-20 0-20-13 0-13 20 0 20z">
          <text:p/>
        </draw:path>
        <draw:path draw:style-name="gr1" draw:text-style-name="P1" draw:layer="layout" svg:width="0.019cm" svg:height="0.019cm" svg:x="16.704cm" svg:y="14.3cm" svg:viewBox="0 0 20 20" svg:d="M10 20c14 0 14-20 0-20-13 0-13 20 0 20z">
          <text:p/>
        </draw:path>
        <draw:path draw:style-name="gr1" draw:text-style-name="P1" draw:layer="layout" svg:width="0.019cm" svg:height="0.019cm" svg:x="17.204cm" svg:y="14.3cm" svg:viewBox="0 0 20 20" svg:d="M10 20c14 0 14-20 0-20-13 0-13 20 0 20z">
          <text:p/>
        </draw:path>
        <draw:path draw:style-name="gr1" draw:text-style-name="P1" draw:layer="layout" svg:width="0.019cm" svg:height="0.019cm" svg:x="17.704cm" svg:y="14.3cm" svg:viewBox="0 0 20 20" svg:d="M10 20c14 0 14-20 0-20-13 0-13 20 0 20z">
          <text:p/>
        </draw:path>
        <draw:path draw:style-name="gr1" draw:text-style-name="P1" draw:layer="layout" svg:width="0.019cm" svg:height="0.019cm" svg:x="18.204cm" svg:y="14.3cm" svg:viewBox="0 0 20 20" svg:d="M10 20c14 0 14-20 0-20-13 0-13 20 0 20z">
          <text:p/>
        </draw:path>
        <draw:path draw:style-name="gr1" draw:text-style-name="P1" draw:layer="layout" svg:width="0.019cm" svg:height="0.019cm" svg:x="18.704cm" svg:y="14.3cm" svg:viewBox="0 0 20 20" svg:d="M10 20c14 0 14-20 0-20-13 0-13 20 0 20z">
          <text:p/>
        </draw:path>
        <draw:path draw:style-name="gr1" draw:text-style-name="P1" draw:layer="layout" svg:width="0.019cm" svg:height="0.019cm" svg:x="19.204cm" svg:y="14.3cm" svg:viewBox="0 0 20 20" svg:d="M10 20c14 0 14-20 0-20-13 0-13 20 0 20z">
          <text:p/>
        </draw:path>
        <draw:path draw:style-name="gr1" draw:text-style-name="P1" draw:layer="layout" svg:width="0.019cm" svg:height="0.019cm" svg:x="19.704cm" svg:y="14.3cm" svg:viewBox="0 0 20 20" svg:d="M10 20c14 0 14-20 0-20-13 0-13 20 0 20z">
          <text:p/>
        </draw:path>
        <draw:path draw:style-name="gr1" draw:text-style-name="P1" draw:layer="layout" svg:width="0.019cm" svg:height="0.019cm" svg:x="20.204cm" svg:y="14.3cm" svg:viewBox="0 0 20 20" svg:d="M10 20c14 0 14-20 0-20-13 0-13 20 0 20z">
          <text:p/>
        </draw:path>
        <draw:path draw:style-name="gr1" draw:text-style-name="P1" draw:layer="layout" svg:width="0.019cm" svg:height="0.019cm" svg:x="20.704cm" svg:y="14.3cm" svg:viewBox="0 0 20 20" svg:d="M10 20c14 0 14-20 0-20-13 0-13 20 0 20z">
          <text:p/>
        </draw:path>
        <draw:path draw:style-name="gr1" draw:text-style-name="P1" draw:layer="layout" svg:width="0.019cm" svg:height="0.019cm" svg:x="21.204cm" svg:y="14.3cm" svg:viewBox="0 0 20 20" svg:d="M10 20c14 0 14-20 0-20-13 0-13 20 0 20z">
          <text:p/>
        </draw:path>
        <draw:path draw:style-name="gr1" draw:text-style-name="P1" draw:layer="layout" svg:width="0.019cm" svg:height="0.019cm" svg:x="21.704cm" svg:y="14.3cm" svg:viewBox="0 0 20 20" svg:d="M10 20c14 0 14-20 0-20-13 0-13 20 0 20z">
          <text:p/>
        </draw:path>
        <draw:path draw:style-name="gr1" draw:text-style-name="P1" draw:layer="layout" svg:width="0.019cm" svg:height="0.019cm" svg:x="22.204cm" svg:y="14.3cm" svg:viewBox="0 0 20 20" svg:d="M10 20c14 0 14-20 0-20-13 0-13 20 0 20z">
          <text:p/>
        </draw:path>
        <draw:path draw:style-name="gr1" draw:text-style-name="P1" draw:layer="layout" svg:width="0.019cm" svg:height="0.019cm" svg:x="22.704cm" svg:y="14.3cm" svg:viewBox="0 0 20 20" svg:d="M10 20c14 0 14-20 0-20-13 0-13 20 0 20z">
          <text:p/>
        </draw:path>
        <draw:path draw:style-name="gr1" draw:text-style-name="P1" draw:layer="layout" svg:width="0.019cm" svg:height="0.019cm" svg:x="23.204cm" svg:y="14.3cm" svg:viewBox="0 0 20 20" svg:d="M10 20c14 0 14-20 0-20-13 0-13 20 0 20z">
          <text:p/>
        </draw:path>
        <draw:path draw:style-name="gr1" draw:text-style-name="P1" draw:layer="layout" svg:width="0.019cm" svg:height="0.019cm" svg:x="23.704cm" svg:y="14.3cm" svg:viewBox="0 0 20 20" svg:d="M10 20c14 0 14-20 0-20-13 0-13 20 0 20z">
          <text:p/>
        </draw:path>
        <draw:path draw:style-name="gr1" draw:text-style-name="P1" draw:layer="layout" svg:width="0.019cm" svg:height="0.019cm" svg:x="24.204cm" svg:y="14.3cm" svg:viewBox="0 0 20 20" svg:d="M10 20c14 0 14-20 0-20-13 0-13 20 0 20z">
          <text:p/>
        </draw:path>
        <draw:path draw:style-name="gr1" draw:text-style-name="P1" draw:layer="layout" svg:width="0.019cm" svg:height="0.019cm" svg:x="24.705cm" svg:y="14.3cm" svg:viewBox="0 0 20 20" svg:d="M10 20c14 0 14-20 0-20-13 0-13 20 0 20z">
          <text:p/>
        </draw:path>
        <draw:path draw:style-name="gr1" draw:text-style-name="P1" draw:layer="layout" svg:width="0.019cm" svg:height="0.019cm" svg:x="25.205cm" svg:y="14.3cm" svg:viewBox="0 0 20 20" svg:d="M10 20c14 0 14-20 0-20-13 0-13 20 0 20z">
          <text:p/>
        </draw:path>
        <draw:path draw:style-name="gr1" draw:text-style-name="P1" draw:layer="layout" svg:width="0.019cm" svg:height="0.019cm" svg:x="25.705cm" svg:y="14.3cm" svg:viewBox="0 0 20 20" svg:d="M10 20c14 0 14-20 0-20-13 0-13 20 0 20z">
          <text:p/>
        </draw:path>
        <draw:path draw:style-name="gr1" draw:text-style-name="P1" draw:layer="layout" svg:width="0.019cm" svg:height="0.019cm" svg:x="26.205cm" svg:y="14.3cm" svg:viewBox="0 0 20 20" svg:d="M10 20c14 0 14-20 0-20-13 0-13 20 0 20z">
          <text:p/>
        </draw:path>
        <draw:path draw:style-name="gr1" draw:text-style-name="P1" draw:layer="layout" svg:width="0.019cm" svg:height="0.019cm" svg:x="26.705cm" svg:y="14.3cm" svg:viewBox="0 0 20 20" svg:d="M10 20c14 0 14-20 0-20-13 0-13 20 0 20z">
          <text:p/>
        </draw:path>
        <draw:path draw:style-name="gr1" draw:text-style-name="P1" draw:layer="layout" svg:width="0.019cm" svg:height="0.019cm" svg:x="27.205cm" svg:y="14.3cm" svg:viewBox="0 0 20 20" svg:d="M10 20c14 0 14-20 0-20-13 0-13 20 0 20z">
          <text:p/>
        </draw:path>
        <draw:path draw:style-name="gr1" draw:text-style-name="P1" draw:layer="layout" svg:width="0.019cm" svg:height="0.019cm" svg:x="0.704cm" svg:y="14.3cm" svg:viewBox="0 0 20 20" svg:d="M10 20c14 0 14-20 0-20-13 0-13 20 0 20z">
          <text:p/>
        </draw:path>
        <draw:path draw:style-name="gr1" draw:text-style-name="P1" draw:layer="layout" svg:width="0.019cm" svg:height="0.019cm" svg:x="1.204cm" svg:y="14.3cm" svg:viewBox="0 0 20 20" svg:d="M10 20c14 0 14-20 0-20-13 0-13 20 0 20z">
          <text:p/>
        </draw:path>
        <draw:path draw:style-name="gr1" draw:text-style-name="P1" draw:layer="layout" svg:width="0.019cm" svg:height="0.019cm" svg:x="1.704cm" svg:y="14.3cm" svg:viewBox="0 0 20 20" svg:d="M10 20c14 0 14-20 0-20-13 0-13 20 0 20z">
          <text:p/>
        </draw:path>
        <draw:path draw:style-name="gr1" draw:text-style-name="P1" draw:layer="layout" svg:width="0.019cm" svg:height="0.019cm" svg:x="2.204cm" svg:y="14.3cm" svg:viewBox="0 0 20 20" svg:d="M10 20c14 0 14-20 0-20-13 0-13 20 0 20z">
          <text:p/>
        </draw:path>
        <draw:path draw:style-name="gr1" draw:text-style-name="P1" draw:layer="layout" svg:width="0.019cm" svg:height="0.019cm" svg:x="2.704cm" svg:y="14.3cm" svg:viewBox="0 0 20 20" svg:d="M10 20c14 0 14-20 0-20-13 0-13 20 0 20z">
          <text:p/>
        </draw:path>
        <draw:path draw:style-name="gr1" draw:text-style-name="P1" draw:layer="layout" svg:width="0.019cm" svg:height="0.019cm" svg:x="3.204cm" svg:y="14.3cm" svg:viewBox="0 0 20 20" svg:d="M10 20c14 0 14-20 0-20-13 0-13 20 0 20z">
          <text:p/>
        </draw:path>
        <draw:path draw:style-name="gr1" draw:text-style-name="P1" draw:layer="layout" svg:width="0.019cm" svg:height="0.019cm" svg:x="3.704cm" svg:y="14.3cm" svg:viewBox="0 0 20 20" svg:d="M10 20c14 0 14-20 0-20-13 0-13 20 0 20z">
          <text:p/>
        </draw:path>
        <draw:path draw:style-name="gr1" draw:text-style-name="P1" draw:layer="layout" svg:width="0.019cm" svg:height="0.019cm" svg:x="4.204cm" svg:y="14.3cm" svg:viewBox="0 0 20 20" svg:d="M10 20c14 0 14-20 0-20-13 0-13 20 0 20z">
          <text:p/>
        </draw:path>
        <draw:path draw:style-name="gr1" draw:text-style-name="P1" draw:layer="layout" svg:width="0.019cm" svg:height="0.019cm" svg:x="4.704cm" svg:y="14.3cm" svg:viewBox="0 0 20 20" svg:d="M10 20c14 0 14-20 0-20-13 0-13 20 0 20z">
          <text:p/>
        </draw:path>
        <draw:path draw:style-name="gr1" draw:text-style-name="P1" draw:layer="layout" svg:width="0.019cm" svg:height="0.019cm" svg:x="5.204cm" svg:y="14.3cm" svg:viewBox="0 0 20 20" svg:d="M10 20c14 0 14-20 0-20-13 0-13 20 0 20z">
          <text:p/>
        </draw:path>
        <draw:path draw:style-name="gr1" draw:text-style-name="P1" draw:layer="layout" svg:width="0.019cm" svg:height="0.019cm" svg:x="5.704cm" svg:y="14.3cm" svg:viewBox="0 0 20 20" svg:d="M10 20c14 0 14-20 0-20-13 0-13 20 0 20z">
          <text:p/>
        </draw:path>
        <draw:path draw:style-name="gr1" draw:text-style-name="P1" draw:layer="layout" svg:width="0.019cm" svg:height="0.019cm" svg:x="6.204cm" svg:y="14.3cm" svg:viewBox="0 0 20 20" svg:d="M10 20c14 0 14-20 0-20-13 0-13 20 0 20z">
          <text:p/>
        </draw:path>
        <draw:path draw:style-name="gr1" draw:text-style-name="P1" draw:layer="layout" svg:width="0.019cm" svg:height="0.019cm" svg:x="6.704cm" svg:y="14.3cm" svg:viewBox="0 0 20 20" svg:d="M10 20c14 0 14-20 0-20-13 0-13 20 0 20z">
          <text:p/>
        </draw:path>
        <draw:path draw:style-name="gr1" draw:text-style-name="P1" draw:layer="layout" svg:width="0.019cm" svg:height="0.019cm" svg:x="7.204cm" svg:y="14.3cm" svg:viewBox="0 0 20 20" svg:d="M10 20c14 0 14-20 0-20-13 0-13 20 0 20z">
          <text:p/>
        </draw:path>
        <draw:path draw:style-name="gr1" draw:text-style-name="P1" draw:layer="layout" svg:width="0.019cm" svg:height="0.019cm" svg:x="7.704cm" svg:y="14.3cm" svg:viewBox="0 0 20 20" svg:d="M10 20c14 0 14-20 0-20-13 0-13 20 0 20z">
          <text:p/>
        </draw:path>
        <draw:path draw:style-name="gr1" draw:text-style-name="P1" draw:layer="layout" svg:width="0.019cm" svg:height="0.019cm" svg:x="8.204cm" svg:y="14.3cm" svg:viewBox="0 0 20 20" svg:d="M10 20c14 0 14-20 0-20-13 0-13 20 0 20z">
          <text:p/>
        </draw:path>
        <draw:path draw:style-name="gr1" draw:text-style-name="P1" draw:layer="layout" svg:width="0.019cm" svg:height="0.019cm" svg:x="8.705cm" svg:y="14.3cm" svg:viewBox="0 0 20 20" svg:d="M10 20c14 0 14-20 0-20-13 0-13 20 0 20z">
          <text:p/>
        </draw:path>
        <draw:path draw:style-name="gr1" draw:text-style-name="P1" draw:layer="layout" svg:width="0.019cm" svg:height="0.019cm" svg:x="9.205cm" svg:y="14.3cm" svg:viewBox="0 0 20 20" svg:d="M10 20c14 0 14-20 0-20-13 0-13 20 0 20z">
          <text:p/>
        </draw:path>
        <draw:path draw:style-name="gr1" draw:text-style-name="P1" draw:layer="layout" svg:width="0.019cm" svg:height="0.019cm" svg:x="9.705cm" svg:y="14.3cm" svg:viewBox="0 0 20 20" svg:d="M10 20c14 0 14-20 0-20-13 0-13 20 0 20z">
          <text:p/>
        </draw:path>
        <draw:path draw:style-name="gr1" draw:text-style-name="P1" draw:layer="layout" svg:width="0.019cm" svg:height="0.019cm" svg:x="10.205cm" svg:y="14.3cm" svg:viewBox="0 0 20 20" svg:d="M10 20c14 0 14-20 0-20-13 0-13 20 0 20z">
          <text:p/>
        </draw:path>
        <draw:path draw:style-name="gr1" draw:text-style-name="P1" draw:layer="layout" svg:width="0.019cm" svg:height="0.019cm" svg:x="10.705cm" svg:y="14.3cm" svg:viewBox="0 0 20 20" svg:d="M10 20c14 0 14-20 0-20-13 0-13 20 0 20z">
          <text:p/>
        </draw:path>
        <draw:path draw:style-name="gr1" draw:text-style-name="P1" draw:layer="layout" svg:width="0.019cm" svg:height="0.019cm" svg:x="11.205cm" svg:y="14.3cm" svg:viewBox="0 0 20 20" svg:d="M10 20c14 0 14-20 0-20-13 0-13 20 0 20z">
          <text:p/>
        </draw:path>
        <draw:path draw:style-name="gr1" draw:text-style-name="P1" draw:layer="layout" svg:width="0.019cm" svg:height="0.019cm" svg:x="11.705cm" svg:y="14.3cm" svg:viewBox="0 0 20 20" svg:d="M10 20c14 0 14-20 0-20-13 0-13 20 0 20z">
          <text:p/>
        </draw:path>
        <draw:path draw:style-name="gr1" draw:text-style-name="P1" draw:layer="layout" svg:width="0.019cm" svg:height="0.019cm" svg:x="12.205cm" svg:y="14.3cm" svg:viewBox="0 0 20 20" svg:d="M10 20c14 0 14-20 0-20-13 0-13 20 0 20z">
          <text:p/>
        </draw:path>
        <draw:path draw:style-name="gr1" draw:text-style-name="P1" draw:layer="layout" svg:width="0.019cm" svg:height="0.019cm" svg:x="12.705cm" svg:y="14.3cm" svg:viewBox="0 0 20 20" svg:d="M10 20c14 0 14-20 0-20-13 0-13 20 0 20z">
          <text:p/>
        </draw:path>
        <draw:path draw:style-name="gr1" draw:text-style-name="P1" draw:layer="layout" svg:width="0.019cm" svg:height="0.019cm" svg:x="13.205cm" svg:y="14.3cm" svg:viewBox="0 0 20 20" svg:d="M10 20c14 0 14-20 0-20-13 0-13 20 0 20z">
          <text:p/>
        </draw:path>
        <draw:path draw:style-name="gr1" draw:text-style-name="P1" draw:layer="layout" svg:width="0.019cm" svg:height="0.019cm" svg:x="13.705cm" svg:y="14.3cm" svg:viewBox="0 0 20 20" svg:d="M10 20c14 0 14-20 0-20-13 0-13 20 0 20z">
          <text:p/>
        </draw:path>
        <draw:path draw:style-name="gr1" draw:text-style-name="P1" draw:layer="layout" svg:width="0.019cm" svg:height="0.019cm" svg:x="14.205cm" svg:y="14.3cm" svg:viewBox="0 0 20 20" svg:d="M10 20c14 0 14-20 0-20-13 0-13 20 0 20z">
          <text:p/>
        </draw:path>
        <draw:path draw:style-name="gr1" draw:text-style-name="P1" draw:layer="layout" svg:width="0.019cm" svg:height="0.019cm" svg:x="14.705cm" svg:y="14.3cm" svg:viewBox="0 0 20 20" svg:d="M10 20c14 0 14-20 0-20-13 0-13 20 0 20z">
          <text:p/>
        </draw:path>
        <draw:path draw:style-name="gr1" draw:text-style-name="P1" draw:layer="layout" svg:width="0.019cm" svg:height="0.019cm" svg:x="15.205cm" svg:y="14.3cm" svg:viewBox="0 0 20 20" svg:d="M10 20c14 0 14-20 0-20-13 0-13 20 0 20z">
          <text:p/>
        </draw:path>
        <draw:path draw:style-name="gr1" draw:text-style-name="P1" draw:layer="layout" svg:width="0.019cm" svg:height="0.019cm" svg:x="15.705cm" svg:y="14.3cm" svg:viewBox="0 0 20 20" svg:d="M10 20c14 0 14-20 0-20-13 0-13 20 0 20z">
          <text:p/>
        </draw:path>
        <draw:path draw:style-name="gr1" draw:text-style-name="P1" draw:layer="layout" svg:width="0.019cm" svg:height="0.019cm" svg:x="16.205cm" svg:y="14.3cm" svg:viewBox="0 0 20 20" svg:d="M10 20c14 0 14-20 0-20-13 0-13 20 0 20z">
          <text:p/>
        </draw:path>
        <draw:path draw:style-name="gr1" draw:text-style-name="P1" draw:layer="layout" svg:width="0.019cm" svg:height="0.019cm" svg:x="0.704cm" svg:y="14.8cm" svg:viewBox="0 0 20 20" svg:d="M10 20c14 0 14-20 0-20-13 0-13 20 0 20z">
          <text:p/>
        </draw:path>
        <draw:path draw:style-name="gr1" draw:text-style-name="P1" draw:layer="layout" svg:width="0.019cm" svg:height="0.019cm" svg:x="1.204cm" svg:y="14.8cm" svg:viewBox="0 0 20 20" svg:d="M10 20c14 0 14-20 0-20-13 0-13 20 0 20z">
          <text:p/>
        </draw:path>
        <draw:path draw:style-name="gr1" draw:text-style-name="P1" draw:layer="layout" svg:width="0.019cm" svg:height="0.019cm" svg:x="1.704cm" svg:y="14.8cm" svg:viewBox="0 0 20 20" svg:d="M10 20c14 0 14-20 0-20-13 0-13 20 0 20z">
          <text:p/>
        </draw:path>
        <draw:path draw:style-name="gr1" draw:text-style-name="P1" draw:layer="layout" svg:width="0.019cm" svg:height="0.019cm" svg:x="2.204cm" svg:y="14.8cm" svg:viewBox="0 0 20 20" svg:d="M10 20c14 0 14-20 0-20-13 0-13 20 0 20z">
          <text:p/>
        </draw:path>
        <draw:path draw:style-name="gr1" draw:text-style-name="P1" draw:layer="layout" svg:width="0.019cm" svg:height="0.019cm" svg:x="2.704cm" svg:y="14.8cm" svg:viewBox="0 0 20 20" svg:d="M10 20c14 0 14-20 0-20-13 0-13 20 0 20z">
          <text:p/>
        </draw:path>
        <draw:path draw:style-name="gr1" draw:text-style-name="P1" draw:layer="layout" svg:width="0.019cm" svg:height="0.019cm" svg:x="3.204cm" svg:y="14.8cm" svg:viewBox="0 0 20 20" svg:d="M10 20c14 0 14-20 0-20-13 0-13 20 0 20z">
          <text:p/>
        </draw:path>
        <draw:path draw:style-name="gr1" draw:text-style-name="P1" draw:layer="layout" svg:width="0.019cm" svg:height="0.019cm" svg:x="3.704cm" svg:y="14.8cm" svg:viewBox="0 0 20 20" svg:d="M10 20c14 0 14-20 0-20-13 0-13 20 0 20z">
          <text:p/>
        </draw:path>
        <draw:path draw:style-name="gr1" draw:text-style-name="P1" draw:layer="layout" svg:width="0.019cm" svg:height="0.019cm" svg:x="4.204cm" svg:y="14.8cm" svg:viewBox="0 0 20 20" svg:d="M10 20c14 0 14-20 0-20-13 0-13 20 0 20z">
          <text:p/>
        </draw:path>
        <draw:path draw:style-name="gr1" draw:text-style-name="P1" draw:layer="layout" svg:width="0.019cm" svg:height="0.019cm" svg:x="4.704cm" svg:y="14.8cm" svg:viewBox="0 0 20 20" svg:d="M10 20c14 0 14-20 0-20-13 0-13 20 0 20z">
          <text:p/>
        </draw:path>
        <draw:path draw:style-name="gr1" draw:text-style-name="P1" draw:layer="layout" svg:width="0.019cm" svg:height="0.019cm" svg:x="5.204cm" svg:y="14.8cm" svg:viewBox="0 0 20 20" svg:d="M10 20c14 0 14-20 0-20-13 0-13 20 0 20z">
          <text:p/>
        </draw:path>
        <draw:path draw:style-name="gr1" draw:text-style-name="P1" draw:layer="layout" svg:width="0.019cm" svg:height="0.019cm" svg:x="5.704cm" svg:y="14.8cm" svg:viewBox="0 0 20 20" svg:d="M10 20c14 0 14-20 0-20-13 0-13 20 0 20z">
          <text:p/>
        </draw:path>
        <draw:path draw:style-name="gr1" draw:text-style-name="P1" draw:layer="layout" svg:width="0.019cm" svg:height="0.019cm" svg:x="6.204cm" svg:y="14.8cm" svg:viewBox="0 0 20 20" svg:d="M10 20c14 0 14-20 0-20-13 0-13 20 0 20z">
          <text:p/>
        </draw:path>
        <draw:path draw:style-name="gr1" draw:text-style-name="P1" draw:layer="layout" svg:width="0.019cm" svg:height="0.019cm" svg:x="6.704cm" svg:y="14.8cm" svg:viewBox="0 0 20 20" svg:d="M10 20c14 0 14-20 0-20-13 0-13 20 0 20z">
          <text:p/>
        </draw:path>
        <draw:path draw:style-name="gr1" draw:text-style-name="P1" draw:layer="layout" svg:width="0.019cm" svg:height="0.019cm" svg:x="7.204cm" svg:y="14.8cm" svg:viewBox="0 0 20 20" svg:d="M10 20c14 0 14-20 0-20-13 0-13 20 0 20z">
          <text:p/>
        </draw:path>
        <draw:path draw:style-name="gr1" draw:text-style-name="P1" draw:layer="layout" svg:width="0.019cm" svg:height="0.019cm" svg:x="7.704cm" svg:y="14.8cm" svg:viewBox="0 0 20 20" svg:d="M10 20c14 0 14-20 0-20-13 0-13 20 0 20z">
          <text:p/>
        </draw:path>
        <draw:path draw:style-name="gr1" draw:text-style-name="P1" draw:layer="layout" svg:width="0.019cm" svg:height="0.019cm" svg:x="8.204cm" svg:y="14.8cm" svg:viewBox="0 0 20 20" svg:d="M10 20c14 0 14-20 0-20-13 0-13 20 0 20z">
          <text:p/>
        </draw:path>
        <draw:path draw:style-name="gr1" draw:text-style-name="P1" draw:layer="layout" svg:width="0.019cm" svg:height="0.019cm" svg:x="8.705cm" svg:y="14.8cm" svg:viewBox="0 0 20 20" svg:d="M10 20c14 0 14-20 0-20-13 0-13 20 0 20z">
          <text:p/>
        </draw:path>
        <draw:path draw:style-name="gr1" draw:text-style-name="P1" draw:layer="layout" svg:width="0.019cm" svg:height="0.019cm" svg:x="9.205cm" svg:y="14.8cm" svg:viewBox="0 0 20 20" svg:d="M10 20c14 0 14-20 0-20-13 0-13 20 0 20z">
          <text:p/>
        </draw:path>
        <draw:path draw:style-name="gr1" draw:text-style-name="P1" draw:layer="layout" svg:width="0.019cm" svg:height="0.019cm" svg:x="9.705cm" svg:y="14.8cm" svg:viewBox="0 0 20 20" svg:d="M10 20c14 0 14-20 0-20-13 0-13 20 0 20z">
          <text:p/>
        </draw:path>
        <draw:path draw:style-name="gr1" draw:text-style-name="P1" draw:layer="layout" svg:width="0.019cm" svg:height="0.019cm" svg:x="10.205cm" svg:y="14.8cm" svg:viewBox="0 0 20 20" svg:d="M10 20c14 0 14-20 0-20-13 0-13 20 0 20z">
          <text:p/>
        </draw:path>
        <draw:path draw:style-name="gr1" draw:text-style-name="P1" draw:layer="layout" svg:width="0.019cm" svg:height="0.019cm" svg:x="10.705cm" svg:y="14.8cm" svg:viewBox="0 0 20 20" svg:d="M10 20c14 0 14-20 0-20-13 0-13 20 0 20z">
          <text:p/>
        </draw:path>
        <draw:path draw:style-name="gr1" draw:text-style-name="P1" draw:layer="layout" svg:width="0.019cm" svg:height="0.019cm" svg:x="11.205cm" svg:y="14.8cm" svg:viewBox="0 0 20 20" svg:d="M10 20c14 0 14-20 0-20-13 0-13 20 0 20z">
          <text:p/>
        </draw:path>
        <draw:path draw:style-name="gr1" draw:text-style-name="P1" draw:layer="layout" svg:width="0.019cm" svg:height="0.019cm" svg:x="11.705cm" svg:y="14.8cm" svg:viewBox="0 0 20 20" svg:d="M10 20c14 0 14-20 0-20-13 0-13 20 0 20z">
          <text:p/>
        </draw:path>
        <draw:path draw:style-name="gr1" draw:text-style-name="P1" draw:layer="layout" svg:width="0.019cm" svg:height="0.019cm" svg:x="12.205cm" svg:y="14.8cm" svg:viewBox="0 0 20 20" svg:d="M10 20c14 0 14-20 0-20-13 0-13 20 0 20z">
          <text:p/>
        </draw:path>
        <draw:path draw:style-name="gr1" draw:text-style-name="P1" draw:layer="layout" svg:width="0.019cm" svg:height="0.019cm" svg:x="12.705cm" svg:y="14.8cm" svg:viewBox="0 0 20 20" svg:d="M10 20c14 0 14-20 0-20-13 0-13 20 0 20z">
          <text:p/>
        </draw:path>
        <draw:path draw:style-name="gr1" draw:text-style-name="P1" draw:layer="layout" svg:width="0.019cm" svg:height="0.019cm" svg:x="13.205cm" svg:y="14.8cm" svg:viewBox="0 0 20 20" svg:d="M10 20c14 0 14-20 0-20-13 0-13 20 0 20z">
          <text:p/>
        </draw:path>
        <draw:path draw:style-name="gr1" draw:text-style-name="P1" draw:layer="layout" svg:width="0.019cm" svg:height="0.019cm" svg:x="13.705cm" svg:y="14.8cm" svg:viewBox="0 0 20 20" svg:d="M10 20c14 0 14-20 0-20-13 0-13 20 0 20z">
          <text:p/>
        </draw:path>
        <draw:path draw:style-name="gr1" draw:text-style-name="P1" draw:layer="layout" svg:width="0.019cm" svg:height="0.019cm" svg:x="14.205cm" svg:y="14.8cm" svg:viewBox="0 0 20 20" svg:d="M10 20c14 0 14-20 0-20-13 0-13 20 0 20z">
          <text:p/>
        </draw:path>
        <draw:path draw:style-name="gr1" draw:text-style-name="P1" draw:layer="layout" svg:width="0.019cm" svg:height="0.019cm" svg:x="14.705cm" svg:y="14.8cm" svg:viewBox="0 0 20 20" svg:d="M10 20c14 0 14-20 0-20-13 0-13 20 0 20z">
          <text:p/>
        </draw:path>
        <draw:path draw:style-name="gr1" draw:text-style-name="P1" draw:layer="layout" svg:width="0.019cm" svg:height="0.019cm" svg:x="15.205cm" svg:y="14.8cm" svg:viewBox="0 0 20 20" svg:d="M10 20c14 0 14-20 0-20-13 0-13 20 0 20z">
          <text:p/>
        </draw:path>
        <draw:path draw:style-name="gr1" draw:text-style-name="P1" draw:layer="layout" svg:width="0.019cm" svg:height="0.019cm" svg:x="15.705cm" svg:y="14.8cm" svg:viewBox="0 0 20 20" svg:d="M10 20c14 0 14-20 0-20-13 0-13 20 0 20z">
          <text:p/>
        </draw:path>
        <draw:path draw:style-name="gr1" draw:text-style-name="P1" draw:layer="layout" svg:width="0.019cm" svg:height="0.019cm" svg:x="16.205cm" svg:y="14.8cm" svg:viewBox="0 0 20 20" svg:d="M10 20c14 0 14-20 0-20-13 0-13 20 0 20z">
          <text:p/>
        </draw:path>
        <draw:path draw:style-name="gr1" draw:text-style-name="P1" draw:layer="layout" svg:width="0.019cm" svg:height="0.019cm" svg:x="16.704cm" svg:y="14.8cm" svg:viewBox="0 0 20 20" svg:d="M10 20c14 0 14-20 0-20-13 0-13 20 0 20z">
          <text:p/>
        </draw:path>
        <draw:path draw:style-name="gr1" draw:text-style-name="P1" draw:layer="layout" svg:width="0.019cm" svg:height="0.019cm" svg:x="17.204cm" svg:y="14.8cm" svg:viewBox="0 0 20 20" svg:d="M10 20c14 0 14-20 0-20-13 0-13 20 0 20z">
          <text:p/>
        </draw:path>
        <draw:path draw:style-name="gr1" draw:text-style-name="P1" draw:layer="layout" svg:width="0.019cm" svg:height="0.019cm" svg:x="17.704cm" svg:y="14.8cm" svg:viewBox="0 0 20 20" svg:d="M10 20c14 0 14-20 0-20-13 0-13 20 0 20z">
          <text:p/>
        </draw:path>
        <draw:path draw:style-name="gr1" draw:text-style-name="P1" draw:layer="layout" svg:width="0.019cm" svg:height="0.019cm" svg:x="18.204cm" svg:y="14.8cm" svg:viewBox="0 0 20 20" svg:d="M10 20c14 0 14-20 0-20-13 0-13 20 0 20z">
          <text:p/>
        </draw:path>
        <draw:path draw:style-name="gr1" draw:text-style-name="P1" draw:layer="layout" svg:width="0.019cm" svg:height="0.019cm" svg:x="18.704cm" svg:y="14.8cm" svg:viewBox="0 0 20 20" svg:d="M10 20c14 0 14-20 0-20-13 0-13 20 0 20z">
          <text:p/>
        </draw:path>
        <draw:path draw:style-name="gr1" draw:text-style-name="P1" draw:layer="layout" svg:width="0.019cm" svg:height="0.019cm" svg:x="19.204cm" svg:y="14.8cm" svg:viewBox="0 0 20 20" svg:d="M10 20c14 0 14-20 0-20-13 0-13 20 0 20z">
          <text:p/>
        </draw:path>
        <draw:path draw:style-name="gr1" draw:text-style-name="P1" draw:layer="layout" svg:width="0.019cm" svg:height="0.019cm" svg:x="19.704cm" svg:y="14.8cm" svg:viewBox="0 0 20 20" svg:d="M10 20c14 0 14-20 0-20-13 0-13 20 0 20z">
          <text:p/>
        </draw:path>
        <draw:path draw:style-name="gr1" draw:text-style-name="P1" draw:layer="layout" svg:width="0.019cm" svg:height="0.019cm" svg:x="20.204cm" svg:y="14.8cm" svg:viewBox="0 0 20 20" svg:d="M10 20c14 0 14-20 0-20-13 0-13 20 0 20z">
          <text:p/>
        </draw:path>
        <draw:path draw:style-name="gr1" draw:text-style-name="P1" draw:layer="layout" svg:width="0.019cm" svg:height="0.019cm" svg:x="20.704cm" svg:y="14.8cm" svg:viewBox="0 0 20 20" svg:d="M10 20c14 0 14-20 0-20-13 0-13 20 0 20z">
          <text:p/>
        </draw:path>
        <draw:path draw:style-name="gr1" draw:text-style-name="P1" draw:layer="layout" svg:width="0.019cm" svg:height="0.019cm" svg:x="21.204cm" svg:y="14.8cm" svg:viewBox="0 0 20 20" svg:d="M10 20c14 0 14-20 0-20-13 0-13 20 0 20z">
          <text:p/>
        </draw:path>
        <draw:path draw:style-name="gr1" draw:text-style-name="P1" draw:layer="layout" svg:width="0.019cm" svg:height="0.019cm" svg:x="21.704cm" svg:y="14.8cm" svg:viewBox="0 0 20 20" svg:d="M10 20c14 0 14-20 0-20-13 0-13 20 0 20z">
          <text:p/>
        </draw:path>
        <draw:path draw:style-name="gr1" draw:text-style-name="P1" draw:layer="layout" svg:width="0.019cm" svg:height="0.019cm" svg:x="22.204cm" svg:y="14.8cm" svg:viewBox="0 0 20 20" svg:d="M10 20c14 0 14-20 0-20-13 0-13 20 0 20z">
          <text:p/>
        </draw:path>
        <draw:path draw:style-name="gr1" draw:text-style-name="P1" draw:layer="layout" svg:width="0.019cm" svg:height="0.019cm" svg:x="22.704cm" svg:y="14.8cm" svg:viewBox="0 0 20 20" svg:d="M10 20c14 0 14-20 0-20-13 0-13 20 0 20z">
          <text:p/>
        </draw:path>
        <draw:path draw:style-name="gr1" draw:text-style-name="P1" draw:layer="layout" svg:width="0.019cm" svg:height="0.019cm" svg:x="23.204cm" svg:y="14.8cm" svg:viewBox="0 0 20 20" svg:d="M10 20c14 0 14-20 0-20-13 0-13 20 0 20z">
          <text:p/>
        </draw:path>
        <draw:path draw:style-name="gr1" draw:text-style-name="P1" draw:layer="layout" svg:width="0.019cm" svg:height="0.019cm" svg:x="23.704cm" svg:y="14.8cm" svg:viewBox="0 0 20 20" svg:d="M10 20c14 0 14-20 0-20-13 0-13 20 0 20z">
          <text:p/>
        </draw:path>
        <draw:path draw:style-name="gr1" draw:text-style-name="P1" draw:layer="layout" svg:width="0.019cm" svg:height="0.019cm" svg:x="24.204cm" svg:y="14.8cm" svg:viewBox="0 0 20 20" svg:d="M10 20c14 0 14-20 0-20-13 0-13 20 0 20z">
          <text:p/>
        </draw:path>
        <draw:path draw:style-name="gr1" draw:text-style-name="P1" draw:layer="layout" svg:width="0.019cm" svg:height="0.019cm" svg:x="24.705cm" svg:y="14.8cm" svg:viewBox="0 0 20 20" svg:d="M10 20c14 0 14-20 0-20-13 0-13 20 0 20z">
          <text:p/>
        </draw:path>
        <draw:path draw:style-name="gr1" draw:text-style-name="P1" draw:layer="layout" svg:width="0.019cm" svg:height="0.019cm" svg:x="25.205cm" svg:y="14.8cm" svg:viewBox="0 0 20 20" svg:d="M10 20c14 0 14-20 0-20-13 0-13 20 0 20z">
          <text:p/>
        </draw:path>
        <draw:path draw:style-name="gr1" draw:text-style-name="P1" draw:layer="layout" svg:width="0.019cm" svg:height="0.019cm" svg:x="25.705cm" svg:y="14.8cm" svg:viewBox="0 0 20 20" svg:d="M10 20c14 0 14-20 0-20-13 0-13 20 0 20z">
          <text:p/>
        </draw:path>
        <draw:path draw:style-name="gr1" draw:text-style-name="P1" draw:layer="layout" svg:width="0.019cm" svg:height="0.019cm" svg:x="26.205cm" svg:y="14.8cm" svg:viewBox="0 0 20 20" svg:d="M10 20c14 0 14-20 0-20-13 0-13 20 0 20z">
          <text:p/>
        </draw:path>
        <draw:path draw:style-name="gr1" draw:text-style-name="P1" draw:layer="layout" svg:width="0.019cm" svg:height="0.019cm" svg:x="26.705cm" svg:y="14.8cm" svg:viewBox="0 0 20 20" svg:d="M10 20c14 0 14-20 0-20-13 0-13 20 0 20z">
          <text:p/>
        </draw:path>
        <draw:path draw:style-name="gr1" draw:text-style-name="P1" draw:layer="layout" svg:width="0.019cm" svg:height="0.019cm" svg:x="27.205cm" svg:y="14.8cm" svg:viewBox="0 0 20 20" svg:d="M10 20c14 0 14-20 0-20-13 0-13 20 0 20z">
          <text:p/>
        </draw:path>
        <draw:path draw:style-name="gr1" draw:text-style-name="P1" draw:layer="layout" svg:width="0.019cm" svg:height="0.019cm" svg:x="0.704cm" svg:y="14.8cm" svg:viewBox="0 0 20 20" svg:d="M10 20c14 0 14-20 0-20-13 0-13 20 0 20z">
          <text:p/>
        </draw:path>
        <draw:path draw:style-name="gr1" draw:text-style-name="P1" draw:layer="layout" svg:width="0.019cm" svg:height="0.019cm" svg:x="1.204cm" svg:y="14.8cm" svg:viewBox="0 0 20 20" svg:d="M10 20c14 0 14-20 0-20-13 0-13 20 0 20z">
          <text:p/>
        </draw:path>
        <draw:path draw:style-name="gr1" draw:text-style-name="P1" draw:layer="layout" svg:width="0.019cm" svg:height="0.019cm" svg:x="1.704cm" svg:y="14.8cm" svg:viewBox="0 0 20 20" svg:d="M10 20c14 0 14-20 0-20-13 0-13 20 0 20z">
          <text:p/>
        </draw:path>
        <draw:path draw:style-name="gr1" draw:text-style-name="P1" draw:layer="layout" svg:width="0.019cm" svg:height="0.019cm" svg:x="2.204cm" svg:y="14.8cm" svg:viewBox="0 0 20 20" svg:d="M10 20c14 0 14-20 0-20-13 0-13 20 0 20z">
          <text:p/>
        </draw:path>
        <draw:path draw:style-name="gr1" draw:text-style-name="P1" draw:layer="layout" svg:width="0.019cm" svg:height="0.019cm" svg:x="2.704cm" svg:y="14.8cm" svg:viewBox="0 0 20 20" svg:d="M10 20c14 0 14-20 0-20-13 0-13 20 0 20z">
          <text:p/>
        </draw:path>
        <draw:path draw:style-name="gr1" draw:text-style-name="P1" draw:layer="layout" svg:width="0.019cm" svg:height="0.019cm" svg:x="3.204cm" svg:y="14.8cm" svg:viewBox="0 0 20 20" svg:d="M10 20c14 0 14-20 0-20-13 0-13 20 0 20z">
          <text:p/>
        </draw:path>
        <draw:path draw:style-name="gr1" draw:text-style-name="P1" draw:layer="layout" svg:width="0.019cm" svg:height="0.019cm" svg:x="3.704cm" svg:y="14.8cm" svg:viewBox="0 0 20 20" svg:d="M10 20c14 0 14-20 0-20-13 0-13 20 0 20z">
          <text:p/>
        </draw:path>
        <draw:path draw:style-name="gr1" draw:text-style-name="P1" draw:layer="layout" svg:width="0.019cm" svg:height="0.019cm" svg:x="4.204cm" svg:y="14.8cm" svg:viewBox="0 0 20 20" svg:d="M10 20c14 0 14-20 0-20-13 0-13 20 0 20z">
          <text:p/>
        </draw:path>
        <draw:path draw:style-name="gr1" draw:text-style-name="P1" draw:layer="layout" svg:width="0.019cm" svg:height="0.019cm" svg:x="4.704cm" svg:y="14.8cm" svg:viewBox="0 0 20 20" svg:d="M10 20c14 0 14-20 0-20-13 0-13 20 0 20z">
          <text:p/>
        </draw:path>
        <draw:path draw:style-name="gr1" draw:text-style-name="P1" draw:layer="layout" svg:width="0.019cm" svg:height="0.019cm" svg:x="5.204cm" svg:y="14.8cm" svg:viewBox="0 0 20 20" svg:d="M10 20c14 0 14-20 0-20-13 0-13 20 0 20z">
          <text:p/>
        </draw:path>
        <draw:path draw:style-name="gr1" draw:text-style-name="P1" draw:layer="layout" svg:width="0.019cm" svg:height="0.019cm" svg:x="5.704cm" svg:y="14.8cm" svg:viewBox="0 0 20 20" svg:d="M10 20c14 0 14-20 0-20-13 0-13 20 0 20z">
          <text:p/>
        </draw:path>
        <draw:path draw:style-name="gr1" draw:text-style-name="P1" draw:layer="layout" svg:width="0.019cm" svg:height="0.019cm" svg:x="6.204cm" svg:y="14.8cm" svg:viewBox="0 0 20 20" svg:d="M10 20c14 0 14-20 0-20-13 0-13 20 0 20z">
          <text:p/>
        </draw:path>
        <draw:path draw:style-name="gr1" draw:text-style-name="P1" draw:layer="layout" svg:width="0.019cm" svg:height="0.019cm" svg:x="6.704cm" svg:y="14.8cm" svg:viewBox="0 0 20 20" svg:d="M10 20c14 0 14-20 0-20-13 0-13 20 0 20z">
          <text:p/>
        </draw:path>
        <draw:path draw:style-name="gr1" draw:text-style-name="P1" draw:layer="layout" svg:width="0.019cm" svg:height="0.019cm" svg:x="7.204cm" svg:y="14.8cm" svg:viewBox="0 0 20 20" svg:d="M10 20c14 0 14-20 0-20-13 0-13 20 0 20z">
          <text:p/>
        </draw:path>
        <draw:path draw:style-name="gr1" draw:text-style-name="P1" draw:layer="layout" svg:width="0.019cm" svg:height="0.019cm" svg:x="7.704cm" svg:y="14.8cm" svg:viewBox="0 0 20 20" svg:d="M10 20c14 0 14-20 0-20-13 0-13 20 0 20z">
          <text:p/>
        </draw:path>
        <draw:path draw:style-name="gr1" draw:text-style-name="P1" draw:layer="layout" svg:width="0.019cm" svg:height="0.019cm" svg:x="8.204cm" svg:y="14.8cm" svg:viewBox="0 0 20 20" svg:d="M10 20c14 0 14-20 0-20-13 0-13 20 0 20z">
          <text:p/>
        </draw:path>
        <draw:path draw:style-name="gr1" draw:text-style-name="P1" draw:layer="layout" svg:width="0.019cm" svg:height="0.019cm" svg:x="8.705cm" svg:y="14.8cm" svg:viewBox="0 0 20 20" svg:d="M10 20c14 0 14-20 0-20-13 0-13 20 0 20z">
          <text:p/>
        </draw:path>
        <draw:path draw:style-name="gr1" draw:text-style-name="P1" draw:layer="layout" svg:width="0.019cm" svg:height="0.019cm" svg:x="9.205cm" svg:y="14.8cm" svg:viewBox="0 0 20 20" svg:d="M10 20c14 0 14-20 0-20-13 0-13 20 0 20z">
          <text:p/>
        </draw:path>
        <draw:path draw:style-name="gr1" draw:text-style-name="P1" draw:layer="layout" svg:width="0.019cm" svg:height="0.019cm" svg:x="9.705cm" svg:y="14.8cm" svg:viewBox="0 0 20 20" svg:d="M10 20c14 0 14-20 0-20-13 0-13 20 0 20z">
          <text:p/>
        </draw:path>
        <draw:path draw:style-name="gr1" draw:text-style-name="P1" draw:layer="layout" svg:width="0.019cm" svg:height="0.019cm" svg:x="10.205cm" svg:y="14.8cm" svg:viewBox="0 0 20 20" svg:d="M10 20c14 0 14-20 0-20-13 0-13 20 0 20z">
          <text:p/>
        </draw:path>
        <draw:path draw:style-name="gr1" draw:text-style-name="P1" draw:layer="layout" svg:width="0.019cm" svg:height="0.019cm" svg:x="10.705cm" svg:y="14.8cm" svg:viewBox="0 0 20 20" svg:d="M10 20c14 0 14-20 0-20-13 0-13 20 0 20z">
          <text:p/>
        </draw:path>
        <draw:path draw:style-name="gr1" draw:text-style-name="P1" draw:layer="layout" svg:width="0.019cm" svg:height="0.019cm" svg:x="11.205cm" svg:y="14.8cm" svg:viewBox="0 0 20 20" svg:d="M10 20c14 0 14-20 0-20-13 0-13 20 0 20z">
          <text:p/>
        </draw:path>
        <draw:path draw:style-name="gr1" draw:text-style-name="P1" draw:layer="layout" svg:width="0.019cm" svg:height="0.019cm" svg:x="11.705cm" svg:y="14.8cm" svg:viewBox="0 0 20 20" svg:d="M10 20c14 0 14-20 0-20-13 0-13 20 0 20z">
          <text:p/>
        </draw:path>
        <draw:path draw:style-name="gr1" draw:text-style-name="P1" draw:layer="layout" svg:width="0.019cm" svg:height="0.019cm" svg:x="12.205cm" svg:y="14.8cm" svg:viewBox="0 0 20 20" svg:d="M10 20c14 0 14-20 0-20-13 0-13 20 0 20z">
          <text:p/>
        </draw:path>
        <draw:path draw:style-name="gr1" draw:text-style-name="P1" draw:layer="layout" svg:width="0.019cm" svg:height="0.019cm" svg:x="12.705cm" svg:y="14.8cm" svg:viewBox="0 0 20 20" svg:d="M10 20c14 0 14-20 0-20-13 0-13 20 0 20z">
          <text:p/>
        </draw:path>
        <draw:path draw:style-name="gr1" draw:text-style-name="P1" draw:layer="layout" svg:width="0.019cm" svg:height="0.019cm" svg:x="13.205cm" svg:y="14.8cm" svg:viewBox="0 0 20 20" svg:d="M10 20c14 0 14-20 0-20-13 0-13 20 0 20z">
          <text:p/>
        </draw:path>
        <draw:path draw:style-name="gr1" draw:text-style-name="P1" draw:layer="layout" svg:width="0.019cm" svg:height="0.019cm" svg:x="13.705cm" svg:y="14.8cm" svg:viewBox="0 0 20 20" svg:d="M10 20c14 0 14-20 0-20-13 0-13 20 0 20z">
          <text:p/>
        </draw:path>
        <draw:path draw:style-name="gr1" draw:text-style-name="P1" draw:layer="layout" svg:width="0.019cm" svg:height="0.019cm" svg:x="14.205cm" svg:y="14.8cm" svg:viewBox="0 0 20 20" svg:d="M10 20c14 0 14-20 0-20-13 0-13 20 0 20z">
          <text:p/>
        </draw:path>
        <draw:path draw:style-name="gr1" draw:text-style-name="P1" draw:layer="layout" svg:width="0.019cm" svg:height="0.019cm" svg:x="14.705cm" svg:y="14.8cm" svg:viewBox="0 0 20 20" svg:d="M10 20c14 0 14-20 0-20-13 0-13 20 0 20z">
          <text:p/>
        </draw:path>
        <draw:path draw:style-name="gr1" draw:text-style-name="P1" draw:layer="layout" svg:width="0.019cm" svg:height="0.019cm" svg:x="15.205cm" svg:y="14.8cm" svg:viewBox="0 0 20 20" svg:d="M10 20c14 0 14-20 0-20-13 0-13 20 0 20z">
          <text:p/>
        </draw:path>
        <draw:path draw:style-name="gr1" draw:text-style-name="P1" draw:layer="layout" svg:width="0.019cm" svg:height="0.019cm" svg:x="15.705cm" svg:y="14.8cm" svg:viewBox="0 0 20 20" svg:d="M10 20c14 0 14-20 0-20-13 0-13 20 0 20z">
          <text:p/>
        </draw:path>
        <draw:path draw:style-name="gr1" draw:text-style-name="P1" draw:layer="layout" svg:width="0.019cm" svg:height="0.019cm" svg:x="16.205cm" svg:y="14.8cm" svg:viewBox="0 0 20 20" svg:d="M10 20c14 0 14-20 0-20-13 0-13 20 0 20z">
          <text:p/>
        </draw:path>
        <draw:path draw:style-name="gr1" draw:text-style-name="P1" draw:layer="layout" svg:width="0.019cm" svg:height="0.019cm" svg:x="0.705cm" svg:y="15.3cm" svg:viewBox="0 0 20 20" svg:d="M10 20c14 0 14-20 0-20-13 0-13 20 0 20z">
          <text:p/>
        </draw:path>
        <draw:path draw:style-name="gr1" draw:text-style-name="P1" draw:layer="layout" svg:width="0.019cm" svg:height="0.019cm" svg:x="1.205cm" svg:y="15.3cm" svg:viewBox="0 0 20 20" svg:d="M10 20c14 0 14-20 0-20-13 0-13 20 0 20z">
          <text:p/>
        </draw:path>
        <draw:path draw:style-name="gr1" draw:text-style-name="P1" draw:layer="layout" svg:width="0.019cm" svg:height="0.019cm" svg:x="1.705cm" svg:y="15.3cm" svg:viewBox="0 0 20 20" svg:d="M10 20c14 0 14-20 0-20-13 0-13 20 0 20z">
          <text:p/>
        </draw:path>
        <draw:path draw:style-name="gr1" draw:text-style-name="P1" draw:layer="layout" svg:width="0.019cm" svg:height="0.019cm" svg:x="2.205cm" svg:y="15.3cm" svg:viewBox="0 0 20 20" svg:d="M10 20c14 0 14-20 0-20-13 0-13 20 0 20z">
          <text:p/>
        </draw:path>
        <draw:path draw:style-name="gr1" draw:text-style-name="P1" draw:layer="layout" svg:width="0.019cm" svg:height="0.019cm" svg:x="2.705cm" svg:y="15.3cm" svg:viewBox="0 0 20 20" svg:d="M10 20c14 0 14-20 0-20-13 0-13 20 0 20z">
          <text:p/>
        </draw:path>
        <draw:path draw:style-name="gr1" draw:text-style-name="P1" draw:layer="layout" svg:width="0.019cm" svg:height="0.019cm" svg:x="3.205cm" svg:y="15.3cm" svg:viewBox="0 0 20 20" svg:d="M10 20c14 0 14-20 0-20-13 0-13 20 0 20z">
          <text:p/>
        </draw:path>
        <draw:path draw:style-name="gr1" draw:text-style-name="P1" draw:layer="layout" svg:width="0.019cm" svg:height="0.019cm" svg:x="3.705cm" svg:y="15.3cm" svg:viewBox="0 0 20 20" svg:d="M10 20c14 0 14-20 0-20-13 0-13 20 0 20z">
          <text:p/>
        </draw:path>
        <draw:path draw:style-name="gr1" draw:text-style-name="P1" draw:layer="layout" svg:width="0.019cm" svg:height="0.019cm" svg:x="4.205cm" svg:y="15.3cm" svg:viewBox="0 0 20 20" svg:d="M10 20c14 0 14-20 0-20-13 0-13 20 0 20z">
          <text:p/>
        </draw:path>
        <draw:path draw:style-name="gr1" draw:text-style-name="P1" draw:layer="layout" svg:width="0.019cm" svg:height="0.019cm" svg:x="4.705cm" svg:y="15.3cm" svg:viewBox="0 0 20 20" svg:d="M10 20c14 0 14-20 0-20-13 0-13 20 0 20z">
          <text:p/>
        </draw:path>
        <draw:path draw:style-name="gr1" draw:text-style-name="P1" draw:layer="layout" svg:width="0.019cm" svg:height="0.019cm" svg:x="5.205cm" svg:y="15.3cm" svg:viewBox="0 0 20 20" svg:d="M10 20c14 0 14-20 0-20-13 0-13 20 0 20z">
          <text:p/>
        </draw:path>
        <draw:path draw:style-name="gr1" draw:text-style-name="P1" draw:layer="layout" svg:width="0.019cm" svg:height="0.019cm" svg:x="5.705cm" svg:y="15.3cm" svg:viewBox="0 0 20 20" svg:d="M10 20c14 0 14-20 0-20-13 0-13 20 0 20z">
          <text:p/>
        </draw:path>
        <draw:path draw:style-name="gr1" draw:text-style-name="P1" draw:layer="layout" svg:width="0.019cm" svg:height="0.019cm" svg:x="6.205cm" svg:y="15.3cm" svg:viewBox="0 0 20 20" svg:d="M10 20c14 0 14-20 0-20-13 0-13 20 0 20z">
          <text:p/>
        </draw:path>
        <draw:path draw:style-name="gr1" draw:text-style-name="P1" draw:layer="layout" svg:width="0.019cm" svg:height="0.019cm" svg:x="6.705cm" svg:y="15.3cm" svg:viewBox="0 0 20 20" svg:d="M10 20c14 0 14-20 0-20-13 0-13 20 0 20z">
          <text:p/>
        </draw:path>
        <draw:path draw:style-name="gr1" draw:text-style-name="P1" draw:layer="layout" svg:width="0.019cm" svg:height="0.019cm" svg:x="7.205cm" svg:y="15.3cm" svg:viewBox="0 0 20 20" svg:d="M10 20c14 0 14-20 0-20-13 0-13 20 0 20z">
          <text:p/>
        </draw:path>
        <draw:path draw:style-name="gr1" draw:text-style-name="P1" draw:layer="layout" svg:width="0.019cm" svg:height="0.019cm" svg:x="7.705cm" svg:y="15.3cm" svg:viewBox="0 0 20 20" svg:d="M10 20c14 0 14-20 0-20-13 0-13 20 0 20z">
          <text:p/>
        </draw:path>
        <draw:path draw:style-name="gr1" draw:text-style-name="P1" draw:layer="layout" svg:width="0.019cm" svg:height="0.019cm" svg:x="8.205cm" svg:y="15.3cm" svg:viewBox="0 0 20 20" svg:d="M10 20c14 0 14-20 0-20-13 0-13 20 0 20z">
          <text:p/>
        </draw:path>
        <draw:path draw:style-name="gr1" draw:text-style-name="P1" draw:layer="layout" svg:width="0.019cm" svg:height="0.019cm" svg:x="8.706cm" svg:y="15.3cm" svg:viewBox="0 0 20 20" svg:d="M10 20c14 0 14-20 0-20-13 0-13 20 0 20z">
          <text:p/>
        </draw:path>
        <draw:path draw:style-name="gr1" draw:text-style-name="P1" draw:layer="layout" svg:width="0.019cm" svg:height="0.019cm" svg:x="9.206cm" svg:y="15.3cm" svg:viewBox="0 0 20 20" svg:d="M10 20c14 0 14-20 0-20-13 0-13 20 0 20z">
          <text:p/>
        </draw:path>
        <draw:path draw:style-name="gr1" draw:text-style-name="P1" draw:layer="layout" svg:width="0.019cm" svg:height="0.019cm" svg:x="9.706cm" svg:y="15.3cm" svg:viewBox="0 0 20 20" svg:d="M10 20c14 0 14-20 0-20-13 0-13 20 0 20z">
          <text:p/>
        </draw:path>
        <draw:path draw:style-name="gr1" draw:text-style-name="P1" draw:layer="layout" svg:width="0.019cm" svg:height="0.019cm" svg:x="10.206cm" svg:y="15.3cm" svg:viewBox="0 0 20 20" svg:d="M10 20c14 0 14-20 0-20-13 0-13 20 0 20z">
          <text:p/>
        </draw:path>
        <draw:path draw:style-name="gr1" draw:text-style-name="P1" draw:layer="layout" svg:width="0.019cm" svg:height="0.019cm" svg:x="10.706cm" svg:y="15.3cm" svg:viewBox="0 0 20 20" svg:d="M10 20c14 0 14-20 0-20-13 0-13 20 0 20z">
          <text:p/>
        </draw:path>
        <draw:path draw:style-name="gr1" draw:text-style-name="P1" draw:layer="layout" svg:width="0.019cm" svg:height="0.019cm" svg:x="11.206cm" svg:y="15.3cm" svg:viewBox="0 0 20 20" svg:d="M10 20c14 0 14-20 0-20-13 0-13 20 0 20z">
          <text:p/>
        </draw:path>
        <draw:path draw:style-name="gr1" draw:text-style-name="P1" draw:layer="layout" svg:width="0.019cm" svg:height="0.019cm" svg:x="11.706cm" svg:y="15.3cm" svg:viewBox="0 0 20 20" svg:d="M10 20c14 0 14-20 0-20-13 0-13 20 0 20z">
          <text:p/>
        </draw:path>
        <draw:path draw:style-name="gr1" draw:text-style-name="P1" draw:layer="layout" svg:width="0.019cm" svg:height="0.019cm" svg:x="12.206cm" svg:y="15.3cm" svg:viewBox="0 0 20 20" svg:d="M10 20c14 0 14-20 0-20-13 0-13 20 0 20z">
          <text:p/>
        </draw:path>
        <draw:path draw:style-name="gr1" draw:text-style-name="P1" draw:layer="layout" svg:width="0.019cm" svg:height="0.019cm" svg:x="12.706cm" svg:y="15.3cm" svg:viewBox="0 0 20 20" svg:d="M10 20c14 0 14-20 0-20-13 0-13 20 0 20z">
          <text:p/>
        </draw:path>
        <draw:path draw:style-name="gr1" draw:text-style-name="P1" draw:layer="layout" svg:width="0.019cm" svg:height="0.019cm" svg:x="13.206cm" svg:y="15.3cm" svg:viewBox="0 0 20 20" svg:d="M10 20c14 0 14-20 0-20-13 0-13 20 0 20z">
          <text:p/>
        </draw:path>
        <draw:path draw:style-name="gr1" draw:text-style-name="P1" draw:layer="layout" svg:width="0.019cm" svg:height="0.019cm" svg:x="13.706cm" svg:y="15.3cm" svg:viewBox="0 0 20 20" svg:d="M10 20c14 0 14-20 0-20-13 0-13 20 0 20z">
          <text:p/>
        </draw:path>
        <draw:path draw:style-name="gr1" draw:text-style-name="P1" draw:layer="layout" svg:width="0.019cm" svg:height="0.019cm" svg:x="14.206cm" svg:y="15.3cm" svg:viewBox="0 0 20 20" svg:d="M10 20c14 0 14-20 0-20-13 0-13 20 0 20z">
          <text:p/>
        </draw:path>
        <draw:path draw:style-name="gr1" draw:text-style-name="P1" draw:layer="layout" svg:width="0.019cm" svg:height="0.019cm" svg:x="14.706cm" svg:y="15.3cm" svg:viewBox="0 0 20 20" svg:d="M10 20c14 0 14-20 0-20-13 0-13 20 0 20z">
          <text:p/>
        </draw:path>
        <draw:path draw:style-name="gr1" draw:text-style-name="P1" draw:layer="layout" svg:width="0.019cm" svg:height="0.019cm" svg:x="15.206cm" svg:y="15.3cm" svg:viewBox="0 0 20 20" svg:d="M10 20c14 0 14-20 0-20-13 0-13 20 0 20z">
          <text:p/>
        </draw:path>
        <draw:path draw:style-name="gr1" draw:text-style-name="P1" draw:layer="layout" svg:width="0.019cm" svg:height="0.019cm" svg:x="15.706cm" svg:y="15.3cm" svg:viewBox="0 0 20 20" svg:d="M10 20c14 0 14-20 0-20-13 0-13 20 0 20z">
          <text:p/>
        </draw:path>
        <draw:path draw:style-name="gr1" draw:text-style-name="P1" draw:layer="layout" svg:width="0.019cm" svg:height="0.019cm" svg:x="16.206cm" svg:y="15.3cm" svg:viewBox="0 0 20 20" svg:d="M10 20c14 0 14-20 0-20-13 0-13 20 0 20z">
          <text:p/>
        </draw:path>
        <draw:path draw:style-name="gr1" draw:text-style-name="P1" draw:layer="layout" svg:width="0.019cm" svg:height="0.019cm" svg:x="16.705cm" svg:y="15.3cm" svg:viewBox="0 0 20 20" svg:d="M10 20c14 0 14-20 0-20-13 0-13 20 0 20z">
          <text:p/>
        </draw:path>
        <draw:path draw:style-name="gr1" draw:text-style-name="P1" draw:layer="layout" svg:width="0.019cm" svg:height="0.019cm" svg:x="17.205cm" svg:y="15.3cm" svg:viewBox="0 0 20 20" svg:d="M10 20c14 0 14-20 0-20-13 0-13 20 0 20z">
          <text:p/>
        </draw:path>
        <draw:path draw:style-name="gr1" draw:text-style-name="P1" draw:layer="layout" svg:width="0.019cm" svg:height="0.019cm" svg:x="17.705cm" svg:y="15.3cm" svg:viewBox="0 0 20 20" svg:d="M10 20c14 0 14-20 0-20-13 0-13 20 0 20z">
          <text:p/>
        </draw:path>
        <draw:path draw:style-name="gr1" draw:text-style-name="P1" draw:layer="layout" svg:width="0.019cm" svg:height="0.019cm" svg:x="18.205cm" svg:y="15.3cm" svg:viewBox="0 0 20 20" svg:d="M10 20c14 0 14-20 0-20-13 0-13 20 0 20z">
          <text:p/>
        </draw:path>
        <draw:path draw:style-name="gr1" draw:text-style-name="P1" draw:layer="layout" svg:width="0.019cm" svg:height="0.019cm" svg:x="18.705cm" svg:y="15.3cm" svg:viewBox="0 0 20 20" svg:d="M10 20c14 0 14-20 0-20-13 0-13 20 0 20z">
          <text:p/>
        </draw:path>
        <draw:path draw:style-name="gr1" draw:text-style-name="P1" draw:layer="layout" svg:width="0.019cm" svg:height="0.019cm" svg:x="19.205cm" svg:y="15.3cm" svg:viewBox="0 0 20 20" svg:d="M10 20c14 0 14-20 0-20-13 0-13 20 0 20z">
          <text:p/>
        </draw:path>
        <draw:path draw:style-name="gr1" draw:text-style-name="P1" draw:layer="layout" svg:width="0.019cm" svg:height="0.019cm" svg:x="19.705cm" svg:y="15.3cm" svg:viewBox="0 0 20 20" svg:d="M10 20c14 0 14-20 0-20-13 0-13 20 0 20z">
          <text:p/>
        </draw:path>
        <draw:path draw:style-name="gr1" draw:text-style-name="P1" draw:layer="layout" svg:width="0.019cm" svg:height="0.019cm" svg:x="20.205cm" svg:y="15.3cm" svg:viewBox="0 0 20 20" svg:d="M10 20c14 0 14-20 0-20-13 0-13 20 0 20z">
          <text:p/>
        </draw:path>
        <draw:path draw:style-name="gr1" draw:text-style-name="P1" draw:layer="layout" svg:width="0.019cm" svg:height="0.019cm" svg:x="20.705cm" svg:y="15.3cm" svg:viewBox="0 0 20 20" svg:d="M10 20c14 0 14-20 0-20-13 0-13 20 0 20z">
          <text:p/>
        </draw:path>
        <draw:path draw:style-name="gr1" draw:text-style-name="P1" draw:layer="layout" svg:width="0.019cm" svg:height="0.019cm" svg:x="21.205cm" svg:y="15.3cm" svg:viewBox="0 0 20 20" svg:d="M10 20c14 0 14-20 0-20-13 0-13 20 0 20z">
          <text:p/>
        </draw:path>
        <draw:path draw:style-name="gr1" draw:text-style-name="P1" draw:layer="layout" svg:width="0.019cm" svg:height="0.019cm" svg:x="21.705cm" svg:y="15.3cm" svg:viewBox="0 0 20 20" svg:d="M10 20c14 0 14-20 0-20-13 0-13 20 0 20z">
          <text:p/>
        </draw:path>
        <draw:path draw:style-name="gr1" draw:text-style-name="P1" draw:layer="layout" svg:width="0.019cm" svg:height="0.019cm" svg:x="22.205cm" svg:y="15.3cm" svg:viewBox="0 0 20 20" svg:d="M10 20c14 0 14-20 0-20-13 0-13 20 0 20z">
          <text:p/>
        </draw:path>
        <draw:path draw:style-name="gr1" draw:text-style-name="P1" draw:layer="layout" svg:width="0.019cm" svg:height="0.019cm" svg:x="22.705cm" svg:y="15.3cm" svg:viewBox="0 0 20 20" svg:d="M10 20c14 0 14-20 0-20-13 0-13 20 0 20z">
          <text:p/>
        </draw:path>
        <draw:path draw:style-name="gr1" draw:text-style-name="P1" draw:layer="layout" svg:width="0.019cm" svg:height="0.019cm" svg:x="23.205cm" svg:y="15.3cm" svg:viewBox="0 0 20 20" svg:d="M10 20c14 0 14-20 0-20-13 0-13 20 0 20z">
          <text:p/>
        </draw:path>
        <draw:path draw:style-name="gr1" draw:text-style-name="P1" draw:layer="layout" svg:width="0.019cm" svg:height="0.019cm" svg:x="23.705cm" svg:y="15.3cm" svg:viewBox="0 0 20 20" svg:d="M10 20c14 0 14-20 0-20-13 0-13 20 0 20z">
          <text:p/>
        </draw:path>
        <draw:path draw:style-name="gr1" draw:text-style-name="P1" draw:layer="layout" svg:width="0.019cm" svg:height="0.019cm" svg:x="24.205cm" svg:y="15.3cm" svg:viewBox="0 0 20 20" svg:d="M10 20c14 0 14-20 0-20-13 0-13 20 0 20z">
          <text:p/>
        </draw:path>
        <draw:path draw:style-name="gr1" draw:text-style-name="P1" draw:layer="layout" svg:width="0.019cm" svg:height="0.019cm" svg:x="24.706cm" svg:y="15.3cm" svg:viewBox="0 0 20 20" svg:d="M10 20c14 0 14-20 0-20-13 0-13 20 0 20z">
          <text:p/>
        </draw:path>
        <draw:path draw:style-name="gr1" draw:text-style-name="P1" draw:layer="layout" svg:width="0.019cm" svg:height="0.019cm" svg:x="25.206cm" svg:y="15.3cm" svg:viewBox="0 0 20 20" svg:d="M10 20c14 0 14-20 0-20-13 0-13 20 0 20z">
          <text:p/>
        </draw:path>
        <draw:path draw:style-name="gr1" draw:text-style-name="P1" draw:layer="layout" svg:width="0.019cm" svg:height="0.019cm" svg:x="25.706cm" svg:y="15.3cm" svg:viewBox="0 0 20 20" svg:d="M10 20c14 0 14-20 0-20-13 0-13 20 0 20z">
          <text:p/>
        </draw:path>
        <draw:path draw:style-name="gr1" draw:text-style-name="P1" draw:layer="layout" svg:width="0.019cm" svg:height="0.019cm" svg:x="26.206cm" svg:y="15.3cm" svg:viewBox="0 0 20 20" svg:d="M10 20c14 0 14-20 0-20-13 0-13 20 0 20z">
          <text:p/>
        </draw:path>
        <draw:path draw:style-name="gr1" draw:text-style-name="P1" draw:layer="layout" svg:width="0.019cm" svg:height="0.019cm" svg:x="26.706cm" svg:y="15.3cm" svg:viewBox="0 0 20 20" svg:d="M10 20c14 0 14-20 0-20-13 0-13 20 0 20z">
          <text:p/>
        </draw:path>
        <draw:path draw:style-name="gr1" draw:text-style-name="P1" draw:layer="layout" svg:width="0.019cm" svg:height="0.019cm" svg:x="27.206cm" svg:y="15.3cm" svg:viewBox="0 0 20 20" svg:d="M10 20c14 0 14-20 0-20-13 0-13 20 0 20z">
          <text:p/>
        </draw:path>
        <draw:path draw:style-name="gr1" draw:text-style-name="P1" draw:layer="layout" svg:width="0.019cm" svg:height="0.019cm" svg:x="0.705cm" svg:y="15.3cm" svg:viewBox="0 0 20 20" svg:d="M10 20c14 0 14-20 0-20-13 0-13 20 0 20z">
          <text:p/>
        </draw:path>
        <draw:path draw:style-name="gr1" draw:text-style-name="P1" draw:layer="layout" svg:width="0.019cm" svg:height="0.019cm" svg:x="1.205cm" svg:y="15.3cm" svg:viewBox="0 0 20 20" svg:d="M10 20c14 0 14-20 0-20-13 0-13 20 0 20z">
          <text:p/>
        </draw:path>
        <draw:path draw:style-name="gr1" draw:text-style-name="P1" draw:layer="layout" svg:width="0.019cm" svg:height="0.019cm" svg:x="1.705cm" svg:y="15.3cm" svg:viewBox="0 0 20 20" svg:d="M10 20c14 0 14-20 0-20-13 0-13 20 0 20z">
          <text:p/>
        </draw:path>
        <draw:path draw:style-name="gr1" draw:text-style-name="P1" draw:layer="layout" svg:width="0.019cm" svg:height="0.019cm" svg:x="2.205cm" svg:y="15.3cm" svg:viewBox="0 0 20 20" svg:d="M10 20c14 0 14-20 0-20-13 0-13 20 0 20z">
          <text:p/>
        </draw:path>
        <draw:path draw:style-name="gr1" draw:text-style-name="P1" draw:layer="layout" svg:width="0.019cm" svg:height="0.019cm" svg:x="2.705cm" svg:y="15.3cm" svg:viewBox="0 0 20 20" svg:d="M10 20c14 0 14-20 0-20-13 0-13 20 0 20z">
          <text:p/>
        </draw:path>
        <draw:path draw:style-name="gr1" draw:text-style-name="P1" draw:layer="layout" svg:width="0.019cm" svg:height="0.019cm" svg:x="3.205cm" svg:y="15.3cm" svg:viewBox="0 0 20 20" svg:d="M10 20c14 0 14-20 0-20-13 0-13 20 0 20z">
          <text:p/>
        </draw:path>
        <draw:path draw:style-name="gr1" draw:text-style-name="P1" draw:layer="layout" svg:width="0.019cm" svg:height="0.019cm" svg:x="3.705cm" svg:y="15.3cm" svg:viewBox="0 0 20 20" svg:d="M10 20c14 0 14-20 0-20-13 0-13 20 0 20z">
          <text:p/>
        </draw:path>
        <draw:path draw:style-name="gr1" draw:text-style-name="P1" draw:layer="layout" svg:width="0.019cm" svg:height="0.019cm" svg:x="4.205cm" svg:y="15.3cm" svg:viewBox="0 0 20 20" svg:d="M10 20c14 0 14-20 0-20-13 0-13 20 0 20z">
          <text:p/>
        </draw:path>
        <draw:path draw:style-name="gr1" draw:text-style-name="P1" draw:layer="layout" svg:width="0.019cm" svg:height="0.019cm" svg:x="4.705cm" svg:y="15.3cm" svg:viewBox="0 0 20 20" svg:d="M10 20c14 0 14-20 0-20-13 0-13 20 0 20z">
          <text:p/>
        </draw:path>
        <draw:path draw:style-name="gr1" draw:text-style-name="P1" draw:layer="layout" svg:width="0.019cm" svg:height="0.019cm" svg:x="5.205cm" svg:y="15.3cm" svg:viewBox="0 0 20 20" svg:d="M10 20c14 0 14-20 0-20-13 0-13 20 0 20z">
          <text:p/>
        </draw:path>
        <draw:path draw:style-name="gr1" draw:text-style-name="P1" draw:layer="layout" svg:width="0.019cm" svg:height="0.019cm" svg:x="5.705cm" svg:y="15.3cm" svg:viewBox="0 0 20 20" svg:d="M10 20c14 0 14-20 0-20-13 0-13 20 0 20z">
          <text:p/>
        </draw:path>
        <draw:path draw:style-name="gr1" draw:text-style-name="P1" draw:layer="layout" svg:width="0.019cm" svg:height="0.019cm" svg:x="6.205cm" svg:y="15.3cm" svg:viewBox="0 0 20 20" svg:d="M10 20c14 0 14-20 0-20-13 0-13 20 0 20z">
          <text:p/>
        </draw:path>
        <draw:path draw:style-name="gr1" draw:text-style-name="P1" draw:layer="layout" svg:width="0.019cm" svg:height="0.019cm" svg:x="6.705cm" svg:y="15.3cm" svg:viewBox="0 0 20 20" svg:d="M10 20c14 0 14-20 0-20-13 0-13 20 0 20z">
          <text:p/>
        </draw:path>
        <draw:path draw:style-name="gr1" draw:text-style-name="P1" draw:layer="layout" svg:width="0.019cm" svg:height="0.019cm" svg:x="7.205cm" svg:y="15.3cm" svg:viewBox="0 0 20 20" svg:d="M10 20c14 0 14-20 0-20-13 0-13 20 0 20z">
          <text:p/>
        </draw:path>
        <draw:path draw:style-name="gr1" draw:text-style-name="P1" draw:layer="layout" svg:width="0.019cm" svg:height="0.019cm" svg:x="7.705cm" svg:y="15.3cm" svg:viewBox="0 0 20 20" svg:d="M10 20c14 0 14-20 0-20-13 0-13 20 0 20z">
          <text:p/>
        </draw:path>
        <draw:path draw:style-name="gr1" draw:text-style-name="P1" draw:layer="layout" svg:width="0.019cm" svg:height="0.019cm" svg:x="8.205cm" svg:y="15.3cm" svg:viewBox="0 0 20 20" svg:d="M10 20c14 0 14-20 0-20-13 0-13 20 0 20z">
          <text:p/>
        </draw:path>
        <draw:path draw:style-name="gr1" draw:text-style-name="P1" draw:layer="layout" svg:width="0.019cm" svg:height="0.019cm" svg:x="8.706cm" svg:y="15.3cm" svg:viewBox="0 0 20 20" svg:d="M10 20c14 0 14-20 0-20-13 0-13 20 0 20z">
          <text:p/>
        </draw:path>
        <draw:path draw:style-name="gr1" draw:text-style-name="P1" draw:layer="layout" svg:width="0.019cm" svg:height="0.019cm" svg:x="9.206cm" svg:y="15.3cm" svg:viewBox="0 0 20 20" svg:d="M10 20c14 0 14-20 0-20-13 0-13 20 0 20z">
          <text:p/>
        </draw:path>
        <draw:path draw:style-name="gr1" draw:text-style-name="P1" draw:layer="layout" svg:width="0.019cm" svg:height="0.019cm" svg:x="9.706cm" svg:y="15.3cm" svg:viewBox="0 0 20 20" svg:d="M10 20c14 0 14-20 0-20-13 0-13 20 0 20z">
          <text:p/>
        </draw:path>
        <draw:path draw:style-name="gr1" draw:text-style-name="P1" draw:layer="layout" svg:width="0.019cm" svg:height="0.019cm" svg:x="10.206cm" svg:y="15.3cm" svg:viewBox="0 0 20 20" svg:d="M10 20c14 0 14-20 0-20-13 0-13 20 0 20z">
          <text:p/>
        </draw:path>
        <draw:path draw:style-name="gr1" draw:text-style-name="P1" draw:layer="layout" svg:width="0.019cm" svg:height="0.019cm" svg:x="10.706cm" svg:y="15.3cm" svg:viewBox="0 0 20 20" svg:d="M10 20c14 0 14-20 0-20-13 0-13 20 0 20z">
          <text:p/>
        </draw:path>
        <draw:path draw:style-name="gr1" draw:text-style-name="P1" draw:layer="layout" svg:width="0.019cm" svg:height="0.019cm" svg:x="11.206cm" svg:y="15.3cm" svg:viewBox="0 0 20 20" svg:d="M10 20c14 0 14-20 0-20-13 0-13 20 0 20z">
          <text:p/>
        </draw:path>
        <draw:path draw:style-name="gr1" draw:text-style-name="P1" draw:layer="layout" svg:width="0.019cm" svg:height="0.019cm" svg:x="11.706cm" svg:y="15.3cm" svg:viewBox="0 0 20 20" svg:d="M10 20c14 0 14-20 0-20-13 0-13 20 0 20z">
          <text:p/>
        </draw:path>
        <draw:path draw:style-name="gr1" draw:text-style-name="P1" draw:layer="layout" svg:width="0.019cm" svg:height="0.019cm" svg:x="12.206cm" svg:y="15.3cm" svg:viewBox="0 0 20 20" svg:d="M10 20c14 0 14-20 0-20-13 0-13 20 0 20z">
          <text:p/>
        </draw:path>
        <draw:path draw:style-name="gr1" draw:text-style-name="P1" draw:layer="layout" svg:width="0.019cm" svg:height="0.019cm" svg:x="12.706cm" svg:y="15.3cm" svg:viewBox="0 0 20 20" svg:d="M10 20c14 0 14-20 0-20-13 0-13 20 0 20z">
          <text:p/>
        </draw:path>
        <draw:path draw:style-name="gr1" draw:text-style-name="P1" draw:layer="layout" svg:width="0.019cm" svg:height="0.019cm" svg:x="13.206cm" svg:y="15.3cm" svg:viewBox="0 0 20 20" svg:d="M10 20c14 0 14-20 0-20-13 0-13 20 0 20z">
          <text:p/>
        </draw:path>
        <draw:path draw:style-name="gr1" draw:text-style-name="P1" draw:layer="layout" svg:width="0.019cm" svg:height="0.019cm" svg:x="13.706cm" svg:y="15.3cm" svg:viewBox="0 0 20 20" svg:d="M10 20c14 0 14-20 0-20-13 0-13 20 0 20z">
          <text:p/>
        </draw:path>
        <draw:path draw:style-name="gr1" draw:text-style-name="P1" draw:layer="layout" svg:width="0.019cm" svg:height="0.019cm" svg:x="14.206cm" svg:y="15.3cm" svg:viewBox="0 0 20 20" svg:d="M10 20c14 0 14-20 0-20-13 0-13 20 0 20z">
          <text:p/>
        </draw:path>
        <draw:path draw:style-name="gr1" draw:text-style-name="P1" draw:layer="layout" svg:width="0.019cm" svg:height="0.019cm" svg:x="14.706cm" svg:y="15.3cm" svg:viewBox="0 0 20 20" svg:d="M10 20c14 0 14-20 0-20-13 0-13 20 0 20z">
          <text:p/>
        </draw:path>
        <draw:path draw:style-name="gr1" draw:text-style-name="P1" draw:layer="layout" svg:width="0.019cm" svg:height="0.019cm" svg:x="15.206cm" svg:y="15.3cm" svg:viewBox="0 0 20 20" svg:d="M10 20c14 0 14-20 0-20-13 0-13 20 0 20z">
          <text:p/>
        </draw:path>
        <draw:path draw:style-name="gr1" draw:text-style-name="P1" draw:layer="layout" svg:width="0.019cm" svg:height="0.019cm" svg:x="15.706cm" svg:y="15.3cm" svg:viewBox="0 0 20 20" svg:d="M10 20c14 0 14-20 0-20-13 0-13 20 0 20z">
          <text:p/>
        </draw:path>
        <draw:path draw:style-name="gr1" draw:text-style-name="P1" draw:layer="layout" svg:width="0.019cm" svg:height="0.019cm" svg:x="16.206cm" svg:y="15.3cm" svg:viewBox="0 0 20 20" svg:d="M10 20c14 0 14-20 0-20-13 0-13 20 0 20z">
          <text:p/>
        </draw:path>
        <draw:path draw:style-name="gr1" draw:text-style-name="P1" draw:layer="layout" svg:width="0.019cm" svg:height="0.019cm" svg:x="0.701cm" svg:y="15.8cm" svg:viewBox="0 0 20 20" svg:d="M10 20c14 0 14-20 0-20-13 0-13 20 0 20z">
          <text:p/>
        </draw:path>
        <draw:path draw:style-name="gr1" draw:text-style-name="P1" draw:layer="layout" svg:width="0.019cm" svg:height="0.019cm" svg:x="1.201cm" svg:y="15.8cm" svg:viewBox="0 0 20 20" svg:d="M10 20c14 0 14-20 0-20-13 0-13 20 0 20z">
          <text:p/>
        </draw:path>
        <draw:path draw:style-name="gr1" draw:text-style-name="P1" draw:layer="layout" svg:width="0.019cm" svg:height="0.019cm" svg:x="1.701cm" svg:y="15.8cm" svg:viewBox="0 0 20 20" svg:d="M10 20c14 0 14-20 0-20-13 0-13 20 0 20z">
          <text:p/>
        </draw:path>
        <draw:path draw:style-name="gr1" draw:text-style-name="P1" draw:layer="layout" svg:width="0.019cm" svg:height="0.019cm" svg:x="2.201cm" svg:y="15.8cm" svg:viewBox="0 0 20 20" svg:d="M10 20c14 0 14-20 0-20-13 0-13 20 0 20z">
          <text:p/>
        </draw:path>
        <draw:path draw:style-name="gr1" draw:text-style-name="P1" draw:layer="layout" svg:width="0.019cm" svg:height="0.019cm" svg:x="2.701cm" svg:y="15.8cm" svg:viewBox="0 0 20 20" svg:d="M10 20c14 0 14-20 0-20-13 0-13 20 0 20z">
          <text:p/>
        </draw:path>
        <draw:path draw:style-name="gr1" draw:text-style-name="P1" draw:layer="layout" svg:width="0.019cm" svg:height="0.019cm" svg:x="3.201cm" svg:y="15.8cm" svg:viewBox="0 0 20 20" svg:d="M10 20c14 0 14-20 0-20-13 0-13 20 0 20z">
          <text:p/>
        </draw:path>
        <draw:path draw:style-name="gr1" draw:text-style-name="P1" draw:layer="layout" svg:width="0.019cm" svg:height="0.019cm" svg:x="3.701cm" svg:y="15.8cm" svg:viewBox="0 0 20 20" svg:d="M10 20c14 0 14-20 0-20-13 0-13 20 0 20z">
          <text:p/>
        </draw:path>
        <draw:path draw:style-name="gr1" draw:text-style-name="P1" draw:layer="layout" svg:width="0.019cm" svg:height="0.019cm" svg:x="4.201cm" svg:y="15.8cm" svg:viewBox="0 0 20 20" svg:d="M10 20c14 0 14-20 0-20-13 0-13 20 0 20z">
          <text:p/>
        </draw:path>
        <draw:path draw:style-name="gr1" draw:text-style-name="P1" draw:layer="layout" svg:width="0.019cm" svg:height="0.019cm" svg:x="4.701cm" svg:y="15.8cm" svg:viewBox="0 0 20 20" svg:d="M10 20c14 0 14-20 0-20-13 0-13 20 0 20z">
          <text:p/>
        </draw:path>
        <draw:path draw:style-name="gr1" draw:text-style-name="P1" draw:layer="layout" svg:width="0.019cm" svg:height="0.019cm" svg:x="5.201cm" svg:y="15.8cm" svg:viewBox="0 0 20 20" svg:d="M10 20c14 0 14-20 0-20-13 0-13 20 0 20z">
          <text:p/>
        </draw:path>
        <draw:path draw:style-name="gr1" draw:text-style-name="P1" draw:layer="layout" svg:width="0.019cm" svg:height="0.019cm" svg:x="5.701cm" svg:y="15.8cm" svg:viewBox="0 0 20 20" svg:d="M10 20c14 0 14-20 0-20-13 0-13 20 0 20z">
          <text:p/>
        </draw:path>
        <draw:path draw:style-name="gr1" draw:text-style-name="P1" draw:layer="layout" svg:width="0.019cm" svg:height="0.019cm" svg:x="6.201cm" svg:y="15.8cm" svg:viewBox="0 0 20 20" svg:d="M10 20c14 0 14-20 0-20-13 0-13 20 0 20z">
          <text:p/>
        </draw:path>
        <draw:path draw:style-name="gr1" draw:text-style-name="P1" draw:layer="layout" svg:width="0.019cm" svg:height="0.019cm" svg:x="6.701cm" svg:y="15.8cm" svg:viewBox="0 0 20 20" svg:d="M10 20c14 0 14-20 0-20-13 0-13 20 0 20z">
          <text:p/>
        </draw:path>
        <draw:path draw:style-name="gr1" draw:text-style-name="P1" draw:layer="layout" svg:width="0.019cm" svg:height="0.019cm" svg:x="7.201cm" svg:y="15.8cm" svg:viewBox="0 0 20 20" svg:d="M10 20c14 0 14-20 0-20-13 0-13 20 0 20z">
          <text:p/>
        </draw:path>
        <draw:path draw:style-name="gr1" draw:text-style-name="P1" draw:layer="layout" svg:width="0.019cm" svg:height="0.019cm" svg:x="7.701cm" svg:y="15.8cm" svg:viewBox="0 0 20 20" svg:d="M10 20c14 0 14-20 0-20-13 0-13 20 0 20z">
          <text:p/>
        </draw:path>
        <draw:path draw:style-name="gr1" draw:text-style-name="P1" draw:layer="layout" svg:width="0.019cm" svg:height="0.019cm" svg:x="8.201cm" svg:y="15.8cm" svg:viewBox="0 0 20 20" svg:d="M10 20c14 0 14-20 0-20-13 0-13 20 0 20z">
          <text:p/>
        </draw:path>
        <draw:path draw:style-name="gr1" draw:text-style-name="P1" draw:layer="layout" svg:width="0.019cm" svg:height="0.019cm" svg:x="8.702cm" svg:y="15.8cm" svg:viewBox="0 0 20 20" svg:d="M10 20c14 0 14-20 0-20-13 0-13 20 0 20z">
          <text:p/>
        </draw:path>
        <draw:path draw:style-name="gr1" draw:text-style-name="P1" draw:layer="layout" svg:width="0.019cm" svg:height="0.019cm" svg:x="9.202cm" svg:y="15.8cm" svg:viewBox="0 0 20 20" svg:d="M10 20c14 0 14-20 0-20-13 0-13 20 0 20z">
          <text:p/>
        </draw:path>
        <draw:path draw:style-name="gr1" draw:text-style-name="P1" draw:layer="layout" svg:width="0.019cm" svg:height="0.019cm" svg:x="9.702cm" svg:y="15.8cm" svg:viewBox="0 0 20 20" svg:d="M10 20c14 0 14-20 0-20-13 0-13 20 0 20z">
          <text:p/>
        </draw:path>
        <draw:path draw:style-name="gr1" draw:text-style-name="P1" draw:layer="layout" svg:width="0.019cm" svg:height="0.019cm" svg:x="10.202cm" svg:y="15.8cm" svg:viewBox="0 0 20 20" svg:d="M10 20c14 0 14-20 0-20-13 0-13 20 0 20z">
          <text:p/>
        </draw:path>
        <draw:path draw:style-name="gr1" draw:text-style-name="P1" draw:layer="layout" svg:width="0.019cm" svg:height="0.019cm" svg:x="10.702cm" svg:y="15.8cm" svg:viewBox="0 0 20 20" svg:d="M10 20c14 0 14-20 0-20-13 0-13 20 0 20z">
          <text:p/>
        </draw:path>
        <draw:path draw:style-name="gr1" draw:text-style-name="P1" draw:layer="layout" svg:width="0.019cm" svg:height="0.019cm" svg:x="11.202cm" svg:y="15.8cm" svg:viewBox="0 0 20 20" svg:d="M10 20c14 0 14-20 0-20-13 0-13 20 0 20z">
          <text:p/>
        </draw:path>
        <draw:path draw:style-name="gr1" draw:text-style-name="P1" draw:layer="layout" svg:width="0.019cm" svg:height="0.019cm" svg:x="11.702cm" svg:y="15.8cm" svg:viewBox="0 0 20 20" svg:d="M10 20c14 0 14-20 0-20-13 0-13 20 0 20z">
          <text:p/>
        </draw:path>
        <draw:path draw:style-name="gr1" draw:text-style-name="P1" draw:layer="layout" svg:width="0.019cm" svg:height="0.019cm" svg:x="12.202cm" svg:y="15.8cm" svg:viewBox="0 0 20 20" svg:d="M10 20c14 0 14-20 0-20-13 0-13 20 0 20z">
          <text:p/>
        </draw:path>
        <draw:path draw:style-name="gr1" draw:text-style-name="P1" draw:layer="layout" svg:width="0.019cm" svg:height="0.019cm" svg:x="12.702cm" svg:y="15.8cm" svg:viewBox="0 0 20 20" svg:d="M10 20c14 0 14-20 0-20-13 0-13 20 0 20z">
          <text:p/>
        </draw:path>
        <draw:path draw:style-name="gr1" draw:text-style-name="P1" draw:layer="layout" svg:width="0.019cm" svg:height="0.019cm" svg:x="13.202cm" svg:y="15.8cm" svg:viewBox="0 0 20 20" svg:d="M10 20c14 0 14-20 0-20-13 0-13 20 0 20z">
          <text:p/>
        </draw:path>
        <draw:path draw:style-name="gr1" draw:text-style-name="P1" draw:layer="layout" svg:width="0.019cm" svg:height="0.019cm" svg:x="13.702cm" svg:y="15.8cm" svg:viewBox="0 0 20 20" svg:d="M10 20c14 0 14-20 0-20-13 0-13 20 0 20z">
          <text:p/>
        </draw:path>
        <draw:path draw:style-name="gr1" draw:text-style-name="P1" draw:layer="layout" svg:width="0.019cm" svg:height="0.019cm" svg:x="14.202cm" svg:y="15.8cm" svg:viewBox="0 0 20 20" svg:d="M10 20c14 0 14-20 0-20-13 0-13 20 0 20z">
          <text:p/>
        </draw:path>
        <draw:path draw:style-name="gr1" draw:text-style-name="P1" draw:layer="layout" svg:width="0.019cm" svg:height="0.019cm" svg:x="14.702cm" svg:y="15.8cm" svg:viewBox="0 0 20 20" svg:d="M10 20c14 0 14-20 0-20-13 0-13 20 0 20z">
          <text:p/>
        </draw:path>
        <draw:path draw:style-name="gr1" draw:text-style-name="P1" draw:layer="layout" svg:width="0.019cm" svg:height="0.019cm" svg:x="15.202cm" svg:y="15.8cm" svg:viewBox="0 0 20 20" svg:d="M10 20c14 0 14-20 0-20-13 0-13 20 0 20z">
          <text:p/>
        </draw:path>
        <draw:path draw:style-name="gr1" draw:text-style-name="P1" draw:layer="layout" svg:width="0.019cm" svg:height="0.019cm" svg:x="15.702cm" svg:y="15.8cm" svg:viewBox="0 0 20 20" svg:d="M10 20c14 0 14-20 0-20-13 0-13 20 0 20z">
          <text:p/>
        </draw:path>
        <draw:path draw:style-name="gr1" draw:text-style-name="P1" draw:layer="layout" svg:width="0.019cm" svg:height="0.019cm" svg:x="16.202cm" svg:y="15.8cm" svg:viewBox="0 0 20 20" svg:d="M10 20c14 0 14-20 0-20-13 0-13 20 0 20z">
          <text:p/>
        </draw:path>
        <draw:path draw:style-name="gr1" draw:text-style-name="P1" draw:layer="layout" svg:width="0.019cm" svg:height="0.019cm" svg:x="16.701cm" svg:y="15.8cm" svg:viewBox="0 0 20 20" svg:d="M10 20c14 0 14-20 0-20-13 0-13 20 0 20z">
          <text:p/>
        </draw:path>
        <draw:path draw:style-name="gr1" draw:text-style-name="P1" draw:layer="layout" svg:width="0.019cm" svg:height="0.019cm" svg:x="17.201cm" svg:y="15.8cm" svg:viewBox="0 0 20 20" svg:d="M10 20c14 0 14-20 0-20-13 0-13 20 0 20z">
          <text:p/>
        </draw:path>
        <draw:path draw:style-name="gr1" draw:text-style-name="P1" draw:layer="layout" svg:width="0.019cm" svg:height="0.019cm" svg:x="17.701cm" svg:y="15.8cm" svg:viewBox="0 0 20 20" svg:d="M10 20c14 0 14-20 0-20-13 0-13 20 0 20z">
          <text:p/>
        </draw:path>
        <draw:path draw:style-name="gr1" draw:text-style-name="P1" draw:layer="layout" svg:width="0.019cm" svg:height="0.019cm" svg:x="18.201cm" svg:y="15.8cm" svg:viewBox="0 0 20 20" svg:d="M10 20c14 0 14-20 0-20-13 0-13 20 0 20z">
          <text:p/>
        </draw:path>
        <draw:path draw:style-name="gr1" draw:text-style-name="P1" draw:layer="layout" svg:width="0.019cm" svg:height="0.019cm" svg:x="18.701cm" svg:y="15.8cm" svg:viewBox="0 0 20 20" svg:d="M10 20c14 0 14-20 0-20-13 0-13 20 0 20z">
          <text:p/>
        </draw:path>
        <draw:path draw:style-name="gr1" draw:text-style-name="P1" draw:layer="layout" svg:width="0.019cm" svg:height="0.019cm" svg:x="19.201cm" svg:y="15.8cm" svg:viewBox="0 0 20 20" svg:d="M10 20c14 0 14-20 0-20-13 0-13 20 0 20z">
          <text:p/>
        </draw:path>
        <draw:path draw:style-name="gr1" draw:text-style-name="P1" draw:layer="layout" svg:width="0.019cm" svg:height="0.019cm" svg:x="19.701cm" svg:y="15.8cm" svg:viewBox="0 0 20 20" svg:d="M10 20c14 0 14-20 0-20-13 0-13 20 0 20z">
          <text:p/>
        </draw:path>
        <draw:path draw:style-name="gr1" draw:text-style-name="P1" draw:layer="layout" svg:width="0.019cm" svg:height="0.019cm" svg:x="20.201cm" svg:y="15.8cm" svg:viewBox="0 0 20 20" svg:d="M10 20c14 0 14-20 0-20-13 0-13 20 0 20z">
          <text:p/>
        </draw:path>
        <draw:path draw:style-name="gr1" draw:text-style-name="P1" draw:layer="layout" svg:width="0.019cm" svg:height="0.019cm" svg:x="20.701cm" svg:y="15.8cm" svg:viewBox="0 0 20 20" svg:d="M10 20c14 0 14-20 0-20-13 0-13 20 0 20z">
          <text:p/>
        </draw:path>
        <draw:path draw:style-name="gr1" draw:text-style-name="P1" draw:layer="layout" svg:width="0.019cm" svg:height="0.019cm" svg:x="21.201cm" svg:y="15.8cm" svg:viewBox="0 0 20 20" svg:d="M10 20c14 0 14-20 0-20-13 0-13 20 0 20z">
          <text:p/>
        </draw:path>
        <draw:path draw:style-name="gr1" draw:text-style-name="P1" draw:layer="layout" svg:width="0.019cm" svg:height="0.019cm" svg:x="21.701cm" svg:y="15.8cm" svg:viewBox="0 0 20 20" svg:d="M10 20c14 0 14-20 0-20-13 0-13 20 0 20z">
          <text:p/>
        </draw:path>
        <draw:path draw:style-name="gr1" draw:text-style-name="P1" draw:layer="layout" svg:width="0.019cm" svg:height="0.019cm" svg:x="22.201cm" svg:y="15.8cm" svg:viewBox="0 0 20 20" svg:d="M10 20c14 0 14-20 0-20-13 0-13 20 0 20z">
          <text:p/>
        </draw:path>
        <draw:path draw:style-name="gr1" draw:text-style-name="P1" draw:layer="layout" svg:width="0.019cm" svg:height="0.019cm" svg:x="22.701cm" svg:y="15.8cm" svg:viewBox="0 0 20 20" svg:d="M10 20c14 0 14-20 0-20-13 0-13 20 0 20z">
          <text:p/>
        </draw:path>
        <draw:path draw:style-name="gr1" draw:text-style-name="P1" draw:layer="layout" svg:width="0.019cm" svg:height="0.019cm" svg:x="23.201cm" svg:y="15.8cm" svg:viewBox="0 0 20 20" svg:d="M10 20c14 0 14-20 0-20-13 0-13 20 0 20z">
          <text:p/>
        </draw:path>
        <draw:path draw:style-name="gr1" draw:text-style-name="P1" draw:layer="layout" svg:width="0.019cm" svg:height="0.019cm" svg:x="23.701cm" svg:y="15.8cm" svg:viewBox="0 0 20 20" svg:d="M10 20c14 0 14-20 0-20-13 0-13 20 0 20z">
          <text:p/>
        </draw:path>
        <draw:path draw:style-name="gr1" draw:text-style-name="P1" draw:layer="layout" svg:width="0.019cm" svg:height="0.019cm" svg:x="24.201cm" svg:y="15.8cm" svg:viewBox="0 0 20 20" svg:d="M10 20c14 0 14-20 0-20-13 0-13 20 0 20z">
          <text:p/>
        </draw:path>
        <draw:path draw:style-name="gr1" draw:text-style-name="P1" draw:layer="layout" svg:width="0.019cm" svg:height="0.019cm" svg:x="24.702cm" svg:y="15.8cm" svg:viewBox="0 0 20 20" svg:d="M10 20c14 0 14-20 0-20-13 0-13 20 0 20z">
          <text:p/>
        </draw:path>
        <draw:path draw:style-name="gr1" draw:text-style-name="P1" draw:layer="layout" svg:width="0.019cm" svg:height="0.019cm" svg:x="25.202cm" svg:y="15.8cm" svg:viewBox="0 0 20 20" svg:d="M10 20c14 0 14-20 0-20-13 0-13 20 0 20z">
          <text:p/>
        </draw:path>
        <draw:path draw:style-name="gr1" draw:text-style-name="P1" draw:layer="layout" svg:width="0.019cm" svg:height="0.019cm" svg:x="25.702cm" svg:y="15.8cm" svg:viewBox="0 0 20 20" svg:d="M10 20c14 0 14-20 0-20-13 0-13 20 0 20z">
          <text:p/>
        </draw:path>
        <draw:path draw:style-name="gr1" draw:text-style-name="P1" draw:layer="layout" svg:width="0.019cm" svg:height="0.019cm" svg:x="26.202cm" svg:y="15.8cm" svg:viewBox="0 0 20 20" svg:d="M10 20c14 0 14-20 0-20-13 0-13 20 0 20z">
          <text:p/>
        </draw:path>
        <draw:path draw:style-name="gr1" draw:text-style-name="P1" draw:layer="layout" svg:width="0.019cm" svg:height="0.019cm" svg:x="26.702cm" svg:y="15.8cm" svg:viewBox="0 0 20 20" svg:d="M10 20c14 0 14-20 0-20-13 0-13 20 0 20z">
          <text:p/>
        </draw:path>
        <draw:path draw:style-name="gr1" draw:text-style-name="P1" draw:layer="layout" svg:width="0.019cm" svg:height="0.019cm" svg:x="27.202cm" svg:y="15.8cm" svg:viewBox="0 0 20 20" svg:d="M10 20c14 0 14-20 0-20-13 0-13 20 0 20z">
          <text:p/>
        </draw:path>
        <draw:path draw:style-name="gr1" draw:text-style-name="P1" draw:layer="layout" svg:width="0.019cm" svg:height="0.019cm" svg:x="0.701cm" svg:y="15.8cm" svg:viewBox="0 0 20 20" svg:d="M10 20c14 0 14-20 0-20-13 0-13 20 0 20z">
          <text:p/>
        </draw:path>
        <draw:path draw:style-name="gr1" draw:text-style-name="P1" draw:layer="layout" svg:width="0.019cm" svg:height="0.019cm" svg:x="1.201cm" svg:y="15.8cm" svg:viewBox="0 0 20 20" svg:d="M10 20c14 0 14-20 0-20-13 0-13 20 0 20z">
          <text:p/>
        </draw:path>
        <draw:path draw:style-name="gr1" draw:text-style-name="P1" draw:layer="layout" svg:width="0.019cm" svg:height="0.019cm" svg:x="1.701cm" svg:y="15.8cm" svg:viewBox="0 0 20 20" svg:d="M10 20c14 0 14-20 0-20-13 0-13 20 0 20z">
          <text:p/>
        </draw:path>
        <draw:path draw:style-name="gr1" draw:text-style-name="P1" draw:layer="layout" svg:width="0.019cm" svg:height="0.019cm" svg:x="2.201cm" svg:y="15.8cm" svg:viewBox="0 0 20 20" svg:d="M10 20c14 0 14-20 0-20-13 0-13 20 0 20z">
          <text:p/>
        </draw:path>
        <draw:path draw:style-name="gr1" draw:text-style-name="P1" draw:layer="layout" svg:width="0.019cm" svg:height="0.019cm" svg:x="2.701cm" svg:y="15.8cm" svg:viewBox="0 0 20 20" svg:d="M10 20c14 0 14-20 0-20-13 0-13 20 0 20z">
          <text:p/>
        </draw:path>
        <draw:path draw:style-name="gr1" draw:text-style-name="P1" draw:layer="layout" svg:width="0.019cm" svg:height="0.019cm" svg:x="3.201cm" svg:y="15.8cm" svg:viewBox="0 0 20 20" svg:d="M10 20c14 0 14-20 0-20-13 0-13 20 0 20z">
          <text:p/>
        </draw:path>
        <draw:path draw:style-name="gr1" draw:text-style-name="P1" draw:layer="layout" svg:width="0.019cm" svg:height="0.019cm" svg:x="3.701cm" svg:y="15.8cm" svg:viewBox="0 0 20 20" svg:d="M10 20c14 0 14-20 0-20-13 0-13 20 0 20z">
          <text:p/>
        </draw:path>
        <draw:path draw:style-name="gr1" draw:text-style-name="P1" draw:layer="layout" svg:width="0.019cm" svg:height="0.019cm" svg:x="4.201cm" svg:y="15.8cm" svg:viewBox="0 0 20 20" svg:d="M10 20c14 0 14-20 0-20-13 0-13 20 0 20z">
          <text:p/>
        </draw:path>
        <draw:path draw:style-name="gr1" draw:text-style-name="P1" draw:layer="layout" svg:width="0.019cm" svg:height="0.019cm" svg:x="4.701cm" svg:y="15.8cm" svg:viewBox="0 0 20 20" svg:d="M10 20c14 0 14-20 0-20-13 0-13 20 0 20z">
          <text:p/>
        </draw:path>
        <draw:path draw:style-name="gr1" draw:text-style-name="P1" draw:layer="layout" svg:width="0.019cm" svg:height="0.019cm" svg:x="5.201cm" svg:y="15.8cm" svg:viewBox="0 0 20 20" svg:d="M10 20c14 0 14-20 0-20-13 0-13 20 0 20z">
          <text:p/>
        </draw:path>
        <draw:path draw:style-name="gr1" draw:text-style-name="P1" draw:layer="layout" svg:width="0.019cm" svg:height="0.019cm" svg:x="5.701cm" svg:y="15.8cm" svg:viewBox="0 0 20 20" svg:d="M10 20c14 0 14-20 0-20-13 0-13 20 0 20z">
          <text:p/>
        </draw:path>
        <draw:path draw:style-name="gr1" draw:text-style-name="P1" draw:layer="layout" svg:width="0.019cm" svg:height="0.019cm" svg:x="6.201cm" svg:y="15.8cm" svg:viewBox="0 0 20 20" svg:d="M10 20c14 0 14-20 0-20-13 0-13 20 0 20z">
          <text:p/>
        </draw:path>
        <draw:path draw:style-name="gr1" draw:text-style-name="P1" draw:layer="layout" svg:width="0.019cm" svg:height="0.019cm" svg:x="6.701cm" svg:y="15.8cm" svg:viewBox="0 0 20 20" svg:d="M10 20c14 0 14-20 0-20-13 0-13 20 0 20z">
          <text:p/>
        </draw:path>
        <draw:path draw:style-name="gr1" draw:text-style-name="P1" draw:layer="layout" svg:width="0.019cm" svg:height="0.019cm" svg:x="7.201cm" svg:y="15.8cm" svg:viewBox="0 0 20 20" svg:d="M10 20c14 0 14-20 0-20-13 0-13 20 0 20z">
          <text:p/>
        </draw:path>
        <draw:path draw:style-name="gr1" draw:text-style-name="P1" draw:layer="layout" svg:width="0.019cm" svg:height="0.019cm" svg:x="7.701cm" svg:y="15.8cm" svg:viewBox="0 0 20 20" svg:d="M10 20c14 0 14-20 0-20-13 0-13 20 0 20z">
          <text:p/>
        </draw:path>
        <draw:path draw:style-name="gr1" draw:text-style-name="P1" draw:layer="layout" svg:width="0.019cm" svg:height="0.019cm" svg:x="8.201cm" svg:y="15.8cm" svg:viewBox="0 0 20 20" svg:d="M10 20c14 0 14-20 0-20-13 0-13 20 0 20z">
          <text:p/>
        </draw:path>
        <draw:path draw:style-name="gr1" draw:text-style-name="P1" draw:layer="layout" svg:width="0.019cm" svg:height="0.019cm" svg:x="8.702cm" svg:y="15.8cm" svg:viewBox="0 0 20 20" svg:d="M10 20c14 0 14-20 0-20-13 0-13 20 0 20z">
          <text:p/>
        </draw:path>
        <draw:path draw:style-name="gr1" draw:text-style-name="P1" draw:layer="layout" svg:width="0.019cm" svg:height="0.019cm" svg:x="9.202cm" svg:y="15.8cm" svg:viewBox="0 0 20 20" svg:d="M10 20c14 0 14-20 0-20-13 0-13 20 0 20z">
          <text:p/>
        </draw:path>
        <draw:path draw:style-name="gr1" draw:text-style-name="P1" draw:layer="layout" svg:width="0.019cm" svg:height="0.019cm" svg:x="9.702cm" svg:y="15.8cm" svg:viewBox="0 0 20 20" svg:d="M10 20c14 0 14-20 0-20-13 0-13 20 0 20z">
          <text:p/>
        </draw:path>
        <draw:path draw:style-name="gr1" draw:text-style-name="P1" draw:layer="layout" svg:width="0.019cm" svg:height="0.019cm" svg:x="10.202cm" svg:y="15.8cm" svg:viewBox="0 0 20 20" svg:d="M10 20c14 0 14-20 0-20-13 0-13 20 0 20z">
          <text:p/>
        </draw:path>
        <draw:path draw:style-name="gr1" draw:text-style-name="P1" draw:layer="layout" svg:width="0.019cm" svg:height="0.019cm" svg:x="10.702cm" svg:y="15.8cm" svg:viewBox="0 0 20 20" svg:d="M10 20c14 0 14-20 0-20-13 0-13 20 0 20z">
          <text:p/>
        </draw:path>
        <draw:path draw:style-name="gr1" draw:text-style-name="P1" draw:layer="layout" svg:width="0.019cm" svg:height="0.019cm" svg:x="11.202cm" svg:y="15.8cm" svg:viewBox="0 0 20 20" svg:d="M10 20c14 0 14-20 0-20-13 0-13 20 0 20z">
          <text:p/>
        </draw:path>
        <draw:path draw:style-name="gr1" draw:text-style-name="P1" draw:layer="layout" svg:width="0.019cm" svg:height="0.019cm" svg:x="11.702cm" svg:y="15.8cm" svg:viewBox="0 0 20 20" svg:d="M10 20c14 0 14-20 0-20-13 0-13 20 0 20z">
          <text:p/>
        </draw:path>
        <draw:path draw:style-name="gr1" draw:text-style-name="P1" draw:layer="layout" svg:width="0.019cm" svg:height="0.019cm" svg:x="12.202cm" svg:y="15.8cm" svg:viewBox="0 0 20 20" svg:d="M10 20c14 0 14-20 0-20-13 0-13 20 0 20z">
          <text:p/>
        </draw:path>
        <draw:path draw:style-name="gr1" draw:text-style-name="P1" draw:layer="layout" svg:width="0.019cm" svg:height="0.019cm" svg:x="12.702cm" svg:y="15.8cm" svg:viewBox="0 0 20 20" svg:d="M10 20c14 0 14-20 0-20-13 0-13 20 0 20z">
          <text:p/>
        </draw:path>
        <draw:path draw:style-name="gr1" draw:text-style-name="P1" draw:layer="layout" svg:width="0.019cm" svg:height="0.019cm" svg:x="13.202cm" svg:y="15.8cm" svg:viewBox="0 0 20 20" svg:d="M10 20c14 0 14-20 0-20-13 0-13 20 0 20z">
          <text:p/>
        </draw:path>
        <draw:path draw:style-name="gr1" draw:text-style-name="P1" draw:layer="layout" svg:width="0.019cm" svg:height="0.019cm" svg:x="13.702cm" svg:y="15.8cm" svg:viewBox="0 0 20 20" svg:d="M10 20c14 0 14-20 0-20-13 0-13 20 0 20z">
          <text:p/>
        </draw:path>
        <draw:path draw:style-name="gr1" draw:text-style-name="P1" draw:layer="layout" svg:width="0.019cm" svg:height="0.019cm" svg:x="14.202cm" svg:y="15.8cm" svg:viewBox="0 0 20 20" svg:d="M10 20c14 0 14-20 0-20-13 0-13 20 0 20z">
          <text:p/>
        </draw:path>
        <draw:path draw:style-name="gr1" draw:text-style-name="P1" draw:layer="layout" svg:width="0.019cm" svg:height="0.019cm" svg:x="14.702cm" svg:y="15.8cm" svg:viewBox="0 0 20 20" svg:d="M10 20c14 0 14-20 0-20-13 0-13 20 0 20z">
          <text:p/>
        </draw:path>
        <draw:path draw:style-name="gr1" draw:text-style-name="P1" draw:layer="layout" svg:width="0.019cm" svg:height="0.019cm" svg:x="15.202cm" svg:y="15.8cm" svg:viewBox="0 0 20 20" svg:d="M10 20c14 0 14-20 0-20-13 0-13 20 0 20z">
          <text:p/>
        </draw:path>
        <draw:path draw:style-name="gr1" draw:text-style-name="P1" draw:layer="layout" svg:width="0.019cm" svg:height="0.019cm" svg:x="15.702cm" svg:y="15.8cm" svg:viewBox="0 0 20 20" svg:d="M10 20c14 0 14-20 0-20-13 0-13 20 0 20z">
          <text:p/>
        </draw:path>
        <draw:path draw:style-name="gr1" draw:text-style-name="P1" draw:layer="layout" svg:width="0.019cm" svg:height="0.019cm" svg:x="16.202cm" svg:y="15.8cm" svg:viewBox="0 0 20 20" svg:d="M10 20c14 0 14-20 0-20-13 0-13 20 0 20z">
          <text:p/>
        </draw:path>
        <draw:path draw:style-name="gr1" draw:text-style-name="P1" draw:layer="layout" svg:width="0.019cm" svg:height="0.019cm" svg:x="0.702cm" svg:y="16.3cm" svg:viewBox="0 0 20 20" svg:d="M10 20c14 0 14-20 0-20-13 0-13 20 0 20z">
          <text:p/>
        </draw:path>
        <draw:path draw:style-name="gr1" draw:text-style-name="P1" draw:layer="layout" svg:width="0.019cm" svg:height="0.019cm" svg:x="1.202cm" svg:y="16.3cm" svg:viewBox="0 0 20 20" svg:d="M10 20c14 0 14-20 0-20-13 0-13 20 0 20z">
          <text:p/>
        </draw:path>
        <draw:path draw:style-name="gr1" draw:text-style-name="P1" draw:layer="layout" svg:width="0.019cm" svg:height="0.019cm" svg:x="1.702cm" svg:y="16.3cm" svg:viewBox="0 0 20 20" svg:d="M10 20c14 0 14-20 0-20-13 0-13 20 0 20z">
          <text:p/>
        </draw:path>
        <draw:path draw:style-name="gr1" draw:text-style-name="P1" draw:layer="layout" svg:width="0.019cm" svg:height="0.019cm" svg:x="2.202cm" svg:y="16.3cm" svg:viewBox="0 0 20 20" svg:d="M10 20c14 0 14-20 0-20-13 0-13 20 0 20z">
          <text:p/>
        </draw:path>
        <draw:path draw:style-name="gr1" draw:text-style-name="P1" draw:layer="layout" svg:width="0.019cm" svg:height="0.019cm" svg:x="2.702cm" svg:y="16.3cm" svg:viewBox="0 0 20 20" svg:d="M10 20c14 0 14-20 0-20-13 0-13 20 0 20z">
          <text:p/>
        </draw:path>
        <draw:path draw:style-name="gr1" draw:text-style-name="P1" draw:layer="layout" svg:width="0.019cm" svg:height="0.019cm" svg:x="3.202cm" svg:y="16.3cm" svg:viewBox="0 0 20 20" svg:d="M10 20c14 0 14-20 0-20-13 0-13 20 0 20z">
          <text:p/>
        </draw:path>
        <draw:path draw:style-name="gr1" draw:text-style-name="P1" draw:layer="layout" svg:width="0.019cm" svg:height="0.019cm" svg:x="3.702cm" svg:y="16.3cm" svg:viewBox="0 0 20 20" svg:d="M10 20c14 0 14-20 0-20-13 0-13 20 0 20z">
          <text:p/>
        </draw:path>
        <draw:path draw:style-name="gr1" draw:text-style-name="P1" draw:layer="layout" svg:width="0.019cm" svg:height="0.019cm" svg:x="4.202cm" svg:y="16.3cm" svg:viewBox="0 0 20 20" svg:d="M10 20c14 0 14-20 0-20-13 0-13 20 0 20z">
          <text:p/>
        </draw:path>
        <draw:path draw:style-name="gr1" draw:text-style-name="P1" draw:layer="layout" svg:width="0.019cm" svg:height="0.019cm" svg:x="4.702cm" svg:y="16.3cm" svg:viewBox="0 0 20 20" svg:d="M10 20c14 0 14-20 0-20-13 0-13 20 0 20z">
          <text:p/>
        </draw:path>
        <draw:path draw:style-name="gr1" draw:text-style-name="P1" draw:layer="layout" svg:width="0.019cm" svg:height="0.019cm" svg:x="5.202cm" svg:y="16.3cm" svg:viewBox="0 0 20 20" svg:d="M10 20c14 0 14-20 0-20-13 0-13 20 0 20z">
          <text:p/>
        </draw:path>
        <draw:path draw:style-name="gr1" draw:text-style-name="P1" draw:layer="layout" svg:width="0.019cm" svg:height="0.019cm" svg:x="5.702cm" svg:y="16.3cm" svg:viewBox="0 0 20 20" svg:d="M10 20c14 0 14-20 0-20-13 0-13 20 0 20z">
          <text:p/>
        </draw:path>
        <draw:path draw:style-name="gr1" draw:text-style-name="P1" draw:layer="layout" svg:width="0.019cm" svg:height="0.019cm" svg:x="6.202cm" svg:y="16.3cm" svg:viewBox="0 0 20 20" svg:d="M10 20c14 0 14-20 0-20-13 0-13 20 0 20z">
          <text:p/>
        </draw:path>
        <draw:path draw:style-name="gr1" draw:text-style-name="P1" draw:layer="layout" svg:width="0.019cm" svg:height="0.019cm" svg:x="6.702cm" svg:y="16.3cm" svg:viewBox="0 0 20 20" svg:d="M10 20c14 0 14-20 0-20-13 0-13 20 0 20z">
          <text:p/>
        </draw:path>
        <draw:path draw:style-name="gr1" draw:text-style-name="P1" draw:layer="layout" svg:width="0.019cm" svg:height="0.019cm" svg:x="7.202cm" svg:y="16.3cm" svg:viewBox="0 0 20 20" svg:d="M10 20c14 0 14-20 0-20-13 0-13 20 0 20z">
          <text:p/>
        </draw:path>
        <draw:path draw:style-name="gr1" draw:text-style-name="P1" draw:layer="layout" svg:width="0.019cm" svg:height="0.019cm" svg:x="7.702cm" svg:y="16.3cm" svg:viewBox="0 0 20 20" svg:d="M10 20c14 0 14-20 0-20-13 0-13 20 0 20z">
          <text:p/>
        </draw:path>
        <draw:path draw:style-name="gr1" draw:text-style-name="P1" draw:layer="layout" svg:width="0.019cm" svg:height="0.019cm" svg:x="8.202cm" svg:y="16.3cm" svg:viewBox="0 0 20 20" svg:d="M10 20c14 0 14-20 0-20-13 0-13 20 0 20z">
          <text:p/>
        </draw:path>
        <draw:path draw:style-name="gr1" draw:text-style-name="P1" draw:layer="layout" svg:width="0.019cm" svg:height="0.019cm" svg:x="8.703cm" svg:y="16.3cm" svg:viewBox="0 0 20 20" svg:d="M10 20c14 0 14-20 0-20-13 0-13 20 0 20z">
          <text:p/>
        </draw:path>
        <draw:path draw:style-name="gr1" draw:text-style-name="P1" draw:layer="layout" svg:width="0.019cm" svg:height="0.019cm" svg:x="9.203cm" svg:y="16.3cm" svg:viewBox="0 0 20 20" svg:d="M10 20c14 0 14-20 0-20-13 0-13 20 0 20z">
          <text:p/>
        </draw:path>
        <draw:path draw:style-name="gr1" draw:text-style-name="P1" draw:layer="layout" svg:width="0.019cm" svg:height="0.019cm" svg:x="9.703cm" svg:y="16.3cm" svg:viewBox="0 0 20 20" svg:d="M10 20c14 0 14-20 0-20-13 0-13 20 0 20z">
          <text:p/>
        </draw:path>
        <draw:path draw:style-name="gr1" draw:text-style-name="P1" draw:layer="layout" svg:width="0.019cm" svg:height="0.019cm" svg:x="10.203cm" svg:y="16.3cm" svg:viewBox="0 0 20 20" svg:d="M10 20c14 0 14-20 0-20-13 0-13 20 0 20z">
          <text:p/>
        </draw:path>
        <draw:path draw:style-name="gr1" draw:text-style-name="P1" draw:layer="layout" svg:width="0.019cm" svg:height="0.019cm" svg:x="10.703cm" svg:y="16.3cm" svg:viewBox="0 0 20 20" svg:d="M10 20c14 0 14-20 0-20-13 0-13 20 0 20z">
          <text:p/>
        </draw:path>
        <draw:path draw:style-name="gr1" draw:text-style-name="P1" draw:layer="layout" svg:width="0.019cm" svg:height="0.019cm" svg:x="11.203cm" svg:y="16.3cm" svg:viewBox="0 0 20 20" svg:d="M10 20c14 0 14-20 0-20-13 0-13 20 0 20z">
          <text:p/>
        </draw:path>
        <draw:path draw:style-name="gr1" draw:text-style-name="P1" draw:layer="layout" svg:width="0.019cm" svg:height="0.019cm" svg:x="11.703cm" svg:y="16.3cm" svg:viewBox="0 0 20 20" svg:d="M10 20c14 0 14-20 0-20-13 0-13 20 0 20z">
          <text:p/>
        </draw:path>
        <draw:path draw:style-name="gr1" draw:text-style-name="P1" draw:layer="layout" svg:width="0.019cm" svg:height="0.019cm" svg:x="12.203cm" svg:y="16.3cm" svg:viewBox="0 0 20 20" svg:d="M10 20c14 0 14-20 0-20-13 0-13 20 0 20z">
          <text:p/>
        </draw:path>
        <draw:path draw:style-name="gr1" draw:text-style-name="P1" draw:layer="layout" svg:width="0.019cm" svg:height="0.019cm" svg:x="12.703cm" svg:y="16.3cm" svg:viewBox="0 0 20 20" svg:d="M10 20c14 0 14-20 0-20-13 0-13 20 0 20z">
          <text:p/>
        </draw:path>
        <draw:path draw:style-name="gr1" draw:text-style-name="P1" draw:layer="layout" svg:width="0.019cm" svg:height="0.019cm" svg:x="13.203cm" svg:y="16.3cm" svg:viewBox="0 0 20 20" svg:d="M10 20c14 0 14-20 0-20-13 0-13 20 0 20z">
          <text:p/>
        </draw:path>
        <draw:path draw:style-name="gr1" draw:text-style-name="P1" draw:layer="layout" svg:width="0.019cm" svg:height="0.019cm" svg:x="13.703cm" svg:y="16.3cm" svg:viewBox="0 0 20 20" svg:d="M10 20c14 0 14-20 0-20-13 0-13 20 0 20z">
          <text:p/>
        </draw:path>
        <draw:path draw:style-name="gr1" draw:text-style-name="P1" draw:layer="layout" svg:width="0.019cm" svg:height="0.019cm" svg:x="14.203cm" svg:y="16.3cm" svg:viewBox="0 0 20 20" svg:d="M10 20c14 0 14-20 0-20-13 0-13 20 0 20z">
          <text:p/>
        </draw:path>
        <draw:path draw:style-name="gr1" draw:text-style-name="P1" draw:layer="layout" svg:width="0.019cm" svg:height="0.019cm" svg:x="14.703cm" svg:y="16.3cm" svg:viewBox="0 0 20 20" svg:d="M10 20c14 0 14-20 0-20-13 0-13 20 0 20z">
          <text:p/>
        </draw:path>
        <draw:path draw:style-name="gr1" draw:text-style-name="P1" draw:layer="layout" svg:width="0.019cm" svg:height="0.019cm" svg:x="15.203cm" svg:y="16.3cm" svg:viewBox="0 0 20 20" svg:d="M10 20c14 0 14-20 0-20-13 0-13 20 0 20z">
          <text:p/>
        </draw:path>
        <draw:path draw:style-name="gr1" draw:text-style-name="P1" draw:layer="layout" svg:width="0.019cm" svg:height="0.019cm" svg:x="15.703cm" svg:y="16.3cm" svg:viewBox="0 0 20 20" svg:d="M10 20c14 0 14-20 0-20-13 0-13 20 0 20z">
          <text:p/>
        </draw:path>
        <draw:path draw:style-name="gr1" draw:text-style-name="P1" draw:layer="layout" svg:width="0.019cm" svg:height="0.019cm" svg:x="16.203cm" svg:y="16.3cm" svg:viewBox="0 0 20 20" svg:d="M10 20c14 0 14-20 0-20-13 0-13 20 0 20z">
          <text:p/>
        </draw:path>
        <draw:path draw:style-name="gr1" draw:text-style-name="P1" draw:layer="layout" svg:width="0.019cm" svg:height="0.019cm" svg:x="16.702cm" svg:y="16.3cm" svg:viewBox="0 0 20 20" svg:d="M10 20c14 0 14-20 0-20-13 0-13 20 0 20z">
          <text:p/>
        </draw:path>
        <draw:path draw:style-name="gr1" draw:text-style-name="P1" draw:layer="layout" svg:width="0.019cm" svg:height="0.019cm" svg:x="17.202cm" svg:y="16.3cm" svg:viewBox="0 0 20 20" svg:d="M10 20c14 0 14-20 0-20-13 0-13 20 0 20z">
          <text:p/>
        </draw:path>
        <draw:path draw:style-name="gr1" draw:text-style-name="P1" draw:layer="layout" svg:width="0.019cm" svg:height="0.019cm" svg:x="17.702cm" svg:y="16.3cm" svg:viewBox="0 0 20 20" svg:d="M10 20c14 0 14-20 0-20-13 0-13 20 0 20z">
          <text:p/>
        </draw:path>
        <draw:path draw:style-name="gr1" draw:text-style-name="P1" draw:layer="layout" svg:width="0.019cm" svg:height="0.019cm" svg:x="18.202cm" svg:y="16.3cm" svg:viewBox="0 0 20 20" svg:d="M10 20c14 0 14-20 0-20-13 0-13 20 0 20z">
          <text:p/>
        </draw:path>
        <draw:path draw:style-name="gr1" draw:text-style-name="P1" draw:layer="layout" svg:width="0.019cm" svg:height="0.019cm" svg:x="18.702cm" svg:y="16.3cm" svg:viewBox="0 0 20 20" svg:d="M10 20c14 0 14-20 0-20-13 0-13 20 0 20z">
          <text:p/>
        </draw:path>
        <draw:path draw:style-name="gr1" draw:text-style-name="P1" draw:layer="layout" svg:width="0.019cm" svg:height="0.019cm" svg:x="19.202cm" svg:y="16.3cm" svg:viewBox="0 0 20 20" svg:d="M10 20c14 0 14-20 0-20-13 0-13 20 0 20z">
          <text:p/>
        </draw:path>
        <draw:path draw:style-name="gr1" draw:text-style-name="P1" draw:layer="layout" svg:width="0.019cm" svg:height="0.019cm" svg:x="19.702cm" svg:y="16.3cm" svg:viewBox="0 0 20 20" svg:d="M10 20c14 0 14-20 0-20-13 0-13 20 0 20z">
          <text:p/>
        </draw:path>
        <draw:path draw:style-name="gr1" draw:text-style-name="P1" draw:layer="layout" svg:width="0.019cm" svg:height="0.019cm" svg:x="20.202cm" svg:y="16.3cm" svg:viewBox="0 0 20 20" svg:d="M10 20c14 0 14-20 0-20-13 0-13 20 0 20z">
          <text:p/>
        </draw:path>
        <draw:path draw:style-name="gr1" draw:text-style-name="P1" draw:layer="layout" svg:width="0.019cm" svg:height="0.019cm" svg:x="20.702cm" svg:y="16.3cm" svg:viewBox="0 0 20 20" svg:d="M10 20c14 0 14-20 0-20-13 0-13 20 0 20z">
          <text:p/>
        </draw:path>
        <draw:path draw:style-name="gr1" draw:text-style-name="P1" draw:layer="layout" svg:width="0.019cm" svg:height="0.019cm" svg:x="21.202cm" svg:y="16.3cm" svg:viewBox="0 0 20 20" svg:d="M10 20c14 0 14-20 0-20-13 0-13 20 0 20z">
          <text:p/>
        </draw:path>
        <draw:path draw:style-name="gr1" draw:text-style-name="P1" draw:layer="layout" svg:width="0.019cm" svg:height="0.019cm" svg:x="21.702cm" svg:y="16.3cm" svg:viewBox="0 0 20 20" svg:d="M10 20c14 0 14-20 0-20-13 0-13 20 0 20z">
          <text:p/>
        </draw:path>
        <draw:path draw:style-name="gr1" draw:text-style-name="P1" draw:layer="layout" svg:width="0.019cm" svg:height="0.019cm" svg:x="22.202cm" svg:y="16.3cm" svg:viewBox="0 0 20 20" svg:d="M10 20c14 0 14-20 0-20-13 0-13 20 0 20z">
          <text:p/>
        </draw:path>
        <draw:path draw:style-name="gr1" draw:text-style-name="P1" draw:layer="layout" svg:width="0.019cm" svg:height="0.019cm" svg:x="22.702cm" svg:y="16.3cm" svg:viewBox="0 0 20 20" svg:d="M10 20c14 0 14-20 0-20-13 0-13 20 0 20z">
          <text:p/>
        </draw:path>
        <draw:path draw:style-name="gr1" draw:text-style-name="P1" draw:layer="layout" svg:width="0.019cm" svg:height="0.019cm" svg:x="23.202cm" svg:y="16.3cm" svg:viewBox="0 0 20 20" svg:d="M10 20c14 0 14-20 0-20-13 0-13 20 0 20z">
          <text:p/>
        </draw:path>
        <draw:path draw:style-name="gr1" draw:text-style-name="P1" draw:layer="layout" svg:width="0.019cm" svg:height="0.019cm" svg:x="23.702cm" svg:y="16.3cm" svg:viewBox="0 0 20 20" svg:d="M10 20c14 0 14-20 0-20-13 0-13 20 0 20z">
          <text:p/>
        </draw:path>
        <draw:path draw:style-name="gr1" draw:text-style-name="P1" draw:layer="layout" svg:width="0.019cm" svg:height="0.019cm" svg:x="24.202cm" svg:y="16.3cm" svg:viewBox="0 0 20 20" svg:d="M10 20c14 0 14-20 0-20-13 0-13 20 0 20z">
          <text:p/>
        </draw:path>
        <draw:path draw:style-name="gr1" draw:text-style-name="P1" draw:layer="layout" svg:width="0.019cm" svg:height="0.019cm" svg:x="24.703cm" svg:y="16.3cm" svg:viewBox="0 0 20 20" svg:d="M10 20c14 0 14-20 0-20-13 0-13 20 0 20z">
          <text:p/>
        </draw:path>
        <draw:path draw:style-name="gr1" draw:text-style-name="P1" draw:layer="layout" svg:width="0.019cm" svg:height="0.019cm" svg:x="25.203cm" svg:y="16.3cm" svg:viewBox="0 0 20 20" svg:d="M10 20c14 0 14-20 0-20-13 0-13 20 0 20z">
          <text:p/>
        </draw:path>
        <draw:path draw:style-name="gr1" draw:text-style-name="P1" draw:layer="layout" svg:width="0.019cm" svg:height="0.019cm" svg:x="25.703cm" svg:y="16.3cm" svg:viewBox="0 0 20 20" svg:d="M10 20c14 0 14-20 0-20-13 0-13 20 0 20z">
          <text:p/>
        </draw:path>
        <draw:path draw:style-name="gr1" draw:text-style-name="P1" draw:layer="layout" svg:width="0.019cm" svg:height="0.019cm" svg:x="26.203cm" svg:y="16.3cm" svg:viewBox="0 0 20 20" svg:d="M10 20c14 0 14-20 0-20-13 0-13 20 0 20z">
          <text:p/>
        </draw:path>
        <draw:path draw:style-name="gr1" draw:text-style-name="P1" draw:layer="layout" svg:width="0.019cm" svg:height="0.019cm" svg:x="26.703cm" svg:y="16.3cm" svg:viewBox="0 0 20 20" svg:d="M10 20c14 0 14-20 0-20-13 0-13 20 0 20z">
          <text:p/>
        </draw:path>
        <draw:path draw:style-name="gr1" draw:text-style-name="P1" draw:layer="layout" svg:width="0.019cm" svg:height="0.019cm" svg:x="27.203cm" svg:y="16.3cm" svg:viewBox="0 0 20 20" svg:d="M10 20c14 0 14-20 0-20-13 0-13 20 0 20z">
          <text:p/>
        </draw:path>
        <draw:path draw:style-name="gr1" draw:text-style-name="P1" draw:layer="layout" svg:width="0.019cm" svg:height="0.019cm" svg:x="0.702cm" svg:y="16.3cm" svg:viewBox="0 0 20 20" svg:d="M10 20c14 0 14-20 0-20-13 0-13 20 0 20z">
          <text:p/>
        </draw:path>
        <draw:path draw:style-name="gr1" draw:text-style-name="P1" draw:layer="layout" svg:width="0.019cm" svg:height="0.019cm" svg:x="1.202cm" svg:y="16.3cm" svg:viewBox="0 0 20 20" svg:d="M10 20c14 0 14-20 0-20-13 0-13 20 0 20z">
          <text:p/>
        </draw:path>
        <draw:path draw:style-name="gr1" draw:text-style-name="P1" draw:layer="layout" svg:width="0.019cm" svg:height="0.019cm" svg:x="1.702cm" svg:y="16.3cm" svg:viewBox="0 0 20 20" svg:d="M10 20c14 0 14-20 0-20-13 0-13 20 0 20z">
          <text:p/>
        </draw:path>
        <draw:path draw:style-name="gr1" draw:text-style-name="P1" draw:layer="layout" svg:width="0.019cm" svg:height="0.019cm" svg:x="2.202cm" svg:y="16.3cm" svg:viewBox="0 0 20 20" svg:d="M10 20c14 0 14-20 0-20-13 0-13 20 0 20z">
          <text:p/>
        </draw:path>
        <draw:path draw:style-name="gr1" draw:text-style-name="P1" draw:layer="layout" svg:width="0.019cm" svg:height="0.019cm" svg:x="2.702cm" svg:y="16.3cm" svg:viewBox="0 0 20 20" svg:d="M10 20c14 0 14-20 0-20-13 0-13 20 0 20z">
          <text:p/>
        </draw:path>
        <draw:path draw:style-name="gr1" draw:text-style-name="P1" draw:layer="layout" svg:width="0.019cm" svg:height="0.019cm" svg:x="3.202cm" svg:y="16.3cm" svg:viewBox="0 0 20 20" svg:d="M10 20c14 0 14-20 0-20-13 0-13 20 0 20z">
          <text:p/>
        </draw:path>
        <draw:path draw:style-name="gr1" draw:text-style-name="P1" draw:layer="layout" svg:width="0.019cm" svg:height="0.019cm" svg:x="3.702cm" svg:y="16.3cm" svg:viewBox="0 0 20 20" svg:d="M10 20c14 0 14-20 0-20-13 0-13 20 0 20z">
          <text:p/>
        </draw:path>
        <draw:path draw:style-name="gr1" draw:text-style-name="P1" draw:layer="layout" svg:width="0.019cm" svg:height="0.019cm" svg:x="4.202cm" svg:y="16.3cm" svg:viewBox="0 0 20 20" svg:d="M10 20c14 0 14-20 0-20-13 0-13 20 0 20z">
          <text:p/>
        </draw:path>
        <draw:path draw:style-name="gr1" draw:text-style-name="P1" draw:layer="layout" svg:width="0.019cm" svg:height="0.019cm" svg:x="4.702cm" svg:y="16.3cm" svg:viewBox="0 0 20 20" svg:d="M10 20c14 0 14-20 0-20-13 0-13 20 0 20z">
          <text:p/>
        </draw:path>
        <draw:path draw:style-name="gr1" draw:text-style-name="P1" draw:layer="layout" svg:width="0.019cm" svg:height="0.019cm" svg:x="5.202cm" svg:y="16.3cm" svg:viewBox="0 0 20 20" svg:d="M10 20c14 0 14-20 0-20-13 0-13 20 0 20z">
          <text:p/>
        </draw:path>
        <draw:path draw:style-name="gr1" draw:text-style-name="P1" draw:layer="layout" svg:width="0.019cm" svg:height="0.019cm" svg:x="5.702cm" svg:y="16.3cm" svg:viewBox="0 0 20 20" svg:d="M10 20c14 0 14-20 0-20-13 0-13 20 0 20z">
          <text:p/>
        </draw:path>
        <draw:path draw:style-name="gr1" draw:text-style-name="P1" draw:layer="layout" svg:width="0.019cm" svg:height="0.019cm" svg:x="6.202cm" svg:y="16.3cm" svg:viewBox="0 0 20 20" svg:d="M10 20c14 0 14-20 0-20-13 0-13 20 0 20z">
          <text:p/>
        </draw:path>
        <draw:path draw:style-name="gr1" draw:text-style-name="P1" draw:layer="layout" svg:width="0.019cm" svg:height="0.019cm" svg:x="6.702cm" svg:y="16.3cm" svg:viewBox="0 0 20 20" svg:d="M10 20c14 0 14-20 0-20-13 0-13 20 0 20z">
          <text:p/>
        </draw:path>
        <draw:path draw:style-name="gr1" draw:text-style-name="P1" draw:layer="layout" svg:width="0.019cm" svg:height="0.019cm" svg:x="7.202cm" svg:y="16.3cm" svg:viewBox="0 0 20 20" svg:d="M10 20c14 0 14-20 0-20-13 0-13 20 0 20z">
          <text:p/>
        </draw:path>
        <draw:path draw:style-name="gr1" draw:text-style-name="P1" draw:layer="layout" svg:width="0.019cm" svg:height="0.019cm" svg:x="7.702cm" svg:y="16.3cm" svg:viewBox="0 0 20 20" svg:d="M10 20c14 0 14-20 0-20-13 0-13 20 0 20z">
          <text:p/>
        </draw:path>
        <draw:path draw:style-name="gr1" draw:text-style-name="P1" draw:layer="layout" svg:width="0.019cm" svg:height="0.019cm" svg:x="8.202cm" svg:y="16.3cm" svg:viewBox="0 0 20 20" svg:d="M10 20c14 0 14-20 0-20-13 0-13 20 0 20z">
          <text:p/>
        </draw:path>
        <draw:path draw:style-name="gr1" draw:text-style-name="P1" draw:layer="layout" svg:width="0.019cm" svg:height="0.019cm" svg:x="8.703cm" svg:y="16.3cm" svg:viewBox="0 0 20 20" svg:d="M10 20c14 0 14-20 0-20-13 0-13 20 0 20z">
          <text:p/>
        </draw:path>
        <draw:path draw:style-name="gr1" draw:text-style-name="P1" draw:layer="layout" svg:width="0.019cm" svg:height="0.019cm" svg:x="9.203cm" svg:y="16.3cm" svg:viewBox="0 0 20 20" svg:d="M10 20c14 0 14-20 0-20-13 0-13 20 0 20z">
          <text:p/>
        </draw:path>
        <draw:path draw:style-name="gr1" draw:text-style-name="P1" draw:layer="layout" svg:width="0.019cm" svg:height="0.019cm" svg:x="9.703cm" svg:y="16.3cm" svg:viewBox="0 0 20 20" svg:d="M10 20c14 0 14-20 0-20-13 0-13 20 0 20z">
          <text:p/>
        </draw:path>
        <draw:path draw:style-name="gr1" draw:text-style-name="P1" draw:layer="layout" svg:width="0.019cm" svg:height="0.019cm" svg:x="10.203cm" svg:y="16.3cm" svg:viewBox="0 0 20 20" svg:d="M10 20c14 0 14-20 0-20-13 0-13 20 0 20z">
          <text:p/>
        </draw:path>
        <draw:path draw:style-name="gr1" draw:text-style-name="P1" draw:layer="layout" svg:width="0.019cm" svg:height="0.019cm" svg:x="10.703cm" svg:y="16.3cm" svg:viewBox="0 0 20 20" svg:d="M10 20c14 0 14-20 0-20-13 0-13 20 0 20z">
          <text:p/>
        </draw:path>
        <draw:path draw:style-name="gr1" draw:text-style-name="P1" draw:layer="layout" svg:width="0.019cm" svg:height="0.019cm" svg:x="11.203cm" svg:y="16.3cm" svg:viewBox="0 0 20 20" svg:d="M10 20c14 0 14-20 0-20-13 0-13 20 0 20z">
          <text:p/>
        </draw:path>
        <draw:path draw:style-name="gr1" draw:text-style-name="P1" draw:layer="layout" svg:width="0.019cm" svg:height="0.019cm" svg:x="11.703cm" svg:y="16.3cm" svg:viewBox="0 0 20 20" svg:d="M10 20c14 0 14-20 0-20-13 0-13 20 0 20z">
          <text:p/>
        </draw:path>
        <draw:path draw:style-name="gr1" draw:text-style-name="P1" draw:layer="layout" svg:width="0.019cm" svg:height="0.019cm" svg:x="12.203cm" svg:y="16.3cm" svg:viewBox="0 0 20 20" svg:d="M10 20c14 0 14-20 0-20-13 0-13 20 0 20z">
          <text:p/>
        </draw:path>
        <draw:path draw:style-name="gr1" draw:text-style-name="P1" draw:layer="layout" svg:width="0.019cm" svg:height="0.019cm" svg:x="12.703cm" svg:y="16.3cm" svg:viewBox="0 0 20 20" svg:d="M10 20c14 0 14-20 0-20-13 0-13 20 0 20z">
          <text:p/>
        </draw:path>
        <draw:path draw:style-name="gr1" draw:text-style-name="P1" draw:layer="layout" svg:width="0.019cm" svg:height="0.019cm" svg:x="13.203cm" svg:y="16.3cm" svg:viewBox="0 0 20 20" svg:d="M10 20c14 0 14-20 0-20-13 0-13 20 0 20z">
          <text:p/>
        </draw:path>
        <draw:path draw:style-name="gr1" draw:text-style-name="P1" draw:layer="layout" svg:width="0.019cm" svg:height="0.019cm" svg:x="13.703cm" svg:y="16.3cm" svg:viewBox="0 0 20 20" svg:d="M10 20c14 0 14-20 0-20-13 0-13 20 0 20z">
          <text:p/>
        </draw:path>
        <draw:path draw:style-name="gr1" draw:text-style-name="P1" draw:layer="layout" svg:width="0.019cm" svg:height="0.019cm" svg:x="14.203cm" svg:y="16.3cm" svg:viewBox="0 0 20 20" svg:d="M10 20c14 0 14-20 0-20-13 0-13 20 0 20z">
          <text:p/>
        </draw:path>
        <draw:path draw:style-name="gr1" draw:text-style-name="P1" draw:layer="layout" svg:width="0.019cm" svg:height="0.019cm" svg:x="14.703cm" svg:y="16.3cm" svg:viewBox="0 0 20 20" svg:d="M10 20c14 0 14-20 0-20-13 0-13 20 0 20z">
          <text:p/>
        </draw:path>
        <draw:path draw:style-name="gr1" draw:text-style-name="P1" draw:layer="layout" svg:width="0.019cm" svg:height="0.019cm" svg:x="15.203cm" svg:y="16.3cm" svg:viewBox="0 0 20 20" svg:d="M10 20c14 0 14-20 0-20-13 0-13 20 0 20z">
          <text:p/>
        </draw:path>
        <draw:path draw:style-name="gr1" draw:text-style-name="P1" draw:layer="layout" svg:width="0.019cm" svg:height="0.019cm" svg:x="15.703cm" svg:y="16.3cm" svg:viewBox="0 0 20 20" svg:d="M10 20c14 0 14-20 0-20-13 0-13 20 0 20z">
          <text:p/>
        </draw:path>
        <draw:path draw:style-name="gr1" draw:text-style-name="P1" draw:layer="layout" svg:width="0.019cm" svg:height="0.019cm" svg:x="16.203cm" svg:y="16.3cm" svg:viewBox="0 0 20 20" svg:d="M10 20c14 0 14-20 0-20-13 0-13 20 0 20z">
          <text:p/>
        </draw:path>
        <draw:path draw:style-name="gr1" draw:text-style-name="P1" draw:layer="layout" svg:width="0.019cm" svg:height="0.019cm" svg:x="0.702cm" svg:y="16.8cm" svg:viewBox="0 0 20 20" svg:d="M10 20c14 0 14-20 0-20-13 0-13 20 0 20z">
          <text:p/>
        </draw:path>
        <draw:path draw:style-name="gr1" draw:text-style-name="P1" draw:layer="layout" svg:width="0.019cm" svg:height="0.019cm" svg:x="1.202cm" svg:y="16.8cm" svg:viewBox="0 0 20 20" svg:d="M10 20c14 0 14-20 0-20-13 0-13 20 0 20z">
          <text:p/>
        </draw:path>
        <draw:path draw:style-name="gr1" draw:text-style-name="P1" draw:layer="layout" svg:width="0.019cm" svg:height="0.019cm" svg:x="1.702cm" svg:y="16.8cm" svg:viewBox="0 0 20 20" svg:d="M10 20c14 0 14-20 0-20-13 0-13 20 0 20z">
          <text:p/>
        </draw:path>
        <draw:path draw:style-name="gr1" draw:text-style-name="P1" draw:layer="layout" svg:width="0.019cm" svg:height="0.019cm" svg:x="2.202cm" svg:y="16.8cm" svg:viewBox="0 0 20 20" svg:d="M10 20c14 0 14-20 0-20-13 0-13 20 0 20z">
          <text:p/>
        </draw:path>
        <draw:path draw:style-name="gr1" draw:text-style-name="P1" draw:layer="layout" svg:width="0.019cm" svg:height="0.019cm" svg:x="2.702cm" svg:y="16.8cm" svg:viewBox="0 0 20 20" svg:d="M10 20c14 0 14-20 0-20-13 0-13 20 0 20z">
          <text:p/>
        </draw:path>
        <draw:path draw:style-name="gr1" draw:text-style-name="P1" draw:layer="layout" svg:width="0.019cm" svg:height="0.019cm" svg:x="3.202cm" svg:y="16.8cm" svg:viewBox="0 0 20 20" svg:d="M10 20c14 0 14-20 0-20-13 0-13 20 0 20z">
          <text:p/>
        </draw:path>
        <draw:path draw:style-name="gr1" draw:text-style-name="P1" draw:layer="layout" svg:width="0.019cm" svg:height="0.019cm" svg:x="3.702cm" svg:y="16.8cm" svg:viewBox="0 0 20 20" svg:d="M10 20c14 0 14-20 0-20-13 0-13 20 0 20z">
          <text:p/>
        </draw:path>
        <draw:path draw:style-name="gr1" draw:text-style-name="P1" draw:layer="layout" svg:width="0.019cm" svg:height="0.019cm" svg:x="4.202cm" svg:y="16.8cm" svg:viewBox="0 0 20 20" svg:d="M10 20c14 0 14-20 0-20-13 0-13 20 0 20z">
          <text:p/>
        </draw:path>
        <draw:path draw:style-name="gr1" draw:text-style-name="P1" draw:layer="layout" svg:width="0.019cm" svg:height="0.019cm" svg:x="4.702cm" svg:y="16.8cm" svg:viewBox="0 0 20 20" svg:d="M10 20c14 0 14-20 0-20-13 0-13 20 0 20z">
          <text:p/>
        </draw:path>
        <draw:path draw:style-name="gr1" draw:text-style-name="P1" draw:layer="layout" svg:width="0.019cm" svg:height="0.019cm" svg:x="5.202cm" svg:y="16.8cm" svg:viewBox="0 0 20 20" svg:d="M10 20c14 0 14-20 0-20-13 0-13 20 0 20z">
          <text:p/>
        </draw:path>
        <draw:path draw:style-name="gr1" draw:text-style-name="P1" draw:layer="layout" svg:width="0.019cm" svg:height="0.019cm" svg:x="5.702cm" svg:y="16.8cm" svg:viewBox="0 0 20 20" svg:d="M10 20c14 0 14-20 0-20-13 0-13 20 0 20z">
          <text:p/>
        </draw:path>
        <draw:path draw:style-name="gr1" draw:text-style-name="P1" draw:layer="layout" svg:width="0.019cm" svg:height="0.019cm" svg:x="6.202cm" svg:y="16.8cm" svg:viewBox="0 0 20 20" svg:d="M10 20c14 0 14-20 0-20-13 0-13 20 0 20z">
          <text:p/>
        </draw:path>
        <draw:path draw:style-name="gr1" draw:text-style-name="P1" draw:layer="layout" svg:width="0.019cm" svg:height="0.019cm" svg:x="6.702cm" svg:y="16.8cm" svg:viewBox="0 0 20 20" svg:d="M10 20c14 0 14-20 0-20-13 0-13 20 0 20z">
          <text:p/>
        </draw:path>
        <draw:path draw:style-name="gr1" draw:text-style-name="P1" draw:layer="layout" svg:width="0.019cm" svg:height="0.019cm" svg:x="7.202cm" svg:y="16.8cm" svg:viewBox="0 0 20 20" svg:d="M10 20c14 0 14-20 0-20-13 0-13 20 0 20z">
          <text:p/>
        </draw:path>
        <draw:path draw:style-name="gr1" draw:text-style-name="P1" draw:layer="layout" svg:width="0.019cm" svg:height="0.019cm" svg:x="7.702cm" svg:y="16.8cm" svg:viewBox="0 0 20 20" svg:d="M10 20c14 0 14-20 0-20-13 0-13 20 0 20z">
          <text:p/>
        </draw:path>
        <draw:path draw:style-name="gr1" draw:text-style-name="P1" draw:layer="layout" svg:width="0.019cm" svg:height="0.019cm" svg:x="8.202cm" svg:y="16.8cm" svg:viewBox="0 0 20 20" svg:d="M10 20c14 0 14-20 0-20-13 0-13 20 0 20z">
          <text:p/>
        </draw:path>
        <draw:path draw:style-name="gr1" draw:text-style-name="P1" draw:layer="layout" svg:width="0.019cm" svg:height="0.019cm" svg:x="8.703cm" svg:y="16.8cm" svg:viewBox="0 0 20 20" svg:d="M10 20c14 0 14-20 0-20-13 0-13 20 0 20z">
          <text:p/>
        </draw:path>
        <draw:path draw:style-name="gr1" draw:text-style-name="P1" draw:layer="layout" svg:width="0.019cm" svg:height="0.019cm" svg:x="9.203cm" svg:y="16.8cm" svg:viewBox="0 0 20 20" svg:d="M10 20c14 0 14-20 0-20-13 0-13 20 0 20z">
          <text:p/>
        </draw:path>
        <draw:path draw:style-name="gr1" draw:text-style-name="P1" draw:layer="layout" svg:width="0.019cm" svg:height="0.019cm" svg:x="9.703cm" svg:y="16.8cm" svg:viewBox="0 0 20 20" svg:d="M10 20c14 0 14-20 0-20-13 0-13 20 0 20z">
          <text:p/>
        </draw:path>
        <draw:path draw:style-name="gr1" draw:text-style-name="P1" draw:layer="layout" svg:width="0.019cm" svg:height="0.019cm" svg:x="10.203cm" svg:y="16.8cm" svg:viewBox="0 0 20 20" svg:d="M10 20c14 0 14-20 0-20-13 0-13 20 0 20z">
          <text:p/>
        </draw:path>
        <draw:path draw:style-name="gr1" draw:text-style-name="P1" draw:layer="layout" svg:width="0.019cm" svg:height="0.019cm" svg:x="10.703cm" svg:y="16.8cm" svg:viewBox="0 0 20 20" svg:d="M10 20c14 0 14-20 0-20-13 0-13 20 0 20z">
          <text:p/>
        </draw:path>
        <draw:path draw:style-name="gr1" draw:text-style-name="P1" draw:layer="layout" svg:width="0.019cm" svg:height="0.019cm" svg:x="11.203cm" svg:y="16.8cm" svg:viewBox="0 0 20 20" svg:d="M10 20c14 0 14-20 0-20-13 0-13 20 0 20z">
          <text:p/>
        </draw:path>
        <draw:path draw:style-name="gr1" draw:text-style-name="P1" draw:layer="layout" svg:width="0.019cm" svg:height="0.019cm" svg:x="11.703cm" svg:y="16.8cm" svg:viewBox="0 0 20 20" svg:d="M10 20c14 0 14-20 0-20-13 0-13 20 0 20z">
          <text:p/>
        </draw:path>
        <draw:path draw:style-name="gr1" draw:text-style-name="P1" draw:layer="layout" svg:width="0.019cm" svg:height="0.019cm" svg:x="12.203cm" svg:y="16.8cm" svg:viewBox="0 0 20 20" svg:d="M10 20c14 0 14-20 0-20-13 0-13 20 0 20z">
          <text:p/>
        </draw:path>
        <draw:path draw:style-name="gr1" draw:text-style-name="P1" draw:layer="layout" svg:width="0.019cm" svg:height="0.019cm" svg:x="12.703cm" svg:y="16.8cm" svg:viewBox="0 0 20 20" svg:d="M10 20c14 0 14-20 0-20-13 0-13 20 0 20z">
          <text:p/>
        </draw:path>
        <draw:path draw:style-name="gr1" draw:text-style-name="P1" draw:layer="layout" svg:width="0.019cm" svg:height="0.019cm" svg:x="13.203cm" svg:y="16.8cm" svg:viewBox="0 0 20 20" svg:d="M10 20c14 0 14-20 0-20-13 0-13 20 0 20z">
          <text:p/>
        </draw:path>
        <draw:path draw:style-name="gr1" draw:text-style-name="P1" draw:layer="layout" svg:width="0.019cm" svg:height="0.019cm" svg:x="13.703cm" svg:y="16.8cm" svg:viewBox="0 0 20 20" svg:d="M10 20c14 0 14-20 0-20-13 0-13 20 0 20z">
          <text:p/>
        </draw:path>
        <draw:path draw:style-name="gr1" draw:text-style-name="P1" draw:layer="layout" svg:width="0.019cm" svg:height="0.019cm" svg:x="14.203cm" svg:y="16.8cm" svg:viewBox="0 0 20 20" svg:d="M10 20c14 0 14-20 0-20-13 0-13 20 0 20z">
          <text:p/>
        </draw:path>
        <draw:path draw:style-name="gr1" draw:text-style-name="P1" draw:layer="layout" svg:width="0.019cm" svg:height="0.019cm" svg:x="14.703cm" svg:y="16.8cm" svg:viewBox="0 0 20 20" svg:d="M10 20c14 0 14-20 0-20-13 0-13 20 0 20z">
          <text:p/>
        </draw:path>
        <draw:path draw:style-name="gr1" draw:text-style-name="P1" draw:layer="layout" svg:width="0.019cm" svg:height="0.019cm" svg:x="15.203cm" svg:y="16.8cm" svg:viewBox="0 0 20 20" svg:d="M10 20c14 0 14-20 0-20-13 0-13 20 0 20z">
          <text:p/>
        </draw:path>
        <draw:path draw:style-name="gr1" draw:text-style-name="P1" draw:layer="layout" svg:width="0.019cm" svg:height="0.019cm" svg:x="15.703cm" svg:y="16.8cm" svg:viewBox="0 0 20 20" svg:d="M10 20c14 0 14-20 0-20-13 0-13 20 0 20z">
          <text:p/>
        </draw:path>
        <draw:path draw:style-name="gr1" draw:text-style-name="P1" draw:layer="layout" svg:width="0.019cm" svg:height="0.019cm" svg:x="16.203cm" svg:y="16.8cm" svg:viewBox="0 0 20 20" svg:d="M10 20c14 0 14-20 0-20-13 0-13 20 0 20z">
          <text:p/>
        </draw:path>
        <draw:path draw:style-name="gr1" draw:text-style-name="P1" draw:layer="layout" svg:width="0.019cm" svg:height="0.019cm" svg:x="16.702cm" svg:y="16.8cm" svg:viewBox="0 0 20 20" svg:d="M10 20c14 0 14-20 0-20-13 0-13 20 0 20z">
          <text:p/>
        </draw:path>
        <draw:path draw:style-name="gr1" draw:text-style-name="P1" draw:layer="layout" svg:width="0.019cm" svg:height="0.019cm" svg:x="17.202cm" svg:y="16.8cm" svg:viewBox="0 0 20 20" svg:d="M10 20c14 0 14-20 0-20-13 0-13 20 0 20z">
          <text:p/>
        </draw:path>
        <draw:path draw:style-name="gr1" draw:text-style-name="P1" draw:layer="layout" svg:width="0.019cm" svg:height="0.019cm" svg:x="17.702cm" svg:y="16.8cm" svg:viewBox="0 0 20 20" svg:d="M10 20c14 0 14-20 0-20-13 0-13 20 0 20z">
          <text:p/>
        </draw:path>
        <draw:path draw:style-name="gr1" draw:text-style-name="P1" draw:layer="layout" svg:width="0.019cm" svg:height="0.019cm" svg:x="18.202cm" svg:y="16.8cm" svg:viewBox="0 0 20 20" svg:d="M10 20c14 0 14-20 0-20-13 0-13 20 0 20z">
          <text:p/>
        </draw:path>
        <draw:path draw:style-name="gr1" draw:text-style-name="P1" draw:layer="layout" svg:width="0.019cm" svg:height="0.019cm" svg:x="18.702cm" svg:y="16.8cm" svg:viewBox="0 0 20 20" svg:d="M10 20c14 0 14-20 0-20-13 0-13 20 0 20z">
          <text:p/>
        </draw:path>
        <draw:path draw:style-name="gr1" draw:text-style-name="P1" draw:layer="layout" svg:width="0.019cm" svg:height="0.019cm" svg:x="19.202cm" svg:y="16.8cm" svg:viewBox="0 0 20 20" svg:d="M10 20c14 0 14-20 0-20-13 0-13 20 0 20z">
          <text:p/>
        </draw:path>
        <draw:path draw:style-name="gr1" draw:text-style-name="P1" draw:layer="layout" svg:width="0.019cm" svg:height="0.019cm" svg:x="19.702cm" svg:y="16.8cm" svg:viewBox="0 0 20 20" svg:d="M10 20c14 0 14-20 0-20-13 0-13 20 0 20z">
          <text:p/>
        </draw:path>
        <draw:path draw:style-name="gr1" draw:text-style-name="P1" draw:layer="layout" svg:width="0.019cm" svg:height="0.019cm" svg:x="20.202cm" svg:y="16.8cm" svg:viewBox="0 0 20 20" svg:d="M10 20c14 0 14-20 0-20-13 0-13 20 0 20z">
          <text:p/>
        </draw:path>
        <draw:path draw:style-name="gr1" draw:text-style-name="P1" draw:layer="layout" svg:width="0.019cm" svg:height="0.019cm" svg:x="20.702cm" svg:y="16.8cm" svg:viewBox="0 0 20 20" svg:d="M10 20c14 0 14-20 0-20-13 0-13 20 0 20z">
          <text:p/>
        </draw:path>
        <draw:path draw:style-name="gr1" draw:text-style-name="P1" draw:layer="layout" svg:width="0.019cm" svg:height="0.019cm" svg:x="21.202cm" svg:y="16.8cm" svg:viewBox="0 0 20 20" svg:d="M10 20c14 0 14-20 0-20-13 0-13 20 0 20z">
          <text:p/>
        </draw:path>
        <draw:path draw:style-name="gr1" draw:text-style-name="P1" draw:layer="layout" svg:width="0.019cm" svg:height="0.019cm" svg:x="21.702cm" svg:y="16.8cm" svg:viewBox="0 0 20 20" svg:d="M10 20c14 0 14-20 0-20-13 0-13 20 0 20z">
          <text:p/>
        </draw:path>
        <draw:path draw:style-name="gr1" draw:text-style-name="P1" draw:layer="layout" svg:width="0.019cm" svg:height="0.019cm" svg:x="22.202cm" svg:y="16.8cm" svg:viewBox="0 0 20 20" svg:d="M10 20c14 0 14-20 0-20-13 0-13 20 0 20z">
          <text:p/>
        </draw:path>
        <draw:path draw:style-name="gr1" draw:text-style-name="P1" draw:layer="layout" svg:width="0.019cm" svg:height="0.019cm" svg:x="22.702cm" svg:y="16.8cm" svg:viewBox="0 0 20 20" svg:d="M10 20c14 0 14-20 0-20-13 0-13 20 0 20z">
          <text:p/>
        </draw:path>
        <draw:path draw:style-name="gr1" draw:text-style-name="P1" draw:layer="layout" svg:width="0.019cm" svg:height="0.019cm" svg:x="23.202cm" svg:y="16.8cm" svg:viewBox="0 0 20 20" svg:d="M10 20c14 0 14-20 0-20-13 0-13 20 0 20z">
          <text:p/>
        </draw:path>
        <draw:path draw:style-name="gr1" draw:text-style-name="P1" draw:layer="layout" svg:width="0.019cm" svg:height="0.019cm" svg:x="23.702cm" svg:y="16.8cm" svg:viewBox="0 0 20 20" svg:d="M10 20c14 0 14-20 0-20-13 0-13 20 0 20z">
          <text:p/>
        </draw:path>
        <draw:path draw:style-name="gr1" draw:text-style-name="P1" draw:layer="layout" svg:width="0.019cm" svg:height="0.019cm" svg:x="24.202cm" svg:y="16.8cm" svg:viewBox="0 0 20 20" svg:d="M10 20c14 0 14-20 0-20-13 0-13 20 0 20z">
          <text:p/>
        </draw:path>
        <draw:path draw:style-name="gr1" draw:text-style-name="P1" draw:layer="layout" svg:width="0.019cm" svg:height="0.019cm" svg:x="24.703cm" svg:y="16.8cm" svg:viewBox="0 0 20 20" svg:d="M10 20c14 0 14-20 0-20-13 0-13 20 0 20z">
          <text:p/>
        </draw:path>
        <draw:path draw:style-name="gr1" draw:text-style-name="P1" draw:layer="layout" svg:width="0.019cm" svg:height="0.019cm" svg:x="25.203cm" svg:y="16.8cm" svg:viewBox="0 0 20 20" svg:d="M10 20c14 0 14-20 0-20-13 0-13 20 0 20z">
          <text:p/>
        </draw:path>
        <draw:path draw:style-name="gr1" draw:text-style-name="P1" draw:layer="layout" svg:width="0.019cm" svg:height="0.019cm" svg:x="25.703cm" svg:y="16.8cm" svg:viewBox="0 0 20 20" svg:d="M10 20c14 0 14-20 0-20-13 0-13 20 0 20z">
          <text:p/>
        </draw:path>
        <draw:path draw:style-name="gr1" draw:text-style-name="P1" draw:layer="layout" svg:width="0.019cm" svg:height="0.019cm" svg:x="26.203cm" svg:y="16.8cm" svg:viewBox="0 0 20 20" svg:d="M10 20c14 0 14-20 0-20-13 0-13 20 0 20z">
          <text:p/>
        </draw:path>
        <draw:path draw:style-name="gr1" draw:text-style-name="P1" draw:layer="layout" svg:width="0.019cm" svg:height="0.019cm" svg:x="26.703cm" svg:y="16.8cm" svg:viewBox="0 0 20 20" svg:d="M10 20c14 0 14-20 0-20-13 0-13 20 0 20z">
          <text:p/>
        </draw:path>
        <draw:path draw:style-name="gr1" draw:text-style-name="P1" draw:layer="layout" svg:width="0.019cm" svg:height="0.019cm" svg:x="27.203cm" svg:y="16.8cm" svg:viewBox="0 0 20 20" svg:d="M10 20c14 0 14-20 0-20-13 0-13 20 0 20z">
          <text:p/>
        </draw:path>
        <draw:path draw:style-name="gr1" draw:text-style-name="P1" draw:layer="layout" svg:width="0.019cm" svg:height="0.019cm" svg:x="0.702cm" svg:y="16.8cm" svg:viewBox="0 0 20 20" svg:d="M10 20c14 0 14-20 0-20-13 0-13 20 0 20z">
          <text:p/>
        </draw:path>
        <draw:path draw:style-name="gr1" draw:text-style-name="P1" draw:layer="layout" svg:width="0.019cm" svg:height="0.019cm" svg:x="1.202cm" svg:y="16.8cm" svg:viewBox="0 0 20 20" svg:d="M10 20c14 0 14-20 0-20-13 0-13 20 0 20z">
          <text:p/>
        </draw:path>
        <draw:path draw:style-name="gr1" draw:text-style-name="P1" draw:layer="layout" svg:width="0.019cm" svg:height="0.019cm" svg:x="1.702cm" svg:y="16.8cm" svg:viewBox="0 0 20 20" svg:d="M10 20c14 0 14-20 0-20-13 0-13 20 0 20z">
          <text:p/>
        </draw:path>
        <draw:path draw:style-name="gr1" draw:text-style-name="P1" draw:layer="layout" svg:width="0.019cm" svg:height="0.019cm" svg:x="2.202cm" svg:y="16.8cm" svg:viewBox="0 0 20 20" svg:d="M10 20c14 0 14-20 0-20-13 0-13 20 0 20z">
          <text:p/>
        </draw:path>
        <draw:path draw:style-name="gr1" draw:text-style-name="P1" draw:layer="layout" svg:width="0.019cm" svg:height="0.019cm" svg:x="2.702cm" svg:y="16.8cm" svg:viewBox="0 0 20 20" svg:d="M10 20c14 0 14-20 0-20-13 0-13 20 0 20z">
          <text:p/>
        </draw:path>
        <draw:path draw:style-name="gr1" draw:text-style-name="P1" draw:layer="layout" svg:width="0.019cm" svg:height="0.019cm" svg:x="3.202cm" svg:y="16.8cm" svg:viewBox="0 0 20 20" svg:d="M10 20c14 0 14-20 0-20-13 0-13 20 0 20z">
          <text:p/>
        </draw:path>
        <draw:path draw:style-name="gr1" draw:text-style-name="P1" draw:layer="layout" svg:width="0.019cm" svg:height="0.019cm" svg:x="3.702cm" svg:y="16.8cm" svg:viewBox="0 0 20 20" svg:d="M10 20c14 0 14-20 0-20-13 0-13 20 0 20z">
          <text:p/>
        </draw:path>
        <draw:path draw:style-name="gr1" draw:text-style-name="P1" draw:layer="layout" svg:width="0.019cm" svg:height="0.019cm" svg:x="4.202cm" svg:y="16.8cm" svg:viewBox="0 0 20 20" svg:d="M10 20c14 0 14-20 0-20-13 0-13 20 0 20z">
          <text:p/>
        </draw:path>
        <draw:path draw:style-name="gr1" draw:text-style-name="P1" draw:layer="layout" svg:width="0.019cm" svg:height="0.019cm" svg:x="4.702cm" svg:y="16.8cm" svg:viewBox="0 0 20 20" svg:d="M10 20c14 0 14-20 0-20-13 0-13 20 0 20z">
          <text:p/>
        </draw:path>
        <draw:path draw:style-name="gr1" draw:text-style-name="P1" draw:layer="layout" svg:width="0.019cm" svg:height="0.019cm" svg:x="5.202cm" svg:y="16.8cm" svg:viewBox="0 0 20 20" svg:d="M10 20c14 0 14-20 0-20-13 0-13 20 0 20z">
          <text:p/>
        </draw:path>
        <draw:path draw:style-name="gr1" draw:text-style-name="P1" draw:layer="layout" svg:width="0.019cm" svg:height="0.019cm" svg:x="5.702cm" svg:y="16.8cm" svg:viewBox="0 0 20 20" svg:d="M10 20c14 0 14-20 0-20-13 0-13 20 0 20z">
          <text:p/>
        </draw:path>
        <draw:path draw:style-name="gr1" draw:text-style-name="P1" draw:layer="layout" svg:width="0.019cm" svg:height="0.019cm" svg:x="6.202cm" svg:y="16.8cm" svg:viewBox="0 0 20 20" svg:d="M10 20c14 0 14-20 0-20-13 0-13 20 0 20z">
          <text:p/>
        </draw:path>
        <draw:path draw:style-name="gr1" draw:text-style-name="P1" draw:layer="layout" svg:width="0.019cm" svg:height="0.019cm" svg:x="6.702cm" svg:y="16.8cm" svg:viewBox="0 0 20 20" svg:d="M10 20c14 0 14-20 0-20-13 0-13 20 0 20z">
          <text:p/>
        </draw:path>
        <draw:path draw:style-name="gr1" draw:text-style-name="P1" draw:layer="layout" svg:width="0.019cm" svg:height="0.019cm" svg:x="7.202cm" svg:y="16.8cm" svg:viewBox="0 0 20 20" svg:d="M10 20c14 0 14-20 0-20-13 0-13 20 0 20z">
          <text:p/>
        </draw:path>
        <draw:path draw:style-name="gr1" draw:text-style-name="P1" draw:layer="layout" svg:width="0.019cm" svg:height="0.019cm" svg:x="7.702cm" svg:y="16.8cm" svg:viewBox="0 0 20 20" svg:d="M10 20c14 0 14-20 0-20-13 0-13 20 0 20z">
          <text:p/>
        </draw:path>
        <draw:path draw:style-name="gr1" draw:text-style-name="P1" draw:layer="layout" svg:width="0.019cm" svg:height="0.019cm" svg:x="8.202cm" svg:y="16.8cm" svg:viewBox="0 0 20 20" svg:d="M10 20c14 0 14-20 0-20-13 0-13 20 0 20z">
          <text:p/>
        </draw:path>
        <draw:path draw:style-name="gr1" draw:text-style-name="P1" draw:layer="layout" svg:width="0.019cm" svg:height="0.019cm" svg:x="8.703cm" svg:y="16.8cm" svg:viewBox="0 0 20 20" svg:d="M10 20c14 0 14-20 0-20-13 0-13 20 0 20z">
          <text:p/>
        </draw:path>
        <draw:path draw:style-name="gr1" draw:text-style-name="P1" draw:layer="layout" svg:width="0.019cm" svg:height="0.019cm" svg:x="9.203cm" svg:y="16.8cm" svg:viewBox="0 0 20 20" svg:d="M10 20c14 0 14-20 0-20-13 0-13 20 0 20z">
          <text:p/>
        </draw:path>
        <draw:path draw:style-name="gr1" draw:text-style-name="P1" draw:layer="layout" svg:width="0.019cm" svg:height="0.019cm" svg:x="9.703cm" svg:y="16.8cm" svg:viewBox="0 0 20 20" svg:d="M10 20c14 0 14-20 0-20-13 0-13 20 0 20z">
          <text:p/>
        </draw:path>
        <draw:path draw:style-name="gr1" draw:text-style-name="P1" draw:layer="layout" svg:width="0.019cm" svg:height="0.019cm" svg:x="10.203cm" svg:y="16.8cm" svg:viewBox="0 0 20 20" svg:d="M10 20c14 0 14-20 0-20-13 0-13 20 0 20z">
          <text:p/>
        </draw:path>
        <draw:path draw:style-name="gr1" draw:text-style-name="P1" draw:layer="layout" svg:width="0.019cm" svg:height="0.019cm" svg:x="10.703cm" svg:y="16.8cm" svg:viewBox="0 0 20 20" svg:d="M10 20c14 0 14-20 0-20-13 0-13 20 0 20z">
          <text:p/>
        </draw:path>
        <draw:path draw:style-name="gr1" draw:text-style-name="P1" draw:layer="layout" svg:width="0.019cm" svg:height="0.019cm" svg:x="11.203cm" svg:y="16.8cm" svg:viewBox="0 0 20 20" svg:d="M10 20c14 0 14-20 0-20-13 0-13 20 0 20z">
          <text:p/>
        </draw:path>
        <draw:path draw:style-name="gr1" draw:text-style-name="P1" draw:layer="layout" svg:width="0.019cm" svg:height="0.019cm" svg:x="11.703cm" svg:y="16.8cm" svg:viewBox="0 0 20 20" svg:d="M10 20c14 0 14-20 0-20-13 0-13 20 0 20z">
          <text:p/>
        </draw:path>
        <draw:path draw:style-name="gr1" draw:text-style-name="P1" draw:layer="layout" svg:width="0.019cm" svg:height="0.019cm" svg:x="12.203cm" svg:y="16.8cm" svg:viewBox="0 0 20 20" svg:d="M10 20c14 0 14-20 0-20-13 0-13 20 0 20z">
          <text:p/>
        </draw:path>
        <draw:path draw:style-name="gr1" draw:text-style-name="P1" draw:layer="layout" svg:width="0.019cm" svg:height="0.019cm" svg:x="12.703cm" svg:y="16.8cm" svg:viewBox="0 0 20 20" svg:d="M10 20c14 0 14-20 0-20-13 0-13 20 0 20z">
          <text:p/>
        </draw:path>
        <draw:path draw:style-name="gr1" draw:text-style-name="P1" draw:layer="layout" svg:width="0.019cm" svg:height="0.019cm" svg:x="13.203cm" svg:y="16.8cm" svg:viewBox="0 0 20 20" svg:d="M10 20c14 0 14-20 0-20-13 0-13 20 0 20z">
          <text:p/>
        </draw:path>
        <draw:path draw:style-name="gr1" draw:text-style-name="P1" draw:layer="layout" svg:width="0.019cm" svg:height="0.019cm" svg:x="13.703cm" svg:y="16.8cm" svg:viewBox="0 0 20 20" svg:d="M10 20c14 0 14-20 0-20-13 0-13 20 0 20z">
          <text:p/>
        </draw:path>
        <draw:path draw:style-name="gr1" draw:text-style-name="P1" draw:layer="layout" svg:width="0.019cm" svg:height="0.019cm" svg:x="14.203cm" svg:y="16.8cm" svg:viewBox="0 0 20 20" svg:d="M10 20c14 0 14-20 0-20-13 0-13 20 0 20z">
          <text:p/>
        </draw:path>
        <draw:path draw:style-name="gr1" draw:text-style-name="P1" draw:layer="layout" svg:width="0.019cm" svg:height="0.019cm" svg:x="14.703cm" svg:y="16.8cm" svg:viewBox="0 0 20 20" svg:d="M10 20c14 0 14-20 0-20-13 0-13 20 0 20z">
          <text:p/>
        </draw:path>
        <draw:path draw:style-name="gr1" draw:text-style-name="P1" draw:layer="layout" svg:width="0.019cm" svg:height="0.019cm" svg:x="15.203cm" svg:y="16.8cm" svg:viewBox="0 0 20 20" svg:d="M10 20c14 0 14-20 0-20-13 0-13 20 0 20z">
          <text:p/>
        </draw:path>
        <draw:path draw:style-name="gr1" draw:text-style-name="P1" draw:layer="layout" svg:width="0.019cm" svg:height="0.019cm" svg:x="15.703cm" svg:y="16.8cm" svg:viewBox="0 0 20 20" svg:d="M10 20c14 0 14-20 0-20-13 0-13 20 0 20z">
          <text:p/>
        </draw:path>
        <draw:path draw:style-name="gr1" draw:text-style-name="P1" draw:layer="layout" svg:width="0.019cm" svg:height="0.019cm" svg:x="16.203cm" svg:y="16.8cm" svg:viewBox="0 0 20 20" svg:d="M10 20c14 0 14-20 0-20-13 0-13 20 0 20z">
          <text:p/>
        </draw:path>
        <draw:path draw:style-name="gr1" draw:text-style-name="P1" draw:layer="layout" svg:width="0.019cm" svg:height="0.019cm" svg:x="0.703cm" svg:y="17.3cm" svg:viewBox="0 0 20 20" svg:d="M10 20c14 0 14-20 0-20-13 0-13 20 0 20z">
          <text:p/>
        </draw:path>
        <draw:path draw:style-name="gr1" draw:text-style-name="P1" draw:layer="layout" svg:width="0.019cm" svg:height="0.019cm" svg:x="1.203cm" svg:y="17.3cm" svg:viewBox="0 0 20 20" svg:d="M10 20c14 0 14-20 0-20-13 0-13 20 0 20z">
          <text:p/>
        </draw:path>
        <draw:path draw:style-name="gr1" draw:text-style-name="P1" draw:layer="layout" svg:width="0.019cm" svg:height="0.019cm" svg:x="1.703cm" svg:y="17.3cm" svg:viewBox="0 0 20 20" svg:d="M10 20c14 0 14-20 0-20-13 0-13 20 0 20z">
          <text:p/>
        </draw:path>
        <draw:path draw:style-name="gr1" draw:text-style-name="P1" draw:layer="layout" svg:width="0.019cm" svg:height="0.019cm" svg:x="2.203cm" svg:y="17.3cm" svg:viewBox="0 0 20 20" svg:d="M10 20c14 0 14-20 0-20-13 0-13 20 0 20z">
          <text:p/>
        </draw:path>
        <draw:path draw:style-name="gr1" draw:text-style-name="P1" draw:layer="layout" svg:width="0.019cm" svg:height="0.019cm" svg:x="2.703cm" svg:y="17.3cm" svg:viewBox="0 0 20 20" svg:d="M10 20c14 0 14-20 0-20-13 0-13 20 0 20z">
          <text:p/>
        </draw:path>
        <draw:path draw:style-name="gr1" draw:text-style-name="P1" draw:layer="layout" svg:width="0.019cm" svg:height="0.019cm" svg:x="3.203cm" svg:y="17.3cm" svg:viewBox="0 0 20 20" svg:d="M10 20c14 0 14-20 0-20-13 0-13 20 0 20z">
          <text:p/>
        </draw:path>
        <draw:path draw:style-name="gr1" draw:text-style-name="P1" draw:layer="layout" svg:width="0.019cm" svg:height="0.019cm" svg:x="3.703cm" svg:y="17.3cm" svg:viewBox="0 0 20 20" svg:d="M10 20c14 0 14-20 0-20-13 0-13 20 0 20z">
          <text:p/>
        </draw:path>
        <draw:path draw:style-name="gr1" draw:text-style-name="P1" draw:layer="layout" svg:width="0.019cm" svg:height="0.019cm" svg:x="4.203cm" svg:y="17.3cm" svg:viewBox="0 0 20 20" svg:d="M10 20c14 0 14-20 0-20-13 0-13 20 0 20z">
          <text:p/>
        </draw:path>
        <draw:path draw:style-name="gr1" draw:text-style-name="P1" draw:layer="layout" svg:width="0.019cm" svg:height="0.019cm" svg:x="4.703cm" svg:y="17.3cm" svg:viewBox="0 0 20 20" svg:d="M10 20c14 0 14-20 0-20-13 0-13 20 0 20z">
          <text:p/>
        </draw:path>
        <draw:path draw:style-name="gr1" draw:text-style-name="P1" draw:layer="layout" svg:width="0.019cm" svg:height="0.019cm" svg:x="5.203cm" svg:y="17.3cm" svg:viewBox="0 0 20 20" svg:d="M10 20c14 0 14-20 0-20-13 0-13 20 0 20z">
          <text:p/>
        </draw:path>
        <draw:path draw:style-name="gr1" draw:text-style-name="P1" draw:layer="layout" svg:width="0.019cm" svg:height="0.019cm" svg:x="5.703cm" svg:y="17.3cm" svg:viewBox="0 0 20 20" svg:d="M10 20c14 0 14-20 0-20-13 0-13 20 0 20z">
          <text:p/>
        </draw:path>
        <draw:path draw:style-name="gr1" draw:text-style-name="P1" draw:layer="layout" svg:width="0.019cm" svg:height="0.019cm" svg:x="6.203cm" svg:y="17.3cm" svg:viewBox="0 0 20 20" svg:d="M10 20c14 0 14-20 0-20-13 0-13 20 0 20z">
          <text:p/>
        </draw:path>
        <draw:path draw:style-name="gr1" draw:text-style-name="P1" draw:layer="layout" svg:width="0.019cm" svg:height="0.019cm" svg:x="6.703cm" svg:y="17.3cm" svg:viewBox="0 0 20 20" svg:d="M10 20c14 0 14-20 0-20-13 0-13 20 0 20z">
          <text:p/>
        </draw:path>
        <draw:path draw:style-name="gr1" draw:text-style-name="P1" draw:layer="layout" svg:width="0.019cm" svg:height="0.019cm" svg:x="7.203cm" svg:y="17.3cm" svg:viewBox="0 0 20 20" svg:d="M10 20c14 0 14-20 0-20-13 0-13 20 0 20z">
          <text:p/>
        </draw:path>
        <draw:path draw:style-name="gr1" draw:text-style-name="P1" draw:layer="layout" svg:width="0.019cm" svg:height="0.019cm" svg:x="7.703cm" svg:y="17.3cm" svg:viewBox="0 0 20 20" svg:d="M10 20c14 0 14-20 0-20-13 0-13 20 0 20z">
          <text:p/>
        </draw:path>
        <draw:path draw:style-name="gr1" draw:text-style-name="P1" draw:layer="layout" svg:width="0.019cm" svg:height="0.019cm" svg:x="8.203cm" svg:y="17.3cm" svg:viewBox="0 0 20 20" svg:d="M10 20c14 0 14-20 0-20-13 0-13 20 0 20z">
          <text:p/>
        </draw:path>
        <draw:path draw:style-name="gr1" draw:text-style-name="P1" draw:layer="layout" svg:width="0.019cm" svg:height="0.019cm" svg:x="8.704cm" svg:y="17.3cm" svg:viewBox="0 0 20 20" svg:d="M10 20c14 0 14-20 0-20-13 0-13 20 0 20z">
          <text:p/>
        </draw:path>
        <draw:path draw:style-name="gr1" draw:text-style-name="P1" draw:layer="layout" svg:width="0.019cm" svg:height="0.019cm" svg:x="9.204cm" svg:y="17.3cm" svg:viewBox="0 0 20 20" svg:d="M10 20c14 0 14-20 0-20-13 0-13 20 0 20z">
          <text:p/>
        </draw:path>
        <draw:path draw:style-name="gr1" draw:text-style-name="P1" draw:layer="layout" svg:width="0.019cm" svg:height="0.019cm" svg:x="9.704cm" svg:y="17.3cm" svg:viewBox="0 0 20 20" svg:d="M10 20c14 0 14-20 0-20-13 0-13 20 0 20z">
          <text:p/>
        </draw:path>
        <draw:path draw:style-name="gr1" draw:text-style-name="P1" draw:layer="layout" svg:width="0.019cm" svg:height="0.019cm" svg:x="10.204cm" svg:y="17.3cm" svg:viewBox="0 0 20 20" svg:d="M10 20c14 0 14-20 0-20-13 0-13 20 0 20z">
          <text:p/>
        </draw:path>
        <draw:path draw:style-name="gr1" draw:text-style-name="P1" draw:layer="layout" svg:width="0.019cm" svg:height="0.019cm" svg:x="10.704cm" svg:y="17.3cm" svg:viewBox="0 0 20 20" svg:d="M10 20c14 0 14-20 0-20-13 0-13 20 0 20z">
          <text:p/>
        </draw:path>
        <draw:path draw:style-name="gr1" draw:text-style-name="P1" draw:layer="layout" svg:width="0.019cm" svg:height="0.019cm" svg:x="11.204cm" svg:y="17.3cm" svg:viewBox="0 0 20 20" svg:d="M10 20c14 0 14-20 0-20-13 0-13 20 0 20z">
          <text:p/>
        </draw:path>
        <draw:path draw:style-name="gr1" draw:text-style-name="P1" draw:layer="layout" svg:width="0.019cm" svg:height="0.019cm" svg:x="11.704cm" svg:y="17.3cm" svg:viewBox="0 0 20 20" svg:d="M10 20c14 0 14-20 0-20-13 0-13 20 0 20z">
          <text:p/>
        </draw:path>
        <draw:path draw:style-name="gr1" draw:text-style-name="P1" draw:layer="layout" svg:width="0.019cm" svg:height="0.019cm" svg:x="12.204cm" svg:y="17.3cm" svg:viewBox="0 0 20 20" svg:d="M10 20c14 0 14-20 0-20-13 0-13 20 0 20z">
          <text:p/>
        </draw:path>
        <draw:path draw:style-name="gr1" draw:text-style-name="P1" draw:layer="layout" svg:width="0.019cm" svg:height="0.019cm" svg:x="12.704cm" svg:y="17.3cm" svg:viewBox="0 0 20 20" svg:d="M10 20c14 0 14-20 0-20-13 0-13 20 0 20z">
          <text:p/>
        </draw:path>
        <draw:path draw:style-name="gr1" draw:text-style-name="P1" draw:layer="layout" svg:width="0.019cm" svg:height="0.019cm" svg:x="13.204cm" svg:y="17.3cm" svg:viewBox="0 0 20 20" svg:d="M10 20c14 0 14-20 0-20-13 0-13 20 0 20z">
          <text:p/>
        </draw:path>
        <draw:path draw:style-name="gr1" draw:text-style-name="P1" draw:layer="layout" svg:width="0.019cm" svg:height="0.019cm" svg:x="13.704cm" svg:y="17.3cm" svg:viewBox="0 0 20 20" svg:d="M10 20c14 0 14-20 0-20-13 0-13 20 0 20z">
          <text:p/>
        </draw:path>
        <draw:path draw:style-name="gr1" draw:text-style-name="P1" draw:layer="layout" svg:width="0.019cm" svg:height="0.019cm" svg:x="14.204cm" svg:y="17.3cm" svg:viewBox="0 0 20 20" svg:d="M10 20c14 0 14-20 0-20-13 0-13 20 0 20z">
          <text:p/>
        </draw:path>
        <draw:path draw:style-name="gr1" draw:text-style-name="P1" draw:layer="layout" svg:width="0.019cm" svg:height="0.019cm" svg:x="14.704cm" svg:y="17.3cm" svg:viewBox="0 0 20 20" svg:d="M10 20c14 0 14-20 0-20-13 0-13 20 0 20z">
          <text:p/>
        </draw:path>
        <draw:path draw:style-name="gr1" draw:text-style-name="P1" draw:layer="layout" svg:width="0.019cm" svg:height="0.019cm" svg:x="15.204cm" svg:y="17.3cm" svg:viewBox="0 0 20 20" svg:d="M10 20c14 0 14-20 0-20-13 0-13 20 0 20z">
          <text:p/>
        </draw:path>
        <draw:path draw:style-name="gr1" draw:text-style-name="P1" draw:layer="layout" svg:width="0.019cm" svg:height="0.019cm" svg:x="15.704cm" svg:y="17.3cm" svg:viewBox="0 0 20 20" svg:d="M10 20c14 0 14-20 0-20-13 0-13 20 0 20z">
          <text:p/>
        </draw:path>
        <draw:path draw:style-name="gr1" draw:text-style-name="P1" draw:layer="layout" svg:width="0.019cm" svg:height="0.019cm" svg:x="16.204cm" svg:y="17.3cm" svg:viewBox="0 0 20 20" svg:d="M10 20c14 0 14-20 0-20-13 0-13 20 0 20z">
          <text:p/>
        </draw:path>
        <draw:path draw:style-name="gr1" draw:text-style-name="P1" draw:layer="layout" svg:width="0.019cm" svg:height="0.019cm" svg:x="16.703cm" svg:y="17.3cm" svg:viewBox="0 0 20 20" svg:d="M10 20c14 0 14-20 0-20-13 0-13 20 0 20z">
          <text:p/>
        </draw:path>
        <draw:path draw:style-name="gr1" draw:text-style-name="P1" draw:layer="layout" svg:width="0.019cm" svg:height="0.019cm" svg:x="17.203cm" svg:y="17.3cm" svg:viewBox="0 0 20 20" svg:d="M10 20c14 0 14-20 0-20-13 0-13 20 0 20z">
          <text:p/>
        </draw:path>
        <draw:path draw:style-name="gr1" draw:text-style-name="P1" draw:layer="layout" svg:width="0.019cm" svg:height="0.019cm" svg:x="17.703cm" svg:y="17.3cm" svg:viewBox="0 0 20 20" svg:d="M10 20c14 0 14-20 0-20-13 0-13 20 0 20z">
          <text:p/>
        </draw:path>
        <draw:path draw:style-name="gr1" draw:text-style-name="P1" draw:layer="layout" svg:width="0.019cm" svg:height="0.019cm" svg:x="18.203cm" svg:y="17.3cm" svg:viewBox="0 0 20 20" svg:d="M10 20c14 0 14-20 0-20-13 0-13 20 0 20z">
          <text:p/>
        </draw:path>
        <draw:path draw:style-name="gr1" draw:text-style-name="P1" draw:layer="layout" svg:width="0.019cm" svg:height="0.019cm" svg:x="18.703cm" svg:y="17.3cm" svg:viewBox="0 0 20 20" svg:d="M10 20c14 0 14-20 0-20-13 0-13 20 0 20z">
          <text:p/>
        </draw:path>
        <draw:path draw:style-name="gr1" draw:text-style-name="P1" draw:layer="layout" svg:width="0.019cm" svg:height="0.019cm" svg:x="19.203cm" svg:y="17.3cm" svg:viewBox="0 0 20 20" svg:d="M10 20c14 0 14-20 0-20-13 0-13 20 0 20z">
          <text:p/>
        </draw:path>
        <draw:path draw:style-name="gr1" draw:text-style-name="P1" draw:layer="layout" svg:width="0.019cm" svg:height="0.019cm" svg:x="19.703cm" svg:y="17.3cm" svg:viewBox="0 0 20 20" svg:d="M10 20c14 0 14-20 0-20-13 0-13 20 0 20z">
          <text:p/>
        </draw:path>
        <draw:path draw:style-name="gr1" draw:text-style-name="P1" draw:layer="layout" svg:width="0.019cm" svg:height="0.019cm" svg:x="20.203cm" svg:y="17.3cm" svg:viewBox="0 0 20 20" svg:d="M10 20c14 0 14-20 0-20-13 0-13 20 0 20z">
          <text:p/>
        </draw:path>
        <draw:path draw:style-name="gr1" draw:text-style-name="P1" draw:layer="layout" svg:width="0.019cm" svg:height="0.019cm" svg:x="20.703cm" svg:y="17.3cm" svg:viewBox="0 0 20 20" svg:d="M10 20c14 0 14-20 0-20-13 0-13 20 0 20z">
          <text:p/>
        </draw:path>
        <draw:path draw:style-name="gr1" draw:text-style-name="P1" draw:layer="layout" svg:width="0.019cm" svg:height="0.019cm" svg:x="21.203cm" svg:y="17.3cm" svg:viewBox="0 0 20 20" svg:d="M10 20c14 0 14-20 0-20-13 0-13 20 0 20z">
          <text:p/>
        </draw:path>
        <draw:path draw:style-name="gr1" draw:text-style-name="P1" draw:layer="layout" svg:width="0.019cm" svg:height="0.019cm" svg:x="21.703cm" svg:y="17.3cm" svg:viewBox="0 0 20 20" svg:d="M10 20c14 0 14-20 0-20-13 0-13 20 0 20z">
          <text:p/>
        </draw:path>
        <draw:path draw:style-name="gr1" draw:text-style-name="P1" draw:layer="layout" svg:width="0.019cm" svg:height="0.019cm" svg:x="22.203cm" svg:y="17.3cm" svg:viewBox="0 0 20 20" svg:d="M10 20c14 0 14-20 0-20-13 0-13 20 0 20z">
          <text:p/>
        </draw:path>
        <draw:path draw:style-name="gr1" draw:text-style-name="P1" draw:layer="layout" svg:width="0.019cm" svg:height="0.019cm" svg:x="22.703cm" svg:y="17.3cm" svg:viewBox="0 0 20 20" svg:d="M10 20c14 0 14-20 0-20-13 0-13 20 0 20z">
          <text:p/>
        </draw:path>
        <draw:path draw:style-name="gr1" draw:text-style-name="P1" draw:layer="layout" svg:width="0.019cm" svg:height="0.019cm" svg:x="23.203cm" svg:y="17.3cm" svg:viewBox="0 0 20 20" svg:d="M10 20c14 0 14-20 0-20-13 0-13 20 0 20z">
          <text:p/>
        </draw:path>
        <draw:path draw:style-name="gr1" draw:text-style-name="P1" draw:layer="layout" svg:width="0.019cm" svg:height="0.019cm" svg:x="23.703cm" svg:y="17.3cm" svg:viewBox="0 0 20 20" svg:d="M10 20c14 0 14-20 0-20-13 0-13 20 0 20z">
          <text:p/>
        </draw:path>
        <draw:path draw:style-name="gr1" draw:text-style-name="P1" draw:layer="layout" svg:width="0.019cm" svg:height="0.019cm" svg:x="24.203cm" svg:y="17.3cm" svg:viewBox="0 0 20 20" svg:d="M10 20c14 0 14-20 0-20-13 0-13 20 0 20z">
          <text:p/>
        </draw:path>
        <draw:path draw:style-name="gr1" draw:text-style-name="P1" draw:layer="layout" svg:width="0.019cm" svg:height="0.019cm" svg:x="24.704cm" svg:y="17.3cm" svg:viewBox="0 0 20 20" svg:d="M10 20c14 0 14-20 0-20-13 0-13 20 0 20z">
          <text:p/>
        </draw:path>
        <draw:path draw:style-name="gr1" draw:text-style-name="P1" draw:layer="layout" svg:width="0.019cm" svg:height="0.019cm" svg:x="25.204cm" svg:y="17.3cm" svg:viewBox="0 0 20 20" svg:d="M10 20c14 0 14-20 0-20-13 0-13 20 0 20z">
          <text:p/>
        </draw:path>
        <draw:path draw:style-name="gr1" draw:text-style-name="P1" draw:layer="layout" svg:width="0.019cm" svg:height="0.019cm" svg:x="25.704cm" svg:y="17.3cm" svg:viewBox="0 0 20 20" svg:d="M10 20c14 0 14-20 0-20-13 0-13 20 0 20z">
          <text:p/>
        </draw:path>
        <draw:path draw:style-name="gr1" draw:text-style-name="P1" draw:layer="layout" svg:width="0.019cm" svg:height="0.019cm" svg:x="26.204cm" svg:y="17.3cm" svg:viewBox="0 0 20 20" svg:d="M10 20c14 0 14-20 0-20-13 0-13 20 0 20z">
          <text:p/>
        </draw:path>
        <draw:path draw:style-name="gr1" draw:text-style-name="P1" draw:layer="layout" svg:width="0.019cm" svg:height="0.019cm" svg:x="26.704cm" svg:y="17.3cm" svg:viewBox="0 0 20 20" svg:d="M10 20c14 0 14-20 0-20-13 0-13 20 0 20z">
          <text:p/>
        </draw:path>
        <draw:path draw:style-name="gr1" draw:text-style-name="P1" draw:layer="layout" svg:width="0.019cm" svg:height="0.019cm" svg:x="27.204cm" svg:y="17.3cm" svg:viewBox="0 0 20 20" svg:d="M10 20c14 0 14-20 0-20-13 0-13 20 0 20z">
          <text:p/>
        </draw:path>
        <draw:path draw:style-name="gr1" draw:text-style-name="P1" draw:layer="layout" svg:width="0.019cm" svg:height="0.019cm" svg:x="0.703cm" svg:y="17.3cm" svg:viewBox="0 0 20 20" svg:d="M10 20c14 0 14-20 0-20-13 0-13 20 0 20z">
          <text:p/>
        </draw:path>
        <draw:path draw:style-name="gr1" draw:text-style-name="P1" draw:layer="layout" svg:width="0.019cm" svg:height="0.019cm" svg:x="1.203cm" svg:y="17.3cm" svg:viewBox="0 0 20 20" svg:d="M10 20c14 0 14-20 0-20-13 0-13 20 0 20z">
          <text:p/>
        </draw:path>
        <draw:path draw:style-name="gr1" draw:text-style-name="P1" draw:layer="layout" svg:width="0.019cm" svg:height="0.019cm" svg:x="1.703cm" svg:y="17.3cm" svg:viewBox="0 0 20 20" svg:d="M10 20c14 0 14-20 0-20-13 0-13 20 0 20z">
          <text:p/>
        </draw:path>
        <draw:path draw:style-name="gr1" draw:text-style-name="P1" draw:layer="layout" svg:width="0.019cm" svg:height="0.019cm" svg:x="2.203cm" svg:y="17.3cm" svg:viewBox="0 0 20 20" svg:d="M10 20c14 0 14-20 0-20-13 0-13 20 0 20z">
          <text:p/>
        </draw:path>
        <draw:path draw:style-name="gr1" draw:text-style-name="P1" draw:layer="layout" svg:width="0.019cm" svg:height="0.019cm" svg:x="2.703cm" svg:y="17.3cm" svg:viewBox="0 0 20 20" svg:d="M10 20c14 0 14-20 0-20-13 0-13 20 0 20z">
          <text:p/>
        </draw:path>
        <draw:path draw:style-name="gr1" draw:text-style-name="P1" draw:layer="layout" svg:width="0.019cm" svg:height="0.019cm" svg:x="3.203cm" svg:y="17.3cm" svg:viewBox="0 0 20 20" svg:d="M10 20c14 0 14-20 0-20-13 0-13 20 0 20z">
          <text:p/>
        </draw:path>
        <draw:path draw:style-name="gr1" draw:text-style-name="P1" draw:layer="layout" svg:width="0.019cm" svg:height="0.019cm" svg:x="3.703cm" svg:y="17.3cm" svg:viewBox="0 0 20 20" svg:d="M10 20c14 0 14-20 0-20-13 0-13 20 0 20z">
          <text:p/>
        </draw:path>
        <draw:path draw:style-name="gr1" draw:text-style-name="P1" draw:layer="layout" svg:width="0.019cm" svg:height="0.019cm" svg:x="4.203cm" svg:y="17.3cm" svg:viewBox="0 0 20 20" svg:d="M10 20c14 0 14-20 0-20-13 0-13 20 0 20z">
          <text:p/>
        </draw:path>
        <draw:path draw:style-name="gr1" draw:text-style-name="P1" draw:layer="layout" svg:width="0.019cm" svg:height="0.019cm" svg:x="4.703cm" svg:y="17.3cm" svg:viewBox="0 0 20 20" svg:d="M10 20c14 0 14-20 0-20-13 0-13 20 0 20z">
          <text:p/>
        </draw:path>
        <draw:path draw:style-name="gr1" draw:text-style-name="P1" draw:layer="layout" svg:width="0.019cm" svg:height="0.019cm" svg:x="5.203cm" svg:y="17.3cm" svg:viewBox="0 0 20 20" svg:d="M10 20c14 0 14-20 0-20-13 0-13 20 0 20z">
          <text:p/>
        </draw:path>
        <draw:path draw:style-name="gr1" draw:text-style-name="P1" draw:layer="layout" svg:width="0.019cm" svg:height="0.019cm" svg:x="5.703cm" svg:y="17.3cm" svg:viewBox="0 0 20 20" svg:d="M10 20c14 0 14-20 0-20-13 0-13 20 0 20z">
          <text:p/>
        </draw:path>
        <draw:path draw:style-name="gr1" draw:text-style-name="P1" draw:layer="layout" svg:width="0.019cm" svg:height="0.019cm" svg:x="6.203cm" svg:y="17.3cm" svg:viewBox="0 0 20 20" svg:d="M10 20c14 0 14-20 0-20-13 0-13 20 0 20z">
          <text:p/>
        </draw:path>
        <draw:path draw:style-name="gr1" draw:text-style-name="P1" draw:layer="layout" svg:width="0.019cm" svg:height="0.019cm" svg:x="6.703cm" svg:y="17.3cm" svg:viewBox="0 0 20 20" svg:d="M10 20c14 0 14-20 0-20-13 0-13 20 0 20z">
          <text:p/>
        </draw:path>
        <draw:path draw:style-name="gr1" draw:text-style-name="P1" draw:layer="layout" svg:width="0.019cm" svg:height="0.019cm" svg:x="7.203cm" svg:y="17.3cm" svg:viewBox="0 0 20 20" svg:d="M10 20c14 0 14-20 0-20-13 0-13 20 0 20z">
          <text:p/>
        </draw:path>
        <draw:path draw:style-name="gr1" draw:text-style-name="P1" draw:layer="layout" svg:width="0.019cm" svg:height="0.019cm" svg:x="7.703cm" svg:y="17.3cm" svg:viewBox="0 0 20 20" svg:d="M10 20c14 0 14-20 0-20-13 0-13 20 0 20z">
          <text:p/>
        </draw:path>
        <draw:path draw:style-name="gr1" draw:text-style-name="P1" draw:layer="layout" svg:width="0.019cm" svg:height="0.019cm" svg:x="8.203cm" svg:y="17.3cm" svg:viewBox="0 0 20 20" svg:d="M10 20c14 0 14-20 0-20-13 0-13 20 0 20z">
          <text:p/>
        </draw:path>
        <draw:path draw:style-name="gr1" draw:text-style-name="P1" draw:layer="layout" svg:width="0.019cm" svg:height="0.019cm" svg:x="8.704cm" svg:y="17.3cm" svg:viewBox="0 0 20 20" svg:d="M10 20c14 0 14-20 0-20-13 0-13 20 0 20z">
          <text:p/>
        </draw:path>
        <draw:path draw:style-name="gr1" draw:text-style-name="P1" draw:layer="layout" svg:width="0.019cm" svg:height="0.019cm" svg:x="9.204cm" svg:y="17.3cm" svg:viewBox="0 0 20 20" svg:d="M10 20c14 0 14-20 0-20-13 0-13 20 0 20z">
          <text:p/>
        </draw:path>
        <draw:path draw:style-name="gr1" draw:text-style-name="P1" draw:layer="layout" svg:width="0.019cm" svg:height="0.019cm" svg:x="9.704cm" svg:y="17.3cm" svg:viewBox="0 0 20 20" svg:d="M10 20c14 0 14-20 0-20-13 0-13 20 0 20z">
          <text:p/>
        </draw:path>
        <draw:path draw:style-name="gr1" draw:text-style-name="P1" draw:layer="layout" svg:width="0.019cm" svg:height="0.019cm" svg:x="10.204cm" svg:y="17.3cm" svg:viewBox="0 0 20 20" svg:d="M10 20c14 0 14-20 0-20-13 0-13 20 0 20z">
          <text:p/>
        </draw:path>
        <draw:path draw:style-name="gr1" draw:text-style-name="P1" draw:layer="layout" svg:width="0.019cm" svg:height="0.019cm" svg:x="10.704cm" svg:y="17.3cm" svg:viewBox="0 0 20 20" svg:d="M10 20c14 0 14-20 0-20-13 0-13 20 0 20z">
          <text:p/>
        </draw:path>
        <draw:path draw:style-name="gr1" draw:text-style-name="P1" draw:layer="layout" svg:width="0.019cm" svg:height="0.019cm" svg:x="11.204cm" svg:y="17.3cm" svg:viewBox="0 0 20 20" svg:d="M10 20c14 0 14-20 0-20-13 0-13 20 0 20z">
          <text:p/>
        </draw:path>
        <draw:path draw:style-name="gr1" draw:text-style-name="P1" draw:layer="layout" svg:width="0.019cm" svg:height="0.019cm" svg:x="11.704cm" svg:y="17.3cm" svg:viewBox="0 0 20 20" svg:d="M10 20c14 0 14-20 0-20-13 0-13 20 0 20z">
          <text:p/>
        </draw:path>
        <draw:path draw:style-name="gr1" draw:text-style-name="P1" draw:layer="layout" svg:width="0.019cm" svg:height="0.019cm" svg:x="12.204cm" svg:y="17.3cm" svg:viewBox="0 0 20 20" svg:d="M10 20c14 0 14-20 0-20-13 0-13 20 0 20z">
          <text:p/>
        </draw:path>
        <draw:path draw:style-name="gr1" draw:text-style-name="P1" draw:layer="layout" svg:width="0.019cm" svg:height="0.019cm" svg:x="12.704cm" svg:y="17.3cm" svg:viewBox="0 0 20 20" svg:d="M10 20c14 0 14-20 0-20-13 0-13 20 0 20z">
          <text:p/>
        </draw:path>
        <draw:path draw:style-name="gr1" draw:text-style-name="P1" draw:layer="layout" svg:width="0.019cm" svg:height="0.019cm" svg:x="13.204cm" svg:y="17.3cm" svg:viewBox="0 0 20 20" svg:d="M10 20c14 0 14-20 0-20-13 0-13 20 0 20z">
          <text:p/>
        </draw:path>
        <draw:path draw:style-name="gr1" draw:text-style-name="P1" draw:layer="layout" svg:width="0.019cm" svg:height="0.019cm" svg:x="13.704cm" svg:y="17.3cm" svg:viewBox="0 0 20 20" svg:d="M10 20c14 0 14-20 0-20-13 0-13 20 0 20z">
          <text:p/>
        </draw:path>
        <draw:path draw:style-name="gr1" draw:text-style-name="P1" draw:layer="layout" svg:width="0.019cm" svg:height="0.019cm" svg:x="14.204cm" svg:y="17.3cm" svg:viewBox="0 0 20 20" svg:d="M10 20c14 0 14-20 0-20-13 0-13 20 0 20z">
          <text:p/>
        </draw:path>
        <draw:path draw:style-name="gr1" draw:text-style-name="P1" draw:layer="layout" svg:width="0.019cm" svg:height="0.019cm" svg:x="14.704cm" svg:y="17.3cm" svg:viewBox="0 0 20 20" svg:d="M10 20c14 0 14-20 0-20-13 0-13 20 0 20z">
          <text:p/>
        </draw:path>
        <draw:path draw:style-name="gr1" draw:text-style-name="P1" draw:layer="layout" svg:width="0.019cm" svg:height="0.019cm" svg:x="15.204cm" svg:y="17.3cm" svg:viewBox="0 0 20 20" svg:d="M10 20c14 0 14-20 0-20-13 0-13 20 0 20z">
          <text:p/>
        </draw:path>
        <draw:path draw:style-name="gr1" draw:text-style-name="P1" draw:layer="layout" svg:width="0.019cm" svg:height="0.019cm" svg:x="15.704cm" svg:y="17.3cm" svg:viewBox="0 0 20 20" svg:d="M10 20c14 0 14-20 0-20-13 0-13 20 0 20z">
          <text:p/>
        </draw:path>
        <draw:path draw:style-name="gr1" draw:text-style-name="P1" draw:layer="layout" svg:width="0.019cm" svg:height="0.019cm" svg:x="16.204cm" svg:y="17.3cm" svg:viewBox="0 0 20 20" svg:d="M10 20c14 0 14-20 0-20-13 0-13 20 0 20z">
          <text:p/>
        </draw:path>
        <draw:path draw:style-name="gr1" draw:text-style-name="P1" draw:layer="layout" svg:width="0.019cm" svg:height="0.019cm" svg:x="0.702cm" svg:y="17.8cm" svg:viewBox="0 0 20 20" svg:d="M10 20c14 0 14-20 0-20-13 0-13 20 0 20z">
          <text:p/>
        </draw:path>
        <draw:path draw:style-name="gr1" draw:text-style-name="P1" draw:layer="layout" svg:width="0.019cm" svg:height="0.019cm" svg:x="1.202cm" svg:y="17.8cm" svg:viewBox="0 0 20 20" svg:d="M10 20c14 0 14-20 0-20-13 0-13 20 0 20z">
          <text:p/>
        </draw:path>
        <draw:path draw:style-name="gr1" draw:text-style-name="P1" draw:layer="layout" svg:width="0.019cm" svg:height="0.019cm" svg:x="1.702cm" svg:y="17.8cm" svg:viewBox="0 0 20 20" svg:d="M10 20c14 0 14-20 0-20-13 0-13 20 0 20z">
          <text:p/>
        </draw:path>
        <draw:path draw:style-name="gr1" draw:text-style-name="P1" draw:layer="layout" svg:width="0.019cm" svg:height="0.019cm" svg:x="2.202cm" svg:y="17.8cm" svg:viewBox="0 0 20 20" svg:d="M10 20c14 0 14-20 0-20-13 0-13 20 0 20z">
          <text:p/>
        </draw:path>
        <draw:path draw:style-name="gr1" draw:text-style-name="P1" draw:layer="layout" svg:width="0.019cm" svg:height="0.019cm" svg:x="2.702cm" svg:y="17.8cm" svg:viewBox="0 0 20 20" svg:d="M10 20c14 0 14-20 0-20-13 0-13 20 0 20z">
          <text:p/>
        </draw:path>
        <draw:path draw:style-name="gr1" draw:text-style-name="P1" draw:layer="layout" svg:width="0.019cm" svg:height="0.019cm" svg:x="3.202cm" svg:y="17.8cm" svg:viewBox="0 0 20 20" svg:d="M10 20c14 0 14-20 0-20-13 0-13 20 0 20z">
          <text:p/>
        </draw:path>
        <draw:path draw:style-name="gr1" draw:text-style-name="P1" draw:layer="layout" svg:width="0.019cm" svg:height="0.019cm" svg:x="3.702cm" svg:y="17.8cm" svg:viewBox="0 0 20 20" svg:d="M10 20c14 0 14-20 0-20-13 0-13 20 0 20z">
          <text:p/>
        </draw:path>
        <draw:path draw:style-name="gr1" draw:text-style-name="P1" draw:layer="layout" svg:width="0.019cm" svg:height="0.019cm" svg:x="4.202cm" svg:y="17.8cm" svg:viewBox="0 0 20 20" svg:d="M10 20c14 0 14-20 0-20-13 0-13 20 0 20z">
          <text:p/>
        </draw:path>
        <draw:path draw:style-name="gr1" draw:text-style-name="P1" draw:layer="layout" svg:width="0.019cm" svg:height="0.019cm" svg:x="4.702cm" svg:y="17.8cm" svg:viewBox="0 0 20 20" svg:d="M10 20c14 0 14-20 0-20-13 0-13 20 0 20z">
          <text:p/>
        </draw:path>
        <draw:path draw:style-name="gr1" draw:text-style-name="P1" draw:layer="layout" svg:width="0.019cm" svg:height="0.019cm" svg:x="5.202cm" svg:y="17.8cm" svg:viewBox="0 0 20 20" svg:d="M10 20c14 0 14-20 0-20-13 0-13 20 0 20z">
          <text:p/>
        </draw:path>
        <draw:path draw:style-name="gr1" draw:text-style-name="P1" draw:layer="layout" svg:width="0.019cm" svg:height="0.019cm" svg:x="5.702cm" svg:y="17.8cm" svg:viewBox="0 0 20 20" svg:d="M10 20c14 0 14-20 0-20-13 0-13 20 0 20z">
          <text:p/>
        </draw:path>
        <draw:path draw:style-name="gr1" draw:text-style-name="P1" draw:layer="layout" svg:width="0.019cm" svg:height="0.019cm" svg:x="6.202cm" svg:y="17.8cm" svg:viewBox="0 0 20 20" svg:d="M10 20c14 0 14-20 0-20-13 0-13 20 0 20z">
          <text:p/>
        </draw:path>
        <draw:path draw:style-name="gr1" draw:text-style-name="P1" draw:layer="layout" svg:width="0.019cm" svg:height="0.019cm" svg:x="6.702cm" svg:y="17.8cm" svg:viewBox="0 0 20 20" svg:d="M10 20c14 0 14-20 0-20-13 0-13 20 0 20z">
          <text:p/>
        </draw:path>
        <draw:path draw:style-name="gr1" draw:text-style-name="P1" draw:layer="layout" svg:width="0.019cm" svg:height="0.019cm" svg:x="7.202cm" svg:y="17.8cm" svg:viewBox="0 0 20 20" svg:d="M10 20c14 0 14-20 0-20-13 0-13 20 0 20z">
          <text:p/>
        </draw:path>
        <draw:path draw:style-name="gr1" draw:text-style-name="P1" draw:layer="layout" svg:width="0.019cm" svg:height="0.019cm" svg:x="7.702cm" svg:y="17.8cm" svg:viewBox="0 0 20 20" svg:d="M10 20c14 0 14-20 0-20-13 0-13 20 0 20z">
          <text:p/>
        </draw:path>
        <draw:path draw:style-name="gr1" draw:text-style-name="P1" draw:layer="layout" svg:width="0.019cm" svg:height="0.019cm" svg:x="8.202cm" svg:y="17.8cm" svg:viewBox="0 0 20 20" svg:d="M10 20c14 0 14-20 0-20-13 0-13 20 0 20z">
          <text:p/>
        </draw:path>
        <draw:path draw:style-name="gr1" draw:text-style-name="P1" draw:layer="layout" svg:width="0.019cm" svg:height="0.019cm" svg:x="8.703cm" svg:y="17.8cm" svg:viewBox="0 0 20 20" svg:d="M10 20c14 0 14-20 0-20-13 0-13 20 0 20z">
          <text:p/>
        </draw:path>
        <draw:path draw:style-name="gr1" draw:text-style-name="P1" draw:layer="layout" svg:width="0.019cm" svg:height="0.019cm" svg:x="9.203cm" svg:y="17.8cm" svg:viewBox="0 0 20 20" svg:d="M10 20c14 0 14-20 0-20-13 0-13 20 0 20z">
          <text:p/>
        </draw:path>
        <draw:path draw:style-name="gr1" draw:text-style-name="P1" draw:layer="layout" svg:width="0.019cm" svg:height="0.019cm" svg:x="9.703cm" svg:y="17.8cm" svg:viewBox="0 0 20 20" svg:d="M10 20c14 0 14-20 0-20-13 0-13 20 0 20z">
          <text:p/>
        </draw:path>
        <draw:path draw:style-name="gr1" draw:text-style-name="P1" draw:layer="layout" svg:width="0.019cm" svg:height="0.019cm" svg:x="10.203cm" svg:y="17.8cm" svg:viewBox="0 0 20 20" svg:d="M10 20c14 0 14-20 0-20-13 0-13 20 0 20z">
          <text:p/>
        </draw:path>
        <draw:path draw:style-name="gr1" draw:text-style-name="P1" draw:layer="layout" svg:width="0.019cm" svg:height="0.019cm" svg:x="10.703cm" svg:y="17.8cm" svg:viewBox="0 0 20 20" svg:d="M10 20c14 0 14-20 0-20-13 0-13 20 0 20z">
          <text:p/>
        </draw:path>
        <draw:path draw:style-name="gr1" draw:text-style-name="P1" draw:layer="layout" svg:width="0.019cm" svg:height="0.019cm" svg:x="11.203cm" svg:y="17.8cm" svg:viewBox="0 0 20 20" svg:d="M10 20c14 0 14-20 0-20-13 0-13 20 0 20z">
          <text:p/>
        </draw:path>
        <draw:path draw:style-name="gr1" draw:text-style-name="P1" draw:layer="layout" svg:width="0.019cm" svg:height="0.019cm" svg:x="11.703cm" svg:y="17.8cm" svg:viewBox="0 0 20 20" svg:d="M10 20c14 0 14-20 0-20-13 0-13 20 0 20z">
          <text:p/>
        </draw:path>
        <draw:path draw:style-name="gr1" draw:text-style-name="P1" draw:layer="layout" svg:width="0.019cm" svg:height="0.019cm" svg:x="12.203cm" svg:y="17.8cm" svg:viewBox="0 0 20 20" svg:d="M10 20c14 0 14-20 0-20-13 0-13 20 0 20z">
          <text:p/>
        </draw:path>
        <draw:path draw:style-name="gr1" draw:text-style-name="P1" draw:layer="layout" svg:width="0.019cm" svg:height="0.019cm" svg:x="12.703cm" svg:y="17.8cm" svg:viewBox="0 0 20 20" svg:d="M10 20c14 0 14-20 0-20-13 0-13 20 0 20z">
          <text:p/>
        </draw:path>
        <draw:path draw:style-name="gr1" draw:text-style-name="P1" draw:layer="layout" svg:width="0.019cm" svg:height="0.019cm" svg:x="13.203cm" svg:y="17.8cm" svg:viewBox="0 0 20 20" svg:d="M10 20c14 0 14-20 0-20-13 0-13 20 0 20z">
          <text:p/>
        </draw:path>
        <draw:path draw:style-name="gr1" draw:text-style-name="P1" draw:layer="layout" svg:width="0.019cm" svg:height="0.019cm" svg:x="13.703cm" svg:y="17.8cm" svg:viewBox="0 0 20 20" svg:d="M10 20c14 0 14-20 0-20-13 0-13 20 0 20z">
          <text:p/>
        </draw:path>
        <draw:path draw:style-name="gr1" draw:text-style-name="P1" draw:layer="layout" svg:width="0.019cm" svg:height="0.019cm" svg:x="14.203cm" svg:y="17.8cm" svg:viewBox="0 0 20 20" svg:d="M10 20c14 0 14-20 0-20-13 0-13 20 0 20z">
          <text:p/>
        </draw:path>
        <draw:path draw:style-name="gr1" draw:text-style-name="P1" draw:layer="layout" svg:width="0.019cm" svg:height="0.019cm" svg:x="14.703cm" svg:y="17.8cm" svg:viewBox="0 0 20 20" svg:d="M10 20c14 0 14-20 0-20-13 0-13 20 0 20z">
          <text:p/>
        </draw:path>
        <draw:path draw:style-name="gr1" draw:text-style-name="P1" draw:layer="layout" svg:width="0.019cm" svg:height="0.019cm" svg:x="15.203cm" svg:y="17.8cm" svg:viewBox="0 0 20 20" svg:d="M10 20c14 0 14-20 0-20-13 0-13 20 0 20z">
          <text:p/>
        </draw:path>
        <draw:path draw:style-name="gr1" draw:text-style-name="P1" draw:layer="layout" svg:width="0.019cm" svg:height="0.019cm" svg:x="15.703cm" svg:y="17.8cm" svg:viewBox="0 0 20 20" svg:d="M10 20c14 0 14-20 0-20-13 0-13 20 0 20z">
          <text:p/>
        </draw:path>
        <draw:path draw:style-name="gr1" draw:text-style-name="P1" draw:layer="layout" svg:width="0.019cm" svg:height="0.019cm" svg:x="16.203cm" svg:y="17.8cm" svg:viewBox="0 0 20 20" svg:d="M10 20c14 0 14-20 0-20-13 0-13 20 0 20z">
          <text:p/>
        </draw:path>
        <draw:path draw:style-name="gr1" draw:text-style-name="P1" draw:layer="layout" svg:width="0.019cm" svg:height="0.019cm" svg:x="16.702cm" svg:y="17.8cm" svg:viewBox="0 0 20 20" svg:d="M10 20c14 0 14-20 0-20-13 0-13 20 0 20z">
          <text:p/>
        </draw:path>
        <draw:path draw:style-name="gr1" draw:text-style-name="P1" draw:layer="layout" svg:width="0.019cm" svg:height="0.019cm" svg:x="17.202cm" svg:y="17.8cm" svg:viewBox="0 0 20 20" svg:d="M10 20c14 0 14-20 0-20-13 0-13 20 0 20z">
          <text:p/>
        </draw:path>
        <draw:path draw:style-name="gr1" draw:text-style-name="P1" draw:layer="layout" svg:width="0.019cm" svg:height="0.019cm" svg:x="17.702cm" svg:y="17.8cm" svg:viewBox="0 0 20 20" svg:d="M10 20c14 0 14-20 0-20-13 0-13 20 0 20z">
          <text:p/>
        </draw:path>
        <draw:path draw:style-name="gr1" draw:text-style-name="P1" draw:layer="layout" svg:width="0.019cm" svg:height="0.019cm" svg:x="18.202cm" svg:y="17.8cm" svg:viewBox="0 0 20 20" svg:d="M10 20c14 0 14-20 0-20-13 0-13 20 0 20z">
          <text:p/>
        </draw:path>
        <draw:path draw:style-name="gr1" draw:text-style-name="P1" draw:layer="layout" svg:width="0.019cm" svg:height="0.019cm" svg:x="18.702cm" svg:y="17.8cm" svg:viewBox="0 0 20 20" svg:d="M10 20c14 0 14-20 0-20-13 0-13 20 0 20z">
          <text:p/>
        </draw:path>
        <draw:path draw:style-name="gr1" draw:text-style-name="P1" draw:layer="layout" svg:width="0.019cm" svg:height="0.019cm" svg:x="19.202cm" svg:y="17.8cm" svg:viewBox="0 0 20 20" svg:d="M10 20c14 0 14-20 0-20-13 0-13 20 0 20z">
          <text:p/>
        </draw:path>
        <draw:path draw:style-name="gr1" draw:text-style-name="P1" draw:layer="layout" svg:width="0.019cm" svg:height="0.019cm" svg:x="19.702cm" svg:y="17.8cm" svg:viewBox="0 0 20 20" svg:d="M10 20c14 0 14-20 0-20-13 0-13 20 0 20z">
          <text:p/>
        </draw:path>
        <draw:path draw:style-name="gr1" draw:text-style-name="P1" draw:layer="layout" svg:width="0.019cm" svg:height="0.019cm" svg:x="20.202cm" svg:y="17.8cm" svg:viewBox="0 0 20 20" svg:d="M10 20c14 0 14-20 0-20-13 0-13 20 0 20z">
          <text:p/>
        </draw:path>
        <draw:path draw:style-name="gr1" draw:text-style-name="P1" draw:layer="layout" svg:width="0.019cm" svg:height="0.019cm" svg:x="20.702cm" svg:y="17.8cm" svg:viewBox="0 0 20 20" svg:d="M10 20c14 0 14-20 0-20-13 0-13 20 0 20z">
          <text:p/>
        </draw:path>
        <draw:path draw:style-name="gr1" draw:text-style-name="P1" draw:layer="layout" svg:width="0.019cm" svg:height="0.019cm" svg:x="21.202cm" svg:y="17.8cm" svg:viewBox="0 0 20 20" svg:d="M10 20c14 0 14-20 0-20-13 0-13 20 0 20z">
          <text:p/>
        </draw:path>
        <draw:path draw:style-name="gr1" draw:text-style-name="P1" draw:layer="layout" svg:width="0.019cm" svg:height="0.019cm" svg:x="21.702cm" svg:y="17.8cm" svg:viewBox="0 0 20 20" svg:d="M10 20c14 0 14-20 0-20-13 0-13 20 0 20z">
          <text:p/>
        </draw:path>
        <draw:path draw:style-name="gr1" draw:text-style-name="P1" draw:layer="layout" svg:width="0.019cm" svg:height="0.019cm" svg:x="22.202cm" svg:y="17.8cm" svg:viewBox="0 0 20 20" svg:d="M10 20c14 0 14-20 0-20-13 0-13 20 0 20z">
          <text:p/>
        </draw:path>
        <draw:path draw:style-name="gr1" draw:text-style-name="P1" draw:layer="layout" svg:width="0.019cm" svg:height="0.019cm" svg:x="22.702cm" svg:y="17.8cm" svg:viewBox="0 0 20 20" svg:d="M10 20c14 0 14-20 0-20-13 0-13 20 0 20z">
          <text:p/>
        </draw:path>
        <draw:path draw:style-name="gr1" draw:text-style-name="P1" draw:layer="layout" svg:width="0.019cm" svg:height="0.019cm" svg:x="23.202cm" svg:y="17.8cm" svg:viewBox="0 0 20 20" svg:d="M10 20c14 0 14-20 0-20-13 0-13 20 0 20z">
          <text:p/>
        </draw:path>
        <draw:path draw:style-name="gr1" draw:text-style-name="P1" draw:layer="layout" svg:width="0.019cm" svg:height="0.019cm" svg:x="23.702cm" svg:y="17.8cm" svg:viewBox="0 0 20 20" svg:d="M10 20c14 0 14-20 0-20-13 0-13 20 0 20z">
          <text:p/>
        </draw:path>
        <draw:path draw:style-name="gr1" draw:text-style-name="P1" draw:layer="layout" svg:width="0.019cm" svg:height="0.019cm" svg:x="24.202cm" svg:y="17.8cm" svg:viewBox="0 0 20 20" svg:d="M10 20c14 0 14-20 0-20-13 0-13 20 0 20z">
          <text:p/>
        </draw:path>
        <draw:path draw:style-name="gr1" draw:text-style-name="P1" draw:layer="layout" svg:width="0.019cm" svg:height="0.019cm" svg:x="24.703cm" svg:y="17.8cm" svg:viewBox="0 0 20 20" svg:d="M10 20c14 0 14-20 0-20-13 0-13 20 0 20z">
          <text:p/>
        </draw:path>
        <draw:path draw:style-name="gr1" draw:text-style-name="P1" draw:layer="layout" svg:width="0.019cm" svg:height="0.019cm" svg:x="25.203cm" svg:y="17.8cm" svg:viewBox="0 0 20 20" svg:d="M10 20c14 0 14-20 0-20-13 0-13 20 0 20z">
          <text:p/>
        </draw:path>
        <draw:path draw:style-name="gr1" draw:text-style-name="P1" draw:layer="layout" svg:width="0.019cm" svg:height="0.019cm" svg:x="25.703cm" svg:y="17.8cm" svg:viewBox="0 0 20 20" svg:d="M10 20c14 0 14-20 0-20-13 0-13 20 0 20z">
          <text:p/>
        </draw:path>
        <draw:path draw:style-name="gr1" draw:text-style-name="P1" draw:layer="layout" svg:width="0.019cm" svg:height="0.019cm" svg:x="26.203cm" svg:y="17.8cm" svg:viewBox="0 0 20 20" svg:d="M10 20c14 0 14-20 0-20-13 0-13 20 0 20z">
          <text:p/>
        </draw:path>
        <draw:path draw:style-name="gr1" draw:text-style-name="P1" draw:layer="layout" svg:width="0.019cm" svg:height="0.019cm" svg:x="26.703cm" svg:y="17.8cm" svg:viewBox="0 0 20 20" svg:d="M10 20c14 0 14-20 0-20-13 0-13 20 0 20z">
          <text:p/>
        </draw:path>
        <draw:path draw:style-name="gr1" draw:text-style-name="P1" draw:layer="layout" svg:width="0.019cm" svg:height="0.019cm" svg:x="27.203cm" svg:y="17.8cm" svg:viewBox="0 0 20 20" svg:d="M10 20c14 0 14-20 0-20-13 0-13 20 0 20z">
          <text:p/>
        </draw:path>
        <draw:path draw:style-name="gr1" draw:text-style-name="P1" draw:layer="layout" svg:width="0.019cm" svg:height="0.019cm" svg:x="0.702cm" svg:y="17.8cm" svg:viewBox="0 0 20 20" svg:d="M10 20c14 0 14-20 0-20-13 0-13 20 0 20z">
          <text:p/>
        </draw:path>
        <draw:path draw:style-name="gr1" draw:text-style-name="P1" draw:layer="layout" svg:width="0.019cm" svg:height="0.019cm" svg:x="1.202cm" svg:y="17.8cm" svg:viewBox="0 0 20 20" svg:d="M10 20c14 0 14-20 0-20-13 0-13 20 0 20z">
          <text:p/>
        </draw:path>
        <draw:path draw:style-name="gr1" draw:text-style-name="P1" draw:layer="layout" svg:width="0.019cm" svg:height="0.019cm" svg:x="1.702cm" svg:y="17.8cm" svg:viewBox="0 0 20 20" svg:d="M10 20c14 0 14-20 0-20-13 0-13 20 0 20z">
          <text:p/>
        </draw:path>
        <draw:path draw:style-name="gr1" draw:text-style-name="P1" draw:layer="layout" svg:width="0.019cm" svg:height="0.019cm" svg:x="2.202cm" svg:y="17.8cm" svg:viewBox="0 0 20 20" svg:d="M10 20c14 0 14-20 0-20-13 0-13 20 0 20z">
          <text:p/>
        </draw:path>
        <draw:path draw:style-name="gr1" draw:text-style-name="P1" draw:layer="layout" svg:width="0.019cm" svg:height="0.019cm" svg:x="2.702cm" svg:y="17.8cm" svg:viewBox="0 0 20 20" svg:d="M10 20c14 0 14-20 0-20-13 0-13 20 0 20z">
          <text:p/>
        </draw:path>
        <draw:path draw:style-name="gr1" draw:text-style-name="P1" draw:layer="layout" svg:width="0.019cm" svg:height="0.019cm" svg:x="3.202cm" svg:y="17.8cm" svg:viewBox="0 0 20 20" svg:d="M10 20c14 0 14-20 0-20-13 0-13 20 0 20z">
          <text:p/>
        </draw:path>
        <draw:path draw:style-name="gr1" draw:text-style-name="P1" draw:layer="layout" svg:width="0.019cm" svg:height="0.019cm" svg:x="3.702cm" svg:y="17.8cm" svg:viewBox="0 0 20 20" svg:d="M10 20c14 0 14-20 0-20-13 0-13 20 0 20z">
          <text:p/>
        </draw:path>
        <draw:path draw:style-name="gr1" draw:text-style-name="P1" draw:layer="layout" svg:width="0.019cm" svg:height="0.019cm" svg:x="4.202cm" svg:y="17.8cm" svg:viewBox="0 0 20 20" svg:d="M10 20c14 0 14-20 0-20-13 0-13 20 0 20z">
          <text:p/>
        </draw:path>
        <draw:path draw:style-name="gr1" draw:text-style-name="P1" draw:layer="layout" svg:width="0.019cm" svg:height="0.019cm" svg:x="4.702cm" svg:y="17.8cm" svg:viewBox="0 0 20 20" svg:d="M10 20c14 0 14-20 0-20-13 0-13 20 0 20z">
          <text:p/>
        </draw:path>
        <draw:path draw:style-name="gr1" draw:text-style-name="P1" draw:layer="layout" svg:width="0.019cm" svg:height="0.019cm" svg:x="5.202cm" svg:y="17.8cm" svg:viewBox="0 0 20 20" svg:d="M10 20c14 0 14-20 0-20-13 0-13 20 0 20z">
          <text:p/>
        </draw:path>
        <draw:path draw:style-name="gr1" draw:text-style-name="P1" draw:layer="layout" svg:width="0.019cm" svg:height="0.019cm" svg:x="5.702cm" svg:y="17.8cm" svg:viewBox="0 0 20 20" svg:d="M10 20c14 0 14-20 0-20-13 0-13 20 0 20z">
          <text:p/>
        </draw:path>
        <draw:path draw:style-name="gr1" draw:text-style-name="P1" draw:layer="layout" svg:width="0.019cm" svg:height="0.019cm" svg:x="6.202cm" svg:y="17.8cm" svg:viewBox="0 0 20 20" svg:d="M10 20c14 0 14-20 0-20-13 0-13 20 0 20z">
          <text:p/>
        </draw:path>
        <draw:path draw:style-name="gr1" draw:text-style-name="P1" draw:layer="layout" svg:width="0.019cm" svg:height="0.019cm" svg:x="6.702cm" svg:y="17.8cm" svg:viewBox="0 0 20 20" svg:d="M10 20c14 0 14-20 0-20-13 0-13 20 0 20z">
          <text:p/>
        </draw:path>
        <draw:path draw:style-name="gr1" draw:text-style-name="P1" draw:layer="layout" svg:width="0.019cm" svg:height="0.019cm" svg:x="7.202cm" svg:y="17.8cm" svg:viewBox="0 0 20 20" svg:d="M10 20c14 0 14-20 0-20-13 0-13 20 0 20z">
          <text:p/>
        </draw:path>
        <draw:path draw:style-name="gr1" draw:text-style-name="P1" draw:layer="layout" svg:width="0.019cm" svg:height="0.019cm" svg:x="7.702cm" svg:y="17.8cm" svg:viewBox="0 0 20 20" svg:d="M10 20c14 0 14-20 0-20-13 0-13 20 0 20z">
          <text:p/>
        </draw:path>
        <draw:path draw:style-name="gr1" draw:text-style-name="P1" draw:layer="layout" svg:width="0.019cm" svg:height="0.019cm" svg:x="8.202cm" svg:y="17.8cm" svg:viewBox="0 0 20 20" svg:d="M10 20c14 0 14-20 0-20-13 0-13 20 0 20z">
          <text:p/>
        </draw:path>
        <draw:path draw:style-name="gr1" draw:text-style-name="P1" draw:layer="layout" svg:width="0.019cm" svg:height="0.019cm" svg:x="8.703cm" svg:y="17.8cm" svg:viewBox="0 0 20 20" svg:d="M10 20c14 0 14-20 0-20-13 0-13 20 0 20z">
          <text:p/>
        </draw:path>
        <draw:path draw:style-name="gr1" draw:text-style-name="P1" draw:layer="layout" svg:width="0.019cm" svg:height="0.019cm" svg:x="9.203cm" svg:y="17.8cm" svg:viewBox="0 0 20 20" svg:d="M10 20c14 0 14-20 0-20-13 0-13 20 0 20z">
          <text:p/>
        </draw:path>
        <draw:path draw:style-name="gr1" draw:text-style-name="P1" draw:layer="layout" svg:width="0.019cm" svg:height="0.019cm" svg:x="9.703cm" svg:y="17.8cm" svg:viewBox="0 0 20 20" svg:d="M10 20c14 0 14-20 0-20-13 0-13 20 0 20z">
          <text:p/>
        </draw:path>
        <draw:path draw:style-name="gr1" draw:text-style-name="P1" draw:layer="layout" svg:width="0.019cm" svg:height="0.019cm" svg:x="10.203cm" svg:y="17.8cm" svg:viewBox="0 0 20 20" svg:d="M10 20c14 0 14-20 0-20-13 0-13 20 0 20z">
          <text:p/>
        </draw:path>
        <draw:path draw:style-name="gr1" draw:text-style-name="P1" draw:layer="layout" svg:width="0.019cm" svg:height="0.019cm" svg:x="10.703cm" svg:y="17.8cm" svg:viewBox="0 0 20 20" svg:d="M10 20c14 0 14-20 0-20-13 0-13 20 0 20z">
          <text:p/>
        </draw:path>
        <draw:path draw:style-name="gr1" draw:text-style-name="P1" draw:layer="layout" svg:width="0.019cm" svg:height="0.019cm" svg:x="11.203cm" svg:y="17.8cm" svg:viewBox="0 0 20 20" svg:d="M10 20c14 0 14-20 0-20-13 0-13 20 0 20z">
          <text:p/>
        </draw:path>
        <draw:path draw:style-name="gr1" draw:text-style-name="P1" draw:layer="layout" svg:width="0.019cm" svg:height="0.019cm" svg:x="11.703cm" svg:y="17.8cm" svg:viewBox="0 0 20 20" svg:d="M10 20c14 0 14-20 0-20-13 0-13 20 0 20z">
          <text:p/>
        </draw:path>
        <draw:path draw:style-name="gr1" draw:text-style-name="P1" draw:layer="layout" svg:width="0.019cm" svg:height="0.019cm" svg:x="12.203cm" svg:y="17.8cm" svg:viewBox="0 0 20 20" svg:d="M10 20c14 0 14-20 0-20-13 0-13 20 0 20z">
          <text:p/>
        </draw:path>
        <draw:path draw:style-name="gr1" draw:text-style-name="P1" draw:layer="layout" svg:width="0.019cm" svg:height="0.019cm" svg:x="12.703cm" svg:y="17.8cm" svg:viewBox="0 0 20 20" svg:d="M10 20c14 0 14-20 0-20-13 0-13 20 0 20z">
          <text:p/>
        </draw:path>
        <draw:path draw:style-name="gr1" draw:text-style-name="P1" draw:layer="layout" svg:width="0.019cm" svg:height="0.019cm" svg:x="13.203cm" svg:y="17.8cm" svg:viewBox="0 0 20 20" svg:d="M10 20c14 0 14-20 0-20-13 0-13 20 0 20z">
          <text:p/>
        </draw:path>
        <draw:path draw:style-name="gr1" draw:text-style-name="P1" draw:layer="layout" svg:width="0.019cm" svg:height="0.019cm" svg:x="13.703cm" svg:y="17.8cm" svg:viewBox="0 0 20 20" svg:d="M10 20c14 0 14-20 0-20-13 0-13 20 0 20z">
          <text:p/>
        </draw:path>
        <draw:path draw:style-name="gr1" draw:text-style-name="P1" draw:layer="layout" svg:width="0.019cm" svg:height="0.019cm" svg:x="14.203cm" svg:y="17.8cm" svg:viewBox="0 0 20 20" svg:d="M10 20c14 0 14-20 0-20-13 0-13 20 0 20z">
          <text:p/>
        </draw:path>
        <draw:path draw:style-name="gr1" draw:text-style-name="P1" draw:layer="layout" svg:width="0.019cm" svg:height="0.019cm" svg:x="14.703cm" svg:y="17.8cm" svg:viewBox="0 0 20 20" svg:d="M10 20c14 0 14-20 0-20-13 0-13 20 0 20z">
          <text:p/>
        </draw:path>
        <draw:path draw:style-name="gr1" draw:text-style-name="P1" draw:layer="layout" svg:width="0.019cm" svg:height="0.019cm" svg:x="15.203cm" svg:y="17.8cm" svg:viewBox="0 0 20 20" svg:d="M10 20c14 0 14-20 0-20-13 0-13 20 0 20z">
          <text:p/>
        </draw:path>
        <draw:path draw:style-name="gr1" draw:text-style-name="P1" draw:layer="layout" svg:width="0.019cm" svg:height="0.019cm" svg:x="15.703cm" svg:y="17.8cm" svg:viewBox="0 0 20 20" svg:d="M10 20c14 0 14-20 0-20-13 0-13 20 0 20z">
          <text:p/>
        </draw:path>
        <draw:path draw:style-name="gr1" draw:text-style-name="P1" draw:layer="layout" svg:width="0.019cm" svg:height="0.019cm" svg:x="16.203cm" svg:y="17.8cm" svg:viewBox="0 0 20 20" svg:d="M10 20c14 0 14-20 0-20-13 0-13 20 0 20z">
          <text:p/>
        </draw:path>
        <draw:path draw:style-name="gr1" draw:text-style-name="P1" draw:layer="layout" svg:width="0.019cm" svg:height="0.019cm" svg:x="0.703cm" svg:y="18.3cm" svg:viewBox="0 0 20 20" svg:d="M10 20c14 0 14-20 0-20-13 0-13 20 0 20z">
          <text:p/>
        </draw:path>
        <draw:path draw:style-name="gr1" draw:text-style-name="P1" draw:layer="layout" svg:width="0.019cm" svg:height="0.019cm" svg:x="1.203cm" svg:y="18.3cm" svg:viewBox="0 0 20 20" svg:d="M10 20c14 0 14-20 0-20-13 0-13 20 0 20z">
          <text:p/>
        </draw:path>
        <draw:path draw:style-name="gr1" draw:text-style-name="P1" draw:layer="layout" svg:width="0.019cm" svg:height="0.019cm" svg:x="1.703cm" svg:y="18.3cm" svg:viewBox="0 0 20 20" svg:d="M10 20c14 0 14-20 0-20-13 0-13 20 0 20z">
          <text:p/>
        </draw:path>
        <draw:path draw:style-name="gr1" draw:text-style-name="P1" draw:layer="layout" svg:width="0.019cm" svg:height="0.019cm" svg:x="2.203cm" svg:y="18.3cm" svg:viewBox="0 0 20 20" svg:d="M10 20c14 0 14-20 0-20-13 0-13 20 0 20z">
          <text:p/>
        </draw:path>
        <draw:path draw:style-name="gr1" draw:text-style-name="P1" draw:layer="layout" svg:width="0.019cm" svg:height="0.019cm" svg:x="2.703cm" svg:y="18.3cm" svg:viewBox="0 0 20 20" svg:d="M10 20c14 0 14-20 0-20-13 0-13 20 0 20z">
          <text:p/>
        </draw:path>
        <draw:path draw:style-name="gr1" draw:text-style-name="P1" draw:layer="layout" svg:width="0.019cm" svg:height="0.019cm" svg:x="3.203cm" svg:y="18.3cm" svg:viewBox="0 0 20 20" svg:d="M10 20c14 0 14-20 0-20-13 0-13 20 0 20z">
          <text:p/>
        </draw:path>
        <draw:path draw:style-name="gr1" draw:text-style-name="P1" draw:layer="layout" svg:width="0.019cm" svg:height="0.019cm" svg:x="3.703cm" svg:y="18.3cm" svg:viewBox="0 0 20 20" svg:d="M10 20c14 0 14-20 0-20-13 0-13 20 0 20z">
          <text:p/>
        </draw:path>
        <draw:path draw:style-name="gr1" draw:text-style-name="P1" draw:layer="layout" svg:width="0.019cm" svg:height="0.019cm" svg:x="4.203cm" svg:y="18.3cm" svg:viewBox="0 0 20 20" svg:d="M10 20c14 0 14-20 0-20-13 0-13 20 0 20z">
          <text:p/>
        </draw:path>
        <draw:path draw:style-name="gr1" draw:text-style-name="P1" draw:layer="layout" svg:width="0.019cm" svg:height="0.019cm" svg:x="4.703cm" svg:y="18.3cm" svg:viewBox="0 0 20 20" svg:d="M10 20c14 0 14-20 0-20-13 0-13 20 0 20z">
          <text:p/>
        </draw:path>
        <draw:path draw:style-name="gr1" draw:text-style-name="P1" draw:layer="layout" svg:width="0.019cm" svg:height="0.019cm" svg:x="5.203cm" svg:y="18.3cm" svg:viewBox="0 0 20 20" svg:d="M10 20c14 0 14-20 0-20-13 0-13 20 0 20z">
          <text:p/>
        </draw:path>
        <draw:path draw:style-name="gr1" draw:text-style-name="P1" draw:layer="layout" svg:width="0.019cm" svg:height="0.019cm" svg:x="5.703cm" svg:y="18.3cm" svg:viewBox="0 0 20 20" svg:d="M10 20c14 0 14-20 0-20-13 0-13 20 0 20z">
          <text:p/>
        </draw:path>
        <draw:path draw:style-name="gr1" draw:text-style-name="P1" draw:layer="layout" svg:width="0.019cm" svg:height="0.019cm" svg:x="6.203cm" svg:y="18.3cm" svg:viewBox="0 0 20 20" svg:d="M10 20c14 0 14-20 0-20-13 0-13 20 0 20z">
          <text:p/>
        </draw:path>
        <draw:path draw:style-name="gr1" draw:text-style-name="P1" draw:layer="layout" svg:width="0.019cm" svg:height="0.019cm" svg:x="6.703cm" svg:y="18.3cm" svg:viewBox="0 0 20 20" svg:d="M10 20c14 0 14-20 0-20-13 0-13 20 0 20z">
          <text:p/>
        </draw:path>
        <draw:path draw:style-name="gr1" draw:text-style-name="P1" draw:layer="layout" svg:width="0.019cm" svg:height="0.019cm" svg:x="7.203cm" svg:y="18.3cm" svg:viewBox="0 0 20 20" svg:d="M10 20c14 0 14-20 0-20-13 0-13 20 0 20z">
          <text:p/>
        </draw:path>
        <draw:path draw:style-name="gr1" draw:text-style-name="P1" draw:layer="layout" svg:width="0.019cm" svg:height="0.019cm" svg:x="7.703cm" svg:y="18.3cm" svg:viewBox="0 0 20 20" svg:d="M10 20c14 0 14-20 0-20-13 0-13 20 0 20z">
          <text:p/>
        </draw:path>
        <draw:path draw:style-name="gr1" draw:text-style-name="P1" draw:layer="layout" svg:width="0.019cm" svg:height="0.019cm" svg:x="8.203cm" svg:y="18.3cm" svg:viewBox="0 0 20 20" svg:d="M10 20c14 0 14-20 0-20-13 0-13 20 0 20z">
          <text:p/>
        </draw:path>
        <draw:path draw:style-name="gr1" draw:text-style-name="P1" draw:layer="layout" svg:width="0.019cm" svg:height="0.019cm" svg:x="8.704cm" svg:y="18.3cm" svg:viewBox="0 0 20 20" svg:d="M10 20c14 0 14-20 0-20-13 0-13 20 0 20z">
          <text:p/>
        </draw:path>
        <draw:path draw:style-name="gr1" draw:text-style-name="P1" draw:layer="layout" svg:width="0.019cm" svg:height="0.019cm" svg:x="9.204cm" svg:y="18.3cm" svg:viewBox="0 0 20 20" svg:d="M10 20c14 0 14-20 0-20-13 0-13 20 0 20z">
          <text:p/>
        </draw:path>
        <draw:path draw:style-name="gr1" draw:text-style-name="P1" draw:layer="layout" svg:width="0.019cm" svg:height="0.019cm" svg:x="9.704cm" svg:y="18.3cm" svg:viewBox="0 0 20 20" svg:d="M10 20c14 0 14-20 0-20-13 0-13 20 0 20z">
          <text:p/>
        </draw:path>
        <draw:path draw:style-name="gr1" draw:text-style-name="P1" draw:layer="layout" svg:width="0.019cm" svg:height="0.019cm" svg:x="10.204cm" svg:y="18.3cm" svg:viewBox="0 0 20 20" svg:d="M10 20c14 0 14-20 0-20-13 0-13 20 0 20z">
          <text:p/>
        </draw:path>
        <draw:path draw:style-name="gr1" draw:text-style-name="P1" draw:layer="layout" svg:width="0.019cm" svg:height="0.019cm" svg:x="10.704cm" svg:y="18.3cm" svg:viewBox="0 0 20 20" svg:d="M10 20c14 0 14-20 0-20-13 0-13 20 0 20z">
          <text:p/>
        </draw:path>
        <draw:path draw:style-name="gr1" draw:text-style-name="P1" draw:layer="layout" svg:width="0.019cm" svg:height="0.019cm" svg:x="11.204cm" svg:y="18.3cm" svg:viewBox="0 0 20 20" svg:d="M10 20c14 0 14-20 0-20-13 0-13 20 0 20z">
          <text:p/>
        </draw:path>
        <draw:path draw:style-name="gr1" draw:text-style-name="P1" draw:layer="layout" svg:width="0.019cm" svg:height="0.019cm" svg:x="11.704cm" svg:y="18.3cm" svg:viewBox="0 0 20 20" svg:d="M10 20c14 0 14-20 0-20-13 0-13 20 0 20z">
          <text:p/>
        </draw:path>
        <draw:path draw:style-name="gr1" draw:text-style-name="P1" draw:layer="layout" svg:width="0.019cm" svg:height="0.019cm" svg:x="12.204cm" svg:y="18.3cm" svg:viewBox="0 0 20 20" svg:d="M10 20c14 0 14-20 0-20-13 0-13 20 0 20z">
          <text:p/>
        </draw:path>
        <draw:path draw:style-name="gr1" draw:text-style-name="P1" draw:layer="layout" svg:width="0.019cm" svg:height="0.019cm" svg:x="12.704cm" svg:y="18.3cm" svg:viewBox="0 0 20 20" svg:d="M10 20c14 0 14-20 0-20-13 0-13 20 0 20z">
          <text:p/>
        </draw:path>
        <draw:path draw:style-name="gr1" draw:text-style-name="P1" draw:layer="layout" svg:width="0.019cm" svg:height="0.019cm" svg:x="13.204cm" svg:y="18.3cm" svg:viewBox="0 0 20 20" svg:d="M10 20c14 0 14-20 0-20-13 0-13 20 0 20z">
          <text:p/>
        </draw:path>
        <draw:path draw:style-name="gr1" draw:text-style-name="P1" draw:layer="layout" svg:width="0.019cm" svg:height="0.019cm" svg:x="13.704cm" svg:y="18.3cm" svg:viewBox="0 0 20 20" svg:d="M10 20c14 0 14-20 0-20-13 0-13 20 0 20z">
          <text:p/>
        </draw:path>
        <draw:path draw:style-name="gr1" draw:text-style-name="P1" draw:layer="layout" svg:width="0.019cm" svg:height="0.019cm" svg:x="14.204cm" svg:y="18.3cm" svg:viewBox="0 0 20 20" svg:d="M10 20c14 0 14-20 0-20-13 0-13 20 0 20z">
          <text:p/>
        </draw:path>
        <draw:path draw:style-name="gr1" draw:text-style-name="P1" draw:layer="layout" svg:width="0.019cm" svg:height="0.019cm" svg:x="14.704cm" svg:y="18.3cm" svg:viewBox="0 0 20 20" svg:d="M10 20c14 0 14-20 0-20-13 0-13 20 0 20z">
          <text:p/>
        </draw:path>
        <draw:path draw:style-name="gr1" draw:text-style-name="P1" draw:layer="layout" svg:width="0.019cm" svg:height="0.019cm" svg:x="15.204cm" svg:y="18.3cm" svg:viewBox="0 0 20 20" svg:d="M10 20c14 0 14-20 0-20-13 0-13 20 0 20z">
          <text:p/>
        </draw:path>
        <draw:path draw:style-name="gr1" draw:text-style-name="P1" draw:layer="layout" svg:width="0.019cm" svg:height="0.019cm" svg:x="15.704cm" svg:y="18.3cm" svg:viewBox="0 0 20 20" svg:d="M10 20c14 0 14-20 0-20-13 0-13 20 0 20z">
          <text:p/>
        </draw:path>
        <draw:path draw:style-name="gr1" draw:text-style-name="P1" draw:layer="layout" svg:width="0.019cm" svg:height="0.019cm" svg:x="16.204cm" svg:y="18.3cm" svg:viewBox="0 0 20 20" svg:d="M10 20c14 0 14-20 0-20-13 0-13 20 0 20z">
          <text:p/>
        </draw:path>
        <draw:path draw:style-name="gr1" draw:text-style-name="P1" draw:layer="layout" svg:width="0.019cm" svg:height="0.019cm" svg:x="16.703cm" svg:y="18.3cm" svg:viewBox="0 0 20 20" svg:d="M10 20c14 0 14-20 0-20-13 0-13 20 0 20z">
          <text:p/>
        </draw:path>
        <draw:path draw:style-name="gr1" draw:text-style-name="P1" draw:layer="layout" svg:width="0.019cm" svg:height="0.019cm" svg:x="17.203cm" svg:y="18.3cm" svg:viewBox="0 0 20 20" svg:d="M10 20c14 0 14-20 0-20-13 0-13 20 0 20z">
          <text:p/>
        </draw:path>
        <draw:path draw:style-name="gr1" draw:text-style-name="P1" draw:layer="layout" svg:width="0.019cm" svg:height="0.019cm" svg:x="17.703cm" svg:y="18.3cm" svg:viewBox="0 0 20 20" svg:d="M10 20c14 0 14-20 0-20-13 0-13 20 0 20z">
          <text:p/>
        </draw:path>
        <draw:path draw:style-name="gr1" draw:text-style-name="P1" draw:layer="layout" svg:width="0.019cm" svg:height="0.019cm" svg:x="18.203cm" svg:y="18.3cm" svg:viewBox="0 0 20 20" svg:d="M10 20c14 0 14-20 0-20-13 0-13 20 0 20z">
          <text:p/>
        </draw:path>
        <draw:path draw:style-name="gr1" draw:text-style-name="P1" draw:layer="layout" svg:width="0.019cm" svg:height="0.019cm" svg:x="18.703cm" svg:y="18.3cm" svg:viewBox="0 0 20 20" svg:d="M10 20c14 0 14-20 0-20-13 0-13 20 0 20z">
          <text:p/>
        </draw:path>
        <draw:path draw:style-name="gr1" draw:text-style-name="P1" draw:layer="layout" svg:width="0.019cm" svg:height="0.019cm" svg:x="19.203cm" svg:y="18.3cm" svg:viewBox="0 0 20 20" svg:d="M10 20c14 0 14-20 0-20-13 0-13 20 0 20z">
          <text:p/>
        </draw:path>
        <draw:path draw:style-name="gr1" draw:text-style-name="P1" draw:layer="layout" svg:width="0.019cm" svg:height="0.019cm" svg:x="19.703cm" svg:y="18.3cm" svg:viewBox="0 0 20 20" svg:d="M10 20c14 0 14-20 0-20-13 0-13 20 0 20z">
          <text:p/>
        </draw:path>
        <draw:path draw:style-name="gr1" draw:text-style-name="P1" draw:layer="layout" svg:width="0.019cm" svg:height="0.019cm" svg:x="20.203cm" svg:y="18.3cm" svg:viewBox="0 0 20 20" svg:d="M10 20c14 0 14-20 0-20-13 0-13 20 0 20z">
          <text:p/>
        </draw:path>
        <draw:path draw:style-name="gr1" draw:text-style-name="P1" draw:layer="layout" svg:width="0.019cm" svg:height="0.019cm" svg:x="20.703cm" svg:y="18.3cm" svg:viewBox="0 0 20 20" svg:d="M10 20c14 0 14-20 0-20-13 0-13 20 0 20z">
          <text:p/>
        </draw:path>
        <draw:path draw:style-name="gr1" draw:text-style-name="P1" draw:layer="layout" svg:width="0.019cm" svg:height="0.019cm" svg:x="21.203cm" svg:y="18.3cm" svg:viewBox="0 0 20 20" svg:d="M10 20c14 0 14-20 0-20-13 0-13 20 0 20z">
          <text:p/>
        </draw:path>
        <draw:path draw:style-name="gr1" draw:text-style-name="P1" draw:layer="layout" svg:width="0.019cm" svg:height="0.019cm" svg:x="21.703cm" svg:y="18.3cm" svg:viewBox="0 0 20 20" svg:d="M10 20c14 0 14-20 0-20-13 0-13 20 0 20z">
          <text:p/>
        </draw:path>
        <draw:path draw:style-name="gr1" draw:text-style-name="P1" draw:layer="layout" svg:width="0.019cm" svg:height="0.019cm" svg:x="22.203cm" svg:y="18.3cm" svg:viewBox="0 0 20 20" svg:d="M10 20c14 0 14-20 0-20-13 0-13 20 0 20z">
          <text:p/>
        </draw:path>
        <draw:path draw:style-name="gr1" draw:text-style-name="P1" draw:layer="layout" svg:width="0.019cm" svg:height="0.019cm" svg:x="22.703cm" svg:y="18.3cm" svg:viewBox="0 0 20 20" svg:d="M10 20c14 0 14-20 0-20-13 0-13 20 0 20z">
          <text:p/>
        </draw:path>
        <draw:path draw:style-name="gr1" draw:text-style-name="P1" draw:layer="layout" svg:width="0.019cm" svg:height="0.019cm" svg:x="23.203cm" svg:y="18.3cm" svg:viewBox="0 0 20 20" svg:d="M10 20c14 0 14-20 0-20-13 0-13 20 0 20z">
          <text:p/>
        </draw:path>
        <draw:path draw:style-name="gr1" draw:text-style-name="P1" draw:layer="layout" svg:width="0.019cm" svg:height="0.019cm" svg:x="23.703cm" svg:y="18.3cm" svg:viewBox="0 0 20 20" svg:d="M10 20c14 0 14-20 0-20-13 0-13 20 0 20z">
          <text:p/>
        </draw:path>
        <draw:path draw:style-name="gr1" draw:text-style-name="P1" draw:layer="layout" svg:width="0.019cm" svg:height="0.019cm" svg:x="24.203cm" svg:y="18.3cm" svg:viewBox="0 0 20 20" svg:d="M10 20c14 0 14-20 0-20-13 0-13 20 0 20z">
          <text:p/>
        </draw:path>
        <draw:path draw:style-name="gr1" draw:text-style-name="P1" draw:layer="layout" svg:width="0.019cm" svg:height="0.019cm" svg:x="24.704cm" svg:y="18.3cm" svg:viewBox="0 0 20 20" svg:d="M10 20c14 0 14-20 0-20-13 0-13 20 0 20z">
          <text:p/>
        </draw:path>
        <draw:path draw:style-name="gr1" draw:text-style-name="P1" draw:layer="layout" svg:width="0.019cm" svg:height="0.019cm" svg:x="25.204cm" svg:y="18.3cm" svg:viewBox="0 0 20 20" svg:d="M10 20c14 0 14-20 0-20-13 0-13 20 0 20z">
          <text:p/>
        </draw:path>
        <draw:path draw:style-name="gr1" draw:text-style-name="P1" draw:layer="layout" svg:width="0.019cm" svg:height="0.019cm" svg:x="25.704cm" svg:y="18.3cm" svg:viewBox="0 0 20 20" svg:d="M10 20c14 0 14-20 0-20-13 0-13 20 0 20z">
          <text:p/>
        </draw:path>
        <draw:path draw:style-name="gr1" draw:text-style-name="P1" draw:layer="layout" svg:width="0.019cm" svg:height="0.019cm" svg:x="26.204cm" svg:y="18.3cm" svg:viewBox="0 0 20 20" svg:d="M10 20c14 0 14-20 0-20-13 0-13 20 0 20z">
          <text:p/>
        </draw:path>
        <draw:path draw:style-name="gr1" draw:text-style-name="P1" draw:layer="layout" svg:width="0.019cm" svg:height="0.019cm" svg:x="26.704cm" svg:y="18.3cm" svg:viewBox="0 0 20 20" svg:d="M10 20c14 0 14-20 0-20-13 0-13 20 0 20z">
          <text:p/>
        </draw:path>
        <draw:path draw:style-name="gr1" draw:text-style-name="P1" draw:layer="layout" svg:width="0.019cm" svg:height="0.019cm" svg:x="27.204cm" svg:y="18.3cm" svg:viewBox="0 0 20 20" svg:d="M10 20c14 0 14-20 0-20-13 0-13 20 0 20z">
          <text:p/>
        </draw:path>
        <draw:path draw:style-name="gr1" draw:text-style-name="P1" draw:layer="layout" svg:width="0.019cm" svg:height="0.019cm" svg:x="0.703cm" svg:y="18.3cm" svg:viewBox="0 0 20 20" svg:d="M10 20c14 0 14-20 0-20-13 0-13 20 0 20z">
          <text:p/>
        </draw:path>
        <draw:path draw:style-name="gr1" draw:text-style-name="P1" draw:layer="layout" svg:width="0.019cm" svg:height="0.019cm" svg:x="1.203cm" svg:y="18.3cm" svg:viewBox="0 0 20 20" svg:d="M10 20c14 0 14-20 0-20-13 0-13 20 0 20z">
          <text:p/>
        </draw:path>
        <draw:path draw:style-name="gr1" draw:text-style-name="P1" draw:layer="layout" svg:width="0.019cm" svg:height="0.019cm" svg:x="1.703cm" svg:y="18.3cm" svg:viewBox="0 0 20 20" svg:d="M10 20c14 0 14-20 0-20-13 0-13 20 0 20z">
          <text:p/>
        </draw:path>
        <draw:path draw:style-name="gr1" draw:text-style-name="P1" draw:layer="layout" svg:width="0.019cm" svg:height="0.019cm" svg:x="2.203cm" svg:y="18.3cm" svg:viewBox="0 0 20 20" svg:d="M10 20c14 0 14-20 0-20-13 0-13 20 0 20z">
          <text:p/>
        </draw:path>
        <draw:path draw:style-name="gr1" draw:text-style-name="P1" draw:layer="layout" svg:width="0.019cm" svg:height="0.019cm" svg:x="2.703cm" svg:y="18.3cm" svg:viewBox="0 0 20 20" svg:d="M10 20c14 0 14-20 0-20-13 0-13 20 0 20z">
          <text:p/>
        </draw:path>
        <draw:path draw:style-name="gr1" draw:text-style-name="P1" draw:layer="layout" svg:width="0.019cm" svg:height="0.019cm" svg:x="3.203cm" svg:y="18.3cm" svg:viewBox="0 0 20 20" svg:d="M10 20c14 0 14-20 0-20-13 0-13 20 0 20z">
          <text:p/>
        </draw:path>
        <draw:path draw:style-name="gr1" draw:text-style-name="P1" draw:layer="layout" svg:width="0.019cm" svg:height="0.019cm" svg:x="3.703cm" svg:y="18.3cm" svg:viewBox="0 0 20 20" svg:d="M10 20c14 0 14-20 0-20-13 0-13 20 0 20z">
          <text:p/>
        </draw:path>
        <draw:path draw:style-name="gr1" draw:text-style-name="P1" draw:layer="layout" svg:width="0.019cm" svg:height="0.019cm" svg:x="4.203cm" svg:y="18.3cm" svg:viewBox="0 0 20 20" svg:d="M10 20c14 0 14-20 0-20-13 0-13 20 0 20z">
          <text:p/>
        </draw:path>
        <draw:path draw:style-name="gr1" draw:text-style-name="P1" draw:layer="layout" svg:width="0.019cm" svg:height="0.019cm" svg:x="4.703cm" svg:y="18.3cm" svg:viewBox="0 0 20 20" svg:d="M10 20c14 0 14-20 0-20-13 0-13 20 0 20z">
          <text:p/>
        </draw:path>
        <draw:path draw:style-name="gr1" draw:text-style-name="P1" draw:layer="layout" svg:width="0.019cm" svg:height="0.019cm" svg:x="5.203cm" svg:y="18.3cm" svg:viewBox="0 0 20 20" svg:d="M10 20c14 0 14-20 0-20-13 0-13 20 0 20z">
          <text:p/>
        </draw:path>
        <draw:path draw:style-name="gr1" draw:text-style-name="P1" draw:layer="layout" svg:width="0.019cm" svg:height="0.019cm" svg:x="5.703cm" svg:y="18.3cm" svg:viewBox="0 0 20 20" svg:d="M10 20c14 0 14-20 0-20-13 0-13 20 0 20z">
          <text:p/>
        </draw:path>
        <draw:path draw:style-name="gr1" draw:text-style-name="P1" draw:layer="layout" svg:width="0.019cm" svg:height="0.019cm" svg:x="6.203cm" svg:y="18.3cm" svg:viewBox="0 0 20 20" svg:d="M10 20c14 0 14-20 0-20-13 0-13 20 0 20z">
          <text:p/>
        </draw:path>
        <draw:path draw:style-name="gr1" draw:text-style-name="P1" draw:layer="layout" svg:width="0.019cm" svg:height="0.019cm" svg:x="6.703cm" svg:y="18.3cm" svg:viewBox="0 0 20 20" svg:d="M10 20c14 0 14-20 0-20-13 0-13 20 0 20z">
          <text:p/>
        </draw:path>
        <draw:path draw:style-name="gr1" draw:text-style-name="P1" draw:layer="layout" svg:width="0.019cm" svg:height="0.019cm" svg:x="7.203cm" svg:y="18.3cm" svg:viewBox="0 0 20 20" svg:d="M10 20c14 0 14-20 0-20-13 0-13 20 0 20z">
          <text:p/>
        </draw:path>
        <draw:path draw:style-name="gr1" draw:text-style-name="P1" draw:layer="layout" svg:width="0.019cm" svg:height="0.019cm" svg:x="7.703cm" svg:y="18.3cm" svg:viewBox="0 0 20 20" svg:d="M10 20c14 0 14-20 0-20-13 0-13 20 0 20z">
          <text:p/>
        </draw:path>
        <draw:path draw:style-name="gr1" draw:text-style-name="P1" draw:layer="layout" svg:width="0.019cm" svg:height="0.019cm" svg:x="8.203cm" svg:y="18.3cm" svg:viewBox="0 0 20 20" svg:d="M10 20c14 0 14-20 0-20-13 0-13 20 0 20z">
          <text:p/>
        </draw:path>
        <draw:path draw:style-name="gr1" draw:text-style-name="P1" draw:layer="layout" svg:width="0.019cm" svg:height="0.019cm" svg:x="8.704cm" svg:y="18.3cm" svg:viewBox="0 0 20 20" svg:d="M10 20c14 0 14-20 0-20-13 0-13 20 0 20z">
          <text:p/>
        </draw:path>
        <draw:path draw:style-name="gr1" draw:text-style-name="P1" draw:layer="layout" svg:width="0.019cm" svg:height="0.019cm" svg:x="9.204cm" svg:y="18.3cm" svg:viewBox="0 0 20 20" svg:d="M10 20c14 0 14-20 0-20-13 0-13 20 0 20z">
          <text:p/>
        </draw:path>
        <draw:path draw:style-name="gr1" draw:text-style-name="P1" draw:layer="layout" svg:width="0.019cm" svg:height="0.019cm" svg:x="9.704cm" svg:y="18.3cm" svg:viewBox="0 0 20 20" svg:d="M10 20c14 0 14-20 0-20-13 0-13 20 0 20z">
          <text:p/>
        </draw:path>
        <draw:path draw:style-name="gr1" draw:text-style-name="P1" draw:layer="layout" svg:width="0.019cm" svg:height="0.019cm" svg:x="10.204cm" svg:y="18.3cm" svg:viewBox="0 0 20 20" svg:d="M10 20c14 0 14-20 0-20-13 0-13 20 0 20z">
          <text:p/>
        </draw:path>
        <draw:path draw:style-name="gr1" draw:text-style-name="P1" draw:layer="layout" svg:width="0.019cm" svg:height="0.019cm" svg:x="10.704cm" svg:y="18.3cm" svg:viewBox="0 0 20 20" svg:d="M10 20c14 0 14-20 0-20-13 0-13 20 0 20z">
          <text:p/>
        </draw:path>
        <draw:path draw:style-name="gr1" draw:text-style-name="P1" draw:layer="layout" svg:width="0.019cm" svg:height="0.019cm" svg:x="11.204cm" svg:y="18.3cm" svg:viewBox="0 0 20 20" svg:d="M10 20c14 0 14-20 0-20-13 0-13 20 0 20z">
          <text:p/>
        </draw:path>
        <draw:path draw:style-name="gr1" draw:text-style-name="P1" draw:layer="layout" svg:width="0.019cm" svg:height="0.019cm" svg:x="11.704cm" svg:y="18.3cm" svg:viewBox="0 0 20 20" svg:d="M10 20c14 0 14-20 0-20-13 0-13 20 0 20z">
          <text:p/>
        </draw:path>
        <draw:path draw:style-name="gr1" draw:text-style-name="P1" draw:layer="layout" svg:width="0.019cm" svg:height="0.019cm" svg:x="12.204cm" svg:y="18.3cm" svg:viewBox="0 0 20 20" svg:d="M10 20c14 0 14-20 0-20-13 0-13 20 0 20z">
          <text:p/>
        </draw:path>
        <draw:path draw:style-name="gr1" draw:text-style-name="P1" draw:layer="layout" svg:width="0.019cm" svg:height="0.019cm" svg:x="12.704cm" svg:y="18.3cm" svg:viewBox="0 0 20 20" svg:d="M10 20c14 0 14-20 0-20-13 0-13 20 0 20z">
          <text:p/>
        </draw:path>
        <draw:path draw:style-name="gr1" draw:text-style-name="P1" draw:layer="layout" svg:width="0.019cm" svg:height="0.019cm" svg:x="13.204cm" svg:y="18.3cm" svg:viewBox="0 0 20 20" svg:d="M10 20c14 0 14-20 0-20-13 0-13 20 0 20z">
          <text:p/>
        </draw:path>
        <draw:path draw:style-name="gr1" draw:text-style-name="P1" draw:layer="layout" svg:width="0.019cm" svg:height="0.019cm" svg:x="13.704cm" svg:y="18.3cm" svg:viewBox="0 0 20 20" svg:d="M10 20c14 0 14-20 0-20-13 0-13 20 0 20z">
          <text:p/>
        </draw:path>
        <draw:path draw:style-name="gr1" draw:text-style-name="P1" draw:layer="layout" svg:width="0.019cm" svg:height="0.019cm" svg:x="14.204cm" svg:y="18.3cm" svg:viewBox="0 0 20 20" svg:d="M10 20c14 0 14-20 0-20-13 0-13 20 0 20z">
          <text:p/>
        </draw:path>
        <draw:path draw:style-name="gr1" draw:text-style-name="P1" draw:layer="layout" svg:width="0.019cm" svg:height="0.019cm" svg:x="14.704cm" svg:y="18.3cm" svg:viewBox="0 0 20 20" svg:d="M10 20c14 0 14-20 0-20-13 0-13 20 0 20z">
          <text:p/>
        </draw:path>
        <draw:path draw:style-name="gr1" draw:text-style-name="P1" draw:layer="layout" svg:width="0.019cm" svg:height="0.019cm" svg:x="15.204cm" svg:y="18.3cm" svg:viewBox="0 0 20 20" svg:d="M10 20c14 0 14-20 0-20-13 0-13 20 0 20z">
          <text:p/>
        </draw:path>
        <draw:path draw:style-name="gr1" draw:text-style-name="P1" draw:layer="layout" svg:width="0.019cm" svg:height="0.019cm" svg:x="15.704cm" svg:y="18.3cm" svg:viewBox="0 0 20 20" svg:d="M10 20c14 0 14-20 0-20-13 0-13 20 0 20z">
          <text:p/>
        </draw:path>
        <draw:path draw:style-name="gr1" draw:text-style-name="P1" draw:layer="layout" svg:width="0.019cm" svg:height="0.019cm" svg:x="16.204cm" svg:y="18.3cm" svg:viewBox="0 0 20 20" svg:d="M10 20c14 0 14-20 0-20-13 0-13 20 0 20z">
          <text:p/>
        </draw:path>
        <draw:path draw:style-name="gr1" draw:text-style-name="P1" draw:layer="layout" svg:width="0.019cm" svg:height="0.019cm" svg:x="0.703cm" svg:y="18.8cm" svg:viewBox="0 0 20 20" svg:d="M10 20c14 0 14-20 0-20-13 0-13 20 0 20z">
          <text:p/>
        </draw:path>
        <draw:path draw:style-name="gr1" draw:text-style-name="P1" draw:layer="layout" svg:width="0.019cm" svg:height="0.019cm" svg:x="1.203cm" svg:y="18.8cm" svg:viewBox="0 0 20 20" svg:d="M10 20c14 0 14-20 0-20-13 0-13 20 0 20z">
          <text:p/>
        </draw:path>
        <draw:path draw:style-name="gr1" draw:text-style-name="P1" draw:layer="layout" svg:width="0.019cm" svg:height="0.019cm" svg:x="1.703cm" svg:y="18.8cm" svg:viewBox="0 0 20 20" svg:d="M10 20c14 0 14-20 0-20-13 0-13 20 0 20z">
          <text:p/>
        </draw:path>
        <draw:path draw:style-name="gr1" draw:text-style-name="P1" draw:layer="layout" svg:width="0.019cm" svg:height="0.019cm" svg:x="2.203cm" svg:y="18.8cm" svg:viewBox="0 0 20 20" svg:d="M10 20c14 0 14-20 0-20-13 0-13 20 0 20z">
          <text:p/>
        </draw:path>
        <draw:path draw:style-name="gr1" draw:text-style-name="P1" draw:layer="layout" svg:width="0.019cm" svg:height="0.019cm" svg:x="2.703cm" svg:y="18.8cm" svg:viewBox="0 0 20 20" svg:d="M10 20c14 0 14-20 0-20-13 0-13 20 0 20z">
          <text:p/>
        </draw:path>
        <draw:path draw:style-name="gr1" draw:text-style-name="P1" draw:layer="layout" svg:width="0.019cm" svg:height="0.019cm" svg:x="3.203cm" svg:y="18.8cm" svg:viewBox="0 0 20 20" svg:d="M10 20c14 0 14-20 0-20-13 0-13 20 0 20z">
          <text:p/>
        </draw:path>
        <draw:path draw:style-name="gr1" draw:text-style-name="P1" draw:layer="layout" svg:width="0.019cm" svg:height="0.019cm" svg:x="3.703cm" svg:y="18.8cm" svg:viewBox="0 0 20 20" svg:d="M10 20c14 0 14-20 0-20-13 0-13 20 0 20z">
          <text:p/>
        </draw:path>
        <draw:path draw:style-name="gr1" draw:text-style-name="P1" draw:layer="layout" svg:width="0.019cm" svg:height="0.019cm" svg:x="4.203cm" svg:y="18.8cm" svg:viewBox="0 0 20 20" svg:d="M10 20c14 0 14-20 0-20-13 0-13 20 0 20z">
          <text:p/>
        </draw:path>
        <draw:path draw:style-name="gr1" draw:text-style-name="P1" draw:layer="layout" svg:width="0.019cm" svg:height="0.019cm" svg:x="4.703cm" svg:y="18.8cm" svg:viewBox="0 0 20 20" svg:d="M10 20c14 0 14-20 0-20-13 0-13 20 0 20z">
          <text:p/>
        </draw:path>
        <draw:path draw:style-name="gr1" draw:text-style-name="P1" draw:layer="layout" svg:width="0.019cm" svg:height="0.019cm" svg:x="5.203cm" svg:y="18.8cm" svg:viewBox="0 0 20 20" svg:d="M10 20c14 0 14-20 0-20-13 0-13 20 0 20z">
          <text:p/>
        </draw:path>
        <draw:path draw:style-name="gr1" draw:text-style-name="P1" draw:layer="layout" svg:width="0.019cm" svg:height="0.019cm" svg:x="5.703cm" svg:y="18.8cm" svg:viewBox="0 0 20 20" svg:d="M10 20c14 0 14-20 0-20-13 0-13 20 0 20z">
          <text:p/>
        </draw:path>
        <draw:path draw:style-name="gr1" draw:text-style-name="P1" draw:layer="layout" svg:width="0.019cm" svg:height="0.019cm" svg:x="6.203cm" svg:y="18.8cm" svg:viewBox="0 0 20 20" svg:d="M10 20c14 0 14-20 0-20-13 0-13 20 0 20z">
          <text:p/>
        </draw:path>
        <draw:path draw:style-name="gr1" draw:text-style-name="P1" draw:layer="layout" svg:width="0.019cm" svg:height="0.019cm" svg:x="6.703cm" svg:y="18.8cm" svg:viewBox="0 0 20 20" svg:d="M10 20c14 0 14-20 0-20-13 0-13 20 0 20z">
          <text:p/>
        </draw:path>
        <draw:path draw:style-name="gr1" draw:text-style-name="P1" draw:layer="layout" svg:width="0.019cm" svg:height="0.019cm" svg:x="7.203cm" svg:y="18.8cm" svg:viewBox="0 0 20 20" svg:d="M10 20c14 0 14-20 0-20-13 0-13 20 0 20z">
          <text:p/>
        </draw:path>
        <draw:path draw:style-name="gr1" draw:text-style-name="P1" draw:layer="layout" svg:width="0.019cm" svg:height="0.019cm" svg:x="7.703cm" svg:y="18.8cm" svg:viewBox="0 0 20 20" svg:d="M10 20c14 0 14-20 0-20-13 0-13 20 0 20z">
          <text:p/>
        </draw:path>
        <draw:path draw:style-name="gr1" draw:text-style-name="P1" draw:layer="layout" svg:width="0.019cm" svg:height="0.019cm" svg:x="8.203cm" svg:y="18.8cm" svg:viewBox="0 0 20 20" svg:d="M10 20c14 0 14-20 0-20-13 0-13 20 0 20z">
          <text:p/>
        </draw:path>
        <draw:path draw:style-name="gr1" draw:text-style-name="P1" draw:layer="layout" svg:width="0.019cm" svg:height="0.019cm" svg:x="8.704cm" svg:y="18.8cm" svg:viewBox="0 0 20 20" svg:d="M10 20c14 0 14-20 0-20-13 0-13 20 0 20z">
          <text:p/>
        </draw:path>
        <draw:path draw:style-name="gr1" draw:text-style-name="P1" draw:layer="layout" svg:width="0.019cm" svg:height="0.019cm" svg:x="9.204cm" svg:y="18.8cm" svg:viewBox="0 0 20 20" svg:d="M10 20c14 0 14-20 0-20-13 0-13 20 0 20z">
          <text:p/>
        </draw:path>
        <draw:path draw:style-name="gr1" draw:text-style-name="P1" draw:layer="layout" svg:width="0.019cm" svg:height="0.019cm" svg:x="9.704cm" svg:y="18.8cm" svg:viewBox="0 0 20 20" svg:d="M10 20c14 0 14-20 0-20-13 0-13 20 0 20z">
          <text:p/>
        </draw:path>
        <draw:path draw:style-name="gr1" draw:text-style-name="P1" draw:layer="layout" svg:width="0.019cm" svg:height="0.019cm" svg:x="10.204cm" svg:y="18.8cm" svg:viewBox="0 0 20 20" svg:d="M10 20c14 0 14-20 0-20-13 0-13 20 0 20z">
          <text:p/>
        </draw:path>
        <draw:path draw:style-name="gr1" draw:text-style-name="P1" draw:layer="layout" svg:width="0.019cm" svg:height="0.019cm" svg:x="10.704cm" svg:y="18.8cm" svg:viewBox="0 0 20 20" svg:d="M10 20c14 0 14-20 0-20-13 0-13 20 0 20z">
          <text:p/>
        </draw:path>
        <draw:path draw:style-name="gr1" draw:text-style-name="P1" draw:layer="layout" svg:width="0.019cm" svg:height="0.019cm" svg:x="11.204cm" svg:y="18.8cm" svg:viewBox="0 0 20 20" svg:d="M10 20c14 0 14-20 0-20-13 0-13 20 0 20z">
          <text:p/>
        </draw:path>
        <draw:path draw:style-name="gr1" draw:text-style-name="P1" draw:layer="layout" svg:width="0.019cm" svg:height="0.019cm" svg:x="11.704cm" svg:y="18.8cm" svg:viewBox="0 0 20 20" svg:d="M10 20c14 0 14-20 0-20-13 0-13 20 0 20z">
          <text:p/>
        </draw:path>
        <draw:path draw:style-name="gr1" draw:text-style-name="P1" draw:layer="layout" svg:width="0.019cm" svg:height="0.019cm" svg:x="12.204cm" svg:y="18.8cm" svg:viewBox="0 0 20 20" svg:d="M10 20c14 0 14-20 0-20-13 0-13 20 0 20z">
          <text:p/>
        </draw:path>
        <draw:path draw:style-name="gr1" draw:text-style-name="P1" draw:layer="layout" svg:width="0.019cm" svg:height="0.019cm" svg:x="12.704cm" svg:y="18.8cm" svg:viewBox="0 0 20 20" svg:d="M10 20c14 0 14-20 0-20-13 0-13 20 0 20z">
          <text:p/>
        </draw:path>
        <draw:path draw:style-name="gr1" draw:text-style-name="P1" draw:layer="layout" svg:width="0.019cm" svg:height="0.019cm" svg:x="13.204cm" svg:y="18.8cm" svg:viewBox="0 0 20 20" svg:d="M10 20c14 0 14-20 0-20-13 0-13 20 0 20z">
          <text:p/>
        </draw:path>
        <draw:path draw:style-name="gr1" draw:text-style-name="P1" draw:layer="layout" svg:width="0.019cm" svg:height="0.019cm" svg:x="13.704cm" svg:y="18.8cm" svg:viewBox="0 0 20 20" svg:d="M10 20c14 0 14-20 0-20-13 0-13 20 0 20z">
          <text:p/>
        </draw:path>
        <draw:path draw:style-name="gr1" draw:text-style-name="P1" draw:layer="layout" svg:width="0.019cm" svg:height="0.019cm" svg:x="14.204cm" svg:y="18.8cm" svg:viewBox="0 0 20 20" svg:d="M10 20c14 0 14-20 0-20-13 0-13 20 0 20z">
          <text:p/>
        </draw:path>
        <draw:path draw:style-name="gr1" draw:text-style-name="P1" draw:layer="layout" svg:width="0.019cm" svg:height="0.019cm" svg:x="14.704cm" svg:y="18.8cm" svg:viewBox="0 0 20 20" svg:d="M10 20c14 0 14-20 0-20-13 0-13 20 0 20z">
          <text:p/>
        </draw:path>
        <draw:path draw:style-name="gr1" draw:text-style-name="P1" draw:layer="layout" svg:width="0.019cm" svg:height="0.019cm" svg:x="15.204cm" svg:y="18.8cm" svg:viewBox="0 0 20 20" svg:d="M10 20c14 0 14-20 0-20-13 0-13 20 0 20z">
          <text:p/>
        </draw:path>
        <draw:path draw:style-name="gr1" draw:text-style-name="P1" draw:layer="layout" svg:width="0.019cm" svg:height="0.019cm" svg:x="15.704cm" svg:y="18.8cm" svg:viewBox="0 0 20 20" svg:d="M10 20c14 0 14-20 0-20-13 0-13 20 0 20z">
          <text:p/>
        </draw:path>
        <draw:path draw:style-name="gr1" draw:text-style-name="P1" draw:layer="layout" svg:width="0.019cm" svg:height="0.019cm" svg:x="16.204cm" svg:y="18.8cm" svg:viewBox="0 0 20 20" svg:d="M10 20c14 0 14-20 0-20-13 0-13 20 0 20z">
          <text:p/>
        </draw:path>
        <draw:path draw:style-name="gr1" draw:text-style-name="P1" draw:layer="layout" svg:width="0.019cm" svg:height="0.019cm" svg:x="16.703cm" svg:y="18.8cm" svg:viewBox="0 0 20 20" svg:d="M10 20c14 0 14-20 0-20-13 0-13 20 0 20z">
          <text:p/>
        </draw:path>
        <draw:path draw:style-name="gr1" draw:text-style-name="P1" draw:layer="layout" svg:width="0.019cm" svg:height="0.019cm" svg:x="17.203cm" svg:y="18.8cm" svg:viewBox="0 0 20 20" svg:d="M10 20c14 0 14-20 0-20-13 0-13 20 0 20z">
          <text:p/>
        </draw:path>
        <draw:path draw:style-name="gr1" draw:text-style-name="P1" draw:layer="layout" svg:width="0.019cm" svg:height="0.019cm" svg:x="17.703cm" svg:y="18.8cm" svg:viewBox="0 0 20 20" svg:d="M10 20c14 0 14-20 0-20-13 0-13 20 0 20z">
          <text:p/>
        </draw:path>
        <draw:path draw:style-name="gr1" draw:text-style-name="P1" draw:layer="layout" svg:width="0.019cm" svg:height="0.019cm" svg:x="18.203cm" svg:y="18.8cm" svg:viewBox="0 0 20 20" svg:d="M10 20c14 0 14-20 0-20-13 0-13 20 0 20z">
          <text:p/>
        </draw:path>
        <draw:path draw:style-name="gr1" draw:text-style-name="P1" draw:layer="layout" svg:width="0.019cm" svg:height="0.019cm" svg:x="18.703cm" svg:y="18.8cm" svg:viewBox="0 0 20 20" svg:d="M10 20c14 0 14-20 0-20-13 0-13 20 0 20z">
          <text:p/>
        </draw:path>
        <draw:path draw:style-name="gr1" draw:text-style-name="P1" draw:layer="layout" svg:width="0.019cm" svg:height="0.019cm" svg:x="19.203cm" svg:y="18.8cm" svg:viewBox="0 0 20 20" svg:d="M10 20c14 0 14-20 0-20-13 0-13 20 0 20z">
          <text:p/>
        </draw:path>
        <draw:path draw:style-name="gr1" draw:text-style-name="P1" draw:layer="layout" svg:width="0.019cm" svg:height="0.019cm" svg:x="19.703cm" svg:y="18.8cm" svg:viewBox="0 0 20 20" svg:d="M10 20c14 0 14-20 0-20-13 0-13 20 0 20z">
          <text:p/>
        </draw:path>
        <draw:path draw:style-name="gr1" draw:text-style-name="P1" draw:layer="layout" svg:width="0.019cm" svg:height="0.019cm" svg:x="20.203cm" svg:y="18.8cm" svg:viewBox="0 0 20 20" svg:d="M10 20c14 0 14-20 0-20-13 0-13 20 0 20z">
          <text:p/>
        </draw:path>
        <draw:path draw:style-name="gr1" draw:text-style-name="P1" draw:layer="layout" svg:width="0.019cm" svg:height="0.019cm" svg:x="20.703cm" svg:y="18.8cm" svg:viewBox="0 0 20 20" svg:d="M10 20c14 0 14-20 0-20-13 0-13 20 0 20z">
          <text:p/>
        </draw:path>
        <draw:path draw:style-name="gr1" draw:text-style-name="P1" draw:layer="layout" svg:width="0.019cm" svg:height="0.019cm" svg:x="21.203cm" svg:y="18.8cm" svg:viewBox="0 0 20 20" svg:d="M10 20c14 0 14-20 0-20-13 0-13 20 0 20z">
          <text:p/>
        </draw:path>
        <draw:path draw:style-name="gr1" draw:text-style-name="P1" draw:layer="layout" svg:width="0.019cm" svg:height="0.019cm" svg:x="21.703cm" svg:y="18.8cm" svg:viewBox="0 0 20 20" svg:d="M10 20c14 0 14-20 0-20-13 0-13 20 0 20z">
          <text:p/>
        </draw:path>
        <draw:path draw:style-name="gr1" draw:text-style-name="P1" draw:layer="layout" svg:width="0.019cm" svg:height="0.019cm" svg:x="22.203cm" svg:y="18.8cm" svg:viewBox="0 0 20 20" svg:d="M10 20c14 0 14-20 0-20-13 0-13 20 0 20z">
          <text:p/>
        </draw:path>
        <draw:path draw:style-name="gr1" draw:text-style-name="P1" draw:layer="layout" svg:width="0.019cm" svg:height="0.019cm" svg:x="22.703cm" svg:y="18.8cm" svg:viewBox="0 0 20 20" svg:d="M10 20c14 0 14-20 0-20-13 0-13 20 0 20z">
          <text:p/>
        </draw:path>
        <draw:path draw:style-name="gr1" draw:text-style-name="P1" draw:layer="layout" svg:width="0.019cm" svg:height="0.019cm" svg:x="23.203cm" svg:y="18.8cm" svg:viewBox="0 0 20 20" svg:d="M10 20c14 0 14-20 0-20-13 0-13 20 0 20z">
          <text:p/>
        </draw:path>
        <draw:path draw:style-name="gr1" draw:text-style-name="P1" draw:layer="layout" svg:width="0.019cm" svg:height="0.019cm" svg:x="23.703cm" svg:y="18.8cm" svg:viewBox="0 0 20 20" svg:d="M10 20c14 0 14-20 0-20-13 0-13 20 0 20z">
          <text:p/>
        </draw:path>
        <draw:path draw:style-name="gr1" draw:text-style-name="P1" draw:layer="layout" svg:width="0.019cm" svg:height="0.019cm" svg:x="24.203cm" svg:y="18.8cm" svg:viewBox="0 0 20 20" svg:d="M10 20c14 0 14-20 0-20-13 0-13 20 0 20z">
          <text:p/>
        </draw:path>
        <draw:path draw:style-name="gr1" draw:text-style-name="P1" draw:layer="layout" svg:width="0.019cm" svg:height="0.019cm" svg:x="24.704cm" svg:y="18.8cm" svg:viewBox="0 0 20 20" svg:d="M10 20c14 0 14-20 0-20-13 0-13 20 0 20z">
          <text:p/>
        </draw:path>
        <draw:path draw:style-name="gr1" draw:text-style-name="P1" draw:layer="layout" svg:width="0.019cm" svg:height="0.019cm" svg:x="25.204cm" svg:y="18.8cm" svg:viewBox="0 0 20 20" svg:d="M10 20c14 0 14-20 0-20-13 0-13 20 0 20z">
          <text:p/>
        </draw:path>
        <draw:path draw:style-name="gr1" draw:text-style-name="P1" draw:layer="layout" svg:width="0.019cm" svg:height="0.019cm" svg:x="25.704cm" svg:y="18.8cm" svg:viewBox="0 0 20 20" svg:d="M10 20c14 0 14-20 0-20-13 0-13 20 0 20z">
          <text:p/>
        </draw:path>
        <draw:path draw:style-name="gr1" draw:text-style-name="P1" draw:layer="layout" svg:width="0.019cm" svg:height="0.019cm" svg:x="26.204cm" svg:y="18.8cm" svg:viewBox="0 0 20 20" svg:d="M10 20c14 0 14-20 0-20-13 0-13 20 0 20z">
          <text:p/>
        </draw:path>
        <draw:path draw:style-name="gr1" draw:text-style-name="P1" draw:layer="layout" svg:width="0.019cm" svg:height="0.019cm" svg:x="26.704cm" svg:y="18.8cm" svg:viewBox="0 0 20 20" svg:d="M10 20c14 0 14-20 0-20-13 0-13 20 0 20z">
          <text:p/>
        </draw:path>
        <draw:path draw:style-name="gr1" draw:text-style-name="P1" draw:layer="layout" svg:width="0.019cm" svg:height="0.019cm" svg:x="27.204cm" svg:y="18.8cm" svg:viewBox="0 0 20 20" svg:d="M10 20c14 0 14-20 0-20-13 0-13 20 0 20z">
          <text:p/>
        </draw:path>
        <draw:path draw:style-name="gr1" draw:text-style-name="P1" draw:layer="layout" svg:width="0.019cm" svg:height="0.019cm" svg:x="0.703cm" svg:y="18.8cm" svg:viewBox="0 0 20 20" svg:d="M10 20c14 0 14-20 0-20-13 0-13 20 0 20z">
          <text:p/>
        </draw:path>
        <draw:path draw:style-name="gr1" draw:text-style-name="P1" draw:layer="layout" svg:width="0.019cm" svg:height="0.019cm" svg:x="1.203cm" svg:y="18.8cm" svg:viewBox="0 0 20 20" svg:d="M10 20c14 0 14-20 0-20-13 0-13 20 0 20z">
          <text:p/>
        </draw:path>
        <draw:path draw:style-name="gr1" draw:text-style-name="P1" draw:layer="layout" svg:width="0.019cm" svg:height="0.019cm" svg:x="1.703cm" svg:y="18.8cm" svg:viewBox="0 0 20 20" svg:d="M10 20c14 0 14-20 0-20-13 0-13 20 0 20z">
          <text:p/>
        </draw:path>
        <draw:path draw:style-name="gr1" draw:text-style-name="P1" draw:layer="layout" svg:width="0.019cm" svg:height="0.019cm" svg:x="2.203cm" svg:y="18.8cm" svg:viewBox="0 0 20 20" svg:d="M10 20c14 0 14-20 0-20-13 0-13 20 0 20z">
          <text:p/>
        </draw:path>
        <draw:path draw:style-name="gr1" draw:text-style-name="P1" draw:layer="layout" svg:width="0.019cm" svg:height="0.019cm" svg:x="2.703cm" svg:y="18.8cm" svg:viewBox="0 0 20 20" svg:d="M10 20c14 0 14-20 0-20-13 0-13 20 0 20z">
          <text:p/>
        </draw:path>
        <draw:path draw:style-name="gr1" draw:text-style-name="P1" draw:layer="layout" svg:width="0.019cm" svg:height="0.019cm" svg:x="3.203cm" svg:y="18.8cm" svg:viewBox="0 0 20 20" svg:d="M10 20c14 0 14-20 0-20-13 0-13 20 0 20z">
          <text:p/>
        </draw:path>
        <draw:path draw:style-name="gr1" draw:text-style-name="P1" draw:layer="layout" svg:width="0.019cm" svg:height="0.019cm" svg:x="3.703cm" svg:y="18.8cm" svg:viewBox="0 0 20 20" svg:d="M10 20c14 0 14-20 0-20-13 0-13 20 0 20z">
          <text:p/>
        </draw:path>
        <draw:path draw:style-name="gr1" draw:text-style-name="P1" draw:layer="layout" svg:width="0.019cm" svg:height="0.019cm" svg:x="4.203cm" svg:y="18.8cm" svg:viewBox="0 0 20 20" svg:d="M10 20c14 0 14-20 0-20-13 0-13 20 0 20z">
          <text:p/>
        </draw:path>
        <draw:path draw:style-name="gr1" draw:text-style-name="P1" draw:layer="layout" svg:width="0.019cm" svg:height="0.019cm" svg:x="4.703cm" svg:y="18.8cm" svg:viewBox="0 0 20 20" svg:d="M10 20c14 0 14-20 0-20-13 0-13 20 0 20z">
          <text:p/>
        </draw:path>
        <draw:path draw:style-name="gr1" draw:text-style-name="P1" draw:layer="layout" svg:width="0.019cm" svg:height="0.019cm" svg:x="5.203cm" svg:y="18.8cm" svg:viewBox="0 0 20 20" svg:d="M10 20c14 0 14-20 0-20-13 0-13 20 0 20z">
          <text:p/>
        </draw:path>
        <draw:path draw:style-name="gr1" draw:text-style-name="P1" draw:layer="layout" svg:width="0.019cm" svg:height="0.019cm" svg:x="5.703cm" svg:y="18.8cm" svg:viewBox="0 0 20 20" svg:d="M10 20c14 0 14-20 0-20-13 0-13 20 0 20z">
          <text:p/>
        </draw:path>
        <draw:path draw:style-name="gr1" draw:text-style-name="P1" draw:layer="layout" svg:width="0.019cm" svg:height="0.019cm" svg:x="6.203cm" svg:y="18.8cm" svg:viewBox="0 0 20 20" svg:d="M10 20c14 0 14-20 0-20-13 0-13 20 0 20z">
          <text:p/>
        </draw:path>
        <draw:path draw:style-name="gr1" draw:text-style-name="P1" draw:layer="layout" svg:width="0.019cm" svg:height="0.019cm" svg:x="6.703cm" svg:y="18.8cm" svg:viewBox="0 0 20 20" svg:d="M10 20c14 0 14-20 0-20-13 0-13 20 0 20z">
          <text:p/>
        </draw:path>
        <draw:path draw:style-name="gr1" draw:text-style-name="P1" draw:layer="layout" svg:width="0.019cm" svg:height="0.019cm" svg:x="7.203cm" svg:y="18.8cm" svg:viewBox="0 0 20 20" svg:d="M10 20c14 0 14-20 0-20-13 0-13 20 0 20z">
          <text:p/>
        </draw:path>
        <draw:path draw:style-name="gr1" draw:text-style-name="P1" draw:layer="layout" svg:width="0.019cm" svg:height="0.019cm" svg:x="7.703cm" svg:y="18.8cm" svg:viewBox="0 0 20 20" svg:d="M10 20c14 0 14-20 0-20-13 0-13 20 0 20z">
          <text:p/>
        </draw:path>
        <draw:path draw:style-name="gr1" draw:text-style-name="P1" draw:layer="layout" svg:width="0.019cm" svg:height="0.019cm" svg:x="8.203cm" svg:y="18.8cm" svg:viewBox="0 0 20 20" svg:d="M10 20c14 0 14-20 0-20-13 0-13 20 0 20z">
          <text:p/>
        </draw:path>
        <draw:path draw:style-name="gr1" draw:text-style-name="P1" draw:layer="layout" svg:width="0.019cm" svg:height="0.019cm" svg:x="8.704cm" svg:y="18.8cm" svg:viewBox="0 0 20 20" svg:d="M10 20c14 0 14-20 0-20-13 0-13 20 0 20z">
          <text:p/>
        </draw:path>
        <draw:path draw:style-name="gr1" draw:text-style-name="P1" draw:layer="layout" svg:width="0.019cm" svg:height="0.019cm" svg:x="9.204cm" svg:y="18.8cm" svg:viewBox="0 0 20 20" svg:d="M10 20c14 0 14-20 0-20-13 0-13 20 0 20z">
          <text:p/>
        </draw:path>
        <draw:path draw:style-name="gr1" draw:text-style-name="P1" draw:layer="layout" svg:width="0.019cm" svg:height="0.019cm" svg:x="9.704cm" svg:y="18.8cm" svg:viewBox="0 0 20 20" svg:d="M10 20c14 0 14-20 0-20-13 0-13 20 0 20z">
          <text:p/>
        </draw:path>
        <draw:path draw:style-name="gr1" draw:text-style-name="P1" draw:layer="layout" svg:width="0.019cm" svg:height="0.019cm" svg:x="10.204cm" svg:y="18.8cm" svg:viewBox="0 0 20 20" svg:d="M10 20c14 0 14-20 0-20-13 0-13 20 0 20z">
          <text:p/>
        </draw:path>
        <draw:path draw:style-name="gr1" draw:text-style-name="P1" draw:layer="layout" svg:width="0.019cm" svg:height="0.019cm" svg:x="10.704cm" svg:y="18.8cm" svg:viewBox="0 0 20 20" svg:d="M10 20c14 0 14-20 0-20-13 0-13 20 0 20z">
          <text:p/>
        </draw:path>
        <draw:path draw:style-name="gr1" draw:text-style-name="P1" draw:layer="layout" svg:width="0.019cm" svg:height="0.019cm" svg:x="11.204cm" svg:y="18.8cm" svg:viewBox="0 0 20 20" svg:d="M10 20c14 0 14-20 0-20-13 0-13 20 0 20z">
          <text:p/>
        </draw:path>
        <draw:path draw:style-name="gr1" draw:text-style-name="P1" draw:layer="layout" svg:width="0.019cm" svg:height="0.019cm" svg:x="11.704cm" svg:y="18.8cm" svg:viewBox="0 0 20 20" svg:d="M10 20c14 0 14-20 0-20-13 0-13 20 0 20z">
          <text:p/>
        </draw:path>
        <draw:path draw:style-name="gr1" draw:text-style-name="P1" draw:layer="layout" svg:width="0.019cm" svg:height="0.019cm" svg:x="12.204cm" svg:y="18.8cm" svg:viewBox="0 0 20 20" svg:d="M10 20c14 0 14-20 0-20-13 0-13 20 0 20z">
          <text:p/>
        </draw:path>
        <draw:path draw:style-name="gr1" draw:text-style-name="P1" draw:layer="layout" svg:width="0.019cm" svg:height="0.019cm" svg:x="12.704cm" svg:y="18.8cm" svg:viewBox="0 0 20 20" svg:d="M10 20c14 0 14-20 0-20-13 0-13 20 0 20z">
          <text:p/>
        </draw:path>
        <draw:path draw:style-name="gr1" draw:text-style-name="P1" draw:layer="layout" svg:width="0.019cm" svg:height="0.019cm" svg:x="13.204cm" svg:y="18.8cm" svg:viewBox="0 0 20 20" svg:d="M10 20c14 0 14-20 0-20-13 0-13 20 0 20z">
          <text:p/>
        </draw:path>
        <draw:path draw:style-name="gr1" draw:text-style-name="P1" draw:layer="layout" svg:width="0.019cm" svg:height="0.019cm" svg:x="13.704cm" svg:y="18.8cm" svg:viewBox="0 0 20 20" svg:d="M10 20c14 0 14-20 0-20-13 0-13 20 0 20z">
          <text:p/>
        </draw:path>
        <draw:path draw:style-name="gr1" draw:text-style-name="P1" draw:layer="layout" svg:width="0.019cm" svg:height="0.019cm" svg:x="14.204cm" svg:y="18.8cm" svg:viewBox="0 0 20 20" svg:d="M10 20c14 0 14-20 0-20-13 0-13 20 0 20z">
          <text:p/>
        </draw:path>
        <draw:path draw:style-name="gr1" draw:text-style-name="P1" draw:layer="layout" svg:width="0.019cm" svg:height="0.019cm" svg:x="14.704cm" svg:y="18.8cm" svg:viewBox="0 0 20 20" svg:d="M10 20c14 0 14-20 0-20-13 0-13 20 0 20z">
          <text:p/>
        </draw:path>
        <draw:path draw:style-name="gr1" draw:text-style-name="P1" draw:layer="layout" svg:width="0.019cm" svg:height="0.019cm" svg:x="15.204cm" svg:y="18.8cm" svg:viewBox="0 0 20 20" svg:d="M10 20c14 0 14-20 0-20-13 0-13 20 0 20z">
          <text:p/>
        </draw:path>
        <draw:path draw:style-name="gr1" draw:text-style-name="P1" draw:layer="layout" svg:width="0.019cm" svg:height="0.019cm" svg:x="15.704cm" svg:y="18.8cm" svg:viewBox="0 0 20 20" svg:d="M10 20c14 0 14-20 0-20-13 0-13 20 0 20z">
          <text:p/>
        </draw:path>
        <draw:path draw:style-name="gr1" draw:text-style-name="P1" draw:layer="layout" svg:width="0.019cm" svg:height="0.019cm" svg:x="16.204cm" svg:y="18.8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6.704cm" svg:y="19.3cm" svg:viewBox="0 0 20 20" svg:d="M10 20c14 0 14-20 0-20-13 0-13 20 0 20z">
          <text:p/>
        </draw:path>
        <draw:path draw:style-name="gr1" draw:text-style-name="P1" draw:layer="layout" svg:width="0.019cm" svg:height="0.019cm" svg:x="17.204cm" svg:y="19.3cm" svg:viewBox="0 0 20 20" svg:d="M10 20c14 0 14-20 0-20-13 0-13 20 0 20z">
          <text:p/>
        </draw:path>
        <draw:path draw:style-name="gr1" draw:text-style-name="P1" draw:layer="layout" svg:width="0.019cm" svg:height="0.019cm" svg:x="17.704cm" svg:y="19.3cm" svg:viewBox="0 0 20 20" svg:d="M10 20c14 0 14-20 0-20-13 0-13 20 0 20z">
          <text:p/>
        </draw:path>
        <draw:path draw:style-name="gr1" draw:text-style-name="P1" draw:layer="layout" svg:width="0.019cm" svg:height="0.019cm" svg:x="18.204cm" svg:y="19.3cm" svg:viewBox="0 0 20 20" svg:d="M10 20c14 0 14-20 0-20-13 0-13 20 0 20z">
          <text:p/>
        </draw:path>
        <draw:path draw:style-name="gr1" draw:text-style-name="P1" draw:layer="layout" svg:width="0.019cm" svg:height="0.019cm" svg:x="18.704cm" svg:y="19.3cm" svg:viewBox="0 0 20 20" svg:d="M10 20c14 0 14-20 0-20-13 0-13 20 0 20z">
          <text:p/>
        </draw:path>
        <draw:path draw:style-name="gr1" draw:text-style-name="P1" draw:layer="layout" svg:width="0.019cm" svg:height="0.019cm" svg:x="19.204cm" svg:y="19.3cm" svg:viewBox="0 0 20 20" svg:d="M10 20c14 0 14-20 0-20-13 0-13 20 0 20z">
          <text:p/>
        </draw:path>
        <draw:path draw:style-name="gr1" draw:text-style-name="P1" draw:layer="layout" svg:width="0.019cm" svg:height="0.019cm" svg:x="19.704cm" svg:y="19.3cm" svg:viewBox="0 0 20 20" svg:d="M10 20c14 0 14-20 0-20-13 0-13 20 0 20z">
          <text:p/>
        </draw:path>
        <draw:path draw:style-name="gr1" draw:text-style-name="P1" draw:layer="layout" svg:width="0.019cm" svg:height="0.019cm" svg:x="20.204cm" svg:y="19.3cm" svg:viewBox="0 0 20 20" svg:d="M10 20c14 0 14-20 0-20-13 0-13 20 0 20z">
          <text:p/>
        </draw:path>
        <draw:path draw:style-name="gr1" draw:text-style-name="P1" draw:layer="layout" svg:width="0.019cm" svg:height="0.019cm" svg:x="20.704cm" svg:y="19.3cm" svg:viewBox="0 0 20 20" svg:d="M10 20c14 0 14-20 0-20-13 0-13 20 0 20z">
          <text:p/>
        </draw:path>
        <draw:path draw:style-name="gr1" draw:text-style-name="P1" draw:layer="layout" svg:width="0.019cm" svg:height="0.019cm" svg:x="21.204cm" svg:y="19.3cm" svg:viewBox="0 0 20 20" svg:d="M10 20c14 0 14-20 0-20-13 0-13 20 0 20z">
          <text:p/>
        </draw:path>
        <draw:path draw:style-name="gr1" draw:text-style-name="P1" draw:layer="layout" svg:width="0.019cm" svg:height="0.019cm" svg:x="21.704cm" svg:y="19.3cm" svg:viewBox="0 0 20 20" svg:d="M10 20c14 0 14-20 0-20-13 0-13 20 0 20z">
          <text:p/>
        </draw:path>
        <draw:path draw:style-name="gr1" draw:text-style-name="P1" draw:layer="layout" svg:width="0.019cm" svg:height="0.019cm" svg:x="22.204cm" svg:y="19.3cm" svg:viewBox="0 0 20 20" svg:d="M10 20c14 0 14-20 0-20-13 0-13 20 0 20z">
          <text:p/>
        </draw:path>
        <draw:path draw:style-name="gr1" draw:text-style-name="P1" draw:layer="layout" svg:width="0.019cm" svg:height="0.019cm" svg:x="22.704cm" svg:y="19.3cm" svg:viewBox="0 0 20 20" svg:d="M10 20c14 0 14-20 0-20-13 0-13 20 0 20z">
          <text:p/>
        </draw:path>
        <draw:path draw:style-name="gr1" draw:text-style-name="P1" draw:layer="layout" svg:width="0.019cm" svg:height="0.019cm" svg:x="23.204cm" svg:y="19.3cm" svg:viewBox="0 0 20 20" svg:d="M10 20c14 0 14-20 0-20-13 0-13 20 0 20z">
          <text:p/>
        </draw:path>
        <draw:path draw:style-name="gr1" draw:text-style-name="P1" draw:layer="layout" svg:width="0.019cm" svg:height="0.019cm" svg:x="23.704cm" svg:y="19.3cm" svg:viewBox="0 0 20 20" svg:d="M10 20c14 0 14-20 0-20-13 0-13 20 0 20z">
          <text:p/>
        </draw:path>
        <draw:path draw:style-name="gr1" draw:text-style-name="P1" draw:layer="layout" svg:width="0.019cm" svg:height="0.019cm" svg:x="24.204cm" svg:y="19.3cm" svg:viewBox="0 0 20 20" svg:d="M10 20c14 0 14-20 0-20-13 0-13 20 0 20z">
          <text:p/>
        </draw:path>
        <draw:path draw:style-name="gr1" draw:text-style-name="P1" draw:layer="layout" svg:width="0.019cm" svg:height="0.019cm" svg:x="24.705cm" svg:y="19.3cm" svg:viewBox="0 0 20 20" svg:d="M10 20c14 0 14-20 0-20-13 0-13 20 0 20z">
          <text:p/>
        </draw:path>
        <draw:path draw:style-name="gr1" draw:text-style-name="P1" draw:layer="layout" svg:width="0.019cm" svg:height="0.019cm" svg:x="25.205cm" svg:y="19.3cm" svg:viewBox="0 0 20 20" svg:d="M10 20c14 0 14-20 0-20-13 0-13 20 0 20z">
          <text:p/>
        </draw:path>
        <draw:path draw:style-name="gr1" draw:text-style-name="P1" draw:layer="layout" svg:width="0.019cm" svg:height="0.019cm" svg:x="25.705cm" svg:y="19.3cm" svg:viewBox="0 0 20 20" svg:d="M10 20c14 0 14-20 0-20-13 0-13 20 0 20z">
          <text:p/>
        </draw:path>
        <draw:path draw:style-name="gr1" draw:text-style-name="P1" draw:layer="layout" svg:width="0.019cm" svg:height="0.019cm" svg:x="26.205cm" svg:y="19.3cm" svg:viewBox="0 0 20 20" svg:d="M10 20c14 0 14-20 0-20-13 0-13 20 0 20z">
          <text:p/>
        </draw:path>
        <draw:path draw:style-name="gr1" draw:text-style-name="P1" draw:layer="layout" svg:width="0.019cm" svg:height="0.019cm" svg:x="26.705cm" svg:y="19.3cm" svg:viewBox="0 0 20 20" svg:d="M10 20c14 0 14-20 0-20-13 0-13 20 0 20z">
          <text:p/>
        </draw:path>
        <draw:path draw:style-name="gr1" draw:text-style-name="P1" draw:layer="layout" svg:width="0.019cm" svg:height="0.019cm" svg:x="27.205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0.702cm" svg:y="19.3cm" svg:viewBox="0 0 20 20" svg:d="M10 20c14 0 14-20 0-20-13 0-13 20 0 20z">
          <text:p/>
        </draw:path>
        <draw:path draw:style-name="gr1" draw:text-style-name="P1" draw:layer="layout" svg:width="0.019cm" svg:height="0.019cm" svg:x="1.202cm" svg:y="19.3cm" svg:viewBox="0 0 20 20" svg:d="M10 20c14 0 14-20 0-20-13 0-13 20 0 20z">
          <text:p/>
        </draw:path>
        <draw:path draw:style-name="gr1" draw:text-style-name="P1" draw:layer="layout" svg:width="0.019cm" svg:height="0.019cm" svg:x="1.702cm" svg:y="19.3cm" svg:viewBox="0 0 20 20" svg:d="M10 20c14 0 14-20 0-20-13 0-13 20 0 20z">
          <text:p/>
        </draw:path>
        <draw:path draw:style-name="gr1" draw:text-style-name="P1" draw:layer="layout" svg:width="0.019cm" svg:height="0.019cm" svg:x="2.202cm" svg:y="19.3cm" svg:viewBox="0 0 20 20" svg:d="M10 20c14 0 14-20 0-20-13 0-13 20 0 20z">
          <text:p/>
        </draw:path>
        <draw:path draw:style-name="gr1" draw:text-style-name="P1" draw:layer="layout" svg:width="0.019cm" svg:height="0.019cm" svg:x="2.702cm" svg:y="19.3cm" svg:viewBox="0 0 20 20" svg:d="M10 20c14 0 14-20 0-20-13 0-13 20 0 20z">
          <text:p/>
        </draw:path>
        <draw:path draw:style-name="gr1" draw:text-style-name="P1" draw:layer="layout" svg:width="0.019cm" svg:height="0.019cm" svg:x="3.202cm" svg:y="19.3cm" svg:viewBox="0 0 20 20" svg:d="M10 20c14 0 14-20 0-20-13 0-13 20 0 20z">
          <text:p/>
        </draw:path>
        <draw:path draw:style-name="gr1" draw:text-style-name="P1" draw:layer="layout" svg:width="0.019cm" svg:height="0.019cm" svg:x="3.702cm" svg:y="19.3cm" svg:viewBox="0 0 20 20" svg:d="M10 20c14 0 14-20 0-20-13 0-13 20 0 20z">
          <text:p/>
        </draw:path>
        <draw:path draw:style-name="gr1" draw:text-style-name="P1" draw:layer="layout" svg:width="0.019cm" svg:height="0.019cm" svg:x="4.202cm" svg:y="19.3cm" svg:viewBox="0 0 20 20" svg:d="M10 20c14 0 14-20 0-20-13 0-13 20 0 20z">
          <text:p/>
        </draw:path>
        <draw:path draw:style-name="gr1" draw:text-style-name="P1" draw:layer="layout" svg:width="0.019cm" svg:height="0.019cm" svg:x="4.702cm" svg:y="19.3cm" svg:viewBox="0 0 20 20" svg:d="M10 20c14 0 14-20 0-20-13 0-13 20 0 20z">
          <text:p/>
        </draw:path>
        <draw:path draw:style-name="gr1" draw:text-style-name="P1" draw:layer="layout" svg:width="0.019cm" svg:height="0.019cm" svg:x="5.202cm" svg:y="19.3cm" svg:viewBox="0 0 20 20" svg:d="M10 20c14 0 14-20 0-20-13 0-13 20 0 20z">
          <text:p/>
        </draw:path>
        <draw:path draw:style-name="gr1" draw:text-style-name="P1" draw:layer="layout" svg:width="0.019cm" svg:height="0.019cm" svg:x="5.702cm" svg:y="19.3cm" svg:viewBox="0 0 20 20" svg:d="M10 20c14 0 14-20 0-20-13 0-13 20 0 20z">
          <text:p/>
        </draw:path>
        <draw:path draw:style-name="gr1" draw:text-style-name="P1" draw:layer="layout" svg:width="0.019cm" svg:height="0.019cm" svg:x="6.202cm" svg:y="19.3cm" svg:viewBox="0 0 20 20" svg:d="M10 20c14 0 14-20 0-20-13 0-13 20 0 20z">
          <text:p/>
        </draw:path>
        <draw:path draw:style-name="gr1" draw:text-style-name="P1" draw:layer="layout" svg:width="0.019cm" svg:height="0.019cm" svg:x="6.702cm" svg:y="19.3cm" svg:viewBox="0 0 20 20" svg:d="M10 20c14 0 14-20 0-20-13 0-13 20 0 20z">
          <text:p/>
        </draw:path>
        <draw:path draw:style-name="gr1" draw:text-style-name="P1" draw:layer="layout" svg:width="0.019cm" svg:height="0.019cm" svg:x="7.202cm" svg:y="19.3cm" svg:viewBox="0 0 20 20" svg:d="M10 20c14 0 14-20 0-20-13 0-13 20 0 20z">
          <text:p/>
        </draw:path>
        <draw:path draw:style-name="gr1" draw:text-style-name="P1" draw:layer="layout" svg:width="0.019cm" svg:height="0.019cm" svg:x="7.702cm" svg:y="19.3cm" svg:viewBox="0 0 20 20" svg:d="M10 20c14 0 14-20 0-20-13 0-13 20 0 20z">
          <text:p/>
        </draw:path>
        <draw:path draw:style-name="gr1" draw:text-style-name="P1" draw:layer="layout" svg:width="0.019cm" svg:height="0.019cm" svg:x="8.202cm" svg:y="19.3cm" svg:viewBox="0 0 20 20" svg:d="M10 20c14 0 14-20 0-20-13 0-13 20 0 20z">
          <text:p/>
        </draw:path>
        <draw:path draw:style-name="gr1" draw:text-style-name="P1" draw:layer="layout" svg:width="0.019cm" svg:height="0.019cm" svg:x="8.703cm" svg:y="19.3cm" svg:viewBox="0 0 20 20" svg:d="M10 20c14 0 14-20 0-20-13 0-13 20 0 20z">
          <text:p/>
        </draw:path>
        <draw:path draw:style-name="gr1" draw:text-style-name="P1" draw:layer="layout" svg:width="0.019cm" svg:height="0.019cm" svg:x="9.203cm" svg:y="19.3cm" svg:viewBox="0 0 20 20" svg:d="M10 20c14 0 14-20 0-20-13 0-13 20 0 20z">
          <text:p/>
        </draw:path>
        <draw:path draw:style-name="gr1" draw:text-style-name="P1" draw:layer="layout" svg:width="0.019cm" svg:height="0.019cm" svg:x="9.703cm" svg:y="19.3cm" svg:viewBox="0 0 20 20" svg:d="M10 20c14 0 14-20 0-20-13 0-13 20 0 20z">
          <text:p/>
        </draw:path>
        <draw:path draw:style-name="gr1" draw:text-style-name="P1" draw:layer="layout" svg:width="0.019cm" svg:height="0.019cm" svg:x="10.203cm" svg:y="19.3cm" svg:viewBox="0 0 20 20" svg:d="M10 20c14 0 14-20 0-20-13 0-13 20 0 20z">
          <text:p/>
        </draw:path>
        <draw:path draw:style-name="gr1" draw:text-style-name="P1" draw:layer="layout" svg:width="0.019cm" svg:height="0.019cm" svg:x="10.703cm" svg:y="19.3cm" svg:viewBox="0 0 20 20" svg:d="M10 20c14 0 14-20 0-20-13 0-13 20 0 20z">
          <text:p/>
        </draw:path>
        <draw:path draw:style-name="gr1" draw:text-style-name="P1" draw:layer="layout" svg:width="0.019cm" svg:height="0.019cm" svg:x="11.203cm" svg:y="19.3cm" svg:viewBox="0 0 20 20" svg:d="M10 20c14 0 14-20 0-20-13 0-13 20 0 20z">
          <text:p/>
        </draw:path>
        <draw:path draw:style-name="gr1" draw:text-style-name="P1" draw:layer="layout" svg:width="0.019cm" svg:height="0.019cm" svg:x="11.703cm" svg:y="19.3cm" svg:viewBox="0 0 20 20" svg:d="M10 20c14 0 14-20 0-20-13 0-13 20 0 20z">
          <text:p/>
        </draw:path>
        <draw:path draw:style-name="gr1" draw:text-style-name="P1" draw:layer="layout" svg:width="0.019cm" svg:height="0.019cm" svg:x="12.203cm" svg:y="19.3cm" svg:viewBox="0 0 20 20" svg:d="M10 20c14 0 14-20 0-20-13 0-13 20 0 20z">
          <text:p/>
        </draw:path>
        <draw:path draw:style-name="gr1" draw:text-style-name="P1" draw:layer="layout" svg:width="0.019cm" svg:height="0.019cm" svg:x="12.703cm" svg:y="19.3cm" svg:viewBox="0 0 20 20" svg:d="M10 20c14 0 14-20 0-20-13 0-13 20 0 20z">
          <text:p/>
        </draw:path>
        <draw:path draw:style-name="gr1" draw:text-style-name="P1" draw:layer="layout" svg:width="0.019cm" svg:height="0.019cm" svg:x="13.203cm" svg:y="19.3cm" svg:viewBox="0 0 20 20" svg:d="M10 20c14 0 14-20 0-20-13 0-13 20 0 20z">
          <text:p/>
        </draw:path>
        <draw:path draw:style-name="gr1" draw:text-style-name="P1" draw:layer="layout" svg:width="0.019cm" svg:height="0.019cm" svg:x="13.703cm" svg:y="19.3cm" svg:viewBox="0 0 20 20" svg:d="M10 20c14 0 14-20 0-20-13 0-13 20 0 20z">
          <text:p/>
        </draw:path>
        <draw:path draw:style-name="gr1" draw:text-style-name="P1" draw:layer="layout" svg:width="0.019cm" svg:height="0.019cm" svg:x="14.203cm" svg:y="19.3cm" svg:viewBox="0 0 20 20" svg:d="M10 20c14 0 14-20 0-20-13 0-13 20 0 20z">
          <text:p/>
        </draw:path>
        <draw:path draw:style-name="gr1" draw:text-style-name="P1" draw:layer="layout" svg:width="0.019cm" svg:height="0.019cm" svg:x="14.703cm" svg:y="19.3cm" svg:viewBox="0 0 20 20" svg:d="M10 20c14 0 14-20 0-20-13 0-13 20 0 20z">
          <text:p/>
        </draw:path>
        <draw:path draw:style-name="gr1" draw:text-style-name="P1" draw:layer="layout" svg:width="0.019cm" svg:height="0.019cm" svg:x="15.203cm" svg:y="19.3cm" svg:viewBox="0 0 20 20" svg:d="M10 20c14 0 14-20 0-20-13 0-13 20 0 20z">
          <text:p/>
        </draw:path>
        <draw:path draw:style-name="gr1" draw:text-style-name="P1" draw:layer="layout" svg:width="0.019cm" svg:height="0.019cm" svg:x="15.703cm" svg:y="19.3cm" svg:viewBox="0 0 20 20" svg:d="M10 20c14 0 14-20 0-20-13 0-13 20 0 20z">
          <text:p/>
        </draw:path>
        <draw:path draw:style-name="gr1" draw:text-style-name="P1" draw:layer="layout" svg:width="0.019cm" svg:height="0.019cm" svg:x="16.203cm" svg:y="19.3cm" svg:viewBox="0 0 20 20" svg:d="M10 20c14 0 14-20 0-20-13 0-13 20 0 20z">
          <text:p/>
        </draw:path>
        <draw:path draw:style-name="gr1" draw:text-style-name="P1" draw:layer="layout" svg:width="0.019cm" svg:height="0.019cm" svg:x="16.702cm" svg:y="19.3cm" svg:viewBox="0 0 20 20" svg:d="M10 20c14 0 14-20 0-20-13 0-13 20 0 20z">
          <text:p/>
        </draw:path>
        <draw:path draw:style-name="gr1" draw:text-style-name="P1" draw:layer="layout" svg:width="0.019cm" svg:height="0.019cm" svg:x="17.202cm" svg:y="19.3cm" svg:viewBox="0 0 20 20" svg:d="M10 20c14 0 14-20 0-20-13 0-13 20 0 20z">
          <text:p/>
        </draw:path>
        <draw:path draw:style-name="gr1" draw:text-style-name="P1" draw:layer="layout" svg:width="0.019cm" svg:height="0.019cm" svg:x="17.702cm" svg:y="19.3cm" svg:viewBox="0 0 20 20" svg:d="M10 20c14 0 14-20 0-20-13 0-13 20 0 20z">
          <text:p/>
        </draw:path>
        <draw:path draw:style-name="gr1" draw:text-style-name="P1" draw:layer="layout" svg:width="0.019cm" svg:height="0.019cm" svg:x="18.202cm" svg:y="19.3cm" svg:viewBox="0 0 20 20" svg:d="M10 20c14 0 14-20 0-20-13 0-13 20 0 20z">
          <text:p/>
        </draw:path>
        <draw:path draw:style-name="gr1" draw:text-style-name="P1" draw:layer="layout" svg:width="0.019cm" svg:height="0.019cm" svg:x="18.702cm" svg:y="19.3cm" svg:viewBox="0 0 20 20" svg:d="M10 20c14 0 14-20 0-20-13 0-13 20 0 20z">
          <text:p/>
        </draw:path>
        <draw:path draw:style-name="gr1" draw:text-style-name="P1" draw:layer="layout" svg:width="0.019cm" svg:height="0.019cm" svg:x="19.202cm" svg:y="19.3cm" svg:viewBox="0 0 20 20" svg:d="M10 20c14 0 14-20 0-20-13 0-13 20 0 20z">
          <text:p/>
        </draw:path>
        <draw:path draw:style-name="gr1" draw:text-style-name="P1" draw:layer="layout" svg:width="0.019cm" svg:height="0.019cm" svg:x="19.702cm" svg:y="19.3cm" svg:viewBox="0 0 20 20" svg:d="M10 20c14 0 14-20 0-20-13 0-13 20 0 20z">
          <text:p/>
        </draw:path>
        <draw:path draw:style-name="gr1" draw:text-style-name="P1" draw:layer="layout" svg:width="0.019cm" svg:height="0.019cm" svg:x="20.202cm" svg:y="19.3cm" svg:viewBox="0 0 20 20" svg:d="M10 20c14 0 14-20 0-20-13 0-13 20 0 20z">
          <text:p/>
        </draw:path>
        <draw:path draw:style-name="gr1" draw:text-style-name="P1" draw:layer="layout" svg:width="0.019cm" svg:height="0.019cm" svg:x="20.702cm" svg:y="19.3cm" svg:viewBox="0 0 20 20" svg:d="M10 20c14 0 14-20 0-20-13 0-13 20 0 20z">
          <text:p/>
        </draw:path>
        <draw:path draw:style-name="gr1" draw:text-style-name="P1" draw:layer="layout" svg:width="0.019cm" svg:height="0.019cm" svg:x="21.202cm" svg:y="19.3cm" svg:viewBox="0 0 20 20" svg:d="M10 20c14 0 14-20 0-20-13 0-13 20 0 20z">
          <text:p/>
        </draw:path>
        <draw:path draw:style-name="gr1" draw:text-style-name="P1" draw:layer="layout" svg:width="0.019cm" svg:height="0.019cm" svg:x="21.702cm" svg:y="19.3cm" svg:viewBox="0 0 20 20" svg:d="M10 20c14 0 14-20 0-20-13 0-13 20 0 20z">
          <text:p/>
        </draw:path>
        <draw:path draw:style-name="gr1" draw:text-style-name="P1" draw:layer="layout" svg:width="0.019cm" svg:height="0.019cm" svg:x="22.202cm" svg:y="19.3cm" svg:viewBox="0 0 20 20" svg:d="M10 20c14 0 14-20 0-20-13 0-13 20 0 20z">
          <text:p/>
        </draw:path>
        <draw:path draw:style-name="gr1" draw:text-style-name="P1" draw:layer="layout" svg:width="0.019cm" svg:height="0.019cm" svg:x="22.702cm" svg:y="19.3cm" svg:viewBox="0 0 20 20" svg:d="M10 20c14 0 14-20 0-20-13 0-13 20 0 20z">
          <text:p/>
        </draw:path>
        <draw:path draw:style-name="gr1" draw:text-style-name="P1" draw:layer="layout" svg:width="0.019cm" svg:height="0.019cm" svg:x="23.202cm" svg:y="19.3cm" svg:viewBox="0 0 20 20" svg:d="M10 20c14 0 14-20 0-20-13 0-13 20 0 20z">
          <text:p/>
        </draw:path>
        <draw:path draw:style-name="gr1" draw:text-style-name="P1" draw:layer="layout" svg:width="0.019cm" svg:height="0.019cm" svg:x="23.702cm" svg:y="19.3cm" svg:viewBox="0 0 20 20" svg:d="M10 20c14 0 14-20 0-20-13 0-13 20 0 20z">
          <text:p/>
        </draw:path>
        <draw:path draw:style-name="gr1" draw:text-style-name="P1" draw:layer="layout" svg:width="0.019cm" svg:height="0.019cm" svg:x="24.202cm" svg:y="19.3cm" svg:viewBox="0 0 20 20" svg:d="M10 20c14 0 14-20 0-20-13 0-13 20 0 20z">
          <text:p/>
        </draw:path>
        <draw:path draw:style-name="gr1" draw:text-style-name="P1" draw:layer="layout" svg:width="0.019cm" svg:height="0.019cm" svg:x="24.703cm" svg:y="19.3cm" svg:viewBox="0 0 20 20" svg:d="M10 20c14 0 14-20 0-20-13 0-13 20 0 20z">
          <text:p/>
        </draw:path>
        <draw:path draw:style-name="gr1" draw:text-style-name="P1" draw:layer="layout" svg:width="0.019cm" svg:height="0.019cm" svg:x="25.203cm" svg:y="19.3cm" svg:viewBox="0 0 20 20" svg:d="M10 20c14 0 14-20 0-20-13 0-13 20 0 20z">
          <text:p/>
        </draw:path>
        <draw:path draw:style-name="gr1" draw:text-style-name="P1" draw:layer="layout" svg:width="0.019cm" svg:height="0.019cm" svg:x="25.703cm" svg:y="19.3cm" svg:viewBox="0 0 20 20" svg:d="M10 20c14 0 14-20 0-20-13 0-13 20 0 20z">
          <text:p/>
        </draw:path>
        <draw:path draw:style-name="gr1" draw:text-style-name="P1" draw:layer="layout" svg:width="0.019cm" svg:height="0.019cm" svg:x="26.203cm" svg:y="19.3cm" svg:viewBox="0 0 20 20" svg:d="M10 20c14 0 14-20 0-20-13 0-13 20 0 20z">
          <text:p/>
        </draw:path>
        <draw:path draw:style-name="gr1" draw:text-style-name="P1" draw:layer="layout" svg:width="0.019cm" svg:height="0.019cm" svg:x="26.703cm" svg:y="19.3cm" svg:viewBox="0 0 20 20" svg:d="M10 20c14 0 14-20 0-20-13 0-13 20 0 20z">
          <text:p/>
        </draw:path>
        <draw:path draw:style-name="gr1" draw:text-style-name="P1" draw:layer="layout" svg:width="0.019cm" svg:height="0.019cm" svg:x="27.203cm" svg:y="19.3cm" svg:viewBox="0 0 20 20" svg:d="M10 20c14 0 14-20 0-20-13 0-13 20 0 20z">
          <text:p/>
        </draw:path>
        <draw:path draw:style-name="gr1" draw:text-style-name="P1" draw:layer="layout" svg:width="0.019cm" svg:height="0.019cm" svg:x="0.702cm" svg:y="19.3cm" svg:viewBox="0 0 20 20" svg:d="M10 20c14 0 14-20 0-20-13 0-13 20 0 20z">
          <text:p/>
        </draw:path>
        <draw:path draw:style-name="gr1" draw:text-style-name="P1" draw:layer="layout" svg:width="0.019cm" svg:height="0.019cm" svg:x="1.202cm" svg:y="19.3cm" svg:viewBox="0 0 20 20" svg:d="M10 20c14 0 14-20 0-20-13 0-13 20 0 20z">
          <text:p/>
        </draw:path>
        <draw:path draw:style-name="gr1" draw:text-style-name="P1" draw:layer="layout" svg:width="0.019cm" svg:height="0.019cm" svg:x="1.702cm" svg:y="19.3cm" svg:viewBox="0 0 20 20" svg:d="M10 20c14 0 14-20 0-20-13 0-13 20 0 20z">
          <text:p/>
        </draw:path>
        <draw:path draw:style-name="gr1" draw:text-style-name="P1" draw:layer="layout" svg:width="0.019cm" svg:height="0.019cm" svg:x="2.202cm" svg:y="19.3cm" svg:viewBox="0 0 20 20" svg:d="M10 20c14 0 14-20 0-20-13 0-13 20 0 20z">
          <text:p/>
        </draw:path>
        <draw:path draw:style-name="gr1" draw:text-style-name="P1" draw:layer="layout" svg:width="0.019cm" svg:height="0.019cm" svg:x="2.702cm" svg:y="19.3cm" svg:viewBox="0 0 20 20" svg:d="M10 20c14 0 14-20 0-20-13 0-13 20 0 20z">
          <text:p/>
        </draw:path>
        <draw:path draw:style-name="gr1" draw:text-style-name="P1" draw:layer="layout" svg:width="0.019cm" svg:height="0.019cm" svg:x="3.202cm" svg:y="19.3cm" svg:viewBox="0 0 20 20" svg:d="M10 20c14 0 14-20 0-20-13 0-13 20 0 20z">
          <text:p/>
        </draw:path>
        <draw:path draw:style-name="gr1" draw:text-style-name="P1" draw:layer="layout" svg:width="0.019cm" svg:height="0.019cm" svg:x="3.702cm" svg:y="19.3cm" svg:viewBox="0 0 20 20" svg:d="M10 20c14 0 14-20 0-20-13 0-13 20 0 20z">
          <text:p/>
        </draw:path>
        <draw:path draw:style-name="gr1" draw:text-style-name="P1" draw:layer="layout" svg:width="0.019cm" svg:height="0.019cm" svg:x="4.202cm" svg:y="19.3cm" svg:viewBox="0 0 20 20" svg:d="M10 20c14 0 14-20 0-20-13 0-13 20 0 20z">
          <text:p/>
        </draw:path>
        <draw:path draw:style-name="gr1" draw:text-style-name="P1" draw:layer="layout" svg:width="0.019cm" svg:height="0.019cm" svg:x="4.702cm" svg:y="19.3cm" svg:viewBox="0 0 20 20" svg:d="M10 20c14 0 14-20 0-20-13 0-13 20 0 20z">
          <text:p/>
        </draw:path>
        <draw:path draw:style-name="gr1" draw:text-style-name="P1" draw:layer="layout" svg:width="0.019cm" svg:height="0.019cm" svg:x="5.202cm" svg:y="19.3cm" svg:viewBox="0 0 20 20" svg:d="M10 20c14 0 14-20 0-20-13 0-13 20 0 20z">
          <text:p/>
        </draw:path>
        <draw:path draw:style-name="gr1" draw:text-style-name="P1" draw:layer="layout" svg:width="0.019cm" svg:height="0.019cm" svg:x="5.702cm" svg:y="19.3cm" svg:viewBox="0 0 20 20" svg:d="M10 20c14 0 14-20 0-20-13 0-13 20 0 20z">
          <text:p/>
        </draw:path>
        <draw:path draw:style-name="gr1" draw:text-style-name="P1" draw:layer="layout" svg:width="0.019cm" svg:height="0.019cm" svg:x="6.202cm" svg:y="19.3cm" svg:viewBox="0 0 20 20" svg:d="M10 20c14 0 14-20 0-20-13 0-13 20 0 20z">
          <text:p/>
        </draw:path>
        <draw:path draw:style-name="gr1" draw:text-style-name="P1" draw:layer="layout" svg:width="0.019cm" svg:height="0.019cm" svg:x="6.702cm" svg:y="19.3cm" svg:viewBox="0 0 20 20" svg:d="M10 20c14 0 14-20 0-20-13 0-13 20 0 20z">
          <text:p/>
        </draw:path>
        <draw:path draw:style-name="gr1" draw:text-style-name="P1" draw:layer="layout" svg:width="0.019cm" svg:height="0.019cm" svg:x="7.202cm" svg:y="19.3cm" svg:viewBox="0 0 20 20" svg:d="M10 20c14 0 14-20 0-20-13 0-13 20 0 20z">
          <text:p/>
        </draw:path>
        <draw:path draw:style-name="gr1" draw:text-style-name="P1" draw:layer="layout" svg:width="0.019cm" svg:height="0.019cm" svg:x="7.702cm" svg:y="19.3cm" svg:viewBox="0 0 20 20" svg:d="M10 20c14 0 14-20 0-20-13 0-13 20 0 20z">
          <text:p/>
        </draw:path>
        <draw:path draw:style-name="gr1" draw:text-style-name="P1" draw:layer="layout" svg:width="0.019cm" svg:height="0.019cm" svg:x="8.202cm" svg:y="19.3cm" svg:viewBox="0 0 20 20" svg:d="M10 20c14 0 14-20 0-20-13 0-13 20 0 20z">
          <text:p/>
        </draw:path>
        <draw:path draw:style-name="gr1" draw:text-style-name="P1" draw:layer="layout" svg:width="0.019cm" svg:height="0.019cm" svg:x="8.703cm" svg:y="19.3cm" svg:viewBox="0 0 20 20" svg:d="M10 20c14 0 14-20 0-20-13 0-13 20 0 20z">
          <text:p/>
        </draw:path>
        <draw:path draw:style-name="gr1" draw:text-style-name="P1" draw:layer="layout" svg:width="0.019cm" svg:height="0.019cm" svg:x="9.203cm" svg:y="19.3cm" svg:viewBox="0 0 20 20" svg:d="M10 20c14 0 14-20 0-20-13 0-13 20 0 20z">
          <text:p/>
        </draw:path>
        <draw:path draw:style-name="gr1" draw:text-style-name="P1" draw:layer="layout" svg:width="0.019cm" svg:height="0.019cm" svg:x="9.703cm" svg:y="19.3cm" svg:viewBox="0 0 20 20" svg:d="M10 20c14 0 14-20 0-20-13 0-13 20 0 20z">
          <text:p/>
        </draw:path>
        <draw:path draw:style-name="gr1" draw:text-style-name="P1" draw:layer="layout" svg:width="0.019cm" svg:height="0.019cm" svg:x="10.203cm" svg:y="19.3cm" svg:viewBox="0 0 20 20" svg:d="M10 20c14 0 14-20 0-20-13 0-13 20 0 20z">
          <text:p/>
        </draw:path>
        <draw:path draw:style-name="gr1" draw:text-style-name="P1" draw:layer="layout" svg:width="0.019cm" svg:height="0.019cm" svg:x="10.703cm" svg:y="19.3cm" svg:viewBox="0 0 20 20" svg:d="M10 20c14 0 14-20 0-20-13 0-13 20 0 20z">
          <text:p/>
        </draw:path>
        <draw:path draw:style-name="gr1" draw:text-style-name="P1" draw:layer="layout" svg:width="0.019cm" svg:height="0.019cm" svg:x="11.203cm" svg:y="19.3cm" svg:viewBox="0 0 20 20" svg:d="M10 20c14 0 14-20 0-20-13 0-13 20 0 20z">
          <text:p/>
        </draw:path>
        <draw:path draw:style-name="gr1" draw:text-style-name="P1" draw:layer="layout" svg:width="0.019cm" svg:height="0.019cm" svg:x="11.703cm" svg:y="19.3cm" svg:viewBox="0 0 20 20" svg:d="M10 20c14 0 14-20 0-20-13 0-13 20 0 20z">
          <text:p/>
        </draw:path>
        <draw:path draw:style-name="gr1" draw:text-style-name="P1" draw:layer="layout" svg:width="0.019cm" svg:height="0.019cm" svg:x="12.203cm" svg:y="19.3cm" svg:viewBox="0 0 20 20" svg:d="M10 20c14 0 14-20 0-20-13 0-13 20 0 20z">
          <text:p/>
        </draw:path>
        <draw:path draw:style-name="gr1" draw:text-style-name="P1" draw:layer="layout" svg:width="0.019cm" svg:height="0.019cm" svg:x="12.703cm" svg:y="19.3cm" svg:viewBox="0 0 20 20" svg:d="M10 20c14 0 14-20 0-20-13 0-13 20 0 20z">
          <text:p/>
        </draw:path>
        <draw:path draw:style-name="gr1" draw:text-style-name="P1" draw:layer="layout" svg:width="0.019cm" svg:height="0.019cm" svg:x="13.203cm" svg:y="19.3cm" svg:viewBox="0 0 20 20" svg:d="M10 20c14 0 14-20 0-20-13 0-13 20 0 20z">
          <text:p/>
        </draw:path>
        <draw:path draw:style-name="gr1" draw:text-style-name="P1" draw:layer="layout" svg:width="0.019cm" svg:height="0.019cm" svg:x="13.703cm" svg:y="19.3cm" svg:viewBox="0 0 20 20" svg:d="M10 20c14 0 14-20 0-20-13 0-13 20 0 20z">
          <text:p/>
        </draw:path>
        <draw:path draw:style-name="gr1" draw:text-style-name="P1" draw:layer="layout" svg:width="0.019cm" svg:height="0.019cm" svg:x="14.203cm" svg:y="19.3cm" svg:viewBox="0 0 20 20" svg:d="M10 20c14 0 14-20 0-20-13 0-13 20 0 20z">
          <text:p/>
        </draw:path>
        <draw:path draw:style-name="gr1" draw:text-style-name="P1" draw:layer="layout" svg:width="0.019cm" svg:height="0.019cm" svg:x="14.703cm" svg:y="19.3cm" svg:viewBox="0 0 20 20" svg:d="M10 20c14 0 14-20 0-20-13 0-13 20 0 20z">
          <text:p/>
        </draw:path>
        <draw:path draw:style-name="gr1" draw:text-style-name="P1" draw:layer="layout" svg:width="0.019cm" svg:height="0.019cm" svg:x="15.203cm" svg:y="19.3cm" svg:viewBox="0 0 20 20" svg:d="M10 20c14 0 14-20 0-20-13 0-13 20 0 20z">
          <text:p/>
        </draw:path>
        <draw:path draw:style-name="gr1" draw:text-style-name="P1" draw:layer="layout" svg:width="0.019cm" svg:height="0.019cm" svg:x="15.703cm" svg:y="19.3cm" svg:viewBox="0 0 20 20" svg:d="M10 20c14 0 14-20 0-20-13 0-13 20 0 20z">
          <text:p/>
        </draw:path>
        <draw:path draw:style-name="gr1" draw:text-style-name="P1" draw:layer="layout" svg:width="0.019cm" svg:height="0.019cm" svg:x="16.203cm" svg:y="19.3cm" svg:viewBox="0 0 20 20" svg:d="M10 20c14 0 14-20 0-20-13 0-13 20 0 20z">
          <text:p/>
        </draw:path>
        <draw:path draw:style-name="gr1" draw:text-style-name="P1" draw:layer="layout" svg:width="0.019cm" svg:height="0.019cm" svg:x="0.703cm" svg:y="19.8cm" svg:viewBox="0 0 20 20" svg:d="M10 20c14 0 14-20 0-20-13 0-13 20 0 20z">
          <text:p/>
        </draw:path>
        <draw:path draw:style-name="gr1" draw:text-style-name="P1" draw:layer="layout" svg:width="0.019cm" svg:height="0.019cm" svg:x="1.203cm" svg:y="19.8cm" svg:viewBox="0 0 20 20" svg:d="M10 20c14 0 14-20 0-20-13 0-13 20 0 20z">
          <text:p/>
        </draw:path>
        <draw:path draw:style-name="gr1" draw:text-style-name="P1" draw:layer="layout" svg:width="0.019cm" svg:height="0.019cm" svg:x="1.703cm" svg:y="19.8cm" svg:viewBox="0 0 20 20" svg:d="M10 20c14 0 14-20 0-20-13 0-13 20 0 20z">
          <text:p/>
        </draw:path>
        <draw:path draw:style-name="gr1" draw:text-style-name="P1" draw:layer="layout" svg:width="0.019cm" svg:height="0.019cm" svg:x="2.203cm" svg:y="19.8cm" svg:viewBox="0 0 20 20" svg:d="M10 20c14 0 14-20 0-20-13 0-13 20 0 20z">
          <text:p/>
        </draw:path>
        <draw:path draw:style-name="gr1" draw:text-style-name="P1" draw:layer="layout" svg:width="0.019cm" svg:height="0.019cm" svg:x="2.703cm" svg:y="19.8cm" svg:viewBox="0 0 20 20" svg:d="M10 20c14 0 14-20 0-20-13 0-13 20 0 20z">
          <text:p/>
        </draw:path>
        <draw:path draw:style-name="gr1" draw:text-style-name="P1" draw:layer="layout" svg:width="0.019cm" svg:height="0.019cm" svg:x="3.203cm" svg:y="19.8cm" svg:viewBox="0 0 20 20" svg:d="M10 20c14 0 14-20 0-20-13 0-13 20 0 20z">
          <text:p/>
        </draw:path>
        <draw:path draw:style-name="gr1" draw:text-style-name="P1" draw:layer="layout" svg:width="0.019cm" svg:height="0.019cm" svg:x="3.703cm" svg:y="19.8cm" svg:viewBox="0 0 20 20" svg:d="M10 20c14 0 14-20 0-20-13 0-13 20 0 20z">
          <text:p/>
        </draw:path>
        <draw:path draw:style-name="gr1" draw:text-style-name="P1" draw:layer="layout" svg:width="0.019cm" svg:height="0.019cm" svg:x="4.203cm" svg:y="19.8cm" svg:viewBox="0 0 20 20" svg:d="M10 20c14 0 14-20 0-20-13 0-13 20 0 20z">
          <text:p/>
        </draw:path>
        <draw:path draw:style-name="gr1" draw:text-style-name="P1" draw:layer="layout" svg:width="0.019cm" svg:height="0.019cm" svg:x="4.703cm" svg:y="19.8cm" svg:viewBox="0 0 20 20" svg:d="M10 20c14 0 14-20 0-20-13 0-13 20 0 20z">
          <text:p/>
        </draw:path>
        <draw:path draw:style-name="gr1" draw:text-style-name="P1" draw:layer="layout" svg:width="0.019cm" svg:height="0.019cm" svg:x="5.203cm" svg:y="19.8cm" svg:viewBox="0 0 20 20" svg:d="M10 20c14 0 14-20 0-20-13 0-13 20 0 20z">
          <text:p/>
        </draw:path>
        <draw:path draw:style-name="gr1" draw:text-style-name="P1" draw:layer="layout" svg:width="0.019cm" svg:height="0.019cm" svg:x="5.703cm" svg:y="19.8cm" svg:viewBox="0 0 20 20" svg:d="M10 20c14 0 14-20 0-20-13 0-13 20 0 20z">
          <text:p/>
        </draw:path>
        <draw:path draw:style-name="gr1" draw:text-style-name="P1" draw:layer="layout" svg:width="0.019cm" svg:height="0.019cm" svg:x="6.203cm" svg:y="19.8cm" svg:viewBox="0 0 20 20" svg:d="M10 20c14 0 14-20 0-20-13 0-13 20 0 20z">
          <text:p/>
        </draw:path>
        <draw:path draw:style-name="gr1" draw:text-style-name="P1" draw:layer="layout" svg:width="0.019cm" svg:height="0.019cm" svg:x="6.703cm" svg:y="19.8cm" svg:viewBox="0 0 20 20" svg:d="M10 20c14 0 14-20 0-20-13 0-13 20 0 20z">
          <text:p/>
        </draw:path>
        <draw:path draw:style-name="gr1" draw:text-style-name="P1" draw:layer="layout" svg:width="0.019cm" svg:height="0.019cm" svg:x="7.203cm" svg:y="19.8cm" svg:viewBox="0 0 20 20" svg:d="M10 20c14 0 14-20 0-20-13 0-13 20 0 20z">
          <text:p/>
        </draw:path>
        <draw:path draw:style-name="gr1" draw:text-style-name="P1" draw:layer="layout" svg:width="0.019cm" svg:height="0.019cm" svg:x="7.703cm" svg:y="19.8cm" svg:viewBox="0 0 20 20" svg:d="M10 20c14 0 14-20 0-20-13 0-13 20 0 20z">
          <text:p/>
        </draw:path>
        <draw:path draw:style-name="gr1" draw:text-style-name="P1" draw:layer="layout" svg:width="0.019cm" svg:height="0.019cm" svg:x="8.203cm" svg:y="19.8cm" svg:viewBox="0 0 20 20" svg:d="M10 20c14 0 14-20 0-20-13 0-13 20 0 20z">
          <text:p/>
        </draw:path>
        <draw:path draw:style-name="gr1" draw:text-style-name="P1" draw:layer="layout" svg:width="0.019cm" svg:height="0.019cm" svg:x="8.704cm" svg:y="19.8cm" svg:viewBox="0 0 20 20" svg:d="M10 20c14 0 14-20 0-20-13 0-13 20 0 20z">
          <text:p/>
        </draw:path>
        <draw:path draw:style-name="gr1" draw:text-style-name="P1" draw:layer="layout" svg:width="0.019cm" svg:height="0.019cm" svg:x="9.204cm" svg:y="19.8cm" svg:viewBox="0 0 20 20" svg:d="M10 20c14 0 14-20 0-20-13 0-13 20 0 20z">
          <text:p/>
        </draw:path>
        <draw:path draw:style-name="gr1" draw:text-style-name="P1" draw:layer="layout" svg:width="0.019cm" svg:height="0.019cm" svg:x="9.704cm" svg:y="19.8cm" svg:viewBox="0 0 20 20" svg:d="M10 20c14 0 14-20 0-20-13 0-13 20 0 20z">
          <text:p/>
        </draw:path>
        <draw:path draw:style-name="gr1" draw:text-style-name="P1" draw:layer="layout" svg:width="0.019cm" svg:height="0.019cm" svg:x="10.204cm" svg:y="19.8cm" svg:viewBox="0 0 20 20" svg:d="M10 20c14 0 14-20 0-20-13 0-13 20 0 20z">
          <text:p/>
        </draw:path>
        <draw:path draw:style-name="gr1" draw:text-style-name="P1" draw:layer="layout" svg:width="0.019cm" svg:height="0.019cm" svg:x="10.704cm" svg:y="19.8cm" svg:viewBox="0 0 20 20" svg:d="M10 20c14 0 14-20 0-20-13 0-13 20 0 20z">
          <text:p/>
        </draw:path>
        <draw:path draw:style-name="gr1" draw:text-style-name="P1" draw:layer="layout" svg:width="0.019cm" svg:height="0.019cm" svg:x="11.204cm" svg:y="19.8cm" svg:viewBox="0 0 20 20" svg:d="M10 20c14 0 14-20 0-20-13 0-13 20 0 20z">
          <text:p/>
        </draw:path>
        <draw:path draw:style-name="gr1" draw:text-style-name="P1" draw:layer="layout" svg:width="0.019cm" svg:height="0.019cm" svg:x="11.704cm" svg:y="19.8cm" svg:viewBox="0 0 20 20" svg:d="M10 20c14 0 14-20 0-20-13 0-13 20 0 20z">
          <text:p/>
        </draw:path>
        <draw:path draw:style-name="gr1" draw:text-style-name="P1" draw:layer="layout" svg:width="0.019cm" svg:height="0.019cm" svg:x="12.204cm" svg:y="19.8cm" svg:viewBox="0 0 20 20" svg:d="M10 20c14 0 14-20 0-20-13 0-13 20 0 20z">
          <text:p/>
        </draw:path>
        <draw:path draw:style-name="gr1" draw:text-style-name="P1" draw:layer="layout" svg:width="0.019cm" svg:height="0.019cm" svg:x="12.704cm" svg:y="19.8cm" svg:viewBox="0 0 20 20" svg:d="M10 20c14 0 14-20 0-20-13 0-13 20 0 20z">
          <text:p/>
        </draw:path>
        <draw:path draw:style-name="gr1" draw:text-style-name="P1" draw:layer="layout" svg:width="0.019cm" svg:height="0.019cm" svg:x="13.204cm" svg:y="19.8cm" svg:viewBox="0 0 20 20" svg:d="M10 20c14 0 14-20 0-20-13 0-13 20 0 20z">
          <text:p/>
        </draw:path>
        <draw:path draw:style-name="gr1" draw:text-style-name="P1" draw:layer="layout" svg:width="0.019cm" svg:height="0.019cm" svg:x="13.704cm" svg:y="19.8cm" svg:viewBox="0 0 20 20" svg:d="M10 20c14 0 14-20 0-20-13 0-13 20 0 20z">
          <text:p/>
        </draw:path>
        <draw:path draw:style-name="gr1" draw:text-style-name="P1" draw:layer="layout" svg:width="0.019cm" svg:height="0.019cm" svg:x="14.204cm" svg:y="19.8cm" svg:viewBox="0 0 20 20" svg:d="M10 20c14 0 14-20 0-20-13 0-13 20 0 20z">
          <text:p/>
        </draw:path>
        <draw:path draw:style-name="gr1" draw:text-style-name="P1" draw:layer="layout" svg:width="0.019cm" svg:height="0.019cm" svg:x="14.704cm" svg:y="19.8cm" svg:viewBox="0 0 20 20" svg:d="M10 20c14 0 14-20 0-20-13 0-13 20 0 20z">
          <text:p/>
        </draw:path>
        <draw:path draw:style-name="gr1" draw:text-style-name="P1" draw:layer="layout" svg:width="0.019cm" svg:height="0.019cm" svg:x="15.204cm" svg:y="19.8cm" svg:viewBox="0 0 20 20" svg:d="M10 20c14 0 14-20 0-20-13 0-13 20 0 20z">
          <text:p/>
        </draw:path>
        <draw:path draw:style-name="gr1" draw:text-style-name="P1" draw:layer="layout" svg:width="0.019cm" svg:height="0.019cm" svg:x="15.704cm" svg:y="19.8cm" svg:viewBox="0 0 20 20" svg:d="M10 20c14 0 14-20 0-20-13 0-13 20 0 20z">
          <text:p/>
        </draw:path>
        <draw:path draw:style-name="gr1" draw:text-style-name="P1" draw:layer="layout" svg:width="0.019cm" svg:height="0.019cm" svg:x="16.204cm" svg:y="19.8cm" svg:viewBox="0 0 20 20" svg:d="M10 20c14 0 14-20 0-20-13 0-13 20 0 20z">
          <text:p/>
        </draw:path>
        <draw:path draw:style-name="gr1" draw:text-style-name="P1" draw:layer="layout" svg:width="0.019cm" svg:height="0.019cm" svg:x="16.703cm" svg:y="19.8cm" svg:viewBox="0 0 20 20" svg:d="M10 20c14 0 14-20 0-20-13 0-13 20 0 20z">
          <text:p/>
        </draw:path>
        <draw:path draw:style-name="gr1" draw:text-style-name="P1" draw:layer="layout" svg:width="0.019cm" svg:height="0.019cm" svg:x="17.203cm" svg:y="19.8cm" svg:viewBox="0 0 20 20" svg:d="M10 20c14 0 14-20 0-20-13 0-13 20 0 20z">
          <text:p/>
        </draw:path>
        <draw:path draw:style-name="gr1" draw:text-style-name="P1" draw:layer="layout" svg:width="0.019cm" svg:height="0.019cm" svg:x="17.703cm" svg:y="19.8cm" svg:viewBox="0 0 20 20" svg:d="M10 20c14 0 14-20 0-20-13 0-13 20 0 20z">
          <text:p/>
        </draw:path>
        <draw:path draw:style-name="gr1" draw:text-style-name="P1" draw:layer="layout" svg:width="0.019cm" svg:height="0.019cm" svg:x="18.203cm" svg:y="19.8cm" svg:viewBox="0 0 20 20" svg:d="M10 20c14 0 14-20 0-20-13 0-13 20 0 20z">
          <text:p/>
        </draw:path>
        <draw:path draw:style-name="gr1" draw:text-style-name="P1" draw:layer="layout" svg:width="0.019cm" svg:height="0.019cm" svg:x="18.703cm" svg:y="19.8cm" svg:viewBox="0 0 20 20" svg:d="M10 20c14 0 14-20 0-20-13 0-13 20 0 20z">
          <text:p/>
        </draw:path>
        <draw:path draw:style-name="gr1" draw:text-style-name="P1" draw:layer="layout" svg:width="0.019cm" svg:height="0.019cm" svg:x="19.203cm" svg:y="19.8cm" svg:viewBox="0 0 20 20" svg:d="M10 20c14 0 14-20 0-20-13 0-13 20 0 20z">
          <text:p/>
        </draw:path>
        <draw:path draw:style-name="gr1" draw:text-style-name="P1" draw:layer="layout" svg:width="0.019cm" svg:height="0.019cm" svg:x="19.703cm" svg:y="19.8cm" svg:viewBox="0 0 20 20" svg:d="M10 20c14 0 14-20 0-20-13 0-13 20 0 20z">
          <text:p/>
        </draw:path>
        <draw:path draw:style-name="gr1" draw:text-style-name="P1" draw:layer="layout" svg:width="0.019cm" svg:height="0.019cm" svg:x="20.203cm" svg:y="19.8cm" svg:viewBox="0 0 20 20" svg:d="M10 20c14 0 14-20 0-20-13 0-13 20 0 20z">
          <text:p/>
        </draw:path>
        <draw:path draw:style-name="gr1" draw:text-style-name="P1" draw:layer="layout" svg:width="0.019cm" svg:height="0.019cm" svg:x="20.703cm" svg:y="19.8cm" svg:viewBox="0 0 20 20" svg:d="M10 20c14 0 14-20 0-20-13 0-13 20 0 20z">
          <text:p/>
        </draw:path>
        <draw:path draw:style-name="gr1" draw:text-style-name="P1" draw:layer="layout" svg:width="0.019cm" svg:height="0.019cm" svg:x="21.203cm" svg:y="19.8cm" svg:viewBox="0 0 20 20" svg:d="M10 20c14 0 14-20 0-20-13 0-13 20 0 20z">
          <text:p/>
        </draw:path>
        <draw:path draw:style-name="gr1" draw:text-style-name="P1" draw:layer="layout" svg:width="0.019cm" svg:height="0.019cm" svg:x="21.703cm" svg:y="19.8cm" svg:viewBox="0 0 20 20" svg:d="M10 20c14 0 14-20 0-20-13 0-13 20 0 20z">
          <text:p/>
        </draw:path>
        <draw:path draw:style-name="gr1" draw:text-style-name="P1" draw:layer="layout" svg:width="0.019cm" svg:height="0.019cm" svg:x="22.203cm" svg:y="19.8cm" svg:viewBox="0 0 20 20" svg:d="M10 20c14 0 14-20 0-20-13 0-13 20 0 20z">
          <text:p/>
        </draw:path>
        <draw:path draw:style-name="gr1" draw:text-style-name="P1" draw:layer="layout" svg:width="0.019cm" svg:height="0.019cm" svg:x="22.703cm" svg:y="19.8cm" svg:viewBox="0 0 20 20" svg:d="M10 20c14 0 14-20 0-20-13 0-13 20 0 20z">
          <text:p/>
        </draw:path>
        <draw:path draw:style-name="gr1" draw:text-style-name="P1" draw:layer="layout" svg:width="0.019cm" svg:height="0.019cm" svg:x="23.203cm" svg:y="19.8cm" svg:viewBox="0 0 20 20" svg:d="M10 20c14 0 14-20 0-20-13 0-13 20 0 20z">
          <text:p/>
        </draw:path>
        <draw:path draw:style-name="gr1" draw:text-style-name="P1" draw:layer="layout" svg:width="0.019cm" svg:height="0.019cm" svg:x="23.703cm" svg:y="19.8cm" svg:viewBox="0 0 20 20" svg:d="M10 20c14 0 14-20 0-20-13 0-13 20 0 20z">
          <text:p/>
        </draw:path>
        <draw:path draw:style-name="gr1" draw:text-style-name="P1" draw:layer="layout" svg:width="0.019cm" svg:height="0.019cm" svg:x="24.203cm" svg:y="19.8cm" svg:viewBox="0 0 20 20" svg:d="M10 20c14 0 14-20 0-20-13 0-13 20 0 20z">
          <text:p/>
        </draw:path>
        <draw:path draw:style-name="gr1" draw:text-style-name="P1" draw:layer="layout" svg:width="0.019cm" svg:height="0.019cm" svg:x="24.704cm" svg:y="19.8cm" svg:viewBox="0 0 20 20" svg:d="M10 20c14 0 14-20 0-20-13 0-13 20 0 20z">
          <text:p/>
        </draw:path>
        <draw:path draw:style-name="gr1" draw:text-style-name="P1" draw:layer="layout" svg:width="0.019cm" svg:height="0.019cm" svg:x="25.204cm" svg:y="19.8cm" svg:viewBox="0 0 20 20" svg:d="M10 20c14 0 14-20 0-20-13 0-13 20 0 20z">
          <text:p/>
        </draw:path>
        <draw:path draw:style-name="gr1" draw:text-style-name="P1" draw:layer="layout" svg:width="0.019cm" svg:height="0.019cm" svg:x="25.704cm" svg:y="19.8cm" svg:viewBox="0 0 20 20" svg:d="M10 20c14 0 14-20 0-20-13 0-13 20 0 20z">
          <text:p/>
        </draw:path>
        <draw:path draw:style-name="gr1" draw:text-style-name="P1" draw:layer="layout" svg:width="0.019cm" svg:height="0.019cm" svg:x="26.204cm" svg:y="19.8cm" svg:viewBox="0 0 20 20" svg:d="M10 20c14 0 14-20 0-20-13 0-13 20 0 20z">
          <text:p/>
        </draw:path>
        <draw:path draw:style-name="gr1" draw:text-style-name="P1" draw:layer="layout" svg:width="0.019cm" svg:height="0.019cm" svg:x="26.704cm" svg:y="19.8cm" svg:viewBox="0 0 20 20" svg:d="M10 20c14 0 14-20 0-20-13 0-13 20 0 20z">
          <text:p/>
        </draw:path>
        <draw:path draw:style-name="gr1" draw:text-style-name="P1" draw:layer="layout" svg:width="0.019cm" svg:height="0.019cm" svg:x="27.204cm" svg:y="19.8cm" svg:viewBox="0 0 20 20" svg:d="M10 20c14 0 14-20 0-20-13 0-13 20 0 20z">
          <text:p/>
        </draw:path>
        <draw:path draw:style-name="gr1" draw:text-style-name="P1" draw:layer="layout" svg:width="0.019cm" svg:height="0.019cm" svg:x="0.703cm" svg:y="19.8cm" svg:viewBox="0 0 20 20" svg:d="M10 20c14 0 14-20 0-20-13 0-13 20 0 20z">
          <text:p/>
        </draw:path>
        <draw:path draw:style-name="gr1" draw:text-style-name="P1" draw:layer="layout" svg:width="0.019cm" svg:height="0.019cm" svg:x="1.203cm" svg:y="19.8cm" svg:viewBox="0 0 20 20" svg:d="M10 20c14 0 14-20 0-20-13 0-13 20 0 20z">
          <text:p/>
        </draw:path>
        <draw:path draw:style-name="gr1" draw:text-style-name="P1" draw:layer="layout" svg:width="0.019cm" svg:height="0.019cm" svg:x="1.703cm" svg:y="19.8cm" svg:viewBox="0 0 20 20" svg:d="M10 20c14 0 14-20 0-20-13 0-13 20 0 20z">
          <text:p/>
        </draw:path>
        <draw:path draw:style-name="gr1" draw:text-style-name="P1" draw:layer="layout" svg:width="0.019cm" svg:height="0.019cm" svg:x="2.203cm" svg:y="19.8cm" svg:viewBox="0 0 20 20" svg:d="M10 20c14 0 14-20 0-20-13 0-13 20 0 20z">
          <text:p/>
        </draw:path>
        <draw:path draw:style-name="gr1" draw:text-style-name="P1" draw:layer="layout" svg:width="0.019cm" svg:height="0.019cm" svg:x="2.703cm" svg:y="19.8cm" svg:viewBox="0 0 20 20" svg:d="M10 20c14 0 14-20 0-20-13 0-13 20 0 20z">
          <text:p/>
        </draw:path>
        <draw:path draw:style-name="gr1" draw:text-style-name="P1" draw:layer="layout" svg:width="0.019cm" svg:height="0.019cm" svg:x="3.203cm" svg:y="19.8cm" svg:viewBox="0 0 20 20" svg:d="M10 20c14 0 14-20 0-20-13 0-13 20 0 20z">
          <text:p/>
        </draw:path>
        <draw:path draw:style-name="gr1" draw:text-style-name="P1" draw:layer="layout" svg:width="0.019cm" svg:height="0.019cm" svg:x="3.703cm" svg:y="19.8cm" svg:viewBox="0 0 20 20" svg:d="M10 20c14 0 14-20 0-20-13 0-13 20 0 20z">
          <text:p/>
        </draw:path>
        <draw:path draw:style-name="gr1" draw:text-style-name="P1" draw:layer="layout" svg:width="0.019cm" svg:height="0.019cm" svg:x="4.203cm" svg:y="19.8cm" svg:viewBox="0 0 20 20" svg:d="M10 20c14 0 14-20 0-20-13 0-13 20 0 20z">
          <text:p/>
        </draw:path>
        <draw:path draw:style-name="gr1" draw:text-style-name="P1" draw:layer="layout" svg:width="0.019cm" svg:height="0.019cm" svg:x="4.703cm" svg:y="19.8cm" svg:viewBox="0 0 20 20" svg:d="M10 20c14 0 14-20 0-20-13 0-13 20 0 20z">
          <text:p/>
        </draw:path>
        <draw:path draw:style-name="gr1" draw:text-style-name="P1" draw:layer="layout" svg:width="0.019cm" svg:height="0.019cm" svg:x="5.203cm" svg:y="19.8cm" svg:viewBox="0 0 20 20" svg:d="M10 20c14 0 14-20 0-20-13 0-13 20 0 20z">
          <text:p/>
        </draw:path>
        <draw:path draw:style-name="gr1" draw:text-style-name="P1" draw:layer="layout" svg:width="0.019cm" svg:height="0.019cm" svg:x="5.703cm" svg:y="19.8cm" svg:viewBox="0 0 20 20" svg:d="M10 20c14 0 14-20 0-20-13 0-13 20 0 20z">
          <text:p/>
        </draw:path>
        <draw:path draw:style-name="gr1" draw:text-style-name="P1" draw:layer="layout" svg:width="0.019cm" svg:height="0.019cm" svg:x="6.203cm" svg:y="19.8cm" svg:viewBox="0 0 20 20" svg:d="M10 20c14 0 14-20 0-20-13 0-13 20 0 20z">
          <text:p/>
        </draw:path>
        <draw:path draw:style-name="gr1" draw:text-style-name="P1" draw:layer="layout" svg:width="0.019cm" svg:height="0.019cm" svg:x="6.703cm" svg:y="19.8cm" svg:viewBox="0 0 20 20" svg:d="M10 20c14 0 14-20 0-20-13 0-13 20 0 20z">
          <text:p/>
        </draw:path>
        <draw:path draw:style-name="gr1" draw:text-style-name="P1" draw:layer="layout" svg:width="0.019cm" svg:height="0.019cm" svg:x="7.203cm" svg:y="19.8cm" svg:viewBox="0 0 20 20" svg:d="M10 20c14 0 14-20 0-20-13 0-13 20 0 20z">
          <text:p/>
        </draw:path>
        <draw:path draw:style-name="gr1" draw:text-style-name="P1" draw:layer="layout" svg:width="0.019cm" svg:height="0.019cm" svg:x="7.703cm" svg:y="19.8cm" svg:viewBox="0 0 20 20" svg:d="M10 20c14 0 14-20 0-20-13 0-13 20 0 20z">
          <text:p/>
        </draw:path>
        <draw:path draw:style-name="gr1" draw:text-style-name="P1" draw:layer="layout" svg:width="0.019cm" svg:height="0.019cm" svg:x="8.203cm" svg:y="19.8cm" svg:viewBox="0 0 20 20" svg:d="M10 20c14 0 14-20 0-20-13 0-13 20 0 20z">
          <text:p/>
        </draw:path>
        <draw:path draw:style-name="gr1" draw:text-style-name="P1" draw:layer="layout" svg:width="0.019cm" svg:height="0.019cm" svg:x="8.704cm" svg:y="19.8cm" svg:viewBox="0 0 20 20" svg:d="M10 20c14 0 14-20 0-20-13 0-13 20 0 20z">
          <text:p/>
        </draw:path>
        <draw:path draw:style-name="gr1" draw:text-style-name="P1" draw:layer="layout" svg:width="0.019cm" svg:height="0.019cm" svg:x="9.204cm" svg:y="19.8cm" svg:viewBox="0 0 20 20" svg:d="M10 20c14 0 14-20 0-20-13 0-13 20 0 20z">
          <text:p/>
        </draw:path>
        <draw:path draw:style-name="gr1" draw:text-style-name="P1" draw:layer="layout" svg:width="0.019cm" svg:height="0.019cm" svg:x="9.704cm" svg:y="19.8cm" svg:viewBox="0 0 20 20" svg:d="M10 20c14 0 14-20 0-20-13 0-13 20 0 20z">
          <text:p/>
        </draw:path>
        <draw:path draw:style-name="gr1" draw:text-style-name="P1" draw:layer="layout" svg:width="0.019cm" svg:height="0.019cm" svg:x="10.204cm" svg:y="19.8cm" svg:viewBox="0 0 20 20" svg:d="M10 20c14 0 14-20 0-20-13 0-13 20 0 20z">
          <text:p/>
        </draw:path>
        <draw:path draw:style-name="gr1" draw:text-style-name="P1" draw:layer="layout" svg:width="0.019cm" svg:height="0.019cm" svg:x="10.704cm" svg:y="19.8cm" svg:viewBox="0 0 20 20" svg:d="M10 20c14 0 14-20 0-20-13 0-13 20 0 20z">
          <text:p/>
        </draw:path>
        <draw:path draw:style-name="gr1" draw:text-style-name="P1" draw:layer="layout" svg:width="0.019cm" svg:height="0.019cm" svg:x="11.204cm" svg:y="19.8cm" svg:viewBox="0 0 20 20" svg:d="M10 20c14 0 14-20 0-20-13 0-13 20 0 20z">
          <text:p/>
        </draw:path>
        <draw:path draw:style-name="gr1" draw:text-style-name="P1" draw:layer="layout" svg:width="0.019cm" svg:height="0.019cm" svg:x="11.704cm" svg:y="19.8cm" svg:viewBox="0 0 20 20" svg:d="M10 20c14 0 14-20 0-20-13 0-13 20 0 20z">
          <text:p/>
        </draw:path>
        <draw:path draw:style-name="gr1" draw:text-style-name="P1" draw:layer="layout" svg:width="0.019cm" svg:height="0.019cm" svg:x="12.204cm" svg:y="19.8cm" svg:viewBox="0 0 20 20" svg:d="M10 20c14 0 14-20 0-20-13 0-13 20 0 20z">
          <text:p/>
        </draw:path>
        <draw:path draw:style-name="gr1" draw:text-style-name="P1" draw:layer="layout" svg:width="0.019cm" svg:height="0.019cm" svg:x="12.704cm" svg:y="19.8cm" svg:viewBox="0 0 20 20" svg:d="M10 20c14 0 14-20 0-20-13 0-13 20 0 20z">
          <text:p/>
        </draw:path>
        <draw:path draw:style-name="gr1" draw:text-style-name="P1" draw:layer="layout" svg:width="0.019cm" svg:height="0.019cm" svg:x="13.204cm" svg:y="19.8cm" svg:viewBox="0 0 20 20" svg:d="M10 20c14 0 14-20 0-20-13 0-13 20 0 20z">
          <text:p/>
        </draw:path>
        <draw:path draw:style-name="gr1" draw:text-style-name="P1" draw:layer="layout" svg:width="0.019cm" svg:height="0.019cm" svg:x="13.704cm" svg:y="19.8cm" svg:viewBox="0 0 20 20" svg:d="M10 20c14 0 14-20 0-20-13 0-13 20 0 20z">
          <text:p/>
        </draw:path>
        <draw:path draw:style-name="gr1" draw:text-style-name="P1" draw:layer="layout" svg:width="0.019cm" svg:height="0.019cm" svg:x="14.204cm" svg:y="19.8cm" svg:viewBox="0 0 20 20" svg:d="M10 20c14 0 14-20 0-20-13 0-13 20 0 20z">
          <text:p/>
        </draw:path>
        <draw:path draw:style-name="gr1" draw:text-style-name="P1" draw:layer="layout" svg:width="0.019cm" svg:height="0.019cm" svg:x="14.704cm" svg:y="19.8cm" svg:viewBox="0 0 20 20" svg:d="M10 20c14 0 14-20 0-20-13 0-13 20 0 20z">
          <text:p/>
        </draw:path>
        <draw:path draw:style-name="gr1" draw:text-style-name="P1" draw:layer="layout" svg:width="0.019cm" svg:height="0.019cm" svg:x="15.204cm" svg:y="19.8cm" svg:viewBox="0 0 20 20" svg:d="M10 20c14 0 14-20 0-20-13 0-13 20 0 20z">
          <text:p/>
        </draw:path>
        <draw:path draw:style-name="gr1" draw:text-style-name="P1" draw:layer="layout" svg:width="0.019cm" svg:height="0.019cm" svg:x="15.704cm" svg:y="19.8cm" svg:viewBox="0 0 20 20" svg:d="M10 20c14 0 14-20 0-20-13 0-13 20 0 20z">
          <text:p/>
        </draw:path>
        <draw:path draw:style-name="gr1" draw:text-style-name="P1" draw:layer="layout" svg:width="0.019cm" svg:height="0.019cm" svg:x="16.204cm" svg:y="19.8cm" svg:viewBox="0 0 20 20" svg:d="M10 20c14 0 14-20 0-20-13 0-13 20 0 20z">
          <text:p/>
        </draw:path>
        <draw:path draw:style-name="gr1" draw:text-style-name="P1" draw:layer="layout" svg:width="0.019cm" svg:height="0.019cm" svg:x="0.703cm" svg:y="20.3cm" svg:viewBox="0 0 20 20" svg:d="M10 20c14 0 14-20 0-20-13 0-13 20 0 20z">
          <text:p/>
        </draw:path>
        <draw:path draw:style-name="gr1" draw:text-style-name="P1" draw:layer="layout" svg:width="0.019cm" svg:height="0.019cm" svg:x="1.203cm" svg:y="20.3cm" svg:viewBox="0 0 20 20" svg:d="M10 20c14 0 14-20 0-20-13 0-13 20 0 20z">
          <text:p/>
        </draw:path>
        <draw:path draw:style-name="gr1" draw:text-style-name="P1" draw:layer="layout" svg:width="0.019cm" svg:height="0.019cm" svg:x="1.703cm" svg:y="20.3cm" svg:viewBox="0 0 20 20" svg:d="M10 20c14 0 14-20 0-20-13 0-13 20 0 20z">
          <text:p/>
        </draw:path>
        <draw:path draw:style-name="gr1" draw:text-style-name="P1" draw:layer="layout" svg:width="0.019cm" svg:height="0.019cm" svg:x="2.203cm" svg:y="20.3cm" svg:viewBox="0 0 20 20" svg:d="M10 20c14 0 14-20 0-20-13 0-13 20 0 20z">
          <text:p/>
        </draw:path>
        <draw:path draw:style-name="gr1" draw:text-style-name="P1" draw:layer="layout" svg:width="0.019cm" svg:height="0.019cm" svg:x="2.703cm" svg:y="20.3cm" svg:viewBox="0 0 20 20" svg:d="M10 20c14 0 14-20 0-20-13 0-13 20 0 20z">
          <text:p/>
        </draw:path>
        <draw:path draw:style-name="gr1" draw:text-style-name="P1" draw:layer="layout" svg:width="0.019cm" svg:height="0.019cm" svg:x="3.203cm" svg:y="20.3cm" svg:viewBox="0 0 20 20" svg:d="M10 20c14 0 14-20 0-20-13 0-13 20 0 20z">
          <text:p/>
        </draw:path>
        <draw:path draw:style-name="gr1" draw:text-style-name="P1" draw:layer="layout" svg:width="0.019cm" svg:height="0.019cm" svg:x="3.703cm" svg:y="20.3cm" svg:viewBox="0 0 20 20" svg:d="M10 20c14 0 14-20 0-20-13 0-13 20 0 20z">
          <text:p/>
        </draw:path>
        <draw:path draw:style-name="gr1" draw:text-style-name="P1" draw:layer="layout" svg:width="0.019cm" svg:height="0.019cm" svg:x="4.203cm" svg:y="20.3cm" svg:viewBox="0 0 20 20" svg:d="M10 20c14 0 14-20 0-20-13 0-13 20 0 20z">
          <text:p/>
        </draw:path>
        <draw:path draw:style-name="gr1" draw:text-style-name="P1" draw:layer="layout" svg:width="0.019cm" svg:height="0.019cm" svg:x="4.703cm" svg:y="20.3cm" svg:viewBox="0 0 20 20" svg:d="M10 20c14 0 14-20 0-20-13 0-13 20 0 20z">
          <text:p/>
        </draw:path>
        <draw:path draw:style-name="gr1" draw:text-style-name="P1" draw:layer="layout" svg:width="0.019cm" svg:height="0.019cm" svg:x="5.203cm" svg:y="20.3cm" svg:viewBox="0 0 20 20" svg:d="M10 20c14 0 14-20 0-20-13 0-13 20 0 20z">
          <text:p/>
        </draw:path>
        <draw:path draw:style-name="gr1" draw:text-style-name="P1" draw:layer="layout" svg:width="0.019cm" svg:height="0.019cm" svg:x="5.703cm" svg:y="20.3cm" svg:viewBox="0 0 20 20" svg:d="M10 20c14 0 14-20 0-20-13 0-13 20 0 20z">
          <text:p/>
        </draw:path>
        <draw:path draw:style-name="gr1" draw:text-style-name="P1" draw:layer="layout" svg:width="0.019cm" svg:height="0.019cm" svg:x="6.203cm" svg:y="20.3cm" svg:viewBox="0 0 20 20" svg:d="M10 20c14 0 14-20 0-20-13 0-13 20 0 20z">
          <text:p/>
        </draw:path>
        <draw:path draw:style-name="gr1" draw:text-style-name="P1" draw:layer="layout" svg:width="0.019cm" svg:height="0.019cm" svg:x="6.703cm" svg:y="20.3cm" svg:viewBox="0 0 20 20" svg:d="M10 20c14 0 14-20 0-20-13 0-13 20 0 20z">
          <text:p/>
        </draw:path>
        <draw:path draw:style-name="gr1" draw:text-style-name="P1" draw:layer="layout" svg:width="0.019cm" svg:height="0.019cm" svg:x="7.203cm" svg:y="20.3cm" svg:viewBox="0 0 20 20" svg:d="M10 20c14 0 14-20 0-20-13 0-13 20 0 20z">
          <text:p/>
        </draw:path>
        <draw:path draw:style-name="gr1" draw:text-style-name="P1" draw:layer="layout" svg:width="0.019cm" svg:height="0.019cm" svg:x="7.703cm" svg:y="20.3cm" svg:viewBox="0 0 20 20" svg:d="M10 20c14 0 14-20 0-20-13 0-13 20 0 20z">
          <text:p/>
        </draw:path>
        <draw:path draw:style-name="gr1" draw:text-style-name="P1" draw:layer="layout" svg:width="0.019cm" svg:height="0.019cm" svg:x="8.203cm" svg:y="20.3cm" svg:viewBox="0 0 20 20" svg:d="M10 20c14 0 14-20 0-20-13 0-13 20 0 20z">
          <text:p/>
        </draw:path>
        <draw:path draw:style-name="gr1" draw:text-style-name="P1" draw:layer="layout" svg:width="0.019cm" svg:height="0.019cm" svg:x="8.704cm" svg:y="20.3cm" svg:viewBox="0 0 20 20" svg:d="M10 20c14 0 14-20 0-20-13 0-13 20 0 20z">
          <text:p/>
        </draw:path>
        <draw:path draw:style-name="gr1" draw:text-style-name="P1" draw:layer="layout" svg:width="0.019cm" svg:height="0.019cm" svg:x="9.204cm" svg:y="20.3cm" svg:viewBox="0 0 20 20" svg:d="M10 20c14 0 14-20 0-20-13 0-13 20 0 20z">
          <text:p/>
        </draw:path>
        <draw:path draw:style-name="gr1" draw:text-style-name="P1" draw:layer="layout" svg:width="0.019cm" svg:height="0.019cm" svg:x="9.704cm" svg:y="20.3cm" svg:viewBox="0 0 20 20" svg:d="M10 20c14 0 14-20 0-20-13 0-13 20 0 20z">
          <text:p/>
        </draw:path>
        <draw:path draw:style-name="gr1" draw:text-style-name="P1" draw:layer="layout" svg:width="0.019cm" svg:height="0.019cm" svg:x="10.204cm" svg:y="20.3cm" svg:viewBox="0 0 20 20" svg:d="M10 20c14 0 14-20 0-20-13 0-13 20 0 20z">
          <text:p/>
        </draw:path>
        <draw:path draw:style-name="gr1" draw:text-style-name="P1" draw:layer="layout" svg:width="0.019cm" svg:height="0.019cm" svg:x="10.704cm" svg:y="20.3cm" svg:viewBox="0 0 20 20" svg:d="M10 20c14 0 14-20 0-20-13 0-13 20 0 20z">
          <text:p/>
        </draw:path>
        <draw:path draw:style-name="gr1" draw:text-style-name="P1" draw:layer="layout" svg:width="0.019cm" svg:height="0.019cm" svg:x="11.204cm" svg:y="20.3cm" svg:viewBox="0 0 20 20" svg:d="M10 20c14 0 14-20 0-20-13 0-13 20 0 20z">
          <text:p/>
        </draw:path>
        <draw:path draw:style-name="gr1" draw:text-style-name="P1" draw:layer="layout" svg:width="0.019cm" svg:height="0.019cm" svg:x="11.704cm" svg:y="20.3cm" svg:viewBox="0 0 20 20" svg:d="M10 20c14 0 14-20 0-20-13 0-13 20 0 20z">
          <text:p/>
        </draw:path>
        <draw:path draw:style-name="gr1" draw:text-style-name="P1" draw:layer="layout" svg:width="0.019cm" svg:height="0.019cm" svg:x="12.204cm" svg:y="20.3cm" svg:viewBox="0 0 20 20" svg:d="M10 20c14 0 14-20 0-20-13 0-13 20 0 20z">
          <text:p/>
        </draw:path>
        <draw:path draw:style-name="gr1" draw:text-style-name="P1" draw:layer="layout" svg:width="0.019cm" svg:height="0.019cm" svg:x="12.704cm" svg:y="20.3cm" svg:viewBox="0 0 20 20" svg:d="M10 20c14 0 14-20 0-20-13 0-13 20 0 20z">
          <text:p/>
        </draw:path>
        <draw:path draw:style-name="gr1" draw:text-style-name="P1" draw:layer="layout" svg:width="0.019cm" svg:height="0.019cm" svg:x="13.204cm" svg:y="20.3cm" svg:viewBox="0 0 20 20" svg:d="M10 20c14 0 14-20 0-20-13 0-13 20 0 20z">
          <text:p/>
        </draw:path>
        <draw:path draw:style-name="gr1" draw:text-style-name="P1" draw:layer="layout" svg:width="0.019cm" svg:height="0.019cm" svg:x="13.704cm" svg:y="20.3cm" svg:viewBox="0 0 20 20" svg:d="M10 20c14 0 14-20 0-20-13 0-13 20 0 20z">
          <text:p/>
        </draw:path>
        <draw:path draw:style-name="gr1" draw:text-style-name="P1" draw:layer="layout" svg:width="0.019cm" svg:height="0.019cm" svg:x="14.204cm" svg:y="20.3cm" svg:viewBox="0 0 20 20" svg:d="M10 20c14 0 14-20 0-20-13 0-13 20 0 20z">
          <text:p/>
        </draw:path>
        <draw:path draw:style-name="gr1" draw:text-style-name="P1" draw:layer="layout" svg:width="0.019cm" svg:height="0.019cm" svg:x="14.704cm" svg:y="20.3cm" svg:viewBox="0 0 20 20" svg:d="M10 20c14 0 14-20 0-20-13 0-13 20 0 20z">
          <text:p/>
        </draw:path>
        <draw:path draw:style-name="gr1" draw:text-style-name="P1" draw:layer="layout" svg:width="0.019cm" svg:height="0.019cm" svg:x="15.204cm" svg:y="20.3cm" svg:viewBox="0 0 20 20" svg:d="M10 20c14 0 14-20 0-20-13 0-13 20 0 20z">
          <text:p/>
        </draw:path>
        <draw:path draw:style-name="gr1" draw:text-style-name="P1" draw:layer="layout" svg:width="0.019cm" svg:height="0.019cm" svg:x="15.704cm" svg:y="20.3cm" svg:viewBox="0 0 20 20" svg:d="M10 20c14 0 14-20 0-20-13 0-13 20 0 20z">
          <text:p/>
        </draw:path>
        <draw:path draw:style-name="gr1" draw:text-style-name="P1" draw:layer="layout" svg:width="0.019cm" svg:height="0.019cm" svg:x="16.204cm" svg:y="20.3cm" svg:viewBox="0 0 20 20" svg:d="M10 20c14 0 14-20 0-20-13 0-13 20 0 20z">
          <text:p/>
        </draw:path>
        <draw:path draw:style-name="gr1" draw:text-style-name="P1" draw:layer="layout" svg:width="0.019cm" svg:height="0.019cm" svg:x="16.703cm" svg:y="20.3cm" svg:viewBox="0 0 20 20" svg:d="M10 20c14 0 14-20 0-20-13 0-13 20 0 20z">
          <text:p/>
        </draw:path>
        <draw:path draw:style-name="gr1" draw:text-style-name="P1" draw:layer="layout" svg:width="0.019cm" svg:height="0.019cm" svg:x="17.203cm" svg:y="20.3cm" svg:viewBox="0 0 20 20" svg:d="M10 20c14 0 14-20 0-20-13 0-13 20 0 20z">
          <text:p/>
        </draw:path>
        <draw:path draw:style-name="gr1" draw:text-style-name="P1" draw:layer="layout" svg:width="0.019cm" svg:height="0.019cm" svg:x="17.703cm" svg:y="20.3cm" svg:viewBox="0 0 20 20" svg:d="M10 20c14 0 14-20 0-20-13 0-13 20 0 20z">
          <text:p/>
        </draw:path>
        <draw:path draw:style-name="gr1" draw:text-style-name="P1" draw:layer="layout" svg:width="0.019cm" svg:height="0.019cm" svg:x="18.203cm" svg:y="20.3cm" svg:viewBox="0 0 20 20" svg:d="M10 20c14 0 14-20 0-20-13 0-13 20 0 20z">
          <text:p/>
        </draw:path>
        <draw:path draw:style-name="gr1" draw:text-style-name="P1" draw:layer="layout" svg:width="0.019cm" svg:height="0.019cm" svg:x="18.703cm" svg:y="20.3cm" svg:viewBox="0 0 20 20" svg:d="M10 20c14 0 14-20 0-20-13 0-13 20 0 20z">
          <text:p/>
        </draw:path>
        <draw:path draw:style-name="gr1" draw:text-style-name="P1" draw:layer="layout" svg:width="0.019cm" svg:height="0.019cm" svg:x="19.203cm" svg:y="20.3cm" svg:viewBox="0 0 20 20" svg:d="M10 20c14 0 14-20 0-20-13 0-13 20 0 20z">
          <text:p/>
        </draw:path>
        <draw:path draw:style-name="gr1" draw:text-style-name="P1" draw:layer="layout" svg:width="0.019cm" svg:height="0.019cm" svg:x="19.703cm" svg:y="20.3cm" svg:viewBox="0 0 20 20" svg:d="M10 20c14 0 14-20 0-20-13 0-13 20 0 20z">
          <text:p/>
        </draw:path>
        <draw:path draw:style-name="gr1" draw:text-style-name="P1" draw:layer="layout" svg:width="0.019cm" svg:height="0.019cm" svg:x="20.203cm" svg:y="20.3cm" svg:viewBox="0 0 20 20" svg:d="M10 20c14 0 14-20 0-20-13 0-13 20 0 20z">
          <text:p/>
        </draw:path>
        <draw:path draw:style-name="gr1" draw:text-style-name="P1" draw:layer="layout" svg:width="0.019cm" svg:height="0.019cm" svg:x="20.703cm" svg:y="20.3cm" svg:viewBox="0 0 20 20" svg:d="M10 20c14 0 14-20 0-20-13 0-13 20 0 20z">
          <text:p/>
        </draw:path>
        <draw:path draw:style-name="gr1" draw:text-style-name="P1" draw:layer="layout" svg:width="0.019cm" svg:height="0.019cm" svg:x="21.203cm" svg:y="20.3cm" svg:viewBox="0 0 20 20" svg:d="M10 20c14 0 14-20 0-20-13 0-13 20 0 20z">
          <text:p/>
        </draw:path>
        <draw:path draw:style-name="gr1" draw:text-style-name="P1" draw:layer="layout" svg:width="0.019cm" svg:height="0.019cm" svg:x="21.703cm" svg:y="20.3cm" svg:viewBox="0 0 20 20" svg:d="M10 20c14 0 14-20 0-20-13 0-13 20 0 20z">
          <text:p/>
        </draw:path>
        <draw:path draw:style-name="gr1" draw:text-style-name="P1" draw:layer="layout" svg:width="0.019cm" svg:height="0.019cm" svg:x="22.203cm" svg:y="20.3cm" svg:viewBox="0 0 20 20" svg:d="M10 20c14 0 14-20 0-20-13 0-13 20 0 20z">
          <text:p/>
        </draw:path>
        <draw:path draw:style-name="gr1" draw:text-style-name="P1" draw:layer="layout" svg:width="0.019cm" svg:height="0.019cm" svg:x="22.703cm" svg:y="20.3cm" svg:viewBox="0 0 20 20" svg:d="M10 20c14 0 14-20 0-20-13 0-13 20 0 20z">
          <text:p/>
        </draw:path>
        <draw:path draw:style-name="gr1" draw:text-style-name="P1" draw:layer="layout" svg:width="0.019cm" svg:height="0.019cm" svg:x="23.203cm" svg:y="20.3cm" svg:viewBox="0 0 20 20" svg:d="M10 20c14 0 14-20 0-20-13 0-13 20 0 20z">
          <text:p/>
        </draw:path>
        <draw:path draw:style-name="gr1" draw:text-style-name="P1" draw:layer="layout" svg:width="0.019cm" svg:height="0.019cm" svg:x="23.703cm" svg:y="20.3cm" svg:viewBox="0 0 20 20" svg:d="M10 20c14 0 14-20 0-20-13 0-13 20 0 20z">
          <text:p/>
        </draw:path>
        <draw:path draw:style-name="gr1" draw:text-style-name="P1" draw:layer="layout" svg:width="0.019cm" svg:height="0.019cm" svg:x="24.203cm" svg:y="20.3cm" svg:viewBox="0 0 20 20" svg:d="M10 20c14 0 14-20 0-20-13 0-13 20 0 20z">
          <text:p/>
        </draw:path>
        <draw:path draw:style-name="gr1" draw:text-style-name="P1" draw:layer="layout" svg:width="0.019cm" svg:height="0.019cm" svg:x="24.704cm" svg:y="20.3cm" svg:viewBox="0 0 20 20" svg:d="M10 20c14 0 14-20 0-20-13 0-13 20 0 20z">
          <text:p/>
        </draw:path>
        <draw:path draw:style-name="gr1" draw:text-style-name="P1" draw:layer="layout" svg:width="0.019cm" svg:height="0.019cm" svg:x="25.204cm" svg:y="20.3cm" svg:viewBox="0 0 20 20" svg:d="M10 20c14 0 14-20 0-20-13 0-13 20 0 20z">
          <text:p/>
        </draw:path>
        <draw:path draw:style-name="gr1" draw:text-style-name="P1" draw:layer="layout" svg:width="0.019cm" svg:height="0.019cm" svg:x="25.704cm" svg:y="20.3cm" svg:viewBox="0 0 20 20" svg:d="M10 20c14 0 14-20 0-20-13 0-13 20 0 20z">
          <text:p/>
        </draw:path>
        <draw:path draw:style-name="gr1" draw:text-style-name="P1" draw:layer="layout" svg:width="0.019cm" svg:height="0.019cm" svg:x="26.204cm" svg:y="20.3cm" svg:viewBox="0 0 20 20" svg:d="M10 20c14 0 14-20 0-20-13 0-13 20 0 20z">
          <text:p/>
        </draw:path>
        <draw:path draw:style-name="gr1" draw:text-style-name="P1" draw:layer="layout" svg:width="0.019cm" svg:height="0.019cm" svg:x="26.704cm" svg:y="20.3cm" svg:viewBox="0 0 20 20" svg:d="M10 20c14 0 14-20 0-20-13 0-13 20 0 20z">
          <text:p/>
        </draw:path>
        <draw:path draw:style-name="gr1" draw:text-style-name="P1" draw:layer="layout" svg:width="0.019cm" svg:height="0.019cm" svg:x="27.204cm" svg:y="20.3cm" svg:viewBox="0 0 20 20" svg:d="M10 20c14 0 14-20 0-20-13 0-13 20 0 20z">
          <text:p/>
        </draw:path>
        <draw:path draw:style-name="gr1" draw:text-style-name="P1" draw:layer="layout" svg:width="0.019cm" svg:height="0.019cm" svg:x="0.703cm" svg:y="20.3cm" svg:viewBox="0 0 20 20" svg:d="M10 20c14 0 14-20 0-20-13 0-13 20 0 20z">
          <text:p/>
        </draw:path>
        <draw:path draw:style-name="gr1" draw:text-style-name="P1" draw:layer="layout" svg:width="0.019cm" svg:height="0.019cm" svg:x="1.203cm" svg:y="20.3cm" svg:viewBox="0 0 20 20" svg:d="M10 20c14 0 14-20 0-20-13 0-13 20 0 20z">
          <text:p/>
        </draw:path>
        <draw:path draw:style-name="gr1" draw:text-style-name="P1" draw:layer="layout" svg:width="0.019cm" svg:height="0.019cm" svg:x="1.703cm" svg:y="20.3cm" svg:viewBox="0 0 20 20" svg:d="M10 20c14 0 14-20 0-20-13 0-13 20 0 20z">
          <text:p/>
        </draw:path>
        <draw:path draw:style-name="gr1" draw:text-style-name="P1" draw:layer="layout" svg:width="0.019cm" svg:height="0.019cm" svg:x="2.203cm" svg:y="20.3cm" svg:viewBox="0 0 20 20" svg:d="M10 20c14 0 14-20 0-20-13 0-13 20 0 20z">
          <text:p/>
        </draw:path>
        <draw:path draw:style-name="gr1" draw:text-style-name="P1" draw:layer="layout" svg:width="0.019cm" svg:height="0.019cm" svg:x="2.703cm" svg:y="20.3cm" svg:viewBox="0 0 20 20" svg:d="M10 20c14 0 14-20 0-20-13 0-13 20 0 20z">
          <text:p/>
        </draw:path>
        <draw:path draw:style-name="gr1" draw:text-style-name="P1" draw:layer="layout" svg:width="0.019cm" svg:height="0.019cm" svg:x="3.203cm" svg:y="20.3cm" svg:viewBox="0 0 20 20" svg:d="M10 20c14 0 14-20 0-20-13 0-13 20 0 20z">
          <text:p/>
        </draw:path>
        <draw:path draw:style-name="gr1" draw:text-style-name="P1" draw:layer="layout" svg:width="0.019cm" svg:height="0.019cm" svg:x="3.703cm" svg:y="20.3cm" svg:viewBox="0 0 20 20" svg:d="M10 20c14 0 14-20 0-20-13 0-13 20 0 20z">
          <text:p/>
        </draw:path>
        <draw:path draw:style-name="gr1" draw:text-style-name="P1" draw:layer="layout" svg:width="0.019cm" svg:height="0.019cm" svg:x="4.203cm" svg:y="20.3cm" svg:viewBox="0 0 20 20" svg:d="M10 20c14 0 14-20 0-20-13 0-13 20 0 20z">
          <text:p/>
        </draw:path>
        <draw:path draw:style-name="gr1" draw:text-style-name="P1" draw:layer="layout" svg:width="0.019cm" svg:height="0.019cm" svg:x="4.703cm" svg:y="20.3cm" svg:viewBox="0 0 20 20" svg:d="M10 20c14 0 14-20 0-20-13 0-13 20 0 20z">
          <text:p/>
        </draw:path>
        <draw:path draw:style-name="gr1" draw:text-style-name="P1" draw:layer="layout" svg:width="0.019cm" svg:height="0.019cm" svg:x="5.203cm" svg:y="20.3cm" svg:viewBox="0 0 20 20" svg:d="M10 20c14 0 14-20 0-20-13 0-13 20 0 20z">
          <text:p/>
        </draw:path>
        <draw:path draw:style-name="gr1" draw:text-style-name="P1" draw:layer="layout" svg:width="0.019cm" svg:height="0.019cm" svg:x="5.703cm" svg:y="20.3cm" svg:viewBox="0 0 20 20" svg:d="M10 20c14 0 14-20 0-20-13 0-13 20 0 20z">
          <text:p/>
        </draw:path>
        <draw:path draw:style-name="gr1" draw:text-style-name="P1" draw:layer="layout" svg:width="0.019cm" svg:height="0.019cm" svg:x="6.203cm" svg:y="20.3cm" svg:viewBox="0 0 20 20" svg:d="M10 20c14 0 14-20 0-20-13 0-13 20 0 20z">
          <text:p/>
        </draw:path>
        <draw:path draw:style-name="gr1" draw:text-style-name="P1" draw:layer="layout" svg:width="0.019cm" svg:height="0.019cm" svg:x="6.703cm" svg:y="20.3cm" svg:viewBox="0 0 20 20" svg:d="M10 20c14 0 14-20 0-20-13 0-13 20 0 20z">
          <text:p/>
        </draw:path>
        <draw:path draw:style-name="gr1" draw:text-style-name="P1" draw:layer="layout" svg:width="0.019cm" svg:height="0.019cm" svg:x="7.203cm" svg:y="20.3cm" svg:viewBox="0 0 20 20" svg:d="M10 20c14 0 14-20 0-20-13 0-13 20 0 20z">
          <text:p/>
        </draw:path>
        <draw:path draw:style-name="gr1" draw:text-style-name="P1" draw:layer="layout" svg:width="0.019cm" svg:height="0.019cm" svg:x="7.703cm" svg:y="20.3cm" svg:viewBox="0 0 20 20" svg:d="M10 20c14 0 14-20 0-20-13 0-13 20 0 20z">
          <text:p/>
        </draw:path>
        <draw:path draw:style-name="gr1" draw:text-style-name="P1" draw:layer="layout" svg:width="0.019cm" svg:height="0.019cm" svg:x="8.203cm" svg:y="20.3cm" svg:viewBox="0 0 20 20" svg:d="M10 20c14 0 14-20 0-20-13 0-13 20 0 20z">
          <text:p/>
        </draw:path>
        <draw:path draw:style-name="gr1" draw:text-style-name="P1" draw:layer="layout" svg:width="0.019cm" svg:height="0.019cm" svg:x="8.704cm" svg:y="20.3cm" svg:viewBox="0 0 20 20" svg:d="M10 20c14 0 14-20 0-20-13 0-13 20 0 20z">
          <text:p/>
        </draw:path>
        <draw:path draw:style-name="gr1" draw:text-style-name="P1" draw:layer="layout" svg:width="0.019cm" svg:height="0.019cm" svg:x="9.204cm" svg:y="20.3cm" svg:viewBox="0 0 20 20" svg:d="M10 20c14 0 14-20 0-20-13 0-13 20 0 20z">
          <text:p/>
        </draw:path>
        <draw:path draw:style-name="gr1" draw:text-style-name="P1" draw:layer="layout" svg:width="0.019cm" svg:height="0.019cm" svg:x="9.704cm" svg:y="20.3cm" svg:viewBox="0 0 20 20" svg:d="M10 20c14 0 14-20 0-20-13 0-13 20 0 20z">
          <text:p/>
        </draw:path>
        <draw:path draw:style-name="gr1" draw:text-style-name="P1" draw:layer="layout" svg:width="0.019cm" svg:height="0.019cm" svg:x="10.204cm" svg:y="20.3cm" svg:viewBox="0 0 20 20" svg:d="M10 20c14 0 14-20 0-20-13 0-13 20 0 20z">
          <text:p/>
        </draw:path>
        <draw:path draw:style-name="gr1" draw:text-style-name="P1" draw:layer="layout" svg:width="0.019cm" svg:height="0.019cm" svg:x="10.704cm" svg:y="20.3cm" svg:viewBox="0 0 20 20" svg:d="M10 20c14 0 14-20 0-20-13 0-13 20 0 20z">
          <text:p/>
        </draw:path>
        <draw:path draw:style-name="gr1" draw:text-style-name="P1" draw:layer="layout" svg:width="0.019cm" svg:height="0.019cm" svg:x="11.204cm" svg:y="20.3cm" svg:viewBox="0 0 20 20" svg:d="M10 20c14 0 14-20 0-20-13 0-13 20 0 20z">
          <text:p/>
        </draw:path>
        <draw:path draw:style-name="gr1" draw:text-style-name="P1" draw:layer="layout" svg:width="0.019cm" svg:height="0.019cm" svg:x="11.704cm" svg:y="20.3cm" svg:viewBox="0 0 20 20" svg:d="M10 20c14 0 14-20 0-20-13 0-13 20 0 20z">
          <text:p/>
        </draw:path>
        <draw:path draw:style-name="gr1" draw:text-style-name="P1" draw:layer="layout" svg:width="0.019cm" svg:height="0.019cm" svg:x="12.204cm" svg:y="20.3cm" svg:viewBox="0 0 20 20" svg:d="M10 20c14 0 14-20 0-20-13 0-13 20 0 20z">
          <text:p/>
        </draw:path>
        <draw:path draw:style-name="gr1" draw:text-style-name="P1" draw:layer="layout" svg:width="0.019cm" svg:height="0.019cm" svg:x="12.704cm" svg:y="20.3cm" svg:viewBox="0 0 20 20" svg:d="M10 20c14 0 14-20 0-20-13 0-13 20 0 20z">
          <text:p/>
        </draw:path>
        <draw:path draw:style-name="gr1" draw:text-style-name="P1" draw:layer="layout" svg:width="0.019cm" svg:height="0.019cm" svg:x="13.204cm" svg:y="20.3cm" svg:viewBox="0 0 20 20" svg:d="M10 20c14 0 14-20 0-20-13 0-13 20 0 20z">
          <text:p/>
        </draw:path>
        <draw:path draw:style-name="gr1" draw:text-style-name="P1" draw:layer="layout" svg:width="0.019cm" svg:height="0.019cm" svg:x="13.704cm" svg:y="20.3cm" svg:viewBox="0 0 20 20" svg:d="M10 20c14 0 14-20 0-20-13 0-13 20 0 20z">
          <text:p/>
        </draw:path>
        <draw:path draw:style-name="gr1" draw:text-style-name="P1" draw:layer="layout" svg:width="0.019cm" svg:height="0.019cm" svg:x="14.204cm" svg:y="20.3cm" svg:viewBox="0 0 20 20" svg:d="M10 20c14 0 14-20 0-20-13 0-13 20 0 20z">
          <text:p/>
        </draw:path>
        <draw:path draw:style-name="gr1" draw:text-style-name="P1" draw:layer="layout" svg:width="0.019cm" svg:height="0.019cm" svg:x="14.704cm" svg:y="20.3cm" svg:viewBox="0 0 20 20" svg:d="M10 20c14 0 14-20 0-20-13 0-13 20 0 20z">
          <text:p/>
        </draw:path>
        <draw:path draw:style-name="gr1" draw:text-style-name="P1" draw:layer="layout" svg:width="0.019cm" svg:height="0.019cm" svg:x="15.204cm" svg:y="20.3cm" svg:viewBox="0 0 20 20" svg:d="M10 20c14 0 14-20 0-20-13 0-13 20 0 20z">
          <text:p/>
        </draw:path>
        <draw:path draw:style-name="gr1" draw:text-style-name="P1" draw:layer="layout" svg:width="0.019cm" svg:height="0.019cm" svg:x="15.704cm" svg:y="20.3cm" svg:viewBox="0 0 20 20" svg:d="M10 20c14 0 14-20 0-20-13 0-13 20 0 20z">
          <text:p/>
        </draw:path>
        <draw:path draw:style-name="gr1" draw:text-style-name="P1" draw:layer="layout" svg:width="0.019cm" svg:height="0.019cm" svg:x="16.204cm" svg:y="20.3cm" svg:viewBox="0 0 20 20" svg:d="M10 20c14 0 14-20 0-20-13 0-13 20 0 20z">
          <text:p/>
        </draw:path>
        <draw:path draw:style-name="gr1" draw:text-style-name="P1" draw:layer="layout" svg:width="0.019cm" svg:height="0.019cm" svg:x="0.704cm" svg:y="20.8cm" svg:viewBox="0 0 20 20" svg:d="M10 20c14 0 14-20 0-20-13 0-13 20 0 20z">
          <text:p/>
        </draw:path>
        <draw:path draw:style-name="gr1" draw:text-style-name="P1" draw:layer="layout" svg:width="0.019cm" svg:height="0.019cm" svg:x="1.204cm" svg:y="20.8cm" svg:viewBox="0 0 20 20" svg:d="M10 20c14 0 14-20 0-20-13 0-13 20 0 20z">
          <text:p/>
        </draw:path>
        <draw:path draw:style-name="gr1" draw:text-style-name="P1" draw:layer="layout" svg:width="0.019cm" svg:height="0.019cm" svg:x="1.704cm" svg:y="20.8cm" svg:viewBox="0 0 20 20" svg:d="M10 20c14 0 14-20 0-20-13 0-13 20 0 20z">
          <text:p/>
        </draw:path>
        <draw:path draw:style-name="gr1" draw:text-style-name="P1" draw:layer="layout" svg:width="0.019cm" svg:height="0.019cm" svg:x="2.204cm" svg:y="20.8cm" svg:viewBox="0 0 20 20" svg:d="M10 20c14 0 14-20 0-20-13 0-13 20 0 20z">
          <text:p/>
        </draw:path>
        <draw:path draw:style-name="gr1" draw:text-style-name="P1" draw:layer="layout" svg:width="0.019cm" svg:height="0.019cm" svg:x="2.704cm" svg:y="20.8cm" svg:viewBox="0 0 20 20" svg:d="M10 20c14 0 14-20 0-20-13 0-13 20 0 20z">
          <text:p/>
        </draw:path>
        <draw:path draw:style-name="gr1" draw:text-style-name="P1" draw:layer="layout" svg:width="0.019cm" svg:height="0.019cm" svg:x="3.204cm" svg:y="20.8cm" svg:viewBox="0 0 20 20" svg:d="M10 20c14 0 14-20 0-20-13 0-13 20 0 20z">
          <text:p/>
        </draw:path>
        <draw:path draw:style-name="gr1" draw:text-style-name="P1" draw:layer="layout" svg:width="0.019cm" svg:height="0.019cm" svg:x="3.704cm" svg:y="20.8cm" svg:viewBox="0 0 20 20" svg:d="M10 20c14 0 14-20 0-20-13 0-13 20 0 20z">
          <text:p/>
        </draw:path>
        <draw:path draw:style-name="gr1" draw:text-style-name="P1" draw:layer="layout" svg:width="0.019cm" svg:height="0.019cm" svg:x="4.204cm" svg:y="20.8cm" svg:viewBox="0 0 20 20" svg:d="M10 20c14 0 14-20 0-20-13 0-13 20 0 20z">
          <text:p/>
        </draw:path>
        <draw:path draw:style-name="gr1" draw:text-style-name="P1" draw:layer="layout" svg:width="0.019cm" svg:height="0.019cm" svg:x="4.704cm" svg:y="20.8cm" svg:viewBox="0 0 20 20" svg:d="M10 20c14 0 14-20 0-20-13 0-13 20 0 20z">
          <text:p/>
        </draw:path>
        <draw:path draw:style-name="gr1" draw:text-style-name="P1" draw:layer="layout" svg:width="0.019cm" svg:height="0.019cm" svg:x="5.204cm" svg:y="20.8cm" svg:viewBox="0 0 20 20" svg:d="M10 20c14 0 14-20 0-20-13 0-13 20 0 20z">
          <text:p/>
        </draw:path>
        <draw:path draw:style-name="gr1" draw:text-style-name="P1" draw:layer="layout" svg:width="0.019cm" svg:height="0.019cm" svg:x="5.704cm" svg:y="20.8cm" svg:viewBox="0 0 20 20" svg:d="M10 20c14 0 14-20 0-20-13 0-13 20 0 20z">
          <text:p/>
        </draw:path>
        <draw:path draw:style-name="gr1" draw:text-style-name="P1" draw:layer="layout" svg:width="0.019cm" svg:height="0.019cm" svg:x="6.204cm" svg:y="20.8cm" svg:viewBox="0 0 20 20" svg:d="M10 20c14 0 14-20 0-20-13 0-13 20 0 20z">
          <text:p/>
        </draw:path>
        <draw:path draw:style-name="gr1" draw:text-style-name="P1" draw:layer="layout" svg:width="0.019cm" svg:height="0.019cm" svg:x="6.704cm" svg:y="20.8cm" svg:viewBox="0 0 20 20" svg:d="M10 20c14 0 14-20 0-20-13 0-13 20 0 20z">
          <text:p/>
        </draw:path>
        <draw:path draw:style-name="gr1" draw:text-style-name="P1" draw:layer="layout" svg:width="0.019cm" svg:height="0.019cm" svg:x="7.204cm" svg:y="20.8cm" svg:viewBox="0 0 20 20" svg:d="M10 20c14 0 14-20 0-20-13 0-13 20 0 20z">
          <text:p/>
        </draw:path>
        <draw:path draw:style-name="gr1" draw:text-style-name="P1" draw:layer="layout" svg:width="0.019cm" svg:height="0.019cm" svg:x="7.704cm" svg:y="20.8cm" svg:viewBox="0 0 20 20" svg:d="M10 20c14 0 14-20 0-20-13 0-13 20 0 20z">
          <text:p/>
        </draw:path>
        <draw:path draw:style-name="gr1" draw:text-style-name="P1" draw:layer="layout" svg:width="0.019cm" svg:height="0.019cm" svg:x="8.204cm" svg:y="20.8cm" svg:viewBox="0 0 20 20" svg:d="M10 20c14 0 14-20 0-20-13 0-13 20 0 20z">
          <text:p/>
        </draw:path>
        <draw:path draw:style-name="gr1" draw:text-style-name="P1" draw:layer="layout" svg:width="0.019cm" svg:height="0.019cm" svg:x="8.705cm" svg:y="20.8cm" svg:viewBox="0 0 20 20" svg:d="M10 20c14 0 14-20 0-20-13 0-13 20 0 20z">
          <text:p/>
        </draw:path>
        <draw:path draw:style-name="gr1" draw:text-style-name="P1" draw:layer="layout" svg:width="0.019cm" svg:height="0.019cm" svg:x="9.205cm" svg:y="20.8cm" svg:viewBox="0 0 20 20" svg:d="M10 20c14 0 14-20 0-20-13 0-13 20 0 20z">
          <text:p/>
        </draw:path>
        <draw:path draw:style-name="gr1" draw:text-style-name="P1" draw:layer="layout" svg:width="0.019cm" svg:height="0.019cm" svg:x="9.705cm" svg:y="20.8cm" svg:viewBox="0 0 20 20" svg:d="M10 20c14 0 14-20 0-20-13 0-13 20 0 20z">
          <text:p/>
        </draw:path>
        <draw:path draw:style-name="gr1" draw:text-style-name="P1" draw:layer="layout" svg:width="0.019cm" svg:height="0.019cm" svg:x="10.205cm" svg:y="20.8cm" svg:viewBox="0 0 20 20" svg:d="M10 20c14 0 14-20 0-20-13 0-13 20 0 20z">
          <text:p/>
        </draw:path>
        <draw:path draw:style-name="gr1" draw:text-style-name="P1" draw:layer="layout" svg:width="0.019cm" svg:height="0.019cm" svg:x="10.705cm" svg:y="20.8cm" svg:viewBox="0 0 20 20" svg:d="M10 20c14 0 14-20 0-20-13 0-13 20 0 20z">
          <text:p/>
        </draw:path>
        <draw:path draw:style-name="gr1" draw:text-style-name="P1" draw:layer="layout" svg:width="0.019cm" svg:height="0.019cm" svg:x="11.205cm" svg:y="20.8cm" svg:viewBox="0 0 20 20" svg:d="M10 20c14 0 14-20 0-20-13 0-13 20 0 20z">
          <text:p/>
        </draw:path>
        <draw:path draw:style-name="gr1" draw:text-style-name="P1" draw:layer="layout" svg:width="0.019cm" svg:height="0.019cm" svg:x="11.705cm" svg:y="20.8cm" svg:viewBox="0 0 20 20" svg:d="M10 20c14 0 14-20 0-20-13 0-13 20 0 20z">
          <text:p/>
        </draw:path>
        <draw:path draw:style-name="gr1" draw:text-style-name="P1" draw:layer="layout" svg:width="0.019cm" svg:height="0.019cm" svg:x="12.205cm" svg:y="20.8cm" svg:viewBox="0 0 20 20" svg:d="M10 20c14 0 14-20 0-20-13 0-13 20 0 20z">
          <text:p/>
        </draw:path>
        <draw:path draw:style-name="gr1" draw:text-style-name="P1" draw:layer="layout" svg:width="0.019cm" svg:height="0.019cm" svg:x="12.705cm" svg:y="20.8cm" svg:viewBox="0 0 20 20" svg:d="M10 20c14 0 14-20 0-20-13 0-13 20 0 20z">
          <text:p/>
        </draw:path>
        <draw:path draw:style-name="gr1" draw:text-style-name="P1" draw:layer="layout" svg:width="0.019cm" svg:height="0.019cm" svg:x="13.205cm" svg:y="20.8cm" svg:viewBox="0 0 20 20" svg:d="M10 20c14 0 14-20 0-20-13 0-13 20 0 20z">
          <text:p/>
        </draw:path>
        <draw:path draw:style-name="gr1" draw:text-style-name="P1" draw:layer="layout" svg:width="0.019cm" svg:height="0.019cm" svg:x="13.705cm" svg:y="20.8cm" svg:viewBox="0 0 20 20" svg:d="M10 20c14 0 14-20 0-20-13 0-13 20 0 20z">
          <text:p/>
        </draw:path>
        <draw:path draw:style-name="gr1" draw:text-style-name="P1" draw:layer="layout" svg:width="0.019cm" svg:height="0.019cm" svg:x="14.205cm" svg:y="20.8cm" svg:viewBox="0 0 20 20" svg:d="M10 20c14 0 14-20 0-20-13 0-13 20 0 20z">
          <text:p/>
        </draw:path>
        <draw:path draw:style-name="gr1" draw:text-style-name="P1" draw:layer="layout" svg:width="0.019cm" svg:height="0.019cm" svg:x="14.705cm" svg:y="20.8cm" svg:viewBox="0 0 20 20" svg:d="M10 20c14 0 14-20 0-20-13 0-13 20 0 20z">
          <text:p/>
        </draw:path>
        <draw:path draw:style-name="gr1" draw:text-style-name="P1" draw:layer="layout" svg:width="0.019cm" svg:height="0.019cm" svg:x="15.205cm" svg:y="20.8cm" svg:viewBox="0 0 20 20" svg:d="M10 20c14 0 14-20 0-20-13 0-13 20 0 20z">
          <text:p/>
        </draw:path>
        <draw:path draw:style-name="gr1" draw:text-style-name="P1" draw:layer="layout" svg:width="0.019cm" svg:height="0.019cm" svg:x="15.705cm" svg:y="20.8cm" svg:viewBox="0 0 20 20" svg:d="M10 20c14 0 14-20 0-20-13 0-13 20 0 20z">
          <text:p/>
        </draw:path>
        <draw:path draw:style-name="gr1" draw:text-style-name="P1" draw:layer="layout" svg:width="0.019cm" svg:height="0.019cm" svg:x="16.205cm" svg:y="20.8cm" svg:viewBox="0 0 20 20" svg:d="M10 20c14 0 14-20 0-20-13 0-13 20 0 20z">
          <text:p/>
        </draw:path>
        <draw:path draw:style-name="gr1" draw:text-style-name="P1" draw:layer="layout" svg:width="0.019cm" svg:height="0.019cm" svg:x="16.704cm" svg:y="20.8cm" svg:viewBox="0 0 20 20" svg:d="M10 20c14 0 14-20 0-20-13 0-13 20 0 20z">
          <text:p/>
        </draw:path>
        <draw:path draw:style-name="gr1" draw:text-style-name="P1" draw:layer="layout" svg:width="0.019cm" svg:height="0.019cm" svg:x="17.204cm" svg:y="20.8cm" svg:viewBox="0 0 20 20" svg:d="M10 20c14 0 14-20 0-20-13 0-13 20 0 20z">
          <text:p/>
        </draw:path>
        <draw:path draw:style-name="gr1" draw:text-style-name="P1" draw:layer="layout" svg:width="0.019cm" svg:height="0.019cm" svg:x="17.704cm" svg:y="20.8cm" svg:viewBox="0 0 20 20" svg:d="M10 20c14 0 14-20 0-20-13 0-13 20 0 20z">
          <text:p/>
        </draw:path>
        <draw:path draw:style-name="gr1" draw:text-style-name="P1" draw:layer="layout" svg:width="0.019cm" svg:height="0.019cm" svg:x="18.204cm" svg:y="20.8cm" svg:viewBox="0 0 20 20" svg:d="M10 20c14 0 14-20 0-20-13 0-13 20 0 20z">
          <text:p/>
        </draw:path>
        <draw:path draw:style-name="gr1" draw:text-style-name="P1" draw:layer="layout" svg:width="0.019cm" svg:height="0.019cm" svg:x="18.704cm" svg:y="20.8cm" svg:viewBox="0 0 20 20" svg:d="M10 20c14 0 14-20 0-20-13 0-13 20 0 20z">
          <text:p/>
        </draw:path>
        <draw:path draw:style-name="gr1" draw:text-style-name="P1" draw:layer="layout" svg:width="0.019cm" svg:height="0.019cm" svg:x="19.204cm" svg:y="20.8cm" svg:viewBox="0 0 20 20" svg:d="M10 20c14 0 14-20 0-20-13 0-13 20 0 20z">
          <text:p/>
        </draw:path>
        <draw:path draw:style-name="gr1" draw:text-style-name="P1" draw:layer="layout" svg:width="0.019cm" svg:height="0.019cm" svg:x="19.704cm" svg:y="20.8cm" svg:viewBox="0 0 20 20" svg:d="M10 20c14 0 14-20 0-20-13 0-13 20 0 20z">
          <text:p/>
        </draw:path>
        <draw:path draw:style-name="gr1" draw:text-style-name="P1" draw:layer="layout" svg:width="0.019cm" svg:height="0.019cm" svg:x="20.204cm" svg:y="20.8cm" svg:viewBox="0 0 20 20" svg:d="M10 20c14 0 14-20 0-20-13 0-13 20 0 20z">
          <text:p/>
        </draw:path>
        <draw:path draw:style-name="gr1" draw:text-style-name="P1" draw:layer="layout" svg:width="0.019cm" svg:height="0.019cm" svg:x="20.704cm" svg:y="20.8cm" svg:viewBox="0 0 20 20" svg:d="M10 20c14 0 14-20 0-20-13 0-13 20 0 20z">
          <text:p/>
        </draw:path>
        <draw:path draw:style-name="gr1" draw:text-style-name="P1" draw:layer="layout" svg:width="0.019cm" svg:height="0.019cm" svg:x="21.204cm" svg:y="20.8cm" svg:viewBox="0 0 20 20" svg:d="M10 20c14 0 14-20 0-20-13 0-13 20 0 20z">
          <text:p/>
        </draw:path>
        <draw:path draw:style-name="gr1" draw:text-style-name="P1" draw:layer="layout" svg:width="0.019cm" svg:height="0.019cm" svg:x="21.704cm" svg:y="20.8cm" svg:viewBox="0 0 20 20" svg:d="M10 20c14 0 14-20 0-20-13 0-13 20 0 20z">
          <text:p/>
        </draw:path>
        <draw:path draw:style-name="gr1" draw:text-style-name="P1" draw:layer="layout" svg:width="0.019cm" svg:height="0.019cm" svg:x="22.204cm" svg:y="20.8cm" svg:viewBox="0 0 20 20" svg:d="M10 20c14 0 14-20 0-20-13 0-13 20 0 20z">
          <text:p/>
        </draw:path>
        <draw:path draw:style-name="gr1" draw:text-style-name="P1" draw:layer="layout" svg:width="0.019cm" svg:height="0.019cm" svg:x="22.704cm" svg:y="20.8cm" svg:viewBox="0 0 20 20" svg:d="M10 20c14 0 14-20 0-20-13 0-13 20 0 20z">
          <text:p/>
        </draw:path>
        <draw:path draw:style-name="gr1" draw:text-style-name="P1" draw:layer="layout" svg:width="0.019cm" svg:height="0.019cm" svg:x="23.204cm" svg:y="20.8cm" svg:viewBox="0 0 20 20" svg:d="M10 20c14 0 14-20 0-20-13 0-13 20 0 20z">
          <text:p/>
        </draw:path>
        <draw:path draw:style-name="gr1" draw:text-style-name="P1" draw:layer="layout" svg:width="0.019cm" svg:height="0.019cm" svg:x="23.704cm" svg:y="20.8cm" svg:viewBox="0 0 20 20" svg:d="M10 20c14 0 14-20 0-20-13 0-13 20 0 20z">
          <text:p/>
        </draw:path>
        <draw:path draw:style-name="gr1" draw:text-style-name="P1" draw:layer="layout" svg:width="0.019cm" svg:height="0.019cm" svg:x="24.204cm" svg:y="20.8cm" svg:viewBox="0 0 20 20" svg:d="M10 20c14 0 14-20 0-20-13 0-13 20 0 20z">
          <text:p/>
        </draw:path>
        <draw:path draw:style-name="gr1" draw:text-style-name="P1" draw:layer="layout" svg:width="0.019cm" svg:height="0.019cm" svg:x="24.705cm" svg:y="20.8cm" svg:viewBox="0 0 20 20" svg:d="M10 20c14 0 14-20 0-20-13 0-13 20 0 20z">
          <text:p/>
        </draw:path>
        <draw:path draw:style-name="gr1" draw:text-style-name="P1" draw:layer="layout" svg:width="0.019cm" svg:height="0.019cm" svg:x="25.205cm" svg:y="20.8cm" svg:viewBox="0 0 20 20" svg:d="M10 20c14 0 14-20 0-20-13 0-13 20 0 20z">
          <text:p/>
        </draw:path>
        <draw:path draw:style-name="gr1" draw:text-style-name="P1" draw:layer="layout" svg:width="0.019cm" svg:height="0.019cm" svg:x="25.705cm" svg:y="20.8cm" svg:viewBox="0 0 20 20" svg:d="M10 20c14 0 14-20 0-20-13 0-13 20 0 20z">
          <text:p/>
        </draw:path>
        <draw:path draw:style-name="gr1" draw:text-style-name="P1" draw:layer="layout" svg:width="0.019cm" svg:height="0.019cm" svg:x="26.205cm" svg:y="20.8cm" svg:viewBox="0 0 20 20" svg:d="M10 20c14 0 14-20 0-20-13 0-13 20 0 20z">
          <text:p/>
        </draw:path>
        <draw:path draw:style-name="gr1" draw:text-style-name="P1" draw:layer="layout" svg:width="0.019cm" svg:height="0.019cm" svg:x="26.705cm" svg:y="20.8cm" svg:viewBox="0 0 20 20" svg:d="M10 20c14 0 14-20 0-20-13 0-13 20 0 20z">
          <text:p/>
        </draw:path>
        <draw:path draw:style-name="gr1" draw:text-style-name="P1" draw:layer="layout" svg:width="0.019cm" svg:height="0.019cm" svg:x="27.205cm" svg:y="20.8cm" svg:viewBox="0 0 20 20" svg:d="M10 20c14 0 14-20 0-20-13 0-13 20 0 20z">
          <text:p/>
        </draw:path>
        <draw:path draw:style-name="gr1" draw:text-style-name="P1" draw:layer="layout" svg:width="0.019cm" svg:height="0.019cm" svg:x="0.704cm" svg:y="20.8cm" svg:viewBox="0 0 20 20" svg:d="M10 20c14 0 14-20 0-20-13 0-13 20 0 20z">
          <text:p/>
        </draw:path>
        <draw:path draw:style-name="gr1" draw:text-style-name="P1" draw:layer="layout" svg:width="0.019cm" svg:height="0.019cm" svg:x="1.204cm" svg:y="20.8cm" svg:viewBox="0 0 20 20" svg:d="M10 20c14 0 14-20 0-20-13 0-13 20 0 20z">
          <text:p/>
        </draw:path>
        <draw:path draw:style-name="gr1" draw:text-style-name="P1" draw:layer="layout" svg:width="0.019cm" svg:height="0.019cm" svg:x="1.704cm" svg:y="20.8cm" svg:viewBox="0 0 20 20" svg:d="M10 20c14 0 14-20 0-20-13 0-13 20 0 20z">
          <text:p/>
        </draw:path>
        <draw:path draw:style-name="gr1" draw:text-style-name="P1" draw:layer="layout" svg:width="0.019cm" svg:height="0.019cm" svg:x="2.204cm" svg:y="20.8cm" svg:viewBox="0 0 20 20" svg:d="M10 20c14 0 14-20 0-20-13 0-13 20 0 20z">
          <text:p/>
        </draw:path>
        <draw:path draw:style-name="gr1" draw:text-style-name="P1" draw:layer="layout" svg:width="0.019cm" svg:height="0.019cm" svg:x="2.704cm" svg:y="20.8cm" svg:viewBox="0 0 20 20" svg:d="M10 20c14 0 14-20 0-20-13 0-13 20 0 20z">
          <text:p/>
        </draw:path>
        <draw:path draw:style-name="gr1" draw:text-style-name="P1" draw:layer="layout" svg:width="0.019cm" svg:height="0.019cm" svg:x="3.204cm" svg:y="20.8cm" svg:viewBox="0 0 20 20" svg:d="M10 20c14 0 14-20 0-20-13 0-13 20 0 20z">
          <text:p/>
        </draw:path>
        <draw:path draw:style-name="gr1" draw:text-style-name="P1" draw:layer="layout" svg:width="0.019cm" svg:height="0.019cm" svg:x="3.704cm" svg:y="20.8cm" svg:viewBox="0 0 20 20" svg:d="M10 20c14 0 14-20 0-20-13 0-13 20 0 20z">
          <text:p/>
        </draw:path>
        <draw:path draw:style-name="gr1" draw:text-style-name="P1" draw:layer="layout" svg:width="0.019cm" svg:height="0.019cm" svg:x="4.204cm" svg:y="20.8cm" svg:viewBox="0 0 20 20" svg:d="M10 20c14 0 14-20 0-20-13 0-13 20 0 20z">
          <text:p/>
        </draw:path>
        <draw:path draw:style-name="gr1" draw:text-style-name="P1" draw:layer="layout" svg:width="0.019cm" svg:height="0.019cm" svg:x="4.704cm" svg:y="20.8cm" svg:viewBox="0 0 20 20" svg:d="M10 20c14 0 14-20 0-20-13 0-13 20 0 20z">
          <text:p/>
        </draw:path>
        <draw:path draw:style-name="gr1" draw:text-style-name="P1" draw:layer="layout" svg:width="0.019cm" svg:height="0.019cm" svg:x="5.204cm" svg:y="20.8cm" svg:viewBox="0 0 20 20" svg:d="M10 20c14 0 14-20 0-20-13 0-13 20 0 20z">
          <text:p/>
        </draw:path>
        <draw:path draw:style-name="gr1" draw:text-style-name="P1" draw:layer="layout" svg:width="0.019cm" svg:height="0.019cm" svg:x="5.704cm" svg:y="20.8cm" svg:viewBox="0 0 20 20" svg:d="M10 20c14 0 14-20 0-20-13 0-13 20 0 20z">
          <text:p/>
        </draw:path>
        <draw:path draw:style-name="gr1" draw:text-style-name="P1" draw:layer="layout" svg:width="0.019cm" svg:height="0.019cm" svg:x="6.204cm" svg:y="20.8cm" svg:viewBox="0 0 20 20" svg:d="M10 20c14 0 14-20 0-20-13 0-13 20 0 20z">
          <text:p/>
        </draw:path>
        <draw:path draw:style-name="gr1" draw:text-style-name="P1" draw:layer="layout" svg:width="0.019cm" svg:height="0.019cm" svg:x="6.704cm" svg:y="20.8cm" svg:viewBox="0 0 20 20" svg:d="M10 20c14 0 14-20 0-20-13 0-13 20 0 20z">
          <text:p/>
        </draw:path>
        <draw:path draw:style-name="gr1" draw:text-style-name="P1" draw:layer="layout" svg:width="0.019cm" svg:height="0.019cm" svg:x="7.204cm" svg:y="20.8cm" svg:viewBox="0 0 20 20" svg:d="M10 20c14 0 14-20 0-20-13 0-13 20 0 20z">
          <text:p/>
        </draw:path>
        <draw:path draw:style-name="gr1" draw:text-style-name="P1" draw:layer="layout" svg:width="0.019cm" svg:height="0.019cm" svg:x="7.704cm" svg:y="20.8cm" svg:viewBox="0 0 20 20" svg:d="M10 20c14 0 14-20 0-20-13 0-13 20 0 20z">
          <text:p/>
        </draw:path>
        <draw:path draw:style-name="gr1" draw:text-style-name="P1" draw:layer="layout" svg:width="0.019cm" svg:height="0.019cm" svg:x="8.204cm" svg:y="20.8cm" svg:viewBox="0 0 20 20" svg:d="M10 20c14 0 14-20 0-20-13 0-13 20 0 20z">
          <text:p/>
        </draw:path>
        <draw:path draw:style-name="gr1" draw:text-style-name="P1" draw:layer="layout" svg:width="0.019cm" svg:height="0.019cm" svg:x="8.705cm" svg:y="20.8cm" svg:viewBox="0 0 20 20" svg:d="M10 20c14 0 14-20 0-20-13 0-13 20 0 20z">
          <text:p/>
        </draw:path>
        <draw:path draw:style-name="gr1" draw:text-style-name="P1" draw:layer="layout" svg:width="0.019cm" svg:height="0.019cm" svg:x="9.205cm" svg:y="20.8cm" svg:viewBox="0 0 20 20" svg:d="M10 20c14 0 14-20 0-20-13 0-13 20 0 20z">
          <text:p/>
        </draw:path>
        <draw:path draw:style-name="gr1" draw:text-style-name="P1" draw:layer="layout" svg:width="0.019cm" svg:height="0.019cm" svg:x="9.705cm" svg:y="20.8cm" svg:viewBox="0 0 20 20" svg:d="M10 20c14 0 14-20 0-20-13 0-13 20 0 20z">
          <text:p/>
        </draw:path>
        <draw:path draw:style-name="gr1" draw:text-style-name="P1" draw:layer="layout" svg:width="0.019cm" svg:height="0.019cm" svg:x="10.205cm" svg:y="20.8cm" svg:viewBox="0 0 20 20" svg:d="M10 20c14 0 14-20 0-20-13 0-13 20 0 20z">
          <text:p/>
        </draw:path>
        <draw:path draw:style-name="gr1" draw:text-style-name="P1" draw:layer="layout" svg:width="0.019cm" svg:height="0.019cm" svg:x="10.705cm" svg:y="20.8cm" svg:viewBox="0 0 20 20" svg:d="M10 20c14 0 14-20 0-20-13 0-13 20 0 20z">
          <text:p/>
        </draw:path>
        <draw:path draw:style-name="gr1" draw:text-style-name="P1" draw:layer="layout" svg:width="0.019cm" svg:height="0.019cm" svg:x="11.205cm" svg:y="20.8cm" svg:viewBox="0 0 20 20" svg:d="M10 20c14 0 14-20 0-20-13 0-13 20 0 20z">
          <text:p/>
        </draw:path>
        <draw:path draw:style-name="gr1" draw:text-style-name="P1" draw:layer="layout" svg:width="0.019cm" svg:height="0.019cm" svg:x="11.705cm" svg:y="20.8cm" svg:viewBox="0 0 20 20" svg:d="M10 20c14 0 14-20 0-20-13 0-13 20 0 20z">
          <text:p/>
        </draw:path>
        <draw:path draw:style-name="gr1" draw:text-style-name="P1" draw:layer="layout" svg:width="0.019cm" svg:height="0.019cm" svg:x="12.205cm" svg:y="20.8cm" svg:viewBox="0 0 20 20" svg:d="M10 20c14 0 14-20 0-20-13 0-13 20 0 20z">
          <text:p/>
        </draw:path>
        <draw:path draw:style-name="gr1" draw:text-style-name="P1" draw:layer="layout" svg:width="0.019cm" svg:height="0.019cm" svg:x="12.705cm" svg:y="20.8cm" svg:viewBox="0 0 20 20" svg:d="M10 20c14 0 14-20 0-20-13 0-13 20 0 20z">
          <text:p/>
        </draw:path>
        <draw:path draw:style-name="gr1" draw:text-style-name="P1" draw:layer="layout" svg:width="0.019cm" svg:height="0.019cm" svg:x="13.205cm" svg:y="20.8cm" svg:viewBox="0 0 20 20" svg:d="M10 20c14 0 14-20 0-20-13 0-13 20 0 20z">
          <text:p/>
        </draw:path>
        <draw:path draw:style-name="gr1" draw:text-style-name="P1" draw:layer="layout" svg:width="0.019cm" svg:height="0.019cm" svg:x="13.705cm" svg:y="20.8cm" svg:viewBox="0 0 20 20" svg:d="M10 20c14 0 14-20 0-20-13 0-13 20 0 20z">
          <text:p/>
        </draw:path>
        <draw:path draw:style-name="gr1" draw:text-style-name="P1" draw:layer="layout" svg:width="0.019cm" svg:height="0.019cm" svg:x="14.205cm" svg:y="20.8cm" svg:viewBox="0 0 20 20" svg:d="M10 20c14 0 14-20 0-20-13 0-13 20 0 20z">
          <text:p/>
        </draw:path>
        <draw:path draw:style-name="gr1" draw:text-style-name="P1" draw:layer="layout" svg:width="0.019cm" svg:height="0.019cm" svg:x="14.705cm" svg:y="20.8cm" svg:viewBox="0 0 20 20" svg:d="M10 20c14 0 14-20 0-20-13 0-13 20 0 20z">
          <text:p/>
        </draw:path>
        <draw:path draw:style-name="gr1" draw:text-style-name="P1" draw:layer="layout" svg:width="0.019cm" svg:height="0.019cm" svg:x="15.205cm" svg:y="20.8cm" svg:viewBox="0 0 20 20" svg:d="M10 20c14 0 14-20 0-20-13 0-13 20 0 20z">
          <text:p/>
        </draw:path>
        <draw:path draw:style-name="gr1" draw:text-style-name="P1" draw:layer="layout" svg:width="0.019cm" svg:height="0.019cm" svg:x="15.705cm" svg:y="20.8cm" svg:viewBox="0 0 20 20" svg:d="M10 20c14 0 14-20 0-20-13 0-13 20 0 20z">
          <text:p/>
        </draw:path>
        <draw:path draw:style-name="gr1" draw:text-style-name="P1" draw:layer="layout" svg:width="0.019cm" svg:height="0.019cm" svg:x="16.205cm" svg:y="20.8cm" svg:viewBox="0 0 20 20" svg:d="M10 20c14 0 14-20 0-20-13 0-13 20 0 20z">
          <text:p/>
        </draw:path>
        <draw:path draw:style-name="gr1" draw:text-style-name="P1" draw:layer="layout" svg:width="0.019cm" svg:height="0.019cm" svg:x="13.706cm" svg:y="9.3cm" svg:viewBox="0 0 20 20" svg:d="M10 20c14 0 14-20 0-20-13 0-13 20 0 20z">
          <text:p/>
        </draw:path>
        <draw:path draw:style-name="gr1" draw:text-style-name="P1" draw:layer="layout" svg:width="0.019cm" svg:height="0.019cm" svg:x="14.206cm" svg:y="9.3cm" svg:viewBox="0 0 20 20" svg:d="M10 20c14 0 14-20 0-20-13 0-13 20 0 20z">
          <text:p/>
        </draw:path>
        <draw:path draw:style-name="gr1" draw:text-style-name="P1" draw:layer="layout" svg:width="0.019cm" svg:height="0.019cm" svg:x="13.706cm" svg:y="9.3cm" svg:viewBox="0 0 20 20" svg:d="M10 20c14 0 14-20 0-20-13 0-13 20 0 20z">
          <text:p/>
        </draw:path>
        <draw:path draw:style-name="gr1" draw:text-style-name="P1" draw:layer="layout" svg:width="0.019cm" svg:height="0.019cm" svg:x="14.206cm" svg:y="9.3cm" svg:viewBox="0 0 20 20" svg:d="M10 20c14 0 14-20 0-20-13 0-13 20 0 20z">
          <text:p/>
        </draw:path>
        <draw:path draw:style-name="gr1" draw:text-style-name="P1" draw:layer="layout" svg:width="0.019cm" svg:height="0.019cm" svg:x="13.703cm" svg:y="9.8cm" svg:viewBox="0 0 20 20" svg:d="M10 20c14 0 14-20 0-20-13 0-13 20 0 20z">
          <text:p/>
        </draw:path>
        <draw:path draw:style-name="gr1" draw:text-style-name="P1" draw:layer="layout" svg:width="0.019cm" svg:height="0.019cm" svg:x="14.203cm" svg:y="9.8cm" svg:viewBox="0 0 20 20" svg:d="M10 20c14 0 14-20 0-20-13 0-13 20 0 20z">
          <text:p/>
        </draw:path>
        <draw:path draw:style-name="gr1" draw:text-style-name="P1" draw:layer="layout" svg:width="0.019cm" svg:height="0.019cm" svg:x="13.703cm" svg:y="9.8cm" svg:viewBox="0 0 20 20" svg:d="M10 20c14 0 14-20 0-20-13 0-13 20 0 20z">
          <text:p/>
        </draw:path>
        <draw:path draw:style-name="gr1" draw:text-style-name="P1" draw:layer="layout" svg:width="0.019cm" svg:height="0.019cm" svg:x="14.203cm" svg:y="9.8cm" svg:viewBox="0 0 20 20" svg:d="M10 20c14 0 14-20 0-20-13 0-13 20 0 20z">
          <text:p/>
        </draw:path>
        <draw:path draw:style-name="gr1" draw:text-style-name="P1" draw:layer="layout" svg:width="0.019cm" svg:height="0.019cm" svg:x="13.704cm" svg:y="10.3cm" svg:viewBox="0 0 20 20" svg:d="M10 20c14 0 14-20 0-20-13 0-13 20 0 20z">
          <text:p/>
        </draw:path>
        <draw:path draw:style-name="gr1" draw:text-style-name="P1" draw:layer="layout" svg:width="0.019cm" svg:height="0.019cm" svg:x="14.204cm" svg:y="10.3cm" svg:viewBox="0 0 20 20" svg:d="M10 20c14 0 14-20 0-20-13 0-13 20 0 20z">
          <text:p/>
        </draw:path>
        <draw:path draw:style-name="gr1" draw:text-style-name="P1" draw:layer="layout" svg:width="0.019cm" svg:height="0.019cm" svg:x="13.704cm" svg:y="10.3cm" svg:viewBox="0 0 20 20" svg:d="M10 20c14 0 14-20 0-20-13 0-13 20 0 20z">
          <text:p/>
        </draw:path>
        <draw:path draw:style-name="gr1" draw:text-style-name="P1" draw:layer="layout" svg:width="0.019cm" svg:height="0.019cm" svg:x="14.204cm" svg:y="10.3cm" svg:viewBox="0 0 20 20" svg:d="M10 20c14 0 14-20 0-20-13 0-13 20 0 20z">
          <text:p/>
        </draw:path>
        <draw:path draw:style-name="gr1" draw:text-style-name="P1" draw:layer="layout" svg:width="0.019cm" svg:height="0.019cm" svg:x="13.201cm" svg:y="9.8cm" svg:viewBox="0 0 20 20" svg:d="M10 20c14 0 14-20 0-20-13 0-13 20 0 20z">
          <text:p/>
        </draw:path>
        <draw:path draw:style-name="gr1" draw:text-style-name="P1" draw:layer="layout" svg:width="0.019cm" svg:height="0.019cm" svg:x="13.201cm" svg:y="9.8cm" svg:viewBox="0 0 20 20" svg:d="M10 20c14 0 14-20 0-20-13 0-13 20 0 20z">
          <text:p/>
        </draw:path>
        <draw:path draw:style-name="gr1" draw:text-style-name="P1" draw:layer="layout" svg:width="0.019cm" svg:height="0.019cm" svg:x="13.2cm" svg:y="10.3cm" svg:viewBox="0 0 20 20" svg:d="M10 20c14 0 14-20 0-20-13 0-13 20 0 20z">
          <text:p/>
        </draw:path>
        <draw:path draw:style-name="gr1" draw:text-style-name="P1" draw:layer="layout" svg:width="0.019cm" svg:height="0.019cm" svg:x="13.2cm" svg:y="10.3cm" svg:viewBox="0 0 20 20" svg:d="M10 20c14 0 14-20 0-20-13 0-13 20 0 20z">
          <text:p/>
        </draw:path>
        <draw:path draw:style-name="gr1" draw:text-style-name="P1" draw:layer="layout" svg:width="0.019cm" svg:height="0.019cm" svg:x="13.203cm" svg:y="9.3cm" svg:viewBox="0 0 20 20" svg:d="M10 20c14 0 14-20 0-20-13 0-13 20 0 20z">
          <text:p/>
        </draw:path>
        <draw:path draw:style-name="gr1" draw:text-style-name="P1" draw:layer="layout" svg:width="0.019cm" svg:height="0.019cm" svg:x="13.203cm" svg:y="9.3cm" svg:viewBox="0 0 20 20" svg:d="M10 20c14 0 14-20 0-20-13 0-13 20 0 20z">
          <text:p/>
        </draw:path>
      </draw:page>
      <draw:page draw:name="page2" draw:style-name="dp1" draw:master-page-name="master-page3">
        <draw:path draw:style-name="gr1" draw:text-style-name="P1" draw:layer="layout" svg:width="0.019cm" svg:height="0.019cm" svg:x="0.7cm" svg:y="0.8cm" svg:viewBox="0 0 20 20" svg:d="M10 20c14 0 14-20 0-20-13 0-13 20 0 20z">
          <text:p/>
        </draw:path>
        <draw:path draw:style-name="gr1" draw:text-style-name="P1" draw:layer="layout" svg:width="0.019cm" svg:height="0.019cm" svg:x="1.2cm" svg:y="0.8cm" svg:viewBox="0 0 20 20" svg:d="M10 20c14 0 14-20 0-20-13 0-13 20 0 20z">
          <text:p/>
        </draw:path>
        <draw:path draw:style-name="gr1" draw:text-style-name="P1" draw:layer="layout" svg:width="0.019cm" svg:height="0.019cm" svg:x="1.7cm" svg:y="0.8cm" svg:viewBox="0 0 20 20" svg:d="M10 20c14 0 14-20 0-20-13 0-13 20 0 20z">
          <text:p/>
        </draw:path>
        <draw:path draw:style-name="gr1" draw:text-style-name="P1" draw:layer="layout" svg:width="0.019cm" svg:height="0.019cm" svg:x="2.2cm" svg:y="0.8cm" svg:viewBox="0 0 20 20" svg:d="M10 20c14 0 14-20 0-20-13 0-13 20 0 20z">
          <text:p/>
        </draw:path>
        <draw:path draw:style-name="gr1" draw:text-style-name="P1" draw:layer="layout" svg:width="0.019cm" svg:height="0.019cm" svg:x="2.7cm" svg:y="0.8cm" svg:viewBox="0 0 20 20" svg:d="M10 20c14 0 14-20 0-20-13 0-13 20 0 20z">
          <text:p/>
        </draw:path>
        <draw:path draw:style-name="gr1" draw:text-style-name="P1" draw:layer="layout" svg:width="0.019cm" svg:height="0.019cm" svg:x="3.2cm" svg:y="0.8cm" svg:viewBox="0 0 20 20" svg:d="M10 20c14 0 14-20 0-20-13 0-13 20 0 20z">
          <text:p/>
        </draw:path>
        <draw:path draw:style-name="gr1" draw:text-style-name="P1" draw:layer="layout" svg:width="0.019cm" svg:height="0.019cm" svg:x="3.7cm" svg:y="0.8cm" svg:viewBox="0 0 20 20" svg:d="M10 20c14 0 14-20 0-20-13 0-13 20 0 20z">
          <text:p/>
        </draw:path>
        <draw:path draw:style-name="gr1" draw:text-style-name="P1" draw:layer="layout" svg:width="0.019cm" svg:height="0.019cm" svg:x="4.2cm" svg:y="0.8cm" svg:viewBox="0 0 20 20" svg:d="M10 20c14 0 14-20 0-20-13 0-13 20 0 20z">
          <text:p/>
        </draw:path>
        <draw:path draw:style-name="gr1" draw:text-style-name="P1" draw:layer="layout" svg:width="0.019cm" svg:height="0.019cm" svg:x="4.7cm" svg:y="0.8cm" svg:viewBox="0 0 20 20" svg:d="M10 20c14 0 14-20 0-20-13 0-13 20 0 20z">
          <text:p/>
        </draw:path>
        <draw:path draw:style-name="gr1" draw:text-style-name="P1" draw:layer="layout" svg:width="0.019cm" svg:height="0.019cm" svg:x="5.2cm" svg:y="0.8cm" svg:viewBox="0 0 20 20" svg:d="M10 20c14 0 14-20 0-20-13 0-13 20 0 20z">
          <text:p/>
        </draw:path>
        <draw:path draw:style-name="gr1" draw:text-style-name="P1" draw:layer="layout" svg:width="0.019cm" svg:height="0.019cm" svg:x="5.7cm" svg:y="0.8cm" svg:viewBox="0 0 20 20" svg:d="M10 20c14 0 14-20 0-20-13 0-13 20 0 20z">
          <text:p/>
        </draw:path>
        <draw:path draw:style-name="gr1" draw:text-style-name="P1" draw:layer="layout" svg:width="0.019cm" svg:height="0.019cm" svg:x="6.2cm" svg:y="0.8cm" svg:viewBox="0 0 20 20" svg:d="M10 20c14 0 14-20 0-20-13 0-13 20 0 20z">
          <text:p/>
        </draw:path>
        <draw:path draw:style-name="gr1" draw:text-style-name="P1" draw:layer="layout" svg:width="0.019cm" svg:height="0.019cm" svg:x="6.7cm" svg:y="0.8cm" svg:viewBox="0 0 20 20" svg:d="M10 20c14 0 14-20 0-20-13 0-13 20 0 20z">
          <text:p/>
        </draw:path>
        <draw:path draw:style-name="gr1" draw:text-style-name="P1" draw:layer="layout" svg:width="0.019cm" svg:height="0.019cm" svg:x="7.2cm" svg:y="0.8cm" svg:viewBox="0 0 20 20" svg:d="M10 20c14 0 14-20 0-20-13 0-13 20 0 20z">
          <text:p/>
        </draw:path>
        <draw:path draw:style-name="gr1" draw:text-style-name="P1" draw:layer="layout" svg:width="0.019cm" svg:height="0.019cm" svg:x="7.7cm" svg:y="0.8cm" svg:viewBox="0 0 20 20" svg:d="M10 20c14 0 14-20 0-20-13 0-13 20 0 20z">
          <text:p/>
        </draw:path>
        <draw:path draw:style-name="gr1" draw:text-style-name="P1" draw:layer="layout" svg:width="0.019cm" svg:height="0.019cm" svg:x="8.2cm" svg:y="0.8cm" svg:viewBox="0 0 20 20" svg:d="M10 20c14 0 14-20 0-20-13 0-13 20 0 20z">
          <text:p/>
        </draw:path>
        <draw:path draw:style-name="gr1" draw:text-style-name="P1" draw:layer="layout" svg:width="0.019cm" svg:height="0.019cm" svg:x="8.701cm" svg:y="0.8cm" svg:viewBox="0 0 20 20" svg:d="M10 20c14 0 14-20 0-20-13 0-13 20 0 20z">
          <text:p/>
        </draw:path>
        <draw:path draw:style-name="gr1" draw:text-style-name="P1" draw:layer="layout" svg:width="0.019cm" svg:height="0.019cm" svg:x="9.201cm" svg:y="0.8cm" svg:viewBox="0 0 20 20" svg:d="M10 20c14 0 14-20 0-20-13 0-13 20 0 20z">
          <text:p/>
        </draw:path>
        <draw:path draw:style-name="gr1" draw:text-style-name="P1" draw:layer="layout" svg:width="0.019cm" svg:height="0.019cm" svg:x="9.701cm" svg:y="0.8cm" svg:viewBox="0 0 20 20" svg:d="M10 20c14 0 14-20 0-20-13 0-13 20 0 20z">
          <text:p/>
        </draw:path>
        <draw:path draw:style-name="gr1" draw:text-style-name="P1" draw:layer="layout" svg:width="0.019cm" svg:height="0.019cm" svg:x="10.201cm" svg:y="0.8cm" svg:viewBox="0 0 20 20" svg:d="M10 20c14 0 14-20 0-20-13 0-13 20 0 20z">
          <text:p/>
        </draw:path>
        <draw:path draw:style-name="gr1" draw:text-style-name="P1" draw:layer="layout" svg:width="0.019cm" svg:height="0.019cm" svg:x="10.701cm" svg:y="0.8cm" svg:viewBox="0 0 20 20" svg:d="M10 20c14 0 14-20 0-20-13 0-13 20 0 20z">
          <text:p/>
        </draw:path>
        <draw:path draw:style-name="gr1" draw:text-style-name="P1" draw:layer="layout" svg:width="0.019cm" svg:height="0.019cm" svg:x="11.201cm" svg:y="0.8cm" svg:viewBox="0 0 20 20" svg:d="M10 20c14 0 14-20 0-20-13 0-13 20 0 20z">
          <text:p/>
        </draw:path>
        <draw:path draw:style-name="gr1" draw:text-style-name="P1" draw:layer="layout" svg:width="0.019cm" svg:height="0.019cm" svg:x="11.701cm" svg:y="0.8cm" svg:viewBox="0 0 20 20" svg:d="M10 20c14 0 14-20 0-20-13 0-13 20 0 20z">
          <text:p/>
        </draw:path>
        <draw:path draw:style-name="gr1" draw:text-style-name="P1" draw:layer="layout" svg:width="0.019cm" svg:height="0.019cm" svg:x="12.201cm" svg:y="0.8cm" svg:viewBox="0 0 20 20" svg:d="M10 20c14 0 14-20 0-20-13 0-13 20 0 20z">
          <text:p/>
        </draw:path>
        <draw:path draw:style-name="gr1" draw:text-style-name="P1" draw:layer="layout" svg:width="0.019cm" svg:height="0.019cm" svg:x="12.701cm" svg:y="0.8cm" svg:viewBox="0 0 20 20" svg:d="M10 20c14 0 14-20 0-20-13 0-13 20 0 20z">
          <text:p/>
        </draw:path>
        <draw:path draw:style-name="gr1" draw:text-style-name="P1" draw:layer="layout" svg:width="0.019cm" svg:height="0.019cm" svg:x="13.201cm" svg:y="0.8cm" svg:viewBox="0 0 20 20" svg:d="M10 20c14 0 14-20 0-20-13 0-13 20 0 20z">
          <text:p/>
        </draw:path>
        <draw:path draw:style-name="gr1" draw:text-style-name="P1" draw:layer="layout" svg:width="0.019cm" svg:height="0.019cm" svg:x="13.701cm" svg:y="0.8cm" svg:viewBox="0 0 20 20" svg:d="M10 20c14 0 14-20 0-20-13 0-13 20 0 20z">
          <text:p/>
        </draw:path>
        <draw:path draw:style-name="gr1" draw:text-style-name="P1" draw:layer="layout" svg:width="0.019cm" svg:height="0.019cm" svg:x="14.201cm" svg:y="0.8cm" svg:viewBox="0 0 20 20" svg:d="M10 20c14 0 14-20 0-20-13 0-13 20 0 20z">
          <text:p/>
        </draw:path>
        <draw:path draw:style-name="gr1" draw:text-style-name="P1" draw:layer="layout" svg:width="0.019cm" svg:height="0.019cm" svg:x="14.701cm" svg:y="0.8cm" svg:viewBox="0 0 20 20" svg:d="M10 20c14 0 14-20 0-20-13 0-13 20 0 20z">
          <text:p/>
        </draw:path>
        <draw:path draw:style-name="gr1" draw:text-style-name="P1" draw:layer="layout" svg:width="0.019cm" svg:height="0.019cm" svg:x="15.201cm" svg:y="0.8cm" svg:viewBox="0 0 20 20" svg:d="M10 20c14 0 14-20 0-20-13 0-13 20 0 20z">
          <text:p/>
        </draw:path>
        <draw:path draw:style-name="gr1" draw:text-style-name="P1" draw:layer="layout" svg:width="0.019cm" svg:height="0.019cm" svg:x="15.701cm" svg:y="0.8cm" svg:viewBox="0 0 20 20" svg:d="M10 20c14 0 14-20 0-20-13 0-13 20 0 20z">
          <text:p/>
        </draw:path>
        <draw:path draw:style-name="gr1" draw:text-style-name="P1" draw:layer="layout" svg:width="0.019cm" svg:height="0.019cm" svg:x="16.201cm" svg:y="0.8cm" svg:viewBox="0 0 20 20" svg:d="M10 20c14 0 14-20 0-20-13 0-13 20 0 20z">
          <text:p/>
        </draw:path>
        <draw:path draw:style-name="gr1" draw:text-style-name="P1" draw:layer="layout" svg:width="0.019cm" svg:height="0.019cm" svg:x="16.7cm" svg:y="0.8cm" svg:viewBox="0 0 20 20" svg:d="M10 20c14 0 14-20 0-20-13 0-13 20 0 20z">
          <text:p/>
        </draw:path>
        <draw:path draw:style-name="gr1" draw:text-style-name="P1" draw:layer="layout" svg:width="0.019cm" svg:height="0.019cm" svg:x="17.2cm" svg:y="0.8cm" svg:viewBox="0 0 20 20" svg:d="M10 20c14 0 14-20 0-20-13 0-13 20 0 20z">
          <text:p/>
        </draw:path>
        <draw:path draw:style-name="gr1" draw:text-style-name="P1" draw:layer="layout" svg:width="0.019cm" svg:height="0.019cm" svg:x="17.7cm" svg:y="0.8cm" svg:viewBox="0 0 20 20" svg:d="M10 20c14 0 14-20 0-20-13 0-13 20 0 20z">
          <text:p/>
        </draw:path>
        <draw:path draw:style-name="gr1" draw:text-style-name="P1" draw:layer="layout" svg:width="0.019cm" svg:height="0.019cm" svg:x="18.2cm" svg:y="0.8cm" svg:viewBox="0 0 20 20" svg:d="M10 20c14 0 14-20 0-20-13 0-13 20 0 20z">
          <text:p/>
        </draw:path>
        <draw:path draw:style-name="gr1" draw:text-style-name="P1" draw:layer="layout" svg:width="0.019cm" svg:height="0.019cm" svg:x="18.7cm" svg:y="0.8cm" svg:viewBox="0 0 20 20" svg:d="M10 20c14 0 14-20 0-20-13 0-13 20 0 20z">
          <text:p/>
        </draw:path>
        <draw:path draw:style-name="gr1" draw:text-style-name="P1" draw:layer="layout" svg:width="0.019cm" svg:height="0.019cm" svg:x="19.2cm" svg:y="0.8cm" svg:viewBox="0 0 20 20" svg:d="M10 20c14 0 14-20 0-20-13 0-13 20 0 20z">
          <text:p/>
        </draw:path>
        <draw:path draw:style-name="gr1" draw:text-style-name="P1" draw:layer="layout" svg:width="0.019cm" svg:height="0.019cm" svg:x="19.7cm" svg:y="0.8cm" svg:viewBox="0 0 20 20" svg:d="M10 20c14 0 14-20 0-20-13 0-13 20 0 20z">
          <text:p/>
        </draw:path>
        <draw:path draw:style-name="gr1" draw:text-style-name="P1" draw:layer="layout" svg:width="0.019cm" svg:height="0.019cm" svg:x="20.2cm" svg:y="0.8cm" svg:viewBox="0 0 20 20" svg:d="M10 20c14 0 14-20 0-20-13 0-13 20 0 20z">
          <text:p/>
        </draw:path>
        <draw:path draw:style-name="gr1" draw:text-style-name="P1" draw:layer="layout" svg:width="0.019cm" svg:height="0.019cm" svg:x="20.7cm" svg:y="0.8cm" svg:viewBox="0 0 20 20" svg:d="M10 20c14 0 14-20 0-20-13 0-13 20 0 20z">
          <text:p/>
        </draw:path>
        <draw:path draw:style-name="gr1" draw:text-style-name="P1" draw:layer="layout" svg:width="0.019cm" svg:height="0.019cm" svg:x="21.2cm" svg:y="0.8cm" svg:viewBox="0 0 20 20" svg:d="M10 20c14 0 14-20 0-20-13 0-13 20 0 20z">
          <text:p/>
        </draw:path>
        <draw:path draw:style-name="gr1" draw:text-style-name="P1" draw:layer="layout" svg:width="0.019cm" svg:height="0.019cm" svg:x="21.7cm" svg:y="0.8cm" svg:viewBox="0 0 20 20" svg:d="M10 20c14 0 14-20 0-20-13 0-13 20 0 20z">
          <text:p/>
        </draw:path>
        <draw:path draw:style-name="gr1" draw:text-style-name="P1" draw:layer="layout" svg:width="0.019cm" svg:height="0.019cm" svg:x="22.2cm" svg:y="0.8cm" svg:viewBox="0 0 20 20" svg:d="M10 20c14 0 14-20 0-20-13 0-13 20 0 20z">
          <text:p/>
        </draw:path>
        <draw:path draw:style-name="gr1" draw:text-style-name="P1" draw:layer="layout" svg:width="0.019cm" svg:height="0.019cm" svg:x="22.7cm" svg:y="0.8cm" svg:viewBox="0 0 20 20" svg:d="M10 20c14 0 14-20 0-20-13 0-13 20 0 20z">
          <text:p/>
        </draw:path>
        <draw:path draw:style-name="gr1" draw:text-style-name="P1" draw:layer="layout" svg:width="0.019cm" svg:height="0.019cm" svg:x="23.2cm" svg:y="0.8cm" svg:viewBox="0 0 20 20" svg:d="M10 20c14 0 14-20 0-20-13 0-13 20 0 20z">
          <text:p/>
        </draw:path>
        <draw:path draw:style-name="gr1" draw:text-style-name="P1" draw:layer="layout" svg:width="0.019cm" svg:height="0.019cm" svg:x="23.7cm" svg:y="0.8cm" svg:viewBox="0 0 20 20" svg:d="M10 20c14 0 14-20 0-20-13 0-13 20 0 20z">
          <text:p/>
        </draw:path>
        <draw:path draw:style-name="gr1" draw:text-style-name="P1" draw:layer="layout" svg:width="0.019cm" svg:height="0.019cm" svg:x="24.2cm" svg:y="0.8cm" svg:viewBox="0 0 20 20" svg:d="M10 20c14 0 14-20 0-20-13 0-13 20 0 20z">
          <text:p/>
        </draw:path>
        <draw:path draw:style-name="gr1" draw:text-style-name="P1" draw:layer="layout" svg:width="0.019cm" svg:height="0.019cm" svg:x="24.701cm" svg:y="0.8cm" svg:viewBox="0 0 20 20" svg:d="M10 20c14 0 14-20 0-20-13 0-13 20 0 20z">
          <text:p/>
        </draw:path>
        <draw:path draw:style-name="gr1" draw:text-style-name="P1" draw:layer="layout" svg:width="0.019cm" svg:height="0.019cm" svg:x="25.201cm" svg:y="0.8cm" svg:viewBox="0 0 20 20" svg:d="M10 20c14 0 14-20 0-20-13 0-13 20 0 20z">
          <text:p/>
        </draw:path>
        <draw:path draw:style-name="gr1" draw:text-style-name="P1" draw:layer="layout" svg:width="0.019cm" svg:height="0.019cm" svg:x="25.701cm" svg:y="0.8cm" svg:viewBox="0 0 20 20" svg:d="M10 20c14 0 14-20 0-20-13 0-13 20 0 20z">
          <text:p/>
        </draw:path>
        <draw:path draw:style-name="gr1" draw:text-style-name="P1" draw:layer="layout" svg:width="0.019cm" svg:height="0.019cm" svg:x="26.201cm" svg:y="0.8cm" svg:viewBox="0 0 20 20" svg:d="M10 20c14 0 14-20 0-20-13 0-13 20 0 20z">
          <text:p/>
        </draw:path>
        <draw:path draw:style-name="gr1" draw:text-style-name="P1" draw:layer="layout" svg:width="0.019cm" svg:height="0.019cm" svg:x="26.701cm" svg:y="0.8cm" svg:viewBox="0 0 20 20" svg:d="M10 20c14 0 14-20 0-20-13 0-13 20 0 20z">
          <text:p/>
        </draw:path>
        <draw:path draw:style-name="gr1" draw:text-style-name="P1" draw:layer="layout" svg:width="0.019cm" svg:height="0.019cm" svg:x="27.201cm" svg:y="0.8cm" svg:viewBox="0 0 20 20" svg:d="M10 20c14 0 14-20 0-20-13 0-13 20 0 20z">
          <text:p/>
        </draw:path>
        <draw:path draw:style-name="gr1" draw:text-style-name="P1" draw:layer="layout" svg:width="0.019cm" svg:height="0.019cm" svg:x="0.7cm" svg:y="0.8cm" svg:viewBox="0 0 20 20" svg:d="M10 20c14 0 14-20 0-20-13 0-13 20 0 20z">
          <text:p/>
        </draw:path>
        <draw:path draw:style-name="gr1" draw:text-style-name="P1" draw:layer="layout" svg:width="0.019cm" svg:height="0.019cm" svg:x="1.2cm" svg:y="0.8cm" svg:viewBox="0 0 20 20" svg:d="M10 20c14 0 14-20 0-20-13 0-13 20 0 20z">
          <text:p/>
        </draw:path>
        <draw:path draw:style-name="gr1" draw:text-style-name="P1" draw:layer="layout" svg:width="0.019cm" svg:height="0.019cm" svg:x="1.7cm" svg:y="0.8cm" svg:viewBox="0 0 20 20" svg:d="M10 20c14 0 14-20 0-20-13 0-13 20 0 20z">
          <text:p/>
        </draw:path>
        <draw:path draw:style-name="gr1" draw:text-style-name="P1" draw:layer="layout" svg:width="0.019cm" svg:height="0.019cm" svg:x="2.2cm" svg:y="0.8cm" svg:viewBox="0 0 20 20" svg:d="M10 20c14 0 14-20 0-20-13 0-13 20 0 20z">
          <text:p/>
        </draw:path>
        <draw:path draw:style-name="gr1" draw:text-style-name="P1" draw:layer="layout" svg:width="0.019cm" svg:height="0.019cm" svg:x="2.7cm" svg:y="0.8cm" svg:viewBox="0 0 20 20" svg:d="M10 20c14 0 14-20 0-20-13 0-13 20 0 20z">
          <text:p/>
        </draw:path>
        <draw:path draw:style-name="gr1" draw:text-style-name="P1" draw:layer="layout" svg:width="0.019cm" svg:height="0.019cm" svg:x="3.2cm" svg:y="0.8cm" svg:viewBox="0 0 20 20" svg:d="M10 20c14 0 14-20 0-20-13 0-13 20 0 20z">
          <text:p/>
        </draw:path>
        <draw:path draw:style-name="gr1" draw:text-style-name="P1" draw:layer="layout" svg:width="0.019cm" svg:height="0.019cm" svg:x="3.7cm" svg:y="0.8cm" svg:viewBox="0 0 20 20" svg:d="M10 20c14 0 14-20 0-20-13 0-13 20 0 20z">
          <text:p/>
        </draw:path>
        <draw:path draw:style-name="gr1" draw:text-style-name="P1" draw:layer="layout" svg:width="0.019cm" svg:height="0.019cm" svg:x="4.2cm" svg:y="0.8cm" svg:viewBox="0 0 20 20" svg:d="M10 20c14 0 14-20 0-20-13 0-13 20 0 20z">
          <text:p/>
        </draw:path>
        <draw:path draw:style-name="gr1" draw:text-style-name="P1" draw:layer="layout" svg:width="0.019cm" svg:height="0.019cm" svg:x="4.7cm" svg:y="0.8cm" svg:viewBox="0 0 20 20" svg:d="M10 20c14 0 14-20 0-20-13 0-13 20 0 20z">
          <text:p/>
        </draw:path>
        <draw:path draw:style-name="gr1" draw:text-style-name="P1" draw:layer="layout" svg:width="0.019cm" svg:height="0.019cm" svg:x="5.2cm" svg:y="0.8cm" svg:viewBox="0 0 20 20" svg:d="M10 20c14 0 14-20 0-20-13 0-13 20 0 20z">
          <text:p/>
        </draw:path>
        <draw:path draw:style-name="gr1" draw:text-style-name="P1" draw:layer="layout" svg:width="0.019cm" svg:height="0.019cm" svg:x="5.7cm" svg:y="0.8cm" svg:viewBox="0 0 20 20" svg:d="M10 20c14 0 14-20 0-20-13 0-13 20 0 20z">
          <text:p/>
        </draw:path>
        <draw:path draw:style-name="gr1" draw:text-style-name="P1" draw:layer="layout" svg:width="0.019cm" svg:height="0.019cm" svg:x="6.2cm" svg:y="0.8cm" svg:viewBox="0 0 20 20" svg:d="M10 20c14 0 14-20 0-20-13 0-13 20 0 20z">
          <text:p/>
        </draw:path>
        <draw:path draw:style-name="gr1" draw:text-style-name="P1" draw:layer="layout" svg:width="0.019cm" svg:height="0.019cm" svg:x="6.7cm" svg:y="0.8cm" svg:viewBox="0 0 20 20" svg:d="M10 20c14 0 14-20 0-20-13 0-13 20 0 20z">
          <text:p/>
        </draw:path>
        <draw:path draw:style-name="gr1" draw:text-style-name="P1" draw:layer="layout" svg:width="0.019cm" svg:height="0.019cm" svg:x="7.2cm" svg:y="0.8cm" svg:viewBox="0 0 20 20" svg:d="M10 20c14 0 14-20 0-20-13 0-13 20 0 20z">
          <text:p/>
        </draw:path>
        <draw:path draw:style-name="gr1" draw:text-style-name="P1" draw:layer="layout" svg:width="0.019cm" svg:height="0.019cm" svg:x="7.7cm" svg:y="0.8cm" svg:viewBox="0 0 20 20" svg:d="M10 20c14 0 14-20 0-20-13 0-13 20 0 20z">
          <text:p/>
        </draw:path>
        <draw:path draw:style-name="gr1" draw:text-style-name="P1" draw:layer="layout" svg:width="0.019cm" svg:height="0.019cm" svg:x="8.2cm" svg:y="0.8cm" svg:viewBox="0 0 20 20" svg:d="M10 20c14 0 14-20 0-20-13 0-13 20 0 20z">
          <text:p/>
        </draw:path>
        <draw:path draw:style-name="gr1" draw:text-style-name="P1" draw:layer="layout" svg:width="0.019cm" svg:height="0.019cm" svg:x="8.701cm" svg:y="0.8cm" svg:viewBox="0 0 20 20" svg:d="M10 20c14 0 14-20 0-20-13 0-13 20 0 20z">
          <text:p/>
        </draw:path>
        <draw:path draw:style-name="gr1" draw:text-style-name="P1" draw:layer="layout" svg:width="0.019cm" svg:height="0.019cm" svg:x="9.201cm" svg:y="0.8cm" svg:viewBox="0 0 20 20" svg:d="M10 20c14 0 14-20 0-20-13 0-13 20 0 20z">
          <text:p/>
        </draw:path>
        <draw:path draw:style-name="gr1" draw:text-style-name="P1" draw:layer="layout" svg:width="0.019cm" svg:height="0.019cm" svg:x="9.701cm" svg:y="0.8cm" svg:viewBox="0 0 20 20" svg:d="M10 20c14 0 14-20 0-20-13 0-13 20 0 20z">
          <text:p/>
        </draw:path>
        <draw:path draw:style-name="gr1" draw:text-style-name="P1" draw:layer="layout" svg:width="0.019cm" svg:height="0.019cm" svg:x="10.201cm" svg:y="0.8cm" svg:viewBox="0 0 20 20" svg:d="M10 20c14 0 14-20 0-20-13 0-13 20 0 20z">
          <text:p/>
        </draw:path>
        <draw:path draw:style-name="gr1" draw:text-style-name="P1" draw:layer="layout" svg:width="0.019cm" svg:height="0.019cm" svg:x="10.701cm" svg:y="0.8cm" svg:viewBox="0 0 20 20" svg:d="M10 20c14 0 14-20 0-20-13 0-13 20 0 20z">
          <text:p/>
        </draw:path>
        <draw:path draw:style-name="gr1" draw:text-style-name="P1" draw:layer="layout" svg:width="0.019cm" svg:height="0.019cm" svg:x="11.201cm" svg:y="0.8cm" svg:viewBox="0 0 20 20" svg:d="M10 20c14 0 14-20 0-20-13 0-13 20 0 20z">
          <text:p/>
        </draw:path>
        <draw:path draw:style-name="gr1" draw:text-style-name="P1" draw:layer="layout" svg:width="0.019cm" svg:height="0.019cm" svg:x="11.701cm" svg:y="0.8cm" svg:viewBox="0 0 20 20" svg:d="M10 20c14 0 14-20 0-20-13 0-13 20 0 20z">
          <text:p/>
        </draw:path>
        <draw:path draw:style-name="gr1" draw:text-style-name="P1" draw:layer="layout" svg:width="0.019cm" svg:height="0.019cm" svg:x="12.201cm" svg:y="0.8cm" svg:viewBox="0 0 20 20" svg:d="M10 20c14 0 14-20 0-20-13 0-13 20 0 20z">
          <text:p/>
        </draw:path>
        <draw:path draw:style-name="gr1" draw:text-style-name="P1" draw:layer="layout" svg:width="0.019cm" svg:height="0.019cm" svg:x="12.701cm" svg:y="0.8cm" svg:viewBox="0 0 20 20" svg:d="M10 20c14 0 14-20 0-20-13 0-13 20 0 20z">
          <text:p/>
        </draw:path>
        <draw:path draw:style-name="gr1" draw:text-style-name="P1" draw:layer="layout" svg:width="0.019cm" svg:height="0.019cm" svg:x="13.201cm" svg:y="0.8cm" svg:viewBox="0 0 20 20" svg:d="M10 20c14 0 14-20 0-20-13 0-13 20 0 20z">
          <text:p/>
        </draw:path>
        <draw:path draw:style-name="gr1" draw:text-style-name="P1" draw:layer="layout" svg:width="0.019cm" svg:height="0.019cm" svg:x="13.701cm" svg:y="0.8cm" svg:viewBox="0 0 20 20" svg:d="M10 20c14 0 14-20 0-20-13 0-13 20 0 20z">
          <text:p/>
        </draw:path>
        <draw:path draw:style-name="gr1" draw:text-style-name="P1" draw:layer="layout" svg:width="0.019cm" svg:height="0.019cm" svg:x="14.201cm" svg:y="0.8cm" svg:viewBox="0 0 20 20" svg:d="M10 20c14 0 14-20 0-20-13 0-13 20 0 20z">
          <text:p/>
        </draw:path>
        <draw:path draw:style-name="gr1" draw:text-style-name="P1" draw:layer="layout" svg:width="0.019cm" svg:height="0.019cm" svg:x="14.701cm" svg:y="0.8cm" svg:viewBox="0 0 20 20" svg:d="M10 20c14 0 14-20 0-20-13 0-13 20 0 20z">
          <text:p/>
        </draw:path>
        <draw:path draw:style-name="gr1" draw:text-style-name="P1" draw:layer="layout" svg:width="0.019cm" svg:height="0.019cm" svg:x="15.201cm" svg:y="0.8cm" svg:viewBox="0 0 20 20" svg:d="M10 20c14 0 14-20 0-20-13 0-13 20 0 20z">
          <text:p/>
        </draw:path>
        <draw:path draw:style-name="gr1" draw:text-style-name="P1" draw:layer="layout" svg:width="0.019cm" svg:height="0.019cm" svg:x="15.701cm" svg:y="0.8cm" svg:viewBox="0 0 20 20" svg:d="M10 20c14 0 14-20 0-20-13 0-13 20 0 20z">
          <text:p/>
        </draw:path>
        <draw:path draw:style-name="gr1" draw:text-style-name="P1" draw:layer="layout" svg:width="0.019cm" svg:height="0.019cm" svg:x="16.201cm" svg:y="0.8cm" svg:viewBox="0 0 20 20" svg:d="M10 20c14 0 14-20 0-20-13 0-13 20 0 20z">
          <text:p/>
        </draw:path>
        <draw:path draw:style-name="gr1" draw:text-style-name="P1" draw:layer="layout" svg:width="0.019cm" svg:height="0.019cm" svg:x="0.701cm" svg:y="1.3cm" svg:viewBox="0 0 20 20" svg:d="M10 20c14 0 14-20 0-20-13 0-13 20 0 20z">
          <text:p/>
        </draw:path>
        <draw:path draw:style-name="gr1" draw:text-style-name="P1" draw:layer="layout" svg:width="0.019cm" svg:height="0.019cm" svg:x="1.201cm" svg:y="1.3cm" svg:viewBox="0 0 20 20" svg:d="M10 20c14 0 14-20 0-20-13 0-13 20 0 20z">
          <text:p/>
        </draw:path>
        <draw:path draw:style-name="gr1" draw:text-style-name="P1" draw:layer="layout" svg:width="0.019cm" svg:height="0.019cm" svg:x="1.701cm" svg:y="1.3cm" svg:viewBox="0 0 20 20" svg:d="M10 20c14 0 14-20 0-20-13 0-13 20 0 20z">
          <text:p/>
        </draw:path>
        <draw:path draw:style-name="gr1" draw:text-style-name="P1" draw:layer="layout" svg:width="0.019cm" svg:height="0.019cm" svg:x="2.201cm" svg:y="1.3cm" svg:viewBox="0 0 20 20" svg:d="M10 20c14 0 14-20 0-20-13 0-13 20 0 20z">
          <text:p/>
        </draw:path>
        <draw:path draw:style-name="gr1" draw:text-style-name="P1" draw:layer="layout" svg:width="0.019cm" svg:height="0.019cm" svg:x="2.701cm" svg:y="1.3cm" svg:viewBox="0 0 20 20" svg:d="M10 20c14 0 14-20 0-20-13 0-13 20 0 20z">
          <text:p/>
        </draw:path>
        <draw:path draw:style-name="gr1" draw:text-style-name="P1" draw:layer="layout" svg:width="0.019cm" svg:height="0.019cm" svg:x="3.201cm" svg:y="1.3cm" svg:viewBox="0 0 20 20" svg:d="M10 20c14 0 14-20 0-20-13 0-13 20 0 20z">
          <text:p/>
        </draw:path>
        <draw:path draw:style-name="gr1" draw:text-style-name="P1" draw:layer="layout" svg:width="0.019cm" svg:height="0.019cm" svg:x="3.701cm" svg:y="1.3cm" svg:viewBox="0 0 20 20" svg:d="M10 20c14 0 14-20 0-20-13 0-13 20 0 20z">
          <text:p/>
        </draw:path>
        <draw:path draw:style-name="gr1" draw:text-style-name="P1" draw:layer="layout" svg:width="0.019cm" svg:height="0.019cm" svg:x="4.201cm" svg:y="1.3cm" svg:viewBox="0 0 20 20" svg:d="M10 20c14 0 14-20 0-20-13 0-13 20 0 20z">
          <text:p/>
        </draw:path>
        <draw:path draw:style-name="gr1" draw:text-style-name="P1" draw:layer="layout" svg:width="0.019cm" svg:height="0.019cm" svg:x="4.701cm" svg:y="1.3cm" svg:viewBox="0 0 20 20" svg:d="M10 20c14 0 14-20 0-20-13 0-13 20 0 20z">
          <text:p/>
        </draw:path>
        <draw:path draw:style-name="gr1" draw:text-style-name="P1" draw:layer="layout" svg:width="0.019cm" svg:height="0.019cm" svg:x="5.201cm" svg:y="1.3cm" svg:viewBox="0 0 20 20" svg:d="M10 20c14 0 14-20 0-20-13 0-13 20 0 20z">
          <text:p/>
        </draw:path>
        <draw:path draw:style-name="gr1" draw:text-style-name="P1" draw:layer="layout" svg:width="0.019cm" svg:height="0.019cm" svg:x="5.701cm" svg:y="1.3cm" svg:viewBox="0 0 20 20" svg:d="M10 20c14 0 14-20 0-20-13 0-13 20 0 20z">
          <text:p/>
        </draw:path>
        <draw:path draw:style-name="gr1" draw:text-style-name="P1" draw:layer="layout" svg:width="0.019cm" svg:height="0.019cm" svg:x="6.201cm" svg:y="1.3cm" svg:viewBox="0 0 20 20" svg:d="M10 20c14 0 14-20 0-20-13 0-13 20 0 20z">
          <text:p/>
        </draw:path>
        <draw:path draw:style-name="gr1" draw:text-style-name="P1" draw:layer="layout" svg:width="0.019cm" svg:height="0.019cm" svg:x="6.701cm" svg:y="1.3cm" svg:viewBox="0 0 20 20" svg:d="M10 20c14 0 14-20 0-20-13 0-13 20 0 20z">
          <text:p/>
        </draw:path>
        <draw:path draw:style-name="gr1" draw:text-style-name="P1" draw:layer="layout" svg:width="0.019cm" svg:height="0.019cm" svg:x="7.201cm" svg:y="1.3cm" svg:viewBox="0 0 20 20" svg:d="M10 20c14 0 14-20 0-20-13 0-13 20 0 20z">
          <text:p/>
        </draw:path>
        <draw:path draw:style-name="gr1" draw:text-style-name="P1" draw:layer="layout" svg:width="0.019cm" svg:height="0.019cm" svg:x="7.701cm" svg:y="1.3cm" svg:viewBox="0 0 20 20" svg:d="M10 20c14 0 14-20 0-20-13 0-13 20 0 20z">
          <text:p/>
        </draw:path>
        <draw:path draw:style-name="gr1" draw:text-style-name="P1" draw:layer="layout" svg:width="0.019cm" svg:height="0.019cm" svg:x="8.201cm" svg:y="1.3cm" svg:viewBox="0 0 20 20" svg:d="M10 20c14 0 14-20 0-20-13 0-13 20 0 20z">
          <text:p/>
        </draw:path>
        <draw:path draw:style-name="gr1" draw:text-style-name="P1" draw:layer="layout" svg:width="0.019cm" svg:height="0.019cm" svg:x="8.702cm" svg:y="1.3cm" svg:viewBox="0 0 20 20" svg:d="M10 20c14 0 14-20 0-20-13 0-13 20 0 20z">
          <text:p/>
        </draw:path>
        <draw:path draw:style-name="gr1" draw:text-style-name="P1" draw:layer="layout" svg:width="0.019cm" svg:height="0.019cm" svg:x="9.202cm" svg:y="1.3cm" svg:viewBox="0 0 20 20" svg:d="M10 20c14 0 14-20 0-20-13 0-13 20 0 20z">
          <text:p/>
        </draw:path>
        <draw:path draw:style-name="gr1" draw:text-style-name="P1" draw:layer="layout" svg:width="0.019cm" svg:height="0.019cm" svg:x="9.702cm" svg:y="1.3cm" svg:viewBox="0 0 20 20" svg:d="M10 20c14 0 14-20 0-20-13 0-13 20 0 20z">
          <text:p/>
        </draw:path>
        <draw:path draw:style-name="gr1" draw:text-style-name="P1" draw:layer="layout" svg:width="0.019cm" svg:height="0.019cm" svg:x="10.202cm" svg:y="1.3cm" svg:viewBox="0 0 20 20" svg:d="M10 20c14 0 14-20 0-20-13 0-13 20 0 20z">
          <text:p/>
        </draw:path>
        <draw:path draw:style-name="gr1" draw:text-style-name="P1" draw:layer="layout" svg:width="0.019cm" svg:height="0.019cm" svg:x="10.702cm" svg:y="1.3cm" svg:viewBox="0 0 20 20" svg:d="M10 20c14 0 14-20 0-20-13 0-13 20 0 20z">
          <text:p/>
        </draw:path>
        <draw:path draw:style-name="gr1" draw:text-style-name="P1" draw:layer="layout" svg:width="0.019cm" svg:height="0.019cm" svg:x="11.202cm" svg:y="1.3cm" svg:viewBox="0 0 20 20" svg:d="M10 20c14 0 14-20 0-20-13 0-13 20 0 20z">
          <text:p/>
        </draw:path>
        <draw:path draw:style-name="gr1" draw:text-style-name="P1" draw:layer="layout" svg:width="0.019cm" svg:height="0.019cm" svg:x="11.702cm" svg:y="1.3cm" svg:viewBox="0 0 20 20" svg:d="M10 20c14 0 14-20 0-20-13 0-13 20 0 20z">
          <text:p/>
        </draw:path>
        <draw:path draw:style-name="gr1" draw:text-style-name="P1" draw:layer="layout" svg:width="0.019cm" svg:height="0.019cm" svg:x="12.202cm" svg:y="1.3cm" svg:viewBox="0 0 20 20" svg:d="M10 20c14 0 14-20 0-20-13 0-13 20 0 20z">
          <text:p/>
        </draw:path>
        <draw:path draw:style-name="gr1" draw:text-style-name="P1" draw:layer="layout" svg:width="0.019cm" svg:height="0.019cm" svg:x="12.702cm" svg:y="1.3cm" svg:viewBox="0 0 20 20" svg:d="M10 20c14 0 14-20 0-20-13 0-13 20 0 20z">
          <text:p/>
        </draw:path>
        <draw:path draw:style-name="gr1" draw:text-style-name="P1" draw:layer="layout" svg:width="0.019cm" svg:height="0.019cm" svg:x="13.202cm" svg:y="1.3cm" svg:viewBox="0 0 20 20" svg:d="M10 20c14 0 14-20 0-20-13 0-13 20 0 20z">
          <text:p/>
        </draw:path>
        <draw:path draw:style-name="gr1" draw:text-style-name="P1" draw:layer="layout" svg:width="0.019cm" svg:height="0.019cm" svg:x="13.702cm" svg:y="1.3cm" svg:viewBox="0 0 20 20" svg:d="M10 20c14 0 14-20 0-20-13 0-13 20 0 20z">
          <text:p/>
        </draw:path>
        <draw:path draw:style-name="gr1" draw:text-style-name="P1" draw:layer="layout" svg:width="0.019cm" svg:height="0.019cm" svg:x="14.202cm" svg:y="1.3cm" svg:viewBox="0 0 20 20" svg:d="M10 20c14 0 14-20 0-20-13 0-13 20 0 20z">
          <text:p/>
        </draw:path>
        <draw:path draw:style-name="gr1" draw:text-style-name="P1" draw:layer="layout" svg:width="0.019cm" svg:height="0.019cm" svg:x="14.702cm" svg:y="1.3cm" svg:viewBox="0 0 20 20" svg:d="M10 20c14 0 14-20 0-20-13 0-13 20 0 20z">
          <text:p/>
        </draw:path>
        <draw:path draw:style-name="gr1" draw:text-style-name="P1" draw:layer="layout" svg:width="0.019cm" svg:height="0.019cm" svg:x="15.202cm" svg:y="1.3cm" svg:viewBox="0 0 20 20" svg:d="M10 20c14 0 14-20 0-20-13 0-13 20 0 20z">
          <text:p/>
        </draw:path>
        <draw:path draw:style-name="gr1" draw:text-style-name="P1" draw:layer="layout" svg:width="0.019cm" svg:height="0.019cm" svg:x="15.702cm" svg:y="1.3cm" svg:viewBox="0 0 20 20" svg:d="M10 20c14 0 14-20 0-20-13 0-13 20 0 20z">
          <text:p/>
        </draw:path>
        <draw:path draw:style-name="gr1" draw:text-style-name="P1" draw:layer="layout" svg:width="0.019cm" svg:height="0.019cm" svg:x="16.202cm" svg:y="1.3cm" svg:viewBox="0 0 20 20" svg:d="M10 20c14 0 14-20 0-20-13 0-13 20 0 20z">
          <text:p/>
        </draw:path>
        <draw:path draw:style-name="gr1" draw:text-style-name="P1" draw:layer="layout" svg:width="0.019cm" svg:height="0.019cm" svg:x="16.701cm" svg:y="1.3cm" svg:viewBox="0 0 20 20" svg:d="M10 20c14 0 14-20 0-20-13 0-13 20 0 20z">
          <text:p/>
        </draw:path>
        <draw:path draw:style-name="gr1" draw:text-style-name="P1" draw:layer="layout" svg:width="0.019cm" svg:height="0.019cm" svg:x="17.201cm" svg:y="1.3cm" svg:viewBox="0 0 20 20" svg:d="M10 20c14 0 14-20 0-20-13 0-13 20 0 20z">
          <text:p/>
        </draw:path>
        <draw:path draw:style-name="gr1" draw:text-style-name="P1" draw:layer="layout" svg:width="0.019cm" svg:height="0.019cm" svg:x="17.701cm" svg:y="1.3cm" svg:viewBox="0 0 20 20" svg:d="M10 20c14 0 14-20 0-20-13 0-13 20 0 20z">
          <text:p/>
        </draw:path>
        <draw:path draw:style-name="gr1" draw:text-style-name="P1" draw:layer="layout" svg:width="0.019cm" svg:height="0.019cm" svg:x="18.201cm" svg:y="1.3cm" svg:viewBox="0 0 20 20" svg:d="M10 20c14 0 14-20 0-20-13 0-13 20 0 20z">
          <text:p/>
        </draw:path>
        <draw:path draw:style-name="gr1" draw:text-style-name="P1" draw:layer="layout" svg:width="0.019cm" svg:height="0.019cm" svg:x="18.701cm" svg:y="1.3cm" svg:viewBox="0 0 20 20" svg:d="M10 20c14 0 14-20 0-20-13 0-13 20 0 20z">
          <text:p/>
        </draw:path>
        <draw:path draw:style-name="gr1" draw:text-style-name="P1" draw:layer="layout" svg:width="0.019cm" svg:height="0.019cm" svg:x="19.201cm" svg:y="1.3cm" svg:viewBox="0 0 20 20" svg:d="M10 20c14 0 14-20 0-20-13 0-13 20 0 20z">
          <text:p/>
        </draw:path>
        <draw:path draw:style-name="gr1" draw:text-style-name="P1" draw:layer="layout" svg:width="0.019cm" svg:height="0.019cm" svg:x="19.701cm" svg:y="1.3cm" svg:viewBox="0 0 20 20" svg:d="M10 20c14 0 14-20 0-20-13 0-13 20 0 20z">
          <text:p/>
        </draw:path>
        <draw:path draw:style-name="gr1" draw:text-style-name="P1" draw:layer="layout" svg:width="0.019cm" svg:height="0.019cm" svg:x="20.201cm" svg:y="1.3cm" svg:viewBox="0 0 20 20" svg:d="M10 20c14 0 14-20 0-20-13 0-13 20 0 20z">
          <text:p/>
        </draw:path>
        <draw:path draw:style-name="gr1" draw:text-style-name="P1" draw:layer="layout" svg:width="0.019cm" svg:height="0.019cm" svg:x="20.701cm" svg:y="1.3cm" svg:viewBox="0 0 20 20" svg:d="M10 20c14 0 14-20 0-20-13 0-13 20 0 20z">
          <text:p/>
        </draw:path>
        <draw:path draw:style-name="gr1" draw:text-style-name="P1" draw:layer="layout" svg:width="0.019cm" svg:height="0.019cm" svg:x="21.201cm" svg:y="1.3cm" svg:viewBox="0 0 20 20" svg:d="M10 20c14 0 14-20 0-20-13 0-13 20 0 20z">
          <text:p/>
        </draw:path>
        <draw:path draw:style-name="gr1" draw:text-style-name="P1" draw:layer="layout" svg:width="0.019cm" svg:height="0.019cm" svg:x="21.701cm" svg:y="1.3cm" svg:viewBox="0 0 20 20" svg:d="M10 20c14 0 14-20 0-20-13 0-13 20 0 20z">
          <text:p/>
        </draw:path>
        <draw:path draw:style-name="gr1" draw:text-style-name="P1" draw:layer="layout" svg:width="0.019cm" svg:height="0.019cm" svg:x="22.201cm" svg:y="1.3cm" svg:viewBox="0 0 20 20" svg:d="M10 20c14 0 14-20 0-20-13 0-13 20 0 20z">
          <text:p/>
        </draw:path>
        <draw:path draw:style-name="gr1" draw:text-style-name="P1" draw:layer="layout" svg:width="0.019cm" svg:height="0.019cm" svg:x="22.701cm" svg:y="1.3cm" svg:viewBox="0 0 20 20" svg:d="M10 20c14 0 14-20 0-20-13 0-13 20 0 20z">
          <text:p/>
        </draw:path>
        <draw:path draw:style-name="gr1" draw:text-style-name="P1" draw:layer="layout" svg:width="0.019cm" svg:height="0.019cm" svg:x="23.201cm" svg:y="1.3cm" svg:viewBox="0 0 20 20" svg:d="M10 20c14 0 14-20 0-20-13 0-13 20 0 20z">
          <text:p/>
        </draw:path>
        <draw:path draw:style-name="gr1" draw:text-style-name="P1" draw:layer="layout" svg:width="0.019cm" svg:height="0.019cm" svg:x="23.701cm" svg:y="1.3cm" svg:viewBox="0 0 20 20" svg:d="M10 20c14 0 14-20 0-20-13 0-13 20 0 20z">
          <text:p/>
        </draw:path>
        <draw:path draw:style-name="gr1" draw:text-style-name="P1" draw:layer="layout" svg:width="0.019cm" svg:height="0.019cm" svg:x="24.201cm" svg:y="1.3cm" svg:viewBox="0 0 20 20" svg:d="M10 20c14 0 14-20 0-20-13 0-13 20 0 20z">
          <text:p/>
        </draw:path>
        <draw:path draw:style-name="gr1" draw:text-style-name="P1" draw:layer="layout" svg:width="0.019cm" svg:height="0.019cm" svg:x="24.702cm" svg:y="1.3cm" svg:viewBox="0 0 20 20" svg:d="M10 20c14 0 14-20 0-20-13 0-13 20 0 20z">
          <text:p/>
        </draw:path>
        <draw:path draw:style-name="gr1" draw:text-style-name="P1" draw:layer="layout" svg:width="0.019cm" svg:height="0.019cm" svg:x="25.202cm" svg:y="1.3cm" svg:viewBox="0 0 20 20" svg:d="M10 20c14 0 14-20 0-20-13 0-13 20 0 20z">
          <text:p/>
        </draw:path>
        <draw:path draw:style-name="gr1" draw:text-style-name="P1" draw:layer="layout" svg:width="0.019cm" svg:height="0.019cm" svg:x="25.702cm" svg:y="1.3cm" svg:viewBox="0 0 20 20" svg:d="M10 20c14 0 14-20 0-20-13 0-13 20 0 20z">
          <text:p/>
        </draw:path>
        <draw:path draw:style-name="gr1" draw:text-style-name="P1" draw:layer="layout" svg:width="0.019cm" svg:height="0.019cm" svg:x="26.202cm" svg:y="1.3cm" svg:viewBox="0 0 20 20" svg:d="M10 20c14 0 14-20 0-20-13 0-13 20 0 20z">
          <text:p/>
        </draw:path>
        <draw:path draw:style-name="gr1" draw:text-style-name="P1" draw:layer="layout" svg:width="0.019cm" svg:height="0.019cm" svg:x="26.702cm" svg:y="1.3cm" svg:viewBox="0 0 20 20" svg:d="M10 20c14 0 14-20 0-20-13 0-13 20 0 20z">
          <text:p/>
        </draw:path>
        <draw:path draw:style-name="gr1" draw:text-style-name="P1" draw:layer="layout" svg:width="0.019cm" svg:height="0.019cm" svg:x="27.202cm" svg:y="1.3cm" svg:viewBox="0 0 20 20" svg:d="M10 20c14 0 14-20 0-20-13 0-13 20 0 20z">
          <text:p/>
        </draw:path>
        <draw:path draw:style-name="gr1" draw:text-style-name="P1" draw:layer="layout" svg:width="0.019cm" svg:height="0.019cm" svg:x="0.701cm" svg:y="1.3cm" svg:viewBox="0 0 20 20" svg:d="M10 20c14 0 14-20 0-20-13 0-13 20 0 20z">
          <text:p/>
        </draw:path>
        <draw:path draw:style-name="gr1" draw:text-style-name="P1" draw:layer="layout" svg:width="0.019cm" svg:height="0.019cm" svg:x="1.201cm" svg:y="1.3cm" svg:viewBox="0 0 20 20" svg:d="M10 20c14 0 14-20 0-20-13 0-13 20 0 20z">
          <text:p/>
        </draw:path>
        <draw:path draw:style-name="gr1" draw:text-style-name="P1" draw:layer="layout" svg:width="0.019cm" svg:height="0.019cm" svg:x="1.701cm" svg:y="1.3cm" svg:viewBox="0 0 20 20" svg:d="M10 20c14 0 14-20 0-20-13 0-13 20 0 20z">
          <text:p/>
        </draw:path>
        <draw:path draw:style-name="gr1" draw:text-style-name="P1" draw:layer="layout" svg:width="0.019cm" svg:height="0.019cm" svg:x="2.201cm" svg:y="1.3cm" svg:viewBox="0 0 20 20" svg:d="M10 20c14 0 14-20 0-20-13 0-13 20 0 20z">
          <text:p/>
        </draw:path>
        <draw:path draw:style-name="gr1" draw:text-style-name="P1" draw:layer="layout" svg:width="0.019cm" svg:height="0.019cm" svg:x="2.701cm" svg:y="1.3cm" svg:viewBox="0 0 20 20" svg:d="M10 20c14 0 14-20 0-20-13 0-13 20 0 20z">
          <text:p/>
        </draw:path>
        <draw:path draw:style-name="gr1" draw:text-style-name="P1" draw:layer="layout" svg:width="0.019cm" svg:height="0.019cm" svg:x="3.201cm" svg:y="1.3cm" svg:viewBox="0 0 20 20" svg:d="M10 20c14 0 14-20 0-20-13 0-13 20 0 20z">
          <text:p/>
        </draw:path>
        <draw:path draw:style-name="gr1" draw:text-style-name="P1" draw:layer="layout" svg:width="0.019cm" svg:height="0.019cm" svg:x="3.701cm" svg:y="1.3cm" svg:viewBox="0 0 20 20" svg:d="M10 20c14 0 14-20 0-20-13 0-13 20 0 20z">
          <text:p/>
        </draw:path>
        <draw:path draw:style-name="gr1" draw:text-style-name="P1" draw:layer="layout" svg:width="0.019cm" svg:height="0.019cm" svg:x="4.201cm" svg:y="1.3cm" svg:viewBox="0 0 20 20" svg:d="M10 20c14 0 14-20 0-20-13 0-13 20 0 20z">
          <text:p/>
        </draw:path>
        <draw:path draw:style-name="gr1" draw:text-style-name="P1" draw:layer="layout" svg:width="0.019cm" svg:height="0.019cm" svg:x="4.701cm" svg:y="1.3cm" svg:viewBox="0 0 20 20" svg:d="M10 20c14 0 14-20 0-20-13 0-13 20 0 20z">
          <text:p/>
        </draw:path>
        <draw:path draw:style-name="gr1" draw:text-style-name="P1" draw:layer="layout" svg:width="0.019cm" svg:height="0.019cm" svg:x="5.201cm" svg:y="1.3cm" svg:viewBox="0 0 20 20" svg:d="M10 20c14 0 14-20 0-20-13 0-13 20 0 20z">
          <text:p/>
        </draw:path>
        <draw:path draw:style-name="gr1" draw:text-style-name="P1" draw:layer="layout" svg:width="0.019cm" svg:height="0.019cm" svg:x="5.701cm" svg:y="1.3cm" svg:viewBox="0 0 20 20" svg:d="M10 20c14 0 14-20 0-20-13 0-13 20 0 20z">
          <text:p/>
        </draw:path>
        <draw:path draw:style-name="gr1" draw:text-style-name="P1" draw:layer="layout" svg:width="0.019cm" svg:height="0.019cm" svg:x="6.201cm" svg:y="1.3cm" svg:viewBox="0 0 20 20" svg:d="M10 20c14 0 14-20 0-20-13 0-13 20 0 20z">
          <text:p/>
        </draw:path>
        <draw:path draw:style-name="gr1" draw:text-style-name="P1" draw:layer="layout" svg:width="0.019cm" svg:height="0.019cm" svg:x="6.701cm" svg:y="1.3cm" svg:viewBox="0 0 20 20" svg:d="M10 20c14 0 14-20 0-20-13 0-13 20 0 20z">
          <text:p/>
        </draw:path>
        <draw:path draw:style-name="gr1" draw:text-style-name="P1" draw:layer="layout" svg:width="0.019cm" svg:height="0.019cm" svg:x="7.201cm" svg:y="1.3cm" svg:viewBox="0 0 20 20" svg:d="M10 20c14 0 14-20 0-20-13 0-13 20 0 20z">
          <text:p/>
        </draw:path>
        <draw:path draw:style-name="gr1" draw:text-style-name="P1" draw:layer="layout" svg:width="0.019cm" svg:height="0.019cm" svg:x="7.701cm" svg:y="1.3cm" svg:viewBox="0 0 20 20" svg:d="M10 20c14 0 14-20 0-20-13 0-13 20 0 20z">
          <text:p/>
        </draw:path>
        <draw:path draw:style-name="gr1" draw:text-style-name="P1" draw:layer="layout" svg:width="0.019cm" svg:height="0.019cm" svg:x="8.201cm" svg:y="1.3cm" svg:viewBox="0 0 20 20" svg:d="M10 20c14 0 14-20 0-20-13 0-13 20 0 20z">
          <text:p/>
        </draw:path>
        <draw:path draw:style-name="gr1" draw:text-style-name="P1" draw:layer="layout" svg:width="0.019cm" svg:height="0.019cm" svg:x="8.702cm" svg:y="1.3cm" svg:viewBox="0 0 20 20" svg:d="M10 20c14 0 14-20 0-20-13 0-13 20 0 20z">
          <text:p/>
        </draw:path>
        <draw:path draw:style-name="gr1" draw:text-style-name="P1" draw:layer="layout" svg:width="0.019cm" svg:height="0.019cm" svg:x="9.202cm" svg:y="1.3cm" svg:viewBox="0 0 20 20" svg:d="M10 20c14 0 14-20 0-20-13 0-13 20 0 20z">
          <text:p/>
        </draw:path>
        <draw:path draw:style-name="gr1" draw:text-style-name="P1" draw:layer="layout" svg:width="0.019cm" svg:height="0.019cm" svg:x="9.702cm" svg:y="1.3cm" svg:viewBox="0 0 20 20" svg:d="M10 20c14 0 14-20 0-20-13 0-13 20 0 20z">
          <text:p/>
        </draw:path>
        <draw:path draw:style-name="gr1" draw:text-style-name="P1" draw:layer="layout" svg:width="0.019cm" svg:height="0.019cm" svg:x="10.202cm" svg:y="1.3cm" svg:viewBox="0 0 20 20" svg:d="M10 20c14 0 14-20 0-20-13 0-13 20 0 20z">
          <text:p/>
        </draw:path>
        <draw:path draw:style-name="gr1" draw:text-style-name="P1" draw:layer="layout" svg:width="0.019cm" svg:height="0.019cm" svg:x="10.702cm" svg:y="1.3cm" svg:viewBox="0 0 20 20" svg:d="M10 20c14 0 14-20 0-20-13 0-13 20 0 20z">
          <text:p/>
        </draw:path>
        <draw:path draw:style-name="gr1" draw:text-style-name="P1" draw:layer="layout" svg:width="0.019cm" svg:height="0.019cm" svg:x="11.202cm" svg:y="1.3cm" svg:viewBox="0 0 20 20" svg:d="M10 20c14 0 14-20 0-20-13 0-13 20 0 20z">
          <text:p/>
        </draw:path>
        <draw:path draw:style-name="gr1" draw:text-style-name="P1" draw:layer="layout" svg:width="0.019cm" svg:height="0.019cm" svg:x="11.702cm" svg:y="1.3cm" svg:viewBox="0 0 20 20" svg:d="M10 20c14 0 14-20 0-20-13 0-13 20 0 20z">
          <text:p/>
        </draw:path>
        <draw:path draw:style-name="gr1" draw:text-style-name="P1" draw:layer="layout" svg:width="0.019cm" svg:height="0.019cm" svg:x="12.202cm" svg:y="1.3cm" svg:viewBox="0 0 20 20" svg:d="M10 20c14 0 14-20 0-20-13 0-13 20 0 20z">
          <text:p/>
        </draw:path>
        <draw:path draw:style-name="gr1" draw:text-style-name="P1" draw:layer="layout" svg:width="0.019cm" svg:height="0.019cm" svg:x="12.702cm" svg:y="1.3cm" svg:viewBox="0 0 20 20" svg:d="M10 20c14 0 14-20 0-20-13 0-13 20 0 20z">
          <text:p/>
        </draw:path>
        <draw:path draw:style-name="gr1" draw:text-style-name="P1" draw:layer="layout" svg:width="0.019cm" svg:height="0.019cm" svg:x="13.202cm" svg:y="1.3cm" svg:viewBox="0 0 20 20" svg:d="M10 20c14 0 14-20 0-20-13 0-13 20 0 20z">
          <text:p/>
        </draw:path>
        <draw:path draw:style-name="gr1" draw:text-style-name="P1" draw:layer="layout" svg:width="0.019cm" svg:height="0.019cm" svg:x="13.702cm" svg:y="1.3cm" svg:viewBox="0 0 20 20" svg:d="M10 20c14 0 14-20 0-20-13 0-13 20 0 20z">
          <text:p/>
        </draw:path>
        <draw:path draw:style-name="gr1" draw:text-style-name="P1" draw:layer="layout" svg:width="0.019cm" svg:height="0.019cm" svg:x="14.202cm" svg:y="1.3cm" svg:viewBox="0 0 20 20" svg:d="M10 20c14 0 14-20 0-20-13 0-13 20 0 20z">
          <text:p/>
        </draw:path>
        <draw:path draw:style-name="gr1" draw:text-style-name="P1" draw:layer="layout" svg:width="0.019cm" svg:height="0.019cm" svg:x="14.702cm" svg:y="1.3cm" svg:viewBox="0 0 20 20" svg:d="M10 20c14 0 14-20 0-20-13 0-13 20 0 20z">
          <text:p/>
        </draw:path>
        <draw:path draw:style-name="gr1" draw:text-style-name="P1" draw:layer="layout" svg:width="0.019cm" svg:height="0.019cm" svg:x="15.202cm" svg:y="1.3cm" svg:viewBox="0 0 20 20" svg:d="M10 20c14 0 14-20 0-20-13 0-13 20 0 20z">
          <text:p/>
        </draw:path>
        <draw:path draw:style-name="gr1" draw:text-style-name="P1" draw:layer="layout" svg:width="0.019cm" svg:height="0.019cm" svg:x="15.702cm" svg:y="1.3cm" svg:viewBox="0 0 20 20" svg:d="M10 20c14 0 14-20 0-20-13 0-13 20 0 20z">
          <text:p/>
        </draw:path>
        <draw:path draw:style-name="gr1" draw:text-style-name="P1" draw:layer="layout" svg:width="0.019cm" svg:height="0.019cm" svg:x="16.202cm" svg:y="1.3cm" svg:viewBox="0 0 20 20" svg:d="M10 20c14 0 14-20 0-20-13 0-13 20 0 20z">
          <text:p/>
        </draw:path>
        <draw:path draw:style-name="gr1" draw:text-style-name="P1" draw:layer="layout" svg:width="0.019cm" svg:height="0.019cm" svg:x="0.701cm" svg:y="1.8cm" svg:viewBox="0 0 20 20" svg:d="M10 20c14 0 14-20 0-20-13 0-13 20 0 20z">
          <text:p/>
        </draw:path>
        <draw:path draw:style-name="gr1" draw:text-style-name="P1" draw:layer="layout" svg:width="0.019cm" svg:height="0.019cm" svg:x="1.201cm" svg:y="1.8cm" svg:viewBox="0 0 20 20" svg:d="M10 20c14 0 14-20 0-20-13 0-13 20 0 20z">
          <text:p/>
        </draw:path>
        <draw:path draw:style-name="gr1" draw:text-style-name="P1" draw:layer="layout" svg:width="0.019cm" svg:height="0.019cm" svg:x="1.701cm" svg:y="1.8cm" svg:viewBox="0 0 20 20" svg:d="M10 20c14 0 14-20 0-20-13 0-13 20 0 20z">
          <text:p/>
        </draw:path>
        <draw:path draw:style-name="gr1" draw:text-style-name="P1" draw:layer="layout" svg:width="0.019cm" svg:height="0.019cm" svg:x="2.201cm" svg:y="1.8cm" svg:viewBox="0 0 20 20" svg:d="M10 20c14 0 14-20 0-20-13 0-13 20 0 20z">
          <text:p/>
        </draw:path>
        <draw:path draw:style-name="gr1" draw:text-style-name="P1" draw:layer="layout" svg:width="0.019cm" svg:height="0.019cm" svg:x="2.701cm" svg:y="1.8cm" svg:viewBox="0 0 20 20" svg:d="M10 20c14 0 14-20 0-20-13 0-13 20 0 20z">
          <text:p/>
        </draw:path>
        <draw:path draw:style-name="gr1" draw:text-style-name="P1" draw:layer="layout" svg:width="0.019cm" svg:height="0.019cm" svg:x="3.201cm" svg:y="1.8cm" svg:viewBox="0 0 20 20" svg:d="M10 20c14 0 14-20 0-20-13 0-13 20 0 20z">
          <text:p/>
        </draw:path>
        <draw:path draw:style-name="gr1" draw:text-style-name="P1" draw:layer="layout" svg:width="0.019cm" svg:height="0.019cm" svg:x="3.701cm" svg:y="1.8cm" svg:viewBox="0 0 20 20" svg:d="M10 20c14 0 14-20 0-20-13 0-13 20 0 20z">
          <text:p/>
        </draw:path>
        <draw:path draw:style-name="gr1" draw:text-style-name="P1" draw:layer="layout" svg:width="0.019cm" svg:height="0.019cm" svg:x="4.201cm" svg:y="1.8cm" svg:viewBox="0 0 20 20" svg:d="M10 20c14 0 14-20 0-20-13 0-13 20 0 20z">
          <text:p/>
        </draw:path>
        <draw:path draw:style-name="gr1" draw:text-style-name="P1" draw:layer="layout" svg:width="0.019cm" svg:height="0.019cm" svg:x="4.701cm" svg:y="1.8cm" svg:viewBox="0 0 20 20" svg:d="M10 20c14 0 14-20 0-20-13 0-13 20 0 20z">
          <text:p/>
        </draw:path>
        <draw:path draw:style-name="gr1" draw:text-style-name="P1" draw:layer="layout" svg:width="0.019cm" svg:height="0.019cm" svg:x="5.201cm" svg:y="1.8cm" svg:viewBox="0 0 20 20" svg:d="M10 20c14 0 14-20 0-20-13 0-13 20 0 20z">
          <text:p/>
        </draw:path>
        <draw:path draw:style-name="gr1" draw:text-style-name="P1" draw:layer="layout" svg:width="0.019cm" svg:height="0.019cm" svg:x="5.701cm" svg:y="1.8cm" svg:viewBox="0 0 20 20" svg:d="M10 20c14 0 14-20 0-20-13 0-13 20 0 20z">
          <text:p/>
        </draw:path>
        <draw:path draw:style-name="gr1" draw:text-style-name="P1" draw:layer="layout" svg:width="0.019cm" svg:height="0.019cm" svg:x="6.201cm" svg:y="1.8cm" svg:viewBox="0 0 20 20" svg:d="M10 20c14 0 14-20 0-20-13 0-13 20 0 20z">
          <text:p/>
        </draw:path>
        <draw:path draw:style-name="gr1" draw:text-style-name="P1" draw:layer="layout" svg:width="0.019cm" svg:height="0.019cm" svg:x="6.701cm" svg:y="1.8cm" svg:viewBox="0 0 20 20" svg:d="M10 20c14 0 14-20 0-20-13 0-13 20 0 20z">
          <text:p/>
        </draw:path>
        <draw:path draw:style-name="gr1" draw:text-style-name="P1" draw:layer="layout" svg:width="0.019cm" svg:height="0.019cm" svg:x="7.201cm" svg:y="1.8cm" svg:viewBox="0 0 20 20" svg:d="M10 20c14 0 14-20 0-20-13 0-13 20 0 20z">
          <text:p/>
        </draw:path>
        <draw:path draw:style-name="gr1" draw:text-style-name="P1" draw:layer="layout" svg:width="0.019cm" svg:height="0.019cm" svg:x="7.701cm" svg:y="1.8cm" svg:viewBox="0 0 20 20" svg:d="M10 20c14 0 14-20 0-20-13 0-13 20 0 20z">
          <text:p/>
        </draw:path>
        <draw:path draw:style-name="gr1" draw:text-style-name="P1" draw:layer="layout" svg:width="0.019cm" svg:height="0.019cm" svg:x="8.201cm" svg:y="1.8cm" svg:viewBox="0 0 20 20" svg:d="M10 20c14 0 14-20 0-20-13 0-13 20 0 20z">
          <text:p/>
        </draw:path>
        <draw:path draw:style-name="gr1" draw:text-style-name="P1" draw:layer="layout" svg:width="0.019cm" svg:height="0.019cm" svg:x="8.702cm" svg:y="1.8cm" svg:viewBox="0 0 20 20" svg:d="M10 20c14 0 14-20 0-20-13 0-13 20 0 20z">
          <text:p/>
        </draw:path>
        <draw:path draw:style-name="gr1" draw:text-style-name="P1" draw:layer="layout" svg:width="0.019cm" svg:height="0.019cm" svg:x="9.202cm" svg:y="1.8cm" svg:viewBox="0 0 20 20" svg:d="M10 20c14 0 14-20 0-20-13 0-13 20 0 20z">
          <text:p/>
        </draw:path>
        <draw:path draw:style-name="gr1" draw:text-style-name="P1" draw:layer="layout" svg:width="0.019cm" svg:height="0.019cm" svg:x="9.702cm" svg:y="1.8cm" svg:viewBox="0 0 20 20" svg:d="M10 20c14 0 14-20 0-20-13 0-13 20 0 20z">
          <text:p/>
        </draw:path>
        <draw:path draw:style-name="gr1" draw:text-style-name="P1" draw:layer="layout" svg:width="0.019cm" svg:height="0.019cm" svg:x="10.202cm" svg:y="1.8cm" svg:viewBox="0 0 20 20" svg:d="M10 20c14 0 14-20 0-20-13 0-13 20 0 20z">
          <text:p/>
        </draw:path>
        <draw:path draw:style-name="gr1" draw:text-style-name="P1" draw:layer="layout" svg:width="0.019cm" svg:height="0.019cm" svg:x="10.702cm" svg:y="1.8cm" svg:viewBox="0 0 20 20" svg:d="M10 20c14 0 14-20 0-20-13 0-13 20 0 20z">
          <text:p/>
        </draw:path>
        <draw:path draw:style-name="gr1" draw:text-style-name="P1" draw:layer="layout" svg:width="0.019cm" svg:height="0.019cm" svg:x="11.202cm" svg:y="1.8cm" svg:viewBox="0 0 20 20" svg:d="M10 20c14 0 14-20 0-20-13 0-13 20 0 20z">
          <text:p/>
        </draw:path>
        <draw:path draw:style-name="gr1" draw:text-style-name="P1" draw:layer="layout" svg:width="0.019cm" svg:height="0.019cm" svg:x="11.702cm" svg:y="1.8cm" svg:viewBox="0 0 20 20" svg:d="M10 20c14 0 14-20 0-20-13 0-13 20 0 20z">
          <text:p/>
        </draw:path>
        <draw:path draw:style-name="gr1" draw:text-style-name="P1" draw:layer="layout" svg:width="0.019cm" svg:height="0.019cm" svg:x="12.202cm" svg:y="1.8cm" svg:viewBox="0 0 20 20" svg:d="M10 20c14 0 14-20 0-20-13 0-13 20 0 20z">
          <text:p/>
        </draw:path>
        <draw:path draw:style-name="gr1" draw:text-style-name="P1" draw:layer="layout" svg:width="0.019cm" svg:height="0.019cm" svg:x="12.702cm" svg:y="1.8cm" svg:viewBox="0 0 20 20" svg:d="M10 20c14 0 14-20 0-20-13 0-13 20 0 20z">
          <text:p/>
        </draw:path>
        <draw:path draw:style-name="gr1" draw:text-style-name="P1" draw:layer="layout" svg:width="0.019cm" svg:height="0.019cm" svg:x="13.202cm" svg:y="1.8cm" svg:viewBox="0 0 20 20" svg:d="M10 20c14 0 14-20 0-20-13 0-13 20 0 20z">
          <text:p/>
        </draw:path>
        <draw:path draw:style-name="gr1" draw:text-style-name="P1" draw:layer="layout" svg:width="0.019cm" svg:height="0.019cm" svg:x="13.702cm" svg:y="1.8cm" svg:viewBox="0 0 20 20" svg:d="M10 20c14 0 14-20 0-20-13 0-13 20 0 20z">
          <text:p/>
        </draw:path>
        <draw:path draw:style-name="gr1" draw:text-style-name="P1" draw:layer="layout" svg:width="0.019cm" svg:height="0.019cm" svg:x="14.202cm" svg:y="1.8cm" svg:viewBox="0 0 20 20" svg:d="M10 20c14 0 14-20 0-20-13 0-13 20 0 20z">
          <text:p/>
        </draw:path>
        <draw:path draw:style-name="gr1" draw:text-style-name="P1" draw:layer="layout" svg:width="0.019cm" svg:height="0.019cm" svg:x="14.702cm" svg:y="1.8cm" svg:viewBox="0 0 20 20" svg:d="M10 20c14 0 14-20 0-20-13 0-13 20 0 20z">
          <text:p/>
        </draw:path>
        <draw:path draw:style-name="gr1" draw:text-style-name="P1" draw:layer="layout" svg:width="0.019cm" svg:height="0.019cm" svg:x="15.202cm" svg:y="1.8cm" svg:viewBox="0 0 20 20" svg:d="M10 20c14 0 14-20 0-20-13 0-13 20 0 20z">
          <text:p/>
        </draw:path>
        <draw:path draw:style-name="gr1" draw:text-style-name="P1" draw:layer="layout" svg:width="0.019cm" svg:height="0.019cm" svg:x="15.702cm" svg:y="1.8cm" svg:viewBox="0 0 20 20" svg:d="M10 20c14 0 14-20 0-20-13 0-13 20 0 20z">
          <text:p/>
        </draw:path>
        <draw:path draw:style-name="gr1" draw:text-style-name="P1" draw:layer="layout" svg:width="0.019cm" svg:height="0.019cm" svg:x="16.202cm" svg:y="1.8cm" svg:viewBox="0 0 20 20" svg:d="M10 20c14 0 14-20 0-20-13 0-13 20 0 20z">
          <text:p/>
        </draw:path>
        <draw:path draw:style-name="gr1" draw:text-style-name="P1" draw:layer="layout" svg:width="0.019cm" svg:height="0.019cm" svg:x="16.701cm" svg:y="1.8cm" svg:viewBox="0 0 20 20" svg:d="M10 20c14 0 14-20 0-20-13 0-13 20 0 20z">
          <text:p/>
        </draw:path>
        <draw:path draw:style-name="gr1" draw:text-style-name="P1" draw:layer="layout" svg:width="0.019cm" svg:height="0.019cm" svg:x="17.201cm" svg:y="1.8cm" svg:viewBox="0 0 20 20" svg:d="M10 20c14 0 14-20 0-20-13 0-13 20 0 20z">
          <text:p/>
        </draw:path>
        <draw:path draw:style-name="gr1" draw:text-style-name="P1" draw:layer="layout" svg:width="0.019cm" svg:height="0.019cm" svg:x="17.701cm" svg:y="1.8cm" svg:viewBox="0 0 20 20" svg:d="M10 20c14 0 14-20 0-20-13 0-13 20 0 20z">
          <text:p/>
        </draw:path>
        <draw:path draw:style-name="gr1" draw:text-style-name="P1" draw:layer="layout" svg:width="0.019cm" svg:height="0.019cm" svg:x="18.201cm" svg:y="1.8cm" svg:viewBox="0 0 20 20" svg:d="M10 20c14 0 14-20 0-20-13 0-13 20 0 20z">
          <text:p/>
        </draw:path>
        <draw:path draw:style-name="gr1" draw:text-style-name="P1" draw:layer="layout" svg:width="0.019cm" svg:height="0.019cm" svg:x="18.701cm" svg:y="1.8cm" svg:viewBox="0 0 20 20" svg:d="M10 20c14 0 14-20 0-20-13 0-13 20 0 20z">
          <text:p/>
        </draw:path>
        <draw:path draw:style-name="gr1" draw:text-style-name="P1" draw:layer="layout" svg:width="0.019cm" svg:height="0.019cm" svg:x="19.201cm" svg:y="1.8cm" svg:viewBox="0 0 20 20" svg:d="M10 20c14 0 14-20 0-20-13 0-13 20 0 20z">
          <text:p/>
        </draw:path>
        <draw:path draw:style-name="gr1" draw:text-style-name="P1" draw:layer="layout" svg:width="0.019cm" svg:height="0.019cm" svg:x="19.701cm" svg:y="1.8cm" svg:viewBox="0 0 20 20" svg:d="M10 20c14 0 14-20 0-20-13 0-13 20 0 20z">
          <text:p/>
        </draw:path>
        <draw:path draw:style-name="gr1" draw:text-style-name="P1" draw:layer="layout" svg:width="0.019cm" svg:height="0.019cm" svg:x="20.201cm" svg:y="1.8cm" svg:viewBox="0 0 20 20" svg:d="M10 20c14 0 14-20 0-20-13 0-13 20 0 20z">
          <text:p/>
        </draw:path>
        <draw:path draw:style-name="gr1" draw:text-style-name="P1" draw:layer="layout" svg:width="0.019cm" svg:height="0.019cm" svg:x="20.701cm" svg:y="1.8cm" svg:viewBox="0 0 20 20" svg:d="M10 20c14 0 14-20 0-20-13 0-13 20 0 20z">
          <text:p/>
        </draw:path>
        <draw:path draw:style-name="gr1" draw:text-style-name="P1" draw:layer="layout" svg:width="0.019cm" svg:height="0.019cm" svg:x="21.201cm" svg:y="1.8cm" svg:viewBox="0 0 20 20" svg:d="M10 20c14 0 14-20 0-20-13 0-13 20 0 20z">
          <text:p/>
        </draw:path>
        <draw:path draw:style-name="gr1" draw:text-style-name="P1" draw:layer="layout" svg:width="0.019cm" svg:height="0.019cm" svg:x="21.701cm" svg:y="1.8cm" svg:viewBox="0 0 20 20" svg:d="M10 20c14 0 14-20 0-20-13 0-13 20 0 20z">
          <text:p/>
        </draw:path>
        <draw:path draw:style-name="gr1" draw:text-style-name="P1" draw:layer="layout" svg:width="0.019cm" svg:height="0.019cm" svg:x="22.201cm" svg:y="1.8cm" svg:viewBox="0 0 20 20" svg:d="M10 20c14 0 14-20 0-20-13 0-13 20 0 20z">
          <text:p/>
        </draw:path>
        <draw:path draw:style-name="gr1" draw:text-style-name="P1" draw:layer="layout" svg:width="0.019cm" svg:height="0.019cm" svg:x="22.701cm" svg:y="1.8cm" svg:viewBox="0 0 20 20" svg:d="M10 20c14 0 14-20 0-20-13 0-13 20 0 20z">
          <text:p/>
        </draw:path>
        <draw:path draw:style-name="gr1" draw:text-style-name="P1" draw:layer="layout" svg:width="0.019cm" svg:height="0.019cm" svg:x="23.201cm" svg:y="1.8cm" svg:viewBox="0 0 20 20" svg:d="M10 20c14 0 14-20 0-20-13 0-13 20 0 20z">
          <text:p/>
        </draw:path>
        <draw:path draw:style-name="gr1" draw:text-style-name="P1" draw:layer="layout" svg:width="0.019cm" svg:height="0.019cm" svg:x="23.701cm" svg:y="1.8cm" svg:viewBox="0 0 20 20" svg:d="M10 20c14 0 14-20 0-20-13 0-13 20 0 20z">
          <text:p/>
        </draw:path>
        <draw:path draw:style-name="gr1" draw:text-style-name="P1" draw:layer="layout" svg:width="0.019cm" svg:height="0.019cm" svg:x="24.201cm" svg:y="1.8cm" svg:viewBox="0 0 20 20" svg:d="M10 20c14 0 14-20 0-20-13 0-13 20 0 20z">
          <text:p/>
        </draw:path>
        <draw:path draw:style-name="gr1" draw:text-style-name="P1" draw:layer="layout" svg:width="0.019cm" svg:height="0.019cm" svg:x="24.702cm" svg:y="1.8cm" svg:viewBox="0 0 20 20" svg:d="M10 20c14 0 14-20 0-20-13 0-13 20 0 20z">
          <text:p/>
        </draw:path>
        <draw:path draw:style-name="gr1" draw:text-style-name="P1" draw:layer="layout" svg:width="0.019cm" svg:height="0.019cm" svg:x="25.202cm" svg:y="1.8cm" svg:viewBox="0 0 20 20" svg:d="M10 20c14 0 14-20 0-20-13 0-13 20 0 20z">
          <text:p/>
        </draw:path>
        <draw:path draw:style-name="gr1" draw:text-style-name="P1" draw:layer="layout" svg:width="0.019cm" svg:height="0.019cm" svg:x="25.702cm" svg:y="1.8cm" svg:viewBox="0 0 20 20" svg:d="M10 20c14 0 14-20 0-20-13 0-13 20 0 20z">
          <text:p/>
        </draw:path>
        <draw:path draw:style-name="gr1" draw:text-style-name="P1" draw:layer="layout" svg:width="0.019cm" svg:height="0.019cm" svg:x="26.202cm" svg:y="1.8cm" svg:viewBox="0 0 20 20" svg:d="M10 20c14 0 14-20 0-20-13 0-13 20 0 20z">
          <text:p/>
        </draw:path>
        <draw:path draw:style-name="gr1" draw:text-style-name="P1" draw:layer="layout" svg:width="0.019cm" svg:height="0.019cm" svg:x="26.702cm" svg:y="1.8cm" svg:viewBox="0 0 20 20" svg:d="M10 20c14 0 14-20 0-20-13 0-13 20 0 20z">
          <text:p/>
        </draw:path>
        <draw:path draw:style-name="gr1" draw:text-style-name="P1" draw:layer="layout" svg:width="0.019cm" svg:height="0.019cm" svg:x="27.202cm" svg:y="1.8cm" svg:viewBox="0 0 20 20" svg:d="M10 20c14 0 14-20 0-20-13 0-13 20 0 20z">
          <text:p/>
        </draw:path>
        <draw:path draw:style-name="gr1" draw:text-style-name="P1" draw:layer="layout" svg:width="0.019cm" svg:height="0.019cm" svg:x="0.701cm" svg:y="1.8cm" svg:viewBox="0 0 20 20" svg:d="M10 20c14 0 14-20 0-20-13 0-13 20 0 20z">
          <text:p/>
        </draw:path>
        <draw:path draw:style-name="gr1" draw:text-style-name="P1" draw:layer="layout" svg:width="0.019cm" svg:height="0.019cm" svg:x="1.201cm" svg:y="1.8cm" svg:viewBox="0 0 20 20" svg:d="M10 20c14 0 14-20 0-20-13 0-13 20 0 20z">
          <text:p/>
        </draw:path>
        <draw:path draw:style-name="gr1" draw:text-style-name="P1" draw:layer="layout" svg:width="0.019cm" svg:height="0.019cm" svg:x="1.701cm" svg:y="1.8cm" svg:viewBox="0 0 20 20" svg:d="M10 20c14 0 14-20 0-20-13 0-13 20 0 20z">
          <text:p/>
        </draw:path>
        <draw:path draw:style-name="gr1" draw:text-style-name="P1" draw:layer="layout" svg:width="0.019cm" svg:height="0.019cm" svg:x="2.201cm" svg:y="1.8cm" svg:viewBox="0 0 20 20" svg:d="M10 20c14 0 14-20 0-20-13 0-13 20 0 20z">
          <text:p/>
        </draw:path>
        <draw:path draw:style-name="gr1" draw:text-style-name="P1" draw:layer="layout" svg:width="0.019cm" svg:height="0.019cm" svg:x="2.701cm" svg:y="1.8cm" svg:viewBox="0 0 20 20" svg:d="M10 20c14 0 14-20 0-20-13 0-13 20 0 20z">
          <text:p/>
        </draw:path>
        <draw:path draw:style-name="gr1" draw:text-style-name="P1" draw:layer="layout" svg:width="0.019cm" svg:height="0.019cm" svg:x="3.201cm" svg:y="1.8cm" svg:viewBox="0 0 20 20" svg:d="M10 20c14 0 14-20 0-20-13 0-13 20 0 20z">
          <text:p/>
        </draw:path>
        <draw:path draw:style-name="gr1" draw:text-style-name="P1" draw:layer="layout" svg:width="0.019cm" svg:height="0.019cm" svg:x="3.701cm" svg:y="1.8cm" svg:viewBox="0 0 20 20" svg:d="M10 20c14 0 14-20 0-20-13 0-13 20 0 20z">
          <text:p/>
        </draw:path>
        <draw:path draw:style-name="gr1" draw:text-style-name="P1" draw:layer="layout" svg:width="0.019cm" svg:height="0.019cm" svg:x="4.201cm" svg:y="1.8cm" svg:viewBox="0 0 20 20" svg:d="M10 20c14 0 14-20 0-20-13 0-13 20 0 20z">
          <text:p/>
        </draw:path>
        <draw:path draw:style-name="gr1" draw:text-style-name="P1" draw:layer="layout" svg:width="0.019cm" svg:height="0.019cm" svg:x="4.701cm" svg:y="1.8cm" svg:viewBox="0 0 20 20" svg:d="M10 20c14 0 14-20 0-20-13 0-13 20 0 20z">
          <text:p/>
        </draw:path>
        <draw:path draw:style-name="gr1" draw:text-style-name="P1" draw:layer="layout" svg:width="0.019cm" svg:height="0.019cm" svg:x="5.201cm" svg:y="1.8cm" svg:viewBox="0 0 20 20" svg:d="M10 20c14 0 14-20 0-20-13 0-13 20 0 20z">
          <text:p/>
        </draw:path>
        <draw:path draw:style-name="gr1" draw:text-style-name="P1" draw:layer="layout" svg:width="0.019cm" svg:height="0.019cm" svg:x="5.701cm" svg:y="1.8cm" svg:viewBox="0 0 20 20" svg:d="M10 20c14 0 14-20 0-20-13 0-13 20 0 20z">
          <text:p/>
        </draw:path>
        <draw:path draw:style-name="gr1" draw:text-style-name="P1" draw:layer="layout" svg:width="0.019cm" svg:height="0.019cm" svg:x="6.201cm" svg:y="1.8cm" svg:viewBox="0 0 20 20" svg:d="M10 20c14 0 14-20 0-20-13 0-13 20 0 20z">
          <text:p/>
        </draw:path>
        <draw:path draw:style-name="gr1" draw:text-style-name="P1" draw:layer="layout" svg:width="0.019cm" svg:height="0.019cm" svg:x="6.701cm" svg:y="1.8cm" svg:viewBox="0 0 20 20" svg:d="M10 20c14 0 14-20 0-20-13 0-13 20 0 20z">
          <text:p/>
        </draw:path>
        <draw:path draw:style-name="gr1" draw:text-style-name="P1" draw:layer="layout" svg:width="0.019cm" svg:height="0.019cm" svg:x="7.201cm" svg:y="1.8cm" svg:viewBox="0 0 20 20" svg:d="M10 20c14 0 14-20 0-20-13 0-13 20 0 20z">
          <text:p/>
        </draw:path>
        <draw:path draw:style-name="gr1" draw:text-style-name="P1" draw:layer="layout" svg:width="0.019cm" svg:height="0.019cm" svg:x="7.701cm" svg:y="1.8cm" svg:viewBox="0 0 20 20" svg:d="M10 20c14 0 14-20 0-20-13 0-13 20 0 20z">
          <text:p/>
        </draw:path>
        <draw:path draw:style-name="gr1" draw:text-style-name="P1" draw:layer="layout" svg:width="0.019cm" svg:height="0.019cm" svg:x="8.201cm" svg:y="1.8cm" svg:viewBox="0 0 20 20" svg:d="M10 20c14 0 14-20 0-20-13 0-13 20 0 20z">
          <text:p/>
        </draw:path>
        <draw:path draw:style-name="gr1" draw:text-style-name="P1" draw:layer="layout" svg:width="0.019cm" svg:height="0.019cm" svg:x="8.702cm" svg:y="1.8cm" svg:viewBox="0 0 20 20" svg:d="M10 20c14 0 14-20 0-20-13 0-13 20 0 20z">
          <text:p/>
        </draw:path>
        <draw:path draw:style-name="gr1" draw:text-style-name="P1" draw:layer="layout" svg:width="0.019cm" svg:height="0.019cm" svg:x="9.202cm" svg:y="1.8cm" svg:viewBox="0 0 20 20" svg:d="M10 20c14 0 14-20 0-20-13 0-13 20 0 20z">
          <text:p/>
        </draw:path>
        <draw:path draw:style-name="gr1" draw:text-style-name="P1" draw:layer="layout" svg:width="0.019cm" svg:height="0.019cm" svg:x="9.702cm" svg:y="1.8cm" svg:viewBox="0 0 20 20" svg:d="M10 20c14 0 14-20 0-20-13 0-13 20 0 20z">
          <text:p/>
        </draw:path>
        <draw:path draw:style-name="gr1" draw:text-style-name="P1" draw:layer="layout" svg:width="0.019cm" svg:height="0.019cm" svg:x="10.202cm" svg:y="1.8cm" svg:viewBox="0 0 20 20" svg:d="M10 20c14 0 14-20 0-20-13 0-13 20 0 20z">
          <text:p/>
        </draw:path>
        <draw:path draw:style-name="gr1" draw:text-style-name="P1" draw:layer="layout" svg:width="0.019cm" svg:height="0.019cm" svg:x="10.702cm" svg:y="1.8cm" svg:viewBox="0 0 20 20" svg:d="M10 20c14 0 14-20 0-20-13 0-13 20 0 20z">
          <text:p/>
        </draw:path>
        <draw:path draw:style-name="gr1" draw:text-style-name="P1" draw:layer="layout" svg:width="0.019cm" svg:height="0.019cm" svg:x="11.202cm" svg:y="1.8cm" svg:viewBox="0 0 20 20" svg:d="M10 20c14 0 14-20 0-20-13 0-13 20 0 20z">
          <text:p/>
        </draw:path>
        <draw:path draw:style-name="gr1" draw:text-style-name="P1" draw:layer="layout" svg:width="0.019cm" svg:height="0.019cm" svg:x="11.702cm" svg:y="1.8cm" svg:viewBox="0 0 20 20" svg:d="M10 20c14 0 14-20 0-20-13 0-13 20 0 20z">
          <text:p/>
        </draw:path>
        <draw:path draw:style-name="gr1" draw:text-style-name="P1" draw:layer="layout" svg:width="0.019cm" svg:height="0.019cm" svg:x="12.202cm" svg:y="1.8cm" svg:viewBox="0 0 20 20" svg:d="M10 20c14 0 14-20 0-20-13 0-13 20 0 20z">
          <text:p/>
        </draw:path>
        <draw:path draw:style-name="gr1" draw:text-style-name="P1" draw:layer="layout" svg:width="0.019cm" svg:height="0.019cm" svg:x="12.702cm" svg:y="1.8cm" svg:viewBox="0 0 20 20" svg:d="M10 20c14 0 14-20 0-20-13 0-13 20 0 20z">
          <text:p/>
        </draw:path>
        <draw:path draw:style-name="gr1" draw:text-style-name="P1" draw:layer="layout" svg:width="0.019cm" svg:height="0.019cm" svg:x="13.202cm" svg:y="1.8cm" svg:viewBox="0 0 20 20" svg:d="M10 20c14 0 14-20 0-20-13 0-13 20 0 20z">
          <text:p/>
        </draw:path>
        <draw:path draw:style-name="gr1" draw:text-style-name="P1" draw:layer="layout" svg:width="0.019cm" svg:height="0.019cm" svg:x="13.702cm" svg:y="1.8cm" svg:viewBox="0 0 20 20" svg:d="M10 20c14 0 14-20 0-20-13 0-13 20 0 20z">
          <text:p/>
        </draw:path>
        <draw:path draw:style-name="gr1" draw:text-style-name="P1" draw:layer="layout" svg:width="0.019cm" svg:height="0.019cm" svg:x="14.202cm" svg:y="1.8cm" svg:viewBox="0 0 20 20" svg:d="M10 20c14 0 14-20 0-20-13 0-13 20 0 20z">
          <text:p/>
        </draw:path>
        <draw:path draw:style-name="gr1" draw:text-style-name="P1" draw:layer="layout" svg:width="0.019cm" svg:height="0.019cm" svg:x="14.702cm" svg:y="1.8cm" svg:viewBox="0 0 20 20" svg:d="M10 20c14 0 14-20 0-20-13 0-13 20 0 20z">
          <text:p/>
        </draw:path>
        <draw:path draw:style-name="gr1" draw:text-style-name="P1" draw:layer="layout" svg:width="0.019cm" svg:height="0.019cm" svg:x="15.202cm" svg:y="1.8cm" svg:viewBox="0 0 20 20" svg:d="M10 20c14 0 14-20 0-20-13 0-13 20 0 20z">
          <text:p/>
        </draw:path>
        <draw:path draw:style-name="gr1" draw:text-style-name="P1" draw:layer="layout" svg:width="0.019cm" svg:height="0.019cm" svg:x="15.702cm" svg:y="1.8cm" svg:viewBox="0 0 20 20" svg:d="M10 20c14 0 14-20 0-20-13 0-13 20 0 20z">
          <text:p/>
        </draw:path>
        <draw:path draw:style-name="gr1" draw:text-style-name="P1" draw:layer="layout" svg:width="0.019cm" svg:height="0.019cm" svg:x="16.202cm" svg:y="1.8cm" svg:viewBox="0 0 20 20" svg:d="M10 20c14 0 14-20 0-20-13 0-13 20 0 20z">
          <text:p/>
        </draw:path>
        <draw:path draw:style-name="gr1" draw:text-style-name="P1" draw:layer="layout" svg:width="0.019cm" svg:height="0.019cm" svg:x="0.702cm" svg:y="2.3cm" svg:viewBox="0 0 20 20" svg:d="M10 20c14 0 14-20 0-20-13 0-13 20 0 20z">
          <text:p/>
        </draw:path>
        <draw:path draw:style-name="gr1" draw:text-style-name="P1" draw:layer="layout" svg:width="0.019cm" svg:height="0.019cm" svg:x="1.202cm" svg:y="2.3cm" svg:viewBox="0 0 20 20" svg:d="M10 20c14 0 14-20 0-20-13 0-13 20 0 20z">
          <text:p/>
        </draw:path>
        <draw:path draw:style-name="gr1" draw:text-style-name="P1" draw:layer="layout" svg:width="0.019cm" svg:height="0.019cm" svg:x="1.702cm" svg:y="2.3cm" svg:viewBox="0 0 20 20" svg:d="M10 20c14 0 14-20 0-20-13 0-13 20 0 20z">
          <text:p/>
        </draw:path>
        <draw:path draw:style-name="gr1" draw:text-style-name="P1" draw:layer="layout" svg:width="0.019cm" svg:height="0.019cm" svg:x="2.202cm" svg:y="2.3cm" svg:viewBox="0 0 20 20" svg:d="M10 20c14 0 14-20 0-20-13 0-13 20 0 20z">
          <text:p/>
        </draw:path>
        <draw:path draw:style-name="gr1" draw:text-style-name="P1" draw:layer="layout" svg:width="0.019cm" svg:height="0.019cm" svg:x="2.702cm" svg:y="2.3cm" svg:viewBox="0 0 20 20" svg:d="M10 20c14 0 14-20 0-20-13 0-13 20 0 20z">
          <text:p/>
        </draw:path>
        <draw:path draw:style-name="gr1" draw:text-style-name="P1" draw:layer="layout" svg:width="0.019cm" svg:height="0.019cm" svg:x="3.202cm" svg:y="2.3cm" svg:viewBox="0 0 20 20" svg:d="M10 20c14 0 14-20 0-20-13 0-13 20 0 20z">
          <text:p/>
        </draw:path>
        <draw:path draw:style-name="gr1" draw:text-style-name="P1" draw:layer="layout" svg:width="0.019cm" svg:height="0.019cm" svg:x="3.702cm" svg:y="2.3cm" svg:viewBox="0 0 20 20" svg:d="M10 20c14 0 14-20 0-20-13 0-13 20 0 20z">
          <text:p/>
        </draw:path>
        <draw:path draw:style-name="gr1" draw:text-style-name="P1" draw:layer="layout" svg:width="0.019cm" svg:height="0.019cm" svg:x="4.202cm" svg:y="2.3cm" svg:viewBox="0 0 20 20" svg:d="M10 20c14 0 14-20 0-20-13 0-13 20 0 20z">
          <text:p/>
        </draw:path>
        <draw:path draw:style-name="gr1" draw:text-style-name="P1" draw:layer="layout" svg:width="0.019cm" svg:height="0.019cm" svg:x="4.702cm" svg:y="2.3cm" svg:viewBox="0 0 20 20" svg:d="M10 20c14 0 14-20 0-20-13 0-13 20 0 20z">
          <text:p/>
        </draw:path>
        <draw:path draw:style-name="gr1" draw:text-style-name="P1" draw:layer="layout" svg:width="0.019cm" svg:height="0.019cm" svg:x="5.202cm" svg:y="2.3cm" svg:viewBox="0 0 20 20" svg:d="M10 20c14 0 14-20 0-20-13 0-13 20 0 20z">
          <text:p/>
        </draw:path>
        <draw:path draw:style-name="gr1" draw:text-style-name="P1" draw:layer="layout" svg:width="0.019cm" svg:height="0.019cm" svg:x="5.702cm" svg:y="2.3cm" svg:viewBox="0 0 20 20" svg:d="M10 20c14 0 14-20 0-20-13 0-13 20 0 20z">
          <text:p/>
        </draw:path>
        <draw:path draw:style-name="gr1" draw:text-style-name="P1" draw:layer="layout" svg:width="0.019cm" svg:height="0.019cm" svg:x="6.202cm" svg:y="2.3cm" svg:viewBox="0 0 20 20" svg:d="M10 20c14 0 14-20 0-20-13 0-13 20 0 20z">
          <text:p/>
        </draw:path>
        <draw:path draw:style-name="gr1" draw:text-style-name="P1" draw:layer="layout" svg:width="0.019cm" svg:height="0.019cm" svg:x="6.702cm" svg:y="2.3cm" svg:viewBox="0 0 20 20" svg:d="M10 20c14 0 14-20 0-20-13 0-13 20 0 20z">
          <text:p/>
        </draw:path>
        <draw:path draw:style-name="gr1" draw:text-style-name="P1" draw:layer="layout" svg:width="0.019cm" svg:height="0.019cm" svg:x="7.202cm" svg:y="2.3cm" svg:viewBox="0 0 20 20" svg:d="M10 20c14 0 14-20 0-20-13 0-13 20 0 20z">
          <text:p/>
        </draw:path>
        <draw:path draw:style-name="gr1" draw:text-style-name="P1" draw:layer="layout" svg:width="0.019cm" svg:height="0.019cm" svg:x="7.702cm" svg:y="2.3cm" svg:viewBox="0 0 20 20" svg:d="M10 20c14 0 14-20 0-20-13 0-13 20 0 20z">
          <text:p/>
        </draw:path>
        <draw:path draw:style-name="gr1" draw:text-style-name="P1" draw:layer="layout" svg:width="0.019cm" svg:height="0.019cm" svg:x="8.202cm" svg:y="2.3cm" svg:viewBox="0 0 20 20" svg:d="M10 20c14 0 14-20 0-20-13 0-13 20 0 20z">
          <text:p/>
        </draw:path>
        <draw:path draw:style-name="gr1" draw:text-style-name="P1" draw:layer="layout" svg:width="0.019cm" svg:height="0.019cm" svg:x="8.703cm" svg:y="2.3cm" svg:viewBox="0 0 20 20" svg:d="M10 20c14 0 14-20 0-20-13 0-13 20 0 20z">
          <text:p/>
        </draw:path>
        <draw:path draw:style-name="gr1" draw:text-style-name="P1" draw:layer="layout" svg:width="0.019cm" svg:height="0.019cm" svg:x="9.203cm" svg:y="2.3cm" svg:viewBox="0 0 20 20" svg:d="M10 20c14 0 14-20 0-20-13 0-13 20 0 20z">
          <text:p/>
        </draw:path>
        <draw:path draw:style-name="gr1" draw:text-style-name="P1" draw:layer="layout" svg:width="0.019cm" svg:height="0.019cm" svg:x="9.703cm" svg:y="2.3cm" svg:viewBox="0 0 20 20" svg:d="M10 20c14 0 14-20 0-20-13 0-13 20 0 20z">
          <text:p/>
        </draw:path>
        <draw:path draw:style-name="gr1" draw:text-style-name="P1" draw:layer="layout" svg:width="0.019cm" svg:height="0.019cm" svg:x="10.203cm" svg:y="2.3cm" svg:viewBox="0 0 20 20" svg:d="M10 20c14 0 14-20 0-20-13 0-13 20 0 20z">
          <text:p/>
        </draw:path>
        <draw:path draw:style-name="gr1" draw:text-style-name="P1" draw:layer="layout" svg:width="0.019cm" svg:height="0.019cm" svg:x="10.703cm" svg:y="2.3cm" svg:viewBox="0 0 20 20" svg:d="M10 20c14 0 14-20 0-20-13 0-13 20 0 20z">
          <text:p/>
        </draw:path>
        <draw:path draw:style-name="gr1" draw:text-style-name="P1" draw:layer="layout" svg:width="0.019cm" svg:height="0.019cm" svg:x="11.203cm" svg:y="2.3cm" svg:viewBox="0 0 20 20" svg:d="M10 20c14 0 14-20 0-20-13 0-13 20 0 20z">
          <text:p/>
        </draw:path>
        <draw:path draw:style-name="gr1" draw:text-style-name="P1" draw:layer="layout" svg:width="0.019cm" svg:height="0.019cm" svg:x="11.703cm" svg:y="2.3cm" svg:viewBox="0 0 20 20" svg:d="M10 20c14 0 14-20 0-20-13 0-13 20 0 20z">
          <text:p/>
        </draw:path>
        <draw:path draw:style-name="gr1" draw:text-style-name="P1" draw:layer="layout" svg:width="0.019cm" svg:height="0.019cm" svg:x="12.203cm" svg:y="2.3cm" svg:viewBox="0 0 20 20" svg:d="M10 20c14 0 14-20 0-20-13 0-13 20 0 20z">
          <text:p/>
        </draw:path>
        <draw:path draw:style-name="gr1" draw:text-style-name="P1" draw:layer="layout" svg:width="0.019cm" svg:height="0.019cm" svg:x="12.703cm" svg:y="2.3cm" svg:viewBox="0 0 20 20" svg:d="M10 20c14 0 14-20 0-20-13 0-13 20 0 20z">
          <text:p/>
        </draw:path>
        <draw:path draw:style-name="gr1" draw:text-style-name="P1" draw:layer="layout" svg:width="0.019cm" svg:height="0.019cm" svg:x="13.203cm" svg:y="2.3cm" svg:viewBox="0 0 20 20" svg:d="M10 20c14 0 14-20 0-20-13 0-13 20 0 20z">
          <text:p/>
        </draw:path>
        <draw:path draw:style-name="gr1" draw:text-style-name="P1" draw:layer="layout" svg:width="0.019cm" svg:height="0.019cm" svg:x="13.703cm" svg:y="2.3cm" svg:viewBox="0 0 20 20" svg:d="M10 20c14 0 14-20 0-20-13 0-13 20 0 20z">
          <text:p/>
        </draw:path>
        <draw:path draw:style-name="gr1" draw:text-style-name="P1" draw:layer="layout" svg:width="0.019cm" svg:height="0.019cm" svg:x="14.203cm" svg:y="2.3cm" svg:viewBox="0 0 20 20" svg:d="M10 20c14 0 14-20 0-20-13 0-13 20 0 20z">
          <text:p/>
        </draw:path>
        <draw:path draw:style-name="gr1" draw:text-style-name="P1" draw:layer="layout" svg:width="0.019cm" svg:height="0.019cm" svg:x="14.703cm" svg:y="2.3cm" svg:viewBox="0 0 20 20" svg:d="M10 20c14 0 14-20 0-20-13 0-13 20 0 20z">
          <text:p/>
        </draw:path>
        <draw:path draw:style-name="gr1" draw:text-style-name="P1" draw:layer="layout" svg:width="0.019cm" svg:height="0.019cm" svg:x="15.203cm" svg:y="2.3cm" svg:viewBox="0 0 20 20" svg:d="M10 20c14 0 14-20 0-20-13 0-13 20 0 20z">
          <text:p/>
        </draw:path>
        <draw:path draw:style-name="gr1" draw:text-style-name="P1" draw:layer="layout" svg:width="0.019cm" svg:height="0.019cm" svg:x="15.703cm" svg:y="2.3cm" svg:viewBox="0 0 20 20" svg:d="M10 20c14 0 14-20 0-20-13 0-13 20 0 20z">
          <text:p/>
        </draw:path>
        <draw:path draw:style-name="gr1" draw:text-style-name="P1" draw:layer="layout" svg:width="0.019cm" svg:height="0.019cm" svg:x="16.203cm" svg:y="2.3cm" svg:viewBox="0 0 20 20" svg:d="M10 20c14 0 14-20 0-20-13 0-13 20 0 20z">
          <text:p/>
        </draw:path>
        <draw:path draw:style-name="gr1" draw:text-style-name="P1" draw:layer="layout" svg:width="0.019cm" svg:height="0.019cm" svg:x="16.702cm" svg:y="2.3cm" svg:viewBox="0 0 20 20" svg:d="M10 20c14 0 14-20 0-20-13 0-13 20 0 20z">
          <text:p/>
        </draw:path>
        <draw:path draw:style-name="gr1" draw:text-style-name="P1" draw:layer="layout" svg:width="0.019cm" svg:height="0.019cm" svg:x="17.202cm" svg:y="2.3cm" svg:viewBox="0 0 20 20" svg:d="M10 20c14 0 14-20 0-20-13 0-13 20 0 20z">
          <text:p/>
        </draw:path>
        <draw:path draw:style-name="gr1" draw:text-style-name="P1" draw:layer="layout" svg:width="0.019cm" svg:height="0.019cm" svg:x="17.702cm" svg:y="2.3cm" svg:viewBox="0 0 20 20" svg:d="M10 20c14 0 14-20 0-20-13 0-13 20 0 20z">
          <text:p/>
        </draw:path>
        <draw:path draw:style-name="gr1" draw:text-style-name="P1" draw:layer="layout" svg:width="0.019cm" svg:height="0.019cm" svg:x="18.202cm" svg:y="2.3cm" svg:viewBox="0 0 20 20" svg:d="M10 20c14 0 14-20 0-20-13 0-13 20 0 20z">
          <text:p/>
        </draw:path>
        <draw:path draw:style-name="gr1" draw:text-style-name="P1" draw:layer="layout" svg:width="0.019cm" svg:height="0.019cm" svg:x="18.702cm" svg:y="2.3cm" svg:viewBox="0 0 20 20" svg:d="M10 20c14 0 14-20 0-20-13 0-13 20 0 20z">
          <text:p/>
        </draw:path>
        <draw:path draw:style-name="gr1" draw:text-style-name="P1" draw:layer="layout" svg:width="0.019cm" svg:height="0.019cm" svg:x="19.202cm" svg:y="2.3cm" svg:viewBox="0 0 20 20" svg:d="M10 20c14 0 14-20 0-20-13 0-13 20 0 20z">
          <text:p/>
        </draw:path>
        <draw:path draw:style-name="gr1" draw:text-style-name="P1" draw:layer="layout" svg:width="0.019cm" svg:height="0.019cm" svg:x="19.702cm" svg:y="2.3cm" svg:viewBox="0 0 20 20" svg:d="M10 20c14 0 14-20 0-20-13 0-13 20 0 20z">
          <text:p/>
        </draw:path>
        <draw:path draw:style-name="gr1" draw:text-style-name="P1" draw:layer="layout" svg:width="0.019cm" svg:height="0.019cm" svg:x="20.202cm" svg:y="2.3cm" svg:viewBox="0 0 20 20" svg:d="M10 20c14 0 14-20 0-20-13 0-13 20 0 20z">
          <text:p/>
        </draw:path>
        <draw:path draw:style-name="gr1" draw:text-style-name="P1" draw:layer="layout" svg:width="0.019cm" svg:height="0.019cm" svg:x="20.702cm" svg:y="2.3cm" svg:viewBox="0 0 20 20" svg:d="M10 20c14 0 14-20 0-20-13 0-13 20 0 20z">
          <text:p/>
        </draw:path>
        <draw:path draw:style-name="gr1" draw:text-style-name="P1" draw:layer="layout" svg:width="0.019cm" svg:height="0.019cm" svg:x="21.202cm" svg:y="2.3cm" svg:viewBox="0 0 20 20" svg:d="M10 20c14 0 14-20 0-20-13 0-13 20 0 20z">
          <text:p/>
        </draw:path>
        <draw:path draw:style-name="gr1" draw:text-style-name="P1" draw:layer="layout" svg:width="0.019cm" svg:height="0.019cm" svg:x="21.702cm" svg:y="2.3cm" svg:viewBox="0 0 20 20" svg:d="M10 20c14 0 14-20 0-20-13 0-13 20 0 20z">
          <text:p/>
        </draw:path>
        <draw:path draw:style-name="gr1" draw:text-style-name="P1" draw:layer="layout" svg:width="0.019cm" svg:height="0.019cm" svg:x="22.202cm" svg:y="2.3cm" svg:viewBox="0 0 20 20" svg:d="M10 20c14 0 14-20 0-20-13 0-13 20 0 20z">
          <text:p/>
        </draw:path>
        <draw:path draw:style-name="gr1" draw:text-style-name="P1" draw:layer="layout" svg:width="0.019cm" svg:height="0.019cm" svg:x="22.702cm" svg:y="2.3cm" svg:viewBox="0 0 20 20" svg:d="M10 20c14 0 14-20 0-20-13 0-13 20 0 20z">
          <text:p/>
        </draw:path>
        <draw:path draw:style-name="gr1" draw:text-style-name="P1" draw:layer="layout" svg:width="0.019cm" svg:height="0.019cm" svg:x="23.202cm" svg:y="2.3cm" svg:viewBox="0 0 20 20" svg:d="M10 20c14 0 14-20 0-20-13 0-13 20 0 20z">
          <text:p/>
        </draw:path>
        <draw:path draw:style-name="gr1" draw:text-style-name="P1" draw:layer="layout" svg:width="0.019cm" svg:height="0.019cm" svg:x="23.702cm" svg:y="2.3cm" svg:viewBox="0 0 20 20" svg:d="M10 20c14 0 14-20 0-20-13 0-13 20 0 20z">
          <text:p/>
        </draw:path>
        <draw:path draw:style-name="gr1" draw:text-style-name="P1" draw:layer="layout" svg:width="0.019cm" svg:height="0.019cm" svg:x="24.202cm" svg:y="2.3cm" svg:viewBox="0 0 20 20" svg:d="M10 20c14 0 14-20 0-20-13 0-13 20 0 20z">
          <text:p/>
        </draw:path>
        <draw:path draw:style-name="gr1" draw:text-style-name="P1" draw:layer="layout" svg:width="0.019cm" svg:height="0.019cm" svg:x="24.703cm" svg:y="2.3cm" svg:viewBox="0 0 20 20" svg:d="M10 20c14 0 14-20 0-20-13 0-13 20 0 20z">
          <text:p/>
        </draw:path>
        <draw:path draw:style-name="gr1" draw:text-style-name="P1" draw:layer="layout" svg:width="0.019cm" svg:height="0.019cm" svg:x="25.203cm" svg:y="2.3cm" svg:viewBox="0 0 20 20" svg:d="M10 20c14 0 14-20 0-20-13 0-13 20 0 20z">
          <text:p/>
        </draw:path>
        <draw:path draw:style-name="gr1" draw:text-style-name="P1" draw:layer="layout" svg:width="0.019cm" svg:height="0.019cm" svg:x="25.703cm" svg:y="2.3cm" svg:viewBox="0 0 20 20" svg:d="M10 20c14 0 14-20 0-20-13 0-13 20 0 20z">
          <text:p/>
        </draw:path>
        <draw:path draw:style-name="gr1" draw:text-style-name="P1" draw:layer="layout" svg:width="0.019cm" svg:height="0.019cm" svg:x="26.203cm" svg:y="2.3cm" svg:viewBox="0 0 20 20" svg:d="M10 20c14 0 14-20 0-20-13 0-13 20 0 20z">
          <text:p/>
        </draw:path>
        <draw:path draw:style-name="gr1" draw:text-style-name="P1" draw:layer="layout" svg:width="0.019cm" svg:height="0.019cm" svg:x="26.703cm" svg:y="2.3cm" svg:viewBox="0 0 20 20" svg:d="M10 20c14 0 14-20 0-20-13 0-13 20 0 20z">
          <text:p/>
        </draw:path>
        <draw:path draw:style-name="gr1" draw:text-style-name="P1" draw:layer="layout" svg:width="0.019cm" svg:height="0.019cm" svg:x="27.203cm" svg:y="2.3cm" svg:viewBox="0 0 20 20" svg:d="M10 20c14 0 14-20 0-20-13 0-13 20 0 20z">
          <text:p/>
        </draw:path>
        <draw:path draw:style-name="gr1" draw:text-style-name="P1" draw:layer="layout" svg:width="0.019cm" svg:height="0.019cm" svg:x="0.702cm" svg:y="2.3cm" svg:viewBox="0 0 20 20" svg:d="M10 20c14 0 14-20 0-20-13 0-13 20 0 20z">
          <text:p/>
        </draw:path>
        <draw:path draw:style-name="gr1" draw:text-style-name="P1" draw:layer="layout" svg:width="0.019cm" svg:height="0.019cm" svg:x="1.202cm" svg:y="2.3cm" svg:viewBox="0 0 20 20" svg:d="M10 20c14 0 14-20 0-20-13 0-13 20 0 20z">
          <text:p/>
        </draw:path>
        <draw:path draw:style-name="gr1" draw:text-style-name="P1" draw:layer="layout" svg:width="0.019cm" svg:height="0.019cm" svg:x="1.702cm" svg:y="2.3cm" svg:viewBox="0 0 20 20" svg:d="M10 20c14 0 14-20 0-20-13 0-13 20 0 20z">
          <text:p/>
        </draw:path>
        <draw:path draw:style-name="gr1" draw:text-style-name="P1" draw:layer="layout" svg:width="0.019cm" svg:height="0.019cm" svg:x="2.202cm" svg:y="2.3cm" svg:viewBox="0 0 20 20" svg:d="M10 20c14 0 14-20 0-20-13 0-13 20 0 20z">
          <text:p/>
        </draw:path>
        <draw:path draw:style-name="gr1" draw:text-style-name="P1" draw:layer="layout" svg:width="0.019cm" svg:height="0.019cm" svg:x="2.702cm" svg:y="2.3cm" svg:viewBox="0 0 20 20" svg:d="M10 20c14 0 14-20 0-20-13 0-13 20 0 20z">
          <text:p/>
        </draw:path>
        <draw:path draw:style-name="gr1" draw:text-style-name="P1" draw:layer="layout" svg:width="0.019cm" svg:height="0.019cm" svg:x="3.202cm" svg:y="2.3cm" svg:viewBox="0 0 20 20" svg:d="M10 20c14 0 14-20 0-20-13 0-13 20 0 20z">
          <text:p/>
        </draw:path>
        <draw:path draw:style-name="gr1" draw:text-style-name="P1" draw:layer="layout" svg:width="0.019cm" svg:height="0.019cm" svg:x="3.702cm" svg:y="2.3cm" svg:viewBox="0 0 20 20" svg:d="M10 20c14 0 14-20 0-20-13 0-13 20 0 20z">
          <text:p/>
        </draw:path>
        <draw:path draw:style-name="gr1" draw:text-style-name="P1" draw:layer="layout" svg:width="0.019cm" svg:height="0.019cm" svg:x="4.202cm" svg:y="2.3cm" svg:viewBox="0 0 20 20" svg:d="M10 20c14 0 14-20 0-20-13 0-13 20 0 20z">
          <text:p/>
        </draw:path>
        <draw:path draw:style-name="gr1" draw:text-style-name="P1" draw:layer="layout" svg:width="0.019cm" svg:height="0.019cm" svg:x="4.702cm" svg:y="2.3cm" svg:viewBox="0 0 20 20" svg:d="M10 20c14 0 14-20 0-20-13 0-13 20 0 20z">
          <text:p/>
        </draw:path>
        <draw:path draw:style-name="gr1" draw:text-style-name="P1" draw:layer="layout" svg:width="0.019cm" svg:height="0.019cm" svg:x="5.202cm" svg:y="2.3cm" svg:viewBox="0 0 20 20" svg:d="M10 20c14 0 14-20 0-20-13 0-13 20 0 20z">
          <text:p/>
        </draw:path>
        <draw:path draw:style-name="gr1" draw:text-style-name="P1" draw:layer="layout" svg:width="0.019cm" svg:height="0.019cm" svg:x="5.702cm" svg:y="2.3cm" svg:viewBox="0 0 20 20" svg:d="M10 20c14 0 14-20 0-20-13 0-13 20 0 20z">
          <text:p/>
        </draw:path>
        <draw:path draw:style-name="gr1" draw:text-style-name="P1" draw:layer="layout" svg:width="0.019cm" svg:height="0.019cm" svg:x="6.202cm" svg:y="2.3cm" svg:viewBox="0 0 20 20" svg:d="M10 20c14 0 14-20 0-20-13 0-13 20 0 20z">
          <text:p/>
        </draw:path>
        <draw:path draw:style-name="gr1" draw:text-style-name="P1" draw:layer="layout" svg:width="0.019cm" svg:height="0.019cm" svg:x="6.702cm" svg:y="2.3cm" svg:viewBox="0 0 20 20" svg:d="M10 20c14 0 14-20 0-20-13 0-13 20 0 20z">
          <text:p/>
        </draw:path>
        <draw:path draw:style-name="gr1" draw:text-style-name="P1" draw:layer="layout" svg:width="0.019cm" svg:height="0.019cm" svg:x="7.202cm" svg:y="2.3cm" svg:viewBox="0 0 20 20" svg:d="M10 20c14 0 14-20 0-20-13 0-13 20 0 20z">
          <text:p/>
        </draw:path>
        <draw:path draw:style-name="gr1" draw:text-style-name="P1" draw:layer="layout" svg:width="0.019cm" svg:height="0.019cm" svg:x="7.702cm" svg:y="2.3cm" svg:viewBox="0 0 20 20" svg:d="M10 20c14 0 14-20 0-20-13 0-13 20 0 20z">
          <text:p/>
        </draw:path>
        <draw:path draw:style-name="gr1" draw:text-style-name="P1" draw:layer="layout" svg:width="0.019cm" svg:height="0.019cm" svg:x="8.202cm" svg:y="2.3cm" svg:viewBox="0 0 20 20" svg:d="M10 20c14 0 14-20 0-20-13 0-13 20 0 20z">
          <text:p/>
        </draw:path>
        <draw:path draw:style-name="gr1" draw:text-style-name="P1" draw:layer="layout" svg:width="0.019cm" svg:height="0.019cm" svg:x="8.703cm" svg:y="2.3cm" svg:viewBox="0 0 20 20" svg:d="M10 20c14 0 14-20 0-20-13 0-13 20 0 20z">
          <text:p/>
        </draw:path>
        <draw:path draw:style-name="gr1" draw:text-style-name="P1" draw:layer="layout" svg:width="0.019cm" svg:height="0.019cm" svg:x="9.203cm" svg:y="2.3cm" svg:viewBox="0 0 20 20" svg:d="M10 20c14 0 14-20 0-20-13 0-13 20 0 20z">
          <text:p/>
        </draw:path>
        <draw:path draw:style-name="gr1" draw:text-style-name="P1" draw:layer="layout" svg:width="0.019cm" svg:height="0.019cm" svg:x="9.703cm" svg:y="2.3cm" svg:viewBox="0 0 20 20" svg:d="M10 20c14 0 14-20 0-20-13 0-13 20 0 20z">
          <text:p/>
        </draw:path>
        <draw:path draw:style-name="gr1" draw:text-style-name="P1" draw:layer="layout" svg:width="0.019cm" svg:height="0.019cm" svg:x="10.203cm" svg:y="2.3cm" svg:viewBox="0 0 20 20" svg:d="M10 20c14 0 14-20 0-20-13 0-13 20 0 20z">
          <text:p/>
        </draw:path>
        <draw:path draw:style-name="gr1" draw:text-style-name="P1" draw:layer="layout" svg:width="0.019cm" svg:height="0.019cm" svg:x="10.703cm" svg:y="2.3cm" svg:viewBox="0 0 20 20" svg:d="M10 20c14 0 14-20 0-20-13 0-13 20 0 20z">
          <text:p/>
        </draw:path>
        <draw:path draw:style-name="gr1" draw:text-style-name="P1" draw:layer="layout" svg:width="0.019cm" svg:height="0.019cm" svg:x="11.203cm" svg:y="2.3cm" svg:viewBox="0 0 20 20" svg:d="M10 20c14 0 14-20 0-20-13 0-13 20 0 20z">
          <text:p/>
        </draw:path>
        <draw:path draw:style-name="gr1" draw:text-style-name="P1" draw:layer="layout" svg:width="0.019cm" svg:height="0.019cm" svg:x="11.703cm" svg:y="2.3cm" svg:viewBox="0 0 20 20" svg:d="M10 20c14 0 14-20 0-20-13 0-13 20 0 20z">
          <text:p/>
        </draw:path>
        <draw:path draw:style-name="gr1" draw:text-style-name="P1" draw:layer="layout" svg:width="0.019cm" svg:height="0.019cm" svg:x="12.203cm" svg:y="2.3cm" svg:viewBox="0 0 20 20" svg:d="M10 20c14 0 14-20 0-20-13 0-13 20 0 20z">
          <text:p/>
        </draw:path>
        <draw:path draw:style-name="gr1" draw:text-style-name="P1" draw:layer="layout" svg:width="0.019cm" svg:height="0.019cm" svg:x="12.703cm" svg:y="2.3cm" svg:viewBox="0 0 20 20" svg:d="M10 20c14 0 14-20 0-20-13 0-13 20 0 20z">
          <text:p/>
        </draw:path>
        <draw:path draw:style-name="gr1" draw:text-style-name="P1" draw:layer="layout" svg:width="0.019cm" svg:height="0.019cm" svg:x="13.203cm" svg:y="2.3cm" svg:viewBox="0 0 20 20" svg:d="M10 20c14 0 14-20 0-20-13 0-13 20 0 20z">
          <text:p/>
        </draw:path>
        <draw:path draw:style-name="gr1" draw:text-style-name="P1" draw:layer="layout" svg:width="0.019cm" svg:height="0.019cm" svg:x="13.703cm" svg:y="2.3cm" svg:viewBox="0 0 20 20" svg:d="M10 20c14 0 14-20 0-20-13 0-13 20 0 20z">
          <text:p/>
        </draw:path>
        <draw:path draw:style-name="gr1" draw:text-style-name="P1" draw:layer="layout" svg:width="0.019cm" svg:height="0.019cm" svg:x="14.203cm" svg:y="2.3cm" svg:viewBox="0 0 20 20" svg:d="M10 20c14 0 14-20 0-20-13 0-13 20 0 20z">
          <text:p/>
        </draw:path>
        <draw:path draw:style-name="gr1" draw:text-style-name="P1" draw:layer="layout" svg:width="0.019cm" svg:height="0.019cm" svg:x="14.703cm" svg:y="2.3cm" svg:viewBox="0 0 20 20" svg:d="M10 20c14 0 14-20 0-20-13 0-13 20 0 20z">
          <text:p/>
        </draw:path>
        <draw:path draw:style-name="gr1" draw:text-style-name="P1" draw:layer="layout" svg:width="0.019cm" svg:height="0.019cm" svg:x="15.203cm" svg:y="2.3cm" svg:viewBox="0 0 20 20" svg:d="M10 20c14 0 14-20 0-20-13 0-13 20 0 20z">
          <text:p/>
        </draw:path>
        <draw:path draw:style-name="gr1" draw:text-style-name="P1" draw:layer="layout" svg:width="0.019cm" svg:height="0.019cm" svg:x="15.703cm" svg:y="2.3cm" svg:viewBox="0 0 20 20" svg:d="M10 20c14 0 14-20 0-20-13 0-13 20 0 20z">
          <text:p/>
        </draw:path>
        <draw:path draw:style-name="gr1" draw:text-style-name="P1" draw:layer="layout" svg:width="0.019cm" svg:height="0.019cm" svg:x="16.203cm" svg:y="2.3cm" svg:viewBox="0 0 20 20" svg:d="M10 20c14 0 14-20 0-20-13 0-13 20 0 20z">
          <text:p/>
        </draw:path>
        <draw:path draw:style-name="gr1" draw:text-style-name="P1" draw:layer="layout" svg:width="0.019cm" svg:height="0.019cm" svg:x="0.701cm" svg:y="2.8cm" svg:viewBox="0 0 20 20" svg:d="M10 20c14 0 14-20 0-20-13 0-13 20 0 20z">
          <text:p/>
        </draw:path>
        <draw:path draw:style-name="gr1" draw:text-style-name="P1" draw:layer="layout" svg:width="0.019cm" svg:height="0.019cm" svg:x="1.201cm" svg:y="2.8cm" svg:viewBox="0 0 20 20" svg:d="M10 20c14 0 14-20 0-20-13 0-13 20 0 20z">
          <text:p/>
        </draw:path>
        <draw:path draw:style-name="gr1" draw:text-style-name="P1" draw:layer="layout" svg:width="0.019cm" svg:height="0.019cm" svg:x="1.701cm" svg:y="2.8cm" svg:viewBox="0 0 20 20" svg:d="M10 20c14 0 14-20 0-20-13 0-13 20 0 20z">
          <text:p/>
        </draw:path>
        <draw:path draw:style-name="gr1" draw:text-style-name="P1" draw:layer="layout" svg:width="0.019cm" svg:height="0.019cm" svg:x="2.201cm" svg:y="2.8cm" svg:viewBox="0 0 20 20" svg:d="M10 20c14 0 14-20 0-20-13 0-13 20 0 20z">
          <text:p/>
        </draw:path>
        <draw:path draw:style-name="gr1" draw:text-style-name="P1" draw:layer="layout" svg:width="0.019cm" svg:height="0.019cm" svg:x="2.701cm" svg:y="2.8cm" svg:viewBox="0 0 20 20" svg:d="M10 20c14 0 14-20 0-20-13 0-13 20 0 20z">
          <text:p/>
        </draw:path>
        <draw:path draw:style-name="gr1" draw:text-style-name="P1" draw:layer="layout" svg:width="0.019cm" svg:height="0.019cm" svg:x="3.201cm" svg:y="2.8cm" svg:viewBox="0 0 20 20" svg:d="M10 20c14 0 14-20 0-20-13 0-13 20 0 20z">
          <text:p/>
        </draw:path>
        <draw:path draw:style-name="gr1" draw:text-style-name="P1" draw:layer="layout" svg:width="0.019cm" svg:height="0.019cm" svg:x="3.701cm" svg:y="2.8cm" svg:viewBox="0 0 20 20" svg:d="M10 20c14 0 14-20 0-20-13 0-13 20 0 20z">
          <text:p/>
        </draw:path>
        <draw:path draw:style-name="gr1" draw:text-style-name="P1" draw:layer="layout" svg:width="0.019cm" svg:height="0.019cm" svg:x="4.201cm" svg:y="2.8cm" svg:viewBox="0 0 20 20" svg:d="M10 20c14 0 14-20 0-20-13 0-13 20 0 20z">
          <text:p/>
        </draw:path>
        <draw:path draw:style-name="gr1" draw:text-style-name="P1" draw:layer="layout" svg:width="0.019cm" svg:height="0.019cm" svg:x="4.701cm" svg:y="2.8cm" svg:viewBox="0 0 20 20" svg:d="M10 20c14 0 14-20 0-20-13 0-13 20 0 20z">
          <text:p/>
        </draw:path>
        <draw:path draw:style-name="gr1" draw:text-style-name="P1" draw:layer="layout" svg:width="0.019cm" svg:height="0.019cm" svg:x="5.201cm" svg:y="2.8cm" svg:viewBox="0 0 20 20" svg:d="M10 20c14 0 14-20 0-20-13 0-13 20 0 20z">
          <text:p/>
        </draw:path>
        <draw:path draw:style-name="gr1" draw:text-style-name="P1" draw:layer="layout" svg:width="0.019cm" svg:height="0.019cm" svg:x="5.701cm" svg:y="2.8cm" svg:viewBox="0 0 20 20" svg:d="M10 20c14 0 14-20 0-20-13 0-13 20 0 20z">
          <text:p/>
        </draw:path>
        <draw:path draw:style-name="gr1" draw:text-style-name="P1" draw:layer="layout" svg:width="0.019cm" svg:height="0.019cm" svg:x="6.201cm" svg:y="2.8cm" svg:viewBox="0 0 20 20" svg:d="M10 20c14 0 14-20 0-20-13 0-13 20 0 20z">
          <text:p/>
        </draw:path>
        <draw:path draw:style-name="gr1" draw:text-style-name="P1" draw:layer="layout" svg:width="0.019cm" svg:height="0.019cm" svg:x="6.701cm" svg:y="2.8cm" svg:viewBox="0 0 20 20" svg:d="M10 20c14 0 14-20 0-20-13 0-13 20 0 20z">
          <text:p/>
        </draw:path>
        <draw:path draw:style-name="gr1" draw:text-style-name="P1" draw:layer="layout" svg:width="0.019cm" svg:height="0.019cm" svg:x="7.201cm" svg:y="2.8cm" svg:viewBox="0 0 20 20" svg:d="M10 20c14 0 14-20 0-20-13 0-13 20 0 20z">
          <text:p/>
        </draw:path>
        <draw:path draw:style-name="gr1" draw:text-style-name="P1" draw:layer="layout" svg:width="0.019cm" svg:height="0.019cm" svg:x="7.701cm" svg:y="2.8cm" svg:viewBox="0 0 20 20" svg:d="M10 20c14 0 14-20 0-20-13 0-13 20 0 20z">
          <text:p/>
        </draw:path>
        <draw:path draw:style-name="gr1" draw:text-style-name="P1" draw:layer="layout" svg:width="0.019cm" svg:height="0.019cm" svg:x="8.201cm" svg:y="2.8cm" svg:viewBox="0 0 20 20" svg:d="M10 20c14 0 14-20 0-20-13 0-13 20 0 20z">
          <text:p/>
        </draw:path>
        <draw:path draw:style-name="gr1" draw:text-style-name="P1" draw:layer="layout" svg:width="0.019cm" svg:height="0.019cm" svg:x="8.702cm" svg:y="2.8cm" svg:viewBox="0 0 20 20" svg:d="M10 20c14 0 14-20 0-20-13 0-13 20 0 20z">
          <text:p/>
        </draw:path>
        <draw:path draw:style-name="gr1" draw:text-style-name="P1" draw:layer="layout" svg:width="0.019cm" svg:height="0.019cm" svg:x="9.202cm" svg:y="2.8cm" svg:viewBox="0 0 20 20" svg:d="M10 20c14 0 14-20 0-20-13 0-13 20 0 20z">
          <text:p/>
        </draw:path>
        <draw:path draw:style-name="gr1" draw:text-style-name="P1" draw:layer="layout" svg:width="0.019cm" svg:height="0.019cm" svg:x="9.702cm" svg:y="2.8cm" svg:viewBox="0 0 20 20" svg:d="M10 20c14 0 14-20 0-20-13 0-13 20 0 20z">
          <text:p/>
        </draw:path>
        <draw:path draw:style-name="gr1" draw:text-style-name="P1" draw:layer="layout" svg:width="0.019cm" svg:height="0.019cm" svg:x="10.202cm" svg:y="2.8cm" svg:viewBox="0 0 20 20" svg:d="M10 20c14 0 14-20 0-20-13 0-13 20 0 20z">
          <text:p/>
        </draw:path>
        <draw:path draw:style-name="gr1" draw:text-style-name="P1" draw:layer="layout" svg:width="0.019cm" svg:height="0.019cm" svg:x="10.702cm" svg:y="2.8cm" svg:viewBox="0 0 20 20" svg:d="M10 20c14 0 14-20 0-20-13 0-13 20 0 20z">
          <text:p/>
        </draw:path>
        <draw:path draw:style-name="gr1" draw:text-style-name="P1" draw:layer="layout" svg:width="0.019cm" svg:height="0.019cm" svg:x="11.202cm" svg:y="2.8cm" svg:viewBox="0 0 20 20" svg:d="M10 20c14 0 14-20 0-20-13 0-13 20 0 20z">
          <text:p/>
        </draw:path>
        <draw:path draw:style-name="gr1" draw:text-style-name="P1" draw:layer="layout" svg:width="0.019cm" svg:height="0.019cm" svg:x="11.702cm" svg:y="2.8cm" svg:viewBox="0 0 20 20" svg:d="M10 20c14 0 14-20 0-20-13 0-13 20 0 20z">
          <text:p/>
        </draw:path>
        <draw:path draw:style-name="gr1" draw:text-style-name="P1" draw:layer="layout" svg:width="0.019cm" svg:height="0.019cm" svg:x="12.202cm" svg:y="2.8cm" svg:viewBox="0 0 20 20" svg:d="M10 20c14 0 14-20 0-20-13 0-13 20 0 20z">
          <text:p/>
        </draw:path>
        <draw:path draw:style-name="gr1" draw:text-style-name="P1" draw:layer="layout" svg:width="0.019cm" svg:height="0.019cm" svg:x="12.702cm" svg:y="2.8cm" svg:viewBox="0 0 20 20" svg:d="M10 20c14 0 14-20 0-20-13 0-13 20 0 20z">
          <text:p/>
        </draw:path>
        <draw:path draw:style-name="gr1" draw:text-style-name="P1" draw:layer="layout" svg:width="0.019cm" svg:height="0.019cm" svg:x="13.202cm" svg:y="2.8cm" svg:viewBox="0 0 20 20" svg:d="M10 20c14 0 14-20 0-20-13 0-13 20 0 20z">
          <text:p/>
        </draw:path>
        <draw:path draw:style-name="gr1" draw:text-style-name="P1" draw:layer="layout" svg:width="0.019cm" svg:height="0.019cm" svg:x="13.702cm" svg:y="2.8cm" svg:viewBox="0 0 20 20" svg:d="M10 20c14 0 14-20 0-20-13 0-13 20 0 20z">
          <text:p/>
        </draw:path>
        <draw:path draw:style-name="gr1" draw:text-style-name="P1" draw:layer="layout" svg:width="0.019cm" svg:height="0.019cm" svg:x="14.202cm" svg:y="2.8cm" svg:viewBox="0 0 20 20" svg:d="M10 20c14 0 14-20 0-20-13 0-13 20 0 20z">
          <text:p/>
        </draw:path>
        <draw:path draw:style-name="gr1" draw:text-style-name="P1" draw:layer="layout" svg:width="0.019cm" svg:height="0.019cm" svg:x="14.702cm" svg:y="2.8cm" svg:viewBox="0 0 20 20" svg:d="M10 20c14 0 14-20 0-20-13 0-13 20 0 20z">
          <text:p/>
        </draw:path>
        <draw:path draw:style-name="gr1" draw:text-style-name="P1" draw:layer="layout" svg:width="0.019cm" svg:height="0.019cm" svg:x="15.202cm" svg:y="2.8cm" svg:viewBox="0 0 20 20" svg:d="M10 20c14 0 14-20 0-20-13 0-13 20 0 20z">
          <text:p/>
        </draw:path>
        <draw:path draw:style-name="gr1" draw:text-style-name="P1" draw:layer="layout" svg:width="0.019cm" svg:height="0.019cm" svg:x="15.702cm" svg:y="2.8cm" svg:viewBox="0 0 20 20" svg:d="M10 20c14 0 14-20 0-20-13 0-13 20 0 20z">
          <text:p/>
        </draw:path>
        <draw:path draw:style-name="gr1" draw:text-style-name="P1" draw:layer="layout" svg:width="0.019cm" svg:height="0.019cm" svg:x="16.202cm" svg:y="2.8cm" svg:viewBox="0 0 20 20" svg:d="M10 20c14 0 14-20 0-20-13 0-13 20 0 20z">
          <text:p/>
        </draw:path>
        <draw:path draw:style-name="gr1" draw:text-style-name="P1" draw:layer="layout" svg:width="0.019cm" svg:height="0.019cm" svg:x="16.701cm" svg:y="2.8cm" svg:viewBox="0 0 20 20" svg:d="M10 20c14 0 14-20 0-20-13 0-13 20 0 20z">
          <text:p/>
        </draw:path>
        <draw:path draw:style-name="gr1" draw:text-style-name="P1" draw:layer="layout" svg:width="0.019cm" svg:height="0.019cm" svg:x="17.201cm" svg:y="2.8cm" svg:viewBox="0 0 20 20" svg:d="M10 20c14 0 14-20 0-20-13 0-13 20 0 20z">
          <text:p/>
        </draw:path>
        <draw:path draw:style-name="gr1" draw:text-style-name="P1" draw:layer="layout" svg:width="0.019cm" svg:height="0.019cm" svg:x="17.701cm" svg:y="2.8cm" svg:viewBox="0 0 20 20" svg:d="M10 20c14 0 14-20 0-20-13 0-13 20 0 20z">
          <text:p/>
        </draw:path>
        <draw:path draw:style-name="gr1" draw:text-style-name="P1" draw:layer="layout" svg:width="0.019cm" svg:height="0.019cm" svg:x="18.201cm" svg:y="2.8cm" svg:viewBox="0 0 20 20" svg:d="M10 20c14 0 14-20 0-20-13 0-13 20 0 20z">
          <text:p/>
        </draw:path>
        <draw:path draw:style-name="gr1" draw:text-style-name="P1" draw:layer="layout" svg:width="0.019cm" svg:height="0.019cm" svg:x="18.701cm" svg:y="2.8cm" svg:viewBox="0 0 20 20" svg:d="M10 20c14 0 14-20 0-20-13 0-13 20 0 20z">
          <text:p/>
        </draw:path>
        <draw:path draw:style-name="gr1" draw:text-style-name="P1" draw:layer="layout" svg:width="0.019cm" svg:height="0.019cm" svg:x="19.201cm" svg:y="2.8cm" svg:viewBox="0 0 20 20" svg:d="M10 20c14 0 14-20 0-20-13 0-13 20 0 20z">
          <text:p/>
        </draw:path>
        <draw:path draw:style-name="gr1" draw:text-style-name="P1" draw:layer="layout" svg:width="0.019cm" svg:height="0.019cm" svg:x="19.701cm" svg:y="2.8cm" svg:viewBox="0 0 20 20" svg:d="M10 20c14 0 14-20 0-20-13 0-13 20 0 20z">
          <text:p/>
        </draw:path>
        <draw:path draw:style-name="gr1" draw:text-style-name="P1" draw:layer="layout" svg:width="0.019cm" svg:height="0.019cm" svg:x="20.201cm" svg:y="2.8cm" svg:viewBox="0 0 20 20" svg:d="M10 20c14 0 14-20 0-20-13 0-13 20 0 20z">
          <text:p/>
        </draw:path>
        <draw:path draw:style-name="gr1" draw:text-style-name="P1" draw:layer="layout" svg:width="0.019cm" svg:height="0.019cm" svg:x="20.701cm" svg:y="2.8cm" svg:viewBox="0 0 20 20" svg:d="M10 20c14 0 14-20 0-20-13 0-13 20 0 20z">
          <text:p/>
        </draw:path>
        <draw:path draw:style-name="gr1" draw:text-style-name="P1" draw:layer="layout" svg:width="0.019cm" svg:height="0.019cm" svg:x="21.201cm" svg:y="2.8cm" svg:viewBox="0 0 20 20" svg:d="M10 20c14 0 14-20 0-20-13 0-13 20 0 20z">
          <text:p/>
        </draw:path>
        <draw:path draw:style-name="gr1" draw:text-style-name="P1" draw:layer="layout" svg:width="0.019cm" svg:height="0.019cm" svg:x="21.701cm" svg:y="2.8cm" svg:viewBox="0 0 20 20" svg:d="M10 20c14 0 14-20 0-20-13 0-13 20 0 20z">
          <text:p/>
        </draw:path>
        <draw:path draw:style-name="gr1" draw:text-style-name="P1" draw:layer="layout" svg:width="0.019cm" svg:height="0.019cm" svg:x="22.201cm" svg:y="2.8cm" svg:viewBox="0 0 20 20" svg:d="M10 20c14 0 14-20 0-20-13 0-13 20 0 20z">
          <text:p/>
        </draw:path>
        <draw:path draw:style-name="gr1" draw:text-style-name="P1" draw:layer="layout" svg:width="0.019cm" svg:height="0.019cm" svg:x="22.701cm" svg:y="2.8cm" svg:viewBox="0 0 20 20" svg:d="M10 20c14 0 14-20 0-20-13 0-13 20 0 20z">
          <text:p/>
        </draw:path>
        <draw:path draw:style-name="gr1" draw:text-style-name="P1" draw:layer="layout" svg:width="0.019cm" svg:height="0.019cm" svg:x="23.201cm" svg:y="2.8cm" svg:viewBox="0 0 20 20" svg:d="M10 20c14 0 14-20 0-20-13 0-13 20 0 20z">
          <text:p/>
        </draw:path>
        <draw:path draw:style-name="gr1" draw:text-style-name="P1" draw:layer="layout" svg:width="0.019cm" svg:height="0.019cm" svg:x="23.701cm" svg:y="2.8cm" svg:viewBox="0 0 20 20" svg:d="M10 20c14 0 14-20 0-20-13 0-13 20 0 20z">
          <text:p/>
        </draw:path>
        <draw:path draw:style-name="gr1" draw:text-style-name="P1" draw:layer="layout" svg:width="0.019cm" svg:height="0.019cm" svg:x="24.201cm" svg:y="2.8cm" svg:viewBox="0 0 20 20" svg:d="M10 20c14 0 14-20 0-20-13 0-13 20 0 20z">
          <text:p/>
        </draw:path>
        <draw:path draw:style-name="gr1" draw:text-style-name="P1" draw:layer="layout" svg:width="0.019cm" svg:height="0.019cm" svg:x="24.702cm" svg:y="2.8cm" svg:viewBox="0 0 20 20" svg:d="M10 20c14 0 14-20 0-20-13 0-13 20 0 20z">
          <text:p/>
        </draw:path>
        <draw:path draw:style-name="gr1" draw:text-style-name="P1" draw:layer="layout" svg:width="0.019cm" svg:height="0.019cm" svg:x="25.202cm" svg:y="2.8cm" svg:viewBox="0 0 20 20" svg:d="M10 20c14 0 14-20 0-20-13 0-13 20 0 20z">
          <text:p/>
        </draw:path>
        <draw:path draw:style-name="gr1" draw:text-style-name="P1" draw:layer="layout" svg:width="0.019cm" svg:height="0.019cm" svg:x="25.702cm" svg:y="2.8cm" svg:viewBox="0 0 20 20" svg:d="M10 20c14 0 14-20 0-20-13 0-13 20 0 20z">
          <text:p/>
        </draw:path>
        <draw:path draw:style-name="gr1" draw:text-style-name="P1" draw:layer="layout" svg:width="0.019cm" svg:height="0.019cm" svg:x="26.202cm" svg:y="2.8cm" svg:viewBox="0 0 20 20" svg:d="M10 20c14 0 14-20 0-20-13 0-13 20 0 20z">
          <text:p/>
        </draw:path>
        <draw:path draw:style-name="gr1" draw:text-style-name="P1" draw:layer="layout" svg:width="0.019cm" svg:height="0.019cm" svg:x="26.702cm" svg:y="2.8cm" svg:viewBox="0 0 20 20" svg:d="M10 20c14 0 14-20 0-20-13 0-13 20 0 20z">
          <text:p/>
        </draw:path>
        <draw:path draw:style-name="gr1" draw:text-style-name="P1" draw:layer="layout" svg:width="0.019cm" svg:height="0.019cm" svg:x="27.202cm" svg:y="2.8cm" svg:viewBox="0 0 20 20" svg:d="M10 20c14 0 14-20 0-20-13 0-13 20 0 20z">
          <text:p/>
        </draw:path>
        <draw:path draw:style-name="gr1" draw:text-style-name="P1" draw:layer="layout" svg:width="0.019cm" svg:height="0.019cm" svg:x="0.701cm" svg:y="2.8cm" svg:viewBox="0 0 20 20" svg:d="M10 20c14 0 14-20 0-20-13 0-13 20 0 20z">
          <text:p/>
        </draw:path>
        <draw:path draw:style-name="gr1" draw:text-style-name="P1" draw:layer="layout" svg:width="0.019cm" svg:height="0.019cm" svg:x="1.201cm" svg:y="2.8cm" svg:viewBox="0 0 20 20" svg:d="M10 20c14 0 14-20 0-20-13 0-13 20 0 20z">
          <text:p/>
        </draw:path>
        <draw:path draw:style-name="gr1" draw:text-style-name="P1" draw:layer="layout" svg:width="0.019cm" svg:height="0.019cm" svg:x="1.701cm" svg:y="2.8cm" svg:viewBox="0 0 20 20" svg:d="M10 20c14 0 14-20 0-20-13 0-13 20 0 20z">
          <text:p/>
        </draw:path>
        <draw:path draw:style-name="gr1" draw:text-style-name="P1" draw:layer="layout" svg:width="0.019cm" svg:height="0.019cm" svg:x="2.201cm" svg:y="2.8cm" svg:viewBox="0 0 20 20" svg:d="M10 20c14 0 14-20 0-20-13 0-13 20 0 20z">
          <text:p/>
        </draw:path>
        <draw:path draw:style-name="gr1" draw:text-style-name="P1" draw:layer="layout" svg:width="0.019cm" svg:height="0.019cm" svg:x="2.701cm" svg:y="2.8cm" svg:viewBox="0 0 20 20" svg:d="M10 20c14 0 14-20 0-20-13 0-13 20 0 20z">
          <text:p/>
        </draw:path>
        <draw:path draw:style-name="gr1" draw:text-style-name="P1" draw:layer="layout" svg:width="0.019cm" svg:height="0.019cm" svg:x="3.201cm" svg:y="2.8cm" svg:viewBox="0 0 20 20" svg:d="M10 20c14 0 14-20 0-20-13 0-13 20 0 20z">
          <text:p/>
        </draw:path>
        <draw:path draw:style-name="gr1" draw:text-style-name="P1" draw:layer="layout" svg:width="0.019cm" svg:height="0.019cm" svg:x="3.701cm" svg:y="2.8cm" svg:viewBox="0 0 20 20" svg:d="M10 20c14 0 14-20 0-20-13 0-13 20 0 20z">
          <text:p/>
        </draw:path>
        <draw:path draw:style-name="gr1" draw:text-style-name="P1" draw:layer="layout" svg:width="0.019cm" svg:height="0.019cm" svg:x="4.201cm" svg:y="2.8cm" svg:viewBox="0 0 20 20" svg:d="M10 20c14 0 14-20 0-20-13 0-13 20 0 20z">
          <text:p/>
        </draw:path>
        <draw:path draw:style-name="gr1" draw:text-style-name="P1" draw:layer="layout" svg:width="0.019cm" svg:height="0.019cm" svg:x="4.701cm" svg:y="2.8cm" svg:viewBox="0 0 20 20" svg:d="M10 20c14 0 14-20 0-20-13 0-13 20 0 20z">
          <text:p/>
        </draw:path>
        <draw:path draw:style-name="gr1" draw:text-style-name="P1" draw:layer="layout" svg:width="0.019cm" svg:height="0.019cm" svg:x="5.201cm" svg:y="2.8cm" svg:viewBox="0 0 20 20" svg:d="M10 20c14 0 14-20 0-20-13 0-13 20 0 20z">
          <text:p/>
        </draw:path>
        <draw:path draw:style-name="gr1" draw:text-style-name="P1" draw:layer="layout" svg:width="0.019cm" svg:height="0.019cm" svg:x="5.701cm" svg:y="2.8cm" svg:viewBox="0 0 20 20" svg:d="M10 20c14 0 14-20 0-20-13 0-13 20 0 20z">
          <text:p/>
        </draw:path>
        <draw:path draw:style-name="gr1" draw:text-style-name="P1" draw:layer="layout" svg:width="0.019cm" svg:height="0.019cm" svg:x="6.201cm" svg:y="2.8cm" svg:viewBox="0 0 20 20" svg:d="M10 20c14 0 14-20 0-20-13 0-13 20 0 20z">
          <text:p/>
        </draw:path>
        <draw:path draw:style-name="gr1" draw:text-style-name="P1" draw:layer="layout" svg:width="0.019cm" svg:height="0.019cm" svg:x="6.701cm" svg:y="2.8cm" svg:viewBox="0 0 20 20" svg:d="M10 20c14 0 14-20 0-20-13 0-13 20 0 20z">
          <text:p/>
        </draw:path>
        <draw:path draw:style-name="gr1" draw:text-style-name="P1" draw:layer="layout" svg:width="0.019cm" svg:height="0.019cm" svg:x="7.201cm" svg:y="2.8cm" svg:viewBox="0 0 20 20" svg:d="M10 20c14 0 14-20 0-20-13 0-13 20 0 20z">
          <text:p/>
        </draw:path>
        <draw:path draw:style-name="gr1" draw:text-style-name="P1" draw:layer="layout" svg:width="0.019cm" svg:height="0.019cm" svg:x="7.701cm" svg:y="2.8cm" svg:viewBox="0 0 20 20" svg:d="M10 20c14 0 14-20 0-20-13 0-13 20 0 20z">
          <text:p/>
        </draw:path>
        <draw:path draw:style-name="gr1" draw:text-style-name="P1" draw:layer="layout" svg:width="0.019cm" svg:height="0.019cm" svg:x="8.201cm" svg:y="2.8cm" svg:viewBox="0 0 20 20" svg:d="M10 20c14 0 14-20 0-20-13 0-13 20 0 20z">
          <text:p/>
        </draw:path>
        <draw:path draw:style-name="gr1" draw:text-style-name="P1" draw:layer="layout" svg:width="0.019cm" svg:height="0.019cm" svg:x="8.702cm" svg:y="2.8cm" svg:viewBox="0 0 20 20" svg:d="M10 20c14 0 14-20 0-20-13 0-13 20 0 20z">
          <text:p/>
        </draw:path>
        <draw:path draw:style-name="gr1" draw:text-style-name="P1" draw:layer="layout" svg:width="0.019cm" svg:height="0.019cm" svg:x="9.202cm" svg:y="2.8cm" svg:viewBox="0 0 20 20" svg:d="M10 20c14 0 14-20 0-20-13 0-13 20 0 20z">
          <text:p/>
        </draw:path>
        <draw:path draw:style-name="gr1" draw:text-style-name="P1" draw:layer="layout" svg:width="0.019cm" svg:height="0.019cm" svg:x="9.702cm" svg:y="2.8cm" svg:viewBox="0 0 20 20" svg:d="M10 20c14 0 14-20 0-20-13 0-13 20 0 20z">
          <text:p/>
        </draw:path>
        <draw:path draw:style-name="gr1" draw:text-style-name="P1" draw:layer="layout" svg:width="0.019cm" svg:height="0.019cm" svg:x="10.202cm" svg:y="2.8cm" svg:viewBox="0 0 20 20" svg:d="M10 20c14 0 14-20 0-20-13 0-13 20 0 20z">
          <text:p/>
        </draw:path>
        <draw:path draw:style-name="gr1" draw:text-style-name="P1" draw:layer="layout" svg:width="0.019cm" svg:height="0.019cm" svg:x="10.702cm" svg:y="2.8cm" svg:viewBox="0 0 20 20" svg:d="M10 20c14 0 14-20 0-20-13 0-13 20 0 20z">
          <text:p/>
        </draw:path>
        <draw:path draw:style-name="gr1" draw:text-style-name="P1" draw:layer="layout" svg:width="0.019cm" svg:height="0.019cm" svg:x="11.202cm" svg:y="2.8cm" svg:viewBox="0 0 20 20" svg:d="M10 20c14 0 14-20 0-20-13 0-13 20 0 20z">
          <text:p/>
        </draw:path>
        <draw:path draw:style-name="gr1" draw:text-style-name="P1" draw:layer="layout" svg:width="0.019cm" svg:height="0.019cm" svg:x="11.702cm" svg:y="2.8cm" svg:viewBox="0 0 20 20" svg:d="M10 20c14 0 14-20 0-20-13 0-13 20 0 20z">
          <text:p/>
        </draw:path>
        <draw:path draw:style-name="gr1" draw:text-style-name="P1" draw:layer="layout" svg:width="0.019cm" svg:height="0.019cm" svg:x="12.202cm" svg:y="2.8cm" svg:viewBox="0 0 20 20" svg:d="M10 20c14 0 14-20 0-20-13 0-13 20 0 20z">
          <text:p/>
        </draw:path>
        <draw:path draw:style-name="gr1" draw:text-style-name="P1" draw:layer="layout" svg:width="0.019cm" svg:height="0.019cm" svg:x="12.702cm" svg:y="2.8cm" svg:viewBox="0 0 20 20" svg:d="M10 20c14 0 14-20 0-20-13 0-13 20 0 20z">
          <text:p/>
        </draw:path>
        <draw:path draw:style-name="gr1" draw:text-style-name="P1" draw:layer="layout" svg:width="0.019cm" svg:height="0.019cm" svg:x="13.202cm" svg:y="2.8cm" svg:viewBox="0 0 20 20" svg:d="M10 20c14 0 14-20 0-20-13 0-13 20 0 20z">
          <text:p/>
        </draw:path>
        <draw:path draw:style-name="gr1" draw:text-style-name="P1" draw:layer="layout" svg:width="0.019cm" svg:height="0.019cm" svg:x="13.702cm" svg:y="2.8cm" svg:viewBox="0 0 20 20" svg:d="M10 20c14 0 14-20 0-20-13 0-13 20 0 20z">
          <text:p/>
        </draw:path>
        <draw:path draw:style-name="gr1" draw:text-style-name="P1" draw:layer="layout" svg:width="0.019cm" svg:height="0.019cm" svg:x="14.202cm" svg:y="2.8cm" svg:viewBox="0 0 20 20" svg:d="M10 20c14 0 14-20 0-20-13 0-13 20 0 20z">
          <text:p/>
        </draw:path>
        <draw:path draw:style-name="gr1" draw:text-style-name="P1" draw:layer="layout" svg:width="0.019cm" svg:height="0.019cm" svg:x="14.702cm" svg:y="2.8cm" svg:viewBox="0 0 20 20" svg:d="M10 20c14 0 14-20 0-20-13 0-13 20 0 20z">
          <text:p/>
        </draw:path>
        <draw:path draw:style-name="gr1" draw:text-style-name="P1" draw:layer="layout" svg:width="0.019cm" svg:height="0.019cm" svg:x="15.202cm" svg:y="2.8cm" svg:viewBox="0 0 20 20" svg:d="M10 20c14 0 14-20 0-20-13 0-13 20 0 20z">
          <text:p/>
        </draw:path>
        <draw:path draw:style-name="gr1" draw:text-style-name="P1" draw:layer="layout" svg:width="0.019cm" svg:height="0.019cm" svg:x="15.702cm" svg:y="2.8cm" svg:viewBox="0 0 20 20" svg:d="M10 20c14 0 14-20 0-20-13 0-13 20 0 20z">
          <text:p/>
        </draw:path>
        <draw:path draw:style-name="gr1" draw:text-style-name="P1" draw:layer="layout" svg:width="0.019cm" svg:height="0.019cm" svg:x="16.202cm" svg:y="2.8cm" svg:viewBox="0 0 20 20" svg:d="M10 20c14 0 14-20 0-20-13 0-13 20 0 20z">
          <text:p/>
        </draw:path>
        <draw:path draw:style-name="gr1" draw:text-style-name="P1" draw:layer="layout" svg:width="0.019cm" svg:height="0.019cm" svg:x="0.702cm" svg:y="3.3cm" svg:viewBox="0 0 20 20" svg:d="M10 20c14 0 14-20 0-20-13 0-13 20 0 20z">
          <text:p/>
        </draw:path>
        <draw:path draw:style-name="gr1" draw:text-style-name="P1" draw:layer="layout" svg:width="0.019cm" svg:height="0.019cm" svg:x="1.202cm" svg:y="3.3cm" svg:viewBox="0 0 20 20" svg:d="M10 20c14 0 14-20 0-20-13 0-13 20 0 20z">
          <text:p/>
        </draw:path>
        <draw:path draw:style-name="gr1" draw:text-style-name="P1" draw:layer="layout" svg:width="0.019cm" svg:height="0.019cm" svg:x="1.702cm" svg:y="3.3cm" svg:viewBox="0 0 20 20" svg:d="M10 20c14 0 14-20 0-20-13 0-13 20 0 20z">
          <text:p/>
        </draw:path>
        <draw:path draw:style-name="gr1" draw:text-style-name="P1" draw:layer="layout" svg:width="0.019cm" svg:height="0.019cm" svg:x="2.202cm" svg:y="3.3cm" svg:viewBox="0 0 20 20" svg:d="M10 20c14 0 14-20 0-20-13 0-13 20 0 20z">
          <text:p/>
        </draw:path>
        <draw:path draw:style-name="gr1" draw:text-style-name="P1" draw:layer="layout" svg:width="0.019cm" svg:height="0.019cm" svg:x="2.702cm" svg:y="3.3cm" svg:viewBox="0 0 20 20" svg:d="M10 20c14 0 14-20 0-20-13 0-13 20 0 20z">
          <text:p/>
        </draw:path>
        <draw:path draw:style-name="gr1" draw:text-style-name="P1" draw:layer="layout" svg:width="0.019cm" svg:height="0.019cm" svg:x="3.202cm" svg:y="3.3cm" svg:viewBox="0 0 20 20" svg:d="M10 20c14 0 14-20 0-20-13 0-13 20 0 20z">
          <text:p/>
        </draw:path>
        <draw:path draw:style-name="gr1" draw:text-style-name="P1" draw:layer="layout" svg:width="0.019cm" svg:height="0.019cm" svg:x="3.702cm" svg:y="3.3cm" svg:viewBox="0 0 20 20" svg:d="M10 20c14 0 14-20 0-20-13 0-13 20 0 20z">
          <text:p/>
        </draw:path>
        <draw:path draw:style-name="gr1" draw:text-style-name="P1" draw:layer="layout" svg:width="0.019cm" svg:height="0.019cm" svg:x="4.202cm" svg:y="3.3cm" svg:viewBox="0 0 20 20" svg:d="M10 20c14 0 14-20 0-20-13 0-13 20 0 20z">
          <text:p/>
        </draw:path>
        <draw:path draw:style-name="gr1" draw:text-style-name="P1" draw:layer="layout" svg:width="0.019cm" svg:height="0.019cm" svg:x="4.702cm" svg:y="3.3cm" svg:viewBox="0 0 20 20" svg:d="M10 20c14 0 14-20 0-20-13 0-13 20 0 20z">
          <text:p/>
        </draw:path>
        <draw:path draw:style-name="gr1" draw:text-style-name="P1" draw:layer="layout" svg:width="0.019cm" svg:height="0.019cm" svg:x="5.202cm" svg:y="3.3cm" svg:viewBox="0 0 20 20" svg:d="M10 20c14 0 14-20 0-20-13 0-13 20 0 20z">
          <text:p/>
        </draw:path>
        <draw:path draw:style-name="gr1" draw:text-style-name="P1" draw:layer="layout" svg:width="0.019cm" svg:height="0.019cm" svg:x="5.702cm" svg:y="3.3cm" svg:viewBox="0 0 20 20" svg:d="M10 20c14 0 14-20 0-20-13 0-13 20 0 20z">
          <text:p/>
        </draw:path>
        <draw:path draw:style-name="gr1" draw:text-style-name="P1" draw:layer="layout" svg:width="0.019cm" svg:height="0.019cm" svg:x="6.202cm" svg:y="3.3cm" svg:viewBox="0 0 20 20" svg:d="M10 20c14 0 14-20 0-20-13 0-13 20 0 20z">
          <text:p/>
        </draw:path>
        <draw:path draw:style-name="gr1" draw:text-style-name="P1" draw:layer="layout" svg:width="0.019cm" svg:height="0.019cm" svg:x="6.702cm" svg:y="3.3cm" svg:viewBox="0 0 20 20" svg:d="M10 20c14 0 14-20 0-20-13 0-13 20 0 20z">
          <text:p/>
        </draw:path>
        <draw:path draw:style-name="gr1" draw:text-style-name="P1" draw:layer="layout" svg:width="0.019cm" svg:height="0.019cm" svg:x="7.202cm" svg:y="3.3cm" svg:viewBox="0 0 20 20" svg:d="M10 20c14 0 14-20 0-20-13 0-13 20 0 20z">
          <text:p/>
        </draw:path>
        <draw:path draw:style-name="gr1" draw:text-style-name="P1" draw:layer="layout" svg:width="0.019cm" svg:height="0.019cm" svg:x="7.702cm" svg:y="3.3cm" svg:viewBox="0 0 20 20" svg:d="M10 20c14 0 14-20 0-20-13 0-13 20 0 20z">
          <text:p/>
        </draw:path>
        <draw:path draw:style-name="gr1" draw:text-style-name="P1" draw:layer="layout" svg:width="0.019cm" svg:height="0.019cm" svg:x="8.202cm" svg:y="3.3cm" svg:viewBox="0 0 20 20" svg:d="M10 20c14 0 14-20 0-20-13 0-13 20 0 20z">
          <text:p/>
        </draw:path>
        <draw:path draw:style-name="gr1" draw:text-style-name="P1" draw:layer="layout" svg:width="0.019cm" svg:height="0.019cm" svg:x="8.703cm" svg:y="3.3cm" svg:viewBox="0 0 20 20" svg:d="M10 20c14 0 14-20 0-20-13 0-13 20 0 20z">
          <text:p/>
        </draw:path>
        <draw:path draw:style-name="gr1" draw:text-style-name="P1" draw:layer="layout" svg:width="0.019cm" svg:height="0.019cm" svg:x="9.203cm" svg:y="3.3cm" svg:viewBox="0 0 20 20" svg:d="M10 20c14 0 14-20 0-20-13 0-13 20 0 20z">
          <text:p/>
        </draw:path>
        <draw:path draw:style-name="gr1" draw:text-style-name="P1" draw:layer="layout" svg:width="0.019cm" svg:height="0.019cm" svg:x="9.703cm" svg:y="3.3cm" svg:viewBox="0 0 20 20" svg:d="M10 20c14 0 14-20 0-20-13 0-13 20 0 20z">
          <text:p/>
        </draw:path>
        <draw:path draw:style-name="gr1" draw:text-style-name="P1" draw:layer="layout" svg:width="0.019cm" svg:height="0.019cm" svg:x="10.203cm" svg:y="3.3cm" svg:viewBox="0 0 20 20" svg:d="M10 20c14 0 14-20 0-20-13 0-13 20 0 20z">
          <text:p/>
        </draw:path>
        <draw:path draw:style-name="gr1" draw:text-style-name="P1" draw:layer="layout" svg:width="0.019cm" svg:height="0.019cm" svg:x="10.703cm" svg:y="3.3cm" svg:viewBox="0 0 20 20" svg:d="M10 20c14 0 14-20 0-20-13 0-13 20 0 20z">
          <text:p/>
        </draw:path>
        <draw:path draw:style-name="gr1" draw:text-style-name="P1" draw:layer="layout" svg:width="0.019cm" svg:height="0.019cm" svg:x="11.203cm" svg:y="3.3cm" svg:viewBox="0 0 20 20" svg:d="M10 20c14 0 14-20 0-20-13 0-13 20 0 20z">
          <text:p/>
        </draw:path>
        <draw:path draw:style-name="gr1" draw:text-style-name="P1" draw:layer="layout" svg:width="0.019cm" svg:height="0.019cm" svg:x="11.703cm" svg:y="3.3cm" svg:viewBox="0 0 20 20" svg:d="M10 20c14 0 14-20 0-20-13 0-13 20 0 20z">
          <text:p/>
        </draw:path>
        <draw:path draw:style-name="gr1" draw:text-style-name="P1" draw:layer="layout" svg:width="0.019cm" svg:height="0.019cm" svg:x="12.203cm" svg:y="3.3cm" svg:viewBox="0 0 20 20" svg:d="M10 20c14 0 14-20 0-20-13 0-13 20 0 20z">
          <text:p/>
        </draw:path>
        <draw:path draw:style-name="gr1" draw:text-style-name="P1" draw:layer="layout" svg:width="0.019cm" svg:height="0.019cm" svg:x="12.703cm" svg:y="3.3cm" svg:viewBox="0 0 20 20" svg:d="M10 20c14 0 14-20 0-20-13 0-13 20 0 20z">
          <text:p/>
        </draw:path>
        <draw:path draw:style-name="gr1" draw:text-style-name="P1" draw:layer="layout" svg:width="0.019cm" svg:height="0.019cm" svg:x="13.203cm" svg:y="3.3cm" svg:viewBox="0 0 20 20" svg:d="M10 20c14 0 14-20 0-20-13 0-13 20 0 20z">
          <text:p/>
        </draw:path>
        <draw:path draw:style-name="gr1" draw:text-style-name="P1" draw:layer="layout" svg:width="0.019cm" svg:height="0.019cm" svg:x="13.703cm" svg:y="3.3cm" svg:viewBox="0 0 20 20" svg:d="M10 20c14 0 14-20 0-20-13 0-13 20 0 20z">
          <text:p/>
        </draw:path>
        <draw:path draw:style-name="gr1" draw:text-style-name="P1" draw:layer="layout" svg:width="0.019cm" svg:height="0.019cm" svg:x="14.203cm" svg:y="3.3cm" svg:viewBox="0 0 20 20" svg:d="M10 20c14 0 14-20 0-20-13 0-13 20 0 20z">
          <text:p/>
        </draw:path>
        <draw:path draw:style-name="gr1" draw:text-style-name="P1" draw:layer="layout" svg:width="0.019cm" svg:height="0.019cm" svg:x="14.703cm" svg:y="3.3cm" svg:viewBox="0 0 20 20" svg:d="M10 20c14 0 14-20 0-20-13 0-13 20 0 20z">
          <text:p/>
        </draw:path>
        <draw:path draw:style-name="gr1" draw:text-style-name="P1" draw:layer="layout" svg:width="0.019cm" svg:height="0.019cm" svg:x="15.203cm" svg:y="3.3cm" svg:viewBox="0 0 20 20" svg:d="M10 20c14 0 14-20 0-20-13 0-13 20 0 20z">
          <text:p/>
        </draw:path>
        <draw:path draw:style-name="gr1" draw:text-style-name="P1" draw:layer="layout" svg:width="0.019cm" svg:height="0.019cm" svg:x="15.703cm" svg:y="3.3cm" svg:viewBox="0 0 20 20" svg:d="M10 20c14 0 14-20 0-20-13 0-13 20 0 20z">
          <text:p/>
        </draw:path>
        <draw:path draw:style-name="gr1" draw:text-style-name="P1" draw:layer="layout" svg:width="0.019cm" svg:height="0.019cm" svg:x="16.203cm" svg:y="3.3cm" svg:viewBox="0 0 20 20" svg:d="M10 20c14 0 14-20 0-20-13 0-13 20 0 20z">
          <text:p/>
        </draw:path>
        <draw:path draw:style-name="gr1" draw:text-style-name="P1" draw:layer="layout" svg:width="0.019cm" svg:height="0.019cm" svg:x="16.702cm" svg:y="3.3cm" svg:viewBox="0 0 20 20" svg:d="M10 20c14 0 14-20 0-20-13 0-13 20 0 20z">
          <text:p/>
        </draw:path>
        <draw:path draw:style-name="gr1" draw:text-style-name="P1" draw:layer="layout" svg:width="0.019cm" svg:height="0.019cm" svg:x="17.202cm" svg:y="3.3cm" svg:viewBox="0 0 20 20" svg:d="M10 20c14 0 14-20 0-20-13 0-13 20 0 20z">
          <text:p/>
        </draw:path>
        <draw:path draw:style-name="gr1" draw:text-style-name="P1" draw:layer="layout" svg:width="0.019cm" svg:height="0.019cm" svg:x="17.702cm" svg:y="3.3cm" svg:viewBox="0 0 20 20" svg:d="M10 20c14 0 14-20 0-20-13 0-13 20 0 20z">
          <text:p/>
        </draw:path>
        <draw:path draw:style-name="gr1" draw:text-style-name="P1" draw:layer="layout" svg:width="0.019cm" svg:height="0.019cm" svg:x="18.202cm" svg:y="3.3cm" svg:viewBox="0 0 20 20" svg:d="M10 20c14 0 14-20 0-20-13 0-13 20 0 20z">
          <text:p/>
        </draw:path>
        <draw:path draw:style-name="gr1" draw:text-style-name="P1" draw:layer="layout" svg:width="0.019cm" svg:height="0.019cm" svg:x="18.702cm" svg:y="3.3cm" svg:viewBox="0 0 20 20" svg:d="M10 20c14 0 14-20 0-20-13 0-13 20 0 20z">
          <text:p/>
        </draw:path>
        <draw:path draw:style-name="gr1" draw:text-style-name="P1" draw:layer="layout" svg:width="0.019cm" svg:height="0.019cm" svg:x="19.202cm" svg:y="3.3cm" svg:viewBox="0 0 20 20" svg:d="M10 20c14 0 14-20 0-20-13 0-13 20 0 20z">
          <text:p/>
        </draw:path>
        <draw:path draw:style-name="gr1" draw:text-style-name="P1" draw:layer="layout" svg:width="0.019cm" svg:height="0.019cm" svg:x="19.702cm" svg:y="3.3cm" svg:viewBox="0 0 20 20" svg:d="M10 20c14 0 14-20 0-20-13 0-13 20 0 20z">
          <text:p/>
        </draw:path>
        <draw:path draw:style-name="gr1" draw:text-style-name="P1" draw:layer="layout" svg:width="0.019cm" svg:height="0.019cm" svg:x="20.202cm" svg:y="3.3cm" svg:viewBox="0 0 20 20" svg:d="M10 20c14 0 14-20 0-20-13 0-13 20 0 20z">
          <text:p/>
        </draw:path>
        <draw:path draw:style-name="gr1" draw:text-style-name="P1" draw:layer="layout" svg:width="0.019cm" svg:height="0.019cm" svg:x="20.702cm" svg:y="3.3cm" svg:viewBox="0 0 20 20" svg:d="M10 20c14 0 14-20 0-20-13 0-13 20 0 20z">
          <text:p/>
        </draw:path>
        <draw:path draw:style-name="gr1" draw:text-style-name="P1" draw:layer="layout" svg:width="0.019cm" svg:height="0.019cm" svg:x="21.202cm" svg:y="3.3cm" svg:viewBox="0 0 20 20" svg:d="M10 20c14 0 14-20 0-20-13 0-13 20 0 20z">
          <text:p/>
        </draw:path>
        <draw:path draw:style-name="gr1" draw:text-style-name="P1" draw:layer="layout" svg:width="0.019cm" svg:height="0.019cm" svg:x="21.702cm" svg:y="3.3cm" svg:viewBox="0 0 20 20" svg:d="M10 20c14 0 14-20 0-20-13 0-13 20 0 20z">
          <text:p/>
        </draw:path>
        <draw:path draw:style-name="gr1" draw:text-style-name="P1" draw:layer="layout" svg:width="0.019cm" svg:height="0.019cm" svg:x="22.202cm" svg:y="3.3cm" svg:viewBox="0 0 20 20" svg:d="M10 20c14 0 14-20 0-20-13 0-13 20 0 20z">
          <text:p/>
        </draw:path>
        <draw:path draw:style-name="gr1" draw:text-style-name="P1" draw:layer="layout" svg:width="0.019cm" svg:height="0.019cm" svg:x="22.702cm" svg:y="3.3cm" svg:viewBox="0 0 20 20" svg:d="M10 20c14 0 14-20 0-20-13 0-13 20 0 20z">
          <text:p/>
        </draw:path>
        <draw:path draw:style-name="gr1" draw:text-style-name="P1" draw:layer="layout" svg:width="0.019cm" svg:height="0.019cm" svg:x="23.202cm" svg:y="3.3cm" svg:viewBox="0 0 20 20" svg:d="M10 20c14 0 14-20 0-20-13 0-13 20 0 20z">
          <text:p/>
        </draw:path>
        <draw:path draw:style-name="gr1" draw:text-style-name="P1" draw:layer="layout" svg:width="0.019cm" svg:height="0.019cm" svg:x="23.702cm" svg:y="3.3cm" svg:viewBox="0 0 20 20" svg:d="M10 20c14 0 14-20 0-20-13 0-13 20 0 20z">
          <text:p/>
        </draw:path>
        <draw:path draw:style-name="gr1" draw:text-style-name="P1" draw:layer="layout" svg:width="0.019cm" svg:height="0.019cm" svg:x="24.202cm" svg:y="3.3cm" svg:viewBox="0 0 20 20" svg:d="M10 20c14 0 14-20 0-20-13 0-13 20 0 20z">
          <text:p/>
        </draw:path>
        <draw:path draw:style-name="gr1" draw:text-style-name="P1" draw:layer="layout" svg:width="0.019cm" svg:height="0.019cm" svg:x="24.703cm" svg:y="3.3cm" svg:viewBox="0 0 20 20" svg:d="M10 20c14 0 14-20 0-20-13 0-13 20 0 20z">
          <text:p/>
        </draw:path>
        <draw:path draw:style-name="gr1" draw:text-style-name="P1" draw:layer="layout" svg:width="0.019cm" svg:height="0.019cm" svg:x="25.203cm" svg:y="3.3cm" svg:viewBox="0 0 20 20" svg:d="M10 20c14 0 14-20 0-20-13 0-13 20 0 20z">
          <text:p/>
        </draw:path>
        <draw:path draw:style-name="gr1" draw:text-style-name="P1" draw:layer="layout" svg:width="0.019cm" svg:height="0.019cm" svg:x="25.703cm" svg:y="3.3cm" svg:viewBox="0 0 20 20" svg:d="M10 20c14 0 14-20 0-20-13 0-13 20 0 20z">
          <text:p/>
        </draw:path>
        <draw:path draw:style-name="gr1" draw:text-style-name="P1" draw:layer="layout" svg:width="0.019cm" svg:height="0.019cm" svg:x="26.203cm" svg:y="3.3cm" svg:viewBox="0 0 20 20" svg:d="M10 20c14 0 14-20 0-20-13 0-13 20 0 20z">
          <text:p/>
        </draw:path>
        <draw:path draw:style-name="gr1" draw:text-style-name="P1" draw:layer="layout" svg:width="0.019cm" svg:height="0.019cm" svg:x="26.703cm" svg:y="3.3cm" svg:viewBox="0 0 20 20" svg:d="M10 20c14 0 14-20 0-20-13 0-13 20 0 20z">
          <text:p/>
        </draw:path>
        <draw:path draw:style-name="gr1" draw:text-style-name="P1" draw:layer="layout" svg:width="0.019cm" svg:height="0.019cm" svg:x="27.203cm" svg:y="3.3cm" svg:viewBox="0 0 20 20" svg:d="M10 20c14 0 14-20 0-20-13 0-13 20 0 20z">
          <text:p/>
        </draw:path>
        <draw:path draw:style-name="gr1" draw:text-style-name="P1" draw:layer="layout" svg:width="0.019cm" svg:height="0.019cm" svg:x="0.702cm" svg:y="3.3cm" svg:viewBox="0 0 20 20" svg:d="M10 20c14 0 14-20 0-20-13 0-13 20 0 20z">
          <text:p/>
        </draw:path>
        <draw:path draw:style-name="gr1" draw:text-style-name="P1" draw:layer="layout" svg:width="0.019cm" svg:height="0.019cm" svg:x="1.202cm" svg:y="3.3cm" svg:viewBox="0 0 20 20" svg:d="M10 20c14 0 14-20 0-20-13 0-13 20 0 20z">
          <text:p/>
        </draw:path>
        <draw:path draw:style-name="gr1" draw:text-style-name="P1" draw:layer="layout" svg:width="0.019cm" svg:height="0.019cm" svg:x="1.702cm" svg:y="3.3cm" svg:viewBox="0 0 20 20" svg:d="M10 20c14 0 14-20 0-20-13 0-13 20 0 20z">
          <text:p/>
        </draw:path>
        <draw:path draw:style-name="gr1" draw:text-style-name="P1" draw:layer="layout" svg:width="0.019cm" svg:height="0.019cm" svg:x="2.202cm" svg:y="3.3cm" svg:viewBox="0 0 20 20" svg:d="M10 20c14 0 14-20 0-20-13 0-13 20 0 20z">
          <text:p/>
        </draw:path>
        <draw:path draw:style-name="gr1" draw:text-style-name="P1" draw:layer="layout" svg:width="0.019cm" svg:height="0.019cm" svg:x="2.702cm" svg:y="3.3cm" svg:viewBox="0 0 20 20" svg:d="M10 20c14 0 14-20 0-20-13 0-13 20 0 20z">
          <text:p/>
        </draw:path>
        <draw:path draw:style-name="gr1" draw:text-style-name="P1" draw:layer="layout" svg:width="0.019cm" svg:height="0.019cm" svg:x="3.202cm" svg:y="3.3cm" svg:viewBox="0 0 20 20" svg:d="M10 20c14 0 14-20 0-20-13 0-13 20 0 20z">
          <text:p/>
        </draw:path>
        <draw:path draw:style-name="gr1" draw:text-style-name="P1" draw:layer="layout" svg:width="0.019cm" svg:height="0.019cm" svg:x="3.702cm" svg:y="3.3cm" svg:viewBox="0 0 20 20" svg:d="M10 20c14 0 14-20 0-20-13 0-13 20 0 20z">
          <text:p/>
        </draw:path>
        <draw:path draw:style-name="gr1" draw:text-style-name="P1" draw:layer="layout" svg:width="0.019cm" svg:height="0.019cm" svg:x="4.202cm" svg:y="3.3cm" svg:viewBox="0 0 20 20" svg:d="M10 20c14 0 14-20 0-20-13 0-13 20 0 20z">
          <text:p/>
        </draw:path>
        <draw:path draw:style-name="gr1" draw:text-style-name="P1" draw:layer="layout" svg:width="0.019cm" svg:height="0.019cm" svg:x="4.702cm" svg:y="3.3cm" svg:viewBox="0 0 20 20" svg:d="M10 20c14 0 14-20 0-20-13 0-13 20 0 20z">
          <text:p/>
        </draw:path>
        <draw:path draw:style-name="gr1" draw:text-style-name="P1" draw:layer="layout" svg:width="0.019cm" svg:height="0.019cm" svg:x="5.202cm" svg:y="3.3cm" svg:viewBox="0 0 20 20" svg:d="M10 20c14 0 14-20 0-20-13 0-13 20 0 20z">
          <text:p/>
        </draw:path>
        <draw:path draw:style-name="gr1" draw:text-style-name="P1" draw:layer="layout" svg:width="0.019cm" svg:height="0.019cm" svg:x="5.702cm" svg:y="3.3cm" svg:viewBox="0 0 20 20" svg:d="M10 20c14 0 14-20 0-20-13 0-13 20 0 20z">
          <text:p/>
        </draw:path>
        <draw:path draw:style-name="gr1" draw:text-style-name="P1" draw:layer="layout" svg:width="0.019cm" svg:height="0.019cm" svg:x="6.202cm" svg:y="3.3cm" svg:viewBox="0 0 20 20" svg:d="M10 20c14 0 14-20 0-20-13 0-13 20 0 20z">
          <text:p/>
        </draw:path>
        <draw:path draw:style-name="gr1" draw:text-style-name="P1" draw:layer="layout" svg:width="0.019cm" svg:height="0.019cm" svg:x="6.702cm" svg:y="3.3cm" svg:viewBox="0 0 20 20" svg:d="M10 20c14 0 14-20 0-20-13 0-13 20 0 20z">
          <text:p/>
        </draw:path>
        <draw:path draw:style-name="gr1" draw:text-style-name="P1" draw:layer="layout" svg:width="0.019cm" svg:height="0.019cm" svg:x="7.202cm" svg:y="3.3cm" svg:viewBox="0 0 20 20" svg:d="M10 20c14 0 14-20 0-20-13 0-13 20 0 20z">
          <text:p/>
        </draw:path>
        <draw:path draw:style-name="gr1" draw:text-style-name="P1" draw:layer="layout" svg:width="0.019cm" svg:height="0.019cm" svg:x="7.702cm" svg:y="3.3cm" svg:viewBox="0 0 20 20" svg:d="M10 20c14 0 14-20 0-20-13 0-13 20 0 20z">
          <text:p/>
        </draw:path>
        <draw:path draw:style-name="gr1" draw:text-style-name="P1" draw:layer="layout" svg:width="0.019cm" svg:height="0.019cm" svg:x="8.202cm" svg:y="3.3cm" svg:viewBox="0 0 20 20" svg:d="M10 20c14 0 14-20 0-20-13 0-13 20 0 20z">
          <text:p/>
        </draw:path>
        <draw:path draw:style-name="gr1" draw:text-style-name="P1" draw:layer="layout" svg:width="0.019cm" svg:height="0.019cm" svg:x="8.703cm" svg:y="3.3cm" svg:viewBox="0 0 20 20" svg:d="M10 20c14 0 14-20 0-20-13 0-13 20 0 20z">
          <text:p/>
        </draw:path>
        <draw:path draw:style-name="gr1" draw:text-style-name="P1" draw:layer="layout" svg:width="0.019cm" svg:height="0.019cm" svg:x="9.203cm" svg:y="3.3cm" svg:viewBox="0 0 20 20" svg:d="M10 20c14 0 14-20 0-20-13 0-13 20 0 20z">
          <text:p/>
        </draw:path>
        <draw:path draw:style-name="gr1" draw:text-style-name="P1" draw:layer="layout" svg:width="0.019cm" svg:height="0.019cm" svg:x="9.703cm" svg:y="3.3cm" svg:viewBox="0 0 20 20" svg:d="M10 20c14 0 14-20 0-20-13 0-13 20 0 20z">
          <text:p/>
        </draw:path>
        <draw:path draw:style-name="gr1" draw:text-style-name="P1" draw:layer="layout" svg:width="0.019cm" svg:height="0.019cm" svg:x="10.203cm" svg:y="3.3cm" svg:viewBox="0 0 20 20" svg:d="M10 20c14 0 14-20 0-20-13 0-13 20 0 20z">
          <text:p/>
        </draw:path>
        <draw:path draw:style-name="gr1" draw:text-style-name="P1" draw:layer="layout" svg:width="0.019cm" svg:height="0.019cm" svg:x="10.703cm" svg:y="3.3cm" svg:viewBox="0 0 20 20" svg:d="M10 20c14 0 14-20 0-20-13 0-13 20 0 20z">
          <text:p/>
        </draw:path>
        <draw:path draw:style-name="gr1" draw:text-style-name="P1" draw:layer="layout" svg:width="0.019cm" svg:height="0.019cm" svg:x="11.203cm" svg:y="3.3cm" svg:viewBox="0 0 20 20" svg:d="M10 20c14 0 14-20 0-20-13 0-13 20 0 20z">
          <text:p/>
        </draw:path>
        <draw:path draw:style-name="gr1" draw:text-style-name="P1" draw:layer="layout" svg:width="0.019cm" svg:height="0.019cm" svg:x="11.703cm" svg:y="3.3cm" svg:viewBox="0 0 20 20" svg:d="M10 20c14 0 14-20 0-20-13 0-13 20 0 20z">
          <text:p/>
        </draw:path>
        <draw:path draw:style-name="gr1" draw:text-style-name="P1" draw:layer="layout" svg:width="0.019cm" svg:height="0.019cm" svg:x="12.203cm" svg:y="3.3cm" svg:viewBox="0 0 20 20" svg:d="M10 20c14 0 14-20 0-20-13 0-13 20 0 20z">
          <text:p/>
        </draw:path>
        <draw:path draw:style-name="gr1" draw:text-style-name="P1" draw:layer="layout" svg:width="0.019cm" svg:height="0.019cm" svg:x="12.703cm" svg:y="3.3cm" svg:viewBox="0 0 20 20" svg:d="M10 20c14 0 14-20 0-20-13 0-13 20 0 20z">
          <text:p/>
        </draw:path>
        <draw:path draw:style-name="gr1" draw:text-style-name="P1" draw:layer="layout" svg:width="0.019cm" svg:height="0.019cm" svg:x="13.203cm" svg:y="3.3cm" svg:viewBox="0 0 20 20" svg:d="M10 20c14 0 14-20 0-20-13 0-13 20 0 20z">
          <text:p/>
        </draw:path>
        <draw:path draw:style-name="gr1" draw:text-style-name="P1" draw:layer="layout" svg:width="0.019cm" svg:height="0.019cm" svg:x="13.703cm" svg:y="3.3cm" svg:viewBox="0 0 20 20" svg:d="M10 20c14 0 14-20 0-20-13 0-13 20 0 20z">
          <text:p/>
        </draw:path>
        <draw:path draw:style-name="gr1" draw:text-style-name="P1" draw:layer="layout" svg:width="0.019cm" svg:height="0.019cm" svg:x="14.203cm" svg:y="3.3cm" svg:viewBox="0 0 20 20" svg:d="M10 20c14 0 14-20 0-20-13 0-13 20 0 20z">
          <text:p/>
        </draw:path>
        <draw:path draw:style-name="gr1" draw:text-style-name="P1" draw:layer="layout" svg:width="0.019cm" svg:height="0.019cm" svg:x="14.703cm" svg:y="3.3cm" svg:viewBox="0 0 20 20" svg:d="M10 20c14 0 14-20 0-20-13 0-13 20 0 20z">
          <text:p/>
        </draw:path>
        <draw:path draw:style-name="gr1" draw:text-style-name="P1" draw:layer="layout" svg:width="0.019cm" svg:height="0.019cm" svg:x="15.203cm" svg:y="3.3cm" svg:viewBox="0 0 20 20" svg:d="M10 20c14 0 14-20 0-20-13 0-13 20 0 20z">
          <text:p/>
        </draw:path>
        <draw:path draw:style-name="gr1" draw:text-style-name="P1" draw:layer="layout" svg:width="0.019cm" svg:height="0.019cm" svg:x="15.703cm" svg:y="3.3cm" svg:viewBox="0 0 20 20" svg:d="M10 20c14 0 14-20 0-20-13 0-13 20 0 20z">
          <text:p/>
        </draw:path>
        <draw:path draw:style-name="gr1" draw:text-style-name="P1" draw:layer="layout" svg:width="0.019cm" svg:height="0.019cm" svg:x="16.203cm" svg:y="3.3cm" svg:viewBox="0 0 20 20" svg:d="M10 20c14 0 14-20 0-20-13 0-13 20 0 20z">
          <text:p/>
        </draw:path>
        <draw:path draw:style-name="gr1" draw:text-style-name="P1" draw:layer="layout" svg:width="0.019cm" svg:height="0.019cm" svg:x="0.702cm" svg:y="3.8cm" svg:viewBox="0 0 20 20" svg:d="M10 20c14 0 14-20 0-20-13 0-13 20 0 20z">
          <text:p/>
        </draw:path>
        <draw:path draw:style-name="gr1" draw:text-style-name="P1" draw:layer="layout" svg:width="0.019cm" svg:height="0.019cm" svg:x="1.202cm" svg:y="3.8cm" svg:viewBox="0 0 20 20" svg:d="M10 20c14 0 14-20 0-20-13 0-13 20 0 20z">
          <text:p/>
        </draw:path>
        <draw:path draw:style-name="gr1" draw:text-style-name="P1" draw:layer="layout" svg:width="0.019cm" svg:height="0.019cm" svg:x="1.702cm" svg:y="3.8cm" svg:viewBox="0 0 20 20" svg:d="M10 20c14 0 14-20 0-20-13 0-13 20 0 20z">
          <text:p/>
        </draw:path>
        <draw:path draw:style-name="gr1" draw:text-style-name="P1" draw:layer="layout" svg:width="0.019cm" svg:height="0.019cm" svg:x="2.202cm" svg:y="3.8cm" svg:viewBox="0 0 20 20" svg:d="M10 20c14 0 14-20 0-20-13 0-13 20 0 20z">
          <text:p/>
        </draw:path>
        <draw:path draw:style-name="gr1" draw:text-style-name="P1" draw:layer="layout" svg:width="0.019cm" svg:height="0.019cm" svg:x="2.702cm" svg:y="3.8cm" svg:viewBox="0 0 20 20" svg:d="M10 20c14 0 14-20 0-20-13 0-13 20 0 20z">
          <text:p/>
        </draw:path>
        <draw:path draw:style-name="gr1" draw:text-style-name="P1" draw:layer="layout" svg:width="0.019cm" svg:height="0.019cm" svg:x="3.202cm" svg:y="3.8cm" svg:viewBox="0 0 20 20" svg:d="M10 20c14 0 14-20 0-20-13 0-13 20 0 20z">
          <text:p/>
        </draw:path>
        <draw:path draw:style-name="gr1" draw:text-style-name="P1" draw:layer="layout" svg:width="0.019cm" svg:height="0.019cm" svg:x="3.702cm" svg:y="3.8cm" svg:viewBox="0 0 20 20" svg:d="M10 20c14 0 14-20 0-20-13 0-13 20 0 20z">
          <text:p/>
        </draw:path>
        <draw:path draw:style-name="gr1" draw:text-style-name="P1" draw:layer="layout" svg:width="0.019cm" svg:height="0.019cm" svg:x="4.202cm" svg:y="3.8cm" svg:viewBox="0 0 20 20" svg:d="M10 20c14 0 14-20 0-20-13 0-13 20 0 20z">
          <text:p/>
        </draw:path>
        <draw:path draw:style-name="gr1" draw:text-style-name="P1" draw:layer="layout" svg:width="0.019cm" svg:height="0.019cm" svg:x="4.702cm" svg:y="3.8cm" svg:viewBox="0 0 20 20" svg:d="M10 20c14 0 14-20 0-20-13 0-13 20 0 20z">
          <text:p/>
        </draw:path>
        <draw:path draw:style-name="gr1" draw:text-style-name="P1" draw:layer="layout" svg:width="0.019cm" svg:height="0.019cm" svg:x="5.202cm" svg:y="3.8cm" svg:viewBox="0 0 20 20" svg:d="M10 20c14 0 14-20 0-20-13 0-13 20 0 20z">
          <text:p/>
        </draw:path>
        <draw:path draw:style-name="gr1" draw:text-style-name="P1" draw:layer="layout" svg:width="0.019cm" svg:height="0.019cm" svg:x="5.702cm" svg:y="3.8cm" svg:viewBox="0 0 20 20" svg:d="M10 20c14 0 14-20 0-20-13 0-13 20 0 20z">
          <text:p/>
        </draw:path>
        <draw:path draw:style-name="gr1" draw:text-style-name="P1" draw:layer="layout" svg:width="0.019cm" svg:height="0.019cm" svg:x="6.202cm" svg:y="3.8cm" svg:viewBox="0 0 20 20" svg:d="M10 20c14 0 14-20 0-20-13 0-13 20 0 20z">
          <text:p/>
        </draw:path>
        <draw:path draw:style-name="gr1" draw:text-style-name="P1" draw:layer="layout" svg:width="0.019cm" svg:height="0.019cm" svg:x="6.702cm" svg:y="3.8cm" svg:viewBox="0 0 20 20" svg:d="M10 20c14 0 14-20 0-20-13 0-13 20 0 20z">
          <text:p/>
        </draw:path>
        <draw:path draw:style-name="gr1" draw:text-style-name="P1" draw:layer="layout" svg:width="0.019cm" svg:height="0.019cm" svg:x="7.202cm" svg:y="3.8cm" svg:viewBox="0 0 20 20" svg:d="M10 20c14 0 14-20 0-20-13 0-13 20 0 20z">
          <text:p/>
        </draw:path>
        <draw:path draw:style-name="gr1" draw:text-style-name="P1" draw:layer="layout" svg:width="0.019cm" svg:height="0.019cm" svg:x="7.702cm" svg:y="3.8cm" svg:viewBox="0 0 20 20" svg:d="M10 20c14 0 14-20 0-20-13 0-13 20 0 20z">
          <text:p/>
        </draw:path>
        <draw:path draw:style-name="gr1" draw:text-style-name="P1" draw:layer="layout" svg:width="0.019cm" svg:height="0.019cm" svg:x="8.202cm" svg:y="3.8cm" svg:viewBox="0 0 20 20" svg:d="M10 20c14 0 14-20 0-20-13 0-13 20 0 20z">
          <text:p/>
        </draw:path>
        <draw:path draw:style-name="gr1" draw:text-style-name="P1" draw:layer="layout" svg:width="0.019cm" svg:height="0.019cm" svg:x="8.703cm" svg:y="3.8cm" svg:viewBox="0 0 20 20" svg:d="M10 20c14 0 14-20 0-20-13 0-13 20 0 20z">
          <text:p/>
        </draw:path>
        <draw:path draw:style-name="gr1" draw:text-style-name="P1" draw:layer="layout" svg:width="0.019cm" svg:height="0.019cm" svg:x="9.203cm" svg:y="3.8cm" svg:viewBox="0 0 20 20" svg:d="M10 20c14 0 14-20 0-20-13 0-13 20 0 20z">
          <text:p/>
        </draw:path>
        <draw:path draw:style-name="gr1" draw:text-style-name="P1" draw:layer="layout" svg:width="0.019cm" svg:height="0.019cm" svg:x="9.703cm" svg:y="3.8cm" svg:viewBox="0 0 20 20" svg:d="M10 20c14 0 14-20 0-20-13 0-13 20 0 20z">
          <text:p/>
        </draw:path>
        <draw:path draw:style-name="gr1" draw:text-style-name="P1" draw:layer="layout" svg:width="0.019cm" svg:height="0.019cm" svg:x="10.203cm" svg:y="3.8cm" svg:viewBox="0 0 20 20" svg:d="M10 20c14 0 14-20 0-20-13 0-13 20 0 20z">
          <text:p/>
        </draw:path>
        <draw:path draw:style-name="gr1" draw:text-style-name="P1" draw:layer="layout" svg:width="0.019cm" svg:height="0.019cm" svg:x="10.703cm" svg:y="3.8cm" svg:viewBox="0 0 20 20" svg:d="M10 20c14 0 14-20 0-20-13 0-13 20 0 20z">
          <text:p/>
        </draw:path>
        <draw:path draw:style-name="gr1" draw:text-style-name="P1" draw:layer="layout" svg:width="0.019cm" svg:height="0.019cm" svg:x="11.203cm" svg:y="3.8cm" svg:viewBox="0 0 20 20" svg:d="M10 20c14 0 14-20 0-20-13 0-13 20 0 20z">
          <text:p/>
        </draw:path>
        <draw:path draw:style-name="gr1" draw:text-style-name="P1" draw:layer="layout" svg:width="0.019cm" svg:height="0.019cm" svg:x="11.703cm" svg:y="3.8cm" svg:viewBox="0 0 20 20" svg:d="M10 20c14 0 14-20 0-20-13 0-13 20 0 20z">
          <text:p/>
        </draw:path>
        <draw:path draw:style-name="gr1" draw:text-style-name="P1" draw:layer="layout" svg:width="0.019cm" svg:height="0.019cm" svg:x="12.203cm" svg:y="3.8cm" svg:viewBox="0 0 20 20" svg:d="M10 20c14 0 14-20 0-20-13 0-13 20 0 20z">
          <text:p/>
        </draw:path>
        <draw:path draw:style-name="gr1" draw:text-style-name="P1" draw:layer="layout" svg:width="0.019cm" svg:height="0.019cm" svg:x="12.703cm" svg:y="3.8cm" svg:viewBox="0 0 20 20" svg:d="M10 20c14 0 14-20 0-20-13 0-13 20 0 20z">
          <text:p/>
        </draw:path>
        <draw:path draw:style-name="gr1" draw:text-style-name="P1" draw:layer="layout" svg:width="0.019cm" svg:height="0.019cm" svg:x="13.203cm" svg:y="3.8cm" svg:viewBox="0 0 20 20" svg:d="M10 20c14 0 14-20 0-20-13 0-13 20 0 20z">
          <text:p/>
        </draw:path>
        <draw:path draw:style-name="gr1" draw:text-style-name="P1" draw:layer="layout" svg:width="0.019cm" svg:height="0.019cm" svg:x="13.703cm" svg:y="3.8cm" svg:viewBox="0 0 20 20" svg:d="M10 20c14 0 14-20 0-20-13 0-13 20 0 20z">
          <text:p/>
        </draw:path>
        <draw:path draw:style-name="gr1" draw:text-style-name="P1" draw:layer="layout" svg:width="0.019cm" svg:height="0.019cm" svg:x="14.203cm" svg:y="3.8cm" svg:viewBox="0 0 20 20" svg:d="M10 20c14 0 14-20 0-20-13 0-13 20 0 20z">
          <text:p/>
        </draw:path>
        <draw:path draw:style-name="gr1" draw:text-style-name="P1" draw:layer="layout" svg:width="0.019cm" svg:height="0.019cm" svg:x="14.703cm" svg:y="3.8cm" svg:viewBox="0 0 20 20" svg:d="M10 20c14 0 14-20 0-20-13 0-13 20 0 20z">
          <text:p/>
        </draw:path>
        <draw:path draw:style-name="gr1" draw:text-style-name="P1" draw:layer="layout" svg:width="0.019cm" svg:height="0.019cm" svg:x="15.203cm" svg:y="3.8cm" svg:viewBox="0 0 20 20" svg:d="M10 20c14 0 14-20 0-20-13 0-13 20 0 20z">
          <text:p/>
        </draw:path>
        <draw:path draw:style-name="gr1" draw:text-style-name="P1" draw:layer="layout" svg:width="0.019cm" svg:height="0.019cm" svg:x="15.703cm" svg:y="3.8cm" svg:viewBox="0 0 20 20" svg:d="M10 20c14 0 14-20 0-20-13 0-13 20 0 20z">
          <text:p/>
        </draw:path>
        <draw:path draw:style-name="gr1" draw:text-style-name="P1" draw:layer="layout" svg:width="0.019cm" svg:height="0.019cm" svg:x="16.203cm" svg:y="3.8cm" svg:viewBox="0 0 20 20" svg:d="M10 20c14 0 14-20 0-20-13 0-13 20 0 20z">
          <text:p/>
        </draw:path>
        <draw:path draw:style-name="gr1" draw:text-style-name="P1" draw:layer="layout" svg:width="0.019cm" svg:height="0.019cm" svg:x="16.702cm" svg:y="3.8cm" svg:viewBox="0 0 20 20" svg:d="M10 20c14 0 14-20 0-20-13 0-13 20 0 20z">
          <text:p/>
        </draw:path>
        <draw:path draw:style-name="gr1" draw:text-style-name="P1" draw:layer="layout" svg:width="0.019cm" svg:height="0.019cm" svg:x="17.202cm" svg:y="3.8cm" svg:viewBox="0 0 20 20" svg:d="M10 20c14 0 14-20 0-20-13 0-13 20 0 20z">
          <text:p/>
        </draw:path>
        <draw:path draw:style-name="gr1" draw:text-style-name="P1" draw:layer="layout" svg:width="0.019cm" svg:height="0.019cm" svg:x="17.702cm" svg:y="3.8cm" svg:viewBox="0 0 20 20" svg:d="M10 20c14 0 14-20 0-20-13 0-13 20 0 20z">
          <text:p/>
        </draw:path>
        <draw:path draw:style-name="gr1" draw:text-style-name="P1" draw:layer="layout" svg:width="0.019cm" svg:height="0.019cm" svg:x="18.202cm" svg:y="3.8cm" svg:viewBox="0 0 20 20" svg:d="M10 20c14 0 14-20 0-20-13 0-13 20 0 20z">
          <text:p/>
        </draw:path>
        <draw:path draw:style-name="gr1" draw:text-style-name="P1" draw:layer="layout" svg:width="0.019cm" svg:height="0.019cm" svg:x="18.702cm" svg:y="3.8cm" svg:viewBox="0 0 20 20" svg:d="M10 20c14 0 14-20 0-20-13 0-13 20 0 20z">
          <text:p/>
        </draw:path>
        <draw:path draw:style-name="gr1" draw:text-style-name="P1" draw:layer="layout" svg:width="0.019cm" svg:height="0.019cm" svg:x="19.202cm" svg:y="3.8cm" svg:viewBox="0 0 20 20" svg:d="M10 20c14 0 14-20 0-20-13 0-13 20 0 20z">
          <text:p/>
        </draw:path>
        <draw:path draw:style-name="gr1" draw:text-style-name="P1" draw:layer="layout" svg:width="0.019cm" svg:height="0.019cm" svg:x="19.702cm" svg:y="3.8cm" svg:viewBox="0 0 20 20" svg:d="M10 20c14 0 14-20 0-20-13 0-13 20 0 20z">
          <text:p/>
        </draw:path>
        <draw:path draw:style-name="gr1" draw:text-style-name="P1" draw:layer="layout" svg:width="0.019cm" svg:height="0.019cm" svg:x="20.202cm" svg:y="3.8cm" svg:viewBox="0 0 20 20" svg:d="M10 20c14 0 14-20 0-20-13 0-13 20 0 20z">
          <text:p/>
        </draw:path>
        <draw:path draw:style-name="gr1" draw:text-style-name="P1" draw:layer="layout" svg:width="0.019cm" svg:height="0.019cm" svg:x="20.702cm" svg:y="3.8cm" svg:viewBox="0 0 20 20" svg:d="M10 20c14 0 14-20 0-20-13 0-13 20 0 20z">
          <text:p/>
        </draw:path>
        <draw:path draw:style-name="gr1" draw:text-style-name="P1" draw:layer="layout" svg:width="0.019cm" svg:height="0.019cm" svg:x="21.202cm" svg:y="3.8cm" svg:viewBox="0 0 20 20" svg:d="M10 20c14 0 14-20 0-20-13 0-13 20 0 20z">
          <text:p/>
        </draw:path>
        <draw:path draw:style-name="gr1" draw:text-style-name="P1" draw:layer="layout" svg:width="0.019cm" svg:height="0.019cm" svg:x="21.702cm" svg:y="3.8cm" svg:viewBox="0 0 20 20" svg:d="M10 20c14 0 14-20 0-20-13 0-13 20 0 20z">
          <text:p/>
        </draw:path>
        <draw:path draw:style-name="gr1" draw:text-style-name="P1" draw:layer="layout" svg:width="0.019cm" svg:height="0.019cm" svg:x="22.202cm" svg:y="3.8cm" svg:viewBox="0 0 20 20" svg:d="M10 20c14 0 14-20 0-20-13 0-13 20 0 20z">
          <text:p/>
        </draw:path>
        <draw:path draw:style-name="gr1" draw:text-style-name="P1" draw:layer="layout" svg:width="0.019cm" svg:height="0.019cm" svg:x="22.702cm" svg:y="3.8cm" svg:viewBox="0 0 20 20" svg:d="M10 20c14 0 14-20 0-20-13 0-13 20 0 20z">
          <text:p/>
        </draw:path>
        <draw:path draw:style-name="gr1" draw:text-style-name="P1" draw:layer="layout" svg:width="0.019cm" svg:height="0.019cm" svg:x="23.202cm" svg:y="3.8cm" svg:viewBox="0 0 20 20" svg:d="M10 20c14 0 14-20 0-20-13 0-13 20 0 20z">
          <text:p/>
        </draw:path>
        <draw:path draw:style-name="gr1" draw:text-style-name="P1" draw:layer="layout" svg:width="0.019cm" svg:height="0.019cm" svg:x="23.702cm" svg:y="3.8cm" svg:viewBox="0 0 20 20" svg:d="M10 20c14 0 14-20 0-20-13 0-13 20 0 20z">
          <text:p/>
        </draw:path>
        <draw:path draw:style-name="gr1" draw:text-style-name="P1" draw:layer="layout" svg:width="0.019cm" svg:height="0.019cm" svg:x="24.202cm" svg:y="3.8cm" svg:viewBox="0 0 20 20" svg:d="M10 20c14 0 14-20 0-20-13 0-13 20 0 20z">
          <text:p/>
        </draw:path>
        <draw:path draw:style-name="gr1" draw:text-style-name="P1" draw:layer="layout" svg:width="0.019cm" svg:height="0.019cm" svg:x="24.703cm" svg:y="3.8cm" svg:viewBox="0 0 20 20" svg:d="M10 20c14 0 14-20 0-20-13 0-13 20 0 20z">
          <text:p/>
        </draw:path>
        <draw:path draw:style-name="gr1" draw:text-style-name="P1" draw:layer="layout" svg:width="0.019cm" svg:height="0.019cm" svg:x="25.203cm" svg:y="3.8cm" svg:viewBox="0 0 20 20" svg:d="M10 20c14 0 14-20 0-20-13 0-13 20 0 20z">
          <text:p/>
        </draw:path>
        <draw:path draw:style-name="gr1" draw:text-style-name="P1" draw:layer="layout" svg:width="0.019cm" svg:height="0.019cm" svg:x="25.703cm" svg:y="3.8cm" svg:viewBox="0 0 20 20" svg:d="M10 20c14 0 14-20 0-20-13 0-13 20 0 20z">
          <text:p/>
        </draw:path>
        <draw:path draw:style-name="gr1" draw:text-style-name="P1" draw:layer="layout" svg:width="0.019cm" svg:height="0.019cm" svg:x="26.203cm" svg:y="3.8cm" svg:viewBox="0 0 20 20" svg:d="M10 20c14 0 14-20 0-20-13 0-13 20 0 20z">
          <text:p/>
        </draw:path>
        <draw:path draw:style-name="gr1" draw:text-style-name="P1" draw:layer="layout" svg:width="0.019cm" svg:height="0.019cm" svg:x="26.703cm" svg:y="3.8cm" svg:viewBox="0 0 20 20" svg:d="M10 20c14 0 14-20 0-20-13 0-13 20 0 20z">
          <text:p/>
        </draw:path>
        <draw:path draw:style-name="gr1" draw:text-style-name="P1" draw:layer="layout" svg:width="0.019cm" svg:height="0.019cm" svg:x="27.203cm" svg:y="3.8cm" svg:viewBox="0 0 20 20" svg:d="M10 20c14 0 14-20 0-20-13 0-13 20 0 20z">
          <text:p/>
        </draw:path>
        <draw:path draw:style-name="gr1" draw:text-style-name="P1" draw:layer="layout" svg:width="0.019cm" svg:height="0.019cm" svg:x="0.702cm" svg:y="3.8cm" svg:viewBox="0 0 20 20" svg:d="M10 20c14 0 14-20 0-20-13 0-13 20 0 20z">
          <text:p/>
        </draw:path>
        <draw:path draw:style-name="gr1" draw:text-style-name="P1" draw:layer="layout" svg:width="0.019cm" svg:height="0.019cm" svg:x="1.202cm" svg:y="3.8cm" svg:viewBox="0 0 20 20" svg:d="M10 20c14 0 14-20 0-20-13 0-13 20 0 20z">
          <text:p/>
        </draw:path>
        <draw:path draw:style-name="gr1" draw:text-style-name="P1" draw:layer="layout" svg:width="0.019cm" svg:height="0.019cm" svg:x="1.702cm" svg:y="3.8cm" svg:viewBox="0 0 20 20" svg:d="M10 20c14 0 14-20 0-20-13 0-13 20 0 20z">
          <text:p/>
        </draw:path>
        <draw:path draw:style-name="gr1" draw:text-style-name="P1" draw:layer="layout" svg:width="0.019cm" svg:height="0.019cm" svg:x="2.202cm" svg:y="3.8cm" svg:viewBox="0 0 20 20" svg:d="M10 20c14 0 14-20 0-20-13 0-13 20 0 20z">
          <text:p/>
        </draw:path>
        <draw:path draw:style-name="gr1" draw:text-style-name="P1" draw:layer="layout" svg:width="0.019cm" svg:height="0.019cm" svg:x="2.702cm" svg:y="3.8cm" svg:viewBox="0 0 20 20" svg:d="M10 20c14 0 14-20 0-20-13 0-13 20 0 20z">
          <text:p/>
        </draw:path>
        <draw:path draw:style-name="gr1" draw:text-style-name="P1" draw:layer="layout" svg:width="0.019cm" svg:height="0.019cm" svg:x="3.202cm" svg:y="3.8cm" svg:viewBox="0 0 20 20" svg:d="M10 20c14 0 14-20 0-20-13 0-13 20 0 20z">
          <text:p/>
        </draw:path>
        <draw:path draw:style-name="gr1" draw:text-style-name="P1" draw:layer="layout" svg:width="0.019cm" svg:height="0.019cm" svg:x="3.702cm" svg:y="3.8cm" svg:viewBox="0 0 20 20" svg:d="M10 20c14 0 14-20 0-20-13 0-13 20 0 20z">
          <text:p/>
        </draw:path>
        <draw:path draw:style-name="gr1" draw:text-style-name="P1" draw:layer="layout" svg:width="0.019cm" svg:height="0.019cm" svg:x="4.202cm" svg:y="3.8cm" svg:viewBox="0 0 20 20" svg:d="M10 20c14 0 14-20 0-20-13 0-13 20 0 20z">
          <text:p/>
        </draw:path>
        <draw:path draw:style-name="gr1" draw:text-style-name="P1" draw:layer="layout" svg:width="0.019cm" svg:height="0.019cm" svg:x="4.702cm" svg:y="3.8cm" svg:viewBox="0 0 20 20" svg:d="M10 20c14 0 14-20 0-20-13 0-13 20 0 20z">
          <text:p/>
        </draw:path>
        <draw:path draw:style-name="gr1" draw:text-style-name="P1" draw:layer="layout" svg:width="0.019cm" svg:height="0.019cm" svg:x="5.202cm" svg:y="3.8cm" svg:viewBox="0 0 20 20" svg:d="M10 20c14 0 14-20 0-20-13 0-13 20 0 20z">
          <text:p/>
        </draw:path>
        <draw:path draw:style-name="gr1" draw:text-style-name="P1" draw:layer="layout" svg:width="0.019cm" svg:height="0.019cm" svg:x="5.702cm" svg:y="3.8cm" svg:viewBox="0 0 20 20" svg:d="M10 20c14 0 14-20 0-20-13 0-13 20 0 20z">
          <text:p/>
        </draw:path>
        <draw:path draw:style-name="gr1" draw:text-style-name="P1" draw:layer="layout" svg:width="0.019cm" svg:height="0.019cm" svg:x="6.202cm" svg:y="3.8cm" svg:viewBox="0 0 20 20" svg:d="M10 20c14 0 14-20 0-20-13 0-13 20 0 20z">
          <text:p/>
        </draw:path>
        <draw:path draw:style-name="gr1" draw:text-style-name="P1" draw:layer="layout" svg:width="0.019cm" svg:height="0.019cm" svg:x="6.702cm" svg:y="3.8cm" svg:viewBox="0 0 20 20" svg:d="M10 20c14 0 14-20 0-20-13 0-13 20 0 20z">
          <text:p/>
        </draw:path>
        <draw:path draw:style-name="gr1" draw:text-style-name="P1" draw:layer="layout" svg:width="0.019cm" svg:height="0.019cm" svg:x="7.202cm" svg:y="3.8cm" svg:viewBox="0 0 20 20" svg:d="M10 20c14 0 14-20 0-20-13 0-13 20 0 20z">
          <text:p/>
        </draw:path>
        <draw:path draw:style-name="gr1" draw:text-style-name="P1" draw:layer="layout" svg:width="0.019cm" svg:height="0.019cm" svg:x="7.702cm" svg:y="3.8cm" svg:viewBox="0 0 20 20" svg:d="M10 20c14 0 14-20 0-20-13 0-13 20 0 20z">
          <text:p/>
        </draw:path>
        <draw:path draw:style-name="gr1" draw:text-style-name="P1" draw:layer="layout" svg:width="0.019cm" svg:height="0.019cm" svg:x="8.202cm" svg:y="3.8cm" svg:viewBox="0 0 20 20" svg:d="M10 20c14 0 14-20 0-20-13 0-13 20 0 20z">
          <text:p/>
        </draw:path>
        <draw:path draw:style-name="gr1" draw:text-style-name="P1" draw:layer="layout" svg:width="0.019cm" svg:height="0.019cm" svg:x="8.703cm" svg:y="3.8cm" svg:viewBox="0 0 20 20" svg:d="M10 20c14 0 14-20 0-20-13 0-13 20 0 20z">
          <text:p/>
        </draw:path>
        <draw:path draw:style-name="gr1" draw:text-style-name="P1" draw:layer="layout" svg:width="0.019cm" svg:height="0.019cm" svg:x="9.203cm" svg:y="3.8cm" svg:viewBox="0 0 20 20" svg:d="M10 20c14 0 14-20 0-20-13 0-13 20 0 20z">
          <text:p/>
        </draw:path>
        <draw:path draw:style-name="gr1" draw:text-style-name="P1" draw:layer="layout" svg:width="0.019cm" svg:height="0.019cm" svg:x="9.703cm" svg:y="3.8cm" svg:viewBox="0 0 20 20" svg:d="M10 20c14 0 14-20 0-20-13 0-13 20 0 20z">
          <text:p/>
        </draw:path>
        <draw:path draw:style-name="gr1" draw:text-style-name="P1" draw:layer="layout" svg:width="0.019cm" svg:height="0.019cm" svg:x="10.203cm" svg:y="3.8cm" svg:viewBox="0 0 20 20" svg:d="M10 20c14 0 14-20 0-20-13 0-13 20 0 20z">
          <text:p/>
        </draw:path>
        <draw:path draw:style-name="gr1" draw:text-style-name="P1" draw:layer="layout" svg:width="0.019cm" svg:height="0.019cm" svg:x="10.703cm" svg:y="3.8cm" svg:viewBox="0 0 20 20" svg:d="M10 20c14 0 14-20 0-20-13 0-13 20 0 20z">
          <text:p/>
        </draw:path>
        <draw:path draw:style-name="gr1" draw:text-style-name="P1" draw:layer="layout" svg:width="0.019cm" svg:height="0.019cm" svg:x="11.203cm" svg:y="3.8cm" svg:viewBox="0 0 20 20" svg:d="M10 20c14 0 14-20 0-20-13 0-13 20 0 20z">
          <text:p/>
        </draw:path>
        <draw:path draw:style-name="gr1" draw:text-style-name="P1" draw:layer="layout" svg:width="0.019cm" svg:height="0.019cm" svg:x="11.703cm" svg:y="3.8cm" svg:viewBox="0 0 20 20" svg:d="M10 20c14 0 14-20 0-20-13 0-13 20 0 20z">
          <text:p/>
        </draw:path>
        <draw:path draw:style-name="gr1" draw:text-style-name="P1" draw:layer="layout" svg:width="0.019cm" svg:height="0.019cm" svg:x="12.203cm" svg:y="3.8cm" svg:viewBox="0 0 20 20" svg:d="M10 20c14 0 14-20 0-20-13 0-13 20 0 20z">
          <text:p/>
        </draw:path>
        <draw:path draw:style-name="gr1" draw:text-style-name="P1" draw:layer="layout" svg:width="0.019cm" svg:height="0.019cm" svg:x="12.703cm" svg:y="3.8cm" svg:viewBox="0 0 20 20" svg:d="M10 20c14 0 14-20 0-20-13 0-13 20 0 20z">
          <text:p/>
        </draw:path>
        <draw:path draw:style-name="gr1" draw:text-style-name="P1" draw:layer="layout" svg:width="0.019cm" svg:height="0.019cm" svg:x="13.203cm" svg:y="3.8cm" svg:viewBox="0 0 20 20" svg:d="M10 20c14 0 14-20 0-20-13 0-13 20 0 20z">
          <text:p/>
        </draw:path>
        <draw:path draw:style-name="gr1" draw:text-style-name="P1" draw:layer="layout" svg:width="0.019cm" svg:height="0.019cm" svg:x="13.703cm" svg:y="3.8cm" svg:viewBox="0 0 20 20" svg:d="M10 20c14 0 14-20 0-20-13 0-13 20 0 20z">
          <text:p/>
        </draw:path>
        <draw:path draw:style-name="gr1" draw:text-style-name="P1" draw:layer="layout" svg:width="0.019cm" svg:height="0.019cm" svg:x="14.203cm" svg:y="3.8cm" svg:viewBox="0 0 20 20" svg:d="M10 20c14 0 14-20 0-20-13 0-13 20 0 20z">
          <text:p/>
        </draw:path>
        <draw:path draw:style-name="gr1" draw:text-style-name="P1" draw:layer="layout" svg:width="0.019cm" svg:height="0.019cm" svg:x="14.703cm" svg:y="3.8cm" svg:viewBox="0 0 20 20" svg:d="M10 20c14 0 14-20 0-20-13 0-13 20 0 20z">
          <text:p/>
        </draw:path>
        <draw:path draw:style-name="gr1" draw:text-style-name="P1" draw:layer="layout" svg:width="0.019cm" svg:height="0.019cm" svg:x="15.203cm" svg:y="3.8cm" svg:viewBox="0 0 20 20" svg:d="M10 20c14 0 14-20 0-20-13 0-13 20 0 20z">
          <text:p/>
        </draw:path>
        <draw:path draw:style-name="gr1" draw:text-style-name="P1" draw:layer="layout" svg:width="0.019cm" svg:height="0.019cm" svg:x="15.703cm" svg:y="3.8cm" svg:viewBox="0 0 20 20" svg:d="M10 20c14 0 14-20 0-20-13 0-13 20 0 20z">
          <text:p/>
        </draw:path>
        <draw:path draw:style-name="gr1" draw:text-style-name="P1" draw:layer="layout" svg:width="0.019cm" svg:height="0.019cm" svg:x="16.203cm" svg:y="3.8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16.703cm" svg:y="4.3cm" svg:viewBox="0 0 20 20" svg:d="M10 20c14 0 14-20 0-20-13 0-13 20 0 20z">
          <text:p/>
        </draw:path>
        <draw:path draw:style-name="gr1" draw:text-style-name="P1" draw:layer="layout" svg:width="0.019cm" svg:height="0.019cm" svg:x="17.203cm" svg:y="4.3cm" svg:viewBox="0 0 20 20" svg:d="M10 20c14 0 14-20 0-20-13 0-13 20 0 20z">
          <text:p/>
        </draw:path>
        <draw:path draw:style-name="gr1" draw:text-style-name="P1" draw:layer="layout" svg:width="0.019cm" svg:height="0.019cm" svg:x="17.703cm" svg:y="4.3cm" svg:viewBox="0 0 20 20" svg:d="M10 20c14 0 14-20 0-20-13 0-13 20 0 20z">
          <text:p/>
        </draw:path>
        <draw:path draw:style-name="gr1" draw:text-style-name="P1" draw:layer="layout" svg:width="0.019cm" svg:height="0.019cm" svg:x="18.203cm" svg:y="4.3cm" svg:viewBox="0 0 20 20" svg:d="M10 20c14 0 14-20 0-20-13 0-13 20 0 20z">
          <text:p/>
        </draw:path>
        <draw:path draw:style-name="gr1" draw:text-style-name="P1" draw:layer="layout" svg:width="0.019cm" svg:height="0.019cm" svg:x="18.703cm" svg:y="4.3cm" svg:viewBox="0 0 20 20" svg:d="M10 20c14 0 14-20 0-20-13 0-13 20 0 20z">
          <text:p/>
        </draw:path>
        <draw:path draw:style-name="gr1" draw:text-style-name="P1" draw:layer="layout" svg:width="0.019cm" svg:height="0.019cm" svg:x="19.203cm" svg:y="4.3cm" svg:viewBox="0 0 20 20" svg:d="M10 20c14 0 14-20 0-20-13 0-13 20 0 20z">
          <text:p/>
        </draw:path>
        <draw:path draw:style-name="gr1" draw:text-style-name="P1" draw:layer="layout" svg:width="0.019cm" svg:height="0.019cm" svg:x="19.703cm" svg:y="4.3cm" svg:viewBox="0 0 20 20" svg:d="M10 20c14 0 14-20 0-20-13 0-13 20 0 20z">
          <text:p/>
        </draw:path>
        <draw:path draw:style-name="gr1" draw:text-style-name="P1" draw:layer="layout" svg:width="0.019cm" svg:height="0.019cm" svg:x="20.203cm" svg:y="4.3cm" svg:viewBox="0 0 20 20" svg:d="M10 20c14 0 14-20 0-20-13 0-13 20 0 20z">
          <text:p/>
        </draw:path>
        <draw:path draw:style-name="gr1" draw:text-style-name="P1" draw:layer="layout" svg:width="0.019cm" svg:height="0.019cm" svg:x="20.703cm" svg:y="4.3cm" svg:viewBox="0 0 20 20" svg:d="M10 20c14 0 14-20 0-20-13 0-13 20 0 20z">
          <text:p/>
        </draw:path>
        <draw:path draw:style-name="gr1" draw:text-style-name="P1" draw:layer="layout" svg:width="0.019cm" svg:height="0.019cm" svg:x="21.203cm" svg:y="4.3cm" svg:viewBox="0 0 20 20" svg:d="M10 20c14 0 14-20 0-20-13 0-13 20 0 20z">
          <text:p/>
        </draw:path>
        <draw:path draw:style-name="gr1" draw:text-style-name="P1" draw:layer="layout" svg:width="0.019cm" svg:height="0.019cm" svg:x="21.703cm" svg:y="4.3cm" svg:viewBox="0 0 20 20" svg:d="M10 20c14 0 14-20 0-20-13 0-13 20 0 20z">
          <text:p/>
        </draw:path>
        <draw:path draw:style-name="gr1" draw:text-style-name="P1" draw:layer="layout" svg:width="0.019cm" svg:height="0.019cm" svg:x="22.203cm" svg:y="4.3cm" svg:viewBox="0 0 20 20" svg:d="M10 20c14 0 14-20 0-20-13 0-13 20 0 20z">
          <text:p/>
        </draw:path>
        <draw:path draw:style-name="gr1" draw:text-style-name="P1" draw:layer="layout" svg:width="0.019cm" svg:height="0.019cm" svg:x="22.703cm" svg:y="4.3cm" svg:viewBox="0 0 20 20" svg:d="M10 20c14 0 14-20 0-20-13 0-13 20 0 20z">
          <text:p/>
        </draw:path>
        <draw:path draw:style-name="gr1" draw:text-style-name="P1" draw:layer="layout" svg:width="0.019cm" svg:height="0.019cm" svg:x="23.203cm" svg:y="4.3cm" svg:viewBox="0 0 20 20" svg:d="M10 20c14 0 14-20 0-20-13 0-13 20 0 20z">
          <text:p/>
        </draw:path>
        <draw:path draw:style-name="gr1" draw:text-style-name="P1" draw:layer="layout" svg:width="0.019cm" svg:height="0.019cm" svg:x="23.703cm" svg:y="4.3cm" svg:viewBox="0 0 20 20" svg:d="M10 20c14 0 14-20 0-20-13 0-13 20 0 20z">
          <text:p/>
        </draw:path>
        <draw:path draw:style-name="gr1" draw:text-style-name="P1" draw:layer="layout" svg:width="0.019cm" svg:height="0.019cm" svg:x="24.203cm" svg:y="4.3cm" svg:viewBox="0 0 20 20" svg:d="M10 20c14 0 14-20 0-20-13 0-13 20 0 20z">
          <text:p/>
        </draw:path>
        <draw:path draw:style-name="gr1" draw:text-style-name="P1" draw:layer="layout" svg:width="0.019cm" svg:height="0.019cm" svg:x="24.704cm" svg:y="4.3cm" svg:viewBox="0 0 20 20" svg:d="M10 20c14 0 14-20 0-20-13 0-13 20 0 20z">
          <text:p/>
        </draw:path>
        <draw:path draw:style-name="gr1" draw:text-style-name="P1" draw:layer="layout" svg:width="0.019cm" svg:height="0.019cm" svg:x="25.204cm" svg:y="4.3cm" svg:viewBox="0 0 20 20" svg:d="M10 20c14 0 14-20 0-20-13 0-13 20 0 20z">
          <text:p/>
        </draw:path>
        <draw:path draw:style-name="gr1" draw:text-style-name="P1" draw:layer="layout" svg:width="0.019cm" svg:height="0.019cm" svg:x="25.704cm" svg:y="4.3cm" svg:viewBox="0 0 20 20" svg:d="M10 20c14 0 14-20 0-20-13 0-13 20 0 20z">
          <text:p/>
        </draw:path>
        <draw:path draw:style-name="gr1" draw:text-style-name="P1" draw:layer="layout" svg:width="0.019cm" svg:height="0.019cm" svg:x="26.204cm" svg:y="4.3cm" svg:viewBox="0 0 20 20" svg:d="M10 20c14 0 14-20 0-20-13 0-13 20 0 20z">
          <text:p/>
        </draw:path>
        <draw:path draw:style-name="gr1" draw:text-style-name="P1" draw:layer="layout" svg:width="0.019cm" svg:height="0.019cm" svg:x="26.704cm" svg:y="4.3cm" svg:viewBox="0 0 20 20" svg:d="M10 20c14 0 14-20 0-20-13 0-13 20 0 20z">
          <text:p/>
        </draw:path>
        <draw:path draw:style-name="gr1" draw:text-style-name="P1" draw:layer="layout" svg:width="0.019cm" svg:height="0.019cm" svg:x="27.204cm" svg:y="4.3cm" svg:viewBox="0 0 20 20" svg:d="M10 20c14 0 14-20 0-20-13 0-13 20 0 20z">
          <text:p/>
        </draw:path>
        <draw:path draw:style-name="gr1" draw:text-style-name="P1" draw:layer="layout" svg:width="0.019cm" svg:height="0.019cm" svg:x="0.703cm" svg:y="4.3cm" svg:viewBox="0 0 20 20" svg:d="M10 20c14 0 14-20 0-20-13 0-13 20 0 20z">
          <text:p/>
        </draw:path>
        <draw:path draw:style-name="gr1" draw:text-style-name="P1" draw:layer="layout" svg:width="0.019cm" svg:height="0.019cm" svg:x="1.203cm" svg:y="4.3cm" svg:viewBox="0 0 20 20" svg:d="M10 20c14 0 14-20 0-20-13 0-13 20 0 20z">
          <text:p/>
        </draw:path>
        <draw:path draw:style-name="gr1" draw:text-style-name="P1" draw:layer="layout" svg:width="0.019cm" svg:height="0.019cm" svg:x="1.703cm" svg:y="4.3cm" svg:viewBox="0 0 20 20" svg:d="M10 20c14 0 14-20 0-20-13 0-13 20 0 20z">
          <text:p/>
        </draw:path>
        <draw:path draw:style-name="gr1" draw:text-style-name="P1" draw:layer="layout" svg:width="0.019cm" svg:height="0.019cm" svg:x="2.203cm" svg:y="4.3cm" svg:viewBox="0 0 20 20" svg:d="M10 20c14 0 14-20 0-20-13 0-13 20 0 20z">
          <text:p/>
        </draw:path>
        <draw:path draw:style-name="gr1" draw:text-style-name="P1" draw:layer="layout" svg:width="0.019cm" svg:height="0.019cm" svg:x="2.703cm" svg:y="4.3cm" svg:viewBox="0 0 20 20" svg:d="M10 20c14 0 14-20 0-20-13 0-13 20 0 20z">
          <text:p/>
        </draw:path>
        <draw:path draw:style-name="gr1" draw:text-style-name="P1" draw:layer="layout" svg:width="0.019cm" svg:height="0.019cm" svg:x="3.203cm" svg:y="4.3cm" svg:viewBox="0 0 20 20" svg:d="M10 20c14 0 14-20 0-20-13 0-13 20 0 20z">
          <text:p/>
        </draw:path>
        <draw:path draw:style-name="gr1" draw:text-style-name="P1" draw:layer="layout" svg:width="0.019cm" svg:height="0.019cm" svg:x="3.703cm" svg:y="4.3cm" svg:viewBox="0 0 20 20" svg:d="M10 20c14 0 14-20 0-20-13 0-13 20 0 20z">
          <text:p/>
        </draw:path>
        <draw:path draw:style-name="gr1" draw:text-style-name="P1" draw:layer="layout" svg:width="0.019cm" svg:height="0.019cm" svg:x="4.203cm" svg:y="4.3cm" svg:viewBox="0 0 20 20" svg:d="M10 20c14 0 14-20 0-20-13 0-13 20 0 20z">
          <text:p/>
        </draw:path>
        <draw:path draw:style-name="gr1" draw:text-style-name="P1" draw:layer="layout" svg:width="0.019cm" svg:height="0.019cm" svg:x="4.703cm" svg:y="4.3cm" svg:viewBox="0 0 20 20" svg:d="M10 20c14 0 14-20 0-20-13 0-13 20 0 20z">
          <text:p/>
        </draw:path>
        <draw:path draw:style-name="gr1" draw:text-style-name="P1" draw:layer="layout" svg:width="0.019cm" svg:height="0.019cm" svg:x="5.203cm" svg:y="4.3cm" svg:viewBox="0 0 20 20" svg:d="M10 20c14 0 14-20 0-20-13 0-13 20 0 20z">
          <text:p/>
        </draw:path>
        <draw:path draw:style-name="gr1" draw:text-style-name="P1" draw:layer="layout" svg:width="0.019cm" svg:height="0.019cm" svg:x="5.703cm" svg:y="4.3cm" svg:viewBox="0 0 20 20" svg:d="M10 20c14 0 14-20 0-20-13 0-13 20 0 20z">
          <text:p/>
        </draw:path>
        <draw:path draw:style-name="gr1" draw:text-style-name="P1" draw:layer="layout" svg:width="0.019cm" svg:height="0.019cm" svg:x="6.203cm" svg:y="4.3cm" svg:viewBox="0 0 20 20" svg:d="M10 20c14 0 14-20 0-20-13 0-13 20 0 20z">
          <text:p/>
        </draw:path>
        <draw:path draw:style-name="gr1" draw:text-style-name="P1" draw:layer="layout" svg:width="0.019cm" svg:height="0.019cm" svg:x="6.703cm" svg:y="4.3cm" svg:viewBox="0 0 20 20" svg:d="M10 20c14 0 14-20 0-20-13 0-13 20 0 20z">
          <text:p/>
        </draw:path>
        <draw:path draw:style-name="gr1" draw:text-style-name="P1" draw:layer="layout" svg:width="0.019cm" svg:height="0.019cm" svg:x="7.203cm" svg:y="4.3cm" svg:viewBox="0 0 20 20" svg:d="M10 20c14 0 14-20 0-20-13 0-13 20 0 20z">
          <text:p/>
        </draw:path>
        <draw:path draw:style-name="gr1" draw:text-style-name="P1" draw:layer="layout" svg:width="0.019cm" svg:height="0.019cm" svg:x="7.703cm" svg:y="4.3cm" svg:viewBox="0 0 20 20" svg:d="M10 20c14 0 14-20 0-20-13 0-13 20 0 20z">
          <text:p/>
        </draw:path>
        <draw:path draw:style-name="gr1" draw:text-style-name="P1" draw:layer="layout" svg:width="0.019cm" svg:height="0.019cm" svg:x="8.203cm" svg:y="4.3cm" svg:viewBox="0 0 20 20" svg:d="M10 20c14 0 14-20 0-20-13 0-13 20 0 20z">
          <text:p/>
        </draw:path>
        <draw:path draw:style-name="gr1" draw:text-style-name="P1" draw:layer="layout" svg:width="0.019cm" svg:height="0.019cm" svg:x="8.704cm" svg:y="4.3cm" svg:viewBox="0 0 20 20" svg:d="M10 20c14 0 14-20 0-20-13 0-13 20 0 20z">
          <text:p/>
        </draw:path>
        <draw:path draw:style-name="gr1" draw:text-style-name="P1" draw:layer="layout" svg:width="0.019cm" svg:height="0.019cm" svg:x="9.204cm" svg:y="4.3cm" svg:viewBox="0 0 20 20" svg:d="M10 20c14 0 14-20 0-20-13 0-13 20 0 20z">
          <text:p/>
        </draw:path>
        <draw:path draw:style-name="gr1" draw:text-style-name="P1" draw:layer="layout" svg:width="0.019cm" svg:height="0.019cm" svg:x="9.704cm" svg:y="4.3cm" svg:viewBox="0 0 20 20" svg:d="M10 20c14 0 14-20 0-20-13 0-13 20 0 20z">
          <text:p/>
        </draw:path>
        <draw:path draw:style-name="gr1" draw:text-style-name="P1" draw:layer="layout" svg:width="0.019cm" svg:height="0.019cm" svg:x="10.204cm" svg:y="4.3cm" svg:viewBox="0 0 20 20" svg:d="M10 20c14 0 14-20 0-20-13 0-13 20 0 20z">
          <text:p/>
        </draw:path>
        <draw:path draw:style-name="gr1" draw:text-style-name="P1" draw:layer="layout" svg:width="0.019cm" svg:height="0.019cm" svg:x="10.704cm" svg:y="4.3cm" svg:viewBox="0 0 20 20" svg:d="M10 20c14 0 14-20 0-20-13 0-13 20 0 20z">
          <text:p/>
        </draw:path>
        <draw:path draw:style-name="gr1" draw:text-style-name="P1" draw:layer="layout" svg:width="0.019cm" svg:height="0.019cm" svg:x="11.204cm" svg:y="4.3cm" svg:viewBox="0 0 20 20" svg:d="M10 20c14 0 14-20 0-20-13 0-13 20 0 20z">
          <text:p/>
        </draw:path>
        <draw:path draw:style-name="gr1" draw:text-style-name="P1" draw:layer="layout" svg:width="0.019cm" svg:height="0.019cm" svg:x="11.704cm" svg:y="4.3cm" svg:viewBox="0 0 20 20" svg:d="M10 20c14 0 14-20 0-20-13 0-13 20 0 20z">
          <text:p/>
        </draw:path>
        <draw:path draw:style-name="gr1" draw:text-style-name="P1" draw:layer="layout" svg:width="0.019cm" svg:height="0.019cm" svg:x="12.204cm" svg:y="4.3cm" svg:viewBox="0 0 20 20" svg:d="M10 20c14 0 14-20 0-20-13 0-13 20 0 20z">
          <text:p/>
        </draw:path>
        <draw:path draw:style-name="gr1" draw:text-style-name="P1" draw:layer="layout" svg:width="0.019cm" svg:height="0.019cm" svg:x="12.704cm" svg:y="4.3cm" svg:viewBox="0 0 20 20" svg:d="M10 20c14 0 14-20 0-20-13 0-13 20 0 20z">
          <text:p/>
        </draw:path>
        <draw:path draw:style-name="gr1" draw:text-style-name="P1" draw:layer="layout" svg:width="0.019cm" svg:height="0.019cm" svg:x="13.204cm" svg:y="4.3cm" svg:viewBox="0 0 20 20" svg:d="M10 20c14 0 14-20 0-20-13 0-13 20 0 20z">
          <text:p/>
        </draw:path>
        <draw:path draw:style-name="gr1" draw:text-style-name="P1" draw:layer="layout" svg:width="0.019cm" svg:height="0.019cm" svg:x="13.704cm" svg:y="4.3cm" svg:viewBox="0 0 20 20" svg:d="M10 20c14 0 14-20 0-20-13 0-13 20 0 20z">
          <text:p/>
        </draw:path>
        <draw:path draw:style-name="gr1" draw:text-style-name="P1" draw:layer="layout" svg:width="0.019cm" svg:height="0.019cm" svg:x="14.204cm" svg:y="4.3cm" svg:viewBox="0 0 20 20" svg:d="M10 20c14 0 14-20 0-20-13 0-13 20 0 20z">
          <text:p/>
        </draw:path>
        <draw:path draw:style-name="gr1" draw:text-style-name="P1" draw:layer="layout" svg:width="0.019cm" svg:height="0.019cm" svg:x="14.704cm" svg:y="4.3cm" svg:viewBox="0 0 20 20" svg:d="M10 20c14 0 14-20 0-20-13 0-13 20 0 20z">
          <text:p/>
        </draw:path>
        <draw:path draw:style-name="gr1" draw:text-style-name="P1" draw:layer="layout" svg:width="0.019cm" svg:height="0.019cm" svg:x="15.204cm" svg:y="4.3cm" svg:viewBox="0 0 20 20" svg:d="M10 20c14 0 14-20 0-20-13 0-13 20 0 20z">
          <text:p/>
        </draw:path>
        <draw:path draw:style-name="gr1" draw:text-style-name="P1" draw:layer="layout" svg:width="0.019cm" svg:height="0.019cm" svg:x="15.704cm" svg:y="4.3cm" svg:viewBox="0 0 20 20" svg:d="M10 20c14 0 14-20 0-20-13 0-13 20 0 20z">
          <text:p/>
        </draw:path>
        <draw:path draw:style-name="gr1" draw:text-style-name="P1" draw:layer="layout" svg:width="0.019cm" svg:height="0.019cm" svg:x="16.204cm" svg:y="4.3cm" svg:viewBox="0 0 20 20" svg:d="M10 20c14 0 14-20 0-20-13 0-13 20 0 20z">
          <text:p/>
        </draw:path>
        <draw:path draw:style-name="gr1" draw:text-style-name="P1" draw:layer="layout" svg:width="0.019cm" svg:height="0.019cm" svg:x="0.701cm" svg:y="4.3cm" svg:viewBox="0 0 20 20" svg:d="M10 20c14 0 14-20 0-20-13 0-13 20 0 20z">
          <text:p/>
        </draw:path>
        <draw:path draw:style-name="gr1" draw:text-style-name="P1" draw:layer="layout" svg:width="0.019cm" svg:height="0.019cm" svg:x="1.201cm" svg:y="4.3cm" svg:viewBox="0 0 20 20" svg:d="M10 20c14 0 14-20 0-20-13 0-13 20 0 20z">
          <text:p/>
        </draw:path>
        <draw:path draw:style-name="gr1" draw:text-style-name="P1" draw:layer="layout" svg:width="0.019cm" svg:height="0.019cm" svg:x="1.701cm" svg:y="4.3cm" svg:viewBox="0 0 20 20" svg:d="M10 20c14 0 14-20 0-20-13 0-13 20 0 20z">
          <text:p/>
        </draw:path>
        <draw:path draw:style-name="gr1" draw:text-style-name="P1" draw:layer="layout" svg:width="0.019cm" svg:height="0.019cm" svg:x="2.201cm" svg:y="4.3cm" svg:viewBox="0 0 20 20" svg:d="M10 20c14 0 14-20 0-20-13 0-13 20 0 20z">
          <text:p/>
        </draw:path>
        <draw:path draw:style-name="gr1" draw:text-style-name="P1" draw:layer="layout" svg:width="0.019cm" svg:height="0.019cm" svg:x="2.701cm" svg:y="4.3cm" svg:viewBox="0 0 20 20" svg:d="M10 20c14 0 14-20 0-20-13 0-13 20 0 20z">
          <text:p/>
        </draw:path>
        <draw:path draw:style-name="gr1" draw:text-style-name="P1" draw:layer="layout" svg:width="0.019cm" svg:height="0.019cm" svg:x="3.201cm" svg:y="4.3cm" svg:viewBox="0 0 20 20" svg:d="M10 20c14 0 14-20 0-20-13 0-13 20 0 20z">
          <text:p/>
        </draw:path>
        <draw:path draw:style-name="gr1" draw:text-style-name="P1" draw:layer="layout" svg:width="0.019cm" svg:height="0.019cm" svg:x="3.701cm" svg:y="4.3cm" svg:viewBox="0 0 20 20" svg:d="M10 20c14 0 14-20 0-20-13 0-13 20 0 20z">
          <text:p/>
        </draw:path>
        <draw:path draw:style-name="gr1" draw:text-style-name="P1" draw:layer="layout" svg:width="0.019cm" svg:height="0.019cm" svg:x="4.201cm" svg:y="4.3cm" svg:viewBox="0 0 20 20" svg:d="M10 20c14 0 14-20 0-20-13 0-13 20 0 20z">
          <text:p/>
        </draw:path>
        <draw:path draw:style-name="gr1" draw:text-style-name="P1" draw:layer="layout" svg:width="0.019cm" svg:height="0.019cm" svg:x="4.701cm" svg:y="4.3cm" svg:viewBox="0 0 20 20" svg:d="M10 20c14 0 14-20 0-20-13 0-13 20 0 20z">
          <text:p/>
        </draw:path>
        <draw:path draw:style-name="gr1" draw:text-style-name="P1" draw:layer="layout" svg:width="0.019cm" svg:height="0.019cm" svg:x="5.201cm" svg:y="4.3cm" svg:viewBox="0 0 20 20" svg:d="M10 20c14 0 14-20 0-20-13 0-13 20 0 20z">
          <text:p/>
        </draw:path>
        <draw:path draw:style-name="gr1" draw:text-style-name="P1" draw:layer="layout" svg:width="0.019cm" svg:height="0.019cm" svg:x="5.701cm" svg:y="4.3cm" svg:viewBox="0 0 20 20" svg:d="M10 20c14 0 14-20 0-20-13 0-13 20 0 20z">
          <text:p/>
        </draw:path>
        <draw:path draw:style-name="gr1" draw:text-style-name="P1" draw:layer="layout" svg:width="0.019cm" svg:height="0.019cm" svg:x="6.201cm" svg:y="4.3cm" svg:viewBox="0 0 20 20" svg:d="M10 20c14 0 14-20 0-20-13 0-13 20 0 20z">
          <text:p/>
        </draw:path>
        <draw:path draw:style-name="gr1" draw:text-style-name="P1" draw:layer="layout" svg:width="0.019cm" svg:height="0.019cm" svg:x="6.701cm" svg:y="4.3cm" svg:viewBox="0 0 20 20" svg:d="M10 20c14 0 14-20 0-20-13 0-13 20 0 20z">
          <text:p/>
        </draw:path>
        <draw:path draw:style-name="gr1" draw:text-style-name="P1" draw:layer="layout" svg:width="0.019cm" svg:height="0.019cm" svg:x="7.201cm" svg:y="4.3cm" svg:viewBox="0 0 20 20" svg:d="M10 20c14 0 14-20 0-20-13 0-13 20 0 20z">
          <text:p/>
        </draw:path>
        <draw:path draw:style-name="gr1" draw:text-style-name="P1" draw:layer="layout" svg:width="0.019cm" svg:height="0.019cm" svg:x="7.701cm" svg:y="4.3cm" svg:viewBox="0 0 20 20" svg:d="M10 20c14 0 14-20 0-20-13 0-13 20 0 20z">
          <text:p/>
        </draw:path>
        <draw:path draw:style-name="gr1" draw:text-style-name="P1" draw:layer="layout" svg:width="0.019cm" svg:height="0.019cm" svg:x="8.201cm" svg:y="4.3cm" svg:viewBox="0 0 20 20" svg:d="M10 20c14 0 14-20 0-20-13 0-13 20 0 20z">
          <text:p/>
        </draw:path>
        <draw:path draw:style-name="gr1" draw:text-style-name="P1" draw:layer="layout" svg:width="0.019cm" svg:height="0.019cm" svg:x="8.702cm" svg:y="4.3cm" svg:viewBox="0 0 20 20" svg:d="M10 20c14 0 14-20 0-20-13 0-13 20 0 20z">
          <text:p/>
        </draw:path>
        <draw:path draw:style-name="gr1" draw:text-style-name="P1" draw:layer="layout" svg:width="0.019cm" svg:height="0.019cm" svg:x="9.202cm" svg:y="4.3cm" svg:viewBox="0 0 20 20" svg:d="M10 20c14 0 14-20 0-20-13 0-13 20 0 20z">
          <text:p/>
        </draw:path>
        <draw:path draw:style-name="gr1" draw:text-style-name="P1" draw:layer="layout" svg:width="0.019cm" svg:height="0.019cm" svg:x="9.702cm" svg:y="4.3cm" svg:viewBox="0 0 20 20" svg:d="M10 20c14 0 14-20 0-20-13 0-13 20 0 20z">
          <text:p/>
        </draw:path>
        <draw:path draw:style-name="gr1" draw:text-style-name="P1" draw:layer="layout" svg:width="0.019cm" svg:height="0.019cm" svg:x="10.202cm" svg:y="4.3cm" svg:viewBox="0 0 20 20" svg:d="M10 20c14 0 14-20 0-20-13 0-13 20 0 20z">
          <text:p/>
        </draw:path>
        <draw:path draw:style-name="gr1" draw:text-style-name="P1" draw:layer="layout" svg:width="0.019cm" svg:height="0.019cm" svg:x="10.702cm" svg:y="4.3cm" svg:viewBox="0 0 20 20" svg:d="M10 20c14 0 14-20 0-20-13 0-13 20 0 20z">
          <text:p/>
        </draw:path>
        <draw:path draw:style-name="gr1" draw:text-style-name="P1" draw:layer="layout" svg:width="0.019cm" svg:height="0.019cm" svg:x="11.202cm" svg:y="4.3cm" svg:viewBox="0 0 20 20" svg:d="M10 20c14 0 14-20 0-20-13 0-13 20 0 20z">
          <text:p/>
        </draw:path>
        <draw:path draw:style-name="gr1" draw:text-style-name="P1" draw:layer="layout" svg:width="0.019cm" svg:height="0.019cm" svg:x="11.702cm" svg:y="4.3cm" svg:viewBox="0 0 20 20" svg:d="M10 20c14 0 14-20 0-20-13 0-13 20 0 20z">
          <text:p/>
        </draw:path>
        <draw:path draw:style-name="gr1" draw:text-style-name="P1" draw:layer="layout" svg:width="0.019cm" svg:height="0.019cm" svg:x="12.202cm" svg:y="4.3cm" svg:viewBox="0 0 20 20" svg:d="M10 20c14 0 14-20 0-20-13 0-13 20 0 20z">
          <text:p/>
        </draw:path>
        <draw:path draw:style-name="gr1" draw:text-style-name="P1" draw:layer="layout" svg:width="0.019cm" svg:height="0.019cm" svg:x="12.702cm" svg:y="4.3cm" svg:viewBox="0 0 20 20" svg:d="M10 20c14 0 14-20 0-20-13 0-13 20 0 20z">
          <text:p/>
        </draw:path>
        <draw:path draw:style-name="gr1" draw:text-style-name="P1" draw:layer="layout" svg:width="0.019cm" svg:height="0.019cm" svg:x="13.202cm" svg:y="4.3cm" svg:viewBox="0 0 20 20" svg:d="M10 20c14 0 14-20 0-20-13 0-13 20 0 20z">
          <text:p/>
        </draw:path>
        <draw:path draw:style-name="gr1" draw:text-style-name="P1" draw:layer="layout" svg:width="0.019cm" svg:height="0.019cm" svg:x="13.702cm" svg:y="4.3cm" svg:viewBox="0 0 20 20" svg:d="M10 20c14 0 14-20 0-20-13 0-13 20 0 20z">
          <text:p/>
        </draw:path>
        <draw:path draw:style-name="gr1" draw:text-style-name="P1" draw:layer="layout" svg:width="0.019cm" svg:height="0.019cm" svg:x="14.202cm" svg:y="4.3cm" svg:viewBox="0 0 20 20" svg:d="M10 20c14 0 14-20 0-20-13 0-13 20 0 20z">
          <text:p/>
        </draw:path>
        <draw:path draw:style-name="gr1" draw:text-style-name="P1" draw:layer="layout" svg:width="0.019cm" svg:height="0.019cm" svg:x="14.702cm" svg:y="4.3cm" svg:viewBox="0 0 20 20" svg:d="M10 20c14 0 14-20 0-20-13 0-13 20 0 20z">
          <text:p/>
        </draw:path>
        <draw:path draw:style-name="gr1" draw:text-style-name="P1" draw:layer="layout" svg:width="0.019cm" svg:height="0.019cm" svg:x="15.202cm" svg:y="4.3cm" svg:viewBox="0 0 20 20" svg:d="M10 20c14 0 14-20 0-20-13 0-13 20 0 20z">
          <text:p/>
        </draw:path>
        <draw:path draw:style-name="gr1" draw:text-style-name="P1" draw:layer="layout" svg:width="0.019cm" svg:height="0.019cm" svg:x="15.702cm" svg:y="4.3cm" svg:viewBox="0 0 20 20" svg:d="M10 20c14 0 14-20 0-20-13 0-13 20 0 20z">
          <text:p/>
        </draw:path>
        <draw:path draw:style-name="gr1" draw:text-style-name="P1" draw:layer="layout" svg:width="0.019cm" svg:height="0.019cm" svg:x="16.202cm" svg:y="4.3cm" svg:viewBox="0 0 20 20" svg:d="M10 20c14 0 14-20 0-20-13 0-13 20 0 20z">
          <text:p/>
        </draw:path>
        <draw:path draw:style-name="gr1" draw:text-style-name="P1" draw:layer="layout" svg:width="0.019cm" svg:height="0.019cm" svg:x="16.701cm" svg:y="4.3cm" svg:viewBox="0 0 20 20" svg:d="M10 20c14 0 14-20 0-20-13 0-13 20 0 20z">
          <text:p/>
        </draw:path>
        <draw:path draw:style-name="gr1" draw:text-style-name="P1" draw:layer="layout" svg:width="0.019cm" svg:height="0.019cm" svg:x="17.201cm" svg:y="4.3cm" svg:viewBox="0 0 20 20" svg:d="M10 20c14 0 14-20 0-20-13 0-13 20 0 20z">
          <text:p/>
        </draw:path>
        <draw:path draw:style-name="gr1" draw:text-style-name="P1" draw:layer="layout" svg:width="0.019cm" svg:height="0.019cm" svg:x="17.701cm" svg:y="4.3cm" svg:viewBox="0 0 20 20" svg:d="M10 20c14 0 14-20 0-20-13 0-13 20 0 20z">
          <text:p/>
        </draw:path>
        <draw:path draw:style-name="gr1" draw:text-style-name="P1" draw:layer="layout" svg:width="0.019cm" svg:height="0.019cm" svg:x="18.201cm" svg:y="4.3cm" svg:viewBox="0 0 20 20" svg:d="M10 20c14 0 14-20 0-20-13 0-13 20 0 20z">
          <text:p/>
        </draw:path>
        <draw:path draw:style-name="gr1" draw:text-style-name="P1" draw:layer="layout" svg:width="0.019cm" svg:height="0.019cm" svg:x="18.701cm" svg:y="4.3cm" svg:viewBox="0 0 20 20" svg:d="M10 20c14 0 14-20 0-20-13 0-13 20 0 20z">
          <text:p/>
        </draw:path>
        <draw:path draw:style-name="gr1" draw:text-style-name="P1" draw:layer="layout" svg:width="0.019cm" svg:height="0.019cm" svg:x="19.201cm" svg:y="4.3cm" svg:viewBox="0 0 20 20" svg:d="M10 20c14 0 14-20 0-20-13 0-13 20 0 20z">
          <text:p/>
        </draw:path>
        <draw:path draw:style-name="gr1" draw:text-style-name="P1" draw:layer="layout" svg:width="0.019cm" svg:height="0.019cm" svg:x="19.701cm" svg:y="4.3cm" svg:viewBox="0 0 20 20" svg:d="M10 20c14 0 14-20 0-20-13 0-13 20 0 20z">
          <text:p/>
        </draw:path>
        <draw:path draw:style-name="gr1" draw:text-style-name="P1" draw:layer="layout" svg:width="0.019cm" svg:height="0.019cm" svg:x="20.201cm" svg:y="4.3cm" svg:viewBox="0 0 20 20" svg:d="M10 20c14 0 14-20 0-20-13 0-13 20 0 20z">
          <text:p/>
        </draw:path>
        <draw:path draw:style-name="gr1" draw:text-style-name="P1" draw:layer="layout" svg:width="0.019cm" svg:height="0.019cm" svg:x="20.701cm" svg:y="4.3cm" svg:viewBox="0 0 20 20" svg:d="M10 20c14 0 14-20 0-20-13 0-13 20 0 20z">
          <text:p/>
        </draw:path>
        <draw:path draw:style-name="gr1" draw:text-style-name="P1" draw:layer="layout" svg:width="0.019cm" svg:height="0.019cm" svg:x="21.201cm" svg:y="4.3cm" svg:viewBox="0 0 20 20" svg:d="M10 20c14 0 14-20 0-20-13 0-13 20 0 20z">
          <text:p/>
        </draw:path>
        <draw:path draw:style-name="gr1" draw:text-style-name="P1" draw:layer="layout" svg:width="0.019cm" svg:height="0.019cm" svg:x="21.701cm" svg:y="4.3cm" svg:viewBox="0 0 20 20" svg:d="M10 20c14 0 14-20 0-20-13 0-13 20 0 20z">
          <text:p/>
        </draw:path>
        <draw:path draw:style-name="gr1" draw:text-style-name="P1" draw:layer="layout" svg:width="0.019cm" svg:height="0.019cm" svg:x="22.201cm" svg:y="4.3cm" svg:viewBox="0 0 20 20" svg:d="M10 20c14 0 14-20 0-20-13 0-13 20 0 20z">
          <text:p/>
        </draw:path>
        <draw:path draw:style-name="gr1" draw:text-style-name="P1" draw:layer="layout" svg:width="0.019cm" svg:height="0.019cm" svg:x="22.701cm" svg:y="4.3cm" svg:viewBox="0 0 20 20" svg:d="M10 20c14 0 14-20 0-20-13 0-13 20 0 20z">
          <text:p/>
        </draw:path>
        <draw:path draw:style-name="gr1" draw:text-style-name="P1" draw:layer="layout" svg:width="0.019cm" svg:height="0.019cm" svg:x="23.201cm" svg:y="4.3cm" svg:viewBox="0 0 20 20" svg:d="M10 20c14 0 14-20 0-20-13 0-13 20 0 20z">
          <text:p/>
        </draw:path>
        <draw:path draw:style-name="gr1" draw:text-style-name="P1" draw:layer="layout" svg:width="0.019cm" svg:height="0.019cm" svg:x="23.701cm" svg:y="4.3cm" svg:viewBox="0 0 20 20" svg:d="M10 20c14 0 14-20 0-20-13 0-13 20 0 20z">
          <text:p/>
        </draw:path>
        <draw:path draw:style-name="gr1" draw:text-style-name="P1" draw:layer="layout" svg:width="0.019cm" svg:height="0.019cm" svg:x="24.201cm" svg:y="4.3cm" svg:viewBox="0 0 20 20" svg:d="M10 20c14 0 14-20 0-20-13 0-13 20 0 20z">
          <text:p/>
        </draw:path>
        <draw:path draw:style-name="gr1" draw:text-style-name="P1" draw:layer="layout" svg:width="0.019cm" svg:height="0.019cm" svg:x="24.702cm" svg:y="4.3cm" svg:viewBox="0 0 20 20" svg:d="M10 20c14 0 14-20 0-20-13 0-13 20 0 20z">
          <text:p/>
        </draw:path>
        <draw:path draw:style-name="gr1" draw:text-style-name="P1" draw:layer="layout" svg:width="0.019cm" svg:height="0.019cm" svg:x="25.202cm" svg:y="4.3cm" svg:viewBox="0 0 20 20" svg:d="M10 20c14 0 14-20 0-20-13 0-13 20 0 20z">
          <text:p/>
        </draw:path>
        <draw:path draw:style-name="gr1" draw:text-style-name="P1" draw:layer="layout" svg:width="0.019cm" svg:height="0.019cm" svg:x="25.702cm" svg:y="4.3cm" svg:viewBox="0 0 20 20" svg:d="M10 20c14 0 14-20 0-20-13 0-13 20 0 20z">
          <text:p/>
        </draw:path>
        <draw:path draw:style-name="gr1" draw:text-style-name="P1" draw:layer="layout" svg:width="0.019cm" svg:height="0.019cm" svg:x="26.202cm" svg:y="4.3cm" svg:viewBox="0 0 20 20" svg:d="M10 20c14 0 14-20 0-20-13 0-13 20 0 20z">
          <text:p/>
        </draw:path>
        <draw:path draw:style-name="gr1" draw:text-style-name="P1" draw:layer="layout" svg:width="0.019cm" svg:height="0.019cm" svg:x="26.702cm" svg:y="4.3cm" svg:viewBox="0 0 20 20" svg:d="M10 20c14 0 14-20 0-20-13 0-13 20 0 20z">
          <text:p/>
        </draw:path>
        <draw:path draw:style-name="gr1" draw:text-style-name="P1" draw:layer="layout" svg:width="0.019cm" svg:height="0.019cm" svg:x="27.202cm" svg:y="4.3cm" svg:viewBox="0 0 20 20" svg:d="M10 20c14 0 14-20 0-20-13 0-13 20 0 20z">
          <text:p/>
        </draw:path>
        <draw:path draw:style-name="gr1" draw:text-style-name="P1" draw:layer="layout" svg:width="0.019cm" svg:height="0.019cm" svg:x="0.701cm" svg:y="4.3cm" svg:viewBox="0 0 20 20" svg:d="M10 20c14 0 14-20 0-20-13 0-13 20 0 20z">
          <text:p/>
        </draw:path>
        <draw:path draw:style-name="gr1" draw:text-style-name="P1" draw:layer="layout" svg:width="0.019cm" svg:height="0.019cm" svg:x="1.201cm" svg:y="4.3cm" svg:viewBox="0 0 20 20" svg:d="M10 20c14 0 14-20 0-20-13 0-13 20 0 20z">
          <text:p/>
        </draw:path>
        <draw:path draw:style-name="gr1" draw:text-style-name="P1" draw:layer="layout" svg:width="0.019cm" svg:height="0.019cm" svg:x="1.701cm" svg:y="4.3cm" svg:viewBox="0 0 20 20" svg:d="M10 20c14 0 14-20 0-20-13 0-13 20 0 20z">
          <text:p/>
        </draw:path>
        <draw:path draw:style-name="gr1" draw:text-style-name="P1" draw:layer="layout" svg:width="0.019cm" svg:height="0.019cm" svg:x="2.201cm" svg:y="4.3cm" svg:viewBox="0 0 20 20" svg:d="M10 20c14 0 14-20 0-20-13 0-13 20 0 20z">
          <text:p/>
        </draw:path>
        <draw:path draw:style-name="gr1" draw:text-style-name="P1" draw:layer="layout" svg:width="0.019cm" svg:height="0.019cm" svg:x="2.701cm" svg:y="4.3cm" svg:viewBox="0 0 20 20" svg:d="M10 20c14 0 14-20 0-20-13 0-13 20 0 20z">
          <text:p/>
        </draw:path>
        <draw:path draw:style-name="gr1" draw:text-style-name="P1" draw:layer="layout" svg:width="0.019cm" svg:height="0.019cm" svg:x="3.201cm" svg:y="4.3cm" svg:viewBox="0 0 20 20" svg:d="M10 20c14 0 14-20 0-20-13 0-13 20 0 20z">
          <text:p/>
        </draw:path>
        <draw:path draw:style-name="gr1" draw:text-style-name="P1" draw:layer="layout" svg:width="0.019cm" svg:height="0.019cm" svg:x="3.701cm" svg:y="4.3cm" svg:viewBox="0 0 20 20" svg:d="M10 20c14 0 14-20 0-20-13 0-13 20 0 20z">
          <text:p/>
        </draw:path>
        <draw:path draw:style-name="gr1" draw:text-style-name="P1" draw:layer="layout" svg:width="0.019cm" svg:height="0.019cm" svg:x="4.201cm" svg:y="4.3cm" svg:viewBox="0 0 20 20" svg:d="M10 20c14 0 14-20 0-20-13 0-13 20 0 20z">
          <text:p/>
        </draw:path>
        <draw:path draw:style-name="gr1" draw:text-style-name="P1" draw:layer="layout" svg:width="0.019cm" svg:height="0.019cm" svg:x="4.701cm" svg:y="4.3cm" svg:viewBox="0 0 20 20" svg:d="M10 20c14 0 14-20 0-20-13 0-13 20 0 20z">
          <text:p/>
        </draw:path>
        <draw:path draw:style-name="gr1" draw:text-style-name="P1" draw:layer="layout" svg:width="0.019cm" svg:height="0.019cm" svg:x="5.201cm" svg:y="4.3cm" svg:viewBox="0 0 20 20" svg:d="M10 20c14 0 14-20 0-20-13 0-13 20 0 20z">
          <text:p/>
        </draw:path>
        <draw:path draw:style-name="gr1" draw:text-style-name="P1" draw:layer="layout" svg:width="0.019cm" svg:height="0.019cm" svg:x="5.701cm" svg:y="4.3cm" svg:viewBox="0 0 20 20" svg:d="M10 20c14 0 14-20 0-20-13 0-13 20 0 20z">
          <text:p/>
        </draw:path>
        <draw:path draw:style-name="gr1" draw:text-style-name="P1" draw:layer="layout" svg:width="0.019cm" svg:height="0.019cm" svg:x="6.201cm" svg:y="4.3cm" svg:viewBox="0 0 20 20" svg:d="M10 20c14 0 14-20 0-20-13 0-13 20 0 20z">
          <text:p/>
        </draw:path>
        <draw:path draw:style-name="gr1" draw:text-style-name="P1" draw:layer="layout" svg:width="0.019cm" svg:height="0.019cm" svg:x="6.701cm" svg:y="4.3cm" svg:viewBox="0 0 20 20" svg:d="M10 20c14 0 14-20 0-20-13 0-13 20 0 20z">
          <text:p/>
        </draw:path>
        <draw:path draw:style-name="gr1" draw:text-style-name="P1" draw:layer="layout" svg:width="0.019cm" svg:height="0.019cm" svg:x="7.201cm" svg:y="4.3cm" svg:viewBox="0 0 20 20" svg:d="M10 20c14 0 14-20 0-20-13 0-13 20 0 20z">
          <text:p/>
        </draw:path>
        <draw:path draw:style-name="gr1" draw:text-style-name="P1" draw:layer="layout" svg:width="0.019cm" svg:height="0.019cm" svg:x="7.701cm" svg:y="4.3cm" svg:viewBox="0 0 20 20" svg:d="M10 20c14 0 14-20 0-20-13 0-13 20 0 20z">
          <text:p/>
        </draw:path>
        <draw:path draw:style-name="gr1" draw:text-style-name="P1" draw:layer="layout" svg:width="0.019cm" svg:height="0.019cm" svg:x="8.201cm" svg:y="4.3cm" svg:viewBox="0 0 20 20" svg:d="M10 20c14 0 14-20 0-20-13 0-13 20 0 20z">
          <text:p/>
        </draw:path>
        <draw:path draw:style-name="gr1" draw:text-style-name="P1" draw:layer="layout" svg:width="0.019cm" svg:height="0.019cm" svg:x="8.702cm" svg:y="4.3cm" svg:viewBox="0 0 20 20" svg:d="M10 20c14 0 14-20 0-20-13 0-13 20 0 20z">
          <text:p/>
        </draw:path>
        <draw:path draw:style-name="gr1" draw:text-style-name="P1" draw:layer="layout" svg:width="0.019cm" svg:height="0.019cm" svg:x="9.202cm" svg:y="4.3cm" svg:viewBox="0 0 20 20" svg:d="M10 20c14 0 14-20 0-20-13 0-13 20 0 20z">
          <text:p/>
        </draw:path>
        <draw:path draw:style-name="gr1" draw:text-style-name="P1" draw:layer="layout" svg:width="0.019cm" svg:height="0.019cm" svg:x="9.702cm" svg:y="4.3cm" svg:viewBox="0 0 20 20" svg:d="M10 20c14 0 14-20 0-20-13 0-13 20 0 20z">
          <text:p/>
        </draw:path>
        <draw:path draw:style-name="gr1" draw:text-style-name="P1" draw:layer="layout" svg:width="0.019cm" svg:height="0.019cm" svg:x="10.202cm" svg:y="4.3cm" svg:viewBox="0 0 20 20" svg:d="M10 20c14 0 14-20 0-20-13 0-13 20 0 20z">
          <text:p/>
        </draw:path>
        <draw:path draw:style-name="gr1" draw:text-style-name="P1" draw:layer="layout" svg:width="0.019cm" svg:height="0.019cm" svg:x="10.702cm" svg:y="4.3cm" svg:viewBox="0 0 20 20" svg:d="M10 20c14 0 14-20 0-20-13 0-13 20 0 20z">
          <text:p/>
        </draw:path>
        <draw:path draw:style-name="gr1" draw:text-style-name="P1" draw:layer="layout" svg:width="0.019cm" svg:height="0.019cm" svg:x="11.202cm" svg:y="4.3cm" svg:viewBox="0 0 20 20" svg:d="M10 20c14 0 14-20 0-20-13 0-13 20 0 20z">
          <text:p/>
        </draw:path>
        <draw:path draw:style-name="gr1" draw:text-style-name="P1" draw:layer="layout" svg:width="0.019cm" svg:height="0.019cm" svg:x="11.702cm" svg:y="4.3cm" svg:viewBox="0 0 20 20" svg:d="M10 20c14 0 14-20 0-20-13 0-13 20 0 20z">
          <text:p/>
        </draw:path>
        <draw:path draw:style-name="gr1" draw:text-style-name="P1" draw:layer="layout" svg:width="0.019cm" svg:height="0.019cm" svg:x="12.202cm" svg:y="4.3cm" svg:viewBox="0 0 20 20" svg:d="M10 20c14 0 14-20 0-20-13 0-13 20 0 20z">
          <text:p/>
        </draw:path>
        <draw:path draw:style-name="gr1" draw:text-style-name="P1" draw:layer="layout" svg:width="0.019cm" svg:height="0.019cm" svg:x="12.702cm" svg:y="4.3cm" svg:viewBox="0 0 20 20" svg:d="M10 20c14 0 14-20 0-20-13 0-13 20 0 20z">
          <text:p/>
        </draw:path>
        <draw:path draw:style-name="gr1" draw:text-style-name="P1" draw:layer="layout" svg:width="0.019cm" svg:height="0.019cm" svg:x="13.202cm" svg:y="4.3cm" svg:viewBox="0 0 20 20" svg:d="M10 20c14 0 14-20 0-20-13 0-13 20 0 20z">
          <text:p/>
        </draw:path>
        <draw:path draw:style-name="gr1" draw:text-style-name="P1" draw:layer="layout" svg:width="0.019cm" svg:height="0.019cm" svg:x="13.702cm" svg:y="4.3cm" svg:viewBox="0 0 20 20" svg:d="M10 20c14 0 14-20 0-20-13 0-13 20 0 20z">
          <text:p/>
        </draw:path>
        <draw:path draw:style-name="gr1" draw:text-style-name="P1" draw:layer="layout" svg:width="0.019cm" svg:height="0.019cm" svg:x="14.202cm" svg:y="4.3cm" svg:viewBox="0 0 20 20" svg:d="M10 20c14 0 14-20 0-20-13 0-13 20 0 20z">
          <text:p/>
        </draw:path>
        <draw:path draw:style-name="gr1" draw:text-style-name="P1" draw:layer="layout" svg:width="0.019cm" svg:height="0.019cm" svg:x="14.702cm" svg:y="4.3cm" svg:viewBox="0 0 20 20" svg:d="M10 20c14 0 14-20 0-20-13 0-13 20 0 20z">
          <text:p/>
        </draw:path>
        <draw:path draw:style-name="gr1" draw:text-style-name="P1" draw:layer="layout" svg:width="0.019cm" svg:height="0.019cm" svg:x="15.202cm" svg:y="4.3cm" svg:viewBox="0 0 20 20" svg:d="M10 20c14 0 14-20 0-20-13 0-13 20 0 20z">
          <text:p/>
        </draw:path>
        <draw:path draw:style-name="gr1" draw:text-style-name="P1" draw:layer="layout" svg:width="0.019cm" svg:height="0.019cm" svg:x="15.702cm" svg:y="4.3cm" svg:viewBox="0 0 20 20" svg:d="M10 20c14 0 14-20 0-20-13 0-13 20 0 20z">
          <text:p/>
        </draw:path>
        <draw:path draw:style-name="gr1" draw:text-style-name="P1" draw:layer="layout" svg:width="0.019cm" svg:height="0.019cm" svg:x="16.202cm" svg:y="4.3cm" svg:viewBox="0 0 20 20" svg:d="M10 20c14 0 14-20 0-20-13 0-13 20 0 20z">
          <text:p/>
        </draw:path>
        <draw:path draw:style-name="gr1" draw:text-style-name="P1" draw:layer="layout" svg:width="0.019cm" svg:height="0.019cm" svg:x="0.702cm" svg:y="4.8cm" svg:viewBox="0 0 20 20" svg:d="M10 20c14 0 14-20 0-20-13 0-13 20 0 20z">
          <text:p/>
        </draw:path>
        <draw:path draw:style-name="gr1" draw:text-style-name="P1" draw:layer="layout" svg:width="0.019cm" svg:height="0.019cm" svg:x="1.202cm" svg:y="4.8cm" svg:viewBox="0 0 20 20" svg:d="M10 20c14 0 14-20 0-20-13 0-13 20 0 20z">
          <text:p/>
        </draw:path>
        <draw:path draw:style-name="gr1" draw:text-style-name="P1" draw:layer="layout" svg:width="0.019cm" svg:height="0.019cm" svg:x="1.702cm" svg:y="4.8cm" svg:viewBox="0 0 20 20" svg:d="M10 20c14 0 14-20 0-20-13 0-13 20 0 20z">
          <text:p/>
        </draw:path>
        <draw:path draw:style-name="gr1" draw:text-style-name="P1" draw:layer="layout" svg:width="0.019cm" svg:height="0.019cm" svg:x="2.202cm" svg:y="4.8cm" svg:viewBox="0 0 20 20" svg:d="M10 20c14 0 14-20 0-20-13 0-13 20 0 20z">
          <text:p/>
        </draw:path>
        <draw:path draw:style-name="gr1" draw:text-style-name="P1" draw:layer="layout" svg:width="0.019cm" svg:height="0.019cm" svg:x="2.702cm" svg:y="4.8cm" svg:viewBox="0 0 20 20" svg:d="M10 20c14 0 14-20 0-20-13 0-13 20 0 20z">
          <text:p/>
        </draw:path>
        <draw:path draw:style-name="gr1" draw:text-style-name="P1" draw:layer="layout" svg:width="0.019cm" svg:height="0.019cm" svg:x="3.202cm" svg:y="4.8cm" svg:viewBox="0 0 20 20" svg:d="M10 20c14 0 14-20 0-20-13 0-13 20 0 20z">
          <text:p/>
        </draw:path>
        <draw:path draw:style-name="gr1" draw:text-style-name="P1" draw:layer="layout" svg:width="0.019cm" svg:height="0.019cm" svg:x="3.702cm" svg:y="4.8cm" svg:viewBox="0 0 20 20" svg:d="M10 20c14 0 14-20 0-20-13 0-13 20 0 20z">
          <text:p/>
        </draw:path>
        <draw:path draw:style-name="gr1" draw:text-style-name="P1" draw:layer="layout" svg:width="0.019cm" svg:height="0.019cm" svg:x="4.202cm" svg:y="4.8cm" svg:viewBox="0 0 20 20" svg:d="M10 20c14 0 14-20 0-20-13 0-13 20 0 20z">
          <text:p/>
        </draw:path>
        <draw:path draw:style-name="gr1" draw:text-style-name="P1" draw:layer="layout" svg:width="0.019cm" svg:height="0.019cm" svg:x="4.702cm" svg:y="4.8cm" svg:viewBox="0 0 20 20" svg:d="M10 20c14 0 14-20 0-20-13 0-13 20 0 20z">
          <text:p/>
        </draw:path>
        <draw:path draw:style-name="gr1" draw:text-style-name="P1" draw:layer="layout" svg:width="0.019cm" svg:height="0.019cm" svg:x="5.202cm" svg:y="4.8cm" svg:viewBox="0 0 20 20" svg:d="M10 20c14 0 14-20 0-20-13 0-13 20 0 20z">
          <text:p/>
        </draw:path>
        <draw:path draw:style-name="gr1" draw:text-style-name="P1" draw:layer="layout" svg:width="0.019cm" svg:height="0.019cm" svg:x="5.702cm" svg:y="4.8cm" svg:viewBox="0 0 20 20" svg:d="M10 20c14 0 14-20 0-20-13 0-13 20 0 20z">
          <text:p/>
        </draw:path>
        <draw:path draw:style-name="gr1" draw:text-style-name="P1" draw:layer="layout" svg:width="0.019cm" svg:height="0.019cm" svg:x="6.202cm" svg:y="4.8cm" svg:viewBox="0 0 20 20" svg:d="M10 20c14 0 14-20 0-20-13 0-13 20 0 20z">
          <text:p/>
        </draw:path>
        <draw:path draw:style-name="gr1" draw:text-style-name="P1" draw:layer="layout" svg:width="0.019cm" svg:height="0.019cm" svg:x="6.702cm" svg:y="4.8cm" svg:viewBox="0 0 20 20" svg:d="M10 20c14 0 14-20 0-20-13 0-13 20 0 20z">
          <text:p/>
        </draw:path>
        <draw:path draw:style-name="gr1" draw:text-style-name="P1" draw:layer="layout" svg:width="0.019cm" svg:height="0.019cm" svg:x="7.202cm" svg:y="4.8cm" svg:viewBox="0 0 20 20" svg:d="M10 20c14 0 14-20 0-20-13 0-13 20 0 20z">
          <text:p/>
        </draw:path>
        <draw:path draw:style-name="gr1" draw:text-style-name="P1" draw:layer="layout" svg:width="0.019cm" svg:height="0.019cm" svg:x="7.702cm" svg:y="4.8cm" svg:viewBox="0 0 20 20" svg:d="M10 20c14 0 14-20 0-20-13 0-13 20 0 20z">
          <text:p/>
        </draw:path>
        <draw:path draw:style-name="gr1" draw:text-style-name="P1" draw:layer="layout" svg:width="0.019cm" svg:height="0.019cm" svg:x="8.202cm" svg:y="4.8cm" svg:viewBox="0 0 20 20" svg:d="M10 20c14 0 14-20 0-20-13 0-13 20 0 20z">
          <text:p/>
        </draw:path>
        <draw:path draw:style-name="gr1" draw:text-style-name="P1" draw:layer="layout" svg:width="0.019cm" svg:height="0.019cm" svg:x="8.703cm" svg:y="4.8cm" svg:viewBox="0 0 20 20" svg:d="M10 20c14 0 14-20 0-20-13 0-13 20 0 20z">
          <text:p/>
        </draw:path>
        <draw:path draw:style-name="gr1" draw:text-style-name="P1" draw:layer="layout" svg:width="0.019cm" svg:height="0.019cm" svg:x="9.203cm" svg:y="4.8cm" svg:viewBox="0 0 20 20" svg:d="M10 20c14 0 14-20 0-20-13 0-13 20 0 20z">
          <text:p/>
        </draw:path>
        <draw:path draw:style-name="gr1" draw:text-style-name="P1" draw:layer="layout" svg:width="0.019cm" svg:height="0.019cm" svg:x="9.703cm" svg:y="4.8cm" svg:viewBox="0 0 20 20" svg:d="M10 20c14 0 14-20 0-20-13 0-13 20 0 20z">
          <text:p/>
        </draw:path>
        <draw:path draw:style-name="gr1" draw:text-style-name="P1" draw:layer="layout" svg:width="0.019cm" svg:height="0.019cm" svg:x="10.203cm" svg:y="4.8cm" svg:viewBox="0 0 20 20" svg:d="M10 20c14 0 14-20 0-20-13 0-13 20 0 20z">
          <text:p/>
        </draw:path>
        <draw:path draw:style-name="gr1" draw:text-style-name="P1" draw:layer="layout" svg:width="0.019cm" svg:height="0.019cm" svg:x="10.703cm" svg:y="4.8cm" svg:viewBox="0 0 20 20" svg:d="M10 20c14 0 14-20 0-20-13 0-13 20 0 20z">
          <text:p/>
        </draw:path>
        <draw:path draw:style-name="gr1" draw:text-style-name="P1" draw:layer="layout" svg:width="0.019cm" svg:height="0.019cm" svg:x="11.203cm" svg:y="4.8cm" svg:viewBox="0 0 20 20" svg:d="M10 20c14 0 14-20 0-20-13 0-13 20 0 20z">
          <text:p/>
        </draw:path>
        <draw:path draw:style-name="gr1" draw:text-style-name="P1" draw:layer="layout" svg:width="0.019cm" svg:height="0.019cm" svg:x="11.703cm" svg:y="4.8cm" svg:viewBox="0 0 20 20" svg:d="M10 20c14 0 14-20 0-20-13 0-13 20 0 20z">
          <text:p/>
        </draw:path>
        <draw:path draw:style-name="gr1" draw:text-style-name="P1" draw:layer="layout" svg:width="0.019cm" svg:height="0.019cm" svg:x="12.203cm" svg:y="4.8cm" svg:viewBox="0 0 20 20" svg:d="M10 20c14 0 14-20 0-20-13 0-13 20 0 20z">
          <text:p/>
        </draw:path>
        <draw:path draw:style-name="gr1" draw:text-style-name="P1" draw:layer="layout" svg:width="0.019cm" svg:height="0.019cm" svg:x="12.703cm" svg:y="4.8cm" svg:viewBox="0 0 20 20" svg:d="M10 20c14 0 14-20 0-20-13 0-13 20 0 20z">
          <text:p/>
        </draw:path>
        <draw:path draw:style-name="gr1" draw:text-style-name="P1" draw:layer="layout" svg:width="0.019cm" svg:height="0.019cm" svg:x="13.203cm" svg:y="4.8cm" svg:viewBox="0 0 20 20" svg:d="M10 20c14 0 14-20 0-20-13 0-13 20 0 20z">
          <text:p/>
        </draw:path>
        <draw:path draw:style-name="gr1" draw:text-style-name="P1" draw:layer="layout" svg:width="0.019cm" svg:height="0.019cm" svg:x="13.703cm" svg:y="4.8cm" svg:viewBox="0 0 20 20" svg:d="M10 20c14 0 14-20 0-20-13 0-13 20 0 20z">
          <text:p/>
        </draw:path>
        <draw:path draw:style-name="gr1" draw:text-style-name="P1" draw:layer="layout" svg:width="0.019cm" svg:height="0.019cm" svg:x="14.203cm" svg:y="4.8cm" svg:viewBox="0 0 20 20" svg:d="M10 20c14 0 14-20 0-20-13 0-13 20 0 20z">
          <text:p/>
        </draw:path>
        <draw:path draw:style-name="gr1" draw:text-style-name="P1" draw:layer="layout" svg:width="0.019cm" svg:height="0.019cm" svg:x="14.703cm" svg:y="4.8cm" svg:viewBox="0 0 20 20" svg:d="M10 20c14 0 14-20 0-20-13 0-13 20 0 20z">
          <text:p/>
        </draw:path>
        <draw:path draw:style-name="gr1" draw:text-style-name="P1" draw:layer="layout" svg:width="0.019cm" svg:height="0.019cm" svg:x="15.203cm" svg:y="4.8cm" svg:viewBox="0 0 20 20" svg:d="M10 20c14 0 14-20 0-20-13 0-13 20 0 20z">
          <text:p/>
        </draw:path>
        <draw:path draw:style-name="gr1" draw:text-style-name="P1" draw:layer="layout" svg:width="0.019cm" svg:height="0.019cm" svg:x="15.703cm" svg:y="4.8cm" svg:viewBox="0 0 20 20" svg:d="M10 20c14 0 14-20 0-20-13 0-13 20 0 20z">
          <text:p/>
        </draw:path>
        <draw:path draw:style-name="gr1" draw:text-style-name="P1" draw:layer="layout" svg:width="0.019cm" svg:height="0.019cm" svg:x="16.203cm" svg:y="4.8cm" svg:viewBox="0 0 20 20" svg:d="M10 20c14 0 14-20 0-20-13 0-13 20 0 20z">
          <text:p/>
        </draw:path>
        <draw:path draw:style-name="gr1" draw:text-style-name="P1" draw:layer="layout" svg:width="0.019cm" svg:height="0.019cm" svg:x="16.702cm" svg:y="4.8cm" svg:viewBox="0 0 20 20" svg:d="M10 20c14 0 14-20 0-20-13 0-13 20 0 20z">
          <text:p/>
        </draw:path>
        <draw:path draw:style-name="gr1" draw:text-style-name="P1" draw:layer="layout" svg:width="0.019cm" svg:height="0.019cm" svg:x="17.202cm" svg:y="4.8cm" svg:viewBox="0 0 20 20" svg:d="M10 20c14 0 14-20 0-20-13 0-13 20 0 20z">
          <text:p/>
        </draw:path>
        <draw:path draw:style-name="gr1" draw:text-style-name="P1" draw:layer="layout" svg:width="0.019cm" svg:height="0.019cm" svg:x="17.702cm" svg:y="4.8cm" svg:viewBox="0 0 20 20" svg:d="M10 20c14 0 14-20 0-20-13 0-13 20 0 20z">
          <text:p/>
        </draw:path>
        <draw:path draw:style-name="gr1" draw:text-style-name="P1" draw:layer="layout" svg:width="0.019cm" svg:height="0.019cm" svg:x="18.202cm" svg:y="4.8cm" svg:viewBox="0 0 20 20" svg:d="M10 20c14 0 14-20 0-20-13 0-13 20 0 20z">
          <text:p/>
        </draw:path>
        <draw:path draw:style-name="gr1" draw:text-style-name="P1" draw:layer="layout" svg:width="0.019cm" svg:height="0.019cm" svg:x="18.702cm" svg:y="4.8cm" svg:viewBox="0 0 20 20" svg:d="M10 20c14 0 14-20 0-20-13 0-13 20 0 20z">
          <text:p/>
        </draw:path>
        <draw:path draw:style-name="gr1" draw:text-style-name="P1" draw:layer="layout" svg:width="0.019cm" svg:height="0.019cm" svg:x="19.202cm" svg:y="4.8cm" svg:viewBox="0 0 20 20" svg:d="M10 20c14 0 14-20 0-20-13 0-13 20 0 20z">
          <text:p/>
        </draw:path>
        <draw:path draw:style-name="gr1" draw:text-style-name="P1" draw:layer="layout" svg:width="0.019cm" svg:height="0.019cm" svg:x="19.702cm" svg:y="4.8cm" svg:viewBox="0 0 20 20" svg:d="M10 20c14 0 14-20 0-20-13 0-13 20 0 20z">
          <text:p/>
        </draw:path>
        <draw:path draw:style-name="gr1" draw:text-style-name="P1" draw:layer="layout" svg:width="0.019cm" svg:height="0.019cm" svg:x="20.202cm" svg:y="4.8cm" svg:viewBox="0 0 20 20" svg:d="M10 20c14 0 14-20 0-20-13 0-13 20 0 20z">
          <text:p/>
        </draw:path>
        <draw:path draw:style-name="gr1" draw:text-style-name="P1" draw:layer="layout" svg:width="0.019cm" svg:height="0.019cm" svg:x="20.702cm" svg:y="4.8cm" svg:viewBox="0 0 20 20" svg:d="M10 20c14 0 14-20 0-20-13 0-13 20 0 20z">
          <text:p/>
        </draw:path>
        <draw:path draw:style-name="gr1" draw:text-style-name="P1" draw:layer="layout" svg:width="0.019cm" svg:height="0.019cm" svg:x="21.202cm" svg:y="4.8cm" svg:viewBox="0 0 20 20" svg:d="M10 20c14 0 14-20 0-20-13 0-13 20 0 20z">
          <text:p/>
        </draw:path>
        <draw:path draw:style-name="gr1" draw:text-style-name="P1" draw:layer="layout" svg:width="0.019cm" svg:height="0.019cm" svg:x="21.702cm" svg:y="4.8cm" svg:viewBox="0 0 20 20" svg:d="M10 20c14 0 14-20 0-20-13 0-13 20 0 20z">
          <text:p/>
        </draw:path>
        <draw:path draw:style-name="gr1" draw:text-style-name="P1" draw:layer="layout" svg:width="0.019cm" svg:height="0.019cm" svg:x="22.202cm" svg:y="4.8cm" svg:viewBox="0 0 20 20" svg:d="M10 20c14 0 14-20 0-20-13 0-13 20 0 20z">
          <text:p/>
        </draw:path>
        <draw:path draw:style-name="gr1" draw:text-style-name="P1" draw:layer="layout" svg:width="0.019cm" svg:height="0.019cm" svg:x="22.702cm" svg:y="4.8cm" svg:viewBox="0 0 20 20" svg:d="M10 20c14 0 14-20 0-20-13 0-13 20 0 20z">
          <text:p/>
        </draw:path>
        <draw:path draw:style-name="gr1" draw:text-style-name="P1" draw:layer="layout" svg:width="0.019cm" svg:height="0.019cm" svg:x="23.202cm" svg:y="4.8cm" svg:viewBox="0 0 20 20" svg:d="M10 20c14 0 14-20 0-20-13 0-13 20 0 20z">
          <text:p/>
        </draw:path>
        <draw:path draw:style-name="gr1" draw:text-style-name="P1" draw:layer="layout" svg:width="0.019cm" svg:height="0.019cm" svg:x="23.702cm" svg:y="4.8cm" svg:viewBox="0 0 20 20" svg:d="M10 20c14 0 14-20 0-20-13 0-13 20 0 20z">
          <text:p/>
        </draw:path>
        <draw:path draw:style-name="gr1" draw:text-style-name="P1" draw:layer="layout" svg:width="0.019cm" svg:height="0.019cm" svg:x="24.202cm" svg:y="4.8cm" svg:viewBox="0 0 20 20" svg:d="M10 20c14 0 14-20 0-20-13 0-13 20 0 20z">
          <text:p/>
        </draw:path>
        <draw:path draw:style-name="gr1" draw:text-style-name="P1" draw:layer="layout" svg:width="0.019cm" svg:height="0.019cm" svg:x="24.703cm" svg:y="4.8cm" svg:viewBox="0 0 20 20" svg:d="M10 20c14 0 14-20 0-20-13 0-13 20 0 20z">
          <text:p/>
        </draw:path>
        <draw:path draw:style-name="gr1" draw:text-style-name="P1" draw:layer="layout" svg:width="0.019cm" svg:height="0.019cm" svg:x="25.203cm" svg:y="4.8cm" svg:viewBox="0 0 20 20" svg:d="M10 20c14 0 14-20 0-20-13 0-13 20 0 20z">
          <text:p/>
        </draw:path>
        <draw:path draw:style-name="gr1" draw:text-style-name="P1" draw:layer="layout" svg:width="0.019cm" svg:height="0.019cm" svg:x="25.703cm" svg:y="4.8cm" svg:viewBox="0 0 20 20" svg:d="M10 20c14 0 14-20 0-20-13 0-13 20 0 20z">
          <text:p/>
        </draw:path>
        <draw:path draw:style-name="gr1" draw:text-style-name="P1" draw:layer="layout" svg:width="0.019cm" svg:height="0.019cm" svg:x="26.203cm" svg:y="4.8cm" svg:viewBox="0 0 20 20" svg:d="M10 20c14 0 14-20 0-20-13 0-13 20 0 20z">
          <text:p/>
        </draw:path>
        <draw:path draw:style-name="gr1" draw:text-style-name="P1" draw:layer="layout" svg:width="0.019cm" svg:height="0.019cm" svg:x="26.703cm" svg:y="4.8cm" svg:viewBox="0 0 20 20" svg:d="M10 20c14 0 14-20 0-20-13 0-13 20 0 20z">
          <text:p/>
        </draw:path>
        <draw:path draw:style-name="gr1" draw:text-style-name="P1" draw:layer="layout" svg:width="0.019cm" svg:height="0.019cm" svg:x="27.203cm" svg:y="4.8cm" svg:viewBox="0 0 20 20" svg:d="M10 20c14 0 14-20 0-20-13 0-13 20 0 20z">
          <text:p/>
        </draw:path>
        <draw:path draw:style-name="gr1" draw:text-style-name="P1" draw:layer="layout" svg:width="0.019cm" svg:height="0.019cm" svg:x="0.702cm" svg:y="4.8cm" svg:viewBox="0 0 20 20" svg:d="M10 20c14 0 14-20 0-20-13 0-13 20 0 20z">
          <text:p/>
        </draw:path>
        <draw:path draw:style-name="gr1" draw:text-style-name="P1" draw:layer="layout" svg:width="0.019cm" svg:height="0.019cm" svg:x="1.202cm" svg:y="4.8cm" svg:viewBox="0 0 20 20" svg:d="M10 20c14 0 14-20 0-20-13 0-13 20 0 20z">
          <text:p/>
        </draw:path>
        <draw:path draw:style-name="gr1" draw:text-style-name="P1" draw:layer="layout" svg:width="0.019cm" svg:height="0.019cm" svg:x="1.702cm" svg:y="4.8cm" svg:viewBox="0 0 20 20" svg:d="M10 20c14 0 14-20 0-20-13 0-13 20 0 20z">
          <text:p/>
        </draw:path>
        <draw:path draw:style-name="gr1" draw:text-style-name="P1" draw:layer="layout" svg:width="0.019cm" svg:height="0.019cm" svg:x="2.202cm" svg:y="4.8cm" svg:viewBox="0 0 20 20" svg:d="M10 20c14 0 14-20 0-20-13 0-13 20 0 20z">
          <text:p/>
        </draw:path>
        <draw:path draw:style-name="gr1" draw:text-style-name="P1" draw:layer="layout" svg:width="0.019cm" svg:height="0.019cm" svg:x="2.702cm" svg:y="4.8cm" svg:viewBox="0 0 20 20" svg:d="M10 20c14 0 14-20 0-20-13 0-13 20 0 20z">
          <text:p/>
        </draw:path>
        <draw:path draw:style-name="gr1" draw:text-style-name="P1" draw:layer="layout" svg:width="0.019cm" svg:height="0.019cm" svg:x="3.202cm" svg:y="4.8cm" svg:viewBox="0 0 20 20" svg:d="M10 20c14 0 14-20 0-20-13 0-13 20 0 20z">
          <text:p/>
        </draw:path>
        <draw:path draw:style-name="gr1" draw:text-style-name="P1" draw:layer="layout" svg:width="0.019cm" svg:height="0.019cm" svg:x="3.702cm" svg:y="4.8cm" svg:viewBox="0 0 20 20" svg:d="M10 20c14 0 14-20 0-20-13 0-13 20 0 20z">
          <text:p/>
        </draw:path>
        <draw:path draw:style-name="gr1" draw:text-style-name="P1" draw:layer="layout" svg:width="0.019cm" svg:height="0.019cm" svg:x="4.202cm" svg:y="4.8cm" svg:viewBox="0 0 20 20" svg:d="M10 20c14 0 14-20 0-20-13 0-13 20 0 20z">
          <text:p/>
        </draw:path>
        <draw:path draw:style-name="gr1" draw:text-style-name="P1" draw:layer="layout" svg:width="0.019cm" svg:height="0.019cm" svg:x="4.702cm" svg:y="4.8cm" svg:viewBox="0 0 20 20" svg:d="M10 20c14 0 14-20 0-20-13 0-13 20 0 20z">
          <text:p/>
        </draw:path>
        <draw:path draw:style-name="gr1" draw:text-style-name="P1" draw:layer="layout" svg:width="0.019cm" svg:height="0.019cm" svg:x="5.202cm" svg:y="4.8cm" svg:viewBox="0 0 20 20" svg:d="M10 20c14 0 14-20 0-20-13 0-13 20 0 20z">
          <text:p/>
        </draw:path>
        <draw:path draw:style-name="gr1" draw:text-style-name="P1" draw:layer="layout" svg:width="0.019cm" svg:height="0.019cm" svg:x="5.702cm" svg:y="4.8cm" svg:viewBox="0 0 20 20" svg:d="M10 20c14 0 14-20 0-20-13 0-13 20 0 20z">
          <text:p/>
        </draw:path>
        <draw:path draw:style-name="gr1" draw:text-style-name="P1" draw:layer="layout" svg:width="0.019cm" svg:height="0.019cm" svg:x="6.202cm" svg:y="4.8cm" svg:viewBox="0 0 20 20" svg:d="M10 20c14 0 14-20 0-20-13 0-13 20 0 20z">
          <text:p/>
        </draw:path>
        <draw:path draw:style-name="gr1" draw:text-style-name="P1" draw:layer="layout" svg:width="0.019cm" svg:height="0.019cm" svg:x="6.702cm" svg:y="4.8cm" svg:viewBox="0 0 20 20" svg:d="M10 20c14 0 14-20 0-20-13 0-13 20 0 20z">
          <text:p/>
        </draw:path>
        <draw:path draw:style-name="gr1" draw:text-style-name="P1" draw:layer="layout" svg:width="0.019cm" svg:height="0.019cm" svg:x="7.202cm" svg:y="4.8cm" svg:viewBox="0 0 20 20" svg:d="M10 20c14 0 14-20 0-20-13 0-13 20 0 20z">
          <text:p/>
        </draw:path>
        <draw:path draw:style-name="gr1" draw:text-style-name="P1" draw:layer="layout" svg:width="0.019cm" svg:height="0.019cm" svg:x="7.702cm" svg:y="4.8cm" svg:viewBox="0 0 20 20" svg:d="M10 20c14 0 14-20 0-20-13 0-13 20 0 20z">
          <text:p/>
        </draw:path>
        <draw:path draw:style-name="gr1" draw:text-style-name="P1" draw:layer="layout" svg:width="0.019cm" svg:height="0.019cm" svg:x="8.202cm" svg:y="4.8cm" svg:viewBox="0 0 20 20" svg:d="M10 20c14 0 14-20 0-20-13 0-13 20 0 20z">
          <text:p/>
        </draw:path>
        <draw:path draw:style-name="gr1" draw:text-style-name="P1" draw:layer="layout" svg:width="0.019cm" svg:height="0.019cm" svg:x="8.703cm" svg:y="4.8cm" svg:viewBox="0 0 20 20" svg:d="M10 20c14 0 14-20 0-20-13 0-13 20 0 20z">
          <text:p/>
        </draw:path>
        <draw:path draw:style-name="gr1" draw:text-style-name="P1" draw:layer="layout" svg:width="0.019cm" svg:height="0.019cm" svg:x="9.203cm" svg:y="4.8cm" svg:viewBox="0 0 20 20" svg:d="M10 20c14 0 14-20 0-20-13 0-13 20 0 20z">
          <text:p/>
        </draw:path>
        <draw:path draw:style-name="gr1" draw:text-style-name="P1" draw:layer="layout" svg:width="0.019cm" svg:height="0.019cm" svg:x="9.703cm" svg:y="4.8cm" svg:viewBox="0 0 20 20" svg:d="M10 20c14 0 14-20 0-20-13 0-13 20 0 20z">
          <text:p/>
        </draw:path>
        <draw:path draw:style-name="gr1" draw:text-style-name="P1" draw:layer="layout" svg:width="0.019cm" svg:height="0.019cm" svg:x="10.203cm" svg:y="4.8cm" svg:viewBox="0 0 20 20" svg:d="M10 20c14 0 14-20 0-20-13 0-13 20 0 20z">
          <text:p/>
        </draw:path>
        <draw:path draw:style-name="gr1" draw:text-style-name="P1" draw:layer="layout" svg:width="0.019cm" svg:height="0.019cm" svg:x="10.703cm" svg:y="4.8cm" svg:viewBox="0 0 20 20" svg:d="M10 20c14 0 14-20 0-20-13 0-13 20 0 20z">
          <text:p/>
        </draw:path>
        <draw:path draw:style-name="gr1" draw:text-style-name="P1" draw:layer="layout" svg:width="0.019cm" svg:height="0.019cm" svg:x="11.203cm" svg:y="4.8cm" svg:viewBox="0 0 20 20" svg:d="M10 20c14 0 14-20 0-20-13 0-13 20 0 20z">
          <text:p/>
        </draw:path>
        <draw:path draw:style-name="gr1" draw:text-style-name="P1" draw:layer="layout" svg:width="0.019cm" svg:height="0.019cm" svg:x="11.703cm" svg:y="4.8cm" svg:viewBox="0 0 20 20" svg:d="M10 20c14 0 14-20 0-20-13 0-13 20 0 20z">
          <text:p/>
        </draw:path>
        <draw:path draw:style-name="gr1" draw:text-style-name="P1" draw:layer="layout" svg:width="0.019cm" svg:height="0.019cm" svg:x="12.203cm" svg:y="4.8cm" svg:viewBox="0 0 20 20" svg:d="M10 20c14 0 14-20 0-20-13 0-13 20 0 20z">
          <text:p/>
        </draw:path>
        <draw:path draw:style-name="gr1" draw:text-style-name="P1" draw:layer="layout" svg:width="0.019cm" svg:height="0.019cm" svg:x="12.703cm" svg:y="4.8cm" svg:viewBox="0 0 20 20" svg:d="M10 20c14 0 14-20 0-20-13 0-13 20 0 20z">
          <text:p/>
        </draw:path>
        <draw:path draw:style-name="gr1" draw:text-style-name="P1" draw:layer="layout" svg:width="0.019cm" svg:height="0.019cm" svg:x="13.203cm" svg:y="4.8cm" svg:viewBox="0 0 20 20" svg:d="M10 20c14 0 14-20 0-20-13 0-13 20 0 20z">
          <text:p/>
        </draw:path>
        <draw:path draw:style-name="gr1" draw:text-style-name="P1" draw:layer="layout" svg:width="0.019cm" svg:height="0.019cm" svg:x="13.703cm" svg:y="4.8cm" svg:viewBox="0 0 20 20" svg:d="M10 20c14 0 14-20 0-20-13 0-13 20 0 20z">
          <text:p/>
        </draw:path>
        <draw:path draw:style-name="gr1" draw:text-style-name="P1" draw:layer="layout" svg:width="0.019cm" svg:height="0.019cm" svg:x="14.203cm" svg:y="4.8cm" svg:viewBox="0 0 20 20" svg:d="M10 20c14 0 14-20 0-20-13 0-13 20 0 20z">
          <text:p/>
        </draw:path>
        <draw:path draw:style-name="gr1" draw:text-style-name="P1" draw:layer="layout" svg:width="0.019cm" svg:height="0.019cm" svg:x="14.703cm" svg:y="4.8cm" svg:viewBox="0 0 20 20" svg:d="M10 20c14 0 14-20 0-20-13 0-13 20 0 20z">
          <text:p/>
        </draw:path>
        <draw:path draw:style-name="gr1" draw:text-style-name="P1" draw:layer="layout" svg:width="0.019cm" svg:height="0.019cm" svg:x="15.203cm" svg:y="4.8cm" svg:viewBox="0 0 20 20" svg:d="M10 20c14 0 14-20 0-20-13 0-13 20 0 20z">
          <text:p/>
        </draw:path>
        <draw:path draw:style-name="gr1" draw:text-style-name="P1" draw:layer="layout" svg:width="0.019cm" svg:height="0.019cm" svg:x="15.703cm" svg:y="4.8cm" svg:viewBox="0 0 20 20" svg:d="M10 20c14 0 14-20 0-20-13 0-13 20 0 20z">
          <text:p/>
        </draw:path>
        <draw:path draw:style-name="gr1" draw:text-style-name="P1" draw:layer="layout" svg:width="0.019cm" svg:height="0.019cm" svg:x="16.203cm" svg:y="4.8cm" svg:viewBox="0 0 20 20" svg:d="M10 20c14 0 14-20 0-20-13 0-13 20 0 20z">
          <text:p/>
        </draw:path>
        <draw:path draw:style-name="gr1" draw:text-style-name="P1" draw:layer="layout" svg:width="0.019cm" svg:height="0.019cm" svg:x="0.702cm" svg:y="5.3cm" svg:viewBox="0 0 20 20" svg:d="M10 20c14 0 14-20 0-20-13 0-13 20 0 20z">
          <text:p/>
        </draw:path>
        <draw:path draw:style-name="gr1" draw:text-style-name="P1" draw:layer="layout" svg:width="0.019cm" svg:height="0.019cm" svg:x="1.202cm" svg:y="5.3cm" svg:viewBox="0 0 20 20" svg:d="M10 20c14 0 14-20 0-20-13 0-13 20 0 20z">
          <text:p/>
        </draw:path>
        <draw:path draw:style-name="gr1" draw:text-style-name="P1" draw:layer="layout" svg:width="0.019cm" svg:height="0.019cm" svg:x="1.702cm" svg:y="5.3cm" svg:viewBox="0 0 20 20" svg:d="M10 20c14 0 14-20 0-20-13 0-13 20 0 20z">
          <text:p/>
        </draw:path>
        <draw:path draw:style-name="gr1" draw:text-style-name="P1" draw:layer="layout" svg:width="0.019cm" svg:height="0.019cm" svg:x="2.202cm" svg:y="5.3cm" svg:viewBox="0 0 20 20" svg:d="M10 20c14 0 14-20 0-20-13 0-13 20 0 20z">
          <text:p/>
        </draw:path>
        <draw:path draw:style-name="gr1" draw:text-style-name="P1" draw:layer="layout" svg:width="0.019cm" svg:height="0.019cm" svg:x="2.702cm" svg:y="5.3cm" svg:viewBox="0 0 20 20" svg:d="M10 20c14 0 14-20 0-20-13 0-13 20 0 20z">
          <text:p/>
        </draw:path>
        <draw:path draw:style-name="gr1" draw:text-style-name="P1" draw:layer="layout" svg:width="0.019cm" svg:height="0.019cm" svg:x="3.202cm" svg:y="5.3cm" svg:viewBox="0 0 20 20" svg:d="M10 20c14 0 14-20 0-20-13 0-13 20 0 20z">
          <text:p/>
        </draw:path>
        <draw:path draw:style-name="gr1" draw:text-style-name="P1" draw:layer="layout" svg:width="0.019cm" svg:height="0.019cm" svg:x="3.702cm" svg:y="5.3cm" svg:viewBox="0 0 20 20" svg:d="M10 20c14 0 14-20 0-20-13 0-13 20 0 20z">
          <text:p/>
        </draw:path>
        <draw:path draw:style-name="gr1" draw:text-style-name="P1" draw:layer="layout" svg:width="0.019cm" svg:height="0.019cm" svg:x="4.202cm" svg:y="5.3cm" svg:viewBox="0 0 20 20" svg:d="M10 20c14 0 14-20 0-20-13 0-13 20 0 20z">
          <text:p/>
        </draw:path>
        <draw:path draw:style-name="gr1" draw:text-style-name="P1" draw:layer="layout" svg:width="0.019cm" svg:height="0.019cm" svg:x="4.702cm" svg:y="5.3cm" svg:viewBox="0 0 20 20" svg:d="M10 20c14 0 14-20 0-20-13 0-13 20 0 20z">
          <text:p/>
        </draw:path>
        <draw:path draw:style-name="gr1" draw:text-style-name="P1" draw:layer="layout" svg:width="0.019cm" svg:height="0.019cm" svg:x="5.202cm" svg:y="5.3cm" svg:viewBox="0 0 20 20" svg:d="M10 20c14 0 14-20 0-20-13 0-13 20 0 20z">
          <text:p/>
        </draw:path>
        <draw:path draw:style-name="gr1" draw:text-style-name="P1" draw:layer="layout" svg:width="0.019cm" svg:height="0.019cm" svg:x="5.702cm" svg:y="5.3cm" svg:viewBox="0 0 20 20" svg:d="M10 20c14 0 14-20 0-20-13 0-13 20 0 20z">
          <text:p/>
        </draw:path>
        <draw:path draw:style-name="gr1" draw:text-style-name="P1" draw:layer="layout" svg:width="0.019cm" svg:height="0.019cm" svg:x="6.202cm" svg:y="5.3cm" svg:viewBox="0 0 20 20" svg:d="M10 20c14 0 14-20 0-20-13 0-13 20 0 20z">
          <text:p/>
        </draw:path>
        <draw:path draw:style-name="gr1" draw:text-style-name="P1" draw:layer="layout" svg:width="0.019cm" svg:height="0.019cm" svg:x="6.702cm" svg:y="5.3cm" svg:viewBox="0 0 20 20" svg:d="M10 20c14 0 14-20 0-20-13 0-13 20 0 20z">
          <text:p/>
        </draw:path>
        <draw:path draw:style-name="gr1" draw:text-style-name="P1" draw:layer="layout" svg:width="0.019cm" svg:height="0.019cm" svg:x="7.202cm" svg:y="5.3cm" svg:viewBox="0 0 20 20" svg:d="M10 20c14 0 14-20 0-20-13 0-13 20 0 20z">
          <text:p/>
        </draw:path>
        <draw:path draw:style-name="gr1" draw:text-style-name="P1" draw:layer="layout" svg:width="0.019cm" svg:height="0.019cm" svg:x="7.702cm" svg:y="5.3cm" svg:viewBox="0 0 20 20" svg:d="M10 20c14 0 14-20 0-20-13 0-13 20 0 20z">
          <text:p/>
        </draw:path>
        <draw:path draw:style-name="gr1" draw:text-style-name="P1" draw:layer="layout" svg:width="0.019cm" svg:height="0.019cm" svg:x="8.202cm" svg:y="5.3cm" svg:viewBox="0 0 20 20" svg:d="M10 20c14 0 14-20 0-20-13 0-13 20 0 20z">
          <text:p/>
        </draw:path>
        <draw:path draw:style-name="gr1" draw:text-style-name="P1" draw:layer="layout" svg:width="0.019cm" svg:height="0.019cm" svg:x="8.703cm" svg:y="5.3cm" svg:viewBox="0 0 20 20" svg:d="M10 20c14 0 14-20 0-20-13 0-13 20 0 20z">
          <text:p/>
        </draw:path>
        <draw:path draw:style-name="gr1" draw:text-style-name="P1" draw:layer="layout" svg:width="0.019cm" svg:height="0.019cm" svg:x="9.203cm" svg:y="5.3cm" svg:viewBox="0 0 20 20" svg:d="M10 20c14 0 14-20 0-20-13 0-13 20 0 20z">
          <text:p/>
        </draw:path>
        <draw:path draw:style-name="gr1" draw:text-style-name="P1" draw:layer="layout" svg:width="0.019cm" svg:height="0.019cm" svg:x="9.703cm" svg:y="5.3cm" svg:viewBox="0 0 20 20" svg:d="M10 20c14 0 14-20 0-20-13 0-13 20 0 20z">
          <text:p/>
        </draw:path>
        <draw:path draw:style-name="gr1" draw:text-style-name="P1" draw:layer="layout" svg:width="0.019cm" svg:height="0.019cm" svg:x="10.203cm" svg:y="5.3cm" svg:viewBox="0 0 20 20" svg:d="M10 20c14 0 14-20 0-20-13 0-13 20 0 20z">
          <text:p/>
        </draw:path>
        <draw:path draw:style-name="gr1" draw:text-style-name="P1" draw:layer="layout" svg:width="0.019cm" svg:height="0.019cm" svg:x="10.703cm" svg:y="5.3cm" svg:viewBox="0 0 20 20" svg:d="M10 20c14 0 14-20 0-20-13 0-13 20 0 20z">
          <text:p/>
        </draw:path>
        <draw:path draw:style-name="gr1" draw:text-style-name="P1" draw:layer="layout" svg:width="0.019cm" svg:height="0.019cm" svg:x="11.203cm" svg:y="5.3cm" svg:viewBox="0 0 20 20" svg:d="M10 20c14 0 14-20 0-20-13 0-13 20 0 20z">
          <text:p/>
        </draw:path>
        <draw:path draw:style-name="gr1" draw:text-style-name="P1" draw:layer="layout" svg:width="0.019cm" svg:height="0.019cm" svg:x="11.703cm" svg:y="5.3cm" svg:viewBox="0 0 20 20" svg:d="M10 20c14 0 14-20 0-20-13 0-13 20 0 20z">
          <text:p/>
        </draw:path>
        <draw:path draw:style-name="gr1" draw:text-style-name="P1" draw:layer="layout" svg:width="0.019cm" svg:height="0.019cm" svg:x="12.203cm" svg:y="5.3cm" svg:viewBox="0 0 20 20" svg:d="M10 20c14 0 14-20 0-20-13 0-13 20 0 20z">
          <text:p/>
        </draw:path>
        <draw:path draw:style-name="gr1" draw:text-style-name="P1" draw:layer="layout" svg:width="0.019cm" svg:height="0.019cm" svg:x="12.703cm" svg:y="5.3cm" svg:viewBox="0 0 20 20" svg:d="M10 20c14 0 14-20 0-20-13 0-13 20 0 20z">
          <text:p/>
        </draw:path>
        <draw:path draw:style-name="gr1" draw:text-style-name="P1" draw:layer="layout" svg:width="0.019cm" svg:height="0.019cm" svg:x="13.203cm" svg:y="5.3cm" svg:viewBox="0 0 20 20" svg:d="M10 20c14 0 14-20 0-20-13 0-13 20 0 20z">
          <text:p/>
        </draw:path>
        <draw:path draw:style-name="gr1" draw:text-style-name="P1" draw:layer="layout" svg:width="0.019cm" svg:height="0.019cm" svg:x="13.703cm" svg:y="5.3cm" svg:viewBox="0 0 20 20" svg:d="M10 20c14 0 14-20 0-20-13 0-13 20 0 20z">
          <text:p/>
        </draw:path>
        <draw:path draw:style-name="gr1" draw:text-style-name="P1" draw:layer="layout" svg:width="0.019cm" svg:height="0.019cm" svg:x="14.203cm" svg:y="5.3cm" svg:viewBox="0 0 20 20" svg:d="M10 20c14 0 14-20 0-20-13 0-13 20 0 20z">
          <text:p/>
        </draw:path>
        <draw:path draw:style-name="gr1" draw:text-style-name="P1" draw:layer="layout" svg:width="0.019cm" svg:height="0.019cm" svg:x="14.703cm" svg:y="5.3cm" svg:viewBox="0 0 20 20" svg:d="M10 20c14 0 14-20 0-20-13 0-13 20 0 20z">
          <text:p/>
        </draw:path>
        <draw:path draw:style-name="gr1" draw:text-style-name="P1" draw:layer="layout" svg:width="0.019cm" svg:height="0.019cm" svg:x="15.203cm" svg:y="5.3cm" svg:viewBox="0 0 20 20" svg:d="M10 20c14 0 14-20 0-20-13 0-13 20 0 20z">
          <text:p/>
        </draw:path>
        <draw:path draw:style-name="gr1" draw:text-style-name="P1" draw:layer="layout" svg:width="0.019cm" svg:height="0.019cm" svg:x="15.703cm" svg:y="5.3cm" svg:viewBox="0 0 20 20" svg:d="M10 20c14 0 14-20 0-20-13 0-13 20 0 20z">
          <text:p/>
        </draw:path>
        <draw:path draw:style-name="gr1" draw:text-style-name="P1" draw:layer="layout" svg:width="0.019cm" svg:height="0.019cm" svg:x="16.203cm" svg:y="5.3cm" svg:viewBox="0 0 20 20" svg:d="M10 20c14 0 14-20 0-20-13 0-13 20 0 20z">
          <text:p/>
        </draw:path>
        <draw:path draw:style-name="gr1" draw:text-style-name="P1" draw:layer="layout" svg:width="0.019cm" svg:height="0.019cm" svg:x="16.702cm" svg:y="5.3cm" svg:viewBox="0 0 20 20" svg:d="M10 20c14 0 14-20 0-20-13 0-13 20 0 20z">
          <text:p/>
        </draw:path>
        <draw:path draw:style-name="gr1" draw:text-style-name="P1" draw:layer="layout" svg:width="0.019cm" svg:height="0.019cm" svg:x="17.202cm" svg:y="5.3cm" svg:viewBox="0 0 20 20" svg:d="M10 20c14 0 14-20 0-20-13 0-13 20 0 20z">
          <text:p/>
        </draw:path>
        <draw:path draw:style-name="gr1" draw:text-style-name="P1" draw:layer="layout" svg:width="0.019cm" svg:height="0.019cm" svg:x="17.702cm" svg:y="5.3cm" svg:viewBox="0 0 20 20" svg:d="M10 20c14 0 14-20 0-20-13 0-13 20 0 20z">
          <text:p/>
        </draw:path>
        <draw:path draw:style-name="gr1" draw:text-style-name="P1" draw:layer="layout" svg:width="0.019cm" svg:height="0.019cm" svg:x="18.202cm" svg:y="5.3cm" svg:viewBox="0 0 20 20" svg:d="M10 20c14 0 14-20 0-20-13 0-13 20 0 20z">
          <text:p/>
        </draw:path>
        <draw:path draw:style-name="gr1" draw:text-style-name="P1" draw:layer="layout" svg:width="0.019cm" svg:height="0.019cm" svg:x="18.702cm" svg:y="5.3cm" svg:viewBox="0 0 20 20" svg:d="M10 20c14 0 14-20 0-20-13 0-13 20 0 20z">
          <text:p/>
        </draw:path>
        <draw:path draw:style-name="gr1" draw:text-style-name="P1" draw:layer="layout" svg:width="0.019cm" svg:height="0.019cm" svg:x="19.202cm" svg:y="5.3cm" svg:viewBox="0 0 20 20" svg:d="M10 20c14 0 14-20 0-20-13 0-13 20 0 20z">
          <text:p/>
        </draw:path>
        <draw:path draw:style-name="gr1" draw:text-style-name="P1" draw:layer="layout" svg:width="0.019cm" svg:height="0.019cm" svg:x="19.702cm" svg:y="5.3cm" svg:viewBox="0 0 20 20" svg:d="M10 20c14 0 14-20 0-20-13 0-13 20 0 20z">
          <text:p/>
        </draw:path>
        <draw:path draw:style-name="gr1" draw:text-style-name="P1" draw:layer="layout" svg:width="0.019cm" svg:height="0.019cm" svg:x="20.202cm" svg:y="5.3cm" svg:viewBox="0 0 20 20" svg:d="M10 20c14 0 14-20 0-20-13 0-13 20 0 20z">
          <text:p/>
        </draw:path>
        <draw:path draw:style-name="gr1" draw:text-style-name="P1" draw:layer="layout" svg:width="0.019cm" svg:height="0.019cm" svg:x="20.702cm" svg:y="5.3cm" svg:viewBox="0 0 20 20" svg:d="M10 20c14 0 14-20 0-20-13 0-13 20 0 20z">
          <text:p/>
        </draw:path>
        <draw:path draw:style-name="gr1" draw:text-style-name="P1" draw:layer="layout" svg:width="0.019cm" svg:height="0.019cm" svg:x="21.202cm" svg:y="5.3cm" svg:viewBox="0 0 20 20" svg:d="M10 20c14 0 14-20 0-20-13 0-13 20 0 20z">
          <text:p/>
        </draw:path>
        <draw:path draw:style-name="gr1" draw:text-style-name="P1" draw:layer="layout" svg:width="0.019cm" svg:height="0.019cm" svg:x="21.702cm" svg:y="5.3cm" svg:viewBox="0 0 20 20" svg:d="M10 20c14 0 14-20 0-20-13 0-13 20 0 20z">
          <text:p/>
        </draw:path>
        <draw:path draw:style-name="gr1" draw:text-style-name="P1" draw:layer="layout" svg:width="0.019cm" svg:height="0.019cm" svg:x="22.202cm" svg:y="5.3cm" svg:viewBox="0 0 20 20" svg:d="M10 20c14 0 14-20 0-20-13 0-13 20 0 20z">
          <text:p/>
        </draw:path>
        <draw:path draw:style-name="gr1" draw:text-style-name="P1" draw:layer="layout" svg:width="0.019cm" svg:height="0.019cm" svg:x="22.702cm" svg:y="5.3cm" svg:viewBox="0 0 20 20" svg:d="M10 20c14 0 14-20 0-20-13 0-13 20 0 20z">
          <text:p/>
        </draw:path>
        <draw:path draw:style-name="gr1" draw:text-style-name="P1" draw:layer="layout" svg:width="0.019cm" svg:height="0.019cm" svg:x="23.202cm" svg:y="5.3cm" svg:viewBox="0 0 20 20" svg:d="M10 20c14 0 14-20 0-20-13 0-13 20 0 20z">
          <text:p/>
        </draw:path>
        <draw:path draw:style-name="gr1" draw:text-style-name="P1" draw:layer="layout" svg:width="0.019cm" svg:height="0.019cm" svg:x="23.702cm" svg:y="5.3cm" svg:viewBox="0 0 20 20" svg:d="M10 20c14 0 14-20 0-20-13 0-13 20 0 20z">
          <text:p/>
        </draw:path>
        <draw:path draw:style-name="gr1" draw:text-style-name="P1" draw:layer="layout" svg:width="0.019cm" svg:height="0.019cm" svg:x="24.202cm" svg:y="5.3cm" svg:viewBox="0 0 20 20" svg:d="M10 20c14 0 14-20 0-20-13 0-13 20 0 20z">
          <text:p/>
        </draw:path>
        <draw:path draw:style-name="gr1" draw:text-style-name="P1" draw:layer="layout" svg:width="0.019cm" svg:height="0.019cm" svg:x="24.703cm" svg:y="5.3cm" svg:viewBox="0 0 20 20" svg:d="M10 20c14 0 14-20 0-20-13 0-13 20 0 20z">
          <text:p/>
        </draw:path>
        <draw:path draw:style-name="gr1" draw:text-style-name="P1" draw:layer="layout" svg:width="0.019cm" svg:height="0.019cm" svg:x="25.203cm" svg:y="5.3cm" svg:viewBox="0 0 20 20" svg:d="M10 20c14 0 14-20 0-20-13 0-13 20 0 20z">
          <text:p/>
        </draw:path>
        <draw:path draw:style-name="gr1" draw:text-style-name="P1" draw:layer="layout" svg:width="0.019cm" svg:height="0.019cm" svg:x="25.703cm" svg:y="5.3cm" svg:viewBox="0 0 20 20" svg:d="M10 20c14 0 14-20 0-20-13 0-13 20 0 20z">
          <text:p/>
        </draw:path>
        <draw:path draw:style-name="gr1" draw:text-style-name="P1" draw:layer="layout" svg:width="0.019cm" svg:height="0.019cm" svg:x="26.203cm" svg:y="5.3cm" svg:viewBox="0 0 20 20" svg:d="M10 20c14 0 14-20 0-20-13 0-13 20 0 20z">
          <text:p/>
        </draw:path>
        <draw:path draw:style-name="gr1" draw:text-style-name="P1" draw:layer="layout" svg:width="0.019cm" svg:height="0.019cm" svg:x="26.703cm" svg:y="5.3cm" svg:viewBox="0 0 20 20" svg:d="M10 20c14 0 14-20 0-20-13 0-13 20 0 20z">
          <text:p/>
        </draw:path>
        <draw:path draw:style-name="gr1" draw:text-style-name="P1" draw:layer="layout" svg:width="0.019cm" svg:height="0.019cm" svg:x="27.203cm" svg:y="5.3cm" svg:viewBox="0 0 20 20" svg:d="M10 20c14 0 14-20 0-20-13 0-13 20 0 20z">
          <text:p/>
        </draw:path>
        <draw:path draw:style-name="gr1" draw:text-style-name="P1" draw:layer="layout" svg:width="0.019cm" svg:height="0.019cm" svg:x="0.702cm" svg:y="5.3cm" svg:viewBox="0 0 20 20" svg:d="M10 20c14 0 14-20 0-20-13 0-13 20 0 20z">
          <text:p/>
        </draw:path>
        <draw:path draw:style-name="gr1" draw:text-style-name="P1" draw:layer="layout" svg:width="0.019cm" svg:height="0.019cm" svg:x="1.202cm" svg:y="5.3cm" svg:viewBox="0 0 20 20" svg:d="M10 20c14 0 14-20 0-20-13 0-13 20 0 20z">
          <text:p/>
        </draw:path>
        <draw:path draw:style-name="gr1" draw:text-style-name="P1" draw:layer="layout" svg:width="0.019cm" svg:height="0.019cm" svg:x="1.702cm" svg:y="5.3cm" svg:viewBox="0 0 20 20" svg:d="M10 20c14 0 14-20 0-20-13 0-13 20 0 20z">
          <text:p/>
        </draw:path>
        <draw:path draw:style-name="gr1" draw:text-style-name="P1" draw:layer="layout" svg:width="0.019cm" svg:height="0.019cm" svg:x="2.202cm" svg:y="5.3cm" svg:viewBox="0 0 20 20" svg:d="M10 20c14 0 14-20 0-20-13 0-13 20 0 20z">
          <text:p/>
        </draw:path>
        <draw:path draw:style-name="gr1" draw:text-style-name="P1" draw:layer="layout" svg:width="0.019cm" svg:height="0.019cm" svg:x="2.702cm" svg:y="5.3cm" svg:viewBox="0 0 20 20" svg:d="M10 20c14 0 14-20 0-20-13 0-13 20 0 20z">
          <text:p/>
        </draw:path>
        <draw:path draw:style-name="gr1" draw:text-style-name="P1" draw:layer="layout" svg:width="0.019cm" svg:height="0.019cm" svg:x="3.202cm" svg:y="5.3cm" svg:viewBox="0 0 20 20" svg:d="M10 20c14 0 14-20 0-20-13 0-13 20 0 20z">
          <text:p/>
        </draw:path>
        <draw:path draw:style-name="gr1" draw:text-style-name="P1" draw:layer="layout" svg:width="0.019cm" svg:height="0.019cm" svg:x="3.702cm" svg:y="5.3cm" svg:viewBox="0 0 20 20" svg:d="M10 20c14 0 14-20 0-20-13 0-13 20 0 20z">
          <text:p/>
        </draw:path>
        <draw:path draw:style-name="gr1" draw:text-style-name="P1" draw:layer="layout" svg:width="0.019cm" svg:height="0.019cm" svg:x="4.202cm" svg:y="5.3cm" svg:viewBox="0 0 20 20" svg:d="M10 20c14 0 14-20 0-20-13 0-13 20 0 20z">
          <text:p/>
        </draw:path>
        <draw:path draw:style-name="gr1" draw:text-style-name="P1" draw:layer="layout" svg:width="0.019cm" svg:height="0.019cm" svg:x="4.702cm" svg:y="5.3cm" svg:viewBox="0 0 20 20" svg:d="M10 20c14 0 14-20 0-20-13 0-13 20 0 20z">
          <text:p/>
        </draw:path>
        <draw:path draw:style-name="gr1" draw:text-style-name="P1" draw:layer="layout" svg:width="0.019cm" svg:height="0.019cm" svg:x="5.202cm" svg:y="5.3cm" svg:viewBox="0 0 20 20" svg:d="M10 20c14 0 14-20 0-20-13 0-13 20 0 20z">
          <text:p/>
        </draw:path>
        <draw:path draw:style-name="gr1" draw:text-style-name="P1" draw:layer="layout" svg:width="0.019cm" svg:height="0.019cm" svg:x="5.702cm" svg:y="5.3cm" svg:viewBox="0 0 20 20" svg:d="M10 20c14 0 14-20 0-20-13 0-13 20 0 20z">
          <text:p/>
        </draw:path>
        <draw:path draw:style-name="gr1" draw:text-style-name="P1" draw:layer="layout" svg:width="0.019cm" svg:height="0.019cm" svg:x="6.202cm" svg:y="5.3cm" svg:viewBox="0 0 20 20" svg:d="M10 20c14 0 14-20 0-20-13 0-13 20 0 20z">
          <text:p/>
        </draw:path>
        <draw:path draw:style-name="gr1" draw:text-style-name="P1" draw:layer="layout" svg:width="0.019cm" svg:height="0.019cm" svg:x="6.702cm" svg:y="5.3cm" svg:viewBox="0 0 20 20" svg:d="M10 20c14 0 14-20 0-20-13 0-13 20 0 20z">
          <text:p/>
        </draw:path>
        <draw:path draw:style-name="gr1" draw:text-style-name="P1" draw:layer="layout" svg:width="0.019cm" svg:height="0.019cm" svg:x="7.202cm" svg:y="5.3cm" svg:viewBox="0 0 20 20" svg:d="M10 20c14 0 14-20 0-20-13 0-13 20 0 20z">
          <text:p/>
        </draw:path>
        <draw:path draw:style-name="gr1" draw:text-style-name="P1" draw:layer="layout" svg:width="0.019cm" svg:height="0.019cm" svg:x="7.702cm" svg:y="5.3cm" svg:viewBox="0 0 20 20" svg:d="M10 20c14 0 14-20 0-20-13 0-13 20 0 20z">
          <text:p/>
        </draw:path>
        <draw:path draw:style-name="gr1" draw:text-style-name="P1" draw:layer="layout" svg:width="0.019cm" svg:height="0.019cm" svg:x="8.202cm" svg:y="5.3cm" svg:viewBox="0 0 20 20" svg:d="M10 20c14 0 14-20 0-20-13 0-13 20 0 20z">
          <text:p/>
        </draw:path>
        <draw:path draw:style-name="gr1" draw:text-style-name="P1" draw:layer="layout" svg:width="0.019cm" svg:height="0.019cm" svg:x="8.703cm" svg:y="5.3cm" svg:viewBox="0 0 20 20" svg:d="M10 20c14 0 14-20 0-20-13 0-13 20 0 20z">
          <text:p/>
        </draw:path>
        <draw:path draw:style-name="gr1" draw:text-style-name="P1" draw:layer="layout" svg:width="0.019cm" svg:height="0.019cm" svg:x="9.203cm" svg:y="5.3cm" svg:viewBox="0 0 20 20" svg:d="M10 20c14 0 14-20 0-20-13 0-13 20 0 20z">
          <text:p/>
        </draw:path>
        <draw:path draw:style-name="gr1" draw:text-style-name="P1" draw:layer="layout" svg:width="0.019cm" svg:height="0.019cm" svg:x="9.703cm" svg:y="5.3cm" svg:viewBox="0 0 20 20" svg:d="M10 20c14 0 14-20 0-20-13 0-13 20 0 20z">
          <text:p/>
        </draw:path>
        <draw:path draw:style-name="gr1" draw:text-style-name="P1" draw:layer="layout" svg:width="0.019cm" svg:height="0.019cm" svg:x="10.203cm" svg:y="5.3cm" svg:viewBox="0 0 20 20" svg:d="M10 20c14 0 14-20 0-20-13 0-13 20 0 20z">
          <text:p/>
        </draw:path>
        <draw:path draw:style-name="gr1" draw:text-style-name="P1" draw:layer="layout" svg:width="0.019cm" svg:height="0.019cm" svg:x="10.703cm" svg:y="5.3cm" svg:viewBox="0 0 20 20" svg:d="M10 20c14 0 14-20 0-20-13 0-13 20 0 20z">
          <text:p/>
        </draw:path>
        <draw:path draw:style-name="gr1" draw:text-style-name="P1" draw:layer="layout" svg:width="0.019cm" svg:height="0.019cm" svg:x="11.203cm" svg:y="5.3cm" svg:viewBox="0 0 20 20" svg:d="M10 20c14 0 14-20 0-20-13 0-13 20 0 20z">
          <text:p/>
        </draw:path>
        <draw:path draw:style-name="gr1" draw:text-style-name="P1" draw:layer="layout" svg:width="0.019cm" svg:height="0.019cm" svg:x="11.703cm" svg:y="5.3cm" svg:viewBox="0 0 20 20" svg:d="M10 20c14 0 14-20 0-20-13 0-13 20 0 20z">
          <text:p/>
        </draw:path>
        <draw:path draw:style-name="gr1" draw:text-style-name="P1" draw:layer="layout" svg:width="0.019cm" svg:height="0.019cm" svg:x="12.203cm" svg:y="5.3cm" svg:viewBox="0 0 20 20" svg:d="M10 20c14 0 14-20 0-20-13 0-13 20 0 20z">
          <text:p/>
        </draw:path>
        <draw:path draw:style-name="gr1" draw:text-style-name="P1" draw:layer="layout" svg:width="0.019cm" svg:height="0.019cm" svg:x="12.703cm" svg:y="5.3cm" svg:viewBox="0 0 20 20" svg:d="M10 20c14 0 14-20 0-20-13 0-13 20 0 20z">
          <text:p/>
        </draw:path>
        <draw:path draw:style-name="gr1" draw:text-style-name="P1" draw:layer="layout" svg:width="0.019cm" svg:height="0.019cm" svg:x="13.203cm" svg:y="5.3cm" svg:viewBox="0 0 20 20" svg:d="M10 20c14 0 14-20 0-20-13 0-13 20 0 20z">
          <text:p/>
        </draw:path>
        <draw:path draw:style-name="gr1" draw:text-style-name="P1" draw:layer="layout" svg:width="0.019cm" svg:height="0.019cm" svg:x="13.703cm" svg:y="5.3cm" svg:viewBox="0 0 20 20" svg:d="M10 20c14 0 14-20 0-20-13 0-13 20 0 20z">
          <text:p/>
        </draw:path>
        <draw:path draw:style-name="gr1" draw:text-style-name="P1" draw:layer="layout" svg:width="0.019cm" svg:height="0.019cm" svg:x="14.203cm" svg:y="5.3cm" svg:viewBox="0 0 20 20" svg:d="M10 20c14 0 14-20 0-20-13 0-13 20 0 20z">
          <text:p/>
        </draw:path>
        <draw:path draw:style-name="gr1" draw:text-style-name="P1" draw:layer="layout" svg:width="0.019cm" svg:height="0.019cm" svg:x="14.703cm" svg:y="5.3cm" svg:viewBox="0 0 20 20" svg:d="M10 20c14 0 14-20 0-20-13 0-13 20 0 20z">
          <text:p/>
        </draw:path>
        <draw:path draw:style-name="gr1" draw:text-style-name="P1" draw:layer="layout" svg:width="0.019cm" svg:height="0.019cm" svg:x="15.203cm" svg:y="5.3cm" svg:viewBox="0 0 20 20" svg:d="M10 20c14 0 14-20 0-20-13 0-13 20 0 20z">
          <text:p/>
        </draw:path>
        <draw:path draw:style-name="gr1" draw:text-style-name="P1" draw:layer="layout" svg:width="0.019cm" svg:height="0.019cm" svg:x="15.703cm" svg:y="5.3cm" svg:viewBox="0 0 20 20" svg:d="M10 20c14 0 14-20 0-20-13 0-13 20 0 20z">
          <text:p/>
        </draw:path>
        <draw:path draw:style-name="gr1" draw:text-style-name="P1" draw:layer="layout" svg:width="0.019cm" svg:height="0.019cm" svg:x="16.203cm" svg:y="5.3cm" svg:viewBox="0 0 20 20" svg:d="M10 20c14 0 14-20 0-20-13 0-13 20 0 20z">
          <text:p/>
        </draw:path>
        <draw:path draw:style-name="gr1" draw:text-style-name="P1" draw:layer="layout" svg:width="0.019cm" svg:height="0.019cm" svg:x="0.703cm" svg:y="5.8cm" svg:viewBox="0 0 20 20" svg:d="M10 20c14 0 14-20 0-20-13 0-13 20 0 20z">
          <text:p/>
        </draw:path>
        <draw:path draw:style-name="gr1" draw:text-style-name="P1" draw:layer="layout" svg:width="0.019cm" svg:height="0.019cm" svg:x="1.203cm" svg:y="5.8cm" svg:viewBox="0 0 20 20" svg:d="M10 20c14 0 14-20 0-20-13 0-13 20 0 20z">
          <text:p/>
        </draw:path>
        <draw:path draw:style-name="gr1" draw:text-style-name="P1" draw:layer="layout" svg:width="0.019cm" svg:height="0.019cm" svg:x="1.703cm" svg:y="5.8cm" svg:viewBox="0 0 20 20" svg:d="M10 20c14 0 14-20 0-20-13 0-13 20 0 20z">
          <text:p/>
        </draw:path>
        <draw:path draw:style-name="gr1" draw:text-style-name="P1" draw:layer="layout" svg:width="0.019cm" svg:height="0.019cm" svg:x="2.203cm" svg:y="5.8cm" svg:viewBox="0 0 20 20" svg:d="M10 20c14 0 14-20 0-20-13 0-13 20 0 20z">
          <text:p/>
        </draw:path>
        <draw:path draw:style-name="gr1" draw:text-style-name="P1" draw:layer="layout" svg:width="0.019cm" svg:height="0.019cm" svg:x="2.703cm" svg:y="5.8cm" svg:viewBox="0 0 20 20" svg:d="M10 20c14 0 14-20 0-20-13 0-13 20 0 20z">
          <text:p/>
        </draw:path>
        <draw:path draw:style-name="gr1" draw:text-style-name="P1" draw:layer="layout" svg:width="0.019cm" svg:height="0.019cm" svg:x="3.203cm" svg:y="5.8cm" svg:viewBox="0 0 20 20" svg:d="M10 20c14 0 14-20 0-20-13 0-13 20 0 20z">
          <text:p/>
        </draw:path>
        <draw:path draw:style-name="gr1" draw:text-style-name="P1" draw:layer="layout" svg:width="0.019cm" svg:height="0.019cm" svg:x="3.703cm" svg:y="5.8cm" svg:viewBox="0 0 20 20" svg:d="M10 20c14 0 14-20 0-20-13 0-13 20 0 20z">
          <text:p/>
        </draw:path>
        <draw:path draw:style-name="gr1" draw:text-style-name="P1" draw:layer="layout" svg:width="0.019cm" svg:height="0.019cm" svg:x="4.203cm" svg:y="5.8cm" svg:viewBox="0 0 20 20" svg:d="M10 20c14 0 14-20 0-20-13 0-13 20 0 20z">
          <text:p/>
        </draw:path>
        <draw:path draw:style-name="gr1" draw:text-style-name="P1" draw:layer="layout" svg:width="0.019cm" svg:height="0.019cm" svg:x="4.703cm" svg:y="5.8cm" svg:viewBox="0 0 20 20" svg:d="M10 20c14 0 14-20 0-20-13 0-13 20 0 20z">
          <text:p/>
        </draw:path>
        <draw:path draw:style-name="gr1" draw:text-style-name="P1" draw:layer="layout" svg:width="0.019cm" svg:height="0.019cm" svg:x="5.203cm" svg:y="5.8cm" svg:viewBox="0 0 20 20" svg:d="M10 20c14 0 14-20 0-20-13 0-13 20 0 20z">
          <text:p/>
        </draw:path>
        <draw:path draw:style-name="gr1" draw:text-style-name="P1" draw:layer="layout" svg:width="0.019cm" svg:height="0.019cm" svg:x="5.703cm" svg:y="5.8cm" svg:viewBox="0 0 20 20" svg:d="M10 20c14 0 14-20 0-20-13 0-13 20 0 20z">
          <text:p/>
        </draw:path>
        <draw:path draw:style-name="gr1" draw:text-style-name="P1" draw:layer="layout" svg:width="0.019cm" svg:height="0.019cm" svg:x="6.203cm" svg:y="5.8cm" svg:viewBox="0 0 20 20" svg:d="M10 20c14 0 14-20 0-20-13 0-13 20 0 20z">
          <text:p/>
        </draw:path>
        <draw:path draw:style-name="gr1" draw:text-style-name="P1" draw:layer="layout" svg:width="0.019cm" svg:height="0.019cm" svg:x="6.703cm" svg:y="5.8cm" svg:viewBox="0 0 20 20" svg:d="M10 20c14 0 14-20 0-20-13 0-13 20 0 20z">
          <text:p/>
        </draw:path>
        <draw:path draw:style-name="gr1" draw:text-style-name="P1" draw:layer="layout" svg:width="0.019cm" svg:height="0.019cm" svg:x="7.203cm" svg:y="5.8cm" svg:viewBox="0 0 20 20" svg:d="M10 20c14 0 14-20 0-20-13 0-13 20 0 20z">
          <text:p/>
        </draw:path>
        <draw:path draw:style-name="gr1" draw:text-style-name="P1" draw:layer="layout" svg:width="0.019cm" svg:height="0.019cm" svg:x="7.703cm" svg:y="5.8cm" svg:viewBox="0 0 20 20" svg:d="M10 20c14 0 14-20 0-20-13 0-13 20 0 20z">
          <text:p/>
        </draw:path>
        <draw:path draw:style-name="gr1" draw:text-style-name="P1" draw:layer="layout" svg:width="0.019cm" svg:height="0.019cm" svg:x="8.203cm" svg:y="5.8cm" svg:viewBox="0 0 20 20" svg:d="M10 20c14 0 14-20 0-20-13 0-13 20 0 20z">
          <text:p/>
        </draw:path>
        <draw:path draw:style-name="gr1" draw:text-style-name="P1" draw:layer="layout" svg:width="0.019cm" svg:height="0.019cm" svg:x="8.704cm" svg:y="5.8cm" svg:viewBox="0 0 20 20" svg:d="M10 20c14 0 14-20 0-20-13 0-13 20 0 20z">
          <text:p/>
        </draw:path>
        <draw:path draw:style-name="gr1" draw:text-style-name="P1" draw:layer="layout" svg:width="0.019cm" svg:height="0.019cm" svg:x="9.204cm" svg:y="5.8cm" svg:viewBox="0 0 20 20" svg:d="M10 20c14 0 14-20 0-20-13 0-13 20 0 20z">
          <text:p/>
        </draw:path>
        <draw:path draw:style-name="gr1" draw:text-style-name="P1" draw:layer="layout" svg:width="0.019cm" svg:height="0.019cm" svg:x="9.704cm" svg:y="5.8cm" svg:viewBox="0 0 20 20" svg:d="M10 20c14 0 14-20 0-20-13 0-13 20 0 20z">
          <text:p/>
        </draw:path>
        <draw:path draw:style-name="gr1" draw:text-style-name="P1" draw:layer="layout" svg:width="0.019cm" svg:height="0.019cm" svg:x="10.204cm" svg:y="5.8cm" svg:viewBox="0 0 20 20" svg:d="M10 20c14 0 14-20 0-20-13 0-13 20 0 20z">
          <text:p/>
        </draw:path>
        <draw:path draw:style-name="gr1" draw:text-style-name="P1" draw:layer="layout" svg:width="0.019cm" svg:height="0.019cm" svg:x="10.704cm" svg:y="5.8cm" svg:viewBox="0 0 20 20" svg:d="M10 20c14 0 14-20 0-20-13 0-13 20 0 20z">
          <text:p/>
        </draw:path>
        <draw:path draw:style-name="gr1" draw:text-style-name="P1" draw:layer="layout" svg:width="0.019cm" svg:height="0.019cm" svg:x="11.204cm" svg:y="5.8cm" svg:viewBox="0 0 20 20" svg:d="M10 20c14 0 14-20 0-20-13 0-13 20 0 20z">
          <text:p/>
        </draw:path>
        <draw:path draw:style-name="gr1" draw:text-style-name="P1" draw:layer="layout" svg:width="0.019cm" svg:height="0.019cm" svg:x="11.704cm" svg:y="5.8cm" svg:viewBox="0 0 20 20" svg:d="M10 20c14 0 14-20 0-20-13 0-13 20 0 20z">
          <text:p/>
        </draw:path>
        <draw:path draw:style-name="gr1" draw:text-style-name="P1" draw:layer="layout" svg:width="0.019cm" svg:height="0.019cm" svg:x="12.204cm" svg:y="5.8cm" svg:viewBox="0 0 20 20" svg:d="M10 20c14 0 14-20 0-20-13 0-13 20 0 20z">
          <text:p/>
        </draw:path>
        <draw:path draw:style-name="gr1" draw:text-style-name="P1" draw:layer="layout" svg:width="0.019cm" svg:height="0.019cm" svg:x="12.704cm" svg:y="5.8cm" svg:viewBox="0 0 20 20" svg:d="M10 20c14 0 14-20 0-20-13 0-13 20 0 20z">
          <text:p/>
        </draw:path>
        <draw:path draw:style-name="gr1" draw:text-style-name="P1" draw:layer="layout" svg:width="0.019cm" svg:height="0.019cm" svg:x="13.204cm" svg:y="5.8cm" svg:viewBox="0 0 20 20" svg:d="M10 20c14 0 14-20 0-20-13 0-13 20 0 20z">
          <text:p/>
        </draw:path>
        <draw:path draw:style-name="gr1" draw:text-style-name="P1" draw:layer="layout" svg:width="0.019cm" svg:height="0.019cm" svg:x="13.704cm" svg:y="5.8cm" svg:viewBox="0 0 20 20" svg:d="M10 20c14 0 14-20 0-20-13 0-13 20 0 20z">
          <text:p/>
        </draw:path>
        <draw:path draw:style-name="gr1" draw:text-style-name="P1" draw:layer="layout" svg:width="0.019cm" svg:height="0.019cm" svg:x="14.204cm" svg:y="5.8cm" svg:viewBox="0 0 20 20" svg:d="M10 20c14 0 14-20 0-20-13 0-13 20 0 20z">
          <text:p/>
        </draw:path>
        <draw:path draw:style-name="gr1" draw:text-style-name="P1" draw:layer="layout" svg:width="0.019cm" svg:height="0.019cm" svg:x="14.704cm" svg:y="5.8cm" svg:viewBox="0 0 20 20" svg:d="M10 20c14 0 14-20 0-20-13 0-13 20 0 20z">
          <text:p/>
        </draw:path>
        <draw:path draw:style-name="gr1" draw:text-style-name="P1" draw:layer="layout" svg:width="0.019cm" svg:height="0.019cm" svg:x="15.204cm" svg:y="5.8cm" svg:viewBox="0 0 20 20" svg:d="M10 20c14 0 14-20 0-20-13 0-13 20 0 20z">
          <text:p/>
        </draw:path>
        <draw:path draw:style-name="gr1" draw:text-style-name="P1" draw:layer="layout" svg:width="0.019cm" svg:height="0.019cm" svg:x="15.704cm" svg:y="5.8cm" svg:viewBox="0 0 20 20" svg:d="M10 20c14 0 14-20 0-20-13 0-13 20 0 20z">
          <text:p/>
        </draw:path>
        <draw:path draw:style-name="gr1" draw:text-style-name="P1" draw:layer="layout" svg:width="0.019cm" svg:height="0.019cm" svg:x="16.204cm" svg:y="5.8cm" svg:viewBox="0 0 20 20" svg:d="M10 20c14 0 14-20 0-20-13 0-13 20 0 20z">
          <text:p/>
        </draw:path>
        <draw:path draw:style-name="gr1" draw:text-style-name="P1" draw:layer="layout" svg:width="0.019cm" svg:height="0.019cm" svg:x="16.703cm" svg:y="5.8cm" svg:viewBox="0 0 20 20" svg:d="M10 20c14 0 14-20 0-20-13 0-13 20 0 20z">
          <text:p/>
        </draw:path>
        <draw:path draw:style-name="gr1" draw:text-style-name="P1" draw:layer="layout" svg:width="0.019cm" svg:height="0.019cm" svg:x="17.203cm" svg:y="5.8cm" svg:viewBox="0 0 20 20" svg:d="M10 20c14 0 14-20 0-20-13 0-13 20 0 20z">
          <text:p/>
        </draw:path>
        <draw:path draw:style-name="gr1" draw:text-style-name="P1" draw:layer="layout" svg:width="0.019cm" svg:height="0.019cm" svg:x="17.703cm" svg:y="5.8cm" svg:viewBox="0 0 20 20" svg:d="M10 20c14 0 14-20 0-20-13 0-13 20 0 20z">
          <text:p/>
        </draw:path>
        <draw:path draw:style-name="gr1" draw:text-style-name="P1" draw:layer="layout" svg:width="0.019cm" svg:height="0.019cm" svg:x="18.203cm" svg:y="5.8cm" svg:viewBox="0 0 20 20" svg:d="M10 20c14 0 14-20 0-20-13 0-13 20 0 20z">
          <text:p/>
        </draw:path>
        <draw:path draw:style-name="gr1" draw:text-style-name="P1" draw:layer="layout" svg:width="0.019cm" svg:height="0.019cm" svg:x="18.703cm" svg:y="5.8cm" svg:viewBox="0 0 20 20" svg:d="M10 20c14 0 14-20 0-20-13 0-13 20 0 20z">
          <text:p/>
        </draw:path>
        <draw:path draw:style-name="gr1" draw:text-style-name="P1" draw:layer="layout" svg:width="0.019cm" svg:height="0.019cm" svg:x="19.203cm" svg:y="5.8cm" svg:viewBox="0 0 20 20" svg:d="M10 20c14 0 14-20 0-20-13 0-13 20 0 20z">
          <text:p/>
        </draw:path>
        <draw:path draw:style-name="gr1" draw:text-style-name="P1" draw:layer="layout" svg:width="0.019cm" svg:height="0.019cm" svg:x="19.703cm" svg:y="5.8cm" svg:viewBox="0 0 20 20" svg:d="M10 20c14 0 14-20 0-20-13 0-13 20 0 20z">
          <text:p/>
        </draw:path>
        <draw:path draw:style-name="gr1" draw:text-style-name="P1" draw:layer="layout" svg:width="0.019cm" svg:height="0.019cm" svg:x="20.203cm" svg:y="5.8cm" svg:viewBox="0 0 20 20" svg:d="M10 20c14 0 14-20 0-20-13 0-13 20 0 20z">
          <text:p/>
        </draw:path>
        <draw:path draw:style-name="gr1" draw:text-style-name="P1" draw:layer="layout" svg:width="0.019cm" svg:height="0.019cm" svg:x="20.703cm" svg:y="5.8cm" svg:viewBox="0 0 20 20" svg:d="M10 20c14 0 14-20 0-20-13 0-13 20 0 20z">
          <text:p/>
        </draw:path>
        <draw:path draw:style-name="gr1" draw:text-style-name="P1" draw:layer="layout" svg:width="0.019cm" svg:height="0.019cm" svg:x="21.203cm" svg:y="5.8cm" svg:viewBox="0 0 20 20" svg:d="M10 20c14 0 14-20 0-20-13 0-13 20 0 20z">
          <text:p/>
        </draw:path>
        <draw:path draw:style-name="gr1" draw:text-style-name="P1" draw:layer="layout" svg:width="0.019cm" svg:height="0.019cm" svg:x="21.703cm" svg:y="5.8cm" svg:viewBox="0 0 20 20" svg:d="M10 20c14 0 14-20 0-20-13 0-13 20 0 20z">
          <text:p/>
        </draw:path>
        <draw:path draw:style-name="gr1" draw:text-style-name="P1" draw:layer="layout" svg:width="0.019cm" svg:height="0.019cm" svg:x="22.203cm" svg:y="5.8cm" svg:viewBox="0 0 20 20" svg:d="M10 20c14 0 14-20 0-20-13 0-13 20 0 20z">
          <text:p/>
        </draw:path>
        <draw:path draw:style-name="gr1" draw:text-style-name="P1" draw:layer="layout" svg:width="0.019cm" svg:height="0.019cm" svg:x="22.703cm" svg:y="5.8cm" svg:viewBox="0 0 20 20" svg:d="M10 20c14 0 14-20 0-20-13 0-13 20 0 20z">
          <text:p/>
        </draw:path>
        <draw:path draw:style-name="gr1" draw:text-style-name="P1" draw:layer="layout" svg:width="0.019cm" svg:height="0.019cm" svg:x="23.203cm" svg:y="5.8cm" svg:viewBox="0 0 20 20" svg:d="M10 20c14 0 14-20 0-20-13 0-13 20 0 20z">
          <text:p/>
        </draw:path>
        <draw:path draw:style-name="gr1" draw:text-style-name="P1" draw:layer="layout" svg:width="0.019cm" svg:height="0.019cm" svg:x="23.703cm" svg:y="5.8cm" svg:viewBox="0 0 20 20" svg:d="M10 20c14 0 14-20 0-20-13 0-13 20 0 20z">
          <text:p/>
        </draw:path>
        <draw:path draw:style-name="gr1" draw:text-style-name="P1" draw:layer="layout" svg:width="0.019cm" svg:height="0.019cm" svg:x="24.203cm" svg:y="5.8cm" svg:viewBox="0 0 20 20" svg:d="M10 20c14 0 14-20 0-20-13 0-13 20 0 20z">
          <text:p/>
        </draw:path>
        <draw:path draw:style-name="gr1" draw:text-style-name="P1" draw:layer="layout" svg:width="0.019cm" svg:height="0.019cm" svg:x="24.704cm" svg:y="5.8cm" svg:viewBox="0 0 20 20" svg:d="M10 20c14 0 14-20 0-20-13 0-13 20 0 20z">
          <text:p/>
        </draw:path>
        <draw:path draw:style-name="gr1" draw:text-style-name="P1" draw:layer="layout" svg:width="0.019cm" svg:height="0.019cm" svg:x="25.204cm" svg:y="5.8cm" svg:viewBox="0 0 20 20" svg:d="M10 20c14 0 14-20 0-20-13 0-13 20 0 20z">
          <text:p/>
        </draw:path>
        <draw:path draw:style-name="gr1" draw:text-style-name="P1" draw:layer="layout" svg:width="0.019cm" svg:height="0.019cm" svg:x="25.704cm" svg:y="5.8cm" svg:viewBox="0 0 20 20" svg:d="M10 20c14 0 14-20 0-20-13 0-13 20 0 20z">
          <text:p/>
        </draw:path>
        <draw:path draw:style-name="gr1" draw:text-style-name="P1" draw:layer="layout" svg:width="0.019cm" svg:height="0.019cm" svg:x="26.204cm" svg:y="5.8cm" svg:viewBox="0 0 20 20" svg:d="M10 20c14 0 14-20 0-20-13 0-13 20 0 20z">
          <text:p/>
        </draw:path>
        <draw:path draw:style-name="gr1" draw:text-style-name="P1" draw:layer="layout" svg:width="0.019cm" svg:height="0.019cm" svg:x="26.704cm" svg:y="5.8cm" svg:viewBox="0 0 20 20" svg:d="M10 20c14 0 14-20 0-20-13 0-13 20 0 20z">
          <text:p/>
        </draw:path>
        <draw:path draw:style-name="gr1" draw:text-style-name="P1" draw:layer="layout" svg:width="0.019cm" svg:height="0.019cm" svg:x="27.204cm" svg:y="5.8cm" svg:viewBox="0 0 20 20" svg:d="M10 20c14 0 14-20 0-20-13 0-13 20 0 20z">
          <text:p/>
        </draw:path>
        <draw:path draw:style-name="gr1" draw:text-style-name="P1" draw:layer="layout" svg:width="0.019cm" svg:height="0.019cm" svg:x="0.703cm" svg:y="5.8cm" svg:viewBox="0 0 20 20" svg:d="M10 20c14 0 14-20 0-20-13 0-13 20 0 20z">
          <text:p/>
        </draw:path>
        <draw:path draw:style-name="gr1" draw:text-style-name="P1" draw:layer="layout" svg:width="0.019cm" svg:height="0.019cm" svg:x="1.203cm" svg:y="5.8cm" svg:viewBox="0 0 20 20" svg:d="M10 20c14 0 14-20 0-20-13 0-13 20 0 20z">
          <text:p/>
        </draw:path>
        <draw:path draw:style-name="gr1" draw:text-style-name="P1" draw:layer="layout" svg:width="0.019cm" svg:height="0.019cm" svg:x="1.703cm" svg:y="5.8cm" svg:viewBox="0 0 20 20" svg:d="M10 20c14 0 14-20 0-20-13 0-13 20 0 20z">
          <text:p/>
        </draw:path>
        <draw:path draw:style-name="gr1" draw:text-style-name="P1" draw:layer="layout" svg:width="0.019cm" svg:height="0.019cm" svg:x="2.203cm" svg:y="5.8cm" svg:viewBox="0 0 20 20" svg:d="M10 20c14 0 14-20 0-20-13 0-13 20 0 20z">
          <text:p/>
        </draw:path>
        <draw:path draw:style-name="gr1" draw:text-style-name="P1" draw:layer="layout" svg:width="0.019cm" svg:height="0.019cm" svg:x="2.703cm" svg:y="5.8cm" svg:viewBox="0 0 20 20" svg:d="M10 20c14 0 14-20 0-20-13 0-13 20 0 20z">
          <text:p/>
        </draw:path>
        <draw:path draw:style-name="gr1" draw:text-style-name="P1" draw:layer="layout" svg:width="0.019cm" svg:height="0.019cm" svg:x="3.203cm" svg:y="5.8cm" svg:viewBox="0 0 20 20" svg:d="M10 20c14 0 14-20 0-20-13 0-13 20 0 20z">
          <text:p/>
        </draw:path>
        <draw:path draw:style-name="gr1" draw:text-style-name="P1" draw:layer="layout" svg:width="0.019cm" svg:height="0.019cm" svg:x="3.703cm" svg:y="5.8cm" svg:viewBox="0 0 20 20" svg:d="M10 20c14 0 14-20 0-20-13 0-13 20 0 20z">
          <text:p/>
        </draw:path>
        <draw:path draw:style-name="gr1" draw:text-style-name="P1" draw:layer="layout" svg:width="0.019cm" svg:height="0.019cm" svg:x="4.203cm" svg:y="5.8cm" svg:viewBox="0 0 20 20" svg:d="M10 20c14 0 14-20 0-20-13 0-13 20 0 20z">
          <text:p/>
        </draw:path>
        <draw:path draw:style-name="gr1" draw:text-style-name="P1" draw:layer="layout" svg:width="0.019cm" svg:height="0.019cm" svg:x="4.703cm" svg:y="5.8cm" svg:viewBox="0 0 20 20" svg:d="M10 20c14 0 14-20 0-20-13 0-13 20 0 20z">
          <text:p/>
        </draw:path>
        <draw:path draw:style-name="gr1" draw:text-style-name="P1" draw:layer="layout" svg:width="0.019cm" svg:height="0.019cm" svg:x="5.203cm" svg:y="5.8cm" svg:viewBox="0 0 20 20" svg:d="M10 20c14 0 14-20 0-20-13 0-13 20 0 20z">
          <text:p/>
        </draw:path>
        <draw:path draw:style-name="gr1" draw:text-style-name="P1" draw:layer="layout" svg:width="0.019cm" svg:height="0.019cm" svg:x="5.703cm" svg:y="5.8cm" svg:viewBox="0 0 20 20" svg:d="M10 20c14 0 14-20 0-20-13 0-13 20 0 20z">
          <text:p/>
        </draw:path>
        <draw:path draw:style-name="gr1" draw:text-style-name="P1" draw:layer="layout" svg:width="0.019cm" svg:height="0.019cm" svg:x="6.203cm" svg:y="5.8cm" svg:viewBox="0 0 20 20" svg:d="M10 20c14 0 14-20 0-20-13 0-13 20 0 20z">
          <text:p/>
        </draw:path>
        <draw:path draw:style-name="gr1" draw:text-style-name="P1" draw:layer="layout" svg:width="0.019cm" svg:height="0.019cm" svg:x="6.703cm" svg:y="5.8cm" svg:viewBox="0 0 20 20" svg:d="M10 20c14 0 14-20 0-20-13 0-13 20 0 20z">
          <text:p/>
        </draw:path>
        <draw:path draw:style-name="gr1" draw:text-style-name="P1" draw:layer="layout" svg:width="0.019cm" svg:height="0.019cm" svg:x="7.203cm" svg:y="5.8cm" svg:viewBox="0 0 20 20" svg:d="M10 20c14 0 14-20 0-20-13 0-13 20 0 20z">
          <text:p/>
        </draw:path>
        <draw:path draw:style-name="gr1" draw:text-style-name="P1" draw:layer="layout" svg:width="0.019cm" svg:height="0.019cm" svg:x="7.703cm" svg:y="5.8cm" svg:viewBox="0 0 20 20" svg:d="M10 20c14 0 14-20 0-20-13 0-13 20 0 20z">
          <text:p/>
        </draw:path>
        <draw:path draw:style-name="gr1" draw:text-style-name="P1" draw:layer="layout" svg:width="0.019cm" svg:height="0.019cm" svg:x="8.203cm" svg:y="5.8cm" svg:viewBox="0 0 20 20" svg:d="M10 20c14 0 14-20 0-20-13 0-13 20 0 20z">
          <text:p/>
        </draw:path>
        <draw:path draw:style-name="gr1" draw:text-style-name="P1" draw:layer="layout" svg:width="0.019cm" svg:height="0.019cm" svg:x="8.704cm" svg:y="5.8cm" svg:viewBox="0 0 20 20" svg:d="M10 20c14 0 14-20 0-20-13 0-13 20 0 20z">
          <text:p/>
        </draw:path>
        <draw:path draw:style-name="gr1" draw:text-style-name="P1" draw:layer="layout" svg:width="0.019cm" svg:height="0.019cm" svg:x="9.204cm" svg:y="5.8cm" svg:viewBox="0 0 20 20" svg:d="M10 20c14 0 14-20 0-20-13 0-13 20 0 20z">
          <text:p/>
        </draw:path>
        <draw:path draw:style-name="gr1" draw:text-style-name="P1" draw:layer="layout" svg:width="0.019cm" svg:height="0.019cm" svg:x="9.704cm" svg:y="5.8cm" svg:viewBox="0 0 20 20" svg:d="M10 20c14 0 14-20 0-20-13 0-13 20 0 20z">
          <text:p/>
        </draw:path>
        <draw:path draw:style-name="gr1" draw:text-style-name="P1" draw:layer="layout" svg:width="0.019cm" svg:height="0.019cm" svg:x="10.204cm" svg:y="5.8cm" svg:viewBox="0 0 20 20" svg:d="M10 20c14 0 14-20 0-20-13 0-13 20 0 20z">
          <text:p/>
        </draw:path>
        <draw:path draw:style-name="gr1" draw:text-style-name="P1" draw:layer="layout" svg:width="0.019cm" svg:height="0.019cm" svg:x="10.704cm" svg:y="5.8cm" svg:viewBox="0 0 20 20" svg:d="M10 20c14 0 14-20 0-20-13 0-13 20 0 20z">
          <text:p/>
        </draw:path>
        <draw:path draw:style-name="gr1" draw:text-style-name="P1" draw:layer="layout" svg:width="0.019cm" svg:height="0.019cm" svg:x="11.204cm" svg:y="5.8cm" svg:viewBox="0 0 20 20" svg:d="M10 20c14 0 14-20 0-20-13 0-13 20 0 20z">
          <text:p/>
        </draw:path>
        <draw:path draw:style-name="gr1" draw:text-style-name="P1" draw:layer="layout" svg:width="0.019cm" svg:height="0.019cm" svg:x="11.704cm" svg:y="5.8cm" svg:viewBox="0 0 20 20" svg:d="M10 20c14 0 14-20 0-20-13 0-13 20 0 20z">
          <text:p/>
        </draw:path>
        <draw:path draw:style-name="gr1" draw:text-style-name="P1" draw:layer="layout" svg:width="0.019cm" svg:height="0.019cm" svg:x="12.204cm" svg:y="5.8cm" svg:viewBox="0 0 20 20" svg:d="M10 20c14 0 14-20 0-20-13 0-13 20 0 20z">
          <text:p/>
        </draw:path>
        <draw:path draw:style-name="gr1" draw:text-style-name="P1" draw:layer="layout" svg:width="0.019cm" svg:height="0.019cm" svg:x="12.704cm" svg:y="5.8cm" svg:viewBox="0 0 20 20" svg:d="M10 20c14 0 14-20 0-20-13 0-13 20 0 20z">
          <text:p/>
        </draw:path>
        <draw:path draw:style-name="gr1" draw:text-style-name="P1" draw:layer="layout" svg:width="0.019cm" svg:height="0.019cm" svg:x="13.204cm" svg:y="5.8cm" svg:viewBox="0 0 20 20" svg:d="M10 20c14 0 14-20 0-20-13 0-13 20 0 20z">
          <text:p/>
        </draw:path>
        <draw:path draw:style-name="gr1" draw:text-style-name="P1" draw:layer="layout" svg:width="0.019cm" svg:height="0.019cm" svg:x="13.704cm" svg:y="5.8cm" svg:viewBox="0 0 20 20" svg:d="M10 20c14 0 14-20 0-20-13 0-13 20 0 20z">
          <text:p/>
        </draw:path>
        <draw:path draw:style-name="gr1" draw:text-style-name="P1" draw:layer="layout" svg:width="0.019cm" svg:height="0.019cm" svg:x="14.204cm" svg:y="5.8cm" svg:viewBox="0 0 20 20" svg:d="M10 20c14 0 14-20 0-20-13 0-13 20 0 20z">
          <text:p/>
        </draw:path>
        <draw:path draw:style-name="gr1" draw:text-style-name="P1" draw:layer="layout" svg:width="0.019cm" svg:height="0.019cm" svg:x="14.704cm" svg:y="5.8cm" svg:viewBox="0 0 20 20" svg:d="M10 20c14 0 14-20 0-20-13 0-13 20 0 20z">
          <text:p/>
        </draw:path>
        <draw:path draw:style-name="gr1" draw:text-style-name="P1" draw:layer="layout" svg:width="0.019cm" svg:height="0.019cm" svg:x="15.204cm" svg:y="5.8cm" svg:viewBox="0 0 20 20" svg:d="M10 20c14 0 14-20 0-20-13 0-13 20 0 20z">
          <text:p/>
        </draw:path>
        <draw:path draw:style-name="gr1" draw:text-style-name="P1" draw:layer="layout" svg:width="0.019cm" svg:height="0.019cm" svg:x="15.704cm" svg:y="5.8cm" svg:viewBox="0 0 20 20" svg:d="M10 20c14 0 14-20 0-20-13 0-13 20 0 20z">
          <text:p/>
        </draw:path>
        <draw:path draw:style-name="gr1" draw:text-style-name="P1" draw:layer="layout" svg:width="0.019cm" svg:height="0.019cm" svg:x="16.204cm" svg:y="5.8cm" svg:viewBox="0 0 20 20" svg:d="M10 20c14 0 14-20 0-20-13 0-13 20 0 20z">
          <text:p/>
        </draw:path>
        <draw:path draw:style-name="gr1" draw:text-style-name="P1" draw:layer="layout" svg:width="0.019cm" svg:height="0.019cm" svg:x="0.702cm" svg:y="6.3cm" svg:viewBox="0 0 20 20" svg:d="M10 20c14 0 14-20 0-20-13 0-13 20 0 20z">
          <text:p/>
        </draw:path>
        <draw:path draw:style-name="gr1" draw:text-style-name="P1" draw:layer="layout" svg:width="0.019cm" svg:height="0.019cm" svg:x="1.202cm" svg:y="6.3cm" svg:viewBox="0 0 20 20" svg:d="M10 20c14 0 14-20 0-20-13 0-13 20 0 20z">
          <text:p/>
        </draw:path>
        <draw:path draw:style-name="gr1" draw:text-style-name="P1" draw:layer="layout" svg:width="0.019cm" svg:height="0.019cm" svg:x="1.702cm" svg:y="6.3cm" svg:viewBox="0 0 20 20" svg:d="M10 20c14 0 14-20 0-20-13 0-13 20 0 20z">
          <text:p/>
        </draw:path>
        <draw:path draw:style-name="gr1" draw:text-style-name="P1" draw:layer="layout" svg:width="0.019cm" svg:height="0.019cm" svg:x="2.202cm" svg:y="6.3cm" svg:viewBox="0 0 20 20" svg:d="M10 20c14 0 14-20 0-20-13 0-13 20 0 20z">
          <text:p/>
        </draw:path>
        <draw:path draw:style-name="gr1" draw:text-style-name="P1" draw:layer="layout" svg:width="0.019cm" svg:height="0.019cm" svg:x="2.702cm" svg:y="6.3cm" svg:viewBox="0 0 20 20" svg:d="M10 20c14 0 14-20 0-20-13 0-13 20 0 20z">
          <text:p/>
        </draw:path>
        <draw:path draw:style-name="gr1" draw:text-style-name="P1" draw:layer="layout" svg:width="0.019cm" svg:height="0.019cm" svg:x="3.202cm" svg:y="6.3cm" svg:viewBox="0 0 20 20" svg:d="M10 20c14 0 14-20 0-20-13 0-13 20 0 20z">
          <text:p/>
        </draw:path>
        <draw:path draw:style-name="gr1" draw:text-style-name="P1" draw:layer="layout" svg:width="0.019cm" svg:height="0.019cm" svg:x="3.702cm" svg:y="6.3cm" svg:viewBox="0 0 20 20" svg:d="M10 20c14 0 14-20 0-20-13 0-13 20 0 20z">
          <text:p/>
        </draw:path>
        <draw:path draw:style-name="gr1" draw:text-style-name="P1" draw:layer="layout" svg:width="0.019cm" svg:height="0.019cm" svg:x="4.202cm" svg:y="6.3cm" svg:viewBox="0 0 20 20" svg:d="M10 20c14 0 14-20 0-20-13 0-13 20 0 20z">
          <text:p/>
        </draw:path>
        <draw:path draw:style-name="gr1" draw:text-style-name="P1" draw:layer="layout" svg:width="0.019cm" svg:height="0.019cm" svg:x="4.702cm" svg:y="6.3cm" svg:viewBox="0 0 20 20" svg:d="M10 20c14 0 14-20 0-20-13 0-13 20 0 20z">
          <text:p/>
        </draw:path>
        <draw:path draw:style-name="gr1" draw:text-style-name="P1" draw:layer="layout" svg:width="0.019cm" svg:height="0.019cm" svg:x="5.202cm" svg:y="6.3cm" svg:viewBox="0 0 20 20" svg:d="M10 20c14 0 14-20 0-20-13 0-13 20 0 20z">
          <text:p/>
        </draw:path>
        <draw:path draw:style-name="gr1" draw:text-style-name="P1" draw:layer="layout" svg:width="0.019cm" svg:height="0.019cm" svg:x="5.702cm" svg:y="6.3cm" svg:viewBox="0 0 20 20" svg:d="M10 20c14 0 14-20 0-20-13 0-13 20 0 20z">
          <text:p/>
        </draw:path>
        <draw:path draw:style-name="gr1" draw:text-style-name="P1" draw:layer="layout" svg:width="0.019cm" svg:height="0.019cm" svg:x="6.202cm" svg:y="6.3cm" svg:viewBox="0 0 20 20" svg:d="M10 20c14 0 14-20 0-20-13 0-13 20 0 20z">
          <text:p/>
        </draw:path>
        <draw:path draw:style-name="gr1" draw:text-style-name="P1" draw:layer="layout" svg:width="0.019cm" svg:height="0.019cm" svg:x="6.702cm" svg:y="6.3cm" svg:viewBox="0 0 20 20" svg:d="M10 20c14 0 14-20 0-20-13 0-13 20 0 20z">
          <text:p/>
        </draw:path>
        <draw:path draw:style-name="gr1" draw:text-style-name="P1" draw:layer="layout" svg:width="0.019cm" svg:height="0.019cm" svg:x="7.202cm" svg:y="6.3cm" svg:viewBox="0 0 20 20" svg:d="M10 20c14 0 14-20 0-20-13 0-13 20 0 20z">
          <text:p/>
        </draw:path>
        <draw:path draw:style-name="gr1" draw:text-style-name="P1" draw:layer="layout" svg:width="0.019cm" svg:height="0.019cm" svg:x="7.702cm" svg:y="6.3cm" svg:viewBox="0 0 20 20" svg:d="M10 20c14 0 14-20 0-20-13 0-13 20 0 20z">
          <text:p/>
        </draw:path>
        <draw:path draw:style-name="gr1" draw:text-style-name="P1" draw:layer="layout" svg:width="0.019cm" svg:height="0.019cm" svg:x="8.202cm" svg:y="6.3cm" svg:viewBox="0 0 20 20" svg:d="M10 20c14 0 14-20 0-20-13 0-13 20 0 20z">
          <text:p/>
        </draw:path>
        <draw:path draw:style-name="gr1" draw:text-style-name="P1" draw:layer="layout" svg:width="0.019cm" svg:height="0.019cm" svg:x="8.703cm" svg:y="6.3cm" svg:viewBox="0 0 20 20" svg:d="M10 20c14 0 14-20 0-20-13 0-13 20 0 20z">
          <text:p/>
        </draw:path>
        <draw:path draw:style-name="gr1" draw:text-style-name="P1" draw:layer="layout" svg:width="0.019cm" svg:height="0.019cm" svg:x="9.203cm" svg:y="6.3cm" svg:viewBox="0 0 20 20" svg:d="M10 20c14 0 14-20 0-20-13 0-13 20 0 20z">
          <text:p/>
        </draw:path>
        <draw:path draw:style-name="gr1" draw:text-style-name="P1" draw:layer="layout" svg:width="0.019cm" svg:height="0.019cm" svg:x="9.703cm" svg:y="6.3cm" svg:viewBox="0 0 20 20" svg:d="M10 20c14 0 14-20 0-20-13 0-13 20 0 20z">
          <text:p/>
        </draw:path>
        <draw:path draw:style-name="gr1" draw:text-style-name="P1" draw:layer="layout" svg:width="0.019cm" svg:height="0.019cm" svg:x="10.203cm" svg:y="6.3cm" svg:viewBox="0 0 20 20" svg:d="M10 20c14 0 14-20 0-20-13 0-13 20 0 20z">
          <text:p/>
        </draw:path>
        <draw:path draw:style-name="gr1" draw:text-style-name="P1" draw:layer="layout" svg:width="0.019cm" svg:height="0.019cm" svg:x="10.703cm" svg:y="6.3cm" svg:viewBox="0 0 20 20" svg:d="M10 20c14 0 14-20 0-20-13 0-13 20 0 20z">
          <text:p/>
        </draw:path>
        <draw:path draw:style-name="gr1" draw:text-style-name="P1" draw:layer="layout" svg:width="0.019cm" svg:height="0.019cm" svg:x="11.203cm" svg:y="6.3cm" svg:viewBox="0 0 20 20" svg:d="M10 20c14 0 14-20 0-20-13 0-13 20 0 20z">
          <text:p/>
        </draw:path>
        <draw:path draw:style-name="gr1" draw:text-style-name="P1" draw:layer="layout" svg:width="0.019cm" svg:height="0.019cm" svg:x="11.703cm" svg:y="6.3cm" svg:viewBox="0 0 20 20" svg:d="M10 20c14 0 14-20 0-20-13 0-13 20 0 20z">
          <text:p/>
        </draw:path>
        <draw:path draw:style-name="gr1" draw:text-style-name="P1" draw:layer="layout" svg:width="0.019cm" svg:height="0.019cm" svg:x="12.203cm" svg:y="6.3cm" svg:viewBox="0 0 20 20" svg:d="M10 20c14 0 14-20 0-20-13 0-13 20 0 20z">
          <text:p/>
        </draw:path>
        <draw:path draw:style-name="gr1" draw:text-style-name="P1" draw:layer="layout" svg:width="0.019cm" svg:height="0.019cm" svg:x="12.703cm" svg:y="6.3cm" svg:viewBox="0 0 20 20" svg:d="M10 20c14 0 14-20 0-20-13 0-13 20 0 20z">
          <text:p/>
        </draw:path>
        <draw:path draw:style-name="gr1" draw:text-style-name="P1" draw:layer="layout" svg:width="0.019cm" svg:height="0.019cm" svg:x="13.203cm" svg:y="6.3cm" svg:viewBox="0 0 20 20" svg:d="M10 20c14 0 14-20 0-20-13 0-13 20 0 20z">
          <text:p/>
        </draw:path>
        <draw:path draw:style-name="gr1" draw:text-style-name="P1" draw:layer="layout" svg:width="0.019cm" svg:height="0.019cm" svg:x="13.703cm" svg:y="6.3cm" svg:viewBox="0 0 20 20" svg:d="M10 20c14 0 14-20 0-20-13 0-13 20 0 20z">
          <text:p/>
        </draw:path>
        <draw:path draw:style-name="gr1" draw:text-style-name="P1" draw:layer="layout" svg:width="0.019cm" svg:height="0.019cm" svg:x="14.203cm" svg:y="6.3cm" svg:viewBox="0 0 20 20" svg:d="M10 20c14 0 14-20 0-20-13 0-13 20 0 20z">
          <text:p/>
        </draw:path>
        <draw:path draw:style-name="gr1" draw:text-style-name="P1" draw:layer="layout" svg:width="0.019cm" svg:height="0.019cm" svg:x="14.703cm" svg:y="6.3cm" svg:viewBox="0 0 20 20" svg:d="M10 20c14 0 14-20 0-20-13 0-13 20 0 20z">
          <text:p/>
        </draw:path>
        <draw:path draw:style-name="gr1" draw:text-style-name="P1" draw:layer="layout" svg:width="0.019cm" svg:height="0.019cm" svg:x="15.203cm" svg:y="6.3cm" svg:viewBox="0 0 20 20" svg:d="M10 20c14 0 14-20 0-20-13 0-13 20 0 20z">
          <text:p/>
        </draw:path>
        <draw:path draw:style-name="gr1" draw:text-style-name="P1" draw:layer="layout" svg:width="0.019cm" svg:height="0.019cm" svg:x="15.703cm" svg:y="6.3cm" svg:viewBox="0 0 20 20" svg:d="M10 20c14 0 14-20 0-20-13 0-13 20 0 20z">
          <text:p/>
        </draw:path>
        <draw:path draw:style-name="gr1" draw:text-style-name="P1" draw:layer="layout" svg:width="0.019cm" svg:height="0.019cm" svg:x="16.203cm" svg:y="6.3cm" svg:viewBox="0 0 20 20" svg:d="M10 20c14 0 14-20 0-20-13 0-13 20 0 20z">
          <text:p/>
        </draw:path>
        <draw:path draw:style-name="gr1" draw:text-style-name="P1" draw:layer="layout" svg:width="0.019cm" svg:height="0.019cm" svg:x="16.702cm" svg:y="6.3cm" svg:viewBox="0 0 20 20" svg:d="M10 20c14 0 14-20 0-20-13 0-13 20 0 20z">
          <text:p/>
        </draw:path>
        <draw:path draw:style-name="gr1" draw:text-style-name="P1" draw:layer="layout" svg:width="0.019cm" svg:height="0.019cm" svg:x="17.202cm" svg:y="6.3cm" svg:viewBox="0 0 20 20" svg:d="M10 20c14 0 14-20 0-20-13 0-13 20 0 20z">
          <text:p/>
        </draw:path>
        <draw:path draw:style-name="gr1" draw:text-style-name="P1" draw:layer="layout" svg:width="0.019cm" svg:height="0.019cm" svg:x="17.702cm" svg:y="6.3cm" svg:viewBox="0 0 20 20" svg:d="M10 20c14 0 14-20 0-20-13 0-13 20 0 20z">
          <text:p/>
        </draw:path>
        <draw:path draw:style-name="gr1" draw:text-style-name="P1" draw:layer="layout" svg:width="0.019cm" svg:height="0.019cm" svg:x="18.202cm" svg:y="6.3cm" svg:viewBox="0 0 20 20" svg:d="M10 20c14 0 14-20 0-20-13 0-13 20 0 20z">
          <text:p/>
        </draw:path>
        <draw:path draw:style-name="gr1" draw:text-style-name="P1" draw:layer="layout" svg:width="0.019cm" svg:height="0.019cm" svg:x="18.702cm" svg:y="6.3cm" svg:viewBox="0 0 20 20" svg:d="M10 20c14 0 14-20 0-20-13 0-13 20 0 20z">
          <text:p/>
        </draw:path>
        <draw:path draw:style-name="gr1" draw:text-style-name="P1" draw:layer="layout" svg:width="0.019cm" svg:height="0.019cm" svg:x="19.202cm" svg:y="6.3cm" svg:viewBox="0 0 20 20" svg:d="M10 20c14 0 14-20 0-20-13 0-13 20 0 20z">
          <text:p/>
        </draw:path>
        <draw:path draw:style-name="gr1" draw:text-style-name="P1" draw:layer="layout" svg:width="0.019cm" svg:height="0.019cm" svg:x="19.702cm" svg:y="6.3cm" svg:viewBox="0 0 20 20" svg:d="M10 20c14 0 14-20 0-20-13 0-13 20 0 20z">
          <text:p/>
        </draw:path>
        <draw:path draw:style-name="gr1" draw:text-style-name="P1" draw:layer="layout" svg:width="0.019cm" svg:height="0.019cm" svg:x="20.202cm" svg:y="6.3cm" svg:viewBox="0 0 20 20" svg:d="M10 20c14 0 14-20 0-20-13 0-13 20 0 20z">
          <text:p/>
        </draw:path>
        <draw:path draw:style-name="gr1" draw:text-style-name="P1" draw:layer="layout" svg:width="0.019cm" svg:height="0.019cm" svg:x="20.702cm" svg:y="6.3cm" svg:viewBox="0 0 20 20" svg:d="M10 20c14 0 14-20 0-20-13 0-13 20 0 20z">
          <text:p/>
        </draw:path>
        <draw:path draw:style-name="gr1" draw:text-style-name="P1" draw:layer="layout" svg:width="0.019cm" svg:height="0.019cm" svg:x="21.202cm" svg:y="6.3cm" svg:viewBox="0 0 20 20" svg:d="M10 20c14 0 14-20 0-20-13 0-13 20 0 20z">
          <text:p/>
        </draw:path>
        <draw:path draw:style-name="gr1" draw:text-style-name="P1" draw:layer="layout" svg:width="0.019cm" svg:height="0.019cm" svg:x="21.702cm" svg:y="6.3cm" svg:viewBox="0 0 20 20" svg:d="M10 20c14 0 14-20 0-20-13 0-13 20 0 20z">
          <text:p/>
        </draw:path>
        <draw:path draw:style-name="gr1" draw:text-style-name="P1" draw:layer="layout" svg:width="0.019cm" svg:height="0.019cm" svg:x="22.202cm" svg:y="6.3cm" svg:viewBox="0 0 20 20" svg:d="M10 20c14 0 14-20 0-20-13 0-13 20 0 20z">
          <text:p/>
        </draw:path>
        <draw:path draw:style-name="gr1" draw:text-style-name="P1" draw:layer="layout" svg:width="0.019cm" svg:height="0.019cm" svg:x="22.702cm" svg:y="6.3cm" svg:viewBox="0 0 20 20" svg:d="M10 20c14 0 14-20 0-20-13 0-13 20 0 20z">
          <text:p/>
        </draw:path>
        <draw:path draw:style-name="gr1" draw:text-style-name="P1" draw:layer="layout" svg:width="0.019cm" svg:height="0.019cm" svg:x="23.202cm" svg:y="6.3cm" svg:viewBox="0 0 20 20" svg:d="M10 20c14 0 14-20 0-20-13 0-13 20 0 20z">
          <text:p/>
        </draw:path>
        <draw:path draw:style-name="gr1" draw:text-style-name="P1" draw:layer="layout" svg:width="0.019cm" svg:height="0.019cm" svg:x="23.702cm" svg:y="6.3cm" svg:viewBox="0 0 20 20" svg:d="M10 20c14 0 14-20 0-20-13 0-13 20 0 20z">
          <text:p/>
        </draw:path>
        <draw:path draw:style-name="gr1" draw:text-style-name="P1" draw:layer="layout" svg:width="0.019cm" svg:height="0.019cm" svg:x="24.202cm" svg:y="6.3cm" svg:viewBox="0 0 20 20" svg:d="M10 20c14 0 14-20 0-20-13 0-13 20 0 20z">
          <text:p/>
        </draw:path>
        <draw:path draw:style-name="gr1" draw:text-style-name="P1" draw:layer="layout" svg:width="0.019cm" svg:height="0.019cm" svg:x="24.703cm" svg:y="6.3cm" svg:viewBox="0 0 20 20" svg:d="M10 20c14 0 14-20 0-20-13 0-13 20 0 20z">
          <text:p/>
        </draw:path>
        <draw:path draw:style-name="gr1" draw:text-style-name="P1" draw:layer="layout" svg:width="0.019cm" svg:height="0.019cm" svg:x="25.203cm" svg:y="6.3cm" svg:viewBox="0 0 20 20" svg:d="M10 20c14 0 14-20 0-20-13 0-13 20 0 20z">
          <text:p/>
        </draw:path>
        <draw:path draw:style-name="gr1" draw:text-style-name="P1" draw:layer="layout" svg:width="0.019cm" svg:height="0.019cm" svg:x="25.703cm" svg:y="6.3cm" svg:viewBox="0 0 20 20" svg:d="M10 20c14 0 14-20 0-20-13 0-13 20 0 20z">
          <text:p/>
        </draw:path>
        <draw:path draw:style-name="gr1" draw:text-style-name="P1" draw:layer="layout" svg:width="0.019cm" svg:height="0.019cm" svg:x="26.203cm" svg:y="6.3cm" svg:viewBox="0 0 20 20" svg:d="M10 20c14 0 14-20 0-20-13 0-13 20 0 20z">
          <text:p/>
        </draw:path>
        <draw:path draw:style-name="gr1" draw:text-style-name="P1" draw:layer="layout" svg:width="0.019cm" svg:height="0.019cm" svg:x="26.703cm" svg:y="6.3cm" svg:viewBox="0 0 20 20" svg:d="M10 20c14 0 14-20 0-20-13 0-13 20 0 20z">
          <text:p/>
        </draw:path>
        <draw:path draw:style-name="gr1" draw:text-style-name="P1" draw:layer="layout" svg:width="0.019cm" svg:height="0.019cm" svg:x="27.203cm" svg:y="6.3cm" svg:viewBox="0 0 20 20" svg:d="M10 20c14 0 14-20 0-20-13 0-13 20 0 20z">
          <text:p/>
        </draw:path>
        <draw:path draw:style-name="gr1" draw:text-style-name="P1" draw:layer="layout" svg:width="0.019cm" svg:height="0.019cm" svg:x="0.702cm" svg:y="6.3cm" svg:viewBox="0 0 20 20" svg:d="M10 20c14 0 14-20 0-20-13 0-13 20 0 20z">
          <text:p/>
        </draw:path>
        <draw:path draw:style-name="gr1" draw:text-style-name="P1" draw:layer="layout" svg:width="0.019cm" svg:height="0.019cm" svg:x="1.202cm" svg:y="6.3cm" svg:viewBox="0 0 20 20" svg:d="M10 20c14 0 14-20 0-20-13 0-13 20 0 20z">
          <text:p/>
        </draw:path>
        <draw:path draw:style-name="gr1" draw:text-style-name="P1" draw:layer="layout" svg:width="0.019cm" svg:height="0.019cm" svg:x="1.702cm" svg:y="6.3cm" svg:viewBox="0 0 20 20" svg:d="M10 20c14 0 14-20 0-20-13 0-13 20 0 20z">
          <text:p/>
        </draw:path>
        <draw:path draw:style-name="gr1" draw:text-style-name="P1" draw:layer="layout" svg:width="0.019cm" svg:height="0.019cm" svg:x="2.202cm" svg:y="6.3cm" svg:viewBox="0 0 20 20" svg:d="M10 20c14 0 14-20 0-20-13 0-13 20 0 20z">
          <text:p/>
        </draw:path>
        <draw:path draw:style-name="gr1" draw:text-style-name="P1" draw:layer="layout" svg:width="0.019cm" svg:height="0.019cm" svg:x="2.702cm" svg:y="6.3cm" svg:viewBox="0 0 20 20" svg:d="M10 20c14 0 14-20 0-20-13 0-13 20 0 20z">
          <text:p/>
        </draw:path>
        <draw:path draw:style-name="gr1" draw:text-style-name="P1" draw:layer="layout" svg:width="0.019cm" svg:height="0.019cm" svg:x="3.202cm" svg:y="6.3cm" svg:viewBox="0 0 20 20" svg:d="M10 20c14 0 14-20 0-20-13 0-13 20 0 20z">
          <text:p/>
        </draw:path>
        <draw:path draw:style-name="gr1" draw:text-style-name="P1" draw:layer="layout" svg:width="0.019cm" svg:height="0.019cm" svg:x="3.702cm" svg:y="6.3cm" svg:viewBox="0 0 20 20" svg:d="M10 20c14 0 14-20 0-20-13 0-13 20 0 20z">
          <text:p/>
        </draw:path>
        <draw:path draw:style-name="gr1" draw:text-style-name="P1" draw:layer="layout" svg:width="0.019cm" svg:height="0.019cm" svg:x="4.202cm" svg:y="6.3cm" svg:viewBox="0 0 20 20" svg:d="M10 20c14 0 14-20 0-20-13 0-13 20 0 20z">
          <text:p/>
        </draw:path>
        <draw:path draw:style-name="gr1" draw:text-style-name="P1" draw:layer="layout" svg:width="0.019cm" svg:height="0.019cm" svg:x="4.702cm" svg:y="6.3cm" svg:viewBox="0 0 20 20" svg:d="M10 20c14 0 14-20 0-20-13 0-13 20 0 20z">
          <text:p/>
        </draw:path>
        <draw:path draw:style-name="gr1" draw:text-style-name="P1" draw:layer="layout" svg:width="0.019cm" svg:height="0.019cm" svg:x="5.202cm" svg:y="6.3cm" svg:viewBox="0 0 20 20" svg:d="M10 20c14 0 14-20 0-20-13 0-13 20 0 20z">
          <text:p/>
        </draw:path>
        <draw:path draw:style-name="gr1" draw:text-style-name="P1" draw:layer="layout" svg:width="0.019cm" svg:height="0.019cm" svg:x="5.702cm" svg:y="6.3cm" svg:viewBox="0 0 20 20" svg:d="M10 20c14 0 14-20 0-20-13 0-13 20 0 20z">
          <text:p/>
        </draw:path>
        <draw:path draw:style-name="gr1" draw:text-style-name="P1" draw:layer="layout" svg:width="0.019cm" svg:height="0.019cm" svg:x="6.202cm" svg:y="6.3cm" svg:viewBox="0 0 20 20" svg:d="M10 20c14 0 14-20 0-20-13 0-13 20 0 20z">
          <text:p/>
        </draw:path>
        <draw:path draw:style-name="gr1" draw:text-style-name="P1" draw:layer="layout" svg:width="0.019cm" svg:height="0.019cm" svg:x="6.702cm" svg:y="6.3cm" svg:viewBox="0 0 20 20" svg:d="M10 20c14 0 14-20 0-20-13 0-13 20 0 20z">
          <text:p/>
        </draw:path>
        <draw:path draw:style-name="gr1" draw:text-style-name="P1" draw:layer="layout" svg:width="0.019cm" svg:height="0.019cm" svg:x="7.202cm" svg:y="6.3cm" svg:viewBox="0 0 20 20" svg:d="M10 20c14 0 14-20 0-20-13 0-13 20 0 20z">
          <text:p/>
        </draw:path>
        <draw:path draw:style-name="gr1" draw:text-style-name="P1" draw:layer="layout" svg:width="0.019cm" svg:height="0.019cm" svg:x="7.702cm" svg:y="6.3cm" svg:viewBox="0 0 20 20" svg:d="M10 20c14 0 14-20 0-20-13 0-13 20 0 20z">
          <text:p/>
        </draw:path>
        <draw:path draw:style-name="gr1" draw:text-style-name="P1" draw:layer="layout" svg:width="0.019cm" svg:height="0.019cm" svg:x="8.202cm" svg:y="6.3cm" svg:viewBox="0 0 20 20" svg:d="M10 20c14 0 14-20 0-20-13 0-13 20 0 20z">
          <text:p/>
        </draw:path>
        <draw:path draw:style-name="gr1" draw:text-style-name="P1" draw:layer="layout" svg:width="0.019cm" svg:height="0.019cm" svg:x="8.703cm" svg:y="6.3cm" svg:viewBox="0 0 20 20" svg:d="M10 20c14 0 14-20 0-20-13 0-13 20 0 20z">
          <text:p/>
        </draw:path>
        <draw:path draw:style-name="gr1" draw:text-style-name="P1" draw:layer="layout" svg:width="0.019cm" svg:height="0.019cm" svg:x="9.203cm" svg:y="6.3cm" svg:viewBox="0 0 20 20" svg:d="M10 20c14 0 14-20 0-20-13 0-13 20 0 20z">
          <text:p/>
        </draw:path>
        <draw:path draw:style-name="gr1" draw:text-style-name="P1" draw:layer="layout" svg:width="0.019cm" svg:height="0.019cm" svg:x="9.703cm" svg:y="6.3cm" svg:viewBox="0 0 20 20" svg:d="M10 20c14 0 14-20 0-20-13 0-13 20 0 20z">
          <text:p/>
        </draw:path>
        <draw:path draw:style-name="gr1" draw:text-style-name="P1" draw:layer="layout" svg:width="0.019cm" svg:height="0.019cm" svg:x="10.203cm" svg:y="6.3cm" svg:viewBox="0 0 20 20" svg:d="M10 20c14 0 14-20 0-20-13 0-13 20 0 20z">
          <text:p/>
        </draw:path>
        <draw:path draw:style-name="gr1" draw:text-style-name="P1" draw:layer="layout" svg:width="0.019cm" svg:height="0.019cm" svg:x="10.703cm" svg:y="6.3cm" svg:viewBox="0 0 20 20" svg:d="M10 20c14 0 14-20 0-20-13 0-13 20 0 20z">
          <text:p/>
        </draw:path>
        <draw:path draw:style-name="gr1" draw:text-style-name="P1" draw:layer="layout" svg:width="0.019cm" svg:height="0.019cm" svg:x="11.203cm" svg:y="6.3cm" svg:viewBox="0 0 20 20" svg:d="M10 20c14 0 14-20 0-20-13 0-13 20 0 20z">
          <text:p/>
        </draw:path>
        <draw:path draw:style-name="gr1" draw:text-style-name="P1" draw:layer="layout" svg:width="0.019cm" svg:height="0.019cm" svg:x="11.703cm" svg:y="6.3cm" svg:viewBox="0 0 20 20" svg:d="M10 20c14 0 14-20 0-20-13 0-13 20 0 20z">
          <text:p/>
        </draw:path>
        <draw:path draw:style-name="gr1" draw:text-style-name="P1" draw:layer="layout" svg:width="0.019cm" svg:height="0.019cm" svg:x="12.203cm" svg:y="6.3cm" svg:viewBox="0 0 20 20" svg:d="M10 20c14 0 14-20 0-20-13 0-13 20 0 20z">
          <text:p/>
        </draw:path>
        <draw:path draw:style-name="gr1" draw:text-style-name="P1" draw:layer="layout" svg:width="0.019cm" svg:height="0.019cm" svg:x="12.703cm" svg:y="6.3cm" svg:viewBox="0 0 20 20" svg:d="M10 20c14 0 14-20 0-20-13 0-13 20 0 20z">
          <text:p/>
        </draw:path>
        <draw:path draw:style-name="gr1" draw:text-style-name="P1" draw:layer="layout" svg:width="0.019cm" svg:height="0.019cm" svg:x="13.203cm" svg:y="6.3cm" svg:viewBox="0 0 20 20" svg:d="M10 20c14 0 14-20 0-20-13 0-13 20 0 20z">
          <text:p/>
        </draw:path>
        <draw:path draw:style-name="gr1" draw:text-style-name="P1" draw:layer="layout" svg:width="0.019cm" svg:height="0.019cm" svg:x="13.703cm" svg:y="6.3cm" svg:viewBox="0 0 20 20" svg:d="M10 20c14 0 14-20 0-20-13 0-13 20 0 20z">
          <text:p/>
        </draw:path>
        <draw:path draw:style-name="gr1" draw:text-style-name="P1" draw:layer="layout" svg:width="0.019cm" svg:height="0.019cm" svg:x="14.203cm" svg:y="6.3cm" svg:viewBox="0 0 20 20" svg:d="M10 20c14 0 14-20 0-20-13 0-13 20 0 20z">
          <text:p/>
        </draw:path>
        <draw:path draw:style-name="gr1" draw:text-style-name="P1" draw:layer="layout" svg:width="0.019cm" svg:height="0.019cm" svg:x="14.703cm" svg:y="6.3cm" svg:viewBox="0 0 20 20" svg:d="M10 20c14 0 14-20 0-20-13 0-13 20 0 20z">
          <text:p/>
        </draw:path>
        <draw:path draw:style-name="gr1" draw:text-style-name="P1" draw:layer="layout" svg:width="0.019cm" svg:height="0.019cm" svg:x="15.203cm" svg:y="6.3cm" svg:viewBox="0 0 20 20" svg:d="M10 20c14 0 14-20 0-20-13 0-13 20 0 20z">
          <text:p/>
        </draw:path>
        <draw:path draw:style-name="gr1" draw:text-style-name="P1" draw:layer="layout" svg:width="0.019cm" svg:height="0.019cm" svg:x="15.703cm" svg:y="6.3cm" svg:viewBox="0 0 20 20" svg:d="M10 20c14 0 14-20 0-20-13 0-13 20 0 20z">
          <text:p/>
        </draw:path>
        <draw:path draw:style-name="gr1" draw:text-style-name="P1" draw:layer="layout" svg:width="0.019cm" svg:height="0.019cm" svg:x="16.203cm" svg:y="6.3cm" svg:viewBox="0 0 20 20" svg:d="M10 20c14 0 14-20 0-20-13 0-13 20 0 20z">
          <text:p/>
        </draw:path>
        <draw:path draw:style-name="gr1" draw:text-style-name="P1" draw:layer="layout" svg:width="0.019cm" svg:height="0.019cm" svg:x="0.703cm" svg:y="6.8cm" svg:viewBox="0 0 20 20" svg:d="M10 20c14 0 14-20 0-20-13 0-13 20 0 20z">
          <text:p/>
        </draw:path>
        <draw:path draw:style-name="gr1" draw:text-style-name="P1" draw:layer="layout" svg:width="0.019cm" svg:height="0.019cm" svg:x="1.203cm" svg:y="6.8cm" svg:viewBox="0 0 20 20" svg:d="M10 20c14 0 14-20 0-20-13 0-13 20 0 20z">
          <text:p/>
        </draw:path>
        <draw:path draw:style-name="gr1" draw:text-style-name="P1" draw:layer="layout" svg:width="0.019cm" svg:height="0.019cm" svg:x="1.703cm" svg:y="6.8cm" svg:viewBox="0 0 20 20" svg:d="M10 20c14 0 14-20 0-20-13 0-13 20 0 20z">
          <text:p/>
        </draw:path>
        <draw:path draw:style-name="gr1" draw:text-style-name="P1" draw:layer="layout" svg:width="0.019cm" svg:height="0.019cm" svg:x="2.203cm" svg:y="6.8cm" svg:viewBox="0 0 20 20" svg:d="M10 20c14 0 14-20 0-20-13 0-13 20 0 20z">
          <text:p/>
        </draw:path>
        <draw:path draw:style-name="gr1" draw:text-style-name="P1" draw:layer="layout" svg:width="0.019cm" svg:height="0.019cm" svg:x="2.703cm" svg:y="6.8cm" svg:viewBox="0 0 20 20" svg:d="M10 20c14 0 14-20 0-20-13 0-13 20 0 20z">
          <text:p/>
        </draw:path>
        <draw:path draw:style-name="gr1" draw:text-style-name="P1" draw:layer="layout" svg:width="0.019cm" svg:height="0.019cm" svg:x="3.203cm" svg:y="6.8cm" svg:viewBox="0 0 20 20" svg:d="M10 20c14 0 14-20 0-20-13 0-13 20 0 20z">
          <text:p/>
        </draw:path>
        <draw:path draw:style-name="gr1" draw:text-style-name="P1" draw:layer="layout" svg:width="0.019cm" svg:height="0.019cm" svg:x="3.703cm" svg:y="6.8cm" svg:viewBox="0 0 20 20" svg:d="M10 20c14 0 14-20 0-20-13 0-13 20 0 20z">
          <text:p/>
        </draw:path>
        <draw:path draw:style-name="gr1" draw:text-style-name="P1" draw:layer="layout" svg:width="0.019cm" svg:height="0.019cm" svg:x="4.203cm" svg:y="6.8cm" svg:viewBox="0 0 20 20" svg:d="M10 20c14 0 14-20 0-20-13 0-13 20 0 20z">
          <text:p/>
        </draw:path>
        <draw:path draw:style-name="gr1" draw:text-style-name="P1" draw:layer="layout" svg:width="0.019cm" svg:height="0.019cm" svg:x="4.703cm" svg:y="6.8cm" svg:viewBox="0 0 20 20" svg:d="M10 20c14 0 14-20 0-20-13 0-13 20 0 20z">
          <text:p/>
        </draw:path>
        <draw:path draw:style-name="gr1" draw:text-style-name="P1" draw:layer="layout" svg:width="0.019cm" svg:height="0.019cm" svg:x="5.203cm" svg:y="6.8cm" svg:viewBox="0 0 20 20" svg:d="M10 20c14 0 14-20 0-20-13 0-13 20 0 20z">
          <text:p/>
        </draw:path>
        <draw:path draw:style-name="gr1" draw:text-style-name="P1" draw:layer="layout" svg:width="0.019cm" svg:height="0.019cm" svg:x="5.703cm" svg:y="6.8cm" svg:viewBox="0 0 20 20" svg:d="M10 20c14 0 14-20 0-20-13 0-13 20 0 20z">
          <text:p/>
        </draw:path>
        <draw:path draw:style-name="gr1" draw:text-style-name="P1" draw:layer="layout" svg:width="0.019cm" svg:height="0.019cm" svg:x="6.203cm" svg:y="6.8cm" svg:viewBox="0 0 20 20" svg:d="M10 20c14 0 14-20 0-20-13 0-13 20 0 20z">
          <text:p/>
        </draw:path>
        <draw:path draw:style-name="gr1" draw:text-style-name="P1" draw:layer="layout" svg:width="0.019cm" svg:height="0.019cm" svg:x="6.703cm" svg:y="6.8cm" svg:viewBox="0 0 20 20" svg:d="M10 20c14 0 14-20 0-20-13 0-13 20 0 20z">
          <text:p/>
        </draw:path>
        <draw:path draw:style-name="gr1" draw:text-style-name="P1" draw:layer="layout" svg:width="0.019cm" svg:height="0.019cm" svg:x="7.203cm" svg:y="6.8cm" svg:viewBox="0 0 20 20" svg:d="M10 20c14 0 14-20 0-20-13 0-13 20 0 20z">
          <text:p/>
        </draw:path>
        <draw:path draw:style-name="gr1" draw:text-style-name="P1" draw:layer="layout" svg:width="0.019cm" svg:height="0.019cm" svg:x="7.703cm" svg:y="6.8cm" svg:viewBox="0 0 20 20" svg:d="M10 20c14 0 14-20 0-20-13 0-13 20 0 20z">
          <text:p/>
        </draw:path>
        <draw:path draw:style-name="gr1" draw:text-style-name="P1" draw:layer="layout" svg:width="0.019cm" svg:height="0.019cm" svg:x="8.203cm" svg:y="6.8cm" svg:viewBox="0 0 20 20" svg:d="M10 20c14 0 14-20 0-20-13 0-13 20 0 20z">
          <text:p/>
        </draw:path>
        <draw:path draw:style-name="gr1" draw:text-style-name="P1" draw:layer="layout" svg:width="0.019cm" svg:height="0.019cm" svg:x="8.704cm" svg:y="6.8cm" svg:viewBox="0 0 20 20" svg:d="M10 20c14 0 14-20 0-20-13 0-13 20 0 20z">
          <text:p/>
        </draw:path>
        <draw:path draw:style-name="gr1" draw:text-style-name="P1" draw:layer="layout" svg:width="0.019cm" svg:height="0.019cm" svg:x="9.204cm" svg:y="6.8cm" svg:viewBox="0 0 20 20" svg:d="M10 20c14 0 14-20 0-20-13 0-13 20 0 20z">
          <text:p/>
        </draw:path>
        <draw:path draw:style-name="gr1" draw:text-style-name="P1" draw:layer="layout" svg:width="0.019cm" svg:height="0.019cm" svg:x="9.704cm" svg:y="6.8cm" svg:viewBox="0 0 20 20" svg:d="M10 20c14 0 14-20 0-20-13 0-13 20 0 20z">
          <text:p/>
        </draw:path>
        <draw:path draw:style-name="gr1" draw:text-style-name="P1" draw:layer="layout" svg:width="0.019cm" svg:height="0.019cm" svg:x="10.204cm" svg:y="6.8cm" svg:viewBox="0 0 20 20" svg:d="M10 20c14 0 14-20 0-20-13 0-13 20 0 20z">
          <text:p/>
        </draw:path>
        <draw:path draw:style-name="gr1" draw:text-style-name="P1" draw:layer="layout" svg:width="0.019cm" svg:height="0.019cm" svg:x="10.704cm" svg:y="6.8cm" svg:viewBox="0 0 20 20" svg:d="M10 20c14 0 14-20 0-20-13 0-13 20 0 20z">
          <text:p/>
        </draw:path>
        <draw:path draw:style-name="gr1" draw:text-style-name="P1" draw:layer="layout" svg:width="0.019cm" svg:height="0.019cm" svg:x="11.204cm" svg:y="6.8cm" svg:viewBox="0 0 20 20" svg:d="M10 20c14 0 14-20 0-20-13 0-13 20 0 20z">
          <text:p/>
        </draw:path>
        <draw:path draw:style-name="gr1" draw:text-style-name="P1" draw:layer="layout" svg:width="0.019cm" svg:height="0.019cm" svg:x="11.704cm" svg:y="6.8cm" svg:viewBox="0 0 20 20" svg:d="M10 20c14 0 14-20 0-20-13 0-13 20 0 20z">
          <text:p/>
        </draw:path>
        <draw:path draw:style-name="gr1" draw:text-style-name="P1" draw:layer="layout" svg:width="0.019cm" svg:height="0.019cm" svg:x="12.204cm" svg:y="6.8cm" svg:viewBox="0 0 20 20" svg:d="M10 20c14 0 14-20 0-20-13 0-13 20 0 20z">
          <text:p/>
        </draw:path>
        <draw:path draw:style-name="gr1" draw:text-style-name="P1" draw:layer="layout" svg:width="0.019cm" svg:height="0.019cm" svg:x="12.704cm" svg:y="6.8cm" svg:viewBox="0 0 20 20" svg:d="M10 20c14 0 14-20 0-20-13 0-13 20 0 20z">
          <text:p/>
        </draw:path>
        <draw:path draw:style-name="gr1" draw:text-style-name="P1" draw:layer="layout" svg:width="0.019cm" svg:height="0.019cm" svg:x="13.204cm" svg:y="6.8cm" svg:viewBox="0 0 20 20" svg:d="M10 20c14 0 14-20 0-20-13 0-13 20 0 20z">
          <text:p/>
        </draw:path>
        <draw:path draw:style-name="gr1" draw:text-style-name="P1" draw:layer="layout" svg:width="0.019cm" svg:height="0.019cm" svg:x="13.704cm" svg:y="6.8cm" svg:viewBox="0 0 20 20" svg:d="M10 20c14 0 14-20 0-20-13 0-13 20 0 20z">
          <text:p/>
        </draw:path>
        <draw:path draw:style-name="gr1" draw:text-style-name="P1" draw:layer="layout" svg:width="0.019cm" svg:height="0.019cm" svg:x="14.204cm" svg:y="6.8cm" svg:viewBox="0 0 20 20" svg:d="M10 20c14 0 14-20 0-20-13 0-13 20 0 20z">
          <text:p/>
        </draw:path>
        <draw:path draw:style-name="gr1" draw:text-style-name="P1" draw:layer="layout" svg:width="0.019cm" svg:height="0.019cm" svg:x="14.704cm" svg:y="6.8cm" svg:viewBox="0 0 20 20" svg:d="M10 20c14 0 14-20 0-20-13 0-13 20 0 20z">
          <text:p/>
        </draw:path>
        <draw:path draw:style-name="gr1" draw:text-style-name="P1" draw:layer="layout" svg:width="0.019cm" svg:height="0.019cm" svg:x="15.204cm" svg:y="6.8cm" svg:viewBox="0 0 20 20" svg:d="M10 20c14 0 14-20 0-20-13 0-13 20 0 20z">
          <text:p/>
        </draw:path>
        <draw:path draw:style-name="gr1" draw:text-style-name="P1" draw:layer="layout" svg:width="0.019cm" svg:height="0.019cm" svg:x="15.704cm" svg:y="6.8cm" svg:viewBox="0 0 20 20" svg:d="M10 20c14 0 14-20 0-20-13 0-13 20 0 20z">
          <text:p/>
        </draw:path>
        <draw:path draw:style-name="gr1" draw:text-style-name="P1" draw:layer="layout" svg:width="0.019cm" svg:height="0.019cm" svg:x="16.204cm" svg:y="6.8cm" svg:viewBox="0 0 20 20" svg:d="M10 20c14 0 14-20 0-20-13 0-13 20 0 20z">
          <text:p/>
        </draw:path>
        <draw:path draw:style-name="gr1" draw:text-style-name="P1" draw:layer="layout" svg:width="0.019cm" svg:height="0.019cm" svg:x="16.703cm" svg:y="6.8cm" svg:viewBox="0 0 20 20" svg:d="M10 20c14 0 14-20 0-20-13 0-13 20 0 20z">
          <text:p/>
        </draw:path>
        <draw:path draw:style-name="gr1" draw:text-style-name="P1" draw:layer="layout" svg:width="0.019cm" svg:height="0.019cm" svg:x="17.203cm" svg:y="6.8cm" svg:viewBox="0 0 20 20" svg:d="M10 20c14 0 14-20 0-20-13 0-13 20 0 20z">
          <text:p/>
        </draw:path>
        <draw:path draw:style-name="gr1" draw:text-style-name="P1" draw:layer="layout" svg:width="0.019cm" svg:height="0.019cm" svg:x="17.703cm" svg:y="6.8cm" svg:viewBox="0 0 20 20" svg:d="M10 20c14 0 14-20 0-20-13 0-13 20 0 20z">
          <text:p/>
        </draw:path>
        <draw:path draw:style-name="gr1" draw:text-style-name="P1" draw:layer="layout" svg:width="0.019cm" svg:height="0.019cm" svg:x="18.203cm" svg:y="6.8cm" svg:viewBox="0 0 20 20" svg:d="M10 20c14 0 14-20 0-20-13 0-13 20 0 20z">
          <text:p/>
        </draw:path>
        <draw:path draw:style-name="gr1" draw:text-style-name="P1" draw:layer="layout" svg:width="0.019cm" svg:height="0.019cm" svg:x="18.703cm" svg:y="6.8cm" svg:viewBox="0 0 20 20" svg:d="M10 20c14 0 14-20 0-20-13 0-13 20 0 20z">
          <text:p/>
        </draw:path>
        <draw:path draw:style-name="gr1" draw:text-style-name="P1" draw:layer="layout" svg:width="0.019cm" svg:height="0.019cm" svg:x="19.203cm" svg:y="6.8cm" svg:viewBox="0 0 20 20" svg:d="M10 20c14 0 14-20 0-20-13 0-13 20 0 20z">
          <text:p/>
        </draw:path>
        <draw:path draw:style-name="gr1" draw:text-style-name="P1" draw:layer="layout" svg:width="0.019cm" svg:height="0.019cm" svg:x="19.703cm" svg:y="6.8cm" svg:viewBox="0 0 20 20" svg:d="M10 20c14 0 14-20 0-20-13 0-13 20 0 20z">
          <text:p/>
        </draw:path>
        <draw:path draw:style-name="gr1" draw:text-style-name="P1" draw:layer="layout" svg:width="0.019cm" svg:height="0.019cm" svg:x="20.203cm" svg:y="6.8cm" svg:viewBox="0 0 20 20" svg:d="M10 20c14 0 14-20 0-20-13 0-13 20 0 20z">
          <text:p/>
        </draw:path>
        <draw:path draw:style-name="gr1" draw:text-style-name="P1" draw:layer="layout" svg:width="0.019cm" svg:height="0.019cm" svg:x="20.703cm" svg:y="6.8cm" svg:viewBox="0 0 20 20" svg:d="M10 20c14 0 14-20 0-20-13 0-13 20 0 20z">
          <text:p/>
        </draw:path>
        <draw:path draw:style-name="gr1" draw:text-style-name="P1" draw:layer="layout" svg:width="0.019cm" svg:height="0.019cm" svg:x="21.203cm" svg:y="6.8cm" svg:viewBox="0 0 20 20" svg:d="M10 20c14 0 14-20 0-20-13 0-13 20 0 20z">
          <text:p/>
        </draw:path>
        <draw:path draw:style-name="gr1" draw:text-style-name="P1" draw:layer="layout" svg:width="0.019cm" svg:height="0.019cm" svg:x="21.703cm" svg:y="6.8cm" svg:viewBox="0 0 20 20" svg:d="M10 20c14 0 14-20 0-20-13 0-13 20 0 20z">
          <text:p/>
        </draw:path>
        <draw:path draw:style-name="gr1" draw:text-style-name="P1" draw:layer="layout" svg:width="0.019cm" svg:height="0.019cm" svg:x="22.203cm" svg:y="6.8cm" svg:viewBox="0 0 20 20" svg:d="M10 20c14 0 14-20 0-20-13 0-13 20 0 20z">
          <text:p/>
        </draw:path>
        <draw:path draw:style-name="gr1" draw:text-style-name="P1" draw:layer="layout" svg:width="0.019cm" svg:height="0.019cm" svg:x="22.703cm" svg:y="6.8cm" svg:viewBox="0 0 20 20" svg:d="M10 20c14 0 14-20 0-20-13 0-13 20 0 20z">
          <text:p/>
        </draw:path>
        <draw:path draw:style-name="gr1" draw:text-style-name="P1" draw:layer="layout" svg:width="0.019cm" svg:height="0.019cm" svg:x="23.203cm" svg:y="6.8cm" svg:viewBox="0 0 20 20" svg:d="M10 20c14 0 14-20 0-20-13 0-13 20 0 20z">
          <text:p/>
        </draw:path>
        <draw:path draw:style-name="gr1" draw:text-style-name="P1" draw:layer="layout" svg:width="0.019cm" svg:height="0.019cm" svg:x="23.703cm" svg:y="6.8cm" svg:viewBox="0 0 20 20" svg:d="M10 20c14 0 14-20 0-20-13 0-13 20 0 20z">
          <text:p/>
        </draw:path>
        <draw:path draw:style-name="gr1" draw:text-style-name="P1" draw:layer="layout" svg:width="0.019cm" svg:height="0.019cm" svg:x="24.203cm" svg:y="6.8cm" svg:viewBox="0 0 20 20" svg:d="M10 20c14 0 14-20 0-20-13 0-13 20 0 20z">
          <text:p/>
        </draw:path>
        <draw:path draw:style-name="gr1" draw:text-style-name="P1" draw:layer="layout" svg:width="0.019cm" svg:height="0.019cm" svg:x="24.704cm" svg:y="6.8cm" svg:viewBox="0 0 20 20" svg:d="M10 20c14 0 14-20 0-20-13 0-13 20 0 20z">
          <text:p/>
        </draw:path>
        <draw:path draw:style-name="gr1" draw:text-style-name="P1" draw:layer="layout" svg:width="0.019cm" svg:height="0.019cm" svg:x="25.204cm" svg:y="6.8cm" svg:viewBox="0 0 20 20" svg:d="M10 20c14 0 14-20 0-20-13 0-13 20 0 20z">
          <text:p/>
        </draw:path>
        <draw:path draw:style-name="gr1" draw:text-style-name="P1" draw:layer="layout" svg:width="0.019cm" svg:height="0.019cm" svg:x="25.704cm" svg:y="6.8cm" svg:viewBox="0 0 20 20" svg:d="M10 20c14 0 14-20 0-20-13 0-13 20 0 20z">
          <text:p/>
        </draw:path>
        <draw:path draw:style-name="gr1" draw:text-style-name="P1" draw:layer="layout" svg:width="0.019cm" svg:height="0.019cm" svg:x="26.204cm" svg:y="6.8cm" svg:viewBox="0 0 20 20" svg:d="M10 20c14 0 14-20 0-20-13 0-13 20 0 20z">
          <text:p/>
        </draw:path>
        <draw:path draw:style-name="gr1" draw:text-style-name="P1" draw:layer="layout" svg:width="0.019cm" svg:height="0.019cm" svg:x="26.704cm" svg:y="6.8cm" svg:viewBox="0 0 20 20" svg:d="M10 20c14 0 14-20 0-20-13 0-13 20 0 20z">
          <text:p/>
        </draw:path>
        <draw:path draw:style-name="gr1" draw:text-style-name="P1" draw:layer="layout" svg:width="0.019cm" svg:height="0.019cm" svg:x="27.204cm" svg:y="6.8cm" svg:viewBox="0 0 20 20" svg:d="M10 20c14 0 14-20 0-20-13 0-13 20 0 20z">
          <text:p/>
        </draw:path>
        <draw:path draw:style-name="gr1" draw:text-style-name="P1" draw:layer="layout" svg:width="0.019cm" svg:height="0.019cm" svg:x="0.703cm" svg:y="6.8cm" svg:viewBox="0 0 20 20" svg:d="M10 20c14 0 14-20 0-20-13 0-13 20 0 20z">
          <text:p/>
        </draw:path>
        <draw:path draw:style-name="gr1" draw:text-style-name="P1" draw:layer="layout" svg:width="0.019cm" svg:height="0.019cm" svg:x="1.203cm" svg:y="6.8cm" svg:viewBox="0 0 20 20" svg:d="M10 20c14 0 14-20 0-20-13 0-13 20 0 20z">
          <text:p/>
        </draw:path>
        <draw:path draw:style-name="gr1" draw:text-style-name="P1" draw:layer="layout" svg:width="0.019cm" svg:height="0.019cm" svg:x="1.703cm" svg:y="6.8cm" svg:viewBox="0 0 20 20" svg:d="M10 20c14 0 14-20 0-20-13 0-13 20 0 20z">
          <text:p/>
        </draw:path>
        <draw:path draw:style-name="gr1" draw:text-style-name="P1" draw:layer="layout" svg:width="0.019cm" svg:height="0.019cm" svg:x="2.203cm" svg:y="6.8cm" svg:viewBox="0 0 20 20" svg:d="M10 20c14 0 14-20 0-20-13 0-13 20 0 20z">
          <text:p/>
        </draw:path>
        <draw:path draw:style-name="gr1" draw:text-style-name="P1" draw:layer="layout" svg:width="0.019cm" svg:height="0.019cm" svg:x="2.703cm" svg:y="6.8cm" svg:viewBox="0 0 20 20" svg:d="M10 20c14 0 14-20 0-20-13 0-13 20 0 20z">
          <text:p/>
        </draw:path>
        <draw:path draw:style-name="gr1" draw:text-style-name="P1" draw:layer="layout" svg:width="0.019cm" svg:height="0.019cm" svg:x="3.203cm" svg:y="6.8cm" svg:viewBox="0 0 20 20" svg:d="M10 20c14 0 14-20 0-20-13 0-13 20 0 20z">
          <text:p/>
        </draw:path>
        <draw:path draw:style-name="gr1" draw:text-style-name="P1" draw:layer="layout" svg:width="0.019cm" svg:height="0.019cm" svg:x="3.703cm" svg:y="6.8cm" svg:viewBox="0 0 20 20" svg:d="M10 20c14 0 14-20 0-20-13 0-13 20 0 20z">
          <text:p/>
        </draw:path>
        <draw:path draw:style-name="gr1" draw:text-style-name="P1" draw:layer="layout" svg:width="0.019cm" svg:height="0.019cm" svg:x="4.203cm" svg:y="6.8cm" svg:viewBox="0 0 20 20" svg:d="M10 20c14 0 14-20 0-20-13 0-13 20 0 20z">
          <text:p/>
        </draw:path>
        <draw:path draw:style-name="gr1" draw:text-style-name="P1" draw:layer="layout" svg:width="0.019cm" svg:height="0.019cm" svg:x="4.703cm" svg:y="6.8cm" svg:viewBox="0 0 20 20" svg:d="M10 20c14 0 14-20 0-20-13 0-13 20 0 20z">
          <text:p/>
        </draw:path>
        <draw:path draw:style-name="gr1" draw:text-style-name="P1" draw:layer="layout" svg:width="0.019cm" svg:height="0.019cm" svg:x="5.203cm" svg:y="6.8cm" svg:viewBox="0 0 20 20" svg:d="M10 20c14 0 14-20 0-20-13 0-13 20 0 20z">
          <text:p/>
        </draw:path>
        <draw:path draw:style-name="gr1" draw:text-style-name="P1" draw:layer="layout" svg:width="0.019cm" svg:height="0.019cm" svg:x="5.703cm" svg:y="6.8cm" svg:viewBox="0 0 20 20" svg:d="M10 20c14 0 14-20 0-20-13 0-13 20 0 20z">
          <text:p/>
        </draw:path>
        <draw:path draw:style-name="gr1" draw:text-style-name="P1" draw:layer="layout" svg:width="0.019cm" svg:height="0.019cm" svg:x="6.203cm" svg:y="6.8cm" svg:viewBox="0 0 20 20" svg:d="M10 20c14 0 14-20 0-20-13 0-13 20 0 20z">
          <text:p/>
        </draw:path>
        <draw:path draw:style-name="gr1" draw:text-style-name="P1" draw:layer="layout" svg:width="0.019cm" svg:height="0.019cm" svg:x="6.703cm" svg:y="6.8cm" svg:viewBox="0 0 20 20" svg:d="M10 20c14 0 14-20 0-20-13 0-13 20 0 20z">
          <text:p/>
        </draw:path>
        <draw:path draw:style-name="gr1" draw:text-style-name="P1" draw:layer="layout" svg:width="0.019cm" svg:height="0.019cm" svg:x="7.203cm" svg:y="6.8cm" svg:viewBox="0 0 20 20" svg:d="M10 20c14 0 14-20 0-20-13 0-13 20 0 20z">
          <text:p/>
        </draw:path>
        <draw:path draw:style-name="gr1" draw:text-style-name="P1" draw:layer="layout" svg:width="0.019cm" svg:height="0.019cm" svg:x="7.703cm" svg:y="6.8cm" svg:viewBox="0 0 20 20" svg:d="M10 20c14 0 14-20 0-20-13 0-13 20 0 20z">
          <text:p/>
        </draw:path>
        <draw:path draw:style-name="gr1" draw:text-style-name="P1" draw:layer="layout" svg:width="0.019cm" svg:height="0.019cm" svg:x="8.203cm" svg:y="6.8cm" svg:viewBox="0 0 20 20" svg:d="M10 20c14 0 14-20 0-20-13 0-13 20 0 20z">
          <text:p/>
        </draw:path>
        <draw:path draw:style-name="gr1" draw:text-style-name="P1" draw:layer="layout" svg:width="0.019cm" svg:height="0.019cm" svg:x="8.704cm" svg:y="6.8cm" svg:viewBox="0 0 20 20" svg:d="M10 20c14 0 14-20 0-20-13 0-13 20 0 20z">
          <text:p/>
        </draw:path>
        <draw:path draw:style-name="gr1" draw:text-style-name="P1" draw:layer="layout" svg:width="0.019cm" svg:height="0.019cm" svg:x="9.204cm" svg:y="6.8cm" svg:viewBox="0 0 20 20" svg:d="M10 20c14 0 14-20 0-20-13 0-13 20 0 20z">
          <text:p/>
        </draw:path>
        <draw:path draw:style-name="gr1" draw:text-style-name="P1" draw:layer="layout" svg:width="0.019cm" svg:height="0.019cm" svg:x="9.704cm" svg:y="6.8cm" svg:viewBox="0 0 20 20" svg:d="M10 20c14 0 14-20 0-20-13 0-13 20 0 20z">
          <text:p/>
        </draw:path>
        <draw:path draw:style-name="gr1" draw:text-style-name="P1" draw:layer="layout" svg:width="0.019cm" svg:height="0.019cm" svg:x="10.204cm" svg:y="6.8cm" svg:viewBox="0 0 20 20" svg:d="M10 20c14 0 14-20 0-20-13 0-13 20 0 20z">
          <text:p/>
        </draw:path>
        <draw:path draw:style-name="gr1" draw:text-style-name="P1" draw:layer="layout" svg:width="0.019cm" svg:height="0.019cm" svg:x="10.704cm" svg:y="6.8cm" svg:viewBox="0 0 20 20" svg:d="M10 20c14 0 14-20 0-20-13 0-13 20 0 20z">
          <text:p/>
        </draw:path>
        <draw:path draw:style-name="gr1" draw:text-style-name="P1" draw:layer="layout" svg:width="0.019cm" svg:height="0.019cm" svg:x="11.204cm" svg:y="6.8cm" svg:viewBox="0 0 20 20" svg:d="M10 20c14 0 14-20 0-20-13 0-13 20 0 20z">
          <text:p/>
        </draw:path>
        <draw:path draw:style-name="gr1" draw:text-style-name="P1" draw:layer="layout" svg:width="0.019cm" svg:height="0.019cm" svg:x="11.704cm" svg:y="6.8cm" svg:viewBox="0 0 20 20" svg:d="M10 20c14 0 14-20 0-20-13 0-13 20 0 20z">
          <text:p/>
        </draw:path>
        <draw:path draw:style-name="gr1" draw:text-style-name="P1" draw:layer="layout" svg:width="0.019cm" svg:height="0.019cm" svg:x="12.204cm" svg:y="6.8cm" svg:viewBox="0 0 20 20" svg:d="M10 20c14 0 14-20 0-20-13 0-13 20 0 20z">
          <text:p/>
        </draw:path>
        <draw:path draw:style-name="gr1" draw:text-style-name="P1" draw:layer="layout" svg:width="0.019cm" svg:height="0.019cm" svg:x="12.704cm" svg:y="6.8cm" svg:viewBox="0 0 20 20" svg:d="M10 20c14 0 14-20 0-20-13 0-13 20 0 20z">
          <text:p/>
        </draw:path>
        <draw:path draw:style-name="gr1" draw:text-style-name="P1" draw:layer="layout" svg:width="0.019cm" svg:height="0.019cm" svg:x="13.204cm" svg:y="6.8cm" svg:viewBox="0 0 20 20" svg:d="M10 20c14 0 14-20 0-20-13 0-13 20 0 20z">
          <text:p/>
        </draw:path>
        <draw:path draw:style-name="gr1" draw:text-style-name="P1" draw:layer="layout" svg:width="0.019cm" svg:height="0.019cm" svg:x="13.704cm" svg:y="6.8cm" svg:viewBox="0 0 20 20" svg:d="M10 20c14 0 14-20 0-20-13 0-13 20 0 20z">
          <text:p/>
        </draw:path>
        <draw:path draw:style-name="gr1" draw:text-style-name="P1" draw:layer="layout" svg:width="0.019cm" svg:height="0.019cm" svg:x="14.204cm" svg:y="6.8cm" svg:viewBox="0 0 20 20" svg:d="M10 20c14 0 14-20 0-20-13 0-13 20 0 20z">
          <text:p/>
        </draw:path>
        <draw:path draw:style-name="gr1" draw:text-style-name="P1" draw:layer="layout" svg:width="0.019cm" svg:height="0.019cm" svg:x="14.704cm" svg:y="6.8cm" svg:viewBox="0 0 20 20" svg:d="M10 20c14 0 14-20 0-20-13 0-13 20 0 20z">
          <text:p/>
        </draw:path>
        <draw:path draw:style-name="gr1" draw:text-style-name="P1" draw:layer="layout" svg:width="0.019cm" svg:height="0.019cm" svg:x="15.204cm" svg:y="6.8cm" svg:viewBox="0 0 20 20" svg:d="M10 20c14 0 14-20 0-20-13 0-13 20 0 20z">
          <text:p/>
        </draw:path>
        <draw:path draw:style-name="gr1" draw:text-style-name="P1" draw:layer="layout" svg:width="0.019cm" svg:height="0.019cm" svg:x="15.704cm" svg:y="6.8cm" svg:viewBox="0 0 20 20" svg:d="M10 20c14 0 14-20 0-20-13 0-13 20 0 20z">
          <text:p/>
        </draw:path>
        <draw:path draw:style-name="gr1" draw:text-style-name="P1" draw:layer="layout" svg:width="0.019cm" svg:height="0.019cm" svg:x="16.204cm" svg:y="6.8cm" svg:viewBox="0 0 20 20" svg:d="M10 20c14 0 14-20 0-20-13 0-13 20 0 20z">
          <text:p/>
        </draw:path>
        <draw:path draw:style-name="gr1" draw:text-style-name="P1" draw:layer="layout" svg:width="0.019cm" svg:height="0.019cm" svg:x="0.703cm" svg:y="7.3cm" svg:viewBox="0 0 20 20" svg:d="M10 20c14 0 14-20 0-20-13 0-13 20 0 20z">
          <text:p/>
        </draw:path>
        <draw:path draw:style-name="gr1" draw:text-style-name="P1" draw:layer="layout" svg:width="0.019cm" svg:height="0.019cm" svg:x="1.203cm" svg:y="7.3cm" svg:viewBox="0 0 20 20" svg:d="M10 20c14 0 14-20 0-20-13 0-13 20 0 20z">
          <text:p/>
        </draw:path>
        <draw:path draw:style-name="gr1" draw:text-style-name="P1" draw:layer="layout" svg:width="0.019cm" svg:height="0.019cm" svg:x="1.703cm" svg:y="7.3cm" svg:viewBox="0 0 20 20" svg:d="M10 20c14 0 14-20 0-20-13 0-13 20 0 20z">
          <text:p/>
        </draw:path>
        <draw:path draw:style-name="gr1" draw:text-style-name="P1" draw:layer="layout" svg:width="0.019cm" svg:height="0.019cm" svg:x="2.203cm" svg:y="7.3cm" svg:viewBox="0 0 20 20" svg:d="M10 20c14 0 14-20 0-20-13 0-13 20 0 20z">
          <text:p/>
        </draw:path>
        <draw:path draw:style-name="gr1" draw:text-style-name="P1" draw:layer="layout" svg:width="0.019cm" svg:height="0.019cm" svg:x="2.703cm" svg:y="7.3cm" svg:viewBox="0 0 20 20" svg:d="M10 20c14 0 14-20 0-20-13 0-13 20 0 20z">
          <text:p/>
        </draw:path>
        <draw:path draw:style-name="gr1" draw:text-style-name="P1" draw:layer="layout" svg:width="0.019cm" svg:height="0.019cm" svg:x="3.203cm" svg:y="7.3cm" svg:viewBox="0 0 20 20" svg:d="M10 20c14 0 14-20 0-20-13 0-13 20 0 20z">
          <text:p/>
        </draw:path>
        <draw:path draw:style-name="gr1" draw:text-style-name="P1" draw:layer="layout" svg:width="0.019cm" svg:height="0.019cm" svg:x="3.703cm" svg:y="7.3cm" svg:viewBox="0 0 20 20" svg:d="M10 20c14 0 14-20 0-20-13 0-13 20 0 20z">
          <text:p/>
        </draw:path>
        <draw:path draw:style-name="gr1" draw:text-style-name="P1" draw:layer="layout" svg:width="0.019cm" svg:height="0.019cm" svg:x="4.203cm" svg:y="7.3cm" svg:viewBox="0 0 20 20" svg:d="M10 20c14 0 14-20 0-20-13 0-13 20 0 20z">
          <text:p/>
        </draw:path>
        <draw:path draw:style-name="gr1" draw:text-style-name="P1" draw:layer="layout" svg:width="0.019cm" svg:height="0.019cm" svg:x="4.703cm" svg:y="7.3cm" svg:viewBox="0 0 20 20" svg:d="M10 20c14 0 14-20 0-20-13 0-13 20 0 20z">
          <text:p/>
        </draw:path>
        <draw:path draw:style-name="gr1" draw:text-style-name="P1" draw:layer="layout" svg:width="0.019cm" svg:height="0.019cm" svg:x="5.203cm" svg:y="7.3cm" svg:viewBox="0 0 20 20" svg:d="M10 20c14 0 14-20 0-20-13 0-13 20 0 20z">
          <text:p/>
        </draw:path>
        <draw:path draw:style-name="gr1" draw:text-style-name="P1" draw:layer="layout" svg:width="0.019cm" svg:height="0.019cm" svg:x="5.703cm" svg:y="7.3cm" svg:viewBox="0 0 20 20" svg:d="M10 20c14 0 14-20 0-20-13 0-13 20 0 20z">
          <text:p/>
        </draw:path>
        <draw:path draw:style-name="gr1" draw:text-style-name="P1" draw:layer="layout" svg:width="0.019cm" svg:height="0.019cm" svg:x="6.203cm" svg:y="7.3cm" svg:viewBox="0 0 20 20" svg:d="M10 20c14 0 14-20 0-20-13 0-13 20 0 20z">
          <text:p/>
        </draw:path>
        <draw:path draw:style-name="gr1" draw:text-style-name="P1" draw:layer="layout" svg:width="0.019cm" svg:height="0.019cm" svg:x="6.703cm" svg:y="7.3cm" svg:viewBox="0 0 20 20" svg:d="M10 20c14 0 14-20 0-20-13 0-13 20 0 20z">
          <text:p/>
        </draw:path>
        <draw:path draw:style-name="gr1" draw:text-style-name="P1" draw:layer="layout" svg:width="0.019cm" svg:height="0.019cm" svg:x="7.203cm" svg:y="7.3cm" svg:viewBox="0 0 20 20" svg:d="M10 20c14 0 14-20 0-20-13 0-13 20 0 20z">
          <text:p/>
        </draw:path>
        <draw:path draw:style-name="gr1" draw:text-style-name="P1" draw:layer="layout" svg:width="0.019cm" svg:height="0.019cm" svg:x="7.703cm" svg:y="7.3cm" svg:viewBox="0 0 20 20" svg:d="M10 20c14 0 14-20 0-20-13 0-13 20 0 20z">
          <text:p/>
        </draw:path>
        <draw:path draw:style-name="gr1" draw:text-style-name="P1" draw:layer="layout" svg:width="0.019cm" svg:height="0.019cm" svg:x="8.203cm" svg:y="7.3cm" svg:viewBox="0 0 20 20" svg:d="M10 20c14 0 14-20 0-20-13 0-13 20 0 20z">
          <text:p/>
        </draw:path>
        <draw:path draw:style-name="gr1" draw:text-style-name="P1" draw:layer="layout" svg:width="0.019cm" svg:height="0.019cm" svg:x="8.704cm" svg:y="7.3cm" svg:viewBox="0 0 20 20" svg:d="M10 20c14 0 14-20 0-20-13 0-13 20 0 20z">
          <text:p/>
        </draw:path>
        <draw:path draw:style-name="gr1" draw:text-style-name="P1" draw:layer="layout" svg:width="0.019cm" svg:height="0.019cm" svg:x="9.204cm" svg:y="7.3cm" svg:viewBox="0 0 20 20" svg:d="M10 20c14 0 14-20 0-20-13 0-13 20 0 20z">
          <text:p/>
        </draw:path>
        <draw:path draw:style-name="gr1" draw:text-style-name="P1" draw:layer="layout" svg:width="0.019cm" svg:height="0.019cm" svg:x="9.704cm" svg:y="7.3cm" svg:viewBox="0 0 20 20" svg:d="M10 20c14 0 14-20 0-20-13 0-13 20 0 20z">
          <text:p/>
        </draw:path>
        <draw:path draw:style-name="gr1" draw:text-style-name="P1" draw:layer="layout" svg:width="0.019cm" svg:height="0.019cm" svg:x="10.204cm" svg:y="7.3cm" svg:viewBox="0 0 20 20" svg:d="M10 20c14 0 14-20 0-20-13 0-13 20 0 20z">
          <text:p/>
        </draw:path>
        <draw:path draw:style-name="gr1" draw:text-style-name="P1" draw:layer="layout" svg:width="0.019cm" svg:height="0.019cm" svg:x="10.704cm" svg:y="7.3cm" svg:viewBox="0 0 20 20" svg:d="M10 20c14 0 14-20 0-20-13 0-13 20 0 20z">
          <text:p/>
        </draw:path>
        <draw:path draw:style-name="gr1" draw:text-style-name="P1" draw:layer="layout" svg:width="0.019cm" svg:height="0.019cm" svg:x="11.204cm" svg:y="7.3cm" svg:viewBox="0 0 20 20" svg:d="M10 20c14 0 14-20 0-20-13 0-13 20 0 20z">
          <text:p/>
        </draw:path>
        <draw:path draw:style-name="gr1" draw:text-style-name="P1" draw:layer="layout" svg:width="0.019cm" svg:height="0.019cm" svg:x="11.704cm" svg:y="7.3cm" svg:viewBox="0 0 20 20" svg:d="M10 20c14 0 14-20 0-20-13 0-13 20 0 20z">
          <text:p/>
        </draw:path>
        <draw:path draw:style-name="gr1" draw:text-style-name="P1" draw:layer="layout" svg:width="0.019cm" svg:height="0.019cm" svg:x="12.204cm" svg:y="7.3cm" svg:viewBox="0 0 20 20" svg:d="M10 20c14 0 14-20 0-20-13 0-13 20 0 20z">
          <text:p/>
        </draw:path>
        <draw:path draw:style-name="gr1" draw:text-style-name="P1" draw:layer="layout" svg:width="0.019cm" svg:height="0.019cm" svg:x="12.704cm" svg:y="7.3cm" svg:viewBox="0 0 20 20" svg:d="M10 20c14 0 14-20 0-20-13 0-13 20 0 20z">
          <text:p/>
        </draw:path>
        <draw:path draw:style-name="gr1" draw:text-style-name="P1" draw:layer="layout" svg:width="0.019cm" svg:height="0.019cm" svg:x="13.204cm" svg:y="7.3cm" svg:viewBox="0 0 20 20" svg:d="M10 20c14 0 14-20 0-20-13 0-13 20 0 20z">
          <text:p/>
        </draw:path>
        <draw:path draw:style-name="gr1" draw:text-style-name="P1" draw:layer="layout" svg:width="0.019cm" svg:height="0.019cm" svg:x="13.704cm" svg:y="7.3cm" svg:viewBox="0 0 20 20" svg:d="M10 20c14 0 14-20 0-20-13 0-13 20 0 20z">
          <text:p/>
        </draw:path>
        <draw:path draw:style-name="gr1" draw:text-style-name="P1" draw:layer="layout" svg:width="0.019cm" svg:height="0.019cm" svg:x="14.204cm" svg:y="7.3cm" svg:viewBox="0 0 20 20" svg:d="M10 20c14 0 14-20 0-20-13 0-13 20 0 20z">
          <text:p/>
        </draw:path>
        <draw:path draw:style-name="gr1" draw:text-style-name="P1" draw:layer="layout" svg:width="0.019cm" svg:height="0.019cm" svg:x="14.704cm" svg:y="7.3cm" svg:viewBox="0 0 20 20" svg:d="M10 20c14 0 14-20 0-20-13 0-13 20 0 20z">
          <text:p/>
        </draw:path>
        <draw:path draw:style-name="gr1" draw:text-style-name="P1" draw:layer="layout" svg:width="0.019cm" svg:height="0.019cm" svg:x="15.204cm" svg:y="7.3cm" svg:viewBox="0 0 20 20" svg:d="M10 20c14 0 14-20 0-20-13 0-13 20 0 20z">
          <text:p/>
        </draw:path>
        <draw:path draw:style-name="gr1" draw:text-style-name="P1" draw:layer="layout" svg:width="0.019cm" svg:height="0.019cm" svg:x="15.704cm" svg:y="7.3cm" svg:viewBox="0 0 20 20" svg:d="M10 20c14 0 14-20 0-20-13 0-13 20 0 20z">
          <text:p/>
        </draw:path>
        <draw:path draw:style-name="gr1" draw:text-style-name="P1" draw:layer="layout" svg:width="0.019cm" svg:height="0.019cm" svg:x="16.204cm" svg:y="7.3cm" svg:viewBox="0 0 20 20" svg:d="M10 20c14 0 14-20 0-20-13 0-13 20 0 20z">
          <text:p/>
        </draw:path>
        <draw:path draw:style-name="gr1" draw:text-style-name="P1" draw:layer="layout" svg:width="0.019cm" svg:height="0.019cm" svg:x="16.703cm" svg:y="7.3cm" svg:viewBox="0 0 20 20" svg:d="M10 20c14 0 14-20 0-20-13 0-13 20 0 20z">
          <text:p/>
        </draw:path>
        <draw:path draw:style-name="gr1" draw:text-style-name="P1" draw:layer="layout" svg:width="0.019cm" svg:height="0.019cm" svg:x="17.203cm" svg:y="7.3cm" svg:viewBox="0 0 20 20" svg:d="M10 20c14 0 14-20 0-20-13 0-13 20 0 20z">
          <text:p/>
        </draw:path>
        <draw:path draw:style-name="gr1" draw:text-style-name="P1" draw:layer="layout" svg:width="0.019cm" svg:height="0.019cm" svg:x="17.703cm" svg:y="7.3cm" svg:viewBox="0 0 20 20" svg:d="M10 20c14 0 14-20 0-20-13 0-13 20 0 20z">
          <text:p/>
        </draw:path>
        <draw:path draw:style-name="gr1" draw:text-style-name="P1" draw:layer="layout" svg:width="0.019cm" svg:height="0.019cm" svg:x="18.203cm" svg:y="7.3cm" svg:viewBox="0 0 20 20" svg:d="M10 20c14 0 14-20 0-20-13 0-13 20 0 20z">
          <text:p/>
        </draw:path>
        <draw:path draw:style-name="gr1" draw:text-style-name="P1" draw:layer="layout" svg:width="0.019cm" svg:height="0.019cm" svg:x="18.703cm" svg:y="7.3cm" svg:viewBox="0 0 20 20" svg:d="M10 20c14 0 14-20 0-20-13 0-13 20 0 20z">
          <text:p/>
        </draw:path>
        <draw:path draw:style-name="gr1" draw:text-style-name="P1" draw:layer="layout" svg:width="0.019cm" svg:height="0.019cm" svg:x="19.203cm" svg:y="7.3cm" svg:viewBox="0 0 20 20" svg:d="M10 20c14 0 14-20 0-20-13 0-13 20 0 20z">
          <text:p/>
        </draw:path>
        <draw:path draw:style-name="gr1" draw:text-style-name="P1" draw:layer="layout" svg:width="0.019cm" svg:height="0.019cm" svg:x="19.703cm" svg:y="7.3cm" svg:viewBox="0 0 20 20" svg:d="M10 20c14 0 14-20 0-20-13 0-13 20 0 20z">
          <text:p/>
        </draw:path>
        <draw:path draw:style-name="gr1" draw:text-style-name="P1" draw:layer="layout" svg:width="0.019cm" svg:height="0.019cm" svg:x="20.203cm" svg:y="7.3cm" svg:viewBox="0 0 20 20" svg:d="M10 20c14 0 14-20 0-20-13 0-13 20 0 20z">
          <text:p/>
        </draw:path>
        <draw:path draw:style-name="gr1" draw:text-style-name="P1" draw:layer="layout" svg:width="0.019cm" svg:height="0.019cm" svg:x="20.703cm" svg:y="7.3cm" svg:viewBox="0 0 20 20" svg:d="M10 20c14 0 14-20 0-20-13 0-13 20 0 20z">
          <text:p/>
        </draw:path>
        <draw:path draw:style-name="gr1" draw:text-style-name="P1" draw:layer="layout" svg:width="0.019cm" svg:height="0.019cm" svg:x="21.203cm" svg:y="7.3cm" svg:viewBox="0 0 20 20" svg:d="M10 20c14 0 14-20 0-20-13 0-13 20 0 20z">
          <text:p/>
        </draw:path>
        <draw:path draw:style-name="gr1" draw:text-style-name="P1" draw:layer="layout" svg:width="0.019cm" svg:height="0.019cm" svg:x="21.703cm" svg:y="7.3cm" svg:viewBox="0 0 20 20" svg:d="M10 20c14 0 14-20 0-20-13 0-13 20 0 20z">
          <text:p/>
        </draw:path>
        <draw:path draw:style-name="gr1" draw:text-style-name="P1" draw:layer="layout" svg:width="0.019cm" svg:height="0.019cm" svg:x="22.203cm" svg:y="7.3cm" svg:viewBox="0 0 20 20" svg:d="M10 20c14 0 14-20 0-20-13 0-13 20 0 20z">
          <text:p/>
        </draw:path>
        <draw:path draw:style-name="gr1" draw:text-style-name="P1" draw:layer="layout" svg:width="0.019cm" svg:height="0.019cm" svg:x="22.703cm" svg:y="7.3cm" svg:viewBox="0 0 20 20" svg:d="M10 20c14 0 14-20 0-20-13 0-13 20 0 20z">
          <text:p/>
        </draw:path>
        <draw:path draw:style-name="gr1" draw:text-style-name="P1" draw:layer="layout" svg:width="0.019cm" svg:height="0.019cm" svg:x="23.203cm" svg:y="7.3cm" svg:viewBox="0 0 20 20" svg:d="M10 20c14 0 14-20 0-20-13 0-13 20 0 20z">
          <text:p/>
        </draw:path>
        <draw:path draw:style-name="gr1" draw:text-style-name="P1" draw:layer="layout" svg:width="0.019cm" svg:height="0.019cm" svg:x="23.703cm" svg:y="7.3cm" svg:viewBox="0 0 20 20" svg:d="M10 20c14 0 14-20 0-20-13 0-13 20 0 20z">
          <text:p/>
        </draw:path>
        <draw:path draw:style-name="gr1" draw:text-style-name="P1" draw:layer="layout" svg:width="0.019cm" svg:height="0.019cm" svg:x="24.203cm" svg:y="7.3cm" svg:viewBox="0 0 20 20" svg:d="M10 20c14 0 14-20 0-20-13 0-13 20 0 20z">
          <text:p/>
        </draw:path>
        <draw:path draw:style-name="gr1" draw:text-style-name="P1" draw:layer="layout" svg:width="0.019cm" svg:height="0.019cm" svg:x="24.704cm" svg:y="7.3cm" svg:viewBox="0 0 20 20" svg:d="M10 20c14 0 14-20 0-20-13 0-13 20 0 20z">
          <text:p/>
        </draw:path>
        <draw:path draw:style-name="gr1" draw:text-style-name="P1" draw:layer="layout" svg:width="0.019cm" svg:height="0.019cm" svg:x="25.204cm" svg:y="7.3cm" svg:viewBox="0 0 20 20" svg:d="M10 20c14 0 14-20 0-20-13 0-13 20 0 20z">
          <text:p/>
        </draw:path>
        <draw:path draw:style-name="gr1" draw:text-style-name="P1" draw:layer="layout" svg:width="0.019cm" svg:height="0.019cm" svg:x="25.704cm" svg:y="7.3cm" svg:viewBox="0 0 20 20" svg:d="M10 20c14 0 14-20 0-20-13 0-13 20 0 20z">
          <text:p/>
        </draw:path>
        <draw:path draw:style-name="gr1" draw:text-style-name="P1" draw:layer="layout" svg:width="0.019cm" svg:height="0.019cm" svg:x="26.204cm" svg:y="7.3cm" svg:viewBox="0 0 20 20" svg:d="M10 20c14 0 14-20 0-20-13 0-13 20 0 20z">
          <text:p/>
        </draw:path>
        <draw:path draw:style-name="gr1" draw:text-style-name="P1" draw:layer="layout" svg:width="0.019cm" svg:height="0.019cm" svg:x="26.704cm" svg:y="7.3cm" svg:viewBox="0 0 20 20" svg:d="M10 20c14 0 14-20 0-20-13 0-13 20 0 20z">
          <text:p/>
        </draw:path>
        <draw:path draw:style-name="gr1" draw:text-style-name="P1" draw:layer="layout" svg:width="0.019cm" svg:height="0.019cm" svg:x="27.204cm" svg:y="7.3cm" svg:viewBox="0 0 20 20" svg:d="M10 20c14 0 14-20 0-20-13 0-13 20 0 20z">
          <text:p/>
        </draw:path>
        <draw:path draw:style-name="gr1" draw:text-style-name="P1" draw:layer="layout" svg:width="0.019cm" svg:height="0.019cm" svg:x="0.703cm" svg:y="7.3cm" svg:viewBox="0 0 20 20" svg:d="M10 20c14 0 14-20 0-20-13 0-13 20 0 20z">
          <text:p/>
        </draw:path>
        <draw:path draw:style-name="gr1" draw:text-style-name="P1" draw:layer="layout" svg:width="0.019cm" svg:height="0.019cm" svg:x="1.203cm" svg:y="7.3cm" svg:viewBox="0 0 20 20" svg:d="M10 20c14 0 14-20 0-20-13 0-13 20 0 20z">
          <text:p/>
        </draw:path>
        <draw:path draw:style-name="gr1" draw:text-style-name="P1" draw:layer="layout" svg:width="0.019cm" svg:height="0.019cm" svg:x="1.703cm" svg:y="7.3cm" svg:viewBox="0 0 20 20" svg:d="M10 20c14 0 14-20 0-20-13 0-13 20 0 20z">
          <text:p/>
        </draw:path>
        <draw:path draw:style-name="gr1" draw:text-style-name="P1" draw:layer="layout" svg:width="0.019cm" svg:height="0.019cm" svg:x="2.203cm" svg:y="7.3cm" svg:viewBox="0 0 20 20" svg:d="M10 20c14 0 14-20 0-20-13 0-13 20 0 20z">
          <text:p/>
        </draw:path>
        <draw:path draw:style-name="gr1" draw:text-style-name="P1" draw:layer="layout" svg:width="0.019cm" svg:height="0.019cm" svg:x="2.703cm" svg:y="7.3cm" svg:viewBox="0 0 20 20" svg:d="M10 20c14 0 14-20 0-20-13 0-13 20 0 20z">
          <text:p/>
        </draw:path>
        <draw:path draw:style-name="gr1" draw:text-style-name="P1" draw:layer="layout" svg:width="0.019cm" svg:height="0.019cm" svg:x="3.203cm" svg:y="7.3cm" svg:viewBox="0 0 20 20" svg:d="M10 20c14 0 14-20 0-20-13 0-13 20 0 20z">
          <text:p/>
        </draw:path>
        <draw:path draw:style-name="gr1" draw:text-style-name="P1" draw:layer="layout" svg:width="0.019cm" svg:height="0.019cm" svg:x="3.703cm" svg:y="7.3cm" svg:viewBox="0 0 20 20" svg:d="M10 20c14 0 14-20 0-20-13 0-13 20 0 20z">
          <text:p/>
        </draw:path>
        <draw:path draw:style-name="gr1" draw:text-style-name="P1" draw:layer="layout" svg:width="0.019cm" svg:height="0.019cm" svg:x="4.203cm" svg:y="7.3cm" svg:viewBox="0 0 20 20" svg:d="M10 20c14 0 14-20 0-20-13 0-13 20 0 20z">
          <text:p/>
        </draw:path>
        <draw:path draw:style-name="gr1" draw:text-style-name="P1" draw:layer="layout" svg:width="0.019cm" svg:height="0.019cm" svg:x="4.703cm" svg:y="7.3cm" svg:viewBox="0 0 20 20" svg:d="M10 20c14 0 14-20 0-20-13 0-13 20 0 20z">
          <text:p/>
        </draw:path>
        <draw:path draw:style-name="gr1" draw:text-style-name="P1" draw:layer="layout" svg:width="0.019cm" svg:height="0.019cm" svg:x="5.203cm" svg:y="7.3cm" svg:viewBox="0 0 20 20" svg:d="M10 20c14 0 14-20 0-20-13 0-13 20 0 20z">
          <text:p/>
        </draw:path>
        <draw:path draw:style-name="gr1" draw:text-style-name="P1" draw:layer="layout" svg:width="0.019cm" svg:height="0.019cm" svg:x="5.703cm" svg:y="7.3cm" svg:viewBox="0 0 20 20" svg:d="M10 20c14 0 14-20 0-20-13 0-13 20 0 20z">
          <text:p/>
        </draw:path>
        <draw:path draw:style-name="gr1" draw:text-style-name="P1" draw:layer="layout" svg:width="0.019cm" svg:height="0.019cm" svg:x="6.203cm" svg:y="7.3cm" svg:viewBox="0 0 20 20" svg:d="M10 20c14 0 14-20 0-20-13 0-13 20 0 20z">
          <text:p/>
        </draw:path>
        <draw:path draw:style-name="gr1" draw:text-style-name="P1" draw:layer="layout" svg:width="0.019cm" svg:height="0.019cm" svg:x="6.703cm" svg:y="7.3cm" svg:viewBox="0 0 20 20" svg:d="M10 20c14 0 14-20 0-20-13 0-13 20 0 20z">
          <text:p/>
        </draw:path>
        <draw:path draw:style-name="gr1" draw:text-style-name="P1" draw:layer="layout" svg:width="0.019cm" svg:height="0.019cm" svg:x="7.203cm" svg:y="7.3cm" svg:viewBox="0 0 20 20" svg:d="M10 20c14 0 14-20 0-20-13 0-13 20 0 20z">
          <text:p/>
        </draw:path>
        <draw:path draw:style-name="gr1" draw:text-style-name="P1" draw:layer="layout" svg:width="0.019cm" svg:height="0.019cm" svg:x="7.703cm" svg:y="7.3cm" svg:viewBox="0 0 20 20" svg:d="M10 20c14 0 14-20 0-20-13 0-13 20 0 20z">
          <text:p/>
        </draw:path>
        <draw:path draw:style-name="gr1" draw:text-style-name="P1" draw:layer="layout" svg:width="0.019cm" svg:height="0.019cm" svg:x="8.203cm" svg:y="7.3cm" svg:viewBox="0 0 20 20" svg:d="M10 20c14 0 14-20 0-20-13 0-13 20 0 20z">
          <text:p/>
        </draw:path>
        <draw:path draw:style-name="gr1" draw:text-style-name="P1" draw:layer="layout" svg:width="0.019cm" svg:height="0.019cm" svg:x="8.704cm" svg:y="7.3cm" svg:viewBox="0 0 20 20" svg:d="M10 20c14 0 14-20 0-20-13 0-13 20 0 20z">
          <text:p/>
        </draw:path>
        <draw:path draw:style-name="gr1" draw:text-style-name="P1" draw:layer="layout" svg:width="0.019cm" svg:height="0.019cm" svg:x="9.204cm" svg:y="7.3cm" svg:viewBox="0 0 20 20" svg:d="M10 20c14 0 14-20 0-20-13 0-13 20 0 20z">
          <text:p/>
        </draw:path>
        <draw:path draw:style-name="gr1" draw:text-style-name="P1" draw:layer="layout" svg:width="0.019cm" svg:height="0.019cm" svg:x="9.704cm" svg:y="7.3cm" svg:viewBox="0 0 20 20" svg:d="M10 20c14 0 14-20 0-20-13 0-13 20 0 20z">
          <text:p/>
        </draw:path>
        <draw:path draw:style-name="gr1" draw:text-style-name="P1" draw:layer="layout" svg:width="0.019cm" svg:height="0.019cm" svg:x="10.204cm" svg:y="7.3cm" svg:viewBox="0 0 20 20" svg:d="M10 20c14 0 14-20 0-20-13 0-13 20 0 20z">
          <text:p/>
        </draw:path>
        <draw:path draw:style-name="gr1" draw:text-style-name="P1" draw:layer="layout" svg:width="0.019cm" svg:height="0.019cm" svg:x="10.704cm" svg:y="7.3cm" svg:viewBox="0 0 20 20" svg:d="M10 20c14 0 14-20 0-20-13 0-13 20 0 20z">
          <text:p/>
        </draw:path>
        <draw:path draw:style-name="gr1" draw:text-style-name="P1" draw:layer="layout" svg:width="0.019cm" svg:height="0.019cm" svg:x="11.204cm" svg:y="7.3cm" svg:viewBox="0 0 20 20" svg:d="M10 20c14 0 14-20 0-20-13 0-13 20 0 20z">
          <text:p/>
        </draw:path>
        <draw:path draw:style-name="gr1" draw:text-style-name="P1" draw:layer="layout" svg:width="0.019cm" svg:height="0.019cm" svg:x="11.704cm" svg:y="7.3cm" svg:viewBox="0 0 20 20" svg:d="M10 20c14 0 14-20 0-20-13 0-13 20 0 20z">
          <text:p/>
        </draw:path>
        <draw:path draw:style-name="gr1" draw:text-style-name="P1" draw:layer="layout" svg:width="0.019cm" svg:height="0.019cm" svg:x="12.204cm" svg:y="7.3cm" svg:viewBox="0 0 20 20" svg:d="M10 20c14 0 14-20 0-20-13 0-13 20 0 20z">
          <text:p/>
        </draw:path>
        <draw:path draw:style-name="gr1" draw:text-style-name="P1" draw:layer="layout" svg:width="0.019cm" svg:height="0.019cm" svg:x="12.704cm" svg:y="7.3cm" svg:viewBox="0 0 20 20" svg:d="M10 20c14 0 14-20 0-20-13 0-13 20 0 20z">
          <text:p/>
        </draw:path>
        <draw:path draw:style-name="gr1" draw:text-style-name="P1" draw:layer="layout" svg:width="0.019cm" svg:height="0.019cm" svg:x="13.204cm" svg:y="7.3cm" svg:viewBox="0 0 20 20" svg:d="M10 20c14 0 14-20 0-20-13 0-13 20 0 20z">
          <text:p/>
        </draw:path>
        <draw:path draw:style-name="gr1" draw:text-style-name="P1" draw:layer="layout" svg:width="0.019cm" svg:height="0.019cm" svg:x="13.704cm" svg:y="7.3cm" svg:viewBox="0 0 20 20" svg:d="M10 20c14 0 14-20 0-20-13 0-13 20 0 20z">
          <text:p/>
        </draw:path>
        <draw:path draw:style-name="gr1" draw:text-style-name="P1" draw:layer="layout" svg:width="0.019cm" svg:height="0.019cm" svg:x="14.204cm" svg:y="7.3cm" svg:viewBox="0 0 20 20" svg:d="M10 20c14 0 14-20 0-20-13 0-13 20 0 20z">
          <text:p/>
        </draw:path>
        <draw:path draw:style-name="gr1" draw:text-style-name="P1" draw:layer="layout" svg:width="0.019cm" svg:height="0.019cm" svg:x="14.704cm" svg:y="7.3cm" svg:viewBox="0 0 20 20" svg:d="M10 20c14 0 14-20 0-20-13 0-13 20 0 20z">
          <text:p/>
        </draw:path>
        <draw:path draw:style-name="gr1" draw:text-style-name="P1" draw:layer="layout" svg:width="0.019cm" svg:height="0.019cm" svg:x="15.204cm" svg:y="7.3cm" svg:viewBox="0 0 20 20" svg:d="M10 20c14 0 14-20 0-20-13 0-13 20 0 20z">
          <text:p/>
        </draw:path>
        <draw:path draw:style-name="gr1" draw:text-style-name="P1" draw:layer="layout" svg:width="0.019cm" svg:height="0.019cm" svg:x="15.704cm" svg:y="7.3cm" svg:viewBox="0 0 20 20" svg:d="M10 20c14 0 14-20 0-20-13 0-13 20 0 20z">
          <text:p/>
        </draw:path>
        <draw:path draw:style-name="gr1" draw:text-style-name="P1" draw:layer="layout" svg:width="0.019cm" svg:height="0.019cm" svg:x="16.204cm" svg:y="7.3cm" svg:viewBox="0 0 20 20" svg:d="M10 20c14 0 14-20 0-20-13 0-13 20 0 20z">
          <text:p/>
        </draw:path>
        <draw:path draw:style-name="gr1" draw:text-style-name="P1" draw:layer="layout" svg:width="0.019cm" svg:height="0.019cm" svg:x="0.704cm" svg:y="7.8cm" svg:viewBox="0 0 20 20" svg:d="M10 20c14 0 14-20 0-20-13 0-13 20 0 20z">
          <text:p/>
        </draw:path>
        <draw:path draw:style-name="gr1" draw:text-style-name="P1" draw:layer="layout" svg:width="0.019cm" svg:height="0.019cm" svg:x="1.204cm" svg:y="7.8cm" svg:viewBox="0 0 20 20" svg:d="M10 20c14 0 14-20 0-20-13 0-13 20 0 20z">
          <text:p/>
        </draw:path>
        <draw:path draw:style-name="gr1" draw:text-style-name="P1" draw:layer="layout" svg:width="0.019cm" svg:height="0.019cm" svg:x="1.704cm" svg:y="7.8cm" svg:viewBox="0 0 20 20" svg:d="M10 20c14 0 14-20 0-20-13 0-13 20 0 20z">
          <text:p/>
        </draw:path>
        <draw:path draw:style-name="gr1" draw:text-style-name="P1" draw:layer="layout" svg:width="0.019cm" svg:height="0.019cm" svg:x="2.204cm" svg:y="7.8cm" svg:viewBox="0 0 20 20" svg:d="M10 20c14 0 14-20 0-20-13 0-13 20 0 20z">
          <text:p/>
        </draw:path>
        <draw:path draw:style-name="gr1" draw:text-style-name="P1" draw:layer="layout" svg:width="0.019cm" svg:height="0.019cm" svg:x="2.704cm" svg:y="7.8cm" svg:viewBox="0 0 20 20" svg:d="M10 20c14 0 14-20 0-20-13 0-13 20 0 20z">
          <text:p/>
        </draw:path>
        <draw:path draw:style-name="gr1" draw:text-style-name="P1" draw:layer="layout" svg:width="0.019cm" svg:height="0.019cm" svg:x="3.204cm" svg:y="7.8cm" svg:viewBox="0 0 20 20" svg:d="M10 20c14 0 14-20 0-20-13 0-13 20 0 20z">
          <text:p/>
        </draw:path>
        <draw:path draw:style-name="gr1" draw:text-style-name="P1" draw:layer="layout" svg:width="0.019cm" svg:height="0.019cm" svg:x="3.704cm" svg:y="7.8cm" svg:viewBox="0 0 20 20" svg:d="M10 20c14 0 14-20 0-20-13 0-13 20 0 20z">
          <text:p/>
        </draw:path>
        <draw:path draw:style-name="gr1" draw:text-style-name="P1" draw:layer="layout" svg:width="0.019cm" svg:height="0.019cm" svg:x="4.204cm" svg:y="7.8cm" svg:viewBox="0 0 20 20" svg:d="M10 20c14 0 14-20 0-20-13 0-13 20 0 20z">
          <text:p/>
        </draw:path>
        <draw:path draw:style-name="gr1" draw:text-style-name="P1" draw:layer="layout" svg:width="0.019cm" svg:height="0.019cm" svg:x="4.704cm" svg:y="7.8cm" svg:viewBox="0 0 20 20" svg:d="M10 20c14 0 14-20 0-20-13 0-13 20 0 20z">
          <text:p/>
        </draw:path>
        <draw:path draw:style-name="gr1" draw:text-style-name="P1" draw:layer="layout" svg:width="0.019cm" svg:height="0.019cm" svg:x="5.204cm" svg:y="7.8cm" svg:viewBox="0 0 20 20" svg:d="M10 20c14 0 14-20 0-20-13 0-13 20 0 20z">
          <text:p/>
        </draw:path>
        <draw:path draw:style-name="gr1" draw:text-style-name="P1" draw:layer="layout" svg:width="0.019cm" svg:height="0.019cm" svg:x="5.704cm" svg:y="7.8cm" svg:viewBox="0 0 20 20" svg:d="M10 20c14 0 14-20 0-20-13 0-13 20 0 20z">
          <text:p/>
        </draw:path>
        <draw:path draw:style-name="gr1" draw:text-style-name="P1" draw:layer="layout" svg:width="0.019cm" svg:height="0.019cm" svg:x="6.204cm" svg:y="7.8cm" svg:viewBox="0 0 20 20" svg:d="M10 20c14 0 14-20 0-20-13 0-13 20 0 20z">
          <text:p/>
        </draw:path>
        <draw:path draw:style-name="gr1" draw:text-style-name="P1" draw:layer="layout" svg:width="0.019cm" svg:height="0.019cm" svg:x="6.704cm" svg:y="7.8cm" svg:viewBox="0 0 20 20" svg:d="M10 20c14 0 14-20 0-20-13 0-13 20 0 20z">
          <text:p/>
        </draw:path>
        <draw:path draw:style-name="gr1" draw:text-style-name="P1" draw:layer="layout" svg:width="0.019cm" svg:height="0.019cm" svg:x="7.204cm" svg:y="7.8cm" svg:viewBox="0 0 20 20" svg:d="M10 20c14 0 14-20 0-20-13 0-13 20 0 20z">
          <text:p/>
        </draw:path>
        <draw:path draw:style-name="gr1" draw:text-style-name="P1" draw:layer="layout" svg:width="0.019cm" svg:height="0.019cm" svg:x="7.704cm" svg:y="7.8cm" svg:viewBox="0 0 20 20" svg:d="M10 20c14 0 14-20 0-20-13 0-13 20 0 20z">
          <text:p/>
        </draw:path>
        <draw:path draw:style-name="gr1" draw:text-style-name="P1" draw:layer="layout" svg:width="0.019cm" svg:height="0.019cm" svg:x="8.204cm" svg:y="7.8cm" svg:viewBox="0 0 20 20" svg:d="M10 20c14 0 14-20 0-20-13 0-13 20 0 20z">
          <text:p/>
        </draw:path>
        <draw:path draw:style-name="gr1" draw:text-style-name="P1" draw:layer="layout" svg:width="0.019cm" svg:height="0.019cm" svg:x="8.705cm" svg:y="7.8cm" svg:viewBox="0 0 20 20" svg:d="M10 20c14 0 14-20 0-20-13 0-13 20 0 20z">
          <text:p/>
        </draw:path>
        <draw:path draw:style-name="gr1" draw:text-style-name="P1" draw:layer="layout" svg:width="0.019cm" svg:height="0.019cm" svg:x="9.205cm" svg:y="7.8cm" svg:viewBox="0 0 20 20" svg:d="M10 20c14 0 14-20 0-20-13 0-13 20 0 20z">
          <text:p/>
        </draw:path>
        <draw:path draw:style-name="gr1" draw:text-style-name="P1" draw:layer="layout" svg:width="0.019cm" svg:height="0.019cm" svg:x="9.705cm" svg:y="7.8cm" svg:viewBox="0 0 20 20" svg:d="M10 20c14 0 14-20 0-20-13 0-13 20 0 20z">
          <text:p/>
        </draw:path>
        <draw:path draw:style-name="gr1" draw:text-style-name="P1" draw:layer="layout" svg:width="0.019cm" svg:height="0.019cm" svg:x="10.205cm" svg:y="7.8cm" svg:viewBox="0 0 20 20" svg:d="M10 20c14 0 14-20 0-20-13 0-13 20 0 20z">
          <text:p/>
        </draw:path>
        <draw:path draw:style-name="gr1" draw:text-style-name="P1" draw:layer="layout" svg:width="0.019cm" svg:height="0.019cm" svg:x="10.705cm" svg:y="7.8cm" svg:viewBox="0 0 20 20" svg:d="M10 20c14 0 14-20 0-20-13 0-13 20 0 20z">
          <text:p/>
        </draw:path>
        <draw:path draw:style-name="gr1" draw:text-style-name="P1" draw:layer="layout" svg:width="0.019cm" svg:height="0.019cm" svg:x="11.205cm" svg:y="7.8cm" svg:viewBox="0 0 20 20" svg:d="M10 20c14 0 14-20 0-20-13 0-13 20 0 20z">
          <text:p/>
        </draw:path>
        <draw:path draw:style-name="gr1" draw:text-style-name="P1" draw:layer="layout" svg:width="0.019cm" svg:height="0.019cm" svg:x="11.705cm" svg:y="7.8cm" svg:viewBox="0 0 20 20" svg:d="M10 20c14 0 14-20 0-20-13 0-13 20 0 20z">
          <text:p/>
        </draw:path>
        <draw:path draw:style-name="gr1" draw:text-style-name="P1" draw:layer="layout" svg:width="0.019cm" svg:height="0.019cm" svg:x="12.205cm" svg:y="7.8cm" svg:viewBox="0 0 20 20" svg:d="M10 20c14 0 14-20 0-20-13 0-13 20 0 20z">
          <text:p/>
        </draw:path>
        <draw:path draw:style-name="gr1" draw:text-style-name="P1" draw:layer="layout" svg:width="0.019cm" svg:height="0.019cm" svg:x="12.705cm" svg:y="7.8cm" svg:viewBox="0 0 20 20" svg:d="M10 20c14 0 14-20 0-20-13 0-13 20 0 20z">
          <text:p/>
        </draw:path>
        <draw:path draw:style-name="gr1" draw:text-style-name="P1" draw:layer="layout" svg:width="0.019cm" svg:height="0.019cm" svg:x="13.205cm" svg:y="7.8cm" svg:viewBox="0 0 20 20" svg:d="M10 20c14 0 14-20 0-20-13 0-13 20 0 20z">
          <text:p/>
        </draw:path>
        <draw:path draw:style-name="gr1" draw:text-style-name="P1" draw:layer="layout" svg:width="0.019cm" svg:height="0.019cm" svg:x="13.705cm" svg:y="7.8cm" svg:viewBox="0 0 20 20" svg:d="M10 20c14 0 14-20 0-20-13 0-13 20 0 20z">
          <text:p/>
        </draw:path>
        <draw:path draw:style-name="gr1" draw:text-style-name="P1" draw:layer="layout" svg:width="0.019cm" svg:height="0.019cm" svg:x="14.205cm" svg:y="7.8cm" svg:viewBox="0 0 20 20" svg:d="M10 20c14 0 14-20 0-20-13 0-13 20 0 20z">
          <text:p/>
        </draw:path>
        <draw:path draw:style-name="gr1" draw:text-style-name="P1" draw:layer="layout" svg:width="0.019cm" svg:height="0.019cm" svg:x="14.705cm" svg:y="7.8cm" svg:viewBox="0 0 20 20" svg:d="M10 20c14 0 14-20 0-20-13 0-13 20 0 20z">
          <text:p/>
        </draw:path>
        <draw:path draw:style-name="gr1" draw:text-style-name="P1" draw:layer="layout" svg:width="0.019cm" svg:height="0.019cm" svg:x="15.205cm" svg:y="7.8cm" svg:viewBox="0 0 20 20" svg:d="M10 20c14 0 14-20 0-20-13 0-13 20 0 20z">
          <text:p/>
        </draw:path>
        <draw:path draw:style-name="gr1" draw:text-style-name="P1" draw:layer="layout" svg:width="0.019cm" svg:height="0.019cm" svg:x="15.705cm" svg:y="7.8cm" svg:viewBox="0 0 20 20" svg:d="M10 20c14 0 14-20 0-20-13 0-13 20 0 20z">
          <text:p/>
        </draw:path>
        <draw:path draw:style-name="gr1" draw:text-style-name="P1" draw:layer="layout" svg:width="0.019cm" svg:height="0.019cm" svg:x="16.205cm" svg:y="7.8cm" svg:viewBox="0 0 20 20" svg:d="M10 20c14 0 14-20 0-20-13 0-13 20 0 20z">
          <text:p/>
        </draw:path>
        <draw:path draw:style-name="gr1" draw:text-style-name="P1" draw:layer="layout" svg:width="0.019cm" svg:height="0.019cm" svg:x="16.704cm" svg:y="7.8cm" svg:viewBox="0 0 20 20" svg:d="M10 20c14 0 14-20 0-20-13 0-13 20 0 20z">
          <text:p/>
        </draw:path>
        <draw:path draw:style-name="gr1" draw:text-style-name="P1" draw:layer="layout" svg:width="0.019cm" svg:height="0.019cm" svg:x="17.204cm" svg:y="7.8cm" svg:viewBox="0 0 20 20" svg:d="M10 20c14 0 14-20 0-20-13 0-13 20 0 20z">
          <text:p/>
        </draw:path>
        <draw:path draw:style-name="gr1" draw:text-style-name="P1" draw:layer="layout" svg:width="0.019cm" svg:height="0.019cm" svg:x="17.704cm" svg:y="7.8cm" svg:viewBox="0 0 20 20" svg:d="M10 20c14 0 14-20 0-20-13 0-13 20 0 20z">
          <text:p/>
        </draw:path>
        <draw:path draw:style-name="gr1" draw:text-style-name="P1" draw:layer="layout" svg:width="0.019cm" svg:height="0.019cm" svg:x="18.204cm" svg:y="7.8cm" svg:viewBox="0 0 20 20" svg:d="M10 20c14 0 14-20 0-20-13 0-13 20 0 20z">
          <text:p/>
        </draw:path>
        <draw:path draw:style-name="gr1" draw:text-style-name="P1" draw:layer="layout" svg:width="0.019cm" svg:height="0.019cm" svg:x="18.704cm" svg:y="7.8cm" svg:viewBox="0 0 20 20" svg:d="M10 20c14 0 14-20 0-20-13 0-13 20 0 20z">
          <text:p/>
        </draw:path>
        <draw:path draw:style-name="gr1" draw:text-style-name="P1" draw:layer="layout" svg:width="0.019cm" svg:height="0.019cm" svg:x="19.204cm" svg:y="7.8cm" svg:viewBox="0 0 20 20" svg:d="M10 20c14 0 14-20 0-20-13 0-13 20 0 20z">
          <text:p/>
        </draw:path>
        <draw:path draw:style-name="gr1" draw:text-style-name="P1" draw:layer="layout" svg:width="0.019cm" svg:height="0.019cm" svg:x="19.704cm" svg:y="7.8cm" svg:viewBox="0 0 20 20" svg:d="M10 20c14 0 14-20 0-20-13 0-13 20 0 20z">
          <text:p/>
        </draw:path>
        <draw:path draw:style-name="gr1" draw:text-style-name="P1" draw:layer="layout" svg:width="0.019cm" svg:height="0.019cm" svg:x="20.204cm" svg:y="7.8cm" svg:viewBox="0 0 20 20" svg:d="M10 20c14 0 14-20 0-20-13 0-13 20 0 20z">
          <text:p/>
        </draw:path>
        <draw:path draw:style-name="gr1" draw:text-style-name="P1" draw:layer="layout" svg:width="0.019cm" svg:height="0.019cm" svg:x="20.704cm" svg:y="7.8cm" svg:viewBox="0 0 20 20" svg:d="M10 20c14 0 14-20 0-20-13 0-13 20 0 20z">
          <text:p/>
        </draw:path>
        <draw:path draw:style-name="gr1" draw:text-style-name="P1" draw:layer="layout" svg:width="0.019cm" svg:height="0.019cm" svg:x="21.204cm" svg:y="7.8cm" svg:viewBox="0 0 20 20" svg:d="M10 20c14 0 14-20 0-20-13 0-13 20 0 20z">
          <text:p/>
        </draw:path>
        <draw:path draw:style-name="gr1" draw:text-style-name="P1" draw:layer="layout" svg:width="0.019cm" svg:height="0.019cm" svg:x="21.704cm" svg:y="7.8cm" svg:viewBox="0 0 20 20" svg:d="M10 20c14 0 14-20 0-20-13 0-13 20 0 20z">
          <text:p/>
        </draw:path>
        <draw:path draw:style-name="gr1" draw:text-style-name="P1" draw:layer="layout" svg:width="0.019cm" svg:height="0.019cm" svg:x="22.204cm" svg:y="7.8cm" svg:viewBox="0 0 20 20" svg:d="M10 20c14 0 14-20 0-20-13 0-13 20 0 20z">
          <text:p/>
        </draw:path>
        <draw:path draw:style-name="gr1" draw:text-style-name="P1" draw:layer="layout" svg:width="0.019cm" svg:height="0.019cm" svg:x="22.704cm" svg:y="7.8cm" svg:viewBox="0 0 20 20" svg:d="M10 20c14 0 14-20 0-20-13 0-13 20 0 20z">
          <text:p/>
        </draw:path>
        <draw:path draw:style-name="gr1" draw:text-style-name="P1" draw:layer="layout" svg:width="0.019cm" svg:height="0.019cm" svg:x="23.204cm" svg:y="7.8cm" svg:viewBox="0 0 20 20" svg:d="M10 20c14 0 14-20 0-20-13 0-13 20 0 20z">
          <text:p/>
        </draw:path>
        <draw:path draw:style-name="gr1" draw:text-style-name="P1" draw:layer="layout" svg:width="0.019cm" svg:height="0.019cm" svg:x="23.704cm" svg:y="7.8cm" svg:viewBox="0 0 20 20" svg:d="M10 20c14 0 14-20 0-20-13 0-13 20 0 20z">
          <text:p/>
        </draw:path>
        <draw:path draw:style-name="gr1" draw:text-style-name="P1" draw:layer="layout" svg:width="0.019cm" svg:height="0.019cm" svg:x="24.204cm" svg:y="7.8cm" svg:viewBox="0 0 20 20" svg:d="M10 20c14 0 14-20 0-20-13 0-13 20 0 20z">
          <text:p/>
        </draw:path>
        <draw:path draw:style-name="gr1" draw:text-style-name="P1" draw:layer="layout" svg:width="0.019cm" svg:height="0.019cm" svg:x="24.705cm" svg:y="7.8cm" svg:viewBox="0 0 20 20" svg:d="M10 20c14 0 14-20 0-20-13 0-13 20 0 20z">
          <text:p/>
        </draw:path>
        <draw:path draw:style-name="gr1" draw:text-style-name="P1" draw:layer="layout" svg:width="0.019cm" svg:height="0.019cm" svg:x="25.205cm" svg:y="7.8cm" svg:viewBox="0 0 20 20" svg:d="M10 20c14 0 14-20 0-20-13 0-13 20 0 20z">
          <text:p/>
        </draw:path>
        <draw:path draw:style-name="gr1" draw:text-style-name="P1" draw:layer="layout" svg:width="0.019cm" svg:height="0.019cm" svg:x="25.705cm" svg:y="7.8cm" svg:viewBox="0 0 20 20" svg:d="M10 20c14 0 14-20 0-20-13 0-13 20 0 20z">
          <text:p/>
        </draw:path>
        <draw:path draw:style-name="gr1" draw:text-style-name="P1" draw:layer="layout" svg:width="0.019cm" svg:height="0.019cm" svg:x="26.205cm" svg:y="7.8cm" svg:viewBox="0 0 20 20" svg:d="M10 20c14 0 14-20 0-20-13 0-13 20 0 20z">
          <text:p/>
        </draw:path>
        <draw:path draw:style-name="gr1" draw:text-style-name="P1" draw:layer="layout" svg:width="0.019cm" svg:height="0.019cm" svg:x="26.705cm" svg:y="7.8cm" svg:viewBox="0 0 20 20" svg:d="M10 20c14 0 14-20 0-20-13 0-13 20 0 20z">
          <text:p/>
        </draw:path>
        <draw:path draw:style-name="gr1" draw:text-style-name="P1" draw:layer="layout" svg:width="0.019cm" svg:height="0.019cm" svg:x="27.205cm" svg:y="7.8cm" svg:viewBox="0 0 20 20" svg:d="M10 20c14 0 14-20 0-20-13 0-13 20 0 20z">
          <text:p/>
        </draw:path>
        <draw:path draw:style-name="gr1" draw:text-style-name="P1" draw:layer="layout" svg:width="0.019cm" svg:height="0.019cm" svg:x="0.704cm" svg:y="7.8cm" svg:viewBox="0 0 20 20" svg:d="M10 20c14 0 14-20 0-20-13 0-13 20 0 20z">
          <text:p/>
        </draw:path>
        <draw:path draw:style-name="gr1" draw:text-style-name="P1" draw:layer="layout" svg:width="0.019cm" svg:height="0.019cm" svg:x="1.204cm" svg:y="7.8cm" svg:viewBox="0 0 20 20" svg:d="M10 20c14 0 14-20 0-20-13 0-13 20 0 20z">
          <text:p/>
        </draw:path>
        <draw:path draw:style-name="gr1" draw:text-style-name="P1" draw:layer="layout" svg:width="0.019cm" svg:height="0.019cm" svg:x="1.704cm" svg:y="7.8cm" svg:viewBox="0 0 20 20" svg:d="M10 20c14 0 14-20 0-20-13 0-13 20 0 20z">
          <text:p/>
        </draw:path>
        <draw:path draw:style-name="gr1" draw:text-style-name="P1" draw:layer="layout" svg:width="0.019cm" svg:height="0.019cm" svg:x="2.204cm" svg:y="7.8cm" svg:viewBox="0 0 20 20" svg:d="M10 20c14 0 14-20 0-20-13 0-13 20 0 20z">
          <text:p/>
        </draw:path>
        <draw:path draw:style-name="gr1" draw:text-style-name="P1" draw:layer="layout" svg:width="0.019cm" svg:height="0.019cm" svg:x="2.704cm" svg:y="7.8cm" svg:viewBox="0 0 20 20" svg:d="M10 20c14 0 14-20 0-20-13 0-13 20 0 20z">
          <text:p/>
        </draw:path>
        <draw:path draw:style-name="gr1" draw:text-style-name="P1" draw:layer="layout" svg:width="0.019cm" svg:height="0.019cm" svg:x="3.204cm" svg:y="7.8cm" svg:viewBox="0 0 20 20" svg:d="M10 20c14 0 14-20 0-20-13 0-13 20 0 20z">
          <text:p/>
        </draw:path>
        <draw:path draw:style-name="gr1" draw:text-style-name="P1" draw:layer="layout" svg:width="0.019cm" svg:height="0.019cm" svg:x="3.704cm" svg:y="7.8cm" svg:viewBox="0 0 20 20" svg:d="M10 20c14 0 14-20 0-20-13 0-13 20 0 20z">
          <text:p/>
        </draw:path>
        <draw:path draw:style-name="gr1" draw:text-style-name="P1" draw:layer="layout" svg:width="0.019cm" svg:height="0.019cm" svg:x="4.204cm" svg:y="7.8cm" svg:viewBox="0 0 20 20" svg:d="M10 20c14 0 14-20 0-20-13 0-13 20 0 20z">
          <text:p/>
        </draw:path>
        <draw:path draw:style-name="gr1" draw:text-style-name="P1" draw:layer="layout" svg:width="0.019cm" svg:height="0.019cm" svg:x="4.704cm" svg:y="7.8cm" svg:viewBox="0 0 20 20" svg:d="M10 20c14 0 14-20 0-20-13 0-13 20 0 20z">
          <text:p/>
        </draw:path>
        <draw:path draw:style-name="gr1" draw:text-style-name="P1" draw:layer="layout" svg:width="0.019cm" svg:height="0.019cm" svg:x="5.204cm" svg:y="7.8cm" svg:viewBox="0 0 20 20" svg:d="M10 20c14 0 14-20 0-20-13 0-13 20 0 20z">
          <text:p/>
        </draw:path>
        <draw:path draw:style-name="gr1" draw:text-style-name="P1" draw:layer="layout" svg:width="0.019cm" svg:height="0.019cm" svg:x="5.704cm" svg:y="7.8cm" svg:viewBox="0 0 20 20" svg:d="M10 20c14 0 14-20 0-20-13 0-13 20 0 20z">
          <text:p/>
        </draw:path>
        <draw:path draw:style-name="gr1" draw:text-style-name="P1" draw:layer="layout" svg:width="0.019cm" svg:height="0.019cm" svg:x="6.204cm" svg:y="7.8cm" svg:viewBox="0 0 20 20" svg:d="M10 20c14 0 14-20 0-20-13 0-13 20 0 20z">
          <text:p/>
        </draw:path>
        <draw:path draw:style-name="gr1" draw:text-style-name="P1" draw:layer="layout" svg:width="0.019cm" svg:height="0.019cm" svg:x="6.704cm" svg:y="7.8cm" svg:viewBox="0 0 20 20" svg:d="M10 20c14 0 14-20 0-20-13 0-13 20 0 20z">
          <text:p/>
        </draw:path>
        <draw:path draw:style-name="gr1" draw:text-style-name="P1" draw:layer="layout" svg:width="0.019cm" svg:height="0.019cm" svg:x="7.204cm" svg:y="7.8cm" svg:viewBox="0 0 20 20" svg:d="M10 20c14 0 14-20 0-20-13 0-13 20 0 20z">
          <text:p/>
        </draw:path>
        <draw:path draw:style-name="gr1" draw:text-style-name="P1" draw:layer="layout" svg:width="0.019cm" svg:height="0.019cm" svg:x="7.704cm" svg:y="7.8cm" svg:viewBox="0 0 20 20" svg:d="M10 20c14 0 14-20 0-20-13 0-13 20 0 20z">
          <text:p/>
        </draw:path>
        <draw:path draw:style-name="gr1" draw:text-style-name="P1" draw:layer="layout" svg:width="0.019cm" svg:height="0.019cm" svg:x="8.204cm" svg:y="7.8cm" svg:viewBox="0 0 20 20" svg:d="M10 20c14 0 14-20 0-20-13 0-13 20 0 20z">
          <text:p/>
        </draw:path>
        <draw:path draw:style-name="gr1" draw:text-style-name="P1" draw:layer="layout" svg:width="0.019cm" svg:height="0.019cm" svg:x="8.705cm" svg:y="7.8cm" svg:viewBox="0 0 20 20" svg:d="M10 20c14 0 14-20 0-20-13 0-13 20 0 20z">
          <text:p/>
        </draw:path>
        <draw:path draw:style-name="gr1" draw:text-style-name="P1" draw:layer="layout" svg:width="0.019cm" svg:height="0.019cm" svg:x="9.205cm" svg:y="7.8cm" svg:viewBox="0 0 20 20" svg:d="M10 20c14 0 14-20 0-20-13 0-13 20 0 20z">
          <text:p/>
        </draw:path>
        <draw:path draw:style-name="gr1" draw:text-style-name="P1" draw:layer="layout" svg:width="0.019cm" svg:height="0.019cm" svg:x="9.705cm" svg:y="7.8cm" svg:viewBox="0 0 20 20" svg:d="M10 20c14 0 14-20 0-20-13 0-13 20 0 20z">
          <text:p/>
        </draw:path>
        <draw:path draw:style-name="gr1" draw:text-style-name="P1" draw:layer="layout" svg:width="0.019cm" svg:height="0.019cm" svg:x="10.205cm" svg:y="7.8cm" svg:viewBox="0 0 20 20" svg:d="M10 20c14 0 14-20 0-20-13 0-13 20 0 20z">
          <text:p/>
        </draw:path>
        <draw:path draw:style-name="gr1" draw:text-style-name="P1" draw:layer="layout" svg:width="0.019cm" svg:height="0.019cm" svg:x="10.705cm" svg:y="7.8cm" svg:viewBox="0 0 20 20" svg:d="M10 20c14 0 14-20 0-20-13 0-13 20 0 20z">
          <text:p/>
        </draw:path>
        <draw:path draw:style-name="gr1" draw:text-style-name="P1" draw:layer="layout" svg:width="0.019cm" svg:height="0.019cm" svg:x="11.205cm" svg:y="7.8cm" svg:viewBox="0 0 20 20" svg:d="M10 20c14 0 14-20 0-20-13 0-13 20 0 20z">
          <text:p/>
        </draw:path>
        <draw:path draw:style-name="gr1" draw:text-style-name="P1" draw:layer="layout" svg:width="0.019cm" svg:height="0.019cm" svg:x="11.705cm" svg:y="7.8cm" svg:viewBox="0 0 20 20" svg:d="M10 20c14 0 14-20 0-20-13 0-13 20 0 20z">
          <text:p/>
        </draw:path>
        <draw:path draw:style-name="gr1" draw:text-style-name="P1" draw:layer="layout" svg:width="0.019cm" svg:height="0.019cm" svg:x="12.205cm" svg:y="7.8cm" svg:viewBox="0 0 20 20" svg:d="M10 20c14 0 14-20 0-20-13 0-13 20 0 20z">
          <text:p/>
        </draw:path>
        <draw:path draw:style-name="gr1" draw:text-style-name="P1" draw:layer="layout" svg:width="0.019cm" svg:height="0.019cm" svg:x="12.705cm" svg:y="7.8cm" svg:viewBox="0 0 20 20" svg:d="M10 20c14 0 14-20 0-20-13 0-13 20 0 20z">
          <text:p/>
        </draw:path>
        <draw:path draw:style-name="gr1" draw:text-style-name="P1" draw:layer="layout" svg:width="0.019cm" svg:height="0.019cm" svg:x="13.205cm" svg:y="7.8cm" svg:viewBox="0 0 20 20" svg:d="M10 20c14 0 14-20 0-20-13 0-13 20 0 20z">
          <text:p/>
        </draw:path>
        <draw:path draw:style-name="gr1" draw:text-style-name="P1" draw:layer="layout" svg:width="0.019cm" svg:height="0.019cm" svg:x="13.705cm" svg:y="7.8cm" svg:viewBox="0 0 20 20" svg:d="M10 20c14 0 14-20 0-20-13 0-13 20 0 20z">
          <text:p/>
        </draw:path>
        <draw:path draw:style-name="gr1" draw:text-style-name="P1" draw:layer="layout" svg:width="0.019cm" svg:height="0.019cm" svg:x="14.205cm" svg:y="7.8cm" svg:viewBox="0 0 20 20" svg:d="M10 20c14 0 14-20 0-20-13 0-13 20 0 20z">
          <text:p/>
        </draw:path>
        <draw:path draw:style-name="gr1" draw:text-style-name="P1" draw:layer="layout" svg:width="0.019cm" svg:height="0.019cm" svg:x="14.705cm" svg:y="7.8cm" svg:viewBox="0 0 20 20" svg:d="M10 20c14 0 14-20 0-20-13 0-13 20 0 20z">
          <text:p/>
        </draw:path>
        <draw:path draw:style-name="gr1" draw:text-style-name="P1" draw:layer="layout" svg:width="0.019cm" svg:height="0.019cm" svg:x="15.205cm" svg:y="7.8cm" svg:viewBox="0 0 20 20" svg:d="M10 20c14 0 14-20 0-20-13 0-13 20 0 20z">
          <text:p/>
        </draw:path>
        <draw:path draw:style-name="gr1" draw:text-style-name="P1" draw:layer="layout" svg:width="0.019cm" svg:height="0.019cm" svg:x="15.705cm" svg:y="7.8cm" svg:viewBox="0 0 20 20" svg:d="M10 20c14 0 14-20 0-20-13 0-13 20 0 20z">
          <text:p/>
        </draw:path>
        <draw:path draw:style-name="gr1" draw:text-style-name="P1" draw:layer="layout" svg:width="0.019cm" svg:height="0.019cm" svg:x="16.205cm" svg:y="7.8cm" svg:viewBox="0 0 20 20" svg:d="M10 20c14 0 14-20 0-20-13 0-13 20 0 20z">
          <text:p/>
        </draw:path>
        <draw:path draw:style-name="gr1" draw:text-style-name="P1" draw:layer="layout" svg:width="0.019cm" svg:height="0.019cm" svg:x="0.701cm" svg:y="8.3cm" svg:viewBox="0 0 20 20" svg:d="M10 20c14 0 14-20 0-20-13 0-13 20 0 20z">
          <text:p/>
        </draw:path>
        <draw:path draw:style-name="gr1" draw:text-style-name="P1" draw:layer="layout" svg:width="0.019cm" svg:height="0.019cm" svg:x="1.201cm" svg:y="8.3cm" svg:viewBox="0 0 20 20" svg:d="M10 20c14 0 14-20 0-20-13 0-13 20 0 20z">
          <text:p/>
        </draw:path>
        <draw:path draw:style-name="gr1" draw:text-style-name="P1" draw:layer="layout" svg:width="0.019cm" svg:height="0.019cm" svg:x="1.701cm" svg:y="8.3cm" svg:viewBox="0 0 20 20" svg:d="M10 20c14 0 14-20 0-20-13 0-13 20 0 20z">
          <text:p/>
        </draw:path>
        <draw:path draw:style-name="gr1" draw:text-style-name="P1" draw:layer="layout" svg:width="0.019cm" svg:height="0.019cm" svg:x="2.201cm" svg:y="8.3cm" svg:viewBox="0 0 20 20" svg:d="M10 20c14 0 14-20 0-20-13 0-13 20 0 20z">
          <text:p/>
        </draw:path>
        <draw:path draw:style-name="gr1" draw:text-style-name="P1" draw:layer="layout" svg:width="0.019cm" svg:height="0.019cm" svg:x="2.701cm" svg:y="8.3cm" svg:viewBox="0 0 20 20" svg:d="M10 20c14 0 14-20 0-20-13 0-13 20 0 20z">
          <text:p/>
        </draw:path>
        <draw:path draw:style-name="gr1" draw:text-style-name="P1" draw:layer="layout" svg:width="0.019cm" svg:height="0.019cm" svg:x="3.201cm" svg:y="8.3cm" svg:viewBox="0 0 20 20" svg:d="M10 20c14 0 14-20 0-20-13 0-13 20 0 20z">
          <text:p/>
        </draw:path>
        <draw:path draw:style-name="gr1" draw:text-style-name="P1" draw:layer="layout" svg:width="0.019cm" svg:height="0.019cm" svg:x="3.701cm" svg:y="8.3cm" svg:viewBox="0 0 20 20" svg:d="M10 20c14 0 14-20 0-20-13 0-13 20 0 20z">
          <text:p/>
        </draw:path>
        <draw:path draw:style-name="gr1" draw:text-style-name="P1" draw:layer="layout" svg:width="0.019cm" svg:height="0.019cm" svg:x="4.201cm" svg:y="8.3cm" svg:viewBox="0 0 20 20" svg:d="M10 20c14 0 14-20 0-20-13 0-13 20 0 20z">
          <text:p/>
        </draw:path>
        <draw:path draw:style-name="gr1" draw:text-style-name="P1" draw:layer="layout" svg:width="0.019cm" svg:height="0.019cm" svg:x="4.701cm" svg:y="8.3cm" svg:viewBox="0 0 20 20" svg:d="M10 20c14 0 14-20 0-20-13 0-13 20 0 20z">
          <text:p/>
        </draw:path>
        <draw:path draw:style-name="gr1" draw:text-style-name="P1" draw:layer="layout" svg:width="0.019cm" svg:height="0.019cm" svg:x="5.201cm" svg:y="8.3cm" svg:viewBox="0 0 20 20" svg:d="M10 20c14 0 14-20 0-20-13 0-13 20 0 20z">
          <text:p/>
        </draw:path>
        <draw:path draw:style-name="gr1" draw:text-style-name="P1" draw:layer="layout" svg:width="0.019cm" svg:height="0.019cm" svg:x="5.701cm" svg:y="8.3cm" svg:viewBox="0 0 20 20" svg:d="M10 20c14 0 14-20 0-20-13 0-13 20 0 20z">
          <text:p/>
        </draw:path>
        <draw:path draw:style-name="gr1" draw:text-style-name="P1" draw:layer="layout" svg:width="0.019cm" svg:height="0.019cm" svg:x="6.201cm" svg:y="8.3cm" svg:viewBox="0 0 20 20" svg:d="M10 20c14 0 14-20 0-20-13 0-13 20 0 20z">
          <text:p/>
        </draw:path>
        <draw:path draw:style-name="gr1" draw:text-style-name="P1" draw:layer="layout" svg:width="0.019cm" svg:height="0.019cm" svg:x="6.701cm" svg:y="8.3cm" svg:viewBox="0 0 20 20" svg:d="M10 20c14 0 14-20 0-20-13 0-13 20 0 20z">
          <text:p/>
        </draw:path>
        <draw:path draw:style-name="gr1" draw:text-style-name="P1" draw:layer="layout" svg:width="0.019cm" svg:height="0.019cm" svg:x="7.201cm" svg:y="8.3cm" svg:viewBox="0 0 20 20" svg:d="M10 20c14 0 14-20 0-20-13 0-13 20 0 20z">
          <text:p/>
        </draw:path>
        <draw:path draw:style-name="gr1" draw:text-style-name="P1" draw:layer="layout" svg:width="0.019cm" svg:height="0.019cm" svg:x="7.701cm" svg:y="8.3cm" svg:viewBox="0 0 20 20" svg:d="M10 20c14 0 14-20 0-20-13 0-13 20 0 20z">
          <text:p/>
        </draw:path>
        <draw:path draw:style-name="gr1" draw:text-style-name="P1" draw:layer="layout" svg:width="0.019cm" svg:height="0.019cm" svg:x="8.201cm" svg:y="8.3cm" svg:viewBox="0 0 20 20" svg:d="M10 20c14 0 14-20 0-20-13 0-13 20 0 20z">
          <text:p/>
        </draw:path>
        <draw:path draw:style-name="gr1" draw:text-style-name="P1" draw:layer="layout" svg:width="0.019cm" svg:height="0.019cm" svg:x="8.702cm" svg:y="8.3cm" svg:viewBox="0 0 20 20" svg:d="M10 20c14 0 14-20 0-20-13 0-13 20 0 20z">
          <text:p/>
        </draw:path>
        <draw:path draw:style-name="gr1" draw:text-style-name="P1" draw:layer="layout" svg:width="0.019cm" svg:height="0.019cm" svg:x="9.202cm" svg:y="8.3cm" svg:viewBox="0 0 20 20" svg:d="M10 20c14 0 14-20 0-20-13 0-13 20 0 20z">
          <text:p/>
        </draw:path>
        <draw:path draw:style-name="gr1" draw:text-style-name="P1" draw:layer="layout" svg:width="0.019cm" svg:height="0.019cm" svg:x="9.702cm" svg:y="8.3cm" svg:viewBox="0 0 20 20" svg:d="M10 20c14 0 14-20 0-20-13 0-13 20 0 20z">
          <text:p/>
        </draw:path>
        <draw:path draw:style-name="gr1" draw:text-style-name="P1" draw:layer="layout" svg:width="0.019cm" svg:height="0.019cm" svg:x="10.202cm" svg:y="8.3cm" svg:viewBox="0 0 20 20" svg:d="M10 20c14 0 14-20 0-20-13 0-13 20 0 20z">
          <text:p/>
        </draw:path>
        <draw:path draw:style-name="gr1" draw:text-style-name="P1" draw:layer="layout" svg:width="0.019cm" svg:height="0.019cm" svg:x="10.702cm" svg:y="8.3cm" svg:viewBox="0 0 20 20" svg:d="M10 20c14 0 14-20 0-20-13 0-13 20 0 20z">
          <text:p/>
        </draw:path>
        <draw:path draw:style-name="gr1" draw:text-style-name="P1" draw:layer="layout" svg:width="0.019cm" svg:height="0.019cm" svg:x="11.202cm" svg:y="8.3cm" svg:viewBox="0 0 20 20" svg:d="M10 20c14 0 14-20 0-20-13 0-13 20 0 20z">
          <text:p/>
        </draw:path>
        <draw:path draw:style-name="gr1" draw:text-style-name="P1" draw:layer="layout" svg:width="0.019cm" svg:height="0.019cm" svg:x="11.702cm" svg:y="8.3cm" svg:viewBox="0 0 20 20" svg:d="M10 20c14 0 14-20 0-20-13 0-13 20 0 20z">
          <text:p/>
        </draw:path>
        <draw:path draw:style-name="gr1" draw:text-style-name="P1" draw:layer="layout" svg:width="0.019cm" svg:height="0.019cm" svg:x="12.202cm" svg:y="8.3cm" svg:viewBox="0 0 20 20" svg:d="M10 20c14 0 14-20 0-20-13 0-13 20 0 20z">
          <text:p/>
        </draw:path>
        <draw:path draw:style-name="gr1" draw:text-style-name="P1" draw:layer="layout" svg:width="0.019cm" svg:height="0.019cm" svg:x="12.702cm" svg:y="8.3cm" svg:viewBox="0 0 20 20" svg:d="M10 20c14 0 14-20 0-20-13 0-13 20 0 20z">
          <text:p/>
        </draw:path>
        <draw:path draw:style-name="gr1" draw:text-style-name="P1" draw:layer="layout" svg:width="0.019cm" svg:height="0.019cm" svg:x="13.202cm" svg:y="8.3cm" svg:viewBox="0 0 20 20" svg:d="M10 20c14 0 14-20 0-20-13 0-13 20 0 20z">
          <text:p/>
        </draw:path>
        <draw:path draw:style-name="gr1" draw:text-style-name="P1" draw:layer="layout" svg:width="0.019cm" svg:height="0.019cm" svg:x="13.702cm" svg:y="8.3cm" svg:viewBox="0 0 20 20" svg:d="M10 20c14 0 14-20 0-20-13 0-13 20 0 20z">
          <text:p/>
        </draw:path>
        <draw:path draw:style-name="gr1" draw:text-style-name="P1" draw:layer="layout" svg:width="0.019cm" svg:height="0.019cm" svg:x="14.202cm" svg:y="8.3cm" svg:viewBox="0 0 20 20" svg:d="M10 20c14 0 14-20 0-20-13 0-13 20 0 20z">
          <text:p/>
        </draw:path>
        <draw:path draw:style-name="gr1" draw:text-style-name="P1" draw:layer="layout" svg:width="0.019cm" svg:height="0.019cm" svg:x="14.702cm" svg:y="8.3cm" svg:viewBox="0 0 20 20" svg:d="M10 20c14 0 14-20 0-20-13 0-13 20 0 20z">
          <text:p/>
        </draw:path>
        <draw:path draw:style-name="gr1" draw:text-style-name="P1" draw:layer="layout" svg:width="0.019cm" svg:height="0.019cm" svg:x="15.202cm" svg:y="8.3cm" svg:viewBox="0 0 20 20" svg:d="M10 20c14 0 14-20 0-20-13 0-13 20 0 20z">
          <text:p/>
        </draw:path>
        <draw:path draw:style-name="gr1" draw:text-style-name="P1" draw:layer="layout" svg:width="0.019cm" svg:height="0.019cm" svg:x="15.702cm" svg:y="8.3cm" svg:viewBox="0 0 20 20" svg:d="M10 20c14 0 14-20 0-20-13 0-13 20 0 20z">
          <text:p/>
        </draw:path>
        <draw:path draw:style-name="gr1" draw:text-style-name="P1" draw:layer="layout" svg:width="0.019cm" svg:height="0.019cm" svg:x="16.202cm" svg:y="8.3cm" svg:viewBox="0 0 20 20" svg:d="M10 20c14 0 14-20 0-20-13 0-13 20 0 20z">
          <text:p/>
        </draw:path>
        <draw:path draw:style-name="gr1" draw:text-style-name="P1" draw:layer="layout" svg:width="0.019cm" svg:height="0.019cm" svg:x="16.701cm" svg:y="8.3cm" svg:viewBox="0 0 20 20" svg:d="M10 20c14 0 14-20 0-20-13 0-13 20 0 20z">
          <text:p/>
        </draw:path>
        <draw:path draw:style-name="gr1" draw:text-style-name="P1" draw:layer="layout" svg:width="0.019cm" svg:height="0.019cm" svg:x="17.201cm" svg:y="8.3cm" svg:viewBox="0 0 20 20" svg:d="M10 20c14 0 14-20 0-20-13 0-13 20 0 20z">
          <text:p/>
        </draw:path>
        <draw:path draw:style-name="gr1" draw:text-style-name="P1" draw:layer="layout" svg:width="0.019cm" svg:height="0.019cm" svg:x="17.701cm" svg:y="8.3cm" svg:viewBox="0 0 20 20" svg:d="M10 20c14 0 14-20 0-20-13 0-13 20 0 20z">
          <text:p/>
        </draw:path>
        <draw:path draw:style-name="gr1" draw:text-style-name="P1" draw:layer="layout" svg:width="0.019cm" svg:height="0.019cm" svg:x="18.201cm" svg:y="8.3cm" svg:viewBox="0 0 20 20" svg:d="M10 20c14 0 14-20 0-20-13 0-13 20 0 20z">
          <text:p/>
        </draw:path>
        <draw:path draw:style-name="gr1" draw:text-style-name="P1" draw:layer="layout" svg:width="0.019cm" svg:height="0.019cm" svg:x="18.701cm" svg:y="8.3cm" svg:viewBox="0 0 20 20" svg:d="M10 20c14 0 14-20 0-20-13 0-13 20 0 20z">
          <text:p/>
        </draw:path>
        <draw:path draw:style-name="gr1" draw:text-style-name="P1" draw:layer="layout" svg:width="0.019cm" svg:height="0.019cm" svg:x="19.201cm" svg:y="8.3cm" svg:viewBox="0 0 20 20" svg:d="M10 20c14 0 14-20 0-20-13 0-13 20 0 20z">
          <text:p/>
        </draw:path>
        <draw:path draw:style-name="gr1" draw:text-style-name="P1" draw:layer="layout" svg:width="0.019cm" svg:height="0.019cm" svg:x="19.701cm" svg:y="8.3cm" svg:viewBox="0 0 20 20" svg:d="M10 20c14 0 14-20 0-20-13 0-13 20 0 20z">
          <text:p/>
        </draw:path>
        <draw:path draw:style-name="gr1" draw:text-style-name="P1" draw:layer="layout" svg:width="0.019cm" svg:height="0.019cm" svg:x="20.201cm" svg:y="8.3cm" svg:viewBox="0 0 20 20" svg:d="M10 20c14 0 14-20 0-20-13 0-13 20 0 20z">
          <text:p/>
        </draw:path>
        <draw:path draw:style-name="gr1" draw:text-style-name="P1" draw:layer="layout" svg:width="0.019cm" svg:height="0.019cm" svg:x="20.701cm" svg:y="8.3cm" svg:viewBox="0 0 20 20" svg:d="M10 20c14 0 14-20 0-20-13 0-13 20 0 20z">
          <text:p/>
        </draw:path>
        <draw:path draw:style-name="gr1" draw:text-style-name="P1" draw:layer="layout" svg:width="0.019cm" svg:height="0.019cm" svg:x="21.201cm" svg:y="8.3cm" svg:viewBox="0 0 20 20" svg:d="M10 20c14 0 14-20 0-20-13 0-13 20 0 20z">
          <text:p/>
        </draw:path>
        <draw:path draw:style-name="gr1" draw:text-style-name="P1" draw:layer="layout" svg:width="0.019cm" svg:height="0.019cm" svg:x="21.701cm" svg:y="8.3cm" svg:viewBox="0 0 20 20" svg:d="M10 20c14 0 14-20 0-20-13 0-13 20 0 20z">
          <text:p/>
        </draw:path>
        <draw:path draw:style-name="gr1" draw:text-style-name="P1" draw:layer="layout" svg:width="0.019cm" svg:height="0.019cm" svg:x="22.201cm" svg:y="8.3cm" svg:viewBox="0 0 20 20" svg:d="M10 20c14 0 14-20 0-20-13 0-13 20 0 20z">
          <text:p/>
        </draw:path>
        <draw:path draw:style-name="gr1" draw:text-style-name="P1" draw:layer="layout" svg:width="0.019cm" svg:height="0.019cm" svg:x="22.701cm" svg:y="8.3cm" svg:viewBox="0 0 20 20" svg:d="M10 20c14 0 14-20 0-20-13 0-13 20 0 20z">
          <text:p/>
        </draw:path>
        <draw:path draw:style-name="gr1" draw:text-style-name="P1" draw:layer="layout" svg:width="0.019cm" svg:height="0.019cm" svg:x="23.201cm" svg:y="8.3cm" svg:viewBox="0 0 20 20" svg:d="M10 20c14 0 14-20 0-20-13 0-13 20 0 20z">
          <text:p/>
        </draw:path>
        <draw:path draw:style-name="gr1" draw:text-style-name="P1" draw:layer="layout" svg:width="0.019cm" svg:height="0.019cm" svg:x="23.701cm" svg:y="8.3cm" svg:viewBox="0 0 20 20" svg:d="M10 20c14 0 14-20 0-20-13 0-13 20 0 20z">
          <text:p/>
        </draw:path>
        <draw:path draw:style-name="gr1" draw:text-style-name="P1" draw:layer="layout" svg:width="0.019cm" svg:height="0.019cm" svg:x="24.201cm" svg:y="8.3cm" svg:viewBox="0 0 20 20" svg:d="M10 20c14 0 14-20 0-20-13 0-13 20 0 20z">
          <text:p/>
        </draw:path>
        <draw:path draw:style-name="gr1" draw:text-style-name="P1" draw:layer="layout" svg:width="0.019cm" svg:height="0.019cm" svg:x="24.702cm" svg:y="8.3cm" svg:viewBox="0 0 20 20" svg:d="M10 20c14 0 14-20 0-20-13 0-13 20 0 20z">
          <text:p/>
        </draw:path>
        <draw:path draw:style-name="gr1" draw:text-style-name="P1" draw:layer="layout" svg:width="0.019cm" svg:height="0.019cm" svg:x="25.202cm" svg:y="8.3cm" svg:viewBox="0 0 20 20" svg:d="M10 20c14 0 14-20 0-20-13 0-13 20 0 20z">
          <text:p/>
        </draw:path>
        <draw:path draw:style-name="gr1" draw:text-style-name="P1" draw:layer="layout" svg:width="0.019cm" svg:height="0.019cm" svg:x="25.702cm" svg:y="8.3cm" svg:viewBox="0 0 20 20" svg:d="M10 20c14 0 14-20 0-20-13 0-13 20 0 20z">
          <text:p/>
        </draw:path>
        <draw:path draw:style-name="gr1" draw:text-style-name="P1" draw:layer="layout" svg:width="0.019cm" svg:height="0.019cm" svg:x="26.202cm" svg:y="8.3cm" svg:viewBox="0 0 20 20" svg:d="M10 20c14 0 14-20 0-20-13 0-13 20 0 20z">
          <text:p/>
        </draw:path>
        <draw:path draw:style-name="gr1" draw:text-style-name="P1" draw:layer="layout" svg:width="0.019cm" svg:height="0.019cm" svg:x="26.702cm" svg:y="8.3cm" svg:viewBox="0 0 20 20" svg:d="M10 20c14 0 14-20 0-20-13 0-13 20 0 20z">
          <text:p/>
        </draw:path>
        <draw:path draw:style-name="gr1" draw:text-style-name="P1" draw:layer="layout" svg:width="0.019cm" svg:height="0.019cm" svg:x="27.202cm" svg:y="8.3cm" svg:viewBox="0 0 20 20" svg:d="M10 20c14 0 14-20 0-20-13 0-13 20 0 20z">
          <text:p/>
        </draw:path>
        <draw:path draw:style-name="gr1" draw:text-style-name="P1" draw:layer="layout" svg:width="0.019cm" svg:height="0.019cm" svg:x="0.701cm" svg:y="8.3cm" svg:viewBox="0 0 20 20" svg:d="M10 20c14 0 14-20 0-20-13 0-13 20 0 20z">
          <text:p/>
        </draw:path>
        <draw:path draw:style-name="gr1" draw:text-style-name="P1" draw:layer="layout" svg:width="0.019cm" svg:height="0.019cm" svg:x="1.201cm" svg:y="8.3cm" svg:viewBox="0 0 20 20" svg:d="M10 20c14 0 14-20 0-20-13 0-13 20 0 20z">
          <text:p/>
        </draw:path>
        <draw:path draw:style-name="gr1" draw:text-style-name="P1" draw:layer="layout" svg:width="0.019cm" svg:height="0.019cm" svg:x="1.701cm" svg:y="8.3cm" svg:viewBox="0 0 20 20" svg:d="M10 20c14 0 14-20 0-20-13 0-13 20 0 20z">
          <text:p/>
        </draw:path>
        <draw:path draw:style-name="gr1" draw:text-style-name="P1" draw:layer="layout" svg:width="0.019cm" svg:height="0.019cm" svg:x="2.201cm" svg:y="8.3cm" svg:viewBox="0 0 20 20" svg:d="M10 20c14 0 14-20 0-20-13 0-13 20 0 20z">
          <text:p/>
        </draw:path>
        <draw:path draw:style-name="gr1" draw:text-style-name="P1" draw:layer="layout" svg:width="0.019cm" svg:height="0.019cm" svg:x="2.701cm" svg:y="8.3cm" svg:viewBox="0 0 20 20" svg:d="M10 20c14 0 14-20 0-20-13 0-13 20 0 20z">
          <text:p/>
        </draw:path>
        <draw:path draw:style-name="gr1" draw:text-style-name="P1" draw:layer="layout" svg:width="0.019cm" svg:height="0.019cm" svg:x="3.201cm" svg:y="8.3cm" svg:viewBox="0 0 20 20" svg:d="M10 20c14 0 14-20 0-20-13 0-13 20 0 20z">
          <text:p/>
        </draw:path>
        <draw:path draw:style-name="gr1" draw:text-style-name="P1" draw:layer="layout" svg:width="0.019cm" svg:height="0.019cm" svg:x="3.701cm" svg:y="8.3cm" svg:viewBox="0 0 20 20" svg:d="M10 20c14 0 14-20 0-20-13 0-13 20 0 20z">
          <text:p/>
        </draw:path>
        <draw:path draw:style-name="gr1" draw:text-style-name="P1" draw:layer="layout" svg:width="0.019cm" svg:height="0.019cm" svg:x="4.201cm" svg:y="8.3cm" svg:viewBox="0 0 20 20" svg:d="M10 20c14 0 14-20 0-20-13 0-13 20 0 20z">
          <text:p/>
        </draw:path>
        <draw:path draw:style-name="gr1" draw:text-style-name="P1" draw:layer="layout" svg:width="0.019cm" svg:height="0.019cm" svg:x="4.701cm" svg:y="8.3cm" svg:viewBox="0 0 20 20" svg:d="M10 20c14 0 14-20 0-20-13 0-13 20 0 20z">
          <text:p/>
        </draw:path>
        <draw:path draw:style-name="gr1" draw:text-style-name="P1" draw:layer="layout" svg:width="0.019cm" svg:height="0.019cm" svg:x="5.201cm" svg:y="8.3cm" svg:viewBox="0 0 20 20" svg:d="M10 20c14 0 14-20 0-20-13 0-13 20 0 20z">
          <text:p/>
        </draw:path>
        <draw:path draw:style-name="gr1" draw:text-style-name="P1" draw:layer="layout" svg:width="0.019cm" svg:height="0.019cm" svg:x="5.701cm" svg:y="8.3cm" svg:viewBox="0 0 20 20" svg:d="M10 20c14 0 14-20 0-20-13 0-13 20 0 20z">
          <text:p/>
        </draw:path>
        <draw:path draw:style-name="gr1" draw:text-style-name="P1" draw:layer="layout" svg:width="0.019cm" svg:height="0.019cm" svg:x="6.201cm" svg:y="8.3cm" svg:viewBox="0 0 20 20" svg:d="M10 20c14 0 14-20 0-20-13 0-13 20 0 20z">
          <text:p/>
        </draw:path>
        <draw:path draw:style-name="gr1" draw:text-style-name="P1" draw:layer="layout" svg:width="0.019cm" svg:height="0.019cm" svg:x="6.701cm" svg:y="8.3cm" svg:viewBox="0 0 20 20" svg:d="M10 20c14 0 14-20 0-20-13 0-13 20 0 20z">
          <text:p/>
        </draw:path>
        <draw:path draw:style-name="gr1" draw:text-style-name="P1" draw:layer="layout" svg:width="0.019cm" svg:height="0.019cm" svg:x="7.201cm" svg:y="8.3cm" svg:viewBox="0 0 20 20" svg:d="M10 20c14 0 14-20 0-20-13 0-13 20 0 20z">
          <text:p/>
        </draw:path>
        <draw:path draw:style-name="gr1" draw:text-style-name="P1" draw:layer="layout" svg:width="0.019cm" svg:height="0.019cm" svg:x="7.701cm" svg:y="8.3cm" svg:viewBox="0 0 20 20" svg:d="M10 20c14 0 14-20 0-20-13 0-13 20 0 20z">
          <text:p/>
        </draw:path>
        <draw:path draw:style-name="gr1" draw:text-style-name="P1" draw:layer="layout" svg:width="0.019cm" svg:height="0.019cm" svg:x="8.201cm" svg:y="8.3cm" svg:viewBox="0 0 20 20" svg:d="M10 20c14 0 14-20 0-20-13 0-13 20 0 20z">
          <text:p/>
        </draw:path>
        <draw:path draw:style-name="gr1" draw:text-style-name="P1" draw:layer="layout" svg:width="0.019cm" svg:height="0.019cm" svg:x="8.702cm" svg:y="8.3cm" svg:viewBox="0 0 20 20" svg:d="M10 20c14 0 14-20 0-20-13 0-13 20 0 20z">
          <text:p/>
        </draw:path>
        <draw:path draw:style-name="gr1" draw:text-style-name="P1" draw:layer="layout" svg:width="0.019cm" svg:height="0.019cm" svg:x="9.202cm" svg:y="8.3cm" svg:viewBox="0 0 20 20" svg:d="M10 20c14 0 14-20 0-20-13 0-13 20 0 20z">
          <text:p/>
        </draw:path>
        <draw:path draw:style-name="gr1" draw:text-style-name="P1" draw:layer="layout" svg:width="0.019cm" svg:height="0.019cm" svg:x="9.702cm" svg:y="8.3cm" svg:viewBox="0 0 20 20" svg:d="M10 20c14 0 14-20 0-20-13 0-13 20 0 20z">
          <text:p/>
        </draw:path>
        <draw:path draw:style-name="gr1" draw:text-style-name="P1" draw:layer="layout" svg:width="0.019cm" svg:height="0.019cm" svg:x="10.202cm" svg:y="8.3cm" svg:viewBox="0 0 20 20" svg:d="M10 20c14 0 14-20 0-20-13 0-13 20 0 20z">
          <text:p/>
        </draw:path>
        <draw:path draw:style-name="gr1" draw:text-style-name="P1" draw:layer="layout" svg:width="0.019cm" svg:height="0.019cm" svg:x="10.702cm" svg:y="8.3cm" svg:viewBox="0 0 20 20" svg:d="M10 20c14 0 14-20 0-20-13 0-13 20 0 20z">
          <text:p/>
        </draw:path>
        <draw:path draw:style-name="gr1" draw:text-style-name="P1" draw:layer="layout" svg:width="0.019cm" svg:height="0.019cm" svg:x="11.202cm" svg:y="8.3cm" svg:viewBox="0 0 20 20" svg:d="M10 20c14 0 14-20 0-20-13 0-13 20 0 20z">
          <text:p/>
        </draw:path>
        <draw:path draw:style-name="gr1" draw:text-style-name="P1" draw:layer="layout" svg:width="0.019cm" svg:height="0.019cm" svg:x="11.702cm" svg:y="8.3cm" svg:viewBox="0 0 20 20" svg:d="M10 20c14 0 14-20 0-20-13 0-13 20 0 20z">
          <text:p/>
        </draw:path>
        <draw:path draw:style-name="gr1" draw:text-style-name="P1" draw:layer="layout" svg:width="0.019cm" svg:height="0.019cm" svg:x="12.202cm" svg:y="8.3cm" svg:viewBox="0 0 20 20" svg:d="M10 20c14 0 14-20 0-20-13 0-13 20 0 20z">
          <text:p/>
        </draw:path>
        <draw:path draw:style-name="gr1" draw:text-style-name="P1" draw:layer="layout" svg:width="0.019cm" svg:height="0.019cm" svg:x="12.702cm" svg:y="8.3cm" svg:viewBox="0 0 20 20" svg:d="M10 20c14 0 14-20 0-20-13 0-13 20 0 20z">
          <text:p/>
        </draw:path>
        <draw:path draw:style-name="gr1" draw:text-style-name="P1" draw:layer="layout" svg:width="0.019cm" svg:height="0.019cm" svg:x="13.202cm" svg:y="8.3cm" svg:viewBox="0 0 20 20" svg:d="M10 20c14 0 14-20 0-20-13 0-13 20 0 20z">
          <text:p/>
        </draw:path>
        <draw:path draw:style-name="gr1" draw:text-style-name="P1" draw:layer="layout" svg:width="0.019cm" svg:height="0.019cm" svg:x="13.702cm" svg:y="8.3cm" svg:viewBox="0 0 20 20" svg:d="M10 20c14 0 14-20 0-20-13 0-13 20 0 20z">
          <text:p/>
        </draw:path>
        <draw:path draw:style-name="gr1" draw:text-style-name="P1" draw:layer="layout" svg:width="0.019cm" svg:height="0.019cm" svg:x="14.202cm" svg:y="8.3cm" svg:viewBox="0 0 20 20" svg:d="M10 20c14 0 14-20 0-20-13 0-13 20 0 20z">
          <text:p/>
        </draw:path>
        <draw:path draw:style-name="gr1" draw:text-style-name="P1" draw:layer="layout" svg:width="0.019cm" svg:height="0.019cm" svg:x="14.702cm" svg:y="8.3cm" svg:viewBox="0 0 20 20" svg:d="M10 20c14 0 14-20 0-20-13 0-13 20 0 20z">
          <text:p/>
        </draw:path>
        <draw:path draw:style-name="gr1" draw:text-style-name="P1" draw:layer="layout" svg:width="0.019cm" svg:height="0.019cm" svg:x="15.202cm" svg:y="8.3cm" svg:viewBox="0 0 20 20" svg:d="M10 20c14 0 14-20 0-20-13 0-13 20 0 20z">
          <text:p/>
        </draw:path>
        <draw:path draw:style-name="gr1" draw:text-style-name="P1" draw:layer="layout" svg:width="0.019cm" svg:height="0.019cm" svg:x="15.702cm" svg:y="8.3cm" svg:viewBox="0 0 20 20" svg:d="M10 20c14 0 14-20 0-20-13 0-13 20 0 20z">
          <text:p/>
        </draw:path>
        <draw:path draw:style-name="gr1" draw:text-style-name="P1" draw:layer="layout" svg:width="0.019cm" svg:height="0.019cm" svg:x="16.202cm" svg:y="8.3cm" svg:viewBox="0 0 20 20" svg:d="M10 20c14 0 14-20 0-20-13 0-13 20 0 20z">
          <text:p/>
        </draw:path>
        <draw:path draw:style-name="gr1" draw:text-style-name="P1" draw:layer="layout" svg:width="0.019cm" svg:height="0.019cm" svg:x="0.702cm" svg:y="8.8cm" svg:viewBox="0 0 20 20" svg:d="M10 20c14 0 14-20 0-20-13 0-13 20 0 20z">
          <text:p/>
        </draw:path>
        <draw:path draw:style-name="gr1" draw:text-style-name="P1" draw:layer="layout" svg:width="0.019cm" svg:height="0.019cm" svg:x="1.202cm" svg:y="8.8cm" svg:viewBox="0 0 20 20" svg:d="M10 20c14 0 14-20 0-20-13 0-13 20 0 20z">
          <text:p/>
        </draw:path>
        <draw:path draw:style-name="gr1" draw:text-style-name="P1" draw:layer="layout" svg:width="0.019cm" svg:height="0.019cm" svg:x="1.702cm" svg:y="8.8cm" svg:viewBox="0 0 20 20" svg:d="M10 20c14 0 14-20 0-20-13 0-13 20 0 20z">
          <text:p/>
        </draw:path>
        <draw:path draw:style-name="gr1" draw:text-style-name="P1" draw:layer="layout" svg:width="0.019cm" svg:height="0.019cm" svg:x="2.202cm" svg:y="8.8cm" svg:viewBox="0 0 20 20" svg:d="M10 20c14 0 14-20 0-20-13 0-13 20 0 20z">
          <text:p/>
        </draw:path>
        <draw:path draw:style-name="gr1" draw:text-style-name="P1" draw:layer="layout" svg:width="0.019cm" svg:height="0.019cm" svg:x="2.702cm" svg:y="8.8cm" svg:viewBox="0 0 20 20" svg:d="M10 20c14 0 14-20 0-20-13 0-13 20 0 20z">
          <text:p/>
        </draw:path>
        <draw:path draw:style-name="gr1" draw:text-style-name="P1" draw:layer="layout" svg:width="0.019cm" svg:height="0.019cm" svg:x="3.202cm" svg:y="8.8cm" svg:viewBox="0 0 20 20" svg:d="M10 20c14 0 14-20 0-20-13 0-13 20 0 20z">
          <text:p/>
        </draw:path>
        <draw:path draw:style-name="gr1" draw:text-style-name="P1" draw:layer="layout" svg:width="0.019cm" svg:height="0.019cm" svg:x="3.702cm" svg:y="8.8cm" svg:viewBox="0 0 20 20" svg:d="M10 20c14 0 14-20 0-20-13 0-13 20 0 20z">
          <text:p/>
        </draw:path>
        <draw:path draw:style-name="gr1" draw:text-style-name="P1" draw:layer="layout" svg:width="0.019cm" svg:height="0.019cm" svg:x="4.202cm" svg:y="8.8cm" svg:viewBox="0 0 20 20" svg:d="M10 20c14 0 14-20 0-20-13 0-13 20 0 20z">
          <text:p/>
        </draw:path>
        <draw:path draw:style-name="gr1" draw:text-style-name="P1" draw:layer="layout" svg:width="0.019cm" svg:height="0.019cm" svg:x="4.702cm" svg:y="8.8cm" svg:viewBox="0 0 20 20" svg:d="M10 20c14 0 14-20 0-20-13 0-13 20 0 20z">
          <text:p/>
        </draw:path>
        <draw:path draw:style-name="gr1" draw:text-style-name="P1" draw:layer="layout" svg:width="0.019cm" svg:height="0.019cm" svg:x="5.202cm" svg:y="8.8cm" svg:viewBox="0 0 20 20" svg:d="M10 20c14 0 14-20 0-20-13 0-13 20 0 20z">
          <text:p/>
        </draw:path>
        <draw:path draw:style-name="gr1" draw:text-style-name="P1" draw:layer="layout" svg:width="0.019cm" svg:height="0.019cm" svg:x="5.702cm" svg:y="8.8cm" svg:viewBox="0 0 20 20" svg:d="M10 20c14 0 14-20 0-20-13 0-13 20 0 20z">
          <text:p/>
        </draw:path>
        <draw:path draw:style-name="gr1" draw:text-style-name="P1" draw:layer="layout" svg:width="0.019cm" svg:height="0.019cm" svg:x="6.202cm" svg:y="8.8cm" svg:viewBox="0 0 20 20" svg:d="M10 20c14 0 14-20 0-20-13 0-13 20 0 20z">
          <text:p/>
        </draw:path>
        <draw:path draw:style-name="gr1" draw:text-style-name="P1" draw:layer="layout" svg:width="0.019cm" svg:height="0.019cm" svg:x="6.702cm" svg:y="8.8cm" svg:viewBox="0 0 20 20" svg:d="M10 20c14 0 14-20 0-20-13 0-13 20 0 20z">
          <text:p/>
        </draw:path>
        <draw:path draw:style-name="gr1" draw:text-style-name="P1" draw:layer="layout" svg:width="0.019cm" svg:height="0.019cm" svg:x="7.202cm" svg:y="8.8cm" svg:viewBox="0 0 20 20" svg:d="M10 20c14 0 14-20 0-20-13 0-13 20 0 20z">
          <text:p/>
        </draw:path>
        <draw:path draw:style-name="gr1" draw:text-style-name="P1" draw:layer="layout" svg:width="0.019cm" svg:height="0.019cm" svg:x="7.702cm" svg:y="8.8cm" svg:viewBox="0 0 20 20" svg:d="M10 20c14 0 14-20 0-20-13 0-13 20 0 20z">
          <text:p/>
        </draw:path>
        <draw:path draw:style-name="gr1" draw:text-style-name="P1" draw:layer="layout" svg:width="0.019cm" svg:height="0.019cm" svg:x="8.202cm" svg:y="8.8cm" svg:viewBox="0 0 20 20" svg:d="M10 20c14 0 14-20 0-20-13 0-13 20 0 20z">
          <text:p/>
        </draw:path>
        <draw:path draw:style-name="gr1" draw:text-style-name="P1" draw:layer="layout" svg:width="0.019cm" svg:height="0.019cm" svg:x="8.703cm" svg:y="8.8cm" svg:viewBox="0 0 20 20" svg:d="M10 20c14 0 14-20 0-20-13 0-13 20 0 20z">
          <text:p/>
        </draw:path>
        <draw:path draw:style-name="gr1" draw:text-style-name="P1" draw:layer="layout" svg:width="0.019cm" svg:height="0.019cm" svg:x="9.203cm" svg:y="8.8cm" svg:viewBox="0 0 20 20" svg:d="M10 20c14 0 14-20 0-20-13 0-13 20 0 20z">
          <text:p/>
        </draw:path>
        <draw:path draw:style-name="gr1" draw:text-style-name="P1" draw:layer="layout" svg:width="0.019cm" svg:height="0.019cm" svg:x="9.703cm" svg:y="8.8cm" svg:viewBox="0 0 20 20" svg:d="M10 20c14 0 14-20 0-20-13 0-13 20 0 20z">
          <text:p/>
        </draw:path>
        <draw:path draw:style-name="gr1" draw:text-style-name="P1" draw:layer="layout" svg:width="0.019cm" svg:height="0.019cm" svg:x="10.203cm" svg:y="8.8cm" svg:viewBox="0 0 20 20" svg:d="M10 20c14 0 14-20 0-20-13 0-13 20 0 20z">
          <text:p/>
        </draw:path>
        <draw:path draw:style-name="gr1" draw:text-style-name="P1" draw:layer="layout" svg:width="0.019cm" svg:height="0.019cm" svg:x="10.703cm" svg:y="8.8cm" svg:viewBox="0 0 20 20" svg:d="M10 20c14 0 14-20 0-20-13 0-13 20 0 20z">
          <text:p/>
        </draw:path>
        <draw:path draw:style-name="gr1" draw:text-style-name="P1" draw:layer="layout" svg:width="0.019cm" svg:height="0.019cm" svg:x="11.203cm" svg:y="8.8cm" svg:viewBox="0 0 20 20" svg:d="M10 20c14 0 14-20 0-20-13 0-13 20 0 20z">
          <text:p/>
        </draw:path>
        <draw:path draw:style-name="gr1" draw:text-style-name="P1" draw:layer="layout" svg:width="0.019cm" svg:height="0.019cm" svg:x="11.703cm" svg:y="8.8cm" svg:viewBox="0 0 20 20" svg:d="M10 20c14 0 14-20 0-20-13 0-13 20 0 20z">
          <text:p/>
        </draw:path>
        <draw:path draw:style-name="gr1" draw:text-style-name="P1" draw:layer="layout" svg:width="0.019cm" svg:height="0.019cm" svg:x="12.203cm" svg:y="8.8cm" svg:viewBox="0 0 20 20" svg:d="M10 20c14 0 14-20 0-20-13 0-13 20 0 20z">
          <text:p/>
        </draw:path>
        <draw:path draw:style-name="gr1" draw:text-style-name="P1" draw:layer="layout" svg:width="0.019cm" svg:height="0.019cm" svg:x="12.703cm" svg:y="8.8cm" svg:viewBox="0 0 20 20" svg:d="M10 20c14 0 14-20 0-20-13 0-13 20 0 20z">
          <text:p/>
        </draw:path>
        <draw:path draw:style-name="gr1" draw:text-style-name="P1" draw:layer="layout" svg:width="0.019cm" svg:height="0.019cm" svg:x="13.203cm" svg:y="8.8cm" svg:viewBox="0 0 20 20" svg:d="M10 20c14 0 14-20 0-20-13 0-13 20 0 20z">
          <text:p/>
        </draw:path>
        <draw:path draw:style-name="gr1" draw:text-style-name="P1" draw:layer="layout" svg:width="0.019cm" svg:height="0.019cm" svg:x="13.703cm" svg:y="8.8cm" svg:viewBox="0 0 20 20" svg:d="M10 20c14 0 14-20 0-20-13 0-13 20 0 20z">
          <text:p/>
        </draw:path>
        <draw:path draw:style-name="gr1" draw:text-style-name="P1" draw:layer="layout" svg:width="0.019cm" svg:height="0.019cm" svg:x="14.203cm" svg:y="8.8cm" svg:viewBox="0 0 20 20" svg:d="M10 20c14 0 14-20 0-20-13 0-13 20 0 20z">
          <text:p/>
        </draw:path>
        <draw:path draw:style-name="gr1" draw:text-style-name="P1" draw:layer="layout" svg:width="0.019cm" svg:height="0.019cm" svg:x="14.703cm" svg:y="8.8cm" svg:viewBox="0 0 20 20" svg:d="M10 20c14 0 14-20 0-20-13 0-13 20 0 20z">
          <text:p/>
        </draw:path>
        <draw:path draw:style-name="gr1" draw:text-style-name="P1" draw:layer="layout" svg:width="0.019cm" svg:height="0.019cm" svg:x="15.203cm" svg:y="8.8cm" svg:viewBox="0 0 20 20" svg:d="M10 20c14 0 14-20 0-20-13 0-13 20 0 20z">
          <text:p/>
        </draw:path>
        <draw:path draw:style-name="gr1" draw:text-style-name="P1" draw:layer="layout" svg:width="0.019cm" svg:height="0.019cm" svg:x="15.703cm" svg:y="8.8cm" svg:viewBox="0 0 20 20" svg:d="M10 20c14 0 14-20 0-20-13 0-13 20 0 20z">
          <text:p/>
        </draw:path>
        <draw:path draw:style-name="gr1" draw:text-style-name="P1" draw:layer="layout" svg:width="0.019cm" svg:height="0.019cm" svg:x="16.203cm" svg:y="8.8cm" svg:viewBox="0 0 20 20" svg:d="M10 20c14 0 14-20 0-20-13 0-13 20 0 20z">
          <text:p/>
        </draw:path>
        <draw:path draw:style-name="gr1" draw:text-style-name="P1" draw:layer="layout" svg:width="0.019cm" svg:height="0.019cm" svg:x="16.702cm" svg:y="8.8cm" svg:viewBox="0 0 20 20" svg:d="M10 20c14 0 14-20 0-20-13 0-13 20 0 20z">
          <text:p/>
        </draw:path>
        <draw:path draw:style-name="gr1" draw:text-style-name="P1" draw:layer="layout" svg:width="0.019cm" svg:height="0.019cm" svg:x="17.202cm" svg:y="8.8cm" svg:viewBox="0 0 20 20" svg:d="M10 20c14 0 14-20 0-20-13 0-13 20 0 20z">
          <text:p/>
        </draw:path>
        <draw:path draw:style-name="gr1" draw:text-style-name="P1" draw:layer="layout" svg:width="0.019cm" svg:height="0.019cm" svg:x="17.702cm" svg:y="8.8cm" svg:viewBox="0 0 20 20" svg:d="M10 20c14 0 14-20 0-20-13 0-13 20 0 20z">
          <text:p/>
        </draw:path>
        <draw:path draw:style-name="gr1" draw:text-style-name="P1" draw:layer="layout" svg:width="0.019cm" svg:height="0.019cm" svg:x="18.202cm" svg:y="8.8cm" svg:viewBox="0 0 20 20" svg:d="M10 20c14 0 14-20 0-20-13 0-13 20 0 20z">
          <text:p/>
        </draw:path>
        <draw:path draw:style-name="gr1" draw:text-style-name="P1" draw:layer="layout" svg:width="0.019cm" svg:height="0.019cm" svg:x="18.702cm" svg:y="8.8cm" svg:viewBox="0 0 20 20" svg:d="M10 20c14 0 14-20 0-20-13 0-13 20 0 20z">
          <text:p/>
        </draw:path>
        <draw:path draw:style-name="gr1" draw:text-style-name="P1" draw:layer="layout" svg:width="0.019cm" svg:height="0.019cm" svg:x="19.202cm" svg:y="8.8cm" svg:viewBox="0 0 20 20" svg:d="M10 20c14 0 14-20 0-20-13 0-13 20 0 20z">
          <text:p/>
        </draw:path>
        <draw:path draw:style-name="gr1" draw:text-style-name="P1" draw:layer="layout" svg:width="0.019cm" svg:height="0.019cm" svg:x="19.702cm" svg:y="8.8cm" svg:viewBox="0 0 20 20" svg:d="M10 20c14 0 14-20 0-20-13 0-13 20 0 20z">
          <text:p/>
        </draw:path>
        <draw:path draw:style-name="gr1" draw:text-style-name="P1" draw:layer="layout" svg:width="0.019cm" svg:height="0.019cm" svg:x="20.202cm" svg:y="8.8cm" svg:viewBox="0 0 20 20" svg:d="M10 20c14 0 14-20 0-20-13 0-13 20 0 20z">
          <text:p/>
        </draw:path>
        <draw:path draw:style-name="gr1" draw:text-style-name="P1" draw:layer="layout" svg:width="0.019cm" svg:height="0.019cm" svg:x="20.702cm" svg:y="8.8cm" svg:viewBox="0 0 20 20" svg:d="M10 20c14 0 14-20 0-20-13 0-13 20 0 20z">
          <text:p/>
        </draw:path>
        <draw:path draw:style-name="gr1" draw:text-style-name="P1" draw:layer="layout" svg:width="0.019cm" svg:height="0.019cm" svg:x="21.202cm" svg:y="8.8cm" svg:viewBox="0 0 20 20" svg:d="M10 20c14 0 14-20 0-20-13 0-13 20 0 20z">
          <text:p/>
        </draw:path>
        <draw:path draw:style-name="gr1" draw:text-style-name="P1" draw:layer="layout" svg:width="0.019cm" svg:height="0.019cm" svg:x="21.702cm" svg:y="8.8cm" svg:viewBox="0 0 20 20" svg:d="M10 20c14 0 14-20 0-20-13 0-13 20 0 20z">
          <text:p/>
        </draw:path>
        <draw:path draw:style-name="gr1" draw:text-style-name="P1" draw:layer="layout" svg:width="0.019cm" svg:height="0.019cm" svg:x="22.202cm" svg:y="8.8cm" svg:viewBox="0 0 20 20" svg:d="M10 20c14 0 14-20 0-20-13 0-13 20 0 20z">
          <text:p/>
        </draw:path>
        <draw:path draw:style-name="gr1" draw:text-style-name="P1" draw:layer="layout" svg:width="0.019cm" svg:height="0.019cm" svg:x="22.702cm" svg:y="8.8cm" svg:viewBox="0 0 20 20" svg:d="M10 20c14 0 14-20 0-20-13 0-13 20 0 20z">
          <text:p/>
        </draw:path>
        <draw:path draw:style-name="gr1" draw:text-style-name="P1" draw:layer="layout" svg:width="0.019cm" svg:height="0.019cm" svg:x="23.202cm" svg:y="8.8cm" svg:viewBox="0 0 20 20" svg:d="M10 20c14 0 14-20 0-20-13 0-13 20 0 20z">
          <text:p/>
        </draw:path>
        <draw:path draw:style-name="gr1" draw:text-style-name="P1" draw:layer="layout" svg:width="0.019cm" svg:height="0.019cm" svg:x="23.702cm" svg:y="8.8cm" svg:viewBox="0 0 20 20" svg:d="M10 20c14 0 14-20 0-20-13 0-13 20 0 20z">
          <text:p/>
        </draw:path>
        <draw:path draw:style-name="gr1" draw:text-style-name="P1" draw:layer="layout" svg:width="0.019cm" svg:height="0.019cm" svg:x="24.202cm" svg:y="8.8cm" svg:viewBox="0 0 20 20" svg:d="M10 20c14 0 14-20 0-20-13 0-13 20 0 20z">
          <text:p/>
        </draw:path>
        <draw:path draw:style-name="gr1" draw:text-style-name="P1" draw:layer="layout" svg:width="0.019cm" svg:height="0.019cm" svg:x="24.703cm" svg:y="8.8cm" svg:viewBox="0 0 20 20" svg:d="M10 20c14 0 14-20 0-20-13 0-13 20 0 20z">
          <text:p/>
        </draw:path>
        <draw:path draw:style-name="gr1" draw:text-style-name="P1" draw:layer="layout" svg:width="0.019cm" svg:height="0.019cm" svg:x="25.203cm" svg:y="8.8cm" svg:viewBox="0 0 20 20" svg:d="M10 20c14 0 14-20 0-20-13 0-13 20 0 20z">
          <text:p/>
        </draw:path>
        <draw:path draw:style-name="gr1" draw:text-style-name="P1" draw:layer="layout" svg:width="0.019cm" svg:height="0.019cm" svg:x="25.703cm" svg:y="8.8cm" svg:viewBox="0 0 20 20" svg:d="M10 20c14 0 14-20 0-20-13 0-13 20 0 20z">
          <text:p/>
        </draw:path>
        <draw:path draw:style-name="gr1" draw:text-style-name="P1" draw:layer="layout" svg:width="0.019cm" svg:height="0.019cm" svg:x="26.203cm" svg:y="8.8cm" svg:viewBox="0 0 20 20" svg:d="M10 20c14 0 14-20 0-20-13 0-13 20 0 20z">
          <text:p/>
        </draw:path>
        <draw:path draw:style-name="gr1" draw:text-style-name="P1" draw:layer="layout" svg:width="0.019cm" svg:height="0.019cm" svg:x="26.703cm" svg:y="8.8cm" svg:viewBox="0 0 20 20" svg:d="M10 20c14 0 14-20 0-20-13 0-13 20 0 20z">
          <text:p/>
        </draw:path>
        <draw:path draw:style-name="gr1" draw:text-style-name="P1" draw:layer="layout" svg:width="0.019cm" svg:height="0.019cm" svg:x="27.203cm" svg:y="8.8cm" svg:viewBox="0 0 20 20" svg:d="M10 20c14 0 14-20 0-20-13 0-13 20 0 20z">
          <text:p/>
        </draw:path>
        <draw:path draw:style-name="gr1" draw:text-style-name="P1" draw:layer="layout" svg:width="0.019cm" svg:height="0.019cm" svg:x="0.702cm" svg:y="8.8cm" svg:viewBox="0 0 20 20" svg:d="M10 20c14 0 14-20 0-20-13 0-13 20 0 20z">
          <text:p/>
        </draw:path>
        <draw:path draw:style-name="gr1" draw:text-style-name="P1" draw:layer="layout" svg:width="0.019cm" svg:height="0.019cm" svg:x="1.202cm" svg:y="8.8cm" svg:viewBox="0 0 20 20" svg:d="M10 20c14 0 14-20 0-20-13 0-13 20 0 20z">
          <text:p/>
        </draw:path>
        <draw:path draw:style-name="gr1" draw:text-style-name="P1" draw:layer="layout" svg:width="0.019cm" svg:height="0.019cm" svg:x="1.702cm" svg:y="8.8cm" svg:viewBox="0 0 20 20" svg:d="M10 20c14 0 14-20 0-20-13 0-13 20 0 20z">
          <text:p/>
        </draw:path>
        <draw:path draw:style-name="gr1" draw:text-style-name="P1" draw:layer="layout" svg:width="0.019cm" svg:height="0.019cm" svg:x="2.202cm" svg:y="8.8cm" svg:viewBox="0 0 20 20" svg:d="M10 20c14 0 14-20 0-20-13 0-13 20 0 20z">
          <text:p/>
        </draw:path>
        <draw:path draw:style-name="gr1" draw:text-style-name="P1" draw:layer="layout" svg:width="0.019cm" svg:height="0.019cm" svg:x="2.702cm" svg:y="8.8cm" svg:viewBox="0 0 20 20" svg:d="M10 20c14 0 14-20 0-20-13 0-13 20 0 20z">
          <text:p/>
        </draw:path>
        <draw:path draw:style-name="gr1" draw:text-style-name="P1" draw:layer="layout" svg:width="0.019cm" svg:height="0.019cm" svg:x="3.202cm" svg:y="8.8cm" svg:viewBox="0 0 20 20" svg:d="M10 20c14 0 14-20 0-20-13 0-13 20 0 20z">
          <text:p/>
        </draw:path>
        <draw:path draw:style-name="gr1" draw:text-style-name="P1" draw:layer="layout" svg:width="0.019cm" svg:height="0.019cm" svg:x="3.702cm" svg:y="8.8cm" svg:viewBox="0 0 20 20" svg:d="M10 20c14 0 14-20 0-20-13 0-13 20 0 20z">
          <text:p/>
        </draw:path>
        <draw:path draw:style-name="gr1" draw:text-style-name="P1" draw:layer="layout" svg:width="0.019cm" svg:height="0.019cm" svg:x="4.202cm" svg:y="8.8cm" svg:viewBox="0 0 20 20" svg:d="M10 20c14 0 14-20 0-20-13 0-13 20 0 20z">
          <text:p/>
        </draw:path>
        <draw:path draw:style-name="gr1" draw:text-style-name="P1" draw:layer="layout" svg:width="0.019cm" svg:height="0.019cm" svg:x="4.702cm" svg:y="8.8cm" svg:viewBox="0 0 20 20" svg:d="M10 20c14 0 14-20 0-20-13 0-13 20 0 20z">
          <text:p/>
        </draw:path>
        <draw:path draw:style-name="gr1" draw:text-style-name="P1" draw:layer="layout" svg:width="0.019cm" svg:height="0.019cm" svg:x="5.202cm" svg:y="8.8cm" svg:viewBox="0 0 20 20" svg:d="M10 20c14 0 14-20 0-20-13 0-13 20 0 20z">
          <text:p/>
        </draw:path>
        <draw:path draw:style-name="gr1" draw:text-style-name="P1" draw:layer="layout" svg:width="0.019cm" svg:height="0.019cm" svg:x="5.702cm" svg:y="8.8cm" svg:viewBox="0 0 20 20" svg:d="M10 20c14 0 14-20 0-20-13 0-13 20 0 20z">
          <text:p/>
        </draw:path>
        <draw:path draw:style-name="gr1" draw:text-style-name="P1" draw:layer="layout" svg:width="0.019cm" svg:height="0.019cm" svg:x="6.202cm" svg:y="8.8cm" svg:viewBox="0 0 20 20" svg:d="M10 20c14 0 14-20 0-20-13 0-13 20 0 20z">
          <text:p/>
        </draw:path>
        <draw:path draw:style-name="gr1" draw:text-style-name="P1" draw:layer="layout" svg:width="0.019cm" svg:height="0.019cm" svg:x="6.702cm" svg:y="8.8cm" svg:viewBox="0 0 20 20" svg:d="M10 20c14 0 14-20 0-20-13 0-13 20 0 20z">
          <text:p/>
        </draw:path>
        <draw:path draw:style-name="gr1" draw:text-style-name="P1" draw:layer="layout" svg:width="0.019cm" svg:height="0.019cm" svg:x="7.202cm" svg:y="8.8cm" svg:viewBox="0 0 20 20" svg:d="M10 20c14 0 14-20 0-20-13 0-13 20 0 20z">
          <text:p/>
        </draw:path>
        <draw:path draw:style-name="gr1" draw:text-style-name="P1" draw:layer="layout" svg:width="0.019cm" svg:height="0.019cm" svg:x="7.702cm" svg:y="8.8cm" svg:viewBox="0 0 20 20" svg:d="M10 20c14 0 14-20 0-20-13 0-13 20 0 20z">
          <text:p/>
        </draw:path>
        <draw:path draw:style-name="gr1" draw:text-style-name="P1" draw:layer="layout" svg:width="0.019cm" svg:height="0.019cm" svg:x="8.202cm" svg:y="8.8cm" svg:viewBox="0 0 20 20" svg:d="M10 20c14 0 14-20 0-20-13 0-13 20 0 20z">
          <text:p/>
        </draw:path>
        <draw:path draw:style-name="gr1" draw:text-style-name="P1" draw:layer="layout" svg:width="0.019cm" svg:height="0.019cm" svg:x="8.703cm" svg:y="8.8cm" svg:viewBox="0 0 20 20" svg:d="M10 20c14 0 14-20 0-20-13 0-13 20 0 20z">
          <text:p/>
        </draw:path>
        <draw:path draw:style-name="gr1" draw:text-style-name="P1" draw:layer="layout" svg:width="0.019cm" svg:height="0.019cm" svg:x="9.203cm" svg:y="8.8cm" svg:viewBox="0 0 20 20" svg:d="M10 20c14 0 14-20 0-20-13 0-13 20 0 20z">
          <text:p/>
        </draw:path>
        <draw:path draw:style-name="gr1" draw:text-style-name="P1" draw:layer="layout" svg:width="0.019cm" svg:height="0.019cm" svg:x="9.703cm" svg:y="8.8cm" svg:viewBox="0 0 20 20" svg:d="M10 20c14 0 14-20 0-20-13 0-13 20 0 20z">
          <text:p/>
        </draw:path>
        <draw:path draw:style-name="gr1" draw:text-style-name="P1" draw:layer="layout" svg:width="0.019cm" svg:height="0.019cm" svg:x="10.203cm" svg:y="8.8cm" svg:viewBox="0 0 20 20" svg:d="M10 20c14 0 14-20 0-20-13 0-13 20 0 20z">
          <text:p/>
        </draw:path>
        <draw:path draw:style-name="gr1" draw:text-style-name="P1" draw:layer="layout" svg:width="0.019cm" svg:height="0.019cm" svg:x="10.703cm" svg:y="8.8cm" svg:viewBox="0 0 20 20" svg:d="M10 20c14 0 14-20 0-20-13 0-13 20 0 20z">
          <text:p/>
        </draw:path>
        <draw:path draw:style-name="gr1" draw:text-style-name="P1" draw:layer="layout" svg:width="0.019cm" svg:height="0.019cm" svg:x="11.203cm" svg:y="8.8cm" svg:viewBox="0 0 20 20" svg:d="M10 20c14 0 14-20 0-20-13 0-13 20 0 20z">
          <text:p/>
        </draw:path>
        <draw:path draw:style-name="gr1" draw:text-style-name="P1" draw:layer="layout" svg:width="0.019cm" svg:height="0.019cm" svg:x="11.703cm" svg:y="8.8cm" svg:viewBox="0 0 20 20" svg:d="M10 20c14 0 14-20 0-20-13 0-13 20 0 20z">
          <text:p/>
        </draw:path>
        <draw:path draw:style-name="gr1" draw:text-style-name="P1" draw:layer="layout" svg:width="0.019cm" svg:height="0.019cm" svg:x="12.203cm" svg:y="8.8cm" svg:viewBox="0 0 20 20" svg:d="M10 20c14 0 14-20 0-20-13 0-13 20 0 20z">
          <text:p/>
        </draw:path>
        <draw:path draw:style-name="gr1" draw:text-style-name="P1" draw:layer="layout" svg:width="0.019cm" svg:height="0.019cm" svg:x="12.703cm" svg:y="8.8cm" svg:viewBox="0 0 20 20" svg:d="M10 20c14 0 14-20 0-20-13 0-13 20 0 20z">
          <text:p/>
        </draw:path>
        <draw:path draw:style-name="gr1" draw:text-style-name="P1" draw:layer="layout" svg:width="0.019cm" svg:height="0.019cm" svg:x="13.203cm" svg:y="8.8cm" svg:viewBox="0 0 20 20" svg:d="M10 20c14 0 14-20 0-20-13 0-13 20 0 20z">
          <text:p/>
        </draw:path>
        <draw:path draw:style-name="gr1" draw:text-style-name="P1" draw:layer="layout" svg:width="0.019cm" svg:height="0.019cm" svg:x="13.703cm" svg:y="8.8cm" svg:viewBox="0 0 20 20" svg:d="M10 20c14 0 14-20 0-20-13 0-13 20 0 20z">
          <text:p/>
        </draw:path>
        <draw:path draw:style-name="gr1" draw:text-style-name="P1" draw:layer="layout" svg:width="0.019cm" svg:height="0.019cm" svg:x="14.203cm" svg:y="8.8cm" svg:viewBox="0 0 20 20" svg:d="M10 20c14 0 14-20 0-20-13 0-13 20 0 20z">
          <text:p/>
        </draw:path>
        <draw:path draw:style-name="gr1" draw:text-style-name="P1" draw:layer="layout" svg:width="0.019cm" svg:height="0.019cm" svg:x="14.703cm" svg:y="8.8cm" svg:viewBox="0 0 20 20" svg:d="M10 20c14 0 14-20 0-20-13 0-13 20 0 20z">
          <text:p/>
        </draw:path>
        <draw:path draw:style-name="gr1" draw:text-style-name="P1" draw:layer="layout" svg:width="0.019cm" svg:height="0.019cm" svg:x="15.203cm" svg:y="8.8cm" svg:viewBox="0 0 20 20" svg:d="M10 20c14 0 14-20 0-20-13 0-13 20 0 20z">
          <text:p/>
        </draw:path>
        <draw:path draw:style-name="gr1" draw:text-style-name="P1" draw:layer="layout" svg:width="0.019cm" svg:height="0.019cm" svg:x="15.703cm" svg:y="8.8cm" svg:viewBox="0 0 20 20" svg:d="M10 20c14 0 14-20 0-20-13 0-13 20 0 20z">
          <text:p/>
        </draw:path>
        <draw:path draw:style-name="gr1" draw:text-style-name="P1" draw:layer="layout" svg:width="0.019cm" svg:height="0.019cm" svg:x="16.203cm" svg:y="8.8cm" svg:viewBox="0 0 20 20" svg:d="M10 20c14 0 14-20 0-20-13 0-13 20 0 20z">
          <text:p/>
        </draw:path>
        <draw:path draw:style-name="gr1" draw:text-style-name="P1" draw:layer="layout" svg:width="0.019cm" svg:height="0.019cm" svg:x="0.702cm" svg:y="9.3cm" svg:viewBox="0 0 20 20" svg:d="M10 20c14 0 14-20 0-20-13 0-13 20 0 20z">
          <text:p/>
        </draw:path>
        <draw:path draw:style-name="gr1" draw:text-style-name="P1" draw:layer="layout" svg:width="0.019cm" svg:height="0.019cm" svg:x="1.202cm" svg:y="9.3cm" svg:viewBox="0 0 20 20" svg:d="M10 20c14 0 14-20 0-20-13 0-13 20 0 20z">
          <text:p/>
        </draw:path>
        <draw:path draw:style-name="gr1" draw:text-style-name="P1" draw:layer="layout" svg:width="0.019cm" svg:height="0.019cm" svg:x="1.702cm" svg:y="9.3cm" svg:viewBox="0 0 20 20" svg:d="M10 20c14 0 14-20 0-20-13 0-13 20 0 20z">
          <text:p/>
        </draw:path>
        <draw:path draw:style-name="gr1" draw:text-style-name="P1" draw:layer="layout" svg:width="0.019cm" svg:height="0.019cm" svg:x="2.202cm" svg:y="9.3cm" svg:viewBox="0 0 20 20" svg:d="M10 20c14 0 14-20 0-20-13 0-13 20 0 20z">
          <text:p/>
        </draw:path>
        <draw:path draw:style-name="gr1" draw:text-style-name="P1" draw:layer="layout" svg:width="0.019cm" svg:height="0.019cm" svg:x="2.702cm" svg:y="9.3cm" svg:viewBox="0 0 20 20" svg:d="M10 20c14 0 14-20 0-20-13 0-13 20 0 20z">
          <text:p/>
        </draw:path>
        <draw:path draw:style-name="gr1" draw:text-style-name="P1" draw:layer="layout" svg:width="0.019cm" svg:height="0.019cm" svg:x="3.202cm" svg:y="9.3cm" svg:viewBox="0 0 20 20" svg:d="M10 20c14 0 14-20 0-20-13 0-13 20 0 20z">
          <text:p/>
        </draw:path>
        <draw:path draw:style-name="gr1" draw:text-style-name="P1" draw:layer="layout" svg:width="0.019cm" svg:height="0.019cm" svg:x="3.702cm" svg:y="9.3cm" svg:viewBox="0 0 20 20" svg:d="M10 20c14 0 14-20 0-20-13 0-13 20 0 20z">
          <text:p/>
        </draw:path>
        <draw:path draw:style-name="gr1" draw:text-style-name="P1" draw:layer="layout" svg:width="0.019cm" svg:height="0.019cm" svg:x="4.202cm" svg:y="9.3cm" svg:viewBox="0 0 20 20" svg:d="M10 20c14 0 14-20 0-20-13 0-13 20 0 20z">
          <text:p/>
        </draw:path>
        <draw:path draw:style-name="gr1" draw:text-style-name="P1" draw:layer="layout" svg:width="0.019cm" svg:height="0.019cm" svg:x="4.702cm" svg:y="9.3cm" svg:viewBox="0 0 20 20" svg:d="M10 20c14 0 14-20 0-20-13 0-13 20 0 20z">
          <text:p/>
        </draw:path>
        <draw:path draw:style-name="gr1" draw:text-style-name="P1" draw:layer="layout" svg:width="0.019cm" svg:height="0.019cm" svg:x="5.202cm" svg:y="9.3cm" svg:viewBox="0 0 20 20" svg:d="M10 20c14 0 14-20 0-20-13 0-13 20 0 20z">
          <text:p/>
        </draw:path>
        <draw:path draw:style-name="gr1" draw:text-style-name="P1" draw:layer="layout" svg:width="0.019cm" svg:height="0.019cm" svg:x="5.702cm" svg:y="9.3cm" svg:viewBox="0 0 20 20" svg:d="M10 20c14 0 14-20 0-20-13 0-13 20 0 20z">
          <text:p/>
        </draw:path>
        <draw:path draw:style-name="gr1" draw:text-style-name="P1" draw:layer="layout" svg:width="0.019cm" svg:height="0.019cm" svg:x="6.202cm" svg:y="9.3cm" svg:viewBox="0 0 20 20" svg:d="M10 20c14 0 14-20 0-20-13 0-13 20 0 20z">
          <text:p/>
        </draw:path>
        <draw:path draw:style-name="gr1" draw:text-style-name="P1" draw:layer="layout" svg:width="0.019cm" svg:height="0.019cm" svg:x="6.702cm" svg:y="9.3cm" svg:viewBox="0 0 20 20" svg:d="M10 20c14 0 14-20 0-20-13 0-13 20 0 20z">
          <text:p/>
        </draw:path>
        <draw:path draw:style-name="gr1" draw:text-style-name="P1" draw:layer="layout" svg:width="0.019cm" svg:height="0.019cm" svg:x="7.202cm" svg:y="9.3cm" svg:viewBox="0 0 20 20" svg:d="M10 20c14 0 14-20 0-20-13 0-13 20 0 20z">
          <text:p/>
        </draw:path>
        <draw:path draw:style-name="gr1" draw:text-style-name="P1" draw:layer="layout" svg:width="0.019cm" svg:height="0.019cm" svg:x="7.702cm" svg:y="9.3cm" svg:viewBox="0 0 20 20" svg:d="M10 20c14 0 14-20 0-20-13 0-13 20 0 20z">
          <text:p/>
        </draw:path>
        <draw:path draw:style-name="gr1" draw:text-style-name="P1" draw:layer="layout" svg:width="0.019cm" svg:height="0.019cm" svg:x="8.202cm" svg:y="9.3cm" svg:viewBox="0 0 20 20" svg:d="M10 20c14 0 14-20 0-20-13 0-13 20 0 20z">
          <text:p/>
        </draw:path>
        <draw:path draw:style-name="gr1" draw:text-style-name="P1" draw:layer="layout" svg:width="0.019cm" svg:height="0.019cm" svg:x="8.703cm" svg:y="9.3cm" svg:viewBox="0 0 20 20" svg:d="M10 20c14 0 14-20 0-20-13 0-13 20 0 20z">
          <text:p/>
        </draw:path>
        <draw:path draw:style-name="gr1" draw:text-style-name="P1" draw:layer="layout" svg:width="0.019cm" svg:height="0.019cm" svg:x="9.203cm" svg:y="9.3cm" svg:viewBox="0 0 20 20" svg:d="M10 20c14 0 14-20 0-20-13 0-13 20 0 20z">
          <text:p/>
        </draw:path>
        <draw:path draw:style-name="gr1" draw:text-style-name="P1" draw:layer="layout" svg:width="0.019cm" svg:height="0.019cm" svg:x="9.703cm" svg:y="9.3cm" svg:viewBox="0 0 20 20" svg:d="M10 20c14 0 14-20 0-20-13 0-13 20 0 20z">
          <text:p/>
        </draw:path>
        <draw:path draw:style-name="gr1" draw:text-style-name="P1" draw:layer="layout" svg:width="0.019cm" svg:height="0.019cm" svg:x="10.203cm" svg:y="9.3cm" svg:viewBox="0 0 20 20" svg:d="M10 20c14 0 14-20 0-20-13 0-13 20 0 20z">
          <text:p/>
        </draw:path>
        <draw:path draw:style-name="gr1" draw:text-style-name="P1" draw:layer="layout" svg:width="0.019cm" svg:height="0.019cm" svg:x="10.703cm" svg:y="9.3cm" svg:viewBox="0 0 20 20" svg:d="M10 20c14 0 14-20 0-20-13 0-13 20 0 20z">
          <text:p/>
        </draw:path>
        <draw:path draw:style-name="gr1" draw:text-style-name="P1" draw:layer="layout" svg:width="0.019cm" svg:height="0.019cm" svg:x="11.203cm" svg:y="9.3cm" svg:viewBox="0 0 20 20" svg:d="M10 20c14 0 14-20 0-20-13 0-13 20 0 20z">
          <text:p/>
        </draw:path>
        <draw:path draw:style-name="gr1" draw:text-style-name="P1" draw:layer="layout" svg:width="0.019cm" svg:height="0.019cm" svg:x="11.703cm" svg:y="9.3cm" svg:viewBox="0 0 20 20" svg:d="M10 20c14 0 14-20 0-20-13 0-13 20 0 20z">
          <text:p/>
        </draw:path>
        <draw:path draw:style-name="gr1" draw:text-style-name="P1" draw:layer="layout" svg:width="0.019cm" svg:height="0.019cm" svg:x="12.203cm" svg:y="9.3cm" svg:viewBox="0 0 20 20" svg:d="M10 20c14 0 14-20 0-20-13 0-13 20 0 20z">
          <text:p/>
        </draw:path>
        <draw:path draw:style-name="gr1" draw:text-style-name="P1" draw:layer="layout" svg:width="0.019cm" svg:height="0.019cm" svg:x="12.703cm" svg:y="9.3cm" svg:viewBox="0 0 20 20" svg:d="M10 20c14 0 14-20 0-20-13 0-13 20 0 20z">
          <text:p/>
        </draw:path>
        <draw:path draw:style-name="gr1" draw:text-style-name="P1" draw:layer="layout" svg:width="0.019cm" svg:height="0.019cm" svg:x="14.703cm" svg:y="9.3cm" svg:viewBox="0 0 20 20" svg:d="M10 20c14 0 14-20 0-20-13 0-13 20 0 20z">
          <text:p/>
        </draw:path>
        <draw:path draw:style-name="gr1" draw:text-style-name="P1" draw:layer="layout" svg:width="0.019cm" svg:height="0.019cm" svg:x="15.203cm" svg:y="9.3cm" svg:viewBox="0 0 20 20" svg:d="M10 20c14 0 14-20 0-20-13 0-13 20 0 20z">
          <text:p/>
        </draw:path>
        <draw:path draw:style-name="gr1" draw:text-style-name="P1" draw:layer="layout" svg:width="0.019cm" svg:height="0.019cm" svg:x="15.703cm" svg:y="9.3cm" svg:viewBox="0 0 20 20" svg:d="M10 20c14 0 14-20 0-20-13 0-13 20 0 20z">
          <text:p/>
        </draw:path>
        <draw:path draw:style-name="gr1" draw:text-style-name="P1" draw:layer="layout" svg:width="0.019cm" svg:height="0.019cm" svg:x="16.203cm" svg:y="9.3cm" svg:viewBox="0 0 20 20" svg:d="M10 20c14 0 14-20 0-20-13 0-13 20 0 20z">
          <text:p/>
        </draw:path>
        <draw:path draw:style-name="gr1" draw:text-style-name="P1" draw:layer="layout" svg:width="0.019cm" svg:height="0.019cm" svg:x="16.702cm" svg:y="9.3cm" svg:viewBox="0 0 20 20" svg:d="M10 20c14 0 14-20 0-20-13 0-13 20 0 20z">
          <text:p/>
        </draw:path>
        <draw:path draw:style-name="gr1" draw:text-style-name="P1" draw:layer="layout" svg:width="0.019cm" svg:height="0.019cm" svg:x="17.202cm" svg:y="9.3cm" svg:viewBox="0 0 20 20" svg:d="M10 20c14 0 14-20 0-20-13 0-13 20 0 20z">
          <text:p/>
        </draw:path>
        <draw:path draw:style-name="gr1" draw:text-style-name="P1" draw:layer="layout" svg:width="0.019cm" svg:height="0.019cm" svg:x="17.702cm" svg:y="9.3cm" svg:viewBox="0 0 20 20" svg:d="M10 20c14 0 14-20 0-20-13 0-13 20 0 20z">
          <text:p/>
        </draw:path>
        <draw:path draw:style-name="gr1" draw:text-style-name="P1" draw:layer="layout" svg:width="0.019cm" svg:height="0.019cm" svg:x="18.202cm" svg:y="9.3cm" svg:viewBox="0 0 20 20" svg:d="M10 20c14 0 14-20 0-20-13 0-13 20 0 20z">
          <text:p/>
        </draw:path>
        <draw:path draw:style-name="gr1" draw:text-style-name="P1" draw:layer="layout" svg:width="0.019cm" svg:height="0.019cm" svg:x="18.702cm" svg:y="9.3cm" svg:viewBox="0 0 20 20" svg:d="M10 20c14 0 14-20 0-20-13 0-13 20 0 20z">
          <text:p/>
        </draw:path>
        <draw:path draw:style-name="gr1" draw:text-style-name="P1" draw:layer="layout" svg:width="0.019cm" svg:height="0.019cm" svg:x="19.202cm" svg:y="9.3cm" svg:viewBox="0 0 20 20" svg:d="M10 20c14 0 14-20 0-20-13 0-13 20 0 20z">
          <text:p/>
        </draw:path>
        <draw:path draw:style-name="gr1" draw:text-style-name="P1" draw:layer="layout" svg:width="0.019cm" svg:height="0.019cm" svg:x="19.702cm" svg:y="9.3cm" svg:viewBox="0 0 20 20" svg:d="M10 20c14 0 14-20 0-20-13 0-13 20 0 20z">
          <text:p/>
        </draw:path>
        <draw:path draw:style-name="gr1" draw:text-style-name="P1" draw:layer="layout" svg:width="0.019cm" svg:height="0.019cm" svg:x="20.202cm" svg:y="9.3cm" svg:viewBox="0 0 20 20" svg:d="M10 20c14 0 14-20 0-20-13 0-13 20 0 20z">
          <text:p/>
        </draw:path>
        <draw:path draw:style-name="gr1" draw:text-style-name="P1" draw:layer="layout" svg:width="0.019cm" svg:height="0.019cm" svg:x="20.702cm" svg:y="9.3cm" svg:viewBox="0 0 20 20" svg:d="M10 20c14 0 14-20 0-20-13 0-13 20 0 20z">
          <text:p/>
        </draw:path>
        <draw:path draw:style-name="gr1" draw:text-style-name="P1" draw:layer="layout" svg:width="0.019cm" svg:height="0.019cm" svg:x="21.202cm" svg:y="9.3cm" svg:viewBox="0 0 20 20" svg:d="M10 20c14 0 14-20 0-20-13 0-13 20 0 20z">
          <text:p/>
        </draw:path>
        <draw:path draw:style-name="gr1" draw:text-style-name="P1" draw:layer="layout" svg:width="0.019cm" svg:height="0.019cm" svg:x="21.702cm" svg:y="9.3cm" svg:viewBox="0 0 20 20" svg:d="M10 20c14 0 14-20 0-20-13 0-13 20 0 20z">
          <text:p/>
        </draw:path>
        <draw:path draw:style-name="gr1" draw:text-style-name="P1" draw:layer="layout" svg:width="0.019cm" svg:height="0.019cm" svg:x="22.202cm" svg:y="9.3cm" svg:viewBox="0 0 20 20" svg:d="M10 20c14 0 14-20 0-20-13 0-13 20 0 20z">
          <text:p/>
        </draw:path>
        <draw:path draw:style-name="gr1" draw:text-style-name="P1" draw:layer="layout" svg:width="0.019cm" svg:height="0.019cm" svg:x="22.702cm" svg:y="9.3cm" svg:viewBox="0 0 20 20" svg:d="M10 20c14 0 14-20 0-20-13 0-13 20 0 20z">
          <text:p/>
        </draw:path>
        <draw:path draw:style-name="gr1" draw:text-style-name="P1" draw:layer="layout" svg:width="0.019cm" svg:height="0.019cm" svg:x="23.202cm" svg:y="9.3cm" svg:viewBox="0 0 20 20" svg:d="M10 20c14 0 14-20 0-20-13 0-13 20 0 20z">
          <text:p/>
        </draw:path>
        <draw:path draw:style-name="gr1" draw:text-style-name="P1" draw:layer="layout" svg:width="0.019cm" svg:height="0.019cm" svg:x="23.702cm" svg:y="9.3cm" svg:viewBox="0 0 20 20" svg:d="M10 20c14 0 14-20 0-20-13 0-13 20 0 20z">
          <text:p/>
        </draw:path>
        <draw:path draw:style-name="gr1" draw:text-style-name="P1" draw:layer="layout" svg:width="0.019cm" svg:height="0.019cm" svg:x="24.202cm" svg:y="9.3cm" svg:viewBox="0 0 20 20" svg:d="M10 20c14 0 14-20 0-20-13 0-13 20 0 20z">
          <text:p/>
        </draw:path>
        <draw:path draw:style-name="gr1" draw:text-style-name="P1" draw:layer="layout" svg:width="0.019cm" svg:height="0.019cm" svg:x="24.703cm" svg:y="9.3cm" svg:viewBox="0 0 20 20" svg:d="M10 20c14 0 14-20 0-20-13 0-13 20 0 20z">
          <text:p/>
        </draw:path>
        <draw:path draw:style-name="gr1" draw:text-style-name="P1" draw:layer="layout" svg:width="0.019cm" svg:height="0.019cm" svg:x="25.203cm" svg:y="9.3cm" svg:viewBox="0 0 20 20" svg:d="M10 20c14 0 14-20 0-20-13 0-13 20 0 20z">
          <text:p/>
        </draw:path>
        <draw:path draw:style-name="gr1" draw:text-style-name="P1" draw:layer="layout" svg:width="0.019cm" svg:height="0.019cm" svg:x="25.703cm" svg:y="9.3cm" svg:viewBox="0 0 20 20" svg:d="M10 20c14 0 14-20 0-20-13 0-13 20 0 20z">
          <text:p/>
        </draw:path>
        <draw:path draw:style-name="gr1" draw:text-style-name="P1" draw:layer="layout" svg:width="0.019cm" svg:height="0.019cm" svg:x="26.203cm" svg:y="9.3cm" svg:viewBox="0 0 20 20" svg:d="M10 20c14 0 14-20 0-20-13 0-13 20 0 20z">
          <text:p/>
        </draw:path>
        <draw:path draw:style-name="gr1" draw:text-style-name="P1" draw:layer="layout" svg:width="0.019cm" svg:height="0.019cm" svg:x="26.703cm" svg:y="9.3cm" svg:viewBox="0 0 20 20" svg:d="M10 20c14 0 14-20 0-20-13 0-13 20 0 20z">
          <text:p/>
        </draw:path>
        <draw:path draw:style-name="gr1" draw:text-style-name="P1" draw:layer="layout" svg:width="0.019cm" svg:height="0.019cm" svg:x="27.203cm" svg:y="9.3cm" svg:viewBox="0 0 20 20" svg:d="M10 20c14 0 14-20 0-20-13 0-13 20 0 20z">
          <text:p/>
        </draw:path>
        <draw:path draw:style-name="gr1" draw:text-style-name="P1" draw:layer="layout" svg:width="0.019cm" svg:height="0.019cm" svg:x="0.702cm" svg:y="9.3cm" svg:viewBox="0 0 20 20" svg:d="M10 20c14 0 14-20 0-20-13 0-13 20 0 20z">
          <text:p/>
        </draw:path>
        <draw:path draw:style-name="gr1" draw:text-style-name="P1" draw:layer="layout" svg:width="0.019cm" svg:height="0.019cm" svg:x="1.202cm" svg:y="9.3cm" svg:viewBox="0 0 20 20" svg:d="M10 20c14 0 14-20 0-20-13 0-13 20 0 20z">
          <text:p/>
        </draw:path>
        <draw:path draw:style-name="gr1" draw:text-style-name="P1" draw:layer="layout" svg:width="0.019cm" svg:height="0.019cm" svg:x="1.702cm" svg:y="9.3cm" svg:viewBox="0 0 20 20" svg:d="M10 20c14 0 14-20 0-20-13 0-13 20 0 20z">
          <text:p/>
        </draw:path>
        <draw:path draw:style-name="gr1" draw:text-style-name="P1" draw:layer="layout" svg:width="0.019cm" svg:height="0.019cm" svg:x="2.202cm" svg:y="9.3cm" svg:viewBox="0 0 20 20" svg:d="M10 20c14 0 14-20 0-20-13 0-13 20 0 20z">
          <text:p/>
        </draw:path>
        <draw:path draw:style-name="gr1" draw:text-style-name="P1" draw:layer="layout" svg:width="0.019cm" svg:height="0.019cm" svg:x="2.702cm" svg:y="9.3cm" svg:viewBox="0 0 20 20" svg:d="M10 20c14 0 14-20 0-20-13 0-13 20 0 20z">
          <text:p/>
        </draw:path>
        <draw:path draw:style-name="gr1" draw:text-style-name="P1" draw:layer="layout" svg:width="0.019cm" svg:height="0.019cm" svg:x="3.202cm" svg:y="9.3cm" svg:viewBox="0 0 20 20" svg:d="M10 20c14 0 14-20 0-20-13 0-13 20 0 20z">
          <text:p/>
        </draw:path>
        <draw:path draw:style-name="gr1" draw:text-style-name="P1" draw:layer="layout" svg:width="0.019cm" svg:height="0.019cm" svg:x="3.702cm" svg:y="9.3cm" svg:viewBox="0 0 20 20" svg:d="M10 20c14 0 14-20 0-20-13 0-13 20 0 20z">
          <text:p/>
        </draw:path>
        <draw:path draw:style-name="gr1" draw:text-style-name="P1" draw:layer="layout" svg:width="0.019cm" svg:height="0.019cm" svg:x="4.202cm" svg:y="9.3cm" svg:viewBox="0 0 20 20" svg:d="M10 20c14 0 14-20 0-20-13 0-13 20 0 20z">
          <text:p/>
        </draw:path>
        <draw:path draw:style-name="gr1" draw:text-style-name="P1" draw:layer="layout" svg:width="0.019cm" svg:height="0.019cm" svg:x="4.702cm" svg:y="9.3cm" svg:viewBox="0 0 20 20" svg:d="M10 20c14 0 14-20 0-20-13 0-13 20 0 20z">
          <text:p/>
        </draw:path>
        <draw:path draw:style-name="gr1" draw:text-style-name="P1" draw:layer="layout" svg:width="0.019cm" svg:height="0.019cm" svg:x="5.202cm" svg:y="9.3cm" svg:viewBox="0 0 20 20" svg:d="M10 20c14 0 14-20 0-20-13 0-13 20 0 20z">
          <text:p/>
        </draw:path>
        <draw:path draw:style-name="gr1" draw:text-style-name="P1" draw:layer="layout" svg:width="0.019cm" svg:height="0.019cm" svg:x="5.702cm" svg:y="9.3cm" svg:viewBox="0 0 20 20" svg:d="M10 20c14 0 14-20 0-20-13 0-13 20 0 20z">
          <text:p/>
        </draw:path>
        <draw:path draw:style-name="gr1" draw:text-style-name="P1" draw:layer="layout" svg:width="0.019cm" svg:height="0.019cm" svg:x="6.202cm" svg:y="9.3cm" svg:viewBox="0 0 20 20" svg:d="M10 20c14 0 14-20 0-20-13 0-13 20 0 20z">
          <text:p/>
        </draw:path>
        <draw:path draw:style-name="gr1" draw:text-style-name="P1" draw:layer="layout" svg:width="0.019cm" svg:height="0.019cm" svg:x="6.702cm" svg:y="9.3cm" svg:viewBox="0 0 20 20" svg:d="M10 20c14 0 14-20 0-20-13 0-13 20 0 20z">
          <text:p/>
        </draw:path>
        <draw:path draw:style-name="gr1" draw:text-style-name="P1" draw:layer="layout" svg:width="0.019cm" svg:height="0.019cm" svg:x="7.202cm" svg:y="9.3cm" svg:viewBox="0 0 20 20" svg:d="M10 20c14 0 14-20 0-20-13 0-13 20 0 20z">
          <text:p/>
        </draw:path>
        <draw:path draw:style-name="gr1" draw:text-style-name="P1" draw:layer="layout" svg:width="0.019cm" svg:height="0.019cm" svg:x="7.702cm" svg:y="9.3cm" svg:viewBox="0 0 20 20" svg:d="M10 20c14 0 14-20 0-20-13 0-13 20 0 20z">
          <text:p/>
        </draw:path>
        <draw:path draw:style-name="gr1" draw:text-style-name="P1" draw:layer="layout" svg:width="0.019cm" svg:height="0.019cm" svg:x="8.202cm" svg:y="9.3cm" svg:viewBox="0 0 20 20" svg:d="M10 20c14 0 14-20 0-20-13 0-13 20 0 20z">
          <text:p/>
        </draw:path>
        <draw:path draw:style-name="gr1" draw:text-style-name="P1" draw:layer="layout" svg:width="0.019cm" svg:height="0.019cm" svg:x="8.703cm" svg:y="9.3cm" svg:viewBox="0 0 20 20" svg:d="M10 20c14 0 14-20 0-20-13 0-13 20 0 20z">
          <text:p/>
        </draw:path>
        <draw:path draw:style-name="gr1" draw:text-style-name="P1" draw:layer="layout" svg:width="0.019cm" svg:height="0.019cm" svg:x="9.203cm" svg:y="9.3cm" svg:viewBox="0 0 20 20" svg:d="M10 20c14 0 14-20 0-20-13 0-13 20 0 20z">
          <text:p/>
        </draw:path>
        <draw:path draw:style-name="gr1" draw:text-style-name="P1" draw:layer="layout" svg:width="0.019cm" svg:height="0.019cm" svg:x="9.703cm" svg:y="9.3cm" svg:viewBox="0 0 20 20" svg:d="M10 20c14 0 14-20 0-20-13 0-13 20 0 20z">
          <text:p/>
        </draw:path>
        <draw:path draw:style-name="gr1" draw:text-style-name="P1" draw:layer="layout" svg:width="0.019cm" svg:height="0.019cm" svg:x="10.203cm" svg:y="9.3cm" svg:viewBox="0 0 20 20" svg:d="M10 20c14 0 14-20 0-20-13 0-13 20 0 20z">
          <text:p/>
        </draw:path>
        <draw:path draw:style-name="gr1" draw:text-style-name="P1" draw:layer="layout" svg:width="0.019cm" svg:height="0.019cm" svg:x="10.703cm" svg:y="9.3cm" svg:viewBox="0 0 20 20" svg:d="M10 20c14 0 14-20 0-20-13 0-13 20 0 20z">
          <text:p/>
        </draw:path>
        <draw:path draw:style-name="gr1" draw:text-style-name="P1" draw:layer="layout" svg:width="0.019cm" svg:height="0.019cm" svg:x="11.203cm" svg:y="9.3cm" svg:viewBox="0 0 20 20" svg:d="M10 20c14 0 14-20 0-20-13 0-13 20 0 20z">
          <text:p/>
        </draw:path>
        <draw:path draw:style-name="gr1" draw:text-style-name="P1" draw:layer="layout" svg:width="0.019cm" svg:height="0.019cm" svg:x="11.703cm" svg:y="9.3cm" svg:viewBox="0 0 20 20" svg:d="M10 20c14 0 14-20 0-20-13 0-13 20 0 20z">
          <text:p/>
        </draw:path>
        <draw:path draw:style-name="gr1" draw:text-style-name="P1" draw:layer="layout" svg:width="0.019cm" svg:height="0.019cm" svg:x="12.203cm" svg:y="9.3cm" svg:viewBox="0 0 20 20" svg:d="M10 20c14 0 14-20 0-20-13 0-13 20 0 20z">
          <text:p/>
        </draw:path>
        <draw:path draw:style-name="gr1" draw:text-style-name="P1" draw:layer="layout" svg:width="0.019cm" svg:height="0.019cm" svg:x="12.703cm" svg:y="9.3cm" svg:viewBox="0 0 20 20" svg:d="M10 20c14 0 14-20 0-20-13 0-13 20 0 20z">
          <text:p/>
        </draw:path>
        <draw:path draw:style-name="gr1" draw:text-style-name="P1" draw:layer="layout" svg:width="0.019cm" svg:height="0.019cm" svg:x="14.703cm" svg:y="9.3cm" svg:viewBox="0 0 20 20" svg:d="M10 20c14 0 14-20 0-20-13 0-13 20 0 20z">
          <text:p/>
        </draw:path>
        <draw:path draw:style-name="gr1" draw:text-style-name="P1" draw:layer="layout" svg:width="0.019cm" svg:height="0.019cm" svg:x="15.203cm" svg:y="9.3cm" svg:viewBox="0 0 20 20" svg:d="M10 20c14 0 14-20 0-20-13 0-13 20 0 20z">
          <text:p/>
        </draw:path>
        <draw:path draw:style-name="gr1" draw:text-style-name="P1" draw:layer="layout" svg:width="0.019cm" svg:height="0.019cm" svg:x="15.703cm" svg:y="9.3cm" svg:viewBox="0 0 20 20" svg:d="M10 20c14 0 14-20 0-20-13 0-13 20 0 20z">
          <text:p/>
        </draw:path>
        <draw:path draw:style-name="gr1" draw:text-style-name="P1" draw:layer="layout" svg:width="0.019cm" svg:height="0.019cm" svg:x="16.203cm" svg:y="9.3cm" svg:viewBox="0 0 20 20" svg:d="M10 20c14 0 14-20 0-20-13 0-13 20 0 20z">
          <text:p/>
        </draw:path>
        <draw:path draw:style-name="gr1" draw:text-style-name="P1" draw:layer="layout" svg:width="0.019cm" svg:height="0.019cm" svg:x="0.703cm" svg:y="9.8cm" svg:viewBox="0 0 20 20" svg:d="M10 20c14 0 14-20 0-20-13 0-13 20 0 20z">
          <text:p/>
        </draw:path>
        <draw:path draw:style-name="gr1" draw:text-style-name="P1" draw:layer="layout" svg:width="0.019cm" svg:height="0.019cm" svg:x="1.203cm" svg:y="9.8cm" svg:viewBox="0 0 20 20" svg:d="M10 20c14 0 14-20 0-20-13 0-13 20 0 20z">
          <text:p/>
        </draw:path>
        <draw:path draw:style-name="gr1" draw:text-style-name="P1" draw:layer="layout" svg:width="0.019cm" svg:height="0.019cm" svg:x="1.703cm" svg:y="9.8cm" svg:viewBox="0 0 20 20" svg:d="M10 20c14 0 14-20 0-20-13 0-13 20 0 20z">
          <text:p/>
        </draw:path>
        <draw:path draw:style-name="gr1" draw:text-style-name="P1" draw:layer="layout" svg:width="0.019cm" svg:height="0.019cm" svg:x="2.203cm" svg:y="9.8cm" svg:viewBox="0 0 20 20" svg:d="M10 20c14 0 14-20 0-20-13 0-13 20 0 20z">
          <text:p/>
        </draw:path>
        <draw:path draw:style-name="gr1" draw:text-style-name="P1" draw:layer="layout" svg:width="0.019cm" svg:height="0.019cm" svg:x="2.703cm" svg:y="9.8cm" svg:viewBox="0 0 20 20" svg:d="M10 20c14 0 14-20 0-20-13 0-13 20 0 20z">
          <text:p/>
        </draw:path>
        <draw:path draw:style-name="gr1" draw:text-style-name="P1" draw:layer="layout" svg:width="0.019cm" svg:height="0.019cm" svg:x="3.203cm" svg:y="9.8cm" svg:viewBox="0 0 20 20" svg:d="M10 20c14 0 14-20 0-20-13 0-13 20 0 20z">
          <text:p/>
        </draw:path>
        <draw:path draw:style-name="gr1" draw:text-style-name="P1" draw:layer="layout" svg:width="0.019cm" svg:height="0.019cm" svg:x="3.703cm" svg:y="9.8cm" svg:viewBox="0 0 20 20" svg:d="M10 20c14 0 14-20 0-20-13 0-13 20 0 20z">
          <text:p/>
        </draw:path>
        <draw:path draw:style-name="gr1" draw:text-style-name="P1" draw:layer="layout" svg:width="0.019cm" svg:height="0.019cm" svg:x="4.203cm" svg:y="9.8cm" svg:viewBox="0 0 20 20" svg:d="M10 20c14 0 14-20 0-20-13 0-13 20 0 20z">
          <text:p/>
        </draw:path>
        <draw:path draw:style-name="gr1" draw:text-style-name="P1" draw:layer="layout" svg:width="0.019cm" svg:height="0.019cm" svg:x="4.703cm" svg:y="9.8cm" svg:viewBox="0 0 20 20" svg:d="M10 20c14 0 14-20 0-20-13 0-13 20 0 20z">
          <text:p/>
        </draw:path>
        <draw:path draw:style-name="gr1" draw:text-style-name="P1" draw:layer="layout" svg:width="0.019cm" svg:height="0.019cm" svg:x="5.203cm" svg:y="9.8cm" svg:viewBox="0 0 20 20" svg:d="M10 20c14 0 14-20 0-20-13 0-13 20 0 20z">
          <text:p/>
        </draw:path>
        <draw:path draw:style-name="gr1" draw:text-style-name="P1" draw:layer="layout" svg:width="0.019cm" svg:height="0.019cm" svg:x="5.703cm" svg:y="9.8cm" svg:viewBox="0 0 20 20" svg:d="M10 20c14 0 14-20 0-20-13 0-13 20 0 20z">
          <text:p/>
        </draw:path>
        <draw:path draw:style-name="gr1" draw:text-style-name="P1" draw:layer="layout" svg:width="0.019cm" svg:height="0.019cm" svg:x="6.203cm" svg:y="9.8cm" svg:viewBox="0 0 20 20" svg:d="M10 20c14 0 14-20 0-20-13 0-13 20 0 20z">
          <text:p/>
        </draw:path>
        <draw:path draw:style-name="gr1" draw:text-style-name="P1" draw:layer="layout" svg:width="0.019cm" svg:height="0.019cm" svg:x="6.703cm" svg:y="9.8cm" svg:viewBox="0 0 20 20" svg:d="M10 20c14 0 14-20 0-20-13 0-13 20 0 20z">
          <text:p/>
        </draw:path>
        <draw:path draw:style-name="gr1" draw:text-style-name="P1" draw:layer="layout" svg:width="0.019cm" svg:height="0.019cm" svg:x="7.203cm" svg:y="9.8cm" svg:viewBox="0 0 20 20" svg:d="M10 20c14 0 14-20 0-20-13 0-13 20 0 20z">
          <text:p/>
        </draw:path>
        <draw:path draw:style-name="gr1" draw:text-style-name="P1" draw:layer="layout" svg:width="0.019cm" svg:height="0.019cm" svg:x="7.703cm" svg:y="9.8cm" svg:viewBox="0 0 20 20" svg:d="M10 20c14 0 14-20 0-20-13 0-13 20 0 20z">
          <text:p/>
        </draw:path>
        <draw:path draw:style-name="gr1" draw:text-style-name="P1" draw:layer="layout" svg:width="0.019cm" svg:height="0.019cm" svg:x="8.203cm" svg:y="9.8cm" svg:viewBox="0 0 20 20" svg:d="M10 20c14 0 14-20 0-20-13 0-13 20 0 20z">
          <text:p/>
        </draw:path>
        <draw:path draw:style-name="gr1" draw:text-style-name="P1" draw:layer="layout" svg:width="0.019cm" svg:height="0.019cm" svg:x="8.704cm" svg:y="9.8cm" svg:viewBox="0 0 20 20" svg:d="M10 20c14 0 14-20 0-20-13 0-13 20 0 20z">
          <text:p/>
        </draw:path>
        <draw:path draw:style-name="gr1" draw:text-style-name="P1" draw:layer="layout" svg:width="0.019cm" svg:height="0.019cm" svg:x="9.204cm" svg:y="9.8cm" svg:viewBox="0 0 20 20" svg:d="M10 20c14 0 14-20 0-20-13 0-13 20 0 20z">
          <text:p/>
        </draw:path>
        <draw:path draw:style-name="gr1" draw:text-style-name="P1" draw:layer="layout" svg:width="0.019cm" svg:height="0.019cm" svg:x="9.704cm" svg:y="9.8cm" svg:viewBox="0 0 20 20" svg:d="M10 20c14 0 14-20 0-20-13 0-13 20 0 20z">
          <text:p/>
        </draw:path>
        <draw:path draw:style-name="gr1" draw:text-style-name="P1" draw:layer="layout" svg:width="0.019cm" svg:height="0.019cm" svg:x="10.204cm" svg:y="9.8cm" svg:viewBox="0 0 20 20" svg:d="M10 20c14 0 14-20 0-20-13 0-13 20 0 20z">
          <text:p/>
        </draw:path>
        <draw:path draw:style-name="gr1" draw:text-style-name="P1" draw:layer="layout" svg:width="0.019cm" svg:height="0.019cm" svg:x="10.704cm" svg:y="9.8cm" svg:viewBox="0 0 20 20" svg:d="M10 20c14 0 14-20 0-20-13 0-13 20 0 20z">
          <text:p/>
        </draw:path>
        <draw:path draw:style-name="gr1" draw:text-style-name="P1" draw:layer="layout" svg:width="0.019cm" svg:height="0.019cm" svg:x="11.204cm" svg:y="9.8cm" svg:viewBox="0 0 20 20" svg:d="M10 20c14 0 14-20 0-20-13 0-13 20 0 20z">
          <text:p/>
        </draw:path>
        <draw:path draw:style-name="gr1" draw:text-style-name="P1" draw:layer="layout" svg:width="0.019cm" svg:height="0.019cm" svg:x="11.704cm" svg:y="9.8cm" svg:viewBox="0 0 20 20" svg:d="M10 20c14 0 14-20 0-20-13 0-13 20 0 20z">
          <text:p/>
        </draw:path>
        <draw:path draw:style-name="gr1" draw:text-style-name="P1" draw:layer="layout" svg:width="0.019cm" svg:height="0.019cm" svg:x="12.204cm" svg:y="9.8cm" svg:viewBox="0 0 20 20" svg:d="M10 20c14 0 14-20 0-20-13 0-13 20 0 20z">
          <text:p/>
        </draw:path>
        <draw:path draw:style-name="gr1" draw:text-style-name="P1" draw:layer="layout" svg:width="0.019cm" svg:height="0.019cm" svg:x="12.704cm" svg:y="9.8cm" svg:viewBox="0 0 20 20" svg:d="M10 20c14 0 14-20 0-20-13 0-13 20 0 20z">
          <text:p/>
        </draw:path>
        <draw:path draw:style-name="gr1" draw:text-style-name="P1" draw:layer="layout" svg:width="0.019cm" svg:height="0.019cm" svg:x="14.704cm" svg:y="9.8cm" svg:viewBox="0 0 20 20" svg:d="M10 20c14 0 14-20 0-20-13 0-13 20 0 20z">
          <text:p/>
        </draw:path>
        <draw:path draw:style-name="gr1" draw:text-style-name="P1" draw:layer="layout" svg:width="0.019cm" svg:height="0.019cm" svg:x="15.204cm" svg:y="9.8cm" svg:viewBox="0 0 20 20" svg:d="M10 20c14 0 14-20 0-20-13 0-13 20 0 20z">
          <text:p/>
        </draw:path>
        <draw:path draw:style-name="gr1" draw:text-style-name="P1" draw:layer="layout" svg:width="0.019cm" svg:height="0.019cm" svg:x="15.704cm" svg:y="9.8cm" svg:viewBox="0 0 20 20" svg:d="M10 20c14 0 14-20 0-20-13 0-13 20 0 20z">
          <text:p/>
        </draw:path>
        <draw:path draw:style-name="gr1" draw:text-style-name="P1" draw:layer="layout" svg:width="0.019cm" svg:height="0.019cm" svg:x="16.204cm" svg:y="9.8cm" svg:viewBox="0 0 20 20" svg:d="M10 20c14 0 14-20 0-20-13 0-13 20 0 20z">
          <text:p/>
        </draw:path>
        <draw:path draw:style-name="gr1" draw:text-style-name="P1" draw:layer="layout" svg:width="0.019cm" svg:height="0.019cm" svg:x="16.703cm" svg:y="9.8cm" svg:viewBox="0 0 20 20" svg:d="M10 20c14 0 14-20 0-20-13 0-13 20 0 20z">
          <text:p/>
        </draw:path>
        <draw:path draw:style-name="gr1" draw:text-style-name="P1" draw:layer="layout" svg:width="0.019cm" svg:height="0.019cm" svg:x="17.203cm" svg:y="9.8cm" svg:viewBox="0 0 20 20" svg:d="M10 20c14 0 14-20 0-20-13 0-13 20 0 20z">
          <text:p/>
        </draw:path>
        <draw:path draw:style-name="gr1" draw:text-style-name="P1" draw:layer="layout" svg:width="0.019cm" svg:height="0.019cm" svg:x="17.703cm" svg:y="9.8cm" svg:viewBox="0 0 20 20" svg:d="M10 20c14 0 14-20 0-20-13 0-13 20 0 20z">
          <text:p/>
        </draw:path>
        <draw:path draw:style-name="gr1" draw:text-style-name="P1" draw:layer="layout" svg:width="0.019cm" svg:height="0.019cm" svg:x="18.203cm" svg:y="9.8cm" svg:viewBox="0 0 20 20" svg:d="M10 20c14 0 14-20 0-20-13 0-13 20 0 20z">
          <text:p/>
        </draw:path>
        <draw:path draw:style-name="gr1" draw:text-style-name="P1" draw:layer="layout" svg:width="0.019cm" svg:height="0.019cm" svg:x="18.703cm" svg:y="9.8cm" svg:viewBox="0 0 20 20" svg:d="M10 20c14 0 14-20 0-20-13 0-13 20 0 20z">
          <text:p/>
        </draw:path>
        <draw:path draw:style-name="gr1" draw:text-style-name="P1" draw:layer="layout" svg:width="0.019cm" svg:height="0.019cm" svg:x="19.203cm" svg:y="9.8cm" svg:viewBox="0 0 20 20" svg:d="M10 20c14 0 14-20 0-20-13 0-13 20 0 20z">
          <text:p/>
        </draw:path>
        <draw:path draw:style-name="gr1" draw:text-style-name="P1" draw:layer="layout" svg:width="0.019cm" svg:height="0.019cm" svg:x="19.703cm" svg:y="9.8cm" svg:viewBox="0 0 20 20" svg:d="M10 20c14 0 14-20 0-20-13 0-13 20 0 20z">
          <text:p/>
        </draw:path>
        <draw:path draw:style-name="gr1" draw:text-style-name="P1" draw:layer="layout" svg:width="0.019cm" svg:height="0.019cm" svg:x="20.203cm" svg:y="9.8cm" svg:viewBox="0 0 20 20" svg:d="M10 20c14 0 14-20 0-20-13 0-13 20 0 20z">
          <text:p/>
        </draw:path>
        <draw:path draw:style-name="gr1" draw:text-style-name="P1" draw:layer="layout" svg:width="0.019cm" svg:height="0.019cm" svg:x="20.703cm" svg:y="9.8cm" svg:viewBox="0 0 20 20" svg:d="M10 20c14 0 14-20 0-20-13 0-13 20 0 20z">
          <text:p/>
        </draw:path>
        <draw:path draw:style-name="gr1" draw:text-style-name="P1" draw:layer="layout" svg:width="0.019cm" svg:height="0.019cm" svg:x="21.203cm" svg:y="9.8cm" svg:viewBox="0 0 20 20" svg:d="M10 20c14 0 14-20 0-20-13 0-13 20 0 20z">
          <text:p/>
        </draw:path>
        <draw:path draw:style-name="gr1" draw:text-style-name="P1" draw:layer="layout" svg:width="0.019cm" svg:height="0.019cm" svg:x="21.703cm" svg:y="9.8cm" svg:viewBox="0 0 20 20" svg:d="M10 20c14 0 14-20 0-20-13 0-13 20 0 20z">
          <text:p/>
        </draw:path>
        <draw:path draw:style-name="gr1" draw:text-style-name="P1" draw:layer="layout" svg:width="0.019cm" svg:height="0.019cm" svg:x="22.203cm" svg:y="9.8cm" svg:viewBox="0 0 20 20" svg:d="M10 20c14 0 14-20 0-20-13 0-13 20 0 20z">
          <text:p/>
        </draw:path>
        <draw:path draw:style-name="gr1" draw:text-style-name="P1" draw:layer="layout" svg:width="0.019cm" svg:height="0.019cm" svg:x="22.703cm" svg:y="9.8cm" svg:viewBox="0 0 20 20" svg:d="M10 20c14 0 14-20 0-20-13 0-13 20 0 20z">
          <text:p/>
        </draw:path>
        <draw:path draw:style-name="gr1" draw:text-style-name="P1" draw:layer="layout" svg:width="0.019cm" svg:height="0.019cm" svg:x="23.203cm" svg:y="9.8cm" svg:viewBox="0 0 20 20" svg:d="M10 20c14 0 14-20 0-20-13 0-13 20 0 20z">
          <text:p/>
        </draw:path>
        <draw:path draw:style-name="gr1" draw:text-style-name="P1" draw:layer="layout" svg:width="0.019cm" svg:height="0.019cm" svg:x="23.703cm" svg:y="9.8cm" svg:viewBox="0 0 20 20" svg:d="M10 20c14 0 14-20 0-20-13 0-13 20 0 20z">
          <text:p/>
        </draw:path>
        <draw:path draw:style-name="gr1" draw:text-style-name="P1" draw:layer="layout" svg:width="0.019cm" svg:height="0.019cm" svg:x="24.203cm" svg:y="9.8cm" svg:viewBox="0 0 20 20" svg:d="M10 20c14 0 14-20 0-20-13 0-13 20 0 20z">
          <text:p/>
        </draw:path>
        <draw:path draw:style-name="gr1" draw:text-style-name="P1" draw:layer="layout" svg:width="0.019cm" svg:height="0.019cm" svg:x="24.704cm" svg:y="9.8cm" svg:viewBox="0 0 20 20" svg:d="M10 20c14 0 14-20 0-20-13 0-13 20 0 20z">
          <text:p/>
        </draw:path>
        <draw:path draw:style-name="gr1" draw:text-style-name="P1" draw:layer="layout" svg:width="0.019cm" svg:height="0.019cm" svg:x="25.204cm" svg:y="9.8cm" svg:viewBox="0 0 20 20" svg:d="M10 20c14 0 14-20 0-20-13 0-13 20 0 20z">
          <text:p/>
        </draw:path>
        <draw:path draw:style-name="gr1" draw:text-style-name="P1" draw:layer="layout" svg:width="0.019cm" svg:height="0.019cm" svg:x="25.704cm" svg:y="9.8cm" svg:viewBox="0 0 20 20" svg:d="M10 20c14 0 14-20 0-20-13 0-13 20 0 20z">
          <text:p/>
        </draw:path>
        <draw:path draw:style-name="gr1" draw:text-style-name="P1" draw:layer="layout" svg:width="0.019cm" svg:height="0.019cm" svg:x="26.204cm" svg:y="9.8cm" svg:viewBox="0 0 20 20" svg:d="M10 20c14 0 14-20 0-20-13 0-13 20 0 20z">
          <text:p/>
        </draw:path>
        <draw:path draw:style-name="gr1" draw:text-style-name="P1" draw:layer="layout" svg:width="0.019cm" svg:height="0.019cm" svg:x="26.704cm" svg:y="9.8cm" svg:viewBox="0 0 20 20" svg:d="M10 20c14 0 14-20 0-20-13 0-13 20 0 20z">
          <text:p/>
        </draw:path>
        <draw:path draw:style-name="gr1" draw:text-style-name="P1" draw:layer="layout" svg:width="0.019cm" svg:height="0.019cm" svg:x="27.204cm" svg:y="9.8cm" svg:viewBox="0 0 20 20" svg:d="M10 20c14 0 14-20 0-20-13 0-13 20 0 20z">
          <text:p/>
        </draw:path>
        <draw:path draw:style-name="gr1" draw:text-style-name="P1" draw:layer="layout" svg:width="0.019cm" svg:height="0.019cm" svg:x="0.703cm" svg:y="9.8cm" svg:viewBox="0 0 20 20" svg:d="M10 20c14 0 14-20 0-20-13 0-13 20 0 20z">
          <text:p/>
        </draw:path>
        <draw:path draw:style-name="gr1" draw:text-style-name="P1" draw:layer="layout" svg:width="0.019cm" svg:height="0.019cm" svg:x="1.203cm" svg:y="9.8cm" svg:viewBox="0 0 20 20" svg:d="M10 20c14 0 14-20 0-20-13 0-13 20 0 20z">
          <text:p/>
        </draw:path>
        <draw:path draw:style-name="gr1" draw:text-style-name="P1" draw:layer="layout" svg:width="0.019cm" svg:height="0.019cm" svg:x="1.703cm" svg:y="9.8cm" svg:viewBox="0 0 20 20" svg:d="M10 20c14 0 14-20 0-20-13 0-13 20 0 20z">
          <text:p/>
        </draw:path>
        <draw:path draw:style-name="gr1" draw:text-style-name="P1" draw:layer="layout" svg:width="0.019cm" svg:height="0.019cm" svg:x="2.203cm" svg:y="9.8cm" svg:viewBox="0 0 20 20" svg:d="M10 20c14 0 14-20 0-20-13 0-13 20 0 20z">
          <text:p/>
        </draw:path>
        <draw:path draw:style-name="gr1" draw:text-style-name="P1" draw:layer="layout" svg:width="0.019cm" svg:height="0.019cm" svg:x="2.703cm" svg:y="9.8cm" svg:viewBox="0 0 20 20" svg:d="M10 20c14 0 14-20 0-20-13 0-13 20 0 20z">
          <text:p/>
        </draw:path>
        <draw:path draw:style-name="gr1" draw:text-style-name="P1" draw:layer="layout" svg:width="0.019cm" svg:height="0.019cm" svg:x="3.203cm" svg:y="9.8cm" svg:viewBox="0 0 20 20" svg:d="M10 20c14 0 14-20 0-20-13 0-13 20 0 20z">
          <text:p/>
        </draw:path>
        <draw:path draw:style-name="gr1" draw:text-style-name="P1" draw:layer="layout" svg:width="0.019cm" svg:height="0.019cm" svg:x="3.703cm" svg:y="9.8cm" svg:viewBox="0 0 20 20" svg:d="M10 20c14 0 14-20 0-20-13 0-13 20 0 20z">
          <text:p/>
        </draw:path>
        <draw:path draw:style-name="gr1" draw:text-style-name="P1" draw:layer="layout" svg:width="0.019cm" svg:height="0.019cm" svg:x="4.203cm" svg:y="9.8cm" svg:viewBox="0 0 20 20" svg:d="M10 20c14 0 14-20 0-20-13 0-13 20 0 20z">
          <text:p/>
        </draw:path>
        <draw:path draw:style-name="gr1" draw:text-style-name="P1" draw:layer="layout" svg:width="0.019cm" svg:height="0.019cm" svg:x="4.703cm" svg:y="9.8cm" svg:viewBox="0 0 20 20" svg:d="M10 20c14 0 14-20 0-20-13 0-13 20 0 20z">
          <text:p/>
        </draw:path>
        <draw:path draw:style-name="gr1" draw:text-style-name="P1" draw:layer="layout" svg:width="0.019cm" svg:height="0.019cm" svg:x="5.203cm" svg:y="9.8cm" svg:viewBox="0 0 20 20" svg:d="M10 20c14 0 14-20 0-20-13 0-13 20 0 20z">
          <text:p/>
        </draw:path>
        <draw:path draw:style-name="gr1" draw:text-style-name="P1" draw:layer="layout" svg:width="0.019cm" svg:height="0.019cm" svg:x="5.703cm" svg:y="9.8cm" svg:viewBox="0 0 20 20" svg:d="M10 20c14 0 14-20 0-20-13 0-13 20 0 20z">
          <text:p/>
        </draw:path>
        <draw:path draw:style-name="gr1" draw:text-style-name="P1" draw:layer="layout" svg:width="0.019cm" svg:height="0.019cm" svg:x="6.203cm" svg:y="9.8cm" svg:viewBox="0 0 20 20" svg:d="M10 20c14 0 14-20 0-20-13 0-13 20 0 20z">
          <text:p/>
        </draw:path>
        <draw:path draw:style-name="gr1" draw:text-style-name="P1" draw:layer="layout" svg:width="0.019cm" svg:height="0.019cm" svg:x="6.703cm" svg:y="9.8cm" svg:viewBox="0 0 20 20" svg:d="M10 20c14 0 14-20 0-20-13 0-13 20 0 20z">
          <text:p/>
        </draw:path>
        <draw:path draw:style-name="gr1" draw:text-style-name="P1" draw:layer="layout" svg:width="0.019cm" svg:height="0.019cm" svg:x="7.203cm" svg:y="9.8cm" svg:viewBox="0 0 20 20" svg:d="M10 20c14 0 14-20 0-20-13 0-13 20 0 20z">
          <text:p/>
        </draw:path>
        <draw:path draw:style-name="gr1" draw:text-style-name="P1" draw:layer="layout" svg:width="0.019cm" svg:height="0.019cm" svg:x="7.703cm" svg:y="9.8cm" svg:viewBox="0 0 20 20" svg:d="M10 20c14 0 14-20 0-20-13 0-13 20 0 20z">
          <text:p/>
        </draw:path>
        <draw:path draw:style-name="gr1" draw:text-style-name="P1" draw:layer="layout" svg:width="0.019cm" svg:height="0.019cm" svg:x="8.203cm" svg:y="9.8cm" svg:viewBox="0 0 20 20" svg:d="M10 20c14 0 14-20 0-20-13 0-13 20 0 20z">
          <text:p/>
        </draw:path>
        <draw:path draw:style-name="gr1" draw:text-style-name="P1" draw:layer="layout" svg:width="0.019cm" svg:height="0.019cm" svg:x="8.704cm" svg:y="9.8cm" svg:viewBox="0 0 20 20" svg:d="M10 20c14 0 14-20 0-20-13 0-13 20 0 20z">
          <text:p/>
        </draw:path>
        <draw:path draw:style-name="gr1" draw:text-style-name="P1" draw:layer="layout" svg:width="0.019cm" svg:height="0.019cm" svg:x="9.204cm" svg:y="9.8cm" svg:viewBox="0 0 20 20" svg:d="M10 20c14 0 14-20 0-20-13 0-13 20 0 20z">
          <text:p/>
        </draw:path>
        <draw:path draw:style-name="gr1" draw:text-style-name="P1" draw:layer="layout" svg:width="0.019cm" svg:height="0.019cm" svg:x="9.704cm" svg:y="9.8cm" svg:viewBox="0 0 20 20" svg:d="M10 20c14 0 14-20 0-20-13 0-13 20 0 20z">
          <text:p/>
        </draw:path>
        <draw:path draw:style-name="gr1" draw:text-style-name="P1" draw:layer="layout" svg:width="0.019cm" svg:height="0.019cm" svg:x="10.204cm" svg:y="9.8cm" svg:viewBox="0 0 20 20" svg:d="M10 20c14 0 14-20 0-20-13 0-13 20 0 20z">
          <text:p/>
        </draw:path>
        <draw:path draw:style-name="gr1" draw:text-style-name="P1" draw:layer="layout" svg:width="0.019cm" svg:height="0.019cm" svg:x="10.704cm" svg:y="9.8cm" svg:viewBox="0 0 20 20" svg:d="M10 20c14 0 14-20 0-20-13 0-13 20 0 20z">
          <text:p/>
        </draw:path>
        <draw:path draw:style-name="gr1" draw:text-style-name="P1" draw:layer="layout" svg:width="0.019cm" svg:height="0.019cm" svg:x="11.204cm" svg:y="9.8cm" svg:viewBox="0 0 20 20" svg:d="M10 20c14 0 14-20 0-20-13 0-13 20 0 20z">
          <text:p/>
        </draw:path>
        <draw:path draw:style-name="gr1" draw:text-style-name="P1" draw:layer="layout" svg:width="0.019cm" svg:height="0.019cm" svg:x="11.704cm" svg:y="9.8cm" svg:viewBox="0 0 20 20" svg:d="M10 20c14 0 14-20 0-20-13 0-13 20 0 20z">
          <text:p/>
        </draw:path>
        <draw:path draw:style-name="gr1" draw:text-style-name="P1" draw:layer="layout" svg:width="0.019cm" svg:height="0.019cm" svg:x="12.204cm" svg:y="9.8cm" svg:viewBox="0 0 20 20" svg:d="M10 20c14 0 14-20 0-20-13 0-13 20 0 20z">
          <text:p/>
        </draw:path>
        <draw:path draw:style-name="gr1" draw:text-style-name="P1" draw:layer="layout" svg:width="0.019cm" svg:height="0.019cm" svg:x="12.704cm" svg:y="9.8cm" svg:viewBox="0 0 20 20" svg:d="M10 20c14 0 14-20 0-20-13 0-13 20 0 20z">
          <text:p/>
        </draw:path>
        <draw:path draw:style-name="gr1" draw:text-style-name="P1" draw:layer="layout" svg:width="0.019cm" svg:height="0.019cm" svg:x="14.704cm" svg:y="9.8cm" svg:viewBox="0 0 20 20" svg:d="M10 20c14 0 14-20 0-20-13 0-13 20 0 20z">
          <text:p/>
        </draw:path>
        <draw:path draw:style-name="gr1" draw:text-style-name="P1" draw:layer="layout" svg:width="0.019cm" svg:height="0.019cm" svg:x="15.204cm" svg:y="9.8cm" svg:viewBox="0 0 20 20" svg:d="M10 20c14 0 14-20 0-20-13 0-13 20 0 20z">
          <text:p/>
        </draw:path>
        <draw:path draw:style-name="gr1" draw:text-style-name="P1" draw:layer="layout" svg:width="0.019cm" svg:height="0.019cm" svg:x="15.704cm" svg:y="9.8cm" svg:viewBox="0 0 20 20" svg:d="M10 20c14 0 14-20 0-20-13 0-13 20 0 20z">
          <text:p/>
        </draw:path>
        <draw:path draw:style-name="gr1" draw:text-style-name="P1" draw:layer="layout" svg:width="0.019cm" svg:height="0.019cm" svg:x="16.204cm" svg:y="9.8cm" svg:viewBox="0 0 20 20" svg:d="M10 20c14 0 14-20 0-20-13 0-13 20 0 20z">
          <text:p/>
        </draw:path>
        <draw:path draw:style-name="gr1" draw:text-style-name="P1" draw:layer="layout" svg:width="0.019cm" svg:height="0.019cm" svg:x="0.702cm" svg:y="10.3cm" svg:viewBox="0 0 20 20" svg:d="M10 20c14 0 14-20 0-20-13 0-13 20 0 20z">
          <text:p/>
        </draw:path>
        <draw:path draw:style-name="gr1" draw:text-style-name="P1" draw:layer="layout" svg:width="0.019cm" svg:height="0.019cm" svg:x="1.202cm" svg:y="10.3cm" svg:viewBox="0 0 20 20" svg:d="M10 20c14 0 14-20 0-20-13 0-13 20 0 20z">
          <text:p/>
        </draw:path>
        <draw:path draw:style-name="gr1" draw:text-style-name="P1" draw:layer="layout" svg:width="0.019cm" svg:height="0.019cm" svg:x="1.702cm" svg:y="10.3cm" svg:viewBox="0 0 20 20" svg:d="M10 20c14 0 14-20 0-20-13 0-13 20 0 20z">
          <text:p/>
        </draw:path>
        <draw:path draw:style-name="gr1" draw:text-style-name="P1" draw:layer="layout" svg:width="0.019cm" svg:height="0.019cm" svg:x="2.202cm" svg:y="10.3cm" svg:viewBox="0 0 20 20" svg:d="M10 20c14 0 14-20 0-20-13 0-13 20 0 20z">
          <text:p/>
        </draw:path>
        <draw:path draw:style-name="gr1" draw:text-style-name="P1" draw:layer="layout" svg:width="0.019cm" svg:height="0.019cm" svg:x="2.702cm" svg:y="10.3cm" svg:viewBox="0 0 20 20" svg:d="M10 20c14 0 14-20 0-20-13 0-13 20 0 20z">
          <text:p/>
        </draw:path>
        <draw:path draw:style-name="gr1" draw:text-style-name="P1" draw:layer="layout" svg:width="0.019cm" svg:height="0.019cm" svg:x="3.202cm" svg:y="10.3cm" svg:viewBox="0 0 20 20" svg:d="M10 20c14 0 14-20 0-20-13 0-13 20 0 20z">
          <text:p/>
        </draw:path>
        <draw:path draw:style-name="gr1" draw:text-style-name="P1" draw:layer="layout" svg:width="0.019cm" svg:height="0.019cm" svg:x="3.702cm" svg:y="10.3cm" svg:viewBox="0 0 20 20" svg:d="M10 20c14 0 14-20 0-20-13 0-13 20 0 20z">
          <text:p/>
        </draw:path>
        <draw:path draw:style-name="gr1" draw:text-style-name="P1" draw:layer="layout" svg:width="0.019cm" svg:height="0.019cm" svg:x="4.202cm" svg:y="10.3cm" svg:viewBox="0 0 20 20" svg:d="M10 20c14 0 14-20 0-20-13 0-13 20 0 20z">
          <text:p/>
        </draw:path>
        <draw:path draw:style-name="gr1" draw:text-style-name="P1" draw:layer="layout" svg:width="0.019cm" svg:height="0.019cm" svg:x="4.702cm" svg:y="10.3cm" svg:viewBox="0 0 20 20" svg:d="M10 20c14 0 14-20 0-20-13 0-13 20 0 20z">
          <text:p/>
        </draw:path>
        <draw:path draw:style-name="gr1" draw:text-style-name="P1" draw:layer="layout" svg:width="0.019cm" svg:height="0.019cm" svg:x="5.202cm" svg:y="10.3cm" svg:viewBox="0 0 20 20" svg:d="M10 20c14 0 14-20 0-20-13 0-13 20 0 20z">
          <text:p/>
        </draw:path>
        <draw:path draw:style-name="gr1" draw:text-style-name="P1" draw:layer="layout" svg:width="0.019cm" svg:height="0.019cm" svg:x="5.702cm" svg:y="10.3cm" svg:viewBox="0 0 20 20" svg:d="M10 20c14 0 14-20 0-20-13 0-13 20 0 20z">
          <text:p/>
        </draw:path>
        <draw:path draw:style-name="gr1" draw:text-style-name="P1" draw:layer="layout" svg:width="0.019cm" svg:height="0.019cm" svg:x="6.202cm" svg:y="10.3cm" svg:viewBox="0 0 20 20" svg:d="M10 20c14 0 14-20 0-20-13 0-13 20 0 20z">
          <text:p/>
        </draw:path>
        <draw:path draw:style-name="gr1" draw:text-style-name="P1" draw:layer="layout" svg:width="0.019cm" svg:height="0.019cm" svg:x="6.702cm" svg:y="10.3cm" svg:viewBox="0 0 20 20" svg:d="M10 20c14 0 14-20 0-20-13 0-13 20 0 20z">
          <text:p/>
        </draw:path>
        <draw:path draw:style-name="gr1" draw:text-style-name="P1" draw:layer="layout" svg:width="0.019cm" svg:height="0.019cm" svg:x="7.202cm" svg:y="10.3cm" svg:viewBox="0 0 20 20" svg:d="M10 20c14 0 14-20 0-20-13 0-13 20 0 20z">
          <text:p/>
        </draw:path>
        <draw:path draw:style-name="gr1" draw:text-style-name="P1" draw:layer="layout" svg:width="0.019cm" svg:height="0.019cm" svg:x="7.702cm" svg:y="10.3cm" svg:viewBox="0 0 20 20" svg:d="M10 20c14 0 14-20 0-20-13 0-13 20 0 20z">
          <text:p/>
        </draw:path>
        <draw:path draw:style-name="gr1" draw:text-style-name="P1" draw:layer="layout" svg:width="0.019cm" svg:height="0.019cm" svg:x="8.202cm" svg:y="10.3cm" svg:viewBox="0 0 20 20" svg:d="M10 20c14 0 14-20 0-20-13 0-13 20 0 20z">
          <text:p/>
        </draw:path>
        <draw:path draw:style-name="gr1" draw:text-style-name="P1" draw:layer="layout" svg:width="0.019cm" svg:height="0.019cm" svg:x="8.703cm" svg:y="10.3cm" svg:viewBox="0 0 20 20" svg:d="M10 20c14 0 14-20 0-20-13 0-13 20 0 20z">
          <text:p/>
        </draw:path>
        <draw:path draw:style-name="gr1" draw:text-style-name="P1" draw:layer="layout" svg:width="0.019cm" svg:height="0.019cm" svg:x="9.203cm" svg:y="10.3cm" svg:viewBox="0 0 20 20" svg:d="M10 20c14 0 14-20 0-20-13 0-13 20 0 20z">
          <text:p/>
        </draw:path>
        <draw:path draw:style-name="gr1" draw:text-style-name="P1" draw:layer="layout" svg:width="0.019cm" svg:height="0.019cm" svg:x="9.703cm" svg:y="10.3cm" svg:viewBox="0 0 20 20" svg:d="M10 20c14 0 14-20 0-20-13 0-13 20 0 20z">
          <text:p/>
        </draw:path>
        <draw:path draw:style-name="gr1" draw:text-style-name="P1" draw:layer="layout" svg:width="0.019cm" svg:height="0.019cm" svg:x="10.203cm" svg:y="10.3cm" svg:viewBox="0 0 20 20" svg:d="M10 20c14 0 14-20 0-20-13 0-13 20 0 20z">
          <text:p/>
        </draw:path>
        <draw:path draw:style-name="gr1" draw:text-style-name="P1" draw:layer="layout" svg:width="0.019cm" svg:height="0.019cm" svg:x="10.703cm" svg:y="10.3cm" svg:viewBox="0 0 20 20" svg:d="M10 20c14 0 14-20 0-20-13 0-13 20 0 20z">
          <text:p/>
        </draw:path>
        <draw:path draw:style-name="gr1" draw:text-style-name="P1" draw:layer="layout" svg:width="0.019cm" svg:height="0.019cm" svg:x="11.203cm" svg:y="10.3cm" svg:viewBox="0 0 20 20" svg:d="M10 20c14 0 14-20 0-20-13 0-13 20 0 20z">
          <text:p/>
        </draw:path>
        <draw:path draw:style-name="gr1" draw:text-style-name="P1" draw:layer="layout" svg:width="0.019cm" svg:height="0.019cm" svg:x="11.703cm" svg:y="10.3cm" svg:viewBox="0 0 20 20" svg:d="M10 20c14 0 14-20 0-20-13 0-13 20 0 20z">
          <text:p/>
        </draw:path>
        <draw:path draw:style-name="gr1" draw:text-style-name="P1" draw:layer="layout" svg:width="0.019cm" svg:height="0.019cm" svg:x="12.203cm" svg:y="10.3cm" svg:viewBox="0 0 20 20" svg:d="M10 20c14 0 14-20 0-20-13 0-13 20 0 20z">
          <text:p/>
        </draw:path>
        <draw:path draw:style-name="gr1" draw:text-style-name="P1" draw:layer="layout" svg:width="0.019cm" svg:height="0.019cm" svg:x="12.703cm" svg:y="10.3cm" svg:viewBox="0 0 20 20" svg:d="M10 20c14 0 14-20 0-20-13 0-13 20 0 20z">
          <text:p/>
        </draw:path>
        <draw:path draw:style-name="gr1" draw:text-style-name="P1" draw:layer="layout" svg:width="0.019cm" svg:height="0.019cm" svg:x="14.703cm" svg:y="10.3cm" svg:viewBox="0 0 20 20" svg:d="M10 20c14 0 14-20 0-20-13 0-13 20 0 20z">
          <text:p/>
        </draw:path>
        <draw:path draw:style-name="gr1" draw:text-style-name="P1" draw:layer="layout" svg:width="0.019cm" svg:height="0.019cm" svg:x="15.203cm" svg:y="10.3cm" svg:viewBox="0 0 20 20" svg:d="M10 20c14 0 14-20 0-20-13 0-13 20 0 20z">
          <text:p/>
        </draw:path>
        <draw:path draw:style-name="gr1" draw:text-style-name="P1" draw:layer="layout" svg:width="0.019cm" svg:height="0.019cm" svg:x="15.703cm" svg:y="10.3cm" svg:viewBox="0 0 20 20" svg:d="M10 20c14 0 14-20 0-20-13 0-13 20 0 20z">
          <text:p/>
        </draw:path>
        <draw:path draw:style-name="gr1" draw:text-style-name="P1" draw:layer="layout" svg:width="0.019cm" svg:height="0.019cm" svg:x="16.203cm" svg:y="10.3cm" svg:viewBox="0 0 20 20" svg:d="M10 20c14 0 14-20 0-20-13 0-13 20 0 20z">
          <text:p/>
        </draw:path>
        <draw:path draw:style-name="gr1" draw:text-style-name="P1" draw:layer="layout" svg:width="0.019cm" svg:height="0.019cm" svg:x="16.702cm" svg:y="10.3cm" svg:viewBox="0 0 20 20" svg:d="M10 20c14 0 14-20 0-20-13 0-13 20 0 20z">
          <text:p/>
        </draw:path>
        <draw:path draw:style-name="gr1" draw:text-style-name="P1" draw:layer="layout" svg:width="0.019cm" svg:height="0.019cm" svg:x="17.202cm" svg:y="10.3cm" svg:viewBox="0 0 20 20" svg:d="M10 20c14 0 14-20 0-20-13 0-13 20 0 20z">
          <text:p/>
        </draw:path>
        <draw:path draw:style-name="gr1" draw:text-style-name="P1" draw:layer="layout" svg:width="0.019cm" svg:height="0.019cm" svg:x="17.702cm" svg:y="10.3cm" svg:viewBox="0 0 20 20" svg:d="M10 20c14 0 14-20 0-20-13 0-13 20 0 20z">
          <text:p/>
        </draw:path>
        <draw:path draw:style-name="gr1" draw:text-style-name="P1" draw:layer="layout" svg:width="0.019cm" svg:height="0.019cm" svg:x="18.202cm" svg:y="10.3cm" svg:viewBox="0 0 20 20" svg:d="M10 20c14 0 14-20 0-20-13 0-13 20 0 20z">
          <text:p/>
        </draw:path>
        <draw:path draw:style-name="gr1" draw:text-style-name="P1" draw:layer="layout" svg:width="0.019cm" svg:height="0.019cm" svg:x="18.702cm" svg:y="10.3cm" svg:viewBox="0 0 20 20" svg:d="M10 20c14 0 14-20 0-20-13 0-13 20 0 20z">
          <text:p/>
        </draw:path>
        <draw:path draw:style-name="gr1" draw:text-style-name="P1" draw:layer="layout" svg:width="0.019cm" svg:height="0.019cm" svg:x="19.202cm" svg:y="10.3cm" svg:viewBox="0 0 20 20" svg:d="M10 20c14 0 14-20 0-20-13 0-13 20 0 20z">
          <text:p/>
        </draw:path>
        <draw:path draw:style-name="gr1" draw:text-style-name="P1" draw:layer="layout" svg:width="0.019cm" svg:height="0.019cm" svg:x="19.702cm" svg:y="10.3cm" svg:viewBox="0 0 20 20" svg:d="M10 20c14 0 14-20 0-20-13 0-13 20 0 20z">
          <text:p/>
        </draw:path>
        <draw:path draw:style-name="gr1" draw:text-style-name="P1" draw:layer="layout" svg:width="0.019cm" svg:height="0.019cm" svg:x="20.202cm" svg:y="10.3cm" svg:viewBox="0 0 20 20" svg:d="M10 20c14 0 14-20 0-20-13 0-13 20 0 20z">
          <text:p/>
        </draw:path>
        <draw:path draw:style-name="gr1" draw:text-style-name="P1" draw:layer="layout" svg:width="0.019cm" svg:height="0.019cm" svg:x="20.702cm" svg:y="10.3cm" svg:viewBox="0 0 20 20" svg:d="M10 20c14 0 14-20 0-20-13 0-13 20 0 20z">
          <text:p/>
        </draw:path>
        <draw:path draw:style-name="gr1" draw:text-style-name="P1" draw:layer="layout" svg:width="0.019cm" svg:height="0.019cm" svg:x="21.202cm" svg:y="10.3cm" svg:viewBox="0 0 20 20" svg:d="M10 20c14 0 14-20 0-20-13 0-13 20 0 20z">
          <text:p/>
        </draw:path>
        <draw:path draw:style-name="gr1" draw:text-style-name="P1" draw:layer="layout" svg:width="0.019cm" svg:height="0.019cm" svg:x="21.702cm" svg:y="10.3cm" svg:viewBox="0 0 20 20" svg:d="M10 20c14 0 14-20 0-20-13 0-13 20 0 20z">
          <text:p/>
        </draw:path>
        <draw:path draw:style-name="gr1" draw:text-style-name="P1" draw:layer="layout" svg:width="0.019cm" svg:height="0.019cm" svg:x="22.202cm" svg:y="10.3cm" svg:viewBox="0 0 20 20" svg:d="M10 20c14 0 14-20 0-20-13 0-13 20 0 20z">
          <text:p/>
        </draw:path>
        <draw:path draw:style-name="gr1" draw:text-style-name="P1" draw:layer="layout" svg:width="0.019cm" svg:height="0.019cm" svg:x="22.702cm" svg:y="10.3cm" svg:viewBox="0 0 20 20" svg:d="M10 20c14 0 14-20 0-20-13 0-13 20 0 20z">
          <text:p/>
        </draw:path>
        <draw:path draw:style-name="gr1" draw:text-style-name="P1" draw:layer="layout" svg:width="0.019cm" svg:height="0.019cm" svg:x="23.202cm" svg:y="10.3cm" svg:viewBox="0 0 20 20" svg:d="M10 20c14 0 14-20 0-20-13 0-13 20 0 20z">
          <text:p/>
        </draw:path>
        <draw:path draw:style-name="gr1" draw:text-style-name="P1" draw:layer="layout" svg:width="0.019cm" svg:height="0.019cm" svg:x="23.702cm" svg:y="10.3cm" svg:viewBox="0 0 20 20" svg:d="M10 20c14 0 14-20 0-20-13 0-13 20 0 20z">
          <text:p/>
        </draw:path>
        <draw:path draw:style-name="gr1" draw:text-style-name="P1" draw:layer="layout" svg:width="0.019cm" svg:height="0.019cm" svg:x="24.202cm" svg:y="10.3cm" svg:viewBox="0 0 20 20" svg:d="M10 20c14 0 14-20 0-20-13 0-13 20 0 20z">
          <text:p/>
        </draw:path>
        <draw:path draw:style-name="gr1" draw:text-style-name="P1" draw:layer="layout" svg:width="0.019cm" svg:height="0.019cm" svg:x="24.703cm" svg:y="10.3cm" svg:viewBox="0 0 20 20" svg:d="M10 20c14 0 14-20 0-20-13 0-13 20 0 20z">
          <text:p/>
        </draw:path>
        <draw:path draw:style-name="gr1" draw:text-style-name="P1" draw:layer="layout" svg:width="0.019cm" svg:height="0.019cm" svg:x="25.203cm" svg:y="10.3cm" svg:viewBox="0 0 20 20" svg:d="M10 20c14 0 14-20 0-20-13 0-13 20 0 20z">
          <text:p/>
        </draw:path>
        <draw:path draw:style-name="gr1" draw:text-style-name="P1" draw:layer="layout" svg:width="0.019cm" svg:height="0.019cm" svg:x="25.703cm" svg:y="10.3cm" svg:viewBox="0 0 20 20" svg:d="M10 20c14 0 14-20 0-20-13 0-13 20 0 20z">
          <text:p/>
        </draw:path>
        <draw:path draw:style-name="gr1" draw:text-style-name="P1" draw:layer="layout" svg:width="0.019cm" svg:height="0.019cm" svg:x="26.203cm" svg:y="10.3cm" svg:viewBox="0 0 20 20" svg:d="M10 20c14 0 14-20 0-20-13 0-13 20 0 20z">
          <text:p/>
        </draw:path>
        <draw:path draw:style-name="gr1" draw:text-style-name="P1" draw:layer="layout" svg:width="0.019cm" svg:height="0.019cm" svg:x="26.703cm" svg:y="10.3cm" svg:viewBox="0 0 20 20" svg:d="M10 20c14 0 14-20 0-20-13 0-13 20 0 20z">
          <text:p/>
        </draw:path>
        <draw:path draw:style-name="gr1" draw:text-style-name="P1" draw:layer="layout" svg:width="0.019cm" svg:height="0.019cm" svg:x="27.203cm" svg:y="10.3cm" svg:viewBox="0 0 20 20" svg:d="M10 20c14 0 14-20 0-20-13 0-13 20 0 20z">
          <text:p/>
        </draw:path>
        <draw:path draw:style-name="gr1" draw:text-style-name="P1" draw:layer="layout" svg:width="0.019cm" svg:height="0.019cm" svg:x="0.702cm" svg:y="10.3cm" svg:viewBox="0 0 20 20" svg:d="M10 20c14 0 14-20 0-20-13 0-13 20 0 20z">
          <text:p/>
        </draw:path>
        <draw:path draw:style-name="gr1" draw:text-style-name="P1" draw:layer="layout" svg:width="0.019cm" svg:height="0.019cm" svg:x="1.202cm" svg:y="10.3cm" svg:viewBox="0 0 20 20" svg:d="M10 20c14 0 14-20 0-20-13 0-13 20 0 20z">
          <text:p/>
        </draw:path>
        <draw:path draw:style-name="gr1" draw:text-style-name="P1" draw:layer="layout" svg:width="0.019cm" svg:height="0.019cm" svg:x="1.702cm" svg:y="10.3cm" svg:viewBox="0 0 20 20" svg:d="M10 20c14 0 14-20 0-20-13 0-13 20 0 20z">
          <text:p/>
        </draw:path>
        <draw:path draw:style-name="gr1" draw:text-style-name="P1" draw:layer="layout" svg:width="0.019cm" svg:height="0.019cm" svg:x="2.202cm" svg:y="10.3cm" svg:viewBox="0 0 20 20" svg:d="M10 20c14 0 14-20 0-20-13 0-13 20 0 20z">
          <text:p/>
        </draw:path>
        <draw:path draw:style-name="gr1" draw:text-style-name="P1" draw:layer="layout" svg:width="0.019cm" svg:height="0.019cm" svg:x="2.702cm" svg:y="10.3cm" svg:viewBox="0 0 20 20" svg:d="M10 20c14 0 14-20 0-20-13 0-13 20 0 20z">
          <text:p/>
        </draw:path>
        <draw:path draw:style-name="gr1" draw:text-style-name="P1" draw:layer="layout" svg:width="0.019cm" svg:height="0.019cm" svg:x="3.202cm" svg:y="10.3cm" svg:viewBox="0 0 20 20" svg:d="M10 20c14 0 14-20 0-20-13 0-13 20 0 20z">
          <text:p/>
        </draw:path>
        <draw:path draw:style-name="gr1" draw:text-style-name="P1" draw:layer="layout" svg:width="0.019cm" svg:height="0.019cm" svg:x="3.702cm" svg:y="10.3cm" svg:viewBox="0 0 20 20" svg:d="M10 20c14 0 14-20 0-20-13 0-13 20 0 20z">
          <text:p/>
        </draw:path>
        <draw:path draw:style-name="gr1" draw:text-style-name="P1" draw:layer="layout" svg:width="0.019cm" svg:height="0.019cm" svg:x="4.202cm" svg:y="10.3cm" svg:viewBox="0 0 20 20" svg:d="M10 20c14 0 14-20 0-20-13 0-13 20 0 20z">
          <text:p/>
        </draw:path>
        <draw:path draw:style-name="gr1" draw:text-style-name="P1" draw:layer="layout" svg:width="0.019cm" svg:height="0.019cm" svg:x="4.702cm" svg:y="10.3cm" svg:viewBox="0 0 20 20" svg:d="M10 20c14 0 14-20 0-20-13 0-13 20 0 20z">
          <text:p/>
        </draw:path>
        <draw:path draw:style-name="gr1" draw:text-style-name="P1" draw:layer="layout" svg:width="0.019cm" svg:height="0.019cm" svg:x="5.202cm" svg:y="10.3cm" svg:viewBox="0 0 20 20" svg:d="M10 20c14 0 14-20 0-20-13 0-13 20 0 20z">
          <text:p/>
        </draw:path>
        <draw:path draw:style-name="gr1" draw:text-style-name="P1" draw:layer="layout" svg:width="0.019cm" svg:height="0.019cm" svg:x="5.702cm" svg:y="10.3cm" svg:viewBox="0 0 20 20" svg:d="M10 20c14 0 14-20 0-20-13 0-13 20 0 20z">
          <text:p/>
        </draw:path>
        <draw:path draw:style-name="gr1" draw:text-style-name="P1" draw:layer="layout" svg:width="0.019cm" svg:height="0.019cm" svg:x="6.202cm" svg:y="10.3cm" svg:viewBox="0 0 20 20" svg:d="M10 20c14 0 14-20 0-20-13 0-13 20 0 20z">
          <text:p/>
        </draw:path>
        <draw:path draw:style-name="gr1" draw:text-style-name="P1" draw:layer="layout" svg:width="0.019cm" svg:height="0.019cm" svg:x="6.702cm" svg:y="10.3cm" svg:viewBox="0 0 20 20" svg:d="M10 20c14 0 14-20 0-20-13 0-13 20 0 20z">
          <text:p/>
        </draw:path>
        <draw:path draw:style-name="gr1" draw:text-style-name="P1" draw:layer="layout" svg:width="0.019cm" svg:height="0.019cm" svg:x="7.202cm" svg:y="10.3cm" svg:viewBox="0 0 20 20" svg:d="M10 20c14 0 14-20 0-20-13 0-13 20 0 20z">
          <text:p/>
        </draw:path>
        <draw:path draw:style-name="gr1" draw:text-style-name="P1" draw:layer="layout" svg:width="0.019cm" svg:height="0.019cm" svg:x="7.702cm" svg:y="10.3cm" svg:viewBox="0 0 20 20" svg:d="M10 20c14 0 14-20 0-20-13 0-13 20 0 20z">
          <text:p/>
        </draw:path>
        <draw:path draw:style-name="gr1" draw:text-style-name="P1" draw:layer="layout" svg:width="0.019cm" svg:height="0.019cm" svg:x="8.202cm" svg:y="10.3cm" svg:viewBox="0 0 20 20" svg:d="M10 20c14 0 14-20 0-20-13 0-13 20 0 20z">
          <text:p/>
        </draw:path>
        <draw:path draw:style-name="gr1" draw:text-style-name="P1" draw:layer="layout" svg:width="0.019cm" svg:height="0.019cm" svg:x="8.703cm" svg:y="10.3cm" svg:viewBox="0 0 20 20" svg:d="M10 20c14 0 14-20 0-20-13 0-13 20 0 20z">
          <text:p/>
        </draw:path>
        <draw:path draw:style-name="gr1" draw:text-style-name="P1" draw:layer="layout" svg:width="0.019cm" svg:height="0.019cm" svg:x="9.203cm" svg:y="10.3cm" svg:viewBox="0 0 20 20" svg:d="M10 20c14 0 14-20 0-20-13 0-13 20 0 20z">
          <text:p/>
        </draw:path>
        <draw:path draw:style-name="gr1" draw:text-style-name="P1" draw:layer="layout" svg:width="0.019cm" svg:height="0.019cm" svg:x="9.703cm" svg:y="10.3cm" svg:viewBox="0 0 20 20" svg:d="M10 20c14 0 14-20 0-20-13 0-13 20 0 20z">
          <text:p/>
        </draw:path>
        <draw:path draw:style-name="gr1" draw:text-style-name="P1" draw:layer="layout" svg:width="0.019cm" svg:height="0.019cm" svg:x="10.203cm" svg:y="10.3cm" svg:viewBox="0 0 20 20" svg:d="M10 20c14 0 14-20 0-20-13 0-13 20 0 20z">
          <text:p/>
        </draw:path>
        <draw:path draw:style-name="gr1" draw:text-style-name="P1" draw:layer="layout" svg:width="0.019cm" svg:height="0.019cm" svg:x="10.703cm" svg:y="10.3cm" svg:viewBox="0 0 20 20" svg:d="M10 20c14 0 14-20 0-20-13 0-13 20 0 20z">
          <text:p/>
        </draw:path>
        <draw:path draw:style-name="gr1" draw:text-style-name="P1" draw:layer="layout" svg:width="0.019cm" svg:height="0.019cm" svg:x="11.203cm" svg:y="10.3cm" svg:viewBox="0 0 20 20" svg:d="M10 20c14 0 14-20 0-20-13 0-13 20 0 20z">
          <text:p/>
        </draw:path>
        <draw:path draw:style-name="gr1" draw:text-style-name="P1" draw:layer="layout" svg:width="0.019cm" svg:height="0.019cm" svg:x="11.703cm" svg:y="10.3cm" svg:viewBox="0 0 20 20" svg:d="M10 20c14 0 14-20 0-20-13 0-13 20 0 20z">
          <text:p/>
        </draw:path>
        <draw:path draw:style-name="gr1" draw:text-style-name="P1" draw:layer="layout" svg:width="0.019cm" svg:height="0.019cm" svg:x="12.203cm" svg:y="10.3cm" svg:viewBox="0 0 20 20" svg:d="M10 20c14 0 14-20 0-20-13 0-13 20 0 20z">
          <text:p/>
        </draw:path>
        <draw:path draw:style-name="gr1" draw:text-style-name="P1" draw:layer="layout" svg:width="0.019cm" svg:height="0.019cm" svg:x="12.703cm" svg:y="10.3cm" svg:viewBox="0 0 20 20" svg:d="M10 20c14 0 14-20 0-20-13 0-13 20 0 20z">
          <text:p/>
        </draw:path>
        <draw:path draw:style-name="gr1" draw:text-style-name="P1" draw:layer="layout" svg:width="0.019cm" svg:height="0.019cm" svg:x="14.703cm" svg:y="10.3cm" svg:viewBox="0 0 20 20" svg:d="M10 20c14 0 14-20 0-20-13 0-13 20 0 20z">
          <text:p/>
        </draw:path>
        <draw:path draw:style-name="gr1" draw:text-style-name="P1" draw:layer="layout" svg:width="0.019cm" svg:height="0.019cm" svg:x="15.203cm" svg:y="10.3cm" svg:viewBox="0 0 20 20" svg:d="M10 20c14 0 14-20 0-20-13 0-13 20 0 20z">
          <text:p/>
        </draw:path>
        <draw:path draw:style-name="gr1" draw:text-style-name="P1" draw:layer="layout" svg:width="0.019cm" svg:height="0.019cm" svg:x="15.703cm" svg:y="10.3cm" svg:viewBox="0 0 20 20" svg:d="M10 20c14 0 14-20 0-20-13 0-13 20 0 20z">
          <text:p/>
        </draw:path>
        <draw:path draw:style-name="gr1" draw:text-style-name="P1" draw:layer="layout" svg:width="0.019cm" svg:height="0.019cm" svg:x="16.203cm" svg:y="10.3cm" svg:viewBox="0 0 20 20" svg:d="M10 20c14 0 14-20 0-20-13 0-13 20 0 20z">
          <text:p/>
        </draw:path>
        <draw:path draw:style-name="gr1" draw:text-style-name="P1" draw:layer="layout" svg:width="0.019cm" svg:height="0.019cm" svg:x="0.703cm" svg:y="10.8cm" svg:viewBox="0 0 20 20" svg:d="M10 20c14 0 14-20 0-20-13 0-13 20 0 20z">
          <text:p/>
        </draw:path>
        <draw:path draw:style-name="gr1" draw:text-style-name="P1" draw:layer="layout" svg:width="0.019cm" svg:height="0.019cm" svg:x="1.203cm" svg:y="10.8cm" svg:viewBox="0 0 20 20" svg:d="M10 20c14 0 14-20 0-20-13 0-13 20 0 20z">
          <text:p/>
        </draw:path>
        <draw:path draw:style-name="gr1" draw:text-style-name="P1" draw:layer="layout" svg:width="0.019cm" svg:height="0.019cm" svg:x="1.703cm" svg:y="10.8cm" svg:viewBox="0 0 20 20" svg:d="M10 20c14 0 14-20 0-20-13 0-13 20 0 20z">
          <text:p/>
        </draw:path>
        <draw:path draw:style-name="gr1" draw:text-style-name="P1" draw:layer="layout" svg:width="0.019cm" svg:height="0.019cm" svg:x="2.203cm" svg:y="10.8cm" svg:viewBox="0 0 20 20" svg:d="M10 20c14 0 14-20 0-20-13 0-13 20 0 20z">
          <text:p/>
        </draw:path>
        <draw:path draw:style-name="gr1" draw:text-style-name="P1" draw:layer="layout" svg:width="0.019cm" svg:height="0.019cm" svg:x="2.703cm" svg:y="10.8cm" svg:viewBox="0 0 20 20" svg:d="M10 20c14 0 14-20 0-20-13 0-13 20 0 20z">
          <text:p/>
        </draw:path>
        <draw:path draw:style-name="gr1" draw:text-style-name="P1" draw:layer="layout" svg:width="0.019cm" svg:height="0.019cm" svg:x="3.203cm" svg:y="10.8cm" svg:viewBox="0 0 20 20" svg:d="M10 20c14 0 14-20 0-20-13 0-13 20 0 20z">
          <text:p/>
        </draw:path>
        <draw:path draw:style-name="gr1" draw:text-style-name="P1" draw:layer="layout" svg:width="0.019cm" svg:height="0.019cm" svg:x="3.703cm" svg:y="10.8cm" svg:viewBox="0 0 20 20" svg:d="M10 20c14 0 14-20 0-20-13 0-13 20 0 20z">
          <text:p/>
        </draw:path>
        <draw:path draw:style-name="gr1" draw:text-style-name="P1" draw:layer="layout" svg:width="0.019cm" svg:height="0.019cm" svg:x="4.203cm" svg:y="10.8cm" svg:viewBox="0 0 20 20" svg:d="M10 20c14 0 14-20 0-20-13 0-13 20 0 20z">
          <text:p/>
        </draw:path>
        <draw:path draw:style-name="gr1" draw:text-style-name="P1" draw:layer="layout" svg:width="0.019cm" svg:height="0.019cm" svg:x="4.703cm" svg:y="10.8cm" svg:viewBox="0 0 20 20" svg:d="M10 20c14 0 14-20 0-20-13 0-13 20 0 20z">
          <text:p/>
        </draw:path>
        <draw:path draw:style-name="gr1" draw:text-style-name="P1" draw:layer="layout" svg:width="0.019cm" svg:height="0.019cm" svg:x="5.203cm" svg:y="10.8cm" svg:viewBox="0 0 20 20" svg:d="M10 20c14 0 14-20 0-20-13 0-13 20 0 20z">
          <text:p/>
        </draw:path>
        <draw:path draw:style-name="gr1" draw:text-style-name="P1" draw:layer="layout" svg:width="0.019cm" svg:height="0.019cm" svg:x="5.703cm" svg:y="10.8cm" svg:viewBox="0 0 20 20" svg:d="M10 20c14 0 14-20 0-20-13 0-13 20 0 20z">
          <text:p/>
        </draw:path>
        <draw:path draw:style-name="gr1" draw:text-style-name="P1" draw:layer="layout" svg:width="0.019cm" svg:height="0.019cm" svg:x="6.203cm" svg:y="10.8cm" svg:viewBox="0 0 20 20" svg:d="M10 20c14 0 14-20 0-20-13 0-13 20 0 20z">
          <text:p/>
        </draw:path>
        <draw:path draw:style-name="gr1" draw:text-style-name="P1" draw:layer="layout" svg:width="0.019cm" svg:height="0.019cm" svg:x="6.703cm" svg:y="10.8cm" svg:viewBox="0 0 20 20" svg:d="M10 20c14 0 14-20 0-20-13 0-13 20 0 20z">
          <text:p/>
        </draw:path>
        <draw:path draw:style-name="gr1" draw:text-style-name="P1" draw:layer="layout" svg:width="0.019cm" svg:height="0.019cm" svg:x="7.203cm" svg:y="10.8cm" svg:viewBox="0 0 20 20" svg:d="M10 20c14 0 14-20 0-20-13 0-13 20 0 20z">
          <text:p/>
        </draw:path>
        <draw:path draw:style-name="gr1" draw:text-style-name="P1" draw:layer="layout" svg:width="0.019cm" svg:height="0.019cm" svg:x="7.703cm" svg:y="10.8cm" svg:viewBox="0 0 20 20" svg:d="M10 20c14 0 14-20 0-20-13 0-13 20 0 20z">
          <text:p/>
        </draw:path>
        <draw:path draw:style-name="gr1" draw:text-style-name="P1" draw:layer="layout" svg:width="0.019cm" svg:height="0.019cm" svg:x="8.203cm" svg:y="10.8cm" svg:viewBox="0 0 20 20" svg:d="M10 20c14 0 14-20 0-20-13 0-13 20 0 20z">
          <text:p/>
        </draw:path>
        <draw:path draw:style-name="gr1" draw:text-style-name="P1" draw:layer="layout" svg:width="0.019cm" svg:height="0.019cm" svg:x="8.704cm" svg:y="10.8cm" svg:viewBox="0 0 20 20" svg:d="M10 20c14 0 14-20 0-20-13 0-13 20 0 20z">
          <text:p/>
        </draw:path>
        <draw:path draw:style-name="gr1" draw:text-style-name="P1" draw:layer="layout" svg:width="0.019cm" svg:height="0.019cm" svg:x="9.204cm" svg:y="10.8cm" svg:viewBox="0 0 20 20" svg:d="M10 20c14 0 14-20 0-20-13 0-13 20 0 20z">
          <text:p/>
        </draw:path>
        <draw:path draw:style-name="gr1" draw:text-style-name="P1" draw:layer="layout" svg:width="0.019cm" svg:height="0.019cm" svg:x="9.704cm" svg:y="10.8cm" svg:viewBox="0 0 20 20" svg:d="M10 20c14 0 14-20 0-20-13 0-13 20 0 20z">
          <text:p/>
        </draw:path>
        <draw:path draw:style-name="gr1" draw:text-style-name="P1" draw:layer="layout" svg:width="0.019cm" svg:height="0.019cm" svg:x="10.204cm" svg:y="10.8cm" svg:viewBox="0 0 20 20" svg:d="M10 20c14 0 14-20 0-20-13 0-13 20 0 20z">
          <text:p/>
        </draw:path>
        <draw:path draw:style-name="gr1" draw:text-style-name="P1" draw:layer="layout" svg:width="0.019cm" svg:height="0.019cm" svg:x="10.704cm" svg:y="10.8cm" svg:viewBox="0 0 20 20" svg:d="M10 20c14 0 14-20 0-20-13 0-13 20 0 20z">
          <text:p/>
        </draw:path>
        <draw:path draw:style-name="gr1" draw:text-style-name="P1" draw:layer="layout" svg:width="0.019cm" svg:height="0.019cm" svg:x="11.204cm" svg:y="10.8cm" svg:viewBox="0 0 20 20" svg:d="M10 20c14 0 14-20 0-20-13 0-13 20 0 20z">
          <text:p/>
        </draw:path>
        <draw:path draw:style-name="gr1" draw:text-style-name="P1" draw:layer="layout" svg:width="0.019cm" svg:height="0.019cm" svg:x="11.704cm" svg:y="10.8cm" svg:viewBox="0 0 20 20" svg:d="M10 20c14 0 14-20 0-20-13 0-13 20 0 20z">
          <text:p/>
        </draw:path>
        <draw:path draw:style-name="gr1" draw:text-style-name="P1" draw:layer="layout" svg:width="0.019cm" svg:height="0.019cm" svg:x="12.204cm" svg:y="10.8cm" svg:viewBox="0 0 20 20" svg:d="M10 20c14 0 14-20 0-20-13 0-13 20 0 20z">
          <text:p/>
        </draw:path>
        <draw:path draw:style-name="gr1" draw:text-style-name="P1" draw:layer="layout" svg:width="0.019cm" svg:height="0.019cm" svg:x="12.704cm" svg:y="10.8cm" svg:viewBox="0 0 20 20" svg:d="M10 20c14 0 14-20 0-20-13 0-13 20 0 20z">
          <text:p/>
        </draw:path>
        <draw:path draw:style-name="gr1" draw:text-style-name="P1" draw:layer="layout" svg:width="0.019cm" svg:height="0.019cm" svg:x="13.204cm" svg:y="10.8cm" svg:viewBox="0 0 20 20" svg:d="M10 20c14 0 14-20 0-20-13 0-13 20 0 20z">
          <text:p/>
        </draw:path>
        <draw:path draw:style-name="gr1" draw:text-style-name="P1" draw:layer="layout" svg:width="0.019cm" svg:height="0.019cm" svg:x="13.704cm" svg:y="10.8cm" svg:viewBox="0 0 20 20" svg:d="M10 20c14 0 14-20 0-20-13 0-13 20 0 20z">
          <text:p/>
        </draw:path>
        <draw:path draw:style-name="gr1" draw:text-style-name="P1" draw:layer="layout" svg:width="0.019cm" svg:height="0.019cm" svg:x="14.204cm" svg:y="10.8cm" svg:viewBox="0 0 20 20" svg:d="M10 20c14 0 14-20 0-20-13 0-13 20 0 20z">
          <text:p/>
        </draw:path>
        <draw:path draw:style-name="gr1" draw:text-style-name="P1" draw:layer="layout" svg:width="0.019cm" svg:height="0.019cm" svg:x="14.704cm" svg:y="10.8cm" svg:viewBox="0 0 20 20" svg:d="M10 20c14 0 14-20 0-20-13 0-13 20 0 20z">
          <text:p/>
        </draw:path>
        <draw:path draw:style-name="gr1" draw:text-style-name="P1" draw:layer="layout" svg:width="0.019cm" svg:height="0.019cm" svg:x="15.204cm" svg:y="10.8cm" svg:viewBox="0 0 20 20" svg:d="M10 20c14 0 14-20 0-20-13 0-13 20 0 20z">
          <text:p/>
        </draw:path>
        <draw:path draw:style-name="gr1" draw:text-style-name="P1" draw:layer="layout" svg:width="0.019cm" svg:height="0.019cm" svg:x="15.704cm" svg:y="10.8cm" svg:viewBox="0 0 20 20" svg:d="M10 20c14 0 14-20 0-20-13 0-13 20 0 20z">
          <text:p/>
        </draw:path>
        <draw:path draw:style-name="gr1" draw:text-style-name="P1" draw:layer="layout" svg:width="0.019cm" svg:height="0.019cm" svg:x="16.204cm" svg:y="10.8cm" svg:viewBox="0 0 20 20" svg:d="M10 20c14 0 14-20 0-20-13 0-13 20 0 20z">
          <text:p/>
        </draw:path>
        <draw:path draw:style-name="gr1" draw:text-style-name="P1" draw:layer="layout" svg:width="0.019cm" svg:height="0.019cm" svg:x="16.703cm" svg:y="10.8cm" svg:viewBox="0 0 20 20" svg:d="M10 20c14 0 14-20 0-20-13 0-13 20 0 20z">
          <text:p/>
        </draw:path>
        <draw:path draw:style-name="gr1" draw:text-style-name="P1" draw:layer="layout" svg:width="0.019cm" svg:height="0.019cm" svg:x="17.203cm" svg:y="10.8cm" svg:viewBox="0 0 20 20" svg:d="M10 20c14 0 14-20 0-20-13 0-13 20 0 20z">
          <text:p/>
        </draw:path>
        <draw:path draw:style-name="gr1" draw:text-style-name="P1" draw:layer="layout" svg:width="0.019cm" svg:height="0.019cm" svg:x="17.703cm" svg:y="10.8cm" svg:viewBox="0 0 20 20" svg:d="M10 20c14 0 14-20 0-20-13 0-13 20 0 20z">
          <text:p/>
        </draw:path>
        <draw:path draw:style-name="gr1" draw:text-style-name="P1" draw:layer="layout" svg:width="0.019cm" svg:height="0.019cm" svg:x="18.203cm" svg:y="10.8cm" svg:viewBox="0 0 20 20" svg:d="M10 20c14 0 14-20 0-20-13 0-13 20 0 20z">
          <text:p/>
        </draw:path>
        <draw:path draw:style-name="gr1" draw:text-style-name="P1" draw:layer="layout" svg:width="0.019cm" svg:height="0.019cm" svg:x="18.703cm" svg:y="10.8cm" svg:viewBox="0 0 20 20" svg:d="M10 20c14 0 14-20 0-20-13 0-13 20 0 20z">
          <text:p/>
        </draw:path>
        <draw:path draw:style-name="gr1" draw:text-style-name="P1" draw:layer="layout" svg:width="0.019cm" svg:height="0.019cm" svg:x="19.203cm" svg:y="10.8cm" svg:viewBox="0 0 20 20" svg:d="M10 20c14 0 14-20 0-20-13 0-13 20 0 20z">
          <text:p/>
        </draw:path>
        <draw:path draw:style-name="gr1" draw:text-style-name="P1" draw:layer="layout" svg:width="0.019cm" svg:height="0.019cm" svg:x="19.703cm" svg:y="10.8cm" svg:viewBox="0 0 20 20" svg:d="M10 20c14 0 14-20 0-20-13 0-13 20 0 20z">
          <text:p/>
        </draw:path>
        <draw:path draw:style-name="gr1" draw:text-style-name="P1" draw:layer="layout" svg:width="0.019cm" svg:height="0.019cm" svg:x="20.203cm" svg:y="10.8cm" svg:viewBox="0 0 20 20" svg:d="M10 20c14 0 14-20 0-20-13 0-13 20 0 20z">
          <text:p/>
        </draw:path>
        <draw:path draw:style-name="gr1" draw:text-style-name="P1" draw:layer="layout" svg:width="0.019cm" svg:height="0.019cm" svg:x="20.703cm" svg:y="10.8cm" svg:viewBox="0 0 20 20" svg:d="M10 20c14 0 14-20 0-20-13 0-13 20 0 20z">
          <text:p/>
        </draw:path>
        <draw:path draw:style-name="gr1" draw:text-style-name="P1" draw:layer="layout" svg:width="0.019cm" svg:height="0.019cm" svg:x="21.203cm" svg:y="10.8cm" svg:viewBox="0 0 20 20" svg:d="M10 20c14 0 14-20 0-20-13 0-13 20 0 20z">
          <text:p/>
        </draw:path>
        <draw:path draw:style-name="gr1" draw:text-style-name="P1" draw:layer="layout" svg:width="0.019cm" svg:height="0.019cm" svg:x="21.703cm" svg:y="10.8cm" svg:viewBox="0 0 20 20" svg:d="M10 20c14 0 14-20 0-20-13 0-13 20 0 20z">
          <text:p/>
        </draw:path>
        <draw:path draw:style-name="gr1" draw:text-style-name="P1" draw:layer="layout" svg:width="0.019cm" svg:height="0.019cm" svg:x="22.203cm" svg:y="10.8cm" svg:viewBox="0 0 20 20" svg:d="M10 20c14 0 14-20 0-20-13 0-13 20 0 20z">
          <text:p/>
        </draw:path>
        <draw:path draw:style-name="gr1" draw:text-style-name="P1" draw:layer="layout" svg:width="0.019cm" svg:height="0.019cm" svg:x="22.703cm" svg:y="10.8cm" svg:viewBox="0 0 20 20" svg:d="M10 20c14 0 14-20 0-20-13 0-13 20 0 20z">
          <text:p/>
        </draw:path>
        <draw:path draw:style-name="gr1" draw:text-style-name="P1" draw:layer="layout" svg:width="0.019cm" svg:height="0.019cm" svg:x="23.203cm" svg:y="10.8cm" svg:viewBox="0 0 20 20" svg:d="M10 20c14 0 14-20 0-20-13 0-13 20 0 20z">
          <text:p/>
        </draw:path>
        <draw:path draw:style-name="gr1" draw:text-style-name="P1" draw:layer="layout" svg:width="0.019cm" svg:height="0.019cm" svg:x="23.703cm" svg:y="10.8cm" svg:viewBox="0 0 20 20" svg:d="M10 20c14 0 14-20 0-20-13 0-13 20 0 20z">
          <text:p/>
        </draw:path>
        <draw:path draw:style-name="gr1" draw:text-style-name="P1" draw:layer="layout" svg:width="0.019cm" svg:height="0.019cm" svg:x="24.203cm" svg:y="10.8cm" svg:viewBox="0 0 20 20" svg:d="M10 20c14 0 14-20 0-20-13 0-13 20 0 20z">
          <text:p/>
        </draw:path>
        <draw:path draw:style-name="gr1" draw:text-style-name="P1" draw:layer="layout" svg:width="0.019cm" svg:height="0.019cm" svg:x="24.704cm" svg:y="10.8cm" svg:viewBox="0 0 20 20" svg:d="M10 20c14 0 14-20 0-20-13 0-13 20 0 20z">
          <text:p/>
        </draw:path>
        <draw:path draw:style-name="gr1" draw:text-style-name="P1" draw:layer="layout" svg:width="0.019cm" svg:height="0.019cm" svg:x="25.204cm" svg:y="10.8cm" svg:viewBox="0 0 20 20" svg:d="M10 20c14 0 14-20 0-20-13 0-13 20 0 20z">
          <text:p/>
        </draw:path>
        <draw:path draw:style-name="gr1" draw:text-style-name="P1" draw:layer="layout" svg:width="0.019cm" svg:height="0.019cm" svg:x="25.704cm" svg:y="10.8cm" svg:viewBox="0 0 20 20" svg:d="M10 20c14 0 14-20 0-20-13 0-13 20 0 20z">
          <text:p/>
        </draw:path>
        <draw:path draw:style-name="gr1" draw:text-style-name="P1" draw:layer="layout" svg:width="0.019cm" svg:height="0.019cm" svg:x="26.204cm" svg:y="10.8cm" svg:viewBox="0 0 20 20" svg:d="M10 20c14 0 14-20 0-20-13 0-13 20 0 20z">
          <text:p/>
        </draw:path>
        <draw:path draw:style-name="gr1" draw:text-style-name="P1" draw:layer="layout" svg:width="0.019cm" svg:height="0.019cm" svg:x="26.704cm" svg:y="10.8cm" svg:viewBox="0 0 20 20" svg:d="M10 20c14 0 14-20 0-20-13 0-13 20 0 20z">
          <text:p/>
        </draw:path>
        <draw:path draw:style-name="gr1" draw:text-style-name="P1" draw:layer="layout" svg:width="0.019cm" svg:height="0.019cm" svg:x="27.204cm" svg:y="10.8cm" svg:viewBox="0 0 20 20" svg:d="M10 20c14 0 14-20 0-20-13 0-13 20 0 20z">
          <text:p/>
        </draw:path>
        <draw:path draw:style-name="gr1" draw:text-style-name="P1" draw:layer="layout" svg:width="0.019cm" svg:height="0.019cm" svg:x="0.703cm" svg:y="10.8cm" svg:viewBox="0 0 20 20" svg:d="M10 20c14 0 14-20 0-20-13 0-13 20 0 20z">
          <text:p/>
        </draw:path>
        <draw:path draw:style-name="gr1" draw:text-style-name="P1" draw:layer="layout" svg:width="0.019cm" svg:height="0.019cm" svg:x="1.203cm" svg:y="10.8cm" svg:viewBox="0 0 20 20" svg:d="M10 20c14 0 14-20 0-20-13 0-13 20 0 20z">
          <text:p/>
        </draw:path>
        <draw:path draw:style-name="gr1" draw:text-style-name="P1" draw:layer="layout" svg:width="0.019cm" svg:height="0.019cm" svg:x="1.703cm" svg:y="10.8cm" svg:viewBox="0 0 20 20" svg:d="M10 20c14 0 14-20 0-20-13 0-13 20 0 20z">
          <text:p/>
        </draw:path>
        <draw:path draw:style-name="gr1" draw:text-style-name="P1" draw:layer="layout" svg:width="0.019cm" svg:height="0.019cm" svg:x="2.203cm" svg:y="10.8cm" svg:viewBox="0 0 20 20" svg:d="M10 20c14 0 14-20 0-20-13 0-13 20 0 20z">
          <text:p/>
        </draw:path>
        <draw:path draw:style-name="gr1" draw:text-style-name="P1" draw:layer="layout" svg:width="0.019cm" svg:height="0.019cm" svg:x="2.703cm" svg:y="10.8cm" svg:viewBox="0 0 20 20" svg:d="M10 20c14 0 14-20 0-20-13 0-13 20 0 20z">
          <text:p/>
        </draw:path>
        <draw:path draw:style-name="gr1" draw:text-style-name="P1" draw:layer="layout" svg:width="0.019cm" svg:height="0.019cm" svg:x="3.203cm" svg:y="10.8cm" svg:viewBox="0 0 20 20" svg:d="M10 20c14 0 14-20 0-20-13 0-13 20 0 20z">
          <text:p/>
        </draw:path>
        <draw:path draw:style-name="gr1" draw:text-style-name="P1" draw:layer="layout" svg:width="0.019cm" svg:height="0.019cm" svg:x="3.703cm" svg:y="10.8cm" svg:viewBox="0 0 20 20" svg:d="M10 20c14 0 14-20 0-20-13 0-13 20 0 20z">
          <text:p/>
        </draw:path>
        <draw:path draw:style-name="gr1" draw:text-style-name="P1" draw:layer="layout" svg:width="0.019cm" svg:height="0.019cm" svg:x="4.203cm" svg:y="10.8cm" svg:viewBox="0 0 20 20" svg:d="M10 20c14 0 14-20 0-20-13 0-13 20 0 20z">
          <text:p/>
        </draw:path>
        <draw:path draw:style-name="gr1" draw:text-style-name="P1" draw:layer="layout" svg:width="0.019cm" svg:height="0.019cm" svg:x="4.703cm" svg:y="10.8cm" svg:viewBox="0 0 20 20" svg:d="M10 20c14 0 14-20 0-20-13 0-13 20 0 20z">
          <text:p/>
        </draw:path>
        <draw:path draw:style-name="gr1" draw:text-style-name="P1" draw:layer="layout" svg:width="0.019cm" svg:height="0.019cm" svg:x="5.203cm" svg:y="10.8cm" svg:viewBox="0 0 20 20" svg:d="M10 20c14 0 14-20 0-20-13 0-13 20 0 20z">
          <text:p/>
        </draw:path>
        <draw:path draw:style-name="gr1" draw:text-style-name="P1" draw:layer="layout" svg:width="0.019cm" svg:height="0.019cm" svg:x="5.703cm" svg:y="10.8cm" svg:viewBox="0 0 20 20" svg:d="M10 20c14 0 14-20 0-20-13 0-13 20 0 20z">
          <text:p/>
        </draw:path>
        <draw:path draw:style-name="gr1" draw:text-style-name="P1" draw:layer="layout" svg:width="0.019cm" svg:height="0.019cm" svg:x="6.203cm" svg:y="10.8cm" svg:viewBox="0 0 20 20" svg:d="M10 20c14 0 14-20 0-20-13 0-13 20 0 20z">
          <text:p/>
        </draw:path>
        <draw:path draw:style-name="gr1" draw:text-style-name="P1" draw:layer="layout" svg:width="0.019cm" svg:height="0.019cm" svg:x="6.703cm" svg:y="10.8cm" svg:viewBox="0 0 20 20" svg:d="M10 20c14 0 14-20 0-20-13 0-13 20 0 20z">
          <text:p/>
        </draw:path>
        <draw:path draw:style-name="gr1" draw:text-style-name="P1" draw:layer="layout" svg:width="0.019cm" svg:height="0.019cm" svg:x="7.203cm" svg:y="10.8cm" svg:viewBox="0 0 20 20" svg:d="M10 20c14 0 14-20 0-20-13 0-13 20 0 20z">
          <text:p/>
        </draw:path>
        <draw:path draw:style-name="gr1" draw:text-style-name="P1" draw:layer="layout" svg:width="0.019cm" svg:height="0.019cm" svg:x="7.703cm" svg:y="10.8cm" svg:viewBox="0 0 20 20" svg:d="M10 20c14 0 14-20 0-20-13 0-13 20 0 20z">
          <text:p/>
        </draw:path>
        <draw:path draw:style-name="gr1" draw:text-style-name="P1" draw:layer="layout" svg:width="0.019cm" svg:height="0.019cm" svg:x="8.203cm" svg:y="10.8cm" svg:viewBox="0 0 20 20" svg:d="M10 20c14 0 14-20 0-20-13 0-13 20 0 20z">
          <text:p/>
        </draw:path>
        <draw:path draw:style-name="gr1" draw:text-style-name="P1" draw:layer="layout" svg:width="0.019cm" svg:height="0.019cm" svg:x="8.704cm" svg:y="10.8cm" svg:viewBox="0 0 20 20" svg:d="M10 20c14 0 14-20 0-20-13 0-13 20 0 20z">
          <text:p/>
        </draw:path>
        <draw:path draw:style-name="gr1" draw:text-style-name="P1" draw:layer="layout" svg:width="0.019cm" svg:height="0.019cm" svg:x="9.204cm" svg:y="10.8cm" svg:viewBox="0 0 20 20" svg:d="M10 20c14 0 14-20 0-20-13 0-13 20 0 20z">
          <text:p/>
        </draw:path>
        <draw:path draw:style-name="gr1" draw:text-style-name="P1" draw:layer="layout" svg:width="0.019cm" svg:height="0.019cm" svg:x="9.704cm" svg:y="10.8cm" svg:viewBox="0 0 20 20" svg:d="M10 20c14 0 14-20 0-20-13 0-13 20 0 20z">
          <text:p/>
        </draw:path>
        <draw:path draw:style-name="gr1" draw:text-style-name="P1" draw:layer="layout" svg:width="0.019cm" svg:height="0.019cm" svg:x="10.204cm" svg:y="10.8cm" svg:viewBox="0 0 20 20" svg:d="M10 20c14 0 14-20 0-20-13 0-13 20 0 20z">
          <text:p/>
        </draw:path>
        <draw:path draw:style-name="gr1" draw:text-style-name="P1" draw:layer="layout" svg:width="0.019cm" svg:height="0.019cm" svg:x="10.704cm" svg:y="10.8cm" svg:viewBox="0 0 20 20" svg:d="M10 20c14 0 14-20 0-20-13 0-13 20 0 20z">
          <text:p/>
        </draw:path>
        <draw:path draw:style-name="gr1" draw:text-style-name="P1" draw:layer="layout" svg:width="0.019cm" svg:height="0.019cm" svg:x="11.204cm" svg:y="10.8cm" svg:viewBox="0 0 20 20" svg:d="M10 20c14 0 14-20 0-20-13 0-13 20 0 20z">
          <text:p/>
        </draw:path>
        <draw:path draw:style-name="gr1" draw:text-style-name="P1" draw:layer="layout" svg:width="0.019cm" svg:height="0.019cm" svg:x="11.704cm" svg:y="10.8cm" svg:viewBox="0 0 20 20" svg:d="M10 20c14 0 14-20 0-20-13 0-13 20 0 20z">
          <text:p/>
        </draw:path>
        <draw:path draw:style-name="gr1" draw:text-style-name="P1" draw:layer="layout" svg:width="0.019cm" svg:height="0.019cm" svg:x="12.204cm" svg:y="10.8cm" svg:viewBox="0 0 20 20" svg:d="M10 20c14 0 14-20 0-20-13 0-13 20 0 20z">
          <text:p/>
        </draw:path>
        <draw:path draw:style-name="gr1" draw:text-style-name="P1" draw:layer="layout" svg:width="0.019cm" svg:height="0.019cm" svg:x="12.704cm" svg:y="10.8cm" svg:viewBox="0 0 20 20" svg:d="M10 20c14 0 14-20 0-20-13 0-13 20 0 20z">
          <text:p/>
        </draw:path>
        <draw:path draw:style-name="gr1" draw:text-style-name="P1" draw:layer="layout" svg:width="0.019cm" svg:height="0.019cm" svg:x="13.204cm" svg:y="10.8cm" svg:viewBox="0 0 20 20" svg:d="M10 20c14 0 14-20 0-20-13 0-13 20 0 20z">
          <text:p/>
        </draw:path>
        <draw:path draw:style-name="gr1" draw:text-style-name="P1" draw:layer="layout" svg:width="0.019cm" svg:height="0.019cm" svg:x="13.704cm" svg:y="10.8cm" svg:viewBox="0 0 20 20" svg:d="M10 20c14 0 14-20 0-20-13 0-13 20 0 20z">
          <text:p/>
        </draw:path>
        <draw:path draw:style-name="gr1" draw:text-style-name="P1" draw:layer="layout" svg:width="0.019cm" svg:height="0.019cm" svg:x="14.204cm" svg:y="10.8cm" svg:viewBox="0 0 20 20" svg:d="M10 20c14 0 14-20 0-20-13 0-13 20 0 20z">
          <text:p/>
        </draw:path>
        <draw:path draw:style-name="gr1" draw:text-style-name="P1" draw:layer="layout" svg:width="0.019cm" svg:height="0.019cm" svg:x="14.704cm" svg:y="10.8cm" svg:viewBox="0 0 20 20" svg:d="M10 20c14 0 14-20 0-20-13 0-13 20 0 20z">
          <text:p/>
        </draw:path>
        <draw:path draw:style-name="gr1" draw:text-style-name="P1" draw:layer="layout" svg:width="0.019cm" svg:height="0.019cm" svg:x="15.204cm" svg:y="10.8cm" svg:viewBox="0 0 20 20" svg:d="M10 20c14 0 14-20 0-20-13 0-13 20 0 20z">
          <text:p/>
        </draw:path>
        <draw:path draw:style-name="gr1" draw:text-style-name="P1" draw:layer="layout" svg:width="0.019cm" svg:height="0.019cm" svg:x="15.704cm" svg:y="10.8cm" svg:viewBox="0 0 20 20" svg:d="M10 20c14 0 14-20 0-20-13 0-13 20 0 20z">
          <text:p/>
        </draw:path>
        <draw:path draw:style-name="gr1" draw:text-style-name="P1" draw:layer="layout" svg:width="0.019cm" svg:height="0.019cm" svg:x="16.204cm" svg:y="10.8cm" svg:viewBox="0 0 20 20" svg:d="M10 20c14 0 14-20 0-20-13 0-13 20 0 20z">
          <text:p/>
        </draw:path>
        <draw:path draw:style-name="gr1" draw:text-style-name="P1" draw:layer="layout" svg:width="0.019cm" svg:height="0.019cm" svg:x="0.703cm" svg:y="11.3cm" svg:viewBox="0 0 20 20" svg:d="M10 20c14 0 14-20 0-20-13 0-13 20 0 20z">
          <text:p/>
        </draw:path>
        <draw:path draw:style-name="gr1" draw:text-style-name="P1" draw:layer="layout" svg:width="0.019cm" svg:height="0.019cm" svg:x="1.203cm" svg:y="11.3cm" svg:viewBox="0 0 20 20" svg:d="M10 20c14 0 14-20 0-20-13 0-13 20 0 20z">
          <text:p/>
        </draw:path>
        <draw:path draw:style-name="gr1" draw:text-style-name="P1" draw:layer="layout" svg:width="0.019cm" svg:height="0.019cm" svg:x="1.703cm" svg:y="11.3cm" svg:viewBox="0 0 20 20" svg:d="M10 20c14 0 14-20 0-20-13 0-13 20 0 20z">
          <text:p/>
        </draw:path>
        <draw:path draw:style-name="gr1" draw:text-style-name="P1" draw:layer="layout" svg:width="0.019cm" svg:height="0.019cm" svg:x="2.203cm" svg:y="11.3cm" svg:viewBox="0 0 20 20" svg:d="M10 20c14 0 14-20 0-20-13 0-13 20 0 20z">
          <text:p/>
        </draw:path>
        <draw:path draw:style-name="gr1" draw:text-style-name="P1" draw:layer="layout" svg:width="0.019cm" svg:height="0.019cm" svg:x="2.703cm" svg:y="11.3cm" svg:viewBox="0 0 20 20" svg:d="M10 20c14 0 14-20 0-20-13 0-13 20 0 20z">
          <text:p/>
        </draw:path>
        <draw:path draw:style-name="gr1" draw:text-style-name="P1" draw:layer="layout" svg:width="0.019cm" svg:height="0.019cm" svg:x="3.203cm" svg:y="11.3cm" svg:viewBox="0 0 20 20" svg:d="M10 20c14 0 14-20 0-20-13 0-13 20 0 20z">
          <text:p/>
        </draw:path>
        <draw:path draw:style-name="gr1" draw:text-style-name="P1" draw:layer="layout" svg:width="0.019cm" svg:height="0.019cm" svg:x="3.703cm" svg:y="11.3cm" svg:viewBox="0 0 20 20" svg:d="M10 20c14 0 14-20 0-20-13 0-13 20 0 20z">
          <text:p/>
        </draw:path>
        <draw:path draw:style-name="gr1" draw:text-style-name="P1" draw:layer="layout" svg:width="0.019cm" svg:height="0.019cm" svg:x="4.203cm" svg:y="11.3cm" svg:viewBox="0 0 20 20" svg:d="M10 20c14 0 14-20 0-20-13 0-13 20 0 20z">
          <text:p/>
        </draw:path>
        <draw:path draw:style-name="gr1" draw:text-style-name="P1" draw:layer="layout" svg:width="0.019cm" svg:height="0.019cm" svg:x="4.703cm" svg:y="11.3cm" svg:viewBox="0 0 20 20" svg:d="M10 20c14 0 14-20 0-20-13 0-13 20 0 20z">
          <text:p/>
        </draw:path>
        <draw:path draw:style-name="gr1" draw:text-style-name="P1" draw:layer="layout" svg:width="0.019cm" svg:height="0.019cm" svg:x="5.203cm" svg:y="11.3cm" svg:viewBox="0 0 20 20" svg:d="M10 20c14 0 14-20 0-20-13 0-13 20 0 20z">
          <text:p/>
        </draw:path>
        <draw:path draw:style-name="gr1" draw:text-style-name="P1" draw:layer="layout" svg:width="0.019cm" svg:height="0.019cm" svg:x="5.703cm" svg:y="11.3cm" svg:viewBox="0 0 20 20" svg:d="M10 20c14 0 14-20 0-20-13 0-13 20 0 20z">
          <text:p/>
        </draw:path>
        <draw:path draw:style-name="gr1" draw:text-style-name="P1" draw:layer="layout" svg:width="0.019cm" svg:height="0.019cm" svg:x="6.203cm" svg:y="11.3cm" svg:viewBox="0 0 20 20" svg:d="M10 20c14 0 14-20 0-20-13 0-13 20 0 20z">
          <text:p/>
        </draw:path>
        <draw:path draw:style-name="gr1" draw:text-style-name="P1" draw:layer="layout" svg:width="0.019cm" svg:height="0.019cm" svg:x="6.703cm" svg:y="11.3cm" svg:viewBox="0 0 20 20" svg:d="M10 20c14 0 14-20 0-20-13 0-13 20 0 20z">
          <text:p/>
        </draw:path>
        <draw:path draw:style-name="gr1" draw:text-style-name="P1" draw:layer="layout" svg:width="0.019cm" svg:height="0.019cm" svg:x="7.203cm" svg:y="11.3cm" svg:viewBox="0 0 20 20" svg:d="M10 20c14 0 14-20 0-20-13 0-13 20 0 20z">
          <text:p/>
        </draw:path>
        <draw:path draw:style-name="gr1" draw:text-style-name="P1" draw:layer="layout" svg:width="0.019cm" svg:height="0.019cm" svg:x="7.703cm" svg:y="11.3cm" svg:viewBox="0 0 20 20" svg:d="M10 20c14 0 14-20 0-20-13 0-13 20 0 20z">
          <text:p/>
        </draw:path>
        <draw:path draw:style-name="gr1" draw:text-style-name="P1" draw:layer="layout" svg:width="0.019cm" svg:height="0.019cm" svg:x="8.203cm" svg:y="11.3cm" svg:viewBox="0 0 20 20" svg:d="M10 20c14 0 14-20 0-20-13 0-13 20 0 20z">
          <text:p/>
        </draw:path>
        <draw:path draw:style-name="gr1" draw:text-style-name="P1" draw:layer="layout" svg:width="0.019cm" svg:height="0.019cm" svg:x="8.704cm" svg:y="11.3cm" svg:viewBox="0 0 20 20" svg:d="M10 20c14 0 14-20 0-20-13 0-13 20 0 20z">
          <text:p/>
        </draw:path>
        <draw:path draw:style-name="gr1" draw:text-style-name="P1" draw:layer="layout" svg:width="0.019cm" svg:height="0.019cm" svg:x="9.204cm" svg:y="11.3cm" svg:viewBox="0 0 20 20" svg:d="M10 20c14 0 14-20 0-20-13 0-13 20 0 20z">
          <text:p/>
        </draw:path>
        <draw:path draw:style-name="gr1" draw:text-style-name="P1" draw:layer="layout" svg:width="0.019cm" svg:height="0.019cm" svg:x="9.704cm" svg:y="11.3cm" svg:viewBox="0 0 20 20" svg:d="M10 20c14 0 14-20 0-20-13 0-13 20 0 20z">
          <text:p/>
        </draw:path>
        <draw:path draw:style-name="gr1" draw:text-style-name="P1" draw:layer="layout" svg:width="0.019cm" svg:height="0.019cm" svg:x="10.204cm" svg:y="11.3cm" svg:viewBox="0 0 20 20" svg:d="M10 20c14 0 14-20 0-20-13 0-13 20 0 20z">
          <text:p/>
        </draw:path>
        <draw:path draw:style-name="gr1" draw:text-style-name="P1" draw:layer="layout" svg:width="0.019cm" svg:height="0.019cm" svg:x="10.704cm" svg:y="11.3cm" svg:viewBox="0 0 20 20" svg:d="M10 20c14 0 14-20 0-20-13 0-13 20 0 20z">
          <text:p/>
        </draw:path>
        <draw:path draw:style-name="gr1" draw:text-style-name="P1" draw:layer="layout" svg:width="0.019cm" svg:height="0.019cm" svg:x="11.204cm" svg:y="11.3cm" svg:viewBox="0 0 20 20" svg:d="M10 20c14 0 14-20 0-20-13 0-13 20 0 20z">
          <text:p/>
        </draw:path>
        <draw:path draw:style-name="gr1" draw:text-style-name="P1" draw:layer="layout" svg:width="0.019cm" svg:height="0.019cm" svg:x="11.704cm" svg:y="11.3cm" svg:viewBox="0 0 20 20" svg:d="M10 20c14 0 14-20 0-20-13 0-13 20 0 20z">
          <text:p/>
        </draw:path>
        <draw:path draw:style-name="gr1" draw:text-style-name="P1" draw:layer="layout" svg:width="0.019cm" svg:height="0.019cm" svg:x="12.204cm" svg:y="11.3cm" svg:viewBox="0 0 20 20" svg:d="M10 20c14 0 14-20 0-20-13 0-13 20 0 20z">
          <text:p/>
        </draw:path>
        <draw:path draw:style-name="gr1" draw:text-style-name="P1" draw:layer="layout" svg:width="0.019cm" svg:height="0.019cm" svg:x="12.704cm" svg:y="11.3cm" svg:viewBox="0 0 20 20" svg:d="M10 20c14 0 14-20 0-20-13 0-13 20 0 20z">
          <text:p/>
        </draw:path>
        <draw:path draw:style-name="gr1" draw:text-style-name="P1" draw:layer="layout" svg:width="0.019cm" svg:height="0.019cm" svg:x="13.204cm" svg:y="11.3cm" svg:viewBox="0 0 20 20" svg:d="M10 20c14 0 14-20 0-20-13 0-13 20 0 20z">
          <text:p/>
        </draw:path>
        <draw:path draw:style-name="gr1" draw:text-style-name="P1" draw:layer="layout" svg:width="0.019cm" svg:height="0.019cm" svg:x="13.704cm" svg:y="11.3cm" svg:viewBox="0 0 20 20" svg:d="M10 20c14 0 14-20 0-20-13 0-13 20 0 20z">
          <text:p/>
        </draw:path>
        <draw:path draw:style-name="gr1" draw:text-style-name="P1" draw:layer="layout" svg:width="0.019cm" svg:height="0.019cm" svg:x="14.204cm" svg:y="11.3cm" svg:viewBox="0 0 20 20" svg:d="M10 20c14 0 14-20 0-20-13 0-13 20 0 20z">
          <text:p/>
        </draw:path>
        <draw:path draw:style-name="gr1" draw:text-style-name="P1" draw:layer="layout" svg:width="0.019cm" svg:height="0.019cm" svg:x="14.704cm" svg:y="11.3cm" svg:viewBox="0 0 20 20" svg:d="M10 20c14 0 14-20 0-20-13 0-13 20 0 20z">
          <text:p/>
        </draw:path>
        <draw:path draw:style-name="gr1" draw:text-style-name="P1" draw:layer="layout" svg:width="0.019cm" svg:height="0.019cm" svg:x="15.204cm" svg:y="11.3cm" svg:viewBox="0 0 20 20" svg:d="M10 20c14 0 14-20 0-20-13 0-13 20 0 20z">
          <text:p/>
        </draw:path>
        <draw:path draw:style-name="gr1" draw:text-style-name="P1" draw:layer="layout" svg:width="0.019cm" svg:height="0.019cm" svg:x="15.704cm" svg:y="11.3cm" svg:viewBox="0 0 20 20" svg:d="M10 20c14 0 14-20 0-20-13 0-13 20 0 20z">
          <text:p/>
        </draw:path>
        <draw:path draw:style-name="gr1" draw:text-style-name="P1" draw:layer="layout" svg:width="0.019cm" svg:height="0.019cm" svg:x="16.204cm" svg:y="11.3cm" svg:viewBox="0 0 20 20" svg:d="M10 20c14 0 14-20 0-20-13 0-13 20 0 20z">
          <text:p/>
        </draw:path>
        <draw:path draw:style-name="gr1" draw:text-style-name="P1" draw:layer="layout" svg:width="0.019cm" svg:height="0.019cm" svg:x="16.703cm" svg:y="11.3cm" svg:viewBox="0 0 20 20" svg:d="M10 20c14 0 14-20 0-20-13 0-13 20 0 20z">
          <text:p/>
        </draw:path>
        <draw:path draw:style-name="gr1" draw:text-style-name="P1" draw:layer="layout" svg:width="0.019cm" svg:height="0.019cm" svg:x="17.203cm" svg:y="11.3cm" svg:viewBox="0 0 20 20" svg:d="M10 20c14 0 14-20 0-20-13 0-13 20 0 20z">
          <text:p/>
        </draw:path>
        <draw:path draw:style-name="gr1" draw:text-style-name="P1" draw:layer="layout" svg:width="0.019cm" svg:height="0.019cm" svg:x="17.703cm" svg:y="11.3cm" svg:viewBox="0 0 20 20" svg:d="M10 20c14 0 14-20 0-20-13 0-13 20 0 20z">
          <text:p/>
        </draw:path>
        <draw:path draw:style-name="gr1" draw:text-style-name="P1" draw:layer="layout" svg:width="0.019cm" svg:height="0.019cm" svg:x="18.203cm" svg:y="11.3cm" svg:viewBox="0 0 20 20" svg:d="M10 20c14 0 14-20 0-20-13 0-13 20 0 20z">
          <text:p/>
        </draw:path>
        <draw:path draw:style-name="gr1" draw:text-style-name="P1" draw:layer="layout" svg:width="0.019cm" svg:height="0.019cm" svg:x="18.703cm" svg:y="11.3cm" svg:viewBox="0 0 20 20" svg:d="M10 20c14 0 14-20 0-20-13 0-13 20 0 20z">
          <text:p/>
        </draw:path>
        <draw:path draw:style-name="gr1" draw:text-style-name="P1" draw:layer="layout" svg:width="0.019cm" svg:height="0.019cm" svg:x="19.203cm" svg:y="11.3cm" svg:viewBox="0 0 20 20" svg:d="M10 20c14 0 14-20 0-20-13 0-13 20 0 20z">
          <text:p/>
        </draw:path>
        <draw:path draw:style-name="gr1" draw:text-style-name="P1" draw:layer="layout" svg:width="0.019cm" svg:height="0.019cm" svg:x="19.703cm" svg:y="11.3cm" svg:viewBox="0 0 20 20" svg:d="M10 20c14 0 14-20 0-20-13 0-13 20 0 20z">
          <text:p/>
        </draw:path>
        <draw:path draw:style-name="gr1" draw:text-style-name="P1" draw:layer="layout" svg:width="0.019cm" svg:height="0.019cm" svg:x="20.203cm" svg:y="11.3cm" svg:viewBox="0 0 20 20" svg:d="M10 20c14 0 14-20 0-20-13 0-13 20 0 20z">
          <text:p/>
        </draw:path>
        <draw:path draw:style-name="gr1" draw:text-style-name="P1" draw:layer="layout" svg:width="0.019cm" svg:height="0.019cm" svg:x="20.703cm" svg:y="11.3cm" svg:viewBox="0 0 20 20" svg:d="M10 20c14 0 14-20 0-20-13 0-13 20 0 20z">
          <text:p/>
        </draw:path>
        <draw:path draw:style-name="gr1" draw:text-style-name="P1" draw:layer="layout" svg:width="0.019cm" svg:height="0.019cm" svg:x="21.203cm" svg:y="11.3cm" svg:viewBox="0 0 20 20" svg:d="M10 20c14 0 14-20 0-20-13 0-13 20 0 20z">
          <text:p/>
        </draw:path>
        <draw:path draw:style-name="gr1" draw:text-style-name="P1" draw:layer="layout" svg:width="0.019cm" svg:height="0.019cm" svg:x="21.703cm" svg:y="11.3cm" svg:viewBox="0 0 20 20" svg:d="M10 20c14 0 14-20 0-20-13 0-13 20 0 20z">
          <text:p/>
        </draw:path>
        <draw:path draw:style-name="gr1" draw:text-style-name="P1" draw:layer="layout" svg:width="0.019cm" svg:height="0.019cm" svg:x="22.203cm" svg:y="11.3cm" svg:viewBox="0 0 20 20" svg:d="M10 20c14 0 14-20 0-20-13 0-13 20 0 20z">
          <text:p/>
        </draw:path>
        <draw:path draw:style-name="gr1" draw:text-style-name="P1" draw:layer="layout" svg:width="0.019cm" svg:height="0.019cm" svg:x="22.703cm" svg:y="11.3cm" svg:viewBox="0 0 20 20" svg:d="M10 20c14 0 14-20 0-20-13 0-13 20 0 20z">
          <text:p/>
        </draw:path>
        <draw:path draw:style-name="gr1" draw:text-style-name="P1" draw:layer="layout" svg:width="0.019cm" svg:height="0.019cm" svg:x="23.203cm" svg:y="11.3cm" svg:viewBox="0 0 20 20" svg:d="M10 20c14 0 14-20 0-20-13 0-13 20 0 20z">
          <text:p/>
        </draw:path>
        <draw:path draw:style-name="gr1" draw:text-style-name="P1" draw:layer="layout" svg:width="0.019cm" svg:height="0.019cm" svg:x="23.703cm" svg:y="11.3cm" svg:viewBox="0 0 20 20" svg:d="M10 20c14 0 14-20 0-20-13 0-13 20 0 20z">
          <text:p/>
        </draw:path>
        <draw:path draw:style-name="gr1" draw:text-style-name="P1" draw:layer="layout" svg:width="0.019cm" svg:height="0.019cm" svg:x="24.203cm" svg:y="11.3cm" svg:viewBox="0 0 20 20" svg:d="M10 20c14 0 14-20 0-20-13 0-13 20 0 20z">
          <text:p/>
        </draw:path>
        <draw:path draw:style-name="gr1" draw:text-style-name="P1" draw:layer="layout" svg:width="0.019cm" svg:height="0.019cm" svg:x="24.704cm" svg:y="11.3cm" svg:viewBox="0 0 20 20" svg:d="M10 20c14 0 14-20 0-20-13 0-13 20 0 20z">
          <text:p/>
        </draw:path>
        <draw:path draw:style-name="gr1" draw:text-style-name="P1" draw:layer="layout" svg:width="0.019cm" svg:height="0.019cm" svg:x="25.204cm" svg:y="11.3cm" svg:viewBox="0 0 20 20" svg:d="M10 20c14 0 14-20 0-20-13 0-13 20 0 20z">
          <text:p/>
        </draw:path>
        <draw:path draw:style-name="gr1" draw:text-style-name="P1" draw:layer="layout" svg:width="0.019cm" svg:height="0.019cm" svg:x="25.704cm" svg:y="11.3cm" svg:viewBox="0 0 20 20" svg:d="M10 20c14 0 14-20 0-20-13 0-13 20 0 20z">
          <text:p/>
        </draw:path>
        <draw:path draw:style-name="gr1" draw:text-style-name="P1" draw:layer="layout" svg:width="0.019cm" svg:height="0.019cm" svg:x="26.204cm" svg:y="11.3cm" svg:viewBox="0 0 20 20" svg:d="M10 20c14 0 14-20 0-20-13 0-13 20 0 20z">
          <text:p/>
        </draw:path>
        <draw:path draw:style-name="gr1" draw:text-style-name="P1" draw:layer="layout" svg:width="0.019cm" svg:height="0.019cm" svg:x="26.704cm" svg:y="11.3cm" svg:viewBox="0 0 20 20" svg:d="M10 20c14 0 14-20 0-20-13 0-13 20 0 20z">
          <text:p/>
        </draw:path>
        <draw:path draw:style-name="gr1" draw:text-style-name="P1" draw:layer="layout" svg:width="0.019cm" svg:height="0.019cm" svg:x="27.204cm" svg:y="11.3cm" svg:viewBox="0 0 20 20" svg:d="M10 20c14 0 14-20 0-20-13 0-13 20 0 20z">
          <text:p/>
        </draw:path>
        <draw:path draw:style-name="gr1" draw:text-style-name="P1" draw:layer="layout" svg:width="0.019cm" svg:height="0.019cm" svg:x="0.703cm" svg:y="11.3cm" svg:viewBox="0 0 20 20" svg:d="M10 20c14 0 14-20 0-20-13 0-13 20 0 20z">
          <text:p/>
        </draw:path>
        <draw:path draw:style-name="gr1" draw:text-style-name="P1" draw:layer="layout" svg:width="0.019cm" svg:height="0.019cm" svg:x="1.203cm" svg:y="11.3cm" svg:viewBox="0 0 20 20" svg:d="M10 20c14 0 14-20 0-20-13 0-13 20 0 20z">
          <text:p/>
        </draw:path>
        <draw:path draw:style-name="gr1" draw:text-style-name="P1" draw:layer="layout" svg:width="0.019cm" svg:height="0.019cm" svg:x="1.703cm" svg:y="11.3cm" svg:viewBox="0 0 20 20" svg:d="M10 20c14 0 14-20 0-20-13 0-13 20 0 20z">
          <text:p/>
        </draw:path>
        <draw:path draw:style-name="gr1" draw:text-style-name="P1" draw:layer="layout" svg:width="0.019cm" svg:height="0.019cm" svg:x="2.203cm" svg:y="11.3cm" svg:viewBox="0 0 20 20" svg:d="M10 20c14 0 14-20 0-20-13 0-13 20 0 20z">
          <text:p/>
        </draw:path>
        <draw:path draw:style-name="gr1" draw:text-style-name="P1" draw:layer="layout" svg:width="0.019cm" svg:height="0.019cm" svg:x="2.703cm" svg:y="11.3cm" svg:viewBox="0 0 20 20" svg:d="M10 20c14 0 14-20 0-20-13 0-13 20 0 20z">
          <text:p/>
        </draw:path>
        <draw:path draw:style-name="gr1" draw:text-style-name="P1" draw:layer="layout" svg:width="0.019cm" svg:height="0.019cm" svg:x="3.203cm" svg:y="11.3cm" svg:viewBox="0 0 20 20" svg:d="M10 20c14 0 14-20 0-20-13 0-13 20 0 20z">
          <text:p/>
        </draw:path>
        <draw:path draw:style-name="gr1" draw:text-style-name="P1" draw:layer="layout" svg:width="0.019cm" svg:height="0.019cm" svg:x="3.703cm" svg:y="11.3cm" svg:viewBox="0 0 20 20" svg:d="M10 20c14 0 14-20 0-20-13 0-13 20 0 20z">
          <text:p/>
        </draw:path>
        <draw:path draw:style-name="gr1" draw:text-style-name="P1" draw:layer="layout" svg:width="0.019cm" svg:height="0.019cm" svg:x="4.203cm" svg:y="11.3cm" svg:viewBox="0 0 20 20" svg:d="M10 20c14 0 14-20 0-20-13 0-13 20 0 20z">
          <text:p/>
        </draw:path>
        <draw:path draw:style-name="gr1" draw:text-style-name="P1" draw:layer="layout" svg:width="0.019cm" svg:height="0.019cm" svg:x="4.703cm" svg:y="11.3cm" svg:viewBox="0 0 20 20" svg:d="M10 20c14 0 14-20 0-20-13 0-13 20 0 20z">
          <text:p/>
        </draw:path>
        <draw:path draw:style-name="gr1" draw:text-style-name="P1" draw:layer="layout" svg:width="0.019cm" svg:height="0.019cm" svg:x="5.203cm" svg:y="11.3cm" svg:viewBox="0 0 20 20" svg:d="M10 20c14 0 14-20 0-20-13 0-13 20 0 20z">
          <text:p/>
        </draw:path>
        <draw:path draw:style-name="gr1" draw:text-style-name="P1" draw:layer="layout" svg:width="0.019cm" svg:height="0.019cm" svg:x="5.703cm" svg:y="11.3cm" svg:viewBox="0 0 20 20" svg:d="M10 20c14 0 14-20 0-20-13 0-13 20 0 20z">
          <text:p/>
        </draw:path>
        <draw:path draw:style-name="gr1" draw:text-style-name="P1" draw:layer="layout" svg:width="0.019cm" svg:height="0.019cm" svg:x="6.203cm" svg:y="11.3cm" svg:viewBox="0 0 20 20" svg:d="M10 20c14 0 14-20 0-20-13 0-13 20 0 20z">
          <text:p/>
        </draw:path>
        <draw:path draw:style-name="gr1" draw:text-style-name="P1" draw:layer="layout" svg:width="0.019cm" svg:height="0.019cm" svg:x="6.703cm" svg:y="11.3cm" svg:viewBox="0 0 20 20" svg:d="M10 20c14 0 14-20 0-20-13 0-13 20 0 20z">
          <text:p/>
        </draw:path>
        <draw:path draw:style-name="gr1" draw:text-style-name="P1" draw:layer="layout" svg:width="0.019cm" svg:height="0.019cm" svg:x="7.203cm" svg:y="11.3cm" svg:viewBox="0 0 20 20" svg:d="M10 20c14 0 14-20 0-20-13 0-13 20 0 20z">
          <text:p/>
        </draw:path>
        <draw:path draw:style-name="gr1" draw:text-style-name="P1" draw:layer="layout" svg:width="0.019cm" svg:height="0.019cm" svg:x="7.703cm" svg:y="11.3cm" svg:viewBox="0 0 20 20" svg:d="M10 20c14 0 14-20 0-20-13 0-13 20 0 20z">
          <text:p/>
        </draw:path>
        <draw:path draw:style-name="gr1" draw:text-style-name="P1" draw:layer="layout" svg:width="0.019cm" svg:height="0.019cm" svg:x="8.203cm" svg:y="11.3cm" svg:viewBox="0 0 20 20" svg:d="M10 20c14 0 14-20 0-20-13 0-13 20 0 20z">
          <text:p/>
        </draw:path>
        <draw:path draw:style-name="gr1" draw:text-style-name="P1" draw:layer="layout" svg:width="0.019cm" svg:height="0.019cm" svg:x="8.704cm" svg:y="11.3cm" svg:viewBox="0 0 20 20" svg:d="M10 20c14 0 14-20 0-20-13 0-13 20 0 20z">
          <text:p/>
        </draw:path>
        <draw:path draw:style-name="gr1" draw:text-style-name="P1" draw:layer="layout" svg:width="0.019cm" svg:height="0.019cm" svg:x="9.204cm" svg:y="11.3cm" svg:viewBox="0 0 20 20" svg:d="M10 20c14 0 14-20 0-20-13 0-13 20 0 20z">
          <text:p/>
        </draw:path>
        <draw:path draw:style-name="gr1" draw:text-style-name="P1" draw:layer="layout" svg:width="0.019cm" svg:height="0.019cm" svg:x="9.704cm" svg:y="11.3cm" svg:viewBox="0 0 20 20" svg:d="M10 20c14 0 14-20 0-20-13 0-13 20 0 20z">
          <text:p/>
        </draw:path>
        <draw:path draw:style-name="gr1" draw:text-style-name="P1" draw:layer="layout" svg:width="0.019cm" svg:height="0.019cm" svg:x="10.204cm" svg:y="11.3cm" svg:viewBox="0 0 20 20" svg:d="M10 20c14 0 14-20 0-20-13 0-13 20 0 20z">
          <text:p/>
        </draw:path>
        <draw:path draw:style-name="gr1" draw:text-style-name="P1" draw:layer="layout" svg:width="0.019cm" svg:height="0.019cm" svg:x="10.704cm" svg:y="11.3cm" svg:viewBox="0 0 20 20" svg:d="M10 20c14 0 14-20 0-20-13 0-13 20 0 20z">
          <text:p/>
        </draw:path>
        <draw:path draw:style-name="gr1" draw:text-style-name="P1" draw:layer="layout" svg:width="0.019cm" svg:height="0.019cm" svg:x="11.204cm" svg:y="11.3cm" svg:viewBox="0 0 20 20" svg:d="M10 20c14 0 14-20 0-20-13 0-13 20 0 20z">
          <text:p/>
        </draw:path>
        <draw:path draw:style-name="gr1" draw:text-style-name="P1" draw:layer="layout" svg:width="0.019cm" svg:height="0.019cm" svg:x="11.704cm" svg:y="11.3cm" svg:viewBox="0 0 20 20" svg:d="M10 20c14 0 14-20 0-20-13 0-13 20 0 20z">
          <text:p/>
        </draw:path>
        <draw:path draw:style-name="gr1" draw:text-style-name="P1" draw:layer="layout" svg:width="0.019cm" svg:height="0.019cm" svg:x="12.204cm" svg:y="11.3cm" svg:viewBox="0 0 20 20" svg:d="M10 20c14 0 14-20 0-20-13 0-13 20 0 20z">
          <text:p/>
        </draw:path>
        <draw:path draw:style-name="gr1" draw:text-style-name="P1" draw:layer="layout" svg:width="0.019cm" svg:height="0.019cm" svg:x="12.704cm" svg:y="11.3cm" svg:viewBox="0 0 20 20" svg:d="M10 20c14 0 14-20 0-20-13 0-13 20 0 20z">
          <text:p/>
        </draw:path>
        <draw:path draw:style-name="gr1" draw:text-style-name="P1" draw:layer="layout" svg:width="0.019cm" svg:height="0.019cm" svg:x="13.204cm" svg:y="11.3cm" svg:viewBox="0 0 20 20" svg:d="M10 20c14 0 14-20 0-20-13 0-13 20 0 20z">
          <text:p/>
        </draw:path>
        <draw:path draw:style-name="gr1" draw:text-style-name="P1" draw:layer="layout" svg:width="0.019cm" svg:height="0.019cm" svg:x="13.704cm" svg:y="11.3cm" svg:viewBox="0 0 20 20" svg:d="M10 20c14 0 14-20 0-20-13 0-13 20 0 20z">
          <text:p/>
        </draw:path>
        <draw:path draw:style-name="gr1" draw:text-style-name="P1" draw:layer="layout" svg:width="0.019cm" svg:height="0.019cm" svg:x="14.204cm" svg:y="11.3cm" svg:viewBox="0 0 20 20" svg:d="M10 20c14 0 14-20 0-20-13 0-13 20 0 20z">
          <text:p/>
        </draw:path>
        <draw:path draw:style-name="gr1" draw:text-style-name="P1" draw:layer="layout" svg:width="0.019cm" svg:height="0.019cm" svg:x="14.704cm" svg:y="11.3cm" svg:viewBox="0 0 20 20" svg:d="M10 20c14 0 14-20 0-20-13 0-13 20 0 20z">
          <text:p/>
        </draw:path>
        <draw:path draw:style-name="gr1" draw:text-style-name="P1" draw:layer="layout" svg:width="0.019cm" svg:height="0.019cm" svg:x="15.204cm" svg:y="11.3cm" svg:viewBox="0 0 20 20" svg:d="M10 20c14 0 14-20 0-20-13 0-13 20 0 20z">
          <text:p/>
        </draw:path>
        <draw:path draw:style-name="gr1" draw:text-style-name="P1" draw:layer="layout" svg:width="0.019cm" svg:height="0.019cm" svg:x="15.704cm" svg:y="11.3cm" svg:viewBox="0 0 20 20" svg:d="M10 20c14 0 14-20 0-20-13 0-13 20 0 20z">
          <text:p/>
        </draw:path>
        <draw:path draw:style-name="gr1" draw:text-style-name="P1" draw:layer="layout" svg:width="0.019cm" svg:height="0.019cm" svg:x="16.204cm" svg:y="11.3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16.704cm" svg:y="11.8cm" svg:viewBox="0 0 20 20" svg:d="M10 20c14 0 14-20 0-20-13 0-13 20 0 20z">
          <text:p/>
        </draw:path>
        <draw:path draw:style-name="gr1" draw:text-style-name="P1" draw:layer="layout" svg:width="0.019cm" svg:height="0.019cm" svg:x="17.204cm" svg:y="11.8cm" svg:viewBox="0 0 20 20" svg:d="M10 20c14 0 14-20 0-20-13 0-13 20 0 20z">
          <text:p/>
        </draw:path>
        <draw:path draw:style-name="gr1" draw:text-style-name="P1" draw:layer="layout" svg:width="0.019cm" svg:height="0.019cm" svg:x="17.704cm" svg:y="11.8cm" svg:viewBox="0 0 20 20" svg:d="M10 20c14 0 14-20 0-20-13 0-13 20 0 20z">
          <text:p/>
        </draw:path>
        <draw:path draw:style-name="gr1" draw:text-style-name="P1" draw:layer="layout" svg:width="0.019cm" svg:height="0.019cm" svg:x="18.204cm" svg:y="11.8cm" svg:viewBox="0 0 20 20" svg:d="M10 20c14 0 14-20 0-20-13 0-13 20 0 20z">
          <text:p/>
        </draw:path>
        <draw:path draw:style-name="gr1" draw:text-style-name="P1" draw:layer="layout" svg:width="0.019cm" svg:height="0.019cm" svg:x="18.704cm" svg:y="11.8cm" svg:viewBox="0 0 20 20" svg:d="M10 20c14 0 14-20 0-20-13 0-13 20 0 20z">
          <text:p/>
        </draw:path>
        <draw:path draw:style-name="gr1" draw:text-style-name="P1" draw:layer="layout" svg:width="0.019cm" svg:height="0.019cm" svg:x="19.204cm" svg:y="11.8cm" svg:viewBox="0 0 20 20" svg:d="M10 20c14 0 14-20 0-20-13 0-13 20 0 20z">
          <text:p/>
        </draw:path>
        <draw:path draw:style-name="gr1" draw:text-style-name="P1" draw:layer="layout" svg:width="0.019cm" svg:height="0.019cm" svg:x="19.704cm" svg:y="11.8cm" svg:viewBox="0 0 20 20" svg:d="M10 20c14 0 14-20 0-20-13 0-13 20 0 20z">
          <text:p/>
        </draw:path>
        <draw:path draw:style-name="gr1" draw:text-style-name="P1" draw:layer="layout" svg:width="0.019cm" svg:height="0.019cm" svg:x="20.204cm" svg:y="11.8cm" svg:viewBox="0 0 20 20" svg:d="M10 20c14 0 14-20 0-20-13 0-13 20 0 20z">
          <text:p/>
        </draw:path>
        <draw:path draw:style-name="gr1" draw:text-style-name="P1" draw:layer="layout" svg:width="0.019cm" svg:height="0.019cm" svg:x="20.704cm" svg:y="11.8cm" svg:viewBox="0 0 20 20" svg:d="M10 20c14 0 14-20 0-20-13 0-13 20 0 20z">
          <text:p/>
        </draw:path>
        <draw:path draw:style-name="gr1" draw:text-style-name="P1" draw:layer="layout" svg:width="0.019cm" svg:height="0.019cm" svg:x="21.204cm" svg:y="11.8cm" svg:viewBox="0 0 20 20" svg:d="M10 20c14 0 14-20 0-20-13 0-13 20 0 20z">
          <text:p/>
        </draw:path>
        <draw:path draw:style-name="gr1" draw:text-style-name="P1" draw:layer="layout" svg:width="0.019cm" svg:height="0.019cm" svg:x="21.704cm" svg:y="11.8cm" svg:viewBox="0 0 20 20" svg:d="M10 20c14 0 14-20 0-20-13 0-13 20 0 20z">
          <text:p/>
        </draw:path>
        <draw:path draw:style-name="gr1" draw:text-style-name="P1" draw:layer="layout" svg:width="0.019cm" svg:height="0.019cm" svg:x="22.204cm" svg:y="11.8cm" svg:viewBox="0 0 20 20" svg:d="M10 20c14 0 14-20 0-20-13 0-13 20 0 20z">
          <text:p/>
        </draw:path>
        <draw:path draw:style-name="gr1" draw:text-style-name="P1" draw:layer="layout" svg:width="0.019cm" svg:height="0.019cm" svg:x="22.704cm" svg:y="11.8cm" svg:viewBox="0 0 20 20" svg:d="M10 20c14 0 14-20 0-20-13 0-13 20 0 20z">
          <text:p/>
        </draw:path>
        <draw:path draw:style-name="gr1" draw:text-style-name="P1" draw:layer="layout" svg:width="0.019cm" svg:height="0.019cm" svg:x="23.204cm" svg:y="11.8cm" svg:viewBox="0 0 20 20" svg:d="M10 20c14 0 14-20 0-20-13 0-13 20 0 20z">
          <text:p/>
        </draw:path>
        <draw:path draw:style-name="gr1" draw:text-style-name="P1" draw:layer="layout" svg:width="0.019cm" svg:height="0.019cm" svg:x="23.704cm" svg:y="11.8cm" svg:viewBox="0 0 20 20" svg:d="M10 20c14 0 14-20 0-20-13 0-13 20 0 20z">
          <text:p/>
        </draw:path>
        <draw:path draw:style-name="gr1" draw:text-style-name="P1" draw:layer="layout" svg:width="0.019cm" svg:height="0.019cm" svg:x="24.204cm" svg:y="11.8cm" svg:viewBox="0 0 20 20" svg:d="M10 20c14 0 14-20 0-20-13 0-13 20 0 20z">
          <text:p/>
        </draw:path>
        <draw:path draw:style-name="gr1" draw:text-style-name="P1" draw:layer="layout" svg:width="0.019cm" svg:height="0.019cm" svg:x="24.705cm" svg:y="11.8cm" svg:viewBox="0 0 20 20" svg:d="M10 20c14 0 14-20 0-20-13 0-13 20 0 20z">
          <text:p/>
        </draw:path>
        <draw:path draw:style-name="gr1" draw:text-style-name="P1" draw:layer="layout" svg:width="0.019cm" svg:height="0.019cm" svg:x="25.205cm" svg:y="11.8cm" svg:viewBox="0 0 20 20" svg:d="M10 20c14 0 14-20 0-20-13 0-13 20 0 20z">
          <text:p/>
        </draw:path>
        <draw:path draw:style-name="gr1" draw:text-style-name="P1" draw:layer="layout" svg:width="0.019cm" svg:height="0.019cm" svg:x="25.705cm" svg:y="11.8cm" svg:viewBox="0 0 20 20" svg:d="M10 20c14 0 14-20 0-20-13 0-13 20 0 20z">
          <text:p/>
        </draw:path>
        <draw:path draw:style-name="gr1" draw:text-style-name="P1" draw:layer="layout" svg:width="0.019cm" svg:height="0.019cm" svg:x="26.205cm" svg:y="11.8cm" svg:viewBox="0 0 20 20" svg:d="M10 20c14 0 14-20 0-20-13 0-13 20 0 20z">
          <text:p/>
        </draw:path>
        <draw:path draw:style-name="gr1" draw:text-style-name="P1" draw:layer="layout" svg:width="0.019cm" svg:height="0.019cm" svg:x="26.705cm" svg:y="11.8cm" svg:viewBox="0 0 20 20" svg:d="M10 20c14 0 14-20 0-20-13 0-13 20 0 20z">
          <text:p/>
        </draw:path>
        <draw:path draw:style-name="gr1" draw:text-style-name="P1" draw:layer="layout" svg:width="0.019cm" svg:height="0.019cm" svg:x="27.205cm" svg:y="11.8cm" svg:viewBox="0 0 20 20" svg:d="M10 20c14 0 14-20 0-20-13 0-13 20 0 20z">
          <text:p/>
        </draw:path>
        <draw:path draw:style-name="gr1" draw:text-style-name="P1" draw:layer="layout" svg:width="0.019cm" svg:height="0.019cm" svg:x="0.704cm" svg:y="11.8cm" svg:viewBox="0 0 20 20" svg:d="M10 20c14 0 14-20 0-20-13 0-13 20 0 20z">
          <text:p/>
        </draw:path>
        <draw:path draw:style-name="gr1" draw:text-style-name="P1" draw:layer="layout" svg:width="0.019cm" svg:height="0.019cm" svg:x="1.204cm" svg:y="11.8cm" svg:viewBox="0 0 20 20" svg:d="M10 20c14 0 14-20 0-20-13 0-13 20 0 20z">
          <text:p/>
        </draw:path>
        <draw:path draw:style-name="gr1" draw:text-style-name="P1" draw:layer="layout" svg:width="0.019cm" svg:height="0.019cm" svg:x="1.704cm" svg:y="11.8cm" svg:viewBox="0 0 20 20" svg:d="M10 20c14 0 14-20 0-20-13 0-13 20 0 20z">
          <text:p/>
        </draw:path>
        <draw:path draw:style-name="gr1" draw:text-style-name="P1" draw:layer="layout" svg:width="0.019cm" svg:height="0.019cm" svg:x="2.204cm" svg:y="11.8cm" svg:viewBox="0 0 20 20" svg:d="M10 20c14 0 14-20 0-20-13 0-13 20 0 20z">
          <text:p/>
        </draw:path>
        <draw:path draw:style-name="gr1" draw:text-style-name="P1" draw:layer="layout" svg:width="0.019cm" svg:height="0.019cm" svg:x="2.704cm" svg:y="11.8cm" svg:viewBox="0 0 20 20" svg:d="M10 20c14 0 14-20 0-20-13 0-13 20 0 20z">
          <text:p/>
        </draw:path>
        <draw:path draw:style-name="gr1" draw:text-style-name="P1" draw:layer="layout" svg:width="0.019cm" svg:height="0.019cm" svg:x="3.204cm" svg:y="11.8cm" svg:viewBox="0 0 20 20" svg:d="M10 20c14 0 14-20 0-20-13 0-13 20 0 20z">
          <text:p/>
        </draw:path>
        <draw:path draw:style-name="gr1" draw:text-style-name="P1" draw:layer="layout" svg:width="0.019cm" svg:height="0.019cm" svg:x="3.704cm" svg:y="11.8cm" svg:viewBox="0 0 20 20" svg:d="M10 20c14 0 14-20 0-20-13 0-13 20 0 20z">
          <text:p/>
        </draw:path>
        <draw:path draw:style-name="gr1" draw:text-style-name="P1" draw:layer="layout" svg:width="0.019cm" svg:height="0.019cm" svg:x="4.204cm" svg:y="11.8cm" svg:viewBox="0 0 20 20" svg:d="M10 20c14 0 14-20 0-20-13 0-13 20 0 20z">
          <text:p/>
        </draw:path>
        <draw:path draw:style-name="gr1" draw:text-style-name="P1" draw:layer="layout" svg:width="0.019cm" svg:height="0.019cm" svg:x="4.704cm" svg:y="11.8cm" svg:viewBox="0 0 20 20" svg:d="M10 20c14 0 14-20 0-20-13 0-13 20 0 20z">
          <text:p/>
        </draw:path>
        <draw:path draw:style-name="gr1" draw:text-style-name="P1" draw:layer="layout" svg:width="0.019cm" svg:height="0.019cm" svg:x="5.204cm" svg:y="11.8cm" svg:viewBox="0 0 20 20" svg:d="M10 20c14 0 14-20 0-20-13 0-13 20 0 20z">
          <text:p/>
        </draw:path>
        <draw:path draw:style-name="gr1" draw:text-style-name="P1" draw:layer="layout" svg:width="0.019cm" svg:height="0.019cm" svg:x="5.704cm" svg:y="11.8cm" svg:viewBox="0 0 20 20" svg:d="M10 20c14 0 14-20 0-20-13 0-13 20 0 20z">
          <text:p/>
        </draw:path>
        <draw:path draw:style-name="gr1" draw:text-style-name="P1" draw:layer="layout" svg:width="0.019cm" svg:height="0.019cm" svg:x="6.204cm" svg:y="11.8cm" svg:viewBox="0 0 20 20" svg:d="M10 20c14 0 14-20 0-20-13 0-13 20 0 20z">
          <text:p/>
        </draw:path>
        <draw:path draw:style-name="gr1" draw:text-style-name="P1" draw:layer="layout" svg:width="0.019cm" svg:height="0.019cm" svg:x="6.704cm" svg:y="11.8cm" svg:viewBox="0 0 20 20" svg:d="M10 20c14 0 14-20 0-20-13 0-13 20 0 20z">
          <text:p/>
        </draw:path>
        <draw:path draw:style-name="gr1" draw:text-style-name="P1" draw:layer="layout" svg:width="0.019cm" svg:height="0.019cm" svg:x="7.204cm" svg:y="11.8cm" svg:viewBox="0 0 20 20" svg:d="M10 20c14 0 14-20 0-20-13 0-13 20 0 20z">
          <text:p/>
        </draw:path>
        <draw:path draw:style-name="gr1" draw:text-style-name="P1" draw:layer="layout" svg:width="0.019cm" svg:height="0.019cm" svg:x="7.704cm" svg:y="11.8cm" svg:viewBox="0 0 20 20" svg:d="M10 20c14 0 14-20 0-20-13 0-13 20 0 20z">
          <text:p/>
        </draw:path>
        <draw:path draw:style-name="gr1" draw:text-style-name="P1" draw:layer="layout" svg:width="0.019cm" svg:height="0.019cm" svg:x="8.204cm" svg:y="11.8cm" svg:viewBox="0 0 20 20" svg:d="M10 20c14 0 14-20 0-20-13 0-13 20 0 20z">
          <text:p/>
        </draw:path>
        <draw:path draw:style-name="gr1" draw:text-style-name="P1" draw:layer="layout" svg:width="0.019cm" svg:height="0.019cm" svg:x="8.705cm" svg:y="11.8cm" svg:viewBox="0 0 20 20" svg:d="M10 20c14 0 14-20 0-20-13 0-13 20 0 20z">
          <text:p/>
        </draw:path>
        <draw:path draw:style-name="gr1" draw:text-style-name="P1" draw:layer="layout" svg:width="0.019cm" svg:height="0.019cm" svg:x="9.205cm" svg:y="11.8cm" svg:viewBox="0 0 20 20" svg:d="M10 20c14 0 14-20 0-20-13 0-13 20 0 20z">
          <text:p/>
        </draw:path>
        <draw:path draw:style-name="gr1" draw:text-style-name="P1" draw:layer="layout" svg:width="0.019cm" svg:height="0.019cm" svg:x="9.705cm" svg:y="11.8cm" svg:viewBox="0 0 20 20" svg:d="M10 20c14 0 14-20 0-20-13 0-13 20 0 20z">
          <text:p/>
        </draw:path>
        <draw:path draw:style-name="gr1" draw:text-style-name="P1" draw:layer="layout" svg:width="0.019cm" svg:height="0.019cm" svg:x="10.205cm" svg:y="11.8cm" svg:viewBox="0 0 20 20" svg:d="M10 20c14 0 14-20 0-20-13 0-13 20 0 20z">
          <text:p/>
        </draw:path>
        <draw:path draw:style-name="gr1" draw:text-style-name="P1" draw:layer="layout" svg:width="0.019cm" svg:height="0.019cm" svg:x="10.705cm" svg:y="11.8cm" svg:viewBox="0 0 20 20" svg:d="M10 20c14 0 14-20 0-20-13 0-13 20 0 20z">
          <text:p/>
        </draw:path>
        <draw:path draw:style-name="gr1" draw:text-style-name="P1" draw:layer="layout" svg:width="0.019cm" svg:height="0.019cm" svg:x="11.205cm" svg:y="11.8cm" svg:viewBox="0 0 20 20" svg:d="M10 20c14 0 14-20 0-20-13 0-13 20 0 20z">
          <text:p/>
        </draw:path>
        <draw:path draw:style-name="gr1" draw:text-style-name="P1" draw:layer="layout" svg:width="0.019cm" svg:height="0.019cm" svg:x="11.705cm" svg:y="11.8cm" svg:viewBox="0 0 20 20" svg:d="M10 20c14 0 14-20 0-20-13 0-13 20 0 20z">
          <text:p/>
        </draw:path>
        <draw:path draw:style-name="gr1" draw:text-style-name="P1" draw:layer="layout" svg:width="0.019cm" svg:height="0.019cm" svg:x="12.205cm" svg:y="11.8cm" svg:viewBox="0 0 20 20" svg:d="M10 20c14 0 14-20 0-20-13 0-13 20 0 20z">
          <text:p/>
        </draw:path>
        <draw:path draw:style-name="gr1" draw:text-style-name="P1" draw:layer="layout" svg:width="0.019cm" svg:height="0.019cm" svg:x="12.705cm" svg:y="11.8cm" svg:viewBox="0 0 20 20" svg:d="M10 20c14 0 14-20 0-20-13 0-13 20 0 20z">
          <text:p/>
        </draw:path>
        <draw:path draw:style-name="gr1" draw:text-style-name="P1" draw:layer="layout" svg:width="0.019cm" svg:height="0.019cm" svg:x="13.205cm" svg:y="11.8cm" svg:viewBox="0 0 20 20" svg:d="M10 20c14 0 14-20 0-20-13 0-13 20 0 20z">
          <text:p/>
        </draw:path>
        <draw:path draw:style-name="gr1" draw:text-style-name="P1" draw:layer="layout" svg:width="0.019cm" svg:height="0.019cm" svg:x="13.705cm" svg:y="11.8cm" svg:viewBox="0 0 20 20" svg:d="M10 20c14 0 14-20 0-20-13 0-13 20 0 20z">
          <text:p/>
        </draw:path>
        <draw:path draw:style-name="gr1" draw:text-style-name="P1" draw:layer="layout" svg:width="0.019cm" svg:height="0.019cm" svg:x="14.205cm" svg:y="11.8cm" svg:viewBox="0 0 20 20" svg:d="M10 20c14 0 14-20 0-20-13 0-13 20 0 20z">
          <text:p/>
        </draw:path>
        <draw:path draw:style-name="gr1" draw:text-style-name="P1" draw:layer="layout" svg:width="0.019cm" svg:height="0.019cm" svg:x="14.705cm" svg:y="11.8cm" svg:viewBox="0 0 20 20" svg:d="M10 20c14 0 14-20 0-20-13 0-13 20 0 20z">
          <text:p/>
        </draw:path>
        <draw:path draw:style-name="gr1" draw:text-style-name="P1" draw:layer="layout" svg:width="0.019cm" svg:height="0.019cm" svg:x="15.205cm" svg:y="11.8cm" svg:viewBox="0 0 20 20" svg:d="M10 20c14 0 14-20 0-20-13 0-13 20 0 20z">
          <text:p/>
        </draw:path>
        <draw:path draw:style-name="gr1" draw:text-style-name="P1" draw:layer="layout" svg:width="0.019cm" svg:height="0.019cm" svg:x="15.705cm" svg:y="11.8cm" svg:viewBox="0 0 20 20" svg:d="M10 20c14 0 14-20 0-20-13 0-13 20 0 20z">
          <text:p/>
        </draw:path>
        <draw:path draw:style-name="gr1" draw:text-style-name="P1" draw:layer="layout" svg:width="0.019cm" svg:height="0.019cm" svg:x="16.205cm" svg:y="11.8cm" svg:viewBox="0 0 20 20" svg:d="M10 20c14 0 14-20 0-20-13 0-13 20 0 20z">
          <text:p/>
        </draw:path>
        <draw:path draw:style-name="gr1" draw:text-style-name="P1" draw:layer="layout" svg:width="0.019cm" svg:height="0.019cm" svg:x="0.702cm" svg:y="11.8cm" svg:viewBox="0 0 20 20" svg:d="M10 20c14 0 14-20 0-20-13 0-13 20 0 20z">
          <text:p/>
        </draw:path>
        <draw:path draw:style-name="gr1" draw:text-style-name="P1" draw:layer="layout" svg:width="0.019cm" svg:height="0.019cm" svg:x="1.202cm" svg:y="11.8cm" svg:viewBox="0 0 20 20" svg:d="M10 20c14 0 14-20 0-20-13 0-13 20 0 20z">
          <text:p/>
        </draw:path>
        <draw:path draw:style-name="gr1" draw:text-style-name="P1" draw:layer="layout" svg:width="0.019cm" svg:height="0.019cm" svg:x="1.702cm" svg:y="11.8cm" svg:viewBox="0 0 20 20" svg:d="M10 20c14 0 14-20 0-20-13 0-13 20 0 20z">
          <text:p/>
        </draw:path>
        <draw:path draw:style-name="gr1" draw:text-style-name="P1" draw:layer="layout" svg:width="0.019cm" svg:height="0.019cm" svg:x="2.202cm" svg:y="11.8cm" svg:viewBox="0 0 20 20" svg:d="M10 20c14 0 14-20 0-20-13 0-13 20 0 20z">
          <text:p/>
        </draw:path>
        <draw:path draw:style-name="gr1" draw:text-style-name="P1" draw:layer="layout" svg:width="0.019cm" svg:height="0.019cm" svg:x="2.702cm" svg:y="11.8cm" svg:viewBox="0 0 20 20" svg:d="M10 20c14 0 14-20 0-20-13 0-13 20 0 20z">
          <text:p/>
        </draw:path>
        <draw:path draw:style-name="gr1" draw:text-style-name="P1" draw:layer="layout" svg:width="0.019cm" svg:height="0.019cm" svg:x="3.202cm" svg:y="11.8cm" svg:viewBox="0 0 20 20" svg:d="M10 20c14 0 14-20 0-20-13 0-13 20 0 20z">
          <text:p/>
        </draw:path>
        <draw:path draw:style-name="gr1" draw:text-style-name="P1" draw:layer="layout" svg:width="0.019cm" svg:height="0.019cm" svg:x="3.702cm" svg:y="11.8cm" svg:viewBox="0 0 20 20" svg:d="M10 20c14 0 14-20 0-20-13 0-13 20 0 20z">
          <text:p/>
        </draw:path>
        <draw:path draw:style-name="gr1" draw:text-style-name="P1" draw:layer="layout" svg:width="0.019cm" svg:height="0.019cm" svg:x="4.202cm" svg:y="11.8cm" svg:viewBox="0 0 20 20" svg:d="M10 20c14 0 14-20 0-20-13 0-13 20 0 20z">
          <text:p/>
        </draw:path>
        <draw:path draw:style-name="gr1" draw:text-style-name="P1" draw:layer="layout" svg:width="0.019cm" svg:height="0.019cm" svg:x="4.702cm" svg:y="11.8cm" svg:viewBox="0 0 20 20" svg:d="M10 20c14 0 14-20 0-20-13 0-13 20 0 20z">
          <text:p/>
        </draw:path>
        <draw:path draw:style-name="gr1" draw:text-style-name="P1" draw:layer="layout" svg:width="0.019cm" svg:height="0.019cm" svg:x="5.202cm" svg:y="11.8cm" svg:viewBox="0 0 20 20" svg:d="M10 20c14 0 14-20 0-20-13 0-13 20 0 20z">
          <text:p/>
        </draw:path>
        <draw:path draw:style-name="gr1" draw:text-style-name="P1" draw:layer="layout" svg:width="0.019cm" svg:height="0.019cm" svg:x="5.702cm" svg:y="11.8cm" svg:viewBox="0 0 20 20" svg:d="M10 20c14 0 14-20 0-20-13 0-13 20 0 20z">
          <text:p/>
        </draw:path>
        <draw:path draw:style-name="gr1" draw:text-style-name="P1" draw:layer="layout" svg:width="0.019cm" svg:height="0.019cm" svg:x="6.202cm" svg:y="11.8cm" svg:viewBox="0 0 20 20" svg:d="M10 20c14 0 14-20 0-20-13 0-13 20 0 20z">
          <text:p/>
        </draw:path>
        <draw:path draw:style-name="gr1" draw:text-style-name="P1" draw:layer="layout" svg:width="0.019cm" svg:height="0.019cm" svg:x="6.702cm" svg:y="11.8cm" svg:viewBox="0 0 20 20" svg:d="M10 20c14 0 14-20 0-20-13 0-13 20 0 20z">
          <text:p/>
        </draw:path>
        <draw:path draw:style-name="gr1" draw:text-style-name="P1" draw:layer="layout" svg:width="0.019cm" svg:height="0.019cm" svg:x="7.202cm" svg:y="11.8cm" svg:viewBox="0 0 20 20" svg:d="M10 20c14 0 14-20 0-20-13 0-13 20 0 20z">
          <text:p/>
        </draw:path>
        <draw:path draw:style-name="gr1" draw:text-style-name="P1" draw:layer="layout" svg:width="0.019cm" svg:height="0.019cm" svg:x="7.702cm" svg:y="11.8cm" svg:viewBox="0 0 20 20" svg:d="M10 20c14 0 14-20 0-20-13 0-13 20 0 20z">
          <text:p/>
        </draw:path>
        <draw:path draw:style-name="gr1" draw:text-style-name="P1" draw:layer="layout" svg:width="0.019cm" svg:height="0.019cm" svg:x="8.202cm" svg:y="11.8cm" svg:viewBox="0 0 20 20" svg:d="M10 20c14 0 14-20 0-20-13 0-13 20 0 20z">
          <text:p/>
        </draw:path>
        <draw:path draw:style-name="gr1" draw:text-style-name="P1" draw:layer="layout" svg:width="0.019cm" svg:height="0.019cm" svg:x="8.703cm" svg:y="11.8cm" svg:viewBox="0 0 20 20" svg:d="M10 20c14 0 14-20 0-20-13 0-13 20 0 20z">
          <text:p/>
        </draw:path>
        <draw:path draw:style-name="gr1" draw:text-style-name="P1" draw:layer="layout" svg:width="0.019cm" svg:height="0.019cm" svg:x="9.203cm" svg:y="11.8cm" svg:viewBox="0 0 20 20" svg:d="M10 20c14 0 14-20 0-20-13 0-13 20 0 20z">
          <text:p/>
        </draw:path>
        <draw:path draw:style-name="gr1" draw:text-style-name="P1" draw:layer="layout" svg:width="0.019cm" svg:height="0.019cm" svg:x="9.703cm" svg:y="11.8cm" svg:viewBox="0 0 20 20" svg:d="M10 20c14 0 14-20 0-20-13 0-13 20 0 20z">
          <text:p/>
        </draw:path>
        <draw:path draw:style-name="gr1" draw:text-style-name="P1" draw:layer="layout" svg:width="0.019cm" svg:height="0.019cm" svg:x="10.203cm" svg:y="11.8cm" svg:viewBox="0 0 20 20" svg:d="M10 20c14 0 14-20 0-20-13 0-13 20 0 20z">
          <text:p/>
        </draw:path>
        <draw:path draw:style-name="gr1" draw:text-style-name="P1" draw:layer="layout" svg:width="0.019cm" svg:height="0.019cm" svg:x="10.703cm" svg:y="11.8cm" svg:viewBox="0 0 20 20" svg:d="M10 20c14 0 14-20 0-20-13 0-13 20 0 20z">
          <text:p/>
        </draw:path>
        <draw:path draw:style-name="gr1" draw:text-style-name="P1" draw:layer="layout" svg:width="0.019cm" svg:height="0.019cm" svg:x="11.203cm" svg:y="11.8cm" svg:viewBox="0 0 20 20" svg:d="M10 20c14 0 14-20 0-20-13 0-13 20 0 20z">
          <text:p/>
        </draw:path>
        <draw:path draw:style-name="gr1" draw:text-style-name="P1" draw:layer="layout" svg:width="0.019cm" svg:height="0.019cm" svg:x="11.703cm" svg:y="11.8cm" svg:viewBox="0 0 20 20" svg:d="M10 20c14 0 14-20 0-20-13 0-13 20 0 20z">
          <text:p/>
        </draw:path>
        <draw:path draw:style-name="gr1" draw:text-style-name="P1" draw:layer="layout" svg:width="0.019cm" svg:height="0.019cm" svg:x="12.203cm" svg:y="11.8cm" svg:viewBox="0 0 20 20" svg:d="M10 20c14 0 14-20 0-20-13 0-13 20 0 20z">
          <text:p/>
        </draw:path>
        <draw:path draw:style-name="gr1" draw:text-style-name="P1" draw:layer="layout" svg:width="0.019cm" svg:height="0.019cm" svg:x="12.703cm" svg:y="11.8cm" svg:viewBox="0 0 20 20" svg:d="M10 20c14 0 14-20 0-20-13 0-13 20 0 20z">
          <text:p/>
        </draw:path>
        <draw:path draw:style-name="gr1" draw:text-style-name="P1" draw:layer="layout" svg:width="0.019cm" svg:height="0.019cm" svg:x="13.203cm" svg:y="11.8cm" svg:viewBox="0 0 20 20" svg:d="M10 20c14 0 14-20 0-20-13 0-13 20 0 20z">
          <text:p/>
        </draw:path>
        <draw:path draw:style-name="gr1" draw:text-style-name="P1" draw:layer="layout" svg:width="0.019cm" svg:height="0.019cm" svg:x="13.703cm" svg:y="11.8cm" svg:viewBox="0 0 20 20" svg:d="M10 20c14 0 14-20 0-20-13 0-13 20 0 20z">
          <text:p/>
        </draw:path>
        <draw:path draw:style-name="gr1" draw:text-style-name="P1" draw:layer="layout" svg:width="0.019cm" svg:height="0.019cm" svg:x="14.203cm" svg:y="11.8cm" svg:viewBox="0 0 20 20" svg:d="M10 20c14 0 14-20 0-20-13 0-13 20 0 20z">
          <text:p/>
        </draw:path>
        <draw:path draw:style-name="gr1" draw:text-style-name="P1" draw:layer="layout" svg:width="0.019cm" svg:height="0.019cm" svg:x="14.703cm" svg:y="11.8cm" svg:viewBox="0 0 20 20" svg:d="M10 20c14 0 14-20 0-20-13 0-13 20 0 20z">
          <text:p/>
        </draw:path>
        <draw:path draw:style-name="gr1" draw:text-style-name="P1" draw:layer="layout" svg:width="0.019cm" svg:height="0.019cm" svg:x="15.203cm" svg:y="11.8cm" svg:viewBox="0 0 20 20" svg:d="M10 20c14 0 14-20 0-20-13 0-13 20 0 20z">
          <text:p/>
        </draw:path>
        <draw:path draw:style-name="gr1" draw:text-style-name="P1" draw:layer="layout" svg:width="0.019cm" svg:height="0.019cm" svg:x="15.703cm" svg:y="11.8cm" svg:viewBox="0 0 20 20" svg:d="M10 20c14 0 14-20 0-20-13 0-13 20 0 20z">
          <text:p/>
        </draw:path>
        <draw:path draw:style-name="gr1" draw:text-style-name="P1" draw:layer="layout" svg:width="0.019cm" svg:height="0.019cm" svg:x="16.203cm" svg:y="11.8cm" svg:viewBox="0 0 20 20" svg:d="M10 20c14 0 14-20 0-20-13 0-13 20 0 20z">
          <text:p/>
        </draw:path>
        <draw:path draw:style-name="gr1" draw:text-style-name="P1" draw:layer="layout" svg:width="0.019cm" svg:height="0.019cm" svg:x="16.702cm" svg:y="11.8cm" svg:viewBox="0 0 20 20" svg:d="M10 20c14 0 14-20 0-20-13 0-13 20 0 20z">
          <text:p/>
        </draw:path>
        <draw:path draw:style-name="gr1" draw:text-style-name="P1" draw:layer="layout" svg:width="0.019cm" svg:height="0.019cm" svg:x="17.202cm" svg:y="11.8cm" svg:viewBox="0 0 20 20" svg:d="M10 20c14 0 14-20 0-20-13 0-13 20 0 20z">
          <text:p/>
        </draw:path>
        <draw:path draw:style-name="gr1" draw:text-style-name="P1" draw:layer="layout" svg:width="0.019cm" svg:height="0.019cm" svg:x="17.702cm" svg:y="11.8cm" svg:viewBox="0 0 20 20" svg:d="M10 20c14 0 14-20 0-20-13 0-13 20 0 20z">
          <text:p/>
        </draw:path>
        <draw:path draw:style-name="gr1" draw:text-style-name="P1" draw:layer="layout" svg:width="0.019cm" svg:height="0.019cm" svg:x="18.202cm" svg:y="11.8cm" svg:viewBox="0 0 20 20" svg:d="M10 20c14 0 14-20 0-20-13 0-13 20 0 20z">
          <text:p/>
        </draw:path>
        <draw:path draw:style-name="gr1" draw:text-style-name="P1" draw:layer="layout" svg:width="0.019cm" svg:height="0.019cm" svg:x="18.702cm" svg:y="11.8cm" svg:viewBox="0 0 20 20" svg:d="M10 20c14 0 14-20 0-20-13 0-13 20 0 20z">
          <text:p/>
        </draw:path>
        <draw:path draw:style-name="gr1" draw:text-style-name="P1" draw:layer="layout" svg:width="0.019cm" svg:height="0.019cm" svg:x="19.202cm" svg:y="11.8cm" svg:viewBox="0 0 20 20" svg:d="M10 20c14 0 14-20 0-20-13 0-13 20 0 20z">
          <text:p/>
        </draw:path>
        <draw:path draw:style-name="gr1" draw:text-style-name="P1" draw:layer="layout" svg:width="0.019cm" svg:height="0.019cm" svg:x="19.702cm" svg:y="11.8cm" svg:viewBox="0 0 20 20" svg:d="M10 20c14 0 14-20 0-20-13 0-13 20 0 20z">
          <text:p/>
        </draw:path>
        <draw:path draw:style-name="gr1" draw:text-style-name="P1" draw:layer="layout" svg:width="0.019cm" svg:height="0.019cm" svg:x="20.202cm" svg:y="11.8cm" svg:viewBox="0 0 20 20" svg:d="M10 20c14 0 14-20 0-20-13 0-13 20 0 20z">
          <text:p/>
        </draw:path>
        <draw:path draw:style-name="gr1" draw:text-style-name="P1" draw:layer="layout" svg:width="0.019cm" svg:height="0.019cm" svg:x="20.702cm" svg:y="11.8cm" svg:viewBox="0 0 20 20" svg:d="M10 20c14 0 14-20 0-20-13 0-13 20 0 20z">
          <text:p/>
        </draw:path>
        <draw:path draw:style-name="gr1" draw:text-style-name="P1" draw:layer="layout" svg:width="0.019cm" svg:height="0.019cm" svg:x="21.202cm" svg:y="11.8cm" svg:viewBox="0 0 20 20" svg:d="M10 20c14 0 14-20 0-20-13 0-13 20 0 20z">
          <text:p/>
        </draw:path>
        <draw:path draw:style-name="gr1" draw:text-style-name="P1" draw:layer="layout" svg:width="0.019cm" svg:height="0.019cm" svg:x="21.702cm" svg:y="11.8cm" svg:viewBox="0 0 20 20" svg:d="M10 20c14 0 14-20 0-20-13 0-13 20 0 20z">
          <text:p/>
        </draw:path>
        <draw:path draw:style-name="gr1" draw:text-style-name="P1" draw:layer="layout" svg:width="0.019cm" svg:height="0.019cm" svg:x="22.202cm" svg:y="11.8cm" svg:viewBox="0 0 20 20" svg:d="M10 20c14 0 14-20 0-20-13 0-13 20 0 20z">
          <text:p/>
        </draw:path>
        <draw:path draw:style-name="gr1" draw:text-style-name="P1" draw:layer="layout" svg:width="0.019cm" svg:height="0.019cm" svg:x="22.702cm" svg:y="11.8cm" svg:viewBox="0 0 20 20" svg:d="M10 20c14 0 14-20 0-20-13 0-13 20 0 20z">
          <text:p/>
        </draw:path>
        <draw:path draw:style-name="gr1" draw:text-style-name="P1" draw:layer="layout" svg:width="0.019cm" svg:height="0.019cm" svg:x="23.202cm" svg:y="11.8cm" svg:viewBox="0 0 20 20" svg:d="M10 20c14 0 14-20 0-20-13 0-13 20 0 20z">
          <text:p/>
        </draw:path>
        <draw:path draw:style-name="gr1" draw:text-style-name="P1" draw:layer="layout" svg:width="0.019cm" svg:height="0.019cm" svg:x="23.702cm" svg:y="11.8cm" svg:viewBox="0 0 20 20" svg:d="M10 20c14 0 14-20 0-20-13 0-13 20 0 20z">
          <text:p/>
        </draw:path>
        <draw:path draw:style-name="gr1" draw:text-style-name="P1" draw:layer="layout" svg:width="0.019cm" svg:height="0.019cm" svg:x="24.202cm" svg:y="11.8cm" svg:viewBox="0 0 20 20" svg:d="M10 20c14 0 14-20 0-20-13 0-13 20 0 20z">
          <text:p/>
        </draw:path>
        <draw:path draw:style-name="gr1" draw:text-style-name="P1" draw:layer="layout" svg:width="0.019cm" svg:height="0.019cm" svg:x="24.703cm" svg:y="11.8cm" svg:viewBox="0 0 20 20" svg:d="M10 20c14 0 14-20 0-20-13 0-13 20 0 20z">
          <text:p/>
        </draw:path>
        <draw:path draw:style-name="gr1" draw:text-style-name="P1" draw:layer="layout" svg:width="0.019cm" svg:height="0.019cm" svg:x="25.203cm" svg:y="11.8cm" svg:viewBox="0 0 20 20" svg:d="M10 20c14 0 14-20 0-20-13 0-13 20 0 20z">
          <text:p/>
        </draw:path>
        <draw:path draw:style-name="gr1" draw:text-style-name="P1" draw:layer="layout" svg:width="0.019cm" svg:height="0.019cm" svg:x="25.703cm" svg:y="11.8cm" svg:viewBox="0 0 20 20" svg:d="M10 20c14 0 14-20 0-20-13 0-13 20 0 20z">
          <text:p/>
        </draw:path>
        <draw:path draw:style-name="gr1" draw:text-style-name="P1" draw:layer="layout" svg:width="0.019cm" svg:height="0.019cm" svg:x="26.203cm" svg:y="11.8cm" svg:viewBox="0 0 20 20" svg:d="M10 20c14 0 14-20 0-20-13 0-13 20 0 20z">
          <text:p/>
        </draw:path>
        <draw:path draw:style-name="gr1" draw:text-style-name="P1" draw:layer="layout" svg:width="0.019cm" svg:height="0.019cm" svg:x="26.703cm" svg:y="11.8cm" svg:viewBox="0 0 20 20" svg:d="M10 20c14 0 14-20 0-20-13 0-13 20 0 20z">
          <text:p/>
        </draw:path>
        <draw:path draw:style-name="gr1" draw:text-style-name="P1" draw:layer="layout" svg:width="0.019cm" svg:height="0.019cm" svg:x="27.203cm" svg:y="11.8cm" svg:viewBox="0 0 20 20" svg:d="M10 20c14 0 14-20 0-20-13 0-13 20 0 20z">
          <text:p/>
        </draw:path>
        <draw:path draw:style-name="gr1" draw:text-style-name="P1" draw:layer="layout" svg:width="0.019cm" svg:height="0.019cm" svg:x="0.702cm" svg:y="11.8cm" svg:viewBox="0 0 20 20" svg:d="M10 20c14 0 14-20 0-20-13 0-13 20 0 20z">
          <text:p/>
        </draw:path>
        <draw:path draw:style-name="gr1" draw:text-style-name="P1" draw:layer="layout" svg:width="0.019cm" svg:height="0.019cm" svg:x="1.202cm" svg:y="11.8cm" svg:viewBox="0 0 20 20" svg:d="M10 20c14 0 14-20 0-20-13 0-13 20 0 20z">
          <text:p/>
        </draw:path>
        <draw:path draw:style-name="gr1" draw:text-style-name="P1" draw:layer="layout" svg:width="0.019cm" svg:height="0.019cm" svg:x="1.702cm" svg:y="11.8cm" svg:viewBox="0 0 20 20" svg:d="M10 20c14 0 14-20 0-20-13 0-13 20 0 20z">
          <text:p/>
        </draw:path>
        <draw:path draw:style-name="gr1" draw:text-style-name="P1" draw:layer="layout" svg:width="0.019cm" svg:height="0.019cm" svg:x="2.202cm" svg:y="11.8cm" svg:viewBox="0 0 20 20" svg:d="M10 20c14 0 14-20 0-20-13 0-13 20 0 20z">
          <text:p/>
        </draw:path>
        <draw:path draw:style-name="gr1" draw:text-style-name="P1" draw:layer="layout" svg:width="0.019cm" svg:height="0.019cm" svg:x="2.702cm" svg:y="11.8cm" svg:viewBox="0 0 20 20" svg:d="M10 20c14 0 14-20 0-20-13 0-13 20 0 20z">
          <text:p/>
        </draw:path>
        <draw:path draw:style-name="gr1" draw:text-style-name="P1" draw:layer="layout" svg:width="0.019cm" svg:height="0.019cm" svg:x="3.202cm" svg:y="11.8cm" svg:viewBox="0 0 20 20" svg:d="M10 20c14 0 14-20 0-20-13 0-13 20 0 20z">
          <text:p/>
        </draw:path>
        <draw:path draw:style-name="gr1" draw:text-style-name="P1" draw:layer="layout" svg:width="0.019cm" svg:height="0.019cm" svg:x="3.702cm" svg:y="11.8cm" svg:viewBox="0 0 20 20" svg:d="M10 20c14 0 14-20 0-20-13 0-13 20 0 20z">
          <text:p/>
        </draw:path>
        <draw:path draw:style-name="gr1" draw:text-style-name="P1" draw:layer="layout" svg:width="0.019cm" svg:height="0.019cm" svg:x="4.202cm" svg:y="11.8cm" svg:viewBox="0 0 20 20" svg:d="M10 20c14 0 14-20 0-20-13 0-13 20 0 20z">
          <text:p/>
        </draw:path>
        <draw:path draw:style-name="gr1" draw:text-style-name="P1" draw:layer="layout" svg:width="0.019cm" svg:height="0.019cm" svg:x="4.702cm" svg:y="11.8cm" svg:viewBox="0 0 20 20" svg:d="M10 20c14 0 14-20 0-20-13 0-13 20 0 20z">
          <text:p/>
        </draw:path>
        <draw:path draw:style-name="gr1" draw:text-style-name="P1" draw:layer="layout" svg:width="0.019cm" svg:height="0.019cm" svg:x="5.202cm" svg:y="11.8cm" svg:viewBox="0 0 20 20" svg:d="M10 20c14 0 14-20 0-20-13 0-13 20 0 20z">
          <text:p/>
        </draw:path>
        <draw:path draw:style-name="gr1" draw:text-style-name="P1" draw:layer="layout" svg:width="0.019cm" svg:height="0.019cm" svg:x="5.702cm" svg:y="11.8cm" svg:viewBox="0 0 20 20" svg:d="M10 20c14 0 14-20 0-20-13 0-13 20 0 20z">
          <text:p/>
        </draw:path>
        <draw:path draw:style-name="gr1" draw:text-style-name="P1" draw:layer="layout" svg:width="0.019cm" svg:height="0.019cm" svg:x="6.202cm" svg:y="11.8cm" svg:viewBox="0 0 20 20" svg:d="M10 20c14 0 14-20 0-20-13 0-13 20 0 20z">
          <text:p/>
        </draw:path>
        <draw:path draw:style-name="gr1" draw:text-style-name="P1" draw:layer="layout" svg:width="0.019cm" svg:height="0.019cm" svg:x="6.702cm" svg:y="11.8cm" svg:viewBox="0 0 20 20" svg:d="M10 20c14 0 14-20 0-20-13 0-13 20 0 20z">
          <text:p/>
        </draw:path>
        <draw:path draw:style-name="gr1" draw:text-style-name="P1" draw:layer="layout" svg:width="0.019cm" svg:height="0.019cm" svg:x="7.202cm" svg:y="11.8cm" svg:viewBox="0 0 20 20" svg:d="M10 20c14 0 14-20 0-20-13 0-13 20 0 20z">
          <text:p/>
        </draw:path>
        <draw:path draw:style-name="gr1" draw:text-style-name="P1" draw:layer="layout" svg:width="0.019cm" svg:height="0.019cm" svg:x="7.702cm" svg:y="11.8cm" svg:viewBox="0 0 20 20" svg:d="M10 20c14 0 14-20 0-20-13 0-13 20 0 20z">
          <text:p/>
        </draw:path>
        <draw:path draw:style-name="gr1" draw:text-style-name="P1" draw:layer="layout" svg:width="0.019cm" svg:height="0.019cm" svg:x="8.202cm" svg:y="11.8cm" svg:viewBox="0 0 20 20" svg:d="M10 20c14 0 14-20 0-20-13 0-13 20 0 20z">
          <text:p/>
        </draw:path>
        <draw:path draw:style-name="gr1" draw:text-style-name="P1" draw:layer="layout" svg:width="0.019cm" svg:height="0.019cm" svg:x="8.703cm" svg:y="11.8cm" svg:viewBox="0 0 20 20" svg:d="M10 20c14 0 14-20 0-20-13 0-13 20 0 20z">
          <text:p/>
        </draw:path>
        <draw:path draw:style-name="gr1" draw:text-style-name="P1" draw:layer="layout" svg:width="0.019cm" svg:height="0.019cm" svg:x="9.203cm" svg:y="11.8cm" svg:viewBox="0 0 20 20" svg:d="M10 20c14 0 14-20 0-20-13 0-13 20 0 20z">
          <text:p/>
        </draw:path>
        <draw:path draw:style-name="gr1" draw:text-style-name="P1" draw:layer="layout" svg:width="0.019cm" svg:height="0.019cm" svg:x="9.703cm" svg:y="11.8cm" svg:viewBox="0 0 20 20" svg:d="M10 20c14 0 14-20 0-20-13 0-13 20 0 20z">
          <text:p/>
        </draw:path>
        <draw:path draw:style-name="gr1" draw:text-style-name="P1" draw:layer="layout" svg:width="0.019cm" svg:height="0.019cm" svg:x="10.203cm" svg:y="11.8cm" svg:viewBox="0 0 20 20" svg:d="M10 20c14 0 14-20 0-20-13 0-13 20 0 20z">
          <text:p/>
        </draw:path>
        <draw:path draw:style-name="gr1" draw:text-style-name="P1" draw:layer="layout" svg:width="0.019cm" svg:height="0.019cm" svg:x="10.703cm" svg:y="11.8cm" svg:viewBox="0 0 20 20" svg:d="M10 20c14 0 14-20 0-20-13 0-13 20 0 20z">
          <text:p/>
        </draw:path>
        <draw:path draw:style-name="gr1" draw:text-style-name="P1" draw:layer="layout" svg:width="0.019cm" svg:height="0.019cm" svg:x="11.203cm" svg:y="11.8cm" svg:viewBox="0 0 20 20" svg:d="M10 20c14 0 14-20 0-20-13 0-13 20 0 20z">
          <text:p/>
        </draw:path>
        <draw:path draw:style-name="gr1" draw:text-style-name="P1" draw:layer="layout" svg:width="0.019cm" svg:height="0.019cm" svg:x="11.703cm" svg:y="11.8cm" svg:viewBox="0 0 20 20" svg:d="M10 20c14 0 14-20 0-20-13 0-13 20 0 20z">
          <text:p/>
        </draw:path>
        <draw:path draw:style-name="gr1" draw:text-style-name="P1" draw:layer="layout" svg:width="0.019cm" svg:height="0.019cm" svg:x="12.203cm" svg:y="11.8cm" svg:viewBox="0 0 20 20" svg:d="M10 20c14 0 14-20 0-20-13 0-13 20 0 20z">
          <text:p/>
        </draw:path>
        <draw:path draw:style-name="gr1" draw:text-style-name="P1" draw:layer="layout" svg:width="0.019cm" svg:height="0.019cm" svg:x="12.703cm" svg:y="11.8cm" svg:viewBox="0 0 20 20" svg:d="M10 20c14 0 14-20 0-20-13 0-13 20 0 20z">
          <text:p/>
        </draw:path>
        <draw:path draw:style-name="gr1" draw:text-style-name="P1" draw:layer="layout" svg:width="0.019cm" svg:height="0.019cm" svg:x="13.203cm" svg:y="11.8cm" svg:viewBox="0 0 20 20" svg:d="M10 20c14 0 14-20 0-20-13 0-13 20 0 20z">
          <text:p/>
        </draw:path>
        <draw:path draw:style-name="gr1" draw:text-style-name="P1" draw:layer="layout" svg:width="0.019cm" svg:height="0.019cm" svg:x="13.703cm" svg:y="11.8cm" svg:viewBox="0 0 20 20" svg:d="M10 20c14 0 14-20 0-20-13 0-13 20 0 20z">
          <text:p/>
        </draw:path>
        <draw:path draw:style-name="gr1" draw:text-style-name="P1" draw:layer="layout" svg:width="0.019cm" svg:height="0.019cm" svg:x="14.203cm" svg:y="11.8cm" svg:viewBox="0 0 20 20" svg:d="M10 20c14 0 14-20 0-20-13 0-13 20 0 20z">
          <text:p/>
        </draw:path>
        <draw:path draw:style-name="gr1" draw:text-style-name="P1" draw:layer="layout" svg:width="0.019cm" svg:height="0.019cm" svg:x="14.703cm" svg:y="11.8cm" svg:viewBox="0 0 20 20" svg:d="M10 20c14 0 14-20 0-20-13 0-13 20 0 20z">
          <text:p/>
        </draw:path>
        <draw:path draw:style-name="gr1" draw:text-style-name="P1" draw:layer="layout" svg:width="0.019cm" svg:height="0.019cm" svg:x="15.203cm" svg:y="11.8cm" svg:viewBox="0 0 20 20" svg:d="M10 20c14 0 14-20 0-20-13 0-13 20 0 20z">
          <text:p/>
        </draw:path>
        <draw:path draw:style-name="gr1" draw:text-style-name="P1" draw:layer="layout" svg:width="0.019cm" svg:height="0.019cm" svg:x="15.703cm" svg:y="11.8cm" svg:viewBox="0 0 20 20" svg:d="M10 20c14 0 14-20 0-20-13 0-13 20 0 20z">
          <text:p/>
        </draw:path>
        <draw:path draw:style-name="gr1" draw:text-style-name="P1" draw:layer="layout" svg:width="0.019cm" svg:height="0.019cm" svg:x="16.203cm" svg:y="11.8cm" svg:viewBox="0 0 20 20" svg:d="M10 20c14 0 14-20 0-20-13 0-13 20 0 20z">
          <text:p/>
        </draw:path>
        <draw:path draw:style-name="gr1" draw:text-style-name="P1" draw:layer="layout" svg:width="0.019cm" svg:height="0.019cm" svg:x="0.703cm" svg:y="12.3cm" svg:viewBox="0 0 20 20" svg:d="M10 20c14 0 14-20 0-20-13 0-13 20 0 20z">
          <text:p/>
        </draw:path>
        <draw:path draw:style-name="gr1" draw:text-style-name="P1" draw:layer="layout" svg:width="0.019cm" svg:height="0.019cm" svg:x="1.203cm" svg:y="12.3cm" svg:viewBox="0 0 20 20" svg:d="M10 20c14 0 14-20 0-20-13 0-13 20 0 20z">
          <text:p/>
        </draw:path>
        <draw:path draw:style-name="gr1" draw:text-style-name="P1" draw:layer="layout" svg:width="0.019cm" svg:height="0.019cm" svg:x="1.703cm" svg:y="12.3cm" svg:viewBox="0 0 20 20" svg:d="M10 20c14 0 14-20 0-20-13 0-13 20 0 20z">
          <text:p/>
        </draw:path>
        <draw:path draw:style-name="gr1" draw:text-style-name="P1" draw:layer="layout" svg:width="0.019cm" svg:height="0.019cm" svg:x="2.203cm" svg:y="12.3cm" svg:viewBox="0 0 20 20" svg:d="M10 20c14 0 14-20 0-20-13 0-13 20 0 20z">
          <text:p/>
        </draw:path>
        <draw:path draw:style-name="gr1" draw:text-style-name="P1" draw:layer="layout" svg:width="0.019cm" svg:height="0.019cm" svg:x="2.703cm" svg:y="12.3cm" svg:viewBox="0 0 20 20" svg:d="M10 20c14 0 14-20 0-20-13 0-13 20 0 20z">
          <text:p/>
        </draw:path>
        <draw:path draw:style-name="gr1" draw:text-style-name="P1" draw:layer="layout" svg:width="0.019cm" svg:height="0.019cm" svg:x="3.203cm" svg:y="12.3cm" svg:viewBox="0 0 20 20" svg:d="M10 20c14 0 14-20 0-20-13 0-13 20 0 20z">
          <text:p/>
        </draw:path>
        <draw:path draw:style-name="gr1" draw:text-style-name="P1" draw:layer="layout" svg:width="0.019cm" svg:height="0.019cm" svg:x="3.703cm" svg:y="12.3cm" svg:viewBox="0 0 20 20" svg:d="M10 20c14 0 14-20 0-20-13 0-13 20 0 20z">
          <text:p/>
        </draw:path>
        <draw:path draw:style-name="gr1" draw:text-style-name="P1" draw:layer="layout" svg:width="0.019cm" svg:height="0.019cm" svg:x="4.203cm" svg:y="12.3cm" svg:viewBox="0 0 20 20" svg:d="M10 20c14 0 14-20 0-20-13 0-13 20 0 20z">
          <text:p/>
        </draw:path>
        <draw:path draw:style-name="gr1" draw:text-style-name="P1" draw:layer="layout" svg:width="0.019cm" svg:height="0.019cm" svg:x="4.703cm" svg:y="12.3cm" svg:viewBox="0 0 20 20" svg:d="M10 20c14 0 14-20 0-20-13 0-13 20 0 20z">
          <text:p/>
        </draw:path>
        <draw:path draw:style-name="gr1" draw:text-style-name="P1" draw:layer="layout" svg:width="0.019cm" svg:height="0.019cm" svg:x="5.203cm" svg:y="12.3cm" svg:viewBox="0 0 20 20" svg:d="M10 20c14 0 14-20 0-20-13 0-13 20 0 20z">
          <text:p/>
        </draw:path>
        <draw:path draw:style-name="gr1" draw:text-style-name="P1" draw:layer="layout" svg:width="0.019cm" svg:height="0.019cm" svg:x="5.703cm" svg:y="12.3cm" svg:viewBox="0 0 20 20" svg:d="M10 20c14 0 14-20 0-20-13 0-13 20 0 20z">
          <text:p/>
        </draw:path>
        <draw:path draw:style-name="gr1" draw:text-style-name="P1" draw:layer="layout" svg:width="0.019cm" svg:height="0.019cm" svg:x="6.203cm" svg:y="12.3cm" svg:viewBox="0 0 20 20" svg:d="M10 20c14 0 14-20 0-20-13 0-13 20 0 20z">
          <text:p/>
        </draw:path>
        <draw:path draw:style-name="gr1" draw:text-style-name="P1" draw:layer="layout" svg:width="0.019cm" svg:height="0.019cm" svg:x="6.703cm" svg:y="12.3cm" svg:viewBox="0 0 20 20" svg:d="M10 20c14 0 14-20 0-20-13 0-13 20 0 20z">
          <text:p/>
        </draw:path>
        <draw:path draw:style-name="gr1" draw:text-style-name="P1" draw:layer="layout" svg:width="0.019cm" svg:height="0.019cm" svg:x="7.203cm" svg:y="12.3cm" svg:viewBox="0 0 20 20" svg:d="M10 20c14 0 14-20 0-20-13 0-13 20 0 20z">
          <text:p/>
        </draw:path>
        <draw:path draw:style-name="gr1" draw:text-style-name="P1" draw:layer="layout" svg:width="0.019cm" svg:height="0.019cm" svg:x="7.703cm" svg:y="12.3cm" svg:viewBox="0 0 20 20" svg:d="M10 20c14 0 14-20 0-20-13 0-13 20 0 20z">
          <text:p/>
        </draw:path>
        <draw:path draw:style-name="gr1" draw:text-style-name="P1" draw:layer="layout" svg:width="0.019cm" svg:height="0.019cm" svg:x="8.203cm" svg:y="12.3cm" svg:viewBox="0 0 20 20" svg:d="M10 20c14 0 14-20 0-20-13 0-13 20 0 20z">
          <text:p/>
        </draw:path>
        <draw:path draw:style-name="gr1" draw:text-style-name="P1" draw:layer="layout" svg:width="0.019cm" svg:height="0.019cm" svg:x="8.704cm" svg:y="12.3cm" svg:viewBox="0 0 20 20" svg:d="M10 20c14 0 14-20 0-20-13 0-13 20 0 20z">
          <text:p/>
        </draw:path>
        <draw:path draw:style-name="gr1" draw:text-style-name="P1" draw:layer="layout" svg:width="0.019cm" svg:height="0.019cm" svg:x="9.204cm" svg:y="12.3cm" svg:viewBox="0 0 20 20" svg:d="M10 20c14 0 14-20 0-20-13 0-13 20 0 20z">
          <text:p/>
        </draw:path>
        <draw:path draw:style-name="gr1" draw:text-style-name="P1" draw:layer="layout" svg:width="0.019cm" svg:height="0.019cm" svg:x="9.704cm" svg:y="12.3cm" svg:viewBox="0 0 20 20" svg:d="M10 20c14 0 14-20 0-20-13 0-13 20 0 20z">
          <text:p/>
        </draw:path>
        <draw:path draw:style-name="gr1" draw:text-style-name="P1" draw:layer="layout" svg:width="0.019cm" svg:height="0.019cm" svg:x="10.204cm" svg:y="12.3cm" svg:viewBox="0 0 20 20" svg:d="M10 20c14 0 14-20 0-20-13 0-13 20 0 20z">
          <text:p/>
        </draw:path>
        <draw:path draw:style-name="gr1" draw:text-style-name="P1" draw:layer="layout" svg:width="0.019cm" svg:height="0.019cm" svg:x="10.704cm" svg:y="12.3cm" svg:viewBox="0 0 20 20" svg:d="M10 20c14 0 14-20 0-20-13 0-13 20 0 20z">
          <text:p/>
        </draw:path>
        <draw:path draw:style-name="gr1" draw:text-style-name="P1" draw:layer="layout" svg:width="0.019cm" svg:height="0.019cm" svg:x="11.204cm" svg:y="12.3cm" svg:viewBox="0 0 20 20" svg:d="M10 20c14 0 14-20 0-20-13 0-13 20 0 20z">
          <text:p/>
        </draw:path>
        <draw:path draw:style-name="gr1" draw:text-style-name="P1" draw:layer="layout" svg:width="0.019cm" svg:height="0.019cm" svg:x="11.704cm" svg:y="12.3cm" svg:viewBox="0 0 20 20" svg:d="M10 20c14 0 14-20 0-20-13 0-13 20 0 20z">
          <text:p/>
        </draw:path>
        <draw:path draw:style-name="gr1" draw:text-style-name="P1" draw:layer="layout" svg:width="0.019cm" svg:height="0.019cm" svg:x="12.204cm" svg:y="12.3cm" svg:viewBox="0 0 20 20" svg:d="M10 20c14 0 14-20 0-20-13 0-13 20 0 20z">
          <text:p/>
        </draw:path>
        <draw:path draw:style-name="gr1" draw:text-style-name="P1" draw:layer="layout" svg:width="0.019cm" svg:height="0.019cm" svg:x="12.704cm" svg:y="12.3cm" svg:viewBox="0 0 20 20" svg:d="M10 20c14 0 14-20 0-20-13 0-13 20 0 20z">
          <text:p/>
        </draw:path>
        <draw:path draw:style-name="gr1" draw:text-style-name="P1" draw:layer="layout" svg:width="0.019cm" svg:height="0.019cm" svg:x="13.204cm" svg:y="12.3cm" svg:viewBox="0 0 20 20" svg:d="M10 20c14 0 14-20 0-20-13 0-13 20 0 20z">
          <text:p/>
        </draw:path>
        <draw:path draw:style-name="gr1" draw:text-style-name="P1" draw:layer="layout" svg:width="0.019cm" svg:height="0.019cm" svg:x="13.704cm" svg:y="12.3cm" svg:viewBox="0 0 20 20" svg:d="M10 20c14 0 14-20 0-20-13 0-13 20 0 20z">
          <text:p/>
        </draw:path>
        <draw:path draw:style-name="gr1" draw:text-style-name="P1" draw:layer="layout" svg:width="0.019cm" svg:height="0.019cm" svg:x="14.204cm" svg:y="12.3cm" svg:viewBox="0 0 20 20" svg:d="M10 20c14 0 14-20 0-20-13 0-13 20 0 20z">
          <text:p/>
        </draw:path>
        <draw:path draw:style-name="gr1" draw:text-style-name="P1" draw:layer="layout" svg:width="0.019cm" svg:height="0.019cm" svg:x="14.704cm" svg:y="12.3cm" svg:viewBox="0 0 20 20" svg:d="M10 20c14 0 14-20 0-20-13 0-13 20 0 20z">
          <text:p/>
        </draw:path>
        <draw:path draw:style-name="gr1" draw:text-style-name="P1" draw:layer="layout" svg:width="0.019cm" svg:height="0.019cm" svg:x="15.204cm" svg:y="12.3cm" svg:viewBox="0 0 20 20" svg:d="M10 20c14 0 14-20 0-20-13 0-13 20 0 20z">
          <text:p/>
        </draw:path>
        <draw:path draw:style-name="gr1" draw:text-style-name="P1" draw:layer="layout" svg:width="0.019cm" svg:height="0.019cm" svg:x="15.704cm" svg:y="12.3cm" svg:viewBox="0 0 20 20" svg:d="M10 20c14 0 14-20 0-20-13 0-13 20 0 20z">
          <text:p/>
        </draw:path>
        <draw:path draw:style-name="gr1" draw:text-style-name="P1" draw:layer="layout" svg:width="0.019cm" svg:height="0.019cm" svg:x="16.204cm" svg:y="12.3cm" svg:viewBox="0 0 20 20" svg:d="M10 20c14 0 14-20 0-20-13 0-13 20 0 20z">
          <text:p/>
        </draw:path>
        <draw:path draw:style-name="gr1" draw:text-style-name="P1" draw:layer="layout" svg:width="0.019cm" svg:height="0.019cm" svg:x="16.703cm" svg:y="12.3cm" svg:viewBox="0 0 20 20" svg:d="M10 20c14 0 14-20 0-20-13 0-13 20 0 20z">
          <text:p/>
        </draw:path>
        <draw:path draw:style-name="gr1" draw:text-style-name="P1" draw:layer="layout" svg:width="0.019cm" svg:height="0.019cm" svg:x="17.203cm" svg:y="12.3cm" svg:viewBox="0 0 20 20" svg:d="M10 20c14 0 14-20 0-20-13 0-13 20 0 20z">
          <text:p/>
        </draw:path>
        <draw:path draw:style-name="gr1" draw:text-style-name="P1" draw:layer="layout" svg:width="0.019cm" svg:height="0.019cm" svg:x="17.703cm" svg:y="12.3cm" svg:viewBox="0 0 20 20" svg:d="M10 20c14 0 14-20 0-20-13 0-13 20 0 20z">
          <text:p/>
        </draw:path>
        <draw:path draw:style-name="gr1" draw:text-style-name="P1" draw:layer="layout" svg:width="0.019cm" svg:height="0.019cm" svg:x="18.203cm" svg:y="12.3cm" svg:viewBox="0 0 20 20" svg:d="M10 20c14 0 14-20 0-20-13 0-13 20 0 20z">
          <text:p/>
        </draw:path>
        <draw:path draw:style-name="gr1" draw:text-style-name="P1" draw:layer="layout" svg:width="0.019cm" svg:height="0.019cm" svg:x="18.703cm" svg:y="12.3cm" svg:viewBox="0 0 20 20" svg:d="M10 20c14 0 14-20 0-20-13 0-13 20 0 20z">
          <text:p/>
        </draw:path>
        <draw:path draw:style-name="gr1" draw:text-style-name="P1" draw:layer="layout" svg:width="0.019cm" svg:height="0.019cm" svg:x="19.203cm" svg:y="12.3cm" svg:viewBox="0 0 20 20" svg:d="M10 20c14 0 14-20 0-20-13 0-13 20 0 20z">
          <text:p/>
        </draw:path>
        <draw:path draw:style-name="gr1" draw:text-style-name="P1" draw:layer="layout" svg:width="0.019cm" svg:height="0.019cm" svg:x="19.703cm" svg:y="12.3cm" svg:viewBox="0 0 20 20" svg:d="M10 20c14 0 14-20 0-20-13 0-13 20 0 20z">
          <text:p/>
        </draw:path>
        <draw:path draw:style-name="gr1" draw:text-style-name="P1" draw:layer="layout" svg:width="0.019cm" svg:height="0.019cm" svg:x="20.203cm" svg:y="12.3cm" svg:viewBox="0 0 20 20" svg:d="M10 20c14 0 14-20 0-20-13 0-13 20 0 20z">
          <text:p/>
        </draw:path>
        <draw:path draw:style-name="gr1" draw:text-style-name="P1" draw:layer="layout" svg:width="0.019cm" svg:height="0.019cm" svg:x="20.703cm" svg:y="12.3cm" svg:viewBox="0 0 20 20" svg:d="M10 20c14 0 14-20 0-20-13 0-13 20 0 20z">
          <text:p/>
        </draw:path>
        <draw:path draw:style-name="gr1" draw:text-style-name="P1" draw:layer="layout" svg:width="0.019cm" svg:height="0.019cm" svg:x="21.203cm" svg:y="12.3cm" svg:viewBox="0 0 20 20" svg:d="M10 20c14 0 14-20 0-20-13 0-13 20 0 20z">
          <text:p/>
        </draw:path>
        <draw:path draw:style-name="gr1" draw:text-style-name="P1" draw:layer="layout" svg:width="0.019cm" svg:height="0.019cm" svg:x="21.703cm" svg:y="12.3cm" svg:viewBox="0 0 20 20" svg:d="M10 20c14 0 14-20 0-20-13 0-13 20 0 20z">
          <text:p/>
        </draw:path>
        <draw:path draw:style-name="gr1" draw:text-style-name="P1" draw:layer="layout" svg:width="0.019cm" svg:height="0.019cm" svg:x="22.203cm" svg:y="12.3cm" svg:viewBox="0 0 20 20" svg:d="M10 20c14 0 14-20 0-20-13 0-13 20 0 20z">
          <text:p/>
        </draw:path>
        <draw:path draw:style-name="gr1" draw:text-style-name="P1" draw:layer="layout" svg:width="0.019cm" svg:height="0.019cm" svg:x="22.703cm" svg:y="12.3cm" svg:viewBox="0 0 20 20" svg:d="M10 20c14 0 14-20 0-20-13 0-13 20 0 20z">
          <text:p/>
        </draw:path>
        <draw:path draw:style-name="gr1" draw:text-style-name="P1" draw:layer="layout" svg:width="0.019cm" svg:height="0.019cm" svg:x="23.203cm" svg:y="12.3cm" svg:viewBox="0 0 20 20" svg:d="M10 20c14 0 14-20 0-20-13 0-13 20 0 20z">
          <text:p/>
        </draw:path>
        <draw:path draw:style-name="gr1" draw:text-style-name="P1" draw:layer="layout" svg:width="0.019cm" svg:height="0.019cm" svg:x="23.703cm" svg:y="12.3cm" svg:viewBox="0 0 20 20" svg:d="M10 20c14 0 14-20 0-20-13 0-13 20 0 20z">
          <text:p/>
        </draw:path>
        <draw:path draw:style-name="gr1" draw:text-style-name="P1" draw:layer="layout" svg:width="0.019cm" svg:height="0.019cm" svg:x="24.203cm" svg:y="12.3cm" svg:viewBox="0 0 20 20" svg:d="M10 20c14 0 14-20 0-20-13 0-13 20 0 20z">
          <text:p/>
        </draw:path>
        <draw:path draw:style-name="gr1" draw:text-style-name="P1" draw:layer="layout" svg:width="0.019cm" svg:height="0.019cm" svg:x="24.704cm" svg:y="12.3cm" svg:viewBox="0 0 20 20" svg:d="M10 20c14 0 14-20 0-20-13 0-13 20 0 20z">
          <text:p/>
        </draw:path>
        <draw:path draw:style-name="gr1" draw:text-style-name="P1" draw:layer="layout" svg:width="0.019cm" svg:height="0.019cm" svg:x="25.204cm" svg:y="12.3cm" svg:viewBox="0 0 20 20" svg:d="M10 20c14 0 14-20 0-20-13 0-13 20 0 20z">
          <text:p/>
        </draw:path>
        <draw:path draw:style-name="gr1" draw:text-style-name="P1" draw:layer="layout" svg:width="0.019cm" svg:height="0.019cm" svg:x="25.704cm" svg:y="12.3cm" svg:viewBox="0 0 20 20" svg:d="M10 20c14 0 14-20 0-20-13 0-13 20 0 20z">
          <text:p/>
        </draw:path>
        <draw:path draw:style-name="gr1" draw:text-style-name="P1" draw:layer="layout" svg:width="0.019cm" svg:height="0.019cm" svg:x="26.204cm" svg:y="12.3cm" svg:viewBox="0 0 20 20" svg:d="M10 20c14 0 14-20 0-20-13 0-13 20 0 20z">
          <text:p/>
        </draw:path>
        <draw:path draw:style-name="gr1" draw:text-style-name="P1" draw:layer="layout" svg:width="0.019cm" svg:height="0.019cm" svg:x="26.704cm" svg:y="12.3cm" svg:viewBox="0 0 20 20" svg:d="M10 20c14 0 14-20 0-20-13 0-13 20 0 20z">
          <text:p/>
        </draw:path>
        <draw:path draw:style-name="gr1" draw:text-style-name="P1" draw:layer="layout" svg:width="0.019cm" svg:height="0.019cm" svg:x="27.204cm" svg:y="12.3cm" svg:viewBox="0 0 20 20" svg:d="M10 20c14 0 14-20 0-20-13 0-13 20 0 20z">
          <text:p/>
        </draw:path>
        <draw:path draw:style-name="gr1" draw:text-style-name="P1" draw:layer="layout" svg:width="0.019cm" svg:height="0.019cm" svg:x="0.703cm" svg:y="12.3cm" svg:viewBox="0 0 20 20" svg:d="M10 20c14 0 14-20 0-20-13 0-13 20 0 20z">
          <text:p/>
        </draw:path>
        <draw:path draw:style-name="gr1" draw:text-style-name="P1" draw:layer="layout" svg:width="0.019cm" svg:height="0.019cm" svg:x="1.203cm" svg:y="12.3cm" svg:viewBox="0 0 20 20" svg:d="M10 20c14 0 14-20 0-20-13 0-13 20 0 20z">
          <text:p/>
        </draw:path>
        <draw:path draw:style-name="gr1" draw:text-style-name="P1" draw:layer="layout" svg:width="0.019cm" svg:height="0.019cm" svg:x="1.703cm" svg:y="12.3cm" svg:viewBox="0 0 20 20" svg:d="M10 20c14 0 14-20 0-20-13 0-13 20 0 20z">
          <text:p/>
        </draw:path>
        <draw:path draw:style-name="gr1" draw:text-style-name="P1" draw:layer="layout" svg:width="0.019cm" svg:height="0.019cm" svg:x="2.203cm" svg:y="12.3cm" svg:viewBox="0 0 20 20" svg:d="M10 20c14 0 14-20 0-20-13 0-13 20 0 20z">
          <text:p/>
        </draw:path>
        <draw:path draw:style-name="gr1" draw:text-style-name="P1" draw:layer="layout" svg:width="0.019cm" svg:height="0.019cm" svg:x="2.703cm" svg:y="12.3cm" svg:viewBox="0 0 20 20" svg:d="M10 20c14 0 14-20 0-20-13 0-13 20 0 20z">
          <text:p/>
        </draw:path>
        <draw:path draw:style-name="gr1" draw:text-style-name="P1" draw:layer="layout" svg:width="0.019cm" svg:height="0.019cm" svg:x="3.203cm" svg:y="12.3cm" svg:viewBox="0 0 20 20" svg:d="M10 20c14 0 14-20 0-20-13 0-13 20 0 20z">
          <text:p/>
        </draw:path>
        <draw:path draw:style-name="gr1" draw:text-style-name="P1" draw:layer="layout" svg:width="0.019cm" svg:height="0.019cm" svg:x="3.703cm" svg:y="12.3cm" svg:viewBox="0 0 20 20" svg:d="M10 20c14 0 14-20 0-20-13 0-13 20 0 20z">
          <text:p/>
        </draw:path>
        <draw:path draw:style-name="gr1" draw:text-style-name="P1" draw:layer="layout" svg:width="0.019cm" svg:height="0.019cm" svg:x="4.203cm" svg:y="12.3cm" svg:viewBox="0 0 20 20" svg:d="M10 20c14 0 14-20 0-20-13 0-13 20 0 20z">
          <text:p/>
        </draw:path>
        <draw:path draw:style-name="gr1" draw:text-style-name="P1" draw:layer="layout" svg:width="0.019cm" svg:height="0.019cm" svg:x="4.703cm" svg:y="12.3cm" svg:viewBox="0 0 20 20" svg:d="M10 20c14 0 14-20 0-20-13 0-13 20 0 20z">
          <text:p/>
        </draw:path>
        <draw:path draw:style-name="gr1" draw:text-style-name="P1" draw:layer="layout" svg:width="0.019cm" svg:height="0.019cm" svg:x="5.203cm" svg:y="12.3cm" svg:viewBox="0 0 20 20" svg:d="M10 20c14 0 14-20 0-20-13 0-13 20 0 20z">
          <text:p/>
        </draw:path>
        <draw:path draw:style-name="gr1" draw:text-style-name="P1" draw:layer="layout" svg:width="0.019cm" svg:height="0.019cm" svg:x="5.703cm" svg:y="12.3cm" svg:viewBox="0 0 20 20" svg:d="M10 20c14 0 14-20 0-20-13 0-13 20 0 20z">
          <text:p/>
        </draw:path>
        <draw:path draw:style-name="gr1" draw:text-style-name="P1" draw:layer="layout" svg:width="0.019cm" svg:height="0.019cm" svg:x="6.203cm" svg:y="12.3cm" svg:viewBox="0 0 20 20" svg:d="M10 20c14 0 14-20 0-20-13 0-13 20 0 20z">
          <text:p/>
        </draw:path>
        <draw:path draw:style-name="gr1" draw:text-style-name="P1" draw:layer="layout" svg:width="0.019cm" svg:height="0.019cm" svg:x="6.703cm" svg:y="12.3cm" svg:viewBox="0 0 20 20" svg:d="M10 20c14 0 14-20 0-20-13 0-13 20 0 20z">
          <text:p/>
        </draw:path>
        <draw:path draw:style-name="gr1" draw:text-style-name="P1" draw:layer="layout" svg:width="0.019cm" svg:height="0.019cm" svg:x="7.203cm" svg:y="12.3cm" svg:viewBox="0 0 20 20" svg:d="M10 20c14 0 14-20 0-20-13 0-13 20 0 20z">
          <text:p/>
        </draw:path>
        <draw:path draw:style-name="gr1" draw:text-style-name="P1" draw:layer="layout" svg:width="0.019cm" svg:height="0.019cm" svg:x="7.703cm" svg:y="12.3cm" svg:viewBox="0 0 20 20" svg:d="M10 20c14 0 14-20 0-20-13 0-13 20 0 20z">
          <text:p/>
        </draw:path>
        <draw:path draw:style-name="gr1" draw:text-style-name="P1" draw:layer="layout" svg:width="0.019cm" svg:height="0.019cm" svg:x="8.203cm" svg:y="12.3cm" svg:viewBox="0 0 20 20" svg:d="M10 20c14 0 14-20 0-20-13 0-13 20 0 20z">
          <text:p/>
        </draw:path>
        <draw:path draw:style-name="gr1" draw:text-style-name="P1" draw:layer="layout" svg:width="0.019cm" svg:height="0.019cm" svg:x="8.704cm" svg:y="12.3cm" svg:viewBox="0 0 20 20" svg:d="M10 20c14 0 14-20 0-20-13 0-13 20 0 20z">
          <text:p/>
        </draw:path>
        <draw:path draw:style-name="gr1" draw:text-style-name="P1" draw:layer="layout" svg:width="0.019cm" svg:height="0.019cm" svg:x="9.204cm" svg:y="12.3cm" svg:viewBox="0 0 20 20" svg:d="M10 20c14 0 14-20 0-20-13 0-13 20 0 20z">
          <text:p/>
        </draw:path>
        <draw:path draw:style-name="gr1" draw:text-style-name="P1" draw:layer="layout" svg:width="0.019cm" svg:height="0.019cm" svg:x="9.704cm" svg:y="12.3cm" svg:viewBox="0 0 20 20" svg:d="M10 20c14 0 14-20 0-20-13 0-13 20 0 20z">
          <text:p/>
        </draw:path>
        <draw:path draw:style-name="gr1" draw:text-style-name="P1" draw:layer="layout" svg:width="0.019cm" svg:height="0.019cm" svg:x="10.204cm" svg:y="12.3cm" svg:viewBox="0 0 20 20" svg:d="M10 20c14 0 14-20 0-20-13 0-13 20 0 20z">
          <text:p/>
        </draw:path>
        <draw:path draw:style-name="gr1" draw:text-style-name="P1" draw:layer="layout" svg:width="0.019cm" svg:height="0.019cm" svg:x="10.704cm" svg:y="12.3cm" svg:viewBox="0 0 20 20" svg:d="M10 20c14 0 14-20 0-20-13 0-13 20 0 20z">
          <text:p/>
        </draw:path>
        <draw:path draw:style-name="gr1" draw:text-style-name="P1" draw:layer="layout" svg:width="0.019cm" svg:height="0.019cm" svg:x="11.204cm" svg:y="12.3cm" svg:viewBox="0 0 20 20" svg:d="M10 20c14 0 14-20 0-20-13 0-13 20 0 20z">
          <text:p/>
        </draw:path>
        <draw:path draw:style-name="gr1" draw:text-style-name="P1" draw:layer="layout" svg:width="0.019cm" svg:height="0.019cm" svg:x="11.704cm" svg:y="12.3cm" svg:viewBox="0 0 20 20" svg:d="M10 20c14 0 14-20 0-20-13 0-13 20 0 20z">
          <text:p/>
        </draw:path>
        <draw:path draw:style-name="gr1" draw:text-style-name="P1" draw:layer="layout" svg:width="0.019cm" svg:height="0.019cm" svg:x="12.204cm" svg:y="12.3cm" svg:viewBox="0 0 20 20" svg:d="M10 20c14 0 14-20 0-20-13 0-13 20 0 20z">
          <text:p/>
        </draw:path>
        <draw:path draw:style-name="gr1" draw:text-style-name="P1" draw:layer="layout" svg:width="0.019cm" svg:height="0.019cm" svg:x="12.704cm" svg:y="12.3cm" svg:viewBox="0 0 20 20" svg:d="M10 20c14 0 14-20 0-20-13 0-13 20 0 20z">
          <text:p/>
        </draw:path>
        <draw:path draw:style-name="gr1" draw:text-style-name="P1" draw:layer="layout" svg:width="0.019cm" svg:height="0.019cm" svg:x="13.204cm" svg:y="12.3cm" svg:viewBox="0 0 20 20" svg:d="M10 20c14 0 14-20 0-20-13 0-13 20 0 20z">
          <text:p/>
        </draw:path>
        <draw:path draw:style-name="gr1" draw:text-style-name="P1" draw:layer="layout" svg:width="0.019cm" svg:height="0.019cm" svg:x="13.704cm" svg:y="12.3cm" svg:viewBox="0 0 20 20" svg:d="M10 20c14 0 14-20 0-20-13 0-13 20 0 20z">
          <text:p/>
        </draw:path>
        <draw:path draw:style-name="gr1" draw:text-style-name="P1" draw:layer="layout" svg:width="0.019cm" svg:height="0.019cm" svg:x="14.204cm" svg:y="12.3cm" svg:viewBox="0 0 20 20" svg:d="M10 20c14 0 14-20 0-20-13 0-13 20 0 20z">
          <text:p/>
        </draw:path>
        <draw:path draw:style-name="gr1" draw:text-style-name="P1" draw:layer="layout" svg:width="0.019cm" svg:height="0.019cm" svg:x="14.704cm" svg:y="12.3cm" svg:viewBox="0 0 20 20" svg:d="M10 20c14 0 14-20 0-20-13 0-13 20 0 20z">
          <text:p/>
        </draw:path>
        <draw:path draw:style-name="gr1" draw:text-style-name="P1" draw:layer="layout" svg:width="0.019cm" svg:height="0.019cm" svg:x="15.204cm" svg:y="12.3cm" svg:viewBox="0 0 20 20" svg:d="M10 20c14 0 14-20 0-20-13 0-13 20 0 20z">
          <text:p/>
        </draw:path>
        <draw:path draw:style-name="gr1" draw:text-style-name="P1" draw:layer="layout" svg:width="0.019cm" svg:height="0.019cm" svg:x="15.704cm" svg:y="12.3cm" svg:viewBox="0 0 20 20" svg:d="M10 20c14 0 14-20 0-20-13 0-13 20 0 20z">
          <text:p/>
        </draw:path>
        <draw:path draw:style-name="gr1" draw:text-style-name="P1" draw:layer="layout" svg:width="0.019cm" svg:height="0.019cm" svg:x="16.204cm" svg:y="12.3cm" svg:viewBox="0 0 20 20" svg:d="M10 20c14 0 14-20 0-20-13 0-13 20 0 20z">
          <text:p/>
        </draw:path>
        <draw:path draw:style-name="gr1" draw:text-style-name="P1" draw:layer="layout" svg:width="0.019cm" svg:height="0.019cm" svg:x="0.703cm" svg:y="12.8cm" svg:viewBox="0 0 20 20" svg:d="M10 20c14 0 14-20 0-20-13 0-13 20 0 20z">
          <text:p/>
        </draw:path>
        <draw:path draw:style-name="gr1" draw:text-style-name="P1" draw:layer="layout" svg:width="0.019cm" svg:height="0.019cm" svg:x="1.203cm" svg:y="12.8cm" svg:viewBox="0 0 20 20" svg:d="M10 20c14 0 14-20 0-20-13 0-13 20 0 20z">
          <text:p/>
        </draw:path>
        <draw:path draw:style-name="gr1" draw:text-style-name="P1" draw:layer="layout" svg:width="0.019cm" svg:height="0.019cm" svg:x="1.703cm" svg:y="12.8cm" svg:viewBox="0 0 20 20" svg:d="M10 20c14 0 14-20 0-20-13 0-13 20 0 20z">
          <text:p/>
        </draw:path>
        <draw:path draw:style-name="gr1" draw:text-style-name="P1" draw:layer="layout" svg:width="0.019cm" svg:height="0.019cm" svg:x="2.203cm" svg:y="12.8cm" svg:viewBox="0 0 20 20" svg:d="M10 20c14 0 14-20 0-20-13 0-13 20 0 20z">
          <text:p/>
        </draw:path>
        <draw:path draw:style-name="gr1" draw:text-style-name="P1" draw:layer="layout" svg:width="0.019cm" svg:height="0.019cm" svg:x="2.703cm" svg:y="12.8cm" svg:viewBox="0 0 20 20" svg:d="M10 20c14 0 14-20 0-20-13 0-13 20 0 20z">
          <text:p/>
        </draw:path>
        <draw:path draw:style-name="gr1" draw:text-style-name="P1" draw:layer="layout" svg:width="0.019cm" svg:height="0.019cm" svg:x="3.203cm" svg:y="12.8cm" svg:viewBox="0 0 20 20" svg:d="M10 20c14 0 14-20 0-20-13 0-13 20 0 20z">
          <text:p/>
        </draw:path>
        <draw:path draw:style-name="gr1" draw:text-style-name="P1" draw:layer="layout" svg:width="0.019cm" svg:height="0.019cm" svg:x="3.703cm" svg:y="12.8cm" svg:viewBox="0 0 20 20" svg:d="M10 20c14 0 14-20 0-20-13 0-13 20 0 20z">
          <text:p/>
        </draw:path>
        <draw:path draw:style-name="gr1" draw:text-style-name="P1" draw:layer="layout" svg:width="0.019cm" svg:height="0.019cm" svg:x="4.203cm" svg:y="12.8cm" svg:viewBox="0 0 20 20" svg:d="M10 20c14 0 14-20 0-20-13 0-13 20 0 20z">
          <text:p/>
        </draw:path>
        <draw:path draw:style-name="gr1" draw:text-style-name="P1" draw:layer="layout" svg:width="0.019cm" svg:height="0.019cm" svg:x="4.703cm" svg:y="12.8cm" svg:viewBox="0 0 20 20" svg:d="M10 20c14 0 14-20 0-20-13 0-13 20 0 20z">
          <text:p/>
        </draw:path>
        <draw:path draw:style-name="gr1" draw:text-style-name="P1" draw:layer="layout" svg:width="0.019cm" svg:height="0.019cm" svg:x="5.203cm" svg:y="12.8cm" svg:viewBox="0 0 20 20" svg:d="M10 20c14 0 14-20 0-20-13 0-13 20 0 20z">
          <text:p/>
        </draw:path>
        <draw:path draw:style-name="gr1" draw:text-style-name="P1" draw:layer="layout" svg:width="0.019cm" svg:height="0.019cm" svg:x="5.703cm" svg:y="12.8cm" svg:viewBox="0 0 20 20" svg:d="M10 20c14 0 14-20 0-20-13 0-13 20 0 20z">
          <text:p/>
        </draw:path>
        <draw:path draw:style-name="gr1" draw:text-style-name="P1" draw:layer="layout" svg:width="0.019cm" svg:height="0.019cm" svg:x="6.203cm" svg:y="12.8cm" svg:viewBox="0 0 20 20" svg:d="M10 20c14 0 14-20 0-20-13 0-13 20 0 20z">
          <text:p/>
        </draw:path>
        <draw:path draw:style-name="gr1" draw:text-style-name="P1" draw:layer="layout" svg:width="0.019cm" svg:height="0.019cm" svg:x="6.703cm" svg:y="12.8cm" svg:viewBox="0 0 20 20" svg:d="M10 20c14 0 14-20 0-20-13 0-13 20 0 20z">
          <text:p/>
        </draw:path>
        <draw:path draw:style-name="gr1" draw:text-style-name="P1" draw:layer="layout" svg:width="0.019cm" svg:height="0.019cm" svg:x="7.203cm" svg:y="12.8cm" svg:viewBox="0 0 20 20" svg:d="M10 20c14 0 14-20 0-20-13 0-13 20 0 20z">
          <text:p/>
        </draw:path>
        <draw:path draw:style-name="gr1" draw:text-style-name="P1" draw:layer="layout" svg:width="0.019cm" svg:height="0.019cm" svg:x="7.703cm" svg:y="12.8cm" svg:viewBox="0 0 20 20" svg:d="M10 20c14 0 14-20 0-20-13 0-13 20 0 20z">
          <text:p/>
        </draw:path>
        <draw:path draw:style-name="gr1" draw:text-style-name="P1" draw:layer="layout" svg:width="0.019cm" svg:height="0.019cm" svg:x="8.203cm" svg:y="12.8cm" svg:viewBox="0 0 20 20" svg:d="M10 20c14 0 14-20 0-20-13 0-13 20 0 20z">
          <text:p/>
        </draw:path>
        <draw:path draw:style-name="gr1" draw:text-style-name="P1" draw:layer="layout" svg:width="0.019cm" svg:height="0.019cm" svg:x="8.704cm" svg:y="12.8cm" svg:viewBox="0 0 20 20" svg:d="M10 20c14 0 14-20 0-20-13 0-13 20 0 20z">
          <text:p/>
        </draw:path>
        <draw:path draw:style-name="gr1" draw:text-style-name="P1" draw:layer="layout" svg:width="0.019cm" svg:height="0.019cm" svg:x="9.204cm" svg:y="12.8cm" svg:viewBox="0 0 20 20" svg:d="M10 20c14 0 14-20 0-20-13 0-13 20 0 20z">
          <text:p/>
        </draw:path>
        <draw:path draw:style-name="gr1" draw:text-style-name="P1" draw:layer="layout" svg:width="0.019cm" svg:height="0.019cm" svg:x="9.704cm" svg:y="12.8cm" svg:viewBox="0 0 20 20" svg:d="M10 20c14 0 14-20 0-20-13 0-13 20 0 20z">
          <text:p/>
        </draw:path>
        <draw:path draw:style-name="gr1" draw:text-style-name="P1" draw:layer="layout" svg:width="0.019cm" svg:height="0.019cm" svg:x="10.204cm" svg:y="12.8cm" svg:viewBox="0 0 20 20" svg:d="M10 20c14 0 14-20 0-20-13 0-13 20 0 20z">
          <text:p/>
        </draw:path>
        <draw:path draw:style-name="gr1" draw:text-style-name="P1" draw:layer="layout" svg:width="0.019cm" svg:height="0.019cm" svg:x="10.704cm" svg:y="12.8cm" svg:viewBox="0 0 20 20" svg:d="M10 20c14 0 14-20 0-20-13 0-13 20 0 20z">
          <text:p/>
        </draw:path>
        <draw:path draw:style-name="gr1" draw:text-style-name="P1" draw:layer="layout" svg:width="0.019cm" svg:height="0.019cm" svg:x="11.204cm" svg:y="12.8cm" svg:viewBox="0 0 20 20" svg:d="M10 20c14 0 14-20 0-20-13 0-13 20 0 20z">
          <text:p/>
        </draw:path>
        <draw:path draw:style-name="gr1" draw:text-style-name="P1" draw:layer="layout" svg:width="0.019cm" svg:height="0.019cm" svg:x="11.704cm" svg:y="12.8cm" svg:viewBox="0 0 20 20" svg:d="M10 20c14 0 14-20 0-20-13 0-13 20 0 20z">
          <text:p/>
        </draw:path>
        <draw:path draw:style-name="gr1" draw:text-style-name="P1" draw:layer="layout" svg:width="0.019cm" svg:height="0.019cm" svg:x="12.204cm" svg:y="12.8cm" svg:viewBox="0 0 20 20" svg:d="M10 20c14 0 14-20 0-20-13 0-13 20 0 20z">
          <text:p/>
        </draw:path>
        <draw:path draw:style-name="gr1" draw:text-style-name="P1" draw:layer="layout" svg:width="0.019cm" svg:height="0.019cm" svg:x="12.704cm" svg:y="12.8cm" svg:viewBox="0 0 20 20" svg:d="M10 20c14 0 14-20 0-20-13 0-13 20 0 20z">
          <text:p/>
        </draw:path>
        <draw:path draw:style-name="gr1" draw:text-style-name="P1" draw:layer="layout" svg:width="0.019cm" svg:height="0.019cm" svg:x="13.204cm" svg:y="12.8cm" svg:viewBox="0 0 20 20" svg:d="M10 20c14 0 14-20 0-20-13 0-13 20 0 20z">
          <text:p/>
        </draw:path>
        <draw:path draw:style-name="gr1" draw:text-style-name="P1" draw:layer="layout" svg:width="0.019cm" svg:height="0.019cm" svg:x="13.704cm" svg:y="12.8cm" svg:viewBox="0 0 20 20" svg:d="M10 20c14 0 14-20 0-20-13 0-13 20 0 20z">
          <text:p/>
        </draw:path>
        <draw:path draw:style-name="gr1" draw:text-style-name="P1" draw:layer="layout" svg:width="0.019cm" svg:height="0.019cm" svg:x="14.204cm" svg:y="12.8cm" svg:viewBox="0 0 20 20" svg:d="M10 20c14 0 14-20 0-20-13 0-13 20 0 20z">
          <text:p/>
        </draw:path>
        <draw:path draw:style-name="gr1" draw:text-style-name="P1" draw:layer="layout" svg:width="0.019cm" svg:height="0.019cm" svg:x="14.704cm" svg:y="12.8cm" svg:viewBox="0 0 20 20" svg:d="M10 20c14 0 14-20 0-20-13 0-13 20 0 20z">
          <text:p/>
        </draw:path>
        <draw:path draw:style-name="gr1" draw:text-style-name="P1" draw:layer="layout" svg:width="0.019cm" svg:height="0.019cm" svg:x="15.204cm" svg:y="12.8cm" svg:viewBox="0 0 20 20" svg:d="M10 20c14 0 14-20 0-20-13 0-13 20 0 20z">
          <text:p/>
        </draw:path>
        <draw:path draw:style-name="gr1" draw:text-style-name="P1" draw:layer="layout" svg:width="0.019cm" svg:height="0.019cm" svg:x="15.704cm" svg:y="12.8cm" svg:viewBox="0 0 20 20" svg:d="M10 20c14 0 14-20 0-20-13 0-13 20 0 20z">
          <text:p/>
        </draw:path>
        <draw:path draw:style-name="gr1" draw:text-style-name="P1" draw:layer="layout" svg:width="0.019cm" svg:height="0.019cm" svg:x="16.204cm" svg:y="12.8cm" svg:viewBox="0 0 20 20" svg:d="M10 20c14 0 14-20 0-20-13 0-13 20 0 20z">
          <text:p/>
        </draw:path>
        <draw:path draw:style-name="gr1" draw:text-style-name="P1" draw:layer="layout" svg:width="0.019cm" svg:height="0.019cm" svg:x="16.703cm" svg:y="12.8cm" svg:viewBox="0 0 20 20" svg:d="M10 20c14 0 14-20 0-20-13 0-13 20 0 20z">
          <text:p/>
        </draw:path>
        <draw:path draw:style-name="gr1" draw:text-style-name="P1" draw:layer="layout" svg:width="0.019cm" svg:height="0.019cm" svg:x="17.203cm" svg:y="12.8cm" svg:viewBox="0 0 20 20" svg:d="M10 20c14 0 14-20 0-20-13 0-13 20 0 20z">
          <text:p/>
        </draw:path>
        <draw:path draw:style-name="gr1" draw:text-style-name="P1" draw:layer="layout" svg:width="0.019cm" svg:height="0.019cm" svg:x="17.703cm" svg:y="12.8cm" svg:viewBox="0 0 20 20" svg:d="M10 20c14 0 14-20 0-20-13 0-13 20 0 20z">
          <text:p/>
        </draw:path>
        <draw:path draw:style-name="gr1" draw:text-style-name="P1" draw:layer="layout" svg:width="0.019cm" svg:height="0.019cm" svg:x="18.203cm" svg:y="12.8cm" svg:viewBox="0 0 20 20" svg:d="M10 20c14 0 14-20 0-20-13 0-13 20 0 20z">
          <text:p/>
        </draw:path>
        <draw:path draw:style-name="gr1" draw:text-style-name="P1" draw:layer="layout" svg:width="0.019cm" svg:height="0.019cm" svg:x="18.703cm" svg:y="12.8cm" svg:viewBox="0 0 20 20" svg:d="M10 20c14 0 14-20 0-20-13 0-13 20 0 20z">
          <text:p/>
        </draw:path>
        <draw:path draw:style-name="gr1" draw:text-style-name="P1" draw:layer="layout" svg:width="0.019cm" svg:height="0.019cm" svg:x="19.203cm" svg:y="12.8cm" svg:viewBox="0 0 20 20" svg:d="M10 20c14 0 14-20 0-20-13 0-13 20 0 20z">
          <text:p/>
        </draw:path>
        <draw:path draw:style-name="gr1" draw:text-style-name="P1" draw:layer="layout" svg:width="0.019cm" svg:height="0.019cm" svg:x="19.703cm" svg:y="12.8cm" svg:viewBox="0 0 20 20" svg:d="M10 20c14 0 14-20 0-20-13 0-13 20 0 20z">
          <text:p/>
        </draw:path>
        <draw:path draw:style-name="gr1" draw:text-style-name="P1" draw:layer="layout" svg:width="0.019cm" svg:height="0.019cm" svg:x="20.203cm" svg:y="12.8cm" svg:viewBox="0 0 20 20" svg:d="M10 20c14 0 14-20 0-20-13 0-13 20 0 20z">
          <text:p/>
        </draw:path>
        <draw:path draw:style-name="gr1" draw:text-style-name="P1" draw:layer="layout" svg:width="0.019cm" svg:height="0.019cm" svg:x="20.703cm" svg:y="12.8cm" svg:viewBox="0 0 20 20" svg:d="M10 20c14 0 14-20 0-20-13 0-13 20 0 20z">
          <text:p/>
        </draw:path>
        <draw:path draw:style-name="gr1" draw:text-style-name="P1" draw:layer="layout" svg:width="0.019cm" svg:height="0.019cm" svg:x="21.203cm" svg:y="12.8cm" svg:viewBox="0 0 20 20" svg:d="M10 20c14 0 14-20 0-20-13 0-13 20 0 20z">
          <text:p/>
        </draw:path>
        <draw:path draw:style-name="gr1" draw:text-style-name="P1" draw:layer="layout" svg:width="0.019cm" svg:height="0.019cm" svg:x="21.703cm" svg:y="12.8cm" svg:viewBox="0 0 20 20" svg:d="M10 20c14 0 14-20 0-20-13 0-13 20 0 20z">
          <text:p/>
        </draw:path>
        <draw:path draw:style-name="gr1" draw:text-style-name="P1" draw:layer="layout" svg:width="0.019cm" svg:height="0.019cm" svg:x="22.203cm" svg:y="12.8cm" svg:viewBox="0 0 20 20" svg:d="M10 20c14 0 14-20 0-20-13 0-13 20 0 20z">
          <text:p/>
        </draw:path>
        <draw:path draw:style-name="gr1" draw:text-style-name="P1" draw:layer="layout" svg:width="0.019cm" svg:height="0.019cm" svg:x="22.703cm" svg:y="12.8cm" svg:viewBox="0 0 20 20" svg:d="M10 20c14 0 14-20 0-20-13 0-13 20 0 20z">
          <text:p/>
        </draw:path>
        <draw:path draw:style-name="gr1" draw:text-style-name="P1" draw:layer="layout" svg:width="0.019cm" svg:height="0.019cm" svg:x="23.203cm" svg:y="12.8cm" svg:viewBox="0 0 20 20" svg:d="M10 20c14 0 14-20 0-20-13 0-13 20 0 20z">
          <text:p/>
        </draw:path>
        <draw:path draw:style-name="gr1" draw:text-style-name="P1" draw:layer="layout" svg:width="0.019cm" svg:height="0.019cm" svg:x="23.703cm" svg:y="12.8cm" svg:viewBox="0 0 20 20" svg:d="M10 20c14 0 14-20 0-20-13 0-13 20 0 20z">
          <text:p/>
        </draw:path>
        <draw:path draw:style-name="gr1" draw:text-style-name="P1" draw:layer="layout" svg:width="0.019cm" svg:height="0.019cm" svg:x="24.203cm" svg:y="12.8cm" svg:viewBox="0 0 20 20" svg:d="M10 20c14 0 14-20 0-20-13 0-13 20 0 20z">
          <text:p/>
        </draw:path>
        <draw:path draw:style-name="gr1" draw:text-style-name="P1" draw:layer="layout" svg:width="0.019cm" svg:height="0.019cm" svg:x="24.704cm" svg:y="12.8cm" svg:viewBox="0 0 20 20" svg:d="M10 20c14 0 14-20 0-20-13 0-13 20 0 20z">
          <text:p/>
        </draw:path>
        <draw:path draw:style-name="gr1" draw:text-style-name="P1" draw:layer="layout" svg:width="0.019cm" svg:height="0.019cm" svg:x="25.204cm" svg:y="12.8cm" svg:viewBox="0 0 20 20" svg:d="M10 20c14 0 14-20 0-20-13 0-13 20 0 20z">
          <text:p/>
        </draw:path>
        <draw:path draw:style-name="gr1" draw:text-style-name="P1" draw:layer="layout" svg:width="0.019cm" svg:height="0.019cm" svg:x="25.704cm" svg:y="12.8cm" svg:viewBox="0 0 20 20" svg:d="M10 20c14 0 14-20 0-20-13 0-13 20 0 20z">
          <text:p/>
        </draw:path>
        <draw:path draw:style-name="gr1" draw:text-style-name="P1" draw:layer="layout" svg:width="0.019cm" svg:height="0.019cm" svg:x="26.204cm" svg:y="12.8cm" svg:viewBox="0 0 20 20" svg:d="M10 20c14 0 14-20 0-20-13 0-13 20 0 20z">
          <text:p/>
        </draw:path>
        <draw:path draw:style-name="gr1" draw:text-style-name="P1" draw:layer="layout" svg:width="0.019cm" svg:height="0.019cm" svg:x="26.704cm" svg:y="12.8cm" svg:viewBox="0 0 20 20" svg:d="M10 20c14 0 14-20 0-20-13 0-13 20 0 20z">
          <text:p/>
        </draw:path>
        <draw:path draw:style-name="gr1" draw:text-style-name="P1" draw:layer="layout" svg:width="0.019cm" svg:height="0.019cm" svg:x="27.204cm" svg:y="12.8cm" svg:viewBox="0 0 20 20" svg:d="M10 20c14 0 14-20 0-20-13 0-13 20 0 20z">
          <text:p/>
        </draw:path>
        <draw:path draw:style-name="gr1" draw:text-style-name="P1" draw:layer="layout" svg:width="0.019cm" svg:height="0.019cm" svg:x="0.703cm" svg:y="12.8cm" svg:viewBox="0 0 20 20" svg:d="M10 20c14 0 14-20 0-20-13 0-13 20 0 20z">
          <text:p/>
        </draw:path>
        <draw:path draw:style-name="gr1" draw:text-style-name="P1" draw:layer="layout" svg:width="0.019cm" svg:height="0.019cm" svg:x="1.203cm" svg:y="12.8cm" svg:viewBox="0 0 20 20" svg:d="M10 20c14 0 14-20 0-20-13 0-13 20 0 20z">
          <text:p/>
        </draw:path>
        <draw:path draw:style-name="gr1" draw:text-style-name="P1" draw:layer="layout" svg:width="0.019cm" svg:height="0.019cm" svg:x="1.703cm" svg:y="12.8cm" svg:viewBox="0 0 20 20" svg:d="M10 20c14 0 14-20 0-20-13 0-13 20 0 20z">
          <text:p/>
        </draw:path>
        <draw:path draw:style-name="gr1" draw:text-style-name="P1" draw:layer="layout" svg:width="0.019cm" svg:height="0.019cm" svg:x="2.203cm" svg:y="12.8cm" svg:viewBox="0 0 20 20" svg:d="M10 20c14 0 14-20 0-20-13 0-13 20 0 20z">
          <text:p/>
        </draw:path>
        <draw:path draw:style-name="gr1" draw:text-style-name="P1" draw:layer="layout" svg:width="0.019cm" svg:height="0.019cm" svg:x="2.703cm" svg:y="12.8cm" svg:viewBox="0 0 20 20" svg:d="M10 20c14 0 14-20 0-20-13 0-13 20 0 20z">
          <text:p/>
        </draw:path>
        <draw:path draw:style-name="gr1" draw:text-style-name="P1" draw:layer="layout" svg:width="0.019cm" svg:height="0.019cm" svg:x="3.203cm" svg:y="12.8cm" svg:viewBox="0 0 20 20" svg:d="M10 20c14 0 14-20 0-20-13 0-13 20 0 20z">
          <text:p/>
        </draw:path>
        <draw:path draw:style-name="gr1" draw:text-style-name="P1" draw:layer="layout" svg:width="0.019cm" svg:height="0.019cm" svg:x="3.703cm" svg:y="12.8cm" svg:viewBox="0 0 20 20" svg:d="M10 20c14 0 14-20 0-20-13 0-13 20 0 20z">
          <text:p/>
        </draw:path>
        <draw:path draw:style-name="gr1" draw:text-style-name="P1" draw:layer="layout" svg:width="0.019cm" svg:height="0.019cm" svg:x="4.203cm" svg:y="12.8cm" svg:viewBox="0 0 20 20" svg:d="M10 20c14 0 14-20 0-20-13 0-13 20 0 20z">
          <text:p/>
        </draw:path>
        <draw:path draw:style-name="gr1" draw:text-style-name="P1" draw:layer="layout" svg:width="0.019cm" svg:height="0.019cm" svg:x="4.703cm" svg:y="12.8cm" svg:viewBox="0 0 20 20" svg:d="M10 20c14 0 14-20 0-20-13 0-13 20 0 20z">
          <text:p/>
        </draw:path>
        <draw:path draw:style-name="gr1" draw:text-style-name="P1" draw:layer="layout" svg:width="0.019cm" svg:height="0.019cm" svg:x="5.203cm" svg:y="12.8cm" svg:viewBox="0 0 20 20" svg:d="M10 20c14 0 14-20 0-20-13 0-13 20 0 20z">
          <text:p/>
        </draw:path>
        <draw:path draw:style-name="gr1" draw:text-style-name="P1" draw:layer="layout" svg:width="0.019cm" svg:height="0.019cm" svg:x="5.703cm" svg:y="12.8cm" svg:viewBox="0 0 20 20" svg:d="M10 20c14 0 14-20 0-20-13 0-13 20 0 20z">
          <text:p/>
        </draw:path>
        <draw:path draw:style-name="gr1" draw:text-style-name="P1" draw:layer="layout" svg:width="0.019cm" svg:height="0.019cm" svg:x="6.203cm" svg:y="12.8cm" svg:viewBox="0 0 20 20" svg:d="M10 20c14 0 14-20 0-20-13 0-13 20 0 20z">
          <text:p/>
        </draw:path>
        <draw:path draw:style-name="gr1" draw:text-style-name="P1" draw:layer="layout" svg:width="0.019cm" svg:height="0.019cm" svg:x="6.703cm" svg:y="12.8cm" svg:viewBox="0 0 20 20" svg:d="M10 20c14 0 14-20 0-20-13 0-13 20 0 20z">
          <text:p/>
        </draw:path>
        <draw:path draw:style-name="gr1" draw:text-style-name="P1" draw:layer="layout" svg:width="0.019cm" svg:height="0.019cm" svg:x="7.203cm" svg:y="12.8cm" svg:viewBox="0 0 20 20" svg:d="M10 20c14 0 14-20 0-20-13 0-13 20 0 20z">
          <text:p/>
        </draw:path>
        <draw:path draw:style-name="gr1" draw:text-style-name="P1" draw:layer="layout" svg:width="0.019cm" svg:height="0.019cm" svg:x="7.703cm" svg:y="12.8cm" svg:viewBox="0 0 20 20" svg:d="M10 20c14 0 14-20 0-20-13 0-13 20 0 20z">
          <text:p/>
        </draw:path>
        <draw:path draw:style-name="gr1" draw:text-style-name="P1" draw:layer="layout" svg:width="0.019cm" svg:height="0.019cm" svg:x="8.203cm" svg:y="12.8cm" svg:viewBox="0 0 20 20" svg:d="M10 20c14 0 14-20 0-20-13 0-13 20 0 20z">
          <text:p/>
        </draw:path>
        <draw:path draw:style-name="gr1" draw:text-style-name="P1" draw:layer="layout" svg:width="0.019cm" svg:height="0.019cm" svg:x="8.704cm" svg:y="12.8cm" svg:viewBox="0 0 20 20" svg:d="M10 20c14 0 14-20 0-20-13 0-13 20 0 20z">
          <text:p/>
        </draw:path>
        <draw:path draw:style-name="gr1" draw:text-style-name="P1" draw:layer="layout" svg:width="0.019cm" svg:height="0.019cm" svg:x="9.204cm" svg:y="12.8cm" svg:viewBox="0 0 20 20" svg:d="M10 20c14 0 14-20 0-20-13 0-13 20 0 20z">
          <text:p/>
        </draw:path>
        <draw:path draw:style-name="gr1" draw:text-style-name="P1" draw:layer="layout" svg:width="0.019cm" svg:height="0.019cm" svg:x="9.704cm" svg:y="12.8cm" svg:viewBox="0 0 20 20" svg:d="M10 20c14 0 14-20 0-20-13 0-13 20 0 20z">
          <text:p/>
        </draw:path>
        <draw:path draw:style-name="gr1" draw:text-style-name="P1" draw:layer="layout" svg:width="0.019cm" svg:height="0.019cm" svg:x="10.204cm" svg:y="12.8cm" svg:viewBox="0 0 20 20" svg:d="M10 20c14 0 14-20 0-20-13 0-13 20 0 20z">
          <text:p/>
        </draw:path>
        <draw:path draw:style-name="gr1" draw:text-style-name="P1" draw:layer="layout" svg:width="0.019cm" svg:height="0.019cm" svg:x="10.704cm" svg:y="12.8cm" svg:viewBox="0 0 20 20" svg:d="M10 20c14 0 14-20 0-20-13 0-13 20 0 20z">
          <text:p/>
        </draw:path>
        <draw:path draw:style-name="gr1" draw:text-style-name="P1" draw:layer="layout" svg:width="0.019cm" svg:height="0.019cm" svg:x="11.204cm" svg:y="12.8cm" svg:viewBox="0 0 20 20" svg:d="M10 20c14 0 14-20 0-20-13 0-13 20 0 20z">
          <text:p/>
        </draw:path>
        <draw:path draw:style-name="gr1" draw:text-style-name="P1" draw:layer="layout" svg:width="0.019cm" svg:height="0.019cm" svg:x="11.704cm" svg:y="12.8cm" svg:viewBox="0 0 20 20" svg:d="M10 20c14 0 14-20 0-20-13 0-13 20 0 20z">
          <text:p/>
        </draw:path>
        <draw:path draw:style-name="gr1" draw:text-style-name="P1" draw:layer="layout" svg:width="0.019cm" svg:height="0.019cm" svg:x="12.204cm" svg:y="12.8cm" svg:viewBox="0 0 20 20" svg:d="M10 20c14 0 14-20 0-20-13 0-13 20 0 20z">
          <text:p/>
        </draw:path>
        <draw:path draw:style-name="gr1" draw:text-style-name="P1" draw:layer="layout" svg:width="0.019cm" svg:height="0.019cm" svg:x="12.704cm" svg:y="12.8cm" svg:viewBox="0 0 20 20" svg:d="M10 20c14 0 14-20 0-20-13 0-13 20 0 20z">
          <text:p/>
        </draw:path>
        <draw:path draw:style-name="gr1" draw:text-style-name="P1" draw:layer="layout" svg:width="0.019cm" svg:height="0.019cm" svg:x="13.204cm" svg:y="12.8cm" svg:viewBox="0 0 20 20" svg:d="M10 20c14 0 14-20 0-20-13 0-13 20 0 20z">
          <text:p/>
        </draw:path>
        <draw:path draw:style-name="gr1" draw:text-style-name="P1" draw:layer="layout" svg:width="0.019cm" svg:height="0.019cm" svg:x="13.704cm" svg:y="12.8cm" svg:viewBox="0 0 20 20" svg:d="M10 20c14 0 14-20 0-20-13 0-13 20 0 20z">
          <text:p/>
        </draw:path>
        <draw:path draw:style-name="gr1" draw:text-style-name="P1" draw:layer="layout" svg:width="0.019cm" svg:height="0.019cm" svg:x="14.204cm" svg:y="12.8cm" svg:viewBox="0 0 20 20" svg:d="M10 20c14 0 14-20 0-20-13 0-13 20 0 20z">
          <text:p/>
        </draw:path>
        <draw:path draw:style-name="gr1" draw:text-style-name="P1" draw:layer="layout" svg:width="0.019cm" svg:height="0.019cm" svg:x="14.704cm" svg:y="12.8cm" svg:viewBox="0 0 20 20" svg:d="M10 20c14 0 14-20 0-20-13 0-13 20 0 20z">
          <text:p/>
        </draw:path>
        <draw:path draw:style-name="gr1" draw:text-style-name="P1" draw:layer="layout" svg:width="0.019cm" svg:height="0.019cm" svg:x="15.204cm" svg:y="12.8cm" svg:viewBox="0 0 20 20" svg:d="M10 20c14 0 14-20 0-20-13 0-13 20 0 20z">
          <text:p/>
        </draw:path>
        <draw:path draw:style-name="gr1" draw:text-style-name="P1" draw:layer="layout" svg:width="0.019cm" svg:height="0.019cm" svg:x="15.704cm" svg:y="12.8cm" svg:viewBox="0 0 20 20" svg:d="M10 20c14 0 14-20 0-20-13 0-13 20 0 20z">
          <text:p/>
        </draw:path>
        <draw:path draw:style-name="gr1" draw:text-style-name="P1" draw:layer="layout" svg:width="0.019cm" svg:height="0.019cm" svg:x="16.204cm" svg:y="12.8cm" svg:viewBox="0 0 20 20" svg:d="M10 20c14 0 14-20 0-20-13 0-13 20 0 20z">
          <text:p/>
        </draw:path>
        <draw:path draw:style-name="gr1" draw:text-style-name="P1" draw:layer="layout" svg:width="0.019cm" svg:height="0.019cm" svg:x="0.704cm" svg:y="13.3cm" svg:viewBox="0 0 20 20" svg:d="M10 20c14 0 14-20 0-20-13 0-13 20 0 20z">
          <text:p/>
        </draw:path>
        <draw:path draw:style-name="gr1" draw:text-style-name="P1" draw:layer="layout" svg:width="0.019cm" svg:height="0.019cm" svg:x="1.204cm" svg:y="13.3cm" svg:viewBox="0 0 20 20" svg:d="M10 20c14 0 14-20 0-20-13 0-13 20 0 20z">
          <text:p/>
        </draw:path>
        <draw:path draw:style-name="gr1" draw:text-style-name="P1" draw:layer="layout" svg:width="0.019cm" svg:height="0.019cm" svg:x="1.704cm" svg:y="13.3cm" svg:viewBox="0 0 20 20" svg:d="M10 20c14 0 14-20 0-20-13 0-13 20 0 20z">
          <text:p/>
        </draw:path>
        <draw:path draw:style-name="gr1" draw:text-style-name="P1" draw:layer="layout" svg:width="0.019cm" svg:height="0.019cm" svg:x="2.204cm" svg:y="13.3cm" svg:viewBox="0 0 20 20" svg:d="M10 20c14 0 14-20 0-20-13 0-13 20 0 20z">
          <text:p/>
        </draw:path>
        <draw:path draw:style-name="gr1" draw:text-style-name="P1" draw:layer="layout" svg:width="0.019cm" svg:height="0.019cm" svg:x="2.704cm" svg:y="13.3cm" svg:viewBox="0 0 20 20" svg:d="M10 20c14 0 14-20 0-20-13 0-13 20 0 20z">
          <text:p/>
        </draw:path>
        <draw:path draw:style-name="gr1" draw:text-style-name="P1" draw:layer="layout" svg:width="0.019cm" svg:height="0.019cm" svg:x="3.204cm" svg:y="13.3cm" svg:viewBox="0 0 20 20" svg:d="M10 20c14 0 14-20 0-20-13 0-13 20 0 20z">
          <text:p/>
        </draw:path>
        <draw:path draw:style-name="gr1" draw:text-style-name="P1" draw:layer="layout" svg:width="0.019cm" svg:height="0.019cm" svg:x="3.704cm" svg:y="13.3cm" svg:viewBox="0 0 20 20" svg:d="M10 20c14 0 14-20 0-20-13 0-13 20 0 20z">
          <text:p/>
        </draw:path>
        <draw:path draw:style-name="gr1" draw:text-style-name="P1" draw:layer="layout" svg:width="0.019cm" svg:height="0.019cm" svg:x="4.204cm" svg:y="13.3cm" svg:viewBox="0 0 20 20" svg:d="M10 20c14 0 14-20 0-20-13 0-13 20 0 20z">
          <text:p/>
        </draw:path>
        <draw:path draw:style-name="gr1" draw:text-style-name="P1" draw:layer="layout" svg:width="0.019cm" svg:height="0.019cm" svg:x="4.704cm" svg:y="13.3cm" svg:viewBox="0 0 20 20" svg:d="M10 20c14 0 14-20 0-20-13 0-13 20 0 20z">
          <text:p/>
        </draw:path>
        <draw:path draw:style-name="gr1" draw:text-style-name="P1" draw:layer="layout" svg:width="0.019cm" svg:height="0.019cm" svg:x="5.204cm" svg:y="13.3cm" svg:viewBox="0 0 20 20" svg:d="M10 20c14 0 14-20 0-20-13 0-13 20 0 20z">
          <text:p/>
        </draw:path>
        <draw:path draw:style-name="gr1" draw:text-style-name="P1" draw:layer="layout" svg:width="0.019cm" svg:height="0.019cm" svg:x="5.704cm" svg:y="13.3cm" svg:viewBox="0 0 20 20" svg:d="M10 20c14 0 14-20 0-20-13 0-13 20 0 20z">
          <text:p/>
        </draw:path>
        <draw:path draw:style-name="gr1" draw:text-style-name="P1" draw:layer="layout" svg:width="0.019cm" svg:height="0.019cm" svg:x="6.204cm" svg:y="13.3cm" svg:viewBox="0 0 20 20" svg:d="M10 20c14 0 14-20 0-20-13 0-13 20 0 20z">
          <text:p/>
        </draw:path>
        <draw:path draw:style-name="gr1" draw:text-style-name="P1" draw:layer="layout" svg:width="0.019cm" svg:height="0.019cm" svg:x="6.704cm" svg:y="13.3cm" svg:viewBox="0 0 20 20" svg:d="M10 20c14 0 14-20 0-20-13 0-13 20 0 20z">
          <text:p/>
        </draw:path>
        <draw:path draw:style-name="gr1" draw:text-style-name="P1" draw:layer="layout" svg:width="0.019cm" svg:height="0.019cm" svg:x="7.204cm" svg:y="13.3cm" svg:viewBox="0 0 20 20" svg:d="M10 20c14 0 14-20 0-20-13 0-13 20 0 20z">
          <text:p/>
        </draw:path>
        <draw:path draw:style-name="gr1" draw:text-style-name="P1" draw:layer="layout" svg:width="0.019cm" svg:height="0.019cm" svg:x="7.704cm" svg:y="13.3cm" svg:viewBox="0 0 20 20" svg:d="M10 20c14 0 14-20 0-20-13 0-13 20 0 20z">
          <text:p/>
        </draw:path>
        <draw:path draw:style-name="gr1" draw:text-style-name="P1" draw:layer="layout" svg:width="0.019cm" svg:height="0.019cm" svg:x="8.204cm" svg:y="13.3cm" svg:viewBox="0 0 20 20" svg:d="M10 20c14 0 14-20 0-20-13 0-13 20 0 20z">
          <text:p/>
        </draw:path>
        <draw:path draw:style-name="gr1" draw:text-style-name="P1" draw:layer="layout" svg:width="0.019cm" svg:height="0.019cm" svg:x="8.705cm" svg:y="13.3cm" svg:viewBox="0 0 20 20" svg:d="M10 20c14 0 14-20 0-20-13 0-13 20 0 20z">
          <text:p/>
        </draw:path>
        <draw:path draw:style-name="gr1" draw:text-style-name="P1" draw:layer="layout" svg:width="0.019cm" svg:height="0.019cm" svg:x="9.205cm" svg:y="13.3cm" svg:viewBox="0 0 20 20" svg:d="M10 20c14 0 14-20 0-20-13 0-13 20 0 20z">
          <text:p/>
        </draw:path>
        <draw:path draw:style-name="gr1" draw:text-style-name="P1" draw:layer="layout" svg:width="0.019cm" svg:height="0.019cm" svg:x="9.705cm" svg:y="13.3cm" svg:viewBox="0 0 20 20" svg:d="M10 20c14 0 14-20 0-20-13 0-13 20 0 20z">
          <text:p/>
        </draw:path>
        <draw:path draw:style-name="gr1" draw:text-style-name="P1" draw:layer="layout" svg:width="0.019cm" svg:height="0.019cm" svg:x="10.205cm" svg:y="13.3cm" svg:viewBox="0 0 20 20" svg:d="M10 20c14 0 14-20 0-20-13 0-13 20 0 20z">
          <text:p/>
        </draw:path>
        <draw:path draw:style-name="gr1" draw:text-style-name="P1" draw:layer="layout" svg:width="0.019cm" svg:height="0.019cm" svg:x="10.705cm" svg:y="13.3cm" svg:viewBox="0 0 20 20" svg:d="M10 20c14 0 14-20 0-20-13 0-13 20 0 20z">
          <text:p/>
        </draw:path>
        <draw:path draw:style-name="gr1" draw:text-style-name="P1" draw:layer="layout" svg:width="0.019cm" svg:height="0.019cm" svg:x="11.205cm" svg:y="13.3cm" svg:viewBox="0 0 20 20" svg:d="M10 20c14 0 14-20 0-20-13 0-13 20 0 20z">
          <text:p/>
        </draw:path>
        <draw:path draw:style-name="gr1" draw:text-style-name="P1" draw:layer="layout" svg:width="0.019cm" svg:height="0.019cm" svg:x="11.705cm" svg:y="13.3cm" svg:viewBox="0 0 20 20" svg:d="M10 20c14 0 14-20 0-20-13 0-13 20 0 20z">
          <text:p/>
        </draw:path>
        <draw:path draw:style-name="gr1" draw:text-style-name="P1" draw:layer="layout" svg:width="0.019cm" svg:height="0.019cm" svg:x="12.205cm" svg:y="13.3cm" svg:viewBox="0 0 20 20" svg:d="M10 20c14 0 14-20 0-20-13 0-13 20 0 20z">
          <text:p/>
        </draw:path>
        <draw:path draw:style-name="gr1" draw:text-style-name="P1" draw:layer="layout" svg:width="0.019cm" svg:height="0.019cm" svg:x="12.705cm" svg:y="13.3cm" svg:viewBox="0 0 20 20" svg:d="M10 20c14 0 14-20 0-20-13 0-13 20 0 20z">
          <text:p/>
        </draw:path>
        <draw:path draw:style-name="gr1" draw:text-style-name="P1" draw:layer="layout" svg:width="0.019cm" svg:height="0.019cm" svg:x="13.205cm" svg:y="13.3cm" svg:viewBox="0 0 20 20" svg:d="M10 20c14 0 14-20 0-20-13 0-13 20 0 20z">
          <text:p/>
        </draw:path>
        <draw:path draw:style-name="gr1" draw:text-style-name="P1" draw:layer="layout" svg:width="0.019cm" svg:height="0.019cm" svg:x="13.705cm" svg:y="13.3cm" svg:viewBox="0 0 20 20" svg:d="M10 20c14 0 14-20 0-20-13 0-13 20 0 20z">
          <text:p/>
        </draw:path>
        <draw:path draw:style-name="gr1" draw:text-style-name="P1" draw:layer="layout" svg:width="0.019cm" svg:height="0.019cm" svg:x="14.205cm" svg:y="13.3cm" svg:viewBox="0 0 20 20" svg:d="M10 20c14 0 14-20 0-20-13 0-13 20 0 20z">
          <text:p/>
        </draw:path>
        <draw:path draw:style-name="gr1" draw:text-style-name="P1" draw:layer="layout" svg:width="0.019cm" svg:height="0.019cm" svg:x="14.705cm" svg:y="13.3cm" svg:viewBox="0 0 20 20" svg:d="M10 20c14 0 14-20 0-20-13 0-13 20 0 20z">
          <text:p/>
        </draw:path>
        <draw:path draw:style-name="gr1" draw:text-style-name="P1" draw:layer="layout" svg:width="0.019cm" svg:height="0.019cm" svg:x="15.205cm" svg:y="13.3cm" svg:viewBox="0 0 20 20" svg:d="M10 20c14 0 14-20 0-20-13 0-13 20 0 20z">
          <text:p/>
        </draw:path>
        <draw:path draw:style-name="gr1" draw:text-style-name="P1" draw:layer="layout" svg:width="0.019cm" svg:height="0.019cm" svg:x="15.705cm" svg:y="13.3cm" svg:viewBox="0 0 20 20" svg:d="M10 20c14 0 14-20 0-20-13 0-13 20 0 20z">
          <text:p/>
        </draw:path>
        <draw:path draw:style-name="gr1" draw:text-style-name="P1" draw:layer="layout" svg:width="0.019cm" svg:height="0.019cm" svg:x="16.205cm" svg:y="13.3cm" svg:viewBox="0 0 20 20" svg:d="M10 20c14 0 14-20 0-20-13 0-13 20 0 20z">
          <text:p/>
        </draw:path>
        <draw:path draw:style-name="gr1" draw:text-style-name="P1" draw:layer="layout" svg:width="0.019cm" svg:height="0.019cm" svg:x="16.704cm" svg:y="13.3cm" svg:viewBox="0 0 20 20" svg:d="M10 20c14 0 14-20 0-20-13 0-13 20 0 20z">
          <text:p/>
        </draw:path>
        <draw:path draw:style-name="gr1" draw:text-style-name="P1" draw:layer="layout" svg:width="0.019cm" svg:height="0.019cm" svg:x="17.204cm" svg:y="13.3cm" svg:viewBox="0 0 20 20" svg:d="M10 20c14 0 14-20 0-20-13 0-13 20 0 20z">
          <text:p/>
        </draw:path>
        <draw:path draw:style-name="gr1" draw:text-style-name="P1" draw:layer="layout" svg:width="0.019cm" svg:height="0.019cm" svg:x="17.704cm" svg:y="13.3cm" svg:viewBox="0 0 20 20" svg:d="M10 20c14 0 14-20 0-20-13 0-13 20 0 20z">
          <text:p/>
        </draw:path>
        <draw:path draw:style-name="gr1" draw:text-style-name="P1" draw:layer="layout" svg:width="0.019cm" svg:height="0.019cm" svg:x="18.204cm" svg:y="13.3cm" svg:viewBox="0 0 20 20" svg:d="M10 20c14 0 14-20 0-20-13 0-13 20 0 20z">
          <text:p/>
        </draw:path>
        <draw:path draw:style-name="gr1" draw:text-style-name="P1" draw:layer="layout" svg:width="0.019cm" svg:height="0.019cm" svg:x="18.704cm" svg:y="13.3cm" svg:viewBox="0 0 20 20" svg:d="M10 20c14 0 14-20 0-20-13 0-13 20 0 20z">
          <text:p/>
        </draw:path>
        <draw:path draw:style-name="gr1" draw:text-style-name="P1" draw:layer="layout" svg:width="0.019cm" svg:height="0.019cm" svg:x="19.204cm" svg:y="13.3cm" svg:viewBox="0 0 20 20" svg:d="M10 20c14 0 14-20 0-20-13 0-13 20 0 20z">
          <text:p/>
        </draw:path>
        <draw:path draw:style-name="gr1" draw:text-style-name="P1" draw:layer="layout" svg:width="0.019cm" svg:height="0.019cm" svg:x="19.704cm" svg:y="13.3cm" svg:viewBox="0 0 20 20" svg:d="M10 20c14 0 14-20 0-20-13 0-13 20 0 20z">
          <text:p/>
        </draw:path>
        <draw:path draw:style-name="gr1" draw:text-style-name="P1" draw:layer="layout" svg:width="0.019cm" svg:height="0.019cm" svg:x="20.204cm" svg:y="13.3cm" svg:viewBox="0 0 20 20" svg:d="M10 20c14 0 14-20 0-20-13 0-13 20 0 20z">
          <text:p/>
        </draw:path>
        <draw:path draw:style-name="gr1" draw:text-style-name="P1" draw:layer="layout" svg:width="0.019cm" svg:height="0.019cm" svg:x="20.704cm" svg:y="13.3cm" svg:viewBox="0 0 20 20" svg:d="M10 20c14 0 14-20 0-20-13 0-13 20 0 20z">
          <text:p/>
        </draw:path>
        <draw:path draw:style-name="gr1" draw:text-style-name="P1" draw:layer="layout" svg:width="0.019cm" svg:height="0.019cm" svg:x="21.204cm" svg:y="13.3cm" svg:viewBox="0 0 20 20" svg:d="M10 20c14 0 14-20 0-20-13 0-13 20 0 20z">
          <text:p/>
        </draw:path>
        <draw:path draw:style-name="gr1" draw:text-style-name="P1" draw:layer="layout" svg:width="0.019cm" svg:height="0.019cm" svg:x="21.704cm" svg:y="13.3cm" svg:viewBox="0 0 20 20" svg:d="M10 20c14 0 14-20 0-20-13 0-13 20 0 20z">
          <text:p/>
        </draw:path>
        <draw:path draw:style-name="gr1" draw:text-style-name="P1" draw:layer="layout" svg:width="0.019cm" svg:height="0.019cm" svg:x="22.204cm" svg:y="13.3cm" svg:viewBox="0 0 20 20" svg:d="M10 20c14 0 14-20 0-20-13 0-13 20 0 20z">
          <text:p/>
        </draw:path>
        <draw:path draw:style-name="gr1" draw:text-style-name="P1" draw:layer="layout" svg:width="0.019cm" svg:height="0.019cm" svg:x="22.704cm" svg:y="13.3cm" svg:viewBox="0 0 20 20" svg:d="M10 20c14 0 14-20 0-20-13 0-13 20 0 20z">
          <text:p/>
        </draw:path>
        <draw:path draw:style-name="gr1" draw:text-style-name="P1" draw:layer="layout" svg:width="0.019cm" svg:height="0.019cm" svg:x="23.204cm" svg:y="13.3cm" svg:viewBox="0 0 20 20" svg:d="M10 20c14 0 14-20 0-20-13 0-13 20 0 20z">
          <text:p/>
        </draw:path>
        <draw:path draw:style-name="gr1" draw:text-style-name="P1" draw:layer="layout" svg:width="0.019cm" svg:height="0.019cm" svg:x="23.704cm" svg:y="13.3cm" svg:viewBox="0 0 20 20" svg:d="M10 20c14 0 14-20 0-20-13 0-13 20 0 20z">
          <text:p/>
        </draw:path>
        <draw:path draw:style-name="gr1" draw:text-style-name="P1" draw:layer="layout" svg:width="0.019cm" svg:height="0.019cm" svg:x="24.204cm" svg:y="13.3cm" svg:viewBox="0 0 20 20" svg:d="M10 20c14 0 14-20 0-20-13 0-13 20 0 20z">
          <text:p/>
        </draw:path>
        <draw:path draw:style-name="gr1" draw:text-style-name="P1" draw:layer="layout" svg:width="0.019cm" svg:height="0.019cm" svg:x="24.705cm" svg:y="13.3cm" svg:viewBox="0 0 20 20" svg:d="M10 20c14 0 14-20 0-20-13 0-13 20 0 20z">
          <text:p/>
        </draw:path>
        <draw:path draw:style-name="gr1" draw:text-style-name="P1" draw:layer="layout" svg:width="0.019cm" svg:height="0.019cm" svg:x="25.205cm" svg:y="13.3cm" svg:viewBox="0 0 20 20" svg:d="M10 20c14 0 14-20 0-20-13 0-13 20 0 20z">
          <text:p/>
        </draw:path>
        <draw:path draw:style-name="gr1" draw:text-style-name="P1" draw:layer="layout" svg:width="0.019cm" svg:height="0.019cm" svg:x="25.705cm" svg:y="13.3cm" svg:viewBox="0 0 20 20" svg:d="M10 20c14 0 14-20 0-20-13 0-13 20 0 20z">
          <text:p/>
        </draw:path>
        <draw:path draw:style-name="gr1" draw:text-style-name="P1" draw:layer="layout" svg:width="0.019cm" svg:height="0.019cm" svg:x="26.205cm" svg:y="13.3cm" svg:viewBox="0 0 20 20" svg:d="M10 20c14 0 14-20 0-20-13 0-13 20 0 20z">
          <text:p/>
        </draw:path>
        <draw:path draw:style-name="gr1" draw:text-style-name="P1" draw:layer="layout" svg:width="0.019cm" svg:height="0.019cm" svg:x="26.705cm" svg:y="13.3cm" svg:viewBox="0 0 20 20" svg:d="M10 20c14 0 14-20 0-20-13 0-13 20 0 20z">
          <text:p/>
        </draw:path>
        <draw:path draw:style-name="gr1" draw:text-style-name="P1" draw:layer="layout" svg:width="0.019cm" svg:height="0.019cm" svg:x="27.205cm" svg:y="13.3cm" svg:viewBox="0 0 20 20" svg:d="M10 20c14 0 14-20 0-20-13 0-13 20 0 20z">
          <text:p/>
        </draw:path>
        <draw:path draw:style-name="gr1" draw:text-style-name="P1" draw:layer="layout" svg:width="0.019cm" svg:height="0.019cm" svg:x="0.704cm" svg:y="13.3cm" svg:viewBox="0 0 20 20" svg:d="M10 20c14 0 14-20 0-20-13 0-13 20 0 20z">
          <text:p/>
        </draw:path>
        <draw:path draw:style-name="gr1" draw:text-style-name="P1" draw:layer="layout" svg:width="0.019cm" svg:height="0.019cm" svg:x="1.204cm" svg:y="13.3cm" svg:viewBox="0 0 20 20" svg:d="M10 20c14 0 14-20 0-20-13 0-13 20 0 20z">
          <text:p/>
        </draw:path>
        <draw:path draw:style-name="gr1" draw:text-style-name="P1" draw:layer="layout" svg:width="0.019cm" svg:height="0.019cm" svg:x="1.704cm" svg:y="13.3cm" svg:viewBox="0 0 20 20" svg:d="M10 20c14 0 14-20 0-20-13 0-13 20 0 20z">
          <text:p/>
        </draw:path>
        <draw:path draw:style-name="gr1" draw:text-style-name="P1" draw:layer="layout" svg:width="0.019cm" svg:height="0.019cm" svg:x="2.204cm" svg:y="13.3cm" svg:viewBox="0 0 20 20" svg:d="M10 20c14 0 14-20 0-20-13 0-13 20 0 20z">
          <text:p/>
        </draw:path>
        <draw:path draw:style-name="gr1" draw:text-style-name="P1" draw:layer="layout" svg:width="0.019cm" svg:height="0.019cm" svg:x="2.704cm" svg:y="13.3cm" svg:viewBox="0 0 20 20" svg:d="M10 20c14 0 14-20 0-20-13 0-13 20 0 20z">
          <text:p/>
        </draw:path>
        <draw:path draw:style-name="gr1" draw:text-style-name="P1" draw:layer="layout" svg:width="0.019cm" svg:height="0.019cm" svg:x="3.204cm" svg:y="13.3cm" svg:viewBox="0 0 20 20" svg:d="M10 20c14 0 14-20 0-20-13 0-13 20 0 20z">
          <text:p/>
        </draw:path>
        <draw:path draw:style-name="gr1" draw:text-style-name="P1" draw:layer="layout" svg:width="0.019cm" svg:height="0.019cm" svg:x="3.704cm" svg:y="13.3cm" svg:viewBox="0 0 20 20" svg:d="M10 20c14 0 14-20 0-20-13 0-13 20 0 20z">
          <text:p/>
        </draw:path>
        <draw:path draw:style-name="gr1" draw:text-style-name="P1" draw:layer="layout" svg:width="0.019cm" svg:height="0.019cm" svg:x="4.204cm" svg:y="13.3cm" svg:viewBox="0 0 20 20" svg:d="M10 20c14 0 14-20 0-20-13 0-13 20 0 20z">
          <text:p/>
        </draw:path>
        <draw:path draw:style-name="gr1" draw:text-style-name="P1" draw:layer="layout" svg:width="0.019cm" svg:height="0.019cm" svg:x="4.704cm" svg:y="13.3cm" svg:viewBox="0 0 20 20" svg:d="M10 20c14 0 14-20 0-20-13 0-13 20 0 20z">
          <text:p/>
        </draw:path>
        <draw:path draw:style-name="gr1" draw:text-style-name="P1" draw:layer="layout" svg:width="0.019cm" svg:height="0.019cm" svg:x="5.204cm" svg:y="13.3cm" svg:viewBox="0 0 20 20" svg:d="M10 20c14 0 14-20 0-20-13 0-13 20 0 20z">
          <text:p/>
        </draw:path>
        <draw:path draw:style-name="gr1" draw:text-style-name="P1" draw:layer="layout" svg:width="0.019cm" svg:height="0.019cm" svg:x="5.704cm" svg:y="13.3cm" svg:viewBox="0 0 20 20" svg:d="M10 20c14 0 14-20 0-20-13 0-13 20 0 20z">
          <text:p/>
        </draw:path>
        <draw:path draw:style-name="gr1" draw:text-style-name="P1" draw:layer="layout" svg:width="0.019cm" svg:height="0.019cm" svg:x="6.204cm" svg:y="13.3cm" svg:viewBox="0 0 20 20" svg:d="M10 20c14 0 14-20 0-20-13 0-13 20 0 20z">
          <text:p/>
        </draw:path>
        <draw:path draw:style-name="gr1" draw:text-style-name="P1" draw:layer="layout" svg:width="0.019cm" svg:height="0.019cm" svg:x="6.704cm" svg:y="13.3cm" svg:viewBox="0 0 20 20" svg:d="M10 20c14 0 14-20 0-20-13 0-13 20 0 20z">
          <text:p/>
        </draw:path>
        <draw:path draw:style-name="gr1" draw:text-style-name="P1" draw:layer="layout" svg:width="0.019cm" svg:height="0.019cm" svg:x="7.204cm" svg:y="13.3cm" svg:viewBox="0 0 20 20" svg:d="M10 20c14 0 14-20 0-20-13 0-13 20 0 20z">
          <text:p/>
        </draw:path>
        <draw:path draw:style-name="gr1" draw:text-style-name="P1" draw:layer="layout" svg:width="0.019cm" svg:height="0.019cm" svg:x="7.704cm" svg:y="13.3cm" svg:viewBox="0 0 20 20" svg:d="M10 20c14 0 14-20 0-20-13 0-13 20 0 20z">
          <text:p/>
        </draw:path>
        <draw:path draw:style-name="gr1" draw:text-style-name="P1" draw:layer="layout" svg:width="0.019cm" svg:height="0.019cm" svg:x="8.204cm" svg:y="13.3cm" svg:viewBox="0 0 20 20" svg:d="M10 20c14 0 14-20 0-20-13 0-13 20 0 20z">
          <text:p/>
        </draw:path>
        <draw:path draw:style-name="gr1" draw:text-style-name="P1" draw:layer="layout" svg:width="0.019cm" svg:height="0.019cm" svg:x="8.705cm" svg:y="13.3cm" svg:viewBox="0 0 20 20" svg:d="M10 20c14 0 14-20 0-20-13 0-13 20 0 20z">
          <text:p/>
        </draw:path>
        <draw:path draw:style-name="gr1" draw:text-style-name="P1" draw:layer="layout" svg:width="0.019cm" svg:height="0.019cm" svg:x="9.205cm" svg:y="13.3cm" svg:viewBox="0 0 20 20" svg:d="M10 20c14 0 14-20 0-20-13 0-13 20 0 20z">
          <text:p/>
        </draw:path>
        <draw:path draw:style-name="gr1" draw:text-style-name="P1" draw:layer="layout" svg:width="0.019cm" svg:height="0.019cm" svg:x="9.705cm" svg:y="13.3cm" svg:viewBox="0 0 20 20" svg:d="M10 20c14 0 14-20 0-20-13 0-13 20 0 20z">
          <text:p/>
        </draw:path>
        <draw:path draw:style-name="gr1" draw:text-style-name="P1" draw:layer="layout" svg:width="0.019cm" svg:height="0.019cm" svg:x="10.205cm" svg:y="13.3cm" svg:viewBox="0 0 20 20" svg:d="M10 20c14 0 14-20 0-20-13 0-13 20 0 20z">
          <text:p/>
        </draw:path>
        <draw:path draw:style-name="gr1" draw:text-style-name="P1" draw:layer="layout" svg:width="0.019cm" svg:height="0.019cm" svg:x="10.705cm" svg:y="13.3cm" svg:viewBox="0 0 20 20" svg:d="M10 20c14 0 14-20 0-20-13 0-13 20 0 20z">
          <text:p/>
        </draw:path>
        <draw:path draw:style-name="gr1" draw:text-style-name="P1" draw:layer="layout" svg:width="0.019cm" svg:height="0.019cm" svg:x="11.205cm" svg:y="13.3cm" svg:viewBox="0 0 20 20" svg:d="M10 20c14 0 14-20 0-20-13 0-13 20 0 20z">
          <text:p/>
        </draw:path>
        <draw:path draw:style-name="gr1" draw:text-style-name="P1" draw:layer="layout" svg:width="0.019cm" svg:height="0.019cm" svg:x="11.705cm" svg:y="13.3cm" svg:viewBox="0 0 20 20" svg:d="M10 20c14 0 14-20 0-20-13 0-13 20 0 20z">
          <text:p/>
        </draw:path>
        <draw:path draw:style-name="gr1" draw:text-style-name="P1" draw:layer="layout" svg:width="0.019cm" svg:height="0.019cm" svg:x="12.205cm" svg:y="13.3cm" svg:viewBox="0 0 20 20" svg:d="M10 20c14 0 14-20 0-20-13 0-13 20 0 20z">
          <text:p/>
        </draw:path>
        <draw:path draw:style-name="gr1" draw:text-style-name="P1" draw:layer="layout" svg:width="0.019cm" svg:height="0.019cm" svg:x="12.705cm" svg:y="13.3cm" svg:viewBox="0 0 20 20" svg:d="M10 20c14 0 14-20 0-20-13 0-13 20 0 20z">
          <text:p/>
        </draw:path>
        <draw:path draw:style-name="gr1" draw:text-style-name="P1" draw:layer="layout" svg:width="0.019cm" svg:height="0.019cm" svg:x="13.205cm" svg:y="13.3cm" svg:viewBox="0 0 20 20" svg:d="M10 20c14 0 14-20 0-20-13 0-13 20 0 20z">
          <text:p/>
        </draw:path>
        <draw:path draw:style-name="gr1" draw:text-style-name="P1" draw:layer="layout" svg:width="0.019cm" svg:height="0.019cm" svg:x="13.705cm" svg:y="13.3cm" svg:viewBox="0 0 20 20" svg:d="M10 20c14 0 14-20 0-20-13 0-13 20 0 20z">
          <text:p/>
        </draw:path>
        <draw:path draw:style-name="gr1" draw:text-style-name="P1" draw:layer="layout" svg:width="0.019cm" svg:height="0.019cm" svg:x="14.205cm" svg:y="13.3cm" svg:viewBox="0 0 20 20" svg:d="M10 20c14 0 14-20 0-20-13 0-13 20 0 20z">
          <text:p/>
        </draw:path>
        <draw:path draw:style-name="gr1" draw:text-style-name="P1" draw:layer="layout" svg:width="0.019cm" svg:height="0.019cm" svg:x="14.705cm" svg:y="13.3cm" svg:viewBox="0 0 20 20" svg:d="M10 20c14 0 14-20 0-20-13 0-13 20 0 20z">
          <text:p/>
        </draw:path>
        <draw:path draw:style-name="gr1" draw:text-style-name="P1" draw:layer="layout" svg:width="0.019cm" svg:height="0.019cm" svg:x="15.205cm" svg:y="13.3cm" svg:viewBox="0 0 20 20" svg:d="M10 20c14 0 14-20 0-20-13 0-13 20 0 20z">
          <text:p/>
        </draw:path>
        <draw:path draw:style-name="gr1" draw:text-style-name="P1" draw:layer="layout" svg:width="0.019cm" svg:height="0.019cm" svg:x="15.705cm" svg:y="13.3cm" svg:viewBox="0 0 20 20" svg:d="M10 20c14 0 14-20 0-20-13 0-13 20 0 20z">
          <text:p/>
        </draw:path>
        <draw:path draw:style-name="gr1" draw:text-style-name="P1" draw:layer="layout" svg:width="0.019cm" svg:height="0.019cm" svg:x="16.205cm" svg:y="13.3cm" svg:viewBox="0 0 20 20" svg:d="M10 20c14 0 14-20 0-20-13 0-13 20 0 20z">
          <text:p/>
        </draw:path>
        <draw:path draw:style-name="gr1" draw:text-style-name="P1" draw:layer="layout" svg:width="0.019cm" svg:height="0.019cm" svg:x="0.703cm" svg:y="13.8cm" svg:viewBox="0 0 20 20" svg:d="M10 20c14 0 14-20 0-20-13 0-13 20 0 20z">
          <text:p/>
        </draw:path>
        <draw:path draw:style-name="gr1" draw:text-style-name="P1" draw:layer="layout" svg:width="0.019cm" svg:height="0.019cm" svg:x="1.203cm" svg:y="13.8cm" svg:viewBox="0 0 20 20" svg:d="M10 20c14 0 14-20 0-20-13 0-13 20 0 20z">
          <text:p/>
        </draw:path>
        <draw:path draw:style-name="gr1" draw:text-style-name="P1" draw:layer="layout" svg:width="0.019cm" svg:height="0.019cm" svg:x="1.703cm" svg:y="13.8cm" svg:viewBox="0 0 20 20" svg:d="M10 20c14 0 14-20 0-20-13 0-13 20 0 20z">
          <text:p/>
        </draw:path>
        <draw:path draw:style-name="gr1" draw:text-style-name="P1" draw:layer="layout" svg:width="0.019cm" svg:height="0.019cm" svg:x="2.203cm" svg:y="13.8cm" svg:viewBox="0 0 20 20" svg:d="M10 20c14 0 14-20 0-20-13 0-13 20 0 20z">
          <text:p/>
        </draw:path>
        <draw:path draw:style-name="gr1" draw:text-style-name="P1" draw:layer="layout" svg:width="0.019cm" svg:height="0.019cm" svg:x="2.703cm" svg:y="13.8cm" svg:viewBox="0 0 20 20" svg:d="M10 20c14 0 14-20 0-20-13 0-13 20 0 20z">
          <text:p/>
        </draw:path>
        <draw:path draw:style-name="gr1" draw:text-style-name="P1" draw:layer="layout" svg:width="0.019cm" svg:height="0.019cm" svg:x="3.203cm" svg:y="13.8cm" svg:viewBox="0 0 20 20" svg:d="M10 20c14 0 14-20 0-20-13 0-13 20 0 20z">
          <text:p/>
        </draw:path>
        <draw:path draw:style-name="gr1" draw:text-style-name="P1" draw:layer="layout" svg:width="0.019cm" svg:height="0.019cm" svg:x="3.703cm" svg:y="13.8cm" svg:viewBox="0 0 20 20" svg:d="M10 20c14 0 14-20 0-20-13 0-13 20 0 20z">
          <text:p/>
        </draw:path>
        <draw:path draw:style-name="gr1" draw:text-style-name="P1" draw:layer="layout" svg:width="0.019cm" svg:height="0.019cm" svg:x="4.203cm" svg:y="13.8cm" svg:viewBox="0 0 20 20" svg:d="M10 20c14 0 14-20 0-20-13 0-13 20 0 20z">
          <text:p/>
        </draw:path>
        <draw:path draw:style-name="gr1" draw:text-style-name="P1" draw:layer="layout" svg:width="0.019cm" svg:height="0.019cm" svg:x="4.703cm" svg:y="13.8cm" svg:viewBox="0 0 20 20" svg:d="M10 20c14 0 14-20 0-20-13 0-13 20 0 20z">
          <text:p/>
        </draw:path>
        <draw:path draw:style-name="gr1" draw:text-style-name="P1" draw:layer="layout" svg:width="0.019cm" svg:height="0.019cm" svg:x="5.203cm" svg:y="13.8cm" svg:viewBox="0 0 20 20" svg:d="M10 20c14 0 14-20 0-20-13 0-13 20 0 20z">
          <text:p/>
        </draw:path>
        <draw:path draw:style-name="gr1" draw:text-style-name="P1" draw:layer="layout" svg:width="0.019cm" svg:height="0.019cm" svg:x="5.703cm" svg:y="13.8cm" svg:viewBox="0 0 20 20" svg:d="M10 20c14 0 14-20 0-20-13 0-13 20 0 20z">
          <text:p/>
        </draw:path>
        <draw:path draw:style-name="gr1" draw:text-style-name="P1" draw:layer="layout" svg:width="0.019cm" svg:height="0.019cm" svg:x="6.203cm" svg:y="13.8cm" svg:viewBox="0 0 20 20" svg:d="M10 20c14 0 14-20 0-20-13 0-13 20 0 20z">
          <text:p/>
        </draw:path>
        <draw:path draw:style-name="gr1" draw:text-style-name="P1" draw:layer="layout" svg:width="0.019cm" svg:height="0.019cm" svg:x="6.703cm" svg:y="13.8cm" svg:viewBox="0 0 20 20" svg:d="M10 20c14 0 14-20 0-20-13 0-13 20 0 20z">
          <text:p/>
        </draw:path>
        <draw:path draw:style-name="gr1" draw:text-style-name="P1" draw:layer="layout" svg:width="0.019cm" svg:height="0.019cm" svg:x="7.203cm" svg:y="13.8cm" svg:viewBox="0 0 20 20" svg:d="M10 20c14 0 14-20 0-20-13 0-13 20 0 20z">
          <text:p/>
        </draw:path>
        <draw:path draw:style-name="gr1" draw:text-style-name="P1" draw:layer="layout" svg:width="0.019cm" svg:height="0.019cm" svg:x="7.703cm" svg:y="13.8cm" svg:viewBox="0 0 20 20" svg:d="M10 20c14 0 14-20 0-20-13 0-13 20 0 20z">
          <text:p/>
        </draw:path>
        <draw:path draw:style-name="gr1" draw:text-style-name="P1" draw:layer="layout" svg:width="0.019cm" svg:height="0.019cm" svg:x="8.203cm" svg:y="13.8cm" svg:viewBox="0 0 20 20" svg:d="M10 20c14 0 14-20 0-20-13 0-13 20 0 20z">
          <text:p/>
        </draw:path>
        <draw:path draw:style-name="gr1" draw:text-style-name="P1" draw:layer="layout" svg:width="0.019cm" svg:height="0.019cm" svg:x="8.704cm" svg:y="13.8cm" svg:viewBox="0 0 20 20" svg:d="M10 20c14 0 14-20 0-20-13 0-13 20 0 20z">
          <text:p/>
        </draw:path>
        <draw:path draw:style-name="gr1" draw:text-style-name="P1" draw:layer="layout" svg:width="0.019cm" svg:height="0.019cm" svg:x="9.204cm" svg:y="13.8cm" svg:viewBox="0 0 20 20" svg:d="M10 20c14 0 14-20 0-20-13 0-13 20 0 20z">
          <text:p/>
        </draw:path>
        <draw:path draw:style-name="gr1" draw:text-style-name="P1" draw:layer="layout" svg:width="0.019cm" svg:height="0.019cm" svg:x="9.704cm" svg:y="13.8cm" svg:viewBox="0 0 20 20" svg:d="M10 20c14 0 14-20 0-20-13 0-13 20 0 20z">
          <text:p/>
        </draw:path>
        <draw:path draw:style-name="gr1" draw:text-style-name="P1" draw:layer="layout" svg:width="0.019cm" svg:height="0.019cm" svg:x="10.204cm" svg:y="13.8cm" svg:viewBox="0 0 20 20" svg:d="M10 20c14 0 14-20 0-20-13 0-13 20 0 20z">
          <text:p/>
        </draw:path>
        <draw:path draw:style-name="gr1" draw:text-style-name="P1" draw:layer="layout" svg:width="0.019cm" svg:height="0.019cm" svg:x="10.704cm" svg:y="13.8cm" svg:viewBox="0 0 20 20" svg:d="M10 20c14 0 14-20 0-20-13 0-13 20 0 20z">
          <text:p/>
        </draw:path>
        <draw:path draw:style-name="gr1" draw:text-style-name="P1" draw:layer="layout" svg:width="0.019cm" svg:height="0.019cm" svg:x="11.204cm" svg:y="13.8cm" svg:viewBox="0 0 20 20" svg:d="M10 20c14 0 14-20 0-20-13 0-13 20 0 20z">
          <text:p/>
        </draw:path>
        <draw:path draw:style-name="gr1" draw:text-style-name="P1" draw:layer="layout" svg:width="0.019cm" svg:height="0.019cm" svg:x="11.704cm" svg:y="13.8cm" svg:viewBox="0 0 20 20" svg:d="M10 20c14 0 14-20 0-20-13 0-13 20 0 20z">
          <text:p/>
        </draw:path>
        <draw:path draw:style-name="gr1" draw:text-style-name="P1" draw:layer="layout" svg:width="0.019cm" svg:height="0.019cm" svg:x="12.204cm" svg:y="13.8cm" svg:viewBox="0 0 20 20" svg:d="M10 20c14 0 14-20 0-20-13 0-13 20 0 20z">
          <text:p/>
        </draw:path>
        <draw:path draw:style-name="gr1" draw:text-style-name="P1" draw:layer="layout" svg:width="0.019cm" svg:height="0.019cm" svg:x="12.704cm" svg:y="13.8cm" svg:viewBox="0 0 20 20" svg:d="M10 20c14 0 14-20 0-20-13 0-13 20 0 20z">
          <text:p/>
        </draw:path>
        <draw:path draw:style-name="gr1" draw:text-style-name="P1" draw:layer="layout" svg:width="0.019cm" svg:height="0.019cm" svg:x="13.204cm" svg:y="13.8cm" svg:viewBox="0 0 20 20" svg:d="M10 20c14 0 14-20 0-20-13 0-13 20 0 20z">
          <text:p/>
        </draw:path>
        <draw:path draw:style-name="gr1" draw:text-style-name="P1" draw:layer="layout" svg:width="0.019cm" svg:height="0.019cm" svg:x="13.704cm" svg:y="13.8cm" svg:viewBox="0 0 20 20" svg:d="M10 20c14 0 14-20 0-20-13 0-13 20 0 20z">
          <text:p/>
        </draw:path>
        <draw:path draw:style-name="gr1" draw:text-style-name="P1" draw:layer="layout" svg:width="0.019cm" svg:height="0.019cm" svg:x="14.204cm" svg:y="13.8cm" svg:viewBox="0 0 20 20" svg:d="M10 20c14 0 14-20 0-20-13 0-13 20 0 20z">
          <text:p/>
        </draw:path>
        <draw:path draw:style-name="gr1" draw:text-style-name="P1" draw:layer="layout" svg:width="0.019cm" svg:height="0.019cm" svg:x="14.704cm" svg:y="13.8cm" svg:viewBox="0 0 20 20" svg:d="M10 20c14 0 14-20 0-20-13 0-13 20 0 20z">
          <text:p/>
        </draw:path>
        <draw:path draw:style-name="gr1" draw:text-style-name="P1" draw:layer="layout" svg:width="0.019cm" svg:height="0.019cm" svg:x="15.204cm" svg:y="13.8cm" svg:viewBox="0 0 20 20" svg:d="M10 20c14 0 14-20 0-20-13 0-13 20 0 20z">
          <text:p/>
        </draw:path>
        <draw:path draw:style-name="gr1" draw:text-style-name="P1" draw:layer="layout" svg:width="0.019cm" svg:height="0.019cm" svg:x="15.704cm" svg:y="13.8cm" svg:viewBox="0 0 20 20" svg:d="M10 20c14 0 14-20 0-20-13 0-13 20 0 20z">
          <text:p/>
        </draw:path>
        <draw:path draw:style-name="gr1" draw:text-style-name="P1" draw:layer="layout" svg:width="0.019cm" svg:height="0.019cm" svg:x="16.204cm" svg:y="13.8cm" svg:viewBox="0 0 20 20" svg:d="M10 20c14 0 14-20 0-20-13 0-13 20 0 20z">
          <text:p/>
        </draw:path>
        <draw:path draw:style-name="gr1" draw:text-style-name="P1" draw:layer="layout" svg:width="0.019cm" svg:height="0.019cm" svg:x="16.703cm" svg:y="13.8cm" svg:viewBox="0 0 20 20" svg:d="M10 20c14 0 14-20 0-20-13 0-13 20 0 20z">
          <text:p/>
        </draw:path>
        <draw:path draw:style-name="gr1" draw:text-style-name="P1" draw:layer="layout" svg:width="0.019cm" svg:height="0.019cm" svg:x="17.203cm" svg:y="13.8cm" svg:viewBox="0 0 20 20" svg:d="M10 20c14 0 14-20 0-20-13 0-13 20 0 20z">
          <text:p/>
        </draw:path>
        <draw:path draw:style-name="gr1" draw:text-style-name="P1" draw:layer="layout" svg:width="0.019cm" svg:height="0.019cm" svg:x="17.703cm" svg:y="13.8cm" svg:viewBox="0 0 20 20" svg:d="M10 20c14 0 14-20 0-20-13 0-13 20 0 20z">
          <text:p/>
        </draw:path>
        <draw:path draw:style-name="gr1" draw:text-style-name="P1" draw:layer="layout" svg:width="0.019cm" svg:height="0.019cm" svg:x="18.203cm" svg:y="13.8cm" svg:viewBox="0 0 20 20" svg:d="M10 20c14 0 14-20 0-20-13 0-13 20 0 20z">
          <text:p/>
        </draw:path>
        <draw:path draw:style-name="gr1" draw:text-style-name="P1" draw:layer="layout" svg:width="0.019cm" svg:height="0.019cm" svg:x="18.703cm" svg:y="13.8cm" svg:viewBox="0 0 20 20" svg:d="M10 20c14 0 14-20 0-20-13 0-13 20 0 20z">
          <text:p/>
        </draw:path>
        <draw:path draw:style-name="gr1" draw:text-style-name="P1" draw:layer="layout" svg:width="0.019cm" svg:height="0.019cm" svg:x="19.203cm" svg:y="13.8cm" svg:viewBox="0 0 20 20" svg:d="M10 20c14 0 14-20 0-20-13 0-13 20 0 20z">
          <text:p/>
        </draw:path>
        <draw:path draw:style-name="gr1" draw:text-style-name="P1" draw:layer="layout" svg:width="0.019cm" svg:height="0.019cm" svg:x="19.703cm" svg:y="13.8cm" svg:viewBox="0 0 20 20" svg:d="M10 20c14 0 14-20 0-20-13 0-13 20 0 20z">
          <text:p/>
        </draw:path>
        <draw:path draw:style-name="gr1" draw:text-style-name="P1" draw:layer="layout" svg:width="0.019cm" svg:height="0.019cm" svg:x="20.203cm" svg:y="13.8cm" svg:viewBox="0 0 20 20" svg:d="M10 20c14 0 14-20 0-20-13 0-13 20 0 20z">
          <text:p/>
        </draw:path>
        <draw:path draw:style-name="gr1" draw:text-style-name="P1" draw:layer="layout" svg:width="0.019cm" svg:height="0.019cm" svg:x="20.703cm" svg:y="13.8cm" svg:viewBox="0 0 20 20" svg:d="M10 20c14 0 14-20 0-20-13 0-13 20 0 20z">
          <text:p/>
        </draw:path>
        <draw:path draw:style-name="gr1" draw:text-style-name="P1" draw:layer="layout" svg:width="0.019cm" svg:height="0.019cm" svg:x="21.203cm" svg:y="13.8cm" svg:viewBox="0 0 20 20" svg:d="M10 20c14 0 14-20 0-20-13 0-13 20 0 20z">
          <text:p/>
        </draw:path>
        <draw:path draw:style-name="gr1" draw:text-style-name="P1" draw:layer="layout" svg:width="0.019cm" svg:height="0.019cm" svg:x="21.703cm" svg:y="13.8cm" svg:viewBox="0 0 20 20" svg:d="M10 20c14 0 14-20 0-20-13 0-13 20 0 20z">
          <text:p/>
        </draw:path>
        <draw:path draw:style-name="gr1" draw:text-style-name="P1" draw:layer="layout" svg:width="0.019cm" svg:height="0.019cm" svg:x="22.203cm" svg:y="13.8cm" svg:viewBox="0 0 20 20" svg:d="M10 20c14 0 14-20 0-20-13 0-13 20 0 20z">
          <text:p/>
        </draw:path>
        <draw:path draw:style-name="gr1" draw:text-style-name="P1" draw:layer="layout" svg:width="0.019cm" svg:height="0.019cm" svg:x="22.703cm" svg:y="13.8cm" svg:viewBox="0 0 20 20" svg:d="M10 20c14 0 14-20 0-20-13 0-13 20 0 20z">
          <text:p/>
        </draw:path>
        <draw:path draw:style-name="gr1" draw:text-style-name="P1" draw:layer="layout" svg:width="0.019cm" svg:height="0.019cm" svg:x="23.203cm" svg:y="13.8cm" svg:viewBox="0 0 20 20" svg:d="M10 20c14 0 14-20 0-20-13 0-13 20 0 20z">
          <text:p/>
        </draw:path>
        <draw:path draw:style-name="gr1" draw:text-style-name="P1" draw:layer="layout" svg:width="0.019cm" svg:height="0.019cm" svg:x="23.703cm" svg:y="13.8cm" svg:viewBox="0 0 20 20" svg:d="M10 20c14 0 14-20 0-20-13 0-13 20 0 20z">
          <text:p/>
        </draw:path>
        <draw:path draw:style-name="gr1" draw:text-style-name="P1" draw:layer="layout" svg:width="0.019cm" svg:height="0.019cm" svg:x="24.203cm" svg:y="13.8cm" svg:viewBox="0 0 20 20" svg:d="M10 20c14 0 14-20 0-20-13 0-13 20 0 20z">
          <text:p/>
        </draw:path>
        <draw:path draw:style-name="gr1" draw:text-style-name="P1" draw:layer="layout" svg:width="0.019cm" svg:height="0.019cm" svg:x="24.704cm" svg:y="13.8cm" svg:viewBox="0 0 20 20" svg:d="M10 20c14 0 14-20 0-20-13 0-13 20 0 20z">
          <text:p/>
        </draw:path>
        <draw:path draw:style-name="gr1" draw:text-style-name="P1" draw:layer="layout" svg:width="0.019cm" svg:height="0.019cm" svg:x="25.204cm" svg:y="13.8cm" svg:viewBox="0 0 20 20" svg:d="M10 20c14 0 14-20 0-20-13 0-13 20 0 20z">
          <text:p/>
        </draw:path>
        <draw:path draw:style-name="gr1" draw:text-style-name="P1" draw:layer="layout" svg:width="0.019cm" svg:height="0.019cm" svg:x="25.704cm" svg:y="13.8cm" svg:viewBox="0 0 20 20" svg:d="M10 20c14 0 14-20 0-20-13 0-13 20 0 20z">
          <text:p/>
        </draw:path>
        <draw:path draw:style-name="gr1" draw:text-style-name="P1" draw:layer="layout" svg:width="0.019cm" svg:height="0.019cm" svg:x="26.204cm" svg:y="13.8cm" svg:viewBox="0 0 20 20" svg:d="M10 20c14 0 14-20 0-20-13 0-13 20 0 20z">
          <text:p/>
        </draw:path>
        <draw:path draw:style-name="gr1" draw:text-style-name="P1" draw:layer="layout" svg:width="0.019cm" svg:height="0.019cm" svg:x="26.704cm" svg:y="13.8cm" svg:viewBox="0 0 20 20" svg:d="M10 20c14 0 14-20 0-20-13 0-13 20 0 20z">
          <text:p/>
        </draw:path>
        <draw:path draw:style-name="gr1" draw:text-style-name="P1" draw:layer="layout" svg:width="0.019cm" svg:height="0.019cm" svg:x="27.204cm" svg:y="13.8cm" svg:viewBox="0 0 20 20" svg:d="M10 20c14 0 14-20 0-20-13 0-13 20 0 20z">
          <text:p/>
        </draw:path>
        <draw:path draw:style-name="gr1" draw:text-style-name="P1" draw:layer="layout" svg:width="0.019cm" svg:height="0.019cm" svg:x="0.703cm" svg:y="13.8cm" svg:viewBox="0 0 20 20" svg:d="M10 20c14 0 14-20 0-20-13 0-13 20 0 20z">
          <text:p/>
        </draw:path>
        <draw:path draw:style-name="gr1" draw:text-style-name="P1" draw:layer="layout" svg:width="0.019cm" svg:height="0.019cm" svg:x="1.203cm" svg:y="13.8cm" svg:viewBox="0 0 20 20" svg:d="M10 20c14 0 14-20 0-20-13 0-13 20 0 20z">
          <text:p/>
        </draw:path>
        <draw:path draw:style-name="gr1" draw:text-style-name="P1" draw:layer="layout" svg:width="0.019cm" svg:height="0.019cm" svg:x="1.703cm" svg:y="13.8cm" svg:viewBox="0 0 20 20" svg:d="M10 20c14 0 14-20 0-20-13 0-13 20 0 20z">
          <text:p/>
        </draw:path>
        <draw:path draw:style-name="gr1" draw:text-style-name="P1" draw:layer="layout" svg:width="0.019cm" svg:height="0.019cm" svg:x="2.203cm" svg:y="13.8cm" svg:viewBox="0 0 20 20" svg:d="M10 20c14 0 14-20 0-20-13 0-13 20 0 20z">
          <text:p/>
        </draw:path>
        <draw:path draw:style-name="gr1" draw:text-style-name="P1" draw:layer="layout" svg:width="0.019cm" svg:height="0.019cm" svg:x="2.703cm" svg:y="13.8cm" svg:viewBox="0 0 20 20" svg:d="M10 20c14 0 14-20 0-20-13 0-13 20 0 20z">
          <text:p/>
        </draw:path>
        <draw:path draw:style-name="gr1" draw:text-style-name="P1" draw:layer="layout" svg:width="0.019cm" svg:height="0.019cm" svg:x="3.203cm" svg:y="13.8cm" svg:viewBox="0 0 20 20" svg:d="M10 20c14 0 14-20 0-20-13 0-13 20 0 20z">
          <text:p/>
        </draw:path>
        <draw:path draw:style-name="gr1" draw:text-style-name="P1" draw:layer="layout" svg:width="0.019cm" svg:height="0.019cm" svg:x="3.703cm" svg:y="13.8cm" svg:viewBox="0 0 20 20" svg:d="M10 20c14 0 14-20 0-20-13 0-13 20 0 20z">
          <text:p/>
        </draw:path>
        <draw:path draw:style-name="gr1" draw:text-style-name="P1" draw:layer="layout" svg:width="0.019cm" svg:height="0.019cm" svg:x="4.203cm" svg:y="13.8cm" svg:viewBox="0 0 20 20" svg:d="M10 20c14 0 14-20 0-20-13 0-13 20 0 20z">
          <text:p/>
        </draw:path>
        <draw:path draw:style-name="gr1" draw:text-style-name="P1" draw:layer="layout" svg:width="0.019cm" svg:height="0.019cm" svg:x="4.703cm" svg:y="13.8cm" svg:viewBox="0 0 20 20" svg:d="M10 20c14 0 14-20 0-20-13 0-13 20 0 20z">
          <text:p/>
        </draw:path>
        <draw:path draw:style-name="gr1" draw:text-style-name="P1" draw:layer="layout" svg:width="0.019cm" svg:height="0.019cm" svg:x="5.203cm" svg:y="13.8cm" svg:viewBox="0 0 20 20" svg:d="M10 20c14 0 14-20 0-20-13 0-13 20 0 20z">
          <text:p/>
        </draw:path>
        <draw:path draw:style-name="gr1" draw:text-style-name="P1" draw:layer="layout" svg:width="0.019cm" svg:height="0.019cm" svg:x="5.703cm" svg:y="13.8cm" svg:viewBox="0 0 20 20" svg:d="M10 20c14 0 14-20 0-20-13 0-13 20 0 20z">
          <text:p/>
        </draw:path>
        <draw:path draw:style-name="gr1" draw:text-style-name="P1" draw:layer="layout" svg:width="0.019cm" svg:height="0.019cm" svg:x="6.203cm" svg:y="13.8cm" svg:viewBox="0 0 20 20" svg:d="M10 20c14 0 14-20 0-20-13 0-13 20 0 20z">
          <text:p/>
        </draw:path>
        <draw:path draw:style-name="gr1" draw:text-style-name="P1" draw:layer="layout" svg:width="0.019cm" svg:height="0.019cm" svg:x="6.703cm" svg:y="13.8cm" svg:viewBox="0 0 20 20" svg:d="M10 20c14 0 14-20 0-20-13 0-13 20 0 20z">
          <text:p/>
        </draw:path>
        <draw:path draw:style-name="gr1" draw:text-style-name="P1" draw:layer="layout" svg:width="0.019cm" svg:height="0.019cm" svg:x="7.203cm" svg:y="13.8cm" svg:viewBox="0 0 20 20" svg:d="M10 20c14 0 14-20 0-20-13 0-13 20 0 20z">
          <text:p/>
        </draw:path>
        <draw:path draw:style-name="gr1" draw:text-style-name="P1" draw:layer="layout" svg:width="0.019cm" svg:height="0.019cm" svg:x="7.703cm" svg:y="13.8cm" svg:viewBox="0 0 20 20" svg:d="M10 20c14 0 14-20 0-20-13 0-13 20 0 20z">
          <text:p/>
        </draw:path>
        <draw:path draw:style-name="gr1" draw:text-style-name="P1" draw:layer="layout" svg:width="0.019cm" svg:height="0.019cm" svg:x="8.203cm" svg:y="13.8cm" svg:viewBox="0 0 20 20" svg:d="M10 20c14 0 14-20 0-20-13 0-13 20 0 20z">
          <text:p/>
        </draw:path>
        <draw:path draw:style-name="gr1" draw:text-style-name="P1" draw:layer="layout" svg:width="0.019cm" svg:height="0.019cm" svg:x="8.704cm" svg:y="13.8cm" svg:viewBox="0 0 20 20" svg:d="M10 20c14 0 14-20 0-20-13 0-13 20 0 20z">
          <text:p/>
        </draw:path>
        <draw:path draw:style-name="gr1" draw:text-style-name="P1" draw:layer="layout" svg:width="0.019cm" svg:height="0.019cm" svg:x="9.204cm" svg:y="13.8cm" svg:viewBox="0 0 20 20" svg:d="M10 20c14 0 14-20 0-20-13 0-13 20 0 20z">
          <text:p/>
        </draw:path>
        <draw:path draw:style-name="gr1" draw:text-style-name="P1" draw:layer="layout" svg:width="0.019cm" svg:height="0.019cm" svg:x="9.704cm" svg:y="13.8cm" svg:viewBox="0 0 20 20" svg:d="M10 20c14 0 14-20 0-20-13 0-13 20 0 20z">
          <text:p/>
        </draw:path>
        <draw:path draw:style-name="gr1" draw:text-style-name="P1" draw:layer="layout" svg:width="0.019cm" svg:height="0.019cm" svg:x="10.204cm" svg:y="13.8cm" svg:viewBox="0 0 20 20" svg:d="M10 20c14 0 14-20 0-20-13 0-13 20 0 20z">
          <text:p/>
        </draw:path>
        <draw:path draw:style-name="gr1" draw:text-style-name="P1" draw:layer="layout" svg:width="0.019cm" svg:height="0.019cm" svg:x="10.704cm" svg:y="13.8cm" svg:viewBox="0 0 20 20" svg:d="M10 20c14 0 14-20 0-20-13 0-13 20 0 20z">
          <text:p/>
        </draw:path>
        <draw:path draw:style-name="gr1" draw:text-style-name="P1" draw:layer="layout" svg:width="0.019cm" svg:height="0.019cm" svg:x="11.204cm" svg:y="13.8cm" svg:viewBox="0 0 20 20" svg:d="M10 20c14 0 14-20 0-20-13 0-13 20 0 20z">
          <text:p/>
        </draw:path>
        <draw:path draw:style-name="gr1" draw:text-style-name="P1" draw:layer="layout" svg:width="0.019cm" svg:height="0.019cm" svg:x="11.704cm" svg:y="13.8cm" svg:viewBox="0 0 20 20" svg:d="M10 20c14 0 14-20 0-20-13 0-13 20 0 20z">
          <text:p/>
        </draw:path>
        <draw:path draw:style-name="gr1" draw:text-style-name="P1" draw:layer="layout" svg:width="0.019cm" svg:height="0.019cm" svg:x="12.204cm" svg:y="13.8cm" svg:viewBox="0 0 20 20" svg:d="M10 20c14 0 14-20 0-20-13 0-13 20 0 20z">
          <text:p/>
        </draw:path>
        <draw:path draw:style-name="gr1" draw:text-style-name="P1" draw:layer="layout" svg:width="0.019cm" svg:height="0.019cm" svg:x="12.704cm" svg:y="13.8cm" svg:viewBox="0 0 20 20" svg:d="M10 20c14 0 14-20 0-20-13 0-13 20 0 20z">
          <text:p/>
        </draw:path>
        <draw:path draw:style-name="gr1" draw:text-style-name="P1" draw:layer="layout" svg:width="0.019cm" svg:height="0.019cm" svg:x="13.204cm" svg:y="13.8cm" svg:viewBox="0 0 20 20" svg:d="M10 20c14 0 14-20 0-20-13 0-13 20 0 20z">
          <text:p/>
        </draw:path>
        <draw:path draw:style-name="gr1" draw:text-style-name="P1" draw:layer="layout" svg:width="0.019cm" svg:height="0.019cm" svg:x="13.704cm" svg:y="13.8cm" svg:viewBox="0 0 20 20" svg:d="M10 20c14 0 14-20 0-20-13 0-13 20 0 20z">
          <text:p/>
        </draw:path>
        <draw:path draw:style-name="gr1" draw:text-style-name="P1" draw:layer="layout" svg:width="0.019cm" svg:height="0.019cm" svg:x="14.204cm" svg:y="13.8cm" svg:viewBox="0 0 20 20" svg:d="M10 20c14 0 14-20 0-20-13 0-13 20 0 20z">
          <text:p/>
        </draw:path>
        <draw:path draw:style-name="gr1" draw:text-style-name="P1" draw:layer="layout" svg:width="0.019cm" svg:height="0.019cm" svg:x="14.704cm" svg:y="13.8cm" svg:viewBox="0 0 20 20" svg:d="M10 20c14 0 14-20 0-20-13 0-13 20 0 20z">
          <text:p/>
        </draw:path>
        <draw:path draw:style-name="gr1" draw:text-style-name="P1" draw:layer="layout" svg:width="0.019cm" svg:height="0.019cm" svg:x="15.204cm" svg:y="13.8cm" svg:viewBox="0 0 20 20" svg:d="M10 20c14 0 14-20 0-20-13 0-13 20 0 20z">
          <text:p/>
        </draw:path>
        <draw:path draw:style-name="gr1" draw:text-style-name="P1" draw:layer="layout" svg:width="0.019cm" svg:height="0.019cm" svg:x="15.704cm" svg:y="13.8cm" svg:viewBox="0 0 20 20" svg:d="M10 20c14 0 14-20 0-20-13 0-13 20 0 20z">
          <text:p/>
        </draw:path>
        <draw:path draw:style-name="gr1" draw:text-style-name="P1" draw:layer="layout" svg:width="0.019cm" svg:height="0.019cm" svg:x="16.204cm" svg:y="13.8cm" svg:viewBox="0 0 20 20" svg:d="M10 20c14 0 14-20 0-20-13 0-13 20 0 20z">
          <text:p/>
        </draw:path>
        <draw:path draw:style-name="gr1" draw:text-style-name="P1" draw:layer="layout" svg:width="0.019cm" svg:height="0.019cm" svg:x="0.704cm" svg:y="14.3cm" svg:viewBox="0 0 20 20" svg:d="M10 20c14 0 14-20 0-20-13 0-13 20 0 20z">
          <text:p/>
        </draw:path>
        <draw:path draw:style-name="gr1" draw:text-style-name="P1" draw:layer="layout" svg:width="0.019cm" svg:height="0.019cm" svg:x="1.204cm" svg:y="14.3cm" svg:viewBox="0 0 20 20" svg:d="M10 20c14 0 14-20 0-20-13 0-13 20 0 20z">
          <text:p/>
        </draw:path>
        <draw:path draw:style-name="gr1" draw:text-style-name="P1" draw:layer="layout" svg:width="0.019cm" svg:height="0.019cm" svg:x="1.704cm" svg:y="14.3cm" svg:viewBox="0 0 20 20" svg:d="M10 20c14 0 14-20 0-20-13 0-13 20 0 20z">
          <text:p/>
        </draw:path>
        <draw:path draw:style-name="gr1" draw:text-style-name="P1" draw:layer="layout" svg:width="0.019cm" svg:height="0.019cm" svg:x="2.204cm" svg:y="14.3cm" svg:viewBox="0 0 20 20" svg:d="M10 20c14 0 14-20 0-20-13 0-13 20 0 20z">
          <text:p/>
        </draw:path>
        <draw:path draw:style-name="gr1" draw:text-style-name="P1" draw:layer="layout" svg:width="0.019cm" svg:height="0.019cm" svg:x="2.704cm" svg:y="14.3cm" svg:viewBox="0 0 20 20" svg:d="M10 20c14 0 14-20 0-20-13 0-13 20 0 20z">
          <text:p/>
        </draw:path>
        <draw:path draw:style-name="gr1" draw:text-style-name="P1" draw:layer="layout" svg:width="0.019cm" svg:height="0.019cm" svg:x="3.204cm" svg:y="14.3cm" svg:viewBox="0 0 20 20" svg:d="M10 20c14 0 14-20 0-20-13 0-13 20 0 20z">
          <text:p/>
        </draw:path>
        <draw:path draw:style-name="gr1" draw:text-style-name="P1" draw:layer="layout" svg:width="0.019cm" svg:height="0.019cm" svg:x="3.704cm" svg:y="14.3cm" svg:viewBox="0 0 20 20" svg:d="M10 20c14 0 14-20 0-20-13 0-13 20 0 20z">
          <text:p/>
        </draw:path>
        <draw:path draw:style-name="gr1" draw:text-style-name="P1" draw:layer="layout" svg:width="0.019cm" svg:height="0.019cm" svg:x="4.204cm" svg:y="14.3cm" svg:viewBox="0 0 20 20" svg:d="M10 20c14 0 14-20 0-20-13 0-13 20 0 20z">
          <text:p/>
        </draw:path>
        <draw:path draw:style-name="gr1" draw:text-style-name="P1" draw:layer="layout" svg:width="0.019cm" svg:height="0.019cm" svg:x="4.704cm" svg:y="14.3cm" svg:viewBox="0 0 20 20" svg:d="M10 20c14 0 14-20 0-20-13 0-13 20 0 20z">
          <text:p/>
        </draw:path>
        <draw:path draw:style-name="gr1" draw:text-style-name="P1" draw:layer="layout" svg:width="0.019cm" svg:height="0.019cm" svg:x="5.204cm" svg:y="14.3cm" svg:viewBox="0 0 20 20" svg:d="M10 20c14 0 14-20 0-20-13 0-13 20 0 20z">
          <text:p/>
        </draw:path>
        <draw:path draw:style-name="gr1" draw:text-style-name="P1" draw:layer="layout" svg:width="0.019cm" svg:height="0.019cm" svg:x="5.704cm" svg:y="14.3cm" svg:viewBox="0 0 20 20" svg:d="M10 20c14 0 14-20 0-20-13 0-13 20 0 20z">
          <text:p/>
        </draw:path>
        <draw:path draw:style-name="gr1" draw:text-style-name="P1" draw:layer="layout" svg:width="0.019cm" svg:height="0.019cm" svg:x="6.204cm" svg:y="14.3cm" svg:viewBox="0 0 20 20" svg:d="M10 20c14 0 14-20 0-20-13 0-13 20 0 20z">
          <text:p/>
        </draw:path>
        <draw:path draw:style-name="gr1" draw:text-style-name="P1" draw:layer="layout" svg:width="0.019cm" svg:height="0.019cm" svg:x="6.704cm" svg:y="14.3cm" svg:viewBox="0 0 20 20" svg:d="M10 20c14 0 14-20 0-20-13 0-13 20 0 20z">
          <text:p/>
        </draw:path>
        <draw:path draw:style-name="gr1" draw:text-style-name="P1" draw:layer="layout" svg:width="0.019cm" svg:height="0.019cm" svg:x="7.204cm" svg:y="14.3cm" svg:viewBox="0 0 20 20" svg:d="M10 20c14 0 14-20 0-20-13 0-13 20 0 20z">
          <text:p/>
        </draw:path>
        <draw:path draw:style-name="gr1" draw:text-style-name="P1" draw:layer="layout" svg:width="0.019cm" svg:height="0.019cm" svg:x="7.704cm" svg:y="14.3cm" svg:viewBox="0 0 20 20" svg:d="M10 20c14 0 14-20 0-20-13 0-13 20 0 20z">
          <text:p/>
        </draw:path>
        <draw:path draw:style-name="gr1" draw:text-style-name="P1" draw:layer="layout" svg:width="0.019cm" svg:height="0.019cm" svg:x="8.204cm" svg:y="14.3cm" svg:viewBox="0 0 20 20" svg:d="M10 20c14 0 14-20 0-20-13 0-13 20 0 20z">
          <text:p/>
        </draw:path>
        <draw:path draw:style-name="gr1" draw:text-style-name="P1" draw:layer="layout" svg:width="0.019cm" svg:height="0.019cm" svg:x="8.705cm" svg:y="14.3cm" svg:viewBox="0 0 20 20" svg:d="M10 20c14 0 14-20 0-20-13 0-13 20 0 20z">
          <text:p/>
        </draw:path>
        <draw:path draw:style-name="gr1" draw:text-style-name="P1" draw:layer="layout" svg:width="0.019cm" svg:height="0.019cm" svg:x="9.205cm" svg:y="14.3cm" svg:viewBox="0 0 20 20" svg:d="M10 20c14 0 14-20 0-20-13 0-13 20 0 20z">
          <text:p/>
        </draw:path>
        <draw:path draw:style-name="gr1" draw:text-style-name="P1" draw:layer="layout" svg:width="0.019cm" svg:height="0.019cm" svg:x="9.705cm" svg:y="14.3cm" svg:viewBox="0 0 20 20" svg:d="M10 20c14 0 14-20 0-20-13 0-13 20 0 20z">
          <text:p/>
        </draw:path>
        <draw:path draw:style-name="gr1" draw:text-style-name="P1" draw:layer="layout" svg:width="0.019cm" svg:height="0.019cm" svg:x="10.205cm" svg:y="14.3cm" svg:viewBox="0 0 20 20" svg:d="M10 20c14 0 14-20 0-20-13 0-13 20 0 20z">
          <text:p/>
        </draw:path>
        <draw:path draw:style-name="gr1" draw:text-style-name="P1" draw:layer="layout" svg:width="0.019cm" svg:height="0.019cm" svg:x="10.705cm" svg:y="14.3cm" svg:viewBox="0 0 20 20" svg:d="M10 20c14 0 14-20 0-20-13 0-13 20 0 20z">
          <text:p/>
        </draw:path>
        <draw:path draw:style-name="gr1" draw:text-style-name="P1" draw:layer="layout" svg:width="0.019cm" svg:height="0.019cm" svg:x="11.205cm" svg:y="14.3cm" svg:viewBox="0 0 20 20" svg:d="M10 20c14 0 14-20 0-20-13 0-13 20 0 20z">
          <text:p/>
        </draw:path>
        <draw:path draw:style-name="gr1" draw:text-style-name="P1" draw:layer="layout" svg:width="0.019cm" svg:height="0.019cm" svg:x="11.705cm" svg:y="14.3cm" svg:viewBox="0 0 20 20" svg:d="M10 20c14 0 14-20 0-20-13 0-13 20 0 20z">
          <text:p/>
        </draw:path>
        <draw:path draw:style-name="gr1" draw:text-style-name="P1" draw:layer="layout" svg:width="0.019cm" svg:height="0.019cm" svg:x="12.205cm" svg:y="14.3cm" svg:viewBox="0 0 20 20" svg:d="M10 20c14 0 14-20 0-20-13 0-13 20 0 20z">
          <text:p/>
        </draw:path>
        <draw:path draw:style-name="gr1" draw:text-style-name="P1" draw:layer="layout" svg:width="0.019cm" svg:height="0.019cm" svg:x="12.705cm" svg:y="14.3cm" svg:viewBox="0 0 20 20" svg:d="M10 20c14 0 14-20 0-20-13 0-13 20 0 20z">
          <text:p/>
        </draw:path>
        <draw:path draw:style-name="gr1" draw:text-style-name="P1" draw:layer="layout" svg:width="0.019cm" svg:height="0.019cm" svg:x="13.205cm" svg:y="14.3cm" svg:viewBox="0 0 20 20" svg:d="M10 20c14 0 14-20 0-20-13 0-13 20 0 20z">
          <text:p/>
        </draw:path>
        <draw:path draw:style-name="gr1" draw:text-style-name="P1" draw:layer="layout" svg:width="0.019cm" svg:height="0.019cm" svg:x="13.705cm" svg:y="14.3cm" svg:viewBox="0 0 20 20" svg:d="M10 20c14 0 14-20 0-20-13 0-13 20 0 20z">
          <text:p/>
        </draw:path>
        <draw:path draw:style-name="gr1" draw:text-style-name="P1" draw:layer="layout" svg:width="0.019cm" svg:height="0.019cm" svg:x="14.205cm" svg:y="14.3cm" svg:viewBox="0 0 20 20" svg:d="M10 20c14 0 14-20 0-20-13 0-13 20 0 20z">
          <text:p/>
        </draw:path>
        <draw:path draw:style-name="gr1" draw:text-style-name="P1" draw:layer="layout" svg:width="0.019cm" svg:height="0.019cm" svg:x="14.705cm" svg:y="14.3cm" svg:viewBox="0 0 20 20" svg:d="M10 20c14 0 14-20 0-20-13 0-13 20 0 20z">
          <text:p/>
        </draw:path>
        <draw:path draw:style-name="gr1" draw:text-style-name="P1" draw:layer="layout" svg:width="0.019cm" svg:height="0.019cm" svg:x="15.205cm" svg:y="14.3cm" svg:viewBox="0 0 20 20" svg:d="M10 20c14 0 14-20 0-20-13 0-13 20 0 20z">
          <text:p/>
        </draw:path>
        <draw:path draw:style-name="gr1" draw:text-style-name="P1" draw:layer="layout" svg:width="0.019cm" svg:height="0.019cm" svg:x="15.705cm" svg:y="14.3cm" svg:viewBox="0 0 20 20" svg:d="M10 20c14 0 14-20 0-20-13 0-13 20 0 20z">
          <text:p/>
        </draw:path>
        <draw:path draw:style-name="gr1" draw:text-style-name="P1" draw:layer="layout" svg:width="0.019cm" svg:height="0.019cm" svg:x="16.205cm" svg:y="14.3cm" svg:viewBox="0 0 20 20" svg:d="M10 20c14 0 14-20 0-20-13 0-13 20 0 20z">
          <text:p/>
        </draw:path>
        <draw:path draw:style-name="gr1" draw:text-style-name="P1" draw:layer="layout" svg:width="0.019cm" svg:height="0.019cm" svg:x="16.704cm" svg:y="14.3cm" svg:viewBox="0 0 20 20" svg:d="M10 20c14 0 14-20 0-20-13 0-13 20 0 20z">
          <text:p/>
        </draw:path>
        <draw:path draw:style-name="gr1" draw:text-style-name="P1" draw:layer="layout" svg:width="0.019cm" svg:height="0.019cm" svg:x="17.204cm" svg:y="14.3cm" svg:viewBox="0 0 20 20" svg:d="M10 20c14 0 14-20 0-20-13 0-13 20 0 20z">
          <text:p/>
        </draw:path>
        <draw:path draw:style-name="gr1" draw:text-style-name="P1" draw:layer="layout" svg:width="0.019cm" svg:height="0.019cm" svg:x="17.704cm" svg:y="14.3cm" svg:viewBox="0 0 20 20" svg:d="M10 20c14 0 14-20 0-20-13 0-13 20 0 20z">
          <text:p/>
        </draw:path>
        <draw:path draw:style-name="gr1" draw:text-style-name="P1" draw:layer="layout" svg:width="0.019cm" svg:height="0.019cm" svg:x="18.204cm" svg:y="14.3cm" svg:viewBox="0 0 20 20" svg:d="M10 20c14 0 14-20 0-20-13 0-13 20 0 20z">
          <text:p/>
        </draw:path>
        <draw:path draw:style-name="gr1" draw:text-style-name="P1" draw:layer="layout" svg:width="0.019cm" svg:height="0.019cm" svg:x="18.704cm" svg:y="14.3cm" svg:viewBox="0 0 20 20" svg:d="M10 20c14 0 14-20 0-20-13 0-13 20 0 20z">
          <text:p/>
        </draw:path>
        <draw:path draw:style-name="gr1" draw:text-style-name="P1" draw:layer="layout" svg:width="0.019cm" svg:height="0.019cm" svg:x="19.204cm" svg:y="14.3cm" svg:viewBox="0 0 20 20" svg:d="M10 20c14 0 14-20 0-20-13 0-13 20 0 20z">
          <text:p/>
        </draw:path>
        <draw:path draw:style-name="gr1" draw:text-style-name="P1" draw:layer="layout" svg:width="0.019cm" svg:height="0.019cm" svg:x="19.704cm" svg:y="14.3cm" svg:viewBox="0 0 20 20" svg:d="M10 20c14 0 14-20 0-20-13 0-13 20 0 20z">
          <text:p/>
        </draw:path>
        <draw:path draw:style-name="gr1" draw:text-style-name="P1" draw:layer="layout" svg:width="0.019cm" svg:height="0.019cm" svg:x="20.204cm" svg:y="14.3cm" svg:viewBox="0 0 20 20" svg:d="M10 20c14 0 14-20 0-20-13 0-13 20 0 20z">
          <text:p/>
        </draw:path>
        <draw:path draw:style-name="gr1" draw:text-style-name="P1" draw:layer="layout" svg:width="0.019cm" svg:height="0.019cm" svg:x="20.704cm" svg:y="14.3cm" svg:viewBox="0 0 20 20" svg:d="M10 20c14 0 14-20 0-20-13 0-13 20 0 20z">
          <text:p/>
        </draw:path>
        <draw:path draw:style-name="gr1" draw:text-style-name="P1" draw:layer="layout" svg:width="0.019cm" svg:height="0.019cm" svg:x="21.204cm" svg:y="14.3cm" svg:viewBox="0 0 20 20" svg:d="M10 20c14 0 14-20 0-20-13 0-13 20 0 20z">
          <text:p/>
        </draw:path>
        <draw:path draw:style-name="gr1" draw:text-style-name="P1" draw:layer="layout" svg:width="0.019cm" svg:height="0.019cm" svg:x="21.704cm" svg:y="14.3cm" svg:viewBox="0 0 20 20" svg:d="M10 20c14 0 14-20 0-20-13 0-13 20 0 20z">
          <text:p/>
        </draw:path>
        <draw:path draw:style-name="gr1" draw:text-style-name="P1" draw:layer="layout" svg:width="0.019cm" svg:height="0.019cm" svg:x="22.204cm" svg:y="14.3cm" svg:viewBox="0 0 20 20" svg:d="M10 20c14 0 14-20 0-20-13 0-13 20 0 20z">
          <text:p/>
        </draw:path>
        <draw:path draw:style-name="gr1" draw:text-style-name="P1" draw:layer="layout" svg:width="0.019cm" svg:height="0.019cm" svg:x="22.704cm" svg:y="14.3cm" svg:viewBox="0 0 20 20" svg:d="M10 20c14 0 14-20 0-20-13 0-13 20 0 20z">
          <text:p/>
        </draw:path>
        <draw:path draw:style-name="gr1" draw:text-style-name="P1" draw:layer="layout" svg:width="0.019cm" svg:height="0.019cm" svg:x="23.204cm" svg:y="14.3cm" svg:viewBox="0 0 20 20" svg:d="M10 20c14 0 14-20 0-20-13 0-13 20 0 20z">
          <text:p/>
        </draw:path>
        <draw:path draw:style-name="gr1" draw:text-style-name="P1" draw:layer="layout" svg:width="0.019cm" svg:height="0.019cm" svg:x="23.704cm" svg:y="14.3cm" svg:viewBox="0 0 20 20" svg:d="M10 20c14 0 14-20 0-20-13 0-13 20 0 20z">
          <text:p/>
        </draw:path>
        <draw:path draw:style-name="gr1" draw:text-style-name="P1" draw:layer="layout" svg:width="0.019cm" svg:height="0.019cm" svg:x="24.204cm" svg:y="14.3cm" svg:viewBox="0 0 20 20" svg:d="M10 20c14 0 14-20 0-20-13 0-13 20 0 20z">
          <text:p/>
        </draw:path>
        <draw:path draw:style-name="gr1" draw:text-style-name="P1" draw:layer="layout" svg:width="0.019cm" svg:height="0.019cm" svg:x="24.705cm" svg:y="14.3cm" svg:viewBox="0 0 20 20" svg:d="M10 20c14 0 14-20 0-20-13 0-13 20 0 20z">
          <text:p/>
        </draw:path>
        <draw:path draw:style-name="gr1" draw:text-style-name="P1" draw:layer="layout" svg:width="0.019cm" svg:height="0.019cm" svg:x="25.205cm" svg:y="14.3cm" svg:viewBox="0 0 20 20" svg:d="M10 20c14 0 14-20 0-20-13 0-13 20 0 20z">
          <text:p/>
        </draw:path>
        <draw:path draw:style-name="gr1" draw:text-style-name="P1" draw:layer="layout" svg:width="0.019cm" svg:height="0.019cm" svg:x="25.705cm" svg:y="14.3cm" svg:viewBox="0 0 20 20" svg:d="M10 20c14 0 14-20 0-20-13 0-13 20 0 20z">
          <text:p/>
        </draw:path>
        <draw:path draw:style-name="gr1" draw:text-style-name="P1" draw:layer="layout" svg:width="0.019cm" svg:height="0.019cm" svg:x="26.205cm" svg:y="14.3cm" svg:viewBox="0 0 20 20" svg:d="M10 20c14 0 14-20 0-20-13 0-13 20 0 20z">
          <text:p/>
        </draw:path>
        <draw:path draw:style-name="gr1" draw:text-style-name="P1" draw:layer="layout" svg:width="0.019cm" svg:height="0.019cm" svg:x="26.705cm" svg:y="14.3cm" svg:viewBox="0 0 20 20" svg:d="M10 20c14 0 14-20 0-20-13 0-13 20 0 20z">
          <text:p/>
        </draw:path>
        <draw:path draw:style-name="gr1" draw:text-style-name="P1" draw:layer="layout" svg:width="0.019cm" svg:height="0.019cm" svg:x="27.205cm" svg:y="14.3cm" svg:viewBox="0 0 20 20" svg:d="M10 20c14 0 14-20 0-20-13 0-13 20 0 20z">
          <text:p/>
        </draw:path>
        <draw:path draw:style-name="gr1" draw:text-style-name="P1" draw:layer="layout" svg:width="0.019cm" svg:height="0.019cm" svg:x="0.704cm" svg:y="14.3cm" svg:viewBox="0 0 20 20" svg:d="M10 20c14 0 14-20 0-20-13 0-13 20 0 20z">
          <text:p/>
        </draw:path>
        <draw:path draw:style-name="gr1" draw:text-style-name="P1" draw:layer="layout" svg:width="0.019cm" svg:height="0.019cm" svg:x="1.204cm" svg:y="14.3cm" svg:viewBox="0 0 20 20" svg:d="M10 20c14 0 14-20 0-20-13 0-13 20 0 20z">
          <text:p/>
        </draw:path>
        <draw:path draw:style-name="gr1" draw:text-style-name="P1" draw:layer="layout" svg:width="0.019cm" svg:height="0.019cm" svg:x="1.704cm" svg:y="14.3cm" svg:viewBox="0 0 20 20" svg:d="M10 20c14 0 14-20 0-20-13 0-13 20 0 20z">
          <text:p/>
        </draw:path>
        <draw:path draw:style-name="gr1" draw:text-style-name="P1" draw:layer="layout" svg:width="0.019cm" svg:height="0.019cm" svg:x="2.204cm" svg:y="14.3cm" svg:viewBox="0 0 20 20" svg:d="M10 20c14 0 14-20 0-20-13 0-13 20 0 20z">
          <text:p/>
        </draw:path>
        <draw:path draw:style-name="gr1" draw:text-style-name="P1" draw:layer="layout" svg:width="0.019cm" svg:height="0.019cm" svg:x="2.704cm" svg:y="14.3cm" svg:viewBox="0 0 20 20" svg:d="M10 20c14 0 14-20 0-20-13 0-13 20 0 20z">
          <text:p/>
        </draw:path>
        <draw:path draw:style-name="gr1" draw:text-style-name="P1" draw:layer="layout" svg:width="0.019cm" svg:height="0.019cm" svg:x="3.204cm" svg:y="14.3cm" svg:viewBox="0 0 20 20" svg:d="M10 20c14 0 14-20 0-20-13 0-13 20 0 20z">
          <text:p/>
        </draw:path>
        <draw:path draw:style-name="gr1" draw:text-style-name="P1" draw:layer="layout" svg:width="0.019cm" svg:height="0.019cm" svg:x="3.704cm" svg:y="14.3cm" svg:viewBox="0 0 20 20" svg:d="M10 20c14 0 14-20 0-20-13 0-13 20 0 20z">
          <text:p/>
        </draw:path>
        <draw:path draw:style-name="gr1" draw:text-style-name="P1" draw:layer="layout" svg:width="0.019cm" svg:height="0.019cm" svg:x="4.204cm" svg:y="14.3cm" svg:viewBox="0 0 20 20" svg:d="M10 20c14 0 14-20 0-20-13 0-13 20 0 20z">
          <text:p/>
        </draw:path>
        <draw:path draw:style-name="gr1" draw:text-style-name="P1" draw:layer="layout" svg:width="0.019cm" svg:height="0.019cm" svg:x="4.704cm" svg:y="14.3cm" svg:viewBox="0 0 20 20" svg:d="M10 20c14 0 14-20 0-20-13 0-13 20 0 20z">
          <text:p/>
        </draw:path>
        <draw:path draw:style-name="gr1" draw:text-style-name="P1" draw:layer="layout" svg:width="0.019cm" svg:height="0.019cm" svg:x="5.204cm" svg:y="14.3cm" svg:viewBox="0 0 20 20" svg:d="M10 20c14 0 14-20 0-20-13 0-13 20 0 20z">
          <text:p/>
        </draw:path>
        <draw:path draw:style-name="gr1" draw:text-style-name="P1" draw:layer="layout" svg:width="0.019cm" svg:height="0.019cm" svg:x="5.704cm" svg:y="14.3cm" svg:viewBox="0 0 20 20" svg:d="M10 20c14 0 14-20 0-20-13 0-13 20 0 20z">
          <text:p/>
        </draw:path>
        <draw:path draw:style-name="gr1" draw:text-style-name="P1" draw:layer="layout" svg:width="0.019cm" svg:height="0.019cm" svg:x="6.204cm" svg:y="14.3cm" svg:viewBox="0 0 20 20" svg:d="M10 20c14 0 14-20 0-20-13 0-13 20 0 20z">
          <text:p/>
        </draw:path>
        <draw:path draw:style-name="gr1" draw:text-style-name="P1" draw:layer="layout" svg:width="0.019cm" svg:height="0.019cm" svg:x="6.704cm" svg:y="14.3cm" svg:viewBox="0 0 20 20" svg:d="M10 20c14 0 14-20 0-20-13 0-13 20 0 20z">
          <text:p/>
        </draw:path>
        <draw:path draw:style-name="gr1" draw:text-style-name="P1" draw:layer="layout" svg:width="0.019cm" svg:height="0.019cm" svg:x="7.204cm" svg:y="14.3cm" svg:viewBox="0 0 20 20" svg:d="M10 20c14 0 14-20 0-20-13 0-13 20 0 20z">
          <text:p/>
        </draw:path>
        <draw:path draw:style-name="gr1" draw:text-style-name="P1" draw:layer="layout" svg:width="0.019cm" svg:height="0.019cm" svg:x="7.704cm" svg:y="14.3cm" svg:viewBox="0 0 20 20" svg:d="M10 20c14 0 14-20 0-20-13 0-13 20 0 20z">
          <text:p/>
        </draw:path>
        <draw:path draw:style-name="gr1" draw:text-style-name="P1" draw:layer="layout" svg:width="0.019cm" svg:height="0.019cm" svg:x="8.204cm" svg:y="14.3cm" svg:viewBox="0 0 20 20" svg:d="M10 20c14 0 14-20 0-20-13 0-13 20 0 20z">
          <text:p/>
        </draw:path>
        <draw:path draw:style-name="gr1" draw:text-style-name="P1" draw:layer="layout" svg:width="0.019cm" svg:height="0.019cm" svg:x="8.705cm" svg:y="14.3cm" svg:viewBox="0 0 20 20" svg:d="M10 20c14 0 14-20 0-20-13 0-13 20 0 20z">
          <text:p/>
        </draw:path>
        <draw:path draw:style-name="gr1" draw:text-style-name="P1" draw:layer="layout" svg:width="0.019cm" svg:height="0.019cm" svg:x="9.205cm" svg:y="14.3cm" svg:viewBox="0 0 20 20" svg:d="M10 20c14 0 14-20 0-20-13 0-13 20 0 20z">
          <text:p/>
        </draw:path>
        <draw:path draw:style-name="gr1" draw:text-style-name="P1" draw:layer="layout" svg:width="0.019cm" svg:height="0.019cm" svg:x="9.705cm" svg:y="14.3cm" svg:viewBox="0 0 20 20" svg:d="M10 20c14 0 14-20 0-20-13 0-13 20 0 20z">
          <text:p/>
        </draw:path>
        <draw:path draw:style-name="gr1" draw:text-style-name="P1" draw:layer="layout" svg:width="0.019cm" svg:height="0.019cm" svg:x="10.205cm" svg:y="14.3cm" svg:viewBox="0 0 20 20" svg:d="M10 20c14 0 14-20 0-20-13 0-13 20 0 20z">
          <text:p/>
        </draw:path>
        <draw:path draw:style-name="gr1" draw:text-style-name="P1" draw:layer="layout" svg:width="0.019cm" svg:height="0.019cm" svg:x="10.705cm" svg:y="14.3cm" svg:viewBox="0 0 20 20" svg:d="M10 20c14 0 14-20 0-20-13 0-13 20 0 20z">
          <text:p/>
        </draw:path>
        <draw:path draw:style-name="gr1" draw:text-style-name="P1" draw:layer="layout" svg:width="0.019cm" svg:height="0.019cm" svg:x="11.205cm" svg:y="14.3cm" svg:viewBox="0 0 20 20" svg:d="M10 20c14 0 14-20 0-20-13 0-13 20 0 20z">
          <text:p/>
        </draw:path>
        <draw:path draw:style-name="gr1" draw:text-style-name="P1" draw:layer="layout" svg:width="0.019cm" svg:height="0.019cm" svg:x="11.705cm" svg:y="14.3cm" svg:viewBox="0 0 20 20" svg:d="M10 20c14 0 14-20 0-20-13 0-13 20 0 20z">
          <text:p/>
        </draw:path>
        <draw:path draw:style-name="gr1" draw:text-style-name="P1" draw:layer="layout" svg:width="0.019cm" svg:height="0.019cm" svg:x="12.205cm" svg:y="14.3cm" svg:viewBox="0 0 20 20" svg:d="M10 20c14 0 14-20 0-20-13 0-13 20 0 20z">
          <text:p/>
        </draw:path>
        <draw:path draw:style-name="gr1" draw:text-style-name="P1" draw:layer="layout" svg:width="0.019cm" svg:height="0.019cm" svg:x="12.705cm" svg:y="14.3cm" svg:viewBox="0 0 20 20" svg:d="M10 20c14 0 14-20 0-20-13 0-13 20 0 20z">
          <text:p/>
        </draw:path>
        <draw:path draw:style-name="gr1" draw:text-style-name="P1" draw:layer="layout" svg:width="0.019cm" svg:height="0.019cm" svg:x="13.205cm" svg:y="14.3cm" svg:viewBox="0 0 20 20" svg:d="M10 20c14 0 14-20 0-20-13 0-13 20 0 20z">
          <text:p/>
        </draw:path>
        <draw:path draw:style-name="gr1" draw:text-style-name="P1" draw:layer="layout" svg:width="0.019cm" svg:height="0.019cm" svg:x="13.705cm" svg:y="14.3cm" svg:viewBox="0 0 20 20" svg:d="M10 20c14 0 14-20 0-20-13 0-13 20 0 20z">
          <text:p/>
        </draw:path>
        <draw:path draw:style-name="gr1" draw:text-style-name="P1" draw:layer="layout" svg:width="0.019cm" svg:height="0.019cm" svg:x="14.205cm" svg:y="14.3cm" svg:viewBox="0 0 20 20" svg:d="M10 20c14 0 14-20 0-20-13 0-13 20 0 20z">
          <text:p/>
        </draw:path>
        <draw:path draw:style-name="gr1" draw:text-style-name="P1" draw:layer="layout" svg:width="0.019cm" svg:height="0.019cm" svg:x="14.705cm" svg:y="14.3cm" svg:viewBox="0 0 20 20" svg:d="M10 20c14 0 14-20 0-20-13 0-13 20 0 20z">
          <text:p/>
        </draw:path>
        <draw:path draw:style-name="gr1" draw:text-style-name="P1" draw:layer="layout" svg:width="0.019cm" svg:height="0.019cm" svg:x="15.205cm" svg:y="14.3cm" svg:viewBox="0 0 20 20" svg:d="M10 20c14 0 14-20 0-20-13 0-13 20 0 20z">
          <text:p/>
        </draw:path>
        <draw:path draw:style-name="gr1" draw:text-style-name="P1" draw:layer="layout" svg:width="0.019cm" svg:height="0.019cm" svg:x="15.705cm" svg:y="14.3cm" svg:viewBox="0 0 20 20" svg:d="M10 20c14 0 14-20 0-20-13 0-13 20 0 20z">
          <text:p/>
        </draw:path>
        <draw:path draw:style-name="gr1" draw:text-style-name="P1" draw:layer="layout" svg:width="0.019cm" svg:height="0.019cm" svg:x="16.205cm" svg:y="14.3cm" svg:viewBox="0 0 20 20" svg:d="M10 20c14 0 14-20 0-20-13 0-13 20 0 20z">
          <text:p/>
        </draw:path>
        <draw:path draw:style-name="gr1" draw:text-style-name="P1" draw:layer="layout" svg:width="0.019cm" svg:height="0.019cm" svg:x="0.704cm" svg:y="14.8cm" svg:viewBox="0 0 20 20" svg:d="M10 20c14 0 14-20 0-20-13 0-13 20 0 20z">
          <text:p/>
        </draw:path>
        <draw:path draw:style-name="gr1" draw:text-style-name="P1" draw:layer="layout" svg:width="0.019cm" svg:height="0.019cm" svg:x="1.204cm" svg:y="14.8cm" svg:viewBox="0 0 20 20" svg:d="M10 20c14 0 14-20 0-20-13 0-13 20 0 20z">
          <text:p/>
        </draw:path>
        <draw:path draw:style-name="gr1" draw:text-style-name="P1" draw:layer="layout" svg:width="0.019cm" svg:height="0.019cm" svg:x="1.704cm" svg:y="14.8cm" svg:viewBox="0 0 20 20" svg:d="M10 20c14 0 14-20 0-20-13 0-13 20 0 20z">
          <text:p/>
        </draw:path>
        <draw:path draw:style-name="gr1" draw:text-style-name="P1" draw:layer="layout" svg:width="0.019cm" svg:height="0.019cm" svg:x="2.204cm" svg:y="14.8cm" svg:viewBox="0 0 20 20" svg:d="M10 20c14 0 14-20 0-20-13 0-13 20 0 20z">
          <text:p/>
        </draw:path>
        <draw:path draw:style-name="gr1" draw:text-style-name="P1" draw:layer="layout" svg:width="0.019cm" svg:height="0.019cm" svg:x="2.704cm" svg:y="14.8cm" svg:viewBox="0 0 20 20" svg:d="M10 20c14 0 14-20 0-20-13 0-13 20 0 20z">
          <text:p/>
        </draw:path>
        <draw:path draw:style-name="gr1" draw:text-style-name="P1" draw:layer="layout" svg:width="0.019cm" svg:height="0.019cm" svg:x="3.204cm" svg:y="14.8cm" svg:viewBox="0 0 20 20" svg:d="M10 20c14 0 14-20 0-20-13 0-13 20 0 20z">
          <text:p/>
        </draw:path>
        <draw:path draw:style-name="gr1" draw:text-style-name="P1" draw:layer="layout" svg:width="0.019cm" svg:height="0.019cm" svg:x="3.704cm" svg:y="14.8cm" svg:viewBox="0 0 20 20" svg:d="M10 20c14 0 14-20 0-20-13 0-13 20 0 20z">
          <text:p/>
        </draw:path>
        <draw:path draw:style-name="gr1" draw:text-style-name="P1" draw:layer="layout" svg:width="0.019cm" svg:height="0.019cm" svg:x="4.204cm" svg:y="14.8cm" svg:viewBox="0 0 20 20" svg:d="M10 20c14 0 14-20 0-20-13 0-13 20 0 20z">
          <text:p/>
        </draw:path>
        <draw:path draw:style-name="gr1" draw:text-style-name="P1" draw:layer="layout" svg:width="0.019cm" svg:height="0.019cm" svg:x="4.704cm" svg:y="14.8cm" svg:viewBox="0 0 20 20" svg:d="M10 20c14 0 14-20 0-20-13 0-13 20 0 20z">
          <text:p/>
        </draw:path>
        <draw:path draw:style-name="gr1" draw:text-style-name="P1" draw:layer="layout" svg:width="0.019cm" svg:height="0.019cm" svg:x="5.204cm" svg:y="14.8cm" svg:viewBox="0 0 20 20" svg:d="M10 20c14 0 14-20 0-20-13 0-13 20 0 20z">
          <text:p/>
        </draw:path>
        <draw:path draw:style-name="gr1" draw:text-style-name="P1" draw:layer="layout" svg:width="0.019cm" svg:height="0.019cm" svg:x="5.704cm" svg:y="14.8cm" svg:viewBox="0 0 20 20" svg:d="M10 20c14 0 14-20 0-20-13 0-13 20 0 20z">
          <text:p/>
        </draw:path>
        <draw:path draw:style-name="gr1" draw:text-style-name="P1" draw:layer="layout" svg:width="0.019cm" svg:height="0.019cm" svg:x="6.204cm" svg:y="14.8cm" svg:viewBox="0 0 20 20" svg:d="M10 20c14 0 14-20 0-20-13 0-13 20 0 20z">
          <text:p/>
        </draw:path>
        <draw:path draw:style-name="gr1" draw:text-style-name="P1" draw:layer="layout" svg:width="0.019cm" svg:height="0.019cm" svg:x="6.704cm" svg:y="14.8cm" svg:viewBox="0 0 20 20" svg:d="M10 20c14 0 14-20 0-20-13 0-13 20 0 20z">
          <text:p/>
        </draw:path>
        <draw:path draw:style-name="gr1" draw:text-style-name="P1" draw:layer="layout" svg:width="0.019cm" svg:height="0.019cm" svg:x="7.204cm" svg:y="14.8cm" svg:viewBox="0 0 20 20" svg:d="M10 20c14 0 14-20 0-20-13 0-13 20 0 20z">
          <text:p/>
        </draw:path>
        <draw:path draw:style-name="gr1" draw:text-style-name="P1" draw:layer="layout" svg:width="0.019cm" svg:height="0.019cm" svg:x="7.704cm" svg:y="14.8cm" svg:viewBox="0 0 20 20" svg:d="M10 20c14 0 14-20 0-20-13 0-13 20 0 20z">
          <text:p/>
        </draw:path>
        <draw:path draw:style-name="gr1" draw:text-style-name="P1" draw:layer="layout" svg:width="0.019cm" svg:height="0.019cm" svg:x="8.204cm" svg:y="14.8cm" svg:viewBox="0 0 20 20" svg:d="M10 20c14 0 14-20 0-20-13 0-13 20 0 20z">
          <text:p/>
        </draw:path>
        <draw:path draw:style-name="gr1" draw:text-style-name="P1" draw:layer="layout" svg:width="0.019cm" svg:height="0.019cm" svg:x="8.705cm" svg:y="14.8cm" svg:viewBox="0 0 20 20" svg:d="M10 20c14 0 14-20 0-20-13 0-13 20 0 20z">
          <text:p/>
        </draw:path>
        <draw:path draw:style-name="gr1" draw:text-style-name="P1" draw:layer="layout" svg:width="0.019cm" svg:height="0.019cm" svg:x="9.205cm" svg:y="14.8cm" svg:viewBox="0 0 20 20" svg:d="M10 20c14 0 14-20 0-20-13 0-13 20 0 20z">
          <text:p/>
        </draw:path>
        <draw:path draw:style-name="gr1" draw:text-style-name="P1" draw:layer="layout" svg:width="0.019cm" svg:height="0.019cm" svg:x="9.705cm" svg:y="14.8cm" svg:viewBox="0 0 20 20" svg:d="M10 20c14 0 14-20 0-20-13 0-13 20 0 20z">
          <text:p/>
        </draw:path>
        <draw:path draw:style-name="gr1" draw:text-style-name="P1" draw:layer="layout" svg:width="0.019cm" svg:height="0.019cm" svg:x="10.205cm" svg:y="14.8cm" svg:viewBox="0 0 20 20" svg:d="M10 20c14 0 14-20 0-20-13 0-13 20 0 20z">
          <text:p/>
        </draw:path>
        <draw:path draw:style-name="gr1" draw:text-style-name="P1" draw:layer="layout" svg:width="0.019cm" svg:height="0.019cm" svg:x="10.705cm" svg:y="14.8cm" svg:viewBox="0 0 20 20" svg:d="M10 20c14 0 14-20 0-20-13 0-13 20 0 20z">
          <text:p/>
        </draw:path>
        <draw:path draw:style-name="gr1" draw:text-style-name="P1" draw:layer="layout" svg:width="0.019cm" svg:height="0.019cm" svg:x="11.205cm" svg:y="14.8cm" svg:viewBox="0 0 20 20" svg:d="M10 20c14 0 14-20 0-20-13 0-13 20 0 20z">
          <text:p/>
        </draw:path>
        <draw:path draw:style-name="gr1" draw:text-style-name="P1" draw:layer="layout" svg:width="0.019cm" svg:height="0.019cm" svg:x="11.705cm" svg:y="14.8cm" svg:viewBox="0 0 20 20" svg:d="M10 20c14 0 14-20 0-20-13 0-13 20 0 20z">
          <text:p/>
        </draw:path>
        <draw:path draw:style-name="gr1" draw:text-style-name="P1" draw:layer="layout" svg:width="0.019cm" svg:height="0.019cm" svg:x="12.205cm" svg:y="14.8cm" svg:viewBox="0 0 20 20" svg:d="M10 20c14 0 14-20 0-20-13 0-13 20 0 20z">
          <text:p/>
        </draw:path>
        <draw:path draw:style-name="gr1" draw:text-style-name="P1" draw:layer="layout" svg:width="0.019cm" svg:height="0.019cm" svg:x="12.705cm" svg:y="14.8cm" svg:viewBox="0 0 20 20" svg:d="M10 20c14 0 14-20 0-20-13 0-13 20 0 20z">
          <text:p/>
        </draw:path>
        <draw:path draw:style-name="gr1" draw:text-style-name="P1" draw:layer="layout" svg:width="0.019cm" svg:height="0.019cm" svg:x="13.205cm" svg:y="14.8cm" svg:viewBox="0 0 20 20" svg:d="M10 20c14 0 14-20 0-20-13 0-13 20 0 20z">
          <text:p/>
        </draw:path>
        <draw:path draw:style-name="gr1" draw:text-style-name="P1" draw:layer="layout" svg:width="0.019cm" svg:height="0.019cm" svg:x="13.705cm" svg:y="14.8cm" svg:viewBox="0 0 20 20" svg:d="M10 20c14 0 14-20 0-20-13 0-13 20 0 20z">
          <text:p/>
        </draw:path>
        <draw:path draw:style-name="gr1" draw:text-style-name="P1" draw:layer="layout" svg:width="0.019cm" svg:height="0.019cm" svg:x="14.205cm" svg:y="14.8cm" svg:viewBox="0 0 20 20" svg:d="M10 20c14 0 14-20 0-20-13 0-13 20 0 20z">
          <text:p/>
        </draw:path>
        <draw:path draw:style-name="gr1" draw:text-style-name="P1" draw:layer="layout" svg:width="0.019cm" svg:height="0.019cm" svg:x="14.705cm" svg:y="14.8cm" svg:viewBox="0 0 20 20" svg:d="M10 20c14 0 14-20 0-20-13 0-13 20 0 20z">
          <text:p/>
        </draw:path>
        <draw:path draw:style-name="gr1" draw:text-style-name="P1" draw:layer="layout" svg:width="0.019cm" svg:height="0.019cm" svg:x="15.205cm" svg:y="14.8cm" svg:viewBox="0 0 20 20" svg:d="M10 20c14 0 14-20 0-20-13 0-13 20 0 20z">
          <text:p/>
        </draw:path>
        <draw:path draw:style-name="gr1" draw:text-style-name="P1" draw:layer="layout" svg:width="0.019cm" svg:height="0.019cm" svg:x="15.705cm" svg:y="14.8cm" svg:viewBox="0 0 20 20" svg:d="M10 20c14 0 14-20 0-20-13 0-13 20 0 20z">
          <text:p/>
        </draw:path>
        <draw:path draw:style-name="gr1" draw:text-style-name="P1" draw:layer="layout" svg:width="0.019cm" svg:height="0.019cm" svg:x="16.205cm" svg:y="14.8cm" svg:viewBox="0 0 20 20" svg:d="M10 20c14 0 14-20 0-20-13 0-13 20 0 20z">
          <text:p/>
        </draw:path>
        <draw:path draw:style-name="gr1" draw:text-style-name="P1" draw:layer="layout" svg:width="0.019cm" svg:height="0.019cm" svg:x="16.704cm" svg:y="14.8cm" svg:viewBox="0 0 20 20" svg:d="M10 20c14 0 14-20 0-20-13 0-13 20 0 20z">
          <text:p/>
        </draw:path>
        <draw:path draw:style-name="gr1" draw:text-style-name="P1" draw:layer="layout" svg:width="0.019cm" svg:height="0.019cm" svg:x="17.204cm" svg:y="14.8cm" svg:viewBox="0 0 20 20" svg:d="M10 20c14 0 14-20 0-20-13 0-13 20 0 20z">
          <text:p/>
        </draw:path>
        <draw:path draw:style-name="gr1" draw:text-style-name="P1" draw:layer="layout" svg:width="0.019cm" svg:height="0.019cm" svg:x="17.704cm" svg:y="14.8cm" svg:viewBox="0 0 20 20" svg:d="M10 20c14 0 14-20 0-20-13 0-13 20 0 20z">
          <text:p/>
        </draw:path>
        <draw:path draw:style-name="gr1" draw:text-style-name="P1" draw:layer="layout" svg:width="0.019cm" svg:height="0.019cm" svg:x="18.204cm" svg:y="14.8cm" svg:viewBox="0 0 20 20" svg:d="M10 20c14 0 14-20 0-20-13 0-13 20 0 20z">
          <text:p/>
        </draw:path>
        <draw:path draw:style-name="gr1" draw:text-style-name="P1" draw:layer="layout" svg:width="0.019cm" svg:height="0.019cm" svg:x="18.704cm" svg:y="14.8cm" svg:viewBox="0 0 20 20" svg:d="M10 20c14 0 14-20 0-20-13 0-13 20 0 20z">
          <text:p/>
        </draw:path>
        <draw:path draw:style-name="gr1" draw:text-style-name="P1" draw:layer="layout" svg:width="0.019cm" svg:height="0.019cm" svg:x="19.204cm" svg:y="14.8cm" svg:viewBox="0 0 20 20" svg:d="M10 20c14 0 14-20 0-20-13 0-13 20 0 20z">
          <text:p/>
        </draw:path>
        <draw:path draw:style-name="gr1" draw:text-style-name="P1" draw:layer="layout" svg:width="0.019cm" svg:height="0.019cm" svg:x="19.704cm" svg:y="14.8cm" svg:viewBox="0 0 20 20" svg:d="M10 20c14 0 14-20 0-20-13 0-13 20 0 20z">
          <text:p/>
        </draw:path>
        <draw:path draw:style-name="gr1" draw:text-style-name="P1" draw:layer="layout" svg:width="0.019cm" svg:height="0.019cm" svg:x="20.204cm" svg:y="14.8cm" svg:viewBox="0 0 20 20" svg:d="M10 20c14 0 14-20 0-20-13 0-13 20 0 20z">
          <text:p/>
        </draw:path>
        <draw:path draw:style-name="gr1" draw:text-style-name="P1" draw:layer="layout" svg:width="0.019cm" svg:height="0.019cm" svg:x="20.704cm" svg:y="14.8cm" svg:viewBox="0 0 20 20" svg:d="M10 20c14 0 14-20 0-20-13 0-13 20 0 20z">
          <text:p/>
        </draw:path>
        <draw:path draw:style-name="gr1" draw:text-style-name="P1" draw:layer="layout" svg:width="0.019cm" svg:height="0.019cm" svg:x="21.204cm" svg:y="14.8cm" svg:viewBox="0 0 20 20" svg:d="M10 20c14 0 14-20 0-20-13 0-13 20 0 20z">
          <text:p/>
        </draw:path>
        <draw:path draw:style-name="gr1" draw:text-style-name="P1" draw:layer="layout" svg:width="0.019cm" svg:height="0.019cm" svg:x="21.704cm" svg:y="14.8cm" svg:viewBox="0 0 20 20" svg:d="M10 20c14 0 14-20 0-20-13 0-13 20 0 20z">
          <text:p/>
        </draw:path>
        <draw:path draw:style-name="gr1" draw:text-style-name="P1" draw:layer="layout" svg:width="0.019cm" svg:height="0.019cm" svg:x="22.204cm" svg:y="14.8cm" svg:viewBox="0 0 20 20" svg:d="M10 20c14 0 14-20 0-20-13 0-13 20 0 20z">
          <text:p/>
        </draw:path>
        <draw:path draw:style-name="gr1" draw:text-style-name="P1" draw:layer="layout" svg:width="0.019cm" svg:height="0.019cm" svg:x="22.704cm" svg:y="14.8cm" svg:viewBox="0 0 20 20" svg:d="M10 20c14 0 14-20 0-20-13 0-13 20 0 20z">
          <text:p/>
        </draw:path>
        <draw:path draw:style-name="gr1" draw:text-style-name="P1" draw:layer="layout" svg:width="0.019cm" svg:height="0.019cm" svg:x="23.204cm" svg:y="14.8cm" svg:viewBox="0 0 20 20" svg:d="M10 20c14 0 14-20 0-20-13 0-13 20 0 20z">
          <text:p/>
        </draw:path>
        <draw:path draw:style-name="gr1" draw:text-style-name="P1" draw:layer="layout" svg:width="0.019cm" svg:height="0.019cm" svg:x="23.704cm" svg:y="14.8cm" svg:viewBox="0 0 20 20" svg:d="M10 20c14 0 14-20 0-20-13 0-13 20 0 20z">
          <text:p/>
        </draw:path>
        <draw:path draw:style-name="gr1" draw:text-style-name="P1" draw:layer="layout" svg:width="0.019cm" svg:height="0.019cm" svg:x="24.204cm" svg:y="14.8cm" svg:viewBox="0 0 20 20" svg:d="M10 20c14 0 14-20 0-20-13 0-13 20 0 20z">
          <text:p/>
        </draw:path>
        <draw:path draw:style-name="gr1" draw:text-style-name="P1" draw:layer="layout" svg:width="0.019cm" svg:height="0.019cm" svg:x="24.705cm" svg:y="14.8cm" svg:viewBox="0 0 20 20" svg:d="M10 20c14 0 14-20 0-20-13 0-13 20 0 20z">
          <text:p/>
        </draw:path>
        <draw:path draw:style-name="gr1" draw:text-style-name="P1" draw:layer="layout" svg:width="0.019cm" svg:height="0.019cm" svg:x="25.205cm" svg:y="14.8cm" svg:viewBox="0 0 20 20" svg:d="M10 20c14 0 14-20 0-20-13 0-13 20 0 20z">
          <text:p/>
        </draw:path>
        <draw:path draw:style-name="gr1" draw:text-style-name="P1" draw:layer="layout" svg:width="0.019cm" svg:height="0.019cm" svg:x="25.705cm" svg:y="14.8cm" svg:viewBox="0 0 20 20" svg:d="M10 20c14 0 14-20 0-20-13 0-13 20 0 20z">
          <text:p/>
        </draw:path>
        <draw:path draw:style-name="gr1" draw:text-style-name="P1" draw:layer="layout" svg:width="0.019cm" svg:height="0.019cm" svg:x="26.205cm" svg:y="14.8cm" svg:viewBox="0 0 20 20" svg:d="M10 20c14 0 14-20 0-20-13 0-13 20 0 20z">
          <text:p/>
        </draw:path>
        <draw:path draw:style-name="gr1" draw:text-style-name="P1" draw:layer="layout" svg:width="0.019cm" svg:height="0.019cm" svg:x="26.705cm" svg:y="14.8cm" svg:viewBox="0 0 20 20" svg:d="M10 20c14 0 14-20 0-20-13 0-13 20 0 20z">
          <text:p/>
        </draw:path>
        <draw:path draw:style-name="gr1" draw:text-style-name="P1" draw:layer="layout" svg:width="0.019cm" svg:height="0.019cm" svg:x="27.205cm" svg:y="14.8cm" svg:viewBox="0 0 20 20" svg:d="M10 20c14 0 14-20 0-20-13 0-13 20 0 20z">
          <text:p/>
        </draw:path>
        <draw:path draw:style-name="gr1" draw:text-style-name="P1" draw:layer="layout" svg:width="0.019cm" svg:height="0.019cm" svg:x="0.704cm" svg:y="14.8cm" svg:viewBox="0 0 20 20" svg:d="M10 20c14 0 14-20 0-20-13 0-13 20 0 20z">
          <text:p/>
        </draw:path>
        <draw:path draw:style-name="gr1" draw:text-style-name="P1" draw:layer="layout" svg:width="0.019cm" svg:height="0.019cm" svg:x="1.204cm" svg:y="14.8cm" svg:viewBox="0 0 20 20" svg:d="M10 20c14 0 14-20 0-20-13 0-13 20 0 20z">
          <text:p/>
        </draw:path>
        <draw:path draw:style-name="gr1" draw:text-style-name="P1" draw:layer="layout" svg:width="0.019cm" svg:height="0.019cm" svg:x="1.704cm" svg:y="14.8cm" svg:viewBox="0 0 20 20" svg:d="M10 20c14 0 14-20 0-20-13 0-13 20 0 20z">
          <text:p/>
        </draw:path>
        <draw:path draw:style-name="gr1" draw:text-style-name="P1" draw:layer="layout" svg:width="0.019cm" svg:height="0.019cm" svg:x="2.204cm" svg:y="14.8cm" svg:viewBox="0 0 20 20" svg:d="M10 20c14 0 14-20 0-20-13 0-13 20 0 20z">
          <text:p/>
        </draw:path>
        <draw:path draw:style-name="gr1" draw:text-style-name="P1" draw:layer="layout" svg:width="0.019cm" svg:height="0.019cm" svg:x="2.704cm" svg:y="14.8cm" svg:viewBox="0 0 20 20" svg:d="M10 20c14 0 14-20 0-20-13 0-13 20 0 20z">
          <text:p/>
        </draw:path>
        <draw:path draw:style-name="gr1" draw:text-style-name="P1" draw:layer="layout" svg:width="0.019cm" svg:height="0.019cm" svg:x="3.204cm" svg:y="14.8cm" svg:viewBox="0 0 20 20" svg:d="M10 20c14 0 14-20 0-20-13 0-13 20 0 20z">
          <text:p/>
        </draw:path>
        <draw:path draw:style-name="gr1" draw:text-style-name="P1" draw:layer="layout" svg:width="0.019cm" svg:height="0.019cm" svg:x="3.704cm" svg:y="14.8cm" svg:viewBox="0 0 20 20" svg:d="M10 20c14 0 14-20 0-20-13 0-13 20 0 20z">
          <text:p/>
        </draw:path>
        <draw:path draw:style-name="gr1" draw:text-style-name="P1" draw:layer="layout" svg:width="0.019cm" svg:height="0.019cm" svg:x="4.204cm" svg:y="14.8cm" svg:viewBox="0 0 20 20" svg:d="M10 20c14 0 14-20 0-20-13 0-13 20 0 20z">
          <text:p/>
        </draw:path>
        <draw:path draw:style-name="gr1" draw:text-style-name="P1" draw:layer="layout" svg:width="0.019cm" svg:height="0.019cm" svg:x="4.704cm" svg:y="14.8cm" svg:viewBox="0 0 20 20" svg:d="M10 20c14 0 14-20 0-20-13 0-13 20 0 20z">
          <text:p/>
        </draw:path>
        <draw:path draw:style-name="gr1" draw:text-style-name="P1" draw:layer="layout" svg:width="0.019cm" svg:height="0.019cm" svg:x="5.204cm" svg:y="14.8cm" svg:viewBox="0 0 20 20" svg:d="M10 20c14 0 14-20 0-20-13 0-13 20 0 20z">
          <text:p/>
        </draw:path>
        <draw:path draw:style-name="gr1" draw:text-style-name="P1" draw:layer="layout" svg:width="0.019cm" svg:height="0.019cm" svg:x="5.704cm" svg:y="14.8cm" svg:viewBox="0 0 20 20" svg:d="M10 20c14 0 14-20 0-20-13 0-13 20 0 20z">
          <text:p/>
        </draw:path>
        <draw:path draw:style-name="gr1" draw:text-style-name="P1" draw:layer="layout" svg:width="0.019cm" svg:height="0.019cm" svg:x="6.204cm" svg:y="14.8cm" svg:viewBox="0 0 20 20" svg:d="M10 20c14 0 14-20 0-20-13 0-13 20 0 20z">
          <text:p/>
        </draw:path>
        <draw:path draw:style-name="gr1" draw:text-style-name="P1" draw:layer="layout" svg:width="0.019cm" svg:height="0.019cm" svg:x="6.704cm" svg:y="14.8cm" svg:viewBox="0 0 20 20" svg:d="M10 20c14 0 14-20 0-20-13 0-13 20 0 20z">
          <text:p/>
        </draw:path>
        <draw:path draw:style-name="gr1" draw:text-style-name="P1" draw:layer="layout" svg:width="0.019cm" svg:height="0.019cm" svg:x="7.204cm" svg:y="14.8cm" svg:viewBox="0 0 20 20" svg:d="M10 20c14 0 14-20 0-20-13 0-13 20 0 20z">
          <text:p/>
        </draw:path>
        <draw:path draw:style-name="gr1" draw:text-style-name="P1" draw:layer="layout" svg:width="0.019cm" svg:height="0.019cm" svg:x="7.704cm" svg:y="14.8cm" svg:viewBox="0 0 20 20" svg:d="M10 20c14 0 14-20 0-20-13 0-13 20 0 20z">
          <text:p/>
        </draw:path>
        <draw:path draw:style-name="gr1" draw:text-style-name="P1" draw:layer="layout" svg:width="0.019cm" svg:height="0.019cm" svg:x="8.204cm" svg:y="14.8cm" svg:viewBox="0 0 20 20" svg:d="M10 20c14 0 14-20 0-20-13 0-13 20 0 20z">
          <text:p/>
        </draw:path>
        <draw:path draw:style-name="gr1" draw:text-style-name="P1" draw:layer="layout" svg:width="0.019cm" svg:height="0.019cm" svg:x="8.705cm" svg:y="14.8cm" svg:viewBox="0 0 20 20" svg:d="M10 20c14 0 14-20 0-20-13 0-13 20 0 20z">
          <text:p/>
        </draw:path>
        <draw:path draw:style-name="gr1" draw:text-style-name="P1" draw:layer="layout" svg:width="0.019cm" svg:height="0.019cm" svg:x="9.205cm" svg:y="14.8cm" svg:viewBox="0 0 20 20" svg:d="M10 20c14 0 14-20 0-20-13 0-13 20 0 20z">
          <text:p/>
        </draw:path>
        <draw:path draw:style-name="gr1" draw:text-style-name="P1" draw:layer="layout" svg:width="0.019cm" svg:height="0.019cm" svg:x="9.705cm" svg:y="14.8cm" svg:viewBox="0 0 20 20" svg:d="M10 20c14 0 14-20 0-20-13 0-13 20 0 20z">
          <text:p/>
        </draw:path>
        <draw:path draw:style-name="gr1" draw:text-style-name="P1" draw:layer="layout" svg:width="0.019cm" svg:height="0.019cm" svg:x="10.205cm" svg:y="14.8cm" svg:viewBox="0 0 20 20" svg:d="M10 20c14 0 14-20 0-20-13 0-13 20 0 20z">
          <text:p/>
        </draw:path>
        <draw:path draw:style-name="gr1" draw:text-style-name="P1" draw:layer="layout" svg:width="0.019cm" svg:height="0.019cm" svg:x="10.705cm" svg:y="14.8cm" svg:viewBox="0 0 20 20" svg:d="M10 20c14 0 14-20 0-20-13 0-13 20 0 20z">
          <text:p/>
        </draw:path>
        <draw:path draw:style-name="gr1" draw:text-style-name="P1" draw:layer="layout" svg:width="0.019cm" svg:height="0.019cm" svg:x="11.205cm" svg:y="14.8cm" svg:viewBox="0 0 20 20" svg:d="M10 20c14 0 14-20 0-20-13 0-13 20 0 20z">
          <text:p/>
        </draw:path>
        <draw:path draw:style-name="gr1" draw:text-style-name="P1" draw:layer="layout" svg:width="0.019cm" svg:height="0.019cm" svg:x="11.705cm" svg:y="14.8cm" svg:viewBox="0 0 20 20" svg:d="M10 20c14 0 14-20 0-20-13 0-13 20 0 20z">
          <text:p/>
        </draw:path>
        <draw:path draw:style-name="gr1" draw:text-style-name="P1" draw:layer="layout" svg:width="0.019cm" svg:height="0.019cm" svg:x="12.205cm" svg:y="14.8cm" svg:viewBox="0 0 20 20" svg:d="M10 20c14 0 14-20 0-20-13 0-13 20 0 20z">
          <text:p/>
        </draw:path>
        <draw:path draw:style-name="gr1" draw:text-style-name="P1" draw:layer="layout" svg:width="0.019cm" svg:height="0.019cm" svg:x="12.705cm" svg:y="14.8cm" svg:viewBox="0 0 20 20" svg:d="M10 20c14 0 14-20 0-20-13 0-13 20 0 20z">
          <text:p/>
        </draw:path>
        <draw:path draw:style-name="gr1" draw:text-style-name="P1" draw:layer="layout" svg:width="0.019cm" svg:height="0.019cm" svg:x="13.205cm" svg:y="14.8cm" svg:viewBox="0 0 20 20" svg:d="M10 20c14 0 14-20 0-20-13 0-13 20 0 20z">
          <text:p/>
        </draw:path>
        <draw:path draw:style-name="gr1" draw:text-style-name="P1" draw:layer="layout" svg:width="0.019cm" svg:height="0.019cm" svg:x="13.705cm" svg:y="14.8cm" svg:viewBox="0 0 20 20" svg:d="M10 20c14 0 14-20 0-20-13 0-13 20 0 20z">
          <text:p/>
        </draw:path>
        <draw:path draw:style-name="gr1" draw:text-style-name="P1" draw:layer="layout" svg:width="0.019cm" svg:height="0.019cm" svg:x="14.205cm" svg:y="14.8cm" svg:viewBox="0 0 20 20" svg:d="M10 20c14 0 14-20 0-20-13 0-13 20 0 20z">
          <text:p/>
        </draw:path>
        <draw:path draw:style-name="gr1" draw:text-style-name="P1" draw:layer="layout" svg:width="0.019cm" svg:height="0.019cm" svg:x="14.705cm" svg:y="14.8cm" svg:viewBox="0 0 20 20" svg:d="M10 20c14 0 14-20 0-20-13 0-13 20 0 20z">
          <text:p/>
        </draw:path>
        <draw:path draw:style-name="gr1" draw:text-style-name="P1" draw:layer="layout" svg:width="0.019cm" svg:height="0.019cm" svg:x="15.205cm" svg:y="14.8cm" svg:viewBox="0 0 20 20" svg:d="M10 20c14 0 14-20 0-20-13 0-13 20 0 20z">
          <text:p/>
        </draw:path>
        <draw:path draw:style-name="gr1" draw:text-style-name="P1" draw:layer="layout" svg:width="0.019cm" svg:height="0.019cm" svg:x="15.705cm" svg:y="14.8cm" svg:viewBox="0 0 20 20" svg:d="M10 20c14 0 14-20 0-20-13 0-13 20 0 20z">
          <text:p/>
        </draw:path>
        <draw:path draw:style-name="gr1" draw:text-style-name="P1" draw:layer="layout" svg:width="0.019cm" svg:height="0.019cm" svg:x="16.205cm" svg:y="14.8cm" svg:viewBox="0 0 20 20" svg:d="M10 20c14 0 14-20 0-20-13 0-13 20 0 20z">
          <text:p/>
        </draw:path>
        <draw:path draw:style-name="gr1" draw:text-style-name="P1" draw:layer="layout" svg:width="0.019cm" svg:height="0.019cm" svg:x="0.705cm" svg:y="15.3cm" svg:viewBox="0 0 20 20" svg:d="M10 20c14 0 14-20 0-20-13 0-13 20 0 20z">
          <text:p/>
        </draw:path>
        <draw:path draw:style-name="gr1" draw:text-style-name="P1" draw:layer="layout" svg:width="0.019cm" svg:height="0.019cm" svg:x="1.205cm" svg:y="15.3cm" svg:viewBox="0 0 20 20" svg:d="M10 20c14 0 14-20 0-20-13 0-13 20 0 20z">
          <text:p/>
        </draw:path>
        <draw:path draw:style-name="gr1" draw:text-style-name="P1" draw:layer="layout" svg:width="0.019cm" svg:height="0.019cm" svg:x="1.705cm" svg:y="15.3cm" svg:viewBox="0 0 20 20" svg:d="M10 20c14 0 14-20 0-20-13 0-13 20 0 20z">
          <text:p/>
        </draw:path>
        <draw:path draw:style-name="gr1" draw:text-style-name="P1" draw:layer="layout" svg:width="0.019cm" svg:height="0.019cm" svg:x="2.205cm" svg:y="15.3cm" svg:viewBox="0 0 20 20" svg:d="M10 20c14 0 14-20 0-20-13 0-13 20 0 20z">
          <text:p/>
        </draw:path>
        <draw:path draw:style-name="gr1" draw:text-style-name="P1" draw:layer="layout" svg:width="0.019cm" svg:height="0.019cm" svg:x="2.705cm" svg:y="15.3cm" svg:viewBox="0 0 20 20" svg:d="M10 20c14 0 14-20 0-20-13 0-13 20 0 20z">
          <text:p/>
        </draw:path>
        <draw:path draw:style-name="gr1" draw:text-style-name="P1" draw:layer="layout" svg:width="0.019cm" svg:height="0.019cm" svg:x="3.205cm" svg:y="15.3cm" svg:viewBox="0 0 20 20" svg:d="M10 20c14 0 14-20 0-20-13 0-13 20 0 20z">
          <text:p/>
        </draw:path>
        <draw:path draw:style-name="gr1" draw:text-style-name="P1" draw:layer="layout" svg:width="0.019cm" svg:height="0.019cm" svg:x="3.705cm" svg:y="15.3cm" svg:viewBox="0 0 20 20" svg:d="M10 20c14 0 14-20 0-20-13 0-13 20 0 20z">
          <text:p/>
        </draw:path>
        <draw:path draw:style-name="gr1" draw:text-style-name="P1" draw:layer="layout" svg:width="0.019cm" svg:height="0.019cm" svg:x="4.205cm" svg:y="15.3cm" svg:viewBox="0 0 20 20" svg:d="M10 20c14 0 14-20 0-20-13 0-13 20 0 20z">
          <text:p/>
        </draw:path>
        <draw:path draw:style-name="gr1" draw:text-style-name="P1" draw:layer="layout" svg:width="0.019cm" svg:height="0.019cm" svg:x="4.705cm" svg:y="15.3cm" svg:viewBox="0 0 20 20" svg:d="M10 20c14 0 14-20 0-20-13 0-13 20 0 20z">
          <text:p/>
        </draw:path>
        <draw:path draw:style-name="gr1" draw:text-style-name="P1" draw:layer="layout" svg:width="0.019cm" svg:height="0.019cm" svg:x="5.205cm" svg:y="15.3cm" svg:viewBox="0 0 20 20" svg:d="M10 20c14 0 14-20 0-20-13 0-13 20 0 20z">
          <text:p/>
        </draw:path>
        <draw:path draw:style-name="gr1" draw:text-style-name="P1" draw:layer="layout" svg:width="0.019cm" svg:height="0.019cm" svg:x="5.705cm" svg:y="15.3cm" svg:viewBox="0 0 20 20" svg:d="M10 20c14 0 14-20 0-20-13 0-13 20 0 20z">
          <text:p/>
        </draw:path>
        <draw:path draw:style-name="gr1" draw:text-style-name="P1" draw:layer="layout" svg:width="0.019cm" svg:height="0.019cm" svg:x="6.205cm" svg:y="15.3cm" svg:viewBox="0 0 20 20" svg:d="M10 20c14 0 14-20 0-20-13 0-13 20 0 20z">
          <text:p/>
        </draw:path>
        <draw:path draw:style-name="gr1" draw:text-style-name="P1" draw:layer="layout" svg:width="0.019cm" svg:height="0.019cm" svg:x="6.705cm" svg:y="15.3cm" svg:viewBox="0 0 20 20" svg:d="M10 20c14 0 14-20 0-20-13 0-13 20 0 20z">
          <text:p/>
        </draw:path>
        <draw:path draw:style-name="gr1" draw:text-style-name="P1" draw:layer="layout" svg:width="0.019cm" svg:height="0.019cm" svg:x="7.205cm" svg:y="15.3cm" svg:viewBox="0 0 20 20" svg:d="M10 20c14 0 14-20 0-20-13 0-13 20 0 20z">
          <text:p/>
        </draw:path>
        <draw:path draw:style-name="gr1" draw:text-style-name="P1" draw:layer="layout" svg:width="0.019cm" svg:height="0.019cm" svg:x="7.705cm" svg:y="15.3cm" svg:viewBox="0 0 20 20" svg:d="M10 20c14 0 14-20 0-20-13 0-13 20 0 20z">
          <text:p/>
        </draw:path>
        <draw:path draw:style-name="gr1" draw:text-style-name="P1" draw:layer="layout" svg:width="0.019cm" svg:height="0.019cm" svg:x="8.205cm" svg:y="15.3cm" svg:viewBox="0 0 20 20" svg:d="M10 20c14 0 14-20 0-20-13 0-13 20 0 20z">
          <text:p/>
        </draw:path>
        <draw:path draw:style-name="gr1" draw:text-style-name="P1" draw:layer="layout" svg:width="0.019cm" svg:height="0.019cm" svg:x="8.706cm" svg:y="15.3cm" svg:viewBox="0 0 20 20" svg:d="M10 20c14 0 14-20 0-20-13 0-13 20 0 20z">
          <text:p/>
        </draw:path>
        <draw:path draw:style-name="gr1" draw:text-style-name="P1" draw:layer="layout" svg:width="0.019cm" svg:height="0.019cm" svg:x="9.206cm" svg:y="15.3cm" svg:viewBox="0 0 20 20" svg:d="M10 20c14 0 14-20 0-20-13 0-13 20 0 20z">
          <text:p/>
        </draw:path>
        <draw:path draw:style-name="gr1" draw:text-style-name="P1" draw:layer="layout" svg:width="0.019cm" svg:height="0.019cm" svg:x="9.706cm" svg:y="15.3cm" svg:viewBox="0 0 20 20" svg:d="M10 20c14 0 14-20 0-20-13 0-13 20 0 20z">
          <text:p/>
        </draw:path>
        <draw:path draw:style-name="gr1" draw:text-style-name="P1" draw:layer="layout" svg:width="0.019cm" svg:height="0.019cm" svg:x="10.206cm" svg:y="15.3cm" svg:viewBox="0 0 20 20" svg:d="M10 20c14 0 14-20 0-20-13 0-13 20 0 20z">
          <text:p/>
        </draw:path>
        <draw:path draw:style-name="gr1" draw:text-style-name="P1" draw:layer="layout" svg:width="0.019cm" svg:height="0.019cm" svg:x="10.706cm" svg:y="15.3cm" svg:viewBox="0 0 20 20" svg:d="M10 20c14 0 14-20 0-20-13 0-13 20 0 20z">
          <text:p/>
        </draw:path>
        <draw:path draw:style-name="gr1" draw:text-style-name="P1" draw:layer="layout" svg:width="0.019cm" svg:height="0.019cm" svg:x="11.206cm" svg:y="15.3cm" svg:viewBox="0 0 20 20" svg:d="M10 20c14 0 14-20 0-20-13 0-13 20 0 20z">
          <text:p/>
        </draw:path>
        <draw:path draw:style-name="gr1" draw:text-style-name="P1" draw:layer="layout" svg:width="0.019cm" svg:height="0.019cm" svg:x="11.706cm" svg:y="15.3cm" svg:viewBox="0 0 20 20" svg:d="M10 20c14 0 14-20 0-20-13 0-13 20 0 20z">
          <text:p/>
        </draw:path>
        <draw:path draw:style-name="gr1" draw:text-style-name="P1" draw:layer="layout" svg:width="0.019cm" svg:height="0.019cm" svg:x="12.206cm" svg:y="15.3cm" svg:viewBox="0 0 20 20" svg:d="M10 20c14 0 14-20 0-20-13 0-13 20 0 20z">
          <text:p/>
        </draw:path>
        <draw:path draw:style-name="gr1" draw:text-style-name="P1" draw:layer="layout" svg:width="0.019cm" svg:height="0.019cm" svg:x="12.706cm" svg:y="15.3cm" svg:viewBox="0 0 20 20" svg:d="M10 20c14 0 14-20 0-20-13 0-13 20 0 20z">
          <text:p/>
        </draw:path>
        <draw:path draw:style-name="gr1" draw:text-style-name="P1" draw:layer="layout" svg:width="0.019cm" svg:height="0.019cm" svg:x="13.206cm" svg:y="15.3cm" svg:viewBox="0 0 20 20" svg:d="M10 20c14 0 14-20 0-20-13 0-13 20 0 20z">
          <text:p/>
        </draw:path>
        <draw:path draw:style-name="gr1" draw:text-style-name="P1" draw:layer="layout" svg:width="0.019cm" svg:height="0.019cm" svg:x="13.706cm" svg:y="15.3cm" svg:viewBox="0 0 20 20" svg:d="M10 20c14 0 14-20 0-20-13 0-13 20 0 20z">
          <text:p/>
        </draw:path>
        <draw:path draw:style-name="gr1" draw:text-style-name="P1" draw:layer="layout" svg:width="0.019cm" svg:height="0.019cm" svg:x="14.206cm" svg:y="15.3cm" svg:viewBox="0 0 20 20" svg:d="M10 20c14 0 14-20 0-20-13 0-13 20 0 20z">
          <text:p/>
        </draw:path>
        <draw:path draw:style-name="gr1" draw:text-style-name="P1" draw:layer="layout" svg:width="0.019cm" svg:height="0.019cm" svg:x="14.706cm" svg:y="15.3cm" svg:viewBox="0 0 20 20" svg:d="M10 20c14 0 14-20 0-20-13 0-13 20 0 20z">
          <text:p/>
        </draw:path>
        <draw:path draw:style-name="gr1" draw:text-style-name="P1" draw:layer="layout" svg:width="0.019cm" svg:height="0.019cm" svg:x="15.206cm" svg:y="15.3cm" svg:viewBox="0 0 20 20" svg:d="M10 20c14 0 14-20 0-20-13 0-13 20 0 20z">
          <text:p/>
        </draw:path>
        <draw:path draw:style-name="gr1" draw:text-style-name="P1" draw:layer="layout" svg:width="0.019cm" svg:height="0.019cm" svg:x="15.706cm" svg:y="15.3cm" svg:viewBox="0 0 20 20" svg:d="M10 20c14 0 14-20 0-20-13 0-13 20 0 20z">
          <text:p/>
        </draw:path>
        <draw:path draw:style-name="gr1" draw:text-style-name="P1" draw:layer="layout" svg:width="0.019cm" svg:height="0.019cm" svg:x="16.206cm" svg:y="15.3cm" svg:viewBox="0 0 20 20" svg:d="M10 20c14 0 14-20 0-20-13 0-13 20 0 20z">
          <text:p/>
        </draw:path>
        <draw:path draw:style-name="gr1" draw:text-style-name="P1" draw:layer="layout" svg:width="0.019cm" svg:height="0.019cm" svg:x="16.705cm" svg:y="15.3cm" svg:viewBox="0 0 20 20" svg:d="M10 20c14 0 14-20 0-20-13 0-13 20 0 20z">
          <text:p/>
        </draw:path>
        <draw:path draw:style-name="gr1" draw:text-style-name="P1" draw:layer="layout" svg:width="0.019cm" svg:height="0.019cm" svg:x="17.205cm" svg:y="15.3cm" svg:viewBox="0 0 20 20" svg:d="M10 20c14 0 14-20 0-20-13 0-13 20 0 20z">
          <text:p/>
        </draw:path>
        <draw:path draw:style-name="gr1" draw:text-style-name="P1" draw:layer="layout" svg:width="0.019cm" svg:height="0.019cm" svg:x="17.705cm" svg:y="15.3cm" svg:viewBox="0 0 20 20" svg:d="M10 20c14 0 14-20 0-20-13 0-13 20 0 20z">
          <text:p/>
        </draw:path>
        <draw:path draw:style-name="gr1" draw:text-style-name="P1" draw:layer="layout" svg:width="0.019cm" svg:height="0.019cm" svg:x="18.205cm" svg:y="15.3cm" svg:viewBox="0 0 20 20" svg:d="M10 20c14 0 14-20 0-20-13 0-13 20 0 20z">
          <text:p/>
        </draw:path>
        <draw:path draw:style-name="gr1" draw:text-style-name="P1" draw:layer="layout" svg:width="0.019cm" svg:height="0.019cm" svg:x="18.705cm" svg:y="15.3cm" svg:viewBox="0 0 20 20" svg:d="M10 20c14 0 14-20 0-20-13 0-13 20 0 20z">
          <text:p/>
        </draw:path>
        <draw:path draw:style-name="gr1" draw:text-style-name="P1" draw:layer="layout" svg:width="0.019cm" svg:height="0.019cm" svg:x="19.205cm" svg:y="15.3cm" svg:viewBox="0 0 20 20" svg:d="M10 20c14 0 14-20 0-20-13 0-13 20 0 20z">
          <text:p/>
        </draw:path>
        <draw:path draw:style-name="gr1" draw:text-style-name="P1" draw:layer="layout" svg:width="0.019cm" svg:height="0.019cm" svg:x="19.705cm" svg:y="15.3cm" svg:viewBox="0 0 20 20" svg:d="M10 20c14 0 14-20 0-20-13 0-13 20 0 20z">
          <text:p/>
        </draw:path>
        <draw:path draw:style-name="gr1" draw:text-style-name="P1" draw:layer="layout" svg:width="0.019cm" svg:height="0.019cm" svg:x="20.205cm" svg:y="15.3cm" svg:viewBox="0 0 20 20" svg:d="M10 20c14 0 14-20 0-20-13 0-13 20 0 20z">
          <text:p/>
        </draw:path>
        <draw:path draw:style-name="gr1" draw:text-style-name="P1" draw:layer="layout" svg:width="0.019cm" svg:height="0.019cm" svg:x="20.705cm" svg:y="15.3cm" svg:viewBox="0 0 20 20" svg:d="M10 20c14 0 14-20 0-20-13 0-13 20 0 20z">
          <text:p/>
        </draw:path>
        <draw:path draw:style-name="gr1" draw:text-style-name="P1" draw:layer="layout" svg:width="0.019cm" svg:height="0.019cm" svg:x="21.205cm" svg:y="15.3cm" svg:viewBox="0 0 20 20" svg:d="M10 20c14 0 14-20 0-20-13 0-13 20 0 20z">
          <text:p/>
        </draw:path>
        <draw:path draw:style-name="gr1" draw:text-style-name="P1" draw:layer="layout" svg:width="0.019cm" svg:height="0.019cm" svg:x="21.705cm" svg:y="15.3cm" svg:viewBox="0 0 20 20" svg:d="M10 20c14 0 14-20 0-20-13 0-13 20 0 20z">
          <text:p/>
        </draw:path>
        <draw:path draw:style-name="gr1" draw:text-style-name="P1" draw:layer="layout" svg:width="0.019cm" svg:height="0.019cm" svg:x="22.205cm" svg:y="15.3cm" svg:viewBox="0 0 20 20" svg:d="M10 20c14 0 14-20 0-20-13 0-13 20 0 20z">
          <text:p/>
        </draw:path>
        <draw:path draw:style-name="gr1" draw:text-style-name="P1" draw:layer="layout" svg:width="0.019cm" svg:height="0.019cm" svg:x="22.705cm" svg:y="15.3cm" svg:viewBox="0 0 20 20" svg:d="M10 20c14 0 14-20 0-20-13 0-13 20 0 20z">
          <text:p/>
        </draw:path>
        <draw:path draw:style-name="gr1" draw:text-style-name="P1" draw:layer="layout" svg:width="0.019cm" svg:height="0.019cm" svg:x="23.205cm" svg:y="15.3cm" svg:viewBox="0 0 20 20" svg:d="M10 20c14 0 14-20 0-20-13 0-13 20 0 20z">
          <text:p/>
        </draw:path>
        <draw:path draw:style-name="gr1" draw:text-style-name="P1" draw:layer="layout" svg:width="0.019cm" svg:height="0.019cm" svg:x="23.705cm" svg:y="15.3cm" svg:viewBox="0 0 20 20" svg:d="M10 20c14 0 14-20 0-20-13 0-13 20 0 20z">
          <text:p/>
        </draw:path>
        <draw:path draw:style-name="gr1" draw:text-style-name="P1" draw:layer="layout" svg:width="0.019cm" svg:height="0.019cm" svg:x="24.205cm" svg:y="15.3cm" svg:viewBox="0 0 20 20" svg:d="M10 20c14 0 14-20 0-20-13 0-13 20 0 20z">
          <text:p/>
        </draw:path>
        <draw:path draw:style-name="gr1" draw:text-style-name="P1" draw:layer="layout" svg:width="0.019cm" svg:height="0.019cm" svg:x="24.706cm" svg:y="15.3cm" svg:viewBox="0 0 20 20" svg:d="M10 20c14 0 14-20 0-20-13 0-13 20 0 20z">
          <text:p/>
        </draw:path>
        <draw:path draw:style-name="gr1" draw:text-style-name="P1" draw:layer="layout" svg:width="0.019cm" svg:height="0.019cm" svg:x="25.206cm" svg:y="15.3cm" svg:viewBox="0 0 20 20" svg:d="M10 20c14 0 14-20 0-20-13 0-13 20 0 20z">
          <text:p/>
        </draw:path>
        <draw:path draw:style-name="gr1" draw:text-style-name="P1" draw:layer="layout" svg:width="0.019cm" svg:height="0.019cm" svg:x="25.706cm" svg:y="15.3cm" svg:viewBox="0 0 20 20" svg:d="M10 20c14 0 14-20 0-20-13 0-13 20 0 20z">
          <text:p/>
        </draw:path>
        <draw:path draw:style-name="gr1" draw:text-style-name="P1" draw:layer="layout" svg:width="0.019cm" svg:height="0.019cm" svg:x="26.206cm" svg:y="15.3cm" svg:viewBox="0 0 20 20" svg:d="M10 20c14 0 14-20 0-20-13 0-13 20 0 20z">
          <text:p/>
        </draw:path>
        <draw:path draw:style-name="gr1" draw:text-style-name="P1" draw:layer="layout" svg:width="0.019cm" svg:height="0.019cm" svg:x="26.706cm" svg:y="15.3cm" svg:viewBox="0 0 20 20" svg:d="M10 20c14 0 14-20 0-20-13 0-13 20 0 20z">
          <text:p/>
        </draw:path>
        <draw:path draw:style-name="gr1" draw:text-style-name="P1" draw:layer="layout" svg:width="0.019cm" svg:height="0.019cm" svg:x="27.206cm" svg:y="15.3cm" svg:viewBox="0 0 20 20" svg:d="M10 20c14 0 14-20 0-20-13 0-13 20 0 20z">
          <text:p/>
        </draw:path>
        <draw:path draw:style-name="gr1" draw:text-style-name="P1" draw:layer="layout" svg:width="0.019cm" svg:height="0.019cm" svg:x="0.705cm" svg:y="15.3cm" svg:viewBox="0 0 20 20" svg:d="M10 20c14 0 14-20 0-20-13 0-13 20 0 20z">
          <text:p/>
        </draw:path>
        <draw:path draw:style-name="gr1" draw:text-style-name="P1" draw:layer="layout" svg:width="0.019cm" svg:height="0.019cm" svg:x="1.205cm" svg:y="15.3cm" svg:viewBox="0 0 20 20" svg:d="M10 20c14 0 14-20 0-20-13 0-13 20 0 20z">
          <text:p/>
        </draw:path>
        <draw:path draw:style-name="gr1" draw:text-style-name="P1" draw:layer="layout" svg:width="0.019cm" svg:height="0.019cm" svg:x="1.705cm" svg:y="15.3cm" svg:viewBox="0 0 20 20" svg:d="M10 20c14 0 14-20 0-20-13 0-13 20 0 20z">
          <text:p/>
        </draw:path>
        <draw:path draw:style-name="gr1" draw:text-style-name="P1" draw:layer="layout" svg:width="0.019cm" svg:height="0.019cm" svg:x="2.205cm" svg:y="15.3cm" svg:viewBox="0 0 20 20" svg:d="M10 20c14 0 14-20 0-20-13 0-13 20 0 20z">
          <text:p/>
        </draw:path>
        <draw:path draw:style-name="gr1" draw:text-style-name="P1" draw:layer="layout" svg:width="0.019cm" svg:height="0.019cm" svg:x="2.705cm" svg:y="15.3cm" svg:viewBox="0 0 20 20" svg:d="M10 20c14 0 14-20 0-20-13 0-13 20 0 20z">
          <text:p/>
        </draw:path>
        <draw:path draw:style-name="gr1" draw:text-style-name="P1" draw:layer="layout" svg:width="0.019cm" svg:height="0.019cm" svg:x="3.205cm" svg:y="15.3cm" svg:viewBox="0 0 20 20" svg:d="M10 20c14 0 14-20 0-20-13 0-13 20 0 20z">
          <text:p/>
        </draw:path>
        <draw:path draw:style-name="gr1" draw:text-style-name="P1" draw:layer="layout" svg:width="0.019cm" svg:height="0.019cm" svg:x="3.705cm" svg:y="15.3cm" svg:viewBox="0 0 20 20" svg:d="M10 20c14 0 14-20 0-20-13 0-13 20 0 20z">
          <text:p/>
        </draw:path>
        <draw:path draw:style-name="gr1" draw:text-style-name="P1" draw:layer="layout" svg:width="0.019cm" svg:height="0.019cm" svg:x="4.205cm" svg:y="15.3cm" svg:viewBox="0 0 20 20" svg:d="M10 20c14 0 14-20 0-20-13 0-13 20 0 20z">
          <text:p/>
        </draw:path>
        <draw:path draw:style-name="gr1" draw:text-style-name="P1" draw:layer="layout" svg:width="0.019cm" svg:height="0.019cm" svg:x="4.705cm" svg:y="15.3cm" svg:viewBox="0 0 20 20" svg:d="M10 20c14 0 14-20 0-20-13 0-13 20 0 20z">
          <text:p/>
        </draw:path>
        <draw:path draw:style-name="gr1" draw:text-style-name="P1" draw:layer="layout" svg:width="0.019cm" svg:height="0.019cm" svg:x="5.205cm" svg:y="15.3cm" svg:viewBox="0 0 20 20" svg:d="M10 20c14 0 14-20 0-20-13 0-13 20 0 20z">
          <text:p/>
        </draw:path>
        <draw:path draw:style-name="gr1" draw:text-style-name="P1" draw:layer="layout" svg:width="0.019cm" svg:height="0.019cm" svg:x="5.705cm" svg:y="15.3cm" svg:viewBox="0 0 20 20" svg:d="M10 20c14 0 14-20 0-20-13 0-13 20 0 20z">
          <text:p/>
        </draw:path>
        <draw:path draw:style-name="gr1" draw:text-style-name="P1" draw:layer="layout" svg:width="0.019cm" svg:height="0.019cm" svg:x="6.205cm" svg:y="15.3cm" svg:viewBox="0 0 20 20" svg:d="M10 20c14 0 14-20 0-20-13 0-13 20 0 20z">
          <text:p/>
        </draw:path>
        <draw:path draw:style-name="gr1" draw:text-style-name="P1" draw:layer="layout" svg:width="0.019cm" svg:height="0.019cm" svg:x="6.705cm" svg:y="15.3cm" svg:viewBox="0 0 20 20" svg:d="M10 20c14 0 14-20 0-20-13 0-13 20 0 20z">
          <text:p/>
        </draw:path>
        <draw:path draw:style-name="gr1" draw:text-style-name="P1" draw:layer="layout" svg:width="0.019cm" svg:height="0.019cm" svg:x="7.205cm" svg:y="15.3cm" svg:viewBox="0 0 20 20" svg:d="M10 20c14 0 14-20 0-20-13 0-13 20 0 20z">
          <text:p/>
        </draw:path>
        <draw:path draw:style-name="gr1" draw:text-style-name="P1" draw:layer="layout" svg:width="0.019cm" svg:height="0.019cm" svg:x="7.705cm" svg:y="15.3cm" svg:viewBox="0 0 20 20" svg:d="M10 20c14 0 14-20 0-20-13 0-13 20 0 20z">
          <text:p/>
        </draw:path>
        <draw:path draw:style-name="gr1" draw:text-style-name="P1" draw:layer="layout" svg:width="0.019cm" svg:height="0.019cm" svg:x="8.205cm" svg:y="15.3cm" svg:viewBox="0 0 20 20" svg:d="M10 20c14 0 14-20 0-20-13 0-13 20 0 20z">
          <text:p/>
        </draw:path>
        <draw:path draw:style-name="gr1" draw:text-style-name="P1" draw:layer="layout" svg:width="0.019cm" svg:height="0.019cm" svg:x="8.706cm" svg:y="15.3cm" svg:viewBox="0 0 20 20" svg:d="M10 20c14 0 14-20 0-20-13 0-13 20 0 20z">
          <text:p/>
        </draw:path>
        <draw:path draw:style-name="gr1" draw:text-style-name="P1" draw:layer="layout" svg:width="0.019cm" svg:height="0.019cm" svg:x="9.206cm" svg:y="15.3cm" svg:viewBox="0 0 20 20" svg:d="M10 20c14 0 14-20 0-20-13 0-13 20 0 20z">
          <text:p/>
        </draw:path>
        <draw:path draw:style-name="gr1" draw:text-style-name="P1" draw:layer="layout" svg:width="0.019cm" svg:height="0.019cm" svg:x="9.706cm" svg:y="15.3cm" svg:viewBox="0 0 20 20" svg:d="M10 20c14 0 14-20 0-20-13 0-13 20 0 20z">
          <text:p/>
        </draw:path>
        <draw:path draw:style-name="gr1" draw:text-style-name="P1" draw:layer="layout" svg:width="0.019cm" svg:height="0.019cm" svg:x="10.206cm" svg:y="15.3cm" svg:viewBox="0 0 20 20" svg:d="M10 20c14 0 14-20 0-20-13 0-13 20 0 20z">
          <text:p/>
        </draw:path>
        <draw:path draw:style-name="gr1" draw:text-style-name="P1" draw:layer="layout" svg:width="0.019cm" svg:height="0.019cm" svg:x="10.706cm" svg:y="15.3cm" svg:viewBox="0 0 20 20" svg:d="M10 20c14 0 14-20 0-20-13 0-13 20 0 20z">
          <text:p/>
        </draw:path>
        <draw:path draw:style-name="gr1" draw:text-style-name="P1" draw:layer="layout" svg:width="0.019cm" svg:height="0.019cm" svg:x="11.206cm" svg:y="15.3cm" svg:viewBox="0 0 20 20" svg:d="M10 20c14 0 14-20 0-20-13 0-13 20 0 20z">
          <text:p/>
        </draw:path>
        <draw:path draw:style-name="gr1" draw:text-style-name="P1" draw:layer="layout" svg:width="0.019cm" svg:height="0.019cm" svg:x="11.706cm" svg:y="15.3cm" svg:viewBox="0 0 20 20" svg:d="M10 20c14 0 14-20 0-20-13 0-13 20 0 20z">
          <text:p/>
        </draw:path>
        <draw:path draw:style-name="gr1" draw:text-style-name="P1" draw:layer="layout" svg:width="0.019cm" svg:height="0.019cm" svg:x="12.206cm" svg:y="15.3cm" svg:viewBox="0 0 20 20" svg:d="M10 20c14 0 14-20 0-20-13 0-13 20 0 20z">
          <text:p/>
        </draw:path>
        <draw:path draw:style-name="gr1" draw:text-style-name="P1" draw:layer="layout" svg:width="0.019cm" svg:height="0.019cm" svg:x="12.706cm" svg:y="15.3cm" svg:viewBox="0 0 20 20" svg:d="M10 20c14 0 14-20 0-20-13 0-13 20 0 20z">
          <text:p/>
        </draw:path>
        <draw:path draw:style-name="gr1" draw:text-style-name="P1" draw:layer="layout" svg:width="0.019cm" svg:height="0.019cm" svg:x="13.206cm" svg:y="15.3cm" svg:viewBox="0 0 20 20" svg:d="M10 20c14 0 14-20 0-20-13 0-13 20 0 20z">
          <text:p/>
        </draw:path>
        <draw:path draw:style-name="gr1" draw:text-style-name="P1" draw:layer="layout" svg:width="0.019cm" svg:height="0.019cm" svg:x="13.706cm" svg:y="15.3cm" svg:viewBox="0 0 20 20" svg:d="M10 20c14 0 14-20 0-20-13 0-13 20 0 20z">
          <text:p/>
        </draw:path>
        <draw:path draw:style-name="gr1" draw:text-style-name="P1" draw:layer="layout" svg:width="0.019cm" svg:height="0.019cm" svg:x="14.206cm" svg:y="15.3cm" svg:viewBox="0 0 20 20" svg:d="M10 20c14 0 14-20 0-20-13 0-13 20 0 20z">
          <text:p/>
        </draw:path>
        <draw:path draw:style-name="gr1" draw:text-style-name="P1" draw:layer="layout" svg:width="0.019cm" svg:height="0.019cm" svg:x="14.706cm" svg:y="15.3cm" svg:viewBox="0 0 20 20" svg:d="M10 20c14 0 14-20 0-20-13 0-13 20 0 20z">
          <text:p/>
        </draw:path>
        <draw:path draw:style-name="gr1" draw:text-style-name="P1" draw:layer="layout" svg:width="0.019cm" svg:height="0.019cm" svg:x="15.206cm" svg:y="15.3cm" svg:viewBox="0 0 20 20" svg:d="M10 20c14 0 14-20 0-20-13 0-13 20 0 20z">
          <text:p/>
        </draw:path>
        <draw:path draw:style-name="gr1" draw:text-style-name="P1" draw:layer="layout" svg:width="0.019cm" svg:height="0.019cm" svg:x="15.706cm" svg:y="15.3cm" svg:viewBox="0 0 20 20" svg:d="M10 20c14 0 14-20 0-20-13 0-13 20 0 20z">
          <text:p/>
        </draw:path>
        <draw:path draw:style-name="gr1" draw:text-style-name="P1" draw:layer="layout" svg:width="0.019cm" svg:height="0.019cm" svg:x="16.206cm" svg:y="15.3cm" svg:viewBox="0 0 20 20" svg:d="M10 20c14 0 14-20 0-20-13 0-13 20 0 20z">
          <text:p/>
        </draw:path>
        <draw:path draw:style-name="gr1" draw:text-style-name="P1" draw:layer="layout" svg:width="0.019cm" svg:height="0.019cm" svg:x="0.701cm" svg:y="15.8cm" svg:viewBox="0 0 20 20" svg:d="M10 20c14 0 14-20 0-20-13 0-13 20 0 20z">
          <text:p/>
        </draw:path>
        <draw:path draw:style-name="gr1" draw:text-style-name="P1" draw:layer="layout" svg:width="0.019cm" svg:height="0.019cm" svg:x="1.201cm" svg:y="15.8cm" svg:viewBox="0 0 20 20" svg:d="M10 20c14 0 14-20 0-20-13 0-13 20 0 20z">
          <text:p/>
        </draw:path>
        <draw:path draw:style-name="gr1" draw:text-style-name="P1" draw:layer="layout" svg:width="0.019cm" svg:height="0.019cm" svg:x="1.701cm" svg:y="15.8cm" svg:viewBox="0 0 20 20" svg:d="M10 20c14 0 14-20 0-20-13 0-13 20 0 20z">
          <text:p/>
        </draw:path>
        <draw:path draw:style-name="gr1" draw:text-style-name="P1" draw:layer="layout" svg:width="0.019cm" svg:height="0.019cm" svg:x="2.201cm" svg:y="15.8cm" svg:viewBox="0 0 20 20" svg:d="M10 20c14 0 14-20 0-20-13 0-13 20 0 20z">
          <text:p/>
        </draw:path>
        <draw:path draw:style-name="gr1" draw:text-style-name="P1" draw:layer="layout" svg:width="0.019cm" svg:height="0.019cm" svg:x="2.701cm" svg:y="15.8cm" svg:viewBox="0 0 20 20" svg:d="M10 20c14 0 14-20 0-20-13 0-13 20 0 20z">
          <text:p/>
        </draw:path>
        <draw:path draw:style-name="gr1" draw:text-style-name="P1" draw:layer="layout" svg:width="0.019cm" svg:height="0.019cm" svg:x="3.201cm" svg:y="15.8cm" svg:viewBox="0 0 20 20" svg:d="M10 20c14 0 14-20 0-20-13 0-13 20 0 20z">
          <text:p/>
        </draw:path>
        <draw:path draw:style-name="gr1" draw:text-style-name="P1" draw:layer="layout" svg:width="0.019cm" svg:height="0.019cm" svg:x="3.701cm" svg:y="15.8cm" svg:viewBox="0 0 20 20" svg:d="M10 20c14 0 14-20 0-20-13 0-13 20 0 20z">
          <text:p/>
        </draw:path>
        <draw:path draw:style-name="gr1" draw:text-style-name="P1" draw:layer="layout" svg:width="0.019cm" svg:height="0.019cm" svg:x="4.201cm" svg:y="15.8cm" svg:viewBox="0 0 20 20" svg:d="M10 20c14 0 14-20 0-20-13 0-13 20 0 20z">
          <text:p/>
        </draw:path>
        <draw:path draw:style-name="gr1" draw:text-style-name="P1" draw:layer="layout" svg:width="0.019cm" svg:height="0.019cm" svg:x="4.701cm" svg:y="15.8cm" svg:viewBox="0 0 20 20" svg:d="M10 20c14 0 14-20 0-20-13 0-13 20 0 20z">
          <text:p/>
        </draw:path>
        <draw:path draw:style-name="gr1" draw:text-style-name="P1" draw:layer="layout" svg:width="0.019cm" svg:height="0.019cm" svg:x="5.201cm" svg:y="15.8cm" svg:viewBox="0 0 20 20" svg:d="M10 20c14 0 14-20 0-20-13 0-13 20 0 20z">
          <text:p/>
        </draw:path>
        <draw:path draw:style-name="gr1" draw:text-style-name="P1" draw:layer="layout" svg:width="0.019cm" svg:height="0.019cm" svg:x="5.701cm" svg:y="15.8cm" svg:viewBox="0 0 20 20" svg:d="M10 20c14 0 14-20 0-20-13 0-13 20 0 20z">
          <text:p/>
        </draw:path>
        <draw:path draw:style-name="gr1" draw:text-style-name="P1" draw:layer="layout" svg:width="0.019cm" svg:height="0.019cm" svg:x="6.201cm" svg:y="15.8cm" svg:viewBox="0 0 20 20" svg:d="M10 20c14 0 14-20 0-20-13 0-13 20 0 20z">
          <text:p/>
        </draw:path>
        <draw:path draw:style-name="gr1" draw:text-style-name="P1" draw:layer="layout" svg:width="0.019cm" svg:height="0.019cm" svg:x="6.701cm" svg:y="15.8cm" svg:viewBox="0 0 20 20" svg:d="M10 20c14 0 14-20 0-20-13 0-13 20 0 20z">
          <text:p/>
        </draw:path>
        <draw:path draw:style-name="gr1" draw:text-style-name="P1" draw:layer="layout" svg:width="0.019cm" svg:height="0.019cm" svg:x="7.201cm" svg:y="15.8cm" svg:viewBox="0 0 20 20" svg:d="M10 20c14 0 14-20 0-20-13 0-13 20 0 20z">
          <text:p/>
        </draw:path>
        <draw:path draw:style-name="gr1" draw:text-style-name="P1" draw:layer="layout" svg:width="0.019cm" svg:height="0.019cm" svg:x="7.701cm" svg:y="15.8cm" svg:viewBox="0 0 20 20" svg:d="M10 20c14 0 14-20 0-20-13 0-13 20 0 20z">
          <text:p/>
        </draw:path>
        <draw:path draw:style-name="gr1" draw:text-style-name="P1" draw:layer="layout" svg:width="0.019cm" svg:height="0.019cm" svg:x="8.201cm" svg:y="15.8cm" svg:viewBox="0 0 20 20" svg:d="M10 20c14 0 14-20 0-20-13 0-13 20 0 20z">
          <text:p/>
        </draw:path>
        <draw:path draw:style-name="gr1" draw:text-style-name="P1" draw:layer="layout" svg:width="0.019cm" svg:height="0.019cm" svg:x="8.702cm" svg:y="15.8cm" svg:viewBox="0 0 20 20" svg:d="M10 20c14 0 14-20 0-20-13 0-13 20 0 20z">
          <text:p/>
        </draw:path>
        <draw:path draw:style-name="gr1" draw:text-style-name="P1" draw:layer="layout" svg:width="0.019cm" svg:height="0.019cm" svg:x="9.202cm" svg:y="15.8cm" svg:viewBox="0 0 20 20" svg:d="M10 20c14 0 14-20 0-20-13 0-13 20 0 20z">
          <text:p/>
        </draw:path>
        <draw:path draw:style-name="gr1" draw:text-style-name="P1" draw:layer="layout" svg:width="0.019cm" svg:height="0.019cm" svg:x="9.702cm" svg:y="15.8cm" svg:viewBox="0 0 20 20" svg:d="M10 20c14 0 14-20 0-20-13 0-13 20 0 20z">
          <text:p/>
        </draw:path>
        <draw:path draw:style-name="gr1" draw:text-style-name="P1" draw:layer="layout" svg:width="0.019cm" svg:height="0.019cm" svg:x="10.202cm" svg:y="15.8cm" svg:viewBox="0 0 20 20" svg:d="M10 20c14 0 14-20 0-20-13 0-13 20 0 20z">
          <text:p/>
        </draw:path>
        <draw:path draw:style-name="gr1" draw:text-style-name="P1" draw:layer="layout" svg:width="0.019cm" svg:height="0.019cm" svg:x="10.702cm" svg:y="15.8cm" svg:viewBox="0 0 20 20" svg:d="M10 20c14 0 14-20 0-20-13 0-13 20 0 20z">
          <text:p/>
        </draw:path>
        <draw:path draw:style-name="gr1" draw:text-style-name="P1" draw:layer="layout" svg:width="0.019cm" svg:height="0.019cm" svg:x="11.202cm" svg:y="15.8cm" svg:viewBox="0 0 20 20" svg:d="M10 20c14 0 14-20 0-20-13 0-13 20 0 20z">
          <text:p/>
        </draw:path>
        <draw:path draw:style-name="gr1" draw:text-style-name="P1" draw:layer="layout" svg:width="0.019cm" svg:height="0.019cm" svg:x="11.702cm" svg:y="15.8cm" svg:viewBox="0 0 20 20" svg:d="M10 20c14 0 14-20 0-20-13 0-13 20 0 20z">
          <text:p/>
        </draw:path>
        <draw:path draw:style-name="gr1" draw:text-style-name="P1" draw:layer="layout" svg:width="0.019cm" svg:height="0.019cm" svg:x="12.202cm" svg:y="15.8cm" svg:viewBox="0 0 20 20" svg:d="M10 20c14 0 14-20 0-20-13 0-13 20 0 20z">
          <text:p/>
        </draw:path>
        <draw:path draw:style-name="gr1" draw:text-style-name="P1" draw:layer="layout" svg:width="0.019cm" svg:height="0.019cm" svg:x="12.702cm" svg:y="15.8cm" svg:viewBox="0 0 20 20" svg:d="M10 20c14 0 14-20 0-20-13 0-13 20 0 20z">
          <text:p/>
        </draw:path>
        <draw:path draw:style-name="gr1" draw:text-style-name="P1" draw:layer="layout" svg:width="0.019cm" svg:height="0.019cm" svg:x="13.202cm" svg:y="15.8cm" svg:viewBox="0 0 20 20" svg:d="M10 20c14 0 14-20 0-20-13 0-13 20 0 20z">
          <text:p/>
        </draw:path>
        <draw:path draw:style-name="gr1" draw:text-style-name="P1" draw:layer="layout" svg:width="0.019cm" svg:height="0.019cm" svg:x="13.702cm" svg:y="15.8cm" svg:viewBox="0 0 20 20" svg:d="M10 20c14 0 14-20 0-20-13 0-13 20 0 20z">
          <text:p/>
        </draw:path>
        <draw:path draw:style-name="gr1" draw:text-style-name="P1" draw:layer="layout" svg:width="0.019cm" svg:height="0.019cm" svg:x="14.202cm" svg:y="15.8cm" svg:viewBox="0 0 20 20" svg:d="M10 20c14 0 14-20 0-20-13 0-13 20 0 20z">
          <text:p/>
        </draw:path>
        <draw:path draw:style-name="gr1" draw:text-style-name="P1" draw:layer="layout" svg:width="0.019cm" svg:height="0.019cm" svg:x="14.702cm" svg:y="15.8cm" svg:viewBox="0 0 20 20" svg:d="M10 20c14 0 14-20 0-20-13 0-13 20 0 20z">
          <text:p/>
        </draw:path>
        <draw:path draw:style-name="gr1" draw:text-style-name="P1" draw:layer="layout" svg:width="0.019cm" svg:height="0.019cm" svg:x="15.202cm" svg:y="15.8cm" svg:viewBox="0 0 20 20" svg:d="M10 20c14 0 14-20 0-20-13 0-13 20 0 20z">
          <text:p/>
        </draw:path>
        <draw:path draw:style-name="gr1" draw:text-style-name="P1" draw:layer="layout" svg:width="0.019cm" svg:height="0.019cm" svg:x="15.702cm" svg:y="15.8cm" svg:viewBox="0 0 20 20" svg:d="M10 20c14 0 14-20 0-20-13 0-13 20 0 20z">
          <text:p/>
        </draw:path>
        <draw:path draw:style-name="gr1" draw:text-style-name="P1" draw:layer="layout" svg:width="0.019cm" svg:height="0.019cm" svg:x="16.202cm" svg:y="15.8cm" svg:viewBox="0 0 20 20" svg:d="M10 20c14 0 14-20 0-20-13 0-13 20 0 20z">
          <text:p/>
        </draw:path>
        <draw:path draw:style-name="gr1" draw:text-style-name="P1" draw:layer="layout" svg:width="0.019cm" svg:height="0.019cm" svg:x="16.701cm" svg:y="15.8cm" svg:viewBox="0 0 20 20" svg:d="M10 20c14 0 14-20 0-20-13 0-13 20 0 20z">
          <text:p/>
        </draw:path>
        <draw:path draw:style-name="gr1" draw:text-style-name="P1" draw:layer="layout" svg:width="0.019cm" svg:height="0.019cm" svg:x="17.201cm" svg:y="15.8cm" svg:viewBox="0 0 20 20" svg:d="M10 20c14 0 14-20 0-20-13 0-13 20 0 20z">
          <text:p/>
        </draw:path>
        <draw:path draw:style-name="gr1" draw:text-style-name="P1" draw:layer="layout" svg:width="0.019cm" svg:height="0.019cm" svg:x="17.701cm" svg:y="15.8cm" svg:viewBox="0 0 20 20" svg:d="M10 20c14 0 14-20 0-20-13 0-13 20 0 20z">
          <text:p/>
        </draw:path>
        <draw:path draw:style-name="gr1" draw:text-style-name="P1" draw:layer="layout" svg:width="0.019cm" svg:height="0.019cm" svg:x="18.201cm" svg:y="15.8cm" svg:viewBox="0 0 20 20" svg:d="M10 20c14 0 14-20 0-20-13 0-13 20 0 20z">
          <text:p/>
        </draw:path>
        <draw:path draw:style-name="gr1" draw:text-style-name="P1" draw:layer="layout" svg:width="0.019cm" svg:height="0.019cm" svg:x="18.701cm" svg:y="15.8cm" svg:viewBox="0 0 20 20" svg:d="M10 20c14 0 14-20 0-20-13 0-13 20 0 20z">
          <text:p/>
        </draw:path>
        <draw:path draw:style-name="gr1" draw:text-style-name="P1" draw:layer="layout" svg:width="0.019cm" svg:height="0.019cm" svg:x="19.201cm" svg:y="15.8cm" svg:viewBox="0 0 20 20" svg:d="M10 20c14 0 14-20 0-20-13 0-13 20 0 20z">
          <text:p/>
        </draw:path>
        <draw:path draw:style-name="gr1" draw:text-style-name="P1" draw:layer="layout" svg:width="0.019cm" svg:height="0.019cm" svg:x="19.701cm" svg:y="15.8cm" svg:viewBox="0 0 20 20" svg:d="M10 20c14 0 14-20 0-20-13 0-13 20 0 20z">
          <text:p/>
        </draw:path>
        <draw:path draw:style-name="gr1" draw:text-style-name="P1" draw:layer="layout" svg:width="0.019cm" svg:height="0.019cm" svg:x="20.201cm" svg:y="15.8cm" svg:viewBox="0 0 20 20" svg:d="M10 20c14 0 14-20 0-20-13 0-13 20 0 20z">
          <text:p/>
        </draw:path>
        <draw:path draw:style-name="gr1" draw:text-style-name="P1" draw:layer="layout" svg:width="0.019cm" svg:height="0.019cm" svg:x="20.701cm" svg:y="15.8cm" svg:viewBox="0 0 20 20" svg:d="M10 20c14 0 14-20 0-20-13 0-13 20 0 20z">
          <text:p/>
        </draw:path>
        <draw:path draw:style-name="gr1" draw:text-style-name="P1" draw:layer="layout" svg:width="0.019cm" svg:height="0.019cm" svg:x="21.201cm" svg:y="15.8cm" svg:viewBox="0 0 20 20" svg:d="M10 20c14 0 14-20 0-20-13 0-13 20 0 20z">
          <text:p/>
        </draw:path>
        <draw:path draw:style-name="gr1" draw:text-style-name="P1" draw:layer="layout" svg:width="0.019cm" svg:height="0.019cm" svg:x="21.701cm" svg:y="15.8cm" svg:viewBox="0 0 20 20" svg:d="M10 20c14 0 14-20 0-20-13 0-13 20 0 20z">
          <text:p/>
        </draw:path>
        <draw:path draw:style-name="gr1" draw:text-style-name="P1" draw:layer="layout" svg:width="0.019cm" svg:height="0.019cm" svg:x="22.201cm" svg:y="15.8cm" svg:viewBox="0 0 20 20" svg:d="M10 20c14 0 14-20 0-20-13 0-13 20 0 20z">
          <text:p/>
        </draw:path>
        <draw:path draw:style-name="gr1" draw:text-style-name="P1" draw:layer="layout" svg:width="0.019cm" svg:height="0.019cm" svg:x="22.701cm" svg:y="15.8cm" svg:viewBox="0 0 20 20" svg:d="M10 20c14 0 14-20 0-20-13 0-13 20 0 20z">
          <text:p/>
        </draw:path>
        <draw:path draw:style-name="gr1" draw:text-style-name="P1" draw:layer="layout" svg:width="0.019cm" svg:height="0.019cm" svg:x="23.201cm" svg:y="15.8cm" svg:viewBox="0 0 20 20" svg:d="M10 20c14 0 14-20 0-20-13 0-13 20 0 20z">
          <text:p/>
        </draw:path>
        <draw:path draw:style-name="gr1" draw:text-style-name="P1" draw:layer="layout" svg:width="0.019cm" svg:height="0.019cm" svg:x="23.701cm" svg:y="15.8cm" svg:viewBox="0 0 20 20" svg:d="M10 20c14 0 14-20 0-20-13 0-13 20 0 20z">
          <text:p/>
        </draw:path>
        <draw:path draw:style-name="gr1" draw:text-style-name="P1" draw:layer="layout" svg:width="0.019cm" svg:height="0.019cm" svg:x="24.201cm" svg:y="15.8cm" svg:viewBox="0 0 20 20" svg:d="M10 20c14 0 14-20 0-20-13 0-13 20 0 20z">
          <text:p/>
        </draw:path>
        <draw:path draw:style-name="gr1" draw:text-style-name="P1" draw:layer="layout" svg:width="0.019cm" svg:height="0.019cm" svg:x="24.702cm" svg:y="15.8cm" svg:viewBox="0 0 20 20" svg:d="M10 20c14 0 14-20 0-20-13 0-13 20 0 20z">
          <text:p/>
        </draw:path>
        <draw:path draw:style-name="gr1" draw:text-style-name="P1" draw:layer="layout" svg:width="0.019cm" svg:height="0.019cm" svg:x="25.202cm" svg:y="15.8cm" svg:viewBox="0 0 20 20" svg:d="M10 20c14 0 14-20 0-20-13 0-13 20 0 20z">
          <text:p/>
        </draw:path>
        <draw:path draw:style-name="gr1" draw:text-style-name="P1" draw:layer="layout" svg:width="0.019cm" svg:height="0.019cm" svg:x="25.702cm" svg:y="15.8cm" svg:viewBox="0 0 20 20" svg:d="M10 20c14 0 14-20 0-20-13 0-13 20 0 20z">
          <text:p/>
        </draw:path>
        <draw:path draw:style-name="gr1" draw:text-style-name="P1" draw:layer="layout" svg:width="0.019cm" svg:height="0.019cm" svg:x="26.202cm" svg:y="15.8cm" svg:viewBox="0 0 20 20" svg:d="M10 20c14 0 14-20 0-20-13 0-13 20 0 20z">
          <text:p/>
        </draw:path>
        <draw:path draw:style-name="gr1" draw:text-style-name="P1" draw:layer="layout" svg:width="0.019cm" svg:height="0.019cm" svg:x="26.702cm" svg:y="15.8cm" svg:viewBox="0 0 20 20" svg:d="M10 20c14 0 14-20 0-20-13 0-13 20 0 20z">
          <text:p/>
        </draw:path>
        <draw:path draw:style-name="gr1" draw:text-style-name="P1" draw:layer="layout" svg:width="0.019cm" svg:height="0.019cm" svg:x="27.202cm" svg:y="15.8cm" svg:viewBox="0 0 20 20" svg:d="M10 20c14 0 14-20 0-20-13 0-13 20 0 20z">
          <text:p/>
        </draw:path>
        <draw:path draw:style-name="gr1" draw:text-style-name="P1" draw:layer="layout" svg:width="0.019cm" svg:height="0.019cm" svg:x="0.701cm" svg:y="15.8cm" svg:viewBox="0 0 20 20" svg:d="M10 20c14 0 14-20 0-20-13 0-13 20 0 20z">
          <text:p/>
        </draw:path>
        <draw:path draw:style-name="gr1" draw:text-style-name="P1" draw:layer="layout" svg:width="0.019cm" svg:height="0.019cm" svg:x="1.201cm" svg:y="15.8cm" svg:viewBox="0 0 20 20" svg:d="M10 20c14 0 14-20 0-20-13 0-13 20 0 20z">
          <text:p/>
        </draw:path>
        <draw:path draw:style-name="gr1" draw:text-style-name="P1" draw:layer="layout" svg:width="0.019cm" svg:height="0.019cm" svg:x="1.701cm" svg:y="15.8cm" svg:viewBox="0 0 20 20" svg:d="M10 20c14 0 14-20 0-20-13 0-13 20 0 20z">
          <text:p/>
        </draw:path>
        <draw:path draw:style-name="gr1" draw:text-style-name="P1" draw:layer="layout" svg:width="0.019cm" svg:height="0.019cm" svg:x="2.201cm" svg:y="15.8cm" svg:viewBox="0 0 20 20" svg:d="M10 20c14 0 14-20 0-20-13 0-13 20 0 20z">
          <text:p/>
        </draw:path>
        <draw:path draw:style-name="gr1" draw:text-style-name="P1" draw:layer="layout" svg:width="0.019cm" svg:height="0.019cm" svg:x="2.701cm" svg:y="15.8cm" svg:viewBox="0 0 20 20" svg:d="M10 20c14 0 14-20 0-20-13 0-13 20 0 20z">
          <text:p/>
        </draw:path>
        <draw:path draw:style-name="gr1" draw:text-style-name="P1" draw:layer="layout" svg:width="0.019cm" svg:height="0.019cm" svg:x="3.201cm" svg:y="15.8cm" svg:viewBox="0 0 20 20" svg:d="M10 20c14 0 14-20 0-20-13 0-13 20 0 20z">
          <text:p/>
        </draw:path>
        <draw:path draw:style-name="gr1" draw:text-style-name="P1" draw:layer="layout" svg:width="0.019cm" svg:height="0.019cm" svg:x="3.701cm" svg:y="15.8cm" svg:viewBox="0 0 20 20" svg:d="M10 20c14 0 14-20 0-20-13 0-13 20 0 20z">
          <text:p/>
        </draw:path>
        <draw:path draw:style-name="gr1" draw:text-style-name="P1" draw:layer="layout" svg:width="0.019cm" svg:height="0.019cm" svg:x="4.201cm" svg:y="15.8cm" svg:viewBox="0 0 20 20" svg:d="M10 20c14 0 14-20 0-20-13 0-13 20 0 20z">
          <text:p/>
        </draw:path>
        <draw:path draw:style-name="gr1" draw:text-style-name="P1" draw:layer="layout" svg:width="0.019cm" svg:height="0.019cm" svg:x="4.701cm" svg:y="15.8cm" svg:viewBox="0 0 20 20" svg:d="M10 20c14 0 14-20 0-20-13 0-13 20 0 20z">
          <text:p/>
        </draw:path>
        <draw:path draw:style-name="gr1" draw:text-style-name="P1" draw:layer="layout" svg:width="0.019cm" svg:height="0.019cm" svg:x="5.201cm" svg:y="15.8cm" svg:viewBox="0 0 20 20" svg:d="M10 20c14 0 14-20 0-20-13 0-13 20 0 20z">
          <text:p/>
        </draw:path>
        <draw:path draw:style-name="gr1" draw:text-style-name="P1" draw:layer="layout" svg:width="0.019cm" svg:height="0.019cm" svg:x="5.701cm" svg:y="15.8cm" svg:viewBox="0 0 20 20" svg:d="M10 20c14 0 14-20 0-20-13 0-13 20 0 20z">
          <text:p/>
        </draw:path>
        <draw:path draw:style-name="gr1" draw:text-style-name="P1" draw:layer="layout" svg:width="0.019cm" svg:height="0.019cm" svg:x="6.201cm" svg:y="15.8cm" svg:viewBox="0 0 20 20" svg:d="M10 20c14 0 14-20 0-20-13 0-13 20 0 20z">
          <text:p/>
        </draw:path>
        <draw:path draw:style-name="gr1" draw:text-style-name="P1" draw:layer="layout" svg:width="0.019cm" svg:height="0.019cm" svg:x="6.701cm" svg:y="15.8cm" svg:viewBox="0 0 20 20" svg:d="M10 20c14 0 14-20 0-20-13 0-13 20 0 20z">
          <text:p/>
        </draw:path>
        <draw:path draw:style-name="gr1" draw:text-style-name="P1" draw:layer="layout" svg:width="0.019cm" svg:height="0.019cm" svg:x="7.201cm" svg:y="15.8cm" svg:viewBox="0 0 20 20" svg:d="M10 20c14 0 14-20 0-20-13 0-13 20 0 20z">
          <text:p/>
        </draw:path>
        <draw:path draw:style-name="gr1" draw:text-style-name="P1" draw:layer="layout" svg:width="0.019cm" svg:height="0.019cm" svg:x="7.701cm" svg:y="15.8cm" svg:viewBox="0 0 20 20" svg:d="M10 20c14 0 14-20 0-20-13 0-13 20 0 20z">
          <text:p/>
        </draw:path>
        <draw:path draw:style-name="gr1" draw:text-style-name="P1" draw:layer="layout" svg:width="0.019cm" svg:height="0.019cm" svg:x="8.201cm" svg:y="15.8cm" svg:viewBox="0 0 20 20" svg:d="M10 20c14 0 14-20 0-20-13 0-13 20 0 20z">
          <text:p/>
        </draw:path>
        <draw:path draw:style-name="gr1" draw:text-style-name="P1" draw:layer="layout" svg:width="0.019cm" svg:height="0.019cm" svg:x="8.702cm" svg:y="15.8cm" svg:viewBox="0 0 20 20" svg:d="M10 20c14 0 14-20 0-20-13 0-13 20 0 20z">
          <text:p/>
        </draw:path>
        <draw:path draw:style-name="gr1" draw:text-style-name="P1" draw:layer="layout" svg:width="0.019cm" svg:height="0.019cm" svg:x="9.202cm" svg:y="15.8cm" svg:viewBox="0 0 20 20" svg:d="M10 20c14 0 14-20 0-20-13 0-13 20 0 20z">
          <text:p/>
        </draw:path>
        <draw:path draw:style-name="gr1" draw:text-style-name="P1" draw:layer="layout" svg:width="0.019cm" svg:height="0.019cm" svg:x="9.702cm" svg:y="15.8cm" svg:viewBox="0 0 20 20" svg:d="M10 20c14 0 14-20 0-20-13 0-13 20 0 20z">
          <text:p/>
        </draw:path>
        <draw:path draw:style-name="gr1" draw:text-style-name="P1" draw:layer="layout" svg:width="0.019cm" svg:height="0.019cm" svg:x="10.202cm" svg:y="15.8cm" svg:viewBox="0 0 20 20" svg:d="M10 20c14 0 14-20 0-20-13 0-13 20 0 20z">
          <text:p/>
        </draw:path>
        <draw:path draw:style-name="gr1" draw:text-style-name="P1" draw:layer="layout" svg:width="0.019cm" svg:height="0.019cm" svg:x="10.702cm" svg:y="15.8cm" svg:viewBox="0 0 20 20" svg:d="M10 20c14 0 14-20 0-20-13 0-13 20 0 20z">
          <text:p/>
        </draw:path>
        <draw:path draw:style-name="gr1" draw:text-style-name="P1" draw:layer="layout" svg:width="0.019cm" svg:height="0.019cm" svg:x="11.202cm" svg:y="15.8cm" svg:viewBox="0 0 20 20" svg:d="M10 20c14 0 14-20 0-20-13 0-13 20 0 20z">
          <text:p/>
        </draw:path>
        <draw:path draw:style-name="gr1" draw:text-style-name="P1" draw:layer="layout" svg:width="0.019cm" svg:height="0.019cm" svg:x="11.702cm" svg:y="15.8cm" svg:viewBox="0 0 20 20" svg:d="M10 20c14 0 14-20 0-20-13 0-13 20 0 20z">
          <text:p/>
        </draw:path>
        <draw:path draw:style-name="gr1" draw:text-style-name="P1" draw:layer="layout" svg:width="0.019cm" svg:height="0.019cm" svg:x="12.202cm" svg:y="15.8cm" svg:viewBox="0 0 20 20" svg:d="M10 20c14 0 14-20 0-20-13 0-13 20 0 20z">
          <text:p/>
        </draw:path>
        <draw:path draw:style-name="gr1" draw:text-style-name="P1" draw:layer="layout" svg:width="0.019cm" svg:height="0.019cm" svg:x="12.702cm" svg:y="15.8cm" svg:viewBox="0 0 20 20" svg:d="M10 20c14 0 14-20 0-20-13 0-13 20 0 20z">
          <text:p/>
        </draw:path>
        <draw:path draw:style-name="gr1" draw:text-style-name="P1" draw:layer="layout" svg:width="0.019cm" svg:height="0.019cm" svg:x="13.202cm" svg:y="15.8cm" svg:viewBox="0 0 20 20" svg:d="M10 20c14 0 14-20 0-20-13 0-13 20 0 20z">
          <text:p/>
        </draw:path>
        <draw:path draw:style-name="gr1" draw:text-style-name="P1" draw:layer="layout" svg:width="0.019cm" svg:height="0.019cm" svg:x="13.702cm" svg:y="15.8cm" svg:viewBox="0 0 20 20" svg:d="M10 20c14 0 14-20 0-20-13 0-13 20 0 20z">
          <text:p/>
        </draw:path>
        <draw:path draw:style-name="gr1" draw:text-style-name="P1" draw:layer="layout" svg:width="0.019cm" svg:height="0.019cm" svg:x="14.202cm" svg:y="15.8cm" svg:viewBox="0 0 20 20" svg:d="M10 20c14 0 14-20 0-20-13 0-13 20 0 20z">
          <text:p/>
        </draw:path>
        <draw:path draw:style-name="gr1" draw:text-style-name="P1" draw:layer="layout" svg:width="0.019cm" svg:height="0.019cm" svg:x="14.702cm" svg:y="15.8cm" svg:viewBox="0 0 20 20" svg:d="M10 20c14 0 14-20 0-20-13 0-13 20 0 20z">
          <text:p/>
        </draw:path>
        <draw:path draw:style-name="gr1" draw:text-style-name="P1" draw:layer="layout" svg:width="0.019cm" svg:height="0.019cm" svg:x="15.202cm" svg:y="15.8cm" svg:viewBox="0 0 20 20" svg:d="M10 20c14 0 14-20 0-20-13 0-13 20 0 20z">
          <text:p/>
        </draw:path>
        <draw:path draw:style-name="gr1" draw:text-style-name="P1" draw:layer="layout" svg:width="0.019cm" svg:height="0.019cm" svg:x="15.702cm" svg:y="15.8cm" svg:viewBox="0 0 20 20" svg:d="M10 20c14 0 14-20 0-20-13 0-13 20 0 20z">
          <text:p/>
        </draw:path>
        <draw:path draw:style-name="gr1" draw:text-style-name="P1" draw:layer="layout" svg:width="0.019cm" svg:height="0.019cm" svg:x="16.202cm" svg:y="15.8cm" svg:viewBox="0 0 20 20" svg:d="M10 20c14 0 14-20 0-20-13 0-13 20 0 20z">
          <text:p/>
        </draw:path>
        <draw:path draw:style-name="gr1" draw:text-style-name="P1" draw:layer="layout" svg:width="0.019cm" svg:height="0.019cm" svg:x="0.702cm" svg:y="16.3cm" svg:viewBox="0 0 20 20" svg:d="M10 20c14 0 14-20 0-20-13 0-13 20 0 20z">
          <text:p/>
        </draw:path>
        <draw:path draw:style-name="gr1" draw:text-style-name="P1" draw:layer="layout" svg:width="0.019cm" svg:height="0.019cm" svg:x="1.202cm" svg:y="16.3cm" svg:viewBox="0 0 20 20" svg:d="M10 20c14 0 14-20 0-20-13 0-13 20 0 20z">
          <text:p/>
        </draw:path>
        <draw:path draw:style-name="gr1" draw:text-style-name="P1" draw:layer="layout" svg:width="0.019cm" svg:height="0.019cm" svg:x="1.702cm" svg:y="16.3cm" svg:viewBox="0 0 20 20" svg:d="M10 20c14 0 14-20 0-20-13 0-13 20 0 20z">
          <text:p/>
        </draw:path>
        <draw:path draw:style-name="gr1" draw:text-style-name="P1" draw:layer="layout" svg:width="0.019cm" svg:height="0.019cm" svg:x="2.202cm" svg:y="16.3cm" svg:viewBox="0 0 20 20" svg:d="M10 20c14 0 14-20 0-20-13 0-13 20 0 20z">
          <text:p/>
        </draw:path>
        <draw:path draw:style-name="gr1" draw:text-style-name="P1" draw:layer="layout" svg:width="0.019cm" svg:height="0.019cm" svg:x="2.702cm" svg:y="16.3cm" svg:viewBox="0 0 20 20" svg:d="M10 20c14 0 14-20 0-20-13 0-13 20 0 20z">
          <text:p/>
        </draw:path>
        <draw:path draw:style-name="gr1" draw:text-style-name="P1" draw:layer="layout" svg:width="0.019cm" svg:height="0.019cm" svg:x="3.202cm" svg:y="16.3cm" svg:viewBox="0 0 20 20" svg:d="M10 20c14 0 14-20 0-20-13 0-13 20 0 20z">
          <text:p/>
        </draw:path>
        <draw:path draw:style-name="gr1" draw:text-style-name="P1" draw:layer="layout" svg:width="0.019cm" svg:height="0.019cm" svg:x="3.702cm" svg:y="16.3cm" svg:viewBox="0 0 20 20" svg:d="M10 20c14 0 14-20 0-20-13 0-13 20 0 20z">
          <text:p/>
        </draw:path>
        <draw:path draw:style-name="gr1" draw:text-style-name="P1" draw:layer="layout" svg:width="0.019cm" svg:height="0.019cm" svg:x="4.202cm" svg:y="16.3cm" svg:viewBox="0 0 20 20" svg:d="M10 20c14 0 14-20 0-20-13 0-13 20 0 20z">
          <text:p/>
        </draw:path>
        <draw:path draw:style-name="gr1" draw:text-style-name="P1" draw:layer="layout" svg:width="0.019cm" svg:height="0.019cm" svg:x="4.702cm" svg:y="16.3cm" svg:viewBox="0 0 20 20" svg:d="M10 20c14 0 14-20 0-20-13 0-13 20 0 20z">
          <text:p/>
        </draw:path>
        <draw:path draw:style-name="gr1" draw:text-style-name="P1" draw:layer="layout" svg:width="0.019cm" svg:height="0.019cm" svg:x="5.202cm" svg:y="16.3cm" svg:viewBox="0 0 20 20" svg:d="M10 20c14 0 14-20 0-20-13 0-13 20 0 20z">
          <text:p/>
        </draw:path>
        <draw:path draw:style-name="gr1" draw:text-style-name="P1" draw:layer="layout" svg:width="0.019cm" svg:height="0.019cm" svg:x="5.702cm" svg:y="16.3cm" svg:viewBox="0 0 20 20" svg:d="M10 20c14 0 14-20 0-20-13 0-13 20 0 20z">
          <text:p/>
        </draw:path>
        <draw:path draw:style-name="gr1" draw:text-style-name="P1" draw:layer="layout" svg:width="0.019cm" svg:height="0.019cm" svg:x="6.202cm" svg:y="16.3cm" svg:viewBox="0 0 20 20" svg:d="M10 20c14 0 14-20 0-20-13 0-13 20 0 20z">
          <text:p/>
        </draw:path>
        <draw:path draw:style-name="gr1" draw:text-style-name="P1" draw:layer="layout" svg:width="0.019cm" svg:height="0.019cm" svg:x="6.702cm" svg:y="16.3cm" svg:viewBox="0 0 20 20" svg:d="M10 20c14 0 14-20 0-20-13 0-13 20 0 20z">
          <text:p/>
        </draw:path>
        <draw:path draw:style-name="gr1" draw:text-style-name="P1" draw:layer="layout" svg:width="0.019cm" svg:height="0.019cm" svg:x="7.202cm" svg:y="16.3cm" svg:viewBox="0 0 20 20" svg:d="M10 20c14 0 14-20 0-20-13 0-13 20 0 20z">
          <text:p/>
        </draw:path>
        <draw:path draw:style-name="gr1" draw:text-style-name="P1" draw:layer="layout" svg:width="0.019cm" svg:height="0.019cm" svg:x="7.702cm" svg:y="16.3cm" svg:viewBox="0 0 20 20" svg:d="M10 20c14 0 14-20 0-20-13 0-13 20 0 20z">
          <text:p/>
        </draw:path>
        <draw:path draw:style-name="gr1" draw:text-style-name="P1" draw:layer="layout" svg:width="0.019cm" svg:height="0.019cm" svg:x="8.202cm" svg:y="16.3cm" svg:viewBox="0 0 20 20" svg:d="M10 20c14 0 14-20 0-20-13 0-13 20 0 20z">
          <text:p/>
        </draw:path>
        <draw:path draw:style-name="gr1" draw:text-style-name="P1" draw:layer="layout" svg:width="0.019cm" svg:height="0.019cm" svg:x="8.703cm" svg:y="16.3cm" svg:viewBox="0 0 20 20" svg:d="M10 20c14 0 14-20 0-20-13 0-13 20 0 20z">
          <text:p/>
        </draw:path>
        <draw:path draw:style-name="gr1" draw:text-style-name="P1" draw:layer="layout" svg:width="0.019cm" svg:height="0.019cm" svg:x="9.203cm" svg:y="16.3cm" svg:viewBox="0 0 20 20" svg:d="M10 20c14 0 14-20 0-20-13 0-13 20 0 20z">
          <text:p/>
        </draw:path>
        <draw:path draw:style-name="gr1" draw:text-style-name="P1" draw:layer="layout" svg:width="0.019cm" svg:height="0.019cm" svg:x="9.703cm" svg:y="16.3cm" svg:viewBox="0 0 20 20" svg:d="M10 20c14 0 14-20 0-20-13 0-13 20 0 20z">
          <text:p/>
        </draw:path>
        <draw:path draw:style-name="gr1" draw:text-style-name="P1" draw:layer="layout" svg:width="0.019cm" svg:height="0.019cm" svg:x="10.203cm" svg:y="16.3cm" svg:viewBox="0 0 20 20" svg:d="M10 20c14 0 14-20 0-20-13 0-13 20 0 20z">
          <text:p/>
        </draw:path>
        <draw:path draw:style-name="gr1" draw:text-style-name="P1" draw:layer="layout" svg:width="0.019cm" svg:height="0.019cm" svg:x="10.703cm" svg:y="16.3cm" svg:viewBox="0 0 20 20" svg:d="M10 20c14 0 14-20 0-20-13 0-13 20 0 20z">
          <text:p/>
        </draw:path>
        <draw:path draw:style-name="gr1" draw:text-style-name="P1" draw:layer="layout" svg:width="0.019cm" svg:height="0.019cm" svg:x="11.203cm" svg:y="16.3cm" svg:viewBox="0 0 20 20" svg:d="M10 20c14 0 14-20 0-20-13 0-13 20 0 20z">
          <text:p/>
        </draw:path>
        <draw:path draw:style-name="gr1" draw:text-style-name="P1" draw:layer="layout" svg:width="0.019cm" svg:height="0.019cm" svg:x="11.703cm" svg:y="16.3cm" svg:viewBox="0 0 20 20" svg:d="M10 20c14 0 14-20 0-20-13 0-13 20 0 20z">
          <text:p/>
        </draw:path>
        <draw:path draw:style-name="gr1" draw:text-style-name="P1" draw:layer="layout" svg:width="0.019cm" svg:height="0.019cm" svg:x="12.203cm" svg:y="16.3cm" svg:viewBox="0 0 20 20" svg:d="M10 20c14 0 14-20 0-20-13 0-13 20 0 20z">
          <text:p/>
        </draw:path>
        <draw:path draw:style-name="gr1" draw:text-style-name="P1" draw:layer="layout" svg:width="0.019cm" svg:height="0.019cm" svg:x="12.703cm" svg:y="16.3cm" svg:viewBox="0 0 20 20" svg:d="M10 20c14 0 14-20 0-20-13 0-13 20 0 20z">
          <text:p/>
        </draw:path>
        <draw:path draw:style-name="gr1" draw:text-style-name="P1" draw:layer="layout" svg:width="0.019cm" svg:height="0.019cm" svg:x="13.203cm" svg:y="16.3cm" svg:viewBox="0 0 20 20" svg:d="M10 20c14 0 14-20 0-20-13 0-13 20 0 20z">
          <text:p/>
        </draw:path>
        <draw:path draw:style-name="gr1" draw:text-style-name="P1" draw:layer="layout" svg:width="0.019cm" svg:height="0.019cm" svg:x="13.703cm" svg:y="16.3cm" svg:viewBox="0 0 20 20" svg:d="M10 20c14 0 14-20 0-20-13 0-13 20 0 20z">
          <text:p/>
        </draw:path>
        <draw:path draw:style-name="gr1" draw:text-style-name="P1" draw:layer="layout" svg:width="0.019cm" svg:height="0.019cm" svg:x="14.203cm" svg:y="16.3cm" svg:viewBox="0 0 20 20" svg:d="M10 20c14 0 14-20 0-20-13 0-13 20 0 20z">
          <text:p/>
        </draw:path>
        <draw:path draw:style-name="gr1" draw:text-style-name="P1" draw:layer="layout" svg:width="0.019cm" svg:height="0.019cm" svg:x="14.703cm" svg:y="16.3cm" svg:viewBox="0 0 20 20" svg:d="M10 20c14 0 14-20 0-20-13 0-13 20 0 20z">
          <text:p/>
        </draw:path>
        <draw:path draw:style-name="gr1" draw:text-style-name="P1" draw:layer="layout" svg:width="0.019cm" svg:height="0.019cm" svg:x="15.203cm" svg:y="16.3cm" svg:viewBox="0 0 20 20" svg:d="M10 20c14 0 14-20 0-20-13 0-13 20 0 20z">
          <text:p/>
        </draw:path>
        <draw:path draw:style-name="gr1" draw:text-style-name="P1" draw:layer="layout" svg:width="0.019cm" svg:height="0.019cm" svg:x="15.703cm" svg:y="16.3cm" svg:viewBox="0 0 20 20" svg:d="M10 20c14 0 14-20 0-20-13 0-13 20 0 20z">
          <text:p/>
        </draw:path>
        <draw:path draw:style-name="gr1" draw:text-style-name="P1" draw:layer="layout" svg:width="0.019cm" svg:height="0.019cm" svg:x="16.203cm" svg:y="16.3cm" svg:viewBox="0 0 20 20" svg:d="M10 20c14 0 14-20 0-20-13 0-13 20 0 20z">
          <text:p/>
        </draw:path>
        <draw:path draw:style-name="gr1" draw:text-style-name="P1" draw:layer="layout" svg:width="0.019cm" svg:height="0.019cm" svg:x="16.702cm" svg:y="16.3cm" svg:viewBox="0 0 20 20" svg:d="M10 20c14 0 14-20 0-20-13 0-13 20 0 20z">
          <text:p/>
        </draw:path>
        <draw:path draw:style-name="gr1" draw:text-style-name="P1" draw:layer="layout" svg:width="0.019cm" svg:height="0.019cm" svg:x="17.202cm" svg:y="16.3cm" svg:viewBox="0 0 20 20" svg:d="M10 20c14 0 14-20 0-20-13 0-13 20 0 20z">
          <text:p/>
        </draw:path>
        <draw:path draw:style-name="gr1" draw:text-style-name="P1" draw:layer="layout" svg:width="0.019cm" svg:height="0.019cm" svg:x="17.702cm" svg:y="16.3cm" svg:viewBox="0 0 20 20" svg:d="M10 20c14 0 14-20 0-20-13 0-13 20 0 20z">
          <text:p/>
        </draw:path>
        <draw:path draw:style-name="gr1" draw:text-style-name="P1" draw:layer="layout" svg:width="0.019cm" svg:height="0.019cm" svg:x="18.202cm" svg:y="16.3cm" svg:viewBox="0 0 20 20" svg:d="M10 20c14 0 14-20 0-20-13 0-13 20 0 20z">
          <text:p/>
        </draw:path>
        <draw:path draw:style-name="gr1" draw:text-style-name="P1" draw:layer="layout" svg:width="0.019cm" svg:height="0.019cm" svg:x="18.702cm" svg:y="16.3cm" svg:viewBox="0 0 20 20" svg:d="M10 20c14 0 14-20 0-20-13 0-13 20 0 20z">
          <text:p/>
        </draw:path>
        <draw:path draw:style-name="gr1" draw:text-style-name="P1" draw:layer="layout" svg:width="0.019cm" svg:height="0.019cm" svg:x="19.202cm" svg:y="16.3cm" svg:viewBox="0 0 20 20" svg:d="M10 20c14 0 14-20 0-20-13 0-13 20 0 20z">
          <text:p/>
        </draw:path>
        <draw:path draw:style-name="gr1" draw:text-style-name="P1" draw:layer="layout" svg:width="0.019cm" svg:height="0.019cm" svg:x="19.702cm" svg:y="16.3cm" svg:viewBox="0 0 20 20" svg:d="M10 20c14 0 14-20 0-20-13 0-13 20 0 20z">
          <text:p/>
        </draw:path>
        <draw:path draw:style-name="gr1" draw:text-style-name="P1" draw:layer="layout" svg:width="0.019cm" svg:height="0.019cm" svg:x="20.202cm" svg:y="16.3cm" svg:viewBox="0 0 20 20" svg:d="M10 20c14 0 14-20 0-20-13 0-13 20 0 20z">
          <text:p/>
        </draw:path>
        <draw:path draw:style-name="gr1" draw:text-style-name="P1" draw:layer="layout" svg:width="0.019cm" svg:height="0.019cm" svg:x="20.702cm" svg:y="16.3cm" svg:viewBox="0 0 20 20" svg:d="M10 20c14 0 14-20 0-20-13 0-13 20 0 20z">
          <text:p/>
        </draw:path>
        <draw:path draw:style-name="gr1" draw:text-style-name="P1" draw:layer="layout" svg:width="0.019cm" svg:height="0.019cm" svg:x="21.202cm" svg:y="16.3cm" svg:viewBox="0 0 20 20" svg:d="M10 20c14 0 14-20 0-20-13 0-13 20 0 20z">
          <text:p/>
        </draw:path>
        <draw:path draw:style-name="gr1" draw:text-style-name="P1" draw:layer="layout" svg:width="0.019cm" svg:height="0.019cm" svg:x="21.702cm" svg:y="16.3cm" svg:viewBox="0 0 20 20" svg:d="M10 20c14 0 14-20 0-20-13 0-13 20 0 20z">
          <text:p/>
        </draw:path>
        <draw:path draw:style-name="gr1" draw:text-style-name="P1" draw:layer="layout" svg:width="0.019cm" svg:height="0.019cm" svg:x="22.202cm" svg:y="16.3cm" svg:viewBox="0 0 20 20" svg:d="M10 20c14 0 14-20 0-20-13 0-13 20 0 20z">
          <text:p/>
        </draw:path>
        <draw:path draw:style-name="gr1" draw:text-style-name="P1" draw:layer="layout" svg:width="0.019cm" svg:height="0.019cm" svg:x="22.702cm" svg:y="16.3cm" svg:viewBox="0 0 20 20" svg:d="M10 20c14 0 14-20 0-20-13 0-13 20 0 20z">
          <text:p/>
        </draw:path>
        <draw:path draw:style-name="gr1" draw:text-style-name="P1" draw:layer="layout" svg:width="0.019cm" svg:height="0.019cm" svg:x="23.202cm" svg:y="16.3cm" svg:viewBox="0 0 20 20" svg:d="M10 20c14 0 14-20 0-20-13 0-13 20 0 20z">
          <text:p/>
        </draw:path>
        <draw:path draw:style-name="gr1" draw:text-style-name="P1" draw:layer="layout" svg:width="0.019cm" svg:height="0.019cm" svg:x="23.702cm" svg:y="16.3cm" svg:viewBox="0 0 20 20" svg:d="M10 20c14 0 14-20 0-20-13 0-13 20 0 20z">
          <text:p/>
        </draw:path>
        <draw:path draw:style-name="gr1" draw:text-style-name="P1" draw:layer="layout" svg:width="0.019cm" svg:height="0.019cm" svg:x="24.202cm" svg:y="16.3cm" svg:viewBox="0 0 20 20" svg:d="M10 20c14 0 14-20 0-20-13 0-13 20 0 20z">
          <text:p/>
        </draw:path>
        <draw:path draw:style-name="gr1" draw:text-style-name="P1" draw:layer="layout" svg:width="0.019cm" svg:height="0.019cm" svg:x="24.703cm" svg:y="16.3cm" svg:viewBox="0 0 20 20" svg:d="M10 20c14 0 14-20 0-20-13 0-13 20 0 20z">
          <text:p/>
        </draw:path>
        <draw:path draw:style-name="gr1" draw:text-style-name="P1" draw:layer="layout" svg:width="0.019cm" svg:height="0.019cm" svg:x="25.203cm" svg:y="16.3cm" svg:viewBox="0 0 20 20" svg:d="M10 20c14 0 14-20 0-20-13 0-13 20 0 20z">
          <text:p/>
        </draw:path>
        <draw:path draw:style-name="gr1" draw:text-style-name="P1" draw:layer="layout" svg:width="0.019cm" svg:height="0.019cm" svg:x="25.703cm" svg:y="16.3cm" svg:viewBox="0 0 20 20" svg:d="M10 20c14 0 14-20 0-20-13 0-13 20 0 20z">
          <text:p/>
        </draw:path>
        <draw:path draw:style-name="gr1" draw:text-style-name="P1" draw:layer="layout" svg:width="0.019cm" svg:height="0.019cm" svg:x="26.203cm" svg:y="16.3cm" svg:viewBox="0 0 20 20" svg:d="M10 20c14 0 14-20 0-20-13 0-13 20 0 20z">
          <text:p/>
        </draw:path>
        <draw:path draw:style-name="gr1" draw:text-style-name="P1" draw:layer="layout" svg:width="0.019cm" svg:height="0.019cm" svg:x="26.703cm" svg:y="16.3cm" svg:viewBox="0 0 20 20" svg:d="M10 20c14 0 14-20 0-20-13 0-13 20 0 20z">
          <text:p/>
        </draw:path>
        <draw:path draw:style-name="gr1" draw:text-style-name="P1" draw:layer="layout" svg:width="0.019cm" svg:height="0.019cm" svg:x="27.203cm" svg:y="16.3cm" svg:viewBox="0 0 20 20" svg:d="M10 20c14 0 14-20 0-20-13 0-13 20 0 20z">
          <text:p/>
        </draw:path>
        <draw:path draw:style-name="gr1" draw:text-style-name="P1" draw:layer="layout" svg:width="0.019cm" svg:height="0.019cm" svg:x="0.702cm" svg:y="16.3cm" svg:viewBox="0 0 20 20" svg:d="M10 20c14 0 14-20 0-20-13 0-13 20 0 20z">
          <text:p/>
        </draw:path>
        <draw:path draw:style-name="gr1" draw:text-style-name="P1" draw:layer="layout" svg:width="0.019cm" svg:height="0.019cm" svg:x="1.202cm" svg:y="16.3cm" svg:viewBox="0 0 20 20" svg:d="M10 20c14 0 14-20 0-20-13 0-13 20 0 20z">
          <text:p/>
        </draw:path>
        <draw:path draw:style-name="gr1" draw:text-style-name="P1" draw:layer="layout" svg:width="0.019cm" svg:height="0.019cm" svg:x="1.702cm" svg:y="16.3cm" svg:viewBox="0 0 20 20" svg:d="M10 20c14 0 14-20 0-20-13 0-13 20 0 20z">
          <text:p/>
        </draw:path>
        <draw:path draw:style-name="gr1" draw:text-style-name="P1" draw:layer="layout" svg:width="0.019cm" svg:height="0.019cm" svg:x="2.202cm" svg:y="16.3cm" svg:viewBox="0 0 20 20" svg:d="M10 20c14 0 14-20 0-20-13 0-13 20 0 20z">
          <text:p/>
        </draw:path>
        <draw:path draw:style-name="gr1" draw:text-style-name="P1" draw:layer="layout" svg:width="0.019cm" svg:height="0.019cm" svg:x="2.702cm" svg:y="16.3cm" svg:viewBox="0 0 20 20" svg:d="M10 20c14 0 14-20 0-20-13 0-13 20 0 20z">
          <text:p/>
        </draw:path>
        <draw:path draw:style-name="gr1" draw:text-style-name="P1" draw:layer="layout" svg:width="0.019cm" svg:height="0.019cm" svg:x="3.202cm" svg:y="16.3cm" svg:viewBox="0 0 20 20" svg:d="M10 20c14 0 14-20 0-20-13 0-13 20 0 20z">
          <text:p/>
        </draw:path>
        <draw:path draw:style-name="gr1" draw:text-style-name="P1" draw:layer="layout" svg:width="0.019cm" svg:height="0.019cm" svg:x="3.702cm" svg:y="16.3cm" svg:viewBox="0 0 20 20" svg:d="M10 20c14 0 14-20 0-20-13 0-13 20 0 20z">
          <text:p/>
        </draw:path>
        <draw:path draw:style-name="gr1" draw:text-style-name="P1" draw:layer="layout" svg:width="0.019cm" svg:height="0.019cm" svg:x="4.202cm" svg:y="16.3cm" svg:viewBox="0 0 20 20" svg:d="M10 20c14 0 14-20 0-20-13 0-13 20 0 20z">
          <text:p/>
        </draw:path>
        <draw:path draw:style-name="gr1" draw:text-style-name="P1" draw:layer="layout" svg:width="0.019cm" svg:height="0.019cm" svg:x="4.702cm" svg:y="16.3cm" svg:viewBox="0 0 20 20" svg:d="M10 20c14 0 14-20 0-20-13 0-13 20 0 20z">
          <text:p/>
        </draw:path>
        <draw:path draw:style-name="gr1" draw:text-style-name="P1" draw:layer="layout" svg:width="0.019cm" svg:height="0.019cm" svg:x="5.202cm" svg:y="16.3cm" svg:viewBox="0 0 20 20" svg:d="M10 20c14 0 14-20 0-20-13 0-13 20 0 20z">
          <text:p/>
        </draw:path>
        <draw:path draw:style-name="gr1" draw:text-style-name="P1" draw:layer="layout" svg:width="0.019cm" svg:height="0.019cm" svg:x="5.702cm" svg:y="16.3cm" svg:viewBox="0 0 20 20" svg:d="M10 20c14 0 14-20 0-20-13 0-13 20 0 20z">
          <text:p/>
        </draw:path>
        <draw:path draw:style-name="gr1" draw:text-style-name="P1" draw:layer="layout" svg:width="0.019cm" svg:height="0.019cm" svg:x="6.202cm" svg:y="16.3cm" svg:viewBox="0 0 20 20" svg:d="M10 20c14 0 14-20 0-20-13 0-13 20 0 20z">
          <text:p/>
        </draw:path>
        <draw:path draw:style-name="gr1" draw:text-style-name="P1" draw:layer="layout" svg:width="0.019cm" svg:height="0.019cm" svg:x="6.702cm" svg:y="16.3cm" svg:viewBox="0 0 20 20" svg:d="M10 20c14 0 14-20 0-20-13 0-13 20 0 20z">
          <text:p/>
        </draw:path>
        <draw:path draw:style-name="gr1" draw:text-style-name="P1" draw:layer="layout" svg:width="0.019cm" svg:height="0.019cm" svg:x="7.202cm" svg:y="16.3cm" svg:viewBox="0 0 20 20" svg:d="M10 20c14 0 14-20 0-20-13 0-13 20 0 20z">
          <text:p/>
        </draw:path>
        <draw:path draw:style-name="gr1" draw:text-style-name="P1" draw:layer="layout" svg:width="0.019cm" svg:height="0.019cm" svg:x="7.702cm" svg:y="16.3cm" svg:viewBox="0 0 20 20" svg:d="M10 20c14 0 14-20 0-20-13 0-13 20 0 20z">
          <text:p/>
        </draw:path>
        <draw:path draw:style-name="gr1" draw:text-style-name="P1" draw:layer="layout" svg:width="0.019cm" svg:height="0.019cm" svg:x="8.202cm" svg:y="16.3cm" svg:viewBox="0 0 20 20" svg:d="M10 20c14 0 14-20 0-20-13 0-13 20 0 20z">
          <text:p/>
        </draw:path>
        <draw:path draw:style-name="gr1" draw:text-style-name="P1" draw:layer="layout" svg:width="0.019cm" svg:height="0.019cm" svg:x="8.703cm" svg:y="16.3cm" svg:viewBox="0 0 20 20" svg:d="M10 20c14 0 14-20 0-20-13 0-13 20 0 20z">
          <text:p/>
        </draw:path>
        <draw:path draw:style-name="gr1" draw:text-style-name="P1" draw:layer="layout" svg:width="0.019cm" svg:height="0.019cm" svg:x="9.203cm" svg:y="16.3cm" svg:viewBox="0 0 20 20" svg:d="M10 20c14 0 14-20 0-20-13 0-13 20 0 20z">
          <text:p/>
        </draw:path>
        <draw:path draw:style-name="gr1" draw:text-style-name="P1" draw:layer="layout" svg:width="0.019cm" svg:height="0.019cm" svg:x="9.703cm" svg:y="16.3cm" svg:viewBox="0 0 20 20" svg:d="M10 20c14 0 14-20 0-20-13 0-13 20 0 20z">
          <text:p/>
        </draw:path>
        <draw:path draw:style-name="gr1" draw:text-style-name="P1" draw:layer="layout" svg:width="0.019cm" svg:height="0.019cm" svg:x="10.203cm" svg:y="16.3cm" svg:viewBox="0 0 20 20" svg:d="M10 20c14 0 14-20 0-20-13 0-13 20 0 20z">
          <text:p/>
        </draw:path>
        <draw:path draw:style-name="gr1" draw:text-style-name="P1" draw:layer="layout" svg:width="0.019cm" svg:height="0.019cm" svg:x="10.703cm" svg:y="16.3cm" svg:viewBox="0 0 20 20" svg:d="M10 20c14 0 14-20 0-20-13 0-13 20 0 20z">
          <text:p/>
        </draw:path>
        <draw:path draw:style-name="gr1" draw:text-style-name="P1" draw:layer="layout" svg:width="0.019cm" svg:height="0.019cm" svg:x="11.203cm" svg:y="16.3cm" svg:viewBox="0 0 20 20" svg:d="M10 20c14 0 14-20 0-20-13 0-13 20 0 20z">
          <text:p/>
        </draw:path>
        <draw:path draw:style-name="gr1" draw:text-style-name="P1" draw:layer="layout" svg:width="0.019cm" svg:height="0.019cm" svg:x="11.703cm" svg:y="16.3cm" svg:viewBox="0 0 20 20" svg:d="M10 20c14 0 14-20 0-20-13 0-13 20 0 20z">
          <text:p/>
        </draw:path>
        <draw:path draw:style-name="gr1" draw:text-style-name="P1" draw:layer="layout" svg:width="0.019cm" svg:height="0.019cm" svg:x="12.203cm" svg:y="16.3cm" svg:viewBox="0 0 20 20" svg:d="M10 20c14 0 14-20 0-20-13 0-13 20 0 20z">
          <text:p/>
        </draw:path>
        <draw:path draw:style-name="gr1" draw:text-style-name="P1" draw:layer="layout" svg:width="0.019cm" svg:height="0.019cm" svg:x="12.703cm" svg:y="16.3cm" svg:viewBox="0 0 20 20" svg:d="M10 20c14 0 14-20 0-20-13 0-13 20 0 20z">
          <text:p/>
        </draw:path>
        <draw:path draw:style-name="gr1" draw:text-style-name="P1" draw:layer="layout" svg:width="0.019cm" svg:height="0.019cm" svg:x="13.203cm" svg:y="16.3cm" svg:viewBox="0 0 20 20" svg:d="M10 20c14 0 14-20 0-20-13 0-13 20 0 20z">
          <text:p/>
        </draw:path>
        <draw:path draw:style-name="gr1" draw:text-style-name="P1" draw:layer="layout" svg:width="0.019cm" svg:height="0.019cm" svg:x="13.703cm" svg:y="16.3cm" svg:viewBox="0 0 20 20" svg:d="M10 20c14 0 14-20 0-20-13 0-13 20 0 20z">
          <text:p/>
        </draw:path>
        <draw:path draw:style-name="gr1" draw:text-style-name="P1" draw:layer="layout" svg:width="0.019cm" svg:height="0.019cm" svg:x="14.203cm" svg:y="16.3cm" svg:viewBox="0 0 20 20" svg:d="M10 20c14 0 14-20 0-20-13 0-13 20 0 20z">
          <text:p/>
        </draw:path>
        <draw:path draw:style-name="gr1" draw:text-style-name="P1" draw:layer="layout" svg:width="0.019cm" svg:height="0.019cm" svg:x="14.703cm" svg:y="16.3cm" svg:viewBox="0 0 20 20" svg:d="M10 20c14 0 14-20 0-20-13 0-13 20 0 20z">
          <text:p/>
        </draw:path>
        <draw:path draw:style-name="gr1" draw:text-style-name="P1" draw:layer="layout" svg:width="0.019cm" svg:height="0.019cm" svg:x="15.203cm" svg:y="16.3cm" svg:viewBox="0 0 20 20" svg:d="M10 20c14 0 14-20 0-20-13 0-13 20 0 20z">
          <text:p/>
        </draw:path>
        <draw:path draw:style-name="gr1" draw:text-style-name="P1" draw:layer="layout" svg:width="0.019cm" svg:height="0.019cm" svg:x="15.703cm" svg:y="16.3cm" svg:viewBox="0 0 20 20" svg:d="M10 20c14 0 14-20 0-20-13 0-13 20 0 20z">
          <text:p/>
        </draw:path>
        <draw:path draw:style-name="gr1" draw:text-style-name="P1" draw:layer="layout" svg:width="0.019cm" svg:height="0.019cm" svg:x="16.203cm" svg:y="16.3cm" svg:viewBox="0 0 20 20" svg:d="M10 20c14 0 14-20 0-20-13 0-13 20 0 20z">
          <text:p/>
        </draw:path>
        <draw:path draw:style-name="gr1" draw:text-style-name="P1" draw:layer="layout" svg:width="0.019cm" svg:height="0.019cm" svg:x="0.702cm" svg:y="16.8cm" svg:viewBox="0 0 20 20" svg:d="M10 20c14 0 14-20 0-20-13 0-13 20 0 20z">
          <text:p/>
        </draw:path>
        <draw:path draw:style-name="gr1" draw:text-style-name="P1" draw:layer="layout" svg:width="0.019cm" svg:height="0.019cm" svg:x="1.202cm" svg:y="16.8cm" svg:viewBox="0 0 20 20" svg:d="M10 20c14 0 14-20 0-20-13 0-13 20 0 20z">
          <text:p/>
        </draw:path>
        <draw:path draw:style-name="gr1" draw:text-style-name="P1" draw:layer="layout" svg:width="0.019cm" svg:height="0.019cm" svg:x="1.702cm" svg:y="16.8cm" svg:viewBox="0 0 20 20" svg:d="M10 20c14 0 14-20 0-20-13 0-13 20 0 20z">
          <text:p/>
        </draw:path>
        <draw:path draw:style-name="gr1" draw:text-style-name="P1" draw:layer="layout" svg:width="0.019cm" svg:height="0.019cm" svg:x="2.202cm" svg:y="16.8cm" svg:viewBox="0 0 20 20" svg:d="M10 20c14 0 14-20 0-20-13 0-13 20 0 20z">
          <text:p/>
        </draw:path>
        <draw:path draw:style-name="gr1" draw:text-style-name="P1" draw:layer="layout" svg:width="0.019cm" svg:height="0.019cm" svg:x="2.702cm" svg:y="16.8cm" svg:viewBox="0 0 20 20" svg:d="M10 20c14 0 14-20 0-20-13 0-13 20 0 20z">
          <text:p/>
        </draw:path>
        <draw:path draw:style-name="gr1" draw:text-style-name="P1" draw:layer="layout" svg:width="0.019cm" svg:height="0.019cm" svg:x="3.202cm" svg:y="16.8cm" svg:viewBox="0 0 20 20" svg:d="M10 20c14 0 14-20 0-20-13 0-13 20 0 20z">
          <text:p/>
        </draw:path>
        <draw:path draw:style-name="gr1" draw:text-style-name="P1" draw:layer="layout" svg:width="0.019cm" svg:height="0.019cm" svg:x="3.702cm" svg:y="16.8cm" svg:viewBox="0 0 20 20" svg:d="M10 20c14 0 14-20 0-20-13 0-13 20 0 20z">
          <text:p/>
        </draw:path>
        <draw:path draw:style-name="gr1" draw:text-style-name="P1" draw:layer="layout" svg:width="0.019cm" svg:height="0.019cm" svg:x="4.202cm" svg:y="16.8cm" svg:viewBox="0 0 20 20" svg:d="M10 20c14 0 14-20 0-20-13 0-13 20 0 20z">
          <text:p/>
        </draw:path>
        <draw:path draw:style-name="gr1" draw:text-style-name="P1" draw:layer="layout" svg:width="0.019cm" svg:height="0.019cm" svg:x="4.702cm" svg:y="16.8cm" svg:viewBox="0 0 20 20" svg:d="M10 20c14 0 14-20 0-20-13 0-13 20 0 20z">
          <text:p/>
        </draw:path>
        <draw:path draw:style-name="gr1" draw:text-style-name="P1" draw:layer="layout" svg:width="0.019cm" svg:height="0.019cm" svg:x="5.202cm" svg:y="16.8cm" svg:viewBox="0 0 20 20" svg:d="M10 20c14 0 14-20 0-20-13 0-13 20 0 20z">
          <text:p/>
        </draw:path>
        <draw:path draw:style-name="gr1" draw:text-style-name="P1" draw:layer="layout" svg:width="0.019cm" svg:height="0.019cm" svg:x="5.702cm" svg:y="16.8cm" svg:viewBox="0 0 20 20" svg:d="M10 20c14 0 14-20 0-20-13 0-13 20 0 20z">
          <text:p/>
        </draw:path>
        <draw:path draw:style-name="gr1" draw:text-style-name="P1" draw:layer="layout" svg:width="0.019cm" svg:height="0.019cm" svg:x="6.202cm" svg:y="16.8cm" svg:viewBox="0 0 20 20" svg:d="M10 20c14 0 14-20 0-20-13 0-13 20 0 20z">
          <text:p/>
        </draw:path>
        <draw:path draw:style-name="gr1" draw:text-style-name="P1" draw:layer="layout" svg:width="0.019cm" svg:height="0.019cm" svg:x="6.702cm" svg:y="16.8cm" svg:viewBox="0 0 20 20" svg:d="M10 20c14 0 14-20 0-20-13 0-13 20 0 20z">
          <text:p/>
        </draw:path>
        <draw:path draw:style-name="gr1" draw:text-style-name="P1" draw:layer="layout" svg:width="0.019cm" svg:height="0.019cm" svg:x="7.202cm" svg:y="16.8cm" svg:viewBox="0 0 20 20" svg:d="M10 20c14 0 14-20 0-20-13 0-13 20 0 20z">
          <text:p/>
        </draw:path>
        <draw:path draw:style-name="gr1" draw:text-style-name="P1" draw:layer="layout" svg:width="0.019cm" svg:height="0.019cm" svg:x="7.702cm" svg:y="16.8cm" svg:viewBox="0 0 20 20" svg:d="M10 20c14 0 14-20 0-20-13 0-13 20 0 20z">
          <text:p/>
        </draw:path>
        <draw:path draw:style-name="gr1" draw:text-style-name="P1" draw:layer="layout" svg:width="0.019cm" svg:height="0.019cm" svg:x="8.202cm" svg:y="16.8cm" svg:viewBox="0 0 20 20" svg:d="M10 20c14 0 14-20 0-20-13 0-13 20 0 20z">
          <text:p/>
        </draw:path>
        <draw:path draw:style-name="gr1" draw:text-style-name="P1" draw:layer="layout" svg:width="0.019cm" svg:height="0.019cm" svg:x="8.703cm" svg:y="16.8cm" svg:viewBox="0 0 20 20" svg:d="M10 20c14 0 14-20 0-20-13 0-13 20 0 20z">
          <text:p/>
        </draw:path>
        <draw:path draw:style-name="gr1" draw:text-style-name="P1" draw:layer="layout" svg:width="0.019cm" svg:height="0.019cm" svg:x="9.203cm" svg:y="16.8cm" svg:viewBox="0 0 20 20" svg:d="M10 20c14 0 14-20 0-20-13 0-13 20 0 20z">
          <text:p/>
        </draw:path>
        <draw:path draw:style-name="gr1" draw:text-style-name="P1" draw:layer="layout" svg:width="0.019cm" svg:height="0.019cm" svg:x="9.703cm" svg:y="16.8cm" svg:viewBox="0 0 20 20" svg:d="M10 20c14 0 14-20 0-20-13 0-13 20 0 20z">
          <text:p/>
        </draw:path>
        <draw:path draw:style-name="gr1" draw:text-style-name="P1" draw:layer="layout" svg:width="0.019cm" svg:height="0.019cm" svg:x="10.203cm" svg:y="16.8cm" svg:viewBox="0 0 20 20" svg:d="M10 20c14 0 14-20 0-20-13 0-13 20 0 20z">
          <text:p/>
        </draw:path>
        <draw:path draw:style-name="gr1" draw:text-style-name="P1" draw:layer="layout" svg:width="0.019cm" svg:height="0.019cm" svg:x="10.703cm" svg:y="16.8cm" svg:viewBox="0 0 20 20" svg:d="M10 20c14 0 14-20 0-20-13 0-13 20 0 20z">
          <text:p/>
        </draw:path>
        <draw:path draw:style-name="gr1" draw:text-style-name="P1" draw:layer="layout" svg:width="0.019cm" svg:height="0.019cm" svg:x="11.203cm" svg:y="16.8cm" svg:viewBox="0 0 20 20" svg:d="M10 20c14 0 14-20 0-20-13 0-13 20 0 20z">
          <text:p/>
        </draw:path>
        <draw:path draw:style-name="gr1" draw:text-style-name="P1" draw:layer="layout" svg:width="0.019cm" svg:height="0.019cm" svg:x="11.703cm" svg:y="16.8cm" svg:viewBox="0 0 20 20" svg:d="M10 20c14 0 14-20 0-20-13 0-13 20 0 20z">
          <text:p/>
        </draw:path>
        <draw:path draw:style-name="gr1" draw:text-style-name="P1" draw:layer="layout" svg:width="0.019cm" svg:height="0.019cm" svg:x="12.203cm" svg:y="16.8cm" svg:viewBox="0 0 20 20" svg:d="M10 20c14 0 14-20 0-20-13 0-13 20 0 20z">
          <text:p/>
        </draw:path>
        <draw:path draw:style-name="gr1" draw:text-style-name="P1" draw:layer="layout" svg:width="0.019cm" svg:height="0.019cm" svg:x="12.703cm" svg:y="16.8cm" svg:viewBox="0 0 20 20" svg:d="M10 20c14 0 14-20 0-20-13 0-13 20 0 20z">
          <text:p/>
        </draw:path>
        <draw:path draw:style-name="gr1" draw:text-style-name="P1" draw:layer="layout" svg:width="0.019cm" svg:height="0.019cm" svg:x="13.203cm" svg:y="16.8cm" svg:viewBox="0 0 20 20" svg:d="M10 20c14 0 14-20 0-20-13 0-13 20 0 20z">
          <text:p/>
        </draw:path>
        <draw:path draw:style-name="gr1" draw:text-style-name="P1" draw:layer="layout" svg:width="0.019cm" svg:height="0.019cm" svg:x="13.703cm" svg:y="16.8cm" svg:viewBox="0 0 20 20" svg:d="M10 20c14 0 14-20 0-20-13 0-13 20 0 20z">
          <text:p/>
        </draw:path>
        <draw:path draw:style-name="gr1" draw:text-style-name="P1" draw:layer="layout" svg:width="0.019cm" svg:height="0.019cm" svg:x="14.203cm" svg:y="16.8cm" svg:viewBox="0 0 20 20" svg:d="M10 20c14 0 14-20 0-20-13 0-13 20 0 20z">
          <text:p/>
        </draw:path>
        <draw:path draw:style-name="gr1" draw:text-style-name="P1" draw:layer="layout" svg:width="0.019cm" svg:height="0.019cm" svg:x="14.703cm" svg:y="16.8cm" svg:viewBox="0 0 20 20" svg:d="M10 20c14 0 14-20 0-20-13 0-13 20 0 20z">
          <text:p/>
        </draw:path>
        <draw:path draw:style-name="gr1" draw:text-style-name="P1" draw:layer="layout" svg:width="0.019cm" svg:height="0.019cm" svg:x="15.203cm" svg:y="16.8cm" svg:viewBox="0 0 20 20" svg:d="M10 20c14 0 14-20 0-20-13 0-13 20 0 20z">
          <text:p/>
        </draw:path>
        <draw:path draw:style-name="gr1" draw:text-style-name="P1" draw:layer="layout" svg:width="0.019cm" svg:height="0.019cm" svg:x="15.703cm" svg:y="16.8cm" svg:viewBox="0 0 20 20" svg:d="M10 20c14 0 14-20 0-20-13 0-13 20 0 20z">
          <text:p/>
        </draw:path>
        <draw:path draw:style-name="gr1" draw:text-style-name="P1" draw:layer="layout" svg:width="0.019cm" svg:height="0.019cm" svg:x="16.203cm" svg:y="16.8cm" svg:viewBox="0 0 20 20" svg:d="M10 20c14 0 14-20 0-20-13 0-13 20 0 20z">
          <text:p/>
        </draw:path>
        <draw:path draw:style-name="gr1" draw:text-style-name="P1" draw:layer="layout" svg:width="0.019cm" svg:height="0.019cm" svg:x="16.702cm" svg:y="16.8cm" svg:viewBox="0 0 20 20" svg:d="M10 20c14 0 14-20 0-20-13 0-13 20 0 20z">
          <text:p/>
        </draw:path>
        <draw:path draw:style-name="gr1" draw:text-style-name="P1" draw:layer="layout" svg:width="0.019cm" svg:height="0.019cm" svg:x="17.202cm" svg:y="16.8cm" svg:viewBox="0 0 20 20" svg:d="M10 20c14 0 14-20 0-20-13 0-13 20 0 20z">
          <text:p/>
        </draw:path>
        <draw:path draw:style-name="gr1" draw:text-style-name="P1" draw:layer="layout" svg:width="0.019cm" svg:height="0.019cm" svg:x="17.702cm" svg:y="16.8cm" svg:viewBox="0 0 20 20" svg:d="M10 20c14 0 14-20 0-20-13 0-13 20 0 20z">
          <text:p/>
        </draw:path>
        <draw:path draw:style-name="gr1" draw:text-style-name="P1" draw:layer="layout" svg:width="0.019cm" svg:height="0.019cm" svg:x="18.202cm" svg:y="16.8cm" svg:viewBox="0 0 20 20" svg:d="M10 20c14 0 14-20 0-20-13 0-13 20 0 20z">
          <text:p/>
        </draw:path>
        <draw:path draw:style-name="gr1" draw:text-style-name="P1" draw:layer="layout" svg:width="0.019cm" svg:height="0.019cm" svg:x="18.702cm" svg:y="16.8cm" svg:viewBox="0 0 20 20" svg:d="M10 20c14 0 14-20 0-20-13 0-13 20 0 20z">
          <text:p/>
        </draw:path>
        <draw:path draw:style-name="gr1" draw:text-style-name="P1" draw:layer="layout" svg:width="0.019cm" svg:height="0.019cm" svg:x="19.202cm" svg:y="16.8cm" svg:viewBox="0 0 20 20" svg:d="M10 20c14 0 14-20 0-20-13 0-13 20 0 20z">
          <text:p/>
        </draw:path>
        <draw:path draw:style-name="gr1" draw:text-style-name="P1" draw:layer="layout" svg:width="0.019cm" svg:height="0.019cm" svg:x="19.702cm" svg:y="16.8cm" svg:viewBox="0 0 20 20" svg:d="M10 20c14 0 14-20 0-20-13 0-13 20 0 20z">
          <text:p/>
        </draw:path>
        <draw:path draw:style-name="gr1" draw:text-style-name="P1" draw:layer="layout" svg:width="0.019cm" svg:height="0.019cm" svg:x="20.202cm" svg:y="16.8cm" svg:viewBox="0 0 20 20" svg:d="M10 20c14 0 14-20 0-20-13 0-13 20 0 20z">
          <text:p/>
        </draw:path>
        <draw:path draw:style-name="gr1" draw:text-style-name="P1" draw:layer="layout" svg:width="0.019cm" svg:height="0.019cm" svg:x="20.702cm" svg:y="16.8cm" svg:viewBox="0 0 20 20" svg:d="M10 20c14 0 14-20 0-20-13 0-13 20 0 20z">
          <text:p/>
        </draw:path>
        <draw:path draw:style-name="gr1" draw:text-style-name="P1" draw:layer="layout" svg:width="0.019cm" svg:height="0.019cm" svg:x="21.202cm" svg:y="16.8cm" svg:viewBox="0 0 20 20" svg:d="M10 20c14 0 14-20 0-20-13 0-13 20 0 20z">
          <text:p/>
        </draw:path>
        <draw:path draw:style-name="gr1" draw:text-style-name="P1" draw:layer="layout" svg:width="0.019cm" svg:height="0.019cm" svg:x="21.702cm" svg:y="16.8cm" svg:viewBox="0 0 20 20" svg:d="M10 20c14 0 14-20 0-20-13 0-13 20 0 20z">
          <text:p/>
        </draw:path>
        <draw:path draw:style-name="gr1" draw:text-style-name="P1" draw:layer="layout" svg:width="0.019cm" svg:height="0.019cm" svg:x="22.202cm" svg:y="16.8cm" svg:viewBox="0 0 20 20" svg:d="M10 20c14 0 14-20 0-20-13 0-13 20 0 20z">
          <text:p/>
        </draw:path>
        <draw:path draw:style-name="gr1" draw:text-style-name="P1" draw:layer="layout" svg:width="0.019cm" svg:height="0.019cm" svg:x="22.702cm" svg:y="16.8cm" svg:viewBox="0 0 20 20" svg:d="M10 20c14 0 14-20 0-20-13 0-13 20 0 20z">
          <text:p/>
        </draw:path>
        <draw:path draw:style-name="gr1" draw:text-style-name="P1" draw:layer="layout" svg:width="0.019cm" svg:height="0.019cm" svg:x="23.202cm" svg:y="16.8cm" svg:viewBox="0 0 20 20" svg:d="M10 20c14 0 14-20 0-20-13 0-13 20 0 20z">
          <text:p/>
        </draw:path>
        <draw:path draw:style-name="gr1" draw:text-style-name="P1" draw:layer="layout" svg:width="0.019cm" svg:height="0.019cm" svg:x="23.702cm" svg:y="16.8cm" svg:viewBox="0 0 20 20" svg:d="M10 20c14 0 14-20 0-20-13 0-13 20 0 20z">
          <text:p/>
        </draw:path>
        <draw:path draw:style-name="gr1" draw:text-style-name="P1" draw:layer="layout" svg:width="0.019cm" svg:height="0.019cm" svg:x="24.202cm" svg:y="16.8cm" svg:viewBox="0 0 20 20" svg:d="M10 20c14 0 14-20 0-20-13 0-13 20 0 20z">
          <text:p/>
        </draw:path>
        <draw:path draw:style-name="gr1" draw:text-style-name="P1" draw:layer="layout" svg:width="0.019cm" svg:height="0.019cm" svg:x="24.703cm" svg:y="16.8cm" svg:viewBox="0 0 20 20" svg:d="M10 20c14 0 14-20 0-20-13 0-13 20 0 20z">
          <text:p/>
        </draw:path>
        <draw:path draw:style-name="gr1" draw:text-style-name="P1" draw:layer="layout" svg:width="0.019cm" svg:height="0.019cm" svg:x="25.203cm" svg:y="16.8cm" svg:viewBox="0 0 20 20" svg:d="M10 20c14 0 14-20 0-20-13 0-13 20 0 20z">
          <text:p/>
        </draw:path>
        <draw:path draw:style-name="gr1" draw:text-style-name="P1" draw:layer="layout" svg:width="0.019cm" svg:height="0.019cm" svg:x="25.703cm" svg:y="16.8cm" svg:viewBox="0 0 20 20" svg:d="M10 20c14 0 14-20 0-20-13 0-13 20 0 20z">
          <text:p/>
        </draw:path>
        <draw:path draw:style-name="gr1" draw:text-style-name="P1" draw:layer="layout" svg:width="0.019cm" svg:height="0.019cm" svg:x="26.203cm" svg:y="16.8cm" svg:viewBox="0 0 20 20" svg:d="M10 20c14 0 14-20 0-20-13 0-13 20 0 20z">
          <text:p/>
        </draw:path>
        <draw:path draw:style-name="gr1" draw:text-style-name="P1" draw:layer="layout" svg:width="0.019cm" svg:height="0.019cm" svg:x="26.703cm" svg:y="16.8cm" svg:viewBox="0 0 20 20" svg:d="M10 20c14 0 14-20 0-20-13 0-13 20 0 20z">
          <text:p/>
        </draw:path>
        <draw:path draw:style-name="gr1" draw:text-style-name="P1" draw:layer="layout" svg:width="0.019cm" svg:height="0.019cm" svg:x="27.203cm" svg:y="16.8cm" svg:viewBox="0 0 20 20" svg:d="M10 20c14 0 14-20 0-20-13 0-13 20 0 20z">
          <text:p/>
        </draw:path>
        <draw:path draw:style-name="gr1" draw:text-style-name="P1" draw:layer="layout" svg:width="0.019cm" svg:height="0.019cm" svg:x="0.702cm" svg:y="16.8cm" svg:viewBox="0 0 20 20" svg:d="M10 20c14 0 14-20 0-20-13 0-13 20 0 20z">
          <text:p/>
        </draw:path>
        <draw:path draw:style-name="gr1" draw:text-style-name="P1" draw:layer="layout" svg:width="0.019cm" svg:height="0.019cm" svg:x="1.202cm" svg:y="16.8cm" svg:viewBox="0 0 20 20" svg:d="M10 20c14 0 14-20 0-20-13 0-13 20 0 20z">
          <text:p/>
        </draw:path>
        <draw:path draw:style-name="gr1" draw:text-style-name="P1" draw:layer="layout" svg:width="0.019cm" svg:height="0.019cm" svg:x="1.702cm" svg:y="16.8cm" svg:viewBox="0 0 20 20" svg:d="M10 20c14 0 14-20 0-20-13 0-13 20 0 20z">
          <text:p/>
        </draw:path>
        <draw:path draw:style-name="gr1" draw:text-style-name="P1" draw:layer="layout" svg:width="0.019cm" svg:height="0.019cm" svg:x="2.202cm" svg:y="16.8cm" svg:viewBox="0 0 20 20" svg:d="M10 20c14 0 14-20 0-20-13 0-13 20 0 20z">
          <text:p/>
        </draw:path>
        <draw:path draw:style-name="gr1" draw:text-style-name="P1" draw:layer="layout" svg:width="0.019cm" svg:height="0.019cm" svg:x="2.702cm" svg:y="16.8cm" svg:viewBox="0 0 20 20" svg:d="M10 20c14 0 14-20 0-20-13 0-13 20 0 20z">
          <text:p/>
        </draw:path>
        <draw:path draw:style-name="gr1" draw:text-style-name="P1" draw:layer="layout" svg:width="0.019cm" svg:height="0.019cm" svg:x="3.202cm" svg:y="16.8cm" svg:viewBox="0 0 20 20" svg:d="M10 20c14 0 14-20 0-20-13 0-13 20 0 20z">
          <text:p/>
        </draw:path>
        <draw:path draw:style-name="gr1" draw:text-style-name="P1" draw:layer="layout" svg:width="0.019cm" svg:height="0.019cm" svg:x="3.702cm" svg:y="16.8cm" svg:viewBox="0 0 20 20" svg:d="M10 20c14 0 14-20 0-20-13 0-13 20 0 20z">
          <text:p/>
        </draw:path>
        <draw:path draw:style-name="gr1" draw:text-style-name="P1" draw:layer="layout" svg:width="0.019cm" svg:height="0.019cm" svg:x="4.202cm" svg:y="16.8cm" svg:viewBox="0 0 20 20" svg:d="M10 20c14 0 14-20 0-20-13 0-13 20 0 20z">
          <text:p/>
        </draw:path>
        <draw:path draw:style-name="gr1" draw:text-style-name="P1" draw:layer="layout" svg:width="0.019cm" svg:height="0.019cm" svg:x="4.702cm" svg:y="16.8cm" svg:viewBox="0 0 20 20" svg:d="M10 20c14 0 14-20 0-20-13 0-13 20 0 20z">
          <text:p/>
        </draw:path>
        <draw:path draw:style-name="gr1" draw:text-style-name="P1" draw:layer="layout" svg:width="0.019cm" svg:height="0.019cm" svg:x="5.202cm" svg:y="16.8cm" svg:viewBox="0 0 20 20" svg:d="M10 20c14 0 14-20 0-20-13 0-13 20 0 20z">
          <text:p/>
        </draw:path>
        <draw:path draw:style-name="gr1" draw:text-style-name="P1" draw:layer="layout" svg:width="0.019cm" svg:height="0.019cm" svg:x="5.702cm" svg:y="16.8cm" svg:viewBox="0 0 20 20" svg:d="M10 20c14 0 14-20 0-20-13 0-13 20 0 20z">
          <text:p/>
        </draw:path>
        <draw:path draw:style-name="gr1" draw:text-style-name="P1" draw:layer="layout" svg:width="0.019cm" svg:height="0.019cm" svg:x="6.202cm" svg:y="16.8cm" svg:viewBox="0 0 20 20" svg:d="M10 20c14 0 14-20 0-20-13 0-13 20 0 20z">
          <text:p/>
        </draw:path>
        <draw:path draw:style-name="gr1" draw:text-style-name="P1" draw:layer="layout" svg:width="0.019cm" svg:height="0.019cm" svg:x="6.702cm" svg:y="16.8cm" svg:viewBox="0 0 20 20" svg:d="M10 20c14 0 14-20 0-20-13 0-13 20 0 20z">
          <text:p/>
        </draw:path>
        <draw:path draw:style-name="gr1" draw:text-style-name="P1" draw:layer="layout" svg:width="0.019cm" svg:height="0.019cm" svg:x="7.202cm" svg:y="16.8cm" svg:viewBox="0 0 20 20" svg:d="M10 20c14 0 14-20 0-20-13 0-13 20 0 20z">
          <text:p/>
        </draw:path>
        <draw:path draw:style-name="gr1" draw:text-style-name="P1" draw:layer="layout" svg:width="0.019cm" svg:height="0.019cm" svg:x="7.702cm" svg:y="16.8cm" svg:viewBox="0 0 20 20" svg:d="M10 20c14 0 14-20 0-20-13 0-13 20 0 20z">
          <text:p/>
        </draw:path>
        <draw:path draw:style-name="gr1" draw:text-style-name="P1" draw:layer="layout" svg:width="0.019cm" svg:height="0.019cm" svg:x="8.202cm" svg:y="16.8cm" svg:viewBox="0 0 20 20" svg:d="M10 20c14 0 14-20 0-20-13 0-13 20 0 20z">
          <text:p/>
        </draw:path>
        <draw:path draw:style-name="gr1" draw:text-style-name="P1" draw:layer="layout" svg:width="0.019cm" svg:height="0.019cm" svg:x="8.703cm" svg:y="16.8cm" svg:viewBox="0 0 20 20" svg:d="M10 20c14 0 14-20 0-20-13 0-13 20 0 20z">
          <text:p/>
        </draw:path>
        <draw:path draw:style-name="gr1" draw:text-style-name="P1" draw:layer="layout" svg:width="0.019cm" svg:height="0.019cm" svg:x="9.203cm" svg:y="16.8cm" svg:viewBox="0 0 20 20" svg:d="M10 20c14 0 14-20 0-20-13 0-13 20 0 20z">
          <text:p/>
        </draw:path>
        <draw:path draw:style-name="gr1" draw:text-style-name="P1" draw:layer="layout" svg:width="0.019cm" svg:height="0.019cm" svg:x="9.703cm" svg:y="16.8cm" svg:viewBox="0 0 20 20" svg:d="M10 20c14 0 14-20 0-20-13 0-13 20 0 20z">
          <text:p/>
        </draw:path>
        <draw:path draw:style-name="gr1" draw:text-style-name="P1" draw:layer="layout" svg:width="0.019cm" svg:height="0.019cm" svg:x="10.203cm" svg:y="16.8cm" svg:viewBox="0 0 20 20" svg:d="M10 20c14 0 14-20 0-20-13 0-13 20 0 20z">
          <text:p/>
        </draw:path>
        <draw:path draw:style-name="gr1" draw:text-style-name="P1" draw:layer="layout" svg:width="0.019cm" svg:height="0.019cm" svg:x="10.703cm" svg:y="16.8cm" svg:viewBox="0 0 20 20" svg:d="M10 20c14 0 14-20 0-20-13 0-13 20 0 20z">
          <text:p/>
        </draw:path>
        <draw:path draw:style-name="gr1" draw:text-style-name="P1" draw:layer="layout" svg:width="0.019cm" svg:height="0.019cm" svg:x="11.203cm" svg:y="16.8cm" svg:viewBox="0 0 20 20" svg:d="M10 20c14 0 14-20 0-20-13 0-13 20 0 20z">
          <text:p/>
        </draw:path>
        <draw:path draw:style-name="gr1" draw:text-style-name="P1" draw:layer="layout" svg:width="0.019cm" svg:height="0.019cm" svg:x="11.703cm" svg:y="16.8cm" svg:viewBox="0 0 20 20" svg:d="M10 20c14 0 14-20 0-20-13 0-13 20 0 20z">
          <text:p/>
        </draw:path>
        <draw:path draw:style-name="gr1" draw:text-style-name="P1" draw:layer="layout" svg:width="0.019cm" svg:height="0.019cm" svg:x="12.203cm" svg:y="16.8cm" svg:viewBox="0 0 20 20" svg:d="M10 20c14 0 14-20 0-20-13 0-13 20 0 20z">
          <text:p/>
        </draw:path>
        <draw:path draw:style-name="gr1" draw:text-style-name="P1" draw:layer="layout" svg:width="0.019cm" svg:height="0.019cm" svg:x="12.703cm" svg:y="16.8cm" svg:viewBox="0 0 20 20" svg:d="M10 20c14 0 14-20 0-20-13 0-13 20 0 20z">
          <text:p/>
        </draw:path>
        <draw:path draw:style-name="gr1" draw:text-style-name="P1" draw:layer="layout" svg:width="0.019cm" svg:height="0.019cm" svg:x="13.203cm" svg:y="16.8cm" svg:viewBox="0 0 20 20" svg:d="M10 20c14 0 14-20 0-20-13 0-13 20 0 20z">
          <text:p/>
        </draw:path>
        <draw:path draw:style-name="gr1" draw:text-style-name="P1" draw:layer="layout" svg:width="0.019cm" svg:height="0.019cm" svg:x="13.703cm" svg:y="16.8cm" svg:viewBox="0 0 20 20" svg:d="M10 20c14 0 14-20 0-20-13 0-13 20 0 20z">
          <text:p/>
        </draw:path>
        <draw:path draw:style-name="gr1" draw:text-style-name="P1" draw:layer="layout" svg:width="0.019cm" svg:height="0.019cm" svg:x="14.203cm" svg:y="16.8cm" svg:viewBox="0 0 20 20" svg:d="M10 20c14 0 14-20 0-20-13 0-13 20 0 20z">
          <text:p/>
        </draw:path>
        <draw:path draw:style-name="gr1" draw:text-style-name="P1" draw:layer="layout" svg:width="0.019cm" svg:height="0.019cm" svg:x="14.703cm" svg:y="16.8cm" svg:viewBox="0 0 20 20" svg:d="M10 20c14 0 14-20 0-20-13 0-13 20 0 20z">
          <text:p/>
        </draw:path>
        <draw:path draw:style-name="gr1" draw:text-style-name="P1" draw:layer="layout" svg:width="0.019cm" svg:height="0.019cm" svg:x="15.203cm" svg:y="16.8cm" svg:viewBox="0 0 20 20" svg:d="M10 20c14 0 14-20 0-20-13 0-13 20 0 20z">
          <text:p/>
        </draw:path>
        <draw:path draw:style-name="gr1" draw:text-style-name="P1" draw:layer="layout" svg:width="0.019cm" svg:height="0.019cm" svg:x="15.703cm" svg:y="16.8cm" svg:viewBox="0 0 20 20" svg:d="M10 20c14 0 14-20 0-20-13 0-13 20 0 20z">
          <text:p/>
        </draw:path>
        <draw:path draw:style-name="gr1" draw:text-style-name="P1" draw:layer="layout" svg:width="0.019cm" svg:height="0.019cm" svg:x="16.203cm" svg:y="16.8cm" svg:viewBox="0 0 20 20" svg:d="M10 20c14 0 14-20 0-20-13 0-13 20 0 20z">
          <text:p/>
        </draw:path>
        <draw:path draw:style-name="gr1" draw:text-style-name="P1" draw:layer="layout" svg:width="0.019cm" svg:height="0.019cm" svg:x="0.703cm" svg:y="17.3cm" svg:viewBox="0 0 20 20" svg:d="M10 20c14 0 14-20 0-20-13 0-13 20 0 20z">
          <text:p/>
        </draw:path>
        <draw:path draw:style-name="gr1" draw:text-style-name="P1" draw:layer="layout" svg:width="0.019cm" svg:height="0.019cm" svg:x="1.203cm" svg:y="17.3cm" svg:viewBox="0 0 20 20" svg:d="M10 20c14 0 14-20 0-20-13 0-13 20 0 20z">
          <text:p/>
        </draw:path>
        <draw:path draw:style-name="gr1" draw:text-style-name="P1" draw:layer="layout" svg:width="0.019cm" svg:height="0.019cm" svg:x="1.703cm" svg:y="17.3cm" svg:viewBox="0 0 20 20" svg:d="M10 20c14 0 14-20 0-20-13 0-13 20 0 20z">
          <text:p/>
        </draw:path>
        <draw:path draw:style-name="gr1" draw:text-style-name="P1" draw:layer="layout" svg:width="0.019cm" svg:height="0.019cm" svg:x="2.203cm" svg:y="17.3cm" svg:viewBox="0 0 20 20" svg:d="M10 20c14 0 14-20 0-20-13 0-13 20 0 20z">
          <text:p/>
        </draw:path>
        <draw:path draw:style-name="gr1" draw:text-style-name="P1" draw:layer="layout" svg:width="0.019cm" svg:height="0.019cm" svg:x="2.703cm" svg:y="17.3cm" svg:viewBox="0 0 20 20" svg:d="M10 20c14 0 14-20 0-20-13 0-13 20 0 20z">
          <text:p/>
        </draw:path>
        <draw:path draw:style-name="gr1" draw:text-style-name="P1" draw:layer="layout" svg:width="0.019cm" svg:height="0.019cm" svg:x="3.203cm" svg:y="17.3cm" svg:viewBox="0 0 20 20" svg:d="M10 20c14 0 14-20 0-20-13 0-13 20 0 20z">
          <text:p/>
        </draw:path>
        <draw:path draw:style-name="gr1" draw:text-style-name="P1" draw:layer="layout" svg:width="0.019cm" svg:height="0.019cm" svg:x="3.703cm" svg:y="17.3cm" svg:viewBox="0 0 20 20" svg:d="M10 20c14 0 14-20 0-20-13 0-13 20 0 20z">
          <text:p/>
        </draw:path>
        <draw:path draw:style-name="gr1" draw:text-style-name="P1" draw:layer="layout" svg:width="0.019cm" svg:height="0.019cm" svg:x="4.203cm" svg:y="17.3cm" svg:viewBox="0 0 20 20" svg:d="M10 20c14 0 14-20 0-20-13 0-13 20 0 20z">
          <text:p/>
        </draw:path>
        <draw:path draw:style-name="gr1" draw:text-style-name="P1" draw:layer="layout" svg:width="0.019cm" svg:height="0.019cm" svg:x="4.703cm" svg:y="17.3cm" svg:viewBox="0 0 20 20" svg:d="M10 20c14 0 14-20 0-20-13 0-13 20 0 20z">
          <text:p/>
        </draw:path>
        <draw:path draw:style-name="gr1" draw:text-style-name="P1" draw:layer="layout" svg:width="0.019cm" svg:height="0.019cm" svg:x="5.203cm" svg:y="17.3cm" svg:viewBox="0 0 20 20" svg:d="M10 20c14 0 14-20 0-20-13 0-13 20 0 20z">
          <text:p/>
        </draw:path>
        <draw:path draw:style-name="gr1" draw:text-style-name="P1" draw:layer="layout" svg:width="0.019cm" svg:height="0.019cm" svg:x="5.703cm" svg:y="17.3cm" svg:viewBox="0 0 20 20" svg:d="M10 20c14 0 14-20 0-20-13 0-13 20 0 20z">
          <text:p/>
        </draw:path>
        <draw:path draw:style-name="gr1" draw:text-style-name="P1" draw:layer="layout" svg:width="0.019cm" svg:height="0.019cm" svg:x="6.203cm" svg:y="17.3cm" svg:viewBox="0 0 20 20" svg:d="M10 20c14 0 14-20 0-20-13 0-13 20 0 20z">
          <text:p/>
        </draw:path>
        <draw:path draw:style-name="gr1" draw:text-style-name="P1" draw:layer="layout" svg:width="0.019cm" svg:height="0.019cm" svg:x="6.703cm" svg:y="17.3cm" svg:viewBox="0 0 20 20" svg:d="M10 20c14 0 14-20 0-20-13 0-13 20 0 20z">
          <text:p/>
        </draw:path>
        <draw:path draw:style-name="gr1" draw:text-style-name="P1" draw:layer="layout" svg:width="0.019cm" svg:height="0.019cm" svg:x="7.203cm" svg:y="17.3cm" svg:viewBox="0 0 20 20" svg:d="M10 20c14 0 14-20 0-20-13 0-13 20 0 20z">
          <text:p/>
        </draw:path>
        <draw:path draw:style-name="gr1" draw:text-style-name="P1" draw:layer="layout" svg:width="0.019cm" svg:height="0.019cm" svg:x="7.703cm" svg:y="17.3cm" svg:viewBox="0 0 20 20" svg:d="M10 20c14 0 14-20 0-20-13 0-13 20 0 20z">
          <text:p/>
        </draw:path>
        <draw:path draw:style-name="gr1" draw:text-style-name="P1" draw:layer="layout" svg:width="0.019cm" svg:height="0.019cm" svg:x="8.203cm" svg:y="17.3cm" svg:viewBox="0 0 20 20" svg:d="M10 20c14 0 14-20 0-20-13 0-13 20 0 20z">
          <text:p/>
        </draw:path>
        <draw:path draw:style-name="gr1" draw:text-style-name="P1" draw:layer="layout" svg:width="0.019cm" svg:height="0.019cm" svg:x="8.704cm" svg:y="17.3cm" svg:viewBox="0 0 20 20" svg:d="M10 20c14 0 14-20 0-20-13 0-13 20 0 20z">
          <text:p/>
        </draw:path>
        <draw:path draw:style-name="gr1" draw:text-style-name="P1" draw:layer="layout" svg:width="0.019cm" svg:height="0.019cm" svg:x="9.204cm" svg:y="17.3cm" svg:viewBox="0 0 20 20" svg:d="M10 20c14 0 14-20 0-20-13 0-13 20 0 20z">
          <text:p/>
        </draw:path>
        <draw:path draw:style-name="gr1" draw:text-style-name="P1" draw:layer="layout" svg:width="0.019cm" svg:height="0.019cm" svg:x="9.704cm" svg:y="17.3cm" svg:viewBox="0 0 20 20" svg:d="M10 20c14 0 14-20 0-20-13 0-13 20 0 20z">
          <text:p/>
        </draw:path>
        <draw:path draw:style-name="gr1" draw:text-style-name="P1" draw:layer="layout" svg:width="0.019cm" svg:height="0.019cm" svg:x="10.204cm" svg:y="17.3cm" svg:viewBox="0 0 20 20" svg:d="M10 20c14 0 14-20 0-20-13 0-13 20 0 20z">
          <text:p/>
        </draw:path>
        <draw:path draw:style-name="gr1" draw:text-style-name="P1" draw:layer="layout" svg:width="0.019cm" svg:height="0.019cm" svg:x="10.704cm" svg:y="17.3cm" svg:viewBox="0 0 20 20" svg:d="M10 20c14 0 14-20 0-20-13 0-13 20 0 20z">
          <text:p/>
        </draw:path>
        <draw:path draw:style-name="gr1" draw:text-style-name="P1" draw:layer="layout" svg:width="0.019cm" svg:height="0.019cm" svg:x="11.204cm" svg:y="17.3cm" svg:viewBox="0 0 20 20" svg:d="M10 20c14 0 14-20 0-20-13 0-13 20 0 20z">
          <text:p/>
        </draw:path>
        <draw:path draw:style-name="gr1" draw:text-style-name="P1" draw:layer="layout" svg:width="0.019cm" svg:height="0.019cm" svg:x="11.704cm" svg:y="17.3cm" svg:viewBox="0 0 20 20" svg:d="M10 20c14 0 14-20 0-20-13 0-13 20 0 20z">
          <text:p/>
        </draw:path>
        <draw:path draw:style-name="gr1" draw:text-style-name="P1" draw:layer="layout" svg:width="0.019cm" svg:height="0.019cm" svg:x="12.204cm" svg:y="17.3cm" svg:viewBox="0 0 20 20" svg:d="M10 20c14 0 14-20 0-20-13 0-13 20 0 20z">
          <text:p/>
        </draw:path>
        <draw:path draw:style-name="gr1" draw:text-style-name="P1" draw:layer="layout" svg:width="0.019cm" svg:height="0.019cm" svg:x="12.704cm" svg:y="17.3cm" svg:viewBox="0 0 20 20" svg:d="M10 20c14 0 14-20 0-20-13 0-13 20 0 20z">
          <text:p/>
        </draw:path>
        <draw:path draw:style-name="gr1" draw:text-style-name="P1" draw:layer="layout" svg:width="0.019cm" svg:height="0.019cm" svg:x="13.204cm" svg:y="17.3cm" svg:viewBox="0 0 20 20" svg:d="M10 20c14 0 14-20 0-20-13 0-13 20 0 20z">
          <text:p/>
        </draw:path>
        <draw:path draw:style-name="gr1" draw:text-style-name="P1" draw:layer="layout" svg:width="0.019cm" svg:height="0.019cm" svg:x="13.704cm" svg:y="17.3cm" svg:viewBox="0 0 20 20" svg:d="M10 20c14 0 14-20 0-20-13 0-13 20 0 20z">
          <text:p/>
        </draw:path>
        <draw:path draw:style-name="gr1" draw:text-style-name="P1" draw:layer="layout" svg:width="0.019cm" svg:height="0.019cm" svg:x="14.204cm" svg:y="17.3cm" svg:viewBox="0 0 20 20" svg:d="M10 20c14 0 14-20 0-20-13 0-13 20 0 20z">
          <text:p/>
        </draw:path>
        <draw:path draw:style-name="gr1" draw:text-style-name="P1" draw:layer="layout" svg:width="0.019cm" svg:height="0.019cm" svg:x="14.704cm" svg:y="17.3cm" svg:viewBox="0 0 20 20" svg:d="M10 20c14 0 14-20 0-20-13 0-13 20 0 20z">
          <text:p/>
        </draw:path>
        <draw:path draw:style-name="gr1" draw:text-style-name="P1" draw:layer="layout" svg:width="0.019cm" svg:height="0.019cm" svg:x="15.204cm" svg:y="17.3cm" svg:viewBox="0 0 20 20" svg:d="M10 20c14 0 14-20 0-20-13 0-13 20 0 20z">
          <text:p/>
        </draw:path>
        <draw:path draw:style-name="gr1" draw:text-style-name="P1" draw:layer="layout" svg:width="0.019cm" svg:height="0.019cm" svg:x="15.704cm" svg:y="17.3cm" svg:viewBox="0 0 20 20" svg:d="M10 20c14 0 14-20 0-20-13 0-13 20 0 20z">
          <text:p/>
        </draw:path>
        <draw:path draw:style-name="gr1" draw:text-style-name="P1" draw:layer="layout" svg:width="0.019cm" svg:height="0.019cm" svg:x="16.204cm" svg:y="17.3cm" svg:viewBox="0 0 20 20" svg:d="M10 20c14 0 14-20 0-20-13 0-13 20 0 20z">
          <text:p/>
        </draw:path>
        <draw:path draw:style-name="gr1" draw:text-style-name="P1" draw:layer="layout" svg:width="0.019cm" svg:height="0.019cm" svg:x="16.703cm" svg:y="17.3cm" svg:viewBox="0 0 20 20" svg:d="M10 20c14 0 14-20 0-20-13 0-13 20 0 20z">
          <text:p/>
        </draw:path>
        <draw:path draw:style-name="gr1" draw:text-style-name="P1" draw:layer="layout" svg:width="0.019cm" svg:height="0.019cm" svg:x="17.203cm" svg:y="17.3cm" svg:viewBox="0 0 20 20" svg:d="M10 20c14 0 14-20 0-20-13 0-13 20 0 20z">
          <text:p/>
        </draw:path>
        <draw:path draw:style-name="gr1" draw:text-style-name="P1" draw:layer="layout" svg:width="0.019cm" svg:height="0.019cm" svg:x="17.703cm" svg:y="17.3cm" svg:viewBox="0 0 20 20" svg:d="M10 20c14 0 14-20 0-20-13 0-13 20 0 20z">
          <text:p/>
        </draw:path>
        <draw:path draw:style-name="gr1" draw:text-style-name="P1" draw:layer="layout" svg:width="0.019cm" svg:height="0.019cm" svg:x="18.203cm" svg:y="17.3cm" svg:viewBox="0 0 20 20" svg:d="M10 20c14 0 14-20 0-20-13 0-13 20 0 20z">
          <text:p/>
        </draw:path>
        <draw:path draw:style-name="gr1" draw:text-style-name="P1" draw:layer="layout" svg:width="0.019cm" svg:height="0.019cm" svg:x="18.703cm" svg:y="17.3cm" svg:viewBox="0 0 20 20" svg:d="M10 20c14 0 14-20 0-20-13 0-13 20 0 20z">
          <text:p/>
        </draw:path>
        <draw:path draw:style-name="gr1" draw:text-style-name="P1" draw:layer="layout" svg:width="0.019cm" svg:height="0.019cm" svg:x="19.203cm" svg:y="17.3cm" svg:viewBox="0 0 20 20" svg:d="M10 20c14 0 14-20 0-20-13 0-13 20 0 20z">
          <text:p/>
        </draw:path>
        <draw:path draw:style-name="gr1" draw:text-style-name="P1" draw:layer="layout" svg:width="0.019cm" svg:height="0.019cm" svg:x="19.703cm" svg:y="17.3cm" svg:viewBox="0 0 20 20" svg:d="M10 20c14 0 14-20 0-20-13 0-13 20 0 20z">
          <text:p/>
        </draw:path>
        <draw:path draw:style-name="gr1" draw:text-style-name="P1" draw:layer="layout" svg:width="0.019cm" svg:height="0.019cm" svg:x="20.203cm" svg:y="17.3cm" svg:viewBox="0 0 20 20" svg:d="M10 20c14 0 14-20 0-20-13 0-13 20 0 20z">
          <text:p/>
        </draw:path>
        <draw:path draw:style-name="gr1" draw:text-style-name="P1" draw:layer="layout" svg:width="0.019cm" svg:height="0.019cm" svg:x="20.703cm" svg:y="17.3cm" svg:viewBox="0 0 20 20" svg:d="M10 20c14 0 14-20 0-20-13 0-13 20 0 20z">
          <text:p/>
        </draw:path>
        <draw:path draw:style-name="gr1" draw:text-style-name="P1" draw:layer="layout" svg:width="0.019cm" svg:height="0.019cm" svg:x="21.203cm" svg:y="17.3cm" svg:viewBox="0 0 20 20" svg:d="M10 20c14 0 14-20 0-20-13 0-13 20 0 20z">
          <text:p/>
        </draw:path>
        <draw:path draw:style-name="gr1" draw:text-style-name="P1" draw:layer="layout" svg:width="0.019cm" svg:height="0.019cm" svg:x="21.703cm" svg:y="17.3cm" svg:viewBox="0 0 20 20" svg:d="M10 20c14 0 14-20 0-20-13 0-13 20 0 20z">
          <text:p/>
        </draw:path>
        <draw:path draw:style-name="gr1" draw:text-style-name="P1" draw:layer="layout" svg:width="0.019cm" svg:height="0.019cm" svg:x="22.203cm" svg:y="17.3cm" svg:viewBox="0 0 20 20" svg:d="M10 20c14 0 14-20 0-20-13 0-13 20 0 20z">
          <text:p/>
        </draw:path>
        <draw:path draw:style-name="gr1" draw:text-style-name="P1" draw:layer="layout" svg:width="0.019cm" svg:height="0.019cm" svg:x="22.703cm" svg:y="17.3cm" svg:viewBox="0 0 20 20" svg:d="M10 20c14 0 14-20 0-20-13 0-13 20 0 20z">
          <text:p/>
        </draw:path>
        <draw:path draw:style-name="gr1" draw:text-style-name="P1" draw:layer="layout" svg:width="0.019cm" svg:height="0.019cm" svg:x="23.203cm" svg:y="17.3cm" svg:viewBox="0 0 20 20" svg:d="M10 20c14 0 14-20 0-20-13 0-13 20 0 20z">
          <text:p/>
        </draw:path>
        <draw:path draw:style-name="gr1" draw:text-style-name="P1" draw:layer="layout" svg:width="0.019cm" svg:height="0.019cm" svg:x="23.703cm" svg:y="17.3cm" svg:viewBox="0 0 20 20" svg:d="M10 20c14 0 14-20 0-20-13 0-13 20 0 20z">
          <text:p/>
        </draw:path>
        <draw:path draw:style-name="gr1" draw:text-style-name="P1" draw:layer="layout" svg:width="0.019cm" svg:height="0.019cm" svg:x="24.203cm" svg:y="17.3cm" svg:viewBox="0 0 20 20" svg:d="M10 20c14 0 14-20 0-20-13 0-13 20 0 20z">
          <text:p/>
        </draw:path>
        <draw:path draw:style-name="gr1" draw:text-style-name="P1" draw:layer="layout" svg:width="0.019cm" svg:height="0.019cm" svg:x="24.704cm" svg:y="17.3cm" svg:viewBox="0 0 20 20" svg:d="M10 20c14 0 14-20 0-20-13 0-13 20 0 20z">
          <text:p/>
        </draw:path>
        <draw:path draw:style-name="gr1" draw:text-style-name="P1" draw:layer="layout" svg:width="0.019cm" svg:height="0.019cm" svg:x="25.204cm" svg:y="17.3cm" svg:viewBox="0 0 20 20" svg:d="M10 20c14 0 14-20 0-20-13 0-13 20 0 20z">
          <text:p/>
        </draw:path>
        <draw:path draw:style-name="gr1" draw:text-style-name="P1" draw:layer="layout" svg:width="0.019cm" svg:height="0.019cm" svg:x="25.704cm" svg:y="17.3cm" svg:viewBox="0 0 20 20" svg:d="M10 20c14 0 14-20 0-20-13 0-13 20 0 20z">
          <text:p/>
        </draw:path>
        <draw:path draw:style-name="gr1" draw:text-style-name="P1" draw:layer="layout" svg:width="0.019cm" svg:height="0.019cm" svg:x="26.204cm" svg:y="17.3cm" svg:viewBox="0 0 20 20" svg:d="M10 20c14 0 14-20 0-20-13 0-13 20 0 20z">
          <text:p/>
        </draw:path>
        <draw:path draw:style-name="gr1" draw:text-style-name="P1" draw:layer="layout" svg:width="0.019cm" svg:height="0.019cm" svg:x="26.704cm" svg:y="17.3cm" svg:viewBox="0 0 20 20" svg:d="M10 20c14 0 14-20 0-20-13 0-13 20 0 20z">
          <text:p/>
        </draw:path>
        <draw:path draw:style-name="gr1" draw:text-style-name="P1" draw:layer="layout" svg:width="0.019cm" svg:height="0.019cm" svg:x="27.204cm" svg:y="17.3cm" svg:viewBox="0 0 20 20" svg:d="M10 20c14 0 14-20 0-20-13 0-13 20 0 20z">
          <text:p/>
        </draw:path>
        <draw:path draw:style-name="gr1" draw:text-style-name="P1" draw:layer="layout" svg:width="0.019cm" svg:height="0.019cm" svg:x="0.703cm" svg:y="17.3cm" svg:viewBox="0 0 20 20" svg:d="M10 20c14 0 14-20 0-20-13 0-13 20 0 20z">
          <text:p/>
        </draw:path>
        <draw:path draw:style-name="gr1" draw:text-style-name="P1" draw:layer="layout" svg:width="0.019cm" svg:height="0.019cm" svg:x="1.203cm" svg:y="17.3cm" svg:viewBox="0 0 20 20" svg:d="M10 20c14 0 14-20 0-20-13 0-13 20 0 20z">
          <text:p/>
        </draw:path>
        <draw:path draw:style-name="gr1" draw:text-style-name="P1" draw:layer="layout" svg:width="0.019cm" svg:height="0.019cm" svg:x="1.703cm" svg:y="17.3cm" svg:viewBox="0 0 20 20" svg:d="M10 20c14 0 14-20 0-20-13 0-13 20 0 20z">
          <text:p/>
        </draw:path>
        <draw:path draw:style-name="gr1" draw:text-style-name="P1" draw:layer="layout" svg:width="0.019cm" svg:height="0.019cm" svg:x="2.203cm" svg:y="17.3cm" svg:viewBox="0 0 20 20" svg:d="M10 20c14 0 14-20 0-20-13 0-13 20 0 20z">
          <text:p/>
        </draw:path>
        <draw:path draw:style-name="gr1" draw:text-style-name="P1" draw:layer="layout" svg:width="0.019cm" svg:height="0.019cm" svg:x="2.703cm" svg:y="17.3cm" svg:viewBox="0 0 20 20" svg:d="M10 20c14 0 14-20 0-20-13 0-13 20 0 20z">
          <text:p/>
        </draw:path>
        <draw:path draw:style-name="gr1" draw:text-style-name="P1" draw:layer="layout" svg:width="0.019cm" svg:height="0.019cm" svg:x="3.203cm" svg:y="17.3cm" svg:viewBox="0 0 20 20" svg:d="M10 20c14 0 14-20 0-20-13 0-13 20 0 20z">
          <text:p/>
        </draw:path>
        <draw:path draw:style-name="gr1" draw:text-style-name="P1" draw:layer="layout" svg:width="0.019cm" svg:height="0.019cm" svg:x="3.703cm" svg:y="17.3cm" svg:viewBox="0 0 20 20" svg:d="M10 20c14 0 14-20 0-20-13 0-13 20 0 20z">
          <text:p/>
        </draw:path>
        <draw:path draw:style-name="gr1" draw:text-style-name="P1" draw:layer="layout" svg:width="0.019cm" svg:height="0.019cm" svg:x="4.203cm" svg:y="17.3cm" svg:viewBox="0 0 20 20" svg:d="M10 20c14 0 14-20 0-20-13 0-13 20 0 20z">
          <text:p/>
        </draw:path>
        <draw:path draw:style-name="gr1" draw:text-style-name="P1" draw:layer="layout" svg:width="0.019cm" svg:height="0.019cm" svg:x="4.703cm" svg:y="17.3cm" svg:viewBox="0 0 20 20" svg:d="M10 20c14 0 14-20 0-20-13 0-13 20 0 20z">
          <text:p/>
        </draw:path>
        <draw:path draw:style-name="gr1" draw:text-style-name="P1" draw:layer="layout" svg:width="0.019cm" svg:height="0.019cm" svg:x="5.203cm" svg:y="17.3cm" svg:viewBox="0 0 20 20" svg:d="M10 20c14 0 14-20 0-20-13 0-13 20 0 20z">
          <text:p/>
        </draw:path>
        <draw:path draw:style-name="gr1" draw:text-style-name="P1" draw:layer="layout" svg:width="0.019cm" svg:height="0.019cm" svg:x="5.703cm" svg:y="17.3cm" svg:viewBox="0 0 20 20" svg:d="M10 20c14 0 14-20 0-20-13 0-13 20 0 20z">
          <text:p/>
        </draw:path>
        <draw:path draw:style-name="gr1" draw:text-style-name="P1" draw:layer="layout" svg:width="0.019cm" svg:height="0.019cm" svg:x="6.203cm" svg:y="17.3cm" svg:viewBox="0 0 20 20" svg:d="M10 20c14 0 14-20 0-20-13 0-13 20 0 20z">
          <text:p/>
        </draw:path>
        <draw:path draw:style-name="gr1" draw:text-style-name="P1" draw:layer="layout" svg:width="0.019cm" svg:height="0.019cm" svg:x="6.703cm" svg:y="17.3cm" svg:viewBox="0 0 20 20" svg:d="M10 20c14 0 14-20 0-20-13 0-13 20 0 20z">
          <text:p/>
        </draw:path>
        <draw:path draw:style-name="gr1" draw:text-style-name="P1" draw:layer="layout" svg:width="0.019cm" svg:height="0.019cm" svg:x="7.203cm" svg:y="17.3cm" svg:viewBox="0 0 20 20" svg:d="M10 20c14 0 14-20 0-20-13 0-13 20 0 20z">
          <text:p/>
        </draw:path>
        <draw:path draw:style-name="gr1" draw:text-style-name="P1" draw:layer="layout" svg:width="0.019cm" svg:height="0.019cm" svg:x="7.703cm" svg:y="17.3cm" svg:viewBox="0 0 20 20" svg:d="M10 20c14 0 14-20 0-20-13 0-13 20 0 20z">
          <text:p/>
        </draw:path>
        <draw:path draw:style-name="gr1" draw:text-style-name="P1" draw:layer="layout" svg:width="0.019cm" svg:height="0.019cm" svg:x="8.203cm" svg:y="17.3cm" svg:viewBox="0 0 20 20" svg:d="M10 20c14 0 14-20 0-20-13 0-13 20 0 20z">
          <text:p/>
        </draw:path>
        <draw:path draw:style-name="gr1" draw:text-style-name="P1" draw:layer="layout" svg:width="0.019cm" svg:height="0.019cm" svg:x="8.704cm" svg:y="17.3cm" svg:viewBox="0 0 20 20" svg:d="M10 20c14 0 14-20 0-20-13 0-13 20 0 20z">
          <text:p/>
        </draw:path>
        <draw:path draw:style-name="gr1" draw:text-style-name="P1" draw:layer="layout" svg:width="0.019cm" svg:height="0.019cm" svg:x="9.204cm" svg:y="17.3cm" svg:viewBox="0 0 20 20" svg:d="M10 20c14 0 14-20 0-20-13 0-13 20 0 20z">
          <text:p/>
        </draw:path>
        <draw:path draw:style-name="gr1" draw:text-style-name="P1" draw:layer="layout" svg:width="0.019cm" svg:height="0.019cm" svg:x="9.704cm" svg:y="17.3cm" svg:viewBox="0 0 20 20" svg:d="M10 20c14 0 14-20 0-20-13 0-13 20 0 20z">
          <text:p/>
        </draw:path>
        <draw:path draw:style-name="gr1" draw:text-style-name="P1" draw:layer="layout" svg:width="0.019cm" svg:height="0.019cm" svg:x="10.204cm" svg:y="17.3cm" svg:viewBox="0 0 20 20" svg:d="M10 20c14 0 14-20 0-20-13 0-13 20 0 20z">
          <text:p/>
        </draw:path>
        <draw:path draw:style-name="gr1" draw:text-style-name="P1" draw:layer="layout" svg:width="0.019cm" svg:height="0.019cm" svg:x="10.704cm" svg:y="17.3cm" svg:viewBox="0 0 20 20" svg:d="M10 20c14 0 14-20 0-20-13 0-13 20 0 20z">
          <text:p/>
        </draw:path>
        <draw:path draw:style-name="gr1" draw:text-style-name="P1" draw:layer="layout" svg:width="0.019cm" svg:height="0.019cm" svg:x="11.204cm" svg:y="17.3cm" svg:viewBox="0 0 20 20" svg:d="M10 20c14 0 14-20 0-20-13 0-13 20 0 20z">
          <text:p/>
        </draw:path>
        <draw:path draw:style-name="gr1" draw:text-style-name="P1" draw:layer="layout" svg:width="0.019cm" svg:height="0.019cm" svg:x="11.704cm" svg:y="17.3cm" svg:viewBox="0 0 20 20" svg:d="M10 20c14 0 14-20 0-20-13 0-13 20 0 20z">
          <text:p/>
        </draw:path>
        <draw:path draw:style-name="gr1" draw:text-style-name="P1" draw:layer="layout" svg:width="0.019cm" svg:height="0.019cm" svg:x="12.204cm" svg:y="17.3cm" svg:viewBox="0 0 20 20" svg:d="M10 20c14 0 14-20 0-20-13 0-13 20 0 20z">
          <text:p/>
        </draw:path>
        <draw:path draw:style-name="gr1" draw:text-style-name="P1" draw:layer="layout" svg:width="0.019cm" svg:height="0.019cm" svg:x="12.704cm" svg:y="17.3cm" svg:viewBox="0 0 20 20" svg:d="M10 20c14 0 14-20 0-20-13 0-13 20 0 20z">
          <text:p/>
        </draw:path>
        <draw:path draw:style-name="gr1" draw:text-style-name="P1" draw:layer="layout" svg:width="0.019cm" svg:height="0.019cm" svg:x="13.204cm" svg:y="17.3cm" svg:viewBox="0 0 20 20" svg:d="M10 20c14 0 14-20 0-20-13 0-13 20 0 20z">
          <text:p/>
        </draw:path>
        <draw:path draw:style-name="gr1" draw:text-style-name="P1" draw:layer="layout" svg:width="0.019cm" svg:height="0.019cm" svg:x="13.704cm" svg:y="17.3cm" svg:viewBox="0 0 20 20" svg:d="M10 20c14 0 14-20 0-20-13 0-13 20 0 20z">
          <text:p/>
        </draw:path>
        <draw:path draw:style-name="gr1" draw:text-style-name="P1" draw:layer="layout" svg:width="0.019cm" svg:height="0.019cm" svg:x="14.204cm" svg:y="17.3cm" svg:viewBox="0 0 20 20" svg:d="M10 20c14 0 14-20 0-20-13 0-13 20 0 20z">
          <text:p/>
        </draw:path>
        <draw:path draw:style-name="gr1" draw:text-style-name="P1" draw:layer="layout" svg:width="0.019cm" svg:height="0.019cm" svg:x="14.704cm" svg:y="17.3cm" svg:viewBox="0 0 20 20" svg:d="M10 20c14 0 14-20 0-20-13 0-13 20 0 20z">
          <text:p/>
        </draw:path>
        <draw:path draw:style-name="gr1" draw:text-style-name="P1" draw:layer="layout" svg:width="0.019cm" svg:height="0.019cm" svg:x="15.204cm" svg:y="17.3cm" svg:viewBox="0 0 20 20" svg:d="M10 20c14 0 14-20 0-20-13 0-13 20 0 20z">
          <text:p/>
        </draw:path>
        <draw:path draw:style-name="gr1" draw:text-style-name="P1" draw:layer="layout" svg:width="0.019cm" svg:height="0.019cm" svg:x="15.704cm" svg:y="17.3cm" svg:viewBox="0 0 20 20" svg:d="M10 20c14 0 14-20 0-20-13 0-13 20 0 20z">
          <text:p/>
        </draw:path>
        <draw:path draw:style-name="gr1" draw:text-style-name="P1" draw:layer="layout" svg:width="0.019cm" svg:height="0.019cm" svg:x="16.204cm" svg:y="17.3cm" svg:viewBox="0 0 20 20" svg:d="M10 20c14 0 14-20 0-20-13 0-13 20 0 20z">
          <text:p/>
        </draw:path>
        <draw:path draw:style-name="gr1" draw:text-style-name="P1" draw:layer="layout" svg:width="0.019cm" svg:height="0.019cm" svg:x="0.702cm" svg:y="17.8cm" svg:viewBox="0 0 20 20" svg:d="M10 20c14 0 14-20 0-20-13 0-13 20 0 20z">
          <text:p/>
        </draw:path>
        <draw:path draw:style-name="gr1" draw:text-style-name="P1" draw:layer="layout" svg:width="0.019cm" svg:height="0.019cm" svg:x="1.202cm" svg:y="17.8cm" svg:viewBox="0 0 20 20" svg:d="M10 20c14 0 14-20 0-20-13 0-13 20 0 20z">
          <text:p/>
        </draw:path>
        <draw:path draw:style-name="gr1" draw:text-style-name="P1" draw:layer="layout" svg:width="0.019cm" svg:height="0.019cm" svg:x="1.702cm" svg:y="17.8cm" svg:viewBox="0 0 20 20" svg:d="M10 20c14 0 14-20 0-20-13 0-13 20 0 20z">
          <text:p/>
        </draw:path>
        <draw:path draw:style-name="gr1" draw:text-style-name="P1" draw:layer="layout" svg:width="0.019cm" svg:height="0.019cm" svg:x="2.202cm" svg:y="17.8cm" svg:viewBox="0 0 20 20" svg:d="M10 20c14 0 14-20 0-20-13 0-13 20 0 20z">
          <text:p/>
        </draw:path>
        <draw:path draw:style-name="gr1" draw:text-style-name="P1" draw:layer="layout" svg:width="0.019cm" svg:height="0.019cm" svg:x="2.702cm" svg:y="17.8cm" svg:viewBox="0 0 20 20" svg:d="M10 20c14 0 14-20 0-20-13 0-13 20 0 20z">
          <text:p/>
        </draw:path>
        <draw:path draw:style-name="gr1" draw:text-style-name="P1" draw:layer="layout" svg:width="0.019cm" svg:height="0.019cm" svg:x="3.202cm" svg:y="17.8cm" svg:viewBox="0 0 20 20" svg:d="M10 20c14 0 14-20 0-20-13 0-13 20 0 20z">
          <text:p/>
        </draw:path>
        <draw:path draw:style-name="gr1" draw:text-style-name="P1" draw:layer="layout" svg:width="0.019cm" svg:height="0.019cm" svg:x="3.702cm" svg:y="17.8cm" svg:viewBox="0 0 20 20" svg:d="M10 20c14 0 14-20 0-20-13 0-13 20 0 20z">
          <text:p/>
        </draw:path>
        <draw:path draw:style-name="gr1" draw:text-style-name="P1" draw:layer="layout" svg:width="0.019cm" svg:height="0.019cm" svg:x="4.202cm" svg:y="17.8cm" svg:viewBox="0 0 20 20" svg:d="M10 20c14 0 14-20 0-20-13 0-13 20 0 20z">
          <text:p/>
        </draw:path>
        <draw:path draw:style-name="gr1" draw:text-style-name="P1" draw:layer="layout" svg:width="0.019cm" svg:height="0.019cm" svg:x="4.702cm" svg:y="17.8cm" svg:viewBox="0 0 20 20" svg:d="M10 20c14 0 14-20 0-20-13 0-13 20 0 20z">
          <text:p/>
        </draw:path>
        <draw:path draw:style-name="gr1" draw:text-style-name="P1" draw:layer="layout" svg:width="0.019cm" svg:height="0.019cm" svg:x="5.202cm" svg:y="17.8cm" svg:viewBox="0 0 20 20" svg:d="M10 20c14 0 14-20 0-20-13 0-13 20 0 20z">
          <text:p/>
        </draw:path>
        <draw:path draw:style-name="gr1" draw:text-style-name="P1" draw:layer="layout" svg:width="0.019cm" svg:height="0.019cm" svg:x="5.702cm" svg:y="17.8cm" svg:viewBox="0 0 20 20" svg:d="M10 20c14 0 14-20 0-20-13 0-13 20 0 20z">
          <text:p/>
        </draw:path>
        <draw:path draw:style-name="gr1" draw:text-style-name="P1" draw:layer="layout" svg:width="0.019cm" svg:height="0.019cm" svg:x="6.202cm" svg:y="17.8cm" svg:viewBox="0 0 20 20" svg:d="M10 20c14 0 14-20 0-20-13 0-13 20 0 20z">
          <text:p/>
        </draw:path>
        <draw:path draw:style-name="gr1" draw:text-style-name="P1" draw:layer="layout" svg:width="0.019cm" svg:height="0.019cm" svg:x="6.702cm" svg:y="17.8cm" svg:viewBox="0 0 20 20" svg:d="M10 20c14 0 14-20 0-20-13 0-13 20 0 20z">
          <text:p/>
        </draw:path>
        <draw:path draw:style-name="gr1" draw:text-style-name="P1" draw:layer="layout" svg:width="0.019cm" svg:height="0.019cm" svg:x="7.202cm" svg:y="17.8cm" svg:viewBox="0 0 20 20" svg:d="M10 20c14 0 14-20 0-20-13 0-13 20 0 20z">
          <text:p/>
        </draw:path>
        <draw:path draw:style-name="gr1" draw:text-style-name="P1" draw:layer="layout" svg:width="0.019cm" svg:height="0.019cm" svg:x="7.702cm" svg:y="17.8cm" svg:viewBox="0 0 20 20" svg:d="M10 20c14 0 14-20 0-20-13 0-13 20 0 20z">
          <text:p/>
        </draw:path>
        <draw:path draw:style-name="gr1" draw:text-style-name="P1" draw:layer="layout" svg:width="0.019cm" svg:height="0.019cm" svg:x="8.202cm" svg:y="17.8cm" svg:viewBox="0 0 20 20" svg:d="M10 20c14 0 14-20 0-20-13 0-13 20 0 20z">
          <text:p/>
        </draw:path>
        <draw:path draw:style-name="gr1" draw:text-style-name="P1" draw:layer="layout" svg:width="0.019cm" svg:height="0.019cm" svg:x="8.703cm" svg:y="17.8cm" svg:viewBox="0 0 20 20" svg:d="M10 20c14 0 14-20 0-20-13 0-13 20 0 20z">
          <text:p/>
        </draw:path>
        <draw:path draw:style-name="gr1" draw:text-style-name="P1" draw:layer="layout" svg:width="0.019cm" svg:height="0.019cm" svg:x="9.203cm" svg:y="17.8cm" svg:viewBox="0 0 20 20" svg:d="M10 20c14 0 14-20 0-20-13 0-13 20 0 20z">
          <text:p/>
        </draw:path>
        <draw:path draw:style-name="gr1" draw:text-style-name="P1" draw:layer="layout" svg:width="0.019cm" svg:height="0.019cm" svg:x="9.703cm" svg:y="17.8cm" svg:viewBox="0 0 20 20" svg:d="M10 20c14 0 14-20 0-20-13 0-13 20 0 20z">
          <text:p/>
        </draw:path>
        <draw:path draw:style-name="gr1" draw:text-style-name="P1" draw:layer="layout" svg:width="0.019cm" svg:height="0.019cm" svg:x="10.203cm" svg:y="17.8cm" svg:viewBox="0 0 20 20" svg:d="M10 20c14 0 14-20 0-20-13 0-13 20 0 20z">
          <text:p/>
        </draw:path>
        <draw:path draw:style-name="gr1" draw:text-style-name="P1" draw:layer="layout" svg:width="0.019cm" svg:height="0.019cm" svg:x="10.703cm" svg:y="17.8cm" svg:viewBox="0 0 20 20" svg:d="M10 20c14 0 14-20 0-20-13 0-13 20 0 20z">
          <text:p/>
        </draw:path>
        <draw:path draw:style-name="gr1" draw:text-style-name="P1" draw:layer="layout" svg:width="0.019cm" svg:height="0.019cm" svg:x="11.203cm" svg:y="17.8cm" svg:viewBox="0 0 20 20" svg:d="M10 20c14 0 14-20 0-20-13 0-13 20 0 20z">
          <text:p/>
        </draw:path>
        <draw:path draw:style-name="gr1" draw:text-style-name="P1" draw:layer="layout" svg:width="0.019cm" svg:height="0.019cm" svg:x="11.703cm" svg:y="17.8cm" svg:viewBox="0 0 20 20" svg:d="M10 20c14 0 14-20 0-20-13 0-13 20 0 20z">
          <text:p/>
        </draw:path>
        <draw:path draw:style-name="gr1" draw:text-style-name="P1" draw:layer="layout" svg:width="0.019cm" svg:height="0.019cm" svg:x="12.203cm" svg:y="17.8cm" svg:viewBox="0 0 20 20" svg:d="M10 20c14 0 14-20 0-20-13 0-13 20 0 20z">
          <text:p/>
        </draw:path>
        <draw:path draw:style-name="gr1" draw:text-style-name="P1" draw:layer="layout" svg:width="0.019cm" svg:height="0.019cm" svg:x="12.703cm" svg:y="17.8cm" svg:viewBox="0 0 20 20" svg:d="M10 20c14 0 14-20 0-20-13 0-13 20 0 20z">
          <text:p/>
        </draw:path>
        <draw:path draw:style-name="gr1" draw:text-style-name="P1" draw:layer="layout" svg:width="0.019cm" svg:height="0.019cm" svg:x="13.203cm" svg:y="17.8cm" svg:viewBox="0 0 20 20" svg:d="M10 20c14 0 14-20 0-20-13 0-13 20 0 20z">
          <text:p/>
        </draw:path>
        <draw:path draw:style-name="gr1" draw:text-style-name="P1" draw:layer="layout" svg:width="0.019cm" svg:height="0.019cm" svg:x="13.703cm" svg:y="17.8cm" svg:viewBox="0 0 20 20" svg:d="M10 20c14 0 14-20 0-20-13 0-13 20 0 20z">
          <text:p/>
        </draw:path>
        <draw:path draw:style-name="gr1" draw:text-style-name="P1" draw:layer="layout" svg:width="0.019cm" svg:height="0.019cm" svg:x="14.203cm" svg:y="17.8cm" svg:viewBox="0 0 20 20" svg:d="M10 20c14 0 14-20 0-20-13 0-13 20 0 20z">
          <text:p/>
        </draw:path>
        <draw:path draw:style-name="gr1" draw:text-style-name="P1" draw:layer="layout" svg:width="0.019cm" svg:height="0.019cm" svg:x="14.703cm" svg:y="17.8cm" svg:viewBox="0 0 20 20" svg:d="M10 20c14 0 14-20 0-20-13 0-13 20 0 20z">
          <text:p/>
        </draw:path>
        <draw:path draw:style-name="gr1" draw:text-style-name="P1" draw:layer="layout" svg:width="0.019cm" svg:height="0.019cm" svg:x="15.203cm" svg:y="17.8cm" svg:viewBox="0 0 20 20" svg:d="M10 20c14 0 14-20 0-20-13 0-13 20 0 20z">
          <text:p/>
        </draw:path>
        <draw:path draw:style-name="gr1" draw:text-style-name="P1" draw:layer="layout" svg:width="0.019cm" svg:height="0.019cm" svg:x="15.703cm" svg:y="17.8cm" svg:viewBox="0 0 20 20" svg:d="M10 20c14 0 14-20 0-20-13 0-13 20 0 20z">
          <text:p/>
        </draw:path>
        <draw:path draw:style-name="gr1" draw:text-style-name="P1" draw:layer="layout" svg:width="0.019cm" svg:height="0.019cm" svg:x="16.203cm" svg:y="17.8cm" svg:viewBox="0 0 20 20" svg:d="M10 20c14 0 14-20 0-20-13 0-13 20 0 20z">
          <text:p/>
        </draw:path>
        <draw:path draw:style-name="gr1" draw:text-style-name="P1" draw:layer="layout" svg:width="0.019cm" svg:height="0.019cm" svg:x="16.702cm" svg:y="17.8cm" svg:viewBox="0 0 20 20" svg:d="M10 20c14 0 14-20 0-20-13 0-13 20 0 20z">
          <text:p/>
        </draw:path>
        <draw:path draw:style-name="gr1" draw:text-style-name="P1" draw:layer="layout" svg:width="0.019cm" svg:height="0.019cm" svg:x="17.202cm" svg:y="17.8cm" svg:viewBox="0 0 20 20" svg:d="M10 20c14 0 14-20 0-20-13 0-13 20 0 20z">
          <text:p/>
        </draw:path>
        <draw:path draw:style-name="gr1" draw:text-style-name="P1" draw:layer="layout" svg:width="0.019cm" svg:height="0.019cm" svg:x="17.702cm" svg:y="17.8cm" svg:viewBox="0 0 20 20" svg:d="M10 20c14 0 14-20 0-20-13 0-13 20 0 20z">
          <text:p/>
        </draw:path>
        <draw:path draw:style-name="gr1" draw:text-style-name="P1" draw:layer="layout" svg:width="0.019cm" svg:height="0.019cm" svg:x="18.202cm" svg:y="17.8cm" svg:viewBox="0 0 20 20" svg:d="M10 20c14 0 14-20 0-20-13 0-13 20 0 20z">
          <text:p/>
        </draw:path>
        <draw:path draw:style-name="gr1" draw:text-style-name="P1" draw:layer="layout" svg:width="0.019cm" svg:height="0.019cm" svg:x="18.702cm" svg:y="17.8cm" svg:viewBox="0 0 20 20" svg:d="M10 20c14 0 14-20 0-20-13 0-13 20 0 20z">
          <text:p/>
        </draw:path>
        <draw:path draw:style-name="gr1" draw:text-style-name="P1" draw:layer="layout" svg:width="0.019cm" svg:height="0.019cm" svg:x="19.202cm" svg:y="17.8cm" svg:viewBox="0 0 20 20" svg:d="M10 20c14 0 14-20 0-20-13 0-13 20 0 20z">
          <text:p/>
        </draw:path>
        <draw:path draw:style-name="gr1" draw:text-style-name="P1" draw:layer="layout" svg:width="0.019cm" svg:height="0.019cm" svg:x="19.702cm" svg:y="17.8cm" svg:viewBox="0 0 20 20" svg:d="M10 20c14 0 14-20 0-20-13 0-13 20 0 20z">
          <text:p/>
        </draw:path>
        <draw:path draw:style-name="gr1" draw:text-style-name="P1" draw:layer="layout" svg:width="0.019cm" svg:height="0.019cm" svg:x="20.202cm" svg:y="17.8cm" svg:viewBox="0 0 20 20" svg:d="M10 20c14 0 14-20 0-20-13 0-13 20 0 20z">
          <text:p/>
        </draw:path>
        <draw:path draw:style-name="gr1" draw:text-style-name="P1" draw:layer="layout" svg:width="0.019cm" svg:height="0.019cm" svg:x="20.702cm" svg:y="17.8cm" svg:viewBox="0 0 20 20" svg:d="M10 20c14 0 14-20 0-20-13 0-13 20 0 20z">
          <text:p/>
        </draw:path>
        <draw:path draw:style-name="gr1" draw:text-style-name="P1" draw:layer="layout" svg:width="0.019cm" svg:height="0.019cm" svg:x="21.202cm" svg:y="17.8cm" svg:viewBox="0 0 20 20" svg:d="M10 20c14 0 14-20 0-20-13 0-13 20 0 20z">
          <text:p/>
        </draw:path>
        <draw:path draw:style-name="gr1" draw:text-style-name="P1" draw:layer="layout" svg:width="0.019cm" svg:height="0.019cm" svg:x="21.702cm" svg:y="17.8cm" svg:viewBox="0 0 20 20" svg:d="M10 20c14 0 14-20 0-20-13 0-13 20 0 20z">
          <text:p/>
        </draw:path>
        <draw:path draw:style-name="gr1" draw:text-style-name="P1" draw:layer="layout" svg:width="0.019cm" svg:height="0.019cm" svg:x="22.202cm" svg:y="17.8cm" svg:viewBox="0 0 20 20" svg:d="M10 20c14 0 14-20 0-20-13 0-13 20 0 20z">
          <text:p/>
        </draw:path>
        <draw:path draw:style-name="gr1" draw:text-style-name="P1" draw:layer="layout" svg:width="0.019cm" svg:height="0.019cm" svg:x="22.702cm" svg:y="17.8cm" svg:viewBox="0 0 20 20" svg:d="M10 20c14 0 14-20 0-20-13 0-13 20 0 20z">
          <text:p/>
        </draw:path>
        <draw:path draw:style-name="gr1" draw:text-style-name="P1" draw:layer="layout" svg:width="0.019cm" svg:height="0.019cm" svg:x="23.202cm" svg:y="17.8cm" svg:viewBox="0 0 20 20" svg:d="M10 20c14 0 14-20 0-20-13 0-13 20 0 20z">
          <text:p/>
        </draw:path>
        <draw:path draw:style-name="gr1" draw:text-style-name="P1" draw:layer="layout" svg:width="0.019cm" svg:height="0.019cm" svg:x="23.702cm" svg:y="17.8cm" svg:viewBox="0 0 20 20" svg:d="M10 20c14 0 14-20 0-20-13 0-13 20 0 20z">
          <text:p/>
        </draw:path>
        <draw:path draw:style-name="gr1" draw:text-style-name="P1" draw:layer="layout" svg:width="0.019cm" svg:height="0.019cm" svg:x="24.202cm" svg:y="17.8cm" svg:viewBox="0 0 20 20" svg:d="M10 20c14 0 14-20 0-20-13 0-13 20 0 20z">
          <text:p/>
        </draw:path>
        <draw:path draw:style-name="gr1" draw:text-style-name="P1" draw:layer="layout" svg:width="0.019cm" svg:height="0.019cm" svg:x="24.703cm" svg:y="17.8cm" svg:viewBox="0 0 20 20" svg:d="M10 20c14 0 14-20 0-20-13 0-13 20 0 20z">
          <text:p/>
        </draw:path>
        <draw:path draw:style-name="gr1" draw:text-style-name="P1" draw:layer="layout" svg:width="0.019cm" svg:height="0.019cm" svg:x="25.203cm" svg:y="17.8cm" svg:viewBox="0 0 20 20" svg:d="M10 20c14 0 14-20 0-20-13 0-13 20 0 20z">
          <text:p/>
        </draw:path>
        <draw:path draw:style-name="gr1" draw:text-style-name="P1" draw:layer="layout" svg:width="0.019cm" svg:height="0.019cm" svg:x="25.703cm" svg:y="17.8cm" svg:viewBox="0 0 20 20" svg:d="M10 20c14 0 14-20 0-20-13 0-13 20 0 20z">
          <text:p/>
        </draw:path>
        <draw:path draw:style-name="gr1" draw:text-style-name="P1" draw:layer="layout" svg:width="0.019cm" svg:height="0.019cm" svg:x="26.203cm" svg:y="17.8cm" svg:viewBox="0 0 20 20" svg:d="M10 20c14 0 14-20 0-20-13 0-13 20 0 20z">
          <text:p/>
        </draw:path>
        <draw:path draw:style-name="gr1" draw:text-style-name="P1" draw:layer="layout" svg:width="0.019cm" svg:height="0.019cm" svg:x="26.703cm" svg:y="17.8cm" svg:viewBox="0 0 20 20" svg:d="M10 20c14 0 14-20 0-20-13 0-13 20 0 20z">
          <text:p/>
        </draw:path>
        <draw:path draw:style-name="gr1" draw:text-style-name="P1" draw:layer="layout" svg:width="0.019cm" svg:height="0.019cm" svg:x="27.203cm" svg:y="17.8cm" svg:viewBox="0 0 20 20" svg:d="M10 20c14 0 14-20 0-20-13 0-13 20 0 20z">
          <text:p/>
        </draw:path>
        <draw:path draw:style-name="gr1" draw:text-style-name="P1" draw:layer="layout" svg:width="0.019cm" svg:height="0.019cm" svg:x="0.702cm" svg:y="17.8cm" svg:viewBox="0 0 20 20" svg:d="M10 20c14 0 14-20 0-20-13 0-13 20 0 20z">
          <text:p/>
        </draw:path>
        <draw:path draw:style-name="gr1" draw:text-style-name="P1" draw:layer="layout" svg:width="0.019cm" svg:height="0.019cm" svg:x="1.202cm" svg:y="17.8cm" svg:viewBox="0 0 20 20" svg:d="M10 20c14 0 14-20 0-20-13 0-13 20 0 20z">
          <text:p/>
        </draw:path>
        <draw:path draw:style-name="gr1" draw:text-style-name="P1" draw:layer="layout" svg:width="0.019cm" svg:height="0.019cm" svg:x="1.702cm" svg:y="17.8cm" svg:viewBox="0 0 20 20" svg:d="M10 20c14 0 14-20 0-20-13 0-13 20 0 20z">
          <text:p/>
        </draw:path>
        <draw:path draw:style-name="gr1" draw:text-style-name="P1" draw:layer="layout" svg:width="0.019cm" svg:height="0.019cm" svg:x="2.202cm" svg:y="17.8cm" svg:viewBox="0 0 20 20" svg:d="M10 20c14 0 14-20 0-20-13 0-13 20 0 20z">
          <text:p/>
        </draw:path>
        <draw:path draw:style-name="gr1" draw:text-style-name="P1" draw:layer="layout" svg:width="0.019cm" svg:height="0.019cm" svg:x="2.702cm" svg:y="17.8cm" svg:viewBox="0 0 20 20" svg:d="M10 20c14 0 14-20 0-20-13 0-13 20 0 20z">
          <text:p/>
        </draw:path>
        <draw:path draw:style-name="gr1" draw:text-style-name="P1" draw:layer="layout" svg:width="0.019cm" svg:height="0.019cm" svg:x="3.202cm" svg:y="17.8cm" svg:viewBox="0 0 20 20" svg:d="M10 20c14 0 14-20 0-20-13 0-13 20 0 20z">
          <text:p/>
        </draw:path>
        <draw:path draw:style-name="gr1" draw:text-style-name="P1" draw:layer="layout" svg:width="0.019cm" svg:height="0.019cm" svg:x="3.702cm" svg:y="17.8cm" svg:viewBox="0 0 20 20" svg:d="M10 20c14 0 14-20 0-20-13 0-13 20 0 20z">
          <text:p/>
        </draw:path>
        <draw:path draw:style-name="gr1" draw:text-style-name="P1" draw:layer="layout" svg:width="0.019cm" svg:height="0.019cm" svg:x="4.202cm" svg:y="17.8cm" svg:viewBox="0 0 20 20" svg:d="M10 20c14 0 14-20 0-20-13 0-13 20 0 20z">
          <text:p/>
        </draw:path>
        <draw:path draw:style-name="gr1" draw:text-style-name="P1" draw:layer="layout" svg:width="0.019cm" svg:height="0.019cm" svg:x="4.702cm" svg:y="17.8cm" svg:viewBox="0 0 20 20" svg:d="M10 20c14 0 14-20 0-20-13 0-13 20 0 20z">
          <text:p/>
        </draw:path>
        <draw:path draw:style-name="gr1" draw:text-style-name="P1" draw:layer="layout" svg:width="0.019cm" svg:height="0.019cm" svg:x="5.202cm" svg:y="17.8cm" svg:viewBox="0 0 20 20" svg:d="M10 20c14 0 14-20 0-20-13 0-13 20 0 20z">
          <text:p/>
        </draw:path>
        <draw:path draw:style-name="gr1" draw:text-style-name="P1" draw:layer="layout" svg:width="0.019cm" svg:height="0.019cm" svg:x="5.702cm" svg:y="17.8cm" svg:viewBox="0 0 20 20" svg:d="M10 20c14 0 14-20 0-20-13 0-13 20 0 20z">
          <text:p/>
        </draw:path>
        <draw:path draw:style-name="gr1" draw:text-style-name="P1" draw:layer="layout" svg:width="0.019cm" svg:height="0.019cm" svg:x="6.202cm" svg:y="17.8cm" svg:viewBox="0 0 20 20" svg:d="M10 20c14 0 14-20 0-20-13 0-13 20 0 20z">
          <text:p/>
        </draw:path>
        <draw:path draw:style-name="gr1" draw:text-style-name="P1" draw:layer="layout" svg:width="0.019cm" svg:height="0.019cm" svg:x="6.702cm" svg:y="17.8cm" svg:viewBox="0 0 20 20" svg:d="M10 20c14 0 14-20 0-20-13 0-13 20 0 20z">
          <text:p/>
        </draw:path>
        <draw:path draw:style-name="gr1" draw:text-style-name="P1" draw:layer="layout" svg:width="0.019cm" svg:height="0.019cm" svg:x="7.202cm" svg:y="17.8cm" svg:viewBox="0 0 20 20" svg:d="M10 20c14 0 14-20 0-20-13 0-13 20 0 20z">
          <text:p/>
        </draw:path>
        <draw:path draw:style-name="gr1" draw:text-style-name="P1" draw:layer="layout" svg:width="0.019cm" svg:height="0.019cm" svg:x="7.702cm" svg:y="17.8cm" svg:viewBox="0 0 20 20" svg:d="M10 20c14 0 14-20 0-20-13 0-13 20 0 20z">
          <text:p/>
        </draw:path>
        <draw:path draw:style-name="gr1" draw:text-style-name="P1" draw:layer="layout" svg:width="0.019cm" svg:height="0.019cm" svg:x="8.202cm" svg:y="17.8cm" svg:viewBox="0 0 20 20" svg:d="M10 20c14 0 14-20 0-20-13 0-13 20 0 20z">
          <text:p/>
        </draw:path>
        <draw:path draw:style-name="gr1" draw:text-style-name="P1" draw:layer="layout" svg:width="0.019cm" svg:height="0.019cm" svg:x="8.703cm" svg:y="17.8cm" svg:viewBox="0 0 20 20" svg:d="M10 20c14 0 14-20 0-20-13 0-13 20 0 20z">
          <text:p/>
        </draw:path>
        <draw:path draw:style-name="gr1" draw:text-style-name="P1" draw:layer="layout" svg:width="0.019cm" svg:height="0.019cm" svg:x="9.203cm" svg:y="17.8cm" svg:viewBox="0 0 20 20" svg:d="M10 20c14 0 14-20 0-20-13 0-13 20 0 20z">
          <text:p/>
        </draw:path>
        <draw:path draw:style-name="gr1" draw:text-style-name="P1" draw:layer="layout" svg:width="0.019cm" svg:height="0.019cm" svg:x="9.703cm" svg:y="17.8cm" svg:viewBox="0 0 20 20" svg:d="M10 20c14 0 14-20 0-20-13 0-13 20 0 20z">
          <text:p/>
        </draw:path>
        <draw:path draw:style-name="gr1" draw:text-style-name="P1" draw:layer="layout" svg:width="0.019cm" svg:height="0.019cm" svg:x="10.203cm" svg:y="17.8cm" svg:viewBox="0 0 20 20" svg:d="M10 20c14 0 14-20 0-20-13 0-13 20 0 20z">
          <text:p/>
        </draw:path>
        <draw:path draw:style-name="gr1" draw:text-style-name="P1" draw:layer="layout" svg:width="0.019cm" svg:height="0.019cm" svg:x="10.703cm" svg:y="17.8cm" svg:viewBox="0 0 20 20" svg:d="M10 20c14 0 14-20 0-20-13 0-13 20 0 20z">
          <text:p/>
        </draw:path>
        <draw:path draw:style-name="gr1" draw:text-style-name="P1" draw:layer="layout" svg:width="0.019cm" svg:height="0.019cm" svg:x="11.203cm" svg:y="17.8cm" svg:viewBox="0 0 20 20" svg:d="M10 20c14 0 14-20 0-20-13 0-13 20 0 20z">
          <text:p/>
        </draw:path>
        <draw:path draw:style-name="gr1" draw:text-style-name="P1" draw:layer="layout" svg:width="0.019cm" svg:height="0.019cm" svg:x="11.703cm" svg:y="17.8cm" svg:viewBox="0 0 20 20" svg:d="M10 20c14 0 14-20 0-20-13 0-13 20 0 20z">
          <text:p/>
        </draw:path>
        <draw:path draw:style-name="gr1" draw:text-style-name="P1" draw:layer="layout" svg:width="0.019cm" svg:height="0.019cm" svg:x="12.203cm" svg:y="17.8cm" svg:viewBox="0 0 20 20" svg:d="M10 20c14 0 14-20 0-20-13 0-13 20 0 20z">
          <text:p/>
        </draw:path>
        <draw:path draw:style-name="gr1" draw:text-style-name="P1" draw:layer="layout" svg:width="0.019cm" svg:height="0.019cm" svg:x="12.703cm" svg:y="17.8cm" svg:viewBox="0 0 20 20" svg:d="M10 20c14 0 14-20 0-20-13 0-13 20 0 20z">
          <text:p/>
        </draw:path>
        <draw:path draw:style-name="gr1" draw:text-style-name="P1" draw:layer="layout" svg:width="0.019cm" svg:height="0.019cm" svg:x="13.203cm" svg:y="17.8cm" svg:viewBox="0 0 20 20" svg:d="M10 20c14 0 14-20 0-20-13 0-13 20 0 20z">
          <text:p/>
        </draw:path>
        <draw:path draw:style-name="gr1" draw:text-style-name="P1" draw:layer="layout" svg:width="0.019cm" svg:height="0.019cm" svg:x="13.703cm" svg:y="17.8cm" svg:viewBox="0 0 20 20" svg:d="M10 20c14 0 14-20 0-20-13 0-13 20 0 20z">
          <text:p/>
        </draw:path>
        <draw:path draw:style-name="gr1" draw:text-style-name="P1" draw:layer="layout" svg:width="0.019cm" svg:height="0.019cm" svg:x="14.203cm" svg:y="17.8cm" svg:viewBox="0 0 20 20" svg:d="M10 20c14 0 14-20 0-20-13 0-13 20 0 20z">
          <text:p/>
        </draw:path>
        <draw:path draw:style-name="gr1" draw:text-style-name="P1" draw:layer="layout" svg:width="0.019cm" svg:height="0.019cm" svg:x="14.703cm" svg:y="17.8cm" svg:viewBox="0 0 20 20" svg:d="M10 20c14 0 14-20 0-20-13 0-13 20 0 20z">
          <text:p/>
        </draw:path>
        <draw:path draw:style-name="gr1" draw:text-style-name="P1" draw:layer="layout" svg:width="0.019cm" svg:height="0.019cm" svg:x="15.203cm" svg:y="17.8cm" svg:viewBox="0 0 20 20" svg:d="M10 20c14 0 14-20 0-20-13 0-13 20 0 20z">
          <text:p/>
        </draw:path>
        <draw:path draw:style-name="gr1" draw:text-style-name="P1" draw:layer="layout" svg:width="0.019cm" svg:height="0.019cm" svg:x="15.703cm" svg:y="17.8cm" svg:viewBox="0 0 20 20" svg:d="M10 20c14 0 14-20 0-20-13 0-13 20 0 20z">
          <text:p/>
        </draw:path>
        <draw:path draw:style-name="gr1" draw:text-style-name="P1" draw:layer="layout" svg:width="0.019cm" svg:height="0.019cm" svg:x="16.203cm" svg:y="17.8cm" svg:viewBox="0 0 20 20" svg:d="M10 20c14 0 14-20 0-20-13 0-13 20 0 20z">
          <text:p/>
        </draw:path>
        <draw:path draw:style-name="gr1" draw:text-style-name="P1" draw:layer="layout" svg:width="0.019cm" svg:height="0.019cm" svg:x="0.703cm" svg:y="18.3cm" svg:viewBox="0 0 20 20" svg:d="M10 20c14 0 14-20 0-20-13 0-13 20 0 20z">
          <text:p/>
        </draw:path>
        <draw:path draw:style-name="gr1" draw:text-style-name="P1" draw:layer="layout" svg:width="0.019cm" svg:height="0.019cm" svg:x="1.203cm" svg:y="18.3cm" svg:viewBox="0 0 20 20" svg:d="M10 20c14 0 14-20 0-20-13 0-13 20 0 20z">
          <text:p/>
        </draw:path>
        <draw:path draw:style-name="gr1" draw:text-style-name="P1" draw:layer="layout" svg:width="0.019cm" svg:height="0.019cm" svg:x="1.703cm" svg:y="18.3cm" svg:viewBox="0 0 20 20" svg:d="M10 20c14 0 14-20 0-20-13 0-13 20 0 20z">
          <text:p/>
        </draw:path>
        <draw:path draw:style-name="gr1" draw:text-style-name="P1" draw:layer="layout" svg:width="0.019cm" svg:height="0.019cm" svg:x="2.203cm" svg:y="18.3cm" svg:viewBox="0 0 20 20" svg:d="M10 20c14 0 14-20 0-20-13 0-13 20 0 20z">
          <text:p/>
        </draw:path>
        <draw:path draw:style-name="gr1" draw:text-style-name="P1" draw:layer="layout" svg:width="0.019cm" svg:height="0.019cm" svg:x="2.703cm" svg:y="18.3cm" svg:viewBox="0 0 20 20" svg:d="M10 20c14 0 14-20 0-20-13 0-13 20 0 20z">
          <text:p/>
        </draw:path>
        <draw:path draw:style-name="gr1" draw:text-style-name="P1" draw:layer="layout" svg:width="0.019cm" svg:height="0.019cm" svg:x="3.203cm" svg:y="18.3cm" svg:viewBox="0 0 20 20" svg:d="M10 20c14 0 14-20 0-20-13 0-13 20 0 20z">
          <text:p/>
        </draw:path>
        <draw:path draw:style-name="gr1" draw:text-style-name="P1" draw:layer="layout" svg:width="0.019cm" svg:height="0.019cm" svg:x="3.703cm" svg:y="18.3cm" svg:viewBox="0 0 20 20" svg:d="M10 20c14 0 14-20 0-20-13 0-13 20 0 20z">
          <text:p/>
        </draw:path>
        <draw:path draw:style-name="gr1" draw:text-style-name="P1" draw:layer="layout" svg:width="0.019cm" svg:height="0.019cm" svg:x="4.203cm" svg:y="18.3cm" svg:viewBox="0 0 20 20" svg:d="M10 20c14 0 14-20 0-20-13 0-13 20 0 20z">
          <text:p/>
        </draw:path>
        <draw:path draw:style-name="gr1" draw:text-style-name="P1" draw:layer="layout" svg:width="0.019cm" svg:height="0.019cm" svg:x="4.703cm" svg:y="18.3cm" svg:viewBox="0 0 20 20" svg:d="M10 20c14 0 14-20 0-20-13 0-13 20 0 20z">
          <text:p/>
        </draw:path>
        <draw:path draw:style-name="gr1" draw:text-style-name="P1" draw:layer="layout" svg:width="0.019cm" svg:height="0.019cm" svg:x="5.203cm" svg:y="18.3cm" svg:viewBox="0 0 20 20" svg:d="M10 20c14 0 14-20 0-20-13 0-13 20 0 20z">
          <text:p/>
        </draw:path>
        <draw:path draw:style-name="gr1" draw:text-style-name="P1" draw:layer="layout" svg:width="0.019cm" svg:height="0.019cm" svg:x="5.703cm" svg:y="18.3cm" svg:viewBox="0 0 20 20" svg:d="M10 20c14 0 14-20 0-20-13 0-13 20 0 20z">
          <text:p/>
        </draw:path>
        <draw:path draw:style-name="gr1" draw:text-style-name="P1" draw:layer="layout" svg:width="0.019cm" svg:height="0.019cm" svg:x="6.203cm" svg:y="18.3cm" svg:viewBox="0 0 20 20" svg:d="M10 20c14 0 14-20 0-20-13 0-13 20 0 20z">
          <text:p/>
        </draw:path>
        <draw:path draw:style-name="gr1" draw:text-style-name="P1" draw:layer="layout" svg:width="0.019cm" svg:height="0.019cm" svg:x="6.703cm" svg:y="18.3cm" svg:viewBox="0 0 20 20" svg:d="M10 20c14 0 14-20 0-20-13 0-13 20 0 20z">
          <text:p/>
        </draw:path>
        <draw:path draw:style-name="gr1" draw:text-style-name="P1" draw:layer="layout" svg:width="0.019cm" svg:height="0.019cm" svg:x="7.203cm" svg:y="18.3cm" svg:viewBox="0 0 20 20" svg:d="M10 20c14 0 14-20 0-20-13 0-13 20 0 20z">
          <text:p/>
        </draw:path>
        <draw:path draw:style-name="gr1" draw:text-style-name="P1" draw:layer="layout" svg:width="0.019cm" svg:height="0.019cm" svg:x="7.703cm" svg:y="18.3cm" svg:viewBox="0 0 20 20" svg:d="M10 20c14 0 14-20 0-20-13 0-13 20 0 20z">
          <text:p/>
        </draw:path>
        <draw:path draw:style-name="gr1" draw:text-style-name="P1" draw:layer="layout" svg:width="0.019cm" svg:height="0.019cm" svg:x="8.203cm" svg:y="18.3cm" svg:viewBox="0 0 20 20" svg:d="M10 20c14 0 14-20 0-20-13 0-13 20 0 20z">
          <text:p/>
        </draw:path>
        <draw:path draw:style-name="gr1" draw:text-style-name="P1" draw:layer="layout" svg:width="0.019cm" svg:height="0.019cm" svg:x="8.704cm" svg:y="18.3cm" svg:viewBox="0 0 20 20" svg:d="M10 20c14 0 14-20 0-20-13 0-13 20 0 20z">
          <text:p/>
        </draw:path>
        <draw:path draw:style-name="gr1" draw:text-style-name="P1" draw:layer="layout" svg:width="0.019cm" svg:height="0.019cm" svg:x="9.204cm" svg:y="18.3cm" svg:viewBox="0 0 20 20" svg:d="M10 20c14 0 14-20 0-20-13 0-13 20 0 20z">
          <text:p/>
        </draw:path>
        <draw:path draw:style-name="gr1" draw:text-style-name="P1" draw:layer="layout" svg:width="0.019cm" svg:height="0.019cm" svg:x="9.704cm" svg:y="18.3cm" svg:viewBox="0 0 20 20" svg:d="M10 20c14 0 14-20 0-20-13 0-13 20 0 20z">
          <text:p/>
        </draw:path>
        <draw:path draw:style-name="gr1" draw:text-style-name="P1" draw:layer="layout" svg:width="0.019cm" svg:height="0.019cm" svg:x="10.204cm" svg:y="18.3cm" svg:viewBox="0 0 20 20" svg:d="M10 20c14 0 14-20 0-20-13 0-13 20 0 20z">
          <text:p/>
        </draw:path>
        <draw:path draw:style-name="gr1" draw:text-style-name="P1" draw:layer="layout" svg:width="0.019cm" svg:height="0.019cm" svg:x="10.704cm" svg:y="18.3cm" svg:viewBox="0 0 20 20" svg:d="M10 20c14 0 14-20 0-20-13 0-13 20 0 20z">
          <text:p/>
        </draw:path>
        <draw:path draw:style-name="gr1" draw:text-style-name="P1" draw:layer="layout" svg:width="0.019cm" svg:height="0.019cm" svg:x="11.204cm" svg:y="18.3cm" svg:viewBox="0 0 20 20" svg:d="M10 20c14 0 14-20 0-20-13 0-13 20 0 20z">
          <text:p/>
        </draw:path>
        <draw:path draw:style-name="gr1" draw:text-style-name="P1" draw:layer="layout" svg:width="0.019cm" svg:height="0.019cm" svg:x="11.704cm" svg:y="18.3cm" svg:viewBox="0 0 20 20" svg:d="M10 20c14 0 14-20 0-20-13 0-13 20 0 20z">
          <text:p/>
        </draw:path>
        <draw:path draw:style-name="gr1" draw:text-style-name="P1" draw:layer="layout" svg:width="0.019cm" svg:height="0.019cm" svg:x="12.204cm" svg:y="18.3cm" svg:viewBox="0 0 20 20" svg:d="M10 20c14 0 14-20 0-20-13 0-13 20 0 20z">
          <text:p/>
        </draw:path>
        <draw:path draw:style-name="gr1" draw:text-style-name="P1" draw:layer="layout" svg:width="0.019cm" svg:height="0.019cm" svg:x="12.704cm" svg:y="18.3cm" svg:viewBox="0 0 20 20" svg:d="M10 20c14 0 14-20 0-20-13 0-13 20 0 20z">
          <text:p/>
        </draw:path>
        <draw:path draw:style-name="gr1" draw:text-style-name="P1" draw:layer="layout" svg:width="0.019cm" svg:height="0.019cm" svg:x="13.204cm" svg:y="18.3cm" svg:viewBox="0 0 20 20" svg:d="M10 20c14 0 14-20 0-20-13 0-13 20 0 20z">
          <text:p/>
        </draw:path>
        <draw:path draw:style-name="gr1" draw:text-style-name="P1" draw:layer="layout" svg:width="0.019cm" svg:height="0.019cm" svg:x="13.704cm" svg:y="18.3cm" svg:viewBox="0 0 20 20" svg:d="M10 20c14 0 14-20 0-20-13 0-13 20 0 20z">
          <text:p/>
        </draw:path>
        <draw:path draw:style-name="gr1" draw:text-style-name="P1" draw:layer="layout" svg:width="0.019cm" svg:height="0.019cm" svg:x="14.204cm" svg:y="18.3cm" svg:viewBox="0 0 20 20" svg:d="M10 20c14 0 14-20 0-20-13 0-13 20 0 20z">
          <text:p/>
        </draw:path>
        <draw:path draw:style-name="gr1" draw:text-style-name="P1" draw:layer="layout" svg:width="0.019cm" svg:height="0.019cm" svg:x="14.704cm" svg:y="18.3cm" svg:viewBox="0 0 20 20" svg:d="M10 20c14 0 14-20 0-20-13 0-13 20 0 20z">
          <text:p/>
        </draw:path>
        <draw:path draw:style-name="gr1" draw:text-style-name="P1" draw:layer="layout" svg:width="0.019cm" svg:height="0.019cm" svg:x="15.204cm" svg:y="18.3cm" svg:viewBox="0 0 20 20" svg:d="M10 20c14 0 14-20 0-20-13 0-13 20 0 20z">
          <text:p/>
        </draw:path>
        <draw:path draw:style-name="gr1" draw:text-style-name="P1" draw:layer="layout" svg:width="0.019cm" svg:height="0.019cm" svg:x="15.704cm" svg:y="18.3cm" svg:viewBox="0 0 20 20" svg:d="M10 20c14 0 14-20 0-20-13 0-13 20 0 20z">
          <text:p/>
        </draw:path>
        <draw:path draw:style-name="gr1" draw:text-style-name="P1" draw:layer="layout" svg:width="0.019cm" svg:height="0.019cm" svg:x="16.204cm" svg:y="18.3cm" svg:viewBox="0 0 20 20" svg:d="M10 20c14 0 14-20 0-20-13 0-13 20 0 20z">
          <text:p/>
        </draw:path>
        <draw:path draw:style-name="gr1" draw:text-style-name="P1" draw:layer="layout" svg:width="0.019cm" svg:height="0.019cm" svg:x="16.703cm" svg:y="18.3cm" svg:viewBox="0 0 20 20" svg:d="M10 20c14 0 14-20 0-20-13 0-13 20 0 20z">
          <text:p/>
        </draw:path>
        <draw:path draw:style-name="gr1" draw:text-style-name="P1" draw:layer="layout" svg:width="0.019cm" svg:height="0.019cm" svg:x="17.203cm" svg:y="18.3cm" svg:viewBox="0 0 20 20" svg:d="M10 20c14 0 14-20 0-20-13 0-13 20 0 20z">
          <text:p/>
        </draw:path>
        <draw:path draw:style-name="gr1" draw:text-style-name="P1" draw:layer="layout" svg:width="0.019cm" svg:height="0.019cm" svg:x="17.703cm" svg:y="18.3cm" svg:viewBox="0 0 20 20" svg:d="M10 20c14 0 14-20 0-20-13 0-13 20 0 20z">
          <text:p/>
        </draw:path>
        <draw:path draw:style-name="gr1" draw:text-style-name="P1" draw:layer="layout" svg:width="0.019cm" svg:height="0.019cm" svg:x="18.203cm" svg:y="18.3cm" svg:viewBox="0 0 20 20" svg:d="M10 20c14 0 14-20 0-20-13 0-13 20 0 20z">
          <text:p/>
        </draw:path>
        <draw:path draw:style-name="gr1" draw:text-style-name="P1" draw:layer="layout" svg:width="0.019cm" svg:height="0.019cm" svg:x="18.703cm" svg:y="18.3cm" svg:viewBox="0 0 20 20" svg:d="M10 20c14 0 14-20 0-20-13 0-13 20 0 20z">
          <text:p/>
        </draw:path>
        <draw:path draw:style-name="gr1" draw:text-style-name="P1" draw:layer="layout" svg:width="0.019cm" svg:height="0.019cm" svg:x="19.203cm" svg:y="18.3cm" svg:viewBox="0 0 20 20" svg:d="M10 20c14 0 14-20 0-20-13 0-13 20 0 20z">
          <text:p/>
        </draw:path>
        <draw:path draw:style-name="gr1" draw:text-style-name="P1" draw:layer="layout" svg:width="0.019cm" svg:height="0.019cm" svg:x="19.703cm" svg:y="18.3cm" svg:viewBox="0 0 20 20" svg:d="M10 20c14 0 14-20 0-20-13 0-13 20 0 20z">
          <text:p/>
        </draw:path>
        <draw:path draw:style-name="gr1" draw:text-style-name="P1" draw:layer="layout" svg:width="0.019cm" svg:height="0.019cm" svg:x="20.203cm" svg:y="18.3cm" svg:viewBox="0 0 20 20" svg:d="M10 20c14 0 14-20 0-20-13 0-13 20 0 20z">
          <text:p/>
        </draw:path>
        <draw:path draw:style-name="gr1" draw:text-style-name="P1" draw:layer="layout" svg:width="0.019cm" svg:height="0.019cm" svg:x="20.703cm" svg:y="18.3cm" svg:viewBox="0 0 20 20" svg:d="M10 20c14 0 14-20 0-20-13 0-13 20 0 20z">
          <text:p/>
        </draw:path>
        <draw:path draw:style-name="gr1" draw:text-style-name="P1" draw:layer="layout" svg:width="0.019cm" svg:height="0.019cm" svg:x="21.203cm" svg:y="18.3cm" svg:viewBox="0 0 20 20" svg:d="M10 20c14 0 14-20 0-20-13 0-13 20 0 20z">
          <text:p/>
        </draw:path>
        <draw:path draw:style-name="gr1" draw:text-style-name="P1" draw:layer="layout" svg:width="0.019cm" svg:height="0.019cm" svg:x="21.703cm" svg:y="18.3cm" svg:viewBox="0 0 20 20" svg:d="M10 20c14 0 14-20 0-20-13 0-13 20 0 20z">
          <text:p/>
        </draw:path>
        <draw:path draw:style-name="gr1" draw:text-style-name="P1" draw:layer="layout" svg:width="0.019cm" svg:height="0.019cm" svg:x="22.203cm" svg:y="18.3cm" svg:viewBox="0 0 20 20" svg:d="M10 20c14 0 14-20 0-20-13 0-13 20 0 20z">
          <text:p/>
        </draw:path>
        <draw:path draw:style-name="gr1" draw:text-style-name="P1" draw:layer="layout" svg:width="0.019cm" svg:height="0.019cm" svg:x="22.703cm" svg:y="18.3cm" svg:viewBox="0 0 20 20" svg:d="M10 20c14 0 14-20 0-20-13 0-13 20 0 20z">
          <text:p/>
        </draw:path>
        <draw:path draw:style-name="gr1" draw:text-style-name="P1" draw:layer="layout" svg:width="0.019cm" svg:height="0.019cm" svg:x="23.203cm" svg:y="18.3cm" svg:viewBox="0 0 20 20" svg:d="M10 20c14 0 14-20 0-20-13 0-13 20 0 20z">
          <text:p/>
        </draw:path>
        <draw:path draw:style-name="gr1" draw:text-style-name="P1" draw:layer="layout" svg:width="0.019cm" svg:height="0.019cm" svg:x="23.703cm" svg:y="18.3cm" svg:viewBox="0 0 20 20" svg:d="M10 20c14 0 14-20 0-20-13 0-13 20 0 20z">
          <text:p/>
        </draw:path>
        <draw:path draw:style-name="gr1" draw:text-style-name="P1" draw:layer="layout" svg:width="0.019cm" svg:height="0.019cm" svg:x="24.203cm" svg:y="18.3cm" svg:viewBox="0 0 20 20" svg:d="M10 20c14 0 14-20 0-20-13 0-13 20 0 20z">
          <text:p/>
        </draw:path>
        <draw:path draw:style-name="gr1" draw:text-style-name="P1" draw:layer="layout" svg:width="0.019cm" svg:height="0.019cm" svg:x="24.704cm" svg:y="18.3cm" svg:viewBox="0 0 20 20" svg:d="M10 20c14 0 14-20 0-20-13 0-13 20 0 20z">
          <text:p/>
        </draw:path>
        <draw:path draw:style-name="gr1" draw:text-style-name="P1" draw:layer="layout" svg:width="0.019cm" svg:height="0.019cm" svg:x="25.204cm" svg:y="18.3cm" svg:viewBox="0 0 20 20" svg:d="M10 20c14 0 14-20 0-20-13 0-13 20 0 20z">
          <text:p/>
        </draw:path>
        <draw:path draw:style-name="gr1" draw:text-style-name="P1" draw:layer="layout" svg:width="0.019cm" svg:height="0.019cm" svg:x="25.704cm" svg:y="18.3cm" svg:viewBox="0 0 20 20" svg:d="M10 20c14 0 14-20 0-20-13 0-13 20 0 20z">
          <text:p/>
        </draw:path>
        <draw:path draw:style-name="gr1" draw:text-style-name="P1" draw:layer="layout" svg:width="0.019cm" svg:height="0.019cm" svg:x="26.204cm" svg:y="18.3cm" svg:viewBox="0 0 20 20" svg:d="M10 20c14 0 14-20 0-20-13 0-13 20 0 20z">
          <text:p/>
        </draw:path>
        <draw:path draw:style-name="gr1" draw:text-style-name="P1" draw:layer="layout" svg:width="0.019cm" svg:height="0.019cm" svg:x="26.704cm" svg:y="18.3cm" svg:viewBox="0 0 20 20" svg:d="M10 20c14 0 14-20 0-20-13 0-13 20 0 20z">
          <text:p/>
        </draw:path>
        <draw:path draw:style-name="gr1" draw:text-style-name="P1" draw:layer="layout" svg:width="0.019cm" svg:height="0.019cm" svg:x="27.204cm" svg:y="18.3cm" svg:viewBox="0 0 20 20" svg:d="M10 20c14 0 14-20 0-20-13 0-13 20 0 20z">
          <text:p/>
        </draw:path>
        <draw:path draw:style-name="gr1" draw:text-style-name="P1" draw:layer="layout" svg:width="0.019cm" svg:height="0.019cm" svg:x="0.703cm" svg:y="18.3cm" svg:viewBox="0 0 20 20" svg:d="M10 20c14 0 14-20 0-20-13 0-13 20 0 20z">
          <text:p/>
        </draw:path>
        <draw:path draw:style-name="gr1" draw:text-style-name="P1" draw:layer="layout" svg:width="0.019cm" svg:height="0.019cm" svg:x="1.203cm" svg:y="18.3cm" svg:viewBox="0 0 20 20" svg:d="M10 20c14 0 14-20 0-20-13 0-13 20 0 20z">
          <text:p/>
        </draw:path>
        <draw:path draw:style-name="gr1" draw:text-style-name="P1" draw:layer="layout" svg:width="0.019cm" svg:height="0.019cm" svg:x="1.703cm" svg:y="18.3cm" svg:viewBox="0 0 20 20" svg:d="M10 20c14 0 14-20 0-20-13 0-13 20 0 20z">
          <text:p/>
        </draw:path>
        <draw:path draw:style-name="gr1" draw:text-style-name="P1" draw:layer="layout" svg:width="0.019cm" svg:height="0.019cm" svg:x="2.203cm" svg:y="18.3cm" svg:viewBox="0 0 20 20" svg:d="M10 20c14 0 14-20 0-20-13 0-13 20 0 20z">
          <text:p/>
        </draw:path>
        <draw:path draw:style-name="gr1" draw:text-style-name="P1" draw:layer="layout" svg:width="0.019cm" svg:height="0.019cm" svg:x="2.703cm" svg:y="18.3cm" svg:viewBox="0 0 20 20" svg:d="M10 20c14 0 14-20 0-20-13 0-13 20 0 20z">
          <text:p/>
        </draw:path>
        <draw:path draw:style-name="gr1" draw:text-style-name="P1" draw:layer="layout" svg:width="0.019cm" svg:height="0.019cm" svg:x="3.203cm" svg:y="18.3cm" svg:viewBox="0 0 20 20" svg:d="M10 20c14 0 14-20 0-20-13 0-13 20 0 20z">
          <text:p/>
        </draw:path>
        <draw:path draw:style-name="gr1" draw:text-style-name="P1" draw:layer="layout" svg:width="0.019cm" svg:height="0.019cm" svg:x="3.703cm" svg:y="18.3cm" svg:viewBox="0 0 20 20" svg:d="M10 20c14 0 14-20 0-20-13 0-13 20 0 20z">
          <text:p/>
        </draw:path>
        <draw:path draw:style-name="gr1" draw:text-style-name="P1" draw:layer="layout" svg:width="0.019cm" svg:height="0.019cm" svg:x="4.203cm" svg:y="18.3cm" svg:viewBox="0 0 20 20" svg:d="M10 20c14 0 14-20 0-20-13 0-13 20 0 20z">
          <text:p/>
        </draw:path>
        <draw:path draw:style-name="gr1" draw:text-style-name="P1" draw:layer="layout" svg:width="0.019cm" svg:height="0.019cm" svg:x="4.703cm" svg:y="18.3cm" svg:viewBox="0 0 20 20" svg:d="M10 20c14 0 14-20 0-20-13 0-13 20 0 20z">
          <text:p/>
        </draw:path>
        <draw:path draw:style-name="gr1" draw:text-style-name="P1" draw:layer="layout" svg:width="0.019cm" svg:height="0.019cm" svg:x="5.203cm" svg:y="18.3cm" svg:viewBox="0 0 20 20" svg:d="M10 20c14 0 14-20 0-20-13 0-13 20 0 20z">
          <text:p/>
        </draw:path>
        <draw:path draw:style-name="gr1" draw:text-style-name="P1" draw:layer="layout" svg:width="0.019cm" svg:height="0.019cm" svg:x="5.703cm" svg:y="18.3cm" svg:viewBox="0 0 20 20" svg:d="M10 20c14 0 14-20 0-20-13 0-13 20 0 20z">
          <text:p/>
        </draw:path>
        <draw:path draw:style-name="gr1" draw:text-style-name="P1" draw:layer="layout" svg:width="0.019cm" svg:height="0.019cm" svg:x="6.203cm" svg:y="18.3cm" svg:viewBox="0 0 20 20" svg:d="M10 20c14 0 14-20 0-20-13 0-13 20 0 20z">
          <text:p/>
        </draw:path>
        <draw:path draw:style-name="gr1" draw:text-style-name="P1" draw:layer="layout" svg:width="0.019cm" svg:height="0.019cm" svg:x="6.703cm" svg:y="18.3cm" svg:viewBox="0 0 20 20" svg:d="M10 20c14 0 14-20 0-20-13 0-13 20 0 20z">
          <text:p/>
        </draw:path>
        <draw:path draw:style-name="gr1" draw:text-style-name="P1" draw:layer="layout" svg:width="0.019cm" svg:height="0.019cm" svg:x="7.203cm" svg:y="18.3cm" svg:viewBox="0 0 20 20" svg:d="M10 20c14 0 14-20 0-20-13 0-13 20 0 20z">
          <text:p/>
        </draw:path>
        <draw:path draw:style-name="gr1" draw:text-style-name="P1" draw:layer="layout" svg:width="0.019cm" svg:height="0.019cm" svg:x="7.703cm" svg:y="18.3cm" svg:viewBox="0 0 20 20" svg:d="M10 20c14 0 14-20 0-20-13 0-13 20 0 20z">
          <text:p/>
        </draw:path>
        <draw:path draw:style-name="gr1" draw:text-style-name="P1" draw:layer="layout" svg:width="0.019cm" svg:height="0.019cm" svg:x="8.203cm" svg:y="18.3cm" svg:viewBox="0 0 20 20" svg:d="M10 20c14 0 14-20 0-20-13 0-13 20 0 20z">
          <text:p/>
        </draw:path>
        <draw:path draw:style-name="gr1" draw:text-style-name="P1" draw:layer="layout" svg:width="0.019cm" svg:height="0.019cm" svg:x="8.704cm" svg:y="18.3cm" svg:viewBox="0 0 20 20" svg:d="M10 20c14 0 14-20 0-20-13 0-13 20 0 20z">
          <text:p/>
        </draw:path>
        <draw:path draw:style-name="gr1" draw:text-style-name="P1" draw:layer="layout" svg:width="0.019cm" svg:height="0.019cm" svg:x="9.204cm" svg:y="18.3cm" svg:viewBox="0 0 20 20" svg:d="M10 20c14 0 14-20 0-20-13 0-13 20 0 20z">
          <text:p/>
        </draw:path>
        <draw:path draw:style-name="gr1" draw:text-style-name="P1" draw:layer="layout" svg:width="0.019cm" svg:height="0.019cm" svg:x="9.704cm" svg:y="18.3cm" svg:viewBox="0 0 20 20" svg:d="M10 20c14 0 14-20 0-20-13 0-13 20 0 20z">
          <text:p/>
        </draw:path>
        <draw:path draw:style-name="gr1" draw:text-style-name="P1" draw:layer="layout" svg:width="0.019cm" svg:height="0.019cm" svg:x="10.204cm" svg:y="18.3cm" svg:viewBox="0 0 20 20" svg:d="M10 20c14 0 14-20 0-20-13 0-13 20 0 20z">
          <text:p/>
        </draw:path>
        <draw:path draw:style-name="gr1" draw:text-style-name="P1" draw:layer="layout" svg:width="0.019cm" svg:height="0.019cm" svg:x="10.704cm" svg:y="18.3cm" svg:viewBox="0 0 20 20" svg:d="M10 20c14 0 14-20 0-20-13 0-13 20 0 20z">
          <text:p/>
        </draw:path>
        <draw:path draw:style-name="gr1" draw:text-style-name="P1" draw:layer="layout" svg:width="0.019cm" svg:height="0.019cm" svg:x="11.204cm" svg:y="18.3cm" svg:viewBox="0 0 20 20" svg:d="M10 20c14 0 14-20 0-20-13 0-13 20 0 20z">
          <text:p/>
        </draw:path>
        <draw:path draw:style-name="gr1" draw:text-style-name="P1" draw:layer="layout" svg:width="0.019cm" svg:height="0.019cm" svg:x="11.704cm" svg:y="18.3cm" svg:viewBox="0 0 20 20" svg:d="M10 20c14 0 14-20 0-20-13 0-13 20 0 20z">
          <text:p/>
        </draw:path>
        <draw:path draw:style-name="gr1" draw:text-style-name="P1" draw:layer="layout" svg:width="0.019cm" svg:height="0.019cm" svg:x="12.204cm" svg:y="18.3cm" svg:viewBox="0 0 20 20" svg:d="M10 20c14 0 14-20 0-20-13 0-13 20 0 20z">
          <text:p/>
        </draw:path>
        <draw:path draw:style-name="gr1" draw:text-style-name="P1" draw:layer="layout" svg:width="0.019cm" svg:height="0.019cm" svg:x="12.704cm" svg:y="18.3cm" svg:viewBox="0 0 20 20" svg:d="M10 20c14 0 14-20 0-20-13 0-13 20 0 20z">
          <text:p/>
        </draw:path>
        <draw:path draw:style-name="gr1" draw:text-style-name="P1" draw:layer="layout" svg:width="0.019cm" svg:height="0.019cm" svg:x="13.204cm" svg:y="18.3cm" svg:viewBox="0 0 20 20" svg:d="M10 20c14 0 14-20 0-20-13 0-13 20 0 20z">
          <text:p/>
        </draw:path>
        <draw:path draw:style-name="gr1" draw:text-style-name="P1" draw:layer="layout" svg:width="0.019cm" svg:height="0.019cm" svg:x="13.704cm" svg:y="18.3cm" svg:viewBox="0 0 20 20" svg:d="M10 20c14 0 14-20 0-20-13 0-13 20 0 20z">
          <text:p/>
        </draw:path>
        <draw:path draw:style-name="gr1" draw:text-style-name="P1" draw:layer="layout" svg:width="0.019cm" svg:height="0.019cm" svg:x="14.204cm" svg:y="18.3cm" svg:viewBox="0 0 20 20" svg:d="M10 20c14 0 14-20 0-20-13 0-13 20 0 20z">
          <text:p/>
        </draw:path>
        <draw:path draw:style-name="gr1" draw:text-style-name="P1" draw:layer="layout" svg:width="0.019cm" svg:height="0.019cm" svg:x="14.704cm" svg:y="18.3cm" svg:viewBox="0 0 20 20" svg:d="M10 20c14 0 14-20 0-20-13 0-13 20 0 20z">
          <text:p/>
        </draw:path>
        <draw:path draw:style-name="gr1" draw:text-style-name="P1" draw:layer="layout" svg:width="0.019cm" svg:height="0.019cm" svg:x="15.204cm" svg:y="18.3cm" svg:viewBox="0 0 20 20" svg:d="M10 20c14 0 14-20 0-20-13 0-13 20 0 20z">
          <text:p/>
        </draw:path>
        <draw:path draw:style-name="gr1" draw:text-style-name="P1" draw:layer="layout" svg:width="0.019cm" svg:height="0.019cm" svg:x="15.704cm" svg:y="18.3cm" svg:viewBox="0 0 20 20" svg:d="M10 20c14 0 14-20 0-20-13 0-13 20 0 20z">
          <text:p/>
        </draw:path>
        <draw:path draw:style-name="gr1" draw:text-style-name="P1" draw:layer="layout" svg:width="0.019cm" svg:height="0.019cm" svg:x="16.204cm" svg:y="18.3cm" svg:viewBox="0 0 20 20" svg:d="M10 20c14 0 14-20 0-20-13 0-13 20 0 20z">
          <text:p/>
        </draw:path>
        <draw:path draw:style-name="gr1" draw:text-style-name="P1" draw:layer="layout" svg:width="0.019cm" svg:height="0.019cm" svg:x="0.703cm" svg:y="18.8cm" svg:viewBox="0 0 20 20" svg:d="M10 20c14 0 14-20 0-20-13 0-13 20 0 20z">
          <text:p/>
        </draw:path>
        <draw:path draw:style-name="gr1" draw:text-style-name="P1" draw:layer="layout" svg:width="0.019cm" svg:height="0.019cm" svg:x="1.203cm" svg:y="18.8cm" svg:viewBox="0 0 20 20" svg:d="M10 20c14 0 14-20 0-20-13 0-13 20 0 20z">
          <text:p/>
        </draw:path>
        <draw:path draw:style-name="gr1" draw:text-style-name="P1" draw:layer="layout" svg:width="0.019cm" svg:height="0.019cm" svg:x="1.703cm" svg:y="18.8cm" svg:viewBox="0 0 20 20" svg:d="M10 20c14 0 14-20 0-20-13 0-13 20 0 20z">
          <text:p/>
        </draw:path>
        <draw:path draw:style-name="gr1" draw:text-style-name="P1" draw:layer="layout" svg:width="0.019cm" svg:height="0.019cm" svg:x="2.203cm" svg:y="18.8cm" svg:viewBox="0 0 20 20" svg:d="M10 20c14 0 14-20 0-20-13 0-13 20 0 20z">
          <text:p/>
        </draw:path>
        <draw:path draw:style-name="gr1" draw:text-style-name="P1" draw:layer="layout" svg:width="0.019cm" svg:height="0.019cm" svg:x="2.703cm" svg:y="18.8cm" svg:viewBox="0 0 20 20" svg:d="M10 20c14 0 14-20 0-20-13 0-13 20 0 20z">
          <text:p/>
        </draw:path>
        <draw:path draw:style-name="gr1" draw:text-style-name="P1" draw:layer="layout" svg:width="0.019cm" svg:height="0.019cm" svg:x="3.203cm" svg:y="18.8cm" svg:viewBox="0 0 20 20" svg:d="M10 20c14 0 14-20 0-20-13 0-13 20 0 20z">
          <text:p/>
        </draw:path>
        <draw:path draw:style-name="gr1" draw:text-style-name="P1" draw:layer="layout" svg:width="0.019cm" svg:height="0.019cm" svg:x="3.703cm" svg:y="18.8cm" svg:viewBox="0 0 20 20" svg:d="M10 20c14 0 14-20 0-20-13 0-13 20 0 20z">
          <text:p/>
        </draw:path>
        <draw:path draw:style-name="gr1" draw:text-style-name="P1" draw:layer="layout" svg:width="0.019cm" svg:height="0.019cm" svg:x="4.203cm" svg:y="18.8cm" svg:viewBox="0 0 20 20" svg:d="M10 20c14 0 14-20 0-20-13 0-13 20 0 20z">
          <text:p/>
        </draw:path>
        <draw:path draw:style-name="gr1" draw:text-style-name="P1" draw:layer="layout" svg:width="0.019cm" svg:height="0.019cm" svg:x="4.703cm" svg:y="18.8cm" svg:viewBox="0 0 20 20" svg:d="M10 20c14 0 14-20 0-20-13 0-13 20 0 20z">
          <text:p/>
        </draw:path>
        <draw:path draw:style-name="gr1" draw:text-style-name="P1" draw:layer="layout" svg:width="0.019cm" svg:height="0.019cm" svg:x="5.203cm" svg:y="18.8cm" svg:viewBox="0 0 20 20" svg:d="M10 20c14 0 14-20 0-20-13 0-13 20 0 20z">
          <text:p/>
        </draw:path>
        <draw:path draw:style-name="gr1" draw:text-style-name="P1" draw:layer="layout" svg:width="0.019cm" svg:height="0.019cm" svg:x="5.703cm" svg:y="18.8cm" svg:viewBox="0 0 20 20" svg:d="M10 20c14 0 14-20 0-20-13 0-13 20 0 20z">
          <text:p/>
        </draw:path>
        <draw:path draw:style-name="gr1" draw:text-style-name="P1" draw:layer="layout" svg:width="0.019cm" svg:height="0.019cm" svg:x="6.203cm" svg:y="18.8cm" svg:viewBox="0 0 20 20" svg:d="M10 20c14 0 14-20 0-20-13 0-13 20 0 20z">
          <text:p/>
        </draw:path>
        <draw:path draw:style-name="gr1" draw:text-style-name="P1" draw:layer="layout" svg:width="0.019cm" svg:height="0.019cm" svg:x="6.703cm" svg:y="18.8cm" svg:viewBox="0 0 20 20" svg:d="M10 20c14 0 14-20 0-20-13 0-13 20 0 20z">
          <text:p/>
        </draw:path>
        <draw:path draw:style-name="gr1" draw:text-style-name="P1" draw:layer="layout" svg:width="0.019cm" svg:height="0.019cm" svg:x="7.203cm" svg:y="18.8cm" svg:viewBox="0 0 20 20" svg:d="M10 20c14 0 14-20 0-20-13 0-13 20 0 20z">
          <text:p/>
        </draw:path>
        <draw:path draw:style-name="gr1" draw:text-style-name="P1" draw:layer="layout" svg:width="0.019cm" svg:height="0.019cm" svg:x="7.703cm" svg:y="18.8cm" svg:viewBox="0 0 20 20" svg:d="M10 20c14 0 14-20 0-20-13 0-13 20 0 20z">
          <text:p/>
        </draw:path>
        <draw:path draw:style-name="gr1" draw:text-style-name="P1" draw:layer="layout" svg:width="0.019cm" svg:height="0.019cm" svg:x="8.203cm" svg:y="18.8cm" svg:viewBox="0 0 20 20" svg:d="M10 20c14 0 14-20 0-20-13 0-13 20 0 20z">
          <text:p/>
        </draw:path>
        <draw:path draw:style-name="gr1" draw:text-style-name="P1" draw:layer="layout" svg:width="0.019cm" svg:height="0.019cm" svg:x="8.704cm" svg:y="18.8cm" svg:viewBox="0 0 20 20" svg:d="M10 20c14 0 14-20 0-20-13 0-13 20 0 20z">
          <text:p/>
        </draw:path>
        <draw:path draw:style-name="gr1" draw:text-style-name="P1" draw:layer="layout" svg:width="0.019cm" svg:height="0.019cm" svg:x="9.204cm" svg:y="18.8cm" svg:viewBox="0 0 20 20" svg:d="M10 20c14 0 14-20 0-20-13 0-13 20 0 20z">
          <text:p/>
        </draw:path>
        <draw:path draw:style-name="gr1" draw:text-style-name="P1" draw:layer="layout" svg:width="0.019cm" svg:height="0.019cm" svg:x="9.704cm" svg:y="18.8cm" svg:viewBox="0 0 20 20" svg:d="M10 20c14 0 14-20 0-20-13 0-13 20 0 20z">
          <text:p/>
        </draw:path>
        <draw:path draw:style-name="gr1" draw:text-style-name="P1" draw:layer="layout" svg:width="0.019cm" svg:height="0.019cm" svg:x="10.204cm" svg:y="18.8cm" svg:viewBox="0 0 20 20" svg:d="M10 20c14 0 14-20 0-20-13 0-13 20 0 20z">
          <text:p/>
        </draw:path>
        <draw:path draw:style-name="gr1" draw:text-style-name="P1" draw:layer="layout" svg:width="0.019cm" svg:height="0.019cm" svg:x="10.704cm" svg:y="18.8cm" svg:viewBox="0 0 20 20" svg:d="M10 20c14 0 14-20 0-20-13 0-13 20 0 20z">
          <text:p/>
        </draw:path>
        <draw:path draw:style-name="gr1" draw:text-style-name="P1" draw:layer="layout" svg:width="0.019cm" svg:height="0.019cm" svg:x="11.204cm" svg:y="18.8cm" svg:viewBox="0 0 20 20" svg:d="M10 20c14 0 14-20 0-20-13 0-13 20 0 20z">
          <text:p/>
        </draw:path>
        <draw:path draw:style-name="gr1" draw:text-style-name="P1" draw:layer="layout" svg:width="0.019cm" svg:height="0.019cm" svg:x="11.704cm" svg:y="18.8cm" svg:viewBox="0 0 20 20" svg:d="M10 20c14 0 14-20 0-20-13 0-13 20 0 20z">
          <text:p/>
        </draw:path>
        <draw:path draw:style-name="gr1" draw:text-style-name="P1" draw:layer="layout" svg:width="0.019cm" svg:height="0.019cm" svg:x="12.204cm" svg:y="18.8cm" svg:viewBox="0 0 20 20" svg:d="M10 20c14 0 14-20 0-20-13 0-13 20 0 20z">
          <text:p/>
        </draw:path>
        <draw:path draw:style-name="gr1" draw:text-style-name="P1" draw:layer="layout" svg:width="0.019cm" svg:height="0.019cm" svg:x="12.704cm" svg:y="18.8cm" svg:viewBox="0 0 20 20" svg:d="M10 20c14 0 14-20 0-20-13 0-13 20 0 20z">
          <text:p/>
        </draw:path>
        <draw:path draw:style-name="gr1" draw:text-style-name="P1" draw:layer="layout" svg:width="0.019cm" svg:height="0.019cm" svg:x="13.204cm" svg:y="18.8cm" svg:viewBox="0 0 20 20" svg:d="M10 20c14 0 14-20 0-20-13 0-13 20 0 20z">
          <text:p/>
        </draw:path>
        <draw:path draw:style-name="gr1" draw:text-style-name="P1" draw:layer="layout" svg:width="0.019cm" svg:height="0.019cm" svg:x="13.704cm" svg:y="18.8cm" svg:viewBox="0 0 20 20" svg:d="M10 20c14 0 14-20 0-20-13 0-13 20 0 20z">
          <text:p/>
        </draw:path>
        <draw:path draw:style-name="gr1" draw:text-style-name="P1" draw:layer="layout" svg:width="0.019cm" svg:height="0.019cm" svg:x="14.204cm" svg:y="18.8cm" svg:viewBox="0 0 20 20" svg:d="M10 20c14 0 14-20 0-20-13 0-13 20 0 20z">
          <text:p/>
        </draw:path>
        <draw:path draw:style-name="gr1" draw:text-style-name="P1" draw:layer="layout" svg:width="0.019cm" svg:height="0.019cm" svg:x="14.704cm" svg:y="18.8cm" svg:viewBox="0 0 20 20" svg:d="M10 20c14 0 14-20 0-20-13 0-13 20 0 20z">
          <text:p/>
        </draw:path>
        <draw:path draw:style-name="gr1" draw:text-style-name="P1" draw:layer="layout" svg:width="0.019cm" svg:height="0.019cm" svg:x="15.204cm" svg:y="18.8cm" svg:viewBox="0 0 20 20" svg:d="M10 20c14 0 14-20 0-20-13 0-13 20 0 20z">
          <text:p/>
        </draw:path>
        <draw:path draw:style-name="gr1" draw:text-style-name="P1" draw:layer="layout" svg:width="0.019cm" svg:height="0.019cm" svg:x="15.704cm" svg:y="18.8cm" svg:viewBox="0 0 20 20" svg:d="M10 20c14 0 14-20 0-20-13 0-13 20 0 20z">
          <text:p/>
        </draw:path>
        <draw:path draw:style-name="gr1" draw:text-style-name="P1" draw:layer="layout" svg:width="0.019cm" svg:height="0.019cm" svg:x="16.204cm" svg:y="18.8cm" svg:viewBox="0 0 20 20" svg:d="M10 20c14 0 14-20 0-20-13 0-13 20 0 20z">
          <text:p/>
        </draw:path>
        <draw:path draw:style-name="gr1" draw:text-style-name="P1" draw:layer="layout" svg:width="0.019cm" svg:height="0.019cm" svg:x="16.703cm" svg:y="18.8cm" svg:viewBox="0 0 20 20" svg:d="M10 20c14 0 14-20 0-20-13 0-13 20 0 20z">
          <text:p/>
        </draw:path>
        <draw:path draw:style-name="gr1" draw:text-style-name="P1" draw:layer="layout" svg:width="0.019cm" svg:height="0.019cm" svg:x="17.203cm" svg:y="18.8cm" svg:viewBox="0 0 20 20" svg:d="M10 20c14 0 14-20 0-20-13 0-13 20 0 20z">
          <text:p/>
        </draw:path>
        <draw:path draw:style-name="gr1" draw:text-style-name="P1" draw:layer="layout" svg:width="0.019cm" svg:height="0.019cm" svg:x="17.703cm" svg:y="18.8cm" svg:viewBox="0 0 20 20" svg:d="M10 20c14 0 14-20 0-20-13 0-13 20 0 20z">
          <text:p/>
        </draw:path>
        <draw:path draw:style-name="gr1" draw:text-style-name="P1" draw:layer="layout" svg:width="0.019cm" svg:height="0.019cm" svg:x="18.203cm" svg:y="18.8cm" svg:viewBox="0 0 20 20" svg:d="M10 20c14 0 14-20 0-20-13 0-13 20 0 20z">
          <text:p/>
        </draw:path>
        <draw:path draw:style-name="gr1" draw:text-style-name="P1" draw:layer="layout" svg:width="0.019cm" svg:height="0.019cm" svg:x="18.703cm" svg:y="18.8cm" svg:viewBox="0 0 20 20" svg:d="M10 20c14 0 14-20 0-20-13 0-13 20 0 20z">
          <text:p/>
        </draw:path>
        <draw:path draw:style-name="gr1" draw:text-style-name="P1" draw:layer="layout" svg:width="0.019cm" svg:height="0.019cm" svg:x="19.203cm" svg:y="18.8cm" svg:viewBox="0 0 20 20" svg:d="M10 20c14 0 14-20 0-20-13 0-13 20 0 20z">
          <text:p/>
        </draw:path>
        <draw:path draw:style-name="gr1" draw:text-style-name="P1" draw:layer="layout" svg:width="0.019cm" svg:height="0.019cm" svg:x="19.703cm" svg:y="18.8cm" svg:viewBox="0 0 20 20" svg:d="M10 20c14 0 14-20 0-20-13 0-13 20 0 20z">
          <text:p/>
        </draw:path>
        <draw:path draw:style-name="gr1" draw:text-style-name="P1" draw:layer="layout" svg:width="0.019cm" svg:height="0.019cm" svg:x="20.203cm" svg:y="18.8cm" svg:viewBox="0 0 20 20" svg:d="M10 20c14 0 14-20 0-20-13 0-13 20 0 20z">
          <text:p/>
        </draw:path>
        <draw:path draw:style-name="gr1" draw:text-style-name="P1" draw:layer="layout" svg:width="0.019cm" svg:height="0.019cm" svg:x="20.703cm" svg:y="18.8cm" svg:viewBox="0 0 20 20" svg:d="M10 20c14 0 14-20 0-20-13 0-13 20 0 20z">
          <text:p/>
        </draw:path>
        <draw:path draw:style-name="gr1" draw:text-style-name="P1" draw:layer="layout" svg:width="0.019cm" svg:height="0.019cm" svg:x="21.203cm" svg:y="18.8cm" svg:viewBox="0 0 20 20" svg:d="M10 20c14 0 14-20 0-20-13 0-13 20 0 20z">
          <text:p/>
        </draw:path>
        <draw:path draw:style-name="gr1" draw:text-style-name="P1" draw:layer="layout" svg:width="0.019cm" svg:height="0.019cm" svg:x="21.703cm" svg:y="18.8cm" svg:viewBox="0 0 20 20" svg:d="M10 20c14 0 14-20 0-20-13 0-13 20 0 20z">
          <text:p/>
        </draw:path>
        <draw:path draw:style-name="gr1" draw:text-style-name="P1" draw:layer="layout" svg:width="0.019cm" svg:height="0.019cm" svg:x="22.203cm" svg:y="18.8cm" svg:viewBox="0 0 20 20" svg:d="M10 20c14 0 14-20 0-20-13 0-13 20 0 20z">
          <text:p/>
        </draw:path>
        <draw:path draw:style-name="gr1" draw:text-style-name="P1" draw:layer="layout" svg:width="0.019cm" svg:height="0.019cm" svg:x="22.703cm" svg:y="18.8cm" svg:viewBox="0 0 20 20" svg:d="M10 20c14 0 14-20 0-20-13 0-13 20 0 20z">
          <text:p/>
        </draw:path>
        <draw:path draw:style-name="gr1" draw:text-style-name="P1" draw:layer="layout" svg:width="0.019cm" svg:height="0.019cm" svg:x="23.203cm" svg:y="18.8cm" svg:viewBox="0 0 20 20" svg:d="M10 20c14 0 14-20 0-20-13 0-13 20 0 20z">
          <text:p/>
        </draw:path>
        <draw:path draw:style-name="gr1" draw:text-style-name="P1" draw:layer="layout" svg:width="0.019cm" svg:height="0.019cm" svg:x="23.703cm" svg:y="18.8cm" svg:viewBox="0 0 20 20" svg:d="M10 20c14 0 14-20 0-20-13 0-13 20 0 20z">
          <text:p/>
        </draw:path>
        <draw:path draw:style-name="gr1" draw:text-style-name="P1" draw:layer="layout" svg:width="0.019cm" svg:height="0.019cm" svg:x="24.203cm" svg:y="18.8cm" svg:viewBox="0 0 20 20" svg:d="M10 20c14 0 14-20 0-20-13 0-13 20 0 20z">
          <text:p/>
        </draw:path>
        <draw:path draw:style-name="gr1" draw:text-style-name="P1" draw:layer="layout" svg:width="0.019cm" svg:height="0.019cm" svg:x="24.704cm" svg:y="18.8cm" svg:viewBox="0 0 20 20" svg:d="M10 20c14 0 14-20 0-20-13 0-13 20 0 20z">
          <text:p/>
        </draw:path>
        <draw:path draw:style-name="gr1" draw:text-style-name="P1" draw:layer="layout" svg:width="0.019cm" svg:height="0.019cm" svg:x="25.204cm" svg:y="18.8cm" svg:viewBox="0 0 20 20" svg:d="M10 20c14 0 14-20 0-20-13 0-13 20 0 20z">
          <text:p/>
        </draw:path>
        <draw:path draw:style-name="gr1" draw:text-style-name="P1" draw:layer="layout" svg:width="0.019cm" svg:height="0.019cm" svg:x="25.704cm" svg:y="18.8cm" svg:viewBox="0 0 20 20" svg:d="M10 20c14 0 14-20 0-20-13 0-13 20 0 20z">
          <text:p/>
        </draw:path>
        <draw:path draw:style-name="gr1" draw:text-style-name="P1" draw:layer="layout" svg:width="0.019cm" svg:height="0.019cm" svg:x="26.204cm" svg:y="18.8cm" svg:viewBox="0 0 20 20" svg:d="M10 20c14 0 14-20 0-20-13 0-13 20 0 20z">
          <text:p/>
        </draw:path>
        <draw:path draw:style-name="gr1" draw:text-style-name="P1" draw:layer="layout" svg:width="0.019cm" svg:height="0.019cm" svg:x="26.704cm" svg:y="18.8cm" svg:viewBox="0 0 20 20" svg:d="M10 20c14 0 14-20 0-20-13 0-13 20 0 20z">
          <text:p/>
        </draw:path>
        <draw:path draw:style-name="gr1" draw:text-style-name="P1" draw:layer="layout" svg:width="0.019cm" svg:height="0.019cm" svg:x="27.204cm" svg:y="18.8cm" svg:viewBox="0 0 20 20" svg:d="M10 20c14 0 14-20 0-20-13 0-13 20 0 20z">
          <text:p/>
        </draw:path>
        <draw:path draw:style-name="gr1" draw:text-style-name="P1" draw:layer="layout" svg:width="0.019cm" svg:height="0.019cm" svg:x="0.703cm" svg:y="18.8cm" svg:viewBox="0 0 20 20" svg:d="M10 20c14 0 14-20 0-20-13 0-13 20 0 20z">
          <text:p/>
        </draw:path>
        <draw:path draw:style-name="gr1" draw:text-style-name="P1" draw:layer="layout" svg:width="0.019cm" svg:height="0.019cm" svg:x="1.203cm" svg:y="18.8cm" svg:viewBox="0 0 20 20" svg:d="M10 20c14 0 14-20 0-20-13 0-13 20 0 20z">
          <text:p/>
        </draw:path>
        <draw:path draw:style-name="gr1" draw:text-style-name="P1" draw:layer="layout" svg:width="0.019cm" svg:height="0.019cm" svg:x="1.703cm" svg:y="18.8cm" svg:viewBox="0 0 20 20" svg:d="M10 20c14 0 14-20 0-20-13 0-13 20 0 20z">
          <text:p/>
        </draw:path>
        <draw:path draw:style-name="gr1" draw:text-style-name="P1" draw:layer="layout" svg:width="0.019cm" svg:height="0.019cm" svg:x="2.203cm" svg:y="18.8cm" svg:viewBox="0 0 20 20" svg:d="M10 20c14 0 14-20 0-20-13 0-13 20 0 20z">
          <text:p/>
        </draw:path>
        <draw:path draw:style-name="gr1" draw:text-style-name="P1" draw:layer="layout" svg:width="0.019cm" svg:height="0.019cm" svg:x="2.703cm" svg:y="18.8cm" svg:viewBox="0 0 20 20" svg:d="M10 20c14 0 14-20 0-20-13 0-13 20 0 20z">
          <text:p/>
        </draw:path>
        <draw:path draw:style-name="gr1" draw:text-style-name="P1" draw:layer="layout" svg:width="0.019cm" svg:height="0.019cm" svg:x="3.203cm" svg:y="18.8cm" svg:viewBox="0 0 20 20" svg:d="M10 20c14 0 14-20 0-20-13 0-13 20 0 20z">
          <text:p/>
        </draw:path>
        <draw:path draw:style-name="gr1" draw:text-style-name="P1" draw:layer="layout" svg:width="0.019cm" svg:height="0.019cm" svg:x="3.703cm" svg:y="18.8cm" svg:viewBox="0 0 20 20" svg:d="M10 20c14 0 14-20 0-20-13 0-13 20 0 20z">
          <text:p/>
        </draw:path>
        <draw:path draw:style-name="gr1" draw:text-style-name="P1" draw:layer="layout" svg:width="0.019cm" svg:height="0.019cm" svg:x="4.203cm" svg:y="18.8cm" svg:viewBox="0 0 20 20" svg:d="M10 20c14 0 14-20 0-20-13 0-13 20 0 20z">
          <text:p/>
        </draw:path>
        <draw:path draw:style-name="gr1" draw:text-style-name="P1" draw:layer="layout" svg:width="0.019cm" svg:height="0.019cm" svg:x="4.703cm" svg:y="18.8cm" svg:viewBox="0 0 20 20" svg:d="M10 20c14 0 14-20 0-20-13 0-13 20 0 20z">
          <text:p/>
        </draw:path>
        <draw:path draw:style-name="gr1" draw:text-style-name="P1" draw:layer="layout" svg:width="0.019cm" svg:height="0.019cm" svg:x="5.203cm" svg:y="18.8cm" svg:viewBox="0 0 20 20" svg:d="M10 20c14 0 14-20 0-20-13 0-13 20 0 20z">
          <text:p/>
        </draw:path>
        <draw:path draw:style-name="gr1" draw:text-style-name="P1" draw:layer="layout" svg:width="0.019cm" svg:height="0.019cm" svg:x="5.703cm" svg:y="18.8cm" svg:viewBox="0 0 20 20" svg:d="M10 20c14 0 14-20 0-20-13 0-13 20 0 20z">
          <text:p/>
        </draw:path>
        <draw:path draw:style-name="gr1" draw:text-style-name="P1" draw:layer="layout" svg:width="0.019cm" svg:height="0.019cm" svg:x="6.203cm" svg:y="18.8cm" svg:viewBox="0 0 20 20" svg:d="M10 20c14 0 14-20 0-20-13 0-13 20 0 20z">
          <text:p/>
        </draw:path>
        <draw:path draw:style-name="gr1" draw:text-style-name="P1" draw:layer="layout" svg:width="0.019cm" svg:height="0.019cm" svg:x="6.703cm" svg:y="18.8cm" svg:viewBox="0 0 20 20" svg:d="M10 20c14 0 14-20 0-20-13 0-13 20 0 20z">
          <text:p/>
        </draw:path>
        <draw:path draw:style-name="gr1" draw:text-style-name="P1" draw:layer="layout" svg:width="0.019cm" svg:height="0.019cm" svg:x="7.203cm" svg:y="18.8cm" svg:viewBox="0 0 20 20" svg:d="M10 20c14 0 14-20 0-20-13 0-13 20 0 20z">
          <text:p/>
        </draw:path>
        <draw:path draw:style-name="gr1" draw:text-style-name="P1" draw:layer="layout" svg:width="0.019cm" svg:height="0.019cm" svg:x="7.703cm" svg:y="18.8cm" svg:viewBox="0 0 20 20" svg:d="M10 20c14 0 14-20 0-20-13 0-13 20 0 20z">
          <text:p/>
        </draw:path>
        <draw:path draw:style-name="gr1" draw:text-style-name="P1" draw:layer="layout" svg:width="0.019cm" svg:height="0.019cm" svg:x="8.203cm" svg:y="18.8cm" svg:viewBox="0 0 20 20" svg:d="M10 20c14 0 14-20 0-20-13 0-13 20 0 20z">
          <text:p/>
        </draw:path>
        <draw:path draw:style-name="gr1" draw:text-style-name="P1" draw:layer="layout" svg:width="0.019cm" svg:height="0.019cm" svg:x="8.704cm" svg:y="18.8cm" svg:viewBox="0 0 20 20" svg:d="M10 20c14 0 14-20 0-20-13 0-13 20 0 20z">
          <text:p/>
        </draw:path>
        <draw:path draw:style-name="gr1" draw:text-style-name="P1" draw:layer="layout" svg:width="0.019cm" svg:height="0.019cm" svg:x="9.204cm" svg:y="18.8cm" svg:viewBox="0 0 20 20" svg:d="M10 20c14 0 14-20 0-20-13 0-13 20 0 20z">
          <text:p/>
        </draw:path>
        <draw:path draw:style-name="gr1" draw:text-style-name="P1" draw:layer="layout" svg:width="0.019cm" svg:height="0.019cm" svg:x="9.704cm" svg:y="18.8cm" svg:viewBox="0 0 20 20" svg:d="M10 20c14 0 14-20 0-20-13 0-13 20 0 20z">
          <text:p/>
        </draw:path>
        <draw:path draw:style-name="gr1" draw:text-style-name="P1" draw:layer="layout" svg:width="0.019cm" svg:height="0.019cm" svg:x="10.204cm" svg:y="18.8cm" svg:viewBox="0 0 20 20" svg:d="M10 20c14 0 14-20 0-20-13 0-13 20 0 20z">
          <text:p/>
        </draw:path>
        <draw:path draw:style-name="gr1" draw:text-style-name="P1" draw:layer="layout" svg:width="0.019cm" svg:height="0.019cm" svg:x="10.704cm" svg:y="18.8cm" svg:viewBox="0 0 20 20" svg:d="M10 20c14 0 14-20 0-20-13 0-13 20 0 20z">
          <text:p/>
        </draw:path>
        <draw:path draw:style-name="gr1" draw:text-style-name="P1" draw:layer="layout" svg:width="0.019cm" svg:height="0.019cm" svg:x="11.204cm" svg:y="18.8cm" svg:viewBox="0 0 20 20" svg:d="M10 20c14 0 14-20 0-20-13 0-13 20 0 20z">
          <text:p/>
        </draw:path>
        <draw:path draw:style-name="gr1" draw:text-style-name="P1" draw:layer="layout" svg:width="0.019cm" svg:height="0.019cm" svg:x="11.704cm" svg:y="18.8cm" svg:viewBox="0 0 20 20" svg:d="M10 20c14 0 14-20 0-20-13 0-13 20 0 20z">
          <text:p/>
        </draw:path>
        <draw:path draw:style-name="gr1" draw:text-style-name="P1" draw:layer="layout" svg:width="0.019cm" svg:height="0.019cm" svg:x="12.204cm" svg:y="18.8cm" svg:viewBox="0 0 20 20" svg:d="M10 20c14 0 14-20 0-20-13 0-13 20 0 20z">
          <text:p/>
        </draw:path>
        <draw:path draw:style-name="gr1" draw:text-style-name="P1" draw:layer="layout" svg:width="0.019cm" svg:height="0.019cm" svg:x="12.704cm" svg:y="18.8cm" svg:viewBox="0 0 20 20" svg:d="M10 20c14 0 14-20 0-20-13 0-13 20 0 20z">
          <text:p/>
        </draw:path>
        <draw:path draw:style-name="gr1" draw:text-style-name="P1" draw:layer="layout" svg:width="0.019cm" svg:height="0.019cm" svg:x="13.204cm" svg:y="18.8cm" svg:viewBox="0 0 20 20" svg:d="M10 20c14 0 14-20 0-20-13 0-13 20 0 20z">
          <text:p/>
        </draw:path>
        <draw:path draw:style-name="gr1" draw:text-style-name="P1" draw:layer="layout" svg:width="0.019cm" svg:height="0.019cm" svg:x="13.704cm" svg:y="18.8cm" svg:viewBox="0 0 20 20" svg:d="M10 20c14 0 14-20 0-20-13 0-13 20 0 20z">
          <text:p/>
        </draw:path>
        <draw:path draw:style-name="gr1" draw:text-style-name="P1" draw:layer="layout" svg:width="0.019cm" svg:height="0.019cm" svg:x="14.204cm" svg:y="18.8cm" svg:viewBox="0 0 20 20" svg:d="M10 20c14 0 14-20 0-20-13 0-13 20 0 20z">
          <text:p/>
        </draw:path>
        <draw:path draw:style-name="gr1" draw:text-style-name="P1" draw:layer="layout" svg:width="0.019cm" svg:height="0.019cm" svg:x="14.704cm" svg:y="18.8cm" svg:viewBox="0 0 20 20" svg:d="M10 20c14 0 14-20 0-20-13 0-13 20 0 20z">
          <text:p/>
        </draw:path>
        <draw:path draw:style-name="gr1" draw:text-style-name="P1" draw:layer="layout" svg:width="0.019cm" svg:height="0.019cm" svg:x="15.204cm" svg:y="18.8cm" svg:viewBox="0 0 20 20" svg:d="M10 20c14 0 14-20 0-20-13 0-13 20 0 20z">
          <text:p/>
        </draw:path>
        <draw:path draw:style-name="gr1" draw:text-style-name="P1" draw:layer="layout" svg:width="0.019cm" svg:height="0.019cm" svg:x="15.704cm" svg:y="18.8cm" svg:viewBox="0 0 20 20" svg:d="M10 20c14 0 14-20 0-20-13 0-13 20 0 20z">
          <text:p/>
        </draw:path>
        <draw:path draw:style-name="gr1" draw:text-style-name="P1" draw:layer="layout" svg:width="0.019cm" svg:height="0.019cm" svg:x="16.204cm" svg:y="18.8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16.704cm" svg:y="19.3cm" svg:viewBox="0 0 20 20" svg:d="M10 20c14 0 14-20 0-20-13 0-13 20 0 20z">
          <text:p/>
        </draw:path>
        <draw:path draw:style-name="gr1" draw:text-style-name="P1" draw:layer="layout" svg:width="0.019cm" svg:height="0.019cm" svg:x="17.204cm" svg:y="19.3cm" svg:viewBox="0 0 20 20" svg:d="M10 20c14 0 14-20 0-20-13 0-13 20 0 20z">
          <text:p/>
        </draw:path>
        <draw:path draw:style-name="gr1" draw:text-style-name="P1" draw:layer="layout" svg:width="0.019cm" svg:height="0.019cm" svg:x="17.704cm" svg:y="19.3cm" svg:viewBox="0 0 20 20" svg:d="M10 20c14 0 14-20 0-20-13 0-13 20 0 20z">
          <text:p/>
        </draw:path>
        <draw:path draw:style-name="gr1" draw:text-style-name="P1" draw:layer="layout" svg:width="0.019cm" svg:height="0.019cm" svg:x="18.204cm" svg:y="19.3cm" svg:viewBox="0 0 20 20" svg:d="M10 20c14 0 14-20 0-20-13 0-13 20 0 20z">
          <text:p/>
        </draw:path>
        <draw:path draw:style-name="gr1" draw:text-style-name="P1" draw:layer="layout" svg:width="0.019cm" svg:height="0.019cm" svg:x="18.704cm" svg:y="19.3cm" svg:viewBox="0 0 20 20" svg:d="M10 20c14 0 14-20 0-20-13 0-13 20 0 20z">
          <text:p/>
        </draw:path>
        <draw:path draw:style-name="gr1" draw:text-style-name="P1" draw:layer="layout" svg:width="0.019cm" svg:height="0.019cm" svg:x="19.204cm" svg:y="19.3cm" svg:viewBox="0 0 20 20" svg:d="M10 20c14 0 14-20 0-20-13 0-13 20 0 20z">
          <text:p/>
        </draw:path>
        <draw:path draw:style-name="gr1" draw:text-style-name="P1" draw:layer="layout" svg:width="0.019cm" svg:height="0.019cm" svg:x="19.704cm" svg:y="19.3cm" svg:viewBox="0 0 20 20" svg:d="M10 20c14 0 14-20 0-20-13 0-13 20 0 20z">
          <text:p/>
        </draw:path>
        <draw:path draw:style-name="gr1" draw:text-style-name="P1" draw:layer="layout" svg:width="0.019cm" svg:height="0.019cm" svg:x="20.204cm" svg:y="19.3cm" svg:viewBox="0 0 20 20" svg:d="M10 20c14 0 14-20 0-20-13 0-13 20 0 20z">
          <text:p/>
        </draw:path>
        <draw:path draw:style-name="gr1" draw:text-style-name="P1" draw:layer="layout" svg:width="0.019cm" svg:height="0.019cm" svg:x="20.704cm" svg:y="19.3cm" svg:viewBox="0 0 20 20" svg:d="M10 20c14 0 14-20 0-20-13 0-13 20 0 20z">
          <text:p/>
        </draw:path>
        <draw:path draw:style-name="gr1" draw:text-style-name="P1" draw:layer="layout" svg:width="0.019cm" svg:height="0.019cm" svg:x="21.204cm" svg:y="19.3cm" svg:viewBox="0 0 20 20" svg:d="M10 20c14 0 14-20 0-20-13 0-13 20 0 20z">
          <text:p/>
        </draw:path>
        <draw:path draw:style-name="gr1" draw:text-style-name="P1" draw:layer="layout" svg:width="0.019cm" svg:height="0.019cm" svg:x="21.704cm" svg:y="19.3cm" svg:viewBox="0 0 20 20" svg:d="M10 20c14 0 14-20 0-20-13 0-13 20 0 20z">
          <text:p/>
        </draw:path>
        <draw:path draw:style-name="gr1" draw:text-style-name="P1" draw:layer="layout" svg:width="0.019cm" svg:height="0.019cm" svg:x="22.204cm" svg:y="19.3cm" svg:viewBox="0 0 20 20" svg:d="M10 20c14 0 14-20 0-20-13 0-13 20 0 20z">
          <text:p/>
        </draw:path>
        <draw:path draw:style-name="gr1" draw:text-style-name="P1" draw:layer="layout" svg:width="0.019cm" svg:height="0.019cm" svg:x="22.704cm" svg:y="19.3cm" svg:viewBox="0 0 20 20" svg:d="M10 20c14 0 14-20 0-20-13 0-13 20 0 20z">
          <text:p/>
        </draw:path>
        <draw:path draw:style-name="gr1" draw:text-style-name="P1" draw:layer="layout" svg:width="0.019cm" svg:height="0.019cm" svg:x="23.204cm" svg:y="19.3cm" svg:viewBox="0 0 20 20" svg:d="M10 20c14 0 14-20 0-20-13 0-13 20 0 20z">
          <text:p/>
        </draw:path>
        <draw:path draw:style-name="gr1" draw:text-style-name="P1" draw:layer="layout" svg:width="0.019cm" svg:height="0.019cm" svg:x="23.704cm" svg:y="19.3cm" svg:viewBox="0 0 20 20" svg:d="M10 20c14 0 14-20 0-20-13 0-13 20 0 20z">
          <text:p/>
        </draw:path>
        <draw:path draw:style-name="gr1" draw:text-style-name="P1" draw:layer="layout" svg:width="0.019cm" svg:height="0.019cm" svg:x="24.204cm" svg:y="19.3cm" svg:viewBox="0 0 20 20" svg:d="M10 20c14 0 14-20 0-20-13 0-13 20 0 20z">
          <text:p/>
        </draw:path>
        <draw:path draw:style-name="gr1" draw:text-style-name="P1" draw:layer="layout" svg:width="0.019cm" svg:height="0.019cm" svg:x="24.705cm" svg:y="19.3cm" svg:viewBox="0 0 20 20" svg:d="M10 20c14 0 14-20 0-20-13 0-13 20 0 20z">
          <text:p/>
        </draw:path>
        <draw:path draw:style-name="gr1" draw:text-style-name="P1" draw:layer="layout" svg:width="0.019cm" svg:height="0.019cm" svg:x="25.205cm" svg:y="19.3cm" svg:viewBox="0 0 20 20" svg:d="M10 20c14 0 14-20 0-20-13 0-13 20 0 20z">
          <text:p/>
        </draw:path>
        <draw:path draw:style-name="gr1" draw:text-style-name="P1" draw:layer="layout" svg:width="0.019cm" svg:height="0.019cm" svg:x="25.705cm" svg:y="19.3cm" svg:viewBox="0 0 20 20" svg:d="M10 20c14 0 14-20 0-20-13 0-13 20 0 20z">
          <text:p/>
        </draw:path>
        <draw:path draw:style-name="gr1" draw:text-style-name="P1" draw:layer="layout" svg:width="0.019cm" svg:height="0.019cm" svg:x="26.205cm" svg:y="19.3cm" svg:viewBox="0 0 20 20" svg:d="M10 20c14 0 14-20 0-20-13 0-13 20 0 20z">
          <text:p/>
        </draw:path>
        <draw:path draw:style-name="gr1" draw:text-style-name="P1" draw:layer="layout" svg:width="0.019cm" svg:height="0.019cm" svg:x="26.705cm" svg:y="19.3cm" svg:viewBox="0 0 20 20" svg:d="M10 20c14 0 14-20 0-20-13 0-13 20 0 20z">
          <text:p/>
        </draw:path>
        <draw:path draw:style-name="gr1" draw:text-style-name="P1" draw:layer="layout" svg:width="0.019cm" svg:height="0.019cm" svg:x="27.205cm" svg:y="19.3cm" svg:viewBox="0 0 20 20" svg:d="M10 20c14 0 14-20 0-20-13 0-13 20 0 20z">
          <text:p/>
        </draw:path>
        <draw:path draw:style-name="gr1" draw:text-style-name="P1" draw:layer="layout" svg:width="0.019cm" svg:height="0.019cm" svg:x="0.704cm" svg:y="19.3cm" svg:viewBox="0 0 20 20" svg:d="M10 20c14 0 14-20 0-20-13 0-13 20 0 20z">
          <text:p/>
        </draw:path>
        <draw:path draw:style-name="gr1" draw:text-style-name="P1" draw:layer="layout" svg:width="0.019cm" svg:height="0.019cm" svg:x="1.204cm" svg:y="19.3cm" svg:viewBox="0 0 20 20" svg:d="M10 20c14 0 14-20 0-20-13 0-13 20 0 20z">
          <text:p/>
        </draw:path>
        <draw:path draw:style-name="gr1" draw:text-style-name="P1" draw:layer="layout" svg:width="0.019cm" svg:height="0.019cm" svg:x="1.704cm" svg:y="19.3cm" svg:viewBox="0 0 20 20" svg:d="M10 20c14 0 14-20 0-20-13 0-13 20 0 20z">
          <text:p/>
        </draw:path>
        <draw:path draw:style-name="gr1" draw:text-style-name="P1" draw:layer="layout" svg:width="0.019cm" svg:height="0.019cm" svg:x="2.204cm" svg:y="19.3cm" svg:viewBox="0 0 20 20" svg:d="M10 20c14 0 14-20 0-20-13 0-13 20 0 20z">
          <text:p/>
        </draw:path>
        <draw:path draw:style-name="gr1" draw:text-style-name="P1" draw:layer="layout" svg:width="0.019cm" svg:height="0.019cm" svg:x="2.704cm" svg:y="19.3cm" svg:viewBox="0 0 20 20" svg:d="M10 20c14 0 14-20 0-20-13 0-13 20 0 20z">
          <text:p/>
        </draw:path>
        <draw:path draw:style-name="gr1" draw:text-style-name="P1" draw:layer="layout" svg:width="0.019cm" svg:height="0.019cm" svg:x="3.204cm" svg:y="19.3cm" svg:viewBox="0 0 20 20" svg:d="M10 20c14 0 14-20 0-20-13 0-13 20 0 20z">
          <text:p/>
        </draw:path>
        <draw:path draw:style-name="gr1" draw:text-style-name="P1" draw:layer="layout" svg:width="0.019cm" svg:height="0.019cm" svg:x="3.704cm" svg:y="19.3cm" svg:viewBox="0 0 20 20" svg:d="M10 20c14 0 14-20 0-20-13 0-13 20 0 20z">
          <text:p/>
        </draw:path>
        <draw:path draw:style-name="gr1" draw:text-style-name="P1" draw:layer="layout" svg:width="0.019cm" svg:height="0.019cm" svg:x="4.204cm" svg:y="19.3cm" svg:viewBox="0 0 20 20" svg:d="M10 20c14 0 14-20 0-20-13 0-13 20 0 20z">
          <text:p/>
        </draw:path>
        <draw:path draw:style-name="gr1" draw:text-style-name="P1" draw:layer="layout" svg:width="0.019cm" svg:height="0.019cm" svg:x="4.704cm" svg:y="19.3cm" svg:viewBox="0 0 20 20" svg:d="M10 20c14 0 14-20 0-20-13 0-13 20 0 20z">
          <text:p/>
        </draw:path>
        <draw:path draw:style-name="gr1" draw:text-style-name="P1" draw:layer="layout" svg:width="0.019cm" svg:height="0.019cm" svg:x="5.204cm" svg:y="19.3cm" svg:viewBox="0 0 20 20" svg:d="M10 20c14 0 14-20 0-20-13 0-13 20 0 20z">
          <text:p/>
        </draw:path>
        <draw:path draw:style-name="gr1" draw:text-style-name="P1" draw:layer="layout" svg:width="0.019cm" svg:height="0.019cm" svg:x="5.704cm" svg:y="19.3cm" svg:viewBox="0 0 20 20" svg:d="M10 20c14 0 14-20 0-20-13 0-13 20 0 20z">
          <text:p/>
        </draw:path>
        <draw:path draw:style-name="gr1" draw:text-style-name="P1" draw:layer="layout" svg:width="0.019cm" svg:height="0.019cm" svg:x="6.204cm" svg:y="19.3cm" svg:viewBox="0 0 20 20" svg:d="M10 20c14 0 14-20 0-20-13 0-13 20 0 20z">
          <text:p/>
        </draw:path>
        <draw:path draw:style-name="gr1" draw:text-style-name="P1" draw:layer="layout" svg:width="0.019cm" svg:height="0.019cm" svg:x="6.704cm" svg:y="19.3cm" svg:viewBox="0 0 20 20" svg:d="M10 20c14 0 14-20 0-20-13 0-13 20 0 20z">
          <text:p/>
        </draw:path>
        <draw:path draw:style-name="gr1" draw:text-style-name="P1" draw:layer="layout" svg:width="0.019cm" svg:height="0.019cm" svg:x="7.204cm" svg:y="19.3cm" svg:viewBox="0 0 20 20" svg:d="M10 20c14 0 14-20 0-20-13 0-13 20 0 20z">
          <text:p/>
        </draw:path>
        <draw:path draw:style-name="gr1" draw:text-style-name="P1" draw:layer="layout" svg:width="0.019cm" svg:height="0.019cm" svg:x="7.704cm" svg:y="19.3cm" svg:viewBox="0 0 20 20" svg:d="M10 20c14 0 14-20 0-20-13 0-13 20 0 20z">
          <text:p/>
        </draw:path>
        <draw:path draw:style-name="gr1" draw:text-style-name="P1" draw:layer="layout" svg:width="0.019cm" svg:height="0.019cm" svg:x="8.204cm" svg:y="19.3cm" svg:viewBox="0 0 20 20" svg:d="M10 20c14 0 14-20 0-20-13 0-13 20 0 20z">
          <text:p/>
        </draw:path>
        <draw:path draw:style-name="gr1" draw:text-style-name="P1" draw:layer="layout" svg:width="0.019cm" svg:height="0.019cm" svg:x="8.705cm" svg:y="19.3cm" svg:viewBox="0 0 20 20" svg:d="M10 20c14 0 14-20 0-20-13 0-13 20 0 20z">
          <text:p/>
        </draw:path>
        <draw:path draw:style-name="gr1" draw:text-style-name="P1" draw:layer="layout" svg:width="0.019cm" svg:height="0.019cm" svg:x="9.205cm" svg:y="19.3cm" svg:viewBox="0 0 20 20" svg:d="M10 20c14 0 14-20 0-20-13 0-13 20 0 20z">
          <text:p/>
        </draw:path>
        <draw:path draw:style-name="gr1" draw:text-style-name="P1" draw:layer="layout" svg:width="0.019cm" svg:height="0.019cm" svg:x="9.705cm" svg:y="19.3cm" svg:viewBox="0 0 20 20" svg:d="M10 20c14 0 14-20 0-20-13 0-13 20 0 20z">
          <text:p/>
        </draw:path>
        <draw:path draw:style-name="gr1" draw:text-style-name="P1" draw:layer="layout" svg:width="0.019cm" svg:height="0.019cm" svg:x="10.205cm" svg:y="19.3cm" svg:viewBox="0 0 20 20" svg:d="M10 20c14 0 14-20 0-20-13 0-13 20 0 20z">
          <text:p/>
        </draw:path>
        <draw:path draw:style-name="gr1" draw:text-style-name="P1" draw:layer="layout" svg:width="0.019cm" svg:height="0.019cm" svg:x="10.705cm" svg:y="19.3cm" svg:viewBox="0 0 20 20" svg:d="M10 20c14 0 14-20 0-20-13 0-13 20 0 20z">
          <text:p/>
        </draw:path>
        <draw:path draw:style-name="gr1" draw:text-style-name="P1" draw:layer="layout" svg:width="0.019cm" svg:height="0.019cm" svg:x="11.205cm" svg:y="19.3cm" svg:viewBox="0 0 20 20" svg:d="M10 20c14 0 14-20 0-20-13 0-13 20 0 20z">
          <text:p/>
        </draw:path>
        <draw:path draw:style-name="gr1" draw:text-style-name="P1" draw:layer="layout" svg:width="0.019cm" svg:height="0.019cm" svg:x="11.705cm" svg:y="19.3cm" svg:viewBox="0 0 20 20" svg:d="M10 20c14 0 14-20 0-20-13 0-13 20 0 20z">
          <text:p/>
        </draw:path>
        <draw:path draw:style-name="gr1" draw:text-style-name="P1" draw:layer="layout" svg:width="0.019cm" svg:height="0.019cm" svg:x="12.205cm" svg:y="19.3cm" svg:viewBox="0 0 20 20" svg:d="M10 20c14 0 14-20 0-20-13 0-13 20 0 20z">
          <text:p/>
        </draw:path>
        <draw:path draw:style-name="gr1" draw:text-style-name="P1" draw:layer="layout" svg:width="0.019cm" svg:height="0.019cm" svg:x="12.705cm" svg:y="19.3cm" svg:viewBox="0 0 20 20" svg:d="M10 20c14 0 14-20 0-20-13 0-13 20 0 20z">
          <text:p/>
        </draw:path>
        <draw:path draw:style-name="gr1" draw:text-style-name="P1" draw:layer="layout" svg:width="0.019cm" svg:height="0.019cm" svg:x="13.205cm" svg:y="19.3cm" svg:viewBox="0 0 20 20" svg:d="M10 20c14 0 14-20 0-20-13 0-13 20 0 20z">
          <text:p/>
        </draw:path>
        <draw:path draw:style-name="gr1" draw:text-style-name="P1" draw:layer="layout" svg:width="0.019cm" svg:height="0.019cm" svg:x="13.705cm" svg:y="19.3cm" svg:viewBox="0 0 20 20" svg:d="M10 20c14 0 14-20 0-20-13 0-13 20 0 20z">
          <text:p/>
        </draw:path>
        <draw:path draw:style-name="gr1" draw:text-style-name="P1" draw:layer="layout" svg:width="0.019cm" svg:height="0.019cm" svg:x="14.205cm" svg:y="19.3cm" svg:viewBox="0 0 20 20" svg:d="M10 20c14 0 14-20 0-20-13 0-13 20 0 20z">
          <text:p/>
        </draw:path>
        <draw:path draw:style-name="gr1" draw:text-style-name="P1" draw:layer="layout" svg:width="0.019cm" svg:height="0.019cm" svg:x="14.705cm" svg:y="19.3cm" svg:viewBox="0 0 20 20" svg:d="M10 20c14 0 14-20 0-20-13 0-13 20 0 20z">
          <text:p/>
        </draw:path>
        <draw:path draw:style-name="gr1" draw:text-style-name="P1" draw:layer="layout" svg:width="0.019cm" svg:height="0.019cm" svg:x="15.205cm" svg:y="19.3cm" svg:viewBox="0 0 20 20" svg:d="M10 20c14 0 14-20 0-20-13 0-13 20 0 20z">
          <text:p/>
        </draw:path>
        <draw:path draw:style-name="gr1" draw:text-style-name="P1" draw:layer="layout" svg:width="0.019cm" svg:height="0.019cm" svg:x="15.705cm" svg:y="19.3cm" svg:viewBox="0 0 20 20" svg:d="M10 20c14 0 14-20 0-20-13 0-13 20 0 20z">
          <text:p/>
        </draw:path>
        <draw:path draw:style-name="gr1" draw:text-style-name="P1" draw:layer="layout" svg:width="0.019cm" svg:height="0.019cm" svg:x="16.205cm" svg:y="19.3cm" svg:viewBox="0 0 20 20" svg:d="M10 20c14 0 14-20 0-20-13 0-13 20 0 20z">
          <text:p/>
        </draw:path>
        <draw:path draw:style-name="gr1" draw:text-style-name="P1" draw:layer="layout" svg:width="0.019cm" svg:height="0.019cm" svg:x="0.702cm" svg:y="19.3cm" svg:viewBox="0 0 20 20" svg:d="M10 20c14 0 14-20 0-20-13 0-13 20 0 20z">
          <text:p/>
        </draw:path>
        <draw:path draw:style-name="gr1" draw:text-style-name="P1" draw:layer="layout" svg:width="0.019cm" svg:height="0.019cm" svg:x="1.202cm" svg:y="19.3cm" svg:viewBox="0 0 20 20" svg:d="M10 20c14 0 14-20 0-20-13 0-13 20 0 20z">
          <text:p/>
        </draw:path>
        <draw:path draw:style-name="gr1" draw:text-style-name="P1" draw:layer="layout" svg:width="0.019cm" svg:height="0.019cm" svg:x="1.702cm" svg:y="19.3cm" svg:viewBox="0 0 20 20" svg:d="M10 20c14 0 14-20 0-20-13 0-13 20 0 20z">
          <text:p/>
        </draw:path>
        <draw:path draw:style-name="gr1" draw:text-style-name="P1" draw:layer="layout" svg:width="0.019cm" svg:height="0.019cm" svg:x="2.202cm" svg:y="19.3cm" svg:viewBox="0 0 20 20" svg:d="M10 20c14 0 14-20 0-20-13 0-13 20 0 20z">
          <text:p/>
        </draw:path>
        <draw:path draw:style-name="gr1" draw:text-style-name="P1" draw:layer="layout" svg:width="0.019cm" svg:height="0.019cm" svg:x="2.702cm" svg:y="19.3cm" svg:viewBox="0 0 20 20" svg:d="M10 20c14 0 14-20 0-20-13 0-13 20 0 20z">
          <text:p/>
        </draw:path>
        <draw:path draw:style-name="gr1" draw:text-style-name="P1" draw:layer="layout" svg:width="0.019cm" svg:height="0.019cm" svg:x="3.202cm" svg:y="19.3cm" svg:viewBox="0 0 20 20" svg:d="M10 20c14 0 14-20 0-20-13 0-13 20 0 20z">
          <text:p/>
        </draw:path>
        <draw:path draw:style-name="gr1" draw:text-style-name="P1" draw:layer="layout" svg:width="0.019cm" svg:height="0.019cm" svg:x="3.702cm" svg:y="19.3cm" svg:viewBox="0 0 20 20" svg:d="M10 20c14 0 14-20 0-20-13 0-13 20 0 20z">
          <text:p/>
        </draw:path>
        <draw:path draw:style-name="gr1" draw:text-style-name="P1" draw:layer="layout" svg:width="0.019cm" svg:height="0.019cm" svg:x="4.202cm" svg:y="19.3cm" svg:viewBox="0 0 20 20" svg:d="M10 20c14 0 14-20 0-20-13 0-13 20 0 20z">
          <text:p/>
        </draw:path>
        <draw:path draw:style-name="gr1" draw:text-style-name="P1" draw:layer="layout" svg:width="0.019cm" svg:height="0.019cm" svg:x="4.702cm" svg:y="19.3cm" svg:viewBox="0 0 20 20" svg:d="M10 20c14 0 14-20 0-20-13 0-13 20 0 20z">
          <text:p/>
        </draw:path>
        <draw:path draw:style-name="gr1" draw:text-style-name="P1" draw:layer="layout" svg:width="0.019cm" svg:height="0.019cm" svg:x="5.202cm" svg:y="19.3cm" svg:viewBox="0 0 20 20" svg:d="M10 20c14 0 14-20 0-20-13 0-13 20 0 20z">
          <text:p/>
        </draw:path>
        <draw:path draw:style-name="gr1" draw:text-style-name="P1" draw:layer="layout" svg:width="0.019cm" svg:height="0.019cm" svg:x="5.702cm" svg:y="19.3cm" svg:viewBox="0 0 20 20" svg:d="M10 20c14 0 14-20 0-20-13 0-13 20 0 20z">
          <text:p/>
        </draw:path>
        <draw:path draw:style-name="gr1" draw:text-style-name="P1" draw:layer="layout" svg:width="0.019cm" svg:height="0.019cm" svg:x="6.202cm" svg:y="19.3cm" svg:viewBox="0 0 20 20" svg:d="M10 20c14 0 14-20 0-20-13 0-13 20 0 20z">
          <text:p/>
        </draw:path>
        <draw:path draw:style-name="gr1" draw:text-style-name="P1" draw:layer="layout" svg:width="0.019cm" svg:height="0.019cm" svg:x="6.702cm" svg:y="19.3cm" svg:viewBox="0 0 20 20" svg:d="M10 20c14 0 14-20 0-20-13 0-13 20 0 20z">
          <text:p/>
        </draw:path>
        <draw:path draw:style-name="gr1" draw:text-style-name="P1" draw:layer="layout" svg:width="0.019cm" svg:height="0.019cm" svg:x="7.202cm" svg:y="19.3cm" svg:viewBox="0 0 20 20" svg:d="M10 20c14 0 14-20 0-20-13 0-13 20 0 20z">
          <text:p/>
        </draw:path>
        <draw:path draw:style-name="gr1" draw:text-style-name="P1" draw:layer="layout" svg:width="0.019cm" svg:height="0.019cm" svg:x="7.702cm" svg:y="19.3cm" svg:viewBox="0 0 20 20" svg:d="M10 20c14 0 14-20 0-20-13 0-13 20 0 20z">
          <text:p/>
        </draw:path>
        <draw:path draw:style-name="gr1" draw:text-style-name="P1" draw:layer="layout" svg:width="0.019cm" svg:height="0.019cm" svg:x="8.202cm" svg:y="19.3cm" svg:viewBox="0 0 20 20" svg:d="M10 20c14 0 14-20 0-20-13 0-13 20 0 20z">
          <text:p/>
        </draw:path>
        <draw:path draw:style-name="gr1" draw:text-style-name="P1" draw:layer="layout" svg:width="0.019cm" svg:height="0.019cm" svg:x="8.703cm" svg:y="19.3cm" svg:viewBox="0 0 20 20" svg:d="M10 20c14 0 14-20 0-20-13 0-13 20 0 20z">
          <text:p/>
        </draw:path>
        <draw:path draw:style-name="gr1" draw:text-style-name="P1" draw:layer="layout" svg:width="0.019cm" svg:height="0.019cm" svg:x="9.203cm" svg:y="19.3cm" svg:viewBox="0 0 20 20" svg:d="M10 20c14 0 14-20 0-20-13 0-13 20 0 20z">
          <text:p/>
        </draw:path>
        <draw:path draw:style-name="gr1" draw:text-style-name="P1" draw:layer="layout" svg:width="0.019cm" svg:height="0.019cm" svg:x="9.703cm" svg:y="19.3cm" svg:viewBox="0 0 20 20" svg:d="M10 20c14 0 14-20 0-20-13 0-13 20 0 20z">
          <text:p/>
        </draw:path>
        <draw:path draw:style-name="gr1" draw:text-style-name="P1" draw:layer="layout" svg:width="0.019cm" svg:height="0.019cm" svg:x="10.203cm" svg:y="19.3cm" svg:viewBox="0 0 20 20" svg:d="M10 20c14 0 14-20 0-20-13 0-13 20 0 20z">
          <text:p/>
        </draw:path>
        <draw:path draw:style-name="gr1" draw:text-style-name="P1" draw:layer="layout" svg:width="0.019cm" svg:height="0.019cm" svg:x="10.703cm" svg:y="19.3cm" svg:viewBox="0 0 20 20" svg:d="M10 20c14 0 14-20 0-20-13 0-13 20 0 20z">
          <text:p/>
        </draw:path>
        <draw:path draw:style-name="gr1" draw:text-style-name="P1" draw:layer="layout" svg:width="0.019cm" svg:height="0.019cm" svg:x="11.203cm" svg:y="19.3cm" svg:viewBox="0 0 20 20" svg:d="M10 20c14 0 14-20 0-20-13 0-13 20 0 20z">
          <text:p/>
        </draw:path>
        <draw:path draw:style-name="gr1" draw:text-style-name="P1" draw:layer="layout" svg:width="0.019cm" svg:height="0.019cm" svg:x="11.703cm" svg:y="19.3cm" svg:viewBox="0 0 20 20" svg:d="M10 20c14 0 14-20 0-20-13 0-13 20 0 20z">
          <text:p/>
        </draw:path>
        <draw:path draw:style-name="gr1" draw:text-style-name="P1" draw:layer="layout" svg:width="0.019cm" svg:height="0.019cm" svg:x="12.203cm" svg:y="19.3cm" svg:viewBox="0 0 20 20" svg:d="M10 20c14 0 14-20 0-20-13 0-13 20 0 20z">
          <text:p/>
        </draw:path>
        <draw:path draw:style-name="gr1" draw:text-style-name="P1" draw:layer="layout" svg:width="0.019cm" svg:height="0.019cm" svg:x="12.703cm" svg:y="19.3cm" svg:viewBox="0 0 20 20" svg:d="M10 20c14 0 14-20 0-20-13 0-13 20 0 20z">
          <text:p/>
        </draw:path>
        <draw:path draw:style-name="gr1" draw:text-style-name="P1" draw:layer="layout" svg:width="0.019cm" svg:height="0.019cm" svg:x="13.203cm" svg:y="19.3cm" svg:viewBox="0 0 20 20" svg:d="M10 20c14 0 14-20 0-20-13 0-13 20 0 20z">
          <text:p/>
        </draw:path>
        <draw:path draw:style-name="gr1" draw:text-style-name="P1" draw:layer="layout" svg:width="0.019cm" svg:height="0.019cm" svg:x="13.703cm" svg:y="19.3cm" svg:viewBox="0 0 20 20" svg:d="M10 20c14 0 14-20 0-20-13 0-13 20 0 20z">
          <text:p/>
        </draw:path>
        <draw:path draw:style-name="gr1" draw:text-style-name="P1" draw:layer="layout" svg:width="0.019cm" svg:height="0.019cm" svg:x="14.203cm" svg:y="19.3cm" svg:viewBox="0 0 20 20" svg:d="M10 20c14 0 14-20 0-20-13 0-13 20 0 20z">
          <text:p/>
        </draw:path>
        <draw:path draw:style-name="gr1" draw:text-style-name="P1" draw:layer="layout" svg:width="0.019cm" svg:height="0.019cm" svg:x="14.703cm" svg:y="19.3cm" svg:viewBox="0 0 20 20" svg:d="M10 20c14 0 14-20 0-20-13 0-13 20 0 20z">
          <text:p/>
        </draw:path>
        <draw:path draw:style-name="gr1" draw:text-style-name="P1" draw:layer="layout" svg:width="0.019cm" svg:height="0.019cm" svg:x="15.203cm" svg:y="19.3cm" svg:viewBox="0 0 20 20" svg:d="M10 20c14 0 14-20 0-20-13 0-13 20 0 20z">
          <text:p/>
        </draw:path>
        <draw:path draw:style-name="gr1" draw:text-style-name="P1" draw:layer="layout" svg:width="0.019cm" svg:height="0.019cm" svg:x="15.703cm" svg:y="19.3cm" svg:viewBox="0 0 20 20" svg:d="M10 20c14 0 14-20 0-20-13 0-13 20 0 20z">
          <text:p/>
        </draw:path>
        <draw:path draw:style-name="gr1" draw:text-style-name="P1" draw:layer="layout" svg:width="0.019cm" svg:height="0.019cm" svg:x="16.203cm" svg:y="19.3cm" svg:viewBox="0 0 20 20" svg:d="M10 20c14 0 14-20 0-20-13 0-13 20 0 20z">
          <text:p/>
        </draw:path>
        <draw:path draw:style-name="gr1" draw:text-style-name="P1" draw:layer="layout" svg:width="0.019cm" svg:height="0.019cm" svg:x="16.702cm" svg:y="19.3cm" svg:viewBox="0 0 20 20" svg:d="M10 20c14 0 14-20 0-20-13 0-13 20 0 20z">
          <text:p/>
        </draw:path>
        <draw:path draw:style-name="gr1" draw:text-style-name="P1" draw:layer="layout" svg:width="0.019cm" svg:height="0.019cm" svg:x="17.202cm" svg:y="19.3cm" svg:viewBox="0 0 20 20" svg:d="M10 20c14 0 14-20 0-20-13 0-13 20 0 20z">
          <text:p/>
        </draw:path>
        <draw:path draw:style-name="gr1" draw:text-style-name="P1" draw:layer="layout" svg:width="0.019cm" svg:height="0.019cm" svg:x="17.702cm" svg:y="19.3cm" svg:viewBox="0 0 20 20" svg:d="M10 20c14 0 14-20 0-20-13 0-13 20 0 20z">
          <text:p/>
        </draw:path>
        <draw:path draw:style-name="gr1" draw:text-style-name="P1" draw:layer="layout" svg:width="0.019cm" svg:height="0.019cm" svg:x="18.202cm" svg:y="19.3cm" svg:viewBox="0 0 20 20" svg:d="M10 20c14 0 14-20 0-20-13 0-13 20 0 20z">
          <text:p/>
        </draw:path>
        <draw:path draw:style-name="gr1" draw:text-style-name="P1" draw:layer="layout" svg:width="0.019cm" svg:height="0.019cm" svg:x="18.702cm" svg:y="19.3cm" svg:viewBox="0 0 20 20" svg:d="M10 20c14 0 14-20 0-20-13 0-13 20 0 20z">
          <text:p/>
        </draw:path>
        <draw:path draw:style-name="gr1" draw:text-style-name="P1" draw:layer="layout" svg:width="0.019cm" svg:height="0.019cm" svg:x="19.202cm" svg:y="19.3cm" svg:viewBox="0 0 20 20" svg:d="M10 20c14 0 14-20 0-20-13 0-13 20 0 20z">
          <text:p/>
        </draw:path>
        <draw:path draw:style-name="gr1" draw:text-style-name="P1" draw:layer="layout" svg:width="0.019cm" svg:height="0.019cm" svg:x="19.702cm" svg:y="19.3cm" svg:viewBox="0 0 20 20" svg:d="M10 20c14 0 14-20 0-20-13 0-13 20 0 20z">
          <text:p/>
        </draw:path>
        <draw:path draw:style-name="gr1" draw:text-style-name="P1" draw:layer="layout" svg:width="0.019cm" svg:height="0.019cm" svg:x="20.202cm" svg:y="19.3cm" svg:viewBox="0 0 20 20" svg:d="M10 20c14 0 14-20 0-20-13 0-13 20 0 20z">
          <text:p/>
        </draw:path>
        <draw:path draw:style-name="gr1" draw:text-style-name="P1" draw:layer="layout" svg:width="0.019cm" svg:height="0.019cm" svg:x="20.702cm" svg:y="19.3cm" svg:viewBox="0 0 20 20" svg:d="M10 20c14 0 14-20 0-20-13 0-13 20 0 20z">
          <text:p/>
        </draw:path>
        <draw:path draw:style-name="gr1" draw:text-style-name="P1" draw:layer="layout" svg:width="0.019cm" svg:height="0.019cm" svg:x="21.202cm" svg:y="19.3cm" svg:viewBox="0 0 20 20" svg:d="M10 20c14 0 14-20 0-20-13 0-13 20 0 20z">
          <text:p/>
        </draw:path>
        <draw:path draw:style-name="gr1" draw:text-style-name="P1" draw:layer="layout" svg:width="0.019cm" svg:height="0.019cm" svg:x="21.702cm" svg:y="19.3cm" svg:viewBox="0 0 20 20" svg:d="M10 20c14 0 14-20 0-20-13 0-13 20 0 20z">
          <text:p/>
        </draw:path>
        <draw:path draw:style-name="gr1" draw:text-style-name="P1" draw:layer="layout" svg:width="0.019cm" svg:height="0.019cm" svg:x="22.202cm" svg:y="19.3cm" svg:viewBox="0 0 20 20" svg:d="M10 20c14 0 14-20 0-20-13 0-13 20 0 20z">
          <text:p/>
        </draw:path>
        <draw:path draw:style-name="gr1" draw:text-style-name="P1" draw:layer="layout" svg:width="0.019cm" svg:height="0.019cm" svg:x="22.702cm" svg:y="19.3cm" svg:viewBox="0 0 20 20" svg:d="M10 20c14 0 14-20 0-20-13 0-13 20 0 20z">
          <text:p/>
        </draw:path>
        <draw:path draw:style-name="gr1" draw:text-style-name="P1" draw:layer="layout" svg:width="0.019cm" svg:height="0.019cm" svg:x="23.202cm" svg:y="19.3cm" svg:viewBox="0 0 20 20" svg:d="M10 20c14 0 14-20 0-20-13 0-13 20 0 20z">
          <text:p/>
        </draw:path>
        <draw:path draw:style-name="gr1" draw:text-style-name="P1" draw:layer="layout" svg:width="0.019cm" svg:height="0.019cm" svg:x="23.702cm" svg:y="19.3cm" svg:viewBox="0 0 20 20" svg:d="M10 20c14 0 14-20 0-20-13 0-13 20 0 20z">
          <text:p/>
        </draw:path>
        <draw:path draw:style-name="gr1" draw:text-style-name="P1" draw:layer="layout" svg:width="0.019cm" svg:height="0.019cm" svg:x="24.202cm" svg:y="19.3cm" svg:viewBox="0 0 20 20" svg:d="M10 20c14 0 14-20 0-20-13 0-13 20 0 20z">
          <text:p/>
        </draw:path>
        <draw:path draw:style-name="gr1" draw:text-style-name="P1" draw:layer="layout" svg:width="0.019cm" svg:height="0.019cm" svg:x="24.703cm" svg:y="19.3cm" svg:viewBox="0 0 20 20" svg:d="M10 20c14 0 14-20 0-20-13 0-13 20 0 20z">
          <text:p/>
        </draw:path>
        <draw:path draw:style-name="gr1" draw:text-style-name="P1" draw:layer="layout" svg:width="0.019cm" svg:height="0.019cm" svg:x="25.203cm" svg:y="19.3cm" svg:viewBox="0 0 20 20" svg:d="M10 20c14 0 14-20 0-20-13 0-13 20 0 20z">
          <text:p/>
        </draw:path>
        <draw:path draw:style-name="gr1" draw:text-style-name="P1" draw:layer="layout" svg:width="0.019cm" svg:height="0.019cm" svg:x="25.703cm" svg:y="19.3cm" svg:viewBox="0 0 20 20" svg:d="M10 20c14 0 14-20 0-20-13 0-13 20 0 20z">
          <text:p/>
        </draw:path>
        <draw:path draw:style-name="gr1" draw:text-style-name="P1" draw:layer="layout" svg:width="0.019cm" svg:height="0.019cm" svg:x="26.203cm" svg:y="19.3cm" svg:viewBox="0 0 20 20" svg:d="M10 20c14 0 14-20 0-20-13 0-13 20 0 20z">
          <text:p/>
        </draw:path>
        <draw:path draw:style-name="gr1" draw:text-style-name="P1" draw:layer="layout" svg:width="0.019cm" svg:height="0.019cm" svg:x="26.703cm" svg:y="19.3cm" svg:viewBox="0 0 20 20" svg:d="M10 20c14 0 14-20 0-20-13 0-13 20 0 20z">
          <text:p/>
        </draw:path>
        <draw:path draw:style-name="gr1" draw:text-style-name="P1" draw:layer="layout" svg:width="0.019cm" svg:height="0.019cm" svg:x="27.203cm" svg:y="19.3cm" svg:viewBox="0 0 20 20" svg:d="M10 20c14 0 14-20 0-20-13 0-13 20 0 20z">
          <text:p/>
        </draw:path>
        <draw:path draw:style-name="gr1" draw:text-style-name="P1" draw:layer="layout" svg:width="0.019cm" svg:height="0.019cm" svg:x="0.702cm" svg:y="19.3cm" svg:viewBox="0 0 20 20" svg:d="M10 20c14 0 14-20 0-20-13 0-13 20 0 20z">
          <text:p/>
        </draw:path>
        <draw:path draw:style-name="gr1" draw:text-style-name="P1" draw:layer="layout" svg:width="0.019cm" svg:height="0.019cm" svg:x="1.202cm" svg:y="19.3cm" svg:viewBox="0 0 20 20" svg:d="M10 20c14 0 14-20 0-20-13 0-13 20 0 20z">
          <text:p/>
        </draw:path>
        <draw:path draw:style-name="gr1" draw:text-style-name="P1" draw:layer="layout" svg:width="0.019cm" svg:height="0.019cm" svg:x="1.702cm" svg:y="19.3cm" svg:viewBox="0 0 20 20" svg:d="M10 20c14 0 14-20 0-20-13 0-13 20 0 20z">
          <text:p/>
        </draw:path>
        <draw:path draw:style-name="gr1" draw:text-style-name="P1" draw:layer="layout" svg:width="0.019cm" svg:height="0.019cm" svg:x="2.202cm" svg:y="19.3cm" svg:viewBox="0 0 20 20" svg:d="M10 20c14 0 14-20 0-20-13 0-13 20 0 20z">
          <text:p/>
        </draw:path>
        <draw:path draw:style-name="gr1" draw:text-style-name="P1" draw:layer="layout" svg:width="0.019cm" svg:height="0.019cm" svg:x="2.702cm" svg:y="19.3cm" svg:viewBox="0 0 20 20" svg:d="M10 20c14 0 14-20 0-20-13 0-13 20 0 20z">
          <text:p/>
        </draw:path>
        <draw:path draw:style-name="gr1" draw:text-style-name="P1" draw:layer="layout" svg:width="0.019cm" svg:height="0.019cm" svg:x="3.202cm" svg:y="19.3cm" svg:viewBox="0 0 20 20" svg:d="M10 20c14 0 14-20 0-20-13 0-13 20 0 20z">
          <text:p/>
        </draw:path>
        <draw:path draw:style-name="gr1" draw:text-style-name="P1" draw:layer="layout" svg:width="0.019cm" svg:height="0.019cm" svg:x="3.702cm" svg:y="19.3cm" svg:viewBox="0 0 20 20" svg:d="M10 20c14 0 14-20 0-20-13 0-13 20 0 20z">
          <text:p/>
        </draw:path>
        <draw:path draw:style-name="gr1" draw:text-style-name="P1" draw:layer="layout" svg:width="0.019cm" svg:height="0.019cm" svg:x="4.202cm" svg:y="19.3cm" svg:viewBox="0 0 20 20" svg:d="M10 20c14 0 14-20 0-20-13 0-13 20 0 20z">
          <text:p/>
        </draw:path>
        <draw:path draw:style-name="gr1" draw:text-style-name="P1" draw:layer="layout" svg:width="0.019cm" svg:height="0.019cm" svg:x="4.702cm" svg:y="19.3cm" svg:viewBox="0 0 20 20" svg:d="M10 20c14 0 14-20 0-20-13 0-13 20 0 20z">
          <text:p/>
        </draw:path>
        <draw:path draw:style-name="gr1" draw:text-style-name="P1" draw:layer="layout" svg:width="0.019cm" svg:height="0.019cm" svg:x="5.202cm" svg:y="19.3cm" svg:viewBox="0 0 20 20" svg:d="M10 20c14 0 14-20 0-20-13 0-13 20 0 20z">
          <text:p/>
        </draw:path>
        <draw:path draw:style-name="gr1" draw:text-style-name="P1" draw:layer="layout" svg:width="0.019cm" svg:height="0.019cm" svg:x="5.702cm" svg:y="19.3cm" svg:viewBox="0 0 20 20" svg:d="M10 20c14 0 14-20 0-20-13 0-13 20 0 20z">
          <text:p/>
        </draw:path>
        <draw:path draw:style-name="gr1" draw:text-style-name="P1" draw:layer="layout" svg:width="0.019cm" svg:height="0.019cm" svg:x="6.202cm" svg:y="19.3cm" svg:viewBox="0 0 20 20" svg:d="M10 20c14 0 14-20 0-20-13 0-13 20 0 20z">
          <text:p/>
        </draw:path>
        <draw:path draw:style-name="gr1" draw:text-style-name="P1" draw:layer="layout" svg:width="0.019cm" svg:height="0.019cm" svg:x="6.702cm" svg:y="19.3cm" svg:viewBox="0 0 20 20" svg:d="M10 20c14 0 14-20 0-20-13 0-13 20 0 20z">
          <text:p/>
        </draw:path>
        <draw:path draw:style-name="gr1" draw:text-style-name="P1" draw:layer="layout" svg:width="0.019cm" svg:height="0.019cm" svg:x="7.202cm" svg:y="19.3cm" svg:viewBox="0 0 20 20" svg:d="M10 20c14 0 14-20 0-20-13 0-13 20 0 20z">
          <text:p/>
        </draw:path>
        <draw:path draw:style-name="gr1" draw:text-style-name="P1" draw:layer="layout" svg:width="0.019cm" svg:height="0.019cm" svg:x="7.702cm" svg:y="19.3cm" svg:viewBox="0 0 20 20" svg:d="M10 20c14 0 14-20 0-20-13 0-13 20 0 20z">
          <text:p/>
        </draw:path>
        <draw:path draw:style-name="gr1" draw:text-style-name="P1" draw:layer="layout" svg:width="0.019cm" svg:height="0.019cm" svg:x="8.202cm" svg:y="19.3cm" svg:viewBox="0 0 20 20" svg:d="M10 20c14 0 14-20 0-20-13 0-13 20 0 20z">
          <text:p/>
        </draw:path>
        <draw:path draw:style-name="gr1" draw:text-style-name="P1" draw:layer="layout" svg:width="0.019cm" svg:height="0.019cm" svg:x="8.703cm" svg:y="19.3cm" svg:viewBox="0 0 20 20" svg:d="M10 20c14 0 14-20 0-20-13 0-13 20 0 20z">
          <text:p/>
        </draw:path>
        <draw:path draw:style-name="gr1" draw:text-style-name="P1" draw:layer="layout" svg:width="0.019cm" svg:height="0.019cm" svg:x="9.203cm" svg:y="19.3cm" svg:viewBox="0 0 20 20" svg:d="M10 20c14 0 14-20 0-20-13 0-13 20 0 20z">
          <text:p/>
        </draw:path>
        <draw:path draw:style-name="gr1" draw:text-style-name="P1" draw:layer="layout" svg:width="0.019cm" svg:height="0.019cm" svg:x="9.703cm" svg:y="19.3cm" svg:viewBox="0 0 20 20" svg:d="M10 20c14 0 14-20 0-20-13 0-13 20 0 20z">
          <text:p/>
        </draw:path>
        <draw:path draw:style-name="gr1" draw:text-style-name="P1" draw:layer="layout" svg:width="0.019cm" svg:height="0.019cm" svg:x="10.203cm" svg:y="19.3cm" svg:viewBox="0 0 20 20" svg:d="M10 20c14 0 14-20 0-20-13 0-13 20 0 20z">
          <text:p/>
        </draw:path>
        <draw:path draw:style-name="gr1" draw:text-style-name="P1" draw:layer="layout" svg:width="0.019cm" svg:height="0.019cm" svg:x="10.703cm" svg:y="19.3cm" svg:viewBox="0 0 20 20" svg:d="M10 20c14 0 14-20 0-20-13 0-13 20 0 20z">
          <text:p/>
        </draw:path>
        <draw:path draw:style-name="gr1" draw:text-style-name="P1" draw:layer="layout" svg:width="0.019cm" svg:height="0.019cm" svg:x="11.203cm" svg:y="19.3cm" svg:viewBox="0 0 20 20" svg:d="M10 20c14 0 14-20 0-20-13 0-13 20 0 20z">
          <text:p/>
        </draw:path>
        <draw:path draw:style-name="gr1" draw:text-style-name="P1" draw:layer="layout" svg:width="0.019cm" svg:height="0.019cm" svg:x="11.703cm" svg:y="19.3cm" svg:viewBox="0 0 20 20" svg:d="M10 20c14 0 14-20 0-20-13 0-13 20 0 20z">
          <text:p/>
        </draw:path>
        <draw:path draw:style-name="gr1" draw:text-style-name="P1" draw:layer="layout" svg:width="0.019cm" svg:height="0.019cm" svg:x="12.203cm" svg:y="19.3cm" svg:viewBox="0 0 20 20" svg:d="M10 20c14 0 14-20 0-20-13 0-13 20 0 20z">
          <text:p/>
        </draw:path>
        <draw:path draw:style-name="gr1" draw:text-style-name="P1" draw:layer="layout" svg:width="0.019cm" svg:height="0.019cm" svg:x="12.703cm" svg:y="19.3cm" svg:viewBox="0 0 20 20" svg:d="M10 20c14 0 14-20 0-20-13 0-13 20 0 20z">
          <text:p/>
        </draw:path>
        <draw:path draw:style-name="gr1" draw:text-style-name="P1" draw:layer="layout" svg:width="0.019cm" svg:height="0.019cm" svg:x="13.203cm" svg:y="19.3cm" svg:viewBox="0 0 20 20" svg:d="M10 20c14 0 14-20 0-20-13 0-13 20 0 20z">
          <text:p/>
        </draw:path>
        <draw:path draw:style-name="gr1" draw:text-style-name="P1" draw:layer="layout" svg:width="0.019cm" svg:height="0.019cm" svg:x="13.703cm" svg:y="19.3cm" svg:viewBox="0 0 20 20" svg:d="M10 20c14 0 14-20 0-20-13 0-13 20 0 20z">
          <text:p/>
        </draw:path>
        <draw:path draw:style-name="gr1" draw:text-style-name="P1" draw:layer="layout" svg:width="0.019cm" svg:height="0.019cm" svg:x="14.203cm" svg:y="19.3cm" svg:viewBox="0 0 20 20" svg:d="M10 20c14 0 14-20 0-20-13 0-13 20 0 20z">
          <text:p/>
        </draw:path>
        <draw:path draw:style-name="gr1" draw:text-style-name="P1" draw:layer="layout" svg:width="0.019cm" svg:height="0.019cm" svg:x="14.703cm" svg:y="19.3cm" svg:viewBox="0 0 20 20" svg:d="M10 20c14 0 14-20 0-20-13 0-13 20 0 20z">
          <text:p/>
        </draw:path>
        <draw:path draw:style-name="gr1" draw:text-style-name="P1" draw:layer="layout" svg:width="0.019cm" svg:height="0.019cm" svg:x="15.203cm" svg:y="19.3cm" svg:viewBox="0 0 20 20" svg:d="M10 20c14 0 14-20 0-20-13 0-13 20 0 20z">
          <text:p/>
        </draw:path>
        <draw:path draw:style-name="gr1" draw:text-style-name="P1" draw:layer="layout" svg:width="0.019cm" svg:height="0.019cm" svg:x="15.703cm" svg:y="19.3cm" svg:viewBox="0 0 20 20" svg:d="M10 20c14 0 14-20 0-20-13 0-13 20 0 20z">
          <text:p/>
        </draw:path>
        <draw:path draw:style-name="gr1" draw:text-style-name="P1" draw:layer="layout" svg:width="0.019cm" svg:height="0.019cm" svg:x="16.203cm" svg:y="19.3cm" svg:viewBox="0 0 20 20" svg:d="M10 20c14 0 14-20 0-20-13 0-13 20 0 20z">
          <text:p/>
        </draw:path>
        <draw:path draw:style-name="gr1" draw:text-style-name="P1" draw:layer="layout" svg:width="0.019cm" svg:height="0.019cm" svg:x="0.703cm" svg:y="19.8cm" svg:viewBox="0 0 20 20" svg:d="M10 20c14 0 14-20 0-20-13 0-13 20 0 20z">
          <text:p/>
        </draw:path>
        <draw:path draw:style-name="gr1" draw:text-style-name="P1" draw:layer="layout" svg:width="0.019cm" svg:height="0.019cm" svg:x="1.203cm" svg:y="19.8cm" svg:viewBox="0 0 20 20" svg:d="M10 20c14 0 14-20 0-20-13 0-13 20 0 20z">
          <text:p/>
        </draw:path>
        <draw:path draw:style-name="gr1" draw:text-style-name="P1" draw:layer="layout" svg:width="0.019cm" svg:height="0.019cm" svg:x="1.703cm" svg:y="19.8cm" svg:viewBox="0 0 20 20" svg:d="M10 20c14 0 14-20 0-20-13 0-13 20 0 20z">
          <text:p/>
        </draw:path>
        <draw:path draw:style-name="gr1" draw:text-style-name="P1" draw:layer="layout" svg:width="0.019cm" svg:height="0.019cm" svg:x="2.203cm" svg:y="19.8cm" svg:viewBox="0 0 20 20" svg:d="M10 20c14 0 14-20 0-20-13 0-13 20 0 20z">
          <text:p/>
        </draw:path>
        <draw:path draw:style-name="gr1" draw:text-style-name="P1" draw:layer="layout" svg:width="0.019cm" svg:height="0.019cm" svg:x="2.703cm" svg:y="19.8cm" svg:viewBox="0 0 20 20" svg:d="M10 20c14 0 14-20 0-20-13 0-13 20 0 20z">
          <text:p/>
        </draw:path>
        <draw:path draw:style-name="gr1" draw:text-style-name="P1" draw:layer="layout" svg:width="0.019cm" svg:height="0.019cm" svg:x="3.203cm" svg:y="19.8cm" svg:viewBox="0 0 20 20" svg:d="M10 20c14 0 14-20 0-20-13 0-13 20 0 20z">
          <text:p/>
        </draw:path>
        <draw:path draw:style-name="gr1" draw:text-style-name="P1" draw:layer="layout" svg:width="0.019cm" svg:height="0.019cm" svg:x="3.703cm" svg:y="19.8cm" svg:viewBox="0 0 20 20" svg:d="M10 20c14 0 14-20 0-20-13 0-13 20 0 20z">
          <text:p/>
        </draw:path>
        <draw:path draw:style-name="gr1" draw:text-style-name="P1" draw:layer="layout" svg:width="0.019cm" svg:height="0.019cm" svg:x="4.203cm" svg:y="19.8cm" svg:viewBox="0 0 20 20" svg:d="M10 20c14 0 14-20 0-20-13 0-13 20 0 20z">
          <text:p/>
        </draw:path>
        <draw:path draw:style-name="gr1" draw:text-style-name="P1" draw:layer="layout" svg:width="0.019cm" svg:height="0.019cm" svg:x="4.703cm" svg:y="19.8cm" svg:viewBox="0 0 20 20" svg:d="M10 20c14 0 14-20 0-20-13 0-13 20 0 20z">
          <text:p/>
        </draw:path>
        <draw:path draw:style-name="gr1" draw:text-style-name="P1" draw:layer="layout" svg:width="0.019cm" svg:height="0.019cm" svg:x="5.203cm" svg:y="19.8cm" svg:viewBox="0 0 20 20" svg:d="M10 20c14 0 14-20 0-20-13 0-13 20 0 20z">
          <text:p/>
        </draw:path>
        <draw:path draw:style-name="gr1" draw:text-style-name="P1" draw:layer="layout" svg:width="0.019cm" svg:height="0.019cm" svg:x="5.703cm" svg:y="19.8cm" svg:viewBox="0 0 20 20" svg:d="M10 20c14 0 14-20 0-20-13 0-13 20 0 20z">
          <text:p/>
        </draw:path>
        <draw:path draw:style-name="gr1" draw:text-style-name="P1" draw:layer="layout" svg:width="0.019cm" svg:height="0.019cm" svg:x="6.203cm" svg:y="19.8cm" svg:viewBox="0 0 20 20" svg:d="M10 20c14 0 14-20 0-20-13 0-13 20 0 20z">
          <text:p/>
        </draw:path>
        <draw:path draw:style-name="gr1" draw:text-style-name="P1" draw:layer="layout" svg:width="0.019cm" svg:height="0.019cm" svg:x="6.703cm" svg:y="19.8cm" svg:viewBox="0 0 20 20" svg:d="M10 20c14 0 14-20 0-20-13 0-13 20 0 20z">
          <text:p/>
        </draw:path>
        <draw:path draw:style-name="gr1" draw:text-style-name="P1" draw:layer="layout" svg:width="0.019cm" svg:height="0.019cm" svg:x="7.203cm" svg:y="19.8cm" svg:viewBox="0 0 20 20" svg:d="M10 20c14 0 14-20 0-20-13 0-13 20 0 20z">
          <text:p/>
        </draw:path>
        <draw:path draw:style-name="gr1" draw:text-style-name="P1" draw:layer="layout" svg:width="0.019cm" svg:height="0.019cm" svg:x="7.703cm" svg:y="19.8cm" svg:viewBox="0 0 20 20" svg:d="M10 20c14 0 14-20 0-20-13 0-13 20 0 20z">
          <text:p/>
        </draw:path>
        <draw:path draw:style-name="gr1" draw:text-style-name="P1" draw:layer="layout" svg:width="0.019cm" svg:height="0.019cm" svg:x="8.203cm" svg:y="19.8cm" svg:viewBox="0 0 20 20" svg:d="M10 20c14 0 14-20 0-20-13 0-13 20 0 20z">
          <text:p/>
        </draw:path>
        <draw:path draw:style-name="gr1" draw:text-style-name="P1" draw:layer="layout" svg:width="0.019cm" svg:height="0.019cm" svg:x="8.704cm" svg:y="19.8cm" svg:viewBox="0 0 20 20" svg:d="M10 20c14 0 14-20 0-20-13 0-13 20 0 20z">
          <text:p/>
        </draw:path>
        <draw:path draw:style-name="gr1" draw:text-style-name="P1" draw:layer="layout" svg:width="0.019cm" svg:height="0.019cm" svg:x="9.204cm" svg:y="19.8cm" svg:viewBox="0 0 20 20" svg:d="M10 20c14 0 14-20 0-20-13 0-13 20 0 20z">
          <text:p/>
        </draw:path>
        <draw:path draw:style-name="gr1" draw:text-style-name="P1" draw:layer="layout" svg:width="0.019cm" svg:height="0.019cm" svg:x="9.704cm" svg:y="19.8cm" svg:viewBox="0 0 20 20" svg:d="M10 20c14 0 14-20 0-20-13 0-13 20 0 20z">
          <text:p/>
        </draw:path>
        <draw:path draw:style-name="gr1" draw:text-style-name="P1" draw:layer="layout" svg:width="0.019cm" svg:height="0.019cm" svg:x="10.204cm" svg:y="19.8cm" svg:viewBox="0 0 20 20" svg:d="M10 20c14 0 14-20 0-20-13 0-13 20 0 20z">
          <text:p/>
        </draw:path>
        <draw:path draw:style-name="gr1" draw:text-style-name="P1" draw:layer="layout" svg:width="0.019cm" svg:height="0.019cm" svg:x="10.704cm" svg:y="19.8cm" svg:viewBox="0 0 20 20" svg:d="M10 20c14 0 14-20 0-20-13 0-13 20 0 20z">
          <text:p/>
        </draw:path>
        <draw:path draw:style-name="gr1" draw:text-style-name="P1" draw:layer="layout" svg:width="0.019cm" svg:height="0.019cm" svg:x="11.204cm" svg:y="19.8cm" svg:viewBox="0 0 20 20" svg:d="M10 20c14 0 14-20 0-20-13 0-13 20 0 20z">
          <text:p/>
        </draw:path>
        <draw:path draw:style-name="gr1" draw:text-style-name="P1" draw:layer="layout" svg:width="0.019cm" svg:height="0.019cm" svg:x="11.704cm" svg:y="19.8cm" svg:viewBox="0 0 20 20" svg:d="M10 20c14 0 14-20 0-20-13 0-13 20 0 20z">
          <text:p/>
        </draw:path>
        <draw:path draw:style-name="gr1" draw:text-style-name="P1" draw:layer="layout" svg:width="0.019cm" svg:height="0.019cm" svg:x="12.204cm" svg:y="19.8cm" svg:viewBox="0 0 20 20" svg:d="M10 20c14 0 14-20 0-20-13 0-13 20 0 20z">
          <text:p/>
        </draw:path>
        <draw:path draw:style-name="gr1" draw:text-style-name="P1" draw:layer="layout" svg:width="0.019cm" svg:height="0.019cm" svg:x="12.704cm" svg:y="19.8cm" svg:viewBox="0 0 20 20" svg:d="M10 20c14 0 14-20 0-20-13 0-13 20 0 20z">
          <text:p/>
        </draw:path>
        <draw:path draw:style-name="gr1" draw:text-style-name="P1" draw:layer="layout" svg:width="0.019cm" svg:height="0.019cm" svg:x="13.204cm" svg:y="19.8cm" svg:viewBox="0 0 20 20" svg:d="M10 20c14 0 14-20 0-20-13 0-13 20 0 20z">
          <text:p/>
        </draw:path>
        <draw:path draw:style-name="gr1" draw:text-style-name="P1" draw:layer="layout" svg:width="0.019cm" svg:height="0.019cm" svg:x="13.704cm" svg:y="19.8cm" svg:viewBox="0 0 20 20" svg:d="M10 20c14 0 14-20 0-20-13 0-13 20 0 20z">
          <text:p/>
        </draw:path>
        <draw:path draw:style-name="gr1" draw:text-style-name="P1" draw:layer="layout" svg:width="0.019cm" svg:height="0.019cm" svg:x="14.204cm" svg:y="19.8cm" svg:viewBox="0 0 20 20" svg:d="M10 20c14 0 14-20 0-20-13 0-13 20 0 20z">
          <text:p/>
        </draw:path>
        <draw:path draw:style-name="gr1" draw:text-style-name="P1" draw:layer="layout" svg:width="0.019cm" svg:height="0.019cm" svg:x="14.704cm" svg:y="19.8cm" svg:viewBox="0 0 20 20" svg:d="M10 20c14 0 14-20 0-20-13 0-13 20 0 20z">
          <text:p/>
        </draw:path>
        <draw:path draw:style-name="gr1" draw:text-style-name="P1" draw:layer="layout" svg:width="0.019cm" svg:height="0.019cm" svg:x="15.204cm" svg:y="19.8cm" svg:viewBox="0 0 20 20" svg:d="M10 20c14 0 14-20 0-20-13 0-13 20 0 20z">
          <text:p/>
        </draw:path>
        <draw:path draw:style-name="gr1" draw:text-style-name="P1" draw:layer="layout" svg:width="0.019cm" svg:height="0.019cm" svg:x="15.704cm" svg:y="19.8cm" svg:viewBox="0 0 20 20" svg:d="M10 20c14 0 14-20 0-20-13 0-13 20 0 20z">
          <text:p/>
        </draw:path>
        <draw:path draw:style-name="gr1" draw:text-style-name="P1" draw:layer="layout" svg:width="0.019cm" svg:height="0.019cm" svg:x="16.204cm" svg:y="19.8cm" svg:viewBox="0 0 20 20" svg:d="M10 20c14 0 14-20 0-20-13 0-13 20 0 20z">
          <text:p/>
        </draw:path>
        <draw:path draw:style-name="gr1" draw:text-style-name="P1" draw:layer="layout" svg:width="0.019cm" svg:height="0.019cm" svg:x="16.703cm" svg:y="19.8cm" svg:viewBox="0 0 20 20" svg:d="M10 20c14 0 14-20 0-20-13 0-13 20 0 20z">
          <text:p/>
        </draw:path>
        <draw:path draw:style-name="gr1" draw:text-style-name="P1" draw:layer="layout" svg:width="0.019cm" svg:height="0.019cm" svg:x="17.203cm" svg:y="19.8cm" svg:viewBox="0 0 20 20" svg:d="M10 20c14 0 14-20 0-20-13 0-13 20 0 20z">
          <text:p/>
        </draw:path>
        <draw:path draw:style-name="gr1" draw:text-style-name="P1" draw:layer="layout" svg:width="0.019cm" svg:height="0.019cm" svg:x="17.703cm" svg:y="19.8cm" svg:viewBox="0 0 20 20" svg:d="M10 20c14 0 14-20 0-20-13 0-13 20 0 20z">
          <text:p/>
        </draw:path>
        <draw:path draw:style-name="gr1" draw:text-style-name="P1" draw:layer="layout" svg:width="0.019cm" svg:height="0.019cm" svg:x="18.203cm" svg:y="19.8cm" svg:viewBox="0 0 20 20" svg:d="M10 20c14 0 14-20 0-20-13 0-13 20 0 20z">
          <text:p/>
        </draw:path>
        <draw:path draw:style-name="gr1" draw:text-style-name="P1" draw:layer="layout" svg:width="0.019cm" svg:height="0.019cm" svg:x="18.703cm" svg:y="19.8cm" svg:viewBox="0 0 20 20" svg:d="M10 20c14 0 14-20 0-20-13 0-13 20 0 20z">
          <text:p/>
        </draw:path>
        <draw:path draw:style-name="gr1" draw:text-style-name="P1" draw:layer="layout" svg:width="0.019cm" svg:height="0.019cm" svg:x="19.203cm" svg:y="19.8cm" svg:viewBox="0 0 20 20" svg:d="M10 20c14 0 14-20 0-20-13 0-13 20 0 20z">
          <text:p/>
        </draw:path>
        <draw:path draw:style-name="gr1" draw:text-style-name="P1" draw:layer="layout" svg:width="0.019cm" svg:height="0.019cm" svg:x="19.703cm" svg:y="19.8cm" svg:viewBox="0 0 20 20" svg:d="M10 20c14 0 14-20 0-20-13 0-13 20 0 20z">
          <text:p/>
        </draw:path>
        <draw:path draw:style-name="gr1" draw:text-style-name="P1" draw:layer="layout" svg:width="0.019cm" svg:height="0.019cm" svg:x="20.203cm" svg:y="19.8cm" svg:viewBox="0 0 20 20" svg:d="M10 20c14 0 14-20 0-20-13 0-13 20 0 20z">
          <text:p/>
        </draw:path>
        <draw:path draw:style-name="gr1" draw:text-style-name="P1" draw:layer="layout" svg:width="0.019cm" svg:height="0.019cm" svg:x="20.703cm" svg:y="19.8cm" svg:viewBox="0 0 20 20" svg:d="M10 20c14 0 14-20 0-20-13 0-13 20 0 20z">
          <text:p/>
        </draw:path>
        <draw:path draw:style-name="gr1" draw:text-style-name="P1" draw:layer="layout" svg:width="0.019cm" svg:height="0.019cm" svg:x="21.203cm" svg:y="19.8cm" svg:viewBox="0 0 20 20" svg:d="M10 20c14 0 14-20 0-20-13 0-13 20 0 20z">
          <text:p/>
        </draw:path>
        <draw:path draw:style-name="gr1" draw:text-style-name="P1" draw:layer="layout" svg:width="0.019cm" svg:height="0.019cm" svg:x="21.703cm" svg:y="19.8cm" svg:viewBox="0 0 20 20" svg:d="M10 20c14 0 14-20 0-20-13 0-13 20 0 20z">
          <text:p/>
        </draw:path>
        <draw:path draw:style-name="gr1" draw:text-style-name="P1" draw:layer="layout" svg:width="0.019cm" svg:height="0.019cm" svg:x="22.203cm" svg:y="19.8cm" svg:viewBox="0 0 20 20" svg:d="M10 20c14 0 14-20 0-20-13 0-13 20 0 20z">
          <text:p/>
        </draw:path>
        <draw:path draw:style-name="gr1" draw:text-style-name="P1" draw:layer="layout" svg:width="0.019cm" svg:height="0.019cm" svg:x="22.703cm" svg:y="19.8cm" svg:viewBox="0 0 20 20" svg:d="M10 20c14 0 14-20 0-20-13 0-13 20 0 20z">
          <text:p/>
        </draw:path>
        <draw:path draw:style-name="gr1" draw:text-style-name="P1" draw:layer="layout" svg:width="0.019cm" svg:height="0.019cm" svg:x="23.203cm" svg:y="19.8cm" svg:viewBox="0 0 20 20" svg:d="M10 20c14 0 14-20 0-20-13 0-13 20 0 20z">
          <text:p/>
        </draw:path>
        <draw:path draw:style-name="gr1" draw:text-style-name="P1" draw:layer="layout" svg:width="0.019cm" svg:height="0.019cm" svg:x="23.703cm" svg:y="19.8cm" svg:viewBox="0 0 20 20" svg:d="M10 20c14 0 14-20 0-20-13 0-13 20 0 20z">
          <text:p/>
        </draw:path>
        <draw:path draw:style-name="gr1" draw:text-style-name="P1" draw:layer="layout" svg:width="0.019cm" svg:height="0.019cm" svg:x="24.203cm" svg:y="19.8cm" svg:viewBox="0 0 20 20" svg:d="M10 20c14 0 14-20 0-20-13 0-13 20 0 20z">
          <text:p/>
        </draw:path>
        <draw:path draw:style-name="gr1" draw:text-style-name="P1" draw:layer="layout" svg:width="0.019cm" svg:height="0.019cm" svg:x="24.704cm" svg:y="19.8cm" svg:viewBox="0 0 20 20" svg:d="M10 20c14 0 14-20 0-20-13 0-13 20 0 20z">
          <text:p/>
        </draw:path>
        <draw:path draw:style-name="gr1" draw:text-style-name="P1" draw:layer="layout" svg:width="0.019cm" svg:height="0.019cm" svg:x="25.204cm" svg:y="19.8cm" svg:viewBox="0 0 20 20" svg:d="M10 20c14 0 14-20 0-20-13 0-13 20 0 20z">
          <text:p/>
        </draw:path>
        <draw:path draw:style-name="gr1" draw:text-style-name="P1" draw:layer="layout" svg:width="0.019cm" svg:height="0.019cm" svg:x="25.704cm" svg:y="19.8cm" svg:viewBox="0 0 20 20" svg:d="M10 20c14 0 14-20 0-20-13 0-13 20 0 20z">
          <text:p/>
        </draw:path>
        <draw:path draw:style-name="gr1" draw:text-style-name="P1" draw:layer="layout" svg:width="0.019cm" svg:height="0.019cm" svg:x="26.204cm" svg:y="19.8cm" svg:viewBox="0 0 20 20" svg:d="M10 20c14 0 14-20 0-20-13 0-13 20 0 20z">
          <text:p/>
        </draw:path>
        <draw:path draw:style-name="gr1" draw:text-style-name="P1" draw:layer="layout" svg:width="0.019cm" svg:height="0.019cm" svg:x="26.704cm" svg:y="19.8cm" svg:viewBox="0 0 20 20" svg:d="M10 20c14 0 14-20 0-20-13 0-13 20 0 20z">
          <text:p/>
        </draw:path>
        <draw:path draw:style-name="gr1" draw:text-style-name="P1" draw:layer="layout" svg:width="0.019cm" svg:height="0.019cm" svg:x="27.204cm" svg:y="19.8cm" svg:viewBox="0 0 20 20" svg:d="M10 20c14 0 14-20 0-20-13 0-13 20 0 20z">
          <text:p/>
        </draw:path>
        <draw:path draw:style-name="gr1" draw:text-style-name="P1" draw:layer="layout" svg:width="0.019cm" svg:height="0.019cm" svg:x="0.703cm" svg:y="19.8cm" svg:viewBox="0 0 20 20" svg:d="M10 20c14 0 14-20 0-20-13 0-13 20 0 20z">
          <text:p/>
        </draw:path>
        <draw:path draw:style-name="gr1" draw:text-style-name="P1" draw:layer="layout" svg:width="0.019cm" svg:height="0.019cm" svg:x="1.203cm" svg:y="19.8cm" svg:viewBox="0 0 20 20" svg:d="M10 20c14 0 14-20 0-20-13 0-13 20 0 20z">
          <text:p/>
        </draw:path>
        <draw:path draw:style-name="gr1" draw:text-style-name="P1" draw:layer="layout" svg:width="0.019cm" svg:height="0.019cm" svg:x="1.703cm" svg:y="19.8cm" svg:viewBox="0 0 20 20" svg:d="M10 20c14 0 14-20 0-20-13 0-13 20 0 20z">
          <text:p/>
        </draw:path>
        <draw:path draw:style-name="gr1" draw:text-style-name="P1" draw:layer="layout" svg:width="0.019cm" svg:height="0.019cm" svg:x="2.203cm" svg:y="19.8cm" svg:viewBox="0 0 20 20" svg:d="M10 20c14 0 14-20 0-20-13 0-13 20 0 20z">
          <text:p/>
        </draw:path>
        <draw:path draw:style-name="gr1" draw:text-style-name="P1" draw:layer="layout" svg:width="0.019cm" svg:height="0.019cm" svg:x="2.703cm" svg:y="19.8cm" svg:viewBox="0 0 20 20" svg:d="M10 20c14 0 14-20 0-20-13 0-13 20 0 20z">
          <text:p/>
        </draw:path>
        <draw:path draw:style-name="gr1" draw:text-style-name="P1" draw:layer="layout" svg:width="0.019cm" svg:height="0.019cm" svg:x="3.203cm" svg:y="19.8cm" svg:viewBox="0 0 20 20" svg:d="M10 20c14 0 14-20 0-20-13 0-13 20 0 20z">
          <text:p/>
        </draw:path>
        <draw:path draw:style-name="gr1" draw:text-style-name="P1" draw:layer="layout" svg:width="0.019cm" svg:height="0.019cm" svg:x="3.703cm" svg:y="19.8cm" svg:viewBox="0 0 20 20" svg:d="M10 20c14 0 14-20 0-20-13 0-13 20 0 20z">
          <text:p/>
        </draw:path>
        <draw:path draw:style-name="gr1" draw:text-style-name="P1" draw:layer="layout" svg:width="0.019cm" svg:height="0.019cm" svg:x="4.203cm" svg:y="19.8cm" svg:viewBox="0 0 20 20" svg:d="M10 20c14 0 14-20 0-20-13 0-13 20 0 20z">
          <text:p/>
        </draw:path>
        <draw:path draw:style-name="gr1" draw:text-style-name="P1" draw:layer="layout" svg:width="0.019cm" svg:height="0.019cm" svg:x="4.703cm" svg:y="19.8cm" svg:viewBox="0 0 20 20" svg:d="M10 20c14 0 14-20 0-20-13 0-13 20 0 20z">
          <text:p/>
        </draw:path>
        <draw:path draw:style-name="gr1" draw:text-style-name="P1" draw:layer="layout" svg:width="0.019cm" svg:height="0.019cm" svg:x="5.203cm" svg:y="19.8cm" svg:viewBox="0 0 20 20" svg:d="M10 20c14 0 14-20 0-20-13 0-13 20 0 20z">
          <text:p/>
        </draw:path>
        <draw:path draw:style-name="gr1" draw:text-style-name="P1" draw:layer="layout" svg:width="0.019cm" svg:height="0.019cm" svg:x="5.703cm" svg:y="19.8cm" svg:viewBox="0 0 20 20" svg:d="M10 20c14 0 14-20 0-20-13 0-13 20 0 20z">
          <text:p/>
        </draw:path>
        <draw:path draw:style-name="gr1" draw:text-style-name="P1" draw:layer="layout" svg:width="0.019cm" svg:height="0.019cm" svg:x="6.203cm" svg:y="19.8cm" svg:viewBox="0 0 20 20" svg:d="M10 20c14 0 14-20 0-20-13 0-13 20 0 20z">
          <text:p/>
        </draw:path>
        <draw:path draw:style-name="gr1" draw:text-style-name="P1" draw:layer="layout" svg:width="0.019cm" svg:height="0.019cm" svg:x="6.703cm" svg:y="19.8cm" svg:viewBox="0 0 20 20" svg:d="M10 20c14 0 14-20 0-20-13 0-13 20 0 20z">
          <text:p/>
        </draw:path>
        <draw:path draw:style-name="gr1" draw:text-style-name="P1" draw:layer="layout" svg:width="0.019cm" svg:height="0.019cm" svg:x="7.203cm" svg:y="19.8cm" svg:viewBox="0 0 20 20" svg:d="M10 20c14 0 14-20 0-20-13 0-13 20 0 20z">
          <text:p/>
        </draw:path>
        <draw:path draw:style-name="gr1" draw:text-style-name="P1" draw:layer="layout" svg:width="0.019cm" svg:height="0.019cm" svg:x="7.703cm" svg:y="19.8cm" svg:viewBox="0 0 20 20" svg:d="M10 20c14 0 14-20 0-20-13 0-13 20 0 20z">
          <text:p/>
        </draw:path>
        <draw:path draw:style-name="gr1" draw:text-style-name="P1" draw:layer="layout" svg:width="0.019cm" svg:height="0.019cm" svg:x="8.203cm" svg:y="19.8cm" svg:viewBox="0 0 20 20" svg:d="M10 20c14 0 14-20 0-20-13 0-13 20 0 20z">
          <text:p/>
        </draw:path>
        <draw:path draw:style-name="gr1" draw:text-style-name="P1" draw:layer="layout" svg:width="0.019cm" svg:height="0.019cm" svg:x="8.704cm" svg:y="19.8cm" svg:viewBox="0 0 20 20" svg:d="M10 20c14 0 14-20 0-20-13 0-13 20 0 20z">
          <text:p/>
        </draw:path>
        <draw:path draw:style-name="gr1" draw:text-style-name="P1" draw:layer="layout" svg:width="0.019cm" svg:height="0.019cm" svg:x="9.204cm" svg:y="19.8cm" svg:viewBox="0 0 20 20" svg:d="M10 20c14 0 14-20 0-20-13 0-13 20 0 20z">
          <text:p/>
        </draw:path>
        <draw:path draw:style-name="gr1" draw:text-style-name="P1" draw:layer="layout" svg:width="0.019cm" svg:height="0.019cm" svg:x="9.704cm" svg:y="19.8cm" svg:viewBox="0 0 20 20" svg:d="M10 20c14 0 14-20 0-20-13 0-13 20 0 20z">
          <text:p/>
        </draw:path>
        <draw:path draw:style-name="gr1" draw:text-style-name="P1" draw:layer="layout" svg:width="0.019cm" svg:height="0.019cm" svg:x="10.204cm" svg:y="19.8cm" svg:viewBox="0 0 20 20" svg:d="M10 20c14 0 14-20 0-20-13 0-13 20 0 20z">
          <text:p/>
        </draw:path>
        <draw:path draw:style-name="gr1" draw:text-style-name="P1" draw:layer="layout" svg:width="0.019cm" svg:height="0.019cm" svg:x="10.704cm" svg:y="19.8cm" svg:viewBox="0 0 20 20" svg:d="M10 20c14 0 14-20 0-20-13 0-13 20 0 20z">
          <text:p/>
        </draw:path>
        <draw:path draw:style-name="gr1" draw:text-style-name="P1" draw:layer="layout" svg:width="0.019cm" svg:height="0.019cm" svg:x="11.204cm" svg:y="19.8cm" svg:viewBox="0 0 20 20" svg:d="M10 20c14 0 14-20 0-20-13 0-13 20 0 20z">
          <text:p/>
        </draw:path>
        <draw:path draw:style-name="gr1" draw:text-style-name="P1" draw:layer="layout" svg:width="0.019cm" svg:height="0.019cm" svg:x="11.704cm" svg:y="19.8cm" svg:viewBox="0 0 20 20" svg:d="M10 20c14 0 14-20 0-20-13 0-13 20 0 20z">
          <text:p/>
        </draw:path>
        <draw:path draw:style-name="gr1" draw:text-style-name="P1" draw:layer="layout" svg:width="0.019cm" svg:height="0.019cm" svg:x="12.204cm" svg:y="19.8cm" svg:viewBox="0 0 20 20" svg:d="M10 20c14 0 14-20 0-20-13 0-13 20 0 20z">
          <text:p/>
        </draw:path>
        <draw:path draw:style-name="gr1" draw:text-style-name="P1" draw:layer="layout" svg:width="0.019cm" svg:height="0.019cm" svg:x="12.704cm" svg:y="19.8cm" svg:viewBox="0 0 20 20" svg:d="M10 20c14 0 14-20 0-20-13 0-13 20 0 20z">
          <text:p/>
        </draw:path>
        <draw:path draw:style-name="gr1" draw:text-style-name="P1" draw:layer="layout" svg:width="0.019cm" svg:height="0.019cm" svg:x="13.204cm" svg:y="19.8cm" svg:viewBox="0 0 20 20" svg:d="M10 20c14 0 14-20 0-20-13 0-13 20 0 20z">
          <text:p/>
        </draw:path>
        <draw:path draw:style-name="gr1" draw:text-style-name="P1" draw:layer="layout" svg:width="0.019cm" svg:height="0.019cm" svg:x="13.704cm" svg:y="19.8cm" svg:viewBox="0 0 20 20" svg:d="M10 20c14 0 14-20 0-20-13 0-13 20 0 20z">
          <text:p/>
        </draw:path>
        <draw:path draw:style-name="gr1" draw:text-style-name="P1" draw:layer="layout" svg:width="0.019cm" svg:height="0.019cm" svg:x="14.204cm" svg:y="19.8cm" svg:viewBox="0 0 20 20" svg:d="M10 20c14 0 14-20 0-20-13 0-13 20 0 20z">
          <text:p/>
        </draw:path>
        <draw:path draw:style-name="gr1" draw:text-style-name="P1" draw:layer="layout" svg:width="0.019cm" svg:height="0.019cm" svg:x="14.704cm" svg:y="19.8cm" svg:viewBox="0 0 20 20" svg:d="M10 20c14 0 14-20 0-20-13 0-13 20 0 20z">
          <text:p/>
        </draw:path>
        <draw:path draw:style-name="gr1" draw:text-style-name="P1" draw:layer="layout" svg:width="0.019cm" svg:height="0.019cm" svg:x="15.204cm" svg:y="19.8cm" svg:viewBox="0 0 20 20" svg:d="M10 20c14 0 14-20 0-20-13 0-13 20 0 20z">
          <text:p/>
        </draw:path>
        <draw:path draw:style-name="gr1" draw:text-style-name="P1" draw:layer="layout" svg:width="0.019cm" svg:height="0.019cm" svg:x="15.704cm" svg:y="19.8cm" svg:viewBox="0 0 20 20" svg:d="M10 20c14 0 14-20 0-20-13 0-13 20 0 20z">
          <text:p/>
        </draw:path>
        <draw:path draw:style-name="gr1" draw:text-style-name="P1" draw:layer="layout" svg:width="0.019cm" svg:height="0.019cm" svg:x="16.204cm" svg:y="19.8cm" svg:viewBox="0 0 20 20" svg:d="M10 20c14 0 14-20 0-20-13 0-13 20 0 20z">
          <text:p/>
        </draw:path>
        <draw:path draw:style-name="gr1" draw:text-style-name="P1" draw:layer="layout" svg:width="0.019cm" svg:height="0.019cm" svg:x="0.703cm" svg:y="20.3cm" svg:viewBox="0 0 20 20" svg:d="M10 20c14 0 14-20 0-20-13 0-13 20 0 20z">
          <text:p/>
        </draw:path>
        <draw:path draw:style-name="gr1" draw:text-style-name="P1" draw:layer="layout" svg:width="0.019cm" svg:height="0.019cm" svg:x="1.203cm" svg:y="20.3cm" svg:viewBox="0 0 20 20" svg:d="M10 20c14 0 14-20 0-20-13 0-13 20 0 20z">
          <text:p/>
        </draw:path>
        <draw:path draw:style-name="gr1" draw:text-style-name="P1" draw:layer="layout" svg:width="0.019cm" svg:height="0.019cm" svg:x="1.703cm" svg:y="20.3cm" svg:viewBox="0 0 20 20" svg:d="M10 20c14 0 14-20 0-20-13 0-13 20 0 20z">
          <text:p/>
        </draw:path>
        <draw:path draw:style-name="gr1" draw:text-style-name="P1" draw:layer="layout" svg:width="0.019cm" svg:height="0.019cm" svg:x="2.203cm" svg:y="20.3cm" svg:viewBox="0 0 20 20" svg:d="M10 20c14 0 14-20 0-20-13 0-13 20 0 20z">
          <text:p/>
        </draw:path>
        <draw:path draw:style-name="gr1" draw:text-style-name="P1" draw:layer="layout" svg:width="0.019cm" svg:height="0.019cm" svg:x="2.703cm" svg:y="20.3cm" svg:viewBox="0 0 20 20" svg:d="M10 20c14 0 14-20 0-20-13 0-13 20 0 20z">
          <text:p/>
        </draw:path>
        <draw:path draw:style-name="gr1" draw:text-style-name="P1" draw:layer="layout" svg:width="0.019cm" svg:height="0.019cm" svg:x="3.203cm" svg:y="20.3cm" svg:viewBox="0 0 20 20" svg:d="M10 20c14 0 14-20 0-20-13 0-13 20 0 20z">
          <text:p/>
        </draw:path>
        <draw:path draw:style-name="gr1" draw:text-style-name="P1" draw:layer="layout" svg:width="0.019cm" svg:height="0.019cm" svg:x="3.703cm" svg:y="20.3cm" svg:viewBox="0 0 20 20" svg:d="M10 20c14 0 14-20 0-20-13 0-13 20 0 20z">
          <text:p/>
        </draw:path>
        <draw:path draw:style-name="gr1" draw:text-style-name="P1" draw:layer="layout" svg:width="0.019cm" svg:height="0.019cm" svg:x="4.203cm" svg:y="20.3cm" svg:viewBox="0 0 20 20" svg:d="M10 20c14 0 14-20 0-20-13 0-13 20 0 20z">
          <text:p/>
        </draw:path>
        <draw:path draw:style-name="gr1" draw:text-style-name="P1" draw:layer="layout" svg:width="0.019cm" svg:height="0.019cm" svg:x="4.703cm" svg:y="20.3cm" svg:viewBox="0 0 20 20" svg:d="M10 20c14 0 14-20 0-20-13 0-13 20 0 20z">
          <text:p/>
        </draw:path>
        <draw:path draw:style-name="gr1" draw:text-style-name="P1" draw:layer="layout" svg:width="0.019cm" svg:height="0.019cm" svg:x="5.203cm" svg:y="20.3cm" svg:viewBox="0 0 20 20" svg:d="M10 20c14 0 14-20 0-20-13 0-13 20 0 20z">
          <text:p/>
        </draw:path>
        <draw:path draw:style-name="gr1" draw:text-style-name="P1" draw:layer="layout" svg:width="0.019cm" svg:height="0.019cm" svg:x="5.703cm" svg:y="20.3cm" svg:viewBox="0 0 20 20" svg:d="M10 20c14 0 14-20 0-20-13 0-13 20 0 20z">
          <text:p/>
        </draw:path>
        <draw:path draw:style-name="gr1" draw:text-style-name="P1" draw:layer="layout" svg:width="0.019cm" svg:height="0.019cm" svg:x="6.203cm" svg:y="20.3cm" svg:viewBox="0 0 20 20" svg:d="M10 20c14 0 14-20 0-20-13 0-13 20 0 20z">
          <text:p/>
        </draw:path>
        <draw:path draw:style-name="gr1" draw:text-style-name="P1" draw:layer="layout" svg:width="0.019cm" svg:height="0.019cm" svg:x="6.703cm" svg:y="20.3cm" svg:viewBox="0 0 20 20" svg:d="M10 20c14 0 14-20 0-20-13 0-13 20 0 20z">
          <text:p/>
        </draw:path>
        <draw:path draw:style-name="gr1" draw:text-style-name="P1" draw:layer="layout" svg:width="0.019cm" svg:height="0.019cm" svg:x="7.203cm" svg:y="20.3cm" svg:viewBox="0 0 20 20" svg:d="M10 20c14 0 14-20 0-20-13 0-13 20 0 20z">
          <text:p/>
        </draw:path>
        <draw:path draw:style-name="gr1" draw:text-style-name="P1" draw:layer="layout" svg:width="0.019cm" svg:height="0.019cm" svg:x="7.703cm" svg:y="20.3cm" svg:viewBox="0 0 20 20" svg:d="M10 20c14 0 14-20 0-20-13 0-13 20 0 20z">
          <text:p/>
        </draw:path>
        <draw:path draw:style-name="gr1" draw:text-style-name="P1" draw:layer="layout" svg:width="0.019cm" svg:height="0.019cm" svg:x="8.203cm" svg:y="20.3cm" svg:viewBox="0 0 20 20" svg:d="M10 20c14 0 14-20 0-20-13 0-13 20 0 20z">
          <text:p/>
        </draw:path>
        <draw:path draw:style-name="gr1" draw:text-style-name="P1" draw:layer="layout" svg:width="0.019cm" svg:height="0.019cm" svg:x="8.704cm" svg:y="20.3cm" svg:viewBox="0 0 20 20" svg:d="M10 20c14 0 14-20 0-20-13 0-13 20 0 20z">
          <text:p/>
        </draw:path>
        <draw:path draw:style-name="gr1" draw:text-style-name="P1" draw:layer="layout" svg:width="0.019cm" svg:height="0.019cm" svg:x="9.204cm" svg:y="20.3cm" svg:viewBox="0 0 20 20" svg:d="M10 20c14 0 14-20 0-20-13 0-13 20 0 20z">
          <text:p/>
        </draw:path>
        <draw:path draw:style-name="gr1" draw:text-style-name="P1" draw:layer="layout" svg:width="0.019cm" svg:height="0.019cm" svg:x="9.704cm" svg:y="20.3cm" svg:viewBox="0 0 20 20" svg:d="M10 20c14 0 14-20 0-20-13 0-13 20 0 20z">
          <text:p/>
        </draw:path>
        <draw:path draw:style-name="gr1" draw:text-style-name="P1" draw:layer="layout" svg:width="0.019cm" svg:height="0.019cm" svg:x="10.204cm" svg:y="20.3cm" svg:viewBox="0 0 20 20" svg:d="M10 20c14 0 14-20 0-20-13 0-13 20 0 20z">
          <text:p/>
        </draw:path>
        <draw:path draw:style-name="gr1" draw:text-style-name="P1" draw:layer="layout" svg:width="0.019cm" svg:height="0.019cm" svg:x="10.704cm" svg:y="20.3cm" svg:viewBox="0 0 20 20" svg:d="M10 20c14 0 14-20 0-20-13 0-13 20 0 20z">
          <text:p/>
        </draw:path>
        <draw:path draw:style-name="gr1" draw:text-style-name="P1" draw:layer="layout" svg:width="0.019cm" svg:height="0.019cm" svg:x="11.204cm" svg:y="20.3cm" svg:viewBox="0 0 20 20" svg:d="M10 20c14 0 14-20 0-20-13 0-13 20 0 20z">
          <text:p/>
        </draw:path>
        <draw:path draw:style-name="gr1" draw:text-style-name="P1" draw:layer="layout" svg:width="0.019cm" svg:height="0.019cm" svg:x="11.704cm" svg:y="20.3cm" svg:viewBox="0 0 20 20" svg:d="M10 20c14 0 14-20 0-20-13 0-13 20 0 20z">
          <text:p/>
        </draw:path>
        <draw:path draw:style-name="gr1" draw:text-style-name="P1" draw:layer="layout" svg:width="0.019cm" svg:height="0.019cm" svg:x="12.204cm" svg:y="20.3cm" svg:viewBox="0 0 20 20" svg:d="M10 20c14 0 14-20 0-20-13 0-13 20 0 20z">
          <text:p/>
        </draw:path>
        <draw:path draw:style-name="gr1" draw:text-style-name="P1" draw:layer="layout" svg:width="0.019cm" svg:height="0.019cm" svg:x="12.704cm" svg:y="20.3cm" svg:viewBox="0 0 20 20" svg:d="M10 20c14 0 14-20 0-20-13 0-13 20 0 20z">
          <text:p/>
        </draw:path>
        <draw:path draw:style-name="gr1" draw:text-style-name="P1" draw:layer="layout" svg:width="0.019cm" svg:height="0.019cm" svg:x="13.204cm" svg:y="20.3cm" svg:viewBox="0 0 20 20" svg:d="M10 20c14 0 14-20 0-20-13 0-13 20 0 20z">
          <text:p/>
        </draw:path>
        <draw:path draw:style-name="gr1" draw:text-style-name="P1" draw:layer="layout" svg:width="0.019cm" svg:height="0.019cm" svg:x="13.704cm" svg:y="20.3cm" svg:viewBox="0 0 20 20" svg:d="M10 20c14 0 14-20 0-20-13 0-13 20 0 20z">
          <text:p/>
        </draw:path>
        <draw:path draw:style-name="gr1" draw:text-style-name="P1" draw:layer="layout" svg:width="0.019cm" svg:height="0.019cm" svg:x="14.204cm" svg:y="20.3cm" svg:viewBox="0 0 20 20" svg:d="M10 20c14 0 14-20 0-20-13 0-13 20 0 20z">
          <text:p/>
        </draw:path>
        <draw:path draw:style-name="gr1" draw:text-style-name="P1" draw:layer="layout" svg:width="0.019cm" svg:height="0.019cm" svg:x="14.704cm" svg:y="20.3cm" svg:viewBox="0 0 20 20" svg:d="M10 20c14 0 14-20 0-20-13 0-13 20 0 20z">
          <text:p/>
        </draw:path>
        <draw:path draw:style-name="gr1" draw:text-style-name="P1" draw:layer="layout" svg:width="0.019cm" svg:height="0.019cm" svg:x="15.204cm" svg:y="20.3cm" svg:viewBox="0 0 20 20" svg:d="M10 20c14 0 14-20 0-20-13 0-13 20 0 20z">
          <text:p/>
        </draw:path>
        <draw:path draw:style-name="gr1" draw:text-style-name="P1" draw:layer="layout" svg:width="0.019cm" svg:height="0.019cm" svg:x="15.704cm" svg:y="20.3cm" svg:viewBox="0 0 20 20" svg:d="M10 20c14 0 14-20 0-20-13 0-13 20 0 20z">
          <text:p/>
        </draw:path>
        <draw:path draw:style-name="gr1" draw:text-style-name="P1" draw:layer="layout" svg:width="0.019cm" svg:height="0.019cm" svg:x="16.204cm" svg:y="20.3cm" svg:viewBox="0 0 20 20" svg:d="M10 20c14 0 14-20 0-20-13 0-13 20 0 20z">
          <text:p/>
        </draw:path>
        <draw:path draw:style-name="gr1" draw:text-style-name="P1" draw:layer="layout" svg:width="0.019cm" svg:height="0.019cm" svg:x="16.703cm" svg:y="20.3cm" svg:viewBox="0 0 20 20" svg:d="M10 20c14 0 14-20 0-20-13 0-13 20 0 20z">
          <text:p/>
        </draw:path>
        <draw:path draw:style-name="gr1" draw:text-style-name="P1" draw:layer="layout" svg:width="0.019cm" svg:height="0.019cm" svg:x="17.203cm" svg:y="20.3cm" svg:viewBox="0 0 20 20" svg:d="M10 20c14 0 14-20 0-20-13 0-13 20 0 20z">
          <text:p/>
        </draw:path>
        <draw:path draw:style-name="gr1" draw:text-style-name="P1" draw:layer="layout" svg:width="0.019cm" svg:height="0.019cm" svg:x="17.703cm" svg:y="20.3cm" svg:viewBox="0 0 20 20" svg:d="M10 20c14 0 14-20 0-20-13 0-13 20 0 20z">
          <text:p/>
        </draw:path>
        <draw:path draw:style-name="gr1" draw:text-style-name="P1" draw:layer="layout" svg:width="0.019cm" svg:height="0.019cm" svg:x="18.203cm" svg:y="20.3cm" svg:viewBox="0 0 20 20" svg:d="M10 20c14 0 14-20 0-20-13 0-13 20 0 20z">
          <text:p/>
        </draw:path>
        <draw:path draw:style-name="gr1" draw:text-style-name="P1" draw:layer="layout" svg:width="0.019cm" svg:height="0.019cm" svg:x="18.703cm" svg:y="20.3cm" svg:viewBox="0 0 20 20" svg:d="M10 20c14 0 14-20 0-20-13 0-13 20 0 20z">
          <text:p/>
        </draw:path>
        <draw:path draw:style-name="gr1" draw:text-style-name="P1" draw:layer="layout" svg:width="0.019cm" svg:height="0.019cm" svg:x="19.203cm" svg:y="20.3cm" svg:viewBox="0 0 20 20" svg:d="M10 20c14 0 14-20 0-20-13 0-13 20 0 20z">
          <text:p/>
        </draw:path>
        <draw:path draw:style-name="gr1" draw:text-style-name="P1" draw:layer="layout" svg:width="0.019cm" svg:height="0.019cm" svg:x="19.703cm" svg:y="20.3cm" svg:viewBox="0 0 20 20" svg:d="M10 20c14 0 14-20 0-20-13 0-13 20 0 20z">
          <text:p/>
        </draw:path>
        <draw:path draw:style-name="gr1" draw:text-style-name="P1" draw:layer="layout" svg:width="0.019cm" svg:height="0.019cm" svg:x="20.203cm" svg:y="20.3cm" svg:viewBox="0 0 20 20" svg:d="M10 20c14 0 14-20 0-20-13 0-13 20 0 20z">
          <text:p/>
        </draw:path>
        <draw:path draw:style-name="gr1" draw:text-style-name="P1" draw:layer="layout" svg:width="0.019cm" svg:height="0.019cm" svg:x="20.703cm" svg:y="20.3cm" svg:viewBox="0 0 20 20" svg:d="M10 20c14 0 14-20 0-20-13 0-13 20 0 20z">
          <text:p/>
        </draw:path>
        <draw:path draw:style-name="gr1" draw:text-style-name="P1" draw:layer="layout" svg:width="0.019cm" svg:height="0.019cm" svg:x="21.203cm" svg:y="20.3cm" svg:viewBox="0 0 20 20" svg:d="M10 20c14 0 14-20 0-20-13 0-13 20 0 20z">
          <text:p/>
        </draw:path>
        <draw:path draw:style-name="gr1" draw:text-style-name="P1" draw:layer="layout" svg:width="0.019cm" svg:height="0.019cm" svg:x="21.703cm" svg:y="20.3cm" svg:viewBox="0 0 20 20" svg:d="M10 20c14 0 14-20 0-20-13 0-13 20 0 20z">
          <text:p/>
        </draw:path>
        <draw:path draw:style-name="gr1" draw:text-style-name="P1" draw:layer="layout" svg:width="0.019cm" svg:height="0.019cm" svg:x="22.203cm" svg:y="20.3cm" svg:viewBox="0 0 20 20" svg:d="M10 20c14 0 14-20 0-20-13 0-13 20 0 20z">
          <text:p/>
        </draw:path>
        <draw:path draw:style-name="gr1" draw:text-style-name="P1" draw:layer="layout" svg:width="0.019cm" svg:height="0.019cm" svg:x="22.703cm" svg:y="20.3cm" svg:viewBox="0 0 20 20" svg:d="M10 20c14 0 14-20 0-20-13 0-13 20 0 20z">
          <text:p/>
        </draw:path>
        <draw:path draw:style-name="gr1" draw:text-style-name="P1" draw:layer="layout" svg:width="0.019cm" svg:height="0.019cm" svg:x="23.203cm" svg:y="20.3cm" svg:viewBox="0 0 20 20" svg:d="M10 20c14 0 14-20 0-20-13 0-13 20 0 20z">
          <text:p/>
        </draw:path>
        <draw:path draw:style-name="gr1" draw:text-style-name="P1" draw:layer="layout" svg:width="0.019cm" svg:height="0.019cm" svg:x="23.703cm" svg:y="20.3cm" svg:viewBox="0 0 20 20" svg:d="M10 20c14 0 14-20 0-20-13 0-13 20 0 20z">
          <text:p/>
        </draw:path>
        <draw:path draw:style-name="gr1" draw:text-style-name="P1" draw:layer="layout" svg:width="0.019cm" svg:height="0.019cm" svg:x="24.203cm" svg:y="20.3cm" svg:viewBox="0 0 20 20" svg:d="M10 20c14 0 14-20 0-20-13 0-13 20 0 20z">
          <text:p/>
        </draw:path>
        <draw:path draw:style-name="gr1" draw:text-style-name="P1" draw:layer="layout" svg:width="0.019cm" svg:height="0.019cm" svg:x="24.704cm" svg:y="20.3cm" svg:viewBox="0 0 20 20" svg:d="M10 20c14 0 14-20 0-20-13 0-13 20 0 20z">
          <text:p/>
        </draw:path>
        <draw:path draw:style-name="gr1" draw:text-style-name="P1" draw:layer="layout" svg:width="0.019cm" svg:height="0.019cm" svg:x="25.204cm" svg:y="20.3cm" svg:viewBox="0 0 20 20" svg:d="M10 20c14 0 14-20 0-20-13 0-13 20 0 20z">
          <text:p/>
        </draw:path>
        <draw:path draw:style-name="gr1" draw:text-style-name="P1" draw:layer="layout" svg:width="0.019cm" svg:height="0.019cm" svg:x="25.704cm" svg:y="20.3cm" svg:viewBox="0 0 20 20" svg:d="M10 20c14 0 14-20 0-20-13 0-13 20 0 20z">
          <text:p/>
        </draw:path>
        <draw:path draw:style-name="gr1" draw:text-style-name="P1" draw:layer="layout" svg:width="0.019cm" svg:height="0.019cm" svg:x="26.204cm" svg:y="20.3cm" svg:viewBox="0 0 20 20" svg:d="M10 20c14 0 14-20 0-20-13 0-13 20 0 20z">
          <text:p/>
        </draw:path>
        <draw:path draw:style-name="gr1" draw:text-style-name="P1" draw:layer="layout" svg:width="0.019cm" svg:height="0.019cm" svg:x="26.704cm" svg:y="20.3cm" svg:viewBox="0 0 20 20" svg:d="M10 20c14 0 14-20 0-20-13 0-13 20 0 20z">
          <text:p/>
        </draw:path>
        <draw:path draw:style-name="gr1" draw:text-style-name="P1" draw:layer="layout" svg:width="0.019cm" svg:height="0.019cm" svg:x="27.204cm" svg:y="20.3cm" svg:viewBox="0 0 20 20" svg:d="M10 20c14 0 14-20 0-20-13 0-13 20 0 20z">
          <text:p/>
        </draw:path>
        <draw:path draw:style-name="gr1" draw:text-style-name="P1" draw:layer="layout" svg:width="0.019cm" svg:height="0.019cm" svg:x="0.703cm" svg:y="20.3cm" svg:viewBox="0 0 20 20" svg:d="M10 20c14 0 14-20 0-20-13 0-13 20 0 20z">
          <text:p/>
        </draw:path>
        <draw:path draw:style-name="gr1" draw:text-style-name="P1" draw:layer="layout" svg:width="0.019cm" svg:height="0.019cm" svg:x="1.203cm" svg:y="20.3cm" svg:viewBox="0 0 20 20" svg:d="M10 20c14 0 14-20 0-20-13 0-13 20 0 20z">
          <text:p/>
        </draw:path>
        <draw:path draw:style-name="gr1" draw:text-style-name="P1" draw:layer="layout" svg:width="0.019cm" svg:height="0.019cm" svg:x="1.703cm" svg:y="20.3cm" svg:viewBox="0 0 20 20" svg:d="M10 20c14 0 14-20 0-20-13 0-13 20 0 20z">
          <text:p/>
        </draw:path>
        <draw:path draw:style-name="gr1" draw:text-style-name="P1" draw:layer="layout" svg:width="0.019cm" svg:height="0.019cm" svg:x="2.203cm" svg:y="20.3cm" svg:viewBox="0 0 20 20" svg:d="M10 20c14 0 14-20 0-20-13 0-13 20 0 20z">
          <text:p/>
        </draw:path>
        <draw:path draw:style-name="gr1" draw:text-style-name="P1" draw:layer="layout" svg:width="0.019cm" svg:height="0.019cm" svg:x="2.703cm" svg:y="20.3cm" svg:viewBox="0 0 20 20" svg:d="M10 20c14 0 14-20 0-20-13 0-13 20 0 20z">
          <text:p/>
        </draw:path>
        <draw:path draw:style-name="gr1" draw:text-style-name="P1" draw:layer="layout" svg:width="0.019cm" svg:height="0.019cm" svg:x="3.203cm" svg:y="20.3cm" svg:viewBox="0 0 20 20" svg:d="M10 20c14 0 14-20 0-20-13 0-13 20 0 20z">
          <text:p/>
        </draw:path>
        <draw:path draw:style-name="gr1" draw:text-style-name="P1" draw:layer="layout" svg:width="0.019cm" svg:height="0.019cm" svg:x="3.703cm" svg:y="20.3cm" svg:viewBox="0 0 20 20" svg:d="M10 20c14 0 14-20 0-20-13 0-13 20 0 20z">
          <text:p/>
        </draw:path>
        <draw:path draw:style-name="gr1" draw:text-style-name="P1" draw:layer="layout" svg:width="0.019cm" svg:height="0.019cm" svg:x="4.203cm" svg:y="20.3cm" svg:viewBox="0 0 20 20" svg:d="M10 20c14 0 14-20 0-20-13 0-13 20 0 20z">
          <text:p/>
        </draw:path>
        <draw:path draw:style-name="gr1" draw:text-style-name="P1" draw:layer="layout" svg:width="0.019cm" svg:height="0.019cm" svg:x="4.703cm" svg:y="20.3cm" svg:viewBox="0 0 20 20" svg:d="M10 20c14 0 14-20 0-20-13 0-13 20 0 20z">
          <text:p/>
        </draw:path>
        <draw:path draw:style-name="gr1" draw:text-style-name="P1" draw:layer="layout" svg:width="0.019cm" svg:height="0.019cm" svg:x="5.203cm" svg:y="20.3cm" svg:viewBox="0 0 20 20" svg:d="M10 20c14 0 14-20 0-20-13 0-13 20 0 20z">
          <text:p/>
        </draw:path>
        <draw:path draw:style-name="gr1" draw:text-style-name="P1" draw:layer="layout" svg:width="0.019cm" svg:height="0.019cm" svg:x="5.703cm" svg:y="20.3cm" svg:viewBox="0 0 20 20" svg:d="M10 20c14 0 14-20 0-20-13 0-13 20 0 20z">
          <text:p/>
        </draw:path>
        <draw:path draw:style-name="gr1" draw:text-style-name="P1" draw:layer="layout" svg:width="0.019cm" svg:height="0.019cm" svg:x="6.203cm" svg:y="20.3cm" svg:viewBox="0 0 20 20" svg:d="M10 20c14 0 14-20 0-20-13 0-13 20 0 20z">
          <text:p/>
        </draw:path>
        <draw:path draw:style-name="gr1" draw:text-style-name="P1" draw:layer="layout" svg:width="0.019cm" svg:height="0.019cm" svg:x="6.703cm" svg:y="20.3cm" svg:viewBox="0 0 20 20" svg:d="M10 20c14 0 14-20 0-20-13 0-13 20 0 20z">
          <text:p/>
        </draw:path>
        <draw:path draw:style-name="gr1" draw:text-style-name="P1" draw:layer="layout" svg:width="0.019cm" svg:height="0.019cm" svg:x="7.203cm" svg:y="20.3cm" svg:viewBox="0 0 20 20" svg:d="M10 20c14 0 14-20 0-20-13 0-13 20 0 20z">
          <text:p/>
        </draw:path>
        <draw:path draw:style-name="gr1" draw:text-style-name="P1" draw:layer="layout" svg:width="0.019cm" svg:height="0.019cm" svg:x="7.703cm" svg:y="20.3cm" svg:viewBox="0 0 20 20" svg:d="M10 20c14 0 14-20 0-20-13 0-13 20 0 20z">
          <text:p/>
        </draw:path>
        <draw:path draw:style-name="gr1" draw:text-style-name="P1" draw:layer="layout" svg:width="0.019cm" svg:height="0.019cm" svg:x="8.203cm" svg:y="20.3cm" svg:viewBox="0 0 20 20" svg:d="M10 20c14 0 14-20 0-20-13 0-13 20 0 20z">
          <text:p/>
        </draw:path>
        <draw:path draw:style-name="gr1" draw:text-style-name="P1" draw:layer="layout" svg:width="0.019cm" svg:height="0.019cm" svg:x="8.704cm" svg:y="20.3cm" svg:viewBox="0 0 20 20" svg:d="M10 20c14 0 14-20 0-20-13 0-13 20 0 20z">
          <text:p/>
        </draw:path>
        <draw:path draw:style-name="gr1" draw:text-style-name="P1" draw:layer="layout" svg:width="0.019cm" svg:height="0.019cm" svg:x="9.204cm" svg:y="20.3cm" svg:viewBox="0 0 20 20" svg:d="M10 20c14 0 14-20 0-20-13 0-13 20 0 20z">
          <text:p/>
        </draw:path>
        <draw:path draw:style-name="gr1" draw:text-style-name="P1" draw:layer="layout" svg:width="0.019cm" svg:height="0.019cm" svg:x="9.704cm" svg:y="20.3cm" svg:viewBox="0 0 20 20" svg:d="M10 20c14 0 14-20 0-20-13 0-13 20 0 20z">
          <text:p/>
        </draw:path>
        <draw:path draw:style-name="gr1" draw:text-style-name="P1" draw:layer="layout" svg:width="0.019cm" svg:height="0.019cm" svg:x="10.204cm" svg:y="20.3cm" svg:viewBox="0 0 20 20" svg:d="M10 20c14 0 14-20 0-20-13 0-13 20 0 20z">
          <text:p/>
        </draw:path>
        <draw:path draw:style-name="gr1" draw:text-style-name="P1" draw:layer="layout" svg:width="0.019cm" svg:height="0.019cm" svg:x="10.704cm" svg:y="20.3cm" svg:viewBox="0 0 20 20" svg:d="M10 20c14 0 14-20 0-20-13 0-13 20 0 20z">
          <text:p/>
        </draw:path>
        <draw:path draw:style-name="gr1" draw:text-style-name="P1" draw:layer="layout" svg:width="0.019cm" svg:height="0.019cm" svg:x="11.204cm" svg:y="20.3cm" svg:viewBox="0 0 20 20" svg:d="M10 20c14 0 14-20 0-20-13 0-13 20 0 20z">
          <text:p/>
        </draw:path>
        <draw:path draw:style-name="gr1" draw:text-style-name="P1" draw:layer="layout" svg:width="0.019cm" svg:height="0.019cm" svg:x="11.704cm" svg:y="20.3cm" svg:viewBox="0 0 20 20" svg:d="M10 20c14 0 14-20 0-20-13 0-13 20 0 20z">
          <text:p/>
        </draw:path>
        <draw:path draw:style-name="gr1" draw:text-style-name="P1" draw:layer="layout" svg:width="0.019cm" svg:height="0.019cm" svg:x="12.204cm" svg:y="20.3cm" svg:viewBox="0 0 20 20" svg:d="M10 20c14 0 14-20 0-20-13 0-13 20 0 20z">
          <text:p/>
        </draw:path>
        <draw:path draw:style-name="gr1" draw:text-style-name="P1" draw:layer="layout" svg:width="0.019cm" svg:height="0.019cm" svg:x="12.704cm" svg:y="20.3cm" svg:viewBox="0 0 20 20" svg:d="M10 20c14 0 14-20 0-20-13 0-13 20 0 20z">
          <text:p/>
        </draw:path>
        <draw:path draw:style-name="gr1" draw:text-style-name="P1" draw:layer="layout" svg:width="0.019cm" svg:height="0.019cm" svg:x="13.204cm" svg:y="20.3cm" svg:viewBox="0 0 20 20" svg:d="M10 20c14 0 14-20 0-20-13 0-13 20 0 20z">
          <text:p/>
        </draw:path>
        <draw:path draw:style-name="gr1" draw:text-style-name="P1" draw:layer="layout" svg:width="0.019cm" svg:height="0.019cm" svg:x="13.704cm" svg:y="20.3cm" svg:viewBox="0 0 20 20" svg:d="M10 20c14 0 14-20 0-20-13 0-13 20 0 20z">
          <text:p/>
        </draw:path>
        <draw:path draw:style-name="gr1" draw:text-style-name="P1" draw:layer="layout" svg:width="0.019cm" svg:height="0.019cm" svg:x="14.204cm" svg:y="20.3cm" svg:viewBox="0 0 20 20" svg:d="M10 20c14 0 14-20 0-20-13 0-13 20 0 20z">
          <text:p/>
        </draw:path>
        <draw:path draw:style-name="gr1" draw:text-style-name="P1" draw:layer="layout" svg:width="0.019cm" svg:height="0.019cm" svg:x="14.704cm" svg:y="20.3cm" svg:viewBox="0 0 20 20" svg:d="M10 20c14 0 14-20 0-20-13 0-13 20 0 20z">
          <text:p/>
        </draw:path>
        <draw:path draw:style-name="gr1" draw:text-style-name="P1" draw:layer="layout" svg:width="0.019cm" svg:height="0.019cm" svg:x="15.204cm" svg:y="20.3cm" svg:viewBox="0 0 20 20" svg:d="M10 20c14 0 14-20 0-20-13 0-13 20 0 20z">
          <text:p/>
        </draw:path>
        <draw:path draw:style-name="gr1" draw:text-style-name="P1" draw:layer="layout" svg:width="0.019cm" svg:height="0.019cm" svg:x="15.704cm" svg:y="20.3cm" svg:viewBox="0 0 20 20" svg:d="M10 20c14 0 14-20 0-20-13 0-13 20 0 20z">
          <text:p/>
        </draw:path>
        <draw:path draw:style-name="gr1" draw:text-style-name="P1" draw:layer="layout" svg:width="0.019cm" svg:height="0.019cm" svg:x="16.204cm" svg:y="20.3cm" svg:viewBox="0 0 20 20" svg:d="M10 20c14 0 14-20 0-20-13 0-13 20 0 20z">
          <text:p/>
        </draw:path>
        <draw:path draw:style-name="gr1" draw:text-style-name="P1" draw:layer="layout" svg:width="0.019cm" svg:height="0.019cm" svg:x="0.704cm" svg:y="20.8cm" svg:viewBox="0 0 20 20" svg:d="M10 20c14 0 14-20 0-20-13 0-13 20 0 20z">
          <text:p/>
        </draw:path>
        <draw:path draw:style-name="gr1" draw:text-style-name="P1" draw:layer="layout" svg:width="0.019cm" svg:height="0.019cm" svg:x="1.204cm" svg:y="20.8cm" svg:viewBox="0 0 20 20" svg:d="M10 20c14 0 14-20 0-20-13 0-13 20 0 20z">
          <text:p/>
        </draw:path>
        <draw:path draw:style-name="gr1" draw:text-style-name="P1" draw:layer="layout" svg:width="0.019cm" svg:height="0.019cm" svg:x="1.704cm" svg:y="20.8cm" svg:viewBox="0 0 20 20" svg:d="M10 20c14 0 14-20 0-20-13 0-13 20 0 20z">
          <text:p/>
        </draw:path>
        <draw:path draw:style-name="gr1" draw:text-style-name="P1" draw:layer="layout" svg:width="0.019cm" svg:height="0.019cm" svg:x="2.204cm" svg:y="20.8cm" svg:viewBox="0 0 20 20" svg:d="M10 20c14 0 14-20 0-20-13 0-13 20 0 20z">
          <text:p/>
        </draw:path>
        <draw:path draw:style-name="gr1" draw:text-style-name="P1" draw:layer="layout" svg:width="0.019cm" svg:height="0.019cm" svg:x="2.704cm" svg:y="20.8cm" svg:viewBox="0 0 20 20" svg:d="M10 20c14 0 14-20 0-20-13 0-13 20 0 20z">
          <text:p/>
        </draw:path>
        <draw:path draw:style-name="gr1" draw:text-style-name="P1" draw:layer="layout" svg:width="0.019cm" svg:height="0.019cm" svg:x="3.204cm" svg:y="20.8cm" svg:viewBox="0 0 20 20" svg:d="M10 20c14 0 14-20 0-20-13 0-13 20 0 20z">
          <text:p/>
        </draw:path>
        <draw:path draw:style-name="gr1" draw:text-style-name="P1" draw:layer="layout" svg:width="0.019cm" svg:height="0.019cm" svg:x="3.704cm" svg:y="20.8cm" svg:viewBox="0 0 20 20" svg:d="M10 20c14 0 14-20 0-20-13 0-13 20 0 20z">
          <text:p/>
        </draw:path>
        <draw:path draw:style-name="gr1" draw:text-style-name="P1" draw:layer="layout" svg:width="0.019cm" svg:height="0.019cm" svg:x="4.204cm" svg:y="20.8cm" svg:viewBox="0 0 20 20" svg:d="M10 20c14 0 14-20 0-20-13 0-13 20 0 20z">
          <text:p/>
        </draw:path>
        <draw:path draw:style-name="gr1" draw:text-style-name="P1" draw:layer="layout" svg:width="0.019cm" svg:height="0.019cm" svg:x="4.704cm" svg:y="20.8cm" svg:viewBox="0 0 20 20" svg:d="M10 20c14 0 14-20 0-20-13 0-13 20 0 20z">
          <text:p/>
        </draw:path>
        <draw:path draw:style-name="gr1" draw:text-style-name="P1" draw:layer="layout" svg:width="0.019cm" svg:height="0.019cm" svg:x="5.204cm" svg:y="20.8cm" svg:viewBox="0 0 20 20" svg:d="M10 20c14 0 14-20 0-20-13 0-13 20 0 20z">
          <text:p/>
        </draw:path>
        <draw:path draw:style-name="gr1" draw:text-style-name="P1" draw:layer="layout" svg:width="0.019cm" svg:height="0.019cm" svg:x="5.704cm" svg:y="20.8cm" svg:viewBox="0 0 20 20" svg:d="M10 20c14 0 14-20 0-20-13 0-13 20 0 20z">
          <text:p/>
        </draw:path>
        <draw:path draw:style-name="gr1" draw:text-style-name="P1" draw:layer="layout" svg:width="0.019cm" svg:height="0.019cm" svg:x="6.204cm" svg:y="20.8cm" svg:viewBox="0 0 20 20" svg:d="M10 20c14 0 14-20 0-20-13 0-13 20 0 20z">
          <text:p/>
        </draw:path>
        <draw:path draw:style-name="gr1" draw:text-style-name="P1" draw:layer="layout" svg:width="0.019cm" svg:height="0.019cm" svg:x="6.704cm" svg:y="20.8cm" svg:viewBox="0 0 20 20" svg:d="M10 20c14 0 14-20 0-20-13 0-13 20 0 20z">
          <text:p/>
        </draw:path>
        <draw:path draw:style-name="gr1" draw:text-style-name="P1" draw:layer="layout" svg:width="0.019cm" svg:height="0.019cm" svg:x="7.204cm" svg:y="20.8cm" svg:viewBox="0 0 20 20" svg:d="M10 20c14 0 14-20 0-20-13 0-13 20 0 20z">
          <text:p/>
        </draw:path>
        <draw:path draw:style-name="gr1" draw:text-style-name="P1" draw:layer="layout" svg:width="0.019cm" svg:height="0.019cm" svg:x="7.704cm" svg:y="20.8cm" svg:viewBox="0 0 20 20" svg:d="M10 20c14 0 14-20 0-20-13 0-13 20 0 20z">
          <text:p/>
        </draw:path>
        <draw:path draw:style-name="gr1" draw:text-style-name="P1" draw:layer="layout" svg:width="0.019cm" svg:height="0.019cm" svg:x="8.204cm" svg:y="20.8cm" svg:viewBox="0 0 20 20" svg:d="M10 20c14 0 14-20 0-20-13 0-13 20 0 20z">
          <text:p/>
        </draw:path>
        <draw:path draw:style-name="gr1" draw:text-style-name="P1" draw:layer="layout" svg:width="0.019cm" svg:height="0.019cm" svg:x="8.705cm" svg:y="20.8cm" svg:viewBox="0 0 20 20" svg:d="M10 20c14 0 14-20 0-20-13 0-13 20 0 20z">
          <text:p/>
        </draw:path>
        <draw:path draw:style-name="gr1" draw:text-style-name="P1" draw:layer="layout" svg:width="0.019cm" svg:height="0.019cm" svg:x="9.205cm" svg:y="20.8cm" svg:viewBox="0 0 20 20" svg:d="M10 20c14 0 14-20 0-20-13 0-13 20 0 20z">
          <text:p/>
        </draw:path>
        <draw:path draw:style-name="gr1" draw:text-style-name="P1" draw:layer="layout" svg:width="0.019cm" svg:height="0.019cm" svg:x="9.705cm" svg:y="20.8cm" svg:viewBox="0 0 20 20" svg:d="M10 20c14 0 14-20 0-20-13 0-13 20 0 20z">
          <text:p/>
        </draw:path>
        <draw:path draw:style-name="gr1" draw:text-style-name="P1" draw:layer="layout" svg:width="0.019cm" svg:height="0.019cm" svg:x="10.205cm" svg:y="20.8cm" svg:viewBox="0 0 20 20" svg:d="M10 20c14 0 14-20 0-20-13 0-13 20 0 20z">
          <text:p/>
        </draw:path>
        <draw:path draw:style-name="gr1" draw:text-style-name="P1" draw:layer="layout" svg:width="0.019cm" svg:height="0.019cm" svg:x="10.705cm" svg:y="20.8cm" svg:viewBox="0 0 20 20" svg:d="M10 20c14 0 14-20 0-20-13 0-13 20 0 20z">
          <text:p/>
        </draw:path>
        <draw:path draw:style-name="gr1" draw:text-style-name="P1" draw:layer="layout" svg:width="0.019cm" svg:height="0.019cm" svg:x="11.205cm" svg:y="20.8cm" svg:viewBox="0 0 20 20" svg:d="M10 20c14 0 14-20 0-20-13 0-13 20 0 20z">
          <text:p/>
        </draw:path>
        <draw:path draw:style-name="gr1" draw:text-style-name="P1" draw:layer="layout" svg:width="0.019cm" svg:height="0.019cm" svg:x="11.705cm" svg:y="20.8cm" svg:viewBox="0 0 20 20" svg:d="M10 20c14 0 14-20 0-20-13 0-13 20 0 20z">
          <text:p/>
        </draw:path>
        <draw:path draw:style-name="gr1" draw:text-style-name="P1" draw:layer="layout" svg:width="0.019cm" svg:height="0.019cm" svg:x="12.205cm" svg:y="20.8cm" svg:viewBox="0 0 20 20" svg:d="M10 20c14 0 14-20 0-20-13 0-13 20 0 20z">
          <text:p/>
        </draw:path>
        <draw:path draw:style-name="gr1" draw:text-style-name="P1" draw:layer="layout" svg:width="0.019cm" svg:height="0.019cm" svg:x="12.705cm" svg:y="20.8cm" svg:viewBox="0 0 20 20" svg:d="M10 20c14 0 14-20 0-20-13 0-13 20 0 20z">
          <text:p/>
        </draw:path>
        <draw:path draw:style-name="gr1" draw:text-style-name="P1" draw:layer="layout" svg:width="0.019cm" svg:height="0.019cm" svg:x="13.205cm" svg:y="20.8cm" svg:viewBox="0 0 20 20" svg:d="M10 20c14 0 14-20 0-20-13 0-13 20 0 20z">
          <text:p/>
        </draw:path>
        <draw:path draw:style-name="gr1" draw:text-style-name="P1" draw:layer="layout" svg:width="0.019cm" svg:height="0.019cm" svg:x="13.705cm" svg:y="20.8cm" svg:viewBox="0 0 20 20" svg:d="M10 20c14 0 14-20 0-20-13 0-13 20 0 20z">
          <text:p/>
        </draw:path>
        <draw:path draw:style-name="gr1" draw:text-style-name="P1" draw:layer="layout" svg:width="0.019cm" svg:height="0.019cm" svg:x="14.205cm" svg:y="20.8cm" svg:viewBox="0 0 20 20" svg:d="M10 20c14 0 14-20 0-20-13 0-13 20 0 20z">
          <text:p/>
        </draw:path>
        <draw:path draw:style-name="gr1" draw:text-style-name="P1" draw:layer="layout" svg:width="0.019cm" svg:height="0.019cm" svg:x="14.705cm" svg:y="20.8cm" svg:viewBox="0 0 20 20" svg:d="M10 20c14 0 14-20 0-20-13 0-13 20 0 20z">
          <text:p/>
        </draw:path>
        <draw:path draw:style-name="gr1" draw:text-style-name="P1" draw:layer="layout" svg:width="0.019cm" svg:height="0.019cm" svg:x="15.205cm" svg:y="20.8cm" svg:viewBox="0 0 20 20" svg:d="M10 20c14 0 14-20 0-20-13 0-13 20 0 20z">
          <text:p/>
        </draw:path>
        <draw:path draw:style-name="gr1" draw:text-style-name="P1" draw:layer="layout" svg:width="0.019cm" svg:height="0.019cm" svg:x="15.705cm" svg:y="20.8cm" svg:viewBox="0 0 20 20" svg:d="M10 20c14 0 14-20 0-20-13 0-13 20 0 20z">
          <text:p/>
        </draw:path>
        <draw:path draw:style-name="gr1" draw:text-style-name="P1" draw:layer="layout" svg:width="0.019cm" svg:height="0.019cm" svg:x="16.205cm" svg:y="20.8cm" svg:viewBox="0 0 20 20" svg:d="M10 20c14 0 14-20 0-20-13 0-13 20 0 20z">
          <text:p/>
        </draw:path>
        <draw:path draw:style-name="gr1" draw:text-style-name="P1" draw:layer="layout" svg:width="0.019cm" svg:height="0.019cm" svg:x="16.704cm" svg:y="20.8cm" svg:viewBox="0 0 20 20" svg:d="M10 20c14 0 14-20 0-20-13 0-13 20 0 20z">
          <text:p/>
        </draw:path>
        <draw:path draw:style-name="gr1" draw:text-style-name="P1" draw:layer="layout" svg:width="0.019cm" svg:height="0.019cm" svg:x="17.204cm" svg:y="20.8cm" svg:viewBox="0 0 20 20" svg:d="M10 20c14 0 14-20 0-20-13 0-13 20 0 20z">
          <text:p/>
        </draw:path>
        <draw:path draw:style-name="gr1" draw:text-style-name="P1" draw:layer="layout" svg:width="0.019cm" svg:height="0.019cm" svg:x="17.704cm" svg:y="20.8cm" svg:viewBox="0 0 20 20" svg:d="M10 20c14 0 14-20 0-20-13 0-13 20 0 20z">
          <text:p/>
        </draw:path>
        <draw:path draw:style-name="gr1" draw:text-style-name="P1" draw:layer="layout" svg:width="0.019cm" svg:height="0.019cm" svg:x="18.204cm" svg:y="20.8cm" svg:viewBox="0 0 20 20" svg:d="M10 20c14 0 14-20 0-20-13 0-13 20 0 20z">
          <text:p/>
        </draw:path>
        <draw:path draw:style-name="gr1" draw:text-style-name="P1" draw:layer="layout" svg:width="0.019cm" svg:height="0.019cm" svg:x="18.704cm" svg:y="20.8cm" svg:viewBox="0 0 20 20" svg:d="M10 20c14 0 14-20 0-20-13 0-13 20 0 20z">
          <text:p/>
        </draw:path>
        <draw:path draw:style-name="gr1" draw:text-style-name="P1" draw:layer="layout" svg:width="0.019cm" svg:height="0.019cm" svg:x="19.204cm" svg:y="20.8cm" svg:viewBox="0 0 20 20" svg:d="M10 20c14 0 14-20 0-20-13 0-13 20 0 20z">
          <text:p/>
        </draw:path>
        <draw:path draw:style-name="gr1" draw:text-style-name="P1" draw:layer="layout" svg:width="0.019cm" svg:height="0.019cm" svg:x="19.704cm" svg:y="20.8cm" svg:viewBox="0 0 20 20" svg:d="M10 20c14 0 14-20 0-20-13 0-13 20 0 20z">
          <text:p/>
        </draw:path>
        <draw:path draw:style-name="gr1" draw:text-style-name="P1" draw:layer="layout" svg:width="0.019cm" svg:height="0.019cm" svg:x="20.204cm" svg:y="20.8cm" svg:viewBox="0 0 20 20" svg:d="M10 20c14 0 14-20 0-20-13 0-13 20 0 20z">
          <text:p/>
        </draw:path>
        <draw:path draw:style-name="gr1" draw:text-style-name="P1" draw:layer="layout" svg:width="0.019cm" svg:height="0.019cm" svg:x="20.704cm" svg:y="20.8cm" svg:viewBox="0 0 20 20" svg:d="M10 20c14 0 14-20 0-20-13 0-13 20 0 20z">
          <text:p/>
        </draw:path>
        <draw:path draw:style-name="gr1" draw:text-style-name="P1" draw:layer="layout" svg:width="0.019cm" svg:height="0.019cm" svg:x="21.204cm" svg:y="20.8cm" svg:viewBox="0 0 20 20" svg:d="M10 20c14 0 14-20 0-20-13 0-13 20 0 20z">
          <text:p/>
        </draw:path>
        <draw:path draw:style-name="gr1" draw:text-style-name="P1" draw:layer="layout" svg:width="0.019cm" svg:height="0.019cm" svg:x="21.704cm" svg:y="20.8cm" svg:viewBox="0 0 20 20" svg:d="M10 20c14 0 14-20 0-20-13 0-13 20 0 20z">
          <text:p/>
        </draw:path>
        <draw:path draw:style-name="gr1" draw:text-style-name="P1" draw:layer="layout" svg:width="0.019cm" svg:height="0.019cm" svg:x="22.204cm" svg:y="20.8cm" svg:viewBox="0 0 20 20" svg:d="M10 20c14 0 14-20 0-20-13 0-13 20 0 20z">
          <text:p/>
        </draw:path>
        <draw:path draw:style-name="gr1" draw:text-style-name="P1" draw:layer="layout" svg:width="0.019cm" svg:height="0.019cm" svg:x="22.704cm" svg:y="20.8cm" svg:viewBox="0 0 20 20" svg:d="M10 20c14 0 14-20 0-20-13 0-13 20 0 20z">
          <text:p/>
        </draw:path>
        <draw:path draw:style-name="gr1" draw:text-style-name="P1" draw:layer="layout" svg:width="0.019cm" svg:height="0.019cm" svg:x="23.204cm" svg:y="20.8cm" svg:viewBox="0 0 20 20" svg:d="M10 20c14 0 14-20 0-20-13 0-13 20 0 20z">
          <text:p/>
        </draw:path>
        <draw:path draw:style-name="gr1" draw:text-style-name="P1" draw:layer="layout" svg:width="0.019cm" svg:height="0.019cm" svg:x="23.704cm" svg:y="20.8cm" svg:viewBox="0 0 20 20" svg:d="M10 20c14 0 14-20 0-20-13 0-13 20 0 20z">
          <text:p/>
        </draw:path>
        <draw:path draw:style-name="gr1" draw:text-style-name="P1" draw:layer="layout" svg:width="0.019cm" svg:height="0.019cm" svg:x="24.204cm" svg:y="20.8cm" svg:viewBox="0 0 20 20" svg:d="M10 20c14 0 14-20 0-20-13 0-13 20 0 20z">
          <text:p/>
        </draw:path>
        <draw:path draw:style-name="gr1" draw:text-style-name="P1" draw:layer="layout" svg:width="0.019cm" svg:height="0.019cm" svg:x="24.705cm" svg:y="20.8cm" svg:viewBox="0 0 20 20" svg:d="M10 20c14 0 14-20 0-20-13 0-13 20 0 20z">
          <text:p/>
        </draw:path>
        <draw:path draw:style-name="gr1" draw:text-style-name="P1" draw:layer="layout" svg:width="0.019cm" svg:height="0.019cm" svg:x="25.205cm" svg:y="20.8cm" svg:viewBox="0 0 20 20" svg:d="M10 20c14 0 14-20 0-20-13 0-13 20 0 20z">
          <text:p/>
        </draw:path>
        <draw:path draw:style-name="gr1" draw:text-style-name="P1" draw:layer="layout" svg:width="0.019cm" svg:height="0.019cm" svg:x="25.705cm" svg:y="20.8cm" svg:viewBox="0 0 20 20" svg:d="M10 20c14 0 14-20 0-20-13 0-13 20 0 20z">
          <text:p/>
        </draw:path>
        <draw:path draw:style-name="gr1" draw:text-style-name="P1" draw:layer="layout" svg:width="0.019cm" svg:height="0.019cm" svg:x="26.205cm" svg:y="20.8cm" svg:viewBox="0 0 20 20" svg:d="M10 20c14 0 14-20 0-20-13 0-13 20 0 20z">
          <text:p/>
        </draw:path>
        <draw:path draw:style-name="gr1" draw:text-style-name="P1" draw:layer="layout" svg:width="0.019cm" svg:height="0.019cm" svg:x="26.705cm" svg:y="20.8cm" svg:viewBox="0 0 20 20" svg:d="M10 20c14 0 14-20 0-20-13 0-13 20 0 20z">
          <text:p/>
        </draw:path>
        <draw:path draw:style-name="gr1" draw:text-style-name="P1" draw:layer="layout" svg:width="0.019cm" svg:height="0.019cm" svg:x="27.205cm" svg:y="20.8cm" svg:viewBox="0 0 20 20" svg:d="M10 20c14 0 14-20 0-20-13 0-13 20 0 20z">
          <text:p/>
        </draw:path>
        <draw:path draw:style-name="gr1" draw:text-style-name="P1" draw:layer="layout" svg:width="0.019cm" svg:height="0.019cm" svg:x="0.704cm" svg:y="20.8cm" svg:viewBox="0 0 20 20" svg:d="M10 20c14 0 14-20 0-20-13 0-13 20 0 20z">
          <text:p/>
        </draw:path>
        <draw:path draw:style-name="gr1" draw:text-style-name="P1" draw:layer="layout" svg:width="0.019cm" svg:height="0.019cm" svg:x="1.204cm" svg:y="20.8cm" svg:viewBox="0 0 20 20" svg:d="M10 20c14 0 14-20 0-20-13 0-13 20 0 20z">
          <text:p/>
        </draw:path>
        <draw:path draw:style-name="gr1" draw:text-style-name="P1" draw:layer="layout" svg:width="0.019cm" svg:height="0.019cm" svg:x="1.704cm" svg:y="20.8cm" svg:viewBox="0 0 20 20" svg:d="M10 20c14 0 14-20 0-20-13 0-13 20 0 20z">
          <text:p/>
        </draw:path>
        <draw:path draw:style-name="gr1" draw:text-style-name="P1" draw:layer="layout" svg:width="0.019cm" svg:height="0.019cm" svg:x="2.204cm" svg:y="20.8cm" svg:viewBox="0 0 20 20" svg:d="M10 20c14 0 14-20 0-20-13 0-13 20 0 20z">
          <text:p/>
        </draw:path>
        <draw:path draw:style-name="gr1" draw:text-style-name="P1" draw:layer="layout" svg:width="0.019cm" svg:height="0.019cm" svg:x="2.704cm" svg:y="20.8cm" svg:viewBox="0 0 20 20" svg:d="M10 20c14 0 14-20 0-20-13 0-13 20 0 20z">
          <text:p/>
        </draw:path>
        <draw:path draw:style-name="gr1" draw:text-style-name="P1" draw:layer="layout" svg:width="0.019cm" svg:height="0.019cm" svg:x="3.204cm" svg:y="20.8cm" svg:viewBox="0 0 20 20" svg:d="M10 20c14 0 14-20 0-20-13 0-13 20 0 20z">
          <text:p/>
        </draw:path>
        <draw:path draw:style-name="gr1" draw:text-style-name="P1" draw:layer="layout" svg:width="0.019cm" svg:height="0.019cm" svg:x="3.704cm" svg:y="20.8cm" svg:viewBox="0 0 20 20" svg:d="M10 20c14 0 14-20 0-20-13 0-13 20 0 20z">
          <text:p/>
        </draw:path>
        <draw:path draw:style-name="gr1" draw:text-style-name="P1" draw:layer="layout" svg:width="0.019cm" svg:height="0.019cm" svg:x="4.204cm" svg:y="20.8cm" svg:viewBox="0 0 20 20" svg:d="M10 20c14 0 14-20 0-20-13 0-13 20 0 20z">
          <text:p/>
        </draw:path>
        <draw:path draw:style-name="gr1" draw:text-style-name="P1" draw:layer="layout" svg:width="0.019cm" svg:height="0.019cm" svg:x="4.704cm" svg:y="20.8cm" svg:viewBox="0 0 20 20" svg:d="M10 20c14 0 14-20 0-20-13 0-13 20 0 20z">
          <text:p/>
        </draw:path>
        <draw:path draw:style-name="gr1" draw:text-style-name="P1" draw:layer="layout" svg:width="0.019cm" svg:height="0.019cm" svg:x="5.204cm" svg:y="20.8cm" svg:viewBox="0 0 20 20" svg:d="M10 20c14 0 14-20 0-20-13 0-13 20 0 20z">
          <text:p/>
        </draw:path>
        <draw:path draw:style-name="gr1" draw:text-style-name="P1" draw:layer="layout" svg:width="0.019cm" svg:height="0.019cm" svg:x="5.704cm" svg:y="20.8cm" svg:viewBox="0 0 20 20" svg:d="M10 20c14 0 14-20 0-20-13 0-13 20 0 20z">
          <text:p/>
        </draw:path>
        <draw:path draw:style-name="gr1" draw:text-style-name="P1" draw:layer="layout" svg:width="0.019cm" svg:height="0.019cm" svg:x="6.204cm" svg:y="20.8cm" svg:viewBox="0 0 20 20" svg:d="M10 20c14 0 14-20 0-20-13 0-13 20 0 20z">
          <text:p/>
        </draw:path>
        <draw:path draw:style-name="gr1" draw:text-style-name="P1" draw:layer="layout" svg:width="0.019cm" svg:height="0.019cm" svg:x="6.704cm" svg:y="20.8cm" svg:viewBox="0 0 20 20" svg:d="M10 20c14 0 14-20 0-20-13 0-13 20 0 20z">
          <text:p/>
        </draw:path>
        <draw:path draw:style-name="gr1" draw:text-style-name="P1" draw:layer="layout" svg:width="0.019cm" svg:height="0.019cm" svg:x="7.204cm" svg:y="20.8cm" svg:viewBox="0 0 20 20" svg:d="M10 20c14 0 14-20 0-20-13 0-13 20 0 20z">
          <text:p/>
        </draw:path>
        <draw:path draw:style-name="gr1" draw:text-style-name="P1" draw:layer="layout" svg:width="0.019cm" svg:height="0.019cm" svg:x="7.704cm" svg:y="20.8cm" svg:viewBox="0 0 20 20" svg:d="M10 20c14 0 14-20 0-20-13 0-13 20 0 20z">
          <text:p/>
        </draw:path>
        <draw:path draw:style-name="gr1" draw:text-style-name="P1" draw:layer="layout" svg:width="0.019cm" svg:height="0.019cm" svg:x="8.204cm" svg:y="20.8cm" svg:viewBox="0 0 20 20" svg:d="M10 20c14 0 14-20 0-20-13 0-13 20 0 20z">
          <text:p/>
        </draw:path>
        <draw:path draw:style-name="gr1" draw:text-style-name="P1" draw:layer="layout" svg:width="0.019cm" svg:height="0.019cm" svg:x="8.705cm" svg:y="20.8cm" svg:viewBox="0 0 20 20" svg:d="M10 20c14 0 14-20 0-20-13 0-13 20 0 20z">
          <text:p/>
        </draw:path>
        <draw:path draw:style-name="gr1" draw:text-style-name="P1" draw:layer="layout" svg:width="0.019cm" svg:height="0.019cm" svg:x="9.205cm" svg:y="20.8cm" svg:viewBox="0 0 20 20" svg:d="M10 20c14 0 14-20 0-20-13 0-13 20 0 20z">
          <text:p/>
        </draw:path>
        <draw:path draw:style-name="gr1" draw:text-style-name="P1" draw:layer="layout" svg:width="0.019cm" svg:height="0.019cm" svg:x="9.705cm" svg:y="20.8cm" svg:viewBox="0 0 20 20" svg:d="M10 20c14 0 14-20 0-20-13 0-13 20 0 20z">
          <text:p/>
        </draw:path>
        <draw:path draw:style-name="gr1" draw:text-style-name="P1" draw:layer="layout" svg:width="0.019cm" svg:height="0.019cm" svg:x="10.205cm" svg:y="20.8cm" svg:viewBox="0 0 20 20" svg:d="M10 20c14 0 14-20 0-20-13 0-13 20 0 20z">
          <text:p/>
        </draw:path>
        <draw:path draw:style-name="gr1" draw:text-style-name="P1" draw:layer="layout" svg:width="0.019cm" svg:height="0.019cm" svg:x="10.705cm" svg:y="20.8cm" svg:viewBox="0 0 20 20" svg:d="M10 20c14 0 14-20 0-20-13 0-13 20 0 20z">
          <text:p/>
        </draw:path>
        <draw:path draw:style-name="gr1" draw:text-style-name="P1" draw:layer="layout" svg:width="0.019cm" svg:height="0.019cm" svg:x="11.205cm" svg:y="20.8cm" svg:viewBox="0 0 20 20" svg:d="M10 20c14 0 14-20 0-20-13 0-13 20 0 20z">
          <text:p/>
        </draw:path>
        <draw:path draw:style-name="gr1" draw:text-style-name="P1" draw:layer="layout" svg:width="0.019cm" svg:height="0.019cm" svg:x="11.705cm" svg:y="20.8cm" svg:viewBox="0 0 20 20" svg:d="M10 20c14 0 14-20 0-20-13 0-13 20 0 20z">
          <text:p/>
        </draw:path>
        <draw:path draw:style-name="gr1" draw:text-style-name="P1" draw:layer="layout" svg:width="0.019cm" svg:height="0.019cm" svg:x="12.205cm" svg:y="20.8cm" svg:viewBox="0 0 20 20" svg:d="M10 20c14 0 14-20 0-20-13 0-13 20 0 20z">
          <text:p/>
        </draw:path>
        <draw:path draw:style-name="gr1" draw:text-style-name="P1" draw:layer="layout" svg:width="0.019cm" svg:height="0.019cm" svg:x="12.705cm" svg:y="20.8cm" svg:viewBox="0 0 20 20" svg:d="M10 20c14 0 14-20 0-20-13 0-13 20 0 20z">
          <text:p/>
        </draw:path>
        <draw:path draw:style-name="gr1" draw:text-style-name="P1" draw:layer="layout" svg:width="0.019cm" svg:height="0.019cm" svg:x="13.205cm" svg:y="20.8cm" svg:viewBox="0 0 20 20" svg:d="M10 20c14 0 14-20 0-20-13 0-13 20 0 20z">
          <text:p/>
        </draw:path>
        <draw:path draw:style-name="gr1" draw:text-style-name="P1" draw:layer="layout" svg:width="0.019cm" svg:height="0.019cm" svg:x="13.705cm" svg:y="20.8cm" svg:viewBox="0 0 20 20" svg:d="M10 20c14 0 14-20 0-20-13 0-13 20 0 20z">
          <text:p/>
        </draw:path>
        <draw:path draw:style-name="gr1" draw:text-style-name="P1" draw:layer="layout" svg:width="0.019cm" svg:height="0.019cm" svg:x="14.205cm" svg:y="20.8cm" svg:viewBox="0 0 20 20" svg:d="M10 20c14 0 14-20 0-20-13 0-13 20 0 20z">
          <text:p/>
        </draw:path>
        <draw:path draw:style-name="gr1" draw:text-style-name="P1" draw:layer="layout" svg:width="0.019cm" svg:height="0.019cm" svg:x="14.705cm" svg:y="20.8cm" svg:viewBox="0 0 20 20" svg:d="M10 20c14 0 14-20 0-20-13 0-13 20 0 20z">
          <text:p/>
        </draw:path>
        <draw:path draw:style-name="gr1" draw:text-style-name="P1" draw:layer="layout" svg:width="0.019cm" svg:height="0.019cm" svg:x="15.205cm" svg:y="20.8cm" svg:viewBox="0 0 20 20" svg:d="M10 20c14 0 14-20 0-20-13 0-13 20 0 20z">
          <text:p/>
        </draw:path>
        <draw:path draw:style-name="gr1" draw:text-style-name="P1" draw:layer="layout" svg:width="0.019cm" svg:height="0.019cm" svg:x="15.705cm" svg:y="20.8cm" svg:viewBox="0 0 20 20" svg:d="M10 20c14 0 14-20 0-20-13 0-13 20 0 20z">
          <text:p/>
        </draw:path>
        <draw:path draw:style-name="gr1" draw:text-style-name="P1" draw:layer="layout" svg:width="0.019cm" svg:height="0.019cm" svg:x="16.205cm" svg:y="20.8cm" svg:viewBox="0 0 20 20" svg:d="M10 20c14 0 14-20 0-20-13 0-13 20 0 20z">
          <text:p/>
        </draw:path>
        <draw:path draw:style-name="gr1" draw:text-style-name="P1" draw:layer="layout" svg:width="0.019cm" svg:height="0.019cm" svg:x="13.706cm" svg:y="9.3cm" svg:viewBox="0 0 20 20" svg:d="M10 20c14 0 14-20 0-20-13 0-13 20 0 20z">
          <text:p/>
        </draw:path>
        <draw:path draw:style-name="gr1" draw:text-style-name="P1" draw:layer="layout" svg:width="0.019cm" svg:height="0.019cm" svg:x="14.206cm" svg:y="9.3cm" svg:viewBox="0 0 20 20" svg:d="M10 20c14 0 14-20 0-20-13 0-13 20 0 20z">
          <text:p/>
        </draw:path>
        <draw:path draw:style-name="gr1" draw:text-style-name="P1" draw:layer="layout" svg:width="0.019cm" svg:height="0.019cm" svg:x="13.706cm" svg:y="9.3cm" svg:viewBox="0 0 20 20" svg:d="M10 20c14 0 14-20 0-20-13 0-13 20 0 20z">
          <text:p/>
        </draw:path>
        <draw:path draw:style-name="gr1" draw:text-style-name="P1" draw:layer="layout" svg:width="0.019cm" svg:height="0.019cm" svg:x="14.206cm" svg:y="9.3cm" svg:viewBox="0 0 20 20" svg:d="M10 20c14 0 14-20 0-20-13 0-13 20 0 20z">
          <text:p/>
        </draw:path>
        <draw:path draw:style-name="gr1" draw:text-style-name="P1" draw:layer="layout" svg:width="0.019cm" svg:height="0.019cm" svg:x="13.703cm" svg:y="9.8cm" svg:viewBox="0 0 20 20" svg:d="M10 20c14 0 14-20 0-20-13 0-13 20 0 20z">
          <text:p/>
        </draw:path>
        <draw:path draw:style-name="gr1" draw:text-style-name="P1" draw:layer="layout" svg:width="0.019cm" svg:height="0.019cm" svg:x="14.203cm" svg:y="9.8cm" svg:viewBox="0 0 20 20" svg:d="M10 20c14 0 14-20 0-20-13 0-13 20 0 20z">
          <text:p/>
        </draw:path>
        <draw:path draw:style-name="gr1" draw:text-style-name="P1" draw:layer="layout" svg:width="0.019cm" svg:height="0.019cm" svg:x="13.703cm" svg:y="9.8cm" svg:viewBox="0 0 20 20" svg:d="M10 20c14 0 14-20 0-20-13 0-13 20 0 20z">
          <text:p/>
        </draw:path>
        <draw:path draw:style-name="gr1" draw:text-style-name="P1" draw:layer="layout" svg:width="0.019cm" svg:height="0.019cm" svg:x="14.203cm" svg:y="9.8cm" svg:viewBox="0 0 20 20" svg:d="M10 20c14 0 14-20 0-20-13 0-13 20 0 20z">
          <text:p/>
        </draw:path>
        <draw:path draw:style-name="gr1" draw:text-style-name="P1" draw:layer="layout" svg:width="0.019cm" svg:height="0.019cm" svg:x="13.704cm" svg:y="10.3cm" svg:viewBox="0 0 20 20" svg:d="M10 20c14 0 14-20 0-20-13 0-13 20 0 20z">
          <text:p/>
        </draw:path>
        <draw:path draw:style-name="gr1" draw:text-style-name="P1" draw:layer="layout" svg:width="0.019cm" svg:height="0.019cm" svg:x="14.204cm" svg:y="10.3cm" svg:viewBox="0 0 20 20" svg:d="M10 20c14 0 14-20 0-20-13 0-13 20 0 20z">
          <text:p/>
        </draw:path>
        <draw:path draw:style-name="gr1" draw:text-style-name="P1" draw:layer="layout" svg:width="0.019cm" svg:height="0.019cm" svg:x="13.704cm" svg:y="10.3cm" svg:viewBox="0 0 20 20" svg:d="M10 20c14 0 14-20 0-20-13 0-13 20 0 20z">
          <text:p/>
        </draw:path>
        <draw:path draw:style-name="gr1" draw:text-style-name="P1" draw:layer="layout" svg:width="0.019cm" svg:height="0.019cm" svg:x="14.204cm" svg:y="10.3cm" svg:viewBox="0 0 20 20" svg:d="M10 20c14 0 14-20 0-20-13 0-13 20 0 20z">
          <text:p/>
        </draw:path>
        <draw:path draw:style-name="gr1" draw:text-style-name="P1" draw:layer="layout" svg:width="0.019cm" svg:height="0.019cm" svg:x="13.201cm" svg:y="9.8cm" svg:viewBox="0 0 20 20" svg:d="M10 20c14 0 14-20 0-20-13 0-13 20 0 20z">
          <text:p/>
        </draw:path>
        <draw:path draw:style-name="gr1" draw:text-style-name="P1" draw:layer="layout" svg:width="0.019cm" svg:height="0.019cm" svg:x="13.201cm" svg:y="9.8cm" svg:viewBox="0 0 20 20" svg:d="M10 20c14 0 14-20 0-20-13 0-13 20 0 20z">
          <text:p/>
        </draw:path>
        <draw:path draw:style-name="gr1" draw:text-style-name="P1" draw:layer="layout" svg:width="0.019cm" svg:height="0.019cm" svg:x="13.2cm" svg:y="10.3cm" svg:viewBox="0 0 20 20" svg:d="M10 20c14 0 14-20 0-20-13 0-13 20 0 20z">
          <text:p/>
        </draw:path>
        <draw:path draw:style-name="gr1" draw:text-style-name="P1" draw:layer="layout" svg:width="0.019cm" svg:height="0.019cm" svg:x="13.2cm" svg:y="10.3cm" svg:viewBox="0 0 20 20" svg:d="M10 20c14 0 14-20 0-20-13 0-13 20 0 20z">
          <text:p/>
        </draw:path>
        <draw:path draw:style-name="gr1" draw:text-style-name="P1" draw:layer="layout" svg:width="0.019cm" svg:height="0.019cm" svg:x="13.203cm" svg:y="9.3cm" svg:viewBox="0 0 20 20" svg:d="M10 20c14 0 14-20 0-20-13 0-13 20 0 20z">
          <text:p/>
        </draw:path>
        <draw:path draw:style-name="gr1" draw:text-style-name="P1" draw:layer="layout" svg:width="0.019cm" svg:height="0.019cm" svg:x="13.203cm" svg:y="9.3cm" svg:viewBox="0 0 20 20" svg:d="M10 20c14 0 14-20 0-20-13 0-13 20 0 2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Exo 2 ExtraLight" svg:font-family="'Exo 2 ExtraLight'" style:font-pitch="variable"/>
    <style:font-face style:name="Exo 2 ExtraLight1" svg:font-family="'Exo 2 ExtraLight'" style:font-adornments="ExtraLight" style:font-pitch="variable"/>
    <style:font-face style:name="FreeSans" svg:font-family="FreeSans" style:font-family-generic="system" style:font-pitch="variable"/>
    <style:font-face style:name="Inconsolata Condensed ExtraLight" svg:font-family="'Inconsolata Condensed ExtraLight'" style:font-adornments="Condensed ExtraLight" style:font-pitch="fixed"/>
    <style:font-face style:name="Inconsolata Condensed ExtraLight1" svg:font-family="'Inconsolata Condensed ExtraLight'" style:font-pitch="variable"/>
    <style:font-face style:name="Inconsolata Condensed ExtraLight2" svg:font-family="'Inconsolata Condensed ExtraLight'" style:font-pitch="fixed"/>
    <style:font-face style:name="Inconsolata Expanded ExtraLight" svg:font-family="'Inconsolata Expanded ExtraLight'" style:font-pitch="variable"/>
    <style:font-face style:name="Inconsolata Expanded ExtraLight1" svg:font-family="'Inconsolata Expanded ExtraLight'" style:font-pitch="fixed"/>
    <style:font-face style:name="Inconsolata Expanded ExtraLight2" svg:font-family="'Inconsolata Expanded ExtraLight'" style:font-adornments="Expanded ExtraLight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  <style:font-face style:name="Source Code Pro ExtraLight" svg:font-family="'Source Code Pro ExtraLight'" style:font-pitch="variable"/>
    <style:font-face style:name="Source Code Pro ExtraLight1" svg:font-family="'Source Code Pro ExtraLight'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1-31T12:40:19.581831322</dc:date>
    <meta:editing-duration>PT4H2M38S</meta:editing-duration>
    <meta:editing-cycles>11</meta:editing-cycles>
    <meta:document-statistic meta:object-count="7568"/>
  </office:meta>
</office:document-meta>
</file>